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n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and1</text:p>
          </table:table-cell>
          <table:table-cell office:value-type="string" table:style-name="ce1">
            <text:p>Land2</text:p>
          </table:table-cell>
          <table:table-cell office:value-type="string" table:style-name="ce1">
            <text:p>Land3</text:p>
          </table:table-cell>
          <table:table-cell office:value-type="string" table:style-name="ce1">
            <text:p>Land4</text:p>
          </table:table-cell>
          <table:table-cell office:value-type="string" table:style-name="ce1">
            <text:p>Land5</text:p>
          </table:table-cell>
          <table:table-cell office:value-type="string" table:style-name="ce1">
            <text:p>Land6</text:p>
          </table:table-cell>
          <table:table-cell office:value-type="string" table:style-name="ce1">
            <text:p>Land7</text:p>
          </table:table-cell>
          <table:table-cell office:value-type="string" table:style-name="ce1">
            <text:p>Land8</text:p>
          </table:table-cell>
          <table:table-cell office:value-type="string" table:style-name="ce1">
            <text:p>Land9</text:p>
          </table:table-cell>
          <table:table-cell office:value-type="string" table:style-name="ce1">
            <text:p>Land10</text:p>
          </table:table-cell>
          <table:table-cell office:value-type="string" table:style-name="ce1">
            <text:p>code_country</text:p>
          </table:table-cell>
          <table:table-cell table:number-columns-repeated="16371"/>
        </table:table-row>
        <table:table-row table:style-name="ro1">
          <table:table-cell office:value-type="float" office:value="-97.161614" table:style-name="ce1">
            <text:p>-97,161614</text:p>
          </table:table-cell>
          <table:table-cell office:value-type="float" office:value="25.831188999999998" table:style-name="ce1">
            <text:p>25,831189</text:p>
          </table:table-cell>
          <table:table-cell office:value-type="float" office:value="68514228.2289" table:style-name="ce1">
            <text:p>68514228,23</text:p>
          </table:table-cell>
          <table:table-cell office:value-type="float" office:value="180894144.86199999" table:style-name="ce1">
            <text:p>180894144,9</text:p>
          </table:table-cell>
          <table:table-cell office:value-type="float" office:value="494183086.54090011" table:style-name="ce1">
            <text:p>494183086,5</text:p>
          </table:table-cell>
          <table:table-cell office:value-type="float" office:value="833875428.59980011" table:style-name="ce1">
            <text:p>833875428,6</text:p>
          </table:table-cell>
          <table:table-cell office:value-type="float" office:value="1172142782.3603001" table:style-name="ce1">
            <text:p>1172142782</text:p>
          </table:table-cell>
          <table:table-cell office:value-type="float" office:value="1380027194.2780995" table:style-name="ce1">
            <text:p>1380027194</text:p>
          </table:table-cell>
          <table:table-cell office:value-type="float" office:value="1508899735.7522998" table:style-name="ce1">
            <text:p>1508899736</text:p>
          </table:table-cell>
          <table:table-cell office:value-type="float" office:value="1581432325.6128006" table:style-name="ce1">
            <text:p>1581432326</text:p>
          </table:table-cell>
          <table:table-cell office:value-type="float" office:value="1625633680.4231997" table:style-name="ce1">
            <text:p>1625633680</text:p>
          </table:table-cell>
          <table:table-cell office:value-type="float" office:value="1652087227.2535" table:style-name="ce1">
            <text:p>165208722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451153000000005" table:style-name="ce1">
            <text:p>-97,451153</text:p>
          </table:table-cell>
          <table:table-cell office:value-type="float" office:value="25.138083999999999" table:style-name="ce1">
            <text:p>25,138084</text:p>
          </table:table-cell>
          <table:table-cell office:value-type="float" office:value="13677029.634800002" table:style-name="ce1">
            <text:p>13677029,63</text:p>
          </table:table-cell>
          <table:table-cell office:value-type="float" office:value="33535678.269599997" table:style-name="ce1">
            <text:p>33535678,27</text:p>
          </table:table-cell>
          <table:table-cell office:value-type="float" office:value="66693136.385600001" table:style-name="ce1">
            <text:p>66693136,39</text:p>
          </table:table-cell>
          <table:table-cell office:value-type="float" office:value="99977543.49059999" table:style-name="ce1">
            <text:p>99977543,49</text:p>
          </table:table-cell>
          <table:table-cell office:value-type="float" office:value="127033146.50759999" table:style-name="ce1">
            <text:p>127033146,5</text:p>
          </table:table-cell>
          <table:table-cell office:value-type="float" office:value="144047927.8696" table:style-name="ce1">
            <text:p>144047927,9</text:p>
          </table:table-cell>
          <table:table-cell office:value-type="float" office:value="153595226.15259999" table:style-name="ce1">
            <text:p>153595226,2</text:p>
          </table:table-cell>
          <table:table-cell office:value-type="float" office:value="159650438.40060002" table:style-name="ce1">
            <text:p>159650438,4</text:p>
          </table:table-cell>
          <table:table-cell office:value-type="float" office:value="163638354.75260001" table:style-name="ce1">
            <text:p>163638354,8</text:p>
          </table:table-cell>
          <table:table-cell office:value-type="float" office:value="165815379.00960001" table:style-name="ce1">
            <text:p>16581537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591106999999994" table:style-name="ce1">
            <text:p>-97,591107</text:p>
          </table:table-cell>
          <table:table-cell office:value-type="float" office:value="24.751725" table:style-name="ce1">
            <text:p>24,751725</text:p>
          </table:table-cell>
          <table:table-cell office:value-type="float" office:value="12058693.9903" table:style-name="ce1">
            <text:p>12058693,99</text:p>
          </table:table-cell>
          <table:table-cell office:value-type="float" office:value="38346223.990699999" table:style-name="ce1">
            <text:p>38346223,99</text:p>
          </table:table-cell>
          <table:table-cell office:value-type="float" office:value="104583050.53260002" table:style-name="ce1">
            <text:p>104583050,5</text:p>
          </table:table-cell>
          <table:table-cell office:value-type="float" office:value="178410957.80720001" table:style-name="ce1">
            <text:p>178410957,8</text:p>
          </table:table-cell>
          <table:table-cell office:value-type="float" office:value="237409999.28049996" table:style-name="ce1">
            <text:p>237409999,3</text:p>
          </table:table-cell>
          <table:table-cell office:value-type="float" office:value="270291411.28750002" table:style-name="ce1">
            <text:p>270291411,3</text:p>
          </table:table-cell>
          <table:table-cell office:value-type="float" office:value="284308367.25650007" table:style-name="ce1">
            <text:p>284308367,3</text:p>
          </table:table-cell>
          <table:table-cell office:value-type="float" office:value="289637221.73750001" table:style-name="ce1">
            <text:p>289637221,7</text:p>
          </table:table-cell>
          <table:table-cell office:value-type="float" office:value="291968386.01349998" table:style-name="ce1">
            <text:p>291968386</text:p>
          </table:table-cell>
          <table:table-cell office:value-type="float" office:value="293248186.01349998" table:style-name="ce1">
            <text:p>29324818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676011000000003" table:style-name="ce1">
            <text:p>-97,676011</text:p>
          </table:table-cell>
          <table:table-cell office:value-type="float" office:value="24.348915999999999" table:style-name="ce1">
            <text:p>24,348916</text:p>
          </table:table-cell>
          <table:table-cell office:value-type="float" office:value="10378306.011100002" table:style-name="ce1">
            <text:p>10378306,01</text:p>
          </table:table-cell>
          <table:table-cell office:value-type="float" office:value="27470482.2577" table:style-name="ce1">
            <text:p>27470482,26</text:p>
          </table:table-cell>
          <table:table-cell office:value-type="float" office:value="51100522.689999998" table:style-name="ce1">
            <text:p>51100522,69</text:p>
          </table:table-cell>
          <table:table-cell office:value-type="float" office:value="81248496.53459999" table:style-name="ce1">
            <text:p>81248496,53</text:p>
          </table:table-cell>
          <table:table-cell office:value-type="float" office:value="113793425.74869999" table:style-name="ce1">
            <text:p>113793425,7</text:p>
          </table:table-cell>
          <table:table-cell office:value-type="float" office:value="153089525.7525" table:style-name="ce1">
            <text:p>153089525,8</text:p>
          </table:table-cell>
          <table:table-cell office:value-type="float" office:value="203385883.96030003" table:style-name="ce1">
            <text:p>203385884</text:p>
          </table:table-cell>
          <table:table-cell office:value-type="float" office:value="248012577.06940001" table:style-name="ce1">
            <text:p>248012577,1</text:p>
          </table:table-cell>
          <table:table-cell office:value-type="float" office:value="279039158.36379999" table:style-name="ce1">
            <text:p>279039158,4</text:p>
          </table:table-cell>
          <table:table-cell office:value-type="float" office:value="301299168.84530002" table:style-name="ce1">
            <text:p>301299168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719386999999998" table:style-name="ce1">
            <text:p>-97,719387</text:p>
          </table:table-cell>
          <table:table-cell office:value-type="float" office:value="23.939425" table:style-name="ce1">
            <text:p>23,939425</text:p>
          </table:table-cell>
          <table:table-cell office:value-type="float" office:value="30796200.000099998" table:style-name="ce1">
            <text:p>30796200</text:p>
          </table:table-cell>
          <table:table-cell office:value-type="float" office:value="50352366.436399989" table:style-name="ce1">
            <text:p>50352366,44</text:p>
          </table:table-cell>
          <table:table-cell office:value-type="float" office:value="75684753.93280001" table:style-name="ce1">
            <text:p>75684753,93</text:p>
          </table:table-cell>
          <table:table-cell office:value-type="float" office:value="128411563.1585" table:style-name="ce1">
            <text:p>128411563,2</text:p>
          </table:table-cell>
          <table:table-cell office:value-type="float" office:value="163941727.0871" table:style-name="ce1">
            <text:p>163941727,1</text:p>
          </table:table-cell>
          <table:table-cell office:value-type="float" office:value="199102489.97129998" table:style-name="ce1">
            <text:p>199102490</text:p>
          </table:table-cell>
          <table:table-cell office:value-type="float" office:value="232933188.83809999" table:style-name="ce1">
            <text:p>232933188,8</text:p>
          </table:table-cell>
          <table:table-cell office:value-type="float" office:value="262865715.28689998" table:style-name="ce1">
            <text:p>262865715,3</text:p>
          </table:table-cell>
          <table:table-cell office:value-type="float" office:value="287255583.95180005" table:style-name="ce1">
            <text:p>287255584</text:p>
          </table:table-cell>
          <table:table-cell office:value-type="float" office:value="307310818.00349998" table:style-name="ce1">
            <text:p>30731081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748003999999995" table:style-name="ce1">
            <text:p>-97,748004</text:p>
          </table:table-cell>
          <table:table-cell office:value-type="float" office:value="23.526983000000001" table:style-name="ce1">
            <text:p>23,526983</text:p>
          </table:table-cell>
          <table:table-cell office:value-type="float" office:value="17155799.999799997" table:style-name="ce1">
            <text:p>17155800</text:p>
          </table:table-cell>
          <table:table-cell office:value-type="float" office:value="24015100.821199998" table:style-name="ce1">
            <text:p>24015100,82</text:p>
          </table:table-cell>
          <table:table-cell office:value-type="float" office:value="38704369.695199996" table:style-name="ce1">
            <text:p>38704369,7</text:p>
          </table:table-cell>
          <table:table-cell office:value-type="float" office:value="60945268.390099995" table:style-name="ce1">
            <text:p>60945268,39</text:p>
          </table:table-cell>
          <table:table-cell office:value-type="float" office:value="77261197.301500008" table:style-name="ce1">
            <text:p>77261197,3</text:p>
          </table:table-cell>
          <table:table-cell office:value-type="float" office:value="87891325.228500009" table:style-name="ce1">
            <text:p>87891325,23</text:p>
          </table:table-cell>
          <table:table-cell office:value-type="float" office:value="95405931.835899994" table:style-name="ce1">
            <text:p>95405931,84</text:p>
          </table:table-cell>
          <table:table-cell office:value-type="float" office:value="104087656.83500001" table:style-name="ce1">
            <text:p>104087656,8</text:p>
          </table:table-cell>
          <table:table-cell office:value-type="float" office:value="112608856.8351" table:style-name="ce1">
            <text:p>112608856,8</text:p>
          </table:table-cell>
          <table:table-cell office:value-type="float" office:value="122070146.29670002" table:style-name="ce1">
            <text:p>122070146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753529" table:style-name="ce1">
            <text:p>-97,753529</text:p>
          </table:table-cell>
          <table:table-cell office:value-type="float" office:value="23.113672000000001" table:style-name="ce1">
            <text:p>23,113672</text:p>
          </table:table-cell>
          <table:table-cell office:value-type="float" office:value="2710997.0482000001" table:style-name="ce1">
            <text:p>2710997,048</text:p>
          </table:table-cell>
          <table:table-cell office:value-type="float" office:value="6767103.3766999999" table:style-name="ce1">
            <text:p>6767103,377</text:p>
          </table:table-cell>
          <table:table-cell office:value-type="float" office:value="16503385.409400003" table:style-name="ce1">
            <text:p>16503385,41</text:p>
          </table:table-cell>
          <table:table-cell office:value-type="float" office:value="27329238.972599998" table:style-name="ce1">
            <text:p>27329238,97</text:p>
          </table:table-cell>
          <table:table-cell office:value-type="float" office:value="37379275.207800001" table:style-name="ce1">
            <text:p>37379275,21</text:p>
          </table:table-cell>
          <table:table-cell office:value-type="float" office:value="47369916.742999993" table:style-name="ce1">
            <text:p>47369916,74</text:p>
          </table:table-cell>
          <table:table-cell office:value-type="float" office:value="54676997.349599995" table:style-name="ce1">
            <text:p>54676997,35</text:p>
          </table:table-cell>
          <table:table-cell office:value-type="float" office:value="61102045.890900001" table:style-name="ce1">
            <text:p>61102045,89</text:p>
          </table:table-cell>
          <table:table-cell office:value-type="float" office:value="68878045.890900016" table:style-name="ce1">
            <text:p>68878045,89</text:p>
          </table:table-cell>
          <table:table-cell office:value-type="float" office:value="76684418.549200013" table:style-name="ce1">
            <text:p>76684418,5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799391" table:style-name="ce1">
            <text:p>-97,799391</text:p>
          </table:table-cell>
          <table:table-cell office:value-type="float" office:value="22.719949" table:style-name="ce1">
            <text:p>22,719949</text:p>
          </table:table-cell>
          <table:table-cell office:value-type="float" office:value="9544302.9518999998" table:style-name="ce1">
            <text:p>9544302,952</text:p>
          </table:table-cell>
          <table:table-cell office:value-type="float" office:value="31396282.8257" table:style-name="ce1">
            <text:p>31396282,83</text:p>
          </table:table-cell>
          <table:table-cell office:value-type="float" office:value="51716944.104999997" table:style-name="ce1">
            <text:p>51716944,11</text:p>
          </table:table-cell>
          <table:table-cell office:value-type="float" office:value="73854087.849299997" table:style-name="ce1">
            <text:p>73854087,85</text:p>
          </table:table-cell>
          <table:table-cell office:value-type="float" office:value="105713222.4508" table:style-name="ce1">
            <text:p>105713222,5</text:p>
          </table:table-cell>
          <table:table-cell office:value-type="float" office:value="129396142.54220001" table:style-name="ce1">
            <text:p>129396142,5</text:p>
          </table:table-cell>
          <table:table-cell office:value-type="float" office:value="163681085.51249999" table:style-name="ce1">
            <text:p>163681085,5</text:p>
          </table:table-cell>
          <table:table-cell office:value-type="float" office:value="194139092.18359998" table:style-name="ce1">
            <text:p>194139092,2</text:p>
          </table:table-cell>
          <table:table-cell office:value-type="float" office:value="223626869.00580001" table:style-name="ce1">
            <text:p>223626869</text:p>
          </table:table-cell>
          <table:table-cell office:value-type="float" office:value="251482932.66499999" table:style-name="ce1">
            <text:p>251482932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814364999999995" table:style-name="ce1">
            <text:p>-97,814365</text:p>
          </table:table-cell>
          <table:table-cell office:value-type="float" office:value="22.330406" table:style-name="ce1">
            <text:p>22,330406</text:p>
          </table:table-cell>
          <table:table-cell office:value-type="float" office:value="1501992.2835000001" table:style-name="ce1">
            <text:p>1501992,284</text:p>
          </table:table-cell>
          <table:table-cell office:value-type="float" office:value="100488847.9113" table:style-name="ce1">
            <text:p>100488847,9</text:p>
          </table:table-cell>
          <table:table-cell office:value-type="float" office:value="231723377.69869998" table:style-name="ce1">
            <text:p>231723377,7</text:p>
          </table:table-cell>
          <table:table-cell office:value-type="float" office:value="282218504.90940005" table:style-name="ce1">
            <text:p>282218504,9</text:p>
          </table:table-cell>
          <table:table-cell office:value-type="float" office:value="321487350.96439999" table:style-name="ce1">
            <text:p>321487351</text:p>
          </table:table-cell>
          <table:table-cell office:value-type="float" office:value="365388452.0298" table:style-name="ce1">
            <text:p>365388452</text:p>
          </table:table-cell>
          <table:table-cell office:value-type="float" office:value="391265845.41730005" table:style-name="ce1">
            <text:p>391265845,4</text:p>
          </table:table-cell>
          <table:table-cell office:value-type="float" office:value="416324888.6512" table:style-name="ce1">
            <text:p>416324888,7</text:p>
          </table:table-cell>
          <table:table-cell office:value-type="float" office:value="438423765.7518" table:style-name="ce1">
            <text:p>438423765,8</text:p>
          </table:table-cell>
          <table:table-cell office:value-type="float" office:value="460349547.58919996" table:style-name="ce1">
            <text:p>460349547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674465999999995" table:style-name="ce1">
            <text:p>-97,674466</text:p>
          </table:table-cell>
          <table:table-cell office:value-type="float" office:value="21.939326000000001" table:style-name="ce1">
            <text:p>21,939326</text:p>
          </table:table-cell>
          <table:table-cell office:value-type="float" office:value="917284.09909999988" table:style-name="ce1">
            <text:p>917284,0991</text:p>
          </table:table-cell>
          <table:table-cell office:value-type="float" office:value="24309222.373300001" table:style-name="ce1">
            <text:p>24309222,37</text:p>
          </table:table-cell>
          <table:table-cell office:value-type="float" office:value="36608308.305399999" table:style-name="ce1">
            <text:p>36608308,31</text:p>
          </table:table-cell>
          <table:table-cell office:value-type="float" office:value="104670627.9817" table:style-name="ce1">
            <text:p>104670628</text:p>
          </table:table-cell>
          <table:table-cell office:value-type="float" office:value="140480785.26440001" table:style-name="ce1">
            <text:p>140480785,3</text:p>
          </table:table-cell>
          <table:table-cell office:value-type="float" office:value="174755365.04570001" table:style-name="ce1">
            <text:p>174755365</text:p>
          </table:table-cell>
          <table:table-cell office:value-type="float" office:value="198886124.98940003" table:style-name="ce1">
            <text:p>198886125</text:p>
          </table:table-cell>
          <table:table-cell office:value-type="float" office:value="219543145.3998" table:style-name="ce1">
            <text:p>219543145,4</text:p>
          </table:table-cell>
          <table:table-cell office:value-type="float" office:value="241787858.88159999" table:style-name="ce1">
            <text:p>241787858,9</text:p>
          </table:table-cell>
          <table:table-cell office:value-type="float" office:value="263406772.66670001" table:style-name="ce1">
            <text:p>263406772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509450000000001" table:style-name="ce1">
            <text:p>-97,50945</text:p>
          </table:table-cell>
          <table:table-cell office:value-type="float" office:value="21.55264" table:style-name="ce1">
            <text:p>21,55264</text:p>
          </table:table-cell>
          <table:table-cell office:value-type="float" office:value="11816900.6428" table:style-name="ce1">
            <text:p>11816900,64</text:p>
          </table:table-cell>
          <table:table-cell office:value-type="float" office:value="30410377.283199999" table:style-name="ce1">
            <text:p>30410377,28</text:p>
          </table:table-cell>
          <table:table-cell office:value-type="float" office:value="85629723.682299986" table:style-name="ce1">
            <text:p>85629723,68</text:p>
          </table:table-cell>
          <table:table-cell office:value-type="float" office:value="135007084.2626" table:style-name="ce1">
            <text:p>135007084,3</text:p>
          </table:table-cell>
          <table:table-cell office:value-type="float" office:value="167615264.59600002" table:style-name="ce1">
            <text:p>167615264,6</text:p>
          </table:table-cell>
          <table:table-cell office:value-type="float" office:value="198010350.66339996" table:style-name="ce1">
            <text:p>198010350,7</text:p>
          </table:table-cell>
          <table:table-cell office:value-type="float" office:value="223422533.30269998" table:style-name="ce1">
            <text:p>223422533,3</text:p>
          </table:table-cell>
          <table:table-cell office:value-type="float" office:value="243466247.24070001" table:style-name="ce1">
            <text:p>243466247,2</text:p>
          </table:table-cell>
          <table:table-cell office:value-type="float" office:value="258132977.18620002" table:style-name="ce1">
            <text:p>258132977,2</text:p>
          </table:table-cell>
          <table:table-cell office:value-type="float" office:value="272244872.35220003" table:style-name="ce1">
            <text:p>272244872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366470000000007" table:style-name="ce1">
            <text:p>-97,36647</text:p>
          </table:table-cell>
          <table:table-cell office:value-type="float" office:value="21.157506999999999" table:style-name="ce1">
            <text:p>21,157507</text:p>
          </table:table-cell>
          <table:table-cell office:value-type="float" office:value="22792281.437399998" table:style-name="ce1">
            <text:p>22792281,44</text:p>
          </table:table-cell>
          <table:table-cell office:value-type="float" office:value="50726672.145500004" table:style-name="ce1">
            <text:p>50726672,15</text:p>
          </table:table-cell>
          <table:table-cell office:value-type="float" office:value="99722787.615700006" table:style-name="ce1">
            <text:p>99722787,62</text:p>
          </table:table-cell>
          <table:table-cell office:value-type="float" office:value="195159172.5941" table:style-name="ce1">
            <text:p>195159172,6</text:p>
          </table:table-cell>
          <table:table-cell office:value-type="float" office:value="242712989.96439999" table:style-name="ce1">
            <text:p>242712990</text:p>
          </table:table-cell>
          <table:table-cell office:value-type="float" office:value="280565389.00049996" table:style-name="ce1">
            <text:p>280565389</text:p>
          </table:table-cell>
          <table:table-cell office:value-type="float" office:value="308864274.1512" table:style-name="ce1">
            <text:p>308864274,2</text:p>
          </table:table-cell>
          <table:table-cell office:value-type="float" office:value="334192044.35820001" table:style-name="ce1">
            <text:p>334192044,4</text:p>
          </table:table-cell>
          <table:table-cell office:value-type="float" office:value="350583224.91619998" table:style-name="ce1">
            <text:p>350583224,9</text:p>
          </table:table-cell>
          <table:table-cell office:value-type="float" office:value="367121814.97650003" table:style-name="ce1">
            <text:p>36712181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197518000000002" table:style-name="ce1">
            <text:p>-97,197518</text:p>
          </table:table-cell>
          <table:table-cell office:value-type="float" office:value="20.775953999999999" table:style-name="ce1">
            <text:p>20,775954</text:p>
          </table:table-cell>
          <table:table-cell office:value-type="float" office:value="877674.65350000001" table:style-name="ce1">
            <text:p>877674,6535</text:p>
          </table:table-cell>
          <table:table-cell office:value-type="float" office:value="9976287.2316000015" table:style-name="ce1">
            <text:p>9976287,232</text:p>
          </table:table-cell>
          <table:table-cell office:value-type="float" office:value="57526219.907699995" table:style-name="ce1">
            <text:p>57526219,91</text:p>
          </table:table-cell>
          <table:table-cell office:value-type="float" office:value="84754850.239600003" table:style-name="ce1">
            <text:p>84754850,24</text:p>
          </table:table-cell>
          <table:table-cell office:value-type="float" office:value="110907681.50190002" table:style-name="ce1">
            <text:p>110907681,5</text:p>
          </table:table-cell>
          <table:table-cell office:value-type="float" office:value="135460901.1024" table:style-name="ce1">
            <text:p>135460901,1</text:p>
          </table:table-cell>
          <table:table-cell office:value-type="float" office:value="166156955.59669998" table:style-name="ce1">
            <text:p>166156955,6</text:p>
          </table:table-cell>
          <table:table-cell office:value-type="float" office:value="187387874.97270003" table:style-name="ce1">
            <text:p>187387875</text:p>
          </table:table-cell>
          <table:table-cell office:value-type="float" office:value="209587049.60900003" table:style-name="ce1">
            <text:p>209587049,6</text:p>
          </table:table-cell>
          <table:table-cell office:value-type="float" office:value="227215258.67730001" table:style-name="ce1">
            <text:p>227215258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952516000000003" table:style-name="ce1">
            <text:p>-96,952516</text:p>
          </table:table-cell>
          <table:table-cell office:value-type="float" office:value="20.434335000000001" table:style-name="ce1">
            <text:p>20,434335</text:p>
          </table:table-cell>
          <table:table-cell office:value-type="float" office:value="2559599.9997999999" table:style-name="ce1">
            <text:p>2559600</text:p>
          </table:table-cell>
          <table:table-cell office:value-type="float" office:value="15738299.9998" table:style-name="ce1">
            <text:p>15738300</text:p>
          </table:table-cell>
          <table:table-cell office:value-type="float" office:value="40265099.999800004" table:style-name="ce1">
            <text:p>40265100</text:p>
          </table:table-cell>
          <table:table-cell office:value-type="float" office:value="91533556.814500004" table:style-name="ce1">
            <text:p>91533556,81</text:p>
          </table:table-cell>
          <table:table-cell office:value-type="float" office:value="123400164.40249999" table:style-name="ce1">
            <text:p>123400164,4</text:p>
          </table:table-cell>
          <table:table-cell office:value-type="float" office:value="156499692.90490001" table:style-name="ce1">
            <text:p>156499692,9</text:p>
          </table:table-cell>
          <table:table-cell office:value-type="float" office:value="181646921.75689998" table:style-name="ce1">
            <text:p>181646921,8</text:p>
          </table:table-cell>
          <table:table-cell office:value-type="float" office:value="205284564.6645" table:style-name="ce1">
            <text:p>205284564,7</text:p>
          </table:table-cell>
          <table:table-cell office:value-type="float" office:value="225506797.02850002" table:style-name="ce1">
            <text:p>225506797</text:p>
          </table:table-cell>
          <table:table-cell office:value-type="float" office:value="243773113.04110003" table:style-name="ce1">
            <text:p>24377311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660559000000006" table:style-name="ce1">
            <text:p>-96,660559</text:p>
          </table:table-cell>
          <table:table-cell office:value-type="float" office:value="20.113434999999999" table:style-name="ce1">
            <text:p>20,113435</text:p>
          </table:table-cell>
          <table:table-cell office:value-type="float" office:value="518400" table:style-name="ce1">
            <text:p>518400</text:p>
          </table:table-cell>
          <table:table-cell office:value-type="float" office:value="3385799.9999999995" table:style-name="ce1">
            <text:p>3385800</text:p>
          </table:table-cell>
          <table:table-cell office:value-type="float" office:value="18792000.000099998" table:style-name="ce1">
            <text:p>18792000</text:p>
          </table:table-cell>
          <table:table-cell office:value-type="float" office:value="58870583.903099999" table:style-name="ce1">
            <text:p>58870583,9</text:p>
          </table:table-cell>
          <table:table-cell office:value-type="float" office:value="111777716.16129999" table:style-name="ce1">
            <text:p>111777716,2</text:p>
          </table:table-cell>
          <table:table-cell office:value-type="float" office:value="141817917.41409999" table:style-name="ce1">
            <text:p>141817917,4</text:p>
          </table:table-cell>
          <table:table-cell office:value-type="float" office:value="164630279.23550001" table:style-name="ce1">
            <text:p>164630279,2</text:p>
          </table:table-cell>
          <table:table-cell office:value-type="float" office:value="190533079.38980001" table:style-name="ce1">
            <text:p>190533079,4</text:p>
          </table:table-cell>
          <table:table-cell office:value-type="float" office:value="209529139.31980002" table:style-name="ce1">
            <text:p>209529139,3</text:p>
          </table:table-cell>
          <table:table-cell office:value-type="float" office:value="226307083.12760001" table:style-name="ce1">
            <text:p>226307083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444560999999993" table:style-name="ce1">
            <text:p>-96,444561</text:p>
          </table:table-cell>
          <table:table-cell office:value-type="float" office:value="19.753743" table:style-name="ce1">
            <text:p>19,753743</text:p>
          </table:table-cell>
          <table:table-cell office:value-type="float" office:value="16200" table:style-name="ce1">
            <text:p>16200</text:p>
          </table:table-cell>
          <table:table-cell office:value-type="float" office:value="234900" table:style-name="ce1">
            <text:p>234900</text:p>
          </table:table-cell>
          <table:table-cell office:value-type="float" office:value="915300" table:style-name="ce1">
            <text:p>915300</text:p>
          </table:table-cell>
          <table:table-cell office:value-type="float" office:value="5451300.0000999998" table:style-name="ce1">
            <text:p>5451300</text:p>
          </table:table-cell>
          <table:table-cell office:value-type="float" office:value="8547843.9504000004" table:style-name="ce1">
            <text:p>8547843,95</text:p>
          </table:table-cell>
          <table:table-cell office:value-type="float" office:value="13584388.469899997" table:style-name="ce1">
            <text:p>13584388,47</text:p>
          </table:table-cell>
          <table:table-cell office:value-type="float" office:value="18963475.757100001" table:style-name="ce1">
            <text:p>18963475,76</text:p>
          </table:table-cell>
          <table:table-cell office:value-type="float" office:value="25751253.956099998" table:style-name="ce1">
            <text:p>25751253,96</text:p>
          </table:table-cell>
          <table:table-cell office:value-type="float" office:value="30632027.8583" table:style-name="ce1">
            <text:p>30632027,86</text:p>
          </table:table-cell>
          <table:table-cell office:value-type="float" office:value="35743451.537799999" table:style-name="ce1">
            <text:p>35743451,5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252672000000004" table:style-name="ce1">
            <text:p>-96,252672</text:p>
          </table:table-cell>
          <table:table-cell office:value-type="float" office:value="19.389187" table:style-name="ce1">
            <text:p>19,389187</text:p>
          </table:table-cell>
          <table:table-cell office:value-type="float" office:value="32400" table:style-name="ce1">
            <text:p>32400</text:p>
          </table:table-cell>
          <table:table-cell office:value-type="float" office:value="186300" table:style-name="ce1">
            <text:p>186300</text:p>
          </table:table-cell>
          <table:table-cell office:value-type="float" office:value="696600" table:style-name="ce1">
            <text:p>696600</text:p>
          </table:table-cell>
          <table:table-cell office:value-type="float" office:value="2146500.0000999998" table:style-name="ce1">
            <text:p>2146500</text:p>
          </table:table-cell>
          <table:table-cell office:value-type="float" office:value="5046300.0000999998" table:style-name="ce1">
            <text:p>5046300</text:p>
          </table:table-cell>
          <table:table-cell office:value-type="float" office:value="9096300" table:style-name="ce1">
            <text:p>9096300</text:p>
          </table:table-cell>
          <table:table-cell office:value-type="float" office:value="14619890.2477" table:style-name="ce1">
            <text:p>14619890,25</text:p>
          </table:table-cell>
          <table:table-cell office:value-type="float" office:value="58773715.374799997" table:style-name="ce1">
            <text:p>58773715,37</text:p>
          </table:table-cell>
          <table:table-cell office:value-type="float" office:value="75546813.947799996" table:style-name="ce1">
            <text:p>75546813,95</text:p>
          </table:table-cell>
          <table:table-cell office:value-type="float" office:value="101203288.31569999" table:style-name="ce1">
            <text:p>101203288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020757000000003" table:style-name="ce1">
            <text:p>-96,020757</text:p>
          </table:table-cell>
          <table:table-cell office:value-type="float" office:value="19.045331000000001" table:style-name="ce1">
            <text:p>19,045331</text:p>
          </table:table-cell>
          <table:table-cell office:value-type="float" office:value="145800" table:style-name="ce1">
            <text:p>145800</text:p>
          </table:table-cell>
          <table:table-cell office:value-type="float" office:value="324000" table:style-name="ce1">
            <text:p>324000</text:p>
          </table:table-cell>
          <table:table-cell office:value-type="float" office:value="891000" table:style-name="ce1">
            <text:p>891000</text:p>
          </table:table-cell>
          <table:table-cell office:value-type="float" office:value="1790100.0001000001" table:style-name="ce1">
            <text:p>1790100</text:p>
          </table:table-cell>
          <table:table-cell office:value-type="float" office:value="6570487.3673999999" table:style-name="ce1">
            <text:p>6570487,367</text:p>
          </table:table-cell>
          <table:table-cell office:value-type="float" office:value="13329675.673699997" table:style-name="ce1">
            <text:p>13329675,67</text:p>
          </table:table-cell>
          <table:table-cell office:value-type="float" office:value="37571971.271799996" table:style-name="ce1">
            <text:p>37571971,27</text:p>
          </table:table-cell>
          <table:table-cell office:value-type="float" office:value="112826356.61860001" table:style-name="ce1">
            <text:p>112826356,6</text:p>
          </table:table-cell>
          <table:table-cell office:value-type="float" office:value="136614697.6169" table:style-name="ce1">
            <text:p>136614697,6</text:p>
          </table:table-cell>
          <table:table-cell office:value-type="float" office:value="159680455.26440004" table:style-name="ce1">
            <text:p>159680455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5.725057000000007" table:style-name="ce1">
            <text:p>-95,725057</text:p>
          </table:table-cell>
          <table:table-cell office:value-type="float" office:value="18.791844000000001" table:style-name="ce1">
            <text:p>18,791844</text:p>
          </table:table-cell>
          <table:table-cell office:value-type="float" office:value="13308300.000099998" table:style-name="ce1">
            <text:p>13308300</text:p>
          </table:table-cell>
          <table:table-cell office:value-type="float" office:value="29768038.906999998" table:style-name="ce1">
            <text:p>29768038,91</text:p>
          </table:table-cell>
          <table:table-cell office:value-type="float" office:value="103223004.9513" table:style-name="ce1">
            <text:p>103223005</text:p>
          </table:table-cell>
          <table:table-cell office:value-type="float" office:value="236155968.97205001" table:style-name="ce1">
            <text:p>236155969</text:p>
          </table:table-cell>
          <table:table-cell office:value-type="float" office:value="533427884.85644996" table:style-name="ce1">
            <text:p>533427884,9</text:p>
          </table:table-cell>
          <table:table-cell office:value-type="float" office:value="650982437.67655003" table:style-name="ce1">
            <text:p>650982437,7</text:p>
          </table:table-cell>
          <table:table-cell office:value-type="float" office:value="730657597.45214999" table:style-name="ce1">
            <text:p>730657597,5</text:p>
          </table:table-cell>
          <table:table-cell office:value-type="float" office:value="799328695.38824999" table:style-name="ce1">
            <text:p>799328695,4</text:p>
          </table:table-cell>
          <table:table-cell office:value-type="float" office:value="864721509.40384996" table:style-name="ce1">
            <text:p>864721509,4</text:p>
          </table:table-cell>
          <table:table-cell office:value-type="float" office:value="916843043.94055009" table:style-name="ce1">
            <text:p>916843043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5.329199000000003" table:style-name="ce1">
            <text:p>-95,329199</text:p>
          </table:table-cell>
          <table:table-cell office:value-type="float" office:value="18.683478999999998" table:style-name="ce1">
            <text:p>18,683479</text:p>
          </table:table-cell>
          <table:table-cell office:value-type="float" office:value="8100" table:style-name="ce1">
            <text:p>8100</text:p>
          </table:table-cell>
          <table:table-cell office:value-type="float" office:value="24300" table:style-name="ce1">
            <text:p>24300</text:p>
          </table:table-cell>
          <table:table-cell office:value-type="float" office:value="4773283.3460999997" table:style-name="ce1">
            <text:p>4773283,346</text:p>
          </table:table-cell>
          <table:table-cell office:value-type="float" office:value="35300943.762199998" table:style-name="ce1">
            <text:p>35300943,76</text:p>
          </table:table-cell>
          <table:table-cell office:value-type="float" office:value="59791295.337399997" table:style-name="ce1">
            <text:p>59791295,34</text:p>
          </table:table-cell>
          <table:table-cell office:value-type="float" office:value="76598503.664499998" table:style-name="ce1">
            <text:p>76598503,66</text:p>
          </table:table-cell>
          <table:table-cell office:value-type="float" office:value="92101268.548199996" table:style-name="ce1">
            <text:p>92101268,55</text:p>
          </table:table-cell>
          <table:table-cell office:value-type="float" office:value="103478990.2049" table:style-name="ce1">
            <text:p>103478990,2</text:p>
          </table:table-cell>
          <table:table-cell office:value-type="float" office:value="114106220.51729999" table:style-name="ce1">
            <text:p>114106220,5</text:p>
          </table:table-cell>
          <table:table-cell office:value-type="float" office:value="124206920.51810001" table:style-name="ce1">
            <text:p>124206920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937434999999994" table:style-name="ce1">
            <text:p>-94,937435</text:p>
          </table:table-cell>
          <table:table-cell office:value-type="float" office:value="18.552709" table:style-name="ce1">
            <text:p>18,552709</text:p>
          </table:table-cell>
          <table:table-cell office:value-type="float" office:value="8100" table:style-name="ce1">
            <text:p>8100</text:p>
          </table:table-cell>
          <table:table-cell office:value-type="float" office:value="32400" table:style-name="ce1">
            <text:p>32400</text:p>
          </table:table-cell>
          <table:table-cell office:value-type="float" office:value="129600" table:style-name="ce1">
            <text:p>129600</text:p>
          </table:table-cell>
          <table:table-cell office:value-type="float" office:value="388800" table:style-name="ce1">
            <text:p>388800</text:p>
          </table:table-cell>
          <table:table-cell office:value-type="float" office:value="1255500" table:style-name="ce1">
            <text:p>1255500</text:p>
          </table:table-cell>
          <table:table-cell office:value-type="float" office:value="3786356.0970000001" table:style-name="ce1">
            <text:p>3786356,097</text:p>
          </table:table-cell>
          <table:table-cell office:value-type="float" office:value="21480353.9038" table:style-name="ce1">
            <text:p>21480353,9</text:p>
          </table:table-cell>
          <table:table-cell office:value-type="float" office:value="35363763.075000003" table:style-name="ce1">
            <text:p>35363763,08</text:p>
          </table:table-cell>
          <table:table-cell office:value-type="float" office:value="43876425.979499996" table:style-name="ce1">
            <text:p>43876425,98</text:p>
          </table:table-cell>
          <table:table-cell office:value-type="float" office:value="51490963.509500004" table:style-name="ce1">
            <text:p>51490963,5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616528000000002" table:style-name="ce1">
            <text:p>-94,616528</text:p>
          </table:table-cell>
          <table:table-cell office:value-type="float" office:value="18.299271999999998" table:style-name="ce1">
            <text:p>18,299272</text:p>
          </table:table-cell>
          <table:table-cell office:value-type="float" office:value="218700" table:style-name="ce1">
            <text:p>218700</text:p>
          </table:table-cell>
          <table:table-cell office:value-type="float" office:value="494099.99989999994" table:style-name="ce1">
            <text:p>494099,9999</text:p>
          </table:table-cell>
          <table:table-cell office:value-type="float" office:value="11339999.9999" table:style-name="ce1">
            <text:p>11340000</text:p>
          </table:table-cell>
          <table:table-cell office:value-type="float" office:value="14731229.619099999" table:style-name="ce1">
            <text:p>14731229,62</text:p>
          </table:table-cell>
          <table:table-cell office:value-type="float" office:value="17562403.692499999" table:style-name="ce1">
            <text:p>17562403,69</text:p>
          </table:table-cell>
          <table:table-cell office:value-type="float" office:value="77873871.777899995" table:style-name="ce1">
            <text:p>77873871,78</text:p>
          </table:table-cell>
          <table:table-cell office:value-type="float" office:value="184774841.9966" table:style-name="ce1">
            <text:p>184774842</text:p>
          </table:table-cell>
          <table:table-cell office:value-type="float" office:value="229089116.04589999" table:style-name="ce1">
            <text:p>229089116</text:p>
          </table:table-cell>
          <table:table-cell office:value-type="float" office:value="254347994.07730001" table:style-name="ce1">
            <text:p>254347994,1</text:p>
          </table:table-cell>
          <table:table-cell office:value-type="float" office:value="276626160.91680002" table:style-name="ce1">
            <text:p>276626160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253878999999998" table:style-name="ce1">
            <text:p>-94,253879</text:p>
          </table:table-cell>
          <table:table-cell office:value-type="float" office:value="18.192999" table:style-name="ce1">
            <text:p>18,192999</text:p>
          </table:table-cell>
          <table:table-cell office:value-type="float" office:value="1822500" table:style-name="ce1">
            <text:p>1822500</text:p>
          </table:table-cell>
          <table:table-cell office:value-type="float" office:value="14814900" table:style-name="ce1">
            <text:p>14814900</text:p>
          </table:table-cell>
          <table:table-cell office:value-type="float" office:value="19763999.999900002" table:style-name="ce1">
            <text:p>19764000</text:p>
          </table:table-cell>
          <table:table-cell office:value-type="float" office:value="21313484.640000001" table:style-name="ce1">
            <text:p>21313484,64</text:p>
          </table:table-cell>
          <table:table-cell office:value-type="float" office:value="23954084.640000001" table:style-name="ce1">
            <text:p>23954084,64</text:p>
          </table:table-cell>
          <table:table-cell office:value-type="float" office:value="39236260.457499996" table:style-name="ce1">
            <text:p>39236260,46</text:p>
          </table:table-cell>
          <table:table-cell office:value-type="float" office:value="64639726.080799997" table:style-name="ce1">
            <text:p>64639726,08</text:p>
          </table:table-cell>
          <table:table-cell office:value-type="float" office:value="87166331.126200005" table:style-name="ce1">
            <text:p>87166331,13</text:p>
          </table:table-cell>
          <table:table-cell office:value-type="float" office:value="154994726.82660002" table:style-name="ce1">
            <text:p>154994726,8</text:p>
          </table:table-cell>
          <table:table-cell office:value-type="float" office:value="215195889.78890002" table:style-name="ce1">
            <text:p>215195889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820920999999998" table:style-name="ce1">
            <text:p>-93,820921</text:p>
          </table:table-cell>
          <table:table-cell office:value-type="float" office:value="18.291250000000002" table:style-name="ce1">
            <text:p>18,29125</text:p>
          </table:table-cell>
          <table:table-cell office:value-type="float" office:value="8100" table:style-name="ce1">
            <text:p>8100</text:p>
          </table:table-cell>
          <table:table-cell office:value-type="float" office:value="16200" table:style-name="ce1">
            <text:p>16200</text:p>
          </table:table-cell>
          <table:table-cell office:value-type="float" office:value="16200" table:style-name="ce1">
            <text:p>16200</text:p>
          </table:table-cell>
          <table:table-cell office:value-type="float" office:value="40500" table:style-name="ce1">
            <text:p>40500</text:p>
          </table:table-cell>
          <table:table-cell office:value-type="float" office:value="129600" table:style-name="ce1">
            <text:p>129600</text:p>
          </table:table-cell>
          <table:table-cell office:value-type="float" office:value="243000" table:style-name="ce1">
            <text:p>243000</text:p>
          </table:table-cell>
          <table:table-cell office:value-type="float" office:value="17822394.921399999" table:style-name="ce1">
            <text:p>17822394,92</text:p>
          </table:table-cell>
          <table:table-cell office:value-type="float" office:value="68398339.429800004" table:style-name="ce1">
            <text:p>68398339,43</text:p>
          </table:table-cell>
          <table:table-cell office:value-type="float" office:value="235625857.02379996" table:style-name="ce1">
            <text:p>235625857</text:p>
          </table:table-cell>
          <table:table-cell office:value-type="float" office:value="304233918.34280002" table:style-name="ce1">
            <text:p>304233918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700902999999997" table:style-name="ce1">
            <text:p>-93,700903</text:p>
          </table:table-cell>
          <table:table-cell office:value-type="float" office:value="18.341550999999999" table:style-name="ce1">
            <text:p>18,341551</text:p>
          </table:table-cell>
          <table:table-cell office:value-type="float" office:value="1676700" table:style-name="ce1">
            <text:p>1676700</text:p>
          </table:table-cell>
          <table:table-cell office:value-type="float" office:value="2166922.2297" table:style-name="ce1">
            <text:p>2166922,23</text:p>
          </table:table-cell>
          <table:table-cell office:value-type="float" office:value="4070422.2297" table:style-name="ce1">
            <text:p>4070422,23</text:p>
          </table:table-cell>
          <table:table-cell office:value-type="float" office:value="4790411.2379000001" table:style-name="ce1">
            <text:p>4790411,238</text:p>
          </table:table-cell>
          <table:table-cell office:value-type="float" office:value="6183611.2379000001" table:style-name="ce1">
            <text:p>6183611,238</text:p>
          </table:table-cell>
          <table:table-cell office:value-type="float" office:value="14560595.3073" table:style-name="ce1">
            <text:p>14560595,31</text:p>
          </table:table-cell>
          <table:table-cell office:value-type="float" office:value="24180462.692600001" table:style-name="ce1">
            <text:p>24180462,69</text:p>
          </table:table-cell>
          <table:table-cell office:value-type="float" office:value="76340941.032899991" table:style-name="ce1">
            <text:p>76340941,03</text:p>
          </table:table-cell>
          <table:table-cell office:value-type="float" office:value="100338482.55949999" table:style-name="ce1">
            <text:p>100338482,6</text:p>
          </table:table-cell>
          <table:table-cell office:value-type="float" office:value="123310931.7696" table:style-name="ce1">
            <text:p>123310931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580123" table:style-name="ce1">
            <text:p>-93,580123</text:p>
          </table:table-cell>
          <table:table-cell office:value-type="float" office:value="18.390422999999998" table:style-name="ce1">
            <text:p>18,390423</text:p>
          </table:table-cell>
          <table:table-cell office:value-type="float" office:value="4252500.0000999998" table:style-name="ce1">
            <text:p>4252500</text:p>
          </table:table-cell>
          <table:table-cell office:value-type="float" office:value="5795377.7704000007" table:style-name="ce1">
            <text:p>5795377,77</text:p>
          </table:table-cell>
          <table:table-cell office:value-type="float" office:value="7674577.770299999" table:style-name="ce1">
            <text:p>7674577,77</text:p>
          </table:table-cell>
          <table:table-cell office:value-type="float" office:value="9709018.2017000001" table:style-name="ce1">
            <text:p>9709018,202</text:p>
          </table:table-cell>
          <table:table-cell office:value-type="float" office:value="12374116.369199999" table:style-name="ce1">
            <text:p>12374116,37</text:p>
          </table:table-cell>
          <table:table-cell office:value-type="float" office:value="156788118.60870001" table:style-name="ce1">
            <text:p>156788118,6</text:p>
          </table:table-cell>
          <table:table-cell office:value-type="float" office:value="210942138.09490001" table:style-name="ce1">
            <text:p>210942138,1</text:p>
          </table:table-cell>
          <table:table-cell office:value-type="float" office:value="245028730.1758" table:style-name="ce1">
            <text:p>245028730,2</text:p>
          </table:table-cell>
          <table:table-cell office:value-type="float" office:value="271032519.79530001" table:style-name="ce1">
            <text:p>271032519,8</text:p>
          </table:table-cell>
          <table:table-cell office:value-type="float" office:value="291000889.0643" table:style-name="ce1">
            <text:p>291000889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198846000000003" table:style-name="ce1">
            <text:p>-93,198846</text:p>
          </table:table-cell>
          <table:table-cell office:value-type="float" office:value="18.429622999999999" table:style-name="ce1">
            <text:p>18,429623</text:p>
          </table:table-cell>
          <table:table-cell office:value-type="float" office:value="2397600.0000999998" table:style-name="ce1">
            <text:p>2397600</text:p>
          </table:table-cell>
          <table:table-cell office:value-type="float" office:value="5184000.0000999998" table:style-name="ce1">
            <text:p>5184000</text:p>
          </table:table-cell>
          <table:table-cell office:value-type="float" office:value="119767093.70829998" table:style-name="ce1">
            <text:p>119767093,7</text:p>
          </table:table-cell>
          <table:table-cell office:value-type="float" office:value="187912615.68289998" table:style-name="ce1">
            <text:p>187912615,7</text:p>
          </table:table-cell>
          <table:table-cell office:value-type="float" office:value="224746197.13640004" table:style-name="ce1">
            <text:p>224746197,1</text:p>
          </table:table-cell>
          <table:table-cell office:value-type="float" office:value="413516555.55680001" table:style-name="ce1">
            <text:p>413516555,6</text:p>
          </table:table-cell>
          <table:table-cell office:value-type="float" office:value="477623342.24599999" table:style-name="ce1">
            <text:p>477623342,2</text:p>
          </table:table-cell>
          <table:table-cell office:value-type="float" office:value="531674381.04449999" table:style-name="ce1">
            <text:p>531674381</text:p>
          </table:table-cell>
          <table:table-cell office:value-type="float" office:value="579604103.82959998" table:style-name="ce1">
            <text:p>579604103,8</text:p>
          </table:table-cell>
          <table:table-cell office:value-type="float" office:value="630265737.39759994" table:style-name="ce1">
            <text:p>630265737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2.843418" table:style-name="ce1">
            <text:p>-92,843418</text:p>
          </table:table-cell>
          <table:table-cell office:value-type="float" office:value="18.483149000000001" table:style-name="ce1">
            <text:p>18,483149</text:p>
          </table:table-cell>
          <table:table-cell office:value-type="float" office:value="98391153.6259" table:style-name="ce1">
            <text:p>98391153,63</text:p>
          </table:table-cell>
          <table:table-cell office:value-type="float" office:value="220648329.14949998" table:style-name="ce1">
            <text:p>220648329,1</text:p>
          </table:table-cell>
          <table:table-cell office:value-type="float" office:value="387714033.12480003" table:style-name="ce1">
            <text:p>387714033,1</text:p>
          </table:table-cell>
          <table:table-cell office:value-type="float" office:value="506963957.45240003" table:style-name="ce1">
            <text:p>506963957,5</text:p>
          </table:table-cell>
          <table:table-cell office:value-type="float" office:value="593088152.82860005" table:style-name="ce1">
            <text:p>593088152,8</text:p>
          </table:table-cell>
          <table:table-cell office:value-type="float" office:value="649979409.58659995" table:style-name="ce1">
            <text:p>649979409,6</text:p>
          </table:table-cell>
          <table:table-cell office:value-type="float" office:value="685297584.57860005" table:style-name="ce1">
            <text:p>685297584,6</text:p>
          </table:table-cell>
          <table:table-cell office:value-type="float" office:value="708449265.94659996" table:style-name="ce1">
            <text:p>708449265,9</text:p>
          </table:table-cell>
          <table:table-cell office:value-type="float" office:value="723196895.60759997" table:style-name="ce1">
            <text:p>723196895,6</text:p>
          </table:table-cell>
          <table:table-cell office:value-type="float" office:value="731463446.36560011" table:style-name="ce1">
            <text:p>731463446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2.453047999999995" table:style-name="ce1">
            <text:p>-92,453048</text:p>
          </table:table-cell>
          <table:table-cell office:value-type="float" office:value="18.618493000000001" table:style-name="ce1">
            <text:p>18,618493</text:p>
          </table:table-cell>
          <table:table-cell office:value-type="float" office:value="138649906.169" table:style-name="ce1">
            <text:p>138649906,2</text:p>
          </table:table-cell>
          <table:table-cell office:value-type="float" office:value="269243606.38" table:style-name="ce1">
            <text:p>269243606,4</text:p>
          </table:table-cell>
          <table:table-cell office:value-type="float" office:value="335382279.38609999" table:style-name="ce1">
            <text:p>335382279,4</text:p>
          </table:table-cell>
          <table:table-cell office:value-type="float" office:value="377017426.35399997" table:style-name="ce1">
            <text:p>377017426,4</text:p>
          </table:table-cell>
          <table:table-cell office:value-type="float" office:value="410841195.64589995" table:style-name="ce1">
            <text:p>410841195,6</text:p>
          </table:table-cell>
          <table:table-cell office:value-type="float" office:value="443872247.83199996" table:style-name="ce1">
            <text:p>443872247,8</text:p>
          </table:table-cell>
          <table:table-cell office:value-type="float" office:value="466965945.26289999" table:style-name="ce1">
            <text:p>466965945,3</text:p>
          </table:table-cell>
          <table:table-cell office:value-type="float" office:value="484712281.75890005" table:style-name="ce1">
            <text:p>484712281,8</text:p>
          </table:table-cell>
          <table:table-cell office:value-type="float" office:value="499870741.84389997" table:style-name="ce1">
            <text:p>499870741,8</text:p>
          </table:table-cell>
          <table:table-cell office:value-type="float" office:value="513255655.31690001" table:style-name="ce1">
            <text:p>513255655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2.054631999999998" table:style-name="ce1">
            <text:p>-92,054632</text:p>
          </table:table-cell>
          <table:table-cell office:value-type="float" office:value="18.651433000000001" table:style-name="ce1">
            <text:p>18,651433</text:p>
          </table:table-cell>
          <table:table-cell office:value-type="float" office:value="12346814.4596" table:style-name="ce1">
            <text:p>12346814,46</text:p>
          </table:table-cell>
          <table:table-cell office:value-type="float" office:value="85850847.452799991" table:style-name="ce1">
            <text:p>85850847,45</text:p>
          </table:table-cell>
          <table:table-cell office:value-type="float" office:value="189967564.6776" table:style-name="ce1">
            <text:p>189967564,7</text:p>
          </table:table-cell>
          <table:table-cell office:value-type="float" office:value="246322103.43249997" table:style-name="ce1">
            <text:p>246322103,4</text:p>
          </table:table-cell>
          <table:table-cell office:value-type="float" office:value="372233920.61199999" table:style-name="ce1">
            <text:p>372233920,6</text:p>
          </table:table-cell>
          <table:table-cell office:value-type="float" office:value="397825129.5013001" table:style-name="ce1">
            <text:p>397825129,5</text:p>
          </table:table-cell>
          <table:table-cell office:value-type="float" office:value="413756922.35800004" table:style-name="ce1">
            <text:p>413756922,4</text:p>
          </table:table-cell>
          <table:table-cell office:value-type="float" office:value="451374805.31889999" table:style-name="ce1">
            <text:p>451374805,3</text:p>
          </table:table-cell>
          <table:table-cell office:value-type="float" office:value="475171848.85009998" table:style-name="ce1">
            <text:p>475171848,9</text:p>
          </table:table-cell>
          <table:table-cell office:value-type="float" office:value="494085266.80500007" table:style-name="ce1">
            <text:p>494085266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1.658086999999995" table:style-name="ce1">
            <text:p>-91,658087</text:p>
          </table:table-cell>
          <table:table-cell office:value-type="float" office:value="18.595056" table:style-name="ce1">
            <text:p>18,595056</text:p>
          </table:table-cell>
          <table:table-cell office:value-type="float" office:value="11813891.501" table:style-name="ce1">
            <text:p>11813891,5</text:p>
          </table:table-cell>
          <table:table-cell office:value-type="float" office:value="30202778.517999999" table:style-name="ce1">
            <text:p>30202778,52</text:p>
          </table:table-cell>
          <table:table-cell office:value-type="float" office:value="54399110.662999995" table:style-name="ce1">
            <text:p>54399110,66</text:p>
          </table:table-cell>
          <table:table-cell office:value-type="float" office:value="78762592.963" table:style-name="ce1">
            <text:p>78762592,96</text:p>
          </table:table-cell>
          <table:table-cell office:value-type="float" office:value="96419665.897000015" table:style-name="ce1">
            <text:p>96419665,9</text:p>
          </table:table-cell>
          <table:table-cell office:value-type="float" office:value="107883116.583" table:style-name="ce1">
            <text:p>107883116,6</text:p>
          </table:table-cell>
          <table:table-cell office:value-type="float" office:value="115532046.296" table:style-name="ce1">
            <text:p>115532046,3</text:p>
          </table:table-cell>
          <table:table-cell office:value-type="float" office:value="120125134.265" table:style-name="ce1">
            <text:p>120125134,3</text:p>
          </table:table-cell>
          <table:table-cell office:value-type="float" office:value="126831089.755" table:style-name="ce1">
            <text:p>126831089,8</text:p>
          </table:table-cell>
          <table:table-cell office:value-type="float" office:value="128708655.22999999" table:style-name="ce1">
            <text:p>128708655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1.417216999999994" table:style-name="ce1">
            <text:p>-91,417217</text:p>
          </table:table-cell>
          <table:table-cell office:value-type="float" office:value="18.72193" table:style-name="ce1">
            <text:p>18,72193</text:p>
          </table:table-cell>
          <table:table-cell office:value-type="float" office:value="4747696.7297999999" table:style-name="ce1">
            <text:p>4747696,73</text:p>
          </table:table-cell>
          <table:table-cell office:value-type="float" office:value="8137272.8019000003" table:style-name="ce1">
            <text:p>8137272,802</text:p>
          </table:table-cell>
          <table:table-cell office:value-type="float" office:value="11548578.332699999" table:style-name="ce1">
            <text:p>11548578,33</text:p>
          </table:table-cell>
          <table:table-cell office:value-type="float" office:value="13788524.0887" table:style-name="ce1">
            <text:p>13788524,09</text:p>
          </table:table-cell>
          <table:table-cell office:value-type="float" office:value="15321556.759500001" table:style-name="ce1">
            <text:p>15321556,76</text:p>
          </table:table-cell>
          <table:table-cell office:value-type="float" office:value="16213866.059500001" table:style-name="ce1">
            <text:p>16213866,06</text:p>
          </table:table-cell>
          <table:table-cell office:value-type="float" office:value="16644554.092500001" table:style-name="ce1">
            <text:p>16644554,09</text:p>
          </table:table-cell>
          <table:table-cell office:value-type="float" office:value="16838954.092500001" table:style-name="ce1">
            <text:p>16838954,09</text:p>
          </table:table-cell>
          <table:table-cell office:value-type="float" office:value="16984754.092500001" table:style-name="ce1">
            <text:p>16984754,09</text:p>
          </table:table-cell>
          <table:table-cell office:value-type="float" office:value="17073854.092500001" table:style-name="ce1">
            <text:p>17073854,0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1.240005999999994" table:style-name="ce1">
            <text:p>-91,240006</text:p>
          </table:table-cell>
          <table:table-cell office:value-type="float" office:value="18.958846000000001" table:style-name="ce1">
            <text:p>18,958846</text:p>
          </table:table-cell>
          <table:table-cell office:value-type="float" office:value="90332752.937299997" table:style-name="ce1">
            <text:p>90332752,94</text:p>
          </table:table-cell>
          <table:table-cell office:value-type="float" office:value="147835671.09829998" table:style-name="ce1">
            <text:p>147835671,1</text:p>
          </table:table-cell>
          <table:table-cell office:value-type="float" office:value="189376827.11830002" table:style-name="ce1">
            <text:p>189376827,1</text:p>
          </table:table-cell>
          <table:table-cell office:value-type="float" office:value="216443677.2333" table:style-name="ce1">
            <text:p>216443677,2</text:p>
          </table:table-cell>
          <table:table-cell office:value-type="float" office:value="235028932.59730002" table:style-name="ce1">
            <text:p>235028932,6</text:p>
          </table:table-cell>
          <table:table-cell office:value-type="float" office:value="248020698.84030002" table:style-name="ce1">
            <text:p>248020698,8</text:p>
          </table:table-cell>
          <table:table-cell office:value-type="float" office:value="256493368.3123" table:style-name="ce1">
            <text:p>256493368,3</text:p>
          </table:table-cell>
          <table:table-cell office:value-type="float" office:value="261542144.7013" table:style-name="ce1">
            <text:p>261542144,7</text:p>
          </table:table-cell>
          <table:table-cell office:value-type="float" office:value="264521810.3123" table:style-name="ce1">
            <text:p>264521810,3</text:p>
          </table:table-cell>
          <table:table-cell office:value-type="float" office:value="266303810.3123" table:style-name="ce1">
            <text:p>266303810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930386999999996" table:style-name="ce1">
            <text:p>-90,930387</text:p>
          </table:table-cell>
          <table:table-cell office:value-type="float" office:value="19.184297999999998" table:style-name="ce1">
            <text:p>19,184298</text:p>
          </table:table-cell>
          <table:table-cell office:value-type="float" office:value="81240304.202099994" table:style-name="ce1">
            <text:p>81240304,2</text:p>
          </table:table-cell>
          <table:table-cell office:value-type="float" office:value="133561333.33060001" table:style-name="ce1">
            <text:p>133561333,3</text:p>
          </table:table-cell>
          <table:table-cell office:value-type="float" office:value="204685143.27240002" table:style-name="ce1">
            <text:p>204685143,3</text:p>
          </table:table-cell>
          <table:table-cell office:value-type="float" office:value="260605085.39509997" table:style-name="ce1">
            <text:p>260605085,4</text:p>
          </table:table-cell>
          <table:table-cell office:value-type="float" office:value="312885580.10780001" table:style-name="ce1">
            <text:p>312885580,1</text:p>
          </table:table-cell>
          <table:table-cell office:value-type="float" office:value="349565329.73370004" table:style-name="ce1">
            <text:p>349565329,7</text:p>
          </table:table-cell>
          <table:table-cell office:value-type="float" office:value="418891785.59350002" table:style-name="ce1">
            <text:p>418891785,6</text:p>
          </table:table-cell>
          <table:table-cell office:value-type="float" office:value="472734255.10630006" table:style-name="ce1">
            <text:p>472734255,1</text:p>
          </table:table-cell>
          <table:table-cell office:value-type="float" office:value="513370594.51050001" table:style-name="ce1">
            <text:p>513370594,5</text:p>
          </table:table-cell>
          <table:table-cell office:value-type="float" office:value="547746901.36460006" table:style-name="ce1">
            <text:p>547746901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723174" table:style-name="ce1">
            <text:p>-90,723174</text:p>
          </table:table-cell>
          <table:table-cell office:value-type="float" office:value="19.524820999999999" table:style-name="ce1">
            <text:p>19,524821</text:p>
          </table:table-cell>
          <table:table-cell office:value-type="float" office:value="39050099.999899998" table:style-name="ce1">
            <text:p>39050100</text:p>
          </table:table-cell>
          <table:table-cell office:value-type="float" office:value="110608096.33039999" table:style-name="ce1">
            <text:p>110608096,3</text:p>
          </table:table-cell>
          <table:table-cell office:value-type="float" office:value="154833570.1419" table:style-name="ce1">
            <text:p>154833570,1</text:p>
          </table:table-cell>
          <table:table-cell office:value-type="float" office:value="212754397.285" table:style-name="ce1">
            <text:p>212754397,3</text:p>
          </table:table-cell>
          <table:table-cell office:value-type="float" office:value="262393793.41960001" table:style-name="ce1">
            <text:p>262393793,4</text:p>
          </table:table-cell>
          <table:table-cell office:value-type="float" office:value="307829853.66570002" table:style-name="ce1">
            <text:p>307829853,7</text:p>
          </table:table-cell>
          <table:table-cell office:value-type="float" office:value="348428316.72329998" table:style-name="ce1">
            <text:p>348428316,7</text:p>
          </table:table-cell>
          <table:table-cell office:value-type="float" office:value="378829362.36040008" table:style-name="ce1">
            <text:p>378829362,4</text:p>
          </table:table-cell>
          <table:table-cell office:value-type="float" office:value="408528948.97289997" table:style-name="ce1">
            <text:p>408528949</text:p>
          </table:table-cell>
          <table:table-cell office:value-type="float" office:value="432300667.14410001" table:style-name="ce1">
            <text:p>432300667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588335000000001" table:style-name="ce1">
            <text:p>-90,588335</text:p>
          </table:table-cell>
          <table:table-cell office:value-type="float" office:value="19.892949999999999" table:style-name="ce1">
            <text:p>19,89295</text:p>
          </table:table-cell>
          <table:table-cell office:value-type="float" office:value="17069656.962400001" table:style-name="ce1">
            <text:p>17069656,96</text:p>
          </table:table-cell>
          <table:table-cell office:value-type="float" office:value="34569162.234399997" table:style-name="ce1">
            <text:p>34569162,23</text:p>
          </table:table-cell>
          <table:table-cell office:value-type="float" office:value="51812983.261699997" table:style-name="ce1">
            <text:p>51812983,26</text:p>
          </table:table-cell>
          <table:table-cell office:value-type="float" office:value="72602371.537600026" table:style-name="ce1">
            <text:p>72602371,54</text:p>
          </table:table-cell>
          <table:table-cell office:value-type="float" office:value="100917031.88970003" table:style-name="ce1">
            <text:p>100917031,9</text:p>
          </table:table-cell>
          <table:table-cell office:value-type="float" office:value="192543636.29540002" table:style-name="ce1">
            <text:p>192543636,3</text:p>
          </table:table-cell>
          <table:table-cell office:value-type="float" office:value="237810230.34109998" table:style-name="ce1">
            <text:p>237810230,3</text:p>
          </table:table-cell>
          <table:table-cell office:value-type="float" office:value="273831586.16769999" table:style-name="ce1">
            <text:p>273831586,2</text:p>
          </table:table-cell>
          <table:table-cell office:value-type="float" office:value="305379743.22039998" table:style-name="ce1">
            <text:p>305379743,2</text:p>
          </table:table-cell>
          <table:table-cell office:value-type="float" office:value="333895029.8168" table:style-name="ce1">
            <text:p>333895029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486103999999997" table:style-name="ce1">
            <text:p>-90,486104</text:p>
          </table:table-cell>
          <table:table-cell office:value-type="float" office:value="20.265159000000001" table:style-name="ce1">
            <text:p>20,265159</text:p>
          </table:table-cell>
          <table:table-cell office:value-type="float" office:value="150403434.6365" table:style-name="ce1">
            <text:p>150403434,6</text:p>
          </table:table-cell>
          <table:table-cell office:value-type="float" office:value="270138915.38800001" table:style-name="ce1">
            <text:p>270138915,4</text:p>
          </table:table-cell>
          <table:table-cell office:value-type="float" office:value="395047169.58560002" table:style-name="ce1">
            <text:p>395047169,6</text:p>
          </table:table-cell>
          <table:table-cell office:value-type="float" office:value="501302548.76210004" table:style-name="ce1">
            <text:p>501302548,8</text:p>
          </table:table-cell>
          <table:table-cell office:value-type="float" office:value="573638254.28100002" table:style-name="ce1">
            <text:p>573638254,3</text:p>
          </table:table-cell>
          <table:table-cell office:value-type="float" office:value="627733149.46330011" table:style-name="ce1">
            <text:p>627733149,5</text:p>
          </table:table-cell>
          <table:table-cell office:value-type="float" office:value="662079823.58670008" table:style-name="ce1">
            <text:p>662079823,6</text:p>
          </table:table-cell>
          <table:table-cell office:value-type="float" office:value="685406518.94019997" table:style-name="ce1">
            <text:p>685406518,9</text:p>
          </table:table-cell>
          <table:table-cell office:value-type="float" office:value="701545850.41539991" table:style-name="ce1">
            <text:p>701545850,4</text:p>
          </table:table-cell>
          <table:table-cell office:value-type="float" office:value="713876188.49960017" table:style-name="ce1">
            <text:p>713876188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424842999999996" table:style-name="ce1">
            <text:p>-90,424843</text:p>
          </table:table-cell>
          <table:table-cell office:value-type="float" office:value="20.672346999999998" table:style-name="ce1">
            <text:p>20,672347</text:p>
          </table:table-cell>
          <table:table-cell office:value-type="float" office:value="70553508.401199996" table:style-name="ce1">
            <text:p>70553508,4</text:p>
          </table:table-cell>
          <table:table-cell office:value-type="float" office:value="175302207.45429999" table:style-name="ce1">
            <text:p>175302207,5</text:p>
          </table:table-cell>
          <table:table-cell office:value-type="float" office:value="287583009.07989997" table:style-name="ce1">
            <text:p>287583009,1</text:p>
          </table:table-cell>
          <table:table-cell office:value-type="float" office:value="384653841.9677" table:style-name="ce1">
            <text:p>384653842</text:p>
          </table:table-cell>
          <table:table-cell office:value-type="float" office:value="499041669.29180002" table:style-name="ce1">
            <text:p>499041669,3</text:p>
          </table:table-cell>
          <table:table-cell office:value-type="float" office:value="563875264.05830002" table:style-name="ce1">
            <text:p>563875264,1</text:p>
          </table:table-cell>
          <table:table-cell office:value-type="float" office:value="594757998.57260001" table:style-name="ce1">
            <text:p>594757998,6</text:p>
          </table:table-cell>
          <table:table-cell office:value-type="float" office:value="608291740.40919995" table:style-name="ce1">
            <text:p>608291740,4</text:p>
          </table:table-cell>
          <table:table-cell office:value-type="float" office:value="615783918.79540002" table:style-name="ce1">
            <text:p>615783918,8</text:p>
          </table:table-cell>
          <table:table-cell office:value-type="float" office:value="621318633.86829996" table:style-name="ce1">
            <text:p>621318633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379239999999996" table:style-name="ce1">
            <text:p>-90,37924</text:p>
          </table:table-cell>
          <table:table-cell office:value-type="float" office:value="20.883754" table:style-name="ce1">
            <text:p>20,883754</text:p>
          </table:table-cell>
          <table:table-cell office:value-type="float" office:value="874800" table:style-name="ce1">
            <text:p>874800</text:p>
          </table:table-cell>
          <table:table-cell office:value-type="float" office:value="11556362.546300001" table:style-name="ce1">
            <text:p>11556362,55</text:p>
          </table:table-cell>
          <table:table-cell office:value-type="float" office:value="89986302.7359" table:style-name="ce1">
            <text:p>89986302,74</text:p>
          </table:table-cell>
          <table:table-cell office:value-type="float" office:value="132617271.6235" table:style-name="ce1">
            <text:p>132617271,6</text:p>
          </table:table-cell>
          <table:table-cell office:value-type="float" office:value="223860831.54190001" table:style-name="ce1">
            <text:p>223860831,5</text:p>
          </table:table-cell>
          <table:table-cell office:value-type="float" office:value="263258426.75569999" table:style-name="ce1">
            <text:p>263258426,8</text:p>
          </table:table-cell>
          <table:table-cell office:value-type="float" office:value="281477549.333" table:style-name="ce1">
            <text:p>281477549,3</text:p>
          </table:table-cell>
          <table:table-cell office:value-type="float" office:value="290763279.17729998" table:style-name="ce1">
            <text:p>290763279,2</text:p>
          </table:table-cell>
          <table:table-cell office:value-type="float" office:value="297319642.42029995" table:style-name="ce1">
            <text:p>297319642,4</text:p>
          </table:table-cell>
          <table:table-cell office:value-type="float" office:value="302495337.18410003" table:style-name="ce1">
            <text:p>302495337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0.236590000000007" table:style-name="ce1">
            <text:p>-90,23659</text:p>
          </table:table-cell>
          <table:table-cell office:value-type="float" office:value="21.034960999999999" table:style-name="ce1">
            <text:p>21,034961</text:p>
          </table:table-cell>
          <table:table-cell office:value-type="float" office:value="275400" table:style-name="ce1">
            <text:p>275400</text:p>
          </table:table-cell>
          <table:table-cell office:value-type="float" office:value="2880069.9" table:style-name="ce1">
            <text:p>2880069,9</text:p>
          </table:table-cell>
          <table:table-cell office:value-type="float" office:value="116110309.97129999" table:style-name="ce1">
            <text:p>116110310</text:p>
          </table:table-cell>
          <table:table-cell office:value-type="float" office:value="187408158.979" table:style-name="ce1">
            <text:p>187408159</text:p>
          </table:table-cell>
          <table:table-cell office:value-type="float" office:value="272716051.83530003" table:style-name="ce1">
            <text:p>272716051,8</text:p>
          </table:table-cell>
          <table:table-cell office:value-type="float" office:value="341612309.8994" table:style-name="ce1">
            <text:p>341612309,9</text:p>
          </table:table-cell>
          <table:table-cell office:value-type="float" office:value="397678227.82710004" table:style-name="ce1">
            <text:p>397678227,8</text:p>
          </table:table-cell>
          <table:table-cell office:value-type="float" office:value="438283838.67119998" table:style-name="ce1">
            <text:p>438283838,7</text:p>
          </table:table-cell>
          <table:table-cell office:value-type="float" office:value="461748674.85119998" table:style-name="ce1">
            <text:p>461748674,9</text:p>
          </table:table-cell>
          <table:table-cell office:value-type="float" office:value="473398102.56649995" table:style-name="ce1">
            <text:p>473398102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9.866444999999999" table:style-name="ce1">
            <text:p>-89,866445</text:p>
          </table:table-cell>
          <table:table-cell office:value-type="float" office:value="21.236509999999999" table:style-name="ce1">
            <text:p>21,23651</text:p>
          </table:table-cell>
          <table:table-cell office:value-type="float" office:value="49289036.875799991" table:style-name="ce1">
            <text:p>49289036,88</text:p>
          </table:table-cell>
          <table:table-cell office:value-type="float" office:value="118496652.54470001" table:style-name="ce1">
            <text:p>118496652,5</text:p>
          </table:table-cell>
          <table:table-cell office:value-type="float" office:value="224197400.08419999" table:style-name="ce1">
            <text:p>224197400,1</text:p>
          </table:table-cell>
          <table:table-cell office:value-type="float" office:value="364240810.7888" table:style-name="ce1">
            <text:p>364240810,8</text:p>
          </table:table-cell>
          <table:table-cell office:value-type="float" office:value="480505342.14900005" table:style-name="ce1">
            <text:p>480505342,1</text:p>
          </table:table-cell>
          <table:table-cell office:value-type="float" office:value="578298528.06739998" table:style-name="ce1">
            <text:p>578298528,1</text:p>
          </table:table-cell>
          <table:table-cell office:value-type="float" office:value="634853141.24839997" table:style-name="ce1">
            <text:p>634853141,2</text:p>
          </table:table-cell>
          <table:table-cell office:value-type="float" office:value="665317625.40339994" table:style-name="ce1">
            <text:p>665317625,4</text:p>
          </table:table-cell>
          <table:table-cell office:value-type="float" office:value="676425398.73140001" table:style-name="ce1">
            <text:p>676425398,7</text:p>
          </table:table-cell>
          <table:table-cell office:value-type="float" office:value="679843125.35339999" table:style-name="ce1">
            <text:p>679843125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9.431042000000005" table:style-name="ce1">
            <text:p>-89,431042</text:p>
          </table:table-cell>
          <table:table-cell office:value-type="float" office:value="21.324542000000001" table:style-name="ce1">
            <text:p>21,324542</text:p>
          </table:table-cell>
          <table:table-cell office:value-type="float" office:value="45936691.897799999" table:style-name="ce1">
            <text:p>45936691,9</text:p>
          </table:table-cell>
          <table:table-cell office:value-type="float" office:value="88911187.629500002" table:style-name="ce1">
            <text:p>88911187,63</text:p>
          </table:table-cell>
          <table:table-cell office:value-type="float" office:value="140044968.72280002" table:style-name="ce1">
            <text:p>140044968,7</text:p>
          </table:table-cell>
          <table:table-cell office:value-type="float" office:value="184752535.18720001" table:style-name="ce1">
            <text:p>184752535,2</text:p>
          </table:table-cell>
          <table:table-cell office:value-type="float" office:value="235595339.5237" table:style-name="ce1">
            <text:p>235595339,5</text:p>
          </table:table-cell>
          <table:table-cell office:value-type="float" office:value="336028137.88600004" table:style-name="ce1">
            <text:p>336028137,9</text:p>
          </table:table-cell>
          <table:table-cell office:value-type="float" office:value="497831941.23169994" table:style-name="ce1">
            <text:p>497831941,2</text:p>
          </table:table-cell>
          <table:table-cell office:value-type="float" office:value="644361738.66709995" table:style-name="ce1">
            <text:p>644361738,7</text:p>
          </table:table-cell>
          <table:table-cell office:value-type="float" office:value="753237244.47309995" table:style-name="ce1">
            <text:p>753237244,5</text:p>
          </table:table-cell>
          <table:table-cell office:value-type="float" office:value="811974115.78509998" table:style-name="ce1">
            <text:p>811974115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8.988071000000005" table:style-name="ce1">
            <text:p>-88,988071</text:p>
          </table:table-cell>
          <table:table-cell office:value-type="float" office:value="21.390129000000002" table:style-name="ce1">
            <text:p>21,390129</text:p>
          </table:table-cell>
          <table:table-cell office:value-type="float" office:value="19599871.226100001" table:style-name="ce1">
            <text:p>19599871,23</text:p>
          </table:table-cell>
          <table:table-cell office:value-type="float" office:value="47571886.262099996" table:style-name="ce1">
            <text:p>47571886,26</text:p>
          </table:table-cell>
          <table:table-cell office:value-type="float" office:value="88478628.349399999" table:style-name="ce1">
            <text:p>88478628,35</text:p>
          </table:table-cell>
          <table:table-cell office:value-type="float" office:value="146131035.90519997" table:style-name="ce1">
            <text:p>146131035,9</text:p>
          </table:table-cell>
          <table:table-cell office:value-type="float" office:value="248398654.79139999" table:style-name="ce1">
            <text:p>248398654,8</text:p>
          </table:table-cell>
          <table:table-cell office:value-type="float" office:value="416243201.08469999" table:style-name="ce1">
            <text:p>416243201,1</text:p>
          </table:table-cell>
          <table:table-cell office:value-type="float" office:value="582647308.16690004" table:style-name="ce1">
            <text:p>582647308,2</text:p>
          </table:table-cell>
          <table:table-cell office:value-type="float" office:value="710561790.95049989" table:style-name="ce1">
            <text:p>710561791</text:p>
          </table:table-cell>
          <table:table-cell office:value-type="float" office:value="801252564.55949998" table:style-name="ce1">
            <text:p>801252564,6</text:p>
          </table:table-cell>
          <table:table-cell office:value-type="float" office:value="852336178.79149997" table:style-name="ce1">
            <text:p>852336178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8.564432999999994" table:style-name="ce1">
            <text:p>-88,564433</text:p>
          </table:table-cell>
          <table:table-cell office:value-type="float" office:value="21.500720999999999" table:style-name="ce1">
            <text:p>21,500721</text:p>
          </table:table-cell>
          <table:table-cell office:value-type="float" office:value="17178203.508200001" table:style-name="ce1">
            <text:p>17178203,51</text:p>
          </table:table-cell>
          <table:table-cell office:value-type="float" office:value="36188346.690899998" table:style-name="ce1">
            <text:p>36188346,69</text:p>
          </table:table-cell>
          <table:table-cell office:value-type="float" office:value="110552877.755" table:style-name="ce1">
            <text:p>110552877,8</text:p>
          </table:table-cell>
          <table:table-cell office:value-type="float" office:value="203961486.41340002" table:style-name="ce1">
            <text:p>203961486,4</text:p>
          </table:table-cell>
          <table:table-cell office:value-type="float" office:value="322922785.80970001" table:style-name="ce1">
            <text:p>322922785,8</text:p>
          </table:table-cell>
          <table:table-cell office:value-type="float" office:value="475632485.22589999" table:style-name="ce1">
            <text:p>475632485,2</text:p>
          </table:table-cell>
          <table:table-cell office:value-type="float" office:value="575915783.75169992" table:style-name="ce1">
            <text:p>575915783,8</text:p>
          </table:table-cell>
          <table:table-cell office:value-type="float" office:value="634095789.15020001" table:style-name="ce1">
            <text:p>634095789,2</text:p>
          </table:table-cell>
          <table:table-cell office:value-type="float" office:value="671443699.26719999" table:style-name="ce1">
            <text:p>671443699,3</text:p>
          </table:table-cell>
          <table:table-cell office:value-type="float" office:value="693091298.08109987" table:style-name="ce1">
            <text:p>693091298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8.294500999999997" table:style-name="ce1">
            <text:p>-88,294501</text:p>
          </table:table-cell>
          <table:table-cell office:value-type="float" office:value="21.573412000000001" table:style-name="ce1">
            <text:p>21,573412</text:p>
          </table:table-cell>
          <table:table-cell office:value-type="float" office:value="13832464.645300001" table:style-name="ce1">
            <text:p>13832464,65</text:p>
          </table:table-cell>
          <table:table-cell office:value-type="float" office:value="36456904.613000005" table:style-name="ce1">
            <text:p>36456904,61</text:p>
          </table:table-cell>
          <table:table-cell office:value-type="float" office:value="82591375.584800005" table:style-name="ce1">
            <text:p>82591375,58</text:p>
          </table:table-cell>
          <table:table-cell office:value-type="float" office:value="179732641.29009998" table:style-name="ce1">
            <text:p>179732641,3</text:p>
          </table:table-cell>
          <table:table-cell office:value-type="float" office:value="264585360.29620001" table:style-name="ce1">
            <text:p>264585360,3</text:p>
          </table:table-cell>
          <table:table-cell office:value-type="float" office:value="380838838.98900008" table:style-name="ce1">
            <text:p>380838839</text:p>
          </table:table-cell>
          <table:table-cell office:value-type="float" office:value="464594200.74619997" table:style-name="ce1">
            <text:p>464594200,7</text:p>
          </table:table-cell>
          <table:table-cell office:value-type="float" office:value="527998821.04619998" table:style-name="ce1">
            <text:p>527998821</text:p>
          </table:table-cell>
          <table:table-cell office:value-type="float" office:value="568711720.09850001" table:style-name="ce1">
            <text:p>568711720,1</text:p>
          </table:table-cell>
          <table:table-cell office:value-type="float" office:value="591162357.55619991" table:style-name="ce1">
            <text:p>591162357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8.011210000000005" table:style-name="ce1">
            <text:p>-88,01121</text:p>
          </table:table-cell>
          <table:table-cell office:value-type="float" office:value="21.563791999999999" table:style-name="ce1">
            <text:p>21,563792</text:p>
          </table:table-cell>
          <table:table-cell office:value-type="float" office:value="8134320.5410999991" table:style-name="ce1">
            <text:p>8134320,541</text:p>
          </table:table-cell>
          <table:table-cell office:value-type="float" office:value="29462474.856600001" table:style-name="ce1">
            <text:p>29462474,86</text:p>
          </table:table-cell>
          <table:table-cell office:value-type="float" office:value="48111787.2355" table:style-name="ce1">
            <text:p>48111787,24</text:p>
          </table:table-cell>
          <table:table-cell office:value-type="float" office:value="141998286.62190002" table:style-name="ce1">
            <text:p>141998286,6</text:p>
          </table:table-cell>
          <table:table-cell office:value-type="float" office:value="230812256.44510001" table:style-name="ce1">
            <text:p>230812256,4</text:p>
          </table:table-cell>
          <table:table-cell office:value-type="float" office:value="306009039.78999996" table:style-name="ce1">
            <text:p>306009039,8</text:p>
          </table:table-cell>
          <table:table-cell office:value-type="float" office:value="357601194.199" table:style-name="ce1">
            <text:p>357601194,2</text:p>
          </table:table-cell>
          <table:table-cell office:value-type="float" office:value="390247638.67299998" table:style-name="ce1">
            <text:p>390247638,7</text:p>
          </table:table-cell>
          <table:table-cell office:value-type="float" office:value="409671189.62" table:style-name="ce1">
            <text:p>409671189,6</text:p>
          </table:table-cell>
          <table:table-cell office:value-type="float" office:value="420489214.31099999" table:style-name="ce1">
            <text:p>420489214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713239000000002" table:style-name="ce1">
            <text:p>-87,713239</text:p>
          </table:table-cell>
          <table:table-cell office:value-type="float" office:value="21.528967999999999" table:style-name="ce1">
            <text:p>21,528968</text:p>
          </table:table-cell>
          <table:table-cell office:value-type="float" office:value="11297206.271600001" table:style-name="ce1">
            <text:p>11297206,27</text:p>
          </table:table-cell>
          <table:table-cell office:value-type="float" office:value="24181066.465699997" table:style-name="ce1">
            <text:p>24181066,47</text:p>
          </table:table-cell>
          <table:table-cell office:value-type="float" office:value="36642244.477599993" table:style-name="ce1">
            <text:p>36642244,48</text:p>
          </table:table-cell>
          <table:table-cell office:value-type="float" office:value="54051988.285599999" table:style-name="ce1">
            <text:p>54051988,29</text:p>
          </table:table-cell>
          <table:table-cell office:value-type="float" office:value="70256275.854699999" table:style-name="ce1">
            <text:p>70256275,85</text:p>
          </table:table-cell>
          <table:table-cell office:value-type="float" office:value="89286805.671100006" table:style-name="ce1">
            <text:p>89286805,67</text:p>
          </table:table-cell>
          <table:table-cell office:value-type="float" office:value="147168460.4271" table:style-name="ce1">
            <text:p>147168460,4</text:p>
          </table:table-cell>
          <table:table-cell office:value-type="float" office:value="235726364.58149999" table:style-name="ce1">
            <text:p>235726364,6</text:p>
          </table:table-cell>
          <table:table-cell office:value-type="float" office:value="318921037.44749999" table:style-name="ce1">
            <text:p>318921037,4</text:p>
          </table:table-cell>
          <table:table-cell office:value-type="float" office:value="402397799.76749998" table:style-name="ce1">
            <text:p>402397799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413793999999996" table:style-name="ce1">
            <text:p>-87,413794</text:p>
          </table:table-cell>
          <table:table-cell office:value-type="float" office:value="21.482151000000002" table:style-name="ce1">
            <text:p>21,482151</text:p>
          </table:table-cell>
          <table:table-cell office:value-type="float" office:value="35021789.160099998" table:style-name="ce1">
            <text:p>35021789,16</text:p>
          </table:table-cell>
          <table:table-cell office:value-type="float" office:value="62750893.927999996" table:style-name="ce1">
            <text:p>62750893,93</text:p>
          </table:table-cell>
          <table:table-cell office:value-type="float" office:value="82100167.605100006" table:style-name="ce1">
            <text:p>82100167,61</text:p>
          </table:table-cell>
          <table:table-cell office:value-type="float" office:value="97170109.792700008" table:style-name="ce1">
            <text:p>97170109,79</text:p>
          </table:table-cell>
          <table:table-cell office:value-type="float" office:value="105296051.57350001" table:style-name="ce1">
            <text:p>105296051,6</text:p>
          </table:table-cell>
          <table:table-cell office:value-type="float" office:value="112953488.5502" table:style-name="ce1">
            <text:p>112953488,6</text:p>
          </table:table-cell>
          <table:table-cell office:value-type="float" office:value="123496177.5846" table:style-name="ce1">
            <text:p>123496177,6</text:p>
          </table:table-cell>
          <table:table-cell office:value-type="float" office:value="143561821.35770002" table:style-name="ce1">
            <text:p>143561821,4</text:p>
          </table:table-cell>
          <table:table-cell office:value-type="float" office:value="161259076.34369999" table:style-name="ce1">
            <text:p>161259076,3</text:p>
          </table:table-cell>
          <table:table-cell office:value-type="float" office:value="185341214.09280002" table:style-name="ce1">
            <text:p>185341214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200404000000006" table:style-name="ce1">
            <text:p>-87,200404</text:p>
          </table:table-cell>
          <table:table-cell office:value-type="float" office:value="21.548069999999999" table:style-name="ce1">
            <text:p>21,54807</text:p>
          </table:table-cell>
          <table:table-cell office:value-type="float" office:value="25830944.9353" table:style-name="ce1">
            <text:p>25830944,94</text:p>
          </table:table-cell>
          <table:table-cell office:value-type="float" office:value="47121682.254699998" table:style-name="ce1">
            <text:p>47121682,25</text:p>
          </table:table-cell>
          <table:table-cell office:value-type="float" office:value="83127922.453900009" table:style-name="ce1">
            <text:p>83127922,45</text:p>
          </table:table-cell>
          <table:table-cell office:value-type="float" office:value="152142086.64910001" table:style-name="ce1">
            <text:p>152142086,6</text:p>
          </table:table-cell>
          <table:table-cell office:value-type="float" office:value="187877550.55919999" table:style-name="ce1">
            <text:p>187877550,6</text:p>
          </table:table-cell>
          <table:table-cell office:value-type="float" office:value="227645896.78099999" table:style-name="ce1">
            <text:p>227645896,8</text:p>
          </table:table-cell>
          <table:table-cell office:value-type="float" office:value="265663274.92949998" table:style-name="ce1">
            <text:p>265663274,9</text:p>
          </table:table-cell>
          <table:table-cell office:value-type="float" office:value="301459372.65710002" table:style-name="ce1">
            <text:p>301459372,7</text:p>
          </table:table-cell>
          <table:table-cell office:value-type="float" office:value="339210437.61569995" table:style-name="ce1">
            <text:p>339210437,6</text:p>
          </table:table-cell>
          <table:table-cell office:value-type="float" office:value="364077507.1124" table:style-name="ce1">
            <text:p>364077507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6.905748000000003" table:style-name="ce1">
            <text:p>-86,905748</text:p>
          </table:table-cell>
          <table:table-cell office:value-type="float" office:value="21.398679000000001" table:style-name="ce1">
            <text:p>21,398679</text:p>
          </table:table-cell>
          <table:table-cell office:value-type="float" office:value="19372911.791299999" table:style-name="ce1">
            <text:p>19372911,79</text:p>
          </table:table-cell>
          <table:table-cell office:value-type="float" office:value="33033267.507199999" table:style-name="ce1">
            <text:p>33033267,51</text:p>
          </table:table-cell>
          <table:table-cell office:value-type="float" office:value="47163499.776699997" table:style-name="ce1">
            <text:p>47163499,78</text:p>
          </table:table-cell>
          <table:table-cell office:value-type="float" office:value="148873139.7974" table:style-name="ce1">
            <text:p>148873139,8</text:p>
          </table:table-cell>
          <table:table-cell office:value-type="float" office:value="171317241.5266" table:style-name="ce1">
            <text:p>171317241,5</text:p>
          </table:table-cell>
          <table:table-cell office:value-type="float" office:value="191267502.31650004" table:style-name="ce1">
            <text:p>191267502,3</text:p>
          </table:table-cell>
          <table:table-cell office:value-type="float" office:value="210887632.50199997" table:style-name="ce1">
            <text:p>210887632,5</text:p>
          </table:table-cell>
          <table:table-cell office:value-type="float" office:value="242152566.2207" table:style-name="ce1">
            <text:p>242152566,2</text:p>
          </table:table-cell>
          <table:table-cell office:value-type="float" office:value="285622875.90619999" table:style-name="ce1">
            <text:p>285622875,9</text:p>
          </table:table-cell>
          <table:table-cell office:value-type="float" office:value="357683788.11540002" table:style-name="ce1">
            <text:p>357683788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6.854917" table:style-name="ce1">
            <text:p>-86,854917</text:p>
          </table:table-cell>
          <table:table-cell office:value-type="float" office:value="21.039604000000001" table:style-name="ce1">
            <text:p>21,039604</text:p>
          </table:table-cell>
          <table:table-cell office:value-type="float" office:value="62646877.654899992" table:style-name="ce1">
            <text:p>62646877,65</text:p>
          </table:table-cell>
          <table:table-cell office:value-type="float" office:value="87533004.388600007" table:style-name="ce1">
            <text:p>87533004,39</text:p>
          </table:table-cell>
          <table:table-cell office:value-type="float" office:value="129054783.25439999" table:style-name="ce1">
            <text:p>129054783,3</text:p>
          </table:table-cell>
          <table:table-cell office:value-type="float" office:value="145560319.52500001" table:style-name="ce1">
            <text:p>145560319,5</text:p>
          </table:table-cell>
          <table:table-cell office:value-type="float" office:value="156978415.93919998" table:style-name="ce1">
            <text:p>156978415,9</text:p>
          </table:table-cell>
          <table:table-cell office:value-type="float" office:value="166640212.36819997" table:style-name="ce1">
            <text:p>166640212,4</text:p>
          </table:table-cell>
          <table:table-cell office:value-type="float" office:value="193840458.95919999" table:style-name="ce1">
            <text:p>193840459</text:p>
          </table:table-cell>
          <table:table-cell office:value-type="float" office:value="312277725.91049993" table:style-name="ce1">
            <text:p>312277725,9</text:p>
          </table:table-cell>
          <table:table-cell office:value-type="float" office:value="355075147.81580007" table:style-name="ce1">
            <text:p>355075147,8</text:p>
          </table:table-cell>
          <table:table-cell office:value-type="float" office:value="439576948.50100005" table:style-name="ce1">
            <text:p>439576948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039098999999993" table:style-name="ce1">
            <text:p>-87,039099</text:p>
          </table:table-cell>
          <table:table-cell office:value-type="float" office:value="20.692709000000001" table:style-name="ce1">
            <text:p>20,692709</text:p>
          </table:table-cell>
          <table:table-cell office:value-type="float" office:value="11453281.4922" table:style-name="ce1">
            <text:p>11453281,49</text:p>
          </table:table-cell>
          <table:table-cell office:value-type="float" office:value="24647189.736499999" table:style-name="ce1">
            <text:p>24647189,74</text:p>
          </table:table-cell>
          <table:table-cell office:value-type="float" office:value="38974427.058499999" table:style-name="ce1">
            <text:p>38974427,06</text:p>
          </table:table-cell>
          <table:table-cell office:value-type="float" office:value="59121136.275499992" table:style-name="ce1">
            <text:p>59121136,28</text:p>
          </table:table-cell>
          <table:table-cell office:value-type="float" office:value="85234140.8873" table:style-name="ce1">
            <text:p>85234140,89</text:p>
          </table:table-cell>
          <table:table-cell office:value-type="float" office:value="114657737.9205" table:style-name="ce1">
            <text:p>114657737,9</text:p>
          </table:table-cell>
          <table:table-cell office:value-type="float" office:value="162489542.81509998" table:style-name="ce1">
            <text:p>162489542,8</text:p>
          </table:table-cell>
          <table:table-cell office:value-type="float" office:value="217249572.63670003" table:style-name="ce1">
            <text:p>217249572,6</text:p>
          </table:table-cell>
          <table:table-cell office:value-type="float" office:value="286744499.90499997" table:style-name="ce1">
            <text:p>286744499,9</text:p>
          </table:table-cell>
          <table:table-cell office:value-type="float" office:value="394228589.18049997" table:style-name="ce1">
            <text:p>394228589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313810000000004" table:style-name="ce1">
            <text:p>-87,31381</text:p>
          </table:table-cell>
          <table:table-cell office:value-type="float" office:value="20.365454" table:style-name="ce1">
            <text:p>20,365454</text:p>
          </table:table-cell>
          <table:table-cell office:value-type="float" office:value="3539700" table:style-name="ce1">
            <text:p>3539700</text:p>
          </table:table-cell>
          <table:table-cell office:value-type="float" office:value="8327973.2226" table:style-name="ce1">
            <text:p>8327973,223</text:p>
          </table:table-cell>
          <table:table-cell office:value-type="float" office:value="15630051.909700001" table:style-name="ce1">
            <text:p>15630051,91</text:p>
          </table:table-cell>
          <table:table-cell office:value-type="float" office:value="24954479.465800002" table:style-name="ce1">
            <text:p>24954479,47</text:p>
          </table:table-cell>
          <table:table-cell office:value-type="float" office:value="40245620.0255" table:style-name="ce1">
            <text:p>40245620,03</text:p>
          </table:table-cell>
          <table:table-cell office:value-type="float" office:value="51071558.479699999" table:style-name="ce1">
            <text:p>51071558,48</text:p>
          </table:table-cell>
          <table:table-cell office:value-type="float" office:value="62523653.584699996" table:style-name="ce1">
            <text:p>62523653,58</text:p>
          </table:table-cell>
          <table:table-cell office:value-type="float" office:value="69522187.219500005" table:style-name="ce1">
            <text:p>69522187,22</text:p>
          </table:table-cell>
          <table:table-cell office:value-type="float" office:value="90819156.153500006" table:style-name="ce1">
            <text:p>90819156,15</text:p>
          </table:table-cell>
          <table:table-cell office:value-type="float" office:value="118634080.3636" table:style-name="ce1">
            <text:p>118634080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478222000000002" table:style-name="ce1">
            <text:p>-87,478222</text:p>
          </table:table-cell>
          <table:table-cell office:value-type="float" office:value="19.995032999999999" table:style-name="ce1">
            <text:p>19,995033</text:p>
          </table:table-cell>
          <table:table-cell office:value-type="float" office:value="52874188.336400002" table:style-name="ce1">
            <text:p>52874188,34</text:p>
          </table:table-cell>
          <table:table-cell office:value-type="float" office:value="87312441.361200005" table:style-name="ce1">
            <text:p>87312441,36</text:p>
          </table:table-cell>
          <table:table-cell office:value-type="float" office:value="112462540.47330001" table:style-name="ce1">
            <text:p>112462540,5</text:p>
          </table:table-cell>
          <table:table-cell office:value-type="float" office:value="146101307.13209999" table:style-name="ce1">
            <text:p>146101307,1</text:p>
          </table:table-cell>
          <table:table-cell office:value-type="float" office:value="170474047.09359998" table:style-name="ce1">
            <text:p>170474047,1</text:p>
          </table:table-cell>
          <table:table-cell office:value-type="float" office:value="192705939.00119996" table:style-name="ce1">
            <text:p>192705939</text:p>
          </table:table-cell>
          <table:table-cell office:value-type="float" office:value="213882462.01390001" table:style-name="ce1">
            <text:p>213882462</text:p>
          </table:table-cell>
          <table:table-cell office:value-type="float" office:value="233223557.10879999" table:style-name="ce1">
            <text:p>233223557,1</text:p>
          </table:table-cell>
          <table:table-cell office:value-type="float" office:value="254847569.79309997" table:style-name="ce1">
            <text:p>254847569,8</text:p>
          </table:table-cell>
          <table:table-cell office:value-type="float" office:value="307341021.99599999" table:style-name="ce1">
            <text:p>30734102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488957999999997" table:style-name="ce1">
            <text:p>-87,488958</text:p>
          </table:table-cell>
          <table:table-cell office:value-type="float" office:value="19.624604000000001" table:style-name="ce1">
            <text:p>19,624604</text:p>
          </table:table-cell>
          <table:table-cell office:value-type="float" office:value="134991732.35330001" table:style-name="ce1">
            <text:p>134991732,4</text:p>
          </table:table-cell>
          <table:table-cell office:value-type="float" office:value="226153756.35549998" table:style-name="ce1">
            <text:p>226153756,4</text:p>
          </table:table-cell>
          <table:table-cell office:value-type="float" office:value="264200472.69570002" table:style-name="ce1">
            <text:p>264200472,7</text:p>
          </table:table-cell>
          <table:table-cell office:value-type="float" office:value="295386132.20739996" table:style-name="ce1">
            <text:p>295386132,2</text:p>
          </table:table-cell>
          <table:table-cell office:value-type="float" office:value="329616418.83749998" table:style-name="ce1">
            <text:p>329616418,8</text:p>
          </table:table-cell>
          <table:table-cell office:value-type="float" office:value="365486661.50850004" table:style-name="ce1">
            <text:p>365486661,5</text:p>
          </table:table-cell>
          <table:table-cell office:value-type="float" office:value="461402809.81190002" table:style-name="ce1">
            <text:p>461402809,8</text:p>
          </table:table-cell>
          <table:table-cell office:value-type="float" office:value="539885996.15799999" table:style-name="ce1">
            <text:p>539885996,2</text:p>
          </table:table-cell>
          <table:table-cell office:value-type="float" office:value="614146378.1401" table:style-name="ce1">
            <text:p>614146378,1</text:p>
          </table:table-cell>
          <table:table-cell office:value-type="float" office:value="681295804.09059989" table:style-name="ce1">
            <text:p>681295804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499335000000002" table:style-name="ce1">
            <text:p>-87,499335</text:p>
          </table:table-cell>
          <table:table-cell office:value-type="float" office:value="19.311108999999998" table:style-name="ce1">
            <text:p>19,311109</text:p>
          </table:table-cell>
          <table:table-cell office:value-type="float" office:value="167029988.40539998" table:style-name="ce1">
            <text:p>167029988,4</text:p>
          </table:table-cell>
          <table:table-cell office:value-type="float" office:value="460391440.73729998" table:style-name="ce1">
            <text:p>460391440,7</text:p>
          </table:table-cell>
          <table:table-cell office:value-type="float" office:value="574611514.9425" table:style-name="ce1">
            <text:p>574611514,9</text:p>
          </table:table-cell>
          <table:table-cell office:value-type="float" office:value="626580090.86489999" table:style-name="ce1">
            <text:p>626580090,9</text:p>
          </table:table-cell>
          <table:table-cell office:value-type="float" office:value="673350490.07229996" table:style-name="ce1">
            <text:p>673350490,1</text:p>
          </table:table-cell>
          <table:table-cell office:value-type="float" office:value="698962594.94509995" table:style-name="ce1">
            <text:p>698962594,9</text:p>
          </table:table-cell>
          <table:table-cell office:value-type="float" office:value="721038597.77540004" table:style-name="ce1">
            <text:p>721038597,8</text:p>
          </table:table-cell>
          <table:table-cell office:value-type="float" office:value="756112767.47150004" table:style-name="ce1">
            <text:p>756112767,5</text:p>
          </table:table-cell>
          <table:table-cell office:value-type="float" office:value="779882305.9835" table:style-name="ce1">
            <text:p>779882306</text:p>
          </table:table-cell>
          <table:table-cell office:value-type="float" office:value="810671851.16229999" table:style-name="ce1">
            <text:p>810671851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594843999999995" table:style-name="ce1">
            <text:p>-87,594844</text:p>
          </table:table-cell>
          <table:table-cell office:value-type="float" office:value="18.966684999999998" table:style-name="ce1">
            <text:p>18,966685</text:p>
          </table:table-cell>
          <table:table-cell office:value-type="float" office:value="4454999.9998999992" table:style-name="ce1">
            <text:p>4455000</text:p>
          </table:table-cell>
          <table:table-cell office:value-type="float" office:value="64902397.486100003" table:style-name="ce1">
            <text:p>64902397,49</text:p>
          </table:table-cell>
          <table:table-cell office:value-type="float" office:value="79045995.396899998" table:style-name="ce1">
            <text:p>79045995,4</text:p>
          </table:table-cell>
          <table:table-cell office:value-type="float" office:value="91361735.396500006" table:style-name="ce1">
            <text:p>91361735,4</text:p>
          </table:table-cell>
          <table:table-cell office:value-type="float" office:value="102714039.32190001" table:style-name="ce1">
            <text:p>102714039,3</text:p>
          </table:table-cell>
          <table:table-cell office:value-type="float" office:value="178472079.96880001" table:style-name="ce1">
            <text:p>178472080</text:p>
          </table:table-cell>
          <table:table-cell office:value-type="float" office:value="350161439.01239997" table:style-name="ce1">
            <text:p>350161439</text:p>
          </table:table-cell>
          <table:table-cell office:value-type="float" office:value="432149090.61680001" table:style-name="ce1">
            <text:p>432149090,6</text:p>
          </table:table-cell>
          <table:table-cell office:value-type="float" office:value="504020142.51189995" table:style-name="ce1">
            <text:p>504020142,5</text:p>
          </table:table-cell>
          <table:table-cell office:value-type="float" office:value="571137802.26170003" table:style-name="ce1">
            <text:p>571137802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722932999999998" table:style-name="ce1">
            <text:p>-87,722933</text:p>
          </table:table-cell>
          <table:table-cell office:value-type="float" office:value="18.566535999999999" table:style-name="ce1">
            <text:p>18,566536</text:p>
          </table:table-cell>
          <table:table-cell office:value-type="float" office:value="182442940.16180003" table:style-name="ce1">
            <text:p>182442940,2</text:p>
          </table:table-cell>
          <table:table-cell office:value-type="float" office:value="243619111.27570003" table:style-name="ce1">
            <text:p>243619111,3</text:p>
          </table:table-cell>
          <table:table-cell office:value-type="float" office:value="281779432.78290004" table:style-name="ce1">
            <text:p>281779432,8</text:p>
          </table:table-cell>
          <table:table-cell office:value-type="float" office:value="368031361.89690006" table:style-name="ce1">
            <text:p>368031361,9</text:p>
          </table:table-cell>
          <table:table-cell office:value-type="float" office:value="454979049.43339998" table:style-name="ce1">
            <text:p>454979049,4</text:p>
          </table:table-cell>
          <table:table-cell office:value-type="float" office:value="661675349.99619985" table:style-name="ce1">
            <text:p>661675350</text:p>
          </table:table-cell>
          <table:table-cell office:value-type="float" office:value="832434251.10650003" table:style-name="ce1">
            <text:p>832434251,1</text:p>
          </table:table-cell>
          <table:table-cell office:value-type="float" office:value="981686847.37289989" table:style-name="ce1">
            <text:p>981686847,4</text:p>
          </table:table-cell>
          <table:table-cell office:value-type="float" office:value="1090382671.1621001" table:style-name="ce1">
            <text:p>1090382671</text:p>
          </table:table-cell>
          <table:table-cell office:value-type="float" office:value="1180975424.2159998" table:style-name="ce1">
            <text:p>118097542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7.857481000000007" table:style-name="ce1">
            <text:p>-87,857481</text:p>
          </table:table-cell>
          <table:table-cell office:value-type="float" office:value="18.392994000000002" table:style-name="ce1">
            <text:p>18,392994</text:p>
          </table:table-cell>
          <table:table-cell office:value-type="float" office:value="45200061.262599982" table:style-name="ce1">
            <text:p>45200061,26</text:p>
          </table:table-cell>
          <table:table-cell office:value-type="float" office:value="84010783.156900004" table:style-name="ce1">
            <text:p>84010783,16</text:p>
          </table:table-cell>
          <table:table-cell office:value-type="float" office:value="118484979.42840001" table:style-name="ce1">
            <text:p>118484979,4</text:p>
          </table:table-cell>
          <table:table-cell office:value-type="float" office:value="252386236.59369999" table:style-name="ce1">
            <text:p>252386236,6</text:p>
          </table:table-cell>
          <table:table-cell office:value-type="float" office:value="322054787.57429993" table:style-name="ce1">
            <text:p>322054787,6</text:p>
          </table:table-cell>
          <table:table-cell office:value-type="float" office:value="407194017.20779991" table:style-name="ce1">
            <text:p>407194017,2</text:p>
          </table:table-cell>
          <table:table-cell office:value-type="float" office:value="488709597.83009994" table:style-name="ce1">
            <text:p>488709597,8</text:p>
          </table:table-cell>
          <table:table-cell office:value-type="float" office:value="552953189.0267998" table:style-name="ce1">
            <text:p>552953189</text:p>
          </table:table-cell>
          <table:table-cell office:value-type="float" office:value="599765979.40999985" table:style-name="ce1">
            <text:p>599765979,4</text:p>
          </table:table-cell>
          <table:table-cell office:value-type="float" office:value="632292860.1523999" table:style-name="ce1">
            <text:p>632292860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88.003907999999996" table:style-name="ce1">
            <text:p>-88,003908</text:p>
          </table:table-cell>
          <table:table-cell office:value-type="float" office:value="18.280242999999999" table:style-name="ce1">
            <text:p>18,280243</text:p>
          </table:table-cell>
          <table:table-cell office:value-type="float" office:value="68222458.262999997" table:style-name="ce1">
            <text:p>68222458,26</text:p>
          </table:table-cell>
          <table:table-cell office:value-type="float" office:value="187790556.74609995" table:style-name="ce1">
            <text:p>187790556,7</text:p>
          </table:table-cell>
          <table:table-cell office:value-type="float" office:value="262982322.91199994" table:style-name="ce1">
            <text:p>262982322,9</text:p>
          </table:table-cell>
          <table:table-cell office:value-type="float" office:value="378492873.08582997" table:style-name="ce1">
            <text:p>378492873,1</text:p>
          </table:table-cell>
          <table:table-cell office:value-type="float" office:value="447653966.33763015" table:style-name="ce1">
            <text:p>447653966,3</text:p>
          </table:table-cell>
          <table:table-cell office:value-type="float" office:value="509462467.07762992" table:style-name="ce1">
            <text:p>509462467,1</text:p>
          </table:table-cell>
          <table:table-cell office:value-type="float" office:value="580108952.75913" table:style-name="ce1">
            <text:p>580108952,8</text:p>
          </table:table-cell>
          <table:table-cell office:value-type="float" office:value="670596025.80953002" table:style-name="ce1">
            <text:p>670596025,8</text:p>
          </table:table-cell>
          <table:table-cell office:value-type="float" office:value="741204726.99852991" table:style-name="ce1">
            <text:p>741204727</text:p>
          </table:table-cell>
          <table:table-cell office:value-type="float" office:value="808275755.03862977" table:style-name="ce1">
            <text:p>808275755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152300999999994" table:style-name="ce1">
            <text:p>-88,152301</text:p>
          </table:table-cell>
          <table:table-cell office:value-type="float" office:value="17.944018" table:style-name="ce1">
            <text:p>17,944018</text:p>
          </table:table-cell>
          <table:table-cell office:value-type="float" office:value="75584242.446170002" table:style-name="ce1">
            <text:p>75584242,45</text:p>
          </table:table-cell>
          <table:table-cell office:value-type="float" office:value="168147558.47446999" table:style-name="ce1">
            <text:p>168147558,5</text:p>
          </table:table-cell>
          <table:table-cell office:value-type="float" office:value="230599013.17206997" table:style-name="ce1">
            <text:p>230599013,2</text:p>
          </table:table-cell>
          <table:table-cell office:value-type="float" office:value="263257176.76247001" table:style-name="ce1">
            <text:p>263257176,8</text:p>
          </table:table-cell>
          <table:table-cell office:value-type="float" office:value="284128590.06687003" table:style-name="ce1">
            <text:p>284128590,1</text:p>
          </table:table-cell>
          <table:table-cell office:value-type="float" office:value="297899381.35367" table:style-name="ce1">
            <text:p>297899381,4</text:p>
          </table:table-cell>
          <table:table-cell office:value-type="float" office:value="313733041.00277001" table:style-name="ce1">
            <text:p>313733041</text:p>
          </table:table-cell>
          <table:table-cell office:value-type="float" office:value="326523293.92057002" table:style-name="ce1">
            <text:p>326523293,9</text:p>
          </table:table-cell>
          <table:table-cell office:value-type="float" office:value="344861028.74517006" table:style-name="ce1">
            <text:p>344861028,7</text:p>
          </table:table-cell>
          <table:table-cell office:value-type="float" office:value="370458996.31457001" table:style-name="ce1">
            <text:p>370458996,3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238737" table:style-name="ce1">
            <text:p>-88,238737</text:p>
          </table:table-cell>
          <table:table-cell office:value-type="float" office:value="17.587479999999999" table:style-name="ce1">
            <text:p>17,58748</text:p>
          </table:table-cell>
          <table:table-cell office:value-type="float" office:value="18636782.249700002" table:style-name="ce1">
            <text:p>18636782,25</text:p>
          </table:table-cell>
          <table:table-cell office:value-type="float" office:value="58317303.164800003" table:style-name="ce1">
            <text:p>58317303,16</text:p>
          </table:table-cell>
          <table:table-cell office:value-type="float" office:value="132354944.52239999" table:style-name="ce1">
            <text:p>132354944,5</text:p>
          </table:table-cell>
          <table:table-cell office:value-type="float" office:value="213153247.26849997" table:style-name="ce1">
            <text:p>213153247,3</text:p>
          </table:table-cell>
          <table:table-cell office:value-type="float" office:value="272270364.25940007" table:style-name="ce1">
            <text:p>272270364,3</text:p>
          </table:table-cell>
          <table:table-cell office:value-type="float" office:value="332256226.1002" table:style-name="ce1">
            <text:p>332256226,1</text:p>
          </table:table-cell>
          <table:table-cell office:value-type="float" office:value="387894647.19870001" table:style-name="ce1">
            <text:p>387894647,2</text:p>
          </table:table-cell>
          <table:table-cell office:value-type="float" office:value="429230196.29929996" table:style-name="ce1">
            <text:p>429230196,3</text:p>
          </table:table-cell>
          <table:table-cell office:value-type="float" office:value="462009265.47999996" table:style-name="ce1">
            <text:p>462009265,5</text:p>
          </table:table-cell>
          <table:table-cell office:value-type="float" office:value="494225464.80739993" table:style-name="ce1">
            <text:p>494225464,8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242761999999999" table:style-name="ce1">
            <text:p>-88,242762</text:p>
          </table:table-cell>
          <table:table-cell office:value-type="float" office:value="17.231147" table:style-name="ce1">
            <text:p>17,231147</text:p>
          </table:table-cell>
          <table:table-cell office:value-type="float" office:value="18878426.467699997" table:style-name="ce1">
            <text:p>18878426,47</text:p>
          </table:table-cell>
          <table:table-cell office:value-type="float" office:value="34480114.555500001" table:style-name="ce1">
            <text:p>34480114,56</text:p>
          </table:table-cell>
          <table:table-cell office:value-type="float" office:value="50935745.867499992" table:style-name="ce1">
            <text:p>50935745,87</text:p>
          </table:table-cell>
          <table:table-cell office:value-type="float" office:value="199955775.69659999" table:style-name="ce1">
            <text:p>199955775,7</text:p>
          </table:table-cell>
          <table:table-cell office:value-type="float" office:value="235326407.77839994" table:style-name="ce1">
            <text:p>235326407,8</text:p>
          </table:table-cell>
          <table:table-cell office:value-type="float" office:value="262032128.92189997" table:style-name="ce1">
            <text:p>262032128,9</text:p>
          </table:table-cell>
          <table:table-cell office:value-type="float" office:value="289216613.81819999" table:style-name="ce1">
            <text:p>289216613,8</text:p>
          </table:table-cell>
          <table:table-cell office:value-type="float" office:value="313014977.72750014" table:style-name="ce1">
            <text:p>313014977,7</text:p>
          </table:table-cell>
          <table:table-cell office:value-type="float" office:value="331671600.48490012" table:style-name="ce1">
            <text:p>331671600,5</text:p>
          </table:table-cell>
          <table:table-cell office:value-type="float" office:value="349945214.1134001" table:style-name="ce1">
            <text:p>349945214,1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268332999999998" table:style-name="ce1">
            <text:p>-88,268333</text:p>
          </table:table-cell>
          <table:table-cell office:value-type="float" office:value="16.829294000000001" table:style-name="ce1">
            <text:p>16,829294</text:p>
          </table:table-cell>
          <table:table-cell office:value-type="float" office:value="230791.28269999998" table:style-name="ce1">
            <text:p>230791,2827</text:p>
          </table:table-cell>
          <table:table-cell office:value-type="float" office:value="1972582.2797000001" table:style-name="ce1">
            <text:p>1972582,28</text:p>
          </table:table-cell>
          <table:table-cell office:value-type="float" office:value="4625887.9399999995" table:style-name="ce1">
            <text:p>4625887,94</text:p>
          </table:table-cell>
          <table:table-cell office:value-type="float" office:value="11352735.0557" table:style-name="ce1">
            <text:p>11352735,06</text:p>
          </table:table-cell>
          <table:table-cell office:value-type="float" office:value="33515356.718600001" table:style-name="ce1">
            <text:p>33515356,72</text:p>
          </table:table-cell>
          <table:table-cell office:value-type="float" office:value="44923282.759499997" table:style-name="ce1">
            <text:p>44923282,76</text:p>
          </table:table-cell>
          <table:table-cell office:value-type="float" office:value="60375876.817200005" table:style-name="ce1">
            <text:p>60375876,82</text:p>
          </table:table-cell>
          <table:table-cell office:value-type="float" office:value="70583375.0546" table:style-name="ce1">
            <text:p>70583375,05</text:p>
          </table:table-cell>
          <table:table-cell office:value-type="float" office:value="86508609.721300021" table:style-name="ce1">
            <text:p>86508609,72</text:p>
          </table:table-cell>
          <table:table-cell office:value-type="float" office:value="97693431.804299995" table:style-name="ce1">
            <text:p>97693431,8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368178999999998" table:style-name="ce1">
            <text:p>-88,368179</text:p>
          </table:table-cell>
          <table:table-cell office:value-type="float" office:value="16.532720000000001" table:style-name="ce1">
            <text:p>16,53272</text:p>
          </table:table-cell>
          <table:table-cell office:value-type="float" office:value="105300" table:style-name="ce1">
            <text:p>105300</text:p>
          </table:table-cell>
          <table:table-cell office:value-type="float" office:value="542700" table:style-name="ce1">
            <text:p>542700</text:p>
          </table:table-cell>
          <table:table-cell office:value-type="float" office:value="1368295.03" table:style-name="ce1">
            <text:p>1368295,03</text:p>
          </table:table-cell>
          <table:table-cell office:value-type="float" office:value="7384439.7525000004" table:style-name="ce1">
            <text:p>7384439,753</text:p>
          </table:table-cell>
          <table:table-cell office:value-type="float" office:value="31356987.9617" table:style-name="ce1">
            <text:p>31356987,96</text:p>
          </table:table-cell>
          <table:table-cell office:value-type="float" office:value="49208332.983700007" table:style-name="ce1">
            <text:p>49208332,98</text:p>
          </table:table-cell>
          <table:table-cell office:value-type="float" office:value="68313231.988299996" table:style-name="ce1">
            <text:p>68313231,99</text:p>
          </table:table-cell>
          <table:table-cell office:value-type="float" office:value="82353822.517099991" table:style-name="ce1">
            <text:p>82353822,52</text:p>
          </table:table-cell>
          <table:table-cell office:value-type="float" office:value="95016534.153499991" table:style-name="ce1">
            <text:p>95016534,15</text:p>
          </table:table-cell>
          <table:table-cell office:value-type="float" office:value="107616826.24340001" table:style-name="ce1">
            <text:p>107616826,2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592534999999998" table:style-name="ce1">
            <text:p>-88,592535</text:p>
          </table:table-cell>
          <table:table-cell office:value-type="float" office:value="16.310220999999999" table:style-name="ce1">
            <text:p>16,310221</text:p>
          </table:table-cell>
          <table:table-cell office:value-type="float" office:value="810000" table:style-name="ce1">
            <text:p>810000</text:p>
          </table:table-cell>
          <table:table-cell office:value-type="float" office:value="1806298.8818999999" table:style-name="ce1">
            <text:p>1806298,882</text:p>
          </table:table-cell>
          <table:table-cell office:value-type="float" office:value="10037185.422900001" table:style-name="ce1">
            <text:p>10037185,42</text:p>
          </table:table-cell>
          <table:table-cell office:value-type="float" office:value="36889184.439400002" table:style-name="ce1">
            <text:p>36889184,44</text:p>
          </table:table-cell>
          <table:table-cell office:value-type="float" office:value="61078783.243500002" table:style-name="ce1">
            <text:p>61078783,24</text:p>
          </table:table-cell>
          <table:table-cell office:value-type="float" office:value="89949630.015800014" table:style-name="ce1">
            <text:p>89949630,02</text:p>
          </table:table-cell>
          <table:table-cell office:value-type="float" office:value="119197047.66080001" table:style-name="ce1">
            <text:p>119197047,7</text:p>
          </table:table-cell>
          <table:table-cell office:value-type="float" office:value="141776305.27560002" table:style-name="ce1">
            <text:p>141776305,3</text:p>
          </table:table-cell>
          <table:table-cell office:value-type="float" office:value="155631092.29519999" table:style-name="ce1">
            <text:p>155631092,3</text:p>
          </table:table-cell>
          <table:table-cell office:value-type="float" office:value="170548160.69009998" table:style-name="ce1">
            <text:p>170548160,7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796982" table:style-name="ce1">
            <text:p>-88,796982</text:p>
          </table:table-cell>
          <table:table-cell office:value-type="float" office:value="16.023996" table:style-name="ce1">
            <text:p>16,023996</text:p>
          </table:table-cell>
          <table:table-cell office:value-type="float" office:value="32400" table:style-name="ce1">
            <text:p>32400</text:p>
          </table:table-cell>
          <table:table-cell office:value-type="float" office:value="89101.118000000002" table:style-name="ce1">
            <text:p>89101,118</text:p>
          </table:table-cell>
          <table:table-cell office:value-type="float" office:value="1344601.091" table:style-name="ce1">
            <text:p>1344601,091</text:p>
          </table:table-cell>
          <table:table-cell office:value-type="float" office:value="3136357.3521000003" table:style-name="ce1">
            <text:p>3136357,352</text:p>
          </table:table-cell>
          <table:table-cell office:value-type="float" office:value="4517750.2094999999" table:style-name="ce1">
            <text:p>4517750,21</text:p>
          </table:table-cell>
          <table:table-cell office:value-type="float" office:value="7758118.4386" table:style-name="ce1">
            <text:p>7758118,439</text:p>
          </table:table-cell>
          <table:table-cell office:value-type="float" office:value="9741407.7316000015" table:style-name="ce1">
            <text:p>9741407,732</text:p>
          </table:table-cell>
          <table:table-cell office:value-type="float" office:value="11454857.4965" table:style-name="ce1">
            <text:p>11454857,5</text:p>
          </table:table-cell>
          <table:table-cell office:value-type="float" office:value="13924443.105499998" table:style-name="ce1">
            <text:p>13924443,11</text:p>
          </table:table-cell>
          <table:table-cell office:value-type="float" office:value="16863485.582199998" table:style-name="ce1">
            <text:p>16863485,58</text:p>
          </table:table-cell>
          <table:table-cell office:value-type="float" office:value="84" table:style-name="ce1">
            <text:p>84</text:p>
          </table:table-cell>
          <table:table-cell table:number-columns-repeated="16371"/>
        </table:table-row>
        <table:table-row table:style-name="ro1">
          <table:table-cell office:value-type="float" office:value="-88.683687000000006" table:style-name="ce1">
            <text:p>-88,683687</text:p>
          </table:table-cell>
          <table:table-cell office:value-type="float" office:value="15.838003" table:style-name="ce1">
            <text:p>15,838003</text:p>
          </table:table-cell>
          <table:table-cell office:value-type="float" office:value="81000" table:style-name="ce1">
            <text:p>81000</text:p>
          </table:table-cell>
          <table:table-cell office:value-type="float" office:value="194400" table:style-name="ce1">
            <text:p>194400</text:p>
          </table:table-cell>
          <table:table-cell office:value-type="float" office:value="488791.087" table:style-name="ce1">
            <text:p>488791,087</text:p>
          </table:table-cell>
          <table:table-cell office:value-type="float" office:value="1468891.0869999998" table:style-name="ce1">
            <text:p>1468891,087</text:p>
          </table:table-cell>
          <table:table-cell office:value-type="float" office:value="4327131.1134000001" table:style-name="ce1">
            <text:p>4327131,113</text:p>
          </table:table-cell>
          <table:table-cell office:value-type="float" office:value="7173597.2940999996" table:style-name="ce1">
            <text:p>7173597,294</text:p>
          </table:table-cell>
          <table:table-cell office:value-type="float" office:value="9795637.2376000006" table:style-name="ce1">
            <text:p>9795637,238</text:p>
          </table:table-cell>
          <table:table-cell office:value-type="float" office:value="12375717.049700001" table:style-name="ce1">
            <text:p>12375717,05</text:p>
          </table:table-cell>
          <table:table-cell office:value-type="float" office:value="15271832.961300004" table:style-name="ce1">
            <text:p>15271832,96</text:p>
          </table:table-cell>
          <table:table-cell office:value-type="float" office:value="22634573.999699999" table:style-name="ce1">
            <text:p>22634574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88.438270000000003" table:style-name="ce1">
            <text:p>-88,43827</text:p>
          </table:table-cell>
          <table:table-cell office:value-type="float" office:value="15.80425" table:style-name="ce1">
            <text:p>15,80425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224008.913" table:style-name="ce1">
            <text:p>224008,913</text:p>
          </table:table-cell>
          <table:table-cell office:value-type="float" office:value="458908.9129" table:style-name="ce1">
            <text:p>458908,9129</text:p>
          </table:table-cell>
          <table:table-cell office:value-type="float" office:value="3627068.8865999999" table:style-name="ce1">
            <text:p>3627068,887</text:p>
          </table:table-cell>
          <table:table-cell office:value-type="float" office:value="8111357.5831999993" table:style-name="ce1">
            <text:p>8111357,583</text:p>
          </table:table-cell>
          <table:table-cell office:value-type="float" office:value="37491183.6721" table:style-name="ce1">
            <text:p>37491183,67</text:p>
          </table:table-cell>
          <table:table-cell office:value-type="float" office:value="101637247.49979998" table:style-name="ce1">
            <text:p>101637247,5</text:p>
          </table:table-cell>
          <table:table-cell office:value-type="float" office:value="139073212.04810002" table:style-name="ce1">
            <text:p>139073212</text:p>
          </table:table-cell>
          <table:table-cell office:value-type="float" office:value="181735716.55249998" table:style-name="ce1">
            <text:p>181735716,6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88.166923999999995" table:style-name="ce1">
            <text:p>-88,166924</text:p>
          </table:table-cell>
          <table:table-cell office:value-type="float" office:value="15.806499000000001" table:style-name="ce1">
            <text:p>15,806499</text:p>
          </table:table-cell>
          <table:table-cell office:value-type="float" office:value="139876.9705" table:style-name="ce1">
            <text:p>139876,9705</text:p>
          </table:table-cell>
          <table:table-cell office:value-type="float" office:value="269476.9705" table:style-name="ce1">
            <text:p>269476,9705</text:p>
          </table:table-cell>
          <table:table-cell office:value-type="float" office:value="609676.97050000005" table:style-name="ce1">
            <text:p>609676,9705</text:p>
          </table:table-cell>
          <table:table-cell office:value-type="float" office:value="2100076.9704" table:style-name="ce1">
            <text:p>2100076,97</text:p>
          </table:table-cell>
          <table:table-cell office:value-type="float" office:value="6806176.9704" table:style-name="ce1">
            <text:p>6806176,97</text:p>
          </table:table-cell>
          <table:table-cell office:value-type="float" office:value="42454953.232699998" table:style-name="ce1">
            <text:p>42454953,23</text:p>
          </table:table-cell>
          <table:table-cell office:value-type="float" office:value="80899377.322600007" table:style-name="ce1">
            <text:p>80899377,32</text:p>
          </table:table-cell>
          <table:table-cell office:value-type="float" office:value="116243871.23699999" table:style-name="ce1">
            <text:p>116243871,2</text:p>
          </table:table-cell>
          <table:table-cell office:value-type="float" office:value="149983236.24439999" table:style-name="ce1">
            <text:p>149983236,2</text:p>
          </table:table-cell>
          <table:table-cell office:value-type="float" office:value="178828793.64609998" table:style-name="ce1">
            <text:p>178828793,6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7.788461999999996" table:style-name="ce1">
            <text:p>-87,788462</text:p>
          </table:table-cell>
          <table:table-cell office:value-type="float" office:value="15.836690000000001" table:style-name="ce1">
            <text:p>15,83669</text:p>
          </table:table-cell>
          <table:table-cell office:value-type="float" office:value="14023.029500000001" table:style-name="ce1">
            <text:p>14023,0295</text:p>
          </table:table-cell>
          <table:table-cell office:value-type="float" office:value="103123.0295" table:style-name="ce1">
            <text:p>103123,0295</text:p>
          </table:table-cell>
          <table:table-cell office:value-type="float" office:value="232723.0295" table:style-name="ce1">
            <text:p>232723,0295</text:p>
          </table:table-cell>
          <table:table-cell office:value-type="float" office:value="556723.02949999995" table:style-name="ce1">
            <text:p>556723,0295</text:p>
          </table:table-cell>
          <table:table-cell office:value-type="float" office:value="10139023.029399998" table:style-name="ce1">
            <text:p>10139023,03</text:p>
          </table:table-cell>
          <table:table-cell office:value-type="float" office:value="15041805.825600002" table:style-name="ce1">
            <text:p>15041805,83</text:p>
          </table:table-cell>
          <table:table-cell office:value-type="float" office:value="43529982.299200006" table:style-name="ce1">
            <text:p>43529982,3</text:p>
          </table:table-cell>
          <table:table-cell office:value-type="float" office:value="67911027.565699995" table:style-name="ce1">
            <text:p>67911027,57</text:p>
          </table:table-cell>
          <table:table-cell office:value-type="float" office:value="132744036.90280001" table:style-name="ce1">
            <text:p>132744036,9</text:p>
          </table:table-cell>
          <table:table-cell office:value-type="float" office:value="242619223.91240001" table:style-name="ce1">
            <text:p>242619223,9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7.384229000000005" table:style-name="ce1">
            <text:p>-87,384229</text:p>
          </table:table-cell>
          <table:table-cell office:value-type="float" office:value="15.830408" table:style-name="ce1">
            <text:p>15,830408</text:p>
          </table:table-cell>
          <table:table-cell office:value-type="float" office:value="105300" table:style-name="ce1">
            <text:p>105300</text:p>
          </table:table-cell>
          <table:table-cell office:value-type="float" office:value="607500" table:style-name="ce1">
            <text:p>607500</text:p>
          </table:table-cell>
          <table:table-cell office:value-type="float" office:value="2535299.9999000002" table:style-name="ce1">
            <text:p>2535300</text:p>
          </table:table-cell>
          <table:table-cell office:value-type="float" office:value="20293783.633299999" table:style-name="ce1">
            <text:p>20293783,63</text:p>
          </table:table-cell>
          <table:table-cell office:value-type="float" office:value="44692157.371100008" table:style-name="ce1">
            <text:p>44692157,37</text:p>
          </table:table-cell>
          <table:table-cell office:value-type="float" office:value="71248895.936700016" table:style-name="ce1">
            <text:p>71248895,94</text:p>
          </table:table-cell>
          <table:table-cell office:value-type="float" office:value="130786769.90660001" table:style-name="ce1">
            <text:p>130786769,9</text:p>
          </table:table-cell>
          <table:table-cell office:value-type="float" office:value="165617246.54919997" table:style-name="ce1">
            <text:p>165617246,5</text:p>
          </table:table-cell>
          <table:table-cell office:value-type="float" office:value="191352926.07569999" table:style-name="ce1">
            <text:p>191352926,1</text:p>
          </table:table-cell>
          <table:table-cell office:value-type="float" office:value="212741163.60550004" table:style-name="ce1">
            <text:p>212741163,6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6.960721000000007" table:style-name="ce1">
            <text:p>-86,960721</text:p>
          </table:table-cell>
          <table:table-cell office:value-type="float" office:value="15.795405000000001" table:style-name="ce1">
            <text:p>15,795405</text:p>
          </table:table-cell>
          <table:table-cell office:value-type="float" office:value="899100" table:style-name="ce1">
            <text:p>899100</text:p>
          </table:table-cell>
          <table:table-cell office:value-type="float" office:value="2332800" table:style-name="ce1">
            <text:p>2332800</text:p>
          </table:table-cell>
          <table:table-cell office:value-type="float" office:value="15341400.0002" table:style-name="ce1">
            <text:p>15341400</text:p>
          </table:table-cell>
          <table:table-cell office:value-type="float" office:value="61783516.366700001" table:style-name="ce1">
            <text:p>61783516,37</text:p>
          </table:table-cell>
          <table:table-cell office:value-type="float" office:value="97254875.079099998" table:style-name="ce1">
            <text:p>97254875,08</text:p>
          </table:table-cell>
          <table:table-cell office:value-type="float" office:value="131140336.51329999" table:style-name="ce1">
            <text:p>131140336,5</text:p>
          </table:table-cell>
          <table:table-cell office:value-type="float" office:value="167328309.79880002" table:style-name="ce1">
            <text:p>167328309,8</text:p>
          </table:table-cell>
          <table:table-cell office:value-type="float" office:value="198017335.07449999" table:style-name="ce1">
            <text:p>198017335,1</text:p>
          </table:table-cell>
          <table:table-cell office:value-type="float" office:value="225173126.33379999" table:style-name="ce1">
            <text:p>225173126,3</text:p>
          </table:table-cell>
          <table:table-cell office:value-type="float" office:value="249854558.99100003" table:style-name="ce1">
            <text:p>249854559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6.523618999999997" table:style-name="ce1">
            <text:p>-86,523619</text:p>
          </table:table-cell>
          <table:table-cell office:value-type="float" office:value="15.791078000000001" table:style-name="ce1">
            <text:p>15,791078</text:p>
          </table:table-cell>
          <table:table-cell office:value-type="float" office:value="315900" table:style-name="ce1">
            <text:p>315900</text:p>
          </table:table-cell>
          <table:table-cell office:value-type="float" office:value="972000" table:style-name="ce1">
            <text:p>972000</text:p>
          </table:table-cell>
          <table:table-cell office:value-type="float" office:value="3037500.0000999998" table:style-name="ce1">
            <text:p>3037500</text:p>
          </table:table-cell>
          <table:table-cell office:value-type="float" office:value="8255518.0534000006" table:style-name="ce1">
            <text:p>8255518,053</text:p>
          </table:table-cell>
          <table:table-cell office:value-type="float" office:value="23321288.306699999" table:style-name="ce1">
            <text:p>23321288,31</text:p>
          </table:table-cell>
          <table:table-cell office:value-type="float" office:value="36028144.66839999" table:style-name="ce1">
            <text:p>36028144,67</text:p>
          </table:table-cell>
          <table:table-cell office:value-type="float" office:value="47144425.941700004" table:style-name="ce1">
            <text:p>47144425,94</text:p>
          </table:table-cell>
          <table:table-cell office:value-type="float" office:value="57798045.334300004" table:style-name="ce1">
            <text:p>57798045,33</text:p>
          </table:table-cell>
          <table:table-cell office:value-type="float" office:value="67831556.343200013" table:style-name="ce1">
            <text:p>67831556,34</text:p>
          </table:table-cell>
          <table:table-cell office:value-type="float" office:value="76158356.3433" table:style-name="ce1">
            <text:p>76158356,34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6.108598999999998" table:style-name="ce1">
            <text:p>-86,108599</text:p>
          </table:table-cell>
          <table:table-cell office:value-type="float" office:value="15.874503000000001" table:style-name="ce1">
            <text:p>15,874503</text:p>
          </table:table-cell>
          <table:table-cell office:value-type="float" office:value="145800" table:style-name="ce1">
            <text:p>145800</text:p>
          </table:table-cell>
          <table:table-cell office:value-type="float" office:value="696600" table:style-name="ce1">
            <text:p>696600</text:p>
          </table:table-cell>
          <table:table-cell office:value-type="float" office:value="2105999.9999000002" table:style-name="ce1">
            <text:p>2106000</text:p>
          </table:table-cell>
          <table:table-cell office:value-type="float" office:value="4518181.9467000002" table:style-name="ce1">
            <text:p>4518181,947</text:p>
          </table:table-cell>
          <table:table-cell office:value-type="float" office:value="8314679.2433899995" table:style-name="ce1">
            <text:p>8314679,243</text:p>
          </table:table-cell>
          <table:table-cell office:value-type="float" office:value="12561122.881580003" table:style-name="ce1">
            <text:p>12561122,88</text:p>
          </table:table-cell>
          <table:table-cell office:value-type="float" office:value="16110467.125470001" table:style-name="ce1">
            <text:p>16110467,13</text:p>
          </table:table-cell>
          <table:table-cell office:value-type="float" office:value="19276301.314599998" table:style-name="ce1">
            <text:p>19276301,31</text:p>
          </table:table-cell>
          <table:table-cell office:value-type="float" office:value="22343491.606630001" table:style-name="ce1">
            <text:p>22343491,61</text:p>
          </table:table-cell>
          <table:table-cell office:value-type="float" office:value="25162291.606629997" table:style-name="ce1">
            <text:p>25162291,61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5.815066000000002" table:style-name="ce1">
            <text:p>-85,815066</text:p>
          </table:table-cell>
          <table:table-cell office:value-type="float" office:value="15.966796" table:style-name="ce1">
            <text:p>15,966796</text:p>
          </table:table-cell>
          <table:table-cell office:value-type="float" office:value="41402445.301899999" table:style-name="ce1">
            <text:p>41402445,3</text:p>
          </table:table-cell>
          <table:table-cell office:value-type="float" office:value="51166856.883800007" table:style-name="ce1">
            <text:p>51166856,88</text:p>
          </table:table-cell>
          <table:table-cell office:value-type="float" office:value="87422202.393999994" table:style-name="ce1">
            <text:p>87422202,39</text:p>
          </table:table-cell>
          <table:table-cell office:value-type="float" office:value="122977555.17879" table:style-name="ce1">
            <text:p>122977555,2</text:p>
          </table:table-cell>
          <table:table-cell office:value-type="float" office:value="156813546.86543003" table:style-name="ce1">
            <text:p>156813546,9</text:p>
          </table:table-cell>
          <table:table-cell office:value-type="float" office:value="190451361.14827999" table:style-name="ce1">
            <text:p>190451361,1</text:p>
          </table:table-cell>
          <table:table-cell office:value-type="float" office:value="220706534.71597999" table:style-name="ce1">
            <text:p>220706534,7</text:p>
          </table:table-cell>
          <table:table-cell office:value-type="float" office:value="245220709.61134005" table:style-name="ce1">
            <text:p>245220709,6</text:p>
          </table:table-cell>
          <table:table-cell office:value-type="float" office:value="266812253.56406999" table:style-name="ce1">
            <text:p>266812253,6</text:p>
          </table:table-cell>
          <table:table-cell office:value-type="float" office:value="285250321.79297" table:style-name="ce1">
            <text:p>285250321,8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5.504326000000006" table:style-name="ce1">
            <text:p>-85,504326</text:p>
          </table:table-cell>
          <table:table-cell office:value-type="float" office:value="15.937901" table:style-name="ce1">
            <text:p>15,937901</text:p>
          </table:table-cell>
          <table:table-cell office:value-type="float" office:value="110054.69809999999" table:style-name="ce1">
            <text:p>110054,6981</text:p>
          </table:table-cell>
          <table:table-cell office:value-type="float" office:value="762243.11629999999" table:style-name="ce1">
            <text:p>762243,1163</text:p>
          </table:table-cell>
          <table:table-cell office:value-type="float" office:value="15233238.762" table:style-name="ce1">
            <text:p>15233238,76</text:p>
          </table:table-cell>
          <table:table-cell office:value-type="float" office:value="40458605.681900002" table:style-name="ce1">
            <text:p>40458605,68</text:p>
          </table:table-cell>
          <table:table-cell office:value-type="float" office:value="86502026.941799998" table:style-name="ce1">
            <text:p>86502026,94</text:p>
          </table:table-cell>
          <table:table-cell office:value-type="float" office:value="116589339.34199998" table:style-name="ce1">
            <text:p>116589339,3</text:p>
          </table:table-cell>
          <table:table-cell office:value-type="float" office:value="143306112.26879999" table:style-name="ce1">
            <text:p>143306112,3</text:p>
          </table:table-cell>
          <table:table-cell office:value-type="float" office:value="177438101.57369998" table:style-name="ce1">
            <text:p>177438101,6</text:p>
          </table:table-cell>
          <table:table-cell office:value-type="float" office:value="202584601.9535" table:style-name="ce1">
            <text:p>202584602</text:p>
          </table:table-cell>
          <table:table-cell office:value-type="float" office:value="219272257.36699998" table:style-name="ce1">
            <text:p>219272257,4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5.080511000000001" table:style-name="ce1">
            <text:p>-85,080511</text:p>
          </table:table-cell>
          <table:table-cell office:value-type="float" office:value="15.926793999999999" table:style-name="ce1">
            <text:p>15,926794</text:p>
          </table:table-cell>
          <table:table-cell office:value-type="float" office:value="1164502.8585000001" table:style-name="ce1">
            <text:p>1164502,859</text:p>
          </table:table-cell>
          <table:table-cell office:value-type="float" office:value="2873602.8585000001" table:style-name="ce1">
            <text:p>2873602,859</text:p>
          </table:table-cell>
          <table:table-cell office:value-type="float" office:value="6595461.7027000003" table:style-name="ce1">
            <text:p>6595461,703</text:p>
          </table:table-cell>
          <table:table-cell office:value-type="float" office:value="16884141.997900002" table:style-name="ce1">
            <text:p>16884142</text:p>
          </table:table-cell>
          <table:table-cell office:value-type="float" office:value="33067996.516899999" table:style-name="ce1">
            <text:p>33067996,52</text:p>
          </table:table-cell>
          <table:table-cell office:value-type="float" office:value="50566035.045099996" table:style-name="ce1">
            <text:p>50566035,05</text:p>
          </table:table-cell>
          <table:table-cell office:value-type="float" office:value="84998919.537900016" table:style-name="ce1">
            <text:p>84998919,54</text:p>
          </table:table-cell>
          <table:table-cell office:value-type="float" office:value="105294126.21179999" table:style-name="ce1">
            <text:p>105294126,2</text:p>
          </table:table-cell>
          <table:table-cell office:value-type="float" office:value="127222048.3118" table:style-name="ce1">
            <text:p>127222048,3</text:p>
          </table:table-cell>
          <table:table-cell office:value-type="float" office:value="148752785.51770002" table:style-name="ce1">
            <text:p>148752785,5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4.684466999999998" table:style-name="ce1">
            <text:p>-84,684467</text:p>
          </table:table-cell>
          <table:table-cell office:value-type="float" office:value="15.873907000000001" table:style-name="ce1">
            <text:p>15,873907</text:p>
          </table:table-cell>
          <table:table-cell office:value-type="float" office:value="64996297.141500004" table:style-name="ce1">
            <text:p>64996297,14</text:p>
          </table:table-cell>
          <table:table-cell office:value-type="float" office:value="68633197.141499996" table:style-name="ce1">
            <text:p>68633197,14</text:p>
          </table:table-cell>
          <table:table-cell office:value-type="float" office:value="92918682.40519999" table:style-name="ce1">
            <text:p>92918682,41</text:p>
          </table:table-cell>
          <table:table-cell office:value-type="float" office:value="114540145.97009999" table:style-name="ce1">
            <text:p>114540146</text:p>
          </table:table-cell>
          <table:table-cell office:value-type="float" office:value="143734921.50190002" table:style-name="ce1">
            <text:p>143734921,5</text:p>
          </table:table-cell>
          <table:table-cell office:value-type="float" office:value="200404379.32569999" table:style-name="ce1">
            <text:p>200404379,3</text:p>
          </table:table-cell>
          <table:table-cell office:value-type="float" office:value="227189862.02309999" table:style-name="ce1">
            <text:p>227189862</text:p>
          </table:table-cell>
          <table:table-cell office:value-type="float" office:value="251759681.13620001" table:style-name="ce1">
            <text:p>251759681,1</text:p>
          </table:table-cell>
          <table:table-cell office:value-type="float" office:value="273198292.87989998" table:style-name="ce1">
            <text:p>273198292,9</text:p>
          </table:table-cell>
          <table:table-cell office:value-type="float" office:value="290628602.5237" table:style-name="ce1">
            <text:p>290628602,5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4.368512999999993" table:style-name="ce1">
            <text:p>-84,368513</text:p>
          </table:table-cell>
          <table:table-cell office:value-type="float" office:value="15.799436" table:style-name="ce1">
            <text:p>15,799436</text:p>
          </table:table-cell>
          <table:table-cell office:value-type="float" office:value="1174500" table:style-name="ce1">
            <text:p>1174500</text:p>
          </table:table-cell>
          <table:table-cell office:value-type="float" office:value="5589000" table:style-name="ce1">
            <text:p>5589000</text:p>
          </table:table-cell>
          <table:table-cell office:value-type="float" office:value="23496414.736299999" table:style-name="ce1">
            <text:p>23496414,74</text:p>
          </table:table-cell>
          <table:table-cell office:value-type="float" office:value="55324777.848499998" table:style-name="ce1">
            <text:p>55324777,85</text:p>
          </table:table-cell>
          <table:table-cell office:value-type="float" office:value="156209725.8653" table:style-name="ce1">
            <text:p>156209725,9</text:p>
          </table:table-cell>
          <table:table-cell office:value-type="float" office:value="223626860.15920001" table:style-name="ce1">
            <text:p>223626860,2</text:p>
          </table:table-cell>
          <table:table-cell office:value-type="float" office:value="269741535.06509995" table:style-name="ce1">
            <text:p>269741535,1</text:p>
          </table:table-cell>
          <table:table-cell office:value-type="float" office:value="327404575.59430003" table:style-name="ce1">
            <text:p>327404575,6</text:p>
          </table:table-cell>
          <table:table-cell office:value-type="float" office:value="363550031.17269999" table:style-name="ce1">
            <text:p>363550031,2</text:p>
          </table:table-cell>
          <table:table-cell office:value-type="float" office:value="394978648.34140003" table:style-name="ce1">
            <text:p>394978648,3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4.078689999999995" table:style-name="ce1">
            <text:p>-84,07869</text:p>
          </table:table-cell>
          <table:table-cell office:value-type="float" office:value="15.656984" table:style-name="ce1">
            <text:p>15,656984</text:p>
          </table:table-cell>
          <table:table-cell office:value-type="float" office:value="340199.99959999998" table:style-name="ce1">
            <text:p>340199,9996</text:p>
          </table:table-cell>
          <table:table-cell office:value-type="float" office:value="6647975.4010000005" table:style-name="ce1">
            <text:p>6647975,401</text:p>
          </table:table-cell>
          <table:table-cell office:value-type="float" office:value="172851096.64539999" table:style-name="ce1">
            <text:p>172851096,6</text:p>
          </table:table-cell>
          <table:table-cell office:value-type="float" office:value="261418549.82729998" table:style-name="ce1">
            <text:p>261418549,8</text:p>
          </table:table-cell>
          <table:table-cell office:value-type="float" office:value="336468717.7015" table:style-name="ce1">
            <text:p>336468717,7</text:p>
          </table:table-cell>
          <table:table-cell office:value-type="float" office:value="378728582.41060001" table:style-name="ce1">
            <text:p>378728582,4</text:p>
          </table:table-cell>
          <table:table-cell office:value-type="float" office:value="407429711.88519996" table:style-name="ce1">
            <text:p>407429711,9</text:p>
          </table:table-cell>
          <table:table-cell office:value-type="float" office:value="438539129.19590008" table:style-name="ce1">
            <text:p>438539129,2</text:p>
          </table:table-cell>
          <table:table-cell office:value-type="float" office:value="457841799.84990001" table:style-name="ce1">
            <text:p>457841799,8</text:p>
          </table:table-cell>
          <table:table-cell office:value-type="float" office:value="470442498.49389994" table:style-name="ce1">
            <text:p>470442498,5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3.747801999999993" table:style-name="ce1">
            <text:p>-83,747802</text:p>
          </table:table-cell>
          <table:table-cell office:value-type="float" office:value="15.418331" table:style-name="ce1">
            <text:p>15,418331</text:p>
          </table:table-cell>
          <table:table-cell office:value-type="float" office:value="3745449.8324999996" table:style-name="ce1">
            <text:p>3745449,833</text:p>
          </table:table-cell>
          <table:table-cell office:value-type="float" office:value="63485892.669100001" table:style-name="ce1">
            <text:p>63485892,67</text:p>
          </table:table-cell>
          <table:table-cell office:value-type="float" office:value="209769348.39739999" table:style-name="ce1">
            <text:p>209769348,4</text:p>
          </table:table-cell>
          <table:table-cell office:value-type="float" office:value="277116884.61499995" table:style-name="ce1">
            <text:p>277116884,6</text:p>
          </table:table-cell>
          <table:table-cell office:value-type="float" office:value="319034999.70130002" table:style-name="ce1">
            <text:p>319034999,7</text:p>
          </table:table-cell>
          <table:table-cell office:value-type="float" office:value="357945126.86210001" table:style-name="ce1">
            <text:p>357945126,9</text:p>
          </table:table-cell>
          <table:table-cell office:value-type="float" office:value="387235607.82699996" table:style-name="ce1">
            <text:p>387235607,8</text:p>
          </table:table-cell>
          <table:table-cell office:value-type="float" office:value="406814021.14840001" table:style-name="ce1">
            <text:p>406814021,1</text:p>
          </table:table-cell>
          <table:table-cell office:value-type="float" office:value="420126002.99350005" table:style-name="ce1">
            <text:p>420126003</text:p>
          </table:table-cell>
          <table:table-cell office:value-type="float" office:value="429926708.43780005" table:style-name="ce1">
            <text:p>429926708,4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3.422701000000004" table:style-name="ce1">
            <text:p>-83,422701</text:p>
          </table:table-cell>
          <table:table-cell office:value-type="float" office:value="15.192677" table:style-name="ce1">
            <text:p>15,192677</text:p>
          </table:table-cell>
          <table:table-cell office:value-type="float" office:value="524235.16519999999" table:style-name="ce1">
            <text:p>524235,1652</text:p>
          </table:table-cell>
          <table:table-cell office:value-type="float" office:value="1836435.1651999999" table:style-name="ce1">
            <text:p>1836435,165</text:p>
          </table:table-cell>
          <table:table-cell office:value-type="float" office:value="163637379.71039999" table:style-name="ce1">
            <text:p>163637379,7</text:p>
          </table:table-cell>
          <table:table-cell office:value-type="float" office:value="267402513.8017" table:style-name="ce1">
            <text:p>267402513,8</text:p>
          </table:table-cell>
          <table:table-cell office:value-type="float" office:value="371553228.04659998" table:style-name="ce1">
            <text:p>371553228</text:p>
          </table:table-cell>
          <table:table-cell office:value-type="float" office:value="434070161.12540007" table:style-name="ce1">
            <text:p>434070161,1</text:p>
          </table:table-cell>
          <table:table-cell office:value-type="float" office:value="465940827.48789996" table:style-name="ce1">
            <text:p>465940827,5</text:p>
          </table:table-cell>
          <table:table-cell office:value-type="float" office:value="489312842.74799997" table:style-name="ce1">
            <text:p>489312842,7</text:p>
          </table:table-cell>
          <table:table-cell office:value-type="float" office:value="500434703.22720003" table:style-name="ce1">
            <text:p>500434703,2</text:p>
          </table:table-cell>
          <table:table-cell office:value-type="float" office:value="507893827.5158" table:style-name="ce1">
            <text:p>507893827,5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3.328653000000003" table:style-name="ce1">
            <text:p>-83,328653</text:p>
          </table:table-cell>
          <table:table-cell office:value-type="float" office:value="14.955667" table:style-name="ce1">
            <text:p>14,955667</text:p>
          </table:table-cell>
          <table:table-cell office:value-type="float" office:value="274415.00229999999" table:style-name="ce1">
            <text:p>274415,0023</text:p>
          </table:table-cell>
          <table:table-cell office:value-type="float" office:value="1926815.0023000001" table:style-name="ce1">
            <text:p>1926815,002</text:p>
          </table:table-cell>
          <table:table-cell office:value-type="float" office:value="58865497.03549999" table:style-name="ce1">
            <text:p>58865497,04</text:p>
          </table:table-cell>
          <table:table-cell office:value-type="float" office:value="82126855.766800001" table:style-name="ce1">
            <text:p>82126855,77</text:p>
          </table:table-cell>
          <table:table-cell office:value-type="float" office:value="269728104.74199998" table:style-name="ce1">
            <text:p>269728104,7</text:p>
          </table:table-cell>
          <table:table-cell office:value-type="float" office:value="345545810.3168" table:style-name="ce1">
            <text:p>345545810,3</text:p>
          </table:table-cell>
          <table:table-cell office:value-type="float" office:value="394428513.22040004" table:style-name="ce1">
            <text:p>394428513,2</text:p>
          </table:table-cell>
          <table:table-cell office:value-type="float" office:value="424610285.96429998" table:style-name="ce1">
            <text:p>424610286</text:p>
          </table:table-cell>
          <table:table-cell office:value-type="float" office:value="445278230.73450005" table:style-name="ce1">
            <text:p>445278230,7</text:p>
          </table:table-cell>
          <table:table-cell office:value-type="float" office:value="459244842.57899994" table:style-name="ce1">
            <text:p>459244842,6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308535000000006" table:style-name="ce1">
            <text:p>-83,308535</text:p>
          </table:table-cell>
          <table:table-cell office:value-type="float" office:value="14.683859" table:style-name="ce1">
            <text:p>14,683859</text:p>
          </table:table-cell>
          <table:table-cell office:value-type="float" office:value="332100" table:style-name="ce1">
            <text:p>332100</text:p>
          </table:table-cell>
          <table:table-cell office:value-type="float" office:value="3734100" table:style-name="ce1">
            <text:p>3734100</text:p>
          </table:table-cell>
          <table:table-cell office:value-type="float" office:value="192904642.61610001" table:style-name="ce1">
            <text:p>192904642,6</text:p>
          </table:table-cell>
          <table:table-cell office:value-type="float" office:value="289732421.99830002" table:style-name="ce1">
            <text:p>289732422</text:p>
          </table:table-cell>
          <table:table-cell office:value-type="float" office:value="376489113.86300004" table:style-name="ce1">
            <text:p>376489113,9</text:p>
          </table:table-cell>
          <table:table-cell office:value-type="float" office:value="441997040.69220001" table:style-name="ce1">
            <text:p>441997040,7</text:p>
          </table:table-cell>
          <table:table-cell office:value-type="float" office:value="489940171.45389998" table:style-name="ce1">
            <text:p>489940171,5</text:p>
          </table:table-cell>
          <table:table-cell office:value-type="float" office:value="529427159.91949999" table:style-name="ce1">
            <text:p>529427159,9</text:p>
          </table:table-cell>
          <table:table-cell office:value-type="float" office:value="562629007.0868001" table:style-name="ce1">
            <text:p>562629007,1</text:p>
          </table:table-cell>
          <table:table-cell office:value-type="float" office:value="588424167.05159998" table:style-name="ce1">
            <text:p>588424167,1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267081000000005" table:style-name="ce1">
            <text:p>-83,267081</text:p>
          </table:table-cell>
          <table:table-cell office:value-type="float" office:value="14.309789" table:style-name="ce1">
            <text:p>14,309789</text:p>
          </table:table-cell>
          <table:table-cell office:value-type="float" office:value="110444738.16429999" table:style-name="ce1">
            <text:p>110444738,2</text:p>
          </table:table-cell>
          <table:table-cell office:value-type="float" office:value="135718260.76809999" table:style-name="ce1">
            <text:p>135718260,8</text:p>
          </table:table-cell>
          <table:table-cell office:value-type="float" office:value="271451198.88049996" table:style-name="ce1">
            <text:p>271451198,9</text:p>
          </table:table-cell>
          <table:table-cell office:value-type="float" office:value="332805177.8161" table:style-name="ce1">
            <text:p>332805177,8</text:p>
          </table:table-cell>
          <table:table-cell office:value-type="float" office:value="379333389.9569" table:style-name="ce1">
            <text:p>379333390</text:p>
          </table:table-cell>
          <table:table-cell office:value-type="float" office:value="417459078.16620004" table:style-name="ce1">
            <text:p>417459078,2</text:p>
          </table:table-cell>
          <table:table-cell office:value-type="float" office:value="448349178.63380003" table:style-name="ce1">
            <text:p>448349178,6</text:p>
          </table:table-cell>
          <table:table-cell office:value-type="float" office:value="472830391.99760002" table:style-name="ce1">
            <text:p>472830392</text:p>
          </table:table-cell>
          <table:table-cell office:value-type="float" office:value="499365159.89629996" table:style-name="ce1">
            <text:p>499365159,9</text:p>
          </table:table-cell>
          <table:table-cell office:value-type="float" office:value="517573454.75449997" table:style-name="ce1">
            <text:p>517573454,8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400561999999994" table:style-name="ce1">
            <text:p>-83,400562</text:p>
          </table:table-cell>
          <table:table-cell office:value-type="float" office:value="13.915934" table:style-name="ce1">
            <text:p>13,915934</text:p>
          </table:table-cell>
          <table:table-cell office:value-type="float" office:value="130113470.48500001" table:style-name="ce1">
            <text:p>130113470,5</text:p>
          </table:table-cell>
          <table:table-cell office:value-type="float" office:value="216968173.33219999" table:style-name="ce1">
            <text:p>216968173,3</text:p>
          </table:table-cell>
          <table:table-cell office:value-type="float" office:value="384007772.03039992" table:style-name="ce1">
            <text:p>384007772</text:p>
          </table:table-cell>
          <table:table-cell office:value-type="float" office:value="474539952.09859997" table:style-name="ce1">
            <text:p>474539952,1</text:p>
          </table:table-cell>
          <table:table-cell office:value-type="float" office:value="518933499.34780002" table:style-name="ce1">
            <text:p>518933499,3</text:p>
          </table:table-cell>
          <table:table-cell office:value-type="float" office:value="555016796.86619997" table:style-name="ce1">
            <text:p>555016796,9</text:p>
          </table:table-cell>
          <table:table-cell office:value-type="float" office:value="589290963.2615999" table:style-name="ce1">
            <text:p>589290963,3</text:p>
          </table:table-cell>
          <table:table-cell office:value-type="float" office:value="617874282.24650013" table:style-name="ce1">
            <text:p>617874282,2</text:p>
          </table:table-cell>
          <table:table-cell office:value-type="float" office:value="659536771.31129992" table:style-name="ce1">
            <text:p>659536771,3</text:p>
          </table:table-cell>
          <table:table-cell office:value-type="float" office:value="682345665.48440003" table:style-name="ce1">
            <text:p>682345665,5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529680999999997" table:style-name="ce1">
            <text:p>-83,529681</text:p>
          </table:table-cell>
          <table:table-cell office:value-type="float" office:value="13.50644" table:style-name="ce1">
            <text:p>13,50644</text:p>
          </table:table-cell>
          <table:table-cell office:value-type="float" office:value="55577791.351199999" table:style-name="ce1">
            <text:p>55577791,35</text:p>
          </table:table-cell>
          <table:table-cell office:value-type="float" office:value="178755382.72320002" table:style-name="ce1">
            <text:p>178755382,7</text:p>
          </table:table-cell>
          <table:table-cell office:value-type="float" office:value="258080378.5352" table:style-name="ce1">
            <text:p>258080378,5</text:p>
          </table:table-cell>
          <table:table-cell office:value-type="float" office:value="360789877.96290004" table:style-name="ce1">
            <text:p>360789878</text:p>
          </table:table-cell>
          <table:table-cell office:value-type="float" office:value="424785814.27270007" table:style-name="ce1">
            <text:p>424785814,3</text:p>
          </table:table-cell>
          <table:table-cell office:value-type="float" office:value="464755765.63280004" table:style-name="ce1">
            <text:p>464755765,6</text:p>
          </table:table-cell>
          <table:table-cell office:value-type="float" office:value="488724538.80800003" table:style-name="ce1">
            <text:p>488724538,8</text:p>
          </table:table-cell>
          <table:table-cell office:value-type="float" office:value="553997373.42329991" table:style-name="ce1">
            <text:p>553997373,4</text:p>
          </table:table-cell>
          <table:table-cell office:value-type="float" office:value="583567241.50899994" table:style-name="ce1">
            <text:p>583567241,5</text:p>
          </table:table-cell>
          <table:table-cell office:value-type="float" office:value="604646775.74110007" table:style-name="ce1">
            <text:p>604646775,7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535690000000002" table:style-name="ce1">
            <text:p>-83,53569</text:p>
          </table:table-cell>
          <table:table-cell office:value-type="float" office:value="13.072798000000001" table:style-name="ce1">
            <text:p>13,072798</text:p>
          </table:table-cell>
          <table:table-cell office:value-type="float" office:value="4179600.0001000003" table:style-name="ce1">
            <text:p>4179600</text:p>
          </table:table-cell>
          <table:table-cell office:value-type="float" office:value="12261402.612" table:style-name="ce1">
            <text:p>12261402,61</text:p>
          </table:table-cell>
          <table:table-cell office:value-type="float" office:value="49960044.400600001" table:style-name="ce1">
            <text:p>49960044,4</text:p>
          </table:table-cell>
          <table:table-cell office:value-type="float" office:value="75113120.289900005" table:style-name="ce1">
            <text:p>75113120,29</text:p>
          </table:table-cell>
          <table:table-cell office:value-type="float" office:value="96765115.474100009" table:style-name="ce1">
            <text:p>96765115,47</text:p>
          </table:table-cell>
          <table:table-cell office:value-type="float" office:value="122583797.2359" table:style-name="ce1">
            <text:p>122583797,2</text:p>
          </table:table-cell>
          <table:table-cell office:value-type="float" office:value="136594019.12360001" table:style-name="ce1">
            <text:p>136594019,1</text:p>
          </table:table-cell>
          <table:table-cell office:value-type="float" office:value="151486132.3698" table:style-name="ce1">
            <text:p>151486132,4</text:p>
          </table:table-cell>
          <table:table-cell office:value-type="float" office:value="164328508.46149999" table:style-name="ce1">
            <text:p>164328508,5</text:p>
          </table:table-cell>
          <table:table-cell office:value-type="float" office:value="175550534.45879996" table:style-name="ce1">
            <text:p>175550534,5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492987999999997" table:style-name="ce1">
            <text:p>-83,492988</text:p>
          </table:table-cell>
          <table:table-cell office:value-type="float" office:value="12.643648000000001" table:style-name="ce1">
            <text:p>12,643648</text:p>
          </table:table-cell>
          <table:table-cell office:value-type="float" office:value="202500" table:style-name="ce1">
            <text:p>202500</text:p>
          </table:table-cell>
          <table:table-cell office:value-type="float" office:value="3280500" table:style-name="ce1">
            <text:p>3280500</text:p>
          </table:table-cell>
          <table:table-cell office:value-type="float" office:value="8804700" table:style-name="ce1">
            <text:p>8804700</text:p>
          </table:table-cell>
          <table:table-cell office:value-type="float" office:value="79275276.183499992" table:style-name="ce1">
            <text:p>79275276,18</text:p>
          </table:table-cell>
          <table:table-cell office:value-type="float" office:value="127923829.7499" table:style-name="ce1">
            <text:p>127923829,7</text:p>
          </table:table-cell>
          <table:table-cell office:value-type="float" office:value="170870286.8364" table:style-name="ce1">
            <text:p>170870286,8</text:p>
          </table:table-cell>
          <table:table-cell office:value-type="float" office:value="193227195.1074" table:style-name="ce1">
            <text:p>193227195,1</text:p>
          </table:table-cell>
          <table:table-cell office:value-type="float" office:value="214613653.43180001" table:style-name="ce1">
            <text:p>214613653,4</text:p>
          </table:table-cell>
          <table:table-cell office:value-type="float" office:value="233161564.74629998" table:style-name="ce1">
            <text:p>233161564,7</text:p>
          </table:table-cell>
          <table:table-cell office:value-type="float" office:value="250829189.48149997" table:style-name="ce1">
            <text:p>250829189,5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574421000000001" table:style-name="ce1">
            <text:p>-83,574421</text:p>
          </table:table-cell>
          <table:table-cell office:value-type="float" office:value="12.260864" table:style-name="ce1">
            <text:p>12,260864</text:p>
          </table:table-cell>
          <table:table-cell office:value-type="float" office:value="9267781.6094000004" table:style-name="ce1">
            <text:p>9267781,609</text:p>
          </table:table-cell>
          <table:table-cell office:value-type="float" office:value="27790406.749100003" table:style-name="ce1">
            <text:p>27790406,75</text:p>
          </table:table-cell>
          <table:table-cell office:value-type="float" office:value="84559839.398100004" table:style-name="ce1">
            <text:p>84559839,4</text:p>
          </table:table-cell>
          <table:table-cell office:value-type="float" office:value="172901204.8019" table:style-name="ce1">
            <text:p>172901204,8</text:p>
          </table:table-cell>
          <table:table-cell office:value-type="float" office:value="238582568.40520006" table:style-name="ce1">
            <text:p>238582568,4</text:p>
          </table:table-cell>
          <table:table-cell office:value-type="float" office:value="294780502.22920001" table:style-name="ce1">
            <text:p>294780502,2</text:p>
          </table:table-cell>
          <table:table-cell office:value-type="float" office:value="328601233.38370001" table:style-name="ce1">
            <text:p>328601233,4</text:p>
          </table:table-cell>
          <table:table-cell office:value-type="float" office:value="353137518.76740003" table:style-name="ce1">
            <text:p>353137518,8</text:p>
          </table:table-cell>
          <table:table-cell office:value-type="float" office:value="372514243.1699" table:style-name="ce1">
            <text:p>372514243,2</text:p>
          </table:table-cell>
          <table:table-cell office:value-type="float" office:value="389351776.16910005" table:style-name="ce1">
            <text:p>389351776,2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665755000000004" table:style-name="ce1">
            <text:p>-83,665755</text:p>
          </table:table-cell>
          <table:table-cell office:value-type="float" office:value="11.894005" table:style-name="ce1">
            <text:p>11,894005</text:p>
          </table:table-cell>
          <table:table-cell office:value-type="float" office:value="6626291.3295999998" table:style-name="ce1">
            <text:p>6626291,33</text:p>
          </table:table-cell>
          <table:table-cell office:value-type="float" office:value="31391681.300900001" table:style-name="ce1">
            <text:p>31391681,3</text:p>
          </table:table-cell>
          <table:table-cell office:value-type="float" office:value="63076218.952699997" table:style-name="ce1">
            <text:p>63076218,95</text:p>
          </table:table-cell>
          <table:table-cell office:value-type="float" office:value="97870196.251300007" table:style-name="ce1">
            <text:p>97870196,25</text:p>
          </table:table-cell>
          <table:table-cell office:value-type="float" office:value="168678248.94839999" table:style-name="ce1">
            <text:p>168678248,9</text:p>
          </table:table-cell>
          <table:table-cell office:value-type="float" office:value="224017059.80039999" table:style-name="ce1">
            <text:p>224017059,8</text:p>
          </table:table-cell>
          <table:table-cell office:value-type="float" office:value="267000555.09279996" table:style-name="ce1">
            <text:p>267000555,1</text:p>
          </table:table-cell>
          <table:table-cell office:value-type="float" office:value="316236733.66020006" table:style-name="ce1">
            <text:p>316236733,7</text:p>
          </table:table-cell>
          <table:table-cell office:value-type="float" office:value="348220047.48159999" table:style-name="ce1">
            <text:p>348220047,5</text:p>
          </table:table-cell>
          <table:table-cell office:value-type="float" office:value="376864686.34199995" table:style-name="ce1">
            <text:p>376864686,3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765461999999999" table:style-name="ce1">
            <text:p>-83,765462</text:p>
          </table:table-cell>
          <table:table-cell office:value-type="float" office:value="11.525009000000001" table:style-name="ce1">
            <text:p>11,525009</text:p>
          </table:table-cell>
          <table:table-cell office:value-type="float" office:value="81000" table:style-name="ce1">
            <text:p>81000</text:p>
          </table:table-cell>
          <table:table-cell office:value-type="float" office:value="178200" table:style-name="ce1">
            <text:p>178200</text:p>
          </table:table-cell>
          <table:table-cell office:value-type="float" office:value="405000" table:style-name="ce1">
            <text:p>405000</text:p>
          </table:table-cell>
          <table:table-cell office:value-type="float" office:value="1636200" table:style-name="ce1">
            <text:p>1636200</text:p>
          </table:table-cell>
          <table:table-cell office:value-type="float" office:value="3847703.6266999999" table:style-name="ce1">
            <text:p>3847703,627</text:p>
          </table:table-cell>
          <table:table-cell office:value-type="float" office:value="6792206.4498999994" table:style-name="ce1">
            <text:p>6792206,45</text:p>
          </table:table-cell>
          <table:table-cell office:value-type="float" office:value="9584097.4745000005" table:style-name="ce1">
            <text:p>9584097,475</text:p>
          </table:table-cell>
          <table:table-cell office:value-type="float" office:value="14136448.042199999" table:style-name="ce1">
            <text:p>14136448,04</text:p>
          </table:table-cell>
          <table:table-cell office:value-type="float" office:value="18131395.385400001" table:style-name="ce1">
            <text:p>18131395,39</text:p>
          </table:table-cell>
          <table:table-cell office:value-type="float" office:value="24902995.385400001" table:style-name="ce1">
            <text:p>24902995,39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794218000000001" table:style-name="ce1">
            <text:p>-83,794218</text:p>
          </table:table-cell>
          <table:table-cell office:value-type="float" office:value="11.149054" table:style-name="ce1">
            <text:p>11,149054</text:p>
          </table:table-cell>
          <table:table-cell office:value-type="float" office:value="24300" table:style-name="ce1">
            <text:p>24300</text:p>
          </table:table-cell>
          <table:table-cell office:value-type="float" office:value="178200" table:style-name="ce1">
            <text:p>178200</text:p>
          </table:table-cell>
          <table:table-cell office:value-type="float" office:value="575099.99989999994" table:style-name="ce1">
            <text:p>575099,9999</text:p>
          </table:table-cell>
          <table:table-cell office:value-type="float" office:value="1238768.5567999999" table:style-name="ce1">
            <text:p>1238768,557</text:p>
          </table:table-cell>
          <table:table-cell office:value-type="float" office:value="3414005.8855000003" table:style-name="ce1">
            <text:p>3414005,886</text:p>
          </table:table-cell>
          <table:table-cell office:value-type="float" office:value="4771710.6426999997" table:style-name="ce1">
            <text:p>4771710,643</text:p>
          </table:table-cell>
          <table:table-cell office:value-type="float" office:value="6477589.8978999993" table:style-name="ce1">
            <text:p>6477589,898</text:p>
          </table:table-cell>
          <table:table-cell office:value-type="float" office:value="8842409.654099999" table:style-name="ce1">
            <text:p>8842409,654</text:p>
          </table:table-cell>
          <table:table-cell office:value-type="float" office:value="10511211.091600001" table:style-name="ce1">
            <text:p>10511211,09</text:p>
          </table:table-cell>
          <table:table-cell office:value-type="float" office:value="12366111.091700001" table:style-name="ce1">
            <text:p>12366111,09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3.616364000000004" table:style-name="ce1">
            <text:p>-83,616364</text:p>
          </table:table-cell>
          <table:table-cell office:value-type="float" office:value="10.766804" table:style-name="ce1">
            <text:p>10,766804</text:p>
          </table:table-cell>
          <table:table-cell office:value-type="float" office:value="607499.99989999994" table:style-name="ce1">
            <text:p>607499,9999</text:p>
          </table:table-cell>
          <table:table-cell office:value-type="float" office:value="1547099.9999000002" table:style-name="ce1">
            <text:p>1547100</text:p>
          </table:table-cell>
          <table:table-cell office:value-type="float" office:value="2810700" table:style-name="ce1">
            <text:p>2810700</text:p>
          </table:table-cell>
          <table:table-cell office:value-type="float" office:value="5257452.9304999989" table:style-name="ce1">
            <text:p>5257452,931</text:p>
          </table:table-cell>
          <table:table-cell office:value-type="float" office:value="8533515.6019000001" table:style-name="ce1">
            <text:p>8533515,602</text:p>
          </table:table-cell>
          <table:table-cell office:value-type="float" office:value="11634698.625700001" table:style-name="ce1">
            <text:p>11634698,63</text:p>
          </table:table-cell>
          <table:table-cell office:value-type="float" office:value="17612880.590300001" table:style-name="ce1">
            <text:p>17612880,59</text:p>
          </table:table-cell>
          <table:table-cell office:value-type="float" office:value="20960726.818299998" table:style-name="ce1">
            <text:p>20960726,82</text:p>
          </table:table-cell>
          <table:table-cell office:value-type="float" office:value="49521125.380800001" table:style-name="ce1">
            <text:p>49521125,38</text:p>
          </table:table-cell>
          <table:table-cell office:value-type="float" office:value="60974400.939999998" table:style-name="ce1">
            <text:p>60974400,94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392335000000003" table:style-name="ce1">
            <text:p>-83,392335</text:p>
          </table:table-cell>
          <table:table-cell office:value-type="float" office:value="10.401608" table:style-name="ce1">
            <text:p>10,401608</text:p>
          </table:table-cell>
          <table:table-cell office:value-type="float" office:value="16470.821" table:style-name="ce1">
            <text:p>16470,821</text:p>
          </table:table-cell>
          <table:table-cell office:value-type="float" office:value="237649.9271" table:style-name="ce1">
            <text:p>237649,9271</text:p>
          </table:table-cell>
          <table:table-cell office:value-type="float" office:value="1436565.8352000001" table:style-name="ce1">
            <text:p>1436565,835</text:p>
          </table:table-cell>
          <table:table-cell office:value-type="float" office:value="3198525.6434999998" table:style-name="ce1">
            <text:p>3198525,644</text:p>
          </table:table-cell>
          <table:table-cell office:value-type="float" office:value="6310136.3849999998" table:style-name="ce1">
            <text:p>6310136,385</text:p>
          </table:table-cell>
          <table:table-cell office:value-type="float" office:value="8796523.543800002" table:style-name="ce1">
            <text:p>8796523,544</text:p>
          </table:table-cell>
          <table:table-cell office:value-type="float" office:value="49902096.407800004" table:style-name="ce1">
            <text:p>49902096,41</text:p>
          </table:table-cell>
          <table:table-cell office:value-type="float" office:value="67661523.360500008" table:style-name="ce1">
            <text:p>67661523,36</text:p>
          </table:table-cell>
          <table:table-cell office:value-type="float" office:value="83981879.187999994" table:style-name="ce1">
            <text:p>83981879,19</text:p>
          </table:table-cell>
          <table:table-cell office:value-type="float" office:value="111729526.23460001" table:style-name="ce1">
            <text:p>111729526,2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128772999999995" table:style-name="ce1">
            <text:p>-83,128773</text:p>
          </table:table-cell>
          <table:table-cell office:value-type="float" office:value="10.066421999999999" table:style-name="ce1">
            <text:p>10,066422</text:p>
          </table:table-cell>
          <table:table-cell office:value-type="float" office:value="1360529.1790999998" table:style-name="ce1">
            <text:p>1360529,179</text:p>
          </table:table-cell>
          <table:table-cell office:value-type="float" office:value="6412450.072900001" table:style-name="ce1">
            <text:p>6412450,073</text:p>
          </table:table-cell>
          <table:table-cell office:value-type="float" office:value="25026134.164799999" table:style-name="ce1">
            <text:p>25026134,16</text:p>
          </table:table-cell>
          <table:table-cell office:value-type="float" office:value="37998052.869099997" table:style-name="ce1">
            <text:p>37998052,87</text:p>
          </table:table-cell>
          <table:table-cell office:value-type="float" office:value="75062442.127900004" table:style-name="ce1">
            <text:p>75062442,13</text:p>
          </table:table-cell>
          <table:table-cell office:value-type="float" office:value="103412647.8645" table:style-name="ce1">
            <text:p>103412647,9</text:p>
          </table:table-cell>
          <table:table-cell office:value-type="float" office:value="154768453.19139999" table:style-name="ce1">
            <text:p>154768453,2</text:p>
          </table:table-cell>
          <table:table-cell office:value-type="float" office:value="185053023.7017" table:style-name="ce1">
            <text:p>185053023,7</text:p>
          </table:table-cell>
          <table:table-cell office:value-type="float" office:value="213848882.7766" table:style-name="ce1">
            <text:p>213848882,8</text:p>
          </table:table-cell>
          <table:table-cell office:value-type="float" office:value="245436168.23430002" table:style-name="ce1">
            <text:p>245436168,2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2.82611" table:style-name="ce1">
            <text:p>-82,82611</text:p>
          </table:table-cell>
          <table:table-cell office:value-type="float" office:value="9.7726089999999992" table:style-name="ce1">
            <text:p>9,772609</text:p>
          </table:table-cell>
          <table:table-cell office:value-type="float" office:value="218700" table:style-name="ce1">
            <text:p>218700</text:p>
          </table:table-cell>
          <table:table-cell office:value-type="float" office:value="680400" table:style-name="ce1">
            <text:p>680400</text:p>
          </table:table-cell>
          <table:table-cell office:value-type="float" office:value="1530900" table:style-name="ce1">
            <text:p>1530900</text:p>
          </table:table-cell>
          <table:table-cell office:value-type="float" office:value="2737800" table:style-name="ce1">
            <text:p>2737800</text:p>
          </table:table-cell>
          <table:table-cell office:value-type="float" office:value="4203900.0000999998" table:style-name="ce1">
            <text:p>4203900</text:p>
          </table:table-cell>
          <table:table-cell office:value-type="float" office:value="7306307.1044999994" table:style-name="ce1">
            <text:p>7306307,105</text:p>
          </table:table-cell>
          <table:table-cell office:value-type="float" office:value="14555928.9136" table:style-name="ce1">
            <text:p>14555928,91</text:p>
          </table:table-cell>
          <table:table-cell office:value-type="float" office:value="23735885.2225" table:style-name="ce1">
            <text:p>23735885,22</text:p>
          </table:table-cell>
          <table:table-cell office:value-type="float" office:value="28969270.320299998" table:style-name="ce1">
            <text:p>28969270,32</text:p>
          </table:table-cell>
          <table:table-cell office:value-type="float" office:value="37155937.815899998" table:style-name="ce1">
            <text:p>37155937,82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2.517413000000005" table:style-name="ce1">
            <text:p>-82,517413</text:p>
          </table:table-cell>
          <table:table-cell office:value-type="float" office:value="9.4827340000000007" table:style-name="ce1">
            <text:p>9,482734</text:p>
          </table:table-cell>
          <table:table-cell office:value-type="float" office:value="1756692.8503999999" table:style-name="ce1">
            <text:p>1756692,85</text:p>
          </table:table-cell>
          <table:table-cell office:value-type="float" office:value="5708131.2214000002" table:style-name="ce1">
            <text:p>5708131,221</text:p>
          </table:table-cell>
          <table:table-cell office:value-type="float" office:value="17114369.512400001" table:style-name="ce1">
            <text:p>17114369,51</text:p>
          </table:table-cell>
          <table:table-cell office:value-type="float" office:value="56869796.140600003" table:style-name="ce1">
            <text:p>56869796,14</text:p>
          </table:table-cell>
          <table:table-cell office:value-type="float" office:value="85164709.094899997" table:style-name="ce1">
            <text:p>85164709,09</text:p>
          </table:table-cell>
          <table:table-cell office:value-type="float" office:value="107553514.8627" table:style-name="ce1">
            <text:p>107553514,9</text:p>
          </table:table-cell>
          <table:table-cell office:value-type="float" office:value="132447739.60169999" table:style-name="ce1">
            <text:p>132447739,6</text:p>
          </table:table-cell>
          <table:table-cell office:value-type="float" office:value="162214207.94220001" table:style-name="ce1">
            <text:p>162214207,9</text:p>
          </table:table-cell>
          <table:table-cell office:value-type="float" office:value="190967545.66339999" table:style-name="ce1">
            <text:p>190967545,7</text:p>
          </table:table-cell>
          <table:table-cell office:value-type="float" office:value="256730324.58520001" table:style-name="ce1">
            <text:p>256730324,6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2.271027000000004" table:style-name="ce1">
            <text:p>-82,271027</text:p>
          </table:table-cell>
          <table:table-cell office:value-type="float" office:value="9.1546029999999998" table:style-name="ce1">
            <text:p>9,154603</text:p>
          </table:table-cell>
          <table:table-cell office:value-type="float" office:value="7406373.818" table:style-name="ce1">
            <text:p>7406373,818</text:p>
          </table:table-cell>
          <table:table-cell office:value-type="float" office:value="14175112.019499999" table:style-name="ce1">
            <text:p>14175112,02</text:p>
          </table:table-cell>
          <table:table-cell office:value-type="float" office:value="21314481.057300001" table:style-name="ce1">
            <text:p>21314481,06</text:p>
          </table:table-cell>
          <table:table-cell office:value-type="float" office:value="30593058.4509" table:style-name="ce1">
            <text:p>30593058,45</text:p>
          </table:table-cell>
          <table:table-cell office:value-type="float" office:value="42522071.99000001" table:style-name="ce1">
            <text:p>42522071,99</text:p>
          </table:table-cell>
          <table:table-cell office:value-type="float" office:value="54088911.077100016" table:style-name="ce1">
            <text:p>54088911,08</text:p>
          </table:table-cell>
          <table:table-cell office:value-type="float" office:value="74996168.197799996" table:style-name="ce1">
            <text:p>74996168,2</text:p>
          </table:table-cell>
          <table:table-cell office:value-type="float" office:value="87332110.831200004" table:style-name="ce1">
            <text:p>87332110,83</text:p>
          </table:table-cell>
          <table:table-cell office:value-type="float" office:value="99441828.754500002" table:style-name="ce1">
            <text:p>99441828,75</text:p>
          </table:table-cell>
          <table:table-cell office:value-type="float" office:value="113304345.72349998" table:style-name="ce1">
            <text:p>113304345,7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987779000000003" table:style-name="ce1">
            <text:p>-81,987779</text:p>
          </table:table-cell>
          <table:table-cell office:value-type="float" office:value="8.9932189999999999" table:style-name="ce1">
            <text:p>8,993219</text:p>
          </table:table-cell>
          <table:table-cell office:value-type="float" office:value="1071717.4886999999" table:style-name="ce1">
            <text:p>1071717,489</text:p>
          </table:table-cell>
          <table:table-cell office:value-type="float" office:value="2662545.9118999997" table:style-name="ce1">
            <text:p>2662545,912</text:p>
          </table:table-cell>
          <table:table-cell office:value-type="float" office:value="4716394.341" table:style-name="ce1">
            <text:p>4716394,341</text:p>
          </table:table-cell>
          <table:table-cell office:value-type="float" office:value="6472045.8088999996" table:style-name="ce1">
            <text:p>6472045,809</text:p>
          </table:table-cell>
          <table:table-cell office:value-type="float" office:value="8724338.0404000003" table:style-name="ce1">
            <text:p>8724338,04</text:p>
          </table:table-cell>
          <table:table-cell office:value-type="float" office:value="12227760.705899999" table:style-name="ce1">
            <text:p>12227760,71</text:p>
          </table:table-cell>
          <table:table-cell office:value-type="float" office:value="15312672.5592" table:style-name="ce1">
            <text:p>15312672,56</text:p>
          </table:table-cell>
          <table:table-cell office:value-type="float" office:value="29373763.169000003" table:style-name="ce1">
            <text:p>29373763,17</text:p>
          </table:table-cell>
          <table:table-cell office:value-type="float" office:value="52291794.285500005" table:style-name="ce1">
            <text:p>52291794,29</text:p>
          </table:table-cell>
          <table:table-cell office:value-type="float" office:value="67161676.073699996" table:style-name="ce1">
            <text:p>67161676,07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765362999999994" table:style-name="ce1">
            <text:p>-81,765363</text:p>
          </table:table-cell>
          <table:table-cell office:value-type="float" office:value="9.0186050000000009" table:style-name="ce1">
            <text:p>9,018605</text:p>
          </table:table-cell>
          <table:table-cell office:value-type="float" office:value="899100" table:style-name="ce1">
            <text:p>899100</text:p>
          </table:table-cell>
          <table:table-cell office:value-type="float" office:value="2131288.2329000002" table:style-name="ce1">
            <text:p>2131288,233</text:p>
          </table:table-cell>
          <table:table-cell office:value-type="float" office:value="4598456.84" table:style-name="ce1">
            <text:p>4598456,84</text:p>
          </table:table-cell>
          <table:table-cell office:value-type="float" office:value="6798834.9306500005" table:style-name="ce1">
            <text:p>6798834,931</text:p>
          </table:table-cell>
          <table:table-cell office:value-type="float" office:value="10623245.384989999" table:style-name="ce1">
            <text:p>10623245,38</text:p>
          </table:table-cell>
          <table:table-cell office:value-type="float" office:value="13955777.864889998" table:style-name="ce1">
            <text:p>13955777,86</text:p>
          </table:table-cell>
          <table:table-cell office:value-type="float" office:value="17314148.534189999" table:style-name="ce1">
            <text:p>17314148,53</text:p>
          </table:table-cell>
          <table:table-cell office:value-type="float" office:value="20671904.824989997" table:style-name="ce1">
            <text:p>20671904,82</text:p>
          </table:table-cell>
          <table:table-cell office:value-type="float" office:value="23811552.133189999" table:style-name="ce1">
            <text:p>23811552,13</text:p>
          </table:table-cell>
          <table:table-cell office:value-type="float" office:value="27796174.454690002" table:style-name="ce1">
            <text:p>27796174,45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554098999999994" table:style-name="ce1">
            <text:p>-81,554099</text:p>
          </table:table-cell>
          <table:table-cell office:value-type="float" office:value="8.905538" table:style-name="ce1">
            <text:p>8,905538</text:p>
          </table:table-cell>
          <table:table-cell office:value-type="float" office:value="283500" table:style-name="ce1">
            <text:p>283500</text:p>
          </table:table-cell>
          <table:table-cell office:value-type="float" office:value="988200" table:style-name="ce1">
            <text:p>988200</text:p>
          </table:table-cell>
          <table:table-cell office:value-type="float" office:value="3345282.034" table:style-name="ce1">
            <text:p>3345282,034</text:p>
          </table:table-cell>
          <table:table-cell office:value-type="float" office:value="5386482.0339000002" table:style-name="ce1">
            <text:p>5386482,034</text:p>
          </table:table-cell>
          <table:table-cell office:value-type="float" office:value="8109578.6529999999" table:style-name="ce1">
            <text:p>8109578,653</text:p>
          </table:table-cell>
          <table:table-cell office:value-type="float" office:value="11440284.2261" table:style-name="ce1">
            <text:p>11440284,23</text:p>
          </table:table-cell>
          <table:table-cell office:value-type="float" office:value="14671695.899499999" table:style-name="ce1">
            <text:p>14671695,9</text:p>
          </table:table-cell>
          <table:table-cell office:value-type="float" office:value="17424201.616200004" table:style-name="ce1">
            <text:p>17424201,62</text:p>
          </table:table-cell>
          <table:table-cell office:value-type="float" office:value="20010619.352700002" table:style-name="ce1">
            <text:p>20010619,35</text:p>
          </table:table-cell>
          <table:table-cell office:value-type="float" office:value="22254855.3026" table:style-name="ce1">
            <text:p>22254855,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161976999999993" table:style-name="ce1">
            <text:p>-81,161977</text:p>
          </table:table-cell>
          <table:table-cell office:value-type="float" office:value="8.8214369999999995" table:style-name="ce1">
            <text:p>8,821437</text:p>
          </table:table-cell>
          <table:table-cell office:value-type="float" office:value="339967.3468" table:style-name="ce1">
            <text:p>339967,3468</text:p>
          </table:table-cell>
          <table:table-cell office:value-type="float" office:value="639667.34679999994" table:style-name="ce1">
            <text:p>639667,3468</text:p>
          </table:table-cell>
          <table:table-cell office:value-type="float" office:value="1085167.3467999999" table:style-name="ce1">
            <text:p>1085167,347</text:p>
          </table:table-cell>
          <table:table-cell office:value-type="float" office:value="2035018.9835999999" table:style-name="ce1">
            <text:p>2035018,984</text:p>
          </table:table-cell>
          <table:table-cell office:value-type="float" office:value="5511987.5707999999" table:style-name="ce1">
            <text:p>5511987,571</text:p>
          </table:table-cell>
          <table:table-cell office:value-type="float" office:value="8264008.7048000004" table:style-name="ce1">
            <text:p>8264008,705</text:p>
          </table:table-cell>
          <table:table-cell office:value-type="float" office:value="11917597.031300003" table:style-name="ce1">
            <text:p>11917597,03</text:p>
          </table:table-cell>
          <table:table-cell office:value-type="float" office:value="15896178.183800001" table:style-name="ce1">
            <text:p>15896178,18</text:p>
          </table:table-cell>
          <table:table-cell office:value-type="float" office:value="19109360.447300002" table:style-name="ce1">
            <text:p>19109360,45</text:p>
          </table:table-cell>
          <table:table-cell office:value-type="float" office:value="23150177.658999998" table:style-name="ce1">
            <text:p>23150177,66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756765000000001" table:style-name="ce1">
            <text:p>-80,756765</text:p>
          </table:table-cell>
          <table:table-cell office:value-type="float" office:value="8.9630609999999997" table:style-name="ce1">
            <text:p>8,963061</text:p>
          </table:table-cell>
          <table:table-cell office:value-type="float" office:value="162232.6532" table:style-name="ce1">
            <text:p>162232,6532</text:p>
          </table:table-cell>
          <table:table-cell office:value-type="float" office:value="372832.6532" table:style-name="ce1">
            <text:p>372832,6532</text:p>
          </table:table-cell>
          <table:table-cell office:value-type="float" office:value="802132.65320000006" table:style-name="ce1">
            <text:p>802132,6532</text:p>
          </table:table-cell>
          <table:table-cell office:value-type="float" office:value="1423681.0163" table:style-name="ce1">
            <text:p>1423681,016</text:p>
          </table:table-cell>
          <table:table-cell office:value-type="float" office:value="2533381.0162999998" table:style-name="ce1">
            <text:p>2533381,016</text:p>
          </table:table-cell>
          <table:table-cell office:value-type="float" office:value="3449054.3092" table:style-name="ce1">
            <text:p>3449054,309</text:p>
          </table:table-cell>
          <table:table-cell office:value-type="float" office:value="5806154.3092999998" table:style-name="ce1">
            <text:p>5806154,309</text:p>
          </table:table-cell>
          <table:table-cell office:value-type="float" office:value="8143983.2674000002" table:style-name="ce1">
            <text:p>8143983,267</text:p>
          </table:table-cell>
          <table:table-cell office:value-type="float" office:value="10590183.2674" table:style-name="ce1">
            <text:p>10590183,27</text:p>
          </table:table-cell>
          <table:table-cell office:value-type="float" office:value="16871947.884599999" table:style-name="ce1">
            <text:p>16871947,88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354749999999996" table:style-name="ce1">
            <text:p>-80,35475</text:p>
          </table:table-cell>
          <table:table-cell office:value-type="float" office:value="9.1351890000000004" table:style-name="ce1">
            <text:p>9,135189</text:p>
          </table:table-cell>
          <table:table-cell office:value-type="float" office:value="40500" table:style-name="ce1">
            <text:p>40500</text:p>
          </table:table-cell>
          <table:table-cell office:value-type="float" office:value="97200" table:style-name="ce1">
            <text:p>97200</text:p>
          </table:table-cell>
          <table:table-cell office:value-type="float" office:value="356400" table:style-name="ce1">
            <text:p>356400</text:p>
          </table:table-cell>
          <table:table-cell office:value-type="float" office:value="899100" table:style-name="ce1">
            <text:p>899100</text:p>
          </table:table-cell>
          <table:table-cell office:value-type="float" office:value="2211300.0000999998" table:style-name="ce1">
            <text:p>2211300</text:p>
          </table:table-cell>
          <table:table-cell office:value-type="float" office:value="4229317.0969000002" table:style-name="ce1">
            <text:p>4229317,097</text:p>
          </table:table-cell>
          <table:table-cell office:value-type="float" office:value="6899252.4243000001" table:style-name="ce1">
            <text:p>6899252,424</text:p>
          </table:table-cell>
          <table:table-cell office:value-type="float" office:value="11759150.247199999" table:style-name="ce1">
            <text:p>11759150,25</text:p>
          </table:table-cell>
          <table:table-cell office:value-type="float" office:value="15703850.247399999" table:style-name="ce1">
            <text:p>15703850,25</text:p>
          </table:table-cell>
          <table:table-cell office:value-type="float" office:value="19272424.793399997" table:style-name="ce1">
            <text:p>19272424,79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953689999999995" table:style-name="ce1">
            <text:p>-79,95369</text:p>
          </table:table-cell>
          <table:table-cell office:value-type="float" office:value="9.3103580000000008" table:style-name="ce1">
            <text:p>9,310358</text:p>
          </table:table-cell>
          <table:table-cell office:value-type="float" office:value="858600" table:style-name="ce1">
            <text:p>858600</text:p>
          </table:table-cell>
          <table:table-cell office:value-type="float" office:value="2672999.9999000002" table:style-name="ce1">
            <text:p>2673000</text:p>
          </table:table-cell>
          <table:table-cell office:value-type="float" office:value="6099931.2343999995" table:style-name="ce1">
            <text:p>6099931,234</text:p>
          </table:table-cell>
          <table:table-cell office:value-type="float" office:value="10595431.234300001" table:style-name="ce1">
            <text:p>10595431,23</text:p>
          </table:table-cell>
          <table:table-cell office:value-type="float" office:value="15437999.915899999" table:style-name="ce1">
            <text:p>15437999,92</text:p>
          </table:table-cell>
          <table:table-cell office:value-type="float" office:value="21584782.8191" table:style-name="ce1">
            <text:p>21584782,82</text:p>
          </table:table-cell>
          <table:table-cell office:value-type="float" office:value="26836974.290399995" table:style-name="ce1">
            <text:p>26836974,29</text:p>
          </table:table-cell>
          <table:table-cell office:value-type="float" office:value="33781847.509399995" table:style-name="ce1">
            <text:p>33781847,51</text:p>
          </table:table-cell>
          <table:table-cell office:value-type="float" office:value="38672472.093199998" table:style-name="ce1">
            <text:p>38672472,09</text:p>
          </table:table-cell>
          <table:table-cell office:value-type="float" office:value="46472579.76820001" table:style-name="ce1">
            <text:p>46472579,77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598284000000007" table:style-name="ce1">
            <text:p>-79,598284</text:p>
          </table:table-cell>
          <table:table-cell office:value-type="float" office:value="9.4930230000000009" table:style-name="ce1">
            <text:p>9,493023</text:p>
          </table:table-cell>
          <table:table-cell office:value-type="float" office:value="64800" table:style-name="ce1">
            <text:p>64800</text:p>
          </table:table-cell>
          <table:table-cell office:value-type="float" office:value="315900" table:style-name="ce1">
            <text:p>315900</text:p>
          </table:table-cell>
          <table:table-cell office:value-type="float" office:value="1003768.7656" table:style-name="ce1">
            <text:p>1003768,766</text:p>
          </table:table-cell>
          <table:table-cell office:value-type="float" office:value="2421268.7655000002" table:style-name="ce1">
            <text:p>2421268,766</text:p>
          </table:table-cell>
          <table:table-cell office:value-type="float" office:value="5475913.0283000004" table:style-name="ce1">
            <text:p>5475913,028</text:p>
          </table:table-cell>
          <table:table-cell office:value-type="float" office:value="8375713.0284000011" table:style-name="ce1">
            <text:p>8375713,028</text:p>
          </table:table-cell>
          <table:table-cell office:value-type="float" office:value="17608873.544" table:style-name="ce1">
            <text:p>17608873,54</text:p>
          </table:table-cell>
          <table:table-cell office:value-type="float" office:value="22225873.544" table:style-name="ce1">
            <text:p>22225873,54</text:p>
          </table:table-cell>
          <table:table-cell office:value-type="float" office:value="27673636.485300001" table:style-name="ce1">
            <text:p>27673636,49</text:p>
          </table:table-cell>
          <table:table-cell office:value-type="float" office:value="33989031.542600006" table:style-name="ce1">
            <text:p>33989031,5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205787000000001" table:style-name="ce1">
            <text:p>-79,205787</text:p>
          </table:table-cell>
          <table:table-cell office:value-type="float" office:value="9.5549250000000008" table:style-name="ce1">
            <text:p>9,554925</text:p>
          </table:table-cell>
          <table:table-cell office:value-type="float" office:value="32400" table:style-name="ce1">
            <text:p>32400</text:p>
          </table:table-cell>
          <table:table-cell office:value-type="float" office:value="218700" table:style-name="ce1">
            <text:p>218700</text:p>
          </table:table-cell>
          <table:table-cell office:value-type="float" office:value="558899.99989999994" table:style-name="ce1">
            <text:p>558899,9999</text:p>
          </table:table-cell>
          <table:table-cell office:value-type="float" office:value="1336499.9998999999" table:style-name="ce1">
            <text:p>1336500</text:p>
          </table:table-cell>
          <table:table-cell office:value-type="float" office:value="2673287.0556000001" table:style-name="ce1">
            <text:p>2673287,056</text:p>
          </table:table-cell>
          <table:table-cell office:value-type="float" office:value="4171787.0554999998" table:style-name="ce1">
            <text:p>4171787,056</text:p>
          </table:table-cell>
          <table:table-cell office:value-type="float" office:value="6051499.7411000002" table:style-name="ce1">
            <text:p>6051499,741</text:p>
          </table:table-cell>
          <table:table-cell office:value-type="float" office:value="8303299.7411000002" table:style-name="ce1">
            <text:p>8303299,741</text:p>
          </table:table-cell>
          <table:table-cell office:value-type="float" office:value="10698112.2161" table:style-name="ce1">
            <text:p>10698112,22</text:p>
          </table:table-cell>
          <table:table-cell office:value-type="float" office:value="13067199.423500001" table:style-name="ce1">
            <text:p>13067199,4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900717999999998" table:style-name="ce1">
            <text:p>-78,900718</text:p>
          </table:table-cell>
          <table:table-cell office:value-type="float" office:value="9.4874259999999992" table:style-name="ce1">
            <text:p>9,487426</text:p>
          </table:table-cell>
          <table:table-cell office:value-type="float" office:value="1352700" table:style-name="ce1">
            <text:p>1352700</text:p>
          </table:table-cell>
          <table:table-cell office:value-type="float" office:value="3790731.0154800001" table:style-name="ce1">
            <text:p>3790731,015</text:p>
          </table:table-cell>
          <table:table-cell office:value-type="float" office:value="7006431.0153900003" table:style-name="ce1">
            <text:p>7006431,015</text:p>
          </table:table-cell>
          <table:table-cell office:value-type="float" office:value="10473231.01544" table:style-name="ce1">
            <text:p>10473231,02</text:p>
          </table:table-cell>
          <table:table-cell office:value-type="float" office:value="13300131.01544" table:style-name="ce1">
            <text:p>13300131,02</text:p>
          </table:table-cell>
          <table:table-cell office:value-type="float" office:value="16540131.01582" table:style-name="ce1">
            <text:p>16540131,02</text:p>
          </table:table-cell>
          <table:table-cell office:value-type="float" office:value="21432824.099690001" table:style-name="ce1">
            <text:p>21432824,1</text:p>
          </table:table-cell>
          <table:table-cell office:value-type="float" office:value="26641124.099880002" table:style-name="ce1">
            <text:p>26641124,1</text:p>
          </table:table-cell>
          <table:table-cell office:value-type="float" office:value="31970924.100479998" table:style-name="ce1">
            <text:p>31970924,1</text:p>
          </table:table-cell>
          <table:table-cell office:value-type="float" office:value="44241141.835479997" table:style-name="ce1">
            <text:p>44241141,8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604523" table:style-name="ce1">
            <text:p>-78,604523</text:p>
          </table:table-cell>
          <table:table-cell office:value-type="float" office:value="9.3878240000000002" table:style-name="ce1">
            <text:p>9,387824</text:p>
          </table:table-cell>
          <table:table-cell office:value-type="float" office:value="1109700" table:style-name="ce1">
            <text:p>1109700</text:p>
          </table:table-cell>
          <table:table-cell office:value-type="float" office:value="2430068.9846000001" table:style-name="ce1">
            <text:p>2430068,985</text:p>
          </table:table-cell>
          <table:table-cell office:value-type="float" office:value="4058168.9845999996" table:style-name="ce1">
            <text:p>4058168,985</text:p>
          </table:table-cell>
          <table:table-cell office:value-type="float" office:value="6050768.9847000008" table:style-name="ce1">
            <text:p>6050768,985</text:p>
          </table:table-cell>
          <table:table-cell office:value-type="float" office:value="7896094.693" table:style-name="ce1">
            <text:p>7896094,693</text:p>
          </table:table-cell>
          <table:table-cell office:value-type="float" office:value="10058794.693" table:style-name="ce1">
            <text:p>10058794,69</text:p>
          </table:table-cell>
          <table:table-cell office:value-type="float" office:value="12691001.6084" table:style-name="ce1">
            <text:p>12691001,61</text:p>
          </table:table-cell>
          <table:table-cell office:value-type="float" office:value="16190201.6084" table:style-name="ce1">
            <text:p>16190201,61</text:p>
          </table:table-cell>
          <table:table-cell office:value-type="float" office:value="21034001.608400002" table:style-name="ce1">
            <text:p>21034001,61</text:p>
          </table:table-cell>
          <table:table-cell office:value-type="float" office:value="25298829.684799999" table:style-name="ce1">
            <text:p>25298829,68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185458999999994" table:style-name="ce1">
            <text:p>-78,185459</text:p>
          </table:table-cell>
          <table:table-cell office:value-type="float" office:value="9.2625919999999997" table:style-name="ce1">
            <text:p>9,262592</text:p>
          </table:table-cell>
          <table:table-cell office:value-type="float" office:value="243000" table:style-name="ce1">
            <text:p>243000</text:p>
          </table:table-cell>
          <table:table-cell office:value-type="float" office:value="915300" table:style-name="ce1">
            <text:p>915300</text:p>
          </table:table-cell>
          <table:table-cell office:value-type="float" office:value="3013199.9999000002" table:style-name="ce1">
            <text:p>3013200</text:p>
          </table:table-cell>
          <table:table-cell office:value-type="float" office:value="5752217.8288000003" table:style-name="ce1">
            <text:p>5752217,829</text:p>
          </table:table-cell>
          <table:table-cell office:value-type="float" office:value="9254900.6035000011" table:style-name="ce1">
            <text:p>9254900,604</text:p>
          </table:table-cell>
          <table:table-cell office:value-type="float" office:value="12964654.821800001" table:style-name="ce1">
            <text:p>12964654,82</text:p>
          </table:table-cell>
          <table:table-cell office:value-type="float" office:value="16480816.0404" table:style-name="ce1">
            <text:p>16480816,04</text:p>
          </table:table-cell>
          <table:table-cell office:value-type="float" office:value="19626230.844599999" table:style-name="ce1">
            <text:p>19626230,84</text:p>
          </table:table-cell>
          <table:table-cell office:value-type="float" office:value="23526646.039999999" table:style-name="ce1">
            <text:p>23526646,04</text:p>
          </table:table-cell>
          <table:table-cell office:value-type="float" office:value="26681595.624699999" table:style-name="ce1">
            <text:p>26681595,6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7.8322" table:style-name="ce1">
            <text:p>-77,8322</text:p>
          </table:table-cell>
          <table:table-cell office:value-type="float" office:value="9.0219149999999999" table:style-name="ce1">
            <text:p>9,021915</text:p>
          </table:table-cell>
          <table:table-cell office:value-type="float" office:value="356400" table:style-name="ce1">
            <text:p>356400</text:p>
          </table:table-cell>
          <table:table-cell office:value-type="float" office:value="1927799.9999999998" table:style-name="ce1">
            <text:p>1927800</text:p>
          </table:table-cell>
          <table:table-cell office:value-type="float" office:value="6099299.9999000002" table:style-name="ce1">
            <text:p>6099300</text:p>
          </table:table-cell>
          <table:table-cell office:value-type="float" office:value="12148782.1708" table:style-name="ce1">
            <text:p>12148782,17</text:p>
          </table:table-cell>
          <table:table-cell office:value-type="float" office:value="19064173.687899999" table:style-name="ce1">
            <text:p>19064173,69</text:p>
          </table:table-cell>
          <table:table-cell office:value-type="float" office:value="26224619.469799999" table:style-name="ce1">
            <text:p>26224619,47</text:p>
          </table:table-cell>
          <table:table-cell office:value-type="float" office:value="32614758.251100004" table:style-name="ce1">
            <text:p>32614758,25</text:p>
          </table:table-cell>
          <table:table-cell office:value-type="float" office:value="40628816.125399999" table:style-name="ce1">
            <text:p>40628816,13</text:p>
          </table:table-cell>
          <table:table-cell office:value-type="float" office:value="49388700.930100001" table:style-name="ce1">
            <text:p>49388700,93</text:p>
          </table:table-cell>
          <table:table-cell office:value-type="float" office:value="55431123.268799998" table:style-name="ce1">
            <text:p>55431123,27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7.513023000000004" table:style-name="ce1">
            <text:p>-77,513023</text:p>
          </table:table-cell>
          <table:table-cell office:value-type="float" office:value="8.7601469999999999" table:style-name="ce1">
            <text:p>8,760147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72900" table:style-name="ce1">
            <text:p>72900</text:p>
          </table:table-cell>
          <table:table-cell office:value-type="float" office:value="243000" table:style-name="ce1">
            <text:p>243000</text:p>
          </table:table-cell>
          <table:table-cell office:value-type="float" office:value="664200.00009999995" table:style-name="ce1">
            <text:p>664200,0001</text:p>
          </table:table-cell>
          <table:table-cell office:value-type="float" office:value="1287900.0001000001" table:style-name="ce1">
            <text:p>1287900</text:p>
          </table:table-cell>
          <table:table-cell office:value-type="float" office:value="2187000.0000999998" table:style-name="ce1">
            <text:p>2187000</text:p>
          </table:table-cell>
          <table:table-cell office:value-type="float" office:value="3955127.3215999999" table:style-name="ce1">
            <text:p>3955127,322</text:p>
          </table:table-cell>
          <table:table-cell office:value-type="float" office:value="6077327.3215999994" table:style-name="ce1">
            <text:p>6077327,322</text:p>
          </table:table-cell>
          <table:table-cell office:value-type="float" office:value="8191427.3215999994" table:style-name="ce1">
            <text:p>8191427,32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7.208990999999997" table:style-name="ce1">
            <text:p>-77,208991</text:p>
          </table:table-cell>
          <table:table-cell office:value-type="float" office:value="8.4879250000000006" table:style-name="ce1">
            <text:p>8,487925</text:p>
          </table:table-cell>
          <table:table-cell office:value-type="float" office:value="16200" table:style-name="ce1">
            <text:p>16200</text:p>
          </table:table-cell>
          <table:table-cell office:value-type="float" office:value="56700" table:style-name="ce1">
            <text:p>56700</text:p>
          </table:table-cell>
          <table:table-cell office:value-type="float" office:value="105300" table:style-name="ce1">
            <text:p>105300</text:p>
          </table:table-cell>
          <table:table-cell office:value-type="float" office:value="234900" table:style-name="ce1">
            <text:p>234900</text:p>
          </table:table-cell>
          <table:table-cell office:value-type="float" office:value="704700.00010000006" table:style-name="ce1">
            <text:p>704700,0001</text:p>
          </table:table-cell>
          <table:table-cell office:value-type="float" office:value="1587600" table:style-name="ce1">
            <text:p>1587600</text:p>
          </table:table-cell>
          <table:table-cell office:value-type="float" office:value="2988900.0000000005" table:style-name="ce1">
            <text:p>2988900</text:p>
          </table:table-cell>
          <table:table-cell office:value-type="float" office:value="7678800" table:style-name="ce1">
            <text:p>7678800</text:p>
          </table:table-cell>
          <table:table-cell office:value-type="float" office:value="14869129.7918" table:style-name="ce1">
            <text:p>14869129,79</text:p>
          </table:table-cell>
          <table:table-cell office:value-type="float" office:value="22002659.990200002" table:style-name="ce1">
            <text:p>22002659,9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6.941581999999997" table:style-name="ce1">
            <text:p>-76,941582</text:p>
          </table:table-cell>
          <table:table-cell office:value-type="float" office:value="8.1833919999999996" table:style-name="ce1">
            <text:p>8,183392</text:p>
          </table:table-cell>
          <table:table-cell office:value-type="float" office:value="49669199.999700002" table:style-name="ce1">
            <text:p>49669200</text:p>
          </table:table-cell>
          <table:table-cell office:value-type="float" office:value="155235737.74929997" table:style-name="ce1">
            <text:p>155235737,7</text:p>
          </table:table-cell>
          <table:table-cell office:value-type="float" office:value="295032327.45179999" table:style-name="ce1">
            <text:p>295032327,5</text:p>
          </table:table-cell>
          <table:table-cell office:value-type="float" office:value="407958236.29450005" table:style-name="ce1">
            <text:p>407958236,3</text:p>
          </table:table-cell>
          <table:table-cell office:value-type="float" office:value="478097816.53780001" table:style-name="ce1">
            <text:p>478097816,5</text:p>
          </table:table-cell>
          <table:table-cell office:value-type="float" office:value="553462661.89980006" table:style-name="ce1">
            <text:p>553462661,9</text:p>
          </table:table-cell>
          <table:table-cell office:value-type="float" office:value="628347300.63789988" table:style-name="ce1">
            <text:p>628347300,6</text:p>
          </table:table-cell>
          <table:table-cell office:value-type="float" office:value="684382702.69660008" table:style-name="ce1">
            <text:p>684382702,7</text:p>
          </table:table-cell>
          <table:table-cell office:value-type="float" office:value="745454735.66820002" table:style-name="ce1">
            <text:p>745454735,7</text:p>
          </table:table-cell>
          <table:table-cell office:value-type="float" office:value="801446000.19930005" table:style-name="ce1">
            <text:p>801446000,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6.790518000000006" table:style-name="ce1">
            <text:p>-76,790518</text:p>
          </table:table-cell>
          <table:table-cell office:value-type="float" office:value="8.2254740000000002" table:style-name="ce1">
            <text:p>8,225474</text:p>
          </table:table-cell>
          <table:table-cell office:value-type="float" office:value="5946074.6126000006" table:style-name="ce1">
            <text:p>5946074,613</text:p>
          </table:table-cell>
          <table:table-cell office:value-type="float" office:value="14596869.2588" table:style-name="ce1">
            <text:p>14596869,26</text:p>
          </table:table-cell>
          <table:table-cell office:value-type="float" office:value="42836517.557799995" table:style-name="ce1">
            <text:p>42836517,56</text:p>
          </table:table-cell>
          <table:table-cell office:value-type="float" office:value="73873995.013899997" table:style-name="ce1">
            <text:p>73873995,01</text:p>
          </table:table-cell>
          <table:table-cell office:value-type="float" office:value="97946578.754000008" table:style-name="ce1">
            <text:p>97946578,75</text:p>
          </table:table-cell>
          <table:table-cell office:value-type="float" office:value="118841702.7025" table:style-name="ce1">
            <text:p>118841702,7</text:p>
          </table:table-cell>
          <table:table-cell office:value-type="float" office:value="140019929.18290001" table:style-name="ce1">
            <text:p>140019929,2</text:p>
          </table:table-cell>
          <table:table-cell office:value-type="float" office:value="160687286.26740003" table:style-name="ce1">
            <text:p>160687286,3</text:p>
          </table:table-cell>
          <table:table-cell office:value-type="float" office:value="182890521.76079997" table:style-name="ce1">
            <text:p>182890521,8</text:p>
          </table:table-cell>
          <table:table-cell office:value-type="float" office:value="202072412.57419997" table:style-name="ce1">
            <text:p>202072412,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6.763360000000006" table:style-name="ce1">
            <text:p>-76,76336</text:p>
          </table:table-cell>
          <table:table-cell office:value-type="float" office:value="8.5291250000000005" table:style-name="ce1">
            <text:p>8,529125</text:p>
          </table:table-cell>
          <table:table-cell office:value-type="float" office:value="250425.38750000001" table:style-name="ce1">
            <text:p>250425,3875</text:p>
          </table:table-cell>
          <table:table-cell office:value-type="float" office:value="7686230.7413999997" table:style-name="ce1">
            <text:p>7686230,741</text:p>
          </table:table-cell>
          <table:table-cell office:value-type="float" office:value="32877230.7414" table:style-name="ce1">
            <text:p>32877230,74</text:p>
          </table:table-cell>
          <table:table-cell office:value-type="float" office:value="58615531.831" table:style-name="ce1">
            <text:p>58615531,83</text:p>
          </table:table-cell>
          <table:table-cell office:value-type="float" office:value="77464010.763600007" table:style-name="ce1">
            <text:p>77464010,76</text:p>
          </table:table-cell>
          <table:table-cell office:value-type="float" office:value="96169990.746800005" table:style-name="ce1">
            <text:p>96169990,75</text:p>
          </table:table-cell>
          <table:table-cell office:value-type="float" office:value="117813128.91630003" table:style-name="ce1">
            <text:p>117813128,9</text:p>
          </table:table-cell>
          <table:table-cell office:value-type="float" office:value="141674293.01980001" table:style-name="ce1">
            <text:p>141674293</text:p>
          </table:table-cell>
          <table:table-cell office:value-type="float" office:value="154011026.4104" table:style-name="ce1">
            <text:p>154011026,4</text:p>
          </table:table-cell>
          <table:table-cell office:value-type="float" office:value="179316631.79340002" table:style-name="ce1">
            <text:p>179316631,8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6.579676000000006" table:style-name="ce1">
            <text:p>-76,579676</text:p>
          </table:table-cell>
          <table:table-cell office:value-type="float" office:value="8.7811280000000007" table:style-name="ce1">
            <text:p>8,781128</text:p>
          </table:table-cell>
          <table:table-cell office:value-type="float" office:value="48600" table:style-name="ce1">
            <text:p>48600</text:p>
          </table:table-cell>
          <table:table-cell office:value-type="float" office:value="162000.0001" table:style-name="ce1">
            <text:p>162000,0001</text:p>
          </table:table-cell>
          <table:table-cell office:value-type="float" office:value="1142100.0001000001" table:style-name="ce1">
            <text:p>1142100</text:p>
          </table:table-cell>
          <table:table-cell office:value-type="float" office:value="2638761.7899000002" table:style-name="ce1">
            <text:p>2638761,79</text:p>
          </table:table-cell>
          <table:table-cell office:value-type="float" office:value="6607761.7899000002" table:style-name="ce1">
            <text:p>6607761,79</text:p>
          </table:table-cell>
          <table:table-cell office:value-type="float" office:value="13269019.347500002" table:style-name="ce1">
            <text:p>13269019,35</text:p>
          </table:table-cell>
          <table:table-cell office:value-type="float" office:value="20356096.9047" table:style-name="ce1">
            <text:p>20356096,9</text:p>
          </table:table-cell>
          <table:table-cell office:value-type="float" office:value="29028385.5821" table:style-name="ce1">
            <text:p>29028385,58</text:p>
          </table:table-cell>
          <table:table-cell office:value-type="float" office:value="37876817.064000003" table:style-name="ce1">
            <text:p>37876817,06</text:p>
          </table:table-cell>
          <table:table-cell office:value-type="float" office:value="49169357.215700001" table:style-name="ce1">
            <text:p>49169357,2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6.283660999999995" table:style-name="ce1">
            <text:p>-76,283661</text:p>
          </table:table-cell>
          <table:table-cell office:value-type="float" office:value="9.0796679999999999" table:style-name="ce1">
            <text:p>9,079668</text:p>
          </table:table-cell>
          <table:table-cell office:value-type="float" office:value="145800" table:style-name="ce1">
            <text:p>145800</text:p>
          </table:table-cell>
          <table:table-cell office:value-type="float" office:value="744234.22990000003" table:style-name="ce1">
            <text:p>744234,2299</text:p>
          </table:table-cell>
          <table:table-cell office:value-type="float" office:value="2740283.2478" table:style-name="ce1">
            <text:p>2740283,248</text:p>
          </table:table-cell>
          <table:table-cell office:value-type="float" office:value="5094612.4858999997" table:style-name="ce1">
            <text:p>5094612,486</text:p>
          </table:table-cell>
          <table:table-cell office:value-type="float" office:value="8300552.4978999998" table:style-name="ce1">
            <text:p>8300552,498</text:p>
          </table:table-cell>
          <table:table-cell office:value-type="float" office:value="12618106.5154" table:style-name="ce1">
            <text:p>12618106,52</text:p>
          </table:table-cell>
          <table:table-cell office:value-type="float" office:value="18607063.9791" table:style-name="ce1">
            <text:p>18607063,98</text:p>
          </table:table-cell>
          <table:table-cell office:value-type="float" office:value="24336775.616400003" table:style-name="ce1">
            <text:p>24336775,62</text:p>
          </table:table-cell>
          <table:table-cell office:value-type="float" office:value="29406919.839499999" table:style-name="ce1">
            <text:p>29406919,84</text:p>
          </table:table-cell>
          <table:table-cell office:value-type="float" office:value="34248374.304899998" table:style-name="ce1">
            <text:p>34248374,3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968817000000001" table:style-name="ce1">
            <text:p>-75,968817</text:p>
          </table:table-cell>
          <table:table-cell office:value-type="float" office:value="9.3405050000000003" table:style-name="ce1">
            <text:p>9,340505</text:p>
          </table:table-cell>
          <table:table-cell office:value-type="float" office:value="1919699.9998999999" table:style-name="ce1">
            <text:p>1919700</text:p>
          </table:table-cell>
          <table:table-cell office:value-type="float" office:value="10117865.770099999" table:style-name="ce1">
            <text:p>10117865,77</text:p>
          </table:table-cell>
          <table:table-cell office:value-type="float" office:value="84024011.628100008" table:style-name="ce1">
            <text:p>84024011,63</text:p>
          </table:table-cell>
          <table:table-cell office:value-type="float" office:value="161527957.32909998" table:style-name="ce1">
            <text:p>161527957,3</text:p>
          </table:table-cell>
          <table:table-cell office:value-type="float" office:value="209981278.30089995" table:style-name="ce1">
            <text:p>209981278,3</text:p>
          </table:table-cell>
          <table:table-cell office:value-type="float" office:value="243916839.41130003" table:style-name="ce1">
            <text:p>243916839,4</text:p>
          </table:table-cell>
          <table:table-cell office:value-type="float" office:value="276759108.43380004" table:style-name="ce1">
            <text:p>276759108,4</text:p>
          </table:table-cell>
          <table:table-cell office:value-type="float" office:value="297520818.9813" table:style-name="ce1">
            <text:p>297520819</text:p>
          </table:table-cell>
          <table:table-cell office:value-type="float" office:value="317433339.03040004" table:style-name="ce1">
            <text:p>317433339</text:p>
          </table:table-cell>
          <table:table-cell office:value-type="float" office:value="332930758.61919999" table:style-name="ce1">
            <text:p>332930758,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706111000000007" table:style-name="ce1">
            <text:p>-75,706111</text:p>
          </table:table-cell>
          <table:table-cell office:value-type="float" office:value="9.5734069999999996" table:style-name="ce1">
            <text:p>9,573407</text:p>
          </table:table-cell>
          <table:table-cell office:value-type="float" office:value="1490400" table:style-name="ce1">
            <text:p>1490400</text:p>
          </table:table-cell>
          <table:table-cell office:value-type="float" office:value="3821063.8027999997" table:style-name="ce1">
            <text:p>3821063,803</text:p>
          </table:table-cell>
          <table:table-cell office:value-type="float" office:value="28596217.960500002" table:style-name="ce1">
            <text:p>28596217,96</text:p>
          </table:table-cell>
          <table:table-cell office:value-type="float" office:value="86129129.0308" table:style-name="ce1">
            <text:p>86129129,03</text:p>
          </table:table-cell>
          <table:table-cell office:value-type="float" office:value="113132508.01989999" table:style-name="ce1">
            <text:p>113132508</text:p>
          </table:table-cell>
          <table:table-cell office:value-type="float" office:value="139985330.3019" table:style-name="ce1">
            <text:p>139985330,3</text:p>
          </table:table-cell>
          <table:table-cell office:value-type="float" office:value="167843870.64019999" table:style-name="ce1">
            <text:p>167843870,6</text:p>
          </table:table-cell>
          <table:table-cell office:value-type="float" office:value="195607660.39309999" table:style-name="ce1">
            <text:p>195607660,4</text:p>
          </table:table-cell>
          <table:table-cell office:value-type="float" office:value="218735890.31170002" table:style-name="ce1">
            <text:p>218735890,3</text:p>
          </table:table-cell>
          <table:table-cell office:value-type="float" office:value="244230287.7649" table:style-name="ce1">
            <text:p>244230287,8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601733999999993" table:style-name="ce1">
            <text:p>-75,601734</text:p>
          </table:table-cell>
          <table:table-cell office:value-type="float" office:value="9.9279820000000001" table:style-name="ce1">
            <text:p>9,927982</text:p>
          </table:table-cell>
          <table:table-cell office:value-type="float" office:value="963900" table:style-name="ce1">
            <text:p>963900</text:p>
          </table:table-cell>
          <table:table-cell office:value-type="float" office:value="4149336.1881999997" table:style-name="ce1">
            <text:p>4149336,188</text:p>
          </table:table-cell>
          <table:table-cell office:value-type="float" office:value="7666046.2458999995" table:style-name="ce1">
            <text:p>7666046,246</text:p>
          </table:table-cell>
          <table:table-cell office:value-type="float" office:value="13275087.022500001" table:style-name="ce1">
            <text:p>13275087,02</text:p>
          </table:table-cell>
          <table:table-cell office:value-type="float" office:value="19171383.7733" table:style-name="ce1">
            <text:p>19171383,77</text:p>
          </table:table-cell>
          <table:table-cell office:value-type="float" office:value="177395264.94279999" table:style-name="ce1">
            <text:p>177395264,9</text:p>
          </table:table-cell>
          <table:table-cell office:value-type="float" office:value="203964843.3583" table:style-name="ce1">
            <text:p>203964843,4</text:p>
          </table:table-cell>
          <table:table-cell office:value-type="float" office:value="223500126.96830004" table:style-name="ce1">
            <text:p>223500127</text:p>
          </table:table-cell>
          <table:table-cell office:value-type="float" office:value="241520431.79840001" table:style-name="ce1">
            <text:p>241520431,8</text:p>
          </table:table-cell>
          <table:table-cell office:value-type="float" office:value="256287389.77800003" table:style-name="ce1">
            <text:p>256287389,8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533034999999998" table:style-name="ce1">
            <text:p>-75,533035</text:p>
          </table:table-cell>
          <table:table-cell office:value-type="float" office:value="10.336199000000001" table:style-name="ce1">
            <text:p>10,336199</text:p>
          </table:table-cell>
          <table:table-cell office:value-type="float" office:value="3604500" table:style-name="ce1">
            <text:p>3604500</text:p>
          </table:table-cell>
          <table:table-cell office:value-type="float" office:value="12449699.9999" table:style-name="ce1">
            <text:p>12449700</text:p>
          </table:table-cell>
          <table:table-cell office:value-type="float" office:value="25470518.971179996" table:style-name="ce1">
            <text:p>25470518,97</text:p>
          </table:table-cell>
          <table:table-cell office:value-type="float" office:value="46585395.712610006" table:style-name="ce1">
            <text:p>46585395,71</text:p>
          </table:table-cell>
          <table:table-cell office:value-type="float" office:value="66677094.465039998" table:style-name="ce1">
            <text:p>66677094,47</text:p>
          </table:table-cell>
          <table:table-cell office:value-type="float" office:value="131971210.20663999" table:style-name="ce1">
            <text:p>131971210,2</text:p>
          </table:table-cell>
          <table:table-cell office:value-type="float" office:value="159481829.71834001" table:style-name="ce1">
            <text:p>159481829,7</text:p>
          </table:table-cell>
          <table:table-cell office:value-type="float" office:value="184236341.50724003" table:style-name="ce1">
            <text:p>184236341,5</text:p>
          </table:table-cell>
          <table:table-cell office:value-type="float" office:value="205740398.43873999" table:style-name="ce1">
            <text:p>205740398,4</text:p>
          </table:table-cell>
          <table:table-cell office:value-type="float" office:value="226530119.97063997" table:style-name="ce1">
            <text:p>226530120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379926999999995" table:style-name="ce1">
            <text:p>-75,379927</text:p>
          </table:table-cell>
          <table:table-cell office:value-type="float" office:value="10.641242999999999" table:style-name="ce1">
            <text:p>10,641243</text:p>
          </table:table-cell>
          <table:table-cell office:value-type="float" office:value="7361515.209449999" table:style-name="ce1">
            <text:p>7361515,209</text:p>
          </table:table-cell>
          <table:table-cell office:value-type="float" office:value="15044330.46094" table:style-name="ce1">
            <text:p>15044330,46</text:p>
          </table:table-cell>
          <table:table-cell office:value-type="float" office:value="62467035.23088" table:style-name="ce1">
            <text:p>62467035,23</text:p>
          </table:table-cell>
          <table:table-cell office:value-type="float" office:value="71929570.394699991" table:style-name="ce1">
            <text:p>71929570,39</text:p>
          </table:table-cell>
          <table:table-cell office:value-type="float" office:value="80417827.844310001" table:style-name="ce1">
            <text:p>80417827,84</text:p>
          </table:table-cell>
          <table:table-cell office:value-type="float" office:value="88648782.486209974" table:style-name="ce1">
            <text:p>88648782,49</text:p>
          </table:table-cell>
          <table:table-cell office:value-type="float" office:value="96736104.752009988" table:style-name="ce1">
            <text:p>96736104,75</text:p>
          </table:table-cell>
          <table:table-cell office:value-type="float" office:value="103035763.81851" table:style-name="ce1">
            <text:p>103035763,8</text:p>
          </table:table-cell>
          <table:table-cell office:value-type="float" office:value="109375205.53190999" table:style-name="ce1">
            <text:p>109375205,5</text:p>
          </table:table-cell>
          <table:table-cell office:value-type="float" office:value="115474246.22480999" table:style-name="ce1">
            <text:p>115474246,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5.11412" table:style-name="ce1">
            <text:p>-75,11412</text:p>
          </table:table-cell>
          <table:table-cell office:value-type="float" office:value="10.886459" table:style-name="ce1">
            <text:p>10,886459</text:p>
          </table:table-cell>
          <table:table-cell office:value-type="float" office:value="2763484.7904000003" table:style-name="ce1">
            <text:p>2763484,79</text:p>
          </table:table-cell>
          <table:table-cell office:value-type="float" office:value="6517252.0335999997" table:style-name="ce1">
            <text:p>6517252,034</text:p>
          </table:table-cell>
          <table:table-cell office:value-type="float" office:value="10378374.812100001" table:style-name="ce1">
            <text:p>10378374,81</text:p>
          </table:table-cell>
          <table:table-cell office:value-type="float" office:value="12691703.6723" table:style-name="ce1">
            <text:p>12691703,67</text:p>
          </table:table-cell>
          <table:table-cell office:value-type="float" office:value="14756154.3983" table:style-name="ce1">
            <text:p>14756154,4</text:p>
          </table:table-cell>
          <table:table-cell office:value-type="float" office:value="16959477.383099999" table:style-name="ce1">
            <text:p>16959477,38</text:p>
          </table:table-cell>
          <table:table-cell office:value-type="float" office:value="19061706.625399999" table:style-name="ce1">
            <text:p>19061706,63</text:p>
          </table:table-cell>
          <table:table-cell office:value-type="float" office:value="21688224.435999997" table:style-name="ce1">
            <text:p>21688224,44</text:p>
          </table:table-cell>
          <table:table-cell office:value-type="float" office:value="24195724.389699999" table:style-name="ce1">
            <text:p>24195724,39</text:p>
          </table:table-cell>
          <table:table-cell office:value-type="float" office:value="26854223.439099997" table:style-name="ce1">
            <text:p>26854223,44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4.774580999999998" table:style-name="ce1">
            <text:p>-74,774581</text:p>
          </table:table-cell>
          <table:table-cell office:value-type="float" office:value="11.021101" table:style-name="ce1">
            <text:p>11,021101</text:p>
          </table:table-cell>
          <table:table-cell office:value-type="float" office:value="22705033.676499996" table:style-name="ce1">
            <text:p>22705033,68</text:p>
          </table:table-cell>
          <table:table-cell office:value-type="float" office:value="123944009.06470001" table:style-name="ce1">
            <text:p>123944009,1</text:p>
          </table:table-cell>
          <table:table-cell office:value-type="float" office:value="210309825.59719998" table:style-name="ce1">
            <text:p>210309825,6</text:p>
          </table:table-cell>
          <table:table-cell office:value-type="float" office:value="260983319.63530001" table:style-name="ce1">
            <text:p>260983319,6</text:p>
          </table:table-cell>
          <table:table-cell office:value-type="float" office:value="290175030.73470008" table:style-name="ce1">
            <text:p>290175030,7</text:p>
          </table:table-cell>
          <table:table-cell office:value-type="float" office:value="310189540.42220002" table:style-name="ce1">
            <text:p>310189540,4</text:p>
          </table:table-cell>
          <table:table-cell office:value-type="float" office:value="323671235.56859994" table:style-name="ce1">
            <text:p>323671235,6</text:p>
          </table:table-cell>
          <table:table-cell office:value-type="float" office:value="333961754.21640009" table:style-name="ce1">
            <text:p>333961754,2</text:p>
          </table:table-cell>
          <table:table-cell office:value-type="float" office:value="343738454.21740001" table:style-name="ce1">
            <text:p>343738454,2</text:p>
          </table:table-cell>
          <table:table-cell office:value-type="float" office:value="350987594.49489993" table:style-name="ce1">
            <text:p>350987594,5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4.416058000000007" table:style-name="ce1">
            <text:p>-74,416058</text:p>
          </table:table-cell>
          <table:table-cell office:value-type="float" office:value="11.038582999999999" table:style-name="ce1">
            <text:p>11,038583</text:p>
          </table:table-cell>
          <table:table-cell office:value-type="float" office:value="136005801.3876" table:style-name="ce1">
            <text:p>136005801,4</text:p>
          </table:table-cell>
          <table:table-cell office:value-type="float" office:value="216912719.8759" table:style-name="ce1">
            <text:p>216912719,9</text:p>
          </table:table-cell>
          <table:table-cell office:value-type="float" office:value="262807092.82309997" table:style-name="ce1">
            <text:p>262807092,8</text:p>
          </table:table-cell>
          <table:table-cell office:value-type="float" office:value="422092192.24450004" table:style-name="ce1">
            <text:p>422092192,2</text:p>
          </table:table-cell>
          <table:table-cell office:value-type="float" office:value="473131969.89330006" table:style-name="ce1">
            <text:p>473131969,9</text:p>
          </table:table-cell>
          <table:table-cell office:value-type="float" office:value="511579307.19529998" table:style-name="ce1">
            <text:p>511579307,2</text:p>
          </table:table-cell>
          <table:table-cell office:value-type="float" office:value="540546622.95860004" table:style-name="ce1">
            <text:p>540546623</text:p>
          </table:table-cell>
          <table:table-cell office:value-type="float" office:value="564366071.63240004" table:style-name="ce1">
            <text:p>564366071,6</text:p>
          </table:table-cell>
          <table:table-cell office:value-type="float" office:value="584733529.82990003" table:style-name="ce1">
            <text:p>584733529,8</text:p>
          </table:table-cell>
          <table:table-cell office:value-type="float" office:value="603545638.49819994" table:style-name="ce1">
            <text:p>603545638,5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4.136078999999995" table:style-name="ce1">
            <text:p>-74,136079</text:p>
          </table:table-cell>
          <table:table-cell office:value-type="float" office:value="11.206692" table:style-name="ce1">
            <text:p>11,206692</text:p>
          </table:table-cell>
          <table:table-cell office:value-type="float" office:value="337756.16810000001" table:style-name="ce1">
            <text:p>337756,1681</text:p>
          </table:table-cell>
          <table:table-cell office:value-type="float" office:value="1042456.1681" table:style-name="ce1">
            <text:p>1042456,168</text:p>
          </table:table-cell>
          <table:table-cell office:value-type="float" office:value="1836256.1680999999" table:style-name="ce1">
            <text:p>1836256,168</text:p>
          </table:table-cell>
          <table:table-cell office:value-type="float" office:value="2735356.1680999999" table:style-name="ce1">
            <text:p>2735356,168</text:p>
          </table:table-cell>
          <table:table-cell office:value-type="float" office:value="4468335.5150999995" table:style-name="ce1">
            <text:p>4468335,515</text:p>
          </table:table-cell>
          <table:table-cell office:value-type="float" office:value="6153135.5149999997" table:style-name="ce1">
            <text:p>6153135,515</text:p>
          </table:table-cell>
          <table:table-cell office:value-type="float" office:value="8731339.0310999993" table:style-name="ce1">
            <text:p>8731339,031</text:p>
          </table:table-cell>
          <table:table-cell office:value-type="float" office:value="11736439.031199999" table:style-name="ce1">
            <text:p>11736439,03</text:p>
          </table:table-cell>
          <table:table-cell office:value-type="float" office:value="14255300.778900001" table:style-name="ce1">
            <text:p>14255300,78</text:p>
          </table:table-cell>
          <table:table-cell office:value-type="float" office:value="16373081.016299998" table:style-name="ce1">
            <text:p>16373081,0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3.808340000000001" table:style-name="ce1">
            <text:p>-73,80834</text:p>
          </table:table-cell>
          <table:table-cell office:value-type="float" office:value="11.314380999999999" table:style-name="ce1">
            <text:p>11,314381</text:p>
          </table:table-cell>
          <table:table-cell office:value-type="float" office:value="59143.8318" table:style-name="ce1">
            <text:p>59143,8318</text:p>
          </table:table-cell>
          <table:table-cell office:value-type="float" office:value="123943.8318" table:style-name="ce1">
            <text:p>123943,8318</text:p>
          </table:table-cell>
          <table:table-cell office:value-type="float" office:value="269743.83179999999" table:style-name="ce1">
            <text:p>269743,8318</text:p>
          </table:table-cell>
          <table:table-cell office:value-type="float" office:value="901543.83189999999" table:style-name="ce1">
            <text:p>901543,8319</text:p>
          </table:table-cell>
          <table:table-cell office:value-type="float" office:value="3558343.8318000003" table:style-name="ce1">
            <text:p>3558343,832</text:p>
          </table:table-cell>
          <table:table-cell office:value-type="float" office:value="6117943.8317" table:style-name="ce1">
            <text:p>6117943,832</text:p>
          </table:table-cell>
          <table:table-cell office:value-type="float" office:value="12014743.831800001" table:style-name="ce1">
            <text:p>12014743,83</text:p>
          </table:table-cell>
          <table:table-cell office:value-type="float" office:value="19353343.831899997" table:style-name="ce1">
            <text:p>19353343,83</text:p>
          </table:table-cell>
          <table:table-cell office:value-type="float" office:value="23737042.101200003" table:style-name="ce1">
            <text:p>23737042,1</text:p>
          </table:table-cell>
          <table:table-cell office:value-type="float" office:value="27641242.101199999" table:style-name="ce1">
            <text:p>27641242,1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3.391133999999994" table:style-name="ce1">
            <text:p>-73,391134</text:p>
          </table:table-cell>
          <table:table-cell office:value-type="float" office:value="11.328533999999999" table:style-name="ce1">
            <text:p>11,328534</text:p>
          </table:table-cell>
          <table:table-cell office:value-type="float" office:value="4665600" table:style-name="ce1">
            <text:p>4665600</text:p>
          </table:table-cell>
          <table:table-cell office:value-type="float" office:value="13844176.605" table:style-name="ce1">
            <text:p>13844176,61</text:p>
          </table:table-cell>
          <table:table-cell office:value-type="float" office:value="23676681.445900001" table:style-name="ce1">
            <text:p>23676681,45</text:p>
          </table:table-cell>
          <table:table-cell office:value-type="float" office:value="42844126.441699997" table:style-name="ce1">
            <text:p>42844126,44</text:p>
          </table:table-cell>
          <table:table-cell office:value-type="float" office:value="61049152.426000006" table:style-name="ce1">
            <text:p>61049152,43</text:p>
          </table:table-cell>
          <table:table-cell office:value-type="float" office:value="76895874.787800014" table:style-name="ce1">
            <text:p>76895874,79</text:p>
          </table:table-cell>
          <table:table-cell office:value-type="float" office:value="91827641.776199996" table:style-name="ce1">
            <text:p>91827641,78</text:p>
          </table:table-cell>
          <table:table-cell office:value-type="float" office:value="106291891.0354" table:style-name="ce1">
            <text:p>106291891</text:p>
          </table:table-cell>
          <table:table-cell office:value-type="float" office:value="121267707.58750001" table:style-name="ce1">
            <text:p>121267707,6</text:p>
          </table:table-cell>
          <table:table-cell office:value-type="float" office:value="135875436.12869996" table:style-name="ce1">
            <text:p>135875436,1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3.007284999999996" table:style-name="ce1">
            <text:p>-73,007285</text:p>
          </table:table-cell>
          <table:table-cell office:value-type="float" office:value="11.515685" table:style-name="ce1">
            <text:p>11,515685</text:p>
          </table:table-cell>
          <table:table-cell office:value-type="float" office:value="15778750.080300001" table:style-name="ce1">
            <text:p>15778750,08</text:p>
          </table:table-cell>
          <table:table-cell office:value-type="float" office:value="36846666.260000005" table:style-name="ce1">
            <text:p>36846666,26</text:p>
          </table:table-cell>
          <table:table-cell office:value-type="float" office:value="56097777.163799994" table:style-name="ce1">
            <text:p>56097777,16</text:p>
          </table:table-cell>
          <table:table-cell office:value-type="float" office:value="77133761.710000008" table:style-name="ce1">
            <text:p>77133761,71</text:p>
          </table:table-cell>
          <table:table-cell office:value-type="float" office:value="98065657.735500023" table:style-name="ce1">
            <text:p>98065657,74</text:p>
          </table:table-cell>
          <table:table-cell office:value-type="float" office:value="120521425.98169997" table:style-name="ce1">
            <text:p>120521426</text:p>
          </table:table-cell>
          <table:table-cell office:value-type="float" office:value="148057106.80969998" table:style-name="ce1">
            <text:p>148057106,8</text:p>
          </table:table-cell>
          <table:table-cell office:value-type="float" office:value="172144151.97740003" table:style-name="ce1">
            <text:p>172144152</text:p>
          </table:table-cell>
          <table:table-cell office:value-type="float" office:value="201312054.07390001" table:style-name="ce1">
            <text:p>201312054,1</text:p>
          </table:table-cell>
          <table:table-cell office:value-type="float" office:value="229182699.20990002" table:style-name="ce1">
            <text:p>229182699,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2.620123000000007" table:style-name="ce1">
            <text:p>-72,620123</text:p>
          </table:table-cell>
          <table:table-cell office:value-type="float" office:value="11.723397" table:style-name="ce1">
            <text:p>11,723397</text:p>
          </table:table-cell>
          <table:table-cell office:value-type="float" office:value="21908707.932799999" table:style-name="ce1">
            <text:p>21908707,93</text:p>
          </table:table-cell>
          <table:table-cell office:value-type="float" office:value="44787198.207299992" table:style-name="ce1">
            <text:p>44787198,21</text:p>
          </table:table-cell>
          <table:table-cell office:value-type="float" office:value="68372445.995299995" table:style-name="ce1">
            <text:p>68372446</text:p>
          </table:table-cell>
          <table:table-cell office:value-type="float" office:value="90314345.734199971" table:style-name="ce1">
            <text:p>90314345,73</text:p>
          </table:table-cell>
          <table:table-cell office:value-type="float" office:value="110072519.45300001" table:style-name="ce1">
            <text:p>110072519,5</text:p>
          </table:table-cell>
          <table:table-cell office:value-type="float" office:value="126266828.84500001" table:style-name="ce1">
            <text:p>126266828,8</text:p>
          </table:table-cell>
          <table:table-cell office:value-type="float" office:value="144083996.50750002" table:style-name="ce1">
            <text:p>144083996,5</text:p>
          </table:table-cell>
          <table:table-cell office:value-type="float" office:value="160210847.95709997" table:style-name="ce1">
            <text:p>160210848</text:p>
          </table:table-cell>
          <table:table-cell office:value-type="float" office:value="176451031.03819999" table:style-name="ce1">
            <text:p>176451031</text:p>
          </table:table-cell>
          <table:table-cell office:value-type="float" office:value="197551433.70819998" table:style-name="ce1">
            <text:p>197551433,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2.276081000000005" table:style-name="ce1">
            <text:p>-72,276081</text:p>
          </table:table-cell>
          <table:table-cell office:value-type="float" office:value="11.961271" table:style-name="ce1">
            <text:p>11,961271</text:p>
          </table:table-cell>
          <table:table-cell office:value-type="float" office:value="11479414.5953" table:style-name="ce1">
            <text:p>11479414,6</text:p>
          </table:table-cell>
          <table:table-cell office:value-type="float" office:value="23215946.41" table:style-name="ce1">
            <text:p>23215946,41</text:p>
          </table:table-cell>
          <table:table-cell office:value-type="float" office:value="36050127.085600004" table:style-name="ce1">
            <text:p>36050127,09</text:p>
          </table:table-cell>
          <table:table-cell office:value-type="float" office:value="50593125.064799994" table:style-name="ce1">
            <text:p>50593125,06</text:p>
          </table:table-cell>
          <table:table-cell office:value-type="float" office:value="66549302.813999996" table:style-name="ce1">
            <text:p>66549302,81</text:p>
          </table:table-cell>
          <table:table-cell office:value-type="float" office:value="81559336.133000001" table:style-name="ce1">
            <text:p>81559336,13</text:p>
          </table:table-cell>
          <table:table-cell office:value-type="float" office:value="95071389.800999999" table:style-name="ce1">
            <text:p>95071389,8</text:p>
          </table:table-cell>
          <table:table-cell office:value-type="float" office:value="108341300.9782" table:style-name="ce1">
            <text:p>108341301</text:p>
          </table:table-cell>
          <table:table-cell office:value-type="float" office:value="121982814.67369999" table:style-name="ce1">
            <text:p>121982814,7</text:p>
          </table:table-cell>
          <table:table-cell office:value-type="float" office:value="135836079.75549999" table:style-name="ce1">
            <text:p>135836079,8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2.063411000000002" table:style-name="ce1">
            <text:p>-72,063411</text:p>
          </table:table-cell>
          <table:table-cell office:value-type="float" office:value="12.141356" table:style-name="ce1">
            <text:p>12,141356</text:p>
          </table:table-cell>
          <table:table-cell office:value-type="float" office:value="14009587.0232" table:style-name="ce1">
            <text:p>14009587,02</text:p>
          </table:table-cell>
          <table:table-cell office:value-type="float" office:value="28689902.914599996" table:style-name="ce1">
            <text:p>28689902,91</text:p>
          </table:table-cell>
          <table:table-cell office:value-type="float" office:value="40648234.302200004" table:style-name="ce1">
            <text:p>40648234,3</text:p>
          </table:table-cell>
          <table:table-cell office:value-type="float" office:value="52591980.458799995" table:style-name="ce1">
            <text:p>52591980,46</text:p>
          </table:table-cell>
          <table:table-cell office:value-type="float" office:value="64910078.417300008" table:style-name="ce1">
            <text:p>64910078,42</text:p>
          </table:table-cell>
          <table:table-cell office:value-type="float" office:value="77688443.040999994" table:style-name="ce1">
            <text:p>77688443,04</text:p>
          </table:table-cell>
          <table:table-cell office:value-type="float" office:value="90772430.098400012" table:style-name="ce1">
            <text:p>90772430,1</text:p>
          </table:table-cell>
          <table:table-cell office:value-type="float" office:value="103960916.3286" table:style-name="ce1">
            <text:p>103960916,3</text:p>
          </table:table-cell>
          <table:table-cell office:value-type="float" office:value="117472327.95039999" table:style-name="ce1">
            <text:p>117472328</text:p>
          </table:table-cell>
          <table:table-cell office:value-type="float" office:value="130588019.59050003" table:style-name="ce1">
            <text:p>130588019,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1.817890000000006" table:style-name="ce1">
            <text:p>-71,81789</text:p>
          </table:table-cell>
          <table:table-cell office:value-type="float" office:value="12.283325" table:style-name="ce1">
            <text:p>12,283325</text:p>
          </table:table-cell>
          <table:table-cell office:value-type="float" office:value="14107435.967100002" table:style-name="ce1">
            <text:p>14107435,97</text:p>
          </table:table-cell>
          <table:table-cell office:value-type="float" office:value="25581692.959800001" table:style-name="ce1">
            <text:p>25581692,96</text:p>
          </table:table-cell>
          <table:table-cell office:value-type="float" office:value="36585637.215300001" table:style-name="ce1">
            <text:p>36585637,22</text:p>
          </table:table-cell>
          <table:table-cell office:value-type="float" office:value="47265726.284699999" table:style-name="ce1">
            <text:p>47265726,28</text:p>
          </table:table-cell>
          <table:table-cell office:value-type="float" office:value="56777349.331799999" table:style-name="ce1">
            <text:p>56777349,33</text:p>
          </table:table-cell>
          <table:table-cell office:value-type="float" office:value="65746102.472499996" table:style-name="ce1">
            <text:p>65746102,47</text:p>
          </table:table-cell>
          <table:table-cell office:value-type="float" office:value="73645502.815099999" table:style-name="ce1">
            <text:p>73645502,82</text:p>
          </table:table-cell>
          <table:table-cell office:value-type="float" office:value="82064826.759799987" table:style-name="ce1">
            <text:p>82064826,76</text:p>
          </table:table-cell>
          <table:table-cell office:value-type="float" office:value="89342762.9322" table:style-name="ce1">
            <text:p>89342762,93</text:p>
          </table:table-cell>
          <table:table-cell office:value-type="float" office:value="97029116.324199989" table:style-name="ce1">
            <text:p>97029116,3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1.552282000000005" table:style-name="ce1">
            <text:p>-71,552282</text:p>
          </table:table-cell>
          <table:table-cell office:value-type="float" office:value="12.412277" table:style-name="ce1">
            <text:p>12,412277</text:p>
          </table:table-cell>
          <table:table-cell office:value-type="float" office:value="9910554.1347999983" table:style-name="ce1">
            <text:p>9910554,135</text:p>
          </table:table-cell>
          <table:table-cell office:value-type="float" office:value="18210488.452599999" table:style-name="ce1">
            <text:p>18210488,45</text:p>
          </table:table-cell>
          <table:table-cell office:value-type="float" office:value="26522576.453299999" table:style-name="ce1">
            <text:p>26522576,45</text:p>
          </table:table-cell>
          <table:table-cell office:value-type="float" office:value="34507691.869800001" table:style-name="ce1">
            <text:p>34507691,87</text:p>
          </table:table-cell>
          <table:table-cell office:value-type="float" office:value="42988636.466200002" table:style-name="ce1">
            <text:p>42988636,47</text:p>
          </table:table-cell>
          <table:table-cell office:value-type="float" office:value="50699877.896500006" table:style-name="ce1">
            <text:p>50699877,9</text:p>
          </table:table-cell>
          <table:table-cell office:value-type="float" office:value="57948618.688300014" table:style-name="ce1">
            <text:p>57948618,69</text:p>
          </table:table-cell>
          <table:table-cell office:value-type="float" office:value="64820606.704599999" table:style-name="ce1">
            <text:p>64820606,7</text:p>
          </table:table-cell>
          <table:table-cell office:value-type="float" office:value="71420438.828700006" table:style-name="ce1">
            <text:p>71420438,83</text:p>
          </table:table-cell>
          <table:table-cell office:value-type="float" office:value="77789147.267800003" table:style-name="ce1">
            <text:p>77789147,2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1.297038000000001" table:style-name="ce1">
            <text:p>-71,297038</text:p>
          </table:table-cell>
          <table:table-cell office:value-type="float" office:value="12.279761000000001" table:style-name="ce1">
            <text:p>12,279761</text:p>
          </table:table-cell>
          <table:table-cell office:value-type="float" office:value="3540886.2193000005" table:style-name="ce1">
            <text:p>3540886,219</text:p>
          </table:table-cell>
          <table:table-cell office:value-type="float" office:value="7080010.4549000002" table:style-name="ce1">
            <text:p>7080010,455</text:p>
          </table:table-cell>
          <table:table-cell office:value-type="float" office:value="10375129.6832" table:style-name="ce1">
            <text:p>10375129,68</text:p>
          </table:table-cell>
          <table:table-cell office:value-type="float" office:value="13172758.815299999" table:style-name="ce1">
            <text:p>13172758,82</text:p>
          </table:table-cell>
          <table:table-cell office:value-type="float" office:value="16075370.760500001" table:style-name="ce1">
            <text:p>16075370,76</text:p>
          </table:table-cell>
          <table:table-cell office:value-type="float" office:value="19161817.181599997" table:style-name="ce1">
            <text:p>19161817,18</text:p>
          </table:table-cell>
          <table:table-cell office:value-type="float" office:value="22710891.676800001" table:style-name="ce1">
            <text:p>22710891,68</text:p>
          </table:table-cell>
          <table:table-cell office:value-type="float" office:value="26117382.1624" table:style-name="ce1">
            <text:p>26117382,16</text:p>
          </table:table-cell>
          <table:table-cell office:value-type="float" office:value="29066026.428999998" table:style-name="ce1">
            <text:p>29066026,43</text:p>
          </table:table-cell>
          <table:table-cell office:value-type="float" office:value="31764807.299999997" table:style-name="ce1">
            <text:p>31764807,3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1.23845" table:style-name="ce1">
            <text:p>-71,23845</text:p>
          </table:table-cell>
          <table:table-cell office:value-type="float" office:value="11.973070999999999" table:style-name="ce1">
            <text:p>11,973071</text:p>
          </table:table-cell>
          <table:table-cell office:value-type="float" office:value="7810880.1814000001" table:style-name="ce1">
            <text:p>7810880,181</text:p>
          </table:table-cell>
          <table:table-cell office:value-type="float" office:value="14960565.750999996" table:style-name="ce1">
            <text:p>14960565,75</text:p>
          </table:table-cell>
          <table:table-cell office:value-type="float" office:value="21981708.548900004" table:style-name="ce1">
            <text:p>21981708,55</text:p>
          </table:table-cell>
          <table:table-cell office:value-type="float" office:value="28775274.630400002" table:style-name="ce1">
            <text:p>28775274,63</text:p>
          </table:table-cell>
          <table:table-cell office:value-type="float" office:value="36138174.629899986" table:style-name="ce1">
            <text:p>36138174,63</text:p>
          </table:table-cell>
          <table:table-cell office:value-type="float" office:value="43320063.128099993" table:style-name="ce1">
            <text:p>43320063,13</text:p>
          </table:table-cell>
          <table:table-cell office:value-type="float" office:value="51330963.129100002" table:style-name="ce1">
            <text:p>51330963,13</text:p>
          </table:table-cell>
          <table:table-cell office:value-type="float" office:value="59990267.787699997" table:style-name="ce1">
            <text:p>59990267,79</text:p>
          </table:table-cell>
          <table:table-cell office:value-type="float" office:value="67539660.475500003" table:style-name="ce1">
            <text:p>67539660,48</text:p>
          </table:table-cell>
          <table:table-cell office:value-type="float" office:value="73385041.456300005" table:style-name="ce1">
            <text:p>73385041,4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1.544579999999996" table:style-name="ce1">
            <text:p>-71,54458</text:p>
          </table:table-cell>
          <table:table-cell office:value-type="float" office:value="11.735246" table:style-name="ce1">
            <text:p>11,735246</text:p>
          </table:table-cell>
          <table:table-cell office:value-type="float" office:value="7684301.8080000002" table:style-name="ce1">
            <text:p>7684301,808</text:p>
          </table:table-cell>
          <table:table-cell office:value-type="float" office:value="16027647.9789" table:style-name="ce1">
            <text:p>16027647,98</text:p>
          </table:table-cell>
          <table:table-cell office:value-type="float" office:value="26101873.481799997" table:style-name="ce1">
            <text:p>26101873,48</text:p>
          </table:table-cell>
          <table:table-cell office:value-type="float" office:value="36805772.471599996" table:style-name="ce1">
            <text:p>36805772,47</text:p>
          </table:table-cell>
          <table:table-cell office:value-type="float" office:value="50295879.120800003" table:style-name="ce1">
            <text:p>50295879,12</text:p>
          </table:table-cell>
          <table:table-cell office:value-type="float" office:value="63305084.710200012" table:style-name="ce1">
            <text:p>63305084,71</text:p>
          </table:table-cell>
          <table:table-cell office:value-type="float" office:value="76391518.414100006" table:style-name="ce1">
            <text:p>76391518,41</text:p>
          </table:table-cell>
          <table:table-cell office:value-type="float" office:value="90800816.084699988" table:style-name="ce1">
            <text:p>90800816,08</text:p>
          </table:table-cell>
          <table:table-cell office:value-type="float" office:value="104324437.34029999" table:style-name="ce1">
            <text:p>104324437,3</text:p>
          </table:table-cell>
          <table:table-cell office:value-type="float" office:value="117732756.36059999" table:style-name="ce1">
            <text:p>117732756,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1.842859000000004" table:style-name="ce1">
            <text:p>-71,842859</text:p>
          </table:table-cell>
          <table:table-cell office:value-type="float" office:value="11.519164" table:style-name="ce1">
            <text:p>11,519164</text:p>
          </table:table-cell>
          <table:table-cell office:value-type="float" office:value="9323778.9308999982" table:style-name="ce1">
            <text:p>9323778,931</text:p>
          </table:table-cell>
          <table:table-cell office:value-type="float" office:value="46197367.522799999" table:style-name="ce1">
            <text:p>46197367,52</text:p>
          </table:table-cell>
          <table:table-cell office:value-type="float" office:value="95213103.19309999" table:style-name="ce1">
            <text:p>95213103,19</text:p>
          </table:table-cell>
          <table:table-cell office:value-type="float" office:value="152975075.90740004" table:style-name="ce1">
            <text:p>152975075,9</text:p>
          </table:table-cell>
          <table:table-cell office:value-type="float" office:value="204943076.15439999" table:style-name="ce1">
            <text:p>204943076,2</text:p>
          </table:table-cell>
          <table:table-cell office:value-type="float" office:value="254657222.51540002" table:style-name="ce1">
            <text:p>254657222,5</text:p>
          </table:table-cell>
          <table:table-cell office:value-type="float" office:value="300355185.40250003" table:style-name="ce1">
            <text:p>300355185,4</text:p>
          </table:table-cell>
          <table:table-cell office:value-type="float" office:value="341797479.68020004" table:style-name="ce1">
            <text:p>341797479,7</text:p>
          </table:table-cell>
          <table:table-cell office:value-type="float" office:value="381893541.24060005" table:style-name="ce1">
            <text:p>381893541,2</text:p>
          </table:table-cell>
          <table:table-cell office:value-type="float" office:value="422841823.30599999" table:style-name="ce1">
            <text:p>422841823,3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1.845607000000001" table:style-name="ce1">
            <text:p>-71,845607</text:p>
          </table:table-cell>
          <table:table-cell office:value-type="float" office:value="11.182401" table:style-name="ce1">
            <text:p>11,182401</text:p>
          </table:table-cell>
          <table:table-cell office:value-type="float" office:value="68484407.47770001" table:style-name="ce1">
            <text:p>68484407,48</text:p>
          </table:table-cell>
          <table:table-cell office:value-type="float" office:value="132450117.11099999" table:style-name="ce1">
            <text:p>132450117,1</text:p>
          </table:table-cell>
          <table:table-cell office:value-type="float" office:value="173341673.13960001" table:style-name="ce1">
            <text:p>173341673,1</text:p>
          </table:table-cell>
          <table:table-cell office:value-type="float" office:value="202289773.84230003" table:style-name="ce1">
            <text:p>202289773,8</text:p>
          </table:table-cell>
          <table:table-cell office:value-type="float" office:value="223844911.66240001" table:style-name="ce1">
            <text:p>223844911,7</text:p>
          </table:table-cell>
          <table:table-cell office:value-type="float" office:value="238822058.51970002" table:style-name="ce1">
            <text:p>238822058,5</text:p>
          </table:table-cell>
          <table:table-cell office:value-type="float" office:value="249123250.52699998" table:style-name="ce1">
            <text:p>249123250,5</text:p>
          </table:table-cell>
          <table:table-cell office:value-type="float" office:value="257648552.45159999" table:style-name="ce1">
            <text:p>257648552,5</text:p>
          </table:table-cell>
          <table:table-cell office:value-type="float" office:value="266989984.9068" table:style-name="ce1">
            <text:p>266989984,9</text:p>
          </table:table-cell>
          <table:table-cell office:value-type="float" office:value="276389926.30830002" table:style-name="ce1">
            <text:p>276389926,3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1.618176000000005" table:style-name="ce1">
            <text:p>-71,618176</text:p>
          </table:table-cell>
          <table:table-cell office:value-type="float" office:value="10.879225" table:style-name="ce1">
            <text:p>10,879225</text:p>
          </table:table-cell>
          <table:table-cell office:value-type="float" office:value="27504418.078289997" table:style-name="ce1">
            <text:p>27504418,08</text:p>
          </table:table-cell>
          <table:table-cell office:value-type="float" office:value="54015060.176569998" table:style-name="ce1">
            <text:p>54015060,18</text:p>
          </table:table-cell>
          <table:table-cell office:value-type="float" office:value="81034001.409279987" table:style-name="ce1">
            <text:p>81034001,41</text:p>
          </table:table-cell>
          <table:table-cell office:value-type="float" office:value="116146332.58685002" table:style-name="ce1">
            <text:p>116146332,6</text:p>
          </table:table-cell>
          <table:table-cell office:value-type="float" office:value="156915110.33877999" table:style-name="ce1">
            <text:p>156915110,3</text:p>
          </table:table-cell>
          <table:table-cell office:value-type="float" office:value="184581014.31237996" table:style-name="ce1">
            <text:p>184581014,3</text:p>
          </table:table-cell>
          <table:table-cell office:value-type="float" office:value="208954975.28027999" table:style-name="ce1">
            <text:p>208954975,3</text:p>
          </table:table-cell>
          <table:table-cell office:value-type="float" office:value="232606143.26338002" table:style-name="ce1">
            <text:p>232606143,3</text:p>
          </table:table-cell>
          <table:table-cell office:value-type="float" office:value="260142529.81377998" table:style-name="ce1">
            <text:p>260142529,8</text:p>
          </table:table-cell>
          <table:table-cell office:value-type="float" office:value="284665190.01278001" table:style-name="ce1">
            <text:p>284665190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1.379602000000006" table:style-name="ce1">
            <text:p>-71,379602</text:p>
          </table:table-cell>
          <table:table-cell office:value-type="float" office:value="10.878113000000001" table:style-name="ce1">
            <text:p>10,878113</text:p>
          </table:table-cell>
          <table:table-cell office:value-type="float" office:value="23961025.844300002" table:style-name="ce1">
            <text:p>23961025,84</text:p>
          </table:table-cell>
          <table:table-cell office:value-type="float" office:value="45371544.824100003" table:style-name="ce1">
            <text:p>45371544,82</text:p>
          </table:table-cell>
          <table:table-cell office:value-type="float" office:value="67946777.683900014" table:style-name="ce1">
            <text:p>67946777,68</text:p>
          </table:table-cell>
          <table:table-cell office:value-type="float" office:value="87698768.781900018" table:style-name="ce1">
            <text:p>87698768,78</text:p>
          </table:table-cell>
          <table:table-cell office:value-type="float" office:value="106910053.6918" table:style-name="ce1">
            <text:p>106910053,7</text:p>
          </table:table-cell>
          <table:table-cell office:value-type="float" office:value="127036088.41670001" table:style-name="ce1">
            <text:p>127036088,4</text:p>
          </table:table-cell>
          <table:table-cell office:value-type="float" office:value="145913690.65550002" table:style-name="ce1">
            <text:p>145913690,7</text:p>
          </table:table-cell>
          <table:table-cell office:value-type="float" office:value="165750575.49880004" table:style-name="ce1">
            <text:p>165750575,5</text:p>
          </table:table-cell>
          <table:table-cell office:value-type="float" office:value="183529004.18099999" table:style-name="ce1">
            <text:p>183529004,2</text:p>
          </table:table-cell>
          <table:table-cell office:value-type="float" office:value="199425733.44510001" table:style-name="ce1">
            <text:p>199425733,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1.078264000000004" table:style-name="ce1">
            <text:p>-71,078264</text:p>
          </table:table-cell>
          <table:table-cell office:value-type="float" office:value="11.09064" table:style-name="ce1">
            <text:p>11,09064</text:p>
          </table:table-cell>
          <table:table-cell office:value-type="float" office:value="17594406.943700001" table:style-name="ce1">
            <text:p>17594406,94</text:p>
          </table:table-cell>
          <table:table-cell office:value-type="float" office:value="38295787.963799998" table:style-name="ce1">
            <text:p>38295787,96</text:p>
          </table:table-cell>
          <table:table-cell office:value-type="float" office:value="61080555.103999995" table:style-name="ce1">
            <text:p>61080555,1</text:p>
          </table:table-cell>
          <table:table-cell office:value-type="float" office:value="84723077.601900011" table:style-name="ce1">
            <text:p>84723077,6</text:p>
          </table:table-cell>
          <table:table-cell office:value-type="float" office:value="110293505.65290001" table:style-name="ce1">
            <text:p>110293505,7</text:p>
          </table:table-cell>
          <table:table-cell office:value-type="float" office:value="134515712.50999999" table:style-name="ce1">
            <text:p>134515712,5</text:p>
          </table:table-cell>
          <table:table-cell office:value-type="float" office:value="158422309.84600002" table:style-name="ce1">
            <text:p>158422309,8</text:p>
          </table:table-cell>
          <table:table-cell office:value-type="float" office:value="181238937.17879999" table:style-name="ce1">
            <text:p>181238937,2</text:p>
          </table:table-cell>
          <table:table-cell office:value-type="float" office:value="204989208.4964" table:style-name="ce1">
            <text:p>204989208,5</text:p>
          </table:table-cell>
          <table:table-cell office:value-type="float" office:value="232395079.23289999" table:style-name="ce1">
            <text:p>232395079,2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0.664083000000005" table:style-name="ce1">
            <text:p>-70,664083</text:p>
          </table:table-cell>
          <table:table-cell office:value-type="float" office:value="11.239561" table:style-name="ce1">
            <text:p>11,239561</text:p>
          </table:table-cell>
          <table:table-cell office:value-type="float" office:value="3877734.0085999998" table:style-name="ce1">
            <text:p>3877734,009</text:p>
          </table:table-cell>
          <table:table-cell office:value-type="float" office:value="7731585.2566000009" table:style-name="ce1">
            <text:p>7731585,257</text:p>
          </table:table-cell>
          <table:table-cell office:value-type="float" office:value="11498085.256399998" table:style-name="ce1">
            <text:p>11498085,26</text:p>
          </table:table-cell>
          <table:table-cell office:value-type="float" office:value="15261743.296500003" table:style-name="ce1">
            <text:p>15261743,3</text:p>
          </table:table-cell>
          <table:table-cell office:value-type="float" office:value="18647543.296399999" table:style-name="ce1">
            <text:p>18647543,3</text:p>
          </table:table-cell>
          <table:table-cell office:value-type="float" office:value="22397843.296500001" table:style-name="ce1">
            <text:p>22397843,3</text:p>
          </table:table-cell>
          <table:table-cell office:value-type="float" office:value="27293327.140599996" table:style-name="ce1">
            <text:p>27293327,14</text:p>
          </table:table-cell>
          <table:table-cell office:value-type="float" office:value="33092208.622500006" table:style-name="ce1">
            <text:p>33092208,62</text:p>
          </table:table-cell>
          <table:table-cell office:value-type="float" office:value="41454821.700300001" table:style-name="ce1">
            <text:p>41454821,7</text:p>
          </table:table-cell>
          <table:table-cell office:value-type="float" office:value="49661753.3204" table:style-name="ce1">
            <text:p>49661753,32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0.242194999999995" table:style-name="ce1">
            <text:p>-70,242195</text:p>
          </table:table-cell>
          <table:table-cell office:value-type="float" office:value="11.364931" table:style-name="ce1">
            <text:p>11,364931</text:p>
          </table:table-cell>
          <table:table-cell office:value-type="float" office:value="49166353.864699997" table:style-name="ce1">
            <text:p>49166353,86</text:p>
          </table:table-cell>
          <table:table-cell office:value-type="float" office:value="80254131.448200002" table:style-name="ce1">
            <text:p>80254131,45</text:p>
          </table:table-cell>
          <table:table-cell office:value-type="float" office:value="96601549.754600048" table:style-name="ce1">
            <text:p>96601549,75</text:p>
          </table:table-cell>
          <table:table-cell office:value-type="float" office:value="106350583.58289999" table:style-name="ce1">
            <text:p>106350583,6</text:p>
          </table:table-cell>
          <table:table-cell office:value-type="float" office:value="115139500.26840001" table:style-name="ce1">
            <text:p>115139500,3</text:p>
          </table:table-cell>
          <table:table-cell office:value-type="float" office:value="123463859.5864" table:style-name="ce1">
            <text:p>123463859,6</text:p>
          </table:table-cell>
          <table:table-cell office:value-type="float" office:value="133383203.92899996" table:style-name="ce1">
            <text:p>133383203,9</text:p>
          </table:table-cell>
          <table:table-cell office:value-type="float" office:value="144148124.64979997" table:style-name="ce1">
            <text:p>144148124,6</text:p>
          </table:table-cell>
          <table:table-cell office:value-type="float" office:value="155813446.08170003" table:style-name="ce1">
            <text:p>155813446,1</text:p>
          </table:table-cell>
          <table:table-cell office:value-type="float" office:value="166929775.75850004" table:style-name="ce1">
            <text:p>166929775,8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0.163392000000002" table:style-name="ce1">
            <text:p>-70,163392</text:p>
          </table:table-cell>
          <table:table-cell office:value-type="float" office:value="11.745753000000001" table:style-name="ce1">
            <text:p>11,745753</text:p>
          </table:table-cell>
          <table:table-cell office:value-type="float" office:value="8961587.7356000002" table:style-name="ce1">
            <text:p>8961587,736</text:p>
          </table:table-cell>
          <table:table-cell office:value-type="float" office:value="20120327.0614" table:style-name="ce1">
            <text:p>20120327,06</text:p>
          </table:table-cell>
          <table:table-cell office:value-type="float" office:value="30357234.644599993" table:style-name="ce1">
            <text:p>30357234,64</text:p>
          </table:table-cell>
          <table:table-cell office:value-type="float" office:value="39840544.776100002" table:style-name="ce1">
            <text:p>39840544,78</text:p>
          </table:table-cell>
          <table:table-cell office:value-type="float" office:value="48469335.318999998" table:style-name="ce1">
            <text:p>48469335,32</text:p>
          </table:table-cell>
          <table:table-cell office:value-type="float" office:value="55729264.861100011" table:style-name="ce1">
            <text:p>55729264,86</text:p>
          </table:table-cell>
          <table:table-cell office:value-type="float" office:value="62535378.169199996" table:style-name="ce1">
            <text:p>62535378,17</text:p>
          </table:table-cell>
          <table:table-cell office:value-type="float" office:value="68272820.128100008" table:style-name="ce1">
            <text:p>68272820,13</text:p>
          </table:table-cell>
          <table:table-cell office:value-type="float" office:value="74582720.128000006" table:style-name="ce1">
            <text:p>74582720,13</text:p>
          </table:table-cell>
          <table:table-cell office:value-type="float" office:value="82263647.115400001" table:style-name="ce1">
            <text:p>82263647,12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70.167259999999999" table:style-name="ce1">
            <text:p>-70,16726</text:p>
          </table:table-cell>
          <table:table-cell office:value-type="float" office:value="12.016726999999999" table:style-name="ce1">
            <text:p>12,016727</text:p>
          </table:table-cell>
          <table:table-cell office:value-type="float" office:value="2271585.7215" table:style-name="ce1">
            <text:p>2271585,722</text:p>
          </table:table-cell>
          <table:table-cell office:value-type="float" office:value="6639358.6386999991" table:style-name="ce1">
            <text:p>6639358,639</text:p>
          </table:table-cell>
          <table:table-cell office:value-type="float" office:value="12055009.458699999" table:style-name="ce1">
            <text:p>12055009,46</text:p>
          </table:table-cell>
          <table:table-cell office:value-type="float" office:value="19233670.971000001" table:style-name="ce1">
            <text:p>19233670,97</text:p>
          </table:table-cell>
          <table:table-cell office:value-type="float" office:value="28654161.042199999" table:style-name="ce1">
            <text:p>28654161,04</text:p>
          </table:table-cell>
          <table:table-cell office:value-type="float" office:value="37594230.580699995" table:style-name="ce1">
            <text:p>37594230,58</text:p>
          </table:table-cell>
          <table:table-cell office:value-type="float" office:value="48360780.849700004" table:style-name="ce1">
            <text:p>48360780,85</text:p>
          </table:table-cell>
          <table:table-cell office:value-type="float" office:value="60017280.131300002" table:style-name="ce1">
            <text:p>60017280,13</text:p>
          </table:table-cell>
          <table:table-cell office:value-type="float" office:value="70012554.613600001" table:style-name="ce1">
            <text:p>70012554,61</text:p>
          </table:table-cell>
          <table:table-cell office:value-type="float" office:value="80134804.951100007" table:style-name="ce1">
            <text:p>80134804,95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9.932890999999998" table:style-name="ce1">
            <text:p>-69,932891</text:p>
          </table:table-cell>
          <table:table-cell office:value-type="float" office:value="12.030995000000001" table:style-name="ce1">
            <text:p>12,030995</text:p>
          </table:table-cell>
          <table:table-cell office:value-type="float" office:value="2243039.6293000001" table:style-name="ce1">
            <text:p>2243039,629</text:p>
          </table:table-cell>
          <table:table-cell office:value-type="float" office:value="7106688.2370999996" table:style-name="ce1">
            <text:p>7106688,237</text:p>
          </table:table-cell>
          <table:table-cell office:value-type="float" office:value="33665220.6448" table:style-name="ce1">
            <text:p>33665220,64</text:p>
          </table:table-cell>
          <table:table-cell office:value-type="float" office:value="55762223.922399998" table:style-name="ce1">
            <text:p>55762223,92</text:p>
          </table:table-cell>
          <table:table-cell office:value-type="float" office:value="69425623.737100005" table:style-name="ce1">
            <text:p>69425623,74</text:p>
          </table:table-cell>
          <table:table-cell office:value-type="float" office:value="82507420.223500013" table:style-name="ce1">
            <text:p>82507420,22</text:p>
          </table:table-cell>
          <table:table-cell office:value-type="float" office:value="91160010.407900035" table:style-name="ce1">
            <text:p>91160010,41</text:p>
          </table:table-cell>
          <table:table-cell office:value-type="float" office:value="101125125.49929999" table:style-name="ce1">
            <text:p>101125125,5</text:p>
          </table:table-cell>
          <table:table-cell office:value-type="float" office:value="110990190.08360001" table:style-name="ce1">
            <text:p>110990190,1</text:p>
          </table:table-cell>
          <table:table-cell office:value-type="float" office:value="120137274.47409999" table:style-name="ce1">
            <text:p>120137274,5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9.731345000000005" table:style-name="ce1">
            <text:p>-69,731345</text:p>
          </table:table-cell>
          <table:table-cell office:value-type="float" office:value="11.679506999999999" table:style-name="ce1">
            <text:p>11,679507</text:p>
          </table:table-cell>
          <table:table-cell office:value-type="float" office:value="19588805.815700002" table:style-name="ce1">
            <text:p>19588805,82</text:p>
          </table:table-cell>
          <table:table-cell office:value-type="float" office:value="65923202.438500002" table:style-name="ce1">
            <text:p>65923202,44</text:p>
          </table:table-cell>
          <table:table-cell office:value-type="float" office:value="113222452.45390001" table:style-name="ce1">
            <text:p>113222452,5</text:p>
          </table:table-cell>
          <table:table-cell office:value-type="float" office:value="154097071.1437" table:style-name="ce1">
            <text:p>154097071,1</text:p>
          </table:table-cell>
          <table:table-cell office:value-type="float" office:value="181942620.34250003" table:style-name="ce1">
            <text:p>181942620,3</text:p>
          </table:table-cell>
          <table:table-cell office:value-type="float" office:value="202850420.44369999" table:style-name="ce1">
            <text:p>202850420,4</text:p>
          </table:table-cell>
          <table:table-cell office:value-type="float" office:value="218510338.49589998" table:style-name="ce1">
            <text:p>218510338,5</text:p>
          </table:table-cell>
          <table:table-cell office:value-type="float" office:value="233583228.45520002" table:style-name="ce1">
            <text:p>233583228,5</text:p>
          </table:table-cell>
          <table:table-cell office:value-type="float" office:value="248503309.1943" table:style-name="ce1">
            <text:p>248503309,2</text:p>
          </table:table-cell>
          <table:table-cell office:value-type="float" office:value="263144455.6196" table:style-name="ce1">
            <text:p>263144455,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9.437279000000004" table:style-name="ce1">
            <text:p>-69,437279</text:p>
          </table:table-cell>
          <table:table-cell office:value-type="float" office:value="11.500712" table:style-name="ce1">
            <text:p>11,500712</text:p>
          </table:table-cell>
          <table:table-cell office:value-type="float" office:value="647560.43709999998" table:style-name="ce1">
            <text:p>647560,4371</text:p>
          </table:table-cell>
          <table:table-cell office:value-type="float" office:value="1616474.1317" table:style-name="ce1">
            <text:p>1616474,132</text:p>
          </table:table-cell>
          <table:table-cell office:value-type="float" office:value="4323014.9986000005" table:style-name="ce1">
            <text:p>4323014,999</text:p>
          </table:table-cell>
          <table:table-cell office:value-type="float" office:value="7574829.5199999996" table:style-name="ce1">
            <text:p>7574829,52</text:p>
          </table:table-cell>
          <table:table-cell office:value-type="float" office:value="10126983.2064" table:style-name="ce1">
            <text:p>10126983,21</text:p>
          </table:table-cell>
          <table:table-cell office:value-type="float" office:value="12427828.219999999" table:style-name="ce1">
            <text:p>12427828,22</text:p>
          </table:table-cell>
          <table:table-cell office:value-type="float" office:value="16040428.219999999" table:style-name="ce1">
            <text:p>16040428,22</text:p>
          </table:table-cell>
          <table:table-cell office:value-type="float" office:value="19552379.725900002" table:style-name="ce1">
            <text:p>19552379,73</text:p>
          </table:table-cell>
          <table:table-cell office:value-type="float" office:value="23614825.410999998" table:style-name="ce1">
            <text:p>23614825,41</text:p>
          </table:table-cell>
          <table:table-cell office:value-type="float" office:value="29071555.973099999" table:style-name="ce1">
            <text:p>29071555,9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9.013756999999998" table:style-name="ce1">
            <text:p>-69,013757</text:p>
          </table:table-cell>
          <table:table-cell office:value-type="float" office:value="11.471886" table:style-name="ce1">
            <text:p>11,471886</text:p>
          </table:table-cell>
          <table:table-cell office:value-type="float" office:value="1101600" table:style-name="ce1">
            <text:p>1101600</text:p>
          </table:table-cell>
          <table:table-cell office:value-type="float" office:value="2421900" table:style-name="ce1">
            <text:p>2421900</text:p>
          </table:table-cell>
          <table:table-cell office:value-type="float" office:value="10384200" table:style-name="ce1">
            <text:p>10384200</text:p>
          </table:table-cell>
          <table:table-cell office:value-type="float" office:value="14766300.0001" table:style-name="ce1">
            <text:p>14766300</text:p>
          </table:table-cell>
          <table:table-cell office:value-type="float" office:value="83454300" table:style-name="ce1">
            <text:p>83454300</text:p>
          </table:table-cell>
          <table:table-cell office:value-type="float" office:value="99627155.1567" table:style-name="ce1">
            <text:p>99627155,16</text:p>
          </table:table-cell>
          <table:table-cell office:value-type="float" office:value="119991439.90359999" table:style-name="ce1">
            <text:p>119991439,9</text:p>
          </table:table-cell>
          <table:table-cell office:value-type="float" office:value="138621439.90400001" table:style-name="ce1">
            <text:p>138621439,9</text:p>
          </table:table-cell>
          <table:table-cell office:value-type="float" office:value="154282752.89429998" table:style-name="ce1">
            <text:p>154282752,9</text:p>
          </table:table-cell>
          <table:table-cell office:value-type="float" office:value="168741252.8946" table:style-name="ce1">
            <text:p>168741252,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8.610067000000001" table:style-name="ce1">
            <text:p>-68,610067</text:p>
          </table:table-cell>
          <table:table-cell office:value-type="float" office:value="11.302913999999999" table:style-name="ce1">
            <text:p>11,302914</text:p>
          </table:table-cell>
          <table:table-cell office:value-type="float" office:value="461700" table:style-name="ce1">
            <text:p>461700</text:p>
          </table:table-cell>
          <table:table-cell office:value-type="float" office:value="891000" table:style-name="ce1">
            <text:p>891000</text:p>
          </table:table-cell>
          <table:table-cell office:value-type="float" office:value="1757700" table:style-name="ce1">
            <text:p>1757700</text:p>
          </table:table-cell>
          <table:table-cell office:value-type="float" office:value="12828294.0965" table:style-name="ce1">
            <text:p>12828294,1</text:p>
          </table:table-cell>
          <table:table-cell office:value-type="float" office:value="26882197.731800005" table:style-name="ce1">
            <text:p>26882197,73</text:p>
          </table:table-cell>
          <table:table-cell office:value-type="float" office:value="46701144.084800005" table:style-name="ce1">
            <text:p>46701144,08</text:p>
          </table:table-cell>
          <table:table-cell office:value-type="float" office:value="61032898.156299993" table:style-name="ce1">
            <text:p>61032898,16</text:p>
          </table:table-cell>
          <table:table-cell office:value-type="float" office:value="70169430.777500004" table:style-name="ce1">
            <text:p>70169430,78</text:p>
          </table:table-cell>
          <table:table-cell office:value-type="float" office:value="79438101.560499996" table:style-name="ce1">
            <text:p>79438101,56</text:p>
          </table:table-cell>
          <table:table-cell office:value-type="float" office:value="90090530.31189999" table:style-name="ce1">
            <text:p>90090530,31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8.369849000000002" table:style-name="ce1">
            <text:p>-68,369849</text:p>
          </table:table-cell>
          <table:table-cell office:value-type="float" office:value="11.016095" table:style-name="ce1">
            <text:p>11,016095</text:p>
          </table:table-cell>
          <table:table-cell office:value-type="float" office:value="1851726.4653" table:style-name="ce1">
            <text:p>1851726,465</text:p>
          </table:table-cell>
          <table:table-cell office:value-type="float" office:value="31897397.965699997" table:style-name="ce1">
            <text:p>31897397,97</text:p>
          </table:table-cell>
          <table:table-cell office:value-type="float" office:value="59308259.539700009" table:style-name="ce1">
            <text:p>59308259,54</text:p>
          </table:table-cell>
          <table:table-cell office:value-type="float" office:value="113006930.33530001" table:style-name="ce1">
            <text:p>113006930,3</text:p>
          </table:table-cell>
          <table:table-cell office:value-type="float" office:value="164343017.02600002" table:style-name="ce1">
            <text:p>164343017</text:p>
          </table:table-cell>
          <table:table-cell office:value-type="float" office:value="201930518.27610001" table:style-name="ce1">
            <text:p>201930518,3</text:p>
          </table:table-cell>
          <table:table-cell office:value-type="float" office:value="236245599.0068" table:style-name="ce1">
            <text:p>236245599</text:p>
          </table:table-cell>
          <table:table-cell office:value-type="float" office:value="271589992.92360002" table:style-name="ce1">
            <text:p>271589992,9</text:p>
          </table:table-cell>
          <table:table-cell office:value-type="float" office:value="310260605.13169998" table:style-name="ce1">
            <text:p>310260605,1</text:p>
          </table:table-cell>
          <table:table-cell office:value-type="float" office:value="344014990.86819994" table:style-name="ce1">
            <text:p>344014990,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8.222413000000003" table:style-name="ce1">
            <text:p>-68,222413</text:p>
          </table:table-cell>
          <table:table-cell office:value-type="float" office:value="10.668744999999999" table:style-name="ce1">
            <text:p>10,668745</text:p>
          </table:table-cell>
          <table:table-cell office:value-type="float" office:value="724073.53469999996" table:style-name="ce1">
            <text:p>724073,5347</text:p>
          </table:table-cell>
          <table:table-cell office:value-type="float" office:value="3186476.6149000004" table:style-name="ce1">
            <text:p>3186476,615</text:p>
          </table:table-cell>
          <table:table-cell office:value-type="float" office:value="10459815.040800001" table:style-name="ce1">
            <text:p>10459815,04</text:p>
          </table:table-cell>
          <table:table-cell office:value-type="float" office:value="17812950.148800001" table:style-name="ce1">
            <text:p>17812950,15</text:p>
          </table:table-cell>
          <table:table-cell office:value-type="float" office:value="95958476.023699999" table:style-name="ce1">
            <text:p>95958476,02</text:p>
          </table:table-cell>
          <table:table-cell office:value-type="float" office:value="139701212.99159998" table:style-name="ce1">
            <text:p>139701213</text:p>
          </table:table-cell>
          <table:table-cell office:value-type="float" office:value="173260995.91159999" table:style-name="ce1">
            <text:p>173260995,9</text:p>
          </table:table-cell>
          <table:table-cell office:value-type="float" office:value="207173916.92799997" table:style-name="ce1">
            <text:p>207173916,9</text:p>
          </table:table-cell>
          <table:table-cell office:value-type="float" office:value="253653583.30570003" table:style-name="ce1">
            <text:p>253653583,3</text:p>
          </table:table-cell>
          <table:table-cell office:value-type="float" office:value="293004493.94839996" table:style-name="ce1">
            <text:p>293004493,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7.909488999999994" table:style-name="ce1">
            <text:p>-67,909489</text:p>
          </table:table-cell>
          <table:table-cell office:value-type="float" office:value="10.498894" table:style-name="ce1">
            <text:p>10,498894</text:p>
          </table:table-cell>
          <table:table-cell office:value-type="float" office:value="712800" table:style-name="ce1">
            <text:p>712800</text:p>
          </table:table-cell>
          <table:table-cell office:value-type="float" office:value="1787325.4193" table:style-name="ce1">
            <text:p>1787325,419</text:p>
          </table:table-cell>
          <table:table-cell office:value-type="float" office:value="4136325.4192000004" table:style-name="ce1">
            <text:p>4136325,419</text:p>
          </table:table-cell>
          <table:table-cell office:value-type="float" office:value="8324025.4193000002" table:style-name="ce1">
            <text:p>8324025,419</text:p>
          </table:table-cell>
          <table:table-cell office:value-type="float" office:value="15181209.218700001" table:style-name="ce1">
            <text:p>15181209,22</text:p>
          </table:table-cell>
          <table:table-cell office:value-type="float" office:value="21440869.490700003" table:style-name="ce1">
            <text:p>21440869,49</text:p>
          </table:table-cell>
          <table:table-cell office:value-type="float" office:value="27280367.021699999" table:style-name="ce1">
            <text:p>27280367,02</text:p>
          </table:table-cell>
          <table:table-cell office:value-type="float" office:value="32996919.467099998" table:style-name="ce1">
            <text:p>32996919,47</text:p>
          </table:table-cell>
          <table:table-cell office:value-type="float" office:value="38131552.669200003" table:style-name="ce1">
            <text:p>38131552,67</text:p>
          </table:table-cell>
          <table:table-cell office:value-type="float" office:value="42618952.669100001" table:style-name="ce1">
            <text:p>42618952,6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7.467571000000007" table:style-name="ce1">
            <text:p>-67,467571</text:p>
          </table:table-cell>
          <table:table-cell office:value-type="float" office:value="10.531203" table:style-name="ce1">
            <text:p>10,531203</text:p>
          </table:table-cell>
          <table:table-cell office:value-type="float" office:value="72900" table:style-name="ce1">
            <text:p>72900</text:p>
          </table:table-cell>
          <table:table-cell office:value-type="float" office:value="145800" table:style-name="ce1">
            <text:p>145800</text:p>
          </table:table-cell>
          <table:table-cell office:value-type="float" office:value="259199.9999" table:style-name="ce1">
            <text:p>259199,9999</text:p>
          </table:table-cell>
          <table:table-cell office:value-type="float" office:value="547519.0037" table:style-name="ce1">
            <text:p>547519,0037</text:p>
          </table:table-cell>
          <table:table-cell office:value-type="float" office:value="733819.00380000006" table:style-name="ce1">
            <text:p>733819,0038</text:p>
          </table:table-cell>
          <table:table-cell office:value-type="float" office:value="1033519.0037999999" table:style-name="ce1">
            <text:p>1033519,004</text:p>
          </table:table-cell>
          <table:table-cell office:value-type="float" office:value="1284619.0038000001" table:style-name="ce1">
            <text:p>1284619,004</text:p>
          </table:table-cell>
          <table:table-cell office:value-type="float" office:value="1543819.0038000001" table:style-name="ce1">
            <text:p>1543819,004</text:p>
          </table:table-cell>
          <table:table-cell office:value-type="float" office:value="1932619.0039000001" table:style-name="ce1">
            <text:p>1932619,004</text:p>
          </table:table-cell>
          <table:table-cell office:value-type="float" office:value="2086519.0038999999" table:style-name="ce1">
            <text:p>2086519,00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7.023527000000001" table:style-name="ce1">
            <text:p>-67,023527</text:p>
          </table:table-cell>
          <table:table-cell office:value-type="float" office:value="10.585395" table:style-name="ce1">
            <text:p>10,585395</text:p>
          </table:table-cell>
          <table:table-cell office:value-type="float" office:value="413100" table:style-name="ce1">
            <text:p>413100</text:p>
          </table:table-cell>
          <table:table-cell office:value-type="float" office:value="801900" table:style-name="ce1">
            <text:p>801900</text:p>
          </table:table-cell>
          <table:table-cell office:value-type="float" office:value="1449900.0001000001" table:style-name="ce1">
            <text:p>1449900</text:p>
          </table:table-cell>
          <table:table-cell office:value-type="float" office:value="2076880.9963" table:style-name="ce1">
            <text:p>2076880,996</text:p>
          </table:table-cell>
          <table:table-cell office:value-type="float" office:value="2770859.2870999998" table:style-name="ce1">
            <text:p>2770859,287</text:p>
          </table:table-cell>
          <table:table-cell office:value-type="float" office:value="3402659.2870999998" table:style-name="ce1">
            <text:p>3402659,287</text:p>
          </table:table-cell>
          <table:table-cell office:value-type="float" office:value="4204559.2872000001" table:style-name="ce1">
            <text:p>4204559,287</text:p>
          </table:table-cell>
          <table:table-cell office:value-type="float" office:value="4941659.2870999994" table:style-name="ce1">
            <text:p>4941659,287</text:p>
          </table:table-cell>
          <table:table-cell office:value-type="float" office:value="5484359.2871999992" table:style-name="ce1">
            <text:p>5484359,287</text:p>
          </table:table-cell>
          <table:table-cell office:value-type="float" office:value="6180959.2871999992" table:style-name="ce1">
            <text:p>6180959,28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6.579322000000005" table:style-name="ce1">
            <text:p>-66,579322</text:p>
          </table:table-cell>
          <table:table-cell office:value-type="float" office:value="10.612824" table:style-name="ce1">
            <text:p>10,612824</text:p>
          </table:table-cell>
          <table:table-cell office:value-type="float" office:value="137700" table:style-name="ce1">
            <text:p>137700</text:p>
          </table:table-cell>
          <table:table-cell office:value-type="float" office:value="356400" table:style-name="ce1">
            <text:p>356400</text:p>
          </table:table-cell>
          <table:table-cell office:value-type="float" office:value="720900" table:style-name="ce1">
            <text:p>720900</text:p>
          </table:table-cell>
          <table:table-cell office:value-type="float" office:value="1061099.9998999999" table:style-name="ce1">
            <text:p>1061100</text:p>
          </table:table-cell>
          <table:table-cell office:value-type="float" office:value="1606421.7091000001" table:style-name="ce1">
            <text:p>1606421,709</text:p>
          </table:table-cell>
          <table:table-cell office:value-type="float" office:value="2011421.7091000001" table:style-name="ce1">
            <text:p>2011421,709</text:p>
          </table:table-cell>
          <table:table-cell office:value-type="float" office:value="2513621.7091000001" table:style-name="ce1">
            <text:p>2513621,709</text:p>
          </table:table-cell>
          <table:table-cell office:value-type="float" office:value="2942921.7091000001" table:style-name="ce1">
            <text:p>2942921,709</text:p>
          </table:table-cell>
          <table:table-cell office:value-type="float" office:value="3364121.7091000001" table:style-name="ce1">
            <text:p>3364121,709</text:p>
          </table:table-cell>
          <table:table-cell office:value-type="float" office:value="3752921.7090000003" table:style-name="ce1">
            <text:p>3752921,70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6.219065000000001" table:style-name="ce1">
            <text:p>-66,219065</text:p>
          </table:table-cell>
          <table:table-cell office:value-type="float" office:value="10.532386000000001" table:style-name="ce1">
            <text:p>10,532386</text:p>
          </table:table-cell>
          <table:table-cell office:value-type="float" office:value="308042.60889999999" table:style-name="ce1">
            <text:p>308042,6089</text:p>
          </table:table-cell>
          <table:table-cell office:value-type="float" office:value="4279278.8251" table:style-name="ce1">
            <text:p>4279278,825</text:p>
          </table:table-cell>
          <table:table-cell office:value-type="float" office:value="20429474.909200002" table:style-name="ce1">
            <text:p>20429474,91</text:p>
          </table:table-cell>
          <table:table-cell office:value-type="float" office:value="31121447.295899998" table:style-name="ce1">
            <text:p>31121447,3</text:p>
          </table:table-cell>
          <table:table-cell office:value-type="float" office:value="41322561.669099994" table:style-name="ce1">
            <text:p>41322561,67</text:p>
          </table:table-cell>
          <table:table-cell office:value-type="float" office:value="45973967.626999989" table:style-name="ce1">
            <text:p>45973967,63</text:p>
          </table:table-cell>
          <table:table-cell office:value-type="float" office:value="50890140.22389999" table:style-name="ce1">
            <text:p>50890140,22</text:p>
          </table:table-cell>
          <table:table-cell office:value-type="float" office:value="54099959.207899995" table:style-name="ce1">
            <text:p>54099959,21</text:p>
          </table:table-cell>
          <table:table-cell office:value-type="float" office:value="57895407.953099996" table:style-name="ce1">
            <text:p>57895407,95</text:p>
          </table:table-cell>
          <table:table-cell office:value-type="float" office:value="61550522.360999994" table:style-name="ce1">
            <text:p>61550522,3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5.905904000000007" table:style-name="ce1">
            <text:p>-65,905904</text:p>
          </table:table-cell>
          <table:table-cell office:value-type="float" office:value="10.337738999999999" table:style-name="ce1">
            <text:p>10,337739</text:p>
          </table:table-cell>
          <table:table-cell office:value-type="float" office:value="49925780.755330004" table:style-name="ce1">
            <text:p>49925780,76</text:p>
          </table:table-cell>
          <table:table-cell office:value-type="float" office:value="54865138.950230002" table:style-name="ce1">
            <text:p>54865138,95</text:p>
          </table:table-cell>
          <table:table-cell office:value-type="float" office:value="63063542.866230004" table:style-name="ce1">
            <text:p>63063542,87</text:p>
          </table:table-cell>
          <table:table-cell office:value-type="float" office:value="86269458.176530004" table:style-name="ce1">
            <text:p>86269458,18</text:p>
          </table:table-cell>
          <table:table-cell office:value-type="float" office:value="118361126.71512999" table:style-name="ce1">
            <text:p>118361126,7</text:p>
          </table:table-cell>
          <table:table-cell office:value-type="float" office:value="155043261.04593" table:style-name="ce1">
            <text:p>155043261</text:p>
          </table:table-cell>
          <table:table-cell office:value-type="float" office:value="201075644.65793002" table:style-name="ce1">
            <text:p>201075644,7</text:p>
          </table:table-cell>
          <table:table-cell office:value-type="float" office:value="229832591.70192999" table:style-name="ce1">
            <text:p>229832591,7</text:p>
          </table:table-cell>
          <table:table-cell office:value-type="float" office:value="254749075.62643" table:style-name="ce1">
            <text:p>254749075,6</text:p>
          </table:table-cell>
          <table:table-cell office:value-type="float" office:value="280817447.99902999" table:style-name="ce1">
            <text:p>280817448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5.511477999999997" table:style-name="ce1">
            <text:p>-65,511478</text:p>
          </table:table-cell>
          <table:table-cell office:value-type="float" office:value="10.168640999999999" table:style-name="ce1">
            <text:p>10,168641</text:p>
          </table:table-cell>
          <table:table-cell office:value-type="float" office:value="45772297.656500004" table:style-name="ce1">
            <text:p>45772297,66</text:p>
          </table:table-cell>
          <table:table-cell office:value-type="float" office:value="51830503.245399997" table:style-name="ce1">
            <text:p>51830503,25</text:p>
          </table:table-cell>
          <table:table-cell office:value-type="float" office:value="60053079.723799996" table:style-name="ce1">
            <text:p>60053079,72</text:p>
          </table:table-cell>
          <table:table-cell office:value-type="float" office:value="72084564.470600009" table:style-name="ce1">
            <text:p>72084564,47</text:p>
          </table:table-cell>
          <table:table-cell office:value-type="float" office:value="84636881.559300005" table:style-name="ce1">
            <text:p>84636881,56</text:p>
          </table:table-cell>
          <table:table-cell office:value-type="float" office:value="94398141.270199984" table:style-name="ce1">
            <text:p>94398141,27</text:p>
          </table:table-cell>
          <table:table-cell office:value-type="float" office:value="102579585.06130001" table:style-name="ce1">
            <text:p>102579585,1</text:p>
          </table:table-cell>
          <table:table-cell office:value-type="float" office:value="110100319.0335" table:style-name="ce1">
            <text:p>110100319</text:p>
          </table:table-cell>
          <table:table-cell office:value-type="float" office:value="115246386.36370002" table:style-name="ce1">
            <text:p>115246386,4</text:p>
          </table:table-cell>
          <table:table-cell office:value-type="float" office:value="121000899.58319998" table:style-name="ce1">
            <text:p>121000899,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5.072987999999995" table:style-name="ce1">
            <text:p>-65,072988</text:p>
          </table:table-cell>
          <table:table-cell office:value-type="float" office:value="10.099092000000001" table:style-name="ce1">
            <text:p>10,099092</text:p>
          </table:table-cell>
          <table:table-cell office:value-type="float" office:value="34638778.979200006" table:style-name="ce1">
            <text:p>34638778,98</text:p>
          </table:table-cell>
          <table:table-cell office:value-type="float" office:value="42989878.979200006" table:style-name="ce1">
            <text:p>42989878,98</text:p>
          </table:table-cell>
          <table:table-cell office:value-type="float" office:value="55940854.280000001" table:style-name="ce1">
            <text:p>55940854,28</text:p>
          </table:table-cell>
          <table:table-cell office:value-type="float" office:value="65421521.5339" table:style-name="ce1">
            <text:p>65421521,53</text:p>
          </table:table-cell>
          <table:table-cell office:value-type="float" office:value="71835218.986200005" table:style-name="ce1">
            <text:p>71835218,99</text:p>
          </table:table-cell>
          <table:table-cell office:value-type="float" office:value="76778627.170699999" table:style-name="ce1">
            <text:p>76778627,17</text:p>
          </table:table-cell>
          <table:table-cell office:value-type="float" office:value="80696273.575200006" table:style-name="ce1">
            <text:p>80696273,58</text:p>
          </table:table-cell>
          <table:table-cell office:value-type="float" office:value="83693560.600299999" table:style-name="ce1">
            <text:p>83693560,6</text:p>
          </table:table-cell>
          <table:table-cell office:value-type="float" office:value="87431763.675699994" table:style-name="ce1">
            <text:p>87431763,68</text:p>
          </table:table-cell>
          <table:table-cell office:value-type="float" office:value="90712451.82889998" table:style-name="ce1">
            <text:p>90712451,83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4.670090000000002" table:style-name="ce1">
            <text:p>-64,67009</text:p>
          </table:table-cell>
          <table:table-cell office:value-type="float" office:value="10.159526" table:style-name="ce1">
            <text:p>10,159526</text:p>
          </table:table-cell>
          <table:table-cell office:value-type="float" office:value="1701000" table:style-name="ce1">
            <text:p>1701000</text:p>
          </table:table-cell>
          <table:table-cell office:value-type="float" office:value="5435099.9999000002" table:style-name="ce1">
            <text:p>5435100</text:p>
          </table:table-cell>
          <table:table-cell office:value-type="float" office:value="25109848.220399998" table:style-name="ce1">
            <text:p>25109848,22</text:p>
          </table:table-cell>
          <table:table-cell office:value-type="float" office:value="36767808.522700004" table:style-name="ce1">
            <text:p>36767808,52</text:p>
          </table:table-cell>
          <table:table-cell office:value-type="float" office:value="53220411.0704" table:style-name="ce1">
            <text:p>53220411,07</text:p>
          </table:table-cell>
          <table:table-cell office:value-type="float" office:value="67336302.885800004" table:style-name="ce1">
            <text:p>67336302,89</text:p>
          </table:table-cell>
          <table:table-cell office:value-type="float" office:value="83725356.481399998" table:style-name="ce1">
            <text:p>83725356,48</text:p>
          </table:table-cell>
          <table:table-cell office:value-type="float" office:value="99353156.822799996" table:style-name="ce1">
            <text:p>99353156,82</text:p>
          </table:table-cell>
          <table:table-cell office:value-type="float" office:value="113945253.7474" table:style-name="ce1">
            <text:p>113945253,7</text:p>
          </table:table-cell>
          <table:table-cell office:value-type="float" office:value="126994165.5942" table:style-name="ce1">
            <text:p>126994165,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4.321995999999999" table:style-name="ce1">
            <text:p>-64,321996</text:p>
          </table:table-cell>
          <table:table-cell office:value-type="float" office:value="10.347871" table:style-name="ce1">
            <text:p>10,347871</text:p>
          </table:table-cell>
          <table:table-cell office:value-type="float" office:value="40500" table:style-name="ce1">
            <text:p>40500</text:p>
          </table:table-cell>
          <table:table-cell office:value-type="float" office:value="113400" table:style-name="ce1">
            <text:p>113400</text:p>
          </table:table-cell>
          <table:table-cell office:value-type="float" office:value="218700" table:style-name="ce1">
            <text:p>218700</text:p>
          </table:table-cell>
          <table:table-cell office:value-type="float" office:value="429300.00009999995" table:style-name="ce1">
            <text:p>429300,0001</text:p>
          </table:table-cell>
          <table:table-cell office:value-type="float" office:value="704700.00009999995" table:style-name="ce1">
            <text:p>704700,0001</text:p>
          </table:table-cell>
          <table:table-cell office:value-type="float" office:value="988200.00010000006" table:style-name="ce1">
            <text:p>988200,0001</text:p>
          </table:table-cell>
          <table:table-cell office:value-type="float" office:value="1530900.0001000001" table:style-name="ce1">
            <text:p>1530900</text:p>
          </table:table-cell>
          <table:table-cell office:value-type="float" office:value="2005612.6333999999" table:style-name="ce1">
            <text:p>2005612,633</text:p>
          </table:table-cell>
          <table:table-cell office:value-type="float" office:value="2548312.6335000005" table:style-name="ce1">
            <text:p>2548312,634</text:p>
          </table:table-cell>
          <table:table-cell office:value-type="float" office:value="3131512.6335000005" table:style-name="ce1">
            <text:p>3131512,63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4.223939999999999" table:style-name="ce1">
            <text:p>-64,22394</text:p>
          </table:table-cell>
          <table:table-cell office:value-type="float" office:value="10.532133" table:style-name="ce1">
            <text:p>10,532133</text:p>
          </table:table-cell>
          <table:table-cell office:value-type="float" office:value="3482999.9998000003" table:style-name="ce1">
            <text:p>3483000</text:p>
          </table:table-cell>
          <table:table-cell office:value-type="float" office:value="14160772.490699999" table:style-name="ce1">
            <text:p>14160772,49</text:p>
          </table:table-cell>
          <table:table-cell office:value-type="float" office:value="20971380.600299999" table:style-name="ce1">
            <text:p>20971380,6</text:p>
          </table:table-cell>
          <table:table-cell office:value-type="float" office:value="29475830.447299998" table:style-name="ce1">
            <text:p>29475830,45</text:p>
          </table:table-cell>
          <table:table-cell office:value-type="float" office:value="39514674.681500003" table:style-name="ce1">
            <text:p>39514674,68</text:p>
          </table:table-cell>
          <table:table-cell office:value-type="float" office:value="48397111.957600005" table:style-name="ce1">
            <text:p>48397111,96</text:p>
          </table:table-cell>
          <table:table-cell office:value-type="float" office:value="58946330.280999996" table:style-name="ce1">
            <text:p>58946330,28</text:p>
          </table:table-cell>
          <table:table-cell office:value-type="float" office:value="66099304.425899997" table:style-name="ce1">
            <text:p>66099304,43</text:p>
          </table:table-cell>
          <table:table-cell office:value-type="float" office:value="74324042.581300005" table:style-name="ce1">
            <text:p>74324042,58</text:p>
          </table:table-cell>
          <table:table-cell office:value-type="float" office:value="81186875.095600009" table:style-name="ce1">
            <text:p>81186875,1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4.092000999999996" table:style-name="ce1">
            <text:p>-64,092001</text:p>
          </table:table-cell>
          <table:table-cell office:value-type="float" office:value="10.623710000000001" table:style-name="ce1">
            <text:p>10,62371</text:p>
          </table:table-cell>
          <table:table-cell office:value-type="float" office:value="3588576.4829999995" table:style-name="ce1">
            <text:p>3588576,483</text:p>
          </table:table-cell>
          <table:table-cell office:value-type="float" office:value="6987066.9825999998" table:style-name="ce1">
            <text:p>6987066,983</text:p>
          </table:table-cell>
          <table:table-cell office:value-type="float" office:value="10394544.1008" table:style-name="ce1">
            <text:p>10394544,1</text:p>
          </table:table-cell>
          <table:table-cell office:value-type="float" office:value="14873236.215899998" table:style-name="ce1">
            <text:p>14873236,22</text:p>
          </table:table-cell>
          <table:table-cell office:value-type="float" office:value="18793439.844000001" table:style-name="ce1">
            <text:p>18793439,84</text:p>
          </table:table-cell>
          <table:table-cell office:value-type="float" office:value="22854939.032399993" table:style-name="ce1">
            <text:p>22854939,03</text:p>
          </table:table-cell>
          <table:table-cell office:value-type="float" office:value="27053584.756100003" table:style-name="ce1">
            <text:p>27053584,76</text:p>
          </table:table-cell>
          <table:table-cell office:value-type="float" office:value="31420217.373500001" table:style-name="ce1">
            <text:p>31420217,37</text:p>
          </table:table-cell>
          <table:table-cell office:value-type="float" office:value="35573374.772000007" table:style-name="ce1">
            <text:p>35573374,77</text:p>
          </table:table-cell>
          <table:table-cell office:value-type="float" office:value="39870725.769800007" table:style-name="ce1">
            <text:p>39870725,7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3.670917000000003" table:style-name="ce1">
            <text:p>-63,670917</text:p>
          </table:table-cell>
          <table:table-cell office:value-type="float" office:value="10.645573000000001" table:style-name="ce1">
            <text:p>10,645573</text:p>
          </table:table-cell>
          <table:table-cell office:value-type="float" office:value="1223100.0001000001" table:style-name="ce1">
            <text:p>1223100</text:p>
          </table:table-cell>
          <table:table-cell office:value-type="float" office:value="9002398.6312000006" table:style-name="ce1">
            <text:p>9002398,631</text:p>
          </table:table-cell>
          <table:table-cell office:value-type="float" office:value="13198198.631200003" table:style-name="ce1">
            <text:p>13198198,63</text:p>
          </table:table-cell>
          <table:table-cell office:value-type="float" office:value="16835098.631200001" table:style-name="ce1">
            <text:p>16835098,63</text:p>
          </table:table-cell>
          <table:table-cell office:value-type="float" office:value="20576171.447100002" table:style-name="ce1">
            <text:p>20576171,45</text:p>
          </table:table-cell>
          <table:table-cell office:value-type="float" office:value="24478769.947300002" table:style-name="ce1">
            <text:p>24478769,95</text:p>
          </table:table-cell>
          <table:table-cell office:value-type="float" office:value="28212869.947300006" table:style-name="ce1">
            <text:p>28212869,95</text:p>
          </table:table-cell>
          <table:table-cell office:value-type="float" office:value="32127834.129999999" table:style-name="ce1">
            <text:p>32127834,13</text:p>
          </table:table-cell>
          <table:table-cell office:value-type="float" office:value="35610547.534899995" table:style-name="ce1">
            <text:p>35610547,53</text:p>
          </table:table-cell>
          <table:table-cell office:value-type="float" office:value="39125499.879899994" table:style-name="ce1">
            <text:p>39125499,88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3.231174000000003" table:style-name="ce1">
            <text:p>-63,231174</text:p>
          </table:table-cell>
          <table:table-cell office:value-type="float" office:value="10.684098000000001" table:style-name="ce1">
            <text:p>10,684098</text:p>
          </table:table-cell>
          <table:table-cell office:value-type="float" office:value="388800" table:style-name="ce1">
            <text:p>388800</text:p>
          </table:table-cell>
          <table:table-cell office:value-type="float" office:value="1036800" table:style-name="ce1">
            <text:p>1036800</text:p>
          </table:table-cell>
          <table:table-cell office:value-type="float" office:value="1838700" table:style-name="ce1">
            <text:p>1838700</text:p>
          </table:table-cell>
          <table:table-cell office:value-type="float" office:value="3993300.0001000008" table:style-name="ce1">
            <text:p>3993300</text:p>
          </table:table-cell>
          <table:table-cell office:value-type="float" office:value="5856300.0000999998" table:style-name="ce1">
            <text:p>5856300</text:p>
          </table:table-cell>
          <table:table-cell office:value-type="float" office:value="7443900" table:style-name="ce1">
            <text:p>7443900</text:p>
          </table:table-cell>
          <table:table-cell office:value-type="float" office:value="8820900.0000999998" table:style-name="ce1">
            <text:p>8820900</text:p>
          </table:table-cell>
          <table:table-cell office:value-type="float" office:value="10246500" table:style-name="ce1">
            <text:p>10246500</text:p>
          </table:table-cell>
          <table:table-cell office:value-type="float" office:value="11315700" table:style-name="ce1">
            <text:p>11315700</text:p>
          </table:table-cell>
          <table:table-cell office:value-type="float" office:value="12692700" table:style-name="ce1">
            <text:p>12692700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794314999999997" table:style-name="ce1">
            <text:p>-62,794315</text:p>
          </table:table-cell>
          <table:table-cell office:value-type="float" office:value="10.727567000000001" table:style-name="ce1">
            <text:p>10,727567</text:p>
          </table:table-cell>
          <table:table-cell office:value-type="float" office:value="97200" table:style-name="ce1">
            <text:p>97200</text:p>
          </table:table-cell>
          <table:table-cell office:value-type="float" office:value="275400.00009999995" table:style-name="ce1">
            <text:p>275400,0001</text:p>
          </table:table-cell>
          <table:table-cell office:value-type="float" office:value="591300.00009999995" table:style-name="ce1">
            <text:p>591300,0001</text:p>
          </table:table-cell>
          <table:table-cell office:value-type="float" office:value="1125900.0001000001" table:style-name="ce1">
            <text:p>1125900</text:p>
          </table:table-cell>
          <table:table-cell office:value-type="float" office:value="1814400.0001000001" table:style-name="ce1">
            <text:p>1814400</text:p>
          </table:table-cell>
          <table:table-cell office:value-type="float" office:value="2705400.0001000003" table:style-name="ce1">
            <text:p>2705400</text:p>
          </table:table-cell>
          <table:table-cell office:value-type="float" office:value="3499200.0001000003" table:style-name="ce1">
            <text:p>3499200</text:p>
          </table:table-cell>
          <table:table-cell office:value-type="float" office:value="4066200.0001000003" table:style-name="ce1">
            <text:p>4066200</text:p>
          </table:table-cell>
          <table:table-cell office:value-type="float" office:value="4770900.0000999998" table:style-name="ce1">
            <text:p>4770900</text:p>
          </table:table-cell>
          <table:table-cell office:value-type="float" office:value="5224500.0000999998" table:style-name="ce1">
            <text:p>5224500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352516000000001" table:style-name="ce1">
            <text:p>-62,352516</text:p>
          </table:table-cell>
          <table:table-cell office:value-type="float" office:value="10.720046999999999" table:style-name="ce1">
            <text:p>10,720047</text:p>
          </table:table-cell>
          <table:table-cell office:value-type="float" office:value="32400" table:style-name="ce1">
            <text:p>32400</text:p>
          </table:table-cell>
          <table:table-cell office:value-type="float" office:value="97200" table:style-name="ce1">
            <text:p>97200</text:p>
          </table:table-cell>
          <table:table-cell office:value-type="float" office:value="170100" table:style-name="ce1">
            <text:p>170100</text:p>
          </table:table-cell>
          <table:table-cell office:value-type="float" office:value="315900.0001" table:style-name="ce1">
            <text:p>315900,0001</text:p>
          </table:table-cell>
          <table:table-cell office:value-type="float" office:value="461700.0001" table:style-name="ce1">
            <text:p>461700,0001</text:p>
          </table:table-cell>
          <table:table-cell office:value-type="float" office:value="639900.00010000006" table:style-name="ce1">
            <text:p>639900,0001</text:p>
          </table:table-cell>
          <table:table-cell office:value-type="float" office:value="753300.00009999995" table:style-name="ce1">
            <text:p>753300,0001</text:p>
          </table:table-cell>
          <table:table-cell office:value-type="float" office:value="955800.00009999995" table:style-name="ce1">
            <text:p>955800,0001</text:p>
          </table:table-cell>
          <table:table-cell office:value-type="float" office:value="1077300.0002000001" table:style-name="ce1">
            <text:p>1077300</text:p>
          </table:table-cell>
          <table:table-cell office:value-type="float" office:value="1255500.0001999999" table:style-name="ce1">
            <text:p>1255500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079434999999997" table:style-name="ce1">
            <text:p>-62,079435</text:p>
          </table:table-cell>
          <table:table-cell office:value-type="float" office:value="10.667740999999999" table:style-name="ce1">
            <text:p>10,667741</text:p>
          </table:table-cell>
          <table:table-cell office:value-type="float" office:value="170100" table:style-name="ce1">
            <text:p>170100</text:p>
          </table:table-cell>
          <table:table-cell office:value-type="float" office:value="437399.99999999994" table:style-name="ce1">
            <text:p>437400</text:p>
          </table:table-cell>
          <table:table-cell office:value-type="float" office:value="899100" table:style-name="ce1">
            <text:p>899100</text:p>
          </table:table-cell>
          <table:table-cell office:value-type="float" office:value="1781330.1039" table:style-name="ce1">
            <text:p>1781330,104</text:p>
          </table:table-cell>
          <table:table-cell office:value-type="float" office:value="3417530.1038000002" table:style-name="ce1">
            <text:p>3417530,104</text:p>
          </table:table-cell>
          <table:table-cell office:value-type="float" office:value="5163264.1809999999" table:style-name="ce1">
            <text:p>5163264,181</text:p>
          </table:table-cell>
          <table:table-cell office:value-type="float" office:value="6686707.8418000005" table:style-name="ce1">
            <text:p>6686707,842</text:p>
          </table:table-cell>
          <table:table-cell office:value-type="float" office:value="8429596.0278999992" table:style-name="ce1">
            <text:p>8429596,028</text:p>
          </table:table-cell>
          <table:table-cell office:value-type="float" office:value="9614660.9002999999" table:style-name="ce1">
            <text:p>9614660,9</text:p>
          </table:table-cell>
          <table:table-cell office:value-type="float" office:value="11067891.9122" table:style-name="ce1">
            <text:p>11067891,91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229505000000003" table:style-name="ce1">
            <text:p>-62,229505</text:p>
          </table:table-cell>
          <table:table-cell office:value-type="float" office:value="10.583415" table:style-name="ce1">
            <text:p>10,583415</text:p>
          </table:table-cell>
          <table:table-cell office:value-type="float" office:value="64800" table:style-name="ce1">
            <text:p>64800</text:p>
          </table:table-cell>
          <table:table-cell office:value-type="float" office:value="202500" table:style-name="ce1">
            <text:p>202500</text:p>
          </table:table-cell>
          <table:table-cell office:value-type="float" office:value="356400" table:style-name="ce1">
            <text:p>356400</text:p>
          </table:table-cell>
          <table:table-cell office:value-type="float" office:value="639900" table:style-name="ce1">
            <text:p>639900</text:p>
          </table:table-cell>
          <table:table-cell office:value-type="float" office:value="1085400" table:style-name="ce1">
            <text:p>1085400</text:p>
          </table:table-cell>
          <table:table-cell office:value-type="float" office:value="2057400" table:style-name="ce1">
            <text:p>2057400</text:p>
          </table:table-cell>
          <table:table-cell office:value-type="float" office:value="3458700.0000999998" table:style-name="ce1">
            <text:p>3458700</text:p>
          </table:table-cell>
          <table:table-cell office:value-type="float" office:value="4284900.0001999997" table:style-name="ce1">
            <text:p>4284900</text:p>
          </table:table-cell>
          <table:table-cell office:value-type="float" office:value="5273100.0001999997" table:style-name="ce1">
            <text:p>5273100</text:p>
          </table:table-cell>
          <table:table-cell office:value-type="float" office:value="6411868.9881999986" table:style-name="ce1">
            <text:p>6411868,988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567808999999997" table:style-name="ce1">
            <text:p>-62,567809</text:p>
          </table:table-cell>
          <table:table-cell office:value-type="float" office:value="10.468363999999999" table:style-name="ce1">
            <text:p>10,468364</text:p>
          </table:table-cell>
          <table:table-cell office:value-type="float" office:value="2916000" table:style-name="ce1">
            <text:p>2916000</text:p>
          </table:table-cell>
          <table:table-cell office:value-type="float" office:value="3596400" table:style-name="ce1">
            <text:p>3596400</text:p>
          </table:table-cell>
          <table:table-cell office:value-type="float" office:value="4268700" table:style-name="ce1">
            <text:p>4268700</text:p>
          </table:table-cell>
          <table:table-cell office:value-type="float" office:value="10751859.8674" table:style-name="ce1">
            <text:p>10751859,87</text:p>
          </table:table-cell>
          <table:table-cell office:value-type="float" office:value="74073575.979499996" table:style-name="ce1">
            <text:p>74073575,98</text:p>
          </table:table-cell>
          <table:table-cell office:value-type="float" office:value="86158373.124599993" table:style-name="ce1">
            <text:p>86158373,12</text:p>
          </table:table-cell>
          <table:table-cell office:value-type="float" office:value="92816041.083700001" table:style-name="ce1">
            <text:p>92816041,08</text:p>
          </table:table-cell>
          <table:table-cell office:value-type="float" office:value="97907623.7368" table:style-name="ce1">
            <text:p>97907623,74</text:p>
          </table:table-cell>
          <table:table-cell office:value-type="float" office:value="102438054.1965" table:style-name="ce1">
            <text:p>102438054,2</text:p>
          </table:table-cell>
          <table:table-cell office:value-type="float" office:value="109159026.65920003" table:style-name="ce1">
            <text:p>109159026,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574680999999998" table:style-name="ce1">
            <text:p>-62,574681</text:p>
          </table:table-cell>
          <table:table-cell office:value-type="float" office:value="10.226001" table:style-name="ce1">
            <text:p>10,226001</text:p>
          </table:table-cell>
          <table:table-cell office:value-type="float" office:value="137700" table:style-name="ce1">
            <text:p>137700</text:p>
          </table:table-cell>
          <table:table-cell office:value-type="float" office:value="315900" table:style-name="ce1">
            <text:p>315900</text:p>
          </table:table-cell>
          <table:table-cell office:value-type="float" office:value="737100.00009999995" table:style-name="ce1">
            <text:p>737100,0001</text:p>
          </table:table-cell>
          <table:table-cell office:value-type="float" office:value="52930340.133000001" table:style-name="ce1">
            <text:p>52930340,13</text:p>
          </table:table-cell>
          <table:table-cell office:value-type="float" office:value="77059047.480800003" table:style-name="ce1">
            <text:p>77059047,48</text:p>
          </table:table-cell>
          <table:table-cell office:value-type="float" office:value="85759084.626100004" table:style-name="ce1">
            <text:p>85759084,63</text:p>
          </table:table-cell>
          <table:table-cell office:value-type="float" office:value="90449141.759599999" table:style-name="ce1">
            <text:p>90449141,76</text:p>
          </table:table-cell>
          <table:table-cell office:value-type="float" office:value="96081172.879299998" table:style-name="ce1">
            <text:p>96081172,88</text:p>
          </table:table-cell>
          <table:table-cell office:value-type="float" office:value="100973926.7367" table:style-name="ce1">
            <text:p>100973926,7</text:p>
          </table:table-cell>
          <table:table-cell office:value-type="float" office:value="104574375.5416" table:style-name="ce1">
            <text:p>104574375,5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2.247551999999999" table:style-name="ce1">
            <text:p>-62,247552</text:p>
          </table:table-cell>
          <table:table-cell office:value-type="float" office:value="10.012036999999999" table:style-name="ce1">
            <text:p>10,012037</text:p>
          </table:table-cell>
          <table:table-cell office:value-type="float" office:value="1352700" table:style-name="ce1">
            <text:p>1352700</text:p>
          </table:table-cell>
          <table:table-cell office:value-type="float" office:value="3806999.9999999995" table:style-name="ce1">
            <text:p>3807000</text:p>
          </table:table-cell>
          <table:table-cell office:value-type="float" office:value="6941700" table:style-name="ce1">
            <text:p>6941700</text:p>
          </table:table-cell>
          <table:table-cell office:value-type="float" office:value="9620378.5141000003" table:style-name="ce1">
            <text:p>9620378,514</text:p>
          </table:table-cell>
          <table:table-cell office:value-type="float" office:value="12147601.4311" table:style-name="ce1">
            <text:p>12147601,43</text:p>
          </table:table-cell>
          <table:table-cell office:value-type="float" office:value="17191133.839199997" table:style-name="ce1">
            <text:p>17191133,84</text:p>
          </table:table-cell>
          <table:table-cell office:value-type="float" office:value="107360981.86580001" table:style-name="ce1">
            <text:p>107360981,9</text:p>
          </table:table-cell>
          <table:table-cell office:value-type="float" office:value="129394964.84150001" table:style-name="ce1">
            <text:p>129394964,8</text:p>
          </table:table-cell>
          <table:table-cell office:value-type="float" office:value="217066114.02290002" table:style-name="ce1">
            <text:p>217066114</text:p>
          </table:table-cell>
          <table:table-cell office:value-type="float" office:value="234275988.67959994" table:style-name="ce1">
            <text:p>234275988,7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1.905090000000001" table:style-name="ce1">
            <text:p>-61,90509</text:p>
          </table:table-cell>
          <table:table-cell office:value-type="float" office:value="9.8120130000000003" table:style-name="ce1">
            <text:p>9,812013</text:p>
          </table:table-cell>
          <table:table-cell office:value-type="float" office:value="11639700" table:style-name="ce1">
            <text:p>11639700</text:p>
          </table:table-cell>
          <table:table-cell office:value-type="float" office:value="28560600" table:style-name="ce1">
            <text:p>28560600</text:p>
          </table:table-cell>
          <table:table-cell office:value-type="float" office:value="93619800.000000015" table:style-name="ce1">
            <text:p>93619800</text:p>
          </table:table-cell>
          <table:table-cell office:value-type="float" office:value="141574221.48610002" table:style-name="ce1">
            <text:p>141574221,5</text:p>
          </table:table-cell>
          <table:table-cell office:value-type="float" office:value="161987865.99849999" table:style-name="ce1">
            <text:p>161987866</text:p>
          </table:table-cell>
          <table:table-cell office:value-type="float" office:value="170466619.4445" table:style-name="ce1">
            <text:p>170466619,4</text:p>
          </table:table-cell>
          <table:table-cell office:value-type="float" office:value="179348343.74320003" table:style-name="ce1">
            <text:p>179348343,7</text:p>
          </table:table-cell>
          <table:table-cell office:value-type="float" office:value="193314261.9436" table:style-name="ce1">
            <text:p>193314261,9</text:p>
          </table:table-cell>
          <table:table-cell office:value-type="float" office:value="315797907.77310002" table:style-name="ce1">
            <text:p>315797907,8</text:p>
          </table:table-cell>
          <table:table-cell office:value-type="float" office:value="333974631.38020003" table:style-name="ce1">
            <text:p>333974631,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1.707563" table:style-name="ce1">
            <text:p>-61,707563</text:p>
          </table:table-cell>
          <table:table-cell office:value-type="float" office:value="9.7197060000000004" table:style-name="ce1">
            <text:p>9,719706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8100" table:style-name="ce1">
            <text:p>8100</text:p>
          </table:table-cell>
          <table:table-cell office:value-type="float" office:value="10871997.8673" table:style-name="ce1">
            <text:p>10871997,87</text:p>
          </table:table-cell>
          <table:table-cell office:value-type="float" office:value="13167249.601299999" table:style-name="ce1">
            <text:p>13167249,6</text:p>
          </table:table-cell>
          <table:table-cell office:value-type="float" office:value="13972412.849000001" table:style-name="ce1">
            <text:p>13972412,85</text:p>
          </table:table-cell>
          <table:table-cell office:value-type="float" office:value="14581547.918099999" table:style-name="ce1">
            <text:p>14581547,92</text:p>
          </table:table-cell>
          <table:table-cell office:value-type="float" office:value="15675675.752" table:style-name="ce1">
            <text:p>15675675,75</text:p>
          </table:table-cell>
          <table:table-cell office:value-type="float" office:value="16600088.374399999" table:style-name="ce1">
            <text:p>16600088,37</text:p>
          </table:table-cell>
          <table:table-cell office:value-type="float" office:value="18823653.693" table:style-name="ce1">
            <text:p>18823653,6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1.553705000000001" table:style-name="ce1">
            <text:p>-61,553705</text:p>
          </table:table-cell>
          <table:table-cell office:value-type="float" office:value="9.7914440000000003" table:style-name="ce1">
            <text:p>9,791444</text:p>
          </table:table-cell>
          <table:table-cell office:value-type="float" office:value="226800" table:style-name="ce1">
            <text:p>226800</text:p>
          </table:table-cell>
          <table:table-cell office:value-type="float" office:value="737100" table:style-name="ce1">
            <text:p>737100</text:p>
          </table:table-cell>
          <table:table-cell office:value-type="float" office:value="1393200" table:style-name="ce1">
            <text:p>1393200</text:p>
          </table:table-cell>
          <table:table-cell office:value-type="float" office:value="106008823.87226" table:style-name="ce1">
            <text:p>106008823,9</text:p>
          </table:table-cell>
          <table:table-cell office:value-type="float" office:value="151446185.41246" table:style-name="ce1">
            <text:p>151446185,4</text:p>
          </table:table-cell>
          <table:table-cell office:value-type="float" office:value="168336617.25345999" table:style-name="ce1">
            <text:p>168336617,3</text:p>
          </table:table-cell>
          <table:table-cell office:value-type="float" office:value="177038158.82436001" table:style-name="ce1">
            <text:p>177038158,8</text:p>
          </table:table-cell>
          <table:table-cell office:value-type="float" office:value="185383712.92836002" table:style-name="ce1">
            <text:p>185383712,9</text:p>
          </table:table-cell>
          <table:table-cell office:value-type="float" office:value="227019310.27405998" table:style-name="ce1">
            <text:p>227019310,3</text:p>
          </table:table-cell>
          <table:table-cell office:value-type="float" office:value="236700268.17706001" table:style-name="ce1">
            <text:p>236700268,2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1.274338999999998" table:style-name="ce1">
            <text:p>-61,274339</text:p>
          </table:table-cell>
          <table:table-cell office:value-type="float" office:value="9.6867000000000001" table:style-name="ce1">
            <text:p>9,6867</text:p>
          </table:table-cell>
          <table:table-cell office:value-type="float" office:value="5306702.7419999996" table:style-name="ce1">
            <text:p>5306702,742</text:p>
          </table:table-cell>
          <table:table-cell office:value-type="float" office:value="5371502.7419999996" table:style-name="ce1">
            <text:p>5371502,742</text:p>
          </table:table-cell>
          <table:table-cell office:value-type="float" office:value="5563381.2497999994" table:style-name="ce1">
            <text:p>5563381,25</text:p>
          </table:table-cell>
          <table:table-cell office:value-type="float" office:value="9004774.3147" table:style-name="ce1">
            <text:p>9004774,315</text:p>
          </table:table-cell>
          <table:table-cell office:value-type="float" office:value="11905713.530999999" table:style-name="ce1">
            <text:p>11905713,53</text:p>
          </table:table-cell>
          <table:table-cell office:value-type="float" office:value="14329941.4421" table:style-name="ce1">
            <text:p>14329941,44</text:p>
          </table:table-cell>
          <table:table-cell office:value-type="float" office:value="16844481.974800002" table:style-name="ce1">
            <text:p>16844481,97</text:p>
          </table:table-cell>
          <table:table-cell office:value-type="float" office:value="38016657.526100002" table:style-name="ce1">
            <text:p>38016657,53</text:p>
          </table:table-cell>
          <table:table-cell office:value-type="float" office:value="64516657.554099992" table:style-name="ce1">
            <text:p>64516657,55</text:p>
          </table:table-cell>
          <table:table-cell office:value-type="float" office:value="72866147.8979" table:style-name="ce1">
            <text:p>72866147,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0.940669" table:style-name="ce1">
            <text:p>-60,940669</text:p>
          </table:table-cell>
          <table:table-cell office:value-type="float" office:value="9.4443439999999992" table:style-name="ce1">
            <text:p>9,444344</text:p>
          </table:table-cell>
          <table:table-cell office:value-type="float" office:value="584130.79799999995" table:style-name="ce1">
            <text:p>584130,798</text:p>
          </table:table-cell>
          <table:table-cell office:value-type="float" office:value="1873721.8625" table:style-name="ce1">
            <text:p>1873721,863</text:p>
          </table:table-cell>
          <table:table-cell office:value-type="float" office:value="3747343.1935000001" table:style-name="ce1">
            <text:p>3747343,194</text:p>
          </table:table-cell>
          <table:table-cell office:value-type="float" office:value="6015343.3546000002" table:style-name="ce1">
            <text:p>6015343,355</text:p>
          </table:table-cell>
          <table:table-cell office:value-type="float" office:value="17188760.3345" table:style-name="ce1">
            <text:p>17188760,33</text:p>
          </table:table-cell>
          <table:table-cell office:value-type="float" office:value="48977169.057200007" table:style-name="ce1">
            <text:p>48977169,06</text:p>
          </table:table-cell>
          <table:table-cell office:value-type="float" office:value="72924879.55870001" table:style-name="ce1">
            <text:p>72924879,56</text:p>
          </table:table-cell>
          <table:table-cell office:value-type="float" office:value="86247254.134399995" table:style-name="ce1">
            <text:p>86247254,13</text:p>
          </table:table-cell>
          <table:table-cell office:value-type="float" office:value="96712823.774299994" table:style-name="ce1">
            <text:p>96712823,77</text:p>
          </table:table-cell>
          <table:table-cell office:value-type="float" office:value="108451512.5624" table:style-name="ce1">
            <text:p>108451512,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0.920819999999999" table:style-name="ce1">
            <text:p>-60,92082</text:p>
          </table:table-cell>
          <table:table-cell office:value-type="float" office:value="9.1439819999999994" table:style-name="ce1">
            <text:p>9,143982</text:p>
          </table:table-cell>
          <table:table-cell office:value-type="float" office:value="8252969.2020999994" table:style-name="ce1">
            <text:p>8252969,202</text:p>
          </table:table-cell>
          <table:table-cell office:value-type="float" office:value="10734049.181499999" table:style-name="ce1">
            <text:p>10734049,18</text:p>
          </table:table-cell>
          <table:table-cell office:value-type="float" office:value="22195549.342399999" table:style-name="ce1">
            <text:p>22195549,34</text:p>
          </table:table-cell>
          <table:table-cell office:value-type="float" office:value="29150692.571399998" table:style-name="ce1">
            <text:p>29150692,57</text:p>
          </table:table-cell>
          <table:table-cell office:value-type="float" office:value="30860838.478399999" table:style-name="ce1">
            <text:p>30860838,48</text:p>
          </table:table-cell>
          <table:table-cell office:value-type="float" office:value="32996860.840699997" table:style-name="ce1">
            <text:p>32996860,84</text:p>
          </table:table-cell>
          <table:table-cell office:value-type="float" office:value="35548355.445099995" table:style-name="ce1">
            <text:p>35548355,45</text:p>
          </table:table-cell>
          <table:table-cell office:value-type="float" office:value="38581100.238899998" table:style-name="ce1">
            <text:p>38581100,24</text:p>
          </table:table-cell>
          <table:table-cell office:value-type="float" office:value="42341744.325900003" table:style-name="ce1">
            <text:p>42341744,33</text:p>
          </table:table-cell>
          <table:table-cell office:value-type="float" office:value="46900511.789999999" table:style-name="ce1">
            <text:p>46900511,7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0.976512999999997" table:style-name="ce1">
            <text:p>-60,976513</text:p>
          </table:table-cell>
          <table:table-cell office:value-type="float" office:value="8.7975589999999997" table:style-name="ce1">
            <text:p>8,797559</text:p>
          </table:table-cell>
          <table:table-cell office:value-type="float" office:value="759815.25919999997" table:style-name="ce1">
            <text:p>759815,2592</text:p>
          </table:table-cell>
          <table:table-cell office:value-type="float" office:value="1541344.2152999998" table:style-name="ce1">
            <text:p>1541344,215</text:p>
          </table:table-cell>
          <table:table-cell office:value-type="float" office:value="7543915.3234000001" table:style-name="ce1">
            <text:p>7543915,323</text:p>
          </table:table-cell>
          <table:table-cell office:value-type="float" office:value="14871452.518099999" table:style-name="ce1">
            <text:p>14871452,52</text:p>
          </table:table-cell>
          <table:table-cell office:value-type="float" office:value="16848695.3882" table:style-name="ce1">
            <text:p>16848695,39</text:p>
          </table:table-cell>
          <table:table-cell office:value-type="float" office:value="18168531.728100002" table:style-name="ce1">
            <text:p>18168531,73</text:p>
          </table:table-cell>
          <table:table-cell office:value-type="float" office:value="19366400.934500001" table:style-name="ce1">
            <text:p>19366400,93</text:p>
          </table:table-cell>
          <table:table-cell office:value-type="float" office:value="20723537.730799999" table:style-name="ce1">
            <text:p>20723537,73</text:p>
          </table:table-cell>
          <table:table-cell office:value-type="float" office:value="22615170.350900002" table:style-name="ce1">
            <text:p>22615170,35</text:p>
          </table:table-cell>
          <table:table-cell office:value-type="float" office:value="24755741.1404" table:style-name="ce1">
            <text:p>24755741,14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0.682074" table:style-name="ce1">
            <text:p>-60,682074</text:p>
          </table:table-cell>
          <table:table-cell office:value-type="float" office:value="8.5713799999999996" table:style-name="ce1">
            <text:p>8,57138</text:p>
          </table:table-cell>
          <table:table-cell office:value-type="float" office:value="738684.74080000003" table:style-name="ce1">
            <text:p>738684,7408</text:p>
          </table:table-cell>
          <table:table-cell office:value-type="float" office:value="1807681.7279000001" table:style-name="ce1">
            <text:p>1807681,728</text:p>
          </table:table-cell>
          <table:table-cell office:value-type="float" office:value="4209051.7829" table:style-name="ce1">
            <text:p>4209051,783</text:p>
          </table:table-cell>
          <table:table-cell office:value-type="float" office:value="5949415.5561000006" table:style-name="ce1">
            <text:p>5949415,556</text:p>
          </table:table-cell>
          <table:table-cell office:value-type="float" office:value="7980853.6520999996" table:style-name="ce1">
            <text:p>7980853,652</text:p>
          </table:table-cell>
          <table:table-cell office:value-type="float" office:value="10018570.516899999" table:style-name="ce1">
            <text:p>10018570,52</text:p>
          </table:table-cell>
          <table:table-cell office:value-type="float" office:value="12739885.6417" table:style-name="ce1">
            <text:p>12739885,64</text:p>
          </table:table-cell>
          <table:table-cell office:value-type="float" office:value="15165448.8455" table:style-name="ce1">
            <text:p>15165448,85</text:p>
          </table:table-cell>
          <table:table-cell office:value-type="float" office:value="18378352.547899999" table:style-name="ce1">
            <text:p>18378352,55</text:p>
          </table:table-cell>
          <table:table-cell office:value-type="float" office:value="22104468.598299999" table:style-name="ce1">
            <text:p>22104468,6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0.276783999999999" table:style-name="ce1">
            <text:p>-60,276784</text:p>
          </table:table-cell>
          <table:table-cell office:value-type="float" office:value="8.5539850000000008" table:style-name="ce1">
            <text:p>8,553985</text:p>
          </table:table-cell>
          <table:table-cell office:value-type="float" office:value="5580900" table:style-name="ce1">
            <text:p>5580900</text:p>
          </table:table-cell>
          <table:table-cell office:value-type="float" office:value="7907047.4878000002" table:style-name="ce1">
            <text:p>7907047,488</text:p>
          </table:table-cell>
          <table:table-cell office:value-type="float" office:value="8158147.4878000002" table:style-name="ce1">
            <text:p>8158147,488</text:p>
          </table:table-cell>
          <table:table-cell office:value-type="float" office:value="8603647.4878000002" table:style-name="ce1">
            <text:p>8603647,488</text:p>
          </table:table-cell>
          <table:table-cell office:value-type="float" office:value="9599947.4878000002" table:style-name="ce1">
            <text:p>9599947,488</text:p>
          </table:table-cell>
          <table:table-cell office:value-type="float" office:value="10442347.4879" table:style-name="ce1">
            <text:p>10442347,49</text:p>
          </table:table-cell>
          <table:table-cell office:value-type="float" office:value="11461695.9209" table:style-name="ce1">
            <text:p>11461695,92</text:p>
          </table:table-cell>
          <table:table-cell office:value-type="float" office:value="13421895.9209" table:style-name="ce1">
            <text:p>13421895,92</text:p>
          </table:table-cell>
          <table:table-cell office:value-type="float" office:value="15950505.784699999" table:style-name="ce1">
            <text:p>15950505,78</text:p>
          </table:table-cell>
          <table:table-cell office:value-type="float" office:value="18677544.3781" table:style-name="ce1">
            <text:p>18677544,38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59.931420000000003" table:style-name="ce1">
            <text:p>-59,93142</text:p>
          </table:table-cell>
          <table:table-cell office:value-type="float" office:value="8.4791889999999999" table:style-name="ce1">
            <text:p>8,479189</text:p>
          </table:table-cell>
          <table:table-cell office:value-type="float" office:value="1725452.5097000001" table:style-name="ce1">
            <text:p>1725452,51</text:p>
          </table:table-cell>
          <table:table-cell office:value-type="float" office:value="17197091.856199998" table:style-name="ce1">
            <text:p>17197091,86</text:p>
          </table:table-cell>
          <table:table-cell office:value-type="float" office:value="28305433.7368" table:style-name="ce1">
            <text:p>28305433,74</text:p>
          </table:table-cell>
          <table:table-cell office:value-type="float" office:value="35516778.952400006" table:style-name="ce1">
            <text:p>35516778,95</text:p>
          </table:table-cell>
          <table:table-cell office:value-type="float" office:value="44525255.512599997" table:style-name="ce1">
            <text:p>44525255,51</text:p>
          </table:table-cell>
          <table:table-cell office:value-type="float" office:value="48833810.9212" table:style-name="ce1">
            <text:p>48833810,92</text:p>
          </table:table-cell>
          <table:table-cell office:value-type="float" office:value="55028324.518799998" table:style-name="ce1">
            <text:p>55028324,52</text:p>
          </table:table-cell>
          <table:table-cell office:value-type="float" office:value="74041639.265399992" table:style-name="ce1">
            <text:p>74041639,27</text:p>
          </table:table-cell>
          <table:table-cell office:value-type="float" office:value="85543879.555899978" table:style-name="ce1">
            <text:p>85543879,56</text:p>
          </table:table-cell>
          <table:table-cell office:value-type="float" office:value="112525639.87789999" table:style-name="ce1">
            <text:p>112525639,9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59.590538000000002" table:style-name="ce1">
            <text:p>-59,590538</text:p>
          </table:table-cell>
          <table:table-cell office:value-type="float" office:value="8.2904389999999992" table:style-name="ce1">
            <text:p>8,290439</text:p>
          </table:table-cell>
          <table:table-cell office:value-type="float" office:value="1976247.4901999999" table:style-name="ce1">
            <text:p>1976247,49</text:p>
          </table:table-cell>
          <table:table-cell office:value-type="float" office:value="16521963.6687" table:style-name="ce1">
            <text:p>16521963,67</text:p>
          </table:table-cell>
          <table:table-cell office:value-type="float" office:value="21153216.034699999" table:style-name="ce1">
            <text:p>21153216,03</text:p>
          </table:table-cell>
          <table:table-cell office:value-type="float" office:value="23183970.8193" table:style-name="ce1">
            <text:p>23183970,82</text:p>
          </table:table-cell>
          <table:table-cell office:value-type="float" office:value="55736594.259000003" table:style-name="ce1">
            <text:p>55736594,26</text:p>
          </table:table-cell>
          <table:table-cell office:value-type="float" office:value="58499338.850500003" table:style-name="ce1">
            <text:p>58499338,85</text:p>
          </table:table-cell>
          <table:table-cell office:value-type="float" office:value="61328225.252899997" table:style-name="ce1">
            <text:p>61328225,25</text:p>
          </table:table-cell>
          <table:table-cell office:value-type="float" office:value="83407469.457100004" table:style-name="ce1">
            <text:p>83407469,46</text:p>
          </table:table-cell>
          <table:table-cell office:value-type="float" office:value="89507075.108600006" table:style-name="ce1">
            <text:p>89507075,11</text:p>
          </table:table-cell>
          <table:table-cell office:value-type="float" office:value="96804202.05340001" table:style-name="ce1">
            <text:p>96804202,05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9.22381" table:style-name="ce1">
            <text:p>-59,22381</text:p>
          </table:table-cell>
          <table:table-cell office:value-type="float" office:value="8.0716789999999996" table:style-name="ce1">
            <text:p>8,071679</text:p>
          </table:table-cell>
          <table:table-cell office:value-type="float" office:value="518400" table:style-name="ce1">
            <text:p>518400</text:p>
          </table:table-cell>
          <table:table-cell office:value-type="float" office:value="2729699.9999000002" table:style-name="ce1">
            <text:p>2729700</text:p>
          </table:table-cell>
          <table:table-cell office:value-type="float" office:value="19689805.7533" table:style-name="ce1">
            <text:p>19689805,75</text:p>
          </table:table-cell>
          <table:table-cell office:value-type="float" office:value="45962565.200199991" table:style-name="ce1">
            <text:p>45962565,2</text:p>
          </table:table-cell>
          <table:table-cell office:value-type="float" office:value="58997377.935899995" table:style-name="ce1">
            <text:p>58997377,94</text:p>
          </table:table-cell>
          <table:table-cell office:value-type="float" office:value="68777177.922099993" table:style-name="ce1">
            <text:p>68777177,92</text:p>
          </table:table-cell>
          <table:table-cell office:value-type="float" office:value="73164166.722300008" table:style-name="ce1">
            <text:p>73164166,72</text:p>
          </table:table-cell>
          <table:table-cell office:value-type="float" office:value="90267508.735200003" table:style-name="ce1">
            <text:p>90267508,74</text:p>
          </table:table-cell>
          <table:table-cell office:value-type="float" office:value="97092457.220199987" table:style-name="ce1">
            <text:p>97092457,22</text:p>
          </table:table-cell>
          <table:table-cell office:value-type="float" office:value="101378813.5464" table:style-name="ce1">
            <text:p>101378813,5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8.891907000000003" table:style-name="ce1">
            <text:p>-58,891907</text:p>
          </table:table-cell>
          <table:table-cell office:value-type="float" office:value="7.7811579999999996" table:style-name="ce1">
            <text:p>7,781158</text:p>
          </table:table-cell>
          <table:table-cell office:value-type="float" office:value="1829969.1298" table:style-name="ce1">
            <text:p>1829969,13</text:p>
          </table:table-cell>
          <table:table-cell office:value-type="float" office:value="116939069.13" table:style-name="ce1">
            <text:p>116939069,1</text:p>
          </table:table-cell>
          <table:table-cell office:value-type="float" office:value="202447067.88220003" table:style-name="ce1">
            <text:p>202447067,9</text:p>
          </table:table-cell>
          <table:table-cell office:value-type="float" office:value="261104050.57259998" table:style-name="ce1">
            <text:p>261104050,6</text:p>
          </table:table-cell>
          <table:table-cell office:value-type="float" office:value="291623749.55669999" table:style-name="ce1">
            <text:p>291623749,6</text:p>
          </table:table-cell>
          <table:table-cell office:value-type="float" office:value="313436765.89190006" table:style-name="ce1">
            <text:p>313436765,9</text:p>
          </table:table-cell>
          <table:table-cell office:value-type="float" office:value="329318782.90069997" table:style-name="ce1">
            <text:p>329318782,9</text:p>
          </table:table-cell>
          <table:table-cell office:value-type="float" office:value="347565292.82019997" table:style-name="ce1">
            <text:p>347565292,8</text:p>
          </table:table-cell>
          <table:table-cell office:value-type="float" office:value="360455598.66139996" table:style-name="ce1">
            <text:p>360455598,7</text:p>
          </table:table-cell>
          <table:table-cell office:value-type="float" office:value="374833374.71929997" table:style-name="ce1">
            <text:p>374833374,7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8.603341" table:style-name="ce1">
            <text:p>-58,603341</text:p>
          </table:table-cell>
          <table:table-cell office:value-type="float" office:value="7.4564859999999999" table:style-name="ce1">
            <text:p>7,456486</text:p>
          </table:table-cell>
          <table:table-cell office:value-type="float" office:value="43983630.870099999" table:style-name="ce1">
            <text:p>43983630,87</text:p>
          </table:table-cell>
          <table:table-cell office:value-type="float" office:value="92540249.100899994" table:style-name="ce1">
            <text:p>92540249,1</text:p>
          </table:table-cell>
          <table:table-cell office:value-type="float" office:value="156493409.42889997" table:style-name="ce1">
            <text:p>156493409,4</text:p>
          </table:table-cell>
          <table:table-cell office:value-type="float" office:value="238555341.65519997" table:style-name="ce1">
            <text:p>238555341,7</text:p>
          </table:table-cell>
          <table:table-cell office:value-type="float" office:value="298848846.65599996" table:style-name="ce1">
            <text:p>298848846,7</text:p>
          </table:table-cell>
          <table:table-cell office:value-type="float" office:value="328974081.1846" table:style-name="ce1">
            <text:p>328974081,2</text:p>
          </table:table-cell>
          <table:table-cell office:value-type="float" office:value="353556535.8089" table:style-name="ce1">
            <text:p>353556535,8</text:p>
          </table:table-cell>
          <table:table-cell office:value-type="float" office:value="372816618.47150004" table:style-name="ce1">
            <text:p>372816618,5</text:p>
          </table:table-cell>
          <table:table-cell office:value-type="float" office:value="387413141.0772" table:style-name="ce1">
            <text:p>387413141,1</text:p>
          </table:table-cell>
          <table:table-cell office:value-type="float" office:value="401495798.66210008" table:style-name="ce1">
            <text:p>401495798,7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8.501088000000003" table:style-name="ce1">
            <text:p>-58,501088</text:p>
          </table:table-cell>
          <table:table-cell office:value-type="float" office:value="7.0878019999999999" table:style-name="ce1">
            <text:p>7,087802</text:p>
          </table:table-cell>
          <table:table-cell office:value-type="float" office:value="10536545.2762" table:style-name="ce1">
            <text:p>10536545,28</text:p>
          </table:table-cell>
          <table:table-cell office:value-type="float" office:value="84116839.639300004" table:style-name="ce1">
            <text:p>84116839,64</text:p>
          </table:table-cell>
          <table:table-cell office:value-type="float" office:value="138221984.89609998" table:style-name="ce1">
            <text:p>138221984,9</text:p>
          </table:table-cell>
          <table:table-cell office:value-type="float" office:value="169072146.57540002" table:style-name="ce1">
            <text:p>169072146,6</text:p>
          </table:table-cell>
          <table:table-cell office:value-type="float" office:value="213072936.77990001" table:style-name="ce1">
            <text:p>213072936,8</text:p>
          </table:table-cell>
          <table:table-cell office:value-type="float" office:value="242574649.2234" table:style-name="ce1">
            <text:p>242574649,2</text:p>
          </table:table-cell>
          <table:table-cell office:value-type="float" office:value="257823586.41209999" table:style-name="ce1">
            <text:p>257823586,4</text:p>
          </table:table-cell>
          <table:table-cell office:value-type="float" office:value="272040506.07459998" table:style-name="ce1">
            <text:p>272040506,1</text:p>
          </table:table-cell>
          <table:table-cell office:value-type="float" office:value="283792937.17399997" table:style-name="ce1">
            <text:p>283792937,2</text:p>
          </table:table-cell>
          <table:table-cell office:value-type="float" office:value="293023140.20139998" table:style-name="ce1">
            <text:p>293023140,2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8.331468999999998" table:style-name="ce1">
            <text:p>-58,331469</text:p>
          </table:table-cell>
          <table:table-cell office:value-type="float" office:value="6.8543019999999997" table:style-name="ce1">
            <text:p>6,854302</text:p>
          </table:table-cell>
          <table:table-cell office:value-type="float" office:value="53923254.724099994" table:style-name="ce1">
            <text:p>53923254,72</text:p>
          </table:table-cell>
          <table:table-cell office:value-type="float" office:value="175629934.35250002" table:style-name="ce1">
            <text:p>175629934,4</text:p>
          </table:table-cell>
          <table:table-cell office:value-type="float" office:value="333964595.92409998" table:style-name="ce1">
            <text:p>333964595,9</text:p>
          </table:table-cell>
          <table:table-cell office:value-type="float" office:value="443906676.03740007" table:style-name="ce1">
            <text:p>443906676</text:p>
          </table:table-cell>
          <table:table-cell office:value-type="float" office:value="510344901.94659996" table:style-name="ce1">
            <text:p>510344901,9</text:p>
          </table:table-cell>
          <table:table-cell office:value-type="float" office:value="538934989.05410004" table:style-name="ce1">
            <text:p>538934989,1</text:p>
          </table:table-cell>
          <table:table-cell office:value-type="float" office:value="556460746.49819994" table:style-name="ce1">
            <text:p>556460746,5</text:p>
          </table:table-cell>
          <table:table-cell office:value-type="float" office:value="565561767.80339992" table:style-name="ce1">
            <text:p>565561767,8</text:p>
          </table:table-cell>
          <table:table-cell office:value-type="float" office:value="572695209.48779988" table:style-name="ce1">
            <text:p>572695209,5</text:p>
          </table:table-cell>
          <table:table-cell office:value-type="float" office:value="578077884.36369991" table:style-name="ce1">
            <text:p>578077884,4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7.950366000000002" table:style-name="ce1">
            <text:p>-57,950366</text:p>
          </table:table-cell>
          <table:table-cell office:value-type="float" office:value="6.7036579999999999" table:style-name="ce1">
            <text:p>6,703658</text:p>
          </table:table-cell>
          <table:table-cell office:value-type="float" office:value="720899.99989999994" table:style-name="ce1">
            <text:p>720899,9999</text:p>
          </table:table-cell>
          <table:table-cell office:value-type="float" office:value="207788086.84819996" table:style-name="ce1">
            <text:p>207788086,8</text:p>
          </table:table-cell>
          <table:table-cell office:value-type="float" office:value="411430516.6627" table:style-name="ce1">
            <text:p>411430516,7</text:p>
          </table:table-cell>
          <table:table-cell office:value-type="float" office:value="565388706.41970003" table:style-name="ce1">
            <text:p>565388706,4</text:p>
          </table:table-cell>
          <table:table-cell office:value-type="float" office:value="634024845.80019999" table:style-name="ce1">
            <text:p>634024845,8</text:p>
          </table:table-cell>
          <table:table-cell office:value-type="float" office:value="664467207.61120009" table:style-name="ce1">
            <text:p>664467207,6</text:p>
          </table:table-cell>
          <table:table-cell office:value-type="float" office:value="685940603.8111999" table:style-name="ce1">
            <text:p>685940603,8</text:p>
          </table:table-cell>
          <table:table-cell office:value-type="float" office:value="702276309.57420003" table:style-name="ce1">
            <text:p>702276309,6</text:p>
          </table:table-cell>
          <table:table-cell office:value-type="float" office:value="713111574.60520005" table:style-name="ce1">
            <text:p>713111574,6</text:p>
          </table:table-cell>
          <table:table-cell office:value-type="float" office:value="720112636.81519997" table:style-name="ce1">
            <text:p>720112636,8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7.640414999999997" table:style-name="ce1">
            <text:p>-57,640415</text:p>
          </table:table-cell>
          <table:table-cell office:value-type="float" office:value="6.4436359999999997" table:style-name="ce1">
            <text:p>6,443636</text:p>
          </table:table-cell>
          <table:table-cell office:value-type="float" office:value="1620000.0000999998" table:style-name="ce1">
            <text:p>1620000</text:p>
          </table:table-cell>
          <table:table-cell office:value-type="float" office:value="209470754.99629998" table:style-name="ce1">
            <text:p>209470755</text:p>
          </table:table-cell>
          <table:table-cell office:value-type="float" office:value="455916653.50230002" table:style-name="ce1">
            <text:p>455916653,5</text:p>
          </table:table-cell>
          <table:table-cell office:value-type="float" office:value="679535074.17900002" table:style-name="ce1">
            <text:p>679535074,2</text:p>
          </table:table-cell>
          <table:table-cell office:value-type="float" office:value="813208208.65110004" table:style-name="ce1">
            <text:p>813208208,7</text:p>
          </table:table-cell>
          <table:table-cell office:value-type="float" office:value="904281752.44770002" table:style-name="ce1">
            <text:p>904281752,4</text:p>
          </table:table-cell>
          <table:table-cell office:value-type="float" office:value="950023487.38089991" table:style-name="ce1">
            <text:p>950023487,4</text:p>
          </table:table-cell>
          <table:table-cell office:value-type="float" office:value="974870290.50890005" table:style-name="ce1">
            <text:p>974870290,5</text:p>
          </table:table-cell>
          <table:table-cell office:value-type="float" office:value="994264339.1954" table:style-name="ce1">
            <text:p>994264339,2</text:p>
          </table:table-cell>
          <table:table-cell office:value-type="float" office:value="1008332737.7448001" table:style-name="ce1">
            <text:p>1008332738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7.342531999999999" table:style-name="ce1">
            <text:p>-57,342532</text:p>
          </table:table-cell>
          <table:table-cell office:value-type="float" office:value="6.2043949999999999" table:style-name="ce1">
            <text:p>6,204395</text:p>
          </table:table-cell>
          <table:table-cell office:value-type="float" office:value="696600" table:style-name="ce1">
            <text:p>696600</text:p>
          </table:table-cell>
          <table:table-cell office:value-type="float" office:value="25693200.000099998" table:style-name="ce1">
            <text:p>25693200</text:p>
          </table:table-cell>
          <table:table-cell office:value-type="float" office:value="231080959.21829998" table:style-name="ce1">
            <text:p>231080959,2</text:p>
          </table:table-cell>
          <table:table-cell office:value-type="float" office:value="382753139.70139998" table:style-name="ce1">
            <text:p>382753139,7</text:p>
          </table:table-cell>
          <table:table-cell office:value-type="float" office:value="456796079.09190011" table:style-name="ce1">
            <text:p>456796079,1</text:p>
          </table:table-cell>
          <table:table-cell office:value-type="float" office:value="491160583.9605" table:style-name="ce1">
            <text:p>491160584</text:p>
          </table:table-cell>
          <table:table-cell office:value-type="float" office:value="508686704.42549998" table:style-name="ce1">
            <text:p>508686704,4</text:p>
          </table:table-cell>
          <table:table-cell office:value-type="float" office:value="519898030.75380003" table:style-name="ce1">
            <text:p>519898030,8</text:p>
          </table:table-cell>
          <table:table-cell office:value-type="float" office:value="526639644.87449998" table:style-name="ce1">
            <text:p>526639644,9</text:p>
          </table:table-cell>
          <table:table-cell office:value-type="float" office:value="530992911.78700006" table:style-name="ce1">
            <text:p>530992911,8</text:p>
          </table:table-cell>
          <table:table-cell office:value-type="float" office:value="328" table:style-name="ce1">
            <text:p>328</text:p>
          </table:table-cell>
          <table:table-cell table:number-columns-repeated="16371"/>
        </table:table-row>
        <table:table-row table:style-name="ro1">
          <table:table-cell office:value-type="float" office:value="-57.023637000000001" table:style-name="ce1">
            <text:p>-57,023637</text:p>
          </table:table-cell>
          <table:table-cell office:value-type="float" office:value="6.0447040000000003" table:style-name="ce1">
            <text:p>6,044704</text:p>
          </table:table-cell>
          <table:table-cell office:value-type="float" office:value="5953500" table:style-name="ce1">
            <text:p>5953500</text:p>
          </table:table-cell>
          <table:table-cell office:value-type="float" office:value="327836361.9813" table:style-name="ce1">
            <text:p>327836362</text:p>
          </table:table-cell>
          <table:table-cell office:value-type="float" office:value="507393370.96629995" table:style-name="ce1">
            <text:p>507393371</text:p>
          </table:table-cell>
          <table:table-cell office:value-type="float" office:value="676333840.82620001" table:style-name="ce1">
            <text:p>676333840,8</text:p>
          </table:table-cell>
          <table:table-cell office:value-type="float" office:value="801061729.28569996" table:style-name="ce1">
            <text:p>801061729,3</text:p>
          </table:table-cell>
          <table:table-cell office:value-type="float" office:value="869604937.65029991" table:style-name="ce1">
            <text:p>869604937,7</text:p>
          </table:table-cell>
          <table:table-cell office:value-type="float" office:value="906812984.05659997" table:style-name="ce1">
            <text:p>906812984,1</text:p>
          </table:table-cell>
          <table:table-cell office:value-type="float" office:value="933311584.49029982" table:style-name="ce1">
            <text:p>933311584,5</text:p>
          </table:table-cell>
          <table:table-cell office:value-type="float" office:value="953443336.20630014" table:style-name="ce1">
            <text:p>953443336,2</text:p>
          </table:table-cell>
          <table:table-cell office:value-type="float" office:value="971744038.26870012" table:style-name="ce1">
            <text:p>971744038,3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6.649724999999997" table:style-name="ce1">
            <text:p>-56,649725</text:p>
          </table:table-cell>
          <table:table-cell office:value-type="float" office:value="5.9590620000000003" table:style-name="ce1">
            <text:p>5,959062</text:p>
          </table:table-cell>
          <table:table-cell office:value-type="float" office:value="1701000.0001000001" table:style-name="ce1">
            <text:p>1701000</text:p>
          </table:table-cell>
          <table:table-cell office:value-type="float" office:value="273680047.98659998" table:style-name="ce1">
            <text:p>273680048</text:p>
          </table:table-cell>
          <table:table-cell office:value-type="float" office:value="465106718.72890002" table:style-name="ce1">
            <text:p>465106718,7</text:p>
          </table:table-cell>
          <table:table-cell office:value-type="float" office:value="547180367.90559995" table:style-name="ce1">
            <text:p>547180367,9</text:p>
          </table:table-cell>
          <table:table-cell office:value-type="float" office:value="588692953.23979998" table:style-name="ce1">
            <text:p>588692953,2</text:p>
          </table:table-cell>
          <table:table-cell office:value-type="float" office:value="624698246.76919997" table:style-name="ce1">
            <text:p>624698246,8</text:p>
          </table:table-cell>
          <table:table-cell office:value-type="float" office:value="658353511.68050003" table:style-name="ce1">
            <text:p>658353511,7</text:p>
          </table:table-cell>
          <table:table-cell office:value-type="float" office:value="676411886.21730018" table:style-name="ce1">
            <text:p>676411886,2</text:p>
          </table:table-cell>
          <table:table-cell office:value-type="float" office:value="694826979.21749997" table:style-name="ce1">
            <text:p>694826979,2</text:p>
          </table:table-cell>
          <table:table-cell office:value-type="float" office:value="709167238.17010009" table:style-name="ce1">
            <text:p>709167238,2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6.212401999999997" table:style-name="ce1">
            <text:p>-56,212402</text:p>
          </table:table-cell>
          <table:table-cell office:value-type="float" office:value="5.8712749999999998" table:style-name="ce1">
            <text:p>5,871275</text:p>
          </table:table-cell>
          <table:table-cell office:value-type="float" office:value="858600" table:style-name="ce1">
            <text:p>858600</text:p>
          </table:table-cell>
          <table:table-cell office:value-type="float" office:value="2980800" table:style-name="ce1">
            <text:p>2980800</text:p>
          </table:table-cell>
          <table:table-cell office:value-type="float" office:value="51248427.789099999" table:style-name="ce1">
            <text:p>51248427,79</text:p>
          </table:table-cell>
          <table:table-cell office:value-type="float" office:value="193638905.94389999" table:style-name="ce1">
            <text:p>193638905,9</text:p>
          </table:table-cell>
          <table:table-cell office:value-type="float" office:value="316469616.69869995" table:style-name="ce1">
            <text:p>316469616,7</text:p>
          </table:table-cell>
          <table:table-cell office:value-type="float" office:value="401295438.36070001" table:style-name="ce1">
            <text:p>401295438,4</text:p>
          </table:table-cell>
          <table:table-cell office:value-type="float" office:value="589999442.3448" table:style-name="ce1">
            <text:p>589999442,3</text:p>
          </table:table-cell>
          <table:table-cell office:value-type="float" office:value="642208034.52339995" table:style-name="ce1">
            <text:p>642208034,5</text:p>
          </table:table-cell>
          <table:table-cell office:value-type="float" office:value="680811653.18929994" table:style-name="ce1">
            <text:p>680811653,2</text:p>
          </table:table-cell>
          <table:table-cell office:value-type="float" office:value="712494919.18780005" table:style-name="ce1">
            <text:p>712494919,2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5.823017999999998" table:style-name="ce1">
            <text:p>-55,823018</text:p>
          </table:table-cell>
          <table:table-cell office:value-type="float" office:value="5.8916709999999997" table:style-name="ce1">
            <text:p>5,891671</text:p>
          </table:table-cell>
          <table:table-cell office:value-type="float" office:value="29534793.909599997" table:style-name="ce1">
            <text:p>29534793,91</text:p>
          </table:table-cell>
          <table:table-cell office:value-type="float" office:value="31713693.909599997" table:style-name="ce1">
            <text:p>31713693,91</text:p>
          </table:table-cell>
          <table:table-cell office:value-type="float" office:value="194547891.71620002" table:style-name="ce1">
            <text:p>194547891,7</text:p>
          </table:table-cell>
          <table:table-cell office:value-type="float" office:value="242443157.192" table:style-name="ce1">
            <text:p>242443157,2</text:p>
          </table:table-cell>
          <table:table-cell office:value-type="float" office:value="299472004.35569996" table:style-name="ce1">
            <text:p>299472004,4</text:p>
          </table:table-cell>
          <table:table-cell office:value-type="float" office:value="331069121.58469999" table:style-name="ce1">
            <text:p>331069121,6</text:p>
          </table:table-cell>
          <table:table-cell office:value-type="float" office:value="368365457.68830007" table:style-name="ce1">
            <text:p>368365457,7</text:p>
          </table:table-cell>
          <table:table-cell office:value-type="float" office:value="411307187.17950004" table:style-name="ce1">
            <text:p>411307187,2</text:p>
          </table:table-cell>
          <table:table-cell office:value-type="float" office:value="450480336.79340005" table:style-name="ce1">
            <text:p>450480336,8</text:p>
          </table:table-cell>
          <table:table-cell office:value-type="float" office:value="497595252.7784" table:style-name="ce1">
            <text:p>497595252,8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5.432833000000002" table:style-name="ce1">
            <text:p>-55,432833</text:p>
          </table:table-cell>
          <table:table-cell office:value-type="float" office:value="5.9367359999999998" table:style-name="ce1">
            <text:p>5,936736</text:p>
          </table:table-cell>
          <table:table-cell office:value-type="float" office:value="5138366.8731000004" table:style-name="ce1">
            <text:p>5138366,873</text:p>
          </table:table-cell>
          <table:table-cell office:value-type="float" office:value="67336544.817499995" table:style-name="ce1">
            <text:p>67336544,82</text:p>
          </table:table-cell>
          <table:table-cell office:value-type="float" office:value="229850677.0458" table:style-name="ce1">
            <text:p>229850677</text:p>
          </table:table-cell>
          <table:table-cell office:value-type="float" office:value="478425727.17680001" table:style-name="ce1">
            <text:p>478425727,2</text:p>
          </table:table-cell>
          <table:table-cell office:value-type="float" office:value="601088007.52409995" table:style-name="ce1">
            <text:p>601088007,5</text:p>
          </table:table-cell>
          <table:table-cell office:value-type="float" office:value="682757603.01430011" table:style-name="ce1">
            <text:p>682757603</text:p>
          </table:table-cell>
          <table:table-cell office:value-type="float" office:value="738674563.44050002" table:style-name="ce1">
            <text:p>738674563,4</text:p>
          </table:table-cell>
          <table:table-cell office:value-type="float" office:value="782624099.88609993" table:style-name="ce1">
            <text:p>782624099,9</text:p>
          </table:table-cell>
          <table:table-cell office:value-type="float" office:value="817490980.69910002" table:style-name="ce1">
            <text:p>817490980,7</text:p>
          </table:table-cell>
          <table:table-cell office:value-type="float" office:value="849689503.85109997" table:style-name="ce1">
            <text:p>849689503,9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5.023027999999996" table:style-name="ce1">
            <text:p>-55,023028</text:p>
          </table:table-cell>
          <table:table-cell office:value-type="float" office:value="5.9422050000000004" table:style-name="ce1">
            <text:p>5,942205</text:p>
          </table:table-cell>
          <table:table-cell office:value-type="float" office:value="6412233.1269000005" table:style-name="ce1">
            <text:p>6412233,127</text:p>
          </table:table-cell>
          <table:table-cell office:value-type="float" office:value="36161048.125300005" table:style-name="ce1">
            <text:p>36161048,13</text:p>
          </table:table-cell>
          <table:table-cell office:value-type="float" office:value="212496531.2263" table:style-name="ce1">
            <text:p>212496531,2</text:p>
          </table:table-cell>
          <table:table-cell office:value-type="float" office:value="299528281.15750003" table:style-name="ce1">
            <text:p>299528281,2</text:p>
          </table:table-cell>
          <table:table-cell office:value-type="float" office:value="366203720.96810001" table:style-name="ce1">
            <text:p>366203721</text:p>
          </table:table-cell>
          <table:table-cell office:value-type="float" office:value="416244147.32409996" table:style-name="ce1">
            <text:p>416244147,3</text:p>
          </table:table-cell>
          <table:table-cell office:value-type="float" office:value="452342521.32139993" table:style-name="ce1">
            <text:p>452342521,3</text:p>
          </table:table-cell>
          <table:table-cell office:value-type="float" office:value="480262699.26169997" table:style-name="ce1">
            <text:p>480262699,3</text:p>
          </table:table-cell>
          <table:table-cell office:value-type="float" office:value="527030120.62320006" table:style-name="ce1">
            <text:p>527030120,6</text:p>
          </table:table-cell>
          <table:table-cell office:value-type="float" office:value="555363708.33950007" table:style-name="ce1">
            <text:p>555363708,3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4.608825000000003" table:style-name="ce1">
            <text:p>-54,608825</text:p>
          </table:table-cell>
          <table:table-cell office:value-type="float" office:value="5.9489330000000002" table:style-name="ce1">
            <text:p>5,948933</text:p>
          </table:table-cell>
          <table:table-cell office:value-type="float" office:value="2640600" table:style-name="ce1">
            <text:p>2640600</text:p>
          </table:table-cell>
          <table:table-cell office:value-type="float" office:value="5682307.0570999999" table:style-name="ce1">
            <text:p>5682307,057</text:p>
          </table:table-cell>
          <table:table-cell office:value-type="float" office:value="79840557.057600021" table:style-name="ce1">
            <text:p>79840557,06</text:p>
          </table:table-cell>
          <table:table-cell office:value-type="float" office:value="188817516.91329998" table:style-name="ce1">
            <text:p>188817516,9</text:p>
          </table:table-cell>
          <table:table-cell office:value-type="float" office:value="210387344.3075" table:style-name="ce1">
            <text:p>210387344,3</text:p>
          </table:table-cell>
          <table:table-cell office:value-type="float" office:value="291081761.48659998" table:style-name="ce1">
            <text:p>291081761,5</text:p>
          </table:table-cell>
          <table:table-cell office:value-type="float" office:value="314637641.5431" table:style-name="ce1">
            <text:p>314637641,5</text:p>
          </table:table-cell>
          <table:table-cell office:value-type="float" office:value="333779895.38429999" table:style-name="ce1">
            <text:p>333779895,4</text:p>
          </table:table-cell>
          <table:table-cell office:value-type="float" office:value="375599929.66999996" table:style-name="ce1">
            <text:p>375599929,7</text:p>
          </table:table-cell>
          <table:table-cell office:value-type="float" office:value="398649444.27700001" table:style-name="ce1">
            <text:p>398649444,3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4.190171999999997" table:style-name="ce1">
            <text:p>-54,190172</text:p>
          </table:table-cell>
          <table:table-cell office:value-type="float" office:value="5.8330909999999996" table:style-name="ce1">
            <text:p>5,833091</text:p>
          </table:table-cell>
          <table:table-cell office:value-type="float" office:value="1069200" table:style-name="ce1">
            <text:p>1069200</text:p>
          </table:table-cell>
          <table:table-cell office:value-type="float" office:value="3887999.9999999995" table:style-name="ce1">
            <text:p>3888000</text:p>
          </table:table-cell>
          <table:table-cell office:value-type="float" office:value="73518668.683200002" table:style-name="ce1">
            <text:p>73518668,68</text:p>
          </table:table-cell>
          <table:table-cell office:value-type="float" office:value="89427807.432199985" table:style-name="ce1">
            <text:p>89427807,43</text:p>
          </table:table-cell>
          <table:table-cell office:value-type="float" office:value="99836307.432300001" table:style-name="ce1">
            <text:p>99836307,43</text:p>
          </table:table-cell>
          <table:table-cell office:value-type="float" office:value="129441728.46520001" table:style-name="ce1">
            <text:p>129441728,5</text:p>
          </table:table-cell>
          <table:table-cell office:value-type="float" office:value="269401749.23430002" table:style-name="ce1">
            <text:p>269401749,2</text:p>
          </table:table-cell>
          <table:table-cell office:value-type="float" office:value="286088093.99589998" table:style-name="ce1">
            <text:p>286088094</text:p>
          </table:table-cell>
          <table:table-cell office:value-type="float" office:value="308350633.62239999" table:style-name="ce1">
            <text:p>308350633,6</text:p>
          </table:table-cell>
          <table:table-cell office:value-type="float" office:value="436717303.77250004" table:style-name="ce1">
            <text:p>436717303,8</text:p>
          </table:table-cell>
          <table:table-cell office:value-type="float" office:value="740" table:style-name="ce1">
            <text:p>740</text:p>
          </table:table-cell>
          <table:table-cell table:number-columns-repeated="16371"/>
        </table:table-row>
        <table:table-row table:style-name="ro1">
          <table:table-cell office:value-type="float" office:value="-53.783731000000003" table:style-name="ce1">
            <text:p>-53,783731</text:p>
          </table:table-cell>
          <table:table-cell office:value-type="float" office:value="5.6941100000000002" table:style-name="ce1">
            <text:p>5,69411</text:p>
          </table:table-cell>
          <table:table-cell office:value-type="float" office:value="65601899.999899998" table:style-name="ce1">
            <text:p>65601900</text:p>
          </table:table-cell>
          <table:table-cell office:value-type="float" office:value="106247484.37900001" table:style-name="ce1">
            <text:p>106247484,4</text:p>
          </table:table-cell>
          <table:table-cell office:value-type="float" office:value="132901634.70789999" table:style-name="ce1">
            <text:p>132901634,7</text:p>
          </table:table-cell>
          <table:table-cell office:value-type="float" office:value="163282472.1503" table:style-name="ce1">
            <text:p>163282472,2</text:p>
          </table:table-cell>
          <table:table-cell office:value-type="float" office:value="183382254.67479998" table:style-name="ce1">
            <text:p>183382254,7</text:p>
          </table:table-cell>
          <table:table-cell office:value-type="float" office:value="196214337.55040002" table:style-name="ce1">
            <text:p>196214337,6</text:p>
          </table:table-cell>
          <table:table-cell office:value-type="float" office:value="230877571.02300003" table:style-name="ce1">
            <text:p>230877571</text:p>
          </table:table-cell>
          <table:table-cell office:value-type="float" office:value="242482814.1072" table:style-name="ce1">
            <text:p>242482814,1</text:p>
          </table:table-cell>
          <table:table-cell office:value-type="float" office:value="252658913.59189999" table:style-name="ce1">
            <text:p>252658913,6</text:p>
          </table:table-cell>
          <table:table-cell office:value-type="float" office:value="262581328.21349999" table:style-name="ce1">
            <text:p>262581328,2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3.366349" table:style-name="ce1">
            <text:p>-53,366349</text:p>
          </table:table-cell>
          <table:table-cell office:value-type="float" office:value="5.5653699999999997" table:style-name="ce1">
            <text:p>5,56537</text:p>
          </table:table-cell>
          <table:table-cell office:value-type="float" office:value="1093500" table:style-name="ce1">
            <text:p>1093500</text:p>
          </table:table-cell>
          <table:table-cell office:value-type="float" office:value="5905115.6211000001" table:style-name="ce1">
            <text:p>5905115,621</text:p>
          </table:table-cell>
          <table:table-cell office:value-type="float" office:value="11343233.47236" table:style-name="ce1">
            <text:p>11343233,47</text:p>
          </table:table-cell>
          <table:table-cell office:value-type="float" office:value="15761573.264059998" table:style-name="ce1">
            <text:p>15761573,26</text:p>
          </table:table-cell>
          <table:table-cell office:value-type="float" office:value="20836590.739459999" table:style-name="ce1">
            <text:p>20836590,74</text:p>
          </table:table-cell>
          <table:table-cell office:value-type="float" office:value="26543490.83856" table:style-name="ce1">
            <text:p>26543490,84</text:p>
          </table:table-cell>
          <table:table-cell office:value-type="float" office:value="32424090.83856" table:style-name="ce1">
            <text:p>32424090,84</text:p>
          </table:table-cell>
          <table:table-cell office:value-type="float" office:value="37459831.839359999" table:style-name="ce1">
            <text:p>37459831,84</text:p>
          </table:table-cell>
          <table:table-cell office:value-type="float" office:value="43610966.465860002" table:style-name="ce1">
            <text:p>43610966,47</text:p>
          </table:table-cell>
          <table:table-cell office:value-type="float" office:value="53572627.338860005" table:style-name="ce1">
            <text:p>53572627,34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2.966182000000003" table:style-name="ce1">
            <text:p>-52,966182</text:p>
          </table:table-cell>
          <table:table-cell office:value-type="float" office:value="5.4004310000000002" table:style-name="ce1">
            <text:p>5,400431</text:p>
          </table:table-cell>
          <table:table-cell office:value-type="float" office:value="712800" table:style-name="ce1">
            <text:p>712800</text:p>
          </table:table-cell>
          <table:table-cell office:value-type="float" office:value="1684800" table:style-name="ce1">
            <text:p>1684800</text:p>
          </table:table-cell>
          <table:table-cell office:value-type="float" office:value="25733699.999960002" table:style-name="ce1">
            <text:p>25733700</text:p>
          </table:table-cell>
          <table:table-cell office:value-type="float" office:value="34125300.00006" table:style-name="ce1">
            <text:p>34125300</text:p>
          </table:table-cell>
          <table:table-cell office:value-type="float" office:value="40880699.999960005" table:style-name="ce1">
            <text:p>40880700</text:p>
          </table:table-cell>
          <table:table-cell office:value-type="float" office:value="76465917.025460005" table:style-name="ce1">
            <text:p>76465917,03</text:p>
          </table:table-cell>
          <table:table-cell office:value-type="float" office:value="132655617.02535999" table:style-name="ce1">
            <text:p>132655617</text:p>
          </table:table-cell>
          <table:table-cell office:value-type="float" office:value="159070300.66475999" table:style-name="ce1">
            <text:p>159070300,7</text:p>
          </table:table-cell>
          <table:table-cell office:value-type="float" office:value="180791266.03806001" table:style-name="ce1">
            <text:p>180791266</text:p>
          </table:table-cell>
          <table:table-cell office:value-type="float" office:value="217655311.90555999" table:style-name="ce1">
            <text:p>217655311,9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2.608108000000001" table:style-name="ce1">
            <text:p>-52,608108</text:p>
          </table:table-cell>
          <table:table-cell office:value-type="float" office:value="5.1563660000000002" table:style-name="ce1">
            <text:p>5,156366</text:p>
          </table:table-cell>
          <table:table-cell office:value-type="float" office:value="777599.99989999994" table:style-name="ce1">
            <text:p>777599,9999</text:p>
          </table:table-cell>
          <table:table-cell office:value-type="float" office:value="2000700" table:style-name="ce1">
            <text:p>2000700</text:p>
          </table:table-cell>
          <table:table-cell office:value-type="float" office:value="3466799.9999000002" table:style-name="ce1">
            <text:p>3466800</text:p>
          </table:table-cell>
          <table:table-cell office:value-type="float" office:value="7095600" table:style-name="ce1">
            <text:p>7095600</text:p>
          </table:table-cell>
          <table:table-cell office:value-type="float" office:value="14604299.999899998" table:style-name="ce1">
            <text:p>14604300</text:p>
          </table:table-cell>
          <table:table-cell office:value-type="float" office:value="24186600" table:style-name="ce1">
            <text:p>24186600</text:p>
          </table:table-cell>
          <table:table-cell office:value-type="float" office:value="64842772.342700005" table:style-name="ce1">
            <text:p>64842772,34</text:p>
          </table:table-cell>
          <table:table-cell office:value-type="float" office:value="74904673.9243" table:style-name="ce1">
            <text:p>74904673,92</text:p>
          </table:table-cell>
          <table:table-cell office:value-type="float" office:value="130401290.61480001" table:style-name="ce1">
            <text:p>130401290,6</text:p>
          </table:table-cell>
          <table:table-cell office:value-type="float" office:value="205167408.30460003" table:style-name="ce1">
            <text:p>205167408,3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2.261519" table:style-name="ce1">
            <text:p>-52,261519</text:p>
          </table:table-cell>
          <table:table-cell office:value-type="float" office:value="4.8778379999999997" table:style-name="ce1">
            <text:p>4,877838</text:p>
          </table:table-cell>
          <table:table-cell office:value-type="float" office:value="5410800.0000599995" table:style-name="ce1">
            <text:p>5410800</text:p>
          </table:table-cell>
          <table:table-cell office:value-type="float" office:value="10278900.000040002" table:style-name="ce1">
            <text:p>10278900</text:p>
          </table:table-cell>
          <table:table-cell office:value-type="float" office:value="14831100.000090001" table:style-name="ce1">
            <text:p>14831100</text:p>
          </table:table-cell>
          <table:table-cell office:value-type="float" office:value="19115999.999990001" table:style-name="ce1">
            <text:p>19116000</text:p>
          </table:table-cell>
          <table:table-cell office:value-type="float" office:value="23182200.000100002" table:style-name="ce1">
            <text:p>23182200</text:p>
          </table:table-cell>
          <table:table-cell office:value-type="float" office:value="209971422.23071" table:style-name="ce1">
            <text:p>209971422,2</text:p>
          </table:table-cell>
          <table:table-cell office:value-type="float" office:value="251648753.81910998" table:style-name="ce1">
            <text:p>251648753,8</text:p>
          </table:table-cell>
          <table:table-cell office:value-type="float" office:value="292287295.16691005" table:style-name="ce1">
            <text:p>292287295,2</text:p>
          </table:table-cell>
          <table:table-cell office:value-type="float" office:value="328379749.24971002" table:style-name="ce1">
            <text:p>328379749,2</text:p>
          </table:table-cell>
          <table:table-cell office:value-type="float" office:value="364082836.22791004" table:style-name="ce1">
            <text:p>364082836,2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1.924655000000001" table:style-name="ce1">
            <text:p>-51,924655</text:p>
          </table:table-cell>
          <table:table-cell office:value-type="float" office:value="4.6447909999999997" table:style-name="ce1">
            <text:p>4,644791</text:p>
          </table:table-cell>
          <table:table-cell office:value-type="float" office:value="1392655.7433" table:style-name="ce1">
            <text:p>1392655,743</text:p>
          </table:table-cell>
          <table:table-cell office:value-type="float" office:value="4802755.7433000002" table:style-name="ce1">
            <text:p>4802755,743</text:p>
          </table:table-cell>
          <table:table-cell office:value-type="float" office:value="11371855.743280001" table:style-name="ce1">
            <text:p>11371855,74</text:p>
          </table:table-cell>
          <table:table-cell office:value-type="float" office:value="41908398.420779996" table:style-name="ce1">
            <text:p>41908398,42</text:p>
          </table:table-cell>
          <table:table-cell office:value-type="float" office:value="66782569.05443" table:style-name="ce1">
            <text:p>66782569,05</text:p>
          </table:table-cell>
          <table:table-cell office:value-type="float" office:value="280740953.25481999" table:style-name="ce1">
            <text:p>280740953,3</text:p>
          </table:table-cell>
          <table:table-cell office:value-type="float" office:value="320245917.69053" table:style-name="ce1">
            <text:p>320245917,7</text:p>
          </table:table-cell>
          <table:table-cell office:value-type="float" office:value="347126151.93263" table:style-name="ce1">
            <text:p>347126151,9</text:p>
          </table:table-cell>
          <table:table-cell office:value-type="float" office:value="366663942.15403003" table:style-name="ce1">
            <text:p>366663942,2</text:p>
          </table:table-cell>
          <table:table-cell office:value-type="float" office:value="382414864.80393004" table:style-name="ce1">
            <text:p>382414864,8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1.663767" table:style-name="ce1">
            <text:p>-51,663767</text:p>
          </table:table-cell>
          <table:table-cell office:value-type="float" office:value="4.4156560000000002" table:style-name="ce1">
            <text:p>4,415656</text:p>
          </table:table-cell>
          <table:table-cell office:value-type="float" office:value="45093244.256700002" table:style-name="ce1">
            <text:p>45093244,26</text:p>
          </table:table-cell>
          <table:table-cell office:value-type="float" office:value="45747632.1677" table:style-name="ce1">
            <text:p>45747632,17</text:p>
          </table:table-cell>
          <table:table-cell office:value-type="float" office:value="45917732.1677" table:style-name="ce1">
            <text:p>45917732,17</text:p>
          </table:table-cell>
          <table:table-cell office:value-type="float" office:value="46330832.167599998" table:style-name="ce1">
            <text:p>46330832,17</text:p>
          </table:table-cell>
          <table:table-cell office:value-type="float" office:value="46641253.224200003" table:style-name="ce1">
            <text:p>46641253,22</text:p>
          </table:table-cell>
          <table:table-cell office:value-type="float" office:value="182763762.33429998" table:style-name="ce1">
            <text:p>182763762,3</text:p>
          </table:table-cell>
          <table:table-cell office:value-type="float" office:value="215559247.42980003" table:style-name="ce1">
            <text:p>215559247,4</text:p>
          </table:table-cell>
          <table:table-cell office:value-type="float" office:value="242780577.85589999" table:style-name="ce1">
            <text:p>242780577,9</text:p>
          </table:table-cell>
          <table:table-cell office:value-type="float" office:value="272671896.12700003" table:style-name="ce1">
            <text:p>272671896,1</text:p>
          </table:table-cell>
          <table:table-cell office:value-type="float" office:value="333152471.45599997" table:style-name="ce1">
            <text:p>333152471,5</text:p>
          </table:table-cell>
          <table:table-cell office:value-type="float" office:value="254" table:style-name="ce1">
            <text:p>254</text:p>
          </table:table-cell>
          <table:table-cell table:number-columns-repeated="16371"/>
        </table:table-row>
        <table:table-row table:style-name="ro1">
          <table:table-cell office:value-type="float" office:value="-51.416286999999997" table:style-name="ce1">
            <text:p>-51,416287</text:p>
          </table:table-cell>
          <table:table-cell office:value-type="float" office:value="4.229069" table:style-name="ce1">
            <text:p>4,229069</text:p>
          </table:table-cell>
          <table:table-cell office:value-type="float" office:value="11816126.6965" table:style-name="ce1">
            <text:p>11816126,7</text:p>
          </table:table-cell>
          <table:table-cell office:value-type="float" office:value="12172526.696459999" table:style-name="ce1">
            <text:p>12172526,7</text:p>
          </table:table-cell>
          <table:table-cell office:value-type="float" office:value="12585626.69651" table:style-name="ce1">
            <text:p>12585626,7</text:p>
          </table:table-cell>
          <table:table-cell office:value-type="float" office:value="13087826.69661" table:style-name="ce1">
            <text:p>13087826,7</text:p>
          </table:table-cell>
          <table:table-cell office:value-type="float" office:value="13679126.69661" table:style-name="ce1">
            <text:p>13679126,7</text:p>
          </table:table-cell>
          <table:table-cell office:value-type="float" office:value="650139198.62721992" table:style-name="ce1">
            <text:p>650139198,6</text:p>
          </table:table-cell>
          <table:table-cell office:value-type="float" office:value="671574908.81312013" table:style-name="ce1">
            <text:p>671574908,8</text:p>
          </table:table-cell>
          <table:table-cell office:value-type="float" office:value="688627255.63662004" table:style-name="ce1">
            <text:p>688627255,6</text:p>
          </table:table-cell>
          <table:table-cell office:value-type="float" office:value="710922501.56532013" table:style-name="ce1">
            <text:p>710922501,6</text:p>
          </table:table-cell>
          <table:table-cell office:value-type="float" office:value="770138985.5457201" table:style-name="ce1">
            <text:p>770138985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175806000000001" table:style-name="ce1">
            <text:p>-51,175806</text:p>
          </table:table-cell>
          <table:table-cell office:value-type="float" office:value="4.0166370000000002" table:style-name="ce1">
            <text:p>4,016637</text:p>
          </table:table-cell>
          <table:table-cell office:value-type="float" office:value="178200" table:style-name="ce1">
            <text:p>178200</text:p>
          </table:table-cell>
          <table:table-cell office:value-type="float" office:value="396900" table:style-name="ce1">
            <text:p>396900</text:p>
          </table:table-cell>
          <table:table-cell office:value-type="float" office:value="631800" table:style-name="ce1">
            <text:p>631800</text:p>
          </table:table-cell>
          <table:table-cell office:value-type="float" office:value="907200" table:style-name="ce1">
            <text:p>907200</text:p>
          </table:table-cell>
          <table:table-cell office:value-type="float" office:value="1215000" table:style-name="ce1">
            <text:p>1215000</text:p>
          </table:table-cell>
          <table:table-cell office:value-type="float" office:value="462546361.6128" table:style-name="ce1">
            <text:p>462546361,6</text:p>
          </table:table-cell>
          <table:table-cell office:value-type="float" office:value="519239693.83360004" table:style-name="ce1">
            <text:p>519239693,8</text:p>
          </table:table-cell>
          <table:table-cell office:value-type="float" office:value="542984178.31499994" table:style-name="ce1">
            <text:p>542984178,3</text:p>
          </table:table-cell>
          <table:table-cell office:value-type="float" office:value="562361787.78489995" table:style-name="ce1">
            <text:p>562361787,8</text:p>
          </table:table-cell>
          <table:table-cell office:value-type="float" office:value="584230535.6221" table:style-name="ce1">
            <text:p>584230535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073230000000002" table:style-name="ce1">
            <text:p>-51,07323</text:p>
          </table:table-cell>
          <table:table-cell office:value-type="float" office:value="3.6406260000000001" table:style-name="ce1">
            <text:p>3,640626</text:p>
          </table:table-cell>
          <table:table-cell office:value-type="float" office:value="21254400" table:style-name="ce1">
            <text:p>21254400</text:p>
          </table:table-cell>
          <table:table-cell office:value-type="float" office:value="25693200" table:style-name="ce1">
            <text:p>25693200</text:p>
          </table:table-cell>
          <table:table-cell office:value-type="float" office:value="122764624.704" table:style-name="ce1">
            <text:p>122764624,7</text:p>
          </table:table-cell>
          <table:table-cell office:value-type="float" office:value="216340368.68259999" table:style-name="ce1">
            <text:p>216340368,7</text:p>
          </table:table-cell>
          <table:table-cell office:value-type="float" office:value="259574655.15450001" table:style-name="ce1">
            <text:p>259574655,2</text:p>
          </table:table-cell>
          <table:table-cell office:value-type="float" office:value="454363125.04410005" table:style-name="ce1">
            <text:p>454363125</text:p>
          </table:table-cell>
          <table:table-cell office:value-type="float" office:value="495704347.70129997" table:style-name="ce1">
            <text:p>495704347,7</text:p>
          </table:table-cell>
          <table:table-cell office:value-type="float" office:value="516544562.32160002" table:style-name="ce1">
            <text:p>516544562,3</text:p>
          </table:table-cell>
          <table:table-cell office:value-type="float" office:value="549067005.76479995" table:style-name="ce1">
            <text:p>549067005,8</text:p>
          </table:table-cell>
          <table:table-cell office:value-type="float" office:value="565490483.89999998" table:style-name="ce1">
            <text:p>565490483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015666000000003" table:style-name="ce1">
            <text:p>-51,015666</text:p>
          </table:table-cell>
          <table:table-cell office:value-type="float" office:value="3.197648" table:style-name="ce1">
            <text:p>3,197648</text:p>
          </table:table-cell>
          <table:table-cell office:value-type="float" office:value="113400" table:style-name="ce1">
            <text:p>113400</text:p>
          </table:table-cell>
          <table:table-cell office:value-type="float" office:value="299700" table:style-name="ce1">
            <text:p>299700</text:p>
          </table:table-cell>
          <table:table-cell office:value-type="float" office:value="2931175.2960000001" table:style-name="ce1">
            <text:p>2931175,296</text:p>
          </table:table-cell>
          <table:table-cell office:value-type="float" office:value="121972331.31709999" table:style-name="ce1">
            <text:p>121972331,3</text:p>
          </table:table-cell>
          <table:table-cell office:value-type="float" office:value="211254044.84639999" table:style-name="ce1">
            <text:p>211254044,8</text:p>
          </table:table-cell>
          <table:table-cell office:value-type="float" office:value="384429541.13339996" table:style-name="ce1">
            <text:p>384429541,1</text:p>
          </table:table-cell>
          <table:table-cell office:value-type="float" office:value="421777718.84399998" table:style-name="ce1">
            <text:p>421777718,8</text:p>
          </table:table-cell>
          <table:table-cell office:value-type="float" office:value="443063853.63080001" table:style-name="ce1">
            <text:p>443063853,6</text:p>
          </table:table-cell>
          <table:table-cell office:value-type="float" office:value="469782886.4411" table:style-name="ce1">
            <text:p>469782886,4</text:p>
          </table:table-cell>
          <table:table-cell office:value-type="float" office:value="487999467.99880004" table:style-name="ce1">
            <text:p>48799946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882522000000002" table:style-name="ce1">
            <text:p>-50,882522</text:p>
          </table:table-cell>
          <table:table-cell office:value-type="float" office:value="2.7701820000000001" table:style-name="ce1">
            <text:p>2,770182</text:p>
          </table:table-cell>
          <table:table-cell office:value-type="float" office:value="186299.9999" table:style-name="ce1">
            <text:p>186299,9999</text:p>
          </table:table-cell>
          <table:table-cell office:value-type="float" office:value="242999.9999" table:style-name="ce1">
            <text:p>242999,9999</text:p>
          </table:table-cell>
          <table:table-cell office:value-type="float" office:value="445500" table:style-name="ce1">
            <text:p>445500</text:p>
          </table:table-cell>
          <table:table-cell office:value-type="float" office:value="1125900" table:style-name="ce1">
            <text:p>1125900</text:p>
          </table:table-cell>
          <table:table-cell office:value-type="float" office:value="48721500" table:style-name="ce1">
            <text:p>48721500</text:p>
          </table:table-cell>
          <table:table-cell office:value-type="float" office:value="97629299.999900013" table:style-name="ce1">
            <text:p>97629300</text:p>
          </table:table-cell>
          <table:table-cell office:value-type="float" office:value="117417599.99980001" table:style-name="ce1">
            <text:p>117417600</text:p>
          </table:table-cell>
          <table:table-cell office:value-type="float" office:value="163769090.34229997" table:style-name="ce1">
            <text:p>163769090,3</text:p>
          </table:table-cell>
          <table:table-cell office:value-type="float" office:value="180999528.0566" table:style-name="ce1">
            <text:p>180999528,1</text:p>
          </table:table-cell>
          <table:table-cell office:value-type="float" office:value="216401248.57390001" table:style-name="ce1">
            <text:p>216401248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730801" table:style-name="ce1">
            <text:p>-50,730801</text:p>
          </table:table-cell>
          <table:table-cell office:value-type="float" office:value="2.3467910000000001" table:style-name="ce1">
            <text:p>2,346791</text:p>
          </table:table-cell>
          <table:table-cell office:value-type="float" office:value="2219400" table:style-name="ce1">
            <text:p>2219400</text:p>
          </table:table-cell>
          <table:table-cell office:value-type="float" office:value="3499200.0000999998" table:style-name="ce1">
            <text:p>3499200</text:p>
          </table:table-cell>
          <table:table-cell office:value-type="float" office:value="3949677.3837000001" table:style-name="ce1">
            <text:p>3949677,384</text:p>
          </table:table-cell>
          <table:table-cell office:value-type="float" office:value="4711081.3657" table:style-name="ce1">
            <text:p>4711081,366</text:p>
          </table:table-cell>
          <table:table-cell office:value-type="float" office:value="5747881.3657" table:style-name="ce1">
            <text:p>5747881,366</text:p>
          </table:table-cell>
          <table:table-cell office:value-type="float" office:value="81222600.490100011" table:style-name="ce1">
            <text:p>81222600,49</text:p>
          </table:table-cell>
          <table:table-cell office:value-type="float" office:value="160178505.48649999" table:style-name="ce1">
            <text:p>160178505,5</text:p>
          </table:table-cell>
          <table:table-cell office:value-type="float" office:value="291036561.66949999" table:style-name="ce1">
            <text:p>291036561,7</text:p>
          </table:table-cell>
          <table:table-cell office:value-type="float" office:value="365428364.32010001" table:style-name="ce1">
            <text:p>365428364,3</text:p>
          </table:table-cell>
          <table:table-cell office:value-type="float" office:value="412741564.15550005" table:style-name="ce1">
            <text:p>412741564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515805" table:style-name="ce1">
            <text:p>-50,515805</text:p>
          </table:table-cell>
          <table:table-cell office:value-type="float" office:value="1.9785630000000001" table:style-name="ce1">
            <text:p>1,978563</text:p>
          </table:table-cell>
          <table:table-cell office:value-type="float" office:value="494100" table:style-name="ce1">
            <text:p>494100</text:p>
          </table:table-cell>
          <table:table-cell office:value-type="float" office:value="1044900" table:style-name="ce1">
            <text:p>1044900</text:p>
          </table:table-cell>
          <table:table-cell office:value-type="float" office:value="1655476.1522000001" table:style-name="ce1">
            <text:p>1655476,152</text:p>
          </table:table-cell>
          <table:table-cell office:value-type="float" office:value="2368272.1701999996" table:style-name="ce1">
            <text:p>2368272,17</text:p>
          </table:table-cell>
          <table:table-cell office:value-type="float" office:value="3583272.1702000001" table:style-name="ce1">
            <text:p>3583272,17</text:p>
          </table:table-cell>
          <table:table-cell office:value-type="float" office:value="55027453.046080001" table:style-name="ce1">
            <text:p>55027453,05</text:p>
          </table:table-cell>
          <table:table-cell office:value-type="float" office:value="300663223.86698002" table:style-name="ce1">
            <text:p>300663223,9</text:p>
          </table:table-cell>
          <table:table-cell office:value-type="float" office:value="490547050.78968" table:style-name="ce1">
            <text:p>490547050,8</text:p>
          </table:table-cell>
          <table:table-cell office:value-type="float" office:value="607903701.96777999" table:style-name="ce1">
            <text:p>607903702</text:p>
          </table:table-cell>
          <table:table-cell office:value-type="float" office:value="666946980.08078003" table:style-name="ce1">
            <text:p>666946980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159196000000001" table:style-name="ce1">
            <text:p>-50,159196</text:p>
          </table:table-cell>
          <table:table-cell office:value-type="float" office:value="1.7717400000000001" table:style-name="ce1">
            <text:p>1,77174</text:p>
          </table:table-cell>
          <table:table-cell office:value-type="float" office:value="48600" table:style-name="ce1">
            <text:p>48600</text:p>
          </table:table-cell>
          <table:table-cell office:value-type="float" office:value="64800" table:style-name="ce1">
            <text:p>64800</text:p>
          </table:table-cell>
          <table:table-cell office:value-type="float" office:value="97200" table:style-name="ce1">
            <text:p>97200</text:p>
          </table:table-cell>
          <table:table-cell office:value-type="float" office:value="129600" table:style-name="ce1">
            <text:p>129600</text:p>
          </table:table-cell>
          <table:table-cell office:value-type="float" office:value="178200" table:style-name="ce1">
            <text:p>178200</text:p>
          </table:table-cell>
          <table:table-cell office:value-type="float" office:value="291600" table:style-name="ce1">
            <text:p>291600</text:p>
          </table:table-cell>
          <table:table-cell office:value-type="float" office:value="6823352.0469000004" table:style-name="ce1">
            <text:p>6823352,047</text:p>
          </table:table-cell>
          <table:table-cell office:value-type="float" office:value="10205044.438700002" table:style-name="ce1">
            <text:p>10205044,44</text:p>
          </table:table-cell>
          <table:table-cell office:value-type="float" office:value="58864900.178200006" table:style-name="ce1">
            <text:p>58864900,18</text:p>
          </table:table-cell>
          <table:table-cell office:value-type="float" office:value="65061489.300899997" table:style-name="ce1">
            <text:p>65061489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935850000000002" table:style-name="ce1">
            <text:p>-49,93585</text:p>
          </table:table-cell>
          <table:table-cell office:value-type="float" office:value="1.509836" table:style-name="ce1">
            <text:p>1,509836</text:p>
          </table:table-cell>
          <table:table-cell office:value-type="float" office:value="8100" table:style-name="ce1">
            <text:p>8100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37315862.184100002" table:style-name="ce1">
            <text:p>37315862,18</text:p>
          </table:table-cell>
          <table:table-cell office:value-type="float" office:value="78439442.835500002" table:style-name="ce1">
            <text:p>78439442,84</text:p>
          </table:table-cell>
          <table:table-cell office:value-type="float" office:value="128030800.75920001" table:style-name="ce1">
            <text:p>128030800,8</text:p>
          </table:table-cell>
          <table:table-cell office:value-type="float" office:value="230165403.16889998" table:style-name="ce1">
            <text:p>230165403,2</text:p>
          </table:table-cell>
          <table:table-cell office:value-type="float" office:value="279286027.58920002" table:style-name="ce1">
            <text:p>279286027,6</text:p>
          </table:table-cell>
          <table:table-cell office:value-type="float" office:value="294670293.76779997" table:style-name="ce1">
            <text:p>294670293,8</text:p>
          </table:table-cell>
          <table:table-cell office:value-type="float" office:value="308777392.22220004" table:style-name="ce1">
            <text:p>308777392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915331000000002" table:style-name="ce1">
            <text:p>-49,915331</text:p>
          </table:table-cell>
          <table:table-cell office:value-type="float" office:value="1.2537320000000001" table:style-name="ce1">
            <text:p>1,253732</text:p>
          </table:table-cell>
          <table:table-cell office:value-type="float" office:value="7479285.9699000008" table:style-name="ce1">
            <text:p>7479285,97</text:p>
          </table:table-cell>
          <table:table-cell office:value-type="float" office:value="15706814.8226" table:style-name="ce1">
            <text:p>15706814,82</text:p>
          </table:table-cell>
          <table:table-cell office:value-type="float" office:value="28558707.972400002" table:style-name="ce1">
            <text:p>28558707,97</text:p>
          </table:table-cell>
          <table:table-cell office:value-type="float" office:value="234591720.37120003" table:style-name="ce1">
            <text:p>234591720,4</text:p>
          </table:table-cell>
          <table:table-cell office:value-type="float" office:value="327999281.93250006" table:style-name="ce1">
            <text:p>327999281,9</text:p>
          </table:table-cell>
          <table:table-cell office:value-type="float" office:value="367145464.43309999" table:style-name="ce1">
            <text:p>367145464,4</text:p>
          </table:table-cell>
          <table:table-cell office:value-type="float" office:value="387876428.12669998" table:style-name="ce1">
            <text:p>387876428,1</text:p>
          </table:table-cell>
          <table:table-cell office:value-type="float" office:value="404926359.31990004" table:style-name="ce1">
            <text:p>404926359,3</text:p>
          </table:table-cell>
          <table:table-cell office:value-type="float" office:value="417603083.90310001" table:style-name="ce1">
            <text:p>417603083,9</text:p>
          </table:table-cell>
          <table:table-cell office:value-type="float" office:value="429635704.47389996" table:style-name="ce1">
            <text:p>429635704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992317" table:style-name="ce1">
            <text:p>-49,992317</text:p>
          </table:table-cell>
          <table:table-cell office:value-type="float" office:value="1.0171319999999999" table:style-name="ce1">
            <text:p>1,017132</text:p>
          </table:table-cell>
          <table:table-cell office:value-type="float" office:value="2289314.0300199999" table:style-name="ce1">
            <text:p>2289314,03</text:p>
          </table:table-cell>
          <table:table-cell office:value-type="float" office:value="5766285.1774700005" table:style-name="ce1">
            <text:p>5766285,177</text:p>
          </table:table-cell>
          <table:table-cell office:value-type="float" office:value="14346992.027729997" table:style-name="ce1">
            <text:p>14346992,03</text:p>
          </table:table-cell>
          <table:table-cell office:value-type="float" office:value="22362032.897630002" table:style-name="ce1">
            <text:p>22362032,9</text:p>
          </table:table-cell>
          <table:table-cell office:value-type="float" office:value="164882045.17913002" table:style-name="ce1">
            <text:p>164882045,2</text:p>
          </table:table-cell>
          <table:table-cell office:value-type="float" office:value="199755745.61903" table:style-name="ce1">
            <text:p>199755745,6</text:p>
          </table:table-cell>
          <table:table-cell office:value-type="float" office:value="238636067.38483" table:style-name="ce1">
            <text:p>238636067,4</text:p>
          </table:table-cell>
          <table:table-cell office:value-type="float" office:value="271164500.36113" table:style-name="ce1">
            <text:p>271164500,4</text:p>
          </table:table-cell>
          <table:table-cell office:value-type="float" office:value="300863045.17342997" table:style-name="ce1">
            <text:p>300863045,2</text:p>
          </table:table-cell>
          <table:table-cell office:value-type="float" office:value="331301135.64332998" table:style-name="ce1">
            <text:p>331301135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099240000000002" table:style-name="ce1">
            <text:p>-50,09924</text:p>
          </table:table-cell>
          <table:table-cell office:value-type="float" office:value="0.61684600000000001" table:style-name="ce1">
            <text:p>0,616846</text:p>
          </table:table-cell>
          <table:table-cell office:value-type="float" office:value="4236299.9998000003" table:style-name="ce1">
            <text:p>4236300</text:p>
          </table:table-cell>
          <table:table-cell office:value-type="float" office:value="12424740.611399997" table:style-name="ce1">
            <text:p>12424740,61</text:p>
          </table:table-cell>
          <table:table-cell office:value-type="float" office:value="24847829.126000002" table:style-name="ce1">
            <text:p>24847829,13</text:p>
          </table:table-cell>
          <table:table-cell office:value-type="float" office:value="36696331.477100007" table:style-name="ce1">
            <text:p>36696331,48</text:p>
          </table:table-cell>
          <table:table-cell office:value-type="float" office:value="42880684.084400006" table:style-name="ce1">
            <text:p>42880684,08</text:p>
          </table:table-cell>
          <table:table-cell office:value-type="float" office:value="46486976.528000005" table:style-name="ce1">
            <text:p>46486976,53</text:p>
          </table:table-cell>
          <table:table-cell office:value-type="float" office:value="49881855.028799996" table:style-name="ce1">
            <text:p>49881855,03</text:p>
          </table:table-cell>
          <table:table-cell office:value-type="float" office:value="52505128.272600003" table:style-name="ce1">
            <text:p>52505128,27</text:p>
          </table:table-cell>
          <table:table-cell office:value-type="float" office:value="55582661.755100004" table:style-name="ce1">
            <text:p>55582661,76</text:p>
          </table:table-cell>
          <table:table-cell office:value-type="float" office:value="59571056.5735" table:style-name="ce1">
            <text:p>59571056,5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905583" table:style-name="ce1">
            <text:p>-49,905583</text:p>
          </table:table-cell>
          <table:table-cell office:value-type="float" office:value="0.389824" table:style-name="ce1">
            <text:p>0,389824</text:p>
          </table:table-cell>
          <table:table-cell office:value-type="float" office:value="1992599.9998999999" table:style-name="ce1">
            <text:p>1992600</text:p>
          </table:table-cell>
          <table:table-cell office:value-type="float" office:value="9983596.1160000004" table:style-name="ce1">
            <text:p>9983596,116</text:p>
          </table:table-cell>
          <table:table-cell office:value-type="float" office:value="30962351.534000002" table:style-name="ce1">
            <text:p>30962351,53</text:p>
          </table:table-cell>
          <table:table-cell office:value-type="float" office:value="124468453.42909999" table:style-name="ce1">
            <text:p>124468453,4</text:p>
          </table:table-cell>
          <table:table-cell office:value-type="float" office:value="228431367.56789997" table:style-name="ce1">
            <text:p>228431367,6</text:p>
          </table:table-cell>
          <table:table-cell office:value-type="float" office:value="297315244.63" table:style-name="ce1">
            <text:p>297315244,6</text:p>
          </table:table-cell>
          <table:table-cell office:value-type="float" office:value="351003296.23219997" table:style-name="ce1">
            <text:p>351003296,2</text:p>
          </table:table-cell>
          <table:table-cell office:value-type="float" office:value="374939571.55859995" table:style-name="ce1">
            <text:p>374939571,6</text:p>
          </table:table-cell>
          <table:table-cell office:value-type="float" office:value="390220142.45710003" table:style-name="ce1">
            <text:p>390220142,5</text:p>
          </table:table-cell>
          <table:table-cell office:value-type="float" office:value="401051911.13459998" table:style-name="ce1">
            <text:p>401051911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581353999999997" table:style-name="ce1">
            <text:p>-49,581354</text:p>
          </table:table-cell>
          <table:table-cell office:value-type="float" office:value="0.21731800000000001" table:style-name="ce1">
            <text:p>0,217318</text:p>
          </table:table-cell>
          <table:table-cell office:value-type="float" office:value="23498099.999899995" table:style-name="ce1">
            <text:p>23498100</text:p>
          </table:table-cell>
          <table:table-cell office:value-type="float" office:value="50689799.938500002" table:style-name="ce1">
            <text:p>50689799,94</text:p>
          </table:table-cell>
          <table:table-cell office:value-type="float" office:value="73639934.299800009" table:style-name="ce1">
            <text:p>73639934,3</text:p>
          </table:table-cell>
          <table:table-cell office:value-type="float" office:value="135319976.55179998" table:style-name="ce1">
            <text:p>135319976,6</text:p>
          </table:table-cell>
          <table:table-cell office:value-type="float" office:value="156260357.43679997" table:style-name="ce1">
            <text:p>156260357,4</text:p>
          </table:table-cell>
          <table:table-cell office:value-type="float" office:value="171141634.70229998" table:style-name="ce1">
            <text:p>171141634,7</text:p>
          </table:table-cell>
          <table:table-cell office:value-type="float" office:value="184582691.23360002" table:style-name="ce1">
            <text:p>184582691,2</text:p>
          </table:table-cell>
          <table:table-cell office:value-type="float" office:value="210121754.63450003" table:style-name="ce1">
            <text:p>210121754,6</text:p>
          </table:table-cell>
          <table:table-cell office:value-type="float" office:value="223563669.51269999" table:style-name="ce1">
            <text:p>223563669,5</text:p>
          </table:table-cell>
          <table:table-cell office:value-type="float" office:value="272418748.77209997" table:style-name="ce1">
            <text:p>272418748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272545000000001" table:style-name="ce1">
            <text:p>-49,272545</text:p>
          </table:table-cell>
          <table:table-cell office:value-type="float" office:value="-3.4249000000000002E-2" table:style-name="ce1">
            <text:p>-0,034249</text:p>
          </table:table-cell>
          <table:table-cell office:value-type="float" office:value="388800" table:style-name="ce1">
            <text:p>388800</text:p>
          </table:table-cell>
          <table:table-cell office:value-type="float" office:value="1190700" table:style-name="ce1">
            <text:p>1190700</text:p>
          </table:table-cell>
          <table:table-cell office:value-type="float" office:value="49550626.789899997" table:style-name="ce1">
            <text:p>49550626,79</text:p>
          </table:table-cell>
          <table:table-cell office:value-type="float" office:value="212418016.42589995" table:style-name="ce1">
            <text:p>212418016,4</text:p>
          </table:table-cell>
          <table:table-cell office:value-type="float" office:value="250466276.80230004" table:style-name="ce1">
            <text:p>250466276,8</text:p>
          </table:table-cell>
          <table:table-cell office:value-type="float" office:value="268392798.61619997" table:style-name="ce1">
            <text:p>268392798,6</text:p>
          </table:table-cell>
          <table:table-cell office:value-type="float" office:value="280106592.75599998" table:style-name="ce1">
            <text:p>280106592,8</text:p>
          </table:table-cell>
          <table:table-cell office:value-type="float" office:value="288663105.99839997" table:style-name="ce1">
            <text:p>288663106</text:p>
          </table:table-cell>
          <table:table-cell office:value-type="float" office:value="296084674.49080002" table:style-name="ce1">
            <text:p>296084674,5</text:p>
          </table:table-cell>
          <table:table-cell office:value-type="float" office:value="304233576.07839996" table:style-name="ce1">
            <text:p>304233576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853924999999997" table:style-name="ce1">
            <text:p>-48,853925</text:p>
          </table:table-cell>
          <table:table-cell office:value-type="float" office:value="-0.17002900000000001" table:style-name="ce1">
            <text:p>-0,170029</text:p>
          </table:table-cell>
          <table:table-cell office:value-type="float" office:value="315900" table:style-name="ce1">
            <text:p>315900</text:p>
          </table:table-cell>
          <table:table-cell office:value-type="float" office:value="1352700" table:style-name="ce1">
            <text:p>1352700</text:p>
          </table:table-cell>
          <table:table-cell office:value-type="float" office:value="3215700.0000000005" table:style-name="ce1">
            <text:p>3215700</text:p>
          </table:table-cell>
          <table:table-cell office:value-type="float" office:value="559763993.14789987" table:style-name="ce1">
            <text:p>559763993,1</text:p>
          </table:table-cell>
          <table:table-cell office:value-type="float" office:value="619935025.90989995" table:style-name="ce1">
            <text:p>619935025,9</text:p>
          </table:table-cell>
          <table:table-cell office:value-type="float" office:value="647340203.11590004" table:style-name="ce1">
            <text:p>647340203,1</text:p>
          </table:table-cell>
          <table:table-cell office:value-type="float" office:value="666121518.50090003" table:style-name="ce1">
            <text:p>666121518,5</text:p>
          </table:table-cell>
          <table:table-cell office:value-type="float" office:value="680425120.38890004" table:style-name="ce1">
            <text:p>680425120,4</text:p>
          </table:table-cell>
          <table:table-cell office:value-type="float" office:value="694561966.58490002" table:style-name="ce1">
            <text:p>694561966,6</text:p>
          </table:table-cell>
          <table:table-cell office:value-type="float" office:value="706831248.5739001" table:style-name="ce1">
            <text:p>706831248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529623000000001" table:style-name="ce1">
            <text:p>-48,529623</text:p>
          </table:table-cell>
          <table:table-cell office:value-type="float" office:value="-0.32663300000000001" table:style-name="ce1">
            <text:p>-0,326633</text:p>
          </table:table-cell>
          <table:table-cell office:value-type="float" office:value="567000" table:style-name="ce1">
            <text:p>567000</text:p>
          </table:table-cell>
          <table:table-cell office:value-type="float" office:value="1223100" table:style-name="ce1">
            <text:p>1223100</text:p>
          </table:table-cell>
          <table:table-cell office:value-type="float" office:value="2170800" table:style-name="ce1">
            <text:p>2170800</text:p>
          </table:table-cell>
          <table:table-cell office:value-type="float" office:value="478577322.34260005" table:style-name="ce1">
            <text:p>478577322,3</text:p>
          </table:table-cell>
          <table:table-cell office:value-type="float" office:value="539721954.2335" table:style-name="ce1">
            <text:p>539721954,2</text:p>
          </table:table-cell>
          <table:table-cell office:value-type="float" office:value="566220260.9576" table:style-name="ce1">
            <text:p>566220261</text:p>
          </table:table-cell>
          <table:table-cell office:value-type="float" office:value="585962696.26259995" table:style-name="ce1">
            <text:p>585962696,3</text:p>
          </table:table-cell>
          <table:table-cell office:value-type="float" office:value="603021433.06629992" table:style-name="ce1">
            <text:p>603021433,1</text:p>
          </table:table-cell>
          <table:table-cell office:value-type="float" office:value="616840195.41720009" table:style-name="ce1">
            <text:p>616840195,4</text:p>
          </table:table-cell>
          <table:table-cell office:value-type="float" office:value="628227809.76110005" table:style-name="ce1">
            <text:p>628227809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486566000000003" table:style-name="ce1">
            <text:p>-48,486566</text:p>
          </table:table-cell>
          <table:table-cell office:value-type="float" office:value="-0.66102399999999994" table:style-name="ce1">
            <text:p>-0,661024</text:p>
          </table:table-cell>
          <table:table-cell office:value-type="float" office:value="307800" table:style-name="ce1">
            <text:p>307800</text:p>
          </table:table-cell>
          <table:table-cell office:value-type="float" office:value="1061100" table:style-name="ce1">
            <text:p>1061100</text:p>
          </table:table-cell>
          <table:table-cell office:value-type="float" office:value="2016900" table:style-name="ce1">
            <text:p>2016900</text:p>
          </table:table-cell>
          <table:table-cell office:value-type="float" office:value="181773181.14989999" table:style-name="ce1">
            <text:p>181773181,1</text:p>
          </table:table-cell>
          <table:table-cell office:value-type="float" office:value="294067358.42790002" table:style-name="ce1">
            <text:p>294067358,4</text:p>
          </table:table-cell>
          <table:table-cell office:value-type="float" office:value="364057992.86470002" table:style-name="ce1">
            <text:p>364057992,9</text:p>
          </table:table-cell>
          <table:table-cell office:value-type="float" office:value="403182707.54570001" table:style-name="ce1">
            <text:p>403182707,5</text:p>
          </table:table-cell>
          <table:table-cell office:value-type="float" office:value="449902707.77319998" table:style-name="ce1">
            <text:p>449902707,8</text:p>
          </table:table-cell>
          <table:table-cell office:value-type="float" office:value="478418721.23989999" table:style-name="ce1">
            <text:p>478418721,2</text:p>
          </table:table-cell>
          <table:table-cell office:value-type="float" office:value="515253567.28030002" table:style-name="ce1">
            <text:p>515253567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564647000000001" table:style-name="ce1">
            <text:p>-48,564647</text:p>
          </table:table-cell>
          <table:table-cell office:value-type="float" office:value="-1.047255" table:style-name="ce1">
            <text:p>-1,047255</text:p>
          </table:table-cell>
          <table:table-cell office:value-type="float" office:value="534600" table:style-name="ce1">
            <text:p>534600</text:p>
          </table:table-cell>
          <table:table-cell office:value-type="float" office:value="2033100.0003999998" table:style-name="ce1">
            <text:p>2033100</text:p>
          </table:table-cell>
          <table:table-cell office:value-type="float" office:value="37041300.000309996" table:style-name="ce1">
            <text:p>37041300</text:p>
          </table:table-cell>
          <table:table-cell office:value-type="float" office:value="130608833.06171001" table:style-name="ce1">
            <text:p>130608833,1</text:p>
          </table:table-cell>
          <table:table-cell office:value-type="float" office:value="273492558.78329003" table:style-name="ce1">
            <text:p>273492558,8</text:p>
          </table:table-cell>
          <table:table-cell office:value-type="float" office:value="345001851.67609" table:style-name="ce1">
            <text:p>345001851,7</text:p>
          </table:table-cell>
          <table:table-cell office:value-type="float" office:value="383300104.68649" table:style-name="ce1">
            <text:p>383300104,7</text:p>
          </table:table-cell>
          <table:table-cell office:value-type="float" office:value="414338793.36098999" table:style-name="ce1">
            <text:p>414338793,4</text:p>
          </table:table-cell>
          <table:table-cell office:value-type="float" office:value="448715807.79708999" table:style-name="ce1">
            <text:p>448715807,8</text:p>
          </table:table-cell>
          <table:table-cell office:value-type="float" office:value="484485159.97749007" table:style-name="ce1">
            <text:p>484485160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428604" table:style-name="ce1">
            <text:p>-48,428604</text:p>
          </table:table-cell>
          <table:table-cell office:value-type="float" office:value="-1.055374" table:style-name="ce1">
            <text:p>-1,055374</text:p>
          </table:table-cell>
          <table:table-cell office:value-type="float" office:value="364500" table:style-name="ce1">
            <text:p>364500</text:p>
          </table:table-cell>
          <table:table-cell office:value-type="float" office:value="801900" table:style-name="ce1">
            <text:p>801900</text:p>
          </table:table-cell>
          <table:table-cell office:value-type="float" office:value="1425600" table:style-name="ce1">
            <text:p>1425600</text:p>
          </table:table-cell>
          <table:table-cell office:value-type="float" office:value="2326444.8878000001" table:style-name="ce1">
            <text:p>2326444,888</text:p>
          </table:table-cell>
          <table:table-cell office:value-type="float" office:value="3233644.8878000001" table:style-name="ce1">
            <text:p>3233644,888</text:p>
          </table:table-cell>
          <table:table-cell office:value-type="float" office:value="5048044.8876000009" table:style-name="ce1">
            <text:p>5048044,888</text:p>
          </table:table-cell>
          <table:table-cell office:value-type="float" office:value="7072236.5183000006" table:style-name="ce1">
            <text:p>7072236,518</text:p>
          </table:table-cell>
          <table:table-cell office:value-type="float" office:value="9372648.2636000011" table:style-name="ce1">
            <text:p>9372648,264</text:p>
          </table:table-cell>
          <table:table-cell office:value-type="float" office:value="14465141.8376" table:style-name="ce1">
            <text:p>14465141,84</text:p>
          </table:table-cell>
          <table:table-cell office:value-type="float" office:value="22786670.6171" table:style-name="ce1">
            <text:p>22786670,6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093727999999999" table:style-name="ce1">
            <text:p>-48,093728</text:p>
          </table:table-cell>
          <table:table-cell office:value-type="float" office:value="-0.76715800000000001" table:style-name="ce1">
            <text:p>-0,767158</text:p>
          </table:table-cell>
          <table:table-cell office:value-type="float" office:value="526500" table:style-name="ce1">
            <text:p>526500</text:p>
          </table:table-cell>
          <table:table-cell office:value-type="float" office:value="1675458.9720000001" table:style-name="ce1">
            <text:p>1675458,972</text:p>
          </table:table-cell>
          <table:table-cell office:value-type="float" office:value="3133501.5869000005" table:style-name="ce1">
            <text:p>3133501,587</text:p>
          </table:table-cell>
          <table:table-cell office:value-type="float" office:value="4849477.1338999998" table:style-name="ce1">
            <text:p>4849477,134</text:p>
          </table:table-cell>
          <table:table-cell office:value-type="float" office:value="6817777.1338" table:style-name="ce1">
            <text:p>6817777,134</text:p>
          </table:table-cell>
          <table:table-cell office:value-type="float" office:value="8840534.306499999" table:style-name="ce1">
            <text:p>8840534,307</text:p>
          </table:table-cell>
          <table:table-cell office:value-type="float" office:value="11927442.675799998" table:style-name="ce1">
            <text:p>11927442,68</text:p>
          </table:table-cell>
          <table:table-cell office:value-type="float" office:value="15499542.675899999" table:style-name="ce1">
            <text:p>15499542,68</text:p>
          </table:table-cell>
          <table:table-cell office:value-type="float" office:value="20108510.052200001" table:style-name="ce1">
            <text:p>20108510,05</text:p>
          </table:table-cell>
          <table:table-cell office:value-type="float" office:value="26700655.503200002" table:style-name="ce1">
            <text:p>26700655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7.690513000000003" table:style-name="ce1">
            <text:p>-47,690513</text:p>
          </table:table-cell>
          <table:table-cell office:value-type="float" office:value="-0.61146100000000003" table:style-name="ce1">
            <text:p>-0,611461</text:p>
          </table:table-cell>
          <table:table-cell office:value-type="float" office:value="1142237.6950000001" table:style-name="ce1">
            <text:p>1142237,695</text:p>
          </table:table-cell>
          <table:table-cell office:value-type="float" office:value="2471878.7231000001" table:style-name="ce1">
            <text:p>2471878,723</text:p>
          </table:table-cell>
          <table:table-cell office:value-type="float" office:value="4340114.4291000003" table:style-name="ce1">
            <text:p>4340114,429</text:p>
          </table:table-cell>
          <table:table-cell office:value-type="float" office:value="7439815.1491999999" table:style-name="ce1">
            <text:p>7439815,149</text:p>
          </table:table-cell>
          <table:table-cell office:value-type="float" office:value="12667516.042199999" table:style-name="ce1">
            <text:p>12667516,04</text:p>
          </table:table-cell>
          <table:table-cell office:value-type="float" office:value="18742318.730700001" table:style-name="ce1">
            <text:p>18742318,73</text:p>
          </table:table-cell>
          <table:table-cell office:value-type="float" office:value="27314930.259" table:style-name="ce1">
            <text:p>27314930,26</text:p>
          </table:table-cell>
          <table:table-cell office:value-type="float" office:value="41139755.717200004" table:style-name="ce1">
            <text:p>41139755,72</text:p>
          </table:table-cell>
          <table:table-cell office:value-type="float" office:value="72007866.677699998" table:style-name="ce1">
            <text:p>72007866,68</text:p>
          </table:table-cell>
          <table:table-cell office:value-type="float" office:value="103574532.69599999" table:style-name="ce1">
            <text:p>103574532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7.254381000000002" table:style-name="ce1">
            <text:p>-47,254381</text:p>
          </table:table-cell>
          <table:table-cell office:value-type="float" office:value="-0.63729999999999998" table:style-name="ce1">
            <text:p>-0,6373</text:p>
          </table:table-cell>
          <table:table-cell office:value-type="float" office:value="5669862.3050999995" table:style-name="ce1">
            <text:p>5669862,305</text:p>
          </table:table-cell>
          <table:table-cell office:value-type="float" office:value="6876762.3052000003" table:style-name="ce1">
            <text:p>6876762,305</text:p>
          </table:table-cell>
          <table:table-cell office:value-type="float" office:value="8604883.9838999994" table:style-name="ce1">
            <text:p>8604883,984</text:p>
          </table:table-cell>
          <table:table-cell office:value-type="float" office:value="11231362.829" table:style-name="ce1">
            <text:p>11231362,83</text:p>
          </table:table-cell>
          <table:table-cell office:value-type="float" office:value="16112461.936699999" table:style-name="ce1">
            <text:p>16112461,94</text:p>
          </table:table-cell>
          <table:table-cell office:value-type="float" office:value="21671368.142200001" table:style-name="ce1">
            <text:p>21671368,14</text:p>
          </table:table-cell>
          <table:table-cell office:value-type="float" office:value="28650756.614099998" table:style-name="ce1">
            <text:p>28650756,61</text:p>
          </table:table-cell>
          <table:table-cell office:value-type="float" office:value="38057132.276699997" table:style-name="ce1">
            <text:p>38057132,28</text:p>
          </table:table-cell>
          <table:table-cell office:value-type="float" office:value="58019715.891800001" table:style-name="ce1">
            <text:p>58019715,89</text:p>
          </table:table-cell>
          <table:table-cell office:value-type="float" office:value="93353458.869499996" table:style-name="ce1">
            <text:p>93353458,8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6.827407999999998" table:style-name="ce1">
            <text:p>-46,827408</text:p>
          </table:table-cell>
          <table:table-cell office:value-type="float" office:value="-0.76494600000000001" table:style-name="ce1">
            <text:p>-0,764946</text:p>
          </table:table-cell>
          <table:table-cell office:value-type="float" office:value="3857456.0951" table:style-name="ce1">
            <text:p>3857456,095</text:p>
          </table:table-cell>
          <table:table-cell office:value-type="float" office:value="6255056.0956999995" table:style-name="ce1">
            <text:p>6255056,096</text:p>
          </table:table-cell>
          <table:table-cell office:value-type="float" office:value="10361756.095699999" table:style-name="ce1">
            <text:p>10361756,1</text:p>
          </table:table-cell>
          <table:table-cell office:value-type="float" office:value="16007456.095499998" table:style-name="ce1">
            <text:p>16007456,1</text:p>
          </table:table-cell>
          <table:table-cell office:value-type="float" office:value="22458698.798299998" table:style-name="ce1">
            <text:p>22458698,8</text:p>
          </table:table-cell>
          <table:table-cell office:value-type="float" office:value="28209832.731400002" table:style-name="ce1">
            <text:p>28209832,73</text:p>
          </table:table-cell>
          <table:table-cell office:value-type="float" office:value="35801185.758400001" table:style-name="ce1">
            <text:p>35801185,76</text:p>
          </table:table-cell>
          <table:table-cell office:value-type="float" office:value="79521117.602699995" table:style-name="ce1">
            <text:p>79521117,6</text:p>
          </table:table-cell>
          <table:table-cell office:value-type="float" office:value="108901728.7983" table:style-name="ce1">
            <text:p>108901728,8</text:p>
          </table:table-cell>
          <table:table-cell office:value-type="float" office:value="246619484.20219997" table:style-name="ce1">
            <text:p>246619484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6.402847000000001" table:style-name="ce1">
            <text:p>-46,402847</text:p>
          </table:table-cell>
          <table:table-cell office:value-type="float" office:value="-0.91251400000000005" table:style-name="ce1">
            <text:p>-0,912514</text:p>
          </table:table-cell>
          <table:table-cell office:value-type="float" office:value="2227500.0002000001" table:style-name="ce1">
            <text:p>2227500</text:p>
          </table:table-cell>
          <table:table-cell office:value-type="float" office:value="5418900.0002999995" table:style-name="ce1">
            <text:p>5418900</text:p>
          </table:table-cell>
          <table:table-cell office:value-type="float" office:value="9266399.9992999993" table:style-name="ce1">
            <text:p>9266399,999</text:p>
          </table:table-cell>
          <table:table-cell office:value-type="float" office:value="14133926.1954" table:style-name="ce1">
            <text:p>14133926,2</text:p>
          </table:table-cell>
          <table:table-cell office:value-type="float" office:value="19537536.237300001" table:style-name="ce1">
            <text:p>19537536,24</text:p>
          </table:table-cell>
          <table:table-cell office:value-type="float" office:value="26849224.751700003" table:style-name="ce1">
            <text:p>26849224,75</text:p>
          </table:table-cell>
          <table:table-cell office:value-type="float" office:value="38540264.225600004" table:style-name="ce1">
            <text:p>38540264,23</text:p>
          </table:table-cell>
          <table:table-cell office:value-type="float" office:value="56184396.951199993" table:style-name="ce1">
            <text:p>56184396,95</text:p>
          </table:table-cell>
          <table:table-cell office:value-type="float" office:value="89485012.727299988" table:style-name="ce1">
            <text:p>89485012,73</text:p>
          </table:table-cell>
          <table:table-cell office:value-type="float" office:value="133807759.93439999" table:style-name="ce1">
            <text:p>133807759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980403000000003" table:style-name="ce1">
            <text:p>-45,980403</text:p>
          </table:table-cell>
          <table:table-cell office:value-type="float" office:value="-1.0656840000000001" table:style-name="ce1">
            <text:p>-1,065684</text:p>
          </table:table-cell>
          <table:table-cell office:value-type="float" office:value="3563882.5797999999" table:style-name="ce1">
            <text:p>3563882,58</text:p>
          </table:table-cell>
          <table:table-cell office:value-type="float" office:value="7104360.5564999999" table:style-name="ce1">
            <text:p>7104360,557</text:p>
          </table:table-cell>
          <table:table-cell office:value-type="float" office:value="11811900.8189" table:style-name="ce1">
            <text:p>11811900,82</text:p>
          </table:table-cell>
          <table:table-cell office:value-type="float" office:value="19436838.658700004" table:style-name="ce1">
            <text:p>19436838,66</text:p>
          </table:table-cell>
          <table:table-cell office:value-type="float" office:value="30889953.3814" table:style-name="ce1">
            <text:p>30889953,38</text:p>
          </table:table-cell>
          <table:table-cell office:value-type="float" office:value="55267945.708500005" table:style-name="ce1">
            <text:p>55267945,71</text:p>
          </table:table-cell>
          <table:table-cell office:value-type="float" office:value="74267844.468200013" table:style-name="ce1">
            <text:p>74267844,47</text:p>
          </table:table-cell>
          <table:table-cell office:value-type="float" office:value="101129145.86580002" table:style-name="ce1">
            <text:p>101129145,9</text:p>
          </table:table-cell>
          <table:table-cell office:value-type="float" office:value="137654299.3184" table:style-name="ce1">
            <text:p>137654299,3</text:p>
          </table:table-cell>
          <table:table-cell office:value-type="float" office:value="172567925.31739995" table:style-name="ce1">
            <text:p>172567925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563541999999998" table:style-name="ce1">
            <text:p>-45,563542</text:p>
          </table:table-cell>
          <table:table-cell office:value-type="float" office:value="-1.2327939999999999" table:style-name="ce1">
            <text:p>-1,232794</text:p>
          </table:table-cell>
          <table:table-cell office:value-type="float" office:value="2843217.4192000004" table:style-name="ce1">
            <text:p>2843217,419</text:p>
          </table:table-cell>
          <table:table-cell office:value-type="float" office:value="7524239.4438999994" table:style-name="ce1">
            <text:p>7524239,444</text:p>
          </table:table-cell>
          <table:table-cell office:value-type="float" office:value="14488799.18" table:style-name="ce1">
            <text:p>14488799,18</text:p>
          </table:table-cell>
          <table:table-cell office:value-type="float" office:value="24143275.429299999" table:style-name="ce1">
            <text:p>24143275,43</text:p>
          </table:table-cell>
          <table:table-cell office:value-type="float" office:value="46009155.264000006" table:style-name="ce1">
            <text:p>46009155,26</text:p>
          </table:table-cell>
          <table:table-cell office:value-type="float" office:value="71955827.153599992" table:style-name="ce1">
            <text:p>71955827,15</text:p>
          </table:table-cell>
          <table:table-cell office:value-type="float" office:value="113507840.11739999" table:style-name="ce1">
            <text:p>113507840,1</text:p>
          </table:table-cell>
          <table:table-cell office:value-type="float" office:value="183104089.29359999" table:style-name="ce1">
            <text:p>183104089,3</text:p>
          </table:table-cell>
          <table:table-cell office:value-type="float" office:value="246913663.29120001" table:style-name="ce1">
            <text:p>246913663,3</text:p>
          </table:table-cell>
          <table:table-cell office:value-type="float" office:value="311972916.3039" table:style-name="ce1">
            <text:p>311972916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252693999999998" table:style-name="ce1">
            <text:p>-45,252694</text:p>
          </table:table-cell>
          <table:table-cell office:value-type="float" office:value="-1.371796" table:style-name="ce1">
            <text:p>-1,371796</text:p>
          </table:table-cell>
          <table:table-cell office:value-type="float" office:value="1190699.9998999999" table:style-name="ce1">
            <text:p>1190700</text:p>
          </table:table-cell>
          <table:table-cell office:value-type="float" office:value="3677400" table:style-name="ce1">
            <text:p>3677400</text:p>
          </table:table-cell>
          <table:table-cell office:value-type="float" office:value="10108704.912599999" table:style-name="ce1">
            <text:p>10108704,91</text:p>
          </table:table-cell>
          <table:table-cell office:value-type="float" office:value="21209154.730699997" table:style-name="ce1">
            <text:p>21209154,73</text:p>
          </table:table-cell>
          <table:table-cell office:value-type="float" office:value="40613549.216899998" table:style-name="ce1">
            <text:p>40613549,22</text:p>
          </table:table-cell>
          <table:table-cell office:value-type="float" office:value="79616197.615999997" table:style-name="ce1">
            <text:p>79616197,62</text:p>
          </table:table-cell>
          <table:table-cell office:value-type="float" office:value="136088902.6683" table:style-name="ce1">
            <text:p>136088902,7</text:p>
          </table:table-cell>
          <table:table-cell office:value-type="float" office:value="189469777.65669996" table:style-name="ce1">
            <text:p>189469777,7</text:p>
          </table:table-cell>
          <table:table-cell office:value-type="float" office:value="250389692.07980001" table:style-name="ce1">
            <text:p>250389692,1</text:p>
          </table:table-cell>
          <table:table-cell office:value-type="float" office:value="297743931.36820006" table:style-name="ce1">
            <text:p>297743931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035333999999999" table:style-name="ce1">
            <text:p>-45,035334</text:p>
          </table:table-cell>
          <table:table-cell office:value-type="float" office:value="-1.489857" table:style-name="ce1">
            <text:p>-1,489857</text:p>
          </table:table-cell>
          <table:table-cell office:value-type="float" office:value="2318338.1176999998" table:style-name="ce1">
            <text:p>2318338,118</text:p>
          </table:table-cell>
          <table:table-cell office:value-type="float" office:value="9033596.9419999998" table:style-name="ce1">
            <text:p>9033596,942</text:p>
          </table:table-cell>
          <table:table-cell office:value-type="float" office:value="27165423.843650006" table:style-name="ce1">
            <text:p>27165423,84</text:p>
          </table:table-cell>
          <table:table-cell office:value-type="float" office:value="64981593.928450003" table:style-name="ce1">
            <text:p>64981593,93</text:p>
          </table:table-cell>
          <table:table-cell office:value-type="float" office:value="108975358.37196998" table:style-name="ce1">
            <text:p>108975358,4</text:p>
          </table:table-cell>
          <table:table-cell office:value-type="float" office:value="159950901.61606997" table:style-name="ce1">
            <text:p>159950901,6</text:p>
          </table:table-cell>
          <table:table-cell office:value-type="float" office:value="211803223.26466995" table:style-name="ce1">
            <text:p>211803223,3</text:p>
          </table:table-cell>
          <table:table-cell office:value-type="float" office:value="271439118.00887001" table:style-name="ce1">
            <text:p>271439118</text:p>
          </table:table-cell>
          <table:table-cell office:value-type="float" office:value="317226591.78117001" table:style-name="ce1">
            <text:p>317226591,8</text:p>
          </table:table-cell>
          <table:table-cell office:value-type="float" office:value="349052395.77737004" table:style-name="ce1">
            <text:p>349052395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831257000000001" table:style-name="ce1">
            <text:p>-44,831257</text:p>
          </table:table-cell>
          <table:table-cell office:value-type="float" office:value="-1.663605" table:style-name="ce1">
            <text:p>-1,663605</text:p>
          </table:table-cell>
          <table:table-cell office:value-type="float" office:value="7085715.6659200005" table:style-name="ce1">
            <text:p>7085715,666</text:p>
          </table:table-cell>
          <table:table-cell office:value-type="float" office:value="16427887.68135" table:style-name="ce1">
            <text:p>16427887,68</text:p>
          </table:table-cell>
          <table:table-cell office:value-type="float" office:value="29402522.783090003" table:style-name="ce1">
            <text:p>29402522,78</text:p>
          </table:table-cell>
          <table:table-cell office:value-type="float" office:value="47437019.920349993" table:style-name="ce1">
            <text:p>47437019,92</text:p>
          </table:table-cell>
          <table:table-cell office:value-type="float" office:value="63820036.475650005" table:style-name="ce1">
            <text:p>63820036,48</text:p>
          </table:table-cell>
          <table:table-cell office:value-type="float" office:value="88319271.456829995" table:style-name="ce1">
            <text:p>88319271,46</text:p>
          </table:table-cell>
          <table:table-cell office:value-type="float" office:value="118898837.48553002" table:style-name="ce1">
            <text:p>118898837,5</text:p>
          </table:table-cell>
          <table:table-cell office:value-type="float" office:value="159515179.69692999" table:style-name="ce1">
            <text:p>159515179,7</text:p>
          </table:table-cell>
          <table:table-cell office:value-type="float" office:value="206054493.84463003" table:style-name="ce1">
            <text:p>206054493,8</text:p>
          </table:table-cell>
          <table:table-cell office:value-type="float" office:value="272041458.80333" table:style-name="ce1">
            <text:p>272041458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617883999999997" table:style-name="ce1">
            <text:p>-44,617884</text:p>
          </table:table-cell>
          <table:table-cell office:value-type="float" office:value="-1.9039379999999999" table:style-name="ce1">
            <text:p>-1,903938</text:p>
          </table:table-cell>
          <table:table-cell office:value-type="float" office:value="4025700.0000100005" table:style-name="ce1">
            <text:p>4025700</text:p>
          </table:table-cell>
          <table:table-cell office:value-type="float" office:value="7786138.9612900009" table:style-name="ce1">
            <text:p>7786138,961</text:p>
          </table:table-cell>
          <table:table-cell office:value-type="float" office:value="12127918.11871" table:style-name="ce1">
            <text:p>12127918,12</text:p>
          </table:table-cell>
          <table:table-cell office:value-type="float" office:value="16877792.577849999" table:style-name="ce1">
            <text:p>16877792,58</text:p>
          </table:table-cell>
          <table:table-cell office:value-type="float" office:value="22259048.09474" table:style-name="ce1">
            <text:p>22259048,09</text:p>
          </table:table-cell>
          <table:table-cell office:value-type="float" office:value="31056891.370189998" table:style-name="ce1">
            <text:p>31056891,37</text:p>
          </table:table-cell>
          <table:table-cell office:value-type="float" office:value="44242366.409039997" table:style-name="ce1">
            <text:p>44242366,41</text:p>
          </table:table-cell>
          <table:table-cell office:value-type="float" office:value="56818848.92509" table:style-name="ce1">
            <text:p>56818848,93</text:p>
          </table:table-cell>
          <table:table-cell office:value-type="float" office:value="76465465.611589983" table:style-name="ce1">
            <text:p>76465465,61</text:p>
          </table:table-cell>
          <table:table-cell office:value-type="float" office:value="103138294.67656" table:style-name="ce1">
            <text:p>103138294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544100999999998" table:style-name="ce1">
            <text:p>-44,544101</text:p>
          </table:table-cell>
          <table:table-cell office:value-type="float" office:value="-2.1358280000000001" table:style-name="ce1">
            <text:p>-2,135828</text:p>
          </table:table-cell>
          <table:table-cell office:value-type="float" office:value="720900" table:style-name="ce1">
            <text:p>720900</text:p>
          </table:table-cell>
          <table:table-cell office:value-type="float" office:value="1927800.0001000001" table:style-name="ce1">
            <text:p>1927800</text:p>
          </table:table-cell>
          <table:table-cell office:value-type="float" office:value="3620700" table:style-name="ce1">
            <text:p>3620700</text:p>
          </table:table-cell>
          <table:table-cell office:value-type="float" office:value="6837212.1296999995" table:style-name="ce1">
            <text:p>6837212,13</text:p>
          </table:table-cell>
          <table:table-cell office:value-type="float" office:value="11554434.4066" table:style-name="ce1">
            <text:p>11554434,41</text:p>
          </table:table-cell>
          <table:table-cell office:value-type="float" office:value="16273905.6347" table:style-name="ce1">
            <text:p>16273905,63</text:p>
          </table:table-cell>
          <table:table-cell office:value-type="float" office:value="22997393.329499997" table:style-name="ce1">
            <text:p>22997393,33</text:p>
          </table:table-cell>
          <table:table-cell office:value-type="float" office:value="31192836.293599997" table:style-name="ce1">
            <text:p>31192836,29</text:p>
          </table:table-cell>
          <table:table-cell office:value-type="float" office:value="41567827.092500001" table:style-name="ce1">
            <text:p>41567827,09</text:p>
          </table:table-cell>
          <table:table-cell office:value-type="float" office:value="54614799.539999999" table:style-name="ce1">
            <text:p>54614799,5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483986000000002" table:style-name="ce1">
            <text:p>-44,483986</text:p>
          </table:table-cell>
          <table:table-cell office:value-type="float" office:value="-2.3108050000000002" table:style-name="ce1">
            <text:p>-2,310805</text:p>
          </table:table-cell>
          <table:table-cell office:value-type="float" office:value="680647.73699999996" table:style-name="ce1">
            <text:p>680647,737</text:p>
          </table:table-cell>
          <table:table-cell office:value-type="float" office:value="2130547.7371399999" table:style-name="ce1">
            <text:p>2130547,737</text:p>
          </table:table-cell>
          <table:table-cell office:value-type="float" office:value="260203402.19357002" table:style-name="ce1">
            <text:p>260203402,2</text:p>
          </table:table-cell>
          <table:table-cell office:value-type="float" office:value="367764262.82217008" table:style-name="ce1">
            <text:p>367764262,8</text:p>
          </table:table-cell>
          <table:table-cell office:value-type="float" office:value="414089239.80156994" table:style-name="ce1">
            <text:p>414089239,8</text:p>
          </table:table-cell>
          <table:table-cell office:value-type="float" office:value="447614849.74706995" table:style-name="ce1">
            <text:p>447614849,7</text:p>
          </table:table-cell>
          <table:table-cell office:value-type="float" office:value="473050443.36466998" table:style-name="ce1">
            <text:p>473050443,4</text:p>
          </table:table-cell>
          <table:table-cell office:value-type="float" office:value="499898024.48777002" table:style-name="ce1">
            <text:p>499898024,5</text:p>
          </table:table-cell>
          <table:table-cell office:value-type="float" office:value="525447448.38847005" table:style-name="ce1">
            <text:p>525447448,4</text:p>
          </table:table-cell>
          <table:table-cell office:value-type="float" office:value="552571558.67716992" table:style-name="ce1">
            <text:p>552571558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304775999999997" table:style-name="ce1">
            <text:p>-44,304776</text:p>
          </table:table-cell>
          <table:table-cell office:value-type="float" office:value="-2.4327169999999998" table:style-name="ce1">
            <text:p>-2,432717</text:p>
          </table:table-cell>
          <table:table-cell office:value-type="float" office:value="1927552.2638739999" table:style-name="ce1">
            <text:p>1927552,264</text:p>
          </table:table-cell>
          <table:table-cell office:value-type="float" office:value="19489103.821706001" table:style-name="ce1">
            <text:p>19489103,82</text:p>
          </table:table-cell>
          <table:table-cell office:value-type="float" office:value="165209935.65916604" table:style-name="ce1">
            <text:p>165209935,7</text:p>
          </table:table-cell>
          <table:table-cell office:value-type="float" office:value="288533749.87206596" table:style-name="ce1">
            <text:p>288533749,9</text:p>
          </table:table-cell>
          <table:table-cell office:value-type="float" office:value="338987267.79716605" table:style-name="ce1">
            <text:p>338987267,8</text:p>
          </table:table-cell>
          <table:table-cell office:value-type="float" office:value="372503650.26093596" table:style-name="ce1">
            <text:p>372503650,3</text:p>
          </table:table-cell>
          <table:table-cell office:value-type="float" office:value="410718608.94533604" table:style-name="ce1">
            <text:p>410718608,9</text:p>
          </table:table-cell>
          <table:table-cell office:value-type="float" office:value="481559871.06260598" table:style-name="ce1">
            <text:p>481559871,1</text:p>
          </table:table-cell>
          <table:table-cell office:value-type="float" office:value="527184884.73820609" table:style-name="ce1">
            <text:p>527184884,7</text:p>
          </table:table-cell>
          <table:table-cell office:value-type="float" office:value="571336139.10790598" table:style-name="ce1">
            <text:p>571336139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166356" table:style-name="ce1">
            <text:p>-44,166356</text:p>
          </table:table-cell>
          <table:table-cell office:value-type="float" office:value="-2.5508799999999998" table:style-name="ce1">
            <text:p>-2,55088</text:p>
          </table:table-cell>
          <table:table-cell office:value-type="float" office:value="1352700.0001000001" table:style-name="ce1">
            <text:p>1352700</text:p>
          </table:table-cell>
          <table:table-cell office:value-type="float" office:value="4726559.6325000003" table:style-name="ce1">
            <text:p>4726559,633</text:p>
          </table:table-cell>
          <table:table-cell office:value-type="float" office:value="17622706.579699997" table:style-name="ce1">
            <text:p>17622706,58</text:p>
          </table:table-cell>
          <table:table-cell office:value-type="float" office:value="150313612.6345" table:style-name="ce1">
            <text:p>150313612,6</text:p>
          </table:table-cell>
          <table:table-cell office:value-type="float" office:value="213824429.98070002" table:style-name="ce1">
            <text:p>213824430</text:p>
          </table:table-cell>
          <table:table-cell office:value-type="float" office:value="250267813.72812396" table:style-name="ce1">
            <text:p>250267813,7</text:p>
          </table:table-cell>
          <table:table-cell office:value-type="float" office:value="321709201.98832399" table:style-name="ce1">
            <text:p>321709202</text:p>
          </table:table-cell>
          <table:table-cell office:value-type="float" office:value="363739985.49987704" table:style-name="ce1">
            <text:p>363739985,5</text:p>
          </table:table-cell>
          <table:table-cell office:value-type="float" office:value="410549720.496324" table:style-name="ce1">
            <text:p>410549720,5</text:p>
          </table:table-cell>
          <table:table-cell office:value-type="float" office:value="452216039.55066389" table:style-name="ce1">
            <text:p>452216039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956553999999997" table:style-name="ce1">
            <text:p>-43,956554</text:p>
          </table:table-cell>
          <table:table-cell office:value-type="float" office:value="-2.5894699999999999" table:style-name="ce1">
            <text:p>-2,58947</text:p>
          </table:table-cell>
          <table:table-cell office:value-type="float" office:value="3224953.2330999998" table:style-name="ce1">
            <text:p>3224953,233</text:p>
          </table:table-cell>
          <table:table-cell office:value-type="float" office:value="7295749.4811999993" table:style-name="ce1">
            <text:p>7295749,481</text:p>
          </table:table-cell>
          <table:table-cell office:value-type="float" office:value="14261551.665399998" table:style-name="ce1">
            <text:p>14261551,67</text:p>
          </table:table-cell>
          <table:table-cell office:value-type="float" office:value="36852618.34881001" table:style-name="ce1">
            <text:p>36852618,35</text:p>
          </table:table-cell>
          <table:table-cell office:value-type="float" office:value="61842843.008729994" table:style-name="ce1">
            <text:p>61842843,01</text:p>
          </table:table-cell>
          <table:table-cell office:value-type="float" office:value="90723837.004330024" table:style-name="ce1">
            <text:p>90723837</text:p>
          </table:table-cell>
          <table:table-cell office:value-type="float" office:value="118611992.13913001" table:style-name="ce1">
            <text:p>118611992,1</text:p>
          </table:table-cell>
          <table:table-cell office:value-type="float" office:value="148205144.01823002" table:style-name="ce1">
            <text:p>148205144</text:p>
          </table:table-cell>
          <table:table-cell office:value-type="float" office:value="174427413.38953003" table:style-name="ce1">
            <text:p>174427413,4</text:p>
          </table:table-cell>
          <table:table-cell office:value-type="float" office:value="201773353.85782996" table:style-name="ce1">
            <text:p>201773353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636063999999998" table:style-name="ce1">
            <text:p>-43,636064</text:p>
          </table:table-cell>
          <table:table-cell office:value-type="float" office:value="-2.5107219999999999" table:style-name="ce1">
            <text:p>-2,510722</text:p>
          </table:table-cell>
          <table:table-cell office:value-type="float" office:value="5279520.7744999994" table:style-name="ce1">
            <text:p>5279520,775</text:p>
          </table:table-cell>
          <table:table-cell office:value-type="float" office:value="16039907.739800004" table:style-name="ce1">
            <text:p>16039907,74</text:p>
          </table:table-cell>
          <table:table-cell office:value-type="float" office:value="41559686.522299998" table:style-name="ce1">
            <text:p>41559686,52</text:p>
          </table:table-cell>
          <table:table-cell office:value-type="float" office:value="81965337.307299986" table:style-name="ce1">
            <text:p>81965337,31</text:p>
          </table:table-cell>
          <table:table-cell office:value-type="float" office:value="125477078.43329999" table:style-name="ce1">
            <text:p>125477078,4</text:p>
          </table:table-cell>
          <table:table-cell office:value-type="float" office:value="172246222.01410002" table:style-name="ce1">
            <text:p>172246222</text:p>
          </table:table-cell>
          <table:table-cell office:value-type="float" office:value="215528597.2098" table:style-name="ce1">
            <text:p>215528597,2</text:p>
          </table:table-cell>
          <table:table-cell office:value-type="float" office:value="258766615.21880001" table:style-name="ce1">
            <text:p>258766615,2</text:p>
          </table:table-cell>
          <table:table-cell office:value-type="float" office:value="291416056.80169994" table:style-name="ce1">
            <text:p>291416056,8</text:p>
          </table:table-cell>
          <table:table-cell office:value-type="float" office:value="316542706.11750007" table:style-name="ce1">
            <text:p>316542706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292071" table:style-name="ce1">
            <text:p>-43,292071</text:p>
          </table:table-cell>
          <table:table-cell office:value-type="float" office:value="-2.4430879999999999" table:style-name="ce1">
            <text:p>-2,443088</text:p>
          </table:table-cell>
          <table:table-cell office:value-type="float" office:value="2996598.9321999997" table:style-name="ce1">
            <text:p>2996598,932</text:p>
          </table:table-cell>
          <table:table-cell office:value-type="float" office:value="10249663.7884" table:style-name="ce1">
            <text:p>10249663,79</text:p>
          </table:table-cell>
          <table:table-cell office:value-type="float" office:value="25169759.218700003" table:style-name="ce1">
            <text:p>25169759,22</text:p>
          </table:table-cell>
          <table:table-cell office:value-type="float" office:value="197774665.03580001" table:style-name="ce1">
            <text:p>197774665</text:p>
          </table:table-cell>
          <table:table-cell office:value-type="float" office:value="272970923.20919997" table:style-name="ce1">
            <text:p>272970923,2</text:p>
          </table:table-cell>
          <table:table-cell office:value-type="float" office:value="355065341.78769994" table:style-name="ce1">
            <text:p>355065341,8</text:p>
          </table:table-cell>
          <table:table-cell office:value-type="float" office:value="432597784.97740006" table:style-name="ce1">
            <text:p>432597785</text:p>
          </table:table-cell>
          <table:table-cell office:value-type="float" office:value="500709244.91680002" table:style-name="ce1">
            <text:p>500709244,9</text:p>
          </table:table-cell>
          <table:table-cell office:value-type="float" office:value="561722434.91699994" table:style-name="ce1">
            <text:p>561722434,9</text:p>
          </table:table-cell>
          <table:table-cell office:value-type="float" office:value="621268714.07480001" table:style-name="ce1">
            <text:p>621268714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919648000000002" table:style-name="ce1">
            <text:p>-42,919648</text:p>
          </table:table-cell>
          <table:table-cell office:value-type="float" office:value="-2.4911569999999998" table:style-name="ce1">
            <text:p>-2,491157</text:p>
          </table:table-cell>
          <table:table-cell office:value-type="float" office:value="3872523.4970999998" table:style-name="ce1">
            <text:p>3872523,497</text:p>
          </table:table-cell>
          <table:table-cell office:value-type="float" office:value="11657522.0855" table:style-name="ce1">
            <text:p>11657522,09</text:p>
          </table:table-cell>
          <table:table-cell office:value-type="float" office:value="27701864.937900003" table:style-name="ce1">
            <text:p>27701864,94</text:p>
          </table:table-cell>
          <table:table-cell office:value-type="float" office:value="54457810.145100012" table:style-name="ce1">
            <text:p>54457810,15</text:p>
          </table:table-cell>
          <table:table-cell office:value-type="float" office:value="100255382.05630001" table:style-name="ce1">
            <text:p>100255382,1</text:p>
          </table:table-cell>
          <table:table-cell office:value-type="float" office:value="128254605.9709" table:style-name="ce1">
            <text:p>128254606</text:p>
          </table:table-cell>
          <table:table-cell office:value-type="float" office:value="156717719.20239997" table:style-name="ce1">
            <text:p>156717719,2</text:p>
          </table:table-cell>
          <table:table-cell office:value-type="float" office:value="183755107.68629998" table:style-name="ce1">
            <text:p>183755107,7</text:p>
          </table:table-cell>
          <table:table-cell office:value-type="float" office:value="213559219.57890001" table:style-name="ce1">
            <text:p>213559219,6</text:p>
          </table:table-cell>
          <table:table-cell office:value-type="float" office:value="243280255.64970002" table:style-name="ce1">
            <text:p>243280255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521766999999997" table:style-name="ce1">
            <text:p>-42,521767</text:p>
          </table:table-cell>
          <table:table-cell office:value-type="float" office:value="-2.6636479999999998" table:style-name="ce1">
            <text:p>-2,663648</text:p>
          </table:table-cell>
          <table:table-cell office:value-type="float" office:value="32760114.044500001" table:style-name="ce1">
            <text:p>32760114,04</text:p>
          </table:table-cell>
          <table:table-cell office:value-type="float" office:value="59715613.399100006" table:style-name="ce1">
            <text:p>59715613,4</text:p>
          </table:table-cell>
          <table:table-cell office:value-type="float" office:value="216386417.75970003" table:style-name="ce1">
            <text:p>216386417,8</text:p>
          </table:table-cell>
          <table:table-cell office:value-type="float" office:value="271193946.24119997" table:style-name="ce1">
            <text:p>271193946,2</text:p>
          </table:table-cell>
          <table:table-cell office:value-type="float" office:value="343707757.97739989" table:style-name="ce1">
            <text:p>343707758</text:p>
          </table:table-cell>
          <table:table-cell office:value-type="float" office:value="386879360.14130002" table:style-name="ce1">
            <text:p>386879360,1</text:p>
          </table:table-cell>
          <table:table-cell office:value-type="float" office:value="423399104.55389994" table:style-name="ce1">
            <text:p>423399104,6</text:p>
          </table:table-cell>
          <table:table-cell office:value-type="float" office:value="454457335.5309" table:style-name="ce1">
            <text:p>454457335,5</text:p>
          </table:table-cell>
          <table:table-cell office:value-type="float" office:value="479961508.87929994" table:style-name="ce1">
            <text:p>479961508,9</text:p>
          </table:table-cell>
          <table:table-cell office:value-type="float" office:value="502455159.63910002" table:style-name="ce1">
            <text:p>502455159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146344999999997" table:style-name="ce1">
            <text:p>-42,146345</text:p>
          </table:table-cell>
          <table:table-cell office:value-type="float" office:value="-2.8040850000000002" table:style-name="ce1">
            <text:p>-2,804085</text:p>
          </table:table-cell>
          <table:table-cell office:value-type="float" office:value="27388431.796599999" table:style-name="ce1">
            <text:p>27388431,8</text:p>
          </table:table-cell>
          <table:table-cell office:value-type="float" office:value="60449264.759600006" table:style-name="ce1">
            <text:p>60449264,76</text:p>
          </table:table-cell>
          <table:table-cell office:value-type="float" office:value="98264995.417099997" table:style-name="ce1">
            <text:p>98264995,42</text:p>
          </table:table-cell>
          <table:table-cell office:value-type="float" office:value="134218147.0309" table:style-name="ce1">
            <text:p>134218147</text:p>
          </table:table-cell>
          <table:table-cell office:value-type="float" office:value="163545124.9154" table:style-name="ce1">
            <text:p>163545124,9</text:p>
          </table:table-cell>
          <table:table-cell office:value-type="float" office:value="202379768.59990001" table:style-name="ce1">
            <text:p>202379768,6</text:p>
          </table:table-cell>
          <table:table-cell office:value-type="float" office:value="229137034.03759998" table:style-name="ce1">
            <text:p>229137034</text:p>
          </table:table-cell>
          <table:table-cell office:value-type="float" office:value="252007035.85889998" table:style-name="ce1">
            <text:p>252007035,9</text:p>
          </table:table-cell>
          <table:table-cell office:value-type="float" office:value="271884393.2633" table:style-name="ce1">
            <text:p>271884393,3</text:p>
          </table:table-cell>
          <table:table-cell office:value-type="float" office:value="298550036.16319996" table:style-name="ce1">
            <text:p>298550036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834608000000003" table:style-name="ce1">
            <text:p>-41,834608</text:p>
          </table:table-cell>
          <table:table-cell office:value-type="float" office:value="-2.834212" table:style-name="ce1">
            <text:p>-2,834212</text:p>
          </table:table-cell>
          <table:table-cell office:value-type="float" office:value="103670570.51570001" table:style-name="ce1">
            <text:p>103670570,5</text:p>
          </table:table-cell>
          <table:table-cell office:value-type="float" office:value="196336785.86599997" table:style-name="ce1">
            <text:p>196336785,9</text:p>
          </table:table-cell>
          <table:table-cell office:value-type="float" office:value="283630038.96519995" table:style-name="ce1">
            <text:p>283630039</text:p>
          </table:table-cell>
          <table:table-cell office:value-type="float" office:value="351294661.74240005" table:style-name="ce1">
            <text:p>351294661,7</text:p>
          </table:table-cell>
          <table:table-cell office:value-type="float" office:value="405488227.5104" table:style-name="ce1">
            <text:p>405488227,5</text:p>
          </table:table-cell>
          <table:table-cell office:value-type="float" office:value="439135589.60360003" table:style-name="ce1">
            <text:p>439135589,6</text:p>
          </table:table-cell>
          <table:table-cell office:value-type="float" office:value="461623851.15829998" table:style-name="ce1">
            <text:p>461623851,2</text:p>
          </table:table-cell>
          <table:table-cell office:value-type="float" office:value="480174318.55239999" table:style-name="ce1">
            <text:p>480174318,6</text:p>
          </table:table-cell>
          <table:table-cell office:value-type="float" office:value="496997230.78079998" table:style-name="ce1">
            <text:p>496997230,8</text:p>
          </table:table-cell>
          <table:table-cell office:value-type="float" office:value="515595657.15759999" table:style-name="ce1">
            <text:p>515595657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527343999999999" table:style-name="ce1">
            <text:p>-41,527344</text:p>
          </table:table-cell>
          <table:table-cell office:value-type="float" office:value="-2.8754960000000001" table:style-name="ce1">
            <text:p>-2,875496</text:p>
          </table:table-cell>
          <table:table-cell office:value-type="float" office:value="28269662.4025" table:style-name="ce1">
            <text:p>28269662,4</text:p>
          </table:table-cell>
          <table:table-cell office:value-type="float" office:value="46520717.363700002" table:style-name="ce1">
            <text:p>46520717,36</text:p>
          </table:table-cell>
          <table:table-cell office:value-type="float" office:value="68642386.585199997" table:style-name="ce1">
            <text:p>68642386,59</text:p>
          </table:table-cell>
          <table:table-cell office:value-type="float" office:value="95455005.806499988" table:style-name="ce1">
            <text:p>95455005,81</text:p>
          </table:table-cell>
          <table:table-cell office:value-type="float" office:value="129605785.1902" table:style-name="ce1">
            <text:p>129605785,2</text:p>
          </table:table-cell>
          <table:table-cell office:value-type="float" office:value="150363870.70370004" table:style-name="ce1">
            <text:p>150363870,7</text:p>
          </table:table-cell>
          <table:table-cell office:value-type="float" office:value="168874342.88930002" table:style-name="ce1">
            <text:p>168874342,9</text:p>
          </table:table-cell>
          <table:table-cell office:value-type="float" office:value="184895493.0194" table:style-name="ce1">
            <text:p>184895493</text:p>
          </table:table-cell>
          <table:table-cell office:value-type="float" office:value="199154116.19270003" table:style-name="ce1">
            <text:p>199154116,2</text:p>
          </table:table-cell>
          <table:table-cell office:value-type="float" office:value="214207677.79319999" table:style-name="ce1">
            <text:p>214207677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216794" table:style-name="ce1">
            <text:p>-41,216794</text:p>
          </table:table-cell>
          <table:table-cell office:value-type="float" office:value="-2.9013360000000001" table:style-name="ce1">
            <text:p>-2,901336</text:p>
          </table:table-cell>
          <table:table-cell office:value-type="float" office:value="29204274.950199999" table:style-name="ce1">
            <text:p>29204274,95</text:p>
          </table:table-cell>
          <table:table-cell office:value-type="float" office:value="65042681.673999995" table:style-name="ce1">
            <text:p>65042681,67</text:p>
          </table:table-cell>
          <table:table-cell office:value-type="float" office:value="95019918.046900004" table:style-name="ce1">
            <text:p>95019918,05</text:p>
          </table:table-cell>
          <table:table-cell office:value-type="float" office:value="135519869.1476" table:style-name="ce1">
            <text:p>135519869,1</text:p>
          </table:table-cell>
          <table:table-cell office:value-type="float" office:value="159378158.92379999" table:style-name="ce1">
            <text:p>159378158,9</text:p>
          </table:table-cell>
          <table:table-cell office:value-type="float" office:value="177806028.40290001" table:style-name="ce1">
            <text:p>177806028,4</text:p>
          </table:table-cell>
          <table:table-cell office:value-type="float" office:value="193310343.2211" table:style-name="ce1">
            <text:p>193310343,2</text:p>
          </table:table-cell>
          <table:table-cell office:value-type="float" office:value="207901270.17700002" table:style-name="ce1">
            <text:p>207901270,2</text:p>
          </table:table-cell>
          <table:table-cell office:value-type="float" office:value="222629910.36410001" table:style-name="ce1">
            <text:p>222629910,4</text:p>
          </table:table-cell>
          <table:table-cell office:value-type="float" office:value="237096305.8802" table:style-name="ce1">
            <text:p>237096305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863264000000001" table:style-name="ce1">
            <text:p>-40,863264</text:p>
          </table:table-cell>
          <table:table-cell office:value-type="float" office:value="-2.8583630000000002" table:style-name="ce1">
            <text:p>-2,858363</text:p>
          </table:table-cell>
          <table:table-cell office:value-type="float" office:value="12397325.049700001" table:style-name="ce1">
            <text:p>12397325,05</text:p>
          </table:table-cell>
          <table:table-cell office:value-type="float" office:value="20999525.049899999" table:style-name="ce1">
            <text:p>20999525,05</text:p>
          </table:table-cell>
          <table:table-cell office:value-type="float" office:value="43977255.719299994" table:style-name="ce1">
            <text:p>43977255,72</text:p>
          </table:table-cell>
          <table:table-cell office:value-type="float" office:value="65294109.794799998" table:style-name="ce1">
            <text:p>65294109,79</text:p>
          </table:table-cell>
          <table:table-cell office:value-type="float" office:value="84550361.398299992" table:style-name="ce1">
            <text:p>84550361,4</text:p>
          </table:table-cell>
          <table:table-cell office:value-type="float" office:value="102639876.19139999" table:style-name="ce1">
            <text:p>102639876,2</text:p>
          </table:table-cell>
          <table:table-cell office:value-type="float" office:value="134828736.79749998" table:style-name="ce1">
            <text:p>134828736,8</text:p>
          </table:table-cell>
          <table:table-cell office:value-type="float" office:value="150016681.37760001" table:style-name="ce1">
            <text:p>150016681,4</text:p>
          </table:table-cell>
          <table:table-cell office:value-type="float" office:value="172436045.72369999" table:style-name="ce1">
            <text:p>172436045,7</text:p>
          </table:table-cell>
          <table:table-cell office:value-type="float" office:value="190719740.09830004" table:style-name="ce1">
            <text:p>190719740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419618999999997" table:style-name="ce1">
            <text:p>-40,419619</text:p>
          </table:table-cell>
          <table:table-cell office:value-type="float" office:value="-2.8294060000000001" table:style-name="ce1">
            <text:p>-2,829406</text:p>
          </table:table-cell>
          <table:table-cell office:value-type="float" office:value="526500" table:style-name="ce1">
            <text:p>526500</text:p>
          </table:table-cell>
          <table:table-cell office:value-type="float" office:value="1741500" table:style-name="ce1">
            <text:p>1741500</text:p>
          </table:table-cell>
          <table:table-cell office:value-type="float" office:value="14768269.330400001" table:style-name="ce1">
            <text:p>14768269,33</text:p>
          </table:table-cell>
          <table:table-cell office:value-type="float" office:value="20035448.4364" table:style-name="ce1">
            <text:p>20035448,44</text:p>
          </table:table-cell>
          <table:table-cell office:value-type="float" office:value="30154653.725299999" table:style-name="ce1">
            <text:p>30154653,73</text:p>
          </table:table-cell>
          <table:table-cell office:value-type="float" office:value="41588466.406399995" table:style-name="ce1">
            <text:p>41588466,41</text:p>
          </table:table-cell>
          <table:table-cell office:value-type="float" office:value="60894539.397599995" table:style-name="ce1">
            <text:p>60894539,4</text:p>
          </table:table-cell>
          <table:table-cell office:value-type="float" office:value="74674307.74090001" table:style-name="ce1">
            <text:p>74674307,74</text:p>
          </table:table-cell>
          <table:table-cell office:value-type="float" office:value="86951242.320100009" table:style-name="ce1">
            <text:p>86951242,32</text:p>
          </table:table-cell>
          <table:table-cell office:value-type="float" office:value="99899059.970399991" table:style-name="ce1">
            <text:p>99899059,9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995992000000001" table:style-name="ce1">
            <text:p>-39,995992</text:p>
          </table:table-cell>
          <table:table-cell office:value-type="float" office:value="-2.8993350000000002" table:style-name="ce1">
            <text:p>-2,899335</text:p>
          </table:table-cell>
          <table:table-cell office:value-type="float" office:value="583200" table:style-name="ce1">
            <text:p>583200</text:p>
          </table:table-cell>
          <table:table-cell office:value-type="float" office:value="1198799.9998000001" table:style-name="ce1">
            <text:p>1198800</text:p>
          </table:table-cell>
          <table:table-cell office:value-type="float" office:value="2834999.9998999997" table:style-name="ce1">
            <text:p>2835000</text:p>
          </table:table-cell>
          <table:table-cell office:value-type="float" office:value="7035234.3487999998" table:style-name="ce1">
            <text:p>7035234,349</text:p>
          </table:table-cell>
          <table:table-cell office:value-type="float" office:value="22493277.456599999" table:style-name="ce1">
            <text:p>22493277,46</text:p>
          </table:table-cell>
          <table:table-cell office:value-type="float" office:value="56779316.988600001" table:style-name="ce1">
            <text:p>56779316,99</text:p>
          </table:table-cell>
          <table:table-cell office:value-type="float" office:value="114570320.58500001" table:style-name="ce1">
            <text:p>114570320,6</text:p>
          </table:table-cell>
          <table:table-cell office:value-type="float" office:value="147764632.3441" table:style-name="ce1">
            <text:p>147764632,3</text:p>
          </table:table-cell>
          <table:table-cell office:value-type="float" office:value="178734949.47439998" table:style-name="ce1">
            <text:p>178734949,5</text:p>
          </table:table-cell>
          <table:table-cell office:value-type="float" office:value="205641727.61119998" table:style-name="ce1">
            <text:p>205641727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593572000000002" table:style-name="ce1">
            <text:p>-39,593572</text:p>
          </table:table-cell>
          <table:table-cell office:value-type="float" office:value="-3.0821350000000001" table:style-name="ce1">
            <text:p>-3,082135</text:p>
          </table:table-cell>
          <table:table-cell office:value-type="float" office:value="364500.0001" table:style-name="ce1">
            <text:p>364500,0001</text:p>
          </table:table-cell>
          <table:table-cell office:value-type="float" office:value="3134699.9998999997" table:style-name="ce1">
            <text:p>3134700</text:p>
          </table:table-cell>
          <table:table-cell office:value-type="float" office:value="3701684.8917999999" table:style-name="ce1">
            <text:p>3701684,892</text:p>
          </table:table-cell>
          <table:table-cell office:value-type="float" office:value="4503584.8917999994" table:style-name="ce1">
            <text:p>4503584,892</text:p>
          </table:table-cell>
          <table:table-cell office:value-type="float" office:value="5840084.8918000003" table:style-name="ce1">
            <text:p>5840084,892</text:p>
          </table:table-cell>
          <table:table-cell office:value-type="float" office:value="10257056.0765" table:style-name="ce1">
            <text:p>10257056,08</text:p>
          </table:table-cell>
          <table:table-cell office:value-type="float" office:value="14319891.6812" table:style-name="ce1">
            <text:p>14319891,68</text:p>
          </table:table-cell>
          <table:table-cell office:value-type="float" office:value="55219347.729800001" table:style-name="ce1">
            <text:p>55219347,73</text:p>
          </table:table-cell>
          <table:table-cell office:value-type="float" office:value="67617433.773800001" table:style-name="ce1">
            <text:p>67617433,77</text:p>
          </table:table-cell>
          <table:table-cell office:value-type="float" office:value="86764360.075000003" table:style-name="ce1">
            <text:p>86764360,0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198242" table:style-name="ce1">
            <text:p>-39,198242</text:p>
          </table:table-cell>
          <table:table-cell office:value-type="float" office:value="-3.2889339999999998" table:style-name="ce1">
            <text:p>-3,288934</text:p>
          </table:table-cell>
          <table:table-cell office:value-type="float" office:value="202499.9999" table:style-name="ce1">
            <text:p>202499,9999</text:p>
          </table:table-cell>
          <table:table-cell office:value-type="float" office:value="623699.99979999999" table:style-name="ce1">
            <text:p>623699,9998</text:p>
          </table:table-cell>
          <table:table-cell office:value-type="float" office:value="1449915.108" table:style-name="ce1">
            <text:p>1449915,108</text:p>
          </table:table-cell>
          <table:table-cell office:value-type="float" office:value="2810715.108" table:style-name="ce1">
            <text:p>2810715,108</text:p>
          </table:table-cell>
          <table:table-cell office:value-type="float" office:value="4633215.1079000002" table:style-name="ce1">
            <text:p>4633215,108</text:p>
          </table:table-cell>
          <table:table-cell office:value-type="float" office:value="7346715.1080000009" table:style-name="ce1">
            <text:p>7346715,108</text:p>
          </table:table-cell>
          <table:table-cell office:value-type="float" office:value="21103142.309599999" table:style-name="ce1">
            <text:p>21103142,31</text:p>
          </table:table-cell>
          <table:table-cell office:value-type="float" office:value="35251066.796199992" table:style-name="ce1">
            <text:p>35251066,8</text:p>
          </table:table-cell>
          <table:table-cell office:value-type="float" office:value="46874776.138100006" table:style-name="ce1">
            <text:p>46874776,14</text:p>
          </table:table-cell>
          <table:table-cell office:value-type="float" office:value="59136671.743699998" table:style-name="ce1">
            <text:p>59136671,7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831116000000002" table:style-name="ce1">
            <text:p>-38,831116</text:p>
          </table:table-cell>
          <table:table-cell office:value-type="float" office:value="-3.5361600000000002" table:style-name="ce1">
            <text:p>-3,53616</text:p>
          </table:table-cell>
          <table:table-cell office:value-type="float" office:value="364500" table:style-name="ce1">
            <text:p>364500</text:p>
          </table:table-cell>
          <table:table-cell office:value-type="float" office:value="469800" table:style-name="ce1">
            <text:p>469800</text:p>
          </table:table-cell>
          <table:table-cell office:value-type="float" office:value="801900.00009999995" table:style-name="ce1">
            <text:p>801900,0001</text:p>
          </table:table-cell>
          <table:table-cell office:value-type="float" office:value="1158300.0000999998" table:style-name="ce1">
            <text:p>1158300</text:p>
          </table:table-cell>
          <table:table-cell office:value-type="float" office:value="1927800.0001000001" table:style-name="ce1">
            <text:p>1927800</text:p>
          </table:table-cell>
          <table:table-cell office:value-type="float" office:value="2543400" table:style-name="ce1">
            <text:p>2543400</text:p>
          </table:table-cell>
          <table:table-cell office:value-type="float" office:value="3434400" table:style-name="ce1">
            <text:p>3434400</text:p>
          </table:table-cell>
          <table:table-cell office:value-type="float" office:value="4718895.8043000009" table:style-name="ce1">
            <text:p>4718895,804</text:p>
          </table:table-cell>
          <table:table-cell office:value-type="float" office:value="6792495.8043000009" table:style-name="ce1">
            <text:p>6792495,804</text:p>
          </table:table-cell>
          <table:table-cell office:value-type="float" office:value="9221943.2323000003" table:style-name="ce1">
            <text:p>9221943,23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486508000000001" table:style-name="ce1">
            <text:p>-38,486508</text:p>
          </table:table-cell>
          <table:table-cell office:value-type="float" office:value="-3.8070089999999999" table:style-name="ce1">
            <text:p>-3,807009</text:p>
          </table:table-cell>
          <table:table-cell office:value-type="float" office:value="64800" table:style-name="ce1">
            <text:p>64800</text:p>
          </table:table-cell>
          <table:table-cell office:value-type="float" office:value="210600" table:style-name="ce1">
            <text:p>210600</text:p>
          </table:table-cell>
          <table:table-cell office:value-type="float" office:value="1077300" table:style-name="ce1">
            <text:p>1077300</text:p>
          </table:table-cell>
          <table:table-cell office:value-type="float" office:value="1433699.9998999999" table:style-name="ce1">
            <text:p>1433700</text:p>
          </table:table-cell>
          <table:table-cell office:value-type="float" office:value="2057399.9998999999" table:style-name="ce1">
            <text:p>2057400</text:p>
          </table:table-cell>
          <table:table-cell office:value-type="float" office:value="5435924.7834000001" table:style-name="ce1">
            <text:p>5435924,783</text:p>
          </table:table-cell>
          <table:table-cell office:value-type="float" office:value="8611124.7833999991" table:style-name="ce1">
            <text:p>8611124,783</text:p>
          </table:table-cell>
          <table:table-cell office:value-type="float" office:value="17017478.221799999" table:style-name="ce1">
            <text:p>17017478,22</text:p>
          </table:table-cell>
          <table:table-cell office:value-type="float" office:value="27262550.8345" table:style-name="ce1">
            <text:p>27262550,83</text:p>
          </table:table-cell>
          <table:table-cell office:value-type="float" office:value="47706331.656100005" table:style-name="ce1">
            <text:p>47706331,6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161558999999997" table:style-name="ce1">
            <text:p>-38,161559</text:p>
          </table:table-cell>
          <table:table-cell office:value-type="float" office:value="-4.0944789999999998" table:style-name="ce1">
            <text:p>-4,094479</text:p>
          </table:table-cell>
          <table:table-cell office:value-type="float" office:value="97200" table:style-name="ce1">
            <text:p>97200</text:p>
          </table:table-cell>
          <table:table-cell office:value-type="float" office:value="332100" table:style-name="ce1">
            <text:p>332100</text:p>
          </table:table-cell>
          <table:table-cell office:value-type="float" office:value="689708.43689999997" table:style-name="ce1">
            <text:p>689708,4369</text:p>
          </table:table-cell>
          <table:table-cell office:value-type="float" office:value="1232408.4368999999" table:style-name="ce1">
            <text:p>1232408,437</text:p>
          </table:table-cell>
          <table:table-cell office:value-type="float" office:value="2236808.4369000001" table:style-name="ce1">
            <text:p>2236808,437</text:p>
          </table:table-cell>
          <table:table-cell office:value-type="float" office:value="4826667.9693" table:style-name="ce1">
            <text:p>4826667,969</text:p>
          </table:table-cell>
          <table:table-cell office:value-type="float" office:value="8957667.9693999998" table:style-name="ce1">
            <text:p>8957667,969</text:p>
          </table:table-cell>
          <table:table-cell office:value-type="float" office:value="14272981.475199999" table:style-name="ce1">
            <text:p>14272981,48</text:p>
          </table:table-cell>
          <table:table-cell office:value-type="float" office:value="32313108.862400003" table:style-name="ce1">
            <text:p>32313108,86</text:p>
          </table:table-cell>
          <table:table-cell office:value-type="float" office:value="38809928.040899999" table:style-name="ce1">
            <text:p>38809928,0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845922999999999" table:style-name="ce1">
            <text:p>-37,845923</text:p>
          </table:table-cell>
          <table:table-cell office:value-type="float" office:value="-4.4031539999999998" table:style-name="ce1">
            <text:p>-4,403154</text:p>
          </table:table-cell>
          <table:table-cell office:value-type="float" office:value="2470500.0000999998" table:style-name="ce1">
            <text:p>2470500</text:p>
          </table:table-cell>
          <table:table-cell office:value-type="float" office:value="5402700.0001999997" table:style-name="ce1">
            <text:p>5402700</text:p>
          </table:table-cell>
          <table:table-cell office:value-type="float" office:value="9913191.5633000005" table:style-name="ce1">
            <text:p>9913191,563</text:p>
          </table:table-cell>
          <table:table-cell office:value-type="float" office:value="13414005.224000001" table:style-name="ce1">
            <text:p>13414005,22</text:p>
          </table:table-cell>
          <table:table-cell office:value-type="float" office:value="55048005.223800004" table:style-name="ce1">
            <text:p>55048005,22</text:p>
          </table:table-cell>
          <table:table-cell office:value-type="float" office:value="104105838.05720001" table:style-name="ce1">
            <text:p>104105838,1</text:p>
          </table:table-cell>
          <table:table-cell office:value-type="float" office:value="137006920.01480001" table:style-name="ce1">
            <text:p>137006920</text:p>
          </table:table-cell>
          <table:table-cell office:value-type="float" office:value="165890403.67280003" table:style-name="ce1">
            <text:p>165890403,7</text:p>
          </table:table-cell>
          <table:table-cell office:value-type="float" office:value="199448077.76839998" table:style-name="ce1">
            <text:p>199448077,8</text:p>
          </table:table-cell>
          <table:table-cell office:value-type="float" office:value="224910247.24929997" table:style-name="ce1">
            <text:p>224910247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482154000000001" table:style-name="ce1">
            <text:p>-37,482154</text:p>
          </table:table-cell>
          <table:table-cell office:value-type="float" office:value="-4.6428200000000004" table:style-name="ce1">
            <text:p>-4,64282</text:p>
          </table:table-cell>
          <table:table-cell office:value-type="float" office:value="1458000" table:style-name="ce1">
            <text:p>1458000</text:p>
          </table:table-cell>
          <table:table-cell office:value-type="float" office:value="1603800" table:style-name="ce1">
            <text:p>1603800</text:p>
          </table:table-cell>
          <table:table-cell office:value-type="float" office:value="6293700" table:style-name="ce1">
            <text:p>6293700</text:p>
          </table:table-cell>
          <table:table-cell office:value-type="float" office:value="8017386.3392000003" table:style-name="ce1">
            <text:p>8017386,339</text:p>
          </table:table-cell>
          <table:table-cell office:value-type="float" office:value="10941486.339199999" table:style-name="ce1">
            <text:p>10941486,34</text:p>
          </table:table-cell>
          <table:table-cell office:value-type="float" office:value="21290109.365499999" table:style-name="ce1">
            <text:p>21290109,37</text:p>
          </table:table-cell>
          <table:table-cell office:value-type="float" office:value="27811131.895800002" table:style-name="ce1">
            <text:p>27811131,9</text:p>
          </table:table-cell>
          <table:table-cell office:value-type="float" office:value="36221470.853" table:style-name="ce1">
            <text:p>36221470,85</text:p>
          </table:table-cell>
          <table:table-cell office:value-type="float" office:value="41968840.908799998" table:style-name="ce1">
            <text:p>41968840,91</text:p>
          </table:table-cell>
          <table:table-cell office:value-type="float" office:value="47389311.3609" table:style-name="ce1">
            <text:p>47389311,3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114122000000002" table:style-name="ce1">
            <text:p>-37,114122</text:p>
          </table:table-cell>
          <table:table-cell office:value-type="float" office:value="-4.8323080000000003" table:style-name="ce1">
            <text:p>-4,832308</text:p>
          </table:table-cell>
          <table:table-cell office:value-type="float" office:value="243000" table:style-name="ce1">
            <text:p>243000</text:p>
          </table:table-cell>
          <table:table-cell office:value-type="float" office:value="741202.45699999994" table:style-name="ce1">
            <text:p>741202,457</text:p>
          </table:table-cell>
          <table:table-cell office:value-type="float" office:value="9019402.4570000004" table:style-name="ce1">
            <text:p>9019402,457</text:p>
          </table:table-cell>
          <table:table-cell office:value-type="float" office:value="12207835.6132" table:style-name="ce1">
            <text:p>12207835,61</text:p>
          </table:table-cell>
          <table:table-cell office:value-type="float" office:value="16804526.1237" table:style-name="ce1">
            <text:p>16804526,12</text:p>
          </table:table-cell>
          <table:table-cell office:value-type="float" office:value="23361509.988600001" table:style-name="ce1">
            <text:p>23361509,99</text:p>
          </table:table-cell>
          <table:table-cell office:value-type="float" office:value="33418101.1294" table:style-name="ce1">
            <text:p>33418101,13</text:p>
          </table:table-cell>
          <table:table-cell office:value-type="float" office:value="57636621.097000003" table:style-name="ce1">
            <text:p>57636621,1</text:p>
          </table:table-cell>
          <table:table-cell office:value-type="float" office:value="83920447.644900009" table:style-name="ce1">
            <text:p>83920447,64</text:p>
          </table:table-cell>
          <table:table-cell office:value-type="float" office:value="108625803.7071" table:style-name="ce1">
            <text:p>108625803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6.751314999999998" table:style-name="ce1">
            <text:p>-36,751315</text:p>
          </table:table-cell>
          <table:table-cell office:value-type="float" office:value="-5.0084860000000004" table:style-name="ce1">
            <text:p>-5,008486</text:p>
          </table:table-cell>
          <table:table-cell office:value-type="float" office:value="14170642.654599998" table:style-name="ce1">
            <text:p>14170642,65</text:p>
          </table:table-cell>
          <table:table-cell office:value-type="float" office:value="33084351.746999998" table:style-name="ce1">
            <text:p>33084351,75</text:p>
          </table:table-cell>
          <table:table-cell office:value-type="float" office:value="64429501.554100007" table:style-name="ce1">
            <text:p>64429501,55</text:p>
          </table:table-cell>
          <table:table-cell office:value-type="float" office:value="146932253.03280002" table:style-name="ce1">
            <text:p>146932253</text:p>
          </table:table-cell>
          <table:table-cell office:value-type="float" office:value="184509270.52200001" table:style-name="ce1">
            <text:p>184509270,5</text:p>
          </table:table-cell>
          <table:table-cell office:value-type="float" office:value="245095024.95880002" table:style-name="ce1">
            <text:p>245095025</text:p>
          </table:table-cell>
          <table:table-cell office:value-type="float" office:value="277051748.75380003" table:style-name="ce1">
            <text:p>277051748,8</text:p>
          </table:table-cell>
          <table:table-cell office:value-type="float" office:value="297900593.28649998" table:style-name="ce1">
            <text:p>297900593,3</text:p>
          </table:table-cell>
          <table:table-cell office:value-type="float" office:value="313022524.52290004" table:style-name="ce1">
            <text:p>313022524,5</text:p>
          </table:table-cell>
          <table:table-cell office:value-type="float" office:value="326104786.87820005" table:style-name="ce1">
            <text:p>326104786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6.335245" table:style-name="ce1">
            <text:p>-36,335245</text:p>
          </table:table-cell>
          <table:table-cell office:value-type="float" office:value="-5.0887690000000001" table:style-name="ce1">
            <text:p>-5,088769</text:p>
          </table:table-cell>
          <table:table-cell office:value-type="float" office:value="19422245.423900001" table:style-name="ce1">
            <text:p>19422245,42</text:p>
          </table:table-cell>
          <table:table-cell office:value-type="float" office:value="42296839.689500004" table:style-name="ce1">
            <text:p>42296839,69</text:p>
          </table:table-cell>
          <table:table-cell office:value-type="float" office:value="71016749.587700009" table:style-name="ce1">
            <text:p>71016749,59</text:p>
          </table:table-cell>
          <table:table-cell office:value-type="float" office:value="91523863.612299994" table:style-name="ce1">
            <text:p>91523863,61</text:p>
          </table:table-cell>
          <table:table-cell office:value-type="float" office:value="110755454.263" table:style-name="ce1">
            <text:p>110755454,3</text:p>
          </table:table-cell>
          <table:table-cell office:value-type="float" office:value="124757747.8766" table:style-name="ce1">
            <text:p>124757747,9</text:p>
          </table:table-cell>
          <table:table-cell office:value-type="float" office:value="135819947.21219999" table:style-name="ce1">
            <text:p>135819947,2</text:p>
          </table:table-cell>
          <table:table-cell office:value-type="float" office:value="146769245.88139999" table:style-name="ce1">
            <text:p>146769245,9</text:p>
          </table:table-cell>
          <table:table-cell office:value-type="float" office:value="159253585.59909999" table:style-name="ce1">
            <text:p>159253585,6</text:p>
          </table:table-cell>
          <table:table-cell office:value-type="float" office:value="172246443.58540002" table:style-name="ce1">
            <text:p>172246443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895975" table:style-name="ce1">
            <text:p>-35,895975</text:p>
          </table:table-cell>
          <table:table-cell office:value-type="float" office:value="-5.1001500000000002" table:style-name="ce1">
            <text:p>-5,10015</text:p>
          </table:table-cell>
          <table:table-cell office:value-type="float" office:value="1382911.9215000002" table:style-name="ce1">
            <text:p>1382911,922</text:p>
          </table:table-cell>
          <table:table-cell office:value-type="float" office:value="4128408.5636999998" table:style-name="ce1">
            <text:p>4128408,564</text:p>
          </table:table-cell>
          <table:table-cell office:value-type="float" office:value="20129863.161200002" table:style-name="ce1">
            <text:p>20129863,16</text:p>
          </table:table-cell>
          <table:table-cell office:value-type="float" office:value="30520315.370499998" table:style-name="ce1">
            <text:p>30520315,37</text:p>
          </table:table-cell>
          <table:table-cell office:value-type="float" office:value="46146745.623999998" table:style-name="ce1">
            <text:p>46146745,62</text:p>
          </table:table-cell>
          <table:table-cell office:value-type="float" office:value="72181052.342199996" table:style-name="ce1">
            <text:p>72181052,34</text:p>
          </table:table-cell>
          <table:table-cell office:value-type="float" office:value="94186144.668300003" table:style-name="ce1">
            <text:p>94186144,67</text:p>
          </table:table-cell>
          <table:table-cell office:value-type="float" office:value="118811246.28459997" table:style-name="ce1">
            <text:p>118811246,3</text:p>
          </table:table-cell>
          <table:table-cell office:value-type="float" office:value="141354569.8964" table:style-name="ce1">
            <text:p>141354569,9</text:p>
          </table:table-cell>
          <table:table-cell office:value-type="float" office:value="162391661.5616" table:style-name="ce1">
            <text:p>162391661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506500000000003" table:style-name="ce1">
            <text:p>-35,5065</text:p>
          </table:table-cell>
          <table:table-cell office:value-type="float" office:value="-5.2299350000000002" table:style-name="ce1">
            <text:p>-5,229935</text:p>
          </table:table-cell>
          <table:table-cell office:value-type="float" office:value="64800" table:style-name="ce1">
            <text:p>64800</text:p>
          </table:table-cell>
          <table:table-cell office:value-type="float" office:value="372600" table:style-name="ce1">
            <text:p>372600</text:p>
          </table:table-cell>
          <table:table-cell office:value-type="float" office:value="1192980.361" table:style-name="ce1">
            <text:p>1192980,361</text:p>
          </table:table-cell>
          <table:table-cell office:value-type="float" office:value="2177046.7508" table:style-name="ce1">
            <text:p>2177046,751</text:p>
          </table:table-cell>
          <table:table-cell office:value-type="float" office:value="4273495.8453000002" table:style-name="ce1">
            <text:p>4273495,845</text:p>
          </table:table-cell>
          <table:table-cell office:value-type="float" office:value="6965810.7828000011" table:style-name="ce1">
            <text:p>6965810,783</text:p>
          </table:table-cell>
          <table:table-cell office:value-type="float" office:value="11880934.8401" table:style-name="ce1">
            <text:p>11880934,84</text:p>
          </table:table-cell>
          <table:table-cell office:value-type="float" office:value="45340604.077400006" table:style-name="ce1">
            <text:p>45340604,08</text:p>
          </table:table-cell>
          <table:table-cell office:value-type="float" office:value="58334406.898599997" table:style-name="ce1">
            <text:p>58334406,9</text:p>
          </table:table-cell>
          <table:table-cell office:value-type="float" office:value="74060314.341299996" table:style-name="ce1">
            <text:p>74060314,3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261830000000003" table:style-name="ce1">
            <text:p>-35,26183</text:p>
          </table:table-cell>
          <table:table-cell office:value-type="float" office:value="-5.5614990000000004" table:style-name="ce1">
            <text:p>-5,561499</text:p>
          </table:table-cell>
          <table:table-cell office:value-type="float" office:value="448551.09899999999" table:style-name="ce1">
            <text:p>448551,099</text:p>
          </table:table-cell>
          <table:table-cell office:value-type="float" office:value="3618741.09" table:style-name="ce1">
            <text:p>3618741,09</text:p>
          </table:table-cell>
          <table:table-cell office:value-type="float" office:value="8056092.6488999994" table:style-name="ce1">
            <text:p>8056092,649</text:p>
          </table:table-cell>
          <table:table-cell office:value-type="float" office:value="73237954.075499997" table:style-name="ce1">
            <text:p>73237954,08</text:p>
          </table:table-cell>
          <table:table-cell office:value-type="float" office:value="90805565.895299986" table:style-name="ce1">
            <text:p>90805565,9</text:p>
          </table:table-cell>
          <table:table-cell office:value-type="float" office:value="106708816.5693" table:style-name="ce1">
            <text:p>106708816,6</text:p>
          </table:table-cell>
          <table:table-cell office:value-type="float" office:value="122573530.15709998" table:style-name="ce1">
            <text:p>122573530,2</text:p>
          </table:table-cell>
          <table:table-cell office:value-type="float" office:value="134596205.58630002" table:style-name="ce1">
            <text:p>134596205,6</text:p>
          </table:table-cell>
          <table:table-cell office:value-type="float" office:value="144050839.88299999" table:style-name="ce1">
            <text:p>144050839,9</text:p>
          </table:table-cell>
          <table:table-cell office:value-type="float" office:value="153118900.9138" table:style-name="ce1">
            <text:p>153118900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135362000000001" table:style-name="ce1">
            <text:p>-35,135362</text:p>
          </table:table-cell>
          <table:table-cell office:value-type="float" office:value="-5.9877570000000002" table:style-name="ce1">
            <text:p>-5,987757</text:p>
          </table:table-cell>
          <table:table-cell office:value-type="float" office:value="5164748.9009999996" table:style-name="ce1">
            <text:p>5164748,901</text:p>
          </table:table-cell>
          <table:table-cell office:value-type="float" office:value="7364858.9100000001" table:style-name="ce1">
            <text:p>7364858,91</text:p>
          </table:table-cell>
          <table:table-cell office:value-type="float" office:value="14201012.686999999" table:style-name="ce1">
            <text:p>14201012,69</text:p>
          </table:table-cell>
          <table:table-cell office:value-type="float" office:value="42428329.796099998" table:style-name="ce1">
            <text:p>42428329,8</text:p>
          </table:table-cell>
          <table:table-cell office:value-type="float" office:value="67020491.365199998" table:style-name="ce1">
            <text:p>67020491,37</text:p>
          </table:table-cell>
          <table:table-cell office:value-type="float" office:value="82602399.312899992" table:style-name="ce1">
            <text:p>82602399,31</text:p>
          </table:table-cell>
          <table:table-cell office:value-type="float" office:value="96272426.170399994" table:style-name="ce1">
            <text:p>96272426,17</text:p>
          </table:table-cell>
          <table:table-cell office:value-type="float" office:value="108696780.73890001" table:style-name="ce1">
            <text:p>108696780,7</text:p>
          </table:table-cell>
          <table:table-cell office:value-type="float" office:value="124211096.15669999" table:style-name="ce1">
            <text:p>124211096,2</text:p>
          </table:table-cell>
          <table:table-cell office:value-type="float" office:value="135045571.8044" table:style-name="ce1">
            <text:p>135045571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023240999999999" table:style-name="ce1">
            <text:p>-35,023241</text:p>
          </table:table-cell>
          <table:table-cell office:value-type="float" office:value="-6.4123089999999996" table:style-name="ce1">
            <text:p>-6,412309</text:p>
          </table:table-cell>
          <table:table-cell office:value-type="float" office:value="1052999.9998999999" table:style-name="ce1">
            <text:p>1053000</text:p>
          </table:table-cell>
          <table:table-cell office:value-type="float" office:value="1538999.9998999999" table:style-name="ce1">
            <text:p>1539000</text:p>
          </table:table-cell>
          <table:table-cell office:value-type="float" office:value="6066899.9999000002" table:style-name="ce1">
            <text:p>6066900</text:p>
          </table:table-cell>
          <table:table-cell office:value-type="float" office:value="15041699.999799998" table:style-name="ce1">
            <text:p>15041700</text:p>
          </table:table-cell>
          <table:table-cell office:value-type="float" office:value="26090099.9998" table:style-name="ce1">
            <text:p>26090100</text:p>
          </table:table-cell>
          <table:table-cell office:value-type="float" office:value="38127243.502899997" table:style-name="ce1">
            <text:p>38127243,5</text:p>
          </table:table-cell>
          <table:table-cell office:value-type="float" office:value="47113917.696599998" table:style-name="ce1">
            <text:p>47113917,7</text:p>
          </table:table-cell>
          <table:table-cell office:value-type="float" office:value="67840578.666600004" table:style-name="ce1">
            <text:p>67840578,67</text:p>
          </table:table-cell>
          <table:table-cell office:value-type="float" office:value="76819499.961100012" table:style-name="ce1">
            <text:p>76819499,96</text:p>
          </table:table-cell>
          <table:table-cell office:value-type="float" office:value="92519515.153899997" table:style-name="ce1">
            <text:p>92519515,1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4.894742000000001" table:style-name="ce1">
            <text:p>-34,894742</text:p>
          </table:table-cell>
          <table:table-cell office:value-type="float" office:value="-6.8240959999999999" table:style-name="ce1">
            <text:p>-6,824096</text:p>
          </table:table-cell>
          <table:table-cell office:value-type="float" office:value="137700" table:style-name="ce1">
            <text:p>137700</text:p>
          </table:table-cell>
          <table:table-cell office:value-type="float" office:value="445499.9999" table:style-name="ce1">
            <text:p>445499,9999</text:p>
          </table:table-cell>
          <table:table-cell office:value-type="float" office:value="5864399.9999000002" table:style-name="ce1">
            <text:p>5864400</text:p>
          </table:table-cell>
          <table:table-cell office:value-type="float" office:value="10196327.487299999" table:style-name="ce1">
            <text:p>10196327,49</text:p>
          </table:table-cell>
          <table:table-cell office:value-type="float" office:value="25043582.699300002" table:style-name="ce1">
            <text:p>25043582,7</text:p>
          </table:table-cell>
          <table:table-cell office:value-type="float" office:value="58410672.757300004" table:style-name="ce1">
            <text:p>58410672,76</text:p>
          </table:table-cell>
          <table:table-cell office:value-type="float" office:value="80620327.575299978" table:style-name="ce1">
            <text:p>80620327,58</text:p>
          </table:table-cell>
          <table:table-cell office:value-type="float" office:value="115660023.3927" table:style-name="ce1">
            <text:p>115660023,4</text:p>
          </table:table-cell>
          <table:table-cell office:value-type="float" office:value="143497630.36579999" table:style-name="ce1">
            <text:p>143497630,4</text:p>
          </table:table-cell>
          <table:table-cell office:value-type="float" office:value="164291864.77740002" table:style-name="ce1">
            <text:p>164291864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4.815904000000003" table:style-name="ce1">
            <text:p>-34,815904</text:p>
          </table:table-cell>
          <table:table-cell office:value-type="float" office:value="-7.2448870000000003" table:style-name="ce1">
            <text:p>-7,244887</text:p>
          </table:table-cell>
          <table:table-cell office:value-type="float" office:value="1522800" table:style-name="ce1">
            <text:p>1522800</text:p>
          </table:table-cell>
          <table:table-cell office:value-type="float" office:value="1822500" table:style-name="ce1">
            <text:p>1822500</text:p>
          </table:table-cell>
          <table:table-cell office:value-type="float" office:value="3094200" table:style-name="ce1">
            <text:p>3094200</text:p>
          </table:table-cell>
          <table:table-cell office:value-type="float" office:value="5412372.5126999998" table:style-name="ce1">
            <text:p>5412372,513</text:p>
          </table:table-cell>
          <table:table-cell office:value-type="float" office:value="9475407.9642999992" table:style-name="ce1">
            <text:p>9475407,964</text:p>
          </table:table-cell>
          <table:table-cell office:value-type="float" office:value="48667574.402999997" table:style-name="ce1">
            <text:p>48667574,4</text:p>
          </table:table-cell>
          <table:table-cell office:value-type="float" office:value="71874619.584999993" table:style-name="ce1">
            <text:p>71874619,59</text:p>
          </table:table-cell>
          <table:table-cell office:value-type="float" office:value="108633890.1109" table:style-name="ce1">
            <text:p>108633890,1</text:p>
          </table:table-cell>
          <table:table-cell office:value-type="float" office:value="150029214.58899999" table:style-name="ce1">
            <text:p>150029214,6</text:p>
          </table:table-cell>
          <table:table-cell office:value-type="float" office:value="166471365.67229998" table:style-name="ce1">
            <text:p>166471365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4.846873000000002" table:style-name="ce1">
            <text:p>-34,846873</text:p>
          </table:table-cell>
          <table:table-cell office:value-type="float" office:value="-7.6128900000000002" table:style-name="ce1">
            <text:p>-7,61289</text:p>
          </table:table-cell>
          <table:table-cell office:value-type="float" office:value="485999.99990000005" table:style-name="ce1">
            <text:p>485999,9999</text:p>
          </table:table-cell>
          <table:table-cell office:value-type="float" office:value="2502900" table:style-name="ce1">
            <text:p>2502900</text:p>
          </table:table-cell>
          <table:table-cell office:value-type="float" office:value="9201111.5051000006" table:style-name="ce1">
            <text:p>9201111,505</text:p>
          </table:table-cell>
          <table:table-cell office:value-type="float" office:value="34291639.492200002" table:style-name="ce1">
            <text:p>34291639,49</text:p>
          </table:table-cell>
          <table:table-cell office:value-type="float" office:value="62358912.411499992" table:style-name="ce1">
            <text:p>62358912,41</text:p>
          </table:table-cell>
          <table:table-cell office:value-type="float" office:value="86256517.026600003" table:style-name="ce1">
            <text:p>86256517,03</text:p>
          </table:table-cell>
          <table:table-cell office:value-type="float" office:value="146476144.06280002" table:style-name="ce1">
            <text:p>146476144,1</text:p>
          </table:table-cell>
          <table:table-cell office:value-type="float" office:value="166502519.79140002" table:style-name="ce1">
            <text:p>166502519,8</text:p>
          </table:table-cell>
          <table:table-cell office:value-type="float" office:value="217248246.31550002" table:style-name="ce1">
            <text:p>217248246,3</text:p>
          </table:table-cell>
          <table:table-cell office:value-type="float" office:value="231432447.05680001" table:style-name="ce1">
            <text:p>231432447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4.889195999999998" table:style-name="ce1">
            <text:p>-34,889196</text:p>
          </table:table-cell>
          <table:table-cell office:value-type="float" office:value="-7.9602630000000003" table:style-name="ce1">
            <text:p>-7,960263</text:p>
          </table:table-cell>
          <table:table-cell office:value-type="float" office:value="153900" table:style-name="ce1">
            <text:p>153900</text:p>
          </table:table-cell>
          <table:table-cell office:value-type="float" office:value="477900" table:style-name="ce1">
            <text:p>477900</text:p>
          </table:table-cell>
          <table:table-cell office:value-type="float" office:value="3240488.4948000005" table:style-name="ce1">
            <text:p>3240488,495</text:p>
          </table:table-cell>
          <table:table-cell office:value-type="float" office:value="9132460.5077999998" table:style-name="ce1">
            <text:p>9132460,508</text:p>
          </table:table-cell>
          <table:table-cell office:value-type="float" office:value="20466796.924999997" table:style-name="ce1">
            <text:p>20466796,93</text:p>
          </table:table-cell>
          <table:table-cell office:value-type="float" office:value="43055092.309699997" table:style-name="ce1">
            <text:p>43055092,31</text:p>
          </table:table-cell>
          <table:table-cell office:value-type="float" office:value="70338719.626899987" table:style-name="ce1">
            <text:p>70338719,63</text:p>
          </table:table-cell>
          <table:table-cell office:value-type="float" office:value="97111084.971700013" table:style-name="ce1">
            <text:p>97111084,97</text:p>
          </table:table-cell>
          <table:table-cell office:value-type="float" office:value="120274081.47660001" table:style-name="ce1">
            <text:p>120274081,5</text:p>
          </table:table-cell>
          <table:table-cell office:value-type="float" office:value="146667740.9012" table:style-name="ce1">
            <text:p>146667740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4.960672000000002" table:style-name="ce1">
            <text:p>-34,960672</text:p>
          </table:table-cell>
          <table:table-cell office:value-type="float" office:value="-8.3696629999999992" table:style-name="ce1">
            <text:p>-8,369663</text:p>
          </table:table-cell>
          <table:table-cell office:value-type="float" office:value="890999.99990000005" table:style-name="ce1">
            <text:p>890999,9999</text:p>
          </table:table-cell>
          <table:table-cell office:value-type="float" office:value="1595699.9998999999" table:style-name="ce1">
            <text:p>1595700</text:p>
          </table:table-cell>
          <table:table-cell office:value-type="float" office:value="2916000" table:style-name="ce1">
            <text:p>2916000</text:p>
          </table:table-cell>
          <table:table-cell office:value-type="float" office:value="4600800.0001999997" table:style-name="ce1">
            <text:p>4600800</text:p>
          </table:table-cell>
          <table:table-cell office:value-type="float" office:value="25101900" table:style-name="ce1">
            <text:p>25101900</text:p>
          </table:table-cell>
          <table:table-cell office:value-type="float" office:value="45701231.865899995" table:style-name="ce1">
            <text:p>45701231,87</text:p>
          </table:table-cell>
          <table:table-cell office:value-type="float" office:value="71876435.142700002" table:style-name="ce1">
            <text:p>71876435,14</text:p>
          </table:table-cell>
          <table:table-cell office:value-type="float" office:value="120310673.54960001" table:style-name="ce1">
            <text:p>120310673,5</text:p>
          </table:table-cell>
          <table:table-cell office:value-type="float" office:value="154047376.88500002" table:style-name="ce1">
            <text:p>154047376,9</text:p>
          </table:table-cell>
          <table:table-cell office:value-type="float" office:value="184538957.89170003" table:style-name="ce1">
            <text:p>184538957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109653999999999" table:style-name="ce1">
            <text:p>-35,109654</text:p>
          </table:table-cell>
          <table:table-cell office:value-type="float" office:value="-8.7901760000000007" table:style-name="ce1">
            <text:p>-8,790176</text:p>
          </table:table-cell>
          <table:table-cell office:value-type="float" office:value="56700" table:style-name="ce1">
            <text:p>56700</text:p>
          </table:table-cell>
          <table:table-cell office:value-type="float" office:value="226800" table:style-name="ce1">
            <text:p>226800</text:p>
          </table:table-cell>
          <table:table-cell office:value-type="float" office:value="850500" table:style-name="ce1">
            <text:p>850500</text:p>
          </table:table-cell>
          <table:table-cell office:value-type="float" office:value="5143500.0000999998" table:style-name="ce1">
            <text:p>5143500</text:p>
          </table:table-cell>
          <table:table-cell office:value-type="float" office:value="11762343.4279" table:style-name="ce1">
            <text:p>11762343,43</text:p>
          </table:table-cell>
          <table:table-cell office:value-type="float" office:value="17544240.0561" table:style-name="ce1">
            <text:p>17544240,06</text:p>
          </table:table-cell>
          <table:table-cell office:value-type="float" office:value="27259682.476300001" table:style-name="ce1">
            <text:p>27259682,48</text:p>
          </table:table-cell>
          <table:table-cell office:value-type="float" office:value="38311284.812699996" table:style-name="ce1">
            <text:p>38311284,81</text:p>
          </table:table-cell>
          <table:table-cell office:value-type="float" office:value="50112425.679200001" table:style-name="ce1">
            <text:p>50112425,68</text:p>
          </table:table-cell>
          <table:table-cell office:value-type="float" office:value="85437644.489600003" table:style-name="ce1">
            <text:p>85437644,4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316108999999997" table:style-name="ce1">
            <text:p>-35,316109</text:p>
          </table:table-cell>
          <table:table-cell office:value-type="float" office:value="-9.1807400000000001" table:style-name="ce1">
            <text:p>-9,18074</text:p>
          </table:table-cell>
          <table:table-cell office:value-type="float" office:value="56700" table:style-name="ce1">
            <text:p>56700</text:p>
          </table:table-cell>
          <table:table-cell office:value-type="float" office:value="121500" table:style-name="ce1">
            <text:p>121500</text:p>
          </table:table-cell>
          <table:table-cell office:value-type="float" office:value="672300" table:style-name="ce1">
            <text:p>672300</text:p>
          </table:table-cell>
          <table:table-cell office:value-type="float" office:value="1344600" table:style-name="ce1">
            <text:p>1344600</text:p>
          </table:table-cell>
          <table:table-cell office:value-type="float" office:value="2274956.5723000001" table:style-name="ce1">
            <text:p>2274956,572</text:p>
          </table:table-cell>
          <table:table-cell office:value-type="float" office:value="7815828.0778000001" table:style-name="ce1">
            <text:p>7815828,078</text:p>
          </table:table-cell>
          <table:table-cell office:value-type="float" office:value="42598489.175800003" table:style-name="ce1">
            <text:p>42598489,18</text:p>
          </table:table-cell>
          <table:table-cell office:value-type="float" office:value="66206850.847799994" table:style-name="ce1">
            <text:p>66206850,85</text:p>
          </table:table-cell>
          <table:table-cell office:value-type="float" office:value="85091093.877699986" table:style-name="ce1">
            <text:p>85091093,88</text:p>
          </table:table-cell>
          <table:table-cell office:value-type="float" office:value="120761555.32520001" table:style-name="ce1">
            <text:p>120761555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597459999999998" table:style-name="ce1">
            <text:p>-35,59746</text:p>
          </table:table-cell>
          <table:table-cell office:value-type="float" office:value="-9.5245289999999994" table:style-name="ce1">
            <text:p>-9,524529</text:p>
          </table:table-cell>
          <table:table-cell office:value-type="float" office:value="980488.26520000002" table:style-name="ce1">
            <text:p>980488,2652</text:p>
          </table:table-cell>
          <table:table-cell office:value-type="float" office:value="26527888.2652" table:style-name="ce1">
            <text:p>26527888,27</text:p>
          </table:table-cell>
          <table:table-cell office:value-type="float" office:value="27629014.245699998" table:style-name="ce1">
            <text:p>27629014,25</text:p>
          </table:table-cell>
          <table:table-cell office:value-type="float" office:value="28390432.9296" table:style-name="ce1">
            <text:p>28390432,93</text:p>
          </table:table-cell>
          <table:table-cell office:value-type="float" office:value="36673397.614600003" table:style-name="ce1">
            <text:p>36673397,61</text:p>
          </table:table-cell>
          <table:table-cell office:value-type="float" office:value="43510799.330000006" table:style-name="ce1">
            <text:p>43510799,33</text:p>
          </table:table-cell>
          <table:table-cell office:value-type="float" office:value="73507813.949200004" table:style-name="ce1">
            <text:p>73507813,95</text:p>
          </table:table-cell>
          <table:table-cell office:value-type="float" office:value="88180267.553800002" table:style-name="ce1">
            <text:p>88180267,55</text:p>
          </table:table-cell>
          <table:table-cell office:value-type="float" office:value="106690503.4647" table:style-name="ce1">
            <text:p>106690503,5</text:p>
          </table:table-cell>
          <table:table-cell office:value-type="float" office:value="123016897.46870001" table:style-name="ce1">
            <text:p>123016897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5.886068000000002" table:style-name="ce1">
            <text:p>-35,886068</text:p>
          </table:table-cell>
          <table:table-cell office:value-type="float" office:value="-9.8633539999999993" table:style-name="ce1">
            <text:p>-9,863354</text:p>
          </table:table-cell>
          <table:table-cell office:value-type="float" office:value="43069319.666199997" table:style-name="ce1">
            <text:p>43069319,67</text:p>
          </table:table-cell>
          <table:table-cell office:value-type="float" office:value="47783519.666199997" table:style-name="ce1">
            <text:p>47783519,67</text:p>
          </table:table-cell>
          <table:table-cell office:value-type="float" office:value="60670297.762100004" table:style-name="ce1">
            <text:p>60670297,76</text:p>
          </table:table-cell>
          <table:table-cell office:value-type="float" office:value="72806795.5801" table:style-name="ce1">
            <text:p>72806795,58</text:p>
          </table:table-cell>
          <table:table-cell office:value-type="float" office:value="96941217.208199993" table:style-name="ce1">
            <text:p>96941217,21</text:p>
          </table:table-cell>
          <table:table-cell office:value-type="float" office:value="111154776.7445" table:style-name="ce1">
            <text:p>111154776,7</text:p>
          </table:table-cell>
          <table:table-cell office:value-type="float" office:value="127944403.87639999" table:style-name="ce1">
            <text:p>127944403,9</text:p>
          </table:table-cell>
          <table:table-cell office:value-type="float" office:value="139774961.63260001" table:style-name="ce1">
            <text:p>139774961,6</text:p>
          </table:table-cell>
          <table:table-cell office:value-type="float" office:value="170933130.5174" table:style-name="ce1">
            <text:p>170933130,5</text:p>
          </table:table-cell>
          <table:table-cell office:value-type="float" office:value="181112687.60140002" table:style-name="ce1">
            <text:p>181112687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6.166336000000001" table:style-name="ce1">
            <text:p>-36,166336</text:p>
          </table:table-cell>
          <table:table-cell office:value-type="float" office:value="-10.20383" table:style-name="ce1">
            <text:p>-10,20383</text:p>
          </table:table-cell>
          <table:table-cell office:value-type="float" office:value="64505.230100000001" table:style-name="ce1">
            <text:p>64505,2301</text:p>
          </table:table-cell>
          <table:table-cell office:value-type="float" office:value="169805.23020000002" table:style-name="ce1">
            <text:p>169805,2302</text:p>
          </table:table-cell>
          <table:table-cell office:value-type="float" office:value="356105.23019999999" table:style-name="ce1">
            <text:p>356105,2302</text:p>
          </table:table-cell>
          <table:table-cell office:value-type="float" office:value="7724142.4198000003" table:style-name="ce1">
            <text:p>7724142,42</text:p>
          </table:table-cell>
          <table:table-cell office:value-type="float" office:value="22441687.268199999" table:style-name="ce1">
            <text:p>22441687,27</text:p>
          </table:table-cell>
          <table:table-cell office:value-type="float" office:value="62523921.599399999" table:style-name="ce1">
            <text:p>62523921,6</text:p>
          </table:table-cell>
          <table:table-cell office:value-type="float" office:value="80536413.223500013" table:style-name="ce1">
            <text:p>80536413,22</text:p>
          </table:table-cell>
          <table:table-cell office:value-type="float" office:value="102911715.94290002" table:style-name="ce1">
            <text:p>102911715,9</text:p>
          </table:table-cell>
          <table:table-cell office:value-type="float" office:value="127809444.97749999" table:style-name="ce1">
            <text:p>127809445</text:p>
          </table:table-cell>
          <table:table-cell office:value-type="float" office:value="146479216.96389997" table:style-name="ce1">
            <text:p>14647921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6.488325000000003" table:style-name="ce1">
            <text:p>-36,488325</text:p>
          </table:table-cell>
          <table:table-cell office:value-type="float" office:value="-10.488844" table:style-name="ce1">
            <text:p>-10,488844</text:p>
          </table:table-cell>
          <table:table-cell office:value-type="float" office:value="6342572.0955999997" table:style-name="ce1">
            <text:p>6342572,096</text:p>
          </table:table-cell>
          <table:table-cell office:value-type="float" office:value="22218572.095600002" table:style-name="ce1">
            <text:p>22218572,1</text:p>
          </table:table-cell>
          <table:table-cell office:value-type="float" office:value="101112572.0958" table:style-name="ce1">
            <text:p>101112572,1</text:p>
          </table:table-cell>
          <table:table-cell office:value-type="float" office:value="183778930.38460001" table:style-name="ce1">
            <text:p>183778930,4</text:p>
          </table:table-cell>
          <table:table-cell office:value-type="float" office:value="246018830.75769997" table:style-name="ce1">
            <text:p>246018830,8</text:p>
          </table:table-cell>
          <table:table-cell office:value-type="float" office:value="301233865.97690004" table:style-name="ce1">
            <text:p>301233866</text:p>
          </table:table-cell>
          <table:table-cell office:value-type="float" office:value="377381681.57630002" table:style-name="ce1">
            <text:p>377381681,6</text:p>
          </table:table-cell>
          <table:table-cell office:value-type="float" office:value="445694937.81079996" table:style-name="ce1">
            <text:p>445694937,8</text:p>
          </table:table-cell>
          <table:table-cell office:value-type="float" office:value="512730008.5758" table:style-name="ce1">
            <text:p>512730008,6</text:p>
          </table:table-cell>
          <table:table-cell office:value-type="float" office:value="566095250.12349999" table:style-name="ce1">
            <text:p>566095250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6.828049" table:style-name="ce1">
            <text:p>-36,828049</text:p>
          </table:table-cell>
          <table:table-cell office:value-type="float" office:value="-10.757717" table:style-name="ce1">
            <text:p>-10,757717</text:p>
          </table:table-cell>
          <table:table-cell office:value-type="float" office:value="2057422.6743000001" table:style-name="ce1">
            <text:p>2057422,674</text:p>
          </table:table-cell>
          <table:table-cell office:value-type="float" office:value="22194678.935800005" table:style-name="ce1">
            <text:p>22194678,94</text:p>
          </table:table-cell>
          <table:table-cell office:value-type="float" office:value="30372972.256699998" table:style-name="ce1">
            <text:p>30372972,26</text:p>
          </table:table-cell>
          <table:table-cell office:value-type="float" office:value="60121898.966100015" table:style-name="ce1">
            <text:p>60121898,97</text:p>
          </table:table-cell>
          <table:table-cell office:value-type="float" office:value="87409833.716500014" table:style-name="ce1">
            <text:p>87409833,72</text:p>
          </table:table-cell>
          <table:table-cell office:value-type="float" office:value="163795360.6171" table:style-name="ce1">
            <text:p>163795360,6</text:p>
          </table:table-cell>
          <table:table-cell office:value-type="float" office:value="203304595.03969997" table:style-name="ce1">
            <text:p>203304595</text:p>
          </table:table-cell>
          <table:table-cell office:value-type="float" office:value="243139083.76139998" table:style-name="ce1">
            <text:p>243139083,8</text:p>
          </table:table-cell>
          <table:table-cell office:value-type="float" office:value="276627140.47399998" table:style-name="ce1">
            <text:p>276627140,5</text:p>
          </table:table-cell>
          <table:table-cell office:value-type="float" office:value="302796345.91320002" table:style-name="ce1">
            <text:p>302796345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121957999999999" table:style-name="ce1">
            <text:p>-37,121958</text:p>
          </table:table-cell>
          <table:table-cell office:value-type="float" office:value="-11.079582" table:style-name="ce1">
            <text:p>-11,079582</text:p>
          </table:table-cell>
          <table:table-cell office:value-type="float" office:value="10357369.943399999" table:style-name="ce1">
            <text:p>10357369,94</text:p>
          </table:table-cell>
          <table:table-cell office:value-type="float" office:value="40088486.4833" table:style-name="ce1">
            <text:p>40088486,48</text:p>
          </table:table-cell>
          <table:table-cell office:value-type="float" office:value="71752321.831099987" table:style-name="ce1">
            <text:p>71752321,83</text:p>
          </table:table-cell>
          <table:table-cell office:value-type="float" office:value="123388215.69149999" table:style-name="ce1">
            <text:p>123388215,7</text:p>
          </table:table-cell>
          <table:table-cell office:value-type="float" office:value="171935145.1124" table:style-name="ce1">
            <text:p>171935145,1</text:p>
          </table:table-cell>
          <table:table-cell office:value-type="float" office:value="246197535.15349999" table:style-name="ce1">
            <text:p>246197535,2</text:p>
          </table:table-cell>
          <table:table-cell office:value-type="float" office:value="305386627.38050002" table:style-name="ce1">
            <text:p>305386627,4</text:p>
          </table:table-cell>
          <table:table-cell office:value-type="float" office:value="354627537.60690004" table:style-name="ce1">
            <text:p>354627537,6</text:p>
          </table:table-cell>
          <table:table-cell office:value-type="float" office:value="391336444.61790001" table:style-name="ce1">
            <text:p>391336444,6</text:p>
          </table:table-cell>
          <table:table-cell office:value-type="float" office:value="418753571.08110005" table:style-name="ce1">
            <text:p>418753571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360363" table:style-name="ce1">
            <text:p>-37,360363</text:p>
          </table:table-cell>
          <table:table-cell office:value-type="float" office:value="-11.447894" table:style-name="ce1">
            <text:p>-11,447894</text:p>
          </table:table-cell>
          <table:table-cell office:value-type="float" office:value="15109030.056399999" table:style-name="ce1">
            <text:p>15109030,06</text:p>
          </table:table-cell>
          <table:table-cell office:value-type="float" office:value="25779143.4597" table:style-name="ce1">
            <text:p>25779143,46</text:p>
          </table:table-cell>
          <table:table-cell office:value-type="float" office:value="52443026.265700005" table:style-name="ce1">
            <text:p>52443026,27</text:p>
          </table:table-cell>
          <table:table-cell office:value-type="float" office:value="83268839.070899993" table:style-name="ce1">
            <text:p>83268839,07</text:p>
          </table:table-cell>
          <table:table-cell office:value-type="float" office:value="138495539.5011" table:style-name="ce1">
            <text:p>138495539,5</text:p>
          </table:table-cell>
          <table:table-cell office:value-type="float" office:value="206232920.24869996" table:style-name="ce1">
            <text:p>206232920,2</text:p>
          </table:table-cell>
          <table:table-cell office:value-type="float" office:value="275375140.64679998" table:style-name="ce1">
            <text:p>275375140,6</text:p>
          </table:table-cell>
          <table:table-cell office:value-type="float" office:value="324627911.14090002" table:style-name="ce1">
            <text:p>324627911,1</text:p>
          </table:table-cell>
          <table:table-cell office:value-type="float" office:value="360843014.12879997" table:style-name="ce1">
            <text:p>360843014,1</text:p>
          </table:table-cell>
          <table:table-cell office:value-type="float" office:value="385978479.67559993" table:style-name="ce1">
            <text:p>385978479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560830000000003" table:style-name="ce1">
            <text:p>-37,56083</text:p>
          </table:table-cell>
          <table:table-cell office:value-type="float" office:value="-11.842926" table:style-name="ce1">
            <text:p>-11,842926</text:p>
          </table:table-cell>
          <table:table-cell office:value-type="float" office:value="162000" table:style-name="ce1">
            <text:p>162000</text:p>
          </table:table-cell>
          <table:table-cell office:value-type="float" office:value="9809100" table:style-name="ce1">
            <text:p>9809100</text:p>
          </table:table-cell>
          <table:table-cell office:value-type="float" office:value="32754692.244199999" table:style-name="ce1">
            <text:p>32754692,24</text:p>
          </table:table-cell>
          <table:table-cell office:value-type="float" office:value="59703530.164099991" table:style-name="ce1">
            <text:p>59703530,16</text:p>
          </table:table-cell>
          <table:table-cell office:value-type="float" office:value="73700330.164200008" table:style-name="ce1">
            <text:p>73700330,16</text:p>
          </table:table-cell>
          <table:table-cell office:value-type="float" office:value="92007236.649999991" table:style-name="ce1">
            <text:p>92007236,65</text:p>
          </table:table-cell>
          <table:table-cell office:value-type="float" office:value="111572320.36919999" table:style-name="ce1">
            <text:p>111572320,4</text:p>
          </table:table-cell>
          <table:table-cell office:value-type="float" office:value="126646420.36909999" table:style-name="ce1">
            <text:p>126646420,4</text:p>
          </table:table-cell>
          <table:table-cell office:value-type="float" office:value="142143389.49589998" table:style-name="ce1">
            <text:p>142143389,5</text:p>
          </table:table-cell>
          <table:table-cell office:value-type="float" office:value="155242810.3646" table:style-name="ce1">
            <text:p>155242810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7.780414" table:style-name="ce1">
            <text:p>-37,780414</text:p>
          </table:table-cell>
          <table:table-cell office:value-type="float" office:value="-12.225763000000001" table:style-name="ce1">
            <text:p>-12,225763</text:p>
          </table:table-cell>
          <table:table-cell office:value-type="float" office:value="210600" table:style-name="ce1">
            <text:p>210600</text:p>
          </table:table-cell>
          <table:table-cell office:value-type="float" office:value="944729.5634000001" table:style-name="ce1">
            <text:p>944729,5634</text:p>
          </table:table-cell>
          <table:table-cell office:value-type="float" office:value="1922612.5125000002" table:style-name="ce1">
            <text:p>1922612,513</text:p>
          </table:table-cell>
          <table:table-cell office:value-type="float" office:value="10584244.858500002" table:style-name="ce1">
            <text:p>10584244,86</text:p>
          </table:table-cell>
          <table:table-cell office:value-type="float" office:value="18168026.701100003" table:style-name="ce1">
            <text:p>18168026,7</text:p>
          </table:table-cell>
          <table:table-cell office:value-type="float" office:value="48541471.857099995" table:style-name="ce1">
            <text:p>48541471,86</text:p>
          </table:table-cell>
          <table:table-cell office:value-type="float" office:value="61574344.096000001" table:style-name="ce1">
            <text:p>61574344,1</text:p>
          </table:table-cell>
          <table:table-cell office:value-type="float" office:value="76412601.922899991" table:style-name="ce1">
            <text:p>76412601,92</text:p>
          </table:table-cell>
          <table:table-cell office:value-type="float" office:value="87722617.671399996" table:style-name="ce1">
            <text:p>87722617,67</text:p>
          </table:table-cell>
          <table:table-cell office:value-type="float" office:value="96130395.85270001" table:style-name="ce1">
            <text:p>96130395,8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035037000000003" table:style-name="ce1">
            <text:p>-38,035037</text:p>
          </table:table-cell>
          <table:table-cell office:value-type="float" office:value="-12.586" table:style-name="ce1">
            <text:p>-12,586</text:p>
          </table:table-cell>
          <table:table-cell office:value-type="float" office:value="486000" table:style-name="ce1">
            <text:p>486000</text:p>
          </table:table-cell>
          <table:table-cell office:value-type="float" office:value="4382982.827899999" table:style-name="ce1">
            <text:p>4382982,828</text:p>
          </table:table-cell>
          <table:table-cell office:value-type="float" office:value="8310076.1194999991" table:style-name="ce1">
            <text:p>8310076,12</text:p>
          </table:table-cell>
          <table:table-cell office:value-type="float" office:value="13062304.560900003" table:style-name="ce1">
            <text:p>13062304,56</text:p>
          </table:table-cell>
          <table:table-cell office:value-type="float" office:value="22516641.681799997" table:style-name="ce1">
            <text:p>22516641,68</text:p>
          </table:table-cell>
          <table:table-cell office:value-type="float" office:value="41794609.79299999" table:style-name="ce1">
            <text:p>41794609,79</text:p>
          </table:table-cell>
          <table:table-cell office:value-type="float" office:value="54405406.986999996" table:style-name="ce1">
            <text:p>54405406,99</text:p>
          </table:table-cell>
          <table:table-cell office:value-type="float" office:value="65770750.66870001" table:style-name="ce1">
            <text:p>65770750,67</text:p>
          </table:table-cell>
          <table:table-cell office:value-type="float" office:value="83337531.012199998" table:style-name="ce1">
            <text:p>83337531,01</text:p>
          </table:table-cell>
          <table:table-cell office:value-type="float" office:value="95062184.92839998" table:style-name="ce1">
            <text:p>95062184,9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336747000000003" table:style-name="ce1">
            <text:p>-38,336747</text:p>
          </table:table-cell>
          <table:table-cell office:value-type="float" office:value="-12.890776000000001" table:style-name="ce1">
            <text:p>-12,890776</text:p>
          </table:table-cell>
          <table:table-cell office:value-type="float" office:value="4520012.2336299997" table:style-name="ce1">
            <text:p>4520012,234</text:p>
          </table:table-cell>
          <table:table-cell office:value-type="float" office:value="14122082.691139998" table:style-name="ce1">
            <text:p>14122082,69</text:p>
          </table:table-cell>
          <table:table-cell office:value-type="float" office:value="32211890.15614" table:style-name="ce1">
            <text:p>32211890,16</text:p>
          </table:table-cell>
          <table:table-cell office:value-type="float" office:value="49134467.619740009" table:style-name="ce1">
            <text:p>49134467,62</text:p>
          </table:table-cell>
          <table:table-cell office:value-type="float" office:value="63314753.326139994" table:style-name="ce1">
            <text:p>63314753,33</text:p>
          </table:table-cell>
          <table:table-cell office:value-type="float" office:value="84829325.832140014" table:style-name="ce1">
            <text:p>84829325,83</text:p>
          </table:table-cell>
          <table:table-cell office:value-type="float" office:value="98872186.203639984" table:style-name="ce1">
            <text:p>98872186,2</text:p>
          </table:table-cell>
          <table:table-cell office:value-type="float" office:value="113019663.98864" table:style-name="ce1">
            <text:p>113019664</text:p>
          </table:table-cell>
          <table:table-cell office:value-type="float" office:value="126236099.90204002" table:style-name="ce1">
            <text:p>126236099,9</text:p>
          </table:table-cell>
          <table:table-cell office:value-type="float" office:value="138899120.38784" table:style-name="ce1">
            <text:p>138899120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831225000000003" table:style-name="ce1">
            <text:p>-38,831225</text:p>
          </table:table-cell>
          <table:table-cell office:value-type="float" office:value="-13.014574" table:style-name="ce1">
            <text:p>-13,014574</text:p>
          </table:table-cell>
          <table:table-cell office:value-type="float" office:value="20680578.421010002" table:style-name="ce1">
            <text:p>20680578,42</text:p>
          </table:table-cell>
          <table:table-cell office:value-type="float" office:value="63761229.024260007" table:style-name="ce1">
            <text:p>63761229,02</text:p>
          </table:table-cell>
          <table:table-cell office:value-type="float" office:value="113394264.11776999" table:style-name="ce1">
            <text:p>113394264,1</text:p>
          </table:table-cell>
          <table:table-cell office:value-type="float" office:value="151882937.59566998" table:style-name="ce1">
            <text:p>151882937,6</text:p>
          </table:table-cell>
          <table:table-cell office:value-type="float" office:value="181424136.09247002" table:style-name="ce1">
            <text:p>181424136,1</text:p>
          </table:table-cell>
          <table:table-cell office:value-type="float" office:value="212977905.66826999" table:style-name="ce1">
            <text:p>212977905,7</text:p>
          </table:table-cell>
          <table:table-cell office:value-type="float" office:value="243050414.46147001" table:style-name="ce1">
            <text:p>243050414,5</text:p>
          </table:table-cell>
          <table:table-cell office:value-type="float" office:value="272190420.22657001" table:style-name="ce1">
            <text:p>272190420,2</text:p>
          </table:table-cell>
          <table:table-cell office:value-type="float" office:value="298821746.34856993" table:style-name="ce1">
            <text:p>298821746,3</text:p>
          </table:table-cell>
          <table:table-cell office:value-type="float" office:value="321227933.53867006" table:style-name="ce1">
            <text:p>321227933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903044999999999" table:style-name="ce1">
            <text:p>-38,903045</text:p>
          </table:table-cell>
          <table:table-cell office:value-type="float" office:value="-13.385001000000001" table:style-name="ce1">
            <text:p>-13,385001</text:p>
          </table:table-cell>
          <table:table-cell office:value-type="float" office:value="4809878.8605000004" table:style-name="ce1">
            <text:p>4809878,861</text:p>
          </table:table-cell>
          <table:table-cell office:value-type="float" office:value="5728387.0366000002" table:style-name="ce1">
            <text:p>5728387,037</text:p>
          </table:table-cell>
          <table:table-cell office:value-type="float" office:value="10225018.332" table:style-name="ce1">
            <text:p>10225018,33</text:p>
          </table:table-cell>
          <table:table-cell office:value-type="float" office:value="22005683.105199996" table:style-name="ce1">
            <text:p>22005683,11</text:p>
          </table:table-cell>
          <table:table-cell office:value-type="float" office:value="69652403.601700008" table:style-name="ce1">
            <text:p>69652403,6</text:p>
          </table:table-cell>
          <table:table-cell office:value-type="float" office:value="124903094.95390001" table:style-name="ce1">
            <text:p>124903095</text:p>
          </table:table-cell>
          <table:table-cell office:value-type="float" office:value="168567981.54979998" table:style-name="ce1">
            <text:p>168567981,5</text:p>
          </table:table-cell>
          <table:table-cell office:value-type="float" office:value="204454186.50389999" table:style-name="ce1">
            <text:p>204454186,5</text:p>
          </table:table-cell>
          <table:table-cell office:value-type="float" office:value="237610868.82859996" table:style-name="ce1">
            <text:p>237610868,8</text:p>
          </table:table-cell>
          <table:table-cell office:value-type="float" office:value="262726782.97889999" table:style-name="ce1">
            <text:p>26272678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922151999999997" table:style-name="ce1">
            <text:p>-38,922152</text:p>
          </table:table-cell>
          <table:table-cell office:value-type="float" office:value="-13.760175" table:style-name="ce1">
            <text:p>-13,760175</text:p>
          </table:table-cell>
          <table:table-cell office:value-type="float" office:value="10150821.1394" table:style-name="ce1">
            <text:p>10150821,14</text:p>
          </table:table-cell>
          <table:table-cell office:value-type="float" office:value="22340939.294600002" table:style-name="ce1">
            <text:p>22340939,29</text:p>
          </table:table-cell>
          <table:table-cell office:value-type="float" office:value="62335987.023999996" table:style-name="ce1">
            <text:p>62335987,02</text:p>
          </table:table-cell>
          <table:table-cell office:value-type="float" office:value="129218464.90190001" table:style-name="ce1">
            <text:p>129218464,9</text:p>
          </table:table-cell>
          <table:table-cell office:value-type="float" office:value="189824188.30469999" table:style-name="ce1">
            <text:p>189824188,3</text:p>
          </table:table-cell>
          <table:table-cell office:value-type="float" office:value="253205152.8193" table:style-name="ce1">
            <text:p>253205152,8</text:p>
          </table:table-cell>
          <table:table-cell office:value-type="float" office:value="297955815.14880002" table:style-name="ce1">
            <text:p>297955815,1</text:p>
          </table:table-cell>
          <table:table-cell office:value-type="float" office:value="334379356.47049999" table:style-name="ce1">
            <text:p>334379356,5</text:p>
          </table:table-cell>
          <table:table-cell office:value-type="float" office:value="361106415.89380002" table:style-name="ce1">
            <text:p>361106415,9</text:p>
          </table:table-cell>
          <table:table-cell office:value-type="float" office:value="385196359.53839999" table:style-name="ce1">
            <text:p>385196359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964041999999999" table:style-name="ce1">
            <text:p>-38,964042</text:p>
          </table:table-cell>
          <table:table-cell office:value-type="float" office:value="-14.157889000000001" table:style-name="ce1">
            <text:p>-14,157889</text:p>
          </table:table-cell>
          <table:table-cell office:value-type="float" office:value="2365200" table:style-name="ce1">
            <text:p>2365200</text:p>
          </table:table-cell>
          <table:table-cell office:value-type="float" office:value="11077973.6687" table:style-name="ce1">
            <text:p>11077973,67</text:p>
          </table:table-cell>
          <table:table-cell office:value-type="float" office:value="26105094.643900003" table:style-name="ce1">
            <text:p>26105094,64</text:p>
          </table:table-cell>
          <table:table-cell office:value-type="float" office:value="49303332.481799997" table:style-name="ce1">
            <text:p>49303332,48</text:p>
          </table:table-cell>
          <table:table-cell office:value-type="float" office:value="69244698.447600007" table:style-name="ce1">
            <text:p>69244698,45</text:p>
          </table:table-cell>
          <table:table-cell office:value-type="float" office:value="84085335.072600007" table:style-name="ce1">
            <text:p>84085335,07</text:p>
          </table:table-cell>
          <table:table-cell office:value-type="float" office:value="102890842.3272" table:style-name="ce1">
            <text:p>102890842,3</text:p>
          </table:table-cell>
          <table:table-cell office:value-type="float" office:value="121720022.8373" table:style-name="ce1">
            <text:p>121720022,8</text:p>
          </table:table-cell>
          <table:table-cell office:value-type="float" office:value="137017459.7252" table:style-name="ce1">
            <text:p>137017459,7</text:p>
          </table:table-cell>
          <table:table-cell office:value-type="float" office:value="152044981.2211" table:style-name="ce1">
            <text:p>152044981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030382000000003" table:style-name="ce1">
            <text:p>-39,030382</text:p>
          </table:table-cell>
          <table:table-cell office:value-type="float" office:value="-14.586213000000001" table:style-name="ce1">
            <text:p>-14,586213</text:p>
          </table:table-cell>
          <table:table-cell office:value-type="float" office:value="24300" table:style-name="ce1">
            <text:p>24300</text:p>
          </table:table-cell>
          <table:table-cell office:value-type="float" office:value="89100" table:style-name="ce1">
            <text:p>89100</text:p>
          </table:table-cell>
          <table:table-cell office:value-type="float" office:value="396900" table:style-name="ce1">
            <text:p>396900</text:p>
          </table:table-cell>
          <table:table-cell office:value-type="float" office:value="1254151.9129999999" table:style-name="ce1">
            <text:p>1254151,913</text:p>
          </table:table-cell>
          <table:table-cell office:value-type="float" office:value="2492501.9566000002" table:style-name="ce1">
            <text:p>2492501,957</text:p>
          </table:table-cell>
          <table:table-cell office:value-type="float" office:value="5781101.9564999994" table:style-name="ce1">
            <text:p>5781101,957</text:p>
          </table:table-cell>
          <table:table-cell office:value-type="float" office:value="34810739.345700003" table:style-name="ce1">
            <text:p>34810739,35</text:p>
          </table:table-cell>
          <table:table-cell office:value-type="float" office:value="46899511.016400002" table:style-name="ce1">
            <text:p>46899511,02</text:p>
          </table:table-cell>
          <table:table-cell office:value-type="float" office:value="58777862.315800011" table:style-name="ce1">
            <text:p>58777862,32</text:p>
          </table:table-cell>
          <table:table-cell office:value-type="float" office:value="68216109.458499983" table:style-name="ce1">
            <text:p>68216109,4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023629" table:style-name="ce1">
            <text:p>-39,023629</text:p>
          </table:table-cell>
          <table:table-cell office:value-type="float" office:value="-15.015314" table:style-name="ce1">
            <text:p>-15,015314</text:p>
          </table:table-cell>
          <table:table-cell office:value-type="float" office:value="194400" table:style-name="ce1">
            <text:p>194400</text:p>
          </table:table-cell>
          <table:table-cell office:value-type="float" office:value="586272.75120000006" table:style-name="ce1">
            <text:p>586272,7512</text:p>
          </table:table-cell>
          <table:table-cell office:value-type="float" office:value="1363872.7513000001" table:style-name="ce1">
            <text:p>1363872,751</text:p>
          </table:table-cell>
          <table:table-cell office:value-type="float" office:value="3131020.8381999992" table:style-name="ce1">
            <text:p>3131020,838</text:p>
          </table:table-cell>
          <table:table-cell office:value-type="float" office:value="5821170.7946999995" table:style-name="ce1">
            <text:p>5821170,795</text:p>
          </table:table-cell>
          <table:table-cell office:value-type="float" office:value="11849976.036499999" table:style-name="ce1">
            <text:p>11849976,04</text:p>
          </table:table-cell>
          <table:table-cell office:value-type="float" office:value="17682738.647300001" table:style-name="ce1">
            <text:p>17682738,65</text:p>
          </table:table-cell>
          <table:table-cell office:value-type="float" office:value="25080619.568599999" table:style-name="ce1">
            <text:p>25080619,57</text:p>
          </table:table-cell>
          <table:table-cell office:value-type="float" office:value="31339641.545699999" table:style-name="ce1">
            <text:p>31339641,55</text:p>
          </table:table-cell>
          <table:table-cell office:value-type="float" office:value="36810650.614199996" table:style-name="ce1">
            <text:p>36810650,6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964447" table:style-name="ce1">
            <text:p>-38,964447</text:p>
          </table:table-cell>
          <table:table-cell office:value-type="float" office:value="-15.445223" table:style-name="ce1">
            <text:p>-15,445223</text:p>
          </table:table-cell>
          <table:table-cell office:value-type="float" office:value="1992600" table:style-name="ce1">
            <text:p>1992600</text:p>
          </table:table-cell>
          <table:table-cell office:value-type="float" office:value="4946027.2488000002" table:style-name="ce1">
            <text:p>4946027,249</text:p>
          </table:table-cell>
          <table:table-cell office:value-type="float" office:value="39718380.237199999" table:style-name="ce1">
            <text:p>39718380,24</text:p>
          </table:table-cell>
          <table:table-cell office:value-type="float" office:value="95536651.467800021" table:style-name="ce1">
            <text:p>95536651,47</text:p>
          </table:table-cell>
          <table:table-cell office:value-type="float" office:value="148593143.68930003" table:style-name="ce1">
            <text:p>148593143,7</text:p>
          </table:table-cell>
          <table:table-cell office:value-type="float" office:value="180725911.91050002" table:style-name="ce1">
            <text:p>180725911,9</text:p>
          </table:table-cell>
          <table:table-cell office:value-type="float" office:value="205333035.85740003" table:style-name="ce1">
            <text:p>205333035,9</text:p>
          </table:table-cell>
          <table:table-cell office:value-type="float" office:value="238244137.7728" table:style-name="ce1">
            <text:p>238244137,8</text:p>
          </table:table-cell>
          <table:table-cell office:value-type="float" office:value="270186335.70730001" table:style-name="ce1">
            <text:p>270186335,7</text:p>
          </table:table-cell>
          <table:table-cell office:value-type="float" office:value="294084299.34780002" table:style-name="ce1">
            <text:p>294084299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8.939158999999997" table:style-name="ce1">
            <text:p>-38,939159</text:p>
          </table:table-cell>
          <table:table-cell office:value-type="float" office:value="-15.86801" table:style-name="ce1">
            <text:p>-15,86801</text:p>
          </table:table-cell>
          <table:table-cell office:value-type="float" office:value="2413799.9999000002" table:style-name="ce1">
            <text:p>2413800</text:p>
          </table:table-cell>
          <table:table-cell office:value-type="float" office:value="11777400" table:style-name="ce1">
            <text:p>11777400</text:p>
          </table:table-cell>
          <table:table-cell office:value-type="float" office:value="67757447.011500001" table:style-name="ce1">
            <text:p>67757447,01</text:p>
          </table:table-cell>
          <table:table-cell office:value-type="float" office:value="115605915.50099999" table:style-name="ce1">
            <text:p>115605915,5</text:p>
          </table:table-cell>
          <table:table-cell office:value-type="float" office:value="170317331.3193" table:style-name="ce1">
            <text:p>170317331,3</text:p>
          </table:table-cell>
          <table:table-cell office:value-type="float" office:value="211636541.28679997" table:style-name="ce1">
            <text:p>211636541,3</text:p>
          </table:table-cell>
          <table:table-cell office:value-type="float" office:value="257467884.14579999" table:style-name="ce1">
            <text:p>257467884,1</text:p>
          </table:table-cell>
          <table:table-cell office:value-type="float" office:value="281517894.01480001" table:style-name="ce1">
            <text:p>281517894</text:p>
          </table:table-cell>
          <table:table-cell office:value-type="float" office:value="307229237.10530001" table:style-name="ce1">
            <text:p>307229237,1</text:p>
          </table:table-cell>
          <table:table-cell office:value-type="float" office:value="323550192.245" table:style-name="ce1">
            <text:p>323550192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002782000000003" table:style-name="ce1">
            <text:p>-39,002782</text:p>
          </table:table-cell>
          <table:table-cell office:value-type="float" office:value="-16.283591000000001" table:style-name="ce1">
            <text:p>-16,283591</text:p>
          </table:table-cell>
          <table:table-cell office:value-type="float" office:value="704700" table:style-name="ce1">
            <text:p>704700</text:p>
          </table:table-cell>
          <table:table-cell office:value-type="float" office:value="12943800" table:style-name="ce1">
            <text:p>12943800</text:p>
          </table:table-cell>
          <table:table-cell office:value-type="float" office:value="23732999.999999996" table:style-name="ce1">
            <text:p>23733000</text:p>
          </table:table-cell>
          <table:table-cell office:value-type="float" office:value="59700518.246699996" table:style-name="ce1">
            <text:p>59700518,25</text:p>
          </table:table-cell>
          <table:table-cell office:value-type="float" office:value="76002389.945100009" table:style-name="ce1">
            <text:p>76002389,95</text:p>
          </table:table-cell>
          <table:table-cell office:value-type="float" office:value="88857577.589800015" table:style-name="ce1">
            <text:p>88857577,59</text:p>
          </table:table-cell>
          <table:table-cell office:value-type="float" office:value="97052530.462199986" table:style-name="ce1">
            <text:p>97052530,46</text:p>
          </table:table-cell>
          <table:table-cell office:value-type="float" office:value="102585814.81510001" table:style-name="ce1">
            <text:p>102585814,8</text:p>
          </table:table-cell>
          <table:table-cell office:value-type="float" office:value="107920187.11600001" table:style-name="ce1">
            <text:p>107920187,1</text:p>
          </table:table-cell>
          <table:table-cell office:value-type="float" office:value="113242052.23960002" table:style-name="ce1">
            <text:p>113242052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100006999999998" table:style-name="ce1">
            <text:p>-39,100007</text:p>
          </table:table-cell>
          <table:table-cell office:value-type="float" office:value="-16.702874999999999" table:style-name="ce1">
            <text:p>-16,702875</text:p>
          </table:table-cell>
          <table:table-cell office:value-type="float" office:value="97200" table:style-name="ce1">
            <text:p>97200</text:p>
          </table:table-cell>
          <table:table-cell office:value-type="float" office:value="307800" table:style-name="ce1">
            <text:p>307800</text:p>
          </table:table-cell>
          <table:table-cell office:value-type="float" office:value="6050700" table:style-name="ce1">
            <text:p>6050700</text:p>
          </table:table-cell>
          <table:table-cell office:value-type="float" office:value="13705159.955" table:style-name="ce1">
            <text:p>13705159,96</text:p>
          </table:table-cell>
          <table:table-cell office:value-type="float" office:value="21455962.496699996" table:style-name="ce1">
            <text:p>21455962,5</text:p>
          </table:table-cell>
          <table:table-cell office:value-type="float" office:value="51079189.2117" table:style-name="ce1">
            <text:p>51079189,21</text:p>
          </table:table-cell>
          <table:table-cell office:value-type="float" office:value="61354079.209499992" table:style-name="ce1">
            <text:p>61354079,21</text:p>
          </table:table-cell>
          <table:table-cell office:value-type="float" office:value="68197221.822600007" table:style-name="ce1">
            <text:p>68197221,82</text:p>
          </table:table-cell>
          <table:table-cell office:value-type="float" office:value="75952739.737799987" table:style-name="ce1">
            <text:p>75952739,74</text:p>
          </table:table-cell>
          <table:table-cell office:value-type="float" office:value="81081488.367999986" table:style-name="ce1">
            <text:p>81081488,3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175113000000003" table:style-name="ce1">
            <text:p>-39,175113</text:p>
          </table:table-cell>
          <table:table-cell office:value-type="float" office:value="-17.124513" table:style-name="ce1">
            <text:p>-17,124513</text:p>
          </table:table-cell>
          <table:table-cell office:value-type="float" office:value="16200" table:style-name="ce1">
            <text:p>16200</text:p>
          </table:table-cell>
          <table:table-cell office:value-type="float" office:value="89100" table:style-name="ce1">
            <text:p>89100</text:p>
          </table:table-cell>
          <table:table-cell office:value-type="float" office:value="275400" table:style-name="ce1">
            <text:p>275400</text:p>
          </table:table-cell>
          <table:table-cell office:value-type="float" office:value="769540.04509999999" table:style-name="ce1">
            <text:p>769540,0451</text:p>
          </table:table-cell>
          <table:table-cell office:value-type="float" office:value="6212292.3498" table:style-name="ce1">
            <text:p>6212292,35</text:p>
          </table:table-cell>
          <table:table-cell office:value-type="float" office:value="57174031.076800004" table:style-name="ce1">
            <text:p>57174031,08</text:p>
          </table:table-cell>
          <table:table-cell office:value-type="float" office:value="64271390.321999989" table:style-name="ce1">
            <text:p>64271390,32</text:p>
          </table:table-cell>
          <table:table-cell office:value-type="float" office:value="73448375.995299995" table:style-name="ce1">
            <text:p>73448376</text:p>
          </table:table-cell>
          <table:table-cell office:value-type="float" office:value="78573530.024199992" table:style-name="ce1">
            <text:p>78573530,02</text:p>
          </table:table-cell>
          <table:table-cell office:value-type="float" office:value="83356195.532399982" table:style-name="ce1">
            <text:p>83356195,5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192472000000002" table:style-name="ce1">
            <text:p>-39,192472</text:p>
          </table:table-cell>
          <table:table-cell office:value-type="float" office:value="-17.536249999999999" table:style-name="ce1">
            <text:p>-17,53625</text:p>
          </table:table-cell>
          <table:table-cell office:value-type="float" office:value="639900" table:style-name="ce1">
            <text:p>639900</text:p>
          </table:table-cell>
          <table:table-cell office:value-type="float" office:value="1765800" table:style-name="ce1">
            <text:p>1765800</text:p>
          </table:table-cell>
          <table:table-cell office:value-type="float" office:value="3231900" table:style-name="ce1">
            <text:p>3231900</text:p>
          </table:table-cell>
          <table:table-cell office:value-type="float" office:value="9999063.1704999991" table:style-name="ce1">
            <text:p>9999063,171</text:p>
          </table:table-cell>
          <table:table-cell office:value-type="float" office:value="40502741.764799997" table:style-name="ce1">
            <text:p>40502741,76</text:p>
          </table:table-cell>
          <table:table-cell office:value-type="float" office:value="147605808.72189999" table:style-name="ce1">
            <text:p>147605808,7</text:p>
          </table:table-cell>
          <table:table-cell office:value-type="float" office:value="237654904.18850002" table:style-name="ce1">
            <text:p>237654904,2</text:p>
          </table:table-cell>
          <table:table-cell office:value-type="float" office:value="278027242.03039998" table:style-name="ce1">
            <text:p>278027242</text:p>
          </table:table-cell>
          <table:table-cell office:value-type="float" office:value="308026535.04760003" table:style-name="ce1">
            <text:p>308026535</text:p>
          </table:table-cell>
          <table:table-cell office:value-type="float" office:value="332402656.4569" table:style-name="ce1">
            <text:p>332402656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335202000000002" table:style-name="ce1">
            <text:p>-39,335202</text:p>
          </table:table-cell>
          <table:table-cell office:value-type="float" office:value="-17.873065" table:style-name="ce1">
            <text:p>-17,873065</text:p>
          </table:table-cell>
          <table:table-cell office:value-type="float" office:value="745200" table:style-name="ce1">
            <text:p>745200</text:p>
          </table:table-cell>
          <table:table-cell office:value-type="float" office:value="2400708.3194999998" table:style-name="ce1">
            <text:p>2400708,32</text:p>
          </table:table-cell>
          <table:table-cell office:value-type="float" office:value="17491008.319499999" table:style-name="ce1">
            <text:p>17491008,32</text:p>
          </table:table-cell>
          <table:table-cell office:value-type="float" office:value="63624945.148800008" table:style-name="ce1">
            <text:p>63624945,15</text:p>
          </table:table-cell>
          <table:table-cell office:value-type="float" office:value="105789896.75639999" table:style-name="ce1">
            <text:p>105789896,8</text:p>
          </table:table-cell>
          <table:table-cell office:value-type="float" office:value="193049284.30429998" table:style-name="ce1">
            <text:p>193049284,3</text:p>
          </table:table-cell>
          <table:table-cell office:value-type="float" office:value="269263840.63840002" table:style-name="ce1">
            <text:p>269263840,6</text:p>
          </table:table-cell>
          <table:table-cell office:value-type="float" office:value="324279063.71360004" table:style-name="ce1">
            <text:p>324279063,7</text:p>
          </table:table-cell>
          <table:table-cell office:value-type="float" office:value="368340072.47070003" table:style-name="ce1">
            <text:p>368340072,5</text:p>
          </table:table-cell>
          <table:table-cell office:value-type="float" office:value="400232694.18290001" table:style-name="ce1">
            <text:p>400232694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595436999999997" table:style-name="ce1">
            <text:p>-39,595437</text:p>
          </table:table-cell>
          <table:table-cell office:value-type="float" office:value="-18.200046" table:style-name="ce1">
            <text:p>-18,200046</text:p>
          </table:table-cell>
          <table:table-cell office:value-type="float" office:value="275399.9999" table:style-name="ce1">
            <text:p>275399,9999</text:p>
          </table:table-cell>
          <table:table-cell office:value-type="float" office:value="2119091.6803000001" table:style-name="ce1">
            <text:p>2119091,68</text:p>
          </table:table-cell>
          <table:table-cell office:value-type="float" office:value="3568743.8974999995" table:style-name="ce1">
            <text:p>3568743,898</text:p>
          </table:table-cell>
          <table:table-cell office:value-type="float" office:value="9992043.8976000007" table:style-name="ce1">
            <text:p>9992043,898</text:p>
          </table:table-cell>
          <table:table-cell office:value-type="float" office:value="19478370.843800001" table:style-name="ce1">
            <text:p>19478370,84</text:p>
          </table:table-cell>
          <table:table-cell office:value-type="float" office:value="32964481.786499999" table:style-name="ce1">
            <text:p>32964481,79</text:p>
          </table:table-cell>
          <table:table-cell office:value-type="float" office:value="46138600.863800004" table:style-name="ce1">
            <text:p>46138600,86</text:p>
          </table:table-cell>
          <table:table-cell office:value-type="float" office:value="55505899.76879999" table:style-name="ce1">
            <text:p>55505899,77</text:p>
          </table:table-cell>
          <table:table-cell office:value-type="float" office:value="64272995.11940001" table:style-name="ce1">
            <text:p>64272995,12</text:p>
          </table:table-cell>
          <table:table-cell office:value-type="float" office:value="72751915.326799989" table:style-name="ce1">
            <text:p>72751915,3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719070000000002" table:style-name="ce1">
            <text:p>-39,71907</text:p>
          </table:table-cell>
          <table:table-cell office:value-type="float" office:value="-18.602239000000001" table:style-name="ce1">
            <text:p>-18,602239</text:p>
          </table:table-cell>
          <table:table-cell office:value-type="float" office:value="380700" table:style-name="ce1">
            <text:p>380700</text:p>
          </table:table-cell>
          <table:table-cell office:value-type="float" office:value="963900" table:style-name="ce1">
            <text:p>963900</text:p>
          </table:table-cell>
          <table:table-cell office:value-type="float" office:value="2333047.7829" table:style-name="ce1">
            <text:p>2333047,783</text:p>
          </table:table-cell>
          <table:table-cell office:value-type="float" office:value="62507204.185800001" table:style-name="ce1">
            <text:p>62507204,19</text:p>
          </table:table-cell>
          <table:table-cell office:value-type="float" office:value="96780379.50030002" table:style-name="ce1">
            <text:p>96780379,5</text:p>
          </table:table-cell>
          <table:table-cell office:value-type="float" office:value="126092274.9501" table:style-name="ce1">
            <text:p>126092275</text:p>
          </table:table-cell>
          <table:table-cell office:value-type="float" office:value="182197316.61390001" table:style-name="ce1">
            <text:p>182197316,6</text:p>
          </table:table-cell>
          <table:table-cell office:value-type="float" office:value="203963826.05489999" table:style-name="ce1">
            <text:p>203963826,1</text:p>
          </table:table-cell>
          <table:table-cell office:value-type="float" office:value="219669581.82979998" table:style-name="ce1">
            <text:p>219669581,8</text:p>
          </table:table-cell>
          <table:table-cell office:value-type="float" office:value="232485819.7132" table:style-name="ce1">
            <text:p>232485819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722937999999999" table:style-name="ce1">
            <text:p>-39,722938</text:p>
          </table:table-cell>
          <table:table-cell office:value-type="float" office:value="-19.025966" table:style-name="ce1">
            <text:p>-19,025966</text:p>
          </table:table-cell>
          <table:table-cell office:value-type="float" office:value="145800" table:style-name="ce1">
            <text:p>145800</text:p>
          </table:table-cell>
          <table:table-cell office:value-type="float" office:value="395387.93180000002" table:style-name="ce1">
            <text:p>395387,9318</text:p>
          </table:table-cell>
          <table:table-cell office:value-type="float" office:value="938087.93180000002" table:style-name="ce1">
            <text:p>938087,9318</text:p>
          </table:table-cell>
          <table:table-cell office:value-type="float" office:value="226571072.27960002" table:style-name="ce1">
            <text:p>226571072,3</text:p>
          </table:table-cell>
          <table:table-cell office:value-type="float" office:value="380982542.27030003" table:style-name="ce1">
            <text:p>380982542,3</text:p>
          </table:table-cell>
          <table:table-cell office:value-type="float" office:value="480365523.50169998" table:style-name="ce1">
            <text:p>480365523,5</text:p>
          </table:table-cell>
          <table:table-cell office:value-type="float" office:value="552543100.15799999" table:style-name="ce1">
            <text:p>552543100,2</text:p>
          </table:table-cell>
          <table:table-cell office:value-type="float" office:value="613595202.60959995" table:style-name="ce1">
            <text:p>613595202,6</text:p>
          </table:table-cell>
          <table:table-cell office:value-type="float" office:value="644283990.54610014" table:style-name="ce1">
            <text:p>644283990,5</text:p>
          </table:table-cell>
          <table:table-cell office:value-type="float" office:value="666281792.64850008" table:style-name="ce1">
            <text:p>666281792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754753999999998" table:style-name="ce1">
            <text:p>-39,754754</text:p>
          </table:table-cell>
          <table:table-cell office:value-type="float" office:value="-19.439834999999999" table:style-name="ce1">
            <text:p>-19,439835</text:p>
          </table:table-cell>
          <table:table-cell office:value-type="float" office:value="6748940.2652000003" table:style-name="ce1">
            <text:p>6748940,265</text:p>
          </table:table-cell>
          <table:table-cell office:value-type="float" office:value="10273952.3334" table:style-name="ce1">
            <text:p>10273952,33</text:p>
          </table:table-cell>
          <table:table-cell office:value-type="float" office:value="22083752.3332" table:style-name="ce1">
            <text:p>22083752,33</text:p>
          </table:table-cell>
          <table:table-cell office:value-type="float" office:value="285642496.50450003" table:style-name="ce1">
            <text:p>285642496,5</text:p>
          </table:table-cell>
          <table:table-cell office:value-type="float" office:value="417880363.03829998" table:style-name="ce1">
            <text:p>417880363</text:p>
          </table:table-cell>
          <table:table-cell office:value-type="float" office:value="496696961.47780001" table:style-name="ce1">
            <text:p>496696961,5</text:p>
          </table:table-cell>
          <table:table-cell office:value-type="float" office:value="540144830.64199996" table:style-name="ce1">
            <text:p>540144830,6</text:p>
          </table:table-cell>
          <table:table-cell office:value-type="float" office:value="557798324.71880007" table:style-name="ce1">
            <text:p>557798324,7</text:p>
          </table:table-cell>
          <table:table-cell office:value-type="float" office:value="569111847.5625" table:style-name="ce1">
            <text:p>569111847,6</text:p>
          </table:table-cell>
          <table:table-cell office:value-type="float" office:value="578729873.11479998" table:style-name="ce1">
            <text:p>578729873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39.959659000000002" table:style-name="ce1">
            <text:p>-39,959659</text:p>
          </table:table-cell>
          <table:table-cell office:value-type="float" office:value="-19.785843" table:style-name="ce1">
            <text:p>-19,785843</text:p>
          </table:table-cell>
          <table:table-cell office:value-type="float" office:value="1425346.8406999998" table:style-name="ce1">
            <text:p>1425346,841</text:p>
          </table:table-cell>
          <table:table-cell office:value-type="float" office:value="5321446.8405999998" table:style-name="ce1">
            <text:p>5321446,841</text:p>
          </table:table-cell>
          <table:table-cell office:value-type="float" office:value="146431546.8407" table:style-name="ce1">
            <text:p>146431546,8</text:p>
          </table:table-cell>
          <table:table-cell office:value-type="float" office:value="217829770.59330001" table:style-name="ce1">
            <text:p>217829770,6</text:p>
          </table:table-cell>
          <table:table-cell office:value-type="float" office:value="286532201.00340003" table:style-name="ce1">
            <text:p>286532201</text:p>
          </table:table-cell>
          <table:table-cell office:value-type="float" office:value="348501890.50010002" table:style-name="ce1">
            <text:p>348501890,5</text:p>
          </table:table-cell>
          <table:table-cell office:value-type="float" office:value="385088544.95899993" table:style-name="ce1">
            <text:p>385088545</text:p>
          </table:table-cell>
          <table:table-cell office:value-type="float" office:value="408623737.85280001" table:style-name="ce1">
            <text:p>408623737,9</text:p>
          </table:table-cell>
          <table:table-cell office:value-type="float" office:value="432655792.00209999" table:style-name="ce1">
            <text:p>432655792</text:p>
          </table:table-cell>
          <table:table-cell office:value-type="float" office:value="452535080.81809998" table:style-name="ce1">
            <text:p>452535080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194457" table:style-name="ce1">
            <text:p>-40,194457</text:p>
          </table:table-cell>
          <table:table-cell office:value-type="float" office:value="-20.091971999999998" table:style-name="ce1">
            <text:p>-20,091972</text:p>
          </table:table-cell>
          <table:table-cell office:value-type="float" office:value="32013196.480900001" table:style-name="ce1">
            <text:p>32013196,48</text:p>
          </table:table-cell>
          <table:table-cell office:value-type="float" office:value="45379821.7632" table:style-name="ce1">
            <text:p>45379821,76</text:p>
          </table:table-cell>
          <table:table-cell office:value-type="float" office:value="55321901.201700002" table:style-name="ce1">
            <text:p>55321901,2</text:p>
          </table:table-cell>
          <table:table-cell office:value-type="float" office:value="80515652.344900012" table:style-name="ce1">
            <text:p>80515652,34</text:p>
          </table:table-cell>
          <table:table-cell office:value-type="float" office:value="113064217.1436" table:style-name="ce1">
            <text:p>113064217,1</text:p>
          </table:table-cell>
          <table:table-cell office:value-type="float" office:value="123673788.24779999" table:style-name="ce1">
            <text:p>123673788,2</text:p>
          </table:table-cell>
          <table:table-cell office:value-type="float" office:value="137061569.2277" table:style-name="ce1">
            <text:p>137061569,2</text:p>
          </table:table-cell>
          <table:table-cell office:value-type="float" office:value="145910873.07409999" table:style-name="ce1">
            <text:p>145910873,1</text:p>
          </table:table-cell>
          <table:table-cell office:value-type="float" office:value="152838788.9549" table:style-name="ce1">
            <text:p>152838789</text:p>
          </table:table-cell>
          <table:table-cell office:value-type="float" office:value="161745852.3976" table:style-name="ce1">
            <text:p>161745852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319372999999999" table:style-name="ce1">
            <text:p>-40,319373</text:p>
          </table:table-cell>
          <table:table-cell office:value-type="float" office:value="-20.384077000000001" table:style-name="ce1">
            <text:p>-20,384077</text:p>
          </table:table-cell>
          <table:table-cell office:value-type="float" office:value="30655683.054600004" table:style-name="ce1">
            <text:p>30655683,05</text:p>
          </table:table-cell>
          <table:table-cell office:value-type="float" office:value="110225522.14549999" table:style-name="ce1">
            <text:p>110225522,1</text:p>
          </table:table-cell>
          <table:table-cell office:value-type="float" office:value="141111882.21149999" table:style-name="ce1">
            <text:p>141111882,2</text:p>
          </table:table-cell>
          <table:table-cell office:value-type="float" office:value="162332247.51539999" table:style-name="ce1">
            <text:p>162332247,5</text:p>
          </table:table-cell>
          <table:table-cell office:value-type="float" office:value="179968777.8371" table:style-name="ce1">
            <text:p>179968777,8</text:p>
          </table:table-cell>
          <table:table-cell office:value-type="float" office:value="198443974.81889999" table:style-name="ce1">
            <text:p>198443974,8</text:p>
          </table:table-cell>
          <table:table-cell office:value-type="float" office:value="213242863.57110003" table:style-name="ce1">
            <text:p>213242863,6</text:p>
          </table:table-cell>
          <table:table-cell office:value-type="float" office:value="227152337.28040001" table:style-name="ce1">
            <text:p>227152337,3</text:p>
          </table:table-cell>
          <table:table-cell office:value-type="float" office:value="238128124.42890003" table:style-name="ce1">
            <text:p>238128124,4</text:p>
          </table:table-cell>
          <table:table-cell office:value-type="float" office:value="250901174.03669998" table:style-name="ce1">
            <text:p>25090117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498766000000003" table:style-name="ce1">
            <text:p>-40,498766</text:p>
          </table:table-cell>
          <table:table-cell office:value-type="float" office:value="-20.667114000000002" table:style-name="ce1">
            <text:p>-20,667114</text:p>
          </table:table-cell>
          <table:table-cell office:value-type="float" office:value="3275216.9454999999" table:style-name="ce1">
            <text:p>3275216,946</text:p>
          </table:table-cell>
          <table:table-cell office:value-type="float" office:value="5146288.3470999999" table:style-name="ce1">
            <text:p>5146288,347</text:p>
          </table:table-cell>
          <table:table-cell office:value-type="float" office:value="16421488.347000001" table:style-name="ce1">
            <text:p>16421488,35</text:p>
          </table:table-cell>
          <table:table-cell office:value-type="float" office:value="25159027.6888" table:style-name="ce1">
            <text:p>25159027,69</text:p>
          </table:table-cell>
          <table:table-cell office:value-type="float" office:value="31942981.8178" table:style-name="ce1">
            <text:p>31942981,82</text:p>
          </table:table-cell>
          <table:table-cell office:value-type="float" office:value="51813184.849799998" table:style-name="ce1">
            <text:p>51813184,85</text:p>
          </table:table-cell>
          <table:table-cell office:value-type="float" office:value="90798536.075800002" table:style-name="ce1">
            <text:p>90798536,08</text:p>
          </table:table-cell>
          <table:table-cell office:value-type="float" office:value="102925430.1372" table:style-name="ce1">
            <text:p>102925430,1</text:p>
          </table:table-cell>
          <table:table-cell office:value-type="float" office:value="112510564.44550002" table:style-name="ce1">
            <text:p>112510564,4</text:p>
          </table:table-cell>
          <table:table-cell office:value-type="float" office:value="123816503.13510001" table:style-name="ce1">
            <text:p>123816503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753822999999997" table:style-name="ce1">
            <text:p>-40,753823</text:p>
          </table:table-cell>
          <table:table-cell office:value-type="float" office:value="-20.971346" table:style-name="ce1">
            <text:p>-20,971346</text:p>
          </table:table-cell>
          <table:table-cell office:value-type="float" office:value="17115300" table:style-name="ce1">
            <text:p>17115300</text:p>
          </table:table-cell>
          <table:table-cell office:value-type="float" office:value="25919999.999899998" table:style-name="ce1">
            <text:p>25920000</text:p>
          </table:table-cell>
          <table:table-cell office:value-type="float" office:value="60985226.218499996" table:style-name="ce1">
            <text:p>60985226,22</text:p>
          </table:table-cell>
          <table:table-cell office:value-type="float" office:value="88544599.559200004" table:style-name="ce1">
            <text:p>88544599,56</text:p>
          </table:table-cell>
          <table:table-cell office:value-type="float" office:value="111572725.3203" table:style-name="ce1">
            <text:p>111572725,3</text:p>
          </table:table-cell>
          <table:table-cell office:value-type="float" office:value="145968892.18689999" table:style-name="ce1">
            <text:p>145968892,2</text:p>
          </table:table-cell>
          <table:table-cell office:value-type="float" office:value="193044560.22130001" table:style-name="ce1">
            <text:p>193044560,2</text:p>
          </table:table-cell>
          <table:table-cell office:value-type="float" office:value="219645620.25039998" table:style-name="ce1">
            <text:p>219645620,3</text:p>
          </table:table-cell>
          <table:table-cell office:value-type="float" office:value="237561363.10190001" table:style-name="ce1">
            <text:p>237561363,1</text:p>
          </table:table-cell>
          <table:table-cell office:value-type="float" office:value="255298559.15319997" table:style-name="ce1">
            <text:p>255298559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0.952133000000003" table:style-name="ce1">
            <text:p>-40,952133</text:p>
          </table:table-cell>
          <table:table-cell office:value-type="float" office:value="-21.310285" table:style-name="ce1">
            <text:p>-21,310285</text:p>
          </table:table-cell>
          <table:table-cell office:value-type="float" office:value="178200" table:style-name="ce1">
            <text:p>178200</text:p>
          </table:table-cell>
          <table:table-cell office:value-type="float" office:value="639900" table:style-name="ce1">
            <text:p>639900</text:p>
          </table:table-cell>
          <table:table-cell office:value-type="float" office:value="2591673.7812999999" table:style-name="ce1">
            <text:p>2591673,781</text:p>
          </table:table-cell>
          <table:table-cell office:value-type="float" office:value="126596553.6961" table:style-name="ce1">
            <text:p>126596553,7</text:p>
          </table:table-cell>
          <table:table-cell office:value-type="float" office:value="160090498.30140001" table:style-name="ce1">
            <text:p>160090498,3</text:p>
          </table:table-cell>
          <table:table-cell office:value-type="float" office:value="198174731.27380002" table:style-name="ce1">
            <text:p>198174731,3</text:p>
          </table:table-cell>
          <table:table-cell office:value-type="float" office:value="225226123.48049998" table:style-name="ce1">
            <text:p>225226123,5</text:p>
          </table:table-cell>
          <table:table-cell office:value-type="float" office:value="248585146.0528" table:style-name="ce1">
            <text:p>248585146,1</text:p>
          </table:table-cell>
          <table:table-cell office:value-type="float" office:value="268459491.47900003" table:style-name="ce1">
            <text:p>268459491,5</text:p>
          </table:table-cell>
          <table:table-cell office:value-type="float" office:value="284982601.3671" table:style-name="ce1">
            <text:p>284982601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004978000000001" table:style-name="ce1">
            <text:p>-41,004978</text:p>
          </table:table-cell>
          <table:table-cell office:value-type="float" office:value="-21.704127" table:style-name="ce1">
            <text:p>-21,704127</text:p>
          </table:table-cell>
          <table:table-cell office:value-type="float" office:value="7252183.4788999995" table:style-name="ce1">
            <text:p>7252183,479</text:p>
          </table:table-cell>
          <table:table-cell office:value-type="float" office:value="19774783.4789" table:style-name="ce1">
            <text:p>19774783,48</text:p>
          </table:table-cell>
          <table:table-cell office:value-type="float" office:value="114249032.0457" table:style-name="ce1">
            <text:p>114249032</text:p>
          </table:table-cell>
          <table:table-cell office:value-type="float" office:value="399493352.52989995" table:style-name="ce1">
            <text:p>399493352,5</text:p>
          </table:table-cell>
          <table:table-cell office:value-type="float" office:value="564597275.31340003" table:style-name="ce1">
            <text:p>564597275,3</text:p>
          </table:table-cell>
          <table:table-cell office:value-type="float" office:value="650664453.97629988" table:style-name="ce1">
            <text:p>650664454</text:p>
          </table:table-cell>
          <table:table-cell office:value-type="float" office:value="687994706.71089995" table:style-name="ce1">
            <text:p>687994706,7</text:p>
          </table:table-cell>
          <table:table-cell office:value-type="float" office:value="703019668.1098001" table:style-name="ce1">
            <text:p>703019668,1</text:p>
          </table:table-cell>
          <table:table-cell office:value-type="float" office:value="710880544.23660004" table:style-name="ce1">
            <text:p>710880544,2</text:p>
          </table:table-cell>
          <table:table-cell office:value-type="float" office:value="716514635.71370006" table:style-name="ce1">
            <text:p>716514635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12968" table:style-name="ce1">
            <text:p>-41,12968</text:p>
          </table:table-cell>
          <table:table-cell office:value-type="float" office:value="-22.033168" table:style-name="ce1">
            <text:p>-22,033168</text:p>
          </table:table-cell>
          <table:table-cell office:value-type="float" office:value="1668599.9999000002" table:style-name="ce1">
            <text:p>1668600</text:p>
          </table:table-cell>
          <table:table-cell office:value-type="float" office:value="107805147.61620001" table:style-name="ce1">
            <text:p>107805147,6</text:p>
          </table:table-cell>
          <table:table-cell office:value-type="float" office:value="389685684.70489997" table:style-name="ce1">
            <text:p>389685684,7</text:p>
          </table:table-cell>
          <table:table-cell office:value-type="float" office:value="550605003.45790005" table:style-name="ce1">
            <text:p>550605003,5</text:p>
          </table:table-cell>
          <table:table-cell office:value-type="float" office:value="637737832.19400001" table:style-name="ce1">
            <text:p>637737832,2</text:p>
          </table:table-cell>
          <table:table-cell office:value-type="float" office:value="673066564.92010009" table:style-name="ce1">
            <text:p>673066564,9</text:p>
          </table:table-cell>
          <table:table-cell office:value-type="float" office:value="686047652.41299999" table:style-name="ce1">
            <text:p>686047652,4</text:p>
          </table:table-cell>
          <table:table-cell office:value-type="float" office:value="690127162.9526" table:style-name="ce1">
            <text:p>690127163</text:p>
          </table:table-cell>
          <table:table-cell office:value-type="float" office:value="691702077.38530016" table:style-name="ce1">
            <text:p>691702077,4</text:p>
          </table:table-cell>
          <table:table-cell office:value-type="float" office:value="692161673.22130013" table:style-name="ce1">
            <text:p>692161673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493003999999999" table:style-name="ce1">
            <text:p>-41,493004</text:p>
          </table:table-cell>
          <table:table-cell office:value-type="float" office:value="-22.229517000000001" table:style-name="ce1">
            <text:p>-22,229517</text:p>
          </table:table-cell>
          <table:table-cell office:value-type="float" office:value="607500" table:style-name="ce1">
            <text:p>607500</text:p>
          </table:table-cell>
          <table:table-cell office:value-type="float" office:value="80008435.408199996" table:style-name="ce1">
            <text:p>80008435,41</text:p>
          </table:table-cell>
          <table:table-cell office:value-type="float" office:value="124809877.5113" table:style-name="ce1">
            <text:p>124809877,5</text:p>
          </table:table-cell>
          <table:table-cell office:value-type="float" office:value="165319865.4501" table:style-name="ce1">
            <text:p>165319865,5</text:p>
          </table:table-cell>
          <table:table-cell office:value-type="float" office:value="201100806.31959999" table:style-name="ce1">
            <text:p>201100806,3</text:p>
          </table:table-cell>
          <table:table-cell office:value-type="float" office:value="238806409.43329999" table:style-name="ce1">
            <text:p>238806409,4</text:p>
          </table:table-cell>
          <table:table-cell office:value-type="float" office:value="290072724.4271" table:style-name="ce1">
            <text:p>290072724,4</text:p>
          </table:table-cell>
          <table:table-cell office:value-type="float" office:value="360449166.59389997" table:style-name="ce1">
            <text:p>360449166,6</text:p>
          </table:table-cell>
          <table:table-cell office:value-type="float" office:value="428559377.15589994" table:style-name="ce1">
            <text:p>428559377,2</text:p>
          </table:table-cell>
          <table:table-cell office:value-type="float" office:value="483823044.54719996" table:style-name="ce1">
            <text:p>483823044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1.847669000000003" table:style-name="ce1">
            <text:p>-41,847669</text:p>
          </table:table-cell>
          <table:table-cell office:value-type="float" office:value="-22.455601999999999" table:style-name="ce1">
            <text:p>-22,455602</text:p>
          </table:table-cell>
          <table:table-cell office:value-type="float" office:value="64800" table:style-name="ce1">
            <text:p>64800</text:p>
          </table:table-cell>
          <table:table-cell office:value-type="float" office:value="2405700" table:style-name="ce1">
            <text:p>2405700</text:p>
          </table:table-cell>
          <table:table-cell office:value-type="float" office:value="2535300" table:style-name="ce1">
            <text:p>2535300</text:p>
          </table:table-cell>
          <table:table-cell office:value-type="float" office:value="2916000" table:style-name="ce1">
            <text:p>2916000</text:p>
          </table:table-cell>
          <table:table-cell office:value-type="float" office:value="3717900" table:style-name="ce1">
            <text:p>3717900</text:p>
          </table:table-cell>
          <table:table-cell office:value-type="float" office:value="5189313.0016000001" table:style-name="ce1">
            <text:p>5189313,002</text:p>
          </table:table-cell>
          <table:table-cell office:value-type="float" office:value="157806463.20490003" table:style-name="ce1">
            <text:p>157806463,2</text:p>
          </table:table-cell>
          <table:table-cell office:value-type="float" office:value="218781598.3536" table:style-name="ce1">
            <text:p>218781598,4</text:p>
          </table:table-cell>
          <table:table-cell office:value-type="float" office:value="251835221.56490001" table:style-name="ce1">
            <text:p>251835221,6</text:p>
          </table:table-cell>
          <table:table-cell office:value-type="float" office:value="282109589.98460007" table:style-name="ce1">
            <text:p>282109590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060929000000002" table:style-name="ce1">
            <text:p>-42,060929</text:p>
          </table:table-cell>
          <table:table-cell office:value-type="float" office:value="-22.775897000000001" table:style-name="ce1">
            <text:p>-22,775897</text:p>
          </table:table-cell>
          <table:table-cell office:value-type="float" office:value="226800" table:style-name="ce1">
            <text:p>226800</text:p>
          </table:table-cell>
          <table:table-cell office:value-type="float" office:value="1611900.0001000001" table:style-name="ce1">
            <text:p>1611900</text:p>
          </table:table-cell>
          <table:table-cell office:value-type="float" office:value="118723612.99606001" table:style-name="ce1">
            <text:p>118723613</text:p>
          </table:table-cell>
          <table:table-cell office:value-type="float" office:value="125029850.56586" table:style-name="ce1">
            <text:p>125029850,6</text:p>
          </table:table-cell>
          <table:table-cell office:value-type="float" office:value="139107844.97256002" table:style-name="ce1">
            <text:p>139107845</text:p>
          </table:table-cell>
          <table:table-cell office:value-type="float" office:value="151217127.20806" table:style-name="ce1">
            <text:p>151217127,2</text:p>
          </table:table-cell>
          <table:table-cell office:value-type="float" office:value="317141992.71595997" table:style-name="ce1">
            <text:p>317141992,7</text:p>
          </table:table-cell>
          <table:table-cell office:value-type="float" office:value="371663878.97236001" table:style-name="ce1">
            <text:p>371663879</text:p>
          </table:table-cell>
          <table:table-cell office:value-type="float" office:value="409763734.99346" table:style-name="ce1">
            <text:p>409763735</text:p>
          </table:table-cell>
          <table:table-cell office:value-type="float" office:value="437765961.25055999" table:style-name="ce1">
            <text:p>437765961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352623999999999" table:style-name="ce1">
            <text:p>-42,352624</text:p>
          </table:table-cell>
          <table:table-cell office:value-type="float" office:value="-22.941931" table:style-name="ce1">
            <text:p>-22,941931</text:p>
          </table:table-cell>
          <table:table-cell office:value-type="float" office:value="32400" table:style-name="ce1">
            <text:p>32400</text:p>
          </table:table-cell>
          <table:table-cell office:value-type="float" office:value="129600" table:style-name="ce1">
            <text:p>129600</text:p>
          </table:table-cell>
          <table:table-cell office:value-type="float" office:value="151277846.99769998" table:style-name="ce1">
            <text:p>151277847</text:p>
          </table:table-cell>
          <table:table-cell office:value-type="float" office:value="156995076.21280003" table:style-name="ce1">
            <text:p>156995076,2</text:p>
          </table:table-cell>
          <table:table-cell office:value-type="float" office:value="182760366.68900001" table:style-name="ce1">
            <text:p>182760366,7</text:p>
          </table:table-cell>
          <table:table-cell office:value-type="float" office:value="207185589.69520003" table:style-name="ce1">
            <text:p>207185589,7</text:p>
          </table:table-cell>
          <table:table-cell office:value-type="float" office:value="222878648.48520005" table:style-name="ce1">
            <text:p>222878648,5</text:p>
          </table:table-cell>
          <table:table-cell office:value-type="float" office:value="242585581.36180001" table:style-name="ce1">
            <text:p>242585581,4</text:p>
          </table:table-cell>
          <table:table-cell office:value-type="float" office:value="253701189.84789997" table:style-name="ce1">
            <text:p>253701189,8</text:p>
          </table:table-cell>
          <table:table-cell office:value-type="float" office:value="263457205.55680001" table:style-name="ce1">
            <text:p>263457205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2.798380000000002" table:style-name="ce1">
            <text:p>-42,79838</text:p>
          </table:table-cell>
          <table:table-cell office:value-type="float" office:value="-22.953315" table:style-name="ce1">
            <text:p>-22,953315</text:p>
          </table:table-cell>
          <table:table-cell office:value-type="float" office:value="81000" table:style-name="ce1">
            <text:p>81000</text:p>
          </table:table-cell>
          <table:table-cell office:value-type="float" office:value="324000" table:style-name="ce1">
            <text:p>324000</text:p>
          </table:table-cell>
          <table:table-cell office:value-type="float" office:value="11562640.006100001" table:style-name="ce1">
            <text:p>11562640,01</text:p>
          </table:table-cell>
          <table:table-cell office:value-type="float" office:value="13446873.221100001" table:style-name="ce1">
            <text:p>13446873,22</text:p>
          </table:table-cell>
          <table:table-cell office:value-type="float" office:value="69590502.6567" table:style-name="ce1">
            <text:p>69590502,66</text:p>
          </table:table-cell>
          <table:table-cell office:value-type="float" office:value="83167857.140899986" table:style-name="ce1">
            <text:p>83167857,14</text:p>
          </table:table-cell>
          <table:table-cell office:value-type="float" office:value="108242258.72340001" table:style-name="ce1">
            <text:p>108242258,7</text:p>
          </table:table-cell>
          <table:table-cell office:value-type="float" office:value="122220395.20029999" table:style-name="ce1">
            <text:p>122220395,2</text:p>
          </table:table-cell>
          <table:table-cell office:value-type="float" office:value="132601171.38309999" table:style-name="ce1">
            <text:p>132601171,4</text:p>
          </table:table-cell>
          <table:table-cell office:value-type="float" office:value="143936886.6742" table:style-name="ce1">
            <text:p>143936886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225887" table:style-name="ce1">
            <text:p>-43,225887</text:p>
          </table:table-cell>
          <table:table-cell office:value-type="float" office:value="-22.991785" table:style-name="ce1">
            <text:p>-22,991785</text:p>
          </table:table-cell>
          <table:table-cell office:value-type="float" office:value="623700" table:style-name="ce1">
            <text:p>623700</text:p>
          </table:table-cell>
          <table:table-cell office:value-type="float" office:value="2592000.0001999997" table:style-name="ce1">
            <text:p>2592000</text:p>
          </table:table-cell>
          <table:table-cell office:value-type="float" office:value="4539100.5591000002" table:style-name="ce1">
            <text:p>4539100,559</text:p>
          </table:table-cell>
          <table:table-cell office:value-type="float" office:value="9949894.9520999994" table:style-name="ce1">
            <text:p>9949894,952</text:p>
          </table:table-cell>
          <table:table-cell office:value-type="float" office:value="18826151.522599999" table:style-name="ce1">
            <text:p>18826151,52</text:p>
          </table:table-cell>
          <table:table-cell office:value-type="float" office:value="66029456.953400001" table:style-name="ce1">
            <text:p>66029456,95</text:p>
          </table:table-cell>
          <table:table-cell office:value-type="float" office:value="86904759.272499993" table:style-name="ce1">
            <text:p>86904759,27</text:p>
          </table:table-cell>
          <table:table-cell office:value-type="float" office:value="105568378.8599" table:style-name="ce1">
            <text:p>105568378,9</text:p>
          </table:table-cell>
          <table:table-cell office:value-type="float" office:value="121056064.16690001" table:style-name="ce1">
            <text:p>121056064,2</text:p>
          </table:table-cell>
          <table:table-cell office:value-type="float" office:value="134841169.9357" table:style-name="ce1">
            <text:p>134841169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654288000000001" table:style-name="ce1">
            <text:p>-43,654288</text:p>
          </table:table-cell>
          <table:table-cell office:value-type="float" office:value="-23.044156999999998" table:style-name="ce1">
            <text:p>-23,044157</text:p>
          </table:table-cell>
          <table:table-cell office:value-type="float" office:value="680400" table:style-name="ce1">
            <text:p>680400</text:p>
          </table:table-cell>
          <table:table-cell office:value-type="float" office:value="9484936.5535000004" table:style-name="ce1">
            <text:p>9484936,554</text:p>
          </table:table-cell>
          <table:table-cell office:value-type="float" office:value="41197805.515499994" table:style-name="ce1">
            <text:p>41197805,52</text:p>
          </table:table-cell>
          <table:table-cell office:value-type="float" office:value="76707085.84709999" table:style-name="ce1">
            <text:p>76707085,85</text:p>
          </table:table-cell>
          <table:table-cell office:value-type="float" office:value="107163978.4278" table:style-name="ce1">
            <text:p>107163978,4</text:p>
          </table:table-cell>
          <table:table-cell office:value-type="float" office:value="152421180.43830001" table:style-name="ce1">
            <text:p>152421180,4</text:p>
          </table:table-cell>
          <table:table-cell office:value-type="float" office:value="172924424.52709997" table:style-name="ce1">
            <text:p>172924424,5</text:p>
          </table:table-cell>
          <table:table-cell office:value-type="float" office:value="189771164.73859999" table:style-name="ce1">
            <text:p>189771164,7</text:p>
          </table:table-cell>
          <table:table-cell office:value-type="float" office:value="202306124.06259999" table:style-name="ce1">
            <text:p>202306124,1</text:p>
          </table:table-cell>
          <table:table-cell office:value-type="float" office:value="212801847.65400001" table:style-name="ce1">
            <text:p>212801847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3.934657000000001" table:style-name="ce1">
            <text:p>-43,934657</text:p>
          </table:table-cell>
          <table:table-cell office:value-type="float" office:value="-23.021127" table:style-name="ce1">
            <text:p>-23,021127</text:p>
          </table:table-cell>
          <table:table-cell office:value-type="float" office:value="712799.99999999988" table:style-name="ce1">
            <text:p>712800</text:p>
          </table:table-cell>
          <table:table-cell office:value-type="float" office:value="2422063.4459999995" table:style-name="ce1">
            <text:p>2422063,446</text:p>
          </table:table-cell>
          <table:table-cell office:value-type="float" office:value="7244642.287800001" table:style-name="ce1">
            <text:p>7244642,288</text:p>
          </table:table-cell>
          <table:table-cell office:value-type="float" office:value="25681361.9564" table:style-name="ce1">
            <text:p>25681361,96</text:p>
          </table:table-cell>
          <table:table-cell office:value-type="float" office:value="40429998.487900004" table:style-name="ce1">
            <text:p>40429998,49</text:p>
          </table:table-cell>
          <table:table-cell office:value-type="float" office:value="52365040.910099998" table:style-name="ce1">
            <text:p>52365040,91</text:p>
          </table:table-cell>
          <table:table-cell office:value-type="float" office:value="60865627.259100005" table:style-name="ce1">
            <text:p>60865627,26</text:p>
          </table:table-cell>
          <table:table-cell office:value-type="float" office:value="67510450.43249999" table:style-name="ce1">
            <text:p>67510450,43</text:p>
          </table:table-cell>
          <table:table-cell office:value-type="float" office:value="72849181.37910001" table:style-name="ce1">
            <text:p>72849181,38</text:p>
          </table:table-cell>
          <table:table-cell office:value-type="float" office:value="77427860.542300001" table:style-name="ce1">
            <text:p>77427860,5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207543000000001" table:style-name="ce1">
            <text:p>-44,207543</text:p>
          </table:table-cell>
          <table:table-cell office:value-type="float" office:value="-22.989871000000001" table:style-name="ce1">
            <text:p>-22,989871</text:p>
          </table:table-cell>
          <table:table-cell office:value-type="float" office:value="764765.46889999998" table:style-name="ce1">
            <text:p>764765,4689</text:p>
          </table:table-cell>
          <table:table-cell office:value-type="float" office:value="2200611.7259499999" table:style-name="ce1">
            <text:p>2200611,726</text:p>
          </table:table-cell>
          <table:table-cell office:value-type="float" office:value="5302911.7259200001" table:style-name="ce1">
            <text:p>5302911,726</text:p>
          </table:table-cell>
          <table:table-cell office:value-type="float" office:value="14501304.14992" table:style-name="ce1">
            <text:p>14501304,15</text:p>
          </table:table-cell>
          <table:table-cell office:value-type="float" office:value="24553417.209519997" table:style-name="ce1">
            <text:p>24553417,21</text:p>
          </table:table-cell>
          <table:table-cell office:value-type="float" office:value="32708489.752219997" table:style-name="ce1">
            <text:p>32708489,75</text:p>
          </table:table-cell>
          <table:table-cell office:value-type="float" office:value="39024388.937719993" table:style-name="ce1">
            <text:p>39024388,94</text:p>
          </table:table-cell>
          <table:table-cell office:value-type="float" office:value="46983375.650619999" table:style-name="ce1">
            <text:p>46983375,65</text:p>
          </table:table-cell>
          <table:table-cell office:value-type="float" office:value="52851847.578120001" table:style-name="ce1">
            <text:p>52851847,58</text:p>
          </table:table-cell>
          <table:table-cell office:value-type="float" office:value="58243292.788720004" table:style-name="ce1">
            <text:p>58243292,7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549129000000001" table:style-name="ce1">
            <text:p>-44,549129</text:p>
          </table:table-cell>
          <table:table-cell office:value-type="float" office:value="-23.117229999999999" table:style-name="ce1">
            <text:p>-23,11723</text:p>
          </table:table-cell>
          <table:table-cell office:value-type="float" office:value="498178.07499999995" table:style-name="ce1">
            <text:p>498178,075</text:p>
          </table:table-cell>
          <table:table-cell office:value-type="float" office:value="1403231.8178999999" table:style-name="ce1">
            <text:p>1403231,818</text:p>
          </table:table-cell>
          <table:table-cell office:value-type="float" office:value="3833231.8179000001" table:style-name="ce1">
            <text:p>3833231,818</text:p>
          </table:table-cell>
          <table:table-cell office:value-type="float" office:value="7113259.5188999996" table:style-name="ce1">
            <text:p>7113259,519</text:p>
          </table:table-cell>
          <table:table-cell office:value-type="float" office:value="17481246.459399998" table:style-name="ce1">
            <text:p>17481246,46</text:p>
          </table:table-cell>
          <table:table-cell office:value-type="float" office:value="24743323.168300003" table:style-name="ce1">
            <text:p>24743323,17</text:p>
          </table:table-cell>
          <table:table-cell office:value-type="float" office:value="30888827.695500005" table:style-name="ce1">
            <text:p>30888827,7</text:p>
          </table:table-cell>
          <table:table-cell office:value-type="float" office:value="36221158.789399996" table:style-name="ce1">
            <text:p>36221158,79</text:p>
          </table:table-cell>
          <table:table-cell office:value-type="float" office:value="41094778.9027" table:style-name="ce1">
            <text:p>41094778,9</text:p>
          </table:table-cell>
          <table:table-cell office:value-type="float" office:value="44792558.504300006" table:style-name="ce1">
            <text:p>44792558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696992000000002" table:style-name="ce1">
            <text:p>-44,696992</text:p>
          </table:table-cell>
          <table:table-cell office:value-type="float" office:value="-23.286427" table:style-name="ce1">
            <text:p>-23,286427</text:p>
          </table:table-cell>
          <table:table-cell office:value-type="float" office:value="300356.45600000001" table:style-name="ce1">
            <text:p>300356,456</text:p>
          </table:table-cell>
          <table:table-cell office:value-type="float" office:value="794456.45610000007" table:style-name="ce1">
            <text:p>794456,4561</text:p>
          </table:table-cell>
          <table:table-cell office:value-type="float" office:value="1482956.4561000001" table:style-name="ce1">
            <text:p>1482956,456</text:p>
          </table:table-cell>
          <table:table-cell office:value-type="float" office:value="3167756.4561000001" table:style-name="ce1">
            <text:p>3167756,456</text:p>
          </table:table-cell>
          <table:table-cell office:value-type="float" office:value="6278156.4561000001" table:style-name="ce1">
            <text:p>6278156,456</text:p>
          </table:table-cell>
          <table:table-cell office:value-type="float" office:value="9793556.4561000001" table:style-name="ce1">
            <text:p>9793556,456</text:p>
          </table:table-cell>
          <table:table-cell office:value-type="float" office:value="13151375.837300001" table:style-name="ce1">
            <text:p>13151375,84</text:p>
          </table:table-cell>
          <table:table-cell office:value-type="float" office:value="15491396.909899998" table:style-name="ce1">
            <text:p>15491396,91</text:p>
          </table:table-cell>
          <table:table-cell office:value-type="float" office:value="17995814.599600002" table:style-name="ce1">
            <text:p>17995814,6</text:p>
          </table:table-cell>
          <table:table-cell office:value-type="float" office:value="20344814.599600002" table:style-name="ce1">
            <text:p>20344814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4.878549" table:style-name="ce1">
            <text:p>-44,878549</text:p>
          </table:table-cell>
          <table:table-cell office:value-type="float" office:value="-23.413450000000001" table:style-name="ce1">
            <text:p>-23,41345</text:p>
          </table:table-cell>
          <table:table-cell office:value-type="float" office:value="380700.0001" table:style-name="ce1">
            <text:p>380700,0001</text:p>
          </table:table-cell>
          <table:table-cell office:value-type="float" office:value="1206900.0001000001" table:style-name="ce1">
            <text:p>1206900</text:p>
          </table:table-cell>
          <table:table-cell office:value-type="float" office:value="4202104.5810000002" table:style-name="ce1">
            <text:p>4202104,581</text:p>
          </table:table-cell>
          <table:table-cell office:value-type="float" office:value="9281699.9134000018" table:style-name="ce1">
            <text:p>9281699,913</text:p>
          </table:table-cell>
          <table:table-cell office:value-type="float" office:value="13517126.7139" table:style-name="ce1">
            <text:p>13517126,71</text:p>
          </table:table-cell>
          <table:table-cell office:value-type="float" office:value="17372674.499400001" table:style-name="ce1">
            <text:p>17372674,5</text:p>
          </table:table-cell>
          <table:table-cell office:value-type="float" office:value="20866857.298" table:style-name="ce1">
            <text:p>20866857,3</text:p>
          </table:table-cell>
          <table:table-cell office:value-type="float" office:value="24062831.379399996" table:style-name="ce1">
            <text:p>24062831,38</text:p>
          </table:table-cell>
          <table:table-cell office:value-type="float" office:value="29293058.123099998" table:style-name="ce1">
            <text:p>29293058,12</text:p>
          </table:table-cell>
          <table:table-cell office:value-type="float" office:value="32902780.722899999" table:style-name="ce1">
            <text:p>32902780,7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233662000000002" table:style-name="ce1">
            <text:p>-45,233662</text:p>
          </table:table-cell>
          <table:table-cell office:value-type="float" office:value="-23.570726000000001" table:style-name="ce1">
            <text:p>-23,570726</text:p>
          </table:table-cell>
          <table:table-cell office:value-type="float" office:value="761400.00009999995" table:style-name="ce1">
            <text:p>761400,0001</text:p>
          </table:table-cell>
          <table:table-cell office:value-type="float" office:value="2235600.0002000001" table:style-name="ce1">
            <text:p>2235600</text:p>
          </table:table-cell>
          <table:table-cell office:value-type="float" office:value="5420644.6796000004" table:style-name="ce1">
            <text:p>5420644,68</text:p>
          </table:table-cell>
          <table:table-cell office:value-type="float" office:value="12753947.2234" table:style-name="ce1">
            <text:p>12753947,22</text:p>
          </table:table-cell>
          <table:table-cell office:value-type="float" office:value="19242920.423100002" table:style-name="ce1">
            <text:p>19242920,42</text:p>
          </table:table-cell>
          <table:table-cell office:value-type="float" office:value="25095766.450699996" table:style-name="ce1">
            <text:p>25095766,45</text:p>
          </table:table-cell>
          <table:table-cell office:value-type="float" office:value="30034913.863499999" table:style-name="ce1">
            <text:p>30034913,86</text:p>
          </table:table-cell>
          <table:table-cell office:value-type="float" office:value="34436739.781800002" table:style-name="ce1">
            <text:p>34436739,78</text:p>
          </table:table-cell>
          <table:table-cell office:value-type="float" office:value="37926605.163200006" table:style-name="ce1">
            <text:p>37926605,16</text:p>
          </table:table-cell>
          <table:table-cell office:value-type="float" office:value="40949638.898599997" table:style-name="ce1">
            <text:p>40949638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539498999999999" table:style-name="ce1">
            <text:p>-45,539499</text:p>
          </table:table-cell>
          <table:table-cell office:value-type="float" office:value="-23.723838000000001" table:style-name="ce1">
            <text:p>-23,723838</text:p>
          </table:table-cell>
          <table:table-cell office:value-type="float" office:value="7743600" table:style-name="ce1">
            <text:p>7743600</text:p>
          </table:table-cell>
          <table:table-cell office:value-type="float" office:value="31673655.436799996" table:style-name="ce1">
            <text:p>31673655,44</text:p>
          </table:table-cell>
          <table:table-cell office:value-type="float" office:value="45415110.5977" table:style-name="ce1">
            <text:p>45415110,6</text:p>
          </table:table-cell>
          <table:table-cell office:value-type="float" office:value="56434204.593400002" table:style-name="ce1">
            <text:p>56434204,59</text:p>
          </table:table-cell>
          <table:table-cell office:value-type="float" office:value="65104807.837300003" table:style-name="ce1">
            <text:p>65104807,84</text:p>
          </table:table-cell>
          <table:table-cell office:value-type="float" office:value="73635202.213200003" table:style-name="ce1">
            <text:p>73635202,21</text:p>
          </table:table-cell>
          <table:table-cell office:value-type="float" office:value="81085005.547899991" table:style-name="ce1">
            <text:p>81085005,55</text:p>
          </table:table-cell>
          <table:table-cell office:value-type="float" office:value="86553702.374300003" table:style-name="ce1">
            <text:p>86553702,37</text:p>
          </table:table-cell>
          <table:table-cell office:value-type="float" office:value="91458216.474299997" table:style-name="ce1">
            <text:p>91458216,47</text:p>
          </table:table-cell>
          <table:table-cell office:value-type="float" office:value="95624377.103699997" table:style-name="ce1">
            <text:p>95624377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5.866295999999998" table:style-name="ce1">
            <text:p>-45,866296</text:p>
          </table:table-cell>
          <table:table-cell office:value-type="float" office:value="-23.810155999999999" table:style-name="ce1">
            <text:p>-23,810156</text:p>
          </table:table-cell>
          <table:table-cell office:value-type="float" office:value="97200" table:style-name="ce1">
            <text:p>97200</text:p>
          </table:table-cell>
          <table:table-cell office:value-type="float" office:value="137700" table:style-name="ce1">
            <text:p>137700</text:p>
          </table:table-cell>
          <table:table-cell office:value-type="float" office:value="324000" table:style-name="ce1">
            <text:p>324000</text:p>
          </table:table-cell>
          <table:table-cell office:value-type="float" office:value="899099.99989999994" table:style-name="ce1">
            <text:p>899099,9999</text:p>
          </table:table-cell>
          <table:table-cell office:value-type="float" office:value="2121636.1499000001" table:style-name="ce1">
            <text:p>2121636,15</text:p>
          </table:table-cell>
          <table:table-cell office:value-type="float" office:value="11090639.875399997" table:style-name="ce1">
            <text:p>11090639,88</text:p>
          </table:table-cell>
          <table:table-cell office:value-type="float" office:value="17182671.815499999" table:style-name="ce1">
            <text:p>17182671,82</text:p>
          </table:table-cell>
          <table:table-cell office:value-type="float" office:value="25506802.163399994" table:style-name="ce1">
            <text:p>25506802,16</text:p>
          </table:table-cell>
          <table:table-cell office:value-type="float" office:value="33203167.825599998" table:style-name="ce1">
            <text:p>33203167,83</text:p>
          </table:table-cell>
          <table:table-cell office:value-type="float" office:value="45072719.893300004" table:style-name="ce1">
            <text:p>45072719,8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6.241754999999998" table:style-name="ce1">
            <text:p>-46,241755</text:p>
          </table:table-cell>
          <table:table-cell office:value-type="float" office:value="-23.931996999999999" table:style-name="ce1">
            <text:p>-23,931997</text:p>
          </table:table-cell>
          <table:table-cell office:value-type="float" office:value="823594.36939999997" table:style-name="ce1">
            <text:p>823594,3694</text:p>
          </table:table-cell>
          <table:table-cell office:value-type="float" office:value="2078951.4988000002" table:style-name="ce1">
            <text:p>2078951,499</text:p>
          </table:table-cell>
          <table:table-cell office:value-type="float" office:value="6557744.5881000003" table:style-name="ce1">
            <text:p>6557744,588</text:p>
          </table:table-cell>
          <table:table-cell office:value-type="float" office:value="15984575.4234" table:style-name="ce1">
            <text:p>15984575,42</text:p>
          </table:table-cell>
          <table:table-cell office:value-type="float" office:value="42557261.389400005" table:style-name="ce1">
            <text:p>42557261,39</text:p>
          </table:table-cell>
          <table:table-cell office:value-type="float" office:value="77165773.795499995" table:style-name="ce1">
            <text:p>77165773,8</text:p>
          </table:table-cell>
          <table:table-cell office:value-type="float" office:value="114995384.12900001" table:style-name="ce1">
            <text:p>114995384,1</text:p>
          </table:table-cell>
          <table:table-cell office:value-type="float" office:value="143958848.55340001" table:style-name="ce1">
            <text:p>143958848,6</text:p>
          </table:table-cell>
          <table:table-cell office:value-type="float" office:value="174680651.68150002" table:style-name="ce1">
            <text:p>174680651,7</text:p>
          </table:table-cell>
          <table:table-cell office:value-type="float" office:value="191374297.5388" table:style-name="ce1">
            <text:p>191374297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6.600872000000003" table:style-name="ce1">
            <text:p>-46,600872</text:p>
          </table:table-cell>
          <table:table-cell office:value-type="float" office:value="-24.114716999999999" table:style-name="ce1">
            <text:p>-24,114717</text:p>
          </table:table-cell>
          <table:table-cell office:value-type="float" office:value="431905.63059999997" table:style-name="ce1">
            <text:p>431905,6306</text:p>
          </table:table-cell>
          <table:table-cell office:value-type="float" office:value="1152948.5011" table:style-name="ce1">
            <text:p>1152948,501</text:p>
          </table:table-cell>
          <table:table-cell office:value-type="float" office:value="4263855.4117000001" table:style-name="ce1">
            <text:p>4263855,412</text:p>
          </table:table-cell>
          <table:table-cell office:value-type="float" office:value="9425124.5765000004" table:style-name="ce1">
            <text:p>9425124,577</text:p>
          </table:table-cell>
          <table:table-cell office:value-type="float" office:value="17415702.4606" table:style-name="ce1">
            <text:p>17415702,46</text:p>
          </table:table-cell>
          <table:table-cell office:value-type="float" office:value="43892456.573599994" table:style-name="ce1">
            <text:p>43892456,57</text:p>
          </table:table-cell>
          <table:table-cell office:value-type="float" office:value="78737722.089000002" table:style-name="ce1">
            <text:p>78737722,09</text:p>
          </table:table-cell>
          <table:table-cell office:value-type="float" office:value="113868953.3425" table:style-name="ce1">
            <text:p>113868953,3</text:p>
          </table:table-cell>
          <table:table-cell office:value-type="float" office:value="151651596.6882" table:style-name="ce1">
            <text:p>151651596,7</text:p>
          </table:table-cell>
          <table:table-cell office:value-type="float" office:value="188735040.64630002" table:style-name="ce1">
            <text:p>188735040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6.956386999999999" table:style-name="ce1">
            <text:p>-46,956387</text:p>
          </table:table-cell>
          <table:table-cell office:value-type="float" office:value="-24.338521" table:style-name="ce1">
            <text:p>-24,338521</text:p>
          </table:table-cell>
          <table:table-cell office:value-type="float" office:value="16200" table:style-name="ce1">
            <text:p>16200</text:p>
          </table:table-cell>
          <table:table-cell office:value-type="float" office:value="97200" table:style-name="ce1">
            <text:p>97200</text:p>
          </table:table-cell>
          <table:table-cell office:value-type="float" office:value="218700" table:style-name="ce1">
            <text:p>218700</text:p>
          </table:table-cell>
          <table:table-cell office:value-type="float" office:value="518400" table:style-name="ce1">
            <text:p>518400</text:p>
          </table:table-cell>
          <table:table-cell office:value-type="float" office:value="1328399.9999000002" table:style-name="ce1">
            <text:p>1328400</text:p>
          </table:table-cell>
          <table:table-cell office:value-type="float" office:value="7535629.7555999998" table:style-name="ce1">
            <text:p>7535629,756</text:p>
          </table:table-cell>
          <table:table-cell office:value-type="float" office:value="15438858.787" table:style-name="ce1">
            <text:p>15438858,79</text:p>
          </table:table-cell>
          <table:table-cell office:value-type="float" office:value="25923532.761400003" table:style-name="ce1">
            <text:p>25923532,76</text:p>
          </table:table-cell>
          <table:table-cell office:value-type="float" office:value="36719873.633900002" table:style-name="ce1">
            <text:p>36719873,63</text:p>
          </table:table-cell>
          <table:table-cell office:value-type="float" office:value="54322533.778799996" table:style-name="ce1">
            <text:p>54322533,7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7.299739000000002" table:style-name="ce1">
            <text:p>-47,299739</text:p>
          </table:table-cell>
          <table:table-cell office:value-type="float" office:value="-24.586033" table:style-name="ce1">
            <text:p>-24,586033</text:p>
          </table:table-cell>
          <table:table-cell office:value-type="float" office:value="1442077.3921999999" table:style-name="ce1">
            <text:p>1442077,392</text:p>
          </table:table-cell>
          <table:table-cell office:value-type="float" office:value="5435377.3921999997" table:style-name="ce1">
            <text:p>5435377,392</text:p>
          </table:table-cell>
          <table:table-cell office:value-type="float" office:value="11836827.156300001" table:style-name="ce1">
            <text:p>11836827,16</text:p>
          </table:table-cell>
          <table:table-cell office:value-type="float" office:value="17759457.773000002" table:style-name="ce1">
            <text:p>17759457,77</text:p>
          </table:table-cell>
          <table:table-cell office:value-type="float" office:value="24833326.982799999" table:style-name="ce1">
            <text:p>24833326,98</text:p>
          </table:table-cell>
          <table:table-cell office:value-type="float" office:value="31851943.304499999" table:style-name="ce1">
            <text:p>31851943,3</text:p>
          </table:table-cell>
          <table:table-cell office:value-type="float" office:value="65333852.0634" table:style-name="ce1">
            <text:p>65333852,06</text:p>
          </table:table-cell>
          <table:table-cell office:value-type="float" office:value="94431681.820300013" table:style-name="ce1">
            <text:p>94431681,82</text:p>
          </table:table-cell>
          <table:table-cell office:value-type="float" office:value="112753271.7025" table:style-name="ce1">
            <text:p>112753271,7</text:p>
          </table:table-cell>
          <table:table-cell office:value-type="float" office:value="129026480.21460003" table:style-name="ce1">
            <text:p>129026480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7.673785000000002" table:style-name="ce1">
            <text:p>-47,673785</text:p>
          </table:table-cell>
          <table:table-cell office:value-type="float" office:value="-24.805796999999998" table:style-name="ce1">
            <text:p>-24,805797</text:p>
          </table:table-cell>
          <table:table-cell office:value-type="float" office:value="3085822.6078999997" table:style-name="ce1">
            <text:p>3085822,608</text:p>
          </table:table-cell>
          <table:table-cell office:value-type="float" office:value="8553322.6076999996" table:style-name="ce1">
            <text:p>8553322,608</text:p>
          </table:table-cell>
          <table:table-cell office:value-type="float" office:value="22797082.236500002" table:style-name="ce1">
            <text:p>22797082,24</text:p>
          </table:table-cell>
          <table:table-cell office:value-type="float" office:value="41724985.1545" table:style-name="ce1">
            <text:p>41724985,15</text:p>
          </table:table-cell>
          <table:table-cell office:value-type="float" office:value="68361090.697500005" table:style-name="ce1">
            <text:p>68361090,7</text:p>
          </table:table-cell>
          <table:table-cell office:value-type="float" office:value="95360489.507799998" table:style-name="ce1">
            <text:p>95360489,51</text:p>
          </table:table-cell>
          <table:table-cell office:value-type="float" office:value="131458574.48819999" table:style-name="ce1">
            <text:p>131458574,5</text:p>
          </table:table-cell>
          <table:table-cell office:value-type="float" office:value="158209261.7719" table:style-name="ce1">
            <text:p>158209261,8</text:p>
          </table:table-cell>
          <table:table-cell office:value-type="float" office:value="181984021.67559999" table:style-name="ce1">
            <text:p>181984021,7</text:p>
          </table:table-cell>
          <table:table-cell office:value-type="float" office:value="209609509.1424" table:style-name="ce1">
            <text:p>209609509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7.877681000000003" table:style-name="ce1">
            <text:p>-47,877681</text:p>
          </table:table-cell>
          <table:table-cell office:value-type="float" office:value="-24.999863000000001" table:style-name="ce1">
            <text:p>-24,999863</text:p>
          </table:table-cell>
          <table:table-cell office:value-type="float" office:value="1540169.4419999998" table:style-name="ce1">
            <text:p>1540169,442</text:p>
          </table:table-cell>
          <table:table-cell office:value-type="float" office:value="5431779.678700001" table:style-name="ce1">
            <text:p>5431779,679</text:p>
          </table:table-cell>
          <table:table-cell office:value-type="float" office:value="14467106.921499999" table:style-name="ce1">
            <text:p>14467106,92</text:p>
          </table:table-cell>
          <table:table-cell office:value-type="float" office:value="26653946.555399999" table:style-name="ce1">
            <text:p>26653946,56</text:p>
          </table:table-cell>
          <table:table-cell office:value-type="float" office:value="41418294.994800001" table:style-name="ce1">
            <text:p>41418294,99</text:p>
          </table:table-cell>
          <table:table-cell office:value-type="float" office:value="60151785.453699991" table:style-name="ce1">
            <text:p>60151785,45</text:p>
          </table:table-cell>
          <table:table-cell office:value-type="float" office:value="75075212.677000001" table:style-name="ce1">
            <text:p>75075212,68</text:p>
          </table:table-cell>
          <table:table-cell office:value-type="float" office:value="89705350.413900003" table:style-name="ce1">
            <text:p>89705350,41</text:p>
          </table:table-cell>
          <table:table-cell office:value-type="float" office:value="101460883.62190001" table:style-name="ce1">
            <text:p>101460883,6</text:p>
          </table:table-cell>
          <table:table-cell office:value-type="float" office:value="112960959.81649999" table:style-name="ce1">
            <text:p>112960959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034410000000001" table:style-name="ce1">
            <text:p>-48,03441</text:p>
          </table:table-cell>
          <table:table-cell office:value-type="float" office:value="-25.231559000000001" table:style-name="ce1">
            <text:p>-25,231559</text:p>
          </table:table-cell>
          <table:table-cell office:value-type="float" office:value="1375830.5579000001" table:style-name="ce1">
            <text:p>1375830,558</text:p>
          </table:table-cell>
          <table:table-cell office:value-type="float" office:value="5487020.3211999992" table:style-name="ce1">
            <text:p>5487020,321</text:p>
          </table:table-cell>
          <table:table-cell office:value-type="float" office:value="14357435.5098" table:style-name="ce1">
            <text:p>14357435,51</text:p>
          </table:table-cell>
          <table:table-cell office:value-type="float" office:value="25373768.661799997" table:style-name="ce1">
            <text:p>25373768,66</text:p>
          </table:table-cell>
          <table:table-cell office:value-type="float" office:value="40026071.7509" table:style-name="ce1">
            <text:p>40026071,75</text:p>
          </table:table-cell>
          <table:table-cell office:value-type="float" office:value="49320238.172200002" table:style-name="ce1">
            <text:p>49320238,17</text:p>
          </table:table-cell>
          <table:table-cell office:value-type="float" office:value="60301935.796899997" table:style-name="ce1">
            <text:p>60301935,8</text:p>
          </table:table-cell>
          <table:table-cell office:value-type="float" office:value="66323543.983899996" table:style-name="ce1">
            <text:p>66323543,98</text:p>
          </table:table-cell>
          <table:table-cell office:value-type="float" office:value="71830913.028899997" table:style-name="ce1">
            <text:p>71830913,03</text:p>
          </table:table-cell>
          <table:table-cell office:value-type="float" office:value="77022938.051100001" table:style-name="ce1">
            <text:p>77022938,0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300015999999999" table:style-name="ce1">
            <text:p>-48,300016</text:p>
          </table:table-cell>
          <table:table-cell office:value-type="float" office:value="-25.496711000000001" table:style-name="ce1">
            <text:p>-25,496711</text:p>
          </table:table-cell>
          <table:table-cell office:value-type="float" office:value="10173600.000000002" table:style-name="ce1">
            <text:p>10173600</text:p>
          </table:table-cell>
          <table:table-cell office:value-type="float" office:value="22971600" table:style-name="ce1">
            <text:p>22971600</text:p>
          </table:table-cell>
          <table:table-cell office:value-type="float" office:value="44255713.370100006" table:style-name="ce1">
            <text:p>44255713,37</text:p>
          </table:table-cell>
          <table:table-cell office:value-type="float" office:value="71033727.803000003" table:style-name="ce1">
            <text:p>71033727,8</text:p>
          </table:table-cell>
          <table:table-cell office:value-type="float" office:value="107591703.81930001" table:style-name="ce1">
            <text:p>107591703,8</text:p>
          </table:table-cell>
          <table:table-cell office:value-type="float" office:value="140757034.2789" table:style-name="ce1">
            <text:p>140757034,3</text:p>
          </table:table-cell>
          <table:table-cell office:value-type="float" office:value="168047655.20770001" table:style-name="ce1">
            <text:p>168047655,2</text:p>
          </table:table-cell>
          <table:table-cell office:value-type="float" office:value="190169114.98059997" table:style-name="ce1">
            <text:p>190169115</text:p>
          </table:table-cell>
          <table:table-cell office:value-type="float" office:value="211311413.49850002" table:style-name="ce1">
            <text:p>211311413,5</text:p>
          </table:table-cell>
          <table:table-cell office:value-type="float" office:value="234087436.67849997" table:style-name="ce1">
            <text:p>234087436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511642999999999" table:style-name="ce1">
            <text:p>-48,511643</text:p>
          </table:table-cell>
          <table:table-cell office:value-type="float" office:value="-25.799251000000002" table:style-name="ce1">
            <text:p>-25,799251</text:p>
          </table:table-cell>
          <table:table-cell office:value-type="float" office:value="899100" table:style-name="ce1">
            <text:p>899100</text:p>
          </table:table-cell>
          <table:table-cell office:value-type="float" office:value="3256199.9999000002" table:style-name="ce1">
            <text:p>3256200</text:p>
          </table:table-cell>
          <table:table-cell office:value-type="float" office:value="14452752.6272" table:style-name="ce1">
            <text:p>14452752,63</text:p>
          </table:table-cell>
          <table:table-cell office:value-type="float" office:value="39637470.807599999" table:style-name="ce1">
            <text:p>39637470,81</text:p>
          </table:table-cell>
          <table:table-cell office:value-type="float" office:value="61013854.890599996" table:style-name="ce1">
            <text:p>61013854,89</text:p>
          </table:table-cell>
          <table:table-cell office:value-type="float" office:value="83357079.622999996" table:style-name="ce1">
            <text:p>83357079,62</text:p>
          </table:table-cell>
          <table:table-cell office:value-type="float" office:value="104555535.96570003" table:style-name="ce1">
            <text:p>104555536</text:p>
          </table:table-cell>
          <table:table-cell office:value-type="float" office:value="129554080.11669998" table:style-name="ce1">
            <text:p>129554080,1</text:p>
          </table:table-cell>
          <table:table-cell office:value-type="float" office:value="152358846.16870001" table:style-name="ce1">
            <text:p>152358846,2</text:p>
          </table:table-cell>
          <table:table-cell office:value-type="float" office:value="179660652.83029994" table:style-name="ce1">
            <text:p>179660652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570740000000001" table:style-name="ce1">
            <text:p>-48,57074</text:p>
          </table:table-cell>
          <table:table-cell office:value-type="float" office:value="-26.150189000000001" table:style-name="ce1">
            <text:p>-26,150189</text:p>
          </table:table-cell>
          <table:table-cell office:value-type="float" office:value="367641.61910000001" table:style-name="ce1">
            <text:p>367641,6191</text:p>
          </table:table-cell>
          <table:table-cell office:value-type="float" office:value="1817541.6191" table:style-name="ce1">
            <text:p>1817541,619</text:p>
          </table:table-cell>
          <table:table-cell office:value-type="float" office:value="7195934.8782000002" table:style-name="ce1">
            <text:p>7195934,878</text:p>
          </table:table-cell>
          <table:table-cell office:value-type="float" office:value="15770879.114" table:style-name="ce1">
            <text:p>15770879,11</text:p>
          </table:table-cell>
          <table:table-cell office:value-type="float" office:value="36264791.179800004" table:style-name="ce1">
            <text:p>36264791,18</text:p>
          </table:table-cell>
          <table:table-cell office:value-type="float" office:value="48559094.502699994" table:style-name="ce1">
            <text:p>48559094,5</text:p>
          </table:table-cell>
          <table:table-cell office:value-type="float" office:value="59734720.595199995" table:style-name="ce1">
            <text:p>59734720,6</text:p>
          </table:table-cell>
          <table:table-cell office:value-type="float" office:value="73199390.087899998" table:style-name="ce1">
            <text:p>73199390,09</text:p>
          </table:table-cell>
          <table:table-cell office:value-type="float" office:value="91601992.924899995" table:style-name="ce1">
            <text:p>91601992,92</text:p>
          </table:table-cell>
          <table:table-cell office:value-type="float" office:value="114640375.05119999" table:style-name="ce1">
            <text:p>114640375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14480999999998" table:style-name="ce1">
            <text:p>-48,614481</text:p>
          </table:table-cell>
          <table:table-cell office:value-type="float" office:value="-26.504162000000001" table:style-name="ce1">
            <text:p>-26,504162</text:p>
          </table:table-cell>
          <table:table-cell office:value-type="float" office:value="3831299.9999000002" table:style-name="ce1">
            <text:p>3831300</text:p>
          </table:table-cell>
          <table:table-cell office:value-type="float" office:value="11267099.9999" table:style-name="ce1">
            <text:p>11267100</text:p>
          </table:table-cell>
          <table:table-cell office:value-type="float" office:value="20808900.000100002" table:style-name="ce1">
            <text:p>20808900</text:p>
          </table:table-cell>
          <table:table-cell office:value-type="float" office:value="34996015.101499997" table:style-name="ce1">
            <text:p>34996015,1</text:p>
          </table:table-cell>
          <table:table-cell office:value-type="float" office:value="63010127.412" table:style-name="ce1">
            <text:p>63010127,41</text:p>
          </table:table-cell>
          <table:table-cell office:value-type="float" office:value="78751695.529699996" table:style-name="ce1">
            <text:p>78751695,53</text:p>
          </table:table-cell>
          <table:table-cell office:value-type="float" office:value="94777721.851500005" table:style-name="ce1">
            <text:p>94777721,85</text:p>
          </table:table-cell>
          <table:table-cell office:value-type="float" office:value="114560587.41390002" table:style-name="ce1">
            <text:p>114560587,4</text:p>
          </table:table-cell>
          <table:table-cell office:value-type="float" office:value="219111206.48150003" table:style-name="ce1">
            <text:p>219111206,5</text:p>
          </table:table-cell>
          <table:table-cell office:value-type="float" office:value="251727927.6182" table:style-name="ce1">
            <text:p>251727927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50013999999999" table:style-name="ce1">
            <text:p>-48,650014</text:p>
          </table:table-cell>
          <table:table-cell office:value-type="float" office:value="-26.884208999999998" table:style-name="ce1">
            <text:p>-26,884209</text:p>
          </table:table-cell>
          <table:table-cell office:value-type="float" office:value="810000" table:style-name="ce1">
            <text:p>810000</text:p>
          </table:table-cell>
          <table:table-cell office:value-type="float" office:value="2268000" table:style-name="ce1">
            <text:p>2268000</text:p>
          </table:table-cell>
          <table:table-cell office:value-type="float" office:value="6480000.0000999998" table:style-name="ce1">
            <text:p>6480000</text:p>
          </table:table-cell>
          <table:table-cell office:value-type="float" office:value="80925291.136100009" table:style-name="ce1">
            <text:p>80925291,14</text:p>
          </table:table-cell>
          <table:table-cell office:value-type="float" office:value="139322911.72819999" table:style-name="ce1">
            <text:p>139322911,7</text:p>
          </table:table-cell>
          <table:table-cell office:value-type="float" office:value="184911525.59910002" table:style-name="ce1">
            <text:p>184911525,6</text:p>
          </table:table-cell>
          <table:table-cell office:value-type="float" office:value="214430997.02589998" table:style-name="ce1">
            <text:p>214430997</text:p>
          </table:table-cell>
          <table:table-cell office:value-type="float" office:value="236113001.4346" table:style-name="ce1">
            <text:p>236113001,4</text:p>
          </table:table-cell>
          <table:table-cell office:value-type="float" office:value="252715263.3698" table:style-name="ce1">
            <text:p>252715263,4</text:p>
          </table:table-cell>
          <table:table-cell office:value-type="float" office:value="266642644.56669998" table:style-name="ce1">
            <text:p>266642644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19095999999999" table:style-name="ce1">
            <text:p>-48,619096</text:p>
          </table:table-cell>
          <table:table-cell office:value-type="float" office:value="-27.167494000000001" table:style-name="ce1">
            <text:p>-27,167494</text:p>
          </table:table-cell>
          <table:table-cell office:value-type="float" office:value="10538100" table:style-name="ce1">
            <text:p>10538100</text:p>
          </table:table-cell>
          <table:table-cell office:value-type="float" office:value="43360796.3354" table:style-name="ce1">
            <text:p>43360796,34</text:p>
          </table:table-cell>
          <table:table-cell office:value-type="float" office:value="70392728.210199997" table:style-name="ce1">
            <text:p>70392728,21</text:p>
          </table:table-cell>
          <table:table-cell office:value-type="float" office:value="98012342.342199996" table:style-name="ce1">
            <text:p>98012342,34</text:p>
          </table:table-cell>
          <table:table-cell office:value-type="float" office:value="115119592.00869997" table:style-name="ce1">
            <text:p>115119592</text:p>
          </table:table-cell>
          <table:table-cell office:value-type="float" office:value="132805784.37380001" table:style-name="ce1">
            <text:p>132805784,4</text:p>
          </table:table-cell>
          <table:table-cell office:value-type="float" office:value="148508985.3161" table:style-name="ce1">
            <text:p>148508985,3</text:p>
          </table:table-cell>
          <table:table-cell office:value-type="float" office:value="162556613.64919999" table:style-name="ce1">
            <text:p>162556613,6</text:p>
          </table:table-cell>
          <table:table-cell office:value-type="float" office:value="176193671.55040002" table:style-name="ce1">
            <text:p>176193671,6</text:p>
          </table:table-cell>
          <table:table-cell office:value-type="float" office:value="187479916.96139997" table:style-name="ce1">
            <text:p>18747991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31456999999997" table:style-name="ce1">
            <text:p>-48,631457</text:p>
          </table:table-cell>
          <table:table-cell office:value-type="float" office:value="-27.452486" table:style-name="ce1">
            <text:p>-27,452486</text:p>
          </table:table-cell>
          <table:table-cell office:value-type="float" office:value="2632500.00012" table:style-name="ce1">
            <text:p>2632500</text:p>
          </table:table-cell>
          <table:table-cell office:value-type="float" office:value="8159619.8899499997" table:style-name="ce1">
            <text:p>8159619,89</text:p>
          </table:table-cell>
          <table:table-cell office:value-type="float" office:value="39460914.379739992" table:style-name="ce1">
            <text:p>39460914,38</text:p>
          </table:table-cell>
          <table:table-cell office:value-type="float" office:value="56731130.002489991" table:style-name="ce1">
            <text:p>56731130</text:p>
          </table:table-cell>
          <table:table-cell office:value-type="float" office:value="77147091.63391" table:style-name="ce1">
            <text:p>77147091,63</text:p>
          </table:table-cell>
          <table:table-cell office:value-type="float" office:value="100174342.16088" table:style-name="ce1">
            <text:p>100174342,2</text:p>
          </table:table-cell>
          <table:table-cell office:value-type="float" office:value="118435606.63839" table:style-name="ce1">
            <text:p>118435606,6</text:p>
          </table:table-cell>
          <table:table-cell office:value-type="float" office:value="133101668.58532001" table:style-name="ce1">
            <text:p>133101668,6</text:p>
          </table:table-cell>
          <table:table-cell office:value-type="float" office:value="146680924.15832001" table:style-name="ce1">
            <text:p>146680924,2</text:p>
          </table:table-cell>
          <table:table-cell office:value-type="float" office:value="161688830.83641997" table:style-name="ce1">
            <text:p>161688830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30924999999998" table:style-name="ce1">
            <text:p>-48,630925</text:p>
          </table:table-cell>
          <table:table-cell office:value-type="float" office:value="-27.833371" table:style-name="ce1">
            <text:p>-27,833371</text:p>
          </table:table-cell>
          <table:table-cell office:value-type="float" office:value="7168500" table:style-name="ce1">
            <text:p>7168500</text:p>
          </table:table-cell>
          <table:table-cell office:value-type="float" office:value="29349983.774219997" table:style-name="ce1">
            <text:p>29349983,77</text:p>
          </table:table-cell>
          <table:table-cell office:value-type="float" office:value="72879249.705219984" table:style-name="ce1">
            <text:p>72879249,71</text:p>
          </table:table-cell>
          <table:table-cell office:value-type="float" office:value="107328173.16071999" table:style-name="ce1">
            <text:p>107328173,2</text:p>
          </table:table-cell>
          <table:table-cell office:value-type="float" office:value="138777449.94052002" table:style-name="ce1">
            <text:p>138777449,9</text:p>
          </table:table-cell>
          <table:table-cell office:value-type="float" office:value="167212165.07551998" table:style-name="ce1">
            <text:p>167212165,1</text:p>
          </table:table-cell>
          <table:table-cell office:value-type="float" office:value="186326891.40922001" table:style-name="ce1">
            <text:p>186326891,4</text:p>
          </table:table-cell>
          <table:table-cell office:value-type="float" office:value="207319932.64322001" table:style-name="ce1">
            <text:p>207319932,6</text:p>
          </table:table-cell>
          <table:table-cell office:value-type="float" office:value="219892213.46921998" table:style-name="ce1">
            <text:p>219892213,5</text:p>
          </table:table-cell>
          <table:table-cell office:value-type="float" office:value="230742117.97581998" table:style-name="ce1">
            <text:p>23074211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674174999999998" table:style-name="ce1">
            <text:p>-48,674175</text:p>
          </table:table-cell>
          <table:table-cell office:value-type="float" office:value="-28.213435" table:style-name="ce1">
            <text:p>-28,213435</text:p>
          </table:table-cell>
          <table:table-cell office:value-type="float" office:value="907200.00009999995" table:style-name="ce1">
            <text:p>907200,0001</text:p>
          </table:table-cell>
          <table:table-cell office:value-type="float" office:value="4191037.1817000005" table:style-name="ce1">
            <text:p>4191037,182</text:p>
          </table:table-cell>
          <table:table-cell office:value-type="float" office:value="54169102.97389999" table:style-name="ce1">
            <text:p>54169102,97</text:p>
          </table:table-cell>
          <table:table-cell office:value-type="float" office:value="79570575.216199994" table:style-name="ce1">
            <text:p>79570575,22</text:p>
          </table:table-cell>
          <table:table-cell office:value-type="float" office:value="95749131.166299984" table:style-name="ce1">
            <text:p>95749131,17</text:p>
          </table:table-cell>
          <table:table-cell office:value-type="float" office:value="109019704.92970002" table:style-name="ce1">
            <text:p>109019704,9</text:p>
          </table:table-cell>
          <table:table-cell office:value-type="float" office:value="129027438.67029999" table:style-name="ce1">
            <text:p>129027438,7</text:p>
          </table:table-cell>
          <table:table-cell office:value-type="float" office:value="142359839.52650002" table:style-name="ce1">
            <text:p>142359839,5</text:p>
          </table:table-cell>
          <table:table-cell office:value-type="float" office:value="154918175.36069998" table:style-name="ce1">
            <text:p>154918175,4</text:p>
          </table:table-cell>
          <table:table-cell office:value-type="float" office:value="167117538.70840001" table:style-name="ce1">
            <text:p>167117538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8.852730999999999" table:style-name="ce1">
            <text:p>-48,852731</text:p>
          </table:table-cell>
          <table:table-cell office:value-type="float" office:value="-28.540348000000002" table:style-name="ce1">
            <text:p>-28,540348</text:p>
          </table:table-cell>
          <table:table-cell office:value-type="float" office:value="98456049.50999999" table:style-name="ce1">
            <text:p>98456049,51</text:p>
          </table:table-cell>
          <table:table-cell office:value-type="float" office:value="165451405.09120002" table:style-name="ce1">
            <text:p>165451405,1</text:p>
          </table:table-cell>
          <table:table-cell office:value-type="float" office:value="207431322.99440002" table:style-name="ce1">
            <text:p>207431323</text:p>
          </table:table-cell>
          <table:table-cell office:value-type="float" office:value="239767659.25389993" table:style-name="ce1">
            <text:p>239767659,3</text:p>
          </table:table-cell>
          <table:table-cell office:value-type="float" office:value="263598607.08669999" table:style-name="ce1">
            <text:p>263598607,1</text:p>
          </table:table-cell>
          <table:table-cell office:value-type="float" office:value="280732822.15069997" table:style-name="ce1">
            <text:p>280732822,2</text:p>
          </table:table-cell>
          <table:table-cell office:value-type="float" office:value="296367276.83350003" table:style-name="ce1">
            <text:p>296367276,8</text:p>
          </table:table-cell>
          <table:table-cell office:value-type="float" office:value="307931237.34759998" table:style-name="ce1">
            <text:p>307931237,3</text:p>
          </table:table-cell>
          <table:table-cell office:value-type="float" office:value="317352523.92000008" table:style-name="ce1">
            <text:p>317352523,9</text:p>
          </table:table-cell>
          <table:table-cell office:value-type="float" office:value="325461272.3876" table:style-name="ce1">
            <text:p>325461272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154305000000001" table:style-name="ce1">
            <text:p>-49,154305</text:p>
          </table:table-cell>
          <table:table-cell office:value-type="float" office:value="-28.798188" table:style-name="ce1">
            <text:p>-28,798188</text:p>
          </table:table-cell>
          <table:table-cell office:value-type="float" office:value="2963032.8884000001" table:style-name="ce1">
            <text:p>2963032,888</text:p>
          </table:table-cell>
          <table:table-cell office:value-type="float" office:value="18038826.405099999" table:style-name="ce1">
            <text:p>18038826,41</text:p>
          </table:table-cell>
          <table:table-cell office:value-type="float" office:value="53860479.567099996" table:style-name="ce1">
            <text:p>53860479,57</text:p>
          </table:table-cell>
          <table:table-cell office:value-type="float" office:value="68229007.179400012" table:style-name="ce1">
            <text:p>68229007,18</text:p>
          </table:table-cell>
          <table:table-cell office:value-type="float" office:value="82229852.634799987" table:style-name="ce1">
            <text:p>82229852,63</text:p>
          </table:table-cell>
          <table:table-cell office:value-type="float" office:value="105718986.70100001" table:style-name="ce1">
            <text:p>105718986,7</text:p>
          </table:table-cell>
          <table:table-cell office:value-type="float" office:value="121354222.4277" table:style-name="ce1">
            <text:p>121354222,4</text:p>
          </table:table-cell>
          <table:table-cell office:value-type="float" office:value="136236645.12260002" table:style-name="ce1">
            <text:p>136236645,1</text:p>
          </table:table-cell>
          <table:table-cell office:value-type="float" office:value="149363362.3021" table:style-name="ce1">
            <text:p>149363362,3</text:p>
          </table:table-cell>
          <table:table-cell office:value-type="float" office:value="222338737.83660004" table:style-name="ce1">
            <text:p>222338737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478653000000001" table:style-name="ce1">
            <text:p>-49,478653</text:p>
          </table:table-cell>
          <table:table-cell office:value-type="float" office:value="-29.068595999999999" table:style-name="ce1">
            <text:p>-29,068596</text:p>
          </table:table-cell>
          <table:table-cell office:value-type="float" office:value="1118817.6018000001" table:style-name="ce1">
            <text:p>1118817,602</text:p>
          </table:table-cell>
          <table:table-cell office:value-type="float" office:value="13229825.316399999" table:style-name="ce1">
            <text:p>13229825,32</text:p>
          </table:table-cell>
          <table:table-cell office:value-type="float" office:value="57278065.077299997" table:style-name="ce1">
            <text:p>57278065,08</text:p>
          </table:table-cell>
          <table:table-cell office:value-type="float" office:value="171243677.63809997" table:style-name="ce1">
            <text:p>171243677,6</text:p>
          </table:table-cell>
          <table:table-cell office:value-type="float" office:value="198089373.05419996" table:style-name="ce1">
            <text:p>198089373,1</text:p>
          </table:table-cell>
          <table:table-cell office:value-type="float" office:value="227894160.79540002" table:style-name="ce1">
            <text:p>227894160,8</text:p>
          </table:table-cell>
          <table:table-cell office:value-type="float" office:value="279788130.34430003" table:style-name="ce1">
            <text:p>279788130,3</text:p>
          </table:table-cell>
          <table:table-cell office:value-type="float" office:value="363888276.06279999" table:style-name="ce1">
            <text:p>363888276,1</text:p>
          </table:table-cell>
          <table:table-cell office:value-type="float" office:value="424105298.77130002" table:style-name="ce1">
            <text:p>424105298,8</text:p>
          </table:table-cell>
          <table:table-cell office:value-type="float" office:value="474244667.61199999" table:style-name="ce1">
            <text:p>474244667,6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750839999999997" table:style-name="ce1">
            <text:p>-49,75084</text:p>
          </table:table-cell>
          <table:table-cell office:value-type="float" office:value="-29.379387999999999" table:style-name="ce1">
            <text:p>-29,379388</text:p>
          </table:table-cell>
          <table:table-cell office:value-type="float" office:value="56700" table:style-name="ce1">
            <text:p>56700</text:p>
          </table:table-cell>
          <table:table-cell office:value-type="float" office:value="836948.58490000002" table:style-name="ce1">
            <text:p>836948,5849</text:p>
          </table:table-cell>
          <table:table-cell office:value-type="float" office:value="58790202.603400007" table:style-name="ce1">
            <text:p>58790202,6</text:p>
          </table:table-cell>
          <table:table-cell office:value-type="float" office:value="220784748.72159997" table:style-name="ce1">
            <text:p>220784748,7</text:p>
          </table:table-cell>
          <table:table-cell office:value-type="float" office:value="270436556.89009994" table:style-name="ce1">
            <text:p>270436556,9</text:p>
          </table:table-cell>
          <table:table-cell office:value-type="float" office:value="312444105.5449" table:style-name="ce1">
            <text:p>312444105,5</text:p>
          </table:table-cell>
          <table:table-cell office:value-type="float" office:value="358794031.68080002" table:style-name="ce1">
            <text:p>358794031,7</text:p>
          </table:table-cell>
          <table:table-cell office:value-type="float" office:value="406575332.71679997" table:style-name="ce1">
            <text:p>406575332,7</text:p>
          </table:table-cell>
          <table:table-cell office:value-type="float" office:value="454574087.73010004" table:style-name="ce1">
            <text:p>454574087,7</text:p>
          </table:table-cell>
          <table:table-cell office:value-type="float" office:value="496917527.42070007" table:style-name="ce1">
            <text:p>496917527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49.976708000000002" table:style-name="ce1">
            <text:p>-49,976708</text:p>
          </table:table-cell>
          <table:table-cell office:value-type="float" office:value="-29.717068000000001" table:style-name="ce1">
            <text:p>-29,717068</text:p>
          </table:table-cell>
          <table:table-cell office:value-type="float" office:value="72038053.911500007" table:style-name="ce1">
            <text:p>72038053,91</text:p>
          </table:table-cell>
          <table:table-cell office:value-type="float" office:value="228960782.26730001" table:style-name="ce1">
            <text:p>228960782,3</text:p>
          </table:table-cell>
          <table:table-cell office:value-type="float" office:value="345793007.9346" table:style-name="ce1">
            <text:p>345793007,9</text:p>
          </table:table-cell>
          <table:table-cell office:value-type="float" office:value="385436508.02989995" table:style-name="ce1">
            <text:p>385436508</text:p>
          </table:table-cell>
          <table:table-cell office:value-type="float" office:value="413291296.98410004" table:style-name="ce1">
            <text:p>413291297</text:p>
          </table:table-cell>
          <table:table-cell office:value-type="float" office:value="442995724.55440003" table:style-name="ce1">
            <text:p>442995724,6</text:p>
          </table:table-cell>
          <table:table-cell office:value-type="float" office:value="488541581.47470003" table:style-name="ce1">
            <text:p>488541581,5</text:p>
          </table:table-cell>
          <table:table-cell office:value-type="float" office:value="544105011.06850004" table:style-name="ce1">
            <text:p>544105011,1</text:p>
          </table:table-cell>
          <table:table-cell office:value-type="float" office:value="583409539.56180012" table:style-name="ce1">
            <text:p>583409539,6</text:p>
          </table:table-cell>
          <table:table-cell office:value-type="float" office:value="606173301.9956001" table:style-name="ce1">
            <text:p>60617330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151465999999999" table:style-name="ce1">
            <text:p>-50,151466</text:p>
          </table:table-cell>
          <table:table-cell office:value-type="float" office:value="-30.076248" table:style-name="ce1">
            <text:p>-30,076248</text:p>
          </table:table-cell>
          <table:table-cell office:value-type="float" office:value="68686300.54460001" table:style-name="ce1">
            <text:p>68686300,54</text:p>
          </table:table-cell>
          <table:table-cell office:value-type="float" office:value="181380718.8351" table:style-name="ce1">
            <text:p>181380718,8</text:p>
          </table:table-cell>
          <table:table-cell office:value-type="float" office:value="210547154.57590002" table:style-name="ce1">
            <text:p>210547154,6</text:p>
          </table:table-cell>
          <table:table-cell office:value-type="float" office:value="244503577.19189999" table:style-name="ce1">
            <text:p>244503577,2</text:p>
          </table:table-cell>
          <table:table-cell office:value-type="float" office:value="271045649.8039" table:style-name="ce1">
            <text:p>271045649,8</text:p>
          </table:table-cell>
          <table:table-cell office:value-type="float" office:value="296274758.06169999" table:style-name="ce1">
            <text:p>296274758,1</text:p>
          </table:table-cell>
          <table:table-cell office:value-type="float" office:value="321968634.79320002" table:style-name="ce1">
            <text:p>321968634,8</text:p>
          </table:table-cell>
          <table:table-cell office:value-type="float" office:value="346477748.50759995" table:style-name="ce1">
            <text:p>346477748,5</text:p>
          </table:table-cell>
          <table:table-cell office:value-type="float" office:value="370287636.9914" table:style-name="ce1">
            <text:p>370287637</text:p>
          </table:table-cell>
          <table:table-cell office:value-type="float" office:value="390300141.17719996" table:style-name="ce1">
            <text:p>390300141,2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317827000000001" table:style-name="ce1">
            <text:p>-50,317827</text:p>
          </table:table-cell>
          <table:table-cell office:value-type="float" office:value="-30.436819" table:style-name="ce1">
            <text:p>-30,436819</text:p>
          </table:table-cell>
          <table:table-cell office:value-type="float" office:value="611591.22900000005" table:style-name="ce1">
            <text:p>611591,229</text:p>
          </table:table-cell>
          <table:table-cell office:value-type="float" office:value="9017735.3290999997" table:style-name="ce1">
            <text:p>9017735,329</text:p>
          </table:table-cell>
          <table:table-cell office:value-type="float" office:value="51226843.478100002" table:style-name="ce1">
            <text:p>51226843,48</text:p>
          </table:table-cell>
          <table:table-cell office:value-type="float" office:value="65323108.558799997" table:style-name="ce1">
            <text:p>65323108,56</text:p>
          </table:table-cell>
          <table:table-cell office:value-type="float" office:value="80784089.904499993" table:style-name="ce1">
            <text:p>80784089,9</text:p>
          </table:table-cell>
          <table:table-cell office:value-type="float" office:value="97753820.391399994" table:style-name="ce1">
            <text:p>97753820,39</text:p>
          </table:table-cell>
          <table:table-cell office:value-type="float" office:value="282815777.16790003" table:style-name="ce1">
            <text:p>282815777,2</text:p>
          </table:table-cell>
          <table:table-cell office:value-type="float" office:value="335783831.48699999" table:style-name="ce1">
            <text:p>335783831,5</text:p>
          </table:table-cell>
          <table:table-cell office:value-type="float" office:value="372869677.43229997" table:style-name="ce1">
            <text:p>372869677,4</text:p>
          </table:table-cell>
          <table:table-cell office:value-type="float" office:value="416074578.05900002" table:style-name="ce1">
            <text:p>416074578,1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530326000000002" table:style-name="ce1">
            <text:p>-50,530326</text:p>
          </table:table-cell>
          <table:table-cell office:value-type="float" office:value="-30.777139999999999" table:style-name="ce1">
            <text:p>-30,77714</text:p>
          </table:table-cell>
          <table:table-cell office:value-type="float" office:value="1129908.7709999999" table:style-name="ce1">
            <text:p>1129908,771</text:p>
          </table:table-cell>
          <table:table-cell office:value-type="float" office:value="3514214.8082999997" table:style-name="ce1">
            <text:p>3514214,808</text:p>
          </table:table-cell>
          <table:table-cell office:value-type="float" office:value="8100431.5060999999" table:style-name="ce1">
            <text:p>8100431,506</text:p>
          </table:table-cell>
          <table:table-cell office:value-type="float" office:value="14155790.3084" table:style-name="ce1">
            <text:p>14155790,31</text:p>
          </table:table-cell>
          <table:table-cell office:value-type="float" office:value="19597234.664700001" table:style-name="ce1">
            <text:p>19597234,66</text:p>
          </table:table-cell>
          <table:table-cell office:value-type="float" office:value="25551856.503299996" table:style-name="ce1">
            <text:p>25551856,5</text:p>
          </table:table-cell>
          <table:table-cell office:value-type="float" office:value="317154322.40260005" table:style-name="ce1">
            <text:p>317154322,4</text:p>
          </table:table-cell>
          <table:table-cell office:value-type="float" office:value="364856164.01229995" table:style-name="ce1">
            <text:p>364856164</text:p>
          </table:table-cell>
          <table:table-cell office:value-type="float" office:value="403253351.10740006" table:style-name="ce1">
            <text:p>403253351,1</text:p>
          </table:table-cell>
          <table:table-cell office:value-type="float" office:value="435770295.75819999" table:style-name="ce1">
            <text:p>435770295,8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0.779989999999998" table:style-name="ce1">
            <text:p>-50,77999</text:p>
          </table:table-cell>
          <table:table-cell office:value-type="float" office:value="-31.097763" table:style-name="ce1">
            <text:p>-31,097763</text:p>
          </table:table-cell>
          <table:table-cell office:value-type="float" office:value="10871350.590399999" table:style-name="ce1">
            <text:p>10871350,59</text:p>
          </table:table-cell>
          <table:table-cell office:value-type="float" office:value="21792184.433600005" table:style-name="ce1">
            <text:p>21792184,43</text:p>
          </table:table-cell>
          <table:table-cell office:value-type="float" office:value="31194529.5416" table:style-name="ce1">
            <text:p>31194529,54</text:p>
          </table:table-cell>
          <table:table-cell office:value-type="float" office:value="41520827.464499995" table:style-name="ce1">
            <text:p>41520827,46</text:p>
          </table:table-cell>
          <table:table-cell office:value-type="float" office:value="51757461.508100003" table:style-name="ce1">
            <text:p>51757461,51</text:p>
          </table:table-cell>
          <table:table-cell office:value-type="float" office:value="64430494.1197" table:style-name="ce1">
            <text:p>64430494,12</text:p>
          </table:table-cell>
          <table:table-cell office:value-type="float" office:value="293315208.76529998" table:style-name="ce1">
            <text:p>293315208,8</text:p>
          </table:table-cell>
          <table:table-cell office:value-type="float" office:value="324369330.02059996" table:style-name="ce1">
            <text:p>324369330</text:p>
          </table:table-cell>
          <table:table-cell office:value-type="float" office:value="348810705.05309999" table:style-name="ce1">
            <text:p>348810705,1</text:p>
          </table:table-cell>
          <table:table-cell office:value-type="float" office:value="375745614.36449993" table:style-name="ce1">
            <text:p>375745614,4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064824000000002" table:style-name="ce1">
            <text:p>-51,064824</text:p>
          </table:table-cell>
          <table:table-cell office:value-type="float" office:value="-31.393894" table:style-name="ce1">
            <text:p>-31,393894</text:p>
          </table:table-cell>
          <table:table-cell office:value-type="float" office:value="20945449.4098" table:style-name="ce1">
            <text:p>20945449,41</text:p>
          </table:table-cell>
          <table:table-cell office:value-type="float" office:value="45183489.999999993" table:style-name="ce1">
            <text:p>45183490</text:p>
          </table:table-cell>
          <table:table-cell office:value-type="float" office:value="79191408.383699998" table:style-name="ce1">
            <text:p>79191408,38</text:p>
          </table:table-cell>
          <table:table-cell office:value-type="float" office:value="101415354.95910001" table:style-name="ce1">
            <text:p>101415355</text:p>
          </table:table-cell>
          <table:table-cell office:value-type="float" office:value="311238448.91760004" table:style-name="ce1">
            <text:p>311238448,9</text:p>
          </table:table-cell>
          <table:table-cell office:value-type="float" office:value="324336580.14680004" table:style-name="ce1">
            <text:p>324336580,1</text:p>
          </table:table-cell>
          <table:table-cell office:value-type="float" office:value="419937798.96520001" table:style-name="ce1">
            <text:p>419937799</text:p>
          </table:table-cell>
          <table:table-cell office:value-type="float" office:value="437183115.19679999" table:style-name="ce1">
            <text:p>437183115,2</text:p>
          </table:table-cell>
          <table:table-cell office:value-type="float" office:value="454662585.87850004" table:style-name="ce1">
            <text:p>454662585,9</text:p>
          </table:table-cell>
          <table:table-cell office:value-type="float" office:value="474745602.70580006" table:style-name="ce1">
            <text:p>474745602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390427000000003" table:style-name="ce1">
            <text:p>-51,390427</text:p>
          </table:table-cell>
          <table:table-cell office:value-type="float" office:value="-31.656835999999998" table:style-name="ce1">
            <text:p>-31,656836</text:p>
          </table:table-cell>
          <table:table-cell office:value-type="float" office:value="1134000" table:style-name="ce1">
            <text:p>1134000</text:p>
          </table:table-cell>
          <table:table-cell office:value-type="float" office:value="9185719.5292000007" table:style-name="ce1">
            <text:p>9185719,529</text:p>
          </table:table-cell>
          <table:table-cell office:value-type="float" office:value="22447598.092799999" table:style-name="ce1">
            <text:p>22447598,09</text:p>
          </table:table-cell>
          <table:table-cell office:value-type="float" office:value="32715570.353700001" table:style-name="ce1">
            <text:p>32715570,35</text:p>
          </table:table-cell>
          <table:table-cell office:value-type="float" office:value="532054700.52399999" table:style-name="ce1">
            <text:p>532054700,5</text:p>
          </table:table-cell>
          <table:table-cell office:value-type="float" office:value="557170118.15649998" table:style-name="ce1">
            <text:p>557170118,2</text:p>
          </table:table-cell>
          <table:table-cell office:value-type="float" office:value="582713737.86240005" table:style-name="ce1">
            <text:p>582713737,9</text:p>
          </table:table-cell>
          <table:table-cell office:value-type="float" office:value="610643480.94190001" table:style-name="ce1">
            <text:p>610643480,9</text:p>
          </table:table-cell>
          <table:table-cell office:value-type="float" office:value="637027094.9368" table:style-name="ce1">
            <text:p>637027094,9</text:p>
          </table:table-cell>
          <table:table-cell office:value-type="float" office:value="662406730.29990005" table:style-name="ce1">
            <text:p>662406730,3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1.744782999999998" table:style-name="ce1">
            <text:p>-51,744783</text:p>
          </table:table-cell>
          <table:table-cell office:value-type="float" office:value="-31.887238" table:style-name="ce1">
            <text:p>-31,887238</text:p>
          </table:table-cell>
          <table:table-cell office:value-type="float" office:value="1669909.9508999998" table:style-name="ce1">
            <text:p>1669909,951</text:p>
          </table:table-cell>
          <table:table-cell office:value-type="float" office:value="11440179.3983" table:style-name="ce1">
            <text:p>11440179,4</text:p>
          </table:table-cell>
          <table:table-cell office:value-type="float" office:value="59532976.415900007" table:style-name="ce1">
            <text:p>59532976,42</text:p>
          </table:table-cell>
          <table:table-cell office:value-type="float" office:value="83987253.364999995" table:style-name="ce1">
            <text:p>83987253,37</text:p>
          </table:table-cell>
          <table:table-cell office:value-type="float" office:value="626872283.78139997" table:style-name="ce1">
            <text:p>626872283,8</text:p>
          </table:table-cell>
          <table:table-cell office:value-type="float" office:value="654472280.71259999" table:style-name="ce1">
            <text:p>654472280,7</text:p>
          </table:table-cell>
          <table:table-cell office:value-type="float" office:value="687862145.37450004" table:style-name="ce1">
            <text:p>687862145,4</text:p>
          </table:table-cell>
          <table:table-cell office:value-type="float" office:value="725837687.80669987" table:style-name="ce1">
            <text:p>725837687,8</text:p>
          </table:table-cell>
          <table:table-cell office:value-type="float" office:value="759265011.88950002" table:style-name="ce1">
            <text:p>759265011,9</text:p>
          </table:table-cell>
          <table:table-cell office:value-type="float" office:value="783549896.98729992" table:style-name="ce1">
            <text:p>78354989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2.07526" table:style-name="ce1">
            <text:p>-52,07526</text:p>
          </table:table-cell>
          <table:table-cell office:value-type="float" office:value="-32.123356999999999" table:style-name="ce1">
            <text:p>-32,123357</text:p>
          </table:table-cell>
          <table:table-cell office:value-type="float" office:value="23980740.906600002" table:style-name="ce1">
            <text:p>23980740,91</text:p>
          </table:table-cell>
          <table:table-cell office:value-type="float" office:value="50645427.698599994" table:style-name="ce1">
            <text:p>50645427,7</text:p>
          </table:table-cell>
          <table:table-cell office:value-type="float" office:value="129746075.1646" table:style-name="ce1">
            <text:p>129746075,2</text:p>
          </table:table-cell>
          <table:table-cell office:value-type="float" office:value="222148389.74129999" table:style-name="ce1">
            <text:p>222148389,7</text:p>
          </table:table-cell>
          <table:table-cell office:value-type="float" office:value="293061511.57260001" table:style-name="ce1">
            <text:p>293061511,6</text:p>
          </table:table-cell>
          <table:table-cell office:value-type="float" office:value="346401172.00960004" table:style-name="ce1">
            <text:p>346401172</text:p>
          </table:table-cell>
          <table:table-cell office:value-type="float" office:value="387114922.34470004" table:style-name="ce1">
            <text:p>387114922,3</text:p>
          </table:table-cell>
          <table:table-cell office:value-type="float" office:value="416627504.74489999" table:style-name="ce1">
            <text:p>416627504,7</text:p>
          </table:table-cell>
          <table:table-cell office:value-type="float" office:value="441623207.49140006" table:style-name="ce1">
            <text:p>441623207,5</text:p>
          </table:table-cell>
          <table:table-cell office:value-type="float" office:value="458957822.85540003" table:style-name="ce1">
            <text:p>458957822,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2.3157" table:style-name="ce1">
            <text:p>-52,3157</text:p>
          </table:table-cell>
          <table:table-cell office:value-type="float" office:value="-32.424276999999996" table:style-name="ce1">
            <text:p>-32,424277</text:p>
          </table:table-cell>
          <table:table-cell office:value-type="float" office:value="2041063.6943000003" table:style-name="ce1">
            <text:p>2041063,694</text:p>
          </table:table-cell>
          <table:table-cell office:value-type="float" office:value="5614923.1592999995" table:style-name="ce1">
            <text:p>5614923,159</text:p>
          </table:table-cell>
          <table:table-cell office:value-type="float" office:value="12671634.506100001" table:style-name="ce1">
            <text:p>12671634,51</text:p>
          </table:table-cell>
          <table:table-cell office:value-type="float" office:value="37733320.432500005" table:style-name="ce1">
            <text:p>37733320,43</text:p>
          </table:table-cell>
          <table:table-cell office:value-type="float" office:value="94442350.769600004" table:style-name="ce1">
            <text:p>94442350,77</text:p>
          </table:table-cell>
          <table:table-cell office:value-type="float" office:value="284125667.25590003" table:style-name="ce1">
            <text:p>284125667,3</text:p>
          </table:table-cell>
          <table:table-cell office:value-type="float" office:value="467155133.85069996" table:style-name="ce1">
            <text:p>467155133,9</text:p>
          </table:table-cell>
          <table:table-cell office:value-type="float" office:value="563725249.56750011" table:style-name="ce1">
            <text:p>563725249,6</text:p>
          </table:table-cell>
          <table:table-cell office:value-type="float" office:value="612181657.44649994" table:style-name="ce1">
            <text:p>612181657,4</text:p>
          </table:table-cell>
          <table:table-cell office:value-type="float" office:value="630034948.47229993" table:style-name="ce1">
            <text:p>630034948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2.475465999999997" table:style-name="ce1">
            <text:p>-52,475466</text:p>
          </table:table-cell>
          <table:table-cell office:value-type="float" office:value="-32.777107999999998" table:style-name="ce1">
            <text:p>-32,777108</text:p>
          </table:table-cell>
          <table:table-cell office:value-type="float" office:value="1903346.0414" table:style-name="ce1">
            <text:p>1903346,041</text:p>
          </table:table-cell>
          <table:table-cell office:value-type="float" office:value="4923117.0743000004" table:style-name="ce1">
            <text:p>4923117,074</text:p>
          </table:table-cell>
          <table:table-cell office:value-type="float" office:value="9888730.6103999987" table:style-name="ce1">
            <text:p>9888730,61</text:p>
          </table:table-cell>
          <table:table-cell office:value-type="float" office:value="15680441.2995" table:style-name="ce1">
            <text:p>15680441,3</text:p>
          </table:table-cell>
          <table:table-cell office:value-type="float" office:value="22721085.77" table:style-name="ce1">
            <text:p>22721085,77</text:p>
          </table:table-cell>
          <table:table-cell office:value-type="float" office:value="452679311.24920005" table:style-name="ce1">
            <text:p>452679311,2</text:p>
          </table:table-cell>
          <table:table-cell office:value-type="float" office:value="506737750.47349995" table:style-name="ce1">
            <text:p>506737750,5</text:p>
          </table:table-cell>
          <table:table-cell office:value-type="float" office:value="552921723.6789" table:style-name="ce1">
            <text:p>552921723,7</text:p>
          </table:table-cell>
          <table:table-cell office:value-type="float" office:value="580166160.7112" table:style-name="ce1">
            <text:p>580166160,7</text:p>
          </table:table-cell>
          <table:table-cell office:value-type="float" office:value="598675452.74189997" table:style-name="ce1">
            <text:p>598675452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2.657003000000003" table:style-name="ce1">
            <text:p>-52,657003</text:p>
          </table:table-cell>
          <table:table-cell office:value-type="float" office:value="-33.118696999999997" table:style-name="ce1">
            <text:p>-33,118697</text:p>
          </table:table-cell>
          <table:table-cell office:value-type="float" office:value="1142100" table:style-name="ce1">
            <text:p>1142100</text:p>
          </table:table-cell>
          <table:table-cell office:value-type="float" office:value="3695322.0825000005" table:style-name="ce1">
            <text:p>3695322,083</text:p>
          </table:table-cell>
          <table:table-cell office:value-type="float" office:value="8796035.9046999998" table:style-name="ce1">
            <text:p>8796035,905</text:p>
          </table:table-cell>
          <table:table-cell office:value-type="float" office:value="15002051.752099998" table:style-name="ce1">
            <text:p>15002051,75</text:p>
          </table:table-cell>
          <table:table-cell office:value-type="float" office:value="21692751.317499999" table:style-name="ce1">
            <text:p>21692751,32</text:p>
          </table:table-cell>
          <table:table-cell office:value-type="float" office:value="456437966.63389999" table:style-name="ce1">
            <text:p>456437966,6</text:p>
          </table:table-cell>
          <table:table-cell office:value-type="float" office:value="478988442.45469999" table:style-name="ce1">
            <text:p>478988442,5</text:p>
          </table:table-cell>
          <table:table-cell office:value-type="float" office:value="507491212.46290004" table:style-name="ce1">
            <text:p>507491212,5</text:p>
          </table:table-cell>
          <table:table-cell office:value-type="float" office:value="543530110.49759996" table:style-name="ce1">
            <text:p>543530110,5</text:p>
          </table:table-cell>
          <table:table-cell office:value-type="float" office:value="580037208.97370005" table:style-name="ce1">
            <text:p>580037209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2.933954" table:style-name="ce1">
            <text:p>-52,933954</text:p>
          </table:table-cell>
          <table:table-cell office:value-type="float" office:value="-33.409453999999997" table:style-name="ce1">
            <text:p>-33,409454</text:p>
          </table:table-cell>
          <table:table-cell office:value-type="float" office:value="1028700" table:style-name="ce1">
            <text:p>1028700</text:p>
          </table:table-cell>
          <table:table-cell office:value-type="float" office:value="2958674.8114" table:style-name="ce1">
            <text:p>2958674,811</text:p>
          </table:table-cell>
          <table:table-cell office:value-type="float" office:value="6241147.4529999997" table:style-name="ce1">
            <text:p>6241147,453</text:p>
          </table:table-cell>
          <table:table-cell office:value-type="float" office:value="11183570.7519" table:style-name="ce1">
            <text:p>11183570,75</text:p>
          </table:table-cell>
          <table:table-cell office:value-type="float" office:value="16692498.992299998" table:style-name="ce1">
            <text:p>16692498,99</text:p>
          </table:table-cell>
          <table:table-cell office:value-type="float" office:value="397687517.54649997" table:style-name="ce1">
            <text:p>397687517,5</text:p>
          </table:table-cell>
          <table:table-cell office:value-type="float" office:value="421829366.6293" table:style-name="ce1">
            <text:p>421829366,6</text:p>
          </table:table-cell>
          <table:table-cell office:value-type="float" office:value="446716865.30249995" table:style-name="ce1">
            <text:p>446716865,3</text:p>
          </table:table-cell>
          <table:table-cell office:value-type="float" office:value="470850608.43650001" table:style-name="ce1">
            <text:p>470850608,4</text:p>
          </table:table-cell>
          <table:table-cell office:value-type="float" office:value="496318945.65389997" table:style-name="ce1">
            <text:p>496318945,7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3.264968000000003" table:style-name="ce1">
            <text:p>-53,264968</text:p>
          </table:table-cell>
          <table:table-cell office:value-type="float" office:value="-33.662407999999999" table:style-name="ce1">
            <text:p>-33,662408</text:p>
          </table:table-cell>
          <table:table-cell office:value-type="float" office:value="866700" table:style-name="ce1">
            <text:p>866700</text:p>
          </table:table-cell>
          <table:table-cell office:value-type="float" office:value="9076130.8835000005" table:style-name="ce1">
            <text:p>9076130,884</text:p>
          </table:table-cell>
          <table:table-cell office:value-type="float" office:value="16234694.841099998" table:style-name="ce1">
            <text:p>16234694,84</text:p>
          </table:table-cell>
          <table:table-cell office:value-type="float" office:value="23206824.695100002" table:style-name="ce1">
            <text:p>23206824,7</text:p>
          </table:table-cell>
          <table:table-cell office:value-type="float" office:value="31968182.253299996" table:style-name="ce1">
            <text:p>31968182,25</text:p>
          </table:table-cell>
          <table:table-cell office:value-type="float" office:value="84990239.040700004" table:style-name="ce1">
            <text:p>84990239,04</text:p>
          </table:table-cell>
          <table:table-cell office:value-type="float" office:value="103245458.00850001" table:style-name="ce1">
            <text:p>103245458</text:p>
          </table:table-cell>
          <table:table-cell office:value-type="float" office:value="123729009.4165" table:style-name="ce1">
            <text:p>123729009,4</text:p>
          </table:table-cell>
          <table:table-cell office:value-type="float" office:value="143209453.69229999" table:style-name="ce1">
            <text:p>143209453,7</text:p>
          </table:table-cell>
          <table:table-cell office:value-type="float" office:value="209090754.50830001" table:style-name="ce1">
            <text:p>209090754,5</text:p>
          </table:table-cell>
          <table:table-cell office:value-type="float" office:value="76" table:style-name="ce1">
            <text:p>76</text:p>
          </table:table-cell>
          <table:table-cell table:number-columns-repeated="16371"/>
        </table:table-row>
        <table:table-row table:style-name="ro1">
          <table:table-cell office:value-type="float" office:value="-53.521349000000001" table:style-name="ce1">
            <text:p>-53,521349</text:p>
          </table:table-cell>
          <table:table-cell office:value-type="float" office:value="-33.950232999999997" table:style-name="ce1">
            <text:p>-33,950233</text:p>
          </table:table-cell>
          <table:table-cell office:value-type="float" office:value="493435.38190000004" table:style-name="ce1">
            <text:p>493435,3819</text:p>
          </table:table-cell>
          <table:table-cell office:value-type="float" office:value="3476029.6869999999" table:style-name="ce1">
            <text:p>3476029,687</text:p>
          </table:table-cell>
          <table:table-cell office:value-type="float" office:value="7500620.5508999992" table:style-name="ce1">
            <text:p>7500620,551</text:p>
          </table:table-cell>
          <table:table-cell office:value-type="float" office:value="16176176.1568" table:style-name="ce1">
            <text:p>16176176,16</text:p>
          </table:table-cell>
          <table:table-cell office:value-type="float" office:value="25015170.335000001" table:style-name="ce1">
            <text:p>25015170,34</text:p>
          </table:table-cell>
          <table:table-cell office:value-type="float" office:value="33848883.708099999" table:style-name="ce1">
            <text:p>33848883,71</text:p>
          </table:table-cell>
          <table:table-cell office:value-type="float" office:value="40185848.856000006" table:style-name="ce1">
            <text:p>40185848,86</text:p>
          </table:table-cell>
          <table:table-cell office:value-type="float" office:value="45519179.8807" table:style-name="ce1">
            <text:p>45519179,88</text:p>
          </table:table-cell>
          <table:table-cell office:value-type="float" office:value="50095595.461600006" table:style-name="ce1">
            <text:p>50095595,46</text:p>
          </table:table-cell>
          <table:table-cell office:value-type="float" office:value="338383780.4709" table:style-name="ce1">
            <text:p>338383780,5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3.728203000000001" table:style-name="ce1">
            <text:p>-53,728203</text:p>
          </table:table-cell>
          <table:table-cell office:value-type="float" office:value="-34.268813999999999" table:style-name="ce1">
            <text:p>-34,268814</text:p>
          </table:table-cell>
          <table:table-cell office:value-type="float" office:value="6415864.6182000004" table:style-name="ce1">
            <text:p>6415864,618</text:p>
          </table:table-cell>
          <table:table-cell office:value-type="float" office:value="91743007.353899986" table:style-name="ce1">
            <text:p>91743007,35</text:p>
          </table:table-cell>
          <table:table-cell office:value-type="float" office:value="109991543.60930002" table:style-name="ce1">
            <text:p>109991543,6</text:p>
          </table:table-cell>
          <table:table-cell office:value-type="float" office:value="123018209.27740002" table:style-name="ce1">
            <text:p>123018209,3</text:p>
          </table:table-cell>
          <table:table-cell office:value-type="float" office:value="133965261.52430001" table:style-name="ce1">
            <text:p>133965261,5</text:p>
          </table:table-cell>
          <table:table-cell office:value-type="float" office:value="144138002.7604" table:style-name="ce1">
            <text:p>144138002,8</text:p>
          </table:table-cell>
          <table:table-cell office:value-type="float" office:value="152648165.90650001" table:style-name="ce1">
            <text:p>152648165,9</text:p>
          </table:table-cell>
          <table:table-cell office:value-type="float" office:value="164057035.98179999" table:style-name="ce1">
            <text:p>164057036</text:p>
          </table:table-cell>
          <table:table-cell office:value-type="float" office:value="174994051.97750002" table:style-name="ce1">
            <text:p>174994052</text:p>
          </table:table-cell>
          <table:table-cell office:value-type="float" office:value="184631698.34489998" table:style-name="ce1">
            <text:p>184631698,3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4.003790000000002" table:style-name="ce1">
            <text:p>-54,00379</text:p>
          </table:table-cell>
          <table:table-cell office:value-type="float" office:value="-34.547716999999999" table:style-name="ce1">
            <text:p>-34,547717</text:p>
          </table:table-cell>
          <table:table-cell office:value-type="float" office:value="696599.99990000005" table:style-name="ce1">
            <text:p>696599,9999</text:p>
          </table:table-cell>
          <table:table-cell office:value-type="float" office:value="127229670.4641" table:style-name="ce1">
            <text:p>127229670,5</text:p>
          </table:table-cell>
          <table:table-cell office:value-type="float" office:value="149469142.6776" table:style-name="ce1">
            <text:p>149469142,7</text:p>
          </table:table-cell>
          <table:table-cell office:value-type="float" office:value="168798599.87960002" table:style-name="ce1">
            <text:p>168798599,9</text:p>
          </table:table-cell>
          <table:table-cell office:value-type="float" office:value="197974671.65549996" table:style-name="ce1">
            <text:p>197974671,7</text:p>
          </table:table-cell>
          <table:table-cell office:value-type="float" office:value="225391239.92739996" table:style-name="ce1">
            <text:p>225391239,9</text:p>
          </table:table-cell>
          <table:table-cell office:value-type="float" office:value="254464850.22139999" table:style-name="ce1">
            <text:p>254464850,2</text:p>
          </table:table-cell>
          <table:table-cell office:value-type="float" office:value="279706121.11930001" table:style-name="ce1">
            <text:p>279706121,1</text:p>
          </table:table-cell>
          <table:table-cell office:value-type="float" office:value="304662262.17900002" table:style-name="ce1">
            <text:p>304662262,2</text:p>
          </table:table-cell>
          <table:table-cell office:value-type="float" office:value="329778645.97359997" table:style-name="ce1">
            <text:p>329778646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4.363337000000001" table:style-name="ce1">
            <text:p>-54,363337</text:p>
          </table:table-cell>
          <table:table-cell office:value-type="float" office:value="-34.744715999999997" table:style-name="ce1">
            <text:p>-34,744716</text:p>
          </table:table-cell>
          <table:table-cell office:value-type="float" office:value="17780101.549899999" table:style-name="ce1">
            <text:p>17780101,55</text:p>
          </table:table-cell>
          <table:table-cell office:value-type="float" office:value="45073466.211000003" table:style-name="ce1">
            <text:p>45073466,21</text:p>
          </table:table-cell>
          <table:table-cell office:value-type="float" office:value="68284885.614799991" table:style-name="ce1">
            <text:p>68284885,61</text:p>
          </table:table-cell>
          <table:table-cell office:value-type="float" office:value="84005905.929399982" table:style-name="ce1">
            <text:p>84005905,93</text:p>
          </table:table-cell>
          <table:table-cell office:value-type="float" office:value="100594958.1314" table:style-name="ce1">
            <text:p>100594958,1</text:p>
          </table:table-cell>
          <table:table-cell office:value-type="float" office:value="118415578.08629999" table:style-name="ce1">
            <text:p>118415578,1</text:p>
          </table:table-cell>
          <table:table-cell office:value-type="float" office:value="137012967.86070001" table:style-name="ce1">
            <text:p>137012967,9</text:p>
          </table:table-cell>
          <table:table-cell office:value-type="float" office:value="155683270.7139" table:style-name="ce1">
            <text:p>155683270,7</text:p>
          </table:table-cell>
          <table:table-cell office:value-type="float" office:value="174675682.9567" table:style-name="ce1">
            <text:p>174675683</text:p>
          </table:table-cell>
          <table:table-cell office:value-type="float" office:value="192186579.5995" table:style-name="ce1">
            <text:p>192186579,6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4.771129999999999" table:style-name="ce1">
            <text:p>-54,77113</text:p>
          </table:table-cell>
          <table:table-cell office:value-type="float" office:value="-34.874758" table:style-name="ce1">
            <text:p>-34,874758</text:p>
          </table:table-cell>
          <table:table-cell office:value-type="float" office:value="13218598.450100001" table:style-name="ce1">
            <text:p>13218598,45</text:p>
          </table:table-cell>
          <table:table-cell office:value-type="float" office:value="34858421.811899997" table:style-name="ce1">
            <text:p>34858421,81</text:p>
          </table:table-cell>
          <table:table-cell office:value-type="float" office:value="50086919.099999994" table:style-name="ce1">
            <text:p>50086919,1</text:p>
          </table:table-cell>
          <table:table-cell office:value-type="float" office:value="60621361.469200008" table:style-name="ce1">
            <text:p>60621361,47</text:p>
          </table:table-cell>
          <table:table-cell office:value-type="float" office:value="68155314.108199999" table:style-name="ce1">
            <text:p>68155314,11</text:p>
          </table:table-cell>
          <table:table-cell office:value-type="float" office:value="75395236.514599979" table:style-name="ce1">
            <text:p>75395236,51</text:p>
          </table:table-cell>
          <table:table-cell office:value-type="float" office:value="85386415.970400006" table:style-name="ce1">
            <text:p>85386415,97</text:p>
          </table:table-cell>
          <table:table-cell office:value-type="float" office:value="94344560.417800009" table:style-name="ce1">
            <text:p>94344560,42</text:p>
          </table:table-cell>
          <table:table-cell office:value-type="float" office:value="104178973.6877" table:style-name="ce1">
            <text:p>104178973,7</text:p>
          </table:table-cell>
          <table:table-cell office:value-type="float" office:value="115477334.63899998" table:style-name="ce1">
            <text:p>115477334,6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5.166389000000002" table:style-name="ce1">
            <text:p>-55,166389</text:p>
          </table:table-cell>
          <table:table-cell office:value-type="float" office:value="-34.873341000000003" table:style-name="ce1">
            <text:p>-34,873341</text:p>
          </table:table-cell>
          <table:table-cell office:value-type="float" office:value="453600" table:style-name="ce1">
            <text:p>453600</text:p>
          </table:table-cell>
          <table:table-cell office:value-type="float" office:value="2300979.3774999999" table:style-name="ce1">
            <text:p>2300979,378</text:p>
          </table:table-cell>
          <table:table-cell office:value-type="float" office:value="4603753.0322000002" table:style-name="ce1">
            <text:p>4603753,032</text:p>
          </table:table-cell>
          <table:table-cell office:value-type="float" office:value="7461904.6463000001" table:style-name="ce1">
            <text:p>7461904,646</text:p>
          </table:table-cell>
          <table:table-cell office:value-type="float" office:value="13543619.980799999" table:style-name="ce1">
            <text:p>13543619,98</text:p>
          </table:table-cell>
          <table:table-cell office:value-type="float" office:value="16557445.976500001" table:style-name="ce1">
            <text:p>16557445,98</text:p>
          </table:table-cell>
          <table:table-cell office:value-type="float" office:value="20004995.206300002" table:style-name="ce1">
            <text:p>20004995,21</text:p>
          </table:table-cell>
          <table:table-cell office:value-type="float" office:value="24936864.467099998" table:style-name="ce1">
            <text:p>24936864,47</text:p>
          </table:table-cell>
          <table:table-cell office:value-type="float" office:value="29777469.738299996" table:style-name="ce1">
            <text:p>29777469,74</text:p>
          </table:table-cell>
          <table:table-cell office:value-type="float" office:value="35175452.936800003" table:style-name="ce1">
            <text:p>35175452,94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5.577793" table:style-name="ce1">
            <text:p>-55,577793</text:p>
          </table:table-cell>
          <table:table-cell office:value-type="float" office:value="-34.803223000000003" table:style-name="ce1">
            <text:p>-34,803223</text:p>
          </table:table-cell>
          <table:table-cell office:value-type="float" office:value="388800" table:style-name="ce1">
            <text:p>388800</text:p>
          </table:table-cell>
          <table:table-cell office:value-type="float" office:value="988200" table:style-name="ce1">
            <text:p>988200</text:p>
          </table:table-cell>
          <table:table-cell office:value-type="float" office:value="22290511.586199999" table:style-name="ce1">
            <text:p>22290511,59</text:p>
          </table:table-cell>
          <table:table-cell office:value-type="float" office:value="26964211.586300001" table:style-name="ce1">
            <text:p>26964211,59</text:p>
          </table:table-cell>
          <table:table-cell office:value-type="float" office:value="30933643.612800002" table:style-name="ce1">
            <text:p>30933643,61</text:p>
          </table:table-cell>
          <table:table-cell office:value-type="float" office:value="35097043.612800002" table:style-name="ce1">
            <text:p>35097043,61</text:p>
          </table:table-cell>
          <table:table-cell office:value-type="float" office:value="60814543.6127" table:style-name="ce1">
            <text:p>60814543,61</text:p>
          </table:table-cell>
          <table:table-cell office:value-type="float" office:value="67772443.612800002" table:style-name="ce1">
            <text:p>67772443,61</text:p>
          </table:table-cell>
          <table:table-cell office:value-type="float" office:value="76245043.612800002" table:style-name="ce1">
            <text:p>76245043,61</text:p>
          </table:table-cell>
          <table:table-cell office:value-type="float" office:value="84131221.153200001" table:style-name="ce1">
            <text:p>84131221,15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6.004013" table:style-name="ce1">
            <text:p>-56,004013</text:p>
          </table:table-cell>
          <table:table-cell office:value-type="float" office:value="-34.857098999999998" table:style-name="ce1">
            <text:p>-34,857099</text:p>
          </table:table-cell>
          <table:table-cell office:value-type="float" office:value="670650.40879999998" table:style-name="ce1">
            <text:p>670650,4088</text:p>
          </table:table-cell>
          <table:table-cell office:value-type="float" office:value="1731750.409" table:style-name="ce1">
            <text:p>1731750,409</text:p>
          </table:table-cell>
          <table:table-cell office:value-type="float" office:value="2985687.3809000002" table:style-name="ce1">
            <text:p>2985687,381</text:p>
          </table:table-cell>
          <table:table-cell office:value-type="float" office:value="6152787.3807999995" table:style-name="ce1">
            <text:p>6152787,381</text:p>
          </table:table-cell>
          <table:table-cell office:value-type="float" office:value="12414087.380899997" table:style-name="ce1">
            <text:p>12414087,38</text:p>
          </table:table-cell>
          <table:table-cell office:value-type="float" office:value="20676087.380800001" table:style-name="ce1">
            <text:p>20676087,38</text:p>
          </table:table-cell>
          <table:table-cell office:value-type="float" office:value="28362987.3807" table:style-name="ce1">
            <text:p>28362987,38</text:p>
          </table:table-cell>
          <table:table-cell office:value-type="float" office:value="50662287.3807" table:style-name="ce1">
            <text:p>50662287,38</text:p>
          </table:table-cell>
          <table:table-cell office:value-type="float" office:value="62518386.586600006" table:style-name="ce1">
            <text:p>62518386,59</text:p>
          </table:table-cell>
          <table:table-cell office:value-type="float" office:value="74396209.046000004" table:style-name="ce1">
            <text:p>74396209,05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6.346834000000001" table:style-name="ce1">
            <text:p>-56,346834</text:p>
          </table:table-cell>
          <table:table-cell office:value-type="float" office:value="-34.849563000000003" table:style-name="ce1">
            <text:p>-34,849563</text:p>
          </table:table-cell>
          <table:table-cell office:value-type="float" office:value="30874829.296300001" table:style-name="ce1">
            <text:p>30874829,3</text:p>
          </table:table-cell>
          <table:table-cell office:value-type="float" office:value="54222392.188600004" table:style-name="ce1">
            <text:p>54222392,19</text:p>
          </table:table-cell>
          <table:table-cell office:value-type="float" office:value="68210556.534200013" table:style-name="ce1">
            <text:p>68210556,53</text:p>
          </table:table-cell>
          <table:table-cell office:value-type="float" office:value="79751676.212599993" table:style-name="ce1">
            <text:p>79751676,21</text:p>
          </table:table-cell>
          <table:table-cell office:value-type="float" office:value="89714207.622999996" table:style-name="ce1">
            <text:p>89714207,62</text:p>
          </table:table-cell>
          <table:table-cell office:value-type="float" office:value="99044157.687899977" table:style-name="ce1">
            <text:p>99044157,69</text:p>
          </table:table-cell>
          <table:table-cell office:value-type="float" office:value="110388484.87630001" table:style-name="ce1">
            <text:p>110388484,9</text:p>
          </table:table-cell>
          <table:table-cell office:value-type="float" office:value="122538484.87679999" table:style-name="ce1">
            <text:p>122538484,9</text:p>
          </table:table-cell>
          <table:table-cell office:value-type="float" office:value="134057159.0494" table:style-name="ce1">
            <text:p>134057159</text:p>
          </table:table-cell>
          <table:table-cell office:value-type="float" office:value="146263575.227" table:style-name="ce1">
            <text:p>146263575,2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6.693807999999997" table:style-name="ce1">
            <text:p>-56,693808</text:p>
          </table:table-cell>
          <table:table-cell office:value-type="float" office:value="-34.713903999999999" table:style-name="ce1">
            <text:p>-34,713904</text:p>
          </table:table-cell>
          <table:table-cell office:value-type="float" office:value="4784757.8512000004" table:style-name="ce1">
            <text:p>4784757,851</text:p>
          </table:table-cell>
          <table:table-cell office:value-type="float" office:value="22709961.5068" table:style-name="ce1">
            <text:p>22709961,51</text:p>
          </table:table-cell>
          <table:table-cell office:value-type="float" office:value="29046464.084200002" table:style-name="ce1">
            <text:p>29046464,08</text:p>
          </table:table-cell>
          <table:table-cell office:value-type="float" office:value="37293644.405900002" table:style-name="ce1">
            <text:p>37293644,41</text:p>
          </table:table-cell>
          <table:table-cell office:value-type="float" office:value="42939812.995700002" table:style-name="ce1">
            <text:p>42939813</text:p>
          </table:table-cell>
          <table:table-cell office:value-type="float" office:value="49295452.064699993" table:style-name="ce1">
            <text:p>49295452,06</text:p>
          </table:table-cell>
          <table:table-cell office:value-type="float" office:value="56978762.849199995" table:style-name="ce1">
            <text:p>56978762,85</text:p>
          </table:table-cell>
          <table:table-cell office:value-type="float" office:value="65182811.008599997" table:style-name="ce1">
            <text:p>65182811,01</text:p>
          </table:table-cell>
          <table:table-cell office:value-type="float" office:value="73600738.027600005" table:style-name="ce1">
            <text:p>73600738,03</text:p>
          </table:table-cell>
          <table:table-cell office:value-type="float" office:value="82937268.109499991" table:style-name="ce1">
            <text:p>82937268,11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7.076715999999998" table:style-name="ce1">
            <text:p>-57,076716</text:p>
          </table:table-cell>
          <table:table-cell office:value-type="float" office:value="-34.549731000000001" table:style-name="ce1">
            <text:p>-34,549731</text:p>
          </table:table-cell>
          <table:table-cell office:value-type="float" office:value="613038.11470000003" table:style-name="ce1">
            <text:p>613038,1147</text:p>
          </table:table-cell>
          <table:table-cell office:value-type="float" office:value="1792371.5668000001" table:style-name="ce1">
            <text:p>1792371,567</text:p>
          </table:table-cell>
          <table:table-cell office:value-type="float" office:value="2958567.6716999998" table:style-name="ce1">
            <text:p>2958567,672</text:p>
          </table:table-cell>
          <table:table-cell office:value-type="float" office:value="5631567.6716999998" table:style-name="ce1">
            <text:p>5631567,672</text:p>
          </table:table-cell>
          <table:table-cell office:value-type="float" office:value="29453667.671799999" table:style-name="ce1">
            <text:p>29453667,67</text:p>
          </table:table-cell>
          <table:table-cell office:value-type="float" office:value="39031978.537600003" table:style-name="ce1">
            <text:p>39031978,54</text:p>
          </table:table-cell>
          <table:table-cell office:value-type="float" office:value="66765640.564599991" table:style-name="ce1">
            <text:p>66765640,56</text:p>
          </table:table-cell>
          <table:table-cell office:value-type="float" office:value="85608945.240199998" table:style-name="ce1">
            <text:p>85608945,24</text:p>
          </table:table-cell>
          <table:table-cell office:value-type="float" office:value="102538299.40470001" table:style-name="ce1">
            <text:p>102538299,4</text:p>
          </table:table-cell>
          <table:table-cell office:value-type="float" office:value="123423153.1452" table:style-name="ce1">
            <text:p>123423153,1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7.473759000000001" table:style-name="ce1">
            <text:p>-57,473759</text:p>
          </table:table-cell>
          <table:table-cell office:value-type="float" office:value="-34.457714000000003" table:style-name="ce1">
            <text:p>-34,457714</text:p>
          </table:table-cell>
          <table:table-cell office:value-type="float" office:value="1069200" table:style-name="ce1">
            <text:p>1069200</text:p>
          </table:table-cell>
          <table:table-cell office:value-type="float" office:value="7233300.0000000009" table:style-name="ce1">
            <text:p>7233300</text:p>
          </table:table-cell>
          <table:table-cell office:value-type="float" office:value="20355300.000100002" table:style-name="ce1">
            <text:p>20355300</text:p>
          </table:table-cell>
          <table:table-cell office:value-type="float" office:value="27702000.000099998" table:style-name="ce1">
            <text:p>27702000</text:p>
          </table:table-cell>
          <table:table-cell office:value-type="float" office:value="45408565.562600002" table:style-name="ce1">
            <text:p>45408565,56</text:p>
          </table:table-cell>
          <table:table-cell office:value-type="float" office:value="54464635.889699996" table:style-name="ce1">
            <text:p>54464635,89</text:p>
          </table:table-cell>
          <table:table-cell office:value-type="float" office:value="62621335.889700003" table:style-name="ce1">
            <text:p>62621335,89</text:p>
          </table:table-cell>
          <table:table-cell office:value-type="float" office:value="71132983.054899991" table:style-name="ce1">
            <text:p>71132983,05</text:p>
          </table:table-cell>
          <table:table-cell office:value-type="float" office:value="79669828.492799997" table:style-name="ce1">
            <text:p>79669828,49</text:p>
          </table:table-cell>
          <table:table-cell office:value-type="float" office:value="89430328.492699996" table:style-name="ce1">
            <text:p>89430328,49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7.845163999999997" table:style-name="ce1">
            <text:p>-57,845164</text:p>
          </table:table-cell>
          <table:table-cell office:value-type="float" office:value="-34.372709" table:style-name="ce1">
            <text:p>-34,372709</text:p>
          </table:table-cell>
          <table:table-cell office:value-type="float" office:value="341939.76620000001" table:style-name="ce1">
            <text:p>341939,7662</text:p>
          </table:table-cell>
          <table:table-cell office:value-type="float" office:value="949439.76619999995" table:style-name="ce1">
            <text:p>949439,7662</text:p>
          </table:table-cell>
          <table:table-cell office:value-type="float" office:value="2407348.8075999999" table:style-name="ce1">
            <text:p>2407348,808</text:p>
          </table:table-cell>
          <table:table-cell office:value-type="float" office:value="4602448.8075999999" table:style-name="ce1">
            <text:p>4602448,808</text:p>
          </table:table-cell>
          <table:table-cell office:value-type="float" office:value="7344034.0929999994" table:style-name="ce1">
            <text:p>7344034,093</text:p>
          </table:table-cell>
          <table:table-cell office:value-type="float" office:value="13184829.564399999" table:style-name="ce1">
            <text:p>13184829,56</text:p>
          </table:table-cell>
          <table:table-cell office:value-type="float" office:value="22762341.0933" table:style-name="ce1">
            <text:p>22762341,09</text:p>
          </table:table-cell>
          <table:table-cell office:value-type="float" office:value="28716795.638099998" table:style-name="ce1">
            <text:p>28716795,64</text:p>
          </table:table-cell>
          <table:table-cell office:value-type="float" office:value="36008690.607500002" table:style-name="ce1">
            <text:p>36008690,61</text:p>
          </table:table-cell>
          <table:table-cell office:value-type="float" office:value="43193665.097600006" table:style-name="ce1">
            <text:p>43193665,1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8.146321999999998" table:style-name="ce1">
            <text:p>-58,146322</text:p>
          </table:table-cell>
          <table:table-cell office:value-type="float" office:value="-34.147044999999999" table:style-name="ce1">
            <text:p>-34,147045</text:p>
          </table:table-cell>
          <table:table-cell office:value-type="float" office:value="1901897.9564" table:style-name="ce1">
            <text:p>1901897,956</text:p>
          </table:table-cell>
          <table:table-cell office:value-type="float" office:value="3164673.6847000001" table:style-name="ce1">
            <text:p>3164673,685</text:p>
          </table:table-cell>
          <table:table-cell office:value-type="float" office:value="4476964.6433999995" table:style-name="ce1">
            <text:p>4476964,643</text:p>
          </table:table-cell>
          <table:table-cell office:value-type="float" office:value="6080764.6432999996" table:style-name="ce1">
            <text:p>6080764,643</text:p>
          </table:table-cell>
          <table:table-cell office:value-type="float" office:value="8686164.1671000011" table:style-name="ce1">
            <text:p>8686164,167</text:p>
          </table:table-cell>
          <table:table-cell office:value-type="float" office:value="11115198.3686" table:style-name="ce1">
            <text:p>11115198,37</text:p>
          </table:table-cell>
          <table:table-cell office:value-type="float" office:value="13444686.8399" table:style-name="ce1">
            <text:p>13444686,84</text:p>
          </table:table-cell>
          <table:table-cell office:value-type="float" office:value="16667532.295" table:style-name="ce1">
            <text:p>16667532,3</text:p>
          </table:table-cell>
          <table:table-cell office:value-type="float" office:value="20488837.325600002" table:style-name="ce1">
            <text:p>20488837,33</text:p>
          </table:table-cell>
          <table:table-cell office:value-type="float" office:value="24157862.8356" table:style-name="ce1">
            <text:p>24157862,84</text:p>
          </table:table-cell>
          <table:table-cell office:value-type="float" office:value="858" table:style-name="ce1">
            <text:p>858</text:p>
          </table:table-cell>
          <table:table-cell table:number-columns-repeated="16371"/>
        </table:table-row>
        <table:table-row table:style-name="ro1">
          <table:table-cell office:value-type="float" office:value="-58.376396999999997" table:style-name="ce1">
            <text:p>-58,376397</text:p>
          </table:table-cell>
          <table:table-cell office:value-type="float" office:value="-34.143379000000003" table:style-name="ce1">
            <text:p>-34,143379</text:p>
          </table:table-cell>
          <table:table-cell office:value-type="float" office:value="24175653.677090004" table:style-name="ce1">
            <text:p>24175653,68</text:p>
          </table:table-cell>
          <table:table-cell office:value-type="float" office:value="50800685.467289999" table:style-name="ce1">
            <text:p>50800685,47</text:p>
          </table:table-cell>
          <table:table-cell office:value-type="float" office:value="105671800.48989001" table:style-name="ce1">
            <text:p>105671800,5</text:p>
          </table:table-cell>
          <table:table-cell office:value-type="float" office:value="253873946.83518997" table:style-name="ce1">
            <text:p>253873946,8</text:p>
          </table:table-cell>
          <table:table-cell office:value-type="float" office:value="372274245.79939008" table:style-name="ce1">
            <text:p>372274245,8</text:p>
          </table:table-cell>
          <table:table-cell office:value-type="float" office:value="453965889.97539002" table:style-name="ce1">
            <text:p>453965890</text:p>
          </table:table-cell>
          <table:table-cell office:value-type="float" office:value="506784393.75869" table:style-name="ce1">
            <text:p>506784393,8</text:p>
          </table:table-cell>
          <table:table-cell office:value-type="float" office:value="566611327.83089018" table:style-name="ce1">
            <text:p>566611327,8</text:p>
          </table:table-cell>
          <table:table-cell office:value-type="float" office:value="600709702.50928998" table:style-name="ce1">
            <text:p>600709702,5</text:p>
          </table:table-cell>
          <table:table-cell office:value-type="float" office:value="630923605.37618995" table:style-name="ce1">
            <text:p>630923605,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8.417583999999998" table:style-name="ce1">
            <text:p>-58,417584</text:p>
          </table:table-cell>
          <table:table-cell office:value-type="float" office:value="-34.42718" table:style-name="ce1">
            <text:p>-34,42718</text:p>
          </table:table-cell>
          <table:table-cell office:value-type="float" office:value="19791157.5909" table:style-name="ce1">
            <text:p>19791157,59</text:p>
          </table:table-cell>
          <table:table-cell office:value-type="float" office:value="44791631.741860002" table:style-name="ce1">
            <text:p>44791631,74</text:p>
          </table:table-cell>
          <table:table-cell office:value-type="float" office:value="82667232.261679992" table:style-name="ce1">
            <text:p>82667232,26</text:p>
          </table:table-cell>
          <table:table-cell office:value-type="float" office:value="116300608.90447998" table:style-name="ce1">
            <text:p>116300608,9</text:p>
          </table:table-cell>
          <table:table-cell office:value-type="float" office:value="315717102.13020998" table:style-name="ce1">
            <text:p>315717102,1</text:p>
          </table:table-cell>
          <table:table-cell office:value-type="float" office:value="378765981.83030003" table:style-name="ce1">
            <text:p>378765981,8</text:p>
          </table:table-cell>
          <table:table-cell office:value-type="float" office:value="437659496.04190004" table:style-name="ce1">
            <text:p>437659496</text:p>
          </table:table-cell>
          <table:table-cell office:value-type="float" office:value="483867093.35659999" table:style-name="ce1">
            <text:p>483867093,4</text:p>
          </table:table-cell>
          <table:table-cell office:value-type="float" office:value="511537719.9774" table:style-name="ce1">
            <text:p>511537720</text:p>
          </table:table-cell>
          <table:table-cell office:value-type="float" office:value="533039282.73500001" table:style-name="ce1">
            <text:p>533039282,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8.204886000000002" table:style-name="ce1">
            <text:p>-58,204886</text:p>
          </table:table-cell>
          <table:table-cell office:value-type="float" office:value="-34.684485000000002" table:style-name="ce1">
            <text:p>-34,684485</text:p>
          </table:table-cell>
          <table:table-cell office:value-type="float" office:value="679491.60670000012" table:style-name="ce1">
            <text:p>679491,6067</text:p>
          </table:table-cell>
          <table:table-cell office:value-type="float" office:value="8994099.2833000012" table:style-name="ce1">
            <text:p>8994099,283</text:p>
          </table:table-cell>
          <table:table-cell office:value-type="float" office:value="65718721.421900004" table:style-name="ce1">
            <text:p>65718721,42</text:p>
          </table:table-cell>
          <table:table-cell office:value-type="float" office:value="82887432.267200008" table:style-name="ce1">
            <text:p>82887432,27</text:p>
          </table:table-cell>
          <table:table-cell office:value-type="float" office:value="97933562.133499995" table:style-name="ce1">
            <text:p>97933562,13</text:p>
          </table:table-cell>
          <table:table-cell office:value-type="float" office:value="114837296.318" table:style-name="ce1">
            <text:p>114837296,3</text:p>
          </table:table-cell>
          <table:table-cell office:value-type="float" office:value="150350317.92719999" table:style-name="ce1">
            <text:p>150350317,9</text:p>
          </table:table-cell>
          <table:table-cell office:value-type="float" office:value="219595442.56740001" table:style-name="ce1">
            <text:p>219595442,6</text:p>
          </table:table-cell>
          <table:table-cell office:value-type="float" office:value="255235219.98719999" table:style-name="ce1">
            <text:p>255235220</text:p>
          </table:table-cell>
          <table:table-cell office:value-type="float" office:value="281481927.21329999" table:style-name="ce1">
            <text:p>281481927,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833300999999999" table:style-name="ce1">
            <text:p>-57,833301</text:p>
          </table:table-cell>
          <table:table-cell office:value-type="float" office:value="-34.876812000000001" table:style-name="ce1">
            <text:p>-34,876812</text:p>
          </table:table-cell>
          <table:table-cell office:value-type="float" office:value="486000.0001" table:style-name="ce1">
            <text:p>486000,0001</text:p>
          </table:table-cell>
          <table:table-cell office:value-type="float" office:value="5777430.1766999997" table:style-name="ce1">
            <text:p>5777430,177</text:p>
          </table:table-cell>
          <table:table-cell office:value-type="float" office:value="83293013.272300005" table:style-name="ce1">
            <text:p>83293013,27</text:p>
          </table:table-cell>
          <table:table-cell office:value-type="float" office:value="195300752.38069999" table:style-name="ce1">
            <text:p>195300752,4</text:p>
          </table:table-cell>
          <table:table-cell office:value-type="float" office:value="249503744.50029999" table:style-name="ce1">
            <text:p>249503744,5</text:p>
          </table:table-cell>
          <table:table-cell office:value-type="float" office:value="290470036.10619998" table:style-name="ce1">
            <text:p>290470036,1</text:p>
          </table:table-cell>
          <table:table-cell office:value-type="float" office:value="325375797.15369999" table:style-name="ce1">
            <text:p>325375797,2</text:p>
          </table:table-cell>
          <table:table-cell office:value-type="float" office:value="364600389.28259999" table:style-name="ce1">
            <text:p>364600389,3</text:p>
          </table:table-cell>
          <table:table-cell office:value-type="float" office:value="400744807.12650001" table:style-name="ce1">
            <text:p>400744807,1</text:p>
          </table:table-cell>
          <table:table-cell office:value-type="float" office:value="431705814.56409997" table:style-name="ce1">
            <text:p>431705814,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465708999999997" table:style-name="ce1">
            <text:p>-57,465709</text:p>
          </table:table-cell>
          <table:table-cell office:value-type="float" office:value="-35.084010999999997" table:style-name="ce1">
            <text:p>-35,084011</text:p>
          </table:table-cell>
          <table:table-cell office:value-type="float" office:value="1717298.4092000001" table:style-name="ce1">
            <text:p>1717298,409</text:p>
          </table:table-cell>
          <table:table-cell office:value-type="float" office:value="15638942.186099999" table:style-name="ce1">
            <text:p>15638942,19</text:p>
          </table:table-cell>
          <table:table-cell office:value-type="float" office:value="30850590.659900002" table:style-name="ce1">
            <text:p>30850590,66</text:p>
          </table:table-cell>
          <table:table-cell office:value-type="float" office:value="51029288.7645" table:style-name="ce1">
            <text:p>51029288,76</text:p>
          </table:table-cell>
          <table:table-cell office:value-type="float" office:value="130445156.99940002" table:style-name="ce1">
            <text:p>130445157</text:p>
          </table:table-cell>
          <table:table-cell office:value-type="float" office:value="210519420.0909" table:style-name="ce1">
            <text:p>210519420,1</text:p>
          </table:table-cell>
          <table:table-cell office:value-type="float" office:value="260823026.81379998" table:style-name="ce1">
            <text:p>260823026,8</text:p>
          </table:table-cell>
          <table:table-cell office:value-type="float" office:value="303396195.5126" table:style-name="ce1">
            <text:p>303396195,5</text:p>
          </table:table-cell>
          <table:table-cell office:value-type="float" office:value="343115542.43660003" table:style-name="ce1">
            <text:p>343115542,4</text:p>
          </table:table-cell>
          <table:table-cell office:value-type="float" office:value="384466419.88999999" table:style-name="ce1">
            <text:p>384466419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228749000000001" table:style-name="ce1">
            <text:p>-57,228749</text:p>
          </table:table-cell>
          <table:table-cell office:value-type="float" office:value="-35.360191999999998" table:style-name="ce1">
            <text:p>-35,360192</text:p>
          </table:table-cell>
          <table:table-cell office:value-type="float" office:value="4884197.4165000003" table:style-name="ce1">
            <text:p>4884197,417</text:p>
          </table:table-cell>
          <table:table-cell office:value-type="float" office:value="13753875.1098" table:style-name="ce1">
            <text:p>13753875,11</text:p>
          </table:table-cell>
          <table:table-cell office:value-type="float" office:value="23183941.7553" table:style-name="ce1">
            <text:p>23183941,76</text:p>
          </table:table-cell>
          <table:table-cell office:value-type="float" office:value="38142885.652200006" table:style-name="ce1">
            <text:p>38142885,65</text:p>
          </table:table-cell>
          <table:table-cell office:value-type="float" office:value="95735595.475500017" table:style-name="ce1">
            <text:p>95735595,48</text:p>
          </table:table-cell>
          <table:table-cell office:value-type="float" office:value="145320306.44270003" table:style-name="ce1">
            <text:p>145320306,4</text:p>
          </table:table-cell>
          <table:table-cell office:value-type="float" office:value="179047821.4059" table:style-name="ce1">
            <text:p>179047821,4</text:p>
          </table:table-cell>
          <table:table-cell office:value-type="float" office:value="207985737.10100001" table:style-name="ce1">
            <text:p>207985737,1</text:p>
          </table:table-cell>
          <table:table-cell office:value-type="float" office:value="238024118.27900001" table:style-name="ce1">
            <text:p>238024118,3</text:p>
          </table:table-cell>
          <table:table-cell office:value-type="float" office:value="268604787.04269999" table:style-name="ce1">
            <text:p>26860478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276108000000001" table:style-name="ce1">
            <text:p>-57,276108</text:p>
          </table:table-cell>
          <table:table-cell office:value-type="float" office:value="-35.676107000000002" table:style-name="ce1">
            <text:p>-35,676107</text:p>
          </table:table-cell>
          <table:table-cell office:value-type="float" office:value="8123919.5215000007" table:style-name="ce1">
            <text:p>8123919,522</text:p>
          </table:table-cell>
          <table:table-cell office:value-type="float" office:value="26994677.430100001" table:style-name="ce1">
            <text:p>26994677,43</text:p>
          </table:table-cell>
          <table:table-cell office:value-type="float" office:value="58403470.622700006" table:style-name="ce1">
            <text:p>58403470,62</text:p>
          </table:table-cell>
          <table:table-cell office:value-type="float" office:value="91920370.569800019" table:style-name="ce1">
            <text:p>91920370,57</text:p>
          </table:table-cell>
          <table:table-cell office:value-type="float" office:value="170600280.10870001" table:style-name="ce1">
            <text:p>170600280,1</text:p>
          </table:table-cell>
          <table:table-cell office:value-type="float" office:value="316785414.39390004" table:style-name="ce1">
            <text:p>316785414,4</text:p>
          </table:table-cell>
          <table:table-cell office:value-type="float" office:value="447767182.20950001" table:style-name="ce1">
            <text:p>447767182,2</text:p>
          </table:table-cell>
          <table:table-cell office:value-type="float" office:value="560517885.41659999" table:style-name="ce1">
            <text:p>560517885,4</text:p>
          </table:table-cell>
          <table:table-cell office:value-type="float" office:value="613092042.19669986" table:style-name="ce1">
            <text:p>613092042,2</text:p>
          </table:table-cell>
          <table:table-cell office:value-type="float" office:value="646035527.41360009" table:style-name="ce1">
            <text:p>646035527,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318036999999997" table:style-name="ce1">
            <text:p>-57,318037</text:p>
          </table:table-cell>
          <table:table-cell office:value-type="float" office:value="-36.001612000000002" table:style-name="ce1">
            <text:p>-36,001612</text:p>
          </table:table-cell>
          <table:table-cell office:value-type="float" office:value="12979041.113400001" table:style-name="ce1">
            <text:p>12979041,11</text:p>
          </table:table-cell>
          <table:table-cell office:value-type="float" office:value="100943918.2022" table:style-name="ce1">
            <text:p>100943918,2</text:p>
          </table:table-cell>
          <table:table-cell office:value-type="float" office:value="261054002.13569999" table:style-name="ce1">
            <text:p>261054002,1</text:p>
          </table:table-cell>
          <table:table-cell office:value-type="float" office:value="362921219.17949998" table:style-name="ce1">
            <text:p>362921219,2</text:p>
          </table:table-cell>
          <table:table-cell office:value-type="float" office:value="407988403.81879997" table:style-name="ce1">
            <text:p>407988403,8</text:p>
          </table:table-cell>
          <table:table-cell office:value-type="float" office:value="657658340.34200001" table:style-name="ce1">
            <text:p>657658340,3</text:p>
          </table:table-cell>
          <table:table-cell office:value-type="float" office:value="771520288.71659994" table:style-name="ce1">
            <text:p>771520288,7</text:p>
          </table:table-cell>
          <table:table-cell office:value-type="float" office:value="807324571.64059997" table:style-name="ce1">
            <text:p>807324571,6</text:p>
          </table:table-cell>
          <table:table-cell office:value-type="float" office:value="815322679.56169999" table:style-name="ce1">
            <text:p>815322679,6</text:p>
          </table:table-cell>
          <table:table-cell office:value-type="float" office:value="817796293.40719998" table:style-name="ce1">
            <text:p>817796293,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068810999999997" table:style-name="ce1">
            <text:p>-57,068811</text:p>
          </table:table-cell>
          <table:table-cell office:value-type="float" office:value="-36.264192000000001" table:style-name="ce1">
            <text:p>-36,264192</text:p>
          </table:table-cell>
          <table:table-cell office:value-type="float" office:value="537078768.40960002" table:style-name="ce1">
            <text:p>537078768,4</text:p>
          </table:table-cell>
          <table:table-cell office:value-type="float" office:value="718225748.99129999" table:style-name="ce1">
            <text:p>718225749</text:p>
          </table:table-cell>
          <table:table-cell office:value-type="float" office:value="754114566.76029992" table:style-name="ce1">
            <text:p>754114566,8</text:p>
          </table:table-cell>
          <table:table-cell office:value-type="float" office:value="757728688.95630002" table:style-name="ce1">
            <text:p>757728689</text:p>
          </table:table-cell>
          <table:table-cell office:value-type="float" office:value="758243063.69630003" table:style-name="ce1">
            <text:p>758243063,7</text:p>
          </table:table-cell>
          <table:table-cell office:value-type="float" office:value="758395759.28830004" table:style-name="ce1">
            <text:p>758395759,3</text:p>
          </table:table-cell>
          <table:table-cell office:value-type="float" office:value="758479425.84030008" table:style-name="ce1">
            <text:p>758479425,8</text:p>
          </table:table-cell>
          <table:table-cell office:value-type="float" office:value="758543997.26429999" table:style-name="ce1">
            <text:p>758543997,3</text:p>
          </table:table-cell>
          <table:table-cell office:value-type="float" office:value="758576397.26429999" table:style-name="ce1">
            <text:p>758576397,3</text:p>
          </table:table-cell>
          <table:table-cell office:value-type="float" office:value="758624997.26429999" table:style-name="ce1">
            <text:p>758624997,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6.783447000000002" table:style-name="ce1">
            <text:p>-56,783447</text:p>
          </table:table-cell>
          <table:table-cell office:value-type="float" office:value="-36.447909000000003" table:style-name="ce1">
            <text:p>-36,447909</text:p>
          </table:table-cell>
          <table:table-cell office:value-type="float" office:value="191208672.38429999" table:style-name="ce1">
            <text:p>191208672,4</text:p>
          </table:table-cell>
          <table:table-cell office:value-type="float" office:value="387620485.33490002" table:style-name="ce1">
            <text:p>387620485,3</text:p>
          </table:table-cell>
          <table:table-cell office:value-type="float" office:value="486082478.11920005" table:style-name="ce1">
            <text:p>486082478,1</text:p>
          </table:table-cell>
          <table:table-cell office:value-type="float" office:value="526757658.87020004" table:style-name="ce1">
            <text:p>526757658,9</text:p>
          </table:table-cell>
          <table:table-cell office:value-type="float" office:value="543688372.93540001" table:style-name="ce1">
            <text:p>543688372,9</text:p>
          </table:table-cell>
          <table:table-cell office:value-type="float" office:value="552507512.29320002" table:style-name="ce1">
            <text:p>552507512,3</text:p>
          </table:table-cell>
          <table:table-cell office:value-type="float" office:value="557702780.83459997" table:style-name="ce1">
            <text:p>557702780,8</text:p>
          </table:table-cell>
          <table:table-cell office:value-type="float" office:value="560124680.83450007" table:style-name="ce1">
            <text:p>560124680,8</text:p>
          </table:table-cell>
          <table:table-cell office:value-type="float" office:value="561129080.8355999" table:style-name="ce1">
            <text:p>561129080,8</text:p>
          </table:table-cell>
          <table:table-cell office:value-type="float" office:value="561712280.83569992" table:style-name="ce1">
            <text:p>561712280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6.670247000000003" table:style-name="ce1">
            <text:p>-56,670247</text:p>
          </table:table-cell>
          <table:table-cell office:value-type="float" office:value="-36.718792000000001" table:style-name="ce1">
            <text:p>-36,718792</text:p>
          </table:table-cell>
          <table:table-cell office:value-type="float" office:value="2948400" table:style-name="ce1">
            <text:p>2948400</text:p>
          </table:table-cell>
          <table:table-cell office:value-type="float" office:value="167076522.54710001" table:style-name="ce1">
            <text:p>167076522,5</text:p>
          </table:table-cell>
          <table:table-cell office:value-type="float" office:value="250022403.02770001" table:style-name="ce1">
            <text:p>250022403</text:p>
          </table:table-cell>
          <table:table-cell office:value-type="float" office:value="332290697.07440001" table:style-name="ce1">
            <text:p>332290697,1</text:p>
          </table:table-cell>
          <table:table-cell office:value-type="float" office:value="383247285.15050006" table:style-name="ce1">
            <text:p>383247285,2</text:p>
          </table:table-cell>
          <table:table-cell office:value-type="float" office:value="417464019.23509997" table:style-name="ce1">
            <text:p>417464019,2</text:p>
          </table:table-cell>
          <table:table-cell office:value-type="float" office:value="439162247.10330003" table:style-name="ce1">
            <text:p>439162247,1</text:p>
          </table:table-cell>
          <table:table-cell office:value-type="float" office:value="453399902.09240001" table:style-name="ce1">
            <text:p>453399902,1</text:p>
          </table:table-cell>
          <table:table-cell office:value-type="float" office:value="460685111.8635" table:style-name="ce1">
            <text:p>460685111,9</text:p>
          </table:table-cell>
          <table:table-cell office:value-type="float" office:value="464442463.78719997" table:style-name="ce1">
            <text:p>464442463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6.785412999999998" table:style-name="ce1">
            <text:p>-56,785413</text:p>
          </table:table-cell>
          <table:table-cell office:value-type="float" office:value="-37.049742000000002" table:style-name="ce1">
            <text:p>-37,049742</text:p>
          </table:table-cell>
          <table:table-cell office:value-type="float" office:value="1603253.2899" table:style-name="ce1">
            <text:p>1603253,29</text:p>
          </table:table-cell>
          <table:table-cell office:value-type="float" office:value="349250823.60960001" table:style-name="ce1">
            <text:p>349250823,6</text:p>
          </table:table-cell>
          <table:table-cell office:value-type="float" office:value="406025124.20280004" table:style-name="ce1">
            <text:p>406025124,2</text:p>
          </table:table-cell>
          <table:table-cell office:value-type="float" office:value="432509520.75909996" table:style-name="ce1">
            <text:p>432509520,8</text:p>
          </table:table-cell>
          <table:table-cell office:value-type="float" office:value="449770252.48229998" table:style-name="ce1">
            <text:p>449770252,5</text:p>
          </table:table-cell>
          <table:table-cell office:value-type="float" office:value="463940140.73849988" table:style-name="ce1">
            <text:p>463940140,7</text:p>
          </table:table-cell>
          <table:table-cell office:value-type="float" office:value="477598141.71390003" table:style-name="ce1">
            <text:p>477598141,7</text:p>
          </table:table-cell>
          <table:table-cell office:value-type="float" office:value="492099286.72419995" table:style-name="ce1">
            <text:p>492099286,7</text:p>
          </table:table-cell>
          <table:table-cell office:value-type="float" office:value="503720229.13069999" table:style-name="ce1">
            <text:p>503720229,1</text:p>
          </table:table-cell>
          <table:table-cell office:value-type="float" office:value="512777077.20720005" table:style-name="ce1">
            <text:p>512777077,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021264000000002" table:style-name="ce1">
            <text:p>-57,021264</text:p>
          </table:table-cell>
          <table:table-cell office:value-type="float" office:value="-37.354322000000003" table:style-name="ce1">
            <text:p>-37,354322</text:p>
          </table:table-cell>
          <table:table-cell office:value-type="float" office:value="40537603.336400002" table:style-name="ce1">
            <text:p>40537603,34</text:p>
          </table:table-cell>
          <table:table-cell office:value-type="float" office:value="152106153.14279997" table:style-name="ce1">
            <text:p>152106153,1</text:p>
          </table:table-cell>
          <table:table-cell office:value-type="float" office:value="255924464.67569995" table:style-name="ce1">
            <text:p>255924464,7</text:p>
          </table:table-cell>
          <table:table-cell office:value-type="float" office:value="354230599.10709995" table:style-name="ce1">
            <text:p>354230599,1</text:p>
          </table:table-cell>
          <table:table-cell office:value-type="float" office:value="427516276.49180001" table:style-name="ce1">
            <text:p>427516276,5</text:p>
          </table:table-cell>
          <table:table-cell office:value-type="float" office:value="476510039.27859992" table:style-name="ce1">
            <text:p>476510039,3</text:p>
          </table:table-cell>
          <table:table-cell office:value-type="float" office:value="510999992.20469999" table:style-name="ce1">
            <text:p>510999992,2</text:p>
          </table:table-cell>
          <table:table-cell office:value-type="float" office:value="531956302.1929" table:style-name="ce1">
            <text:p>531956302,2</text:p>
          </table:table-cell>
          <table:table-cell office:value-type="float" office:value="545459593.02219999" table:style-name="ce1">
            <text:p>545459593</text:p>
          </table:table-cell>
          <table:table-cell office:value-type="float" office:value="555249631.02279997" table:style-name="ce1">
            <text:p>55524963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282856000000002" table:style-name="ce1">
            <text:p>-57,282856</text:p>
          </table:table-cell>
          <table:table-cell office:value-type="float" office:value="-37.641973999999998" table:style-name="ce1">
            <text:p>-37,641974</text:p>
          </table:table-cell>
          <table:table-cell office:value-type="float" office:value="70731342.292999998" table:style-name="ce1">
            <text:p>70731342,29</text:p>
          </table:table-cell>
          <table:table-cell office:value-type="float" office:value="152909344.13069999" table:style-name="ce1">
            <text:p>152909344,1</text:p>
          </table:table-cell>
          <table:table-cell office:value-type="float" office:value="208621491.51789999" table:style-name="ce1">
            <text:p>208621491,5</text:p>
          </table:table-cell>
          <table:table-cell office:value-type="float" office:value="288525270.18160003" table:style-name="ce1">
            <text:p>288525270,2</text:p>
          </table:table-cell>
          <table:table-cell office:value-type="float" office:value="339399250.60899997" table:style-name="ce1">
            <text:p>339399250,6</text:p>
          </table:table-cell>
          <table:table-cell office:value-type="float" office:value="380923209.86739999" table:style-name="ce1">
            <text:p>380923209,9</text:p>
          </table:table-cell>
          <table:table-cell office:value-type="float" office:value="412941265.94379991" table:style-name="ce1">
            <text:p>412941265,9</text:p>
          </table:table-cell>
          <table:table-cell office:value-type="float" office:value="439196755.60480005" table:style-name="ce1">
            <text:p>439196755,6</text:p>
          </table:table-cell>
          <table:table-cell office:value-type="float" office:value="460721075.46229994" table:style-name="ce1">
            <text:p>460721075,5</text:p>
          </table:table-cell>
          <table:table-cell office:value-type="float" office:value="474873193.861" table:style-name="ce1">
            <text:p>474873193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488560999999997" table:style-name="ce1">
            <text:p>-57,488561</text:p>
          </table:table-cell>
          <table:table-cell office:value-type="float" office:value="-37.940303999999998" table:style-name="ce1">
            <text:p>-37,940304</text:p>
          </table:table-cell>
          <table:table-cell office:value-type="float" office:value="2447501.0807999996" table:style-name="ce1">
            <text:p>2447501,081</text:p>
          </table:table-cell>
          <table:table-cell office:value-type="float" office:value="6954985.4598999992" table:style-name="ce1">
            <text:p>6954985,46</text:p>
          </table:table-cell>
          <table:table-cell office:value-type="float" office:value="13261641.5999" table:style-name="ce1">
            <text:p>13261641,6</text:p>
          </table:table-cell>
          <table:table-cell office:value-type="float" office:value="22177767.188900001" table:style-name="ce1">
            <text:p>22177767,19</text:p>
          </table:table-cell>
          <table:table-cell office:value-type="float" office:value="30409420.621200003" table:style-name="ce1">
            <text:p>30409420,62</text:p>
          </table:table-cell>
          <table:table-cell office:value-type="float" office:value="37075763.899299994" table:style-name="ce1">
            <text:p>37075763,9</text:p>
          </table:table-cell>
          <table:table-cell office:value-type="float" office:value="46301806.1686" table:style-name="ce1">
            <text:p>46301806,17</text:p>
          </table:table-cell>
          <table:table-cell office:value-type="float" office:value="57088434.753299996" table:style-name="ce1">
            <text:p>57088434,75</text:p>
          </table:table-cell>
          <table:table-cell office:value-type="float" office:value="69784567.8398" table:style-name="ce1">
            <text:p>69784567,84</text:p>
          </table:table-cell>
          <table:table-cell office:value-type="float" office:value="88246340.159099996" table:style-name="ce1">
            <text:p>88246340,1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7.722225000000002" table:style-name="ce1">
            <text:p>-57,722225</text:p>
          </table:table-cell>
          <table:table-cell office:value-type="float" office:value="-38.212587999999997" table:style-name="ce1">
            <text:p>-38,212588</text:p>
          </table:table-cell>
          <table:table-cell office:value-type="float" office:value="40500" table:style-name="ce1">
            <text:p>40500</text:p>
          </table:table-cell>
          <table:table-cell office:value-type="float" office:value="259200" table:style-name="ce1">
            <text:p>259200</text:p>
          </table:table-cell>
          <table:table-cell office:value-type="float" office:value="502200" table:style-name="ce1">
            <text:p>502200</text:p>
          </table:table-cell>
          <table:table-cell office:value-type="float" office:value="850499.99989999994" table:style-name="ce1">
            <text:p>850499,9999</text:p>
          </table:table-cell>
          <table:table-cell office:value-type="float" office:value="1383339.7623000001" table:style-name="ce1">
            <text:p>1383339,762</text:p>
          </table:table-cell>
          <table:table-cell office:value-type="float" office:value="2214617.9213999999" table:style-name="ce1">
            <text:p>2214617,921</text:p>
          </table:table-cell>
          <table:table-cell office:value-type="float" office:value="3194717.9213999999" table:style-name="ce1">
            <text:p>3194717,921</text:p>
          </table:table-cell>
          <table:table-cell office:value-type="float" office:value="5101206.633799999" table:style-name="ce1">
            <text:p>5101206,634</text:p>
          </table:table-cell>
          <table:table-cell office:value-type="float" office:value="8616606.6336000003" table:style-name="ce1">
            <text:p>8616606,634</text:p>
          </table:table-cell>
          <table:table-cell office:value-type="float" office:value="16845098.730499998" table:style-name="ce1">
            <text:p>16845098,7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8.097389999999997" table:style-name="ce1">
            <text:p>-58,09739</text:p>
          </table:table-cell>
          <table:table-cell office:value-type="float" office:value="-38.401851000000001" table:style-name="ce1">
            <text:p>-38,401851</text:p>
          </table:table-cell>
          <table:table-cell office:value-type="float" office:value="64800.000100000005" table:style-name="ce1">
            <text:p>64800,0001</text:p>
          </table:table-cell>
          <table:table-cell office:value-type="float" office:value="267300.0001" table:style-name="ce1">
            <text:p>267300,0001</text:p>
          </table:table-cell>
          <table:table-cell office:value-type="float" office:value="583200.00010000006" table:style-name="ce1">
            <text:p>583200,0001</text:p>
          </table:table-cell>
          <table:table-cell office:value-type="float" office:value="1206900.0001999999" table:style-name="ce1">
            <text:p>1206900</text:p>
          </table:table-cell>
          <table:table-cell office:value-type="float" office:value="1880988.6661999999" table:style-name="ce1">
            <text:p>1880988,666</text:p>
          </table:table-cell>
          <table:table-cell office:value-type="float" office:value="2864393.0162000004" table:style-name="ce1">
            <text:p>2864393,016</text:p>
          </table:table-cell>
          <table:table-cell office:value-type="float" office:value="4040218.2452000007" table:style-name="ce1">
            <text:p>4040218,245</text:p>
          </table:table-cell>
          <table:table-cell office:value-type="float" office:value="7029118.2451000009" table:style-name="ce1">
            <text:p>7029118,245</text:p>
          </table:table-cell>
          <table:table-cell office:value-type="float" office:value="14500439.202199999" table:style-name="ce1">
            <text:p>14500439,2</text:p>
          </table:table-cell>
          <table:table-cell office:value-type="float" office:value="21553951.686399996" table:style-name="ce1">
            <text:p>21553951,6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8.510415999999999" table:style-name="ce1">
            <text:p>-58,510416</text:p>
          </table:table-cell>
          <table:table-cell office:value-type="float" office:value="-38.536735999999998" table:style-name="ce1">
            <text:p>-38,536736</text:p>
          </table:table-cell>
          <table:table-cell office:value-type="float" office:value="145800.0001" table:style-name="ce1">
            <text:p>145800,0001</text:p>
          </table:table-cell>
          <table:table-cell office:value-type="float" office:value="550800.00009999995" table:style-name="ce1">
            <text:p>550800,0001</text:p>
          </table:table-cell>
          <table:table-cell office:value-type="float" office:value="1134000.0001000001" table:style-name="ce1">
            <text:p>1134000</text:p>
          </table:table-cell>
          <table:table-cell office:value-type="float" office:value="1830600.0001000001" table:style-name="ce1">
            <text:p>1830600</text:p>
          </table:table-cell>
          <table:table-cell office:value-type="float" office:value="3628771.5716999997" table:style-name="ce1">
            <text:p>3628771,572</text:p>
          </table:table-cell>
          <table:table-cell office:value-type="float" office:value="4864368.3321999991" table:style-name="ce1">
            <text:p>4864368,332</text:p>
          </table:table-cell>
          <table:table-cell office:value-type="float" office:value="6376098.2675999999" table:style-name="ce1">
            <text:p>6376098,268</text:p>
          </table:table-cell>
          <table:table-cell office:value-type="float" office:value="8037387.3539999994" table:style-name="ce1">
            <text:p>8037387,354</text:p>
          </table:table-cell>
          <table:table-cell office:value-type="float" office:value="11269345.094799999" table:style-name="ce1">
            <text:p>11269345,09</text:p>
          </table:table-cell>
          <table:table-cell office:value-type="float" office:value="16031491.831099998" table:style-name="ce1">
            <text:p>16031491,8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8.935037000000001" table:style-name="ce1">
            <text:p>-58,935037</text:p>
          </table:table-cell>
          <table:table-cell office:value-type="float" office:value="-38.648435999999997" table:style-name="ce1">
            <text:p>-38,648436</text:p>
          </table:table-cell>
          <table:table-cell office:value-type="float" office:value="502207.98959999997" table:style-name="ce1">
            <text:p>502207,9896</text:p>
          </table:table-cell>
          <table:table-cell office:value-type="float" office:value="988207.98970000003" table:style-name="ce1">
            <text:p>988207,9897</text:p>
          </table:table-cell>
          <table:table-cell office:value-type="float" office:value="1522807.9897" table:style-name="ce1">
            <text:p>1522807,99</text:p>
          </table:table-cell>
          <table:table-cell office:value-type="float" office:value="2097907.9896999998" table:style-name="ce1">
            <text:p>2097907,99</text:p>
          </table:table-cell>
          <table:table-cell office:value-type="float" office:value="2794507.9897000003" table:style-name="ce1">
            <text:p>2794507,99</text:p>
          </table:table-cell>
          <table:table-cell office:value-type="float" office:value="3515806.8792000003" table:style-name="ce1">
            <text:p>3515806,879</text:p>
          </table:table-cell>
          <table:table-cell office:value-type="float" office:value="4781437.7086999994" table:style-name="ce1">
            <text:p>4781437,709</text:p>
          </table:table-cell>
          <table:table-cell office:value-type="float" office:value="6424948.6221999992" table:style-name="ce1">
            <text:p>6424948,622</text:p>
          </table:table-cell>
          <table:table-cell office:value-type="float" office:value="10752011.549000001" table:style-name="ce1">
            <text:p>10752011,55</text:p>
          </table:table-cell>
          <table:table-cell office:value-type="float" office:value="14723407.361000001" table:style-name="ce1">
            <text:p>14723407,3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9.364424999999997" table:style-name="ce1">
            <text:p>-59,364425</text:p>
          </table:table-cell>
          <table:table-cell office:value-type="float" office:value="-38.746054999999998" table:style-name="ce1">
            <text:p>-38,746055</text:p>
          </table:table-cell>
          <table:table-cell office:value-type="float" office:value="1474192.0105000001" table:style-name="ce1">
            <text:p>1474192,011</text:p>
          </table:table-cell>
          <table:table-cell office:value-type="float" office:value="2421789.7922999999" table:style-name="ce1">
            <text:p>2421789,792</text:p>
          </table:table-cell>
          <table:table-cell office:value-type="float" office:value="3345409.3853000002" table:style-name="ce1">
            <text:p>3345409,385</text:p>
          </table:table-cell>
          <table:table-cell office:value-type="float" office:value="4276909.3853000002" table:style-name="ce1">
            <text:p>4276909,385</text:p>
          </table:table-cell>
          <table:table-cell office:value-type="float" office:value="5111209.3853000002" table:style-name="ce1">
            <text:p>5111209,385</text:p>
          </table:table-cell>
          <table:table-cell office:value-type="float" office:value="6408569.8075000001" table:style-name="ce1">
            <text:p>6408569,808</text:p>
          </table:table-cell>
          <table:table-cell office:value-type="float" office:value="8497983.8135000002" table:style-name="ce1">
            <text:p>8497983,814</text:p>
          </table:table-cell>
          <table:table-cell office:value-type="float" office:value="12491283.813599998" table:style-name="ce1">
            <text:p>12491283,81</text:p>
          </table:table-cell>
          <table:table-cell office:value-type="float" office:value="18334642.188999999" table:style-name="ce1">
            <text:p>18334642,19</text:p>
          </table:table-cell>
          <table:table-cell office:value-type="float" office:value="27537195.059599999" table:style-name="ce1">
            <text:p>27537195,0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59.801375999999998" table:style-name="ce1">
            <text:p>-59,801376</text:p>
          </table:table-cell>
          <table:table-cell office:value-type="float" office:value="-38.823013000000003" table:style-name="ce1">
            <text:p>-38,823013</text:p>
          </table:table-cell>
          <table:table-cell office:value-type="float" office:value="1182600.0001999999" table:style-name="ce1">
            <text:p>1182600</text:p>
          </table:table-cell>
          <table:table-cell office:value-type="float" office:value="1984602.2183999999" table:style-name="ce1">
            <text:p>1984602,218</text:p>
          </table:table-cell>
          <table:table-cell office:value-type="float" office:value="2907782.6253000004" table:style-name="ce1">
            <text:p>2907782,625</text:p>
          </table:table-cell>
          <table:table-cell office:value-type="float" office:value="3750182.6254000003" table:style-name="ce1">
            <text:p>3750182,625</text:p>
          </table:table-cell>
          <table:table-cell office:value-type="float" office:value="4632457.2430999996" table:style-name="ce1">
            <text:p>4632457,243</text:p>
          </table:table-cell>
          <table:table-cell office:value-type="float" office:value="5967596.8207999999" table:style-name="ce1">
            <text:p>5967596,821</text:p>
          </table:table-cell>
          <table:table-cell office:value-type="float" office:value="8527196.8208000008" table:style-name="ce1">
            <text:p>8527196,821</text:p>
          </table:table-cell>
          <table:table-cell office:value-type="float" office:value="13226689.812799999" table:style-name="ce1">
            <text:p>13226689,81</text:p>
          </table:table-cell>
          <table:table-cell office:value-type="float" office:value="18958541.1789" table:style-name="ce1">
            <text:p>18958541,18</text:p>
          </table:table-cell>
          <table:table-cell office:value-type="float" office:value="25564903.356900003" table:style-name="ce1">
            <text:p>25564903,3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0.240046" table:style-name="ce1">
            <text:p>-60,240046</text:p>
          </table:table-cell>
          <table:table-cell office:value-type="float" office:value="-38.893884" table:style-name="ce1">
            <text:p>-38,893884</text:p>
          </table:table-cell>
          <table:table-cell office:value-type="float" office:value="953908.76779999991" table:style-name="ce1">
            <text:p>953908,7678</text:p>
          </table:table-cell>
          <table:table-cell office:value-type="float" office:value="1682908.7678" table:style-name="ce1">
            <text:p>1682908,768</text:p>
          </table:table-cell>
          <table:table-cell office:value-type="float" office:value="2606308.7678" table:style-name="ce1">
            <text:p>2606308,768</text:p>
          </table:table-cell>
          <table:table-cell office:value-type="float" office:value="4157866.4948000005" table:style-name="ce1">
            <text:p>4157866,495</text:p>
          </table:table-cell>
          <table:table-cell office:value-type="float" office:value="7614377.8630999997" table:style-name="ce1">
            <text:p>7614377,863</text:p>
          </table:table-cell>
          <table:table-cell office:value-type="float" office:value="13194085.763500001" table:style-name="ce1">
            <text:p>13194085,76</text:p>
          </table:table-cell>
          <table:table-cell office:value-type="float" office:value="19665300.180799998" table:style-name="ce1">
            <text:p>19665300,18</text:p>
          </table:table-cell>
          <table:table-cell office:value-type="float" office:value="25298845.995899998" table:style-name="ce1">
            <text:p>25298846</text:p>
          </table:table-cell>
          <table:table-cell office:value-type="float" office:value="30963023.756399997" table:style-name="ce1">
            <text:p>30963023,76</text:p>
          </table:table-cell>
          <table:table-cell office:value-type="float" office:value="37155585.1523" table:style-name="ce1">
            <text:p>37155585,1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0.682464000000003" table:style-name="ce1">
            <text:p>-60,682464</text:p>
          </table:table-cell>
          <table:table-cell office:value-type="float" office:value="-38.953567999999997" table:style-name="ce1">
            <text:p>-38,953568</text:p>
          </table:table-cell>
          <table:table-cell office:value-type="float" office:value="2219277.9614999997" table:style-name="ce1">
            <text:p>2219277,962</text:p>
          </table:table-cell>
          <table:table-cell office:value-type="float" office:value="4552077.9616" table:style-name="ce1">
            <text:p>4552077,962</text:p>
          </table:table-cell>
          <table:table-cell office:value-type="float" office:value="8926077.9615000002" table:style-name="ce1">
            <text:p>8926077,962</text:p>
          </table:table-cell>
          <table:table-cell office:value-type="float" office:value="16973020.234700002" table:style-name="ce1">
            <text:p>16973020,23</text:p>
          </table:table-cell>
          <table:table-cell office:value-type="float" office:value="36118559.113799997" table:style-name="ce1">
            <text:p>36118559,11</text:p>
          </table:table-cell>
          <table:table-cell office:value-type="float" office:value="67528088.639299989" table:style-name="ce1">
            <text:p>67528088,64</text:p>
          </table:table-cell>
          <table:table-cell office:value-type="float" office:value="92757545.003199995" table:style-name="ce1">
            <text:p>92757545</text:p>
          </table:table-cell>
          <table:table-cell office:value-type="float" office:value="113514592.58750002" table:style-name="ce1">
            <text:p>113514592,6</text:p>
          </table:table-cell>
          <table:table-cell office:value-type="float" office:value="129023076.06560001" table:style-name="ce1">
            <text:p>129023076,1</text:p>
          </table:table-cell>
          <table:table-cell office:value-type="float" office:value="141368184.25500003" table:style-name="ce1">
            <text:p>141368184,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1.127647000000003" table:style-name="ce1">
            <text:p>-61,127647</text:p>
          </table:table-cell>
          <table:table-cell office:value-type="float" office:value="-38.982194" table:style-name="ce1">
            <text:p>-38,982194</text:p>
          </table:table-cell>
          <table:table-cell office:value-type="float" office:value="1565313.2707" table:style-name="ce1">
            <text:p>1565313,271</text:p>
          </table:table-cell>
          <table:table-cell office:value-type="float" office:value="3112413.2705999995" table:style-name="ce1">
            <text:p>3112413,271</text:p>
          </table:table-cell>
          <table:table-cell office:value-type="float" office:value="4878213.2707000002" table:style-name="ce1">
            <text:p>4878213,271</text:p>
          </table:table-cell>
          <table:table-cell office:value-type="float" office:value="9284613.2707000002" table:style-name="ce1">
            <text:p>9284613,271</text:p>
          </table:table-cell>
          <table:table-cell office:value-type="float" office:value="20484488.405300003" table:style-name="ce1">
            <text:p>20484488,41</text:p>
          </table:table-cell>
          <table:table-cell office:value-type="float" office:value="36663650.979499996" table:style-name="ce1">
            <text:p>36663650,98</text:p>
          </table:table-cell>
          <table:table-cell office:value-type="float" office:value="72295389.450100005" table:style-name="ce1">
            <text:p>72295389,45</text:p>
          </table:table-cell>
          <table:table-cell office:value-type="float" office:value="116972703.0587" table:style-name="ce1">
            <text:p>116972703,1</text:p>
          </table:table-cell>
          <table:table-cell office:value-type="float" office:value="161425322.09940001" table:style-name="ce1">
            <text:p>161425322,1</text:p>
          </table:table-cell>
          <table:table-cell office:value-type="float" office:value="191371207.8105" table:style-name="ce1">
            <text:p>191371207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1.570796000000001" table:style-name="ce1">
            <text:p>-61,570796</text:p>
          </table:table-cell>
          <table:table-cell office:value-type="float" office:value="-38.986668000000002" table:style-name="ce1">
            <text:p>-38,986668</text:p>
          </table:table-cell>
          <table:table-cell office:value-type="float" office:value="575099.99989999994" table:style-name="ce1">
            <text:p>575099,9999</text:p>
          </table:table-cell>
          <table:table-cell office:value-type="float" office:value="1449899.9998999999" table:style-name="ce1">
            <text:p>1449900</text:p>
          </table:table-cell>
          <table:table-cell office:value-type="float" office:value="2577213.2609000001" table:style-name="ce1">
            <text:p>2577213,261</text:p>
          </table:table-cell>
          <table:table-cell office:value-type="float" office:value="4820913.2607999993" table:style-name="ce1">
            <text:p>4820913,261</text:p>
          </table:table-cell>
          <table:table-cell office:value-type="float" office:value="8784636.9386" table:style-name="ce1">
            <text:p>8784636,939</text:p>
          </table:table-cell>
          <table:table-cell office:value-type="float" office:value="12993527.8126" table:style-name="ce1">
            <text:p>12993527,81</text:p>
          </table:table-cell>
          <table:table-cell office:value-type="float" office:value="17053573.767700002" table:style-name="ce1">
            <text:p>17053573,77</text:p>
          </table:table-cell>
          <table:table-cell office:value-type="float" office:value="22864949.546700001" table:style-name="ce1">
            <text:p>22864949,55</text:p>
          </table:table-cell>
          <table:table-cell office:value-type="float" office:value="28824684.7892" table:style-name="ce1">
            <text:p>28824684,79</text:p>
          </table:table-cell>
          <table:table-cell office:value-type="float" office:value="35179353.697799996" table:style-name="ce1">
            <text:p>35179353,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1.982999" table:style-name="ce1">
            <text:p>-61,982999</text:p>
          </table:table-cell>
          <table:table-cell office:value-type="float" office:value="-38.923921" table:style-name="ce1">
            <text:p>-38,923921</text:p>
          </table:table-cell>
          <table:table-cell office:value-type="float" office:value="35229868.411799997" table:style-name="ce1">
            <text:p>35229868,41</text:p>
          </table:table-cell>
          <table:table-cell office:value-type="float" office:value="121055685.75759998" table:style-name="ce1">
            <text:p>121055685,8</text:p>
          </table:table-cell>
          <table:table-cell office:value-type="float" office:value="174145379.9339" table:style-name="ce1">
            <text:p>174145379,9</text:p>
          </table:table-cell>
          <table:table-cell office:value-type="float" office:value="197199664.14909998" table:style-name="ce1">
            <text:p>197199664,1</text:p>
          </table:table-cell>
          <table:table-cell office:value-type="float" office:value="205965669.22080001" table:style-name="ce1">
            <text:p>205965669,2</text:p>
          </table:table-cell>
          <table:table-cell office:value-type="float" office:value="235816450.78760001" table:style-name="ce1">
            <text:p>235816450,8</text:p>
          </table:table-cell>
          <table:table-cell office:value-type="float" office:value="249308488.55850002" table:style-name="ce1">
            <text:p>249308488,6</text:p>
          </table:table-cell>
          <table:table-cell office:value-type="float" office:value="268062478.0142" table:style-name="ce1">
            <text:p>268062478</text:p>
          </table:table-cell>
          <table:table-cell office:value-type="float" office:value="282693316.53729999" table:style-name="ce1">
            <text:p>282693316,5</text:p>
          </table:table-cell>
          <table:table-cell office:value-type="float" office:value="297581787.91610003" table:style-name="ce1">
            <text:p>297581787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202199999999998" table:style-name="ce1">
            <text:p>-62,2022</text:p>
          </table:table-cell>
          <table:table-cell office:value-type="float" office:value="-39.028968999999996" table:style-name="ce1">
            <text:p>-39,0289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151080999999998" table:style-name="ce1">
            <text:p>-62,151081</text:p>
          </table:table-cell>
          <table:table-cell office:value-type="float" office:value="-39.348050000000001" table:style-name="ce1">
            <text:p>-39,34805</text:p>
          </table:table-cell>
          <table:table-cell office:value-type="float" office:value="20919010.1811" table:style-name="ce1">
            <text:p>20919010,18</text:p>
          </table:table-cell>
          <table:table-cell office:value-type="float" office:value="87370976.411740005" table:style-name="ce1">
            <text:p>87370976,41</text:p>
          </table:table-cell>
          <table:table-cell office:value-type="float" office:value="231384194.50351006" table:style-name="ce1">
            <text:p>231384194,5</text:p>
          </table:table-cell>
          <table:table-cell office:value-type="float" office:value="373780356.50071007" table:style-name="ce1">
            <text:p>373780356,5</text:p>
          </table:table-cell>
          <table:table-cell office:value-type="float" office:value="480337676.4684099" table:style-name="ce1">
            <text:p>480337676,5</text:p>
          </table:table-cell>
          <table:table-cell office:value-type="float" office:value="536260291.01111001" table:style-name="ce1">
            <text:p>536260291</text:p>
          </table:table-cell>
          <table:table-cell office:value-type="float" office:value="556349224.60450995" table:style-name="ce1">
            <text:p>556349224,6</text:p>
          </table:table-cell>
          <table:table-cell office:value-type="float" office:value="561470672.31111002" table:style-name="ce1">
            <text:p>561470672,3</text:p>
          </table:table-cell>
          <table:table-cell office:value-type="float" office:value="562791906.16611004" table:style-name="ce1">
            <text:p>562791906,2</text:p>
          </table:table-cell>
          <table:table-cell office:value-type="float" office:value="563250083.50871003" table:style-name="ce1">
            <text:p>563250083,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097619999999999" table:style-name="ce1">
            <text:p>-62,09762</text:p>
          </table:table-cell>
          <table:table-cell office:value-type="float" office:value="-39.668227000000002" table:style-name="ce1">
            <text:p>-39,668227</text:p>
          </table:table-cell>
          <table:table-cell office:value-type="float" office:value="66508320.602199994" table:style-name="ce1">
            <text:p>66508320,6</text:p>
          </table:table-cell>
          <table:table-cell office:value-type="float" office:value="139480674.92390001" table:style-name="ce1">
            <text:p>139480674,9</text:p>
          </table:table-cell>
          <table:table-cell office:value-type="float" office:value="212171057.52059999" table:style-name="ce1">
            <text:p>212171057,5</text:p>
          </table:table-cell>
          <table:table-cell office:value-type="float" office:value="279854660.25560004" table:style-name="ce1">
            <text:p>279854660,3</text:p>
          </table:table-cell>
          <table:table-cell office:value-type="float" office:value="323781575.06659997" table:style-name="ce1">
            <text:p>323781575,1</text:p>
          </table:table-cell>
          <table:table-cell office:value-type="float" office:value="342554138.91489995" table:style-name="ce1">
            <text:p>342554138,9</text:p>
          </table:table-cell>
          <table:table-cell office:value-type="float" office:value="349139892.51349998" table:style-name="ce1">
            <text:p>349139892,5</text:p>
          </table:table-cell>
          <table:table-cell office:value-type="float" office:value="350968630.36849999" table:style-name="ce1">
            <text:p>350968630,4</text:p>
          </table:table-cell>
          <table:table-cell office:value-type="float" office:value="351486096.51350003" table:style-name="ce1">
            <text:p>351486096,5</text:p>
          </table:table-cell>
          <table:table-cell office:value-type="float" office:value="351687503.7877" table:style-name="ce1">
            <text:p>351687503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232047999999999" table:style-name="ce1">
            <text:p>-62,232048</text:p>
          </table:table-cell>
          <table:table-cell office:value-type="float" office:value="-39.950170999999997" table:style-name="ce1">
            <text:p>-39,950171</text:p>
          </table:table-cell>
          <table:table-cell office:value-type="float" office:value="38035072.430780001" table:style-name="ce1">
            <text:p>38035072,43</text:p>
          </table:table-cell>
          <table:table-cell office:value-type="float" office:value="130826264.32907999" table:style-name="ce1">
            <text:p>130826264,3</text:p>
          </table:table-cell>
          <table:table-cell office:value-type="float" office:value="239537067.38638002" table:style-name="ce1">
            <text:p>239537067,4</text:p>
          </table:table-cell>
          <table:table-cell office:value-type="float" office:value="332493613.81858003" table:style-name="ce1">
            <text:p>332493613,8</text:p>
          </table:table-cell>
          <table:table-cell office:value-type="float" office:value="429652515.38237995" table:style-name="ce1">
            <text:p>429652515,4</text:p>
          </table:table-cell>
          <table:table-cell office:value-type="float" office:value="516843146.69567996" table:style-name="ce1">
            <text:p>516843146,7</text:p>
          </table:table-cell>
          <table:table-cell office:value-type="float" office:value="579854166.39317989" table:style-name="ce1">
            <text:p>579854166,4</text:p>
          </table:table-cell>
          <table:table-cell office:value-type="float" office:value="636134604.27007997" table:style-name="ce1">
            <text:p>636134604,3</text:p>
          </table:table-cell>
          <table:table-cell office:value-type="float" office:value="702412032.33177984" table:style-name="ce1">
            <text:p>702412032,3</text:p>
          </table:table-cell>
          <table:table-cell office:value-type="float" office:value="745016691.60147989" table:style-name="ce1">
            <text:p>745016691,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404440000000001" table:style-name="ce1">
            <text:p>-62,40444</text:p>
          </table:table-cell>
          <table:table-cell office:value-type="float" office:value="-40.209111" table:style-name="ce1">
            <text:p>-40,209111</text:p>
          </table:table-cell>
          <table:table-cell office:value-type="float" office:value="7528796.8190000001" table:style-name="ce1">
            <text:p>7528796,819</text:p>
          </table:table-cell>
          <table:table-cell office:value-type="float" office:value="40432408.541600004" table:style-name="ce1">
            <text:p>40432408,54</text:p>
          </table:table-cell>
          <table:table-cell office:value-type="float" office:value="73324993.947300002" table:style-name="ce1">
            <text:p>73324993,95</text:p>
          </table:table-cell>
          <table:table-cell office:value-type="float" office:value="93014410.058499992" table:style-name="ce1">
            <text:p>93014410,06</text:p>
          </table:table-cell>
          <table:table-cell office:value-type="float" office:value="111658052.9611" table:style-name="ce1">
            <text:p>111658053</text:p>
          </table:table-cell>
          <table:table-cell office:value-type="float" office:value="141952970.77950001" table:style-name="ce1">
            <text:p>141952970,8</text:p>
          </table:table-cell>
          <table:table-cell office:value-type="float" office:value="187535750.40760002" table:style-name="ce1">
            <text:p>187535750,4</text:p>
          </table:table-cell>
          <table:table-cell office:value-type="float" office:value="217085015.21610004" table:style-name="ce1">
            <text:p>217085015,2</text:p>
          </table:table-cell>
          <table:table-cell office:value-type="float" office:value="237832892.42120001" table:style-name="ce1">
            <text:p>237832892,4</text:p>
          </table:table-cell>
          <table:table-cell office:value-type="float" office:value="252956263.84970003" table:style-name="ce1">
            <text:p>252956263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364145999999998" table:style-name="ce1">
            <text:p>-62,364146</text:p>
          </table:table-cell>
          <table:table-cell office:value-type="float" office:value="-40.492980000000003" table:style-name="ce1">
            <text:p>-40,49298</text:p>
          </table:table-cell>
          <table:table-cell office:value-type="float" office:value="23319529.873600002" table:style-name="ce1">
            <text:p>23319529,87</text:p>
          </table:table-cell>
          <table:table-cell office:value-type="float" office:value="77175856.88849999" table:style-name="ce1">
            <text:p>77175856,89</text:p>
          </table:table-cell>
          <table:table-cell office:value-type="float" office:value="110561318.42560001" table:style-name="ce1">
            <text:p>110561318,4</text:p>
          </table:table-cell>
          <table:table-cell office:value-type="float" office:value="127757653.77240001" table:style-name="ce1">
            <text:p>127757653,8</text:p>
          </table:table-cell>
          <table:table-cell office:value-type="float" office:value="140430752.92099997" table:style-name="ce1">
            <text:p>140430752,9</text:p>
          </table:table-cell>
          <table:table-cell office:value-type="float" office:value="153117733.07039997" table:style-name="ce1">
            <text:p>153117733,1</text:p>
          </table:table-cell>
          <table:table-cell office:value-type="float" office:value="171862353.74680001" table:style-name="ce1">
            <text:p>171862353,7</text:p>
          </table:table-cell>
          <table:table-cell office:value-type="float" office:value="195439380.98939997" table:style-name="ce1">
            <text:p>195439381</text:p>
          </table:table-cell>
          <table:table-cell office:value-type="float" office:value="221695342.62799999" table:style-name="ce1">
            <text:p>221695342,6</text:p>
          </table:table-cell>
          <table:table-cell office:value-type="float" office:value="247746736.87259999" table:style-name="ce1">
            <text:p>247746736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251922999999998" table:style-name="ce1">
            <text:p>-62,251923</text:p>
          </table:table-cell>
          <table:table-cell office:value-type="float" office:value="-40.664022000000003" table:style-name="ce1">
            <text:p>-40,664022</text:p>
          </table:table-cell>
          <table:table-cell office:value-type="float" office:value="8934670.1262999997" table:style-name="ce1">
            <text:p>8934670,126</text:p>
          </table:table-cell>
          <table:table-cell office:value-type="float" office:value="44221041.237599999" table:style-name="ce1">
            <text:p>44221041,24</text:p>
          </table:table-cell>
          <table:table-cell office:value-type="float" office:value="70818430.322400004" table:style-name="ce1">
            <text:p>70818430,32</text:p>
          </table:table-cell>
          <table:table-cell office:value-type="float" office:value="96417455.649700016" table:style-name="ce1">
            <text:p>96417455,65</text:p>
          </table:table-cell>
          <table:table-cell office:value-type="float" office:value="137608291.51489997" table:style-name="ce1">
            <text:p>137608291,5</text:p>
          </table:table-cell>
          <table:table-cell office:value-type="float" office:value="172047324.26710001" table:style-name="ce1">
            <text:p>172047324,3</text:p>
          </table:table-cell>
          <table:table-cell office:value-type="float" office:value="195121840.2132" table:style-name="ce1">
            <text:p>195121840,2</text:p>
          </table:table-cell>
          <table:table-cell office:value-type="float" office:value="209512324.76250002" table:style-name="ce1">
            <text:p>209512324,8</text:p>
          </table:table-cell>
          <table:table-cell office:value-type="float" office:value="219403766.4479" table:style-name="ce1">
            <text:p>219403766,4</text:p>
          </table:table-cell>
          <table:table-cell office:value-type="float" office:value="227524113.2094" table:style-name="ce1">
            <text:p>227524113,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374647000000003" table:style-name="ce1">
            <text:p>-62,374647</text:p>
          </table:table-cell>
          <table:table-cell office:value-type="float" office:value="-40.824320999999998" table:style-name="ce1">
            <text:p>-40,824321</text:p>
          </table:table-cell>
          <table:table-cell office:value-type="float" office:value="413100" table:style-name="ce1">
            <text:p>413100</text:p>
          </table:table-cell>
          <table:table-cell office:value-type="float" office:value="1060975.7958" table:style-name="ce1">
            <text:p>1060975,796</text:p>
          </table:table-cell>
          <table:table-cell office:value-type="float" office:value="3240723.5098000001" table:style-name="ce1">
            <text:p>3240723,51</text:p>
          </table:table-cell>
          <table:table-cell office:value-type="float" office:value="8921507.9501000009" table:style-name="ce1">
            <text:p>8921507,95</text:p>
          </table:table-cell>
          <table:table-cell office:value-type="float" office:value="30598646.654299997" table:style-name="ce1">
            <text:p>30598646,65</text:p>
          </table:table-cell>
          <table:table-cell office:value-type="float" office:value="42188080.406000003" table:style-name="ce1">
            <text:p>42188080,41</text:p>
          </table:table-cell>
          <table:table-cell office:value-type="float" office:value="109430766.53130001" table:style-name="ce1">
            <text:p>109430766,5</text:p>
          </table:table-cell>
          <table:table-cell office:value-type="float" office:value="156726979.44050002" table:style-name="ce1">
            <text:p>156726979,4</text:p>
          </table:table-cell>
          <table:table-cell office:value-type="float" office:value="207450893.2419" table:style-name="ce1">
            <text:p>207450893,2</text:p>
          </table:table-cell>
          <table:table-cell office:value-type="float" office:value="254100207.92039996" table:style-name="ce1">
            <text:p>254100207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2.707061000000003" table:style-name="ce1">
            <text:p>-62,707061</text:p>
          </table:table-cell>
          <table:table-cell office:value-type="float" office:value="-41.021835000000003" table:style-name="ce1">
            <text:p>-41,021835</text:p>
          </table:table-cell>
          <table:table-cell office:value-type="float" office:value="3927808.4334000004" table:style-name="ce1">
            <text:p>3927808,433</text:p>
          </table:table-cell>
          <table:table-cell office:value-type="float" office:value="11404232.637599999" table:style-name="ce1">
            <text:p>11404232,64</text:p>
          </table:table-cell>
          <table:table-cell office:value-type="float" office:value="20475606.313899998" table:style-name="ce1">
            <text:p>20475606,31</text:p>
          </table:table-cell>
          <table:table-cell office:value-type="float" office:value="47718171.504699998" table:style-name="ce1">
            <text:p>47718171,5</text:p>
          </table:table-cell>
          <table:table-cell office:value-type="float" office:value="109921846.7326" table:style-name="ce1">
            <text:p>109921846,7</text:p>
          </table:table-cell>
          <table:table-cell office:value-type="float" office:value="149006048.58470002" table:style-name="ce1">
            <text:p>149006048,6</text:p>
          </table:table-cell>
          <table:table-cell office:value-type="float" office:value="173770539.03650001" table:style-name="ce1">
            <text:p>173770539</text:p>
          </table:table-cell>
          <table:table-cell office:value-type="float" office:value="182948283.99310002" table:style-name="ce1">
            <text:p>182948284</text:p>
          </table:table-cell>
          <table:table-cell office:value-type="float" office:value="187576999.26340002" table:style-name="ce1">
            <text:p>187576999,3</text:p>
          </table:table-cell>
          <table:table-cell office:value-type="float" office:value="190900270.94230002" table:style-name="ce1">
            <text:p>190900270,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121116000000001" table:style-name="ce1">
            <text:p>-63,121116</text:p>
          </table:table-cell>
          <table:table-cell office:value-type="float" office:value="-41.128024000000003" table:style-name="ce1">
            <text:p>-41,128024</text:p>
          </table:table-cell>
          <table:table-cell office:value-type="float" office:value="16200" table:style-name="ce1">
            <text:p>16200</text:p>
          </table:table-cell>
          <table:table-cell office:value-type="float" office:value="58715.321600000003" table:style-name="ce1">
            <text:p>58715,3216</text:p>
          </table:table-cell>
          <table:table-cell office:value-type="float" office:value="180215.32149999999" table:style-name="ce1">
            <text:p>180215,3215</text:p>
          </table:table-cell>
          <table:table-cell office:value-type="float" office:value="285515.32149999996" table:style-name="ce1">
            <text:p>285515,3215</text:p>
          </table:table-cell>
          <table:table-cell office:value-type="float" office:value="31521869.143799998" table:style-name="ce1">
            <text:p>31521869,14</text:p>
          </table:table-cell>
          <table:table-cell office:value-type="float" office:value="33095741.1778" table:style-name="ce1">
            <text:p>33095741,18</text:p>
          </table:table-cell>
          <table:table-cell office:value-type="float" office:value="33799347.314600006" table:style-name="ce1">
            <text:p>33799347,31</text:p>
          </table:table-cell>
          <table:table-cell office:value-type="float" office:value="34333947.314600006" table:style-name="ce1">
            <text:p>34333947,31</text:p>
          </table:table-cell>
          <table:table-cell office:value-type="float" office:value="34980957.560099997" table:style-name="ce1">
            <text:p>34980957,56</text:p>
          </table:table-cell>
          <table:table-cell office:value-type="float" office:value="35556057.560200006" table:style-name="ce1">
            <text:p>35556057,5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559207999999998" table:style-name="ce1">
            <text:p>-63,559208</text:p>
          </table:table-cell>
          <table:table-cell office:value-type="float" office:value="-41.162548999999999" table:style-name="ce1">
            <text:p>-41,162549</text:p>
          </table:table-cell>
          <table:table-cell office:value-type="float" office:value="129600" table:style-name="ce1">
            <text:p>129600</text:p>
          </table:table-cell>
          <table:table-cell office:value-type="float" office:value="313884.67839999998" table:style-name="ce1">
            <text:p>313884,6784</text:p>
          </table:table-cell>
          <table:table-cell office:value-type="float" office:value="540684.67839999998" table:style-name="ce1">
            <text:p>540684,6784</text:p>
          </table:table-cell>
          <table:table-cell office:value-type="float" office:value="816084.67840000009" table:style-name="ce1">
            <text:p>816084,6784</text:p>
          </table:table-cell>
          <table:table-cell office:value-type="float" office:value="4242384.6784000006" table:style-name="ce1">
            <text:p>4242384,678</text:p>
          </table:table-cell>
          <table:table-cell office:value-type="float" office:value="8883684.6784000006" table:style-name="ce1">
            <text:p>8883684,678</text:p>
          </table:table-cell>
          <table:table-cell office:value-type="float" office:value="14650884.678399999" table:style-name="ce1">
            <text:p>14650884,68</text:p>
          </table:table-cell>
          <table:table-cell office:value-type="float" office:value="19680984.678399999" table:style-name="ce1">
            <text:p>19680984,68</text:p>
          </table:table-cell>
          <table:table-cell office:value-type="float" office:value="22020891.372900002" table:style-name="ce1">
            <text:p>22020891,37</text:p>
          </table:table-cell>
          <table:table-cell office:value-type="float" office:value="24037791.372900002" table:style-name="ce1">
            <text:p>24037791,3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978194000000002" table:style-name="ce1">
            <text:p>-63,978194</text:p>
          </table:table-cell>
          <table:table-cell office:value-type="float" office:value="-41.086851000000003" table:style-name="ce1">
            <text:p>-41,086851</text:p>
          </table:table-cell>
          <table:table-cell office:value-type="float" office:value="1887300" table:style-name="ce1">
            <text:p>1887300</text:p>
          </table:table-cell>
          <table:table-cell office:value-type="float" office:value="5977311.2384000011" table:style-name="ce1">
            <text:p>5977311,238</text:p>
          </table:table-cell>
          <table:table-cell office:value-type="float" office:value="8951412.1558999997" table:style-name="ce1">
            <text:p>8951412,156</text:p>
          </table:table-cell>
          <table:table-cell office:value-type="float" office:value="12782712.1559" table:style-name="ce1">
            <text:p>12782712,16</text:p>
          </table:table-cell>
          <table:table-cell office:value-type="float" office:value="17426093.982999999" table:style-name="ce1">
            <text:p>17426093,98</text:p>
          </table:table-cell>
          <table:table-cell office:value-type="float" office:value="21840593.982899997" table:style-name="ce1">
            <text:p>21840593,98</text:p>
          </table:table-cell>
          <table:table-cell office:value-type="float" office:value="28710414.3343" table:style-name="ce1">
            <text:p>28710414,33</text:p>
          </table:table-cell>
          <table:table-cell office:value-type="float" office:value="41613858.876900002" table:style-name="ce1">
            <text:p>41613858,88</text:p>
          </table:table-cell>
          <table:table-cell office:value-type="float" office:value="50792279.761600003" table:style-name="ce1">
            <text:p>50792279,76</text:p>
          </table:table-cell>
          <table:table-cell office:value-type="float" office:value="58013880.475699998" table:style-name="ce1">
            <text:p>58013880,4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377942000000004" table:style-name="ce1">
            <text:p>-64,377942</text:p>
          </table:table-cell>
          <table:table-cell office:value-type="float" office:value="-40.941577000000002" table:style-name="ce1">
            <text:p>-40,941577</text:p>
          </table:table-cell>
          <table:table-cell office:value-type="float" office:value="773488.39980000001" table:style-name="ce1">
            <text:p>773488,3998</text:p>
          </table:table-cell>
          <table:table-cell office:value-type="float" office:value="1527277.1614000001" table:style-name="ce1">
            <text:p>1527277,161</text:p>
          </table:table-cell>
          <table:table-cell office:value-type="float" office:value="2092876.2439999999" table:style-name="ce1">
            <text:p>2092876,244</text:p>
          </table:table-cell>
          <table:table-cell office:value-type="float" office:value="2562676.2439999999" table:style-name="ce1">
            <text:p>2562676,244</text:p>
          </table:table-cell>
          <table:table-cell office:value-type="float" office:value="2860294.4169999999" table:style-name="ce1">
            <text:p>2860294,417</text:p>
          </table:table-cell>
          <table:table-cell office:value-type="float" office:value="3202777.8192999996" table:style-name="ce1">
            <text:p>3202777,819</text:p>
          </table:table-cell>
          <table:table-cell office:value-type="float" office:value="3648036.4278000006" table:style-name="ce1">
            <text:p>3648036,428</text:p>
          </table:table-cell>
          <table:table-cell office:value-type="float" office:value="4133891.8850999996" table:style-name="ce1">
            <text:p>4133891,885</text:p>
          </table:table-cell>
          <table:table-cell office:value-type="float" office:value="4684564.3061999995" table:style-name="ce1">
            <text:p>4684564,306</text:p>
          </table:table-cell>
          <table:table-cell office:value-type="float" office:value="5554863.8332000002" table:style-name="ce1">
            <text:p>5554863,83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755206999999999" table:style-name="ce1">
            <text:p>-64,755207</text:p>
          </table:table-cell>
          <table:table-cell office:value-type="float" office:value="-40.791182999999997" table:style-name="ce1">
            <text:p>-40,791183</text:p>
          </table:table-cell>
          <table:table-cell office:value-type="float" office:value="7834338.3461259995" table:style-name="ce1">
            <text:p>7834338,346</text:p>
          </table:table-cell>
          <table:table-cell office:value-type="float" office:value="16193538.346055999" table:style-name="ce1">
            <text:p>16193538,35</text:p>
          </table:table-cell>
          <table:table-cell office:value-type="float" office:value="28598225.398155998" table:style-name="ce1">
            <text:p>28598225,4</text:p>
          </table:table-cell>
          <table:table-cell office:value-type="float" office:value="43259689.907685995" table:style-name="ce1">
            <text:p>43259689,91</text:p>
          </table:table-cell>
          <table:table-cell office:value-type="float" office:value="55707302.680855997" table:style-name="ce1">
            <text:p>55707302,68</text:p>
          </table:table-cell>
          <table:table-cell office:value-type="float" office:value="66943665.968605995" table:style-name="ce1">
            <text:p>66943665,97</text:p>
          </table:table-cell>
          <table:table-cell office:value-type="float" office:value="79535388.641265988" table:style-name="ce1">
            <text:p>79535388,64</text:p>
          </table:table-cell>
          <table:table-cell office:value-type="float" office:value="94193284.722065985" table:style-name="ce1">
            <text:p>94193284,72</text:p>
          </table:table-cell>
          <table:table-cell office:value-type="float" office:value="107150405.75576599" table:style-name="ce1">
            <text:p>107150405,8</text:p>
          </table:table-cell>
          <table:table-cell office:value-type="float" office:value="119143609.96196601" table:style-name="ce1">
            <text:p>119143610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051297000000005" table:style-name="ce1">
            <text:p>-65,051297</text:p>
          </table:table-cell>
          <table:table-cell office:value-type="float" office:value="-40.840535000000003" table:style-name="ce1">
            <text:p>-40,840535</text:p>
          </table:table-cell>
          <table:table-cell office:value-type="float" office:value="2359573.2539000004" table:style-name="ce1">
            <text:p>2359573,254</text:p>
          </table:table-cell>
          <table:table-cell office:value-type="float" office:value="4753995.8933999995" table:style-name="ce1">
            <text:p>4753995,893</text:p>
          </table:table-cell>
          <table:table-cell office:value-type="float" office:value="7834205.7882999983" table:style-name="ce1">
            <text:p>7834205,788</text:p>
          </table:table-cell>
          <table:table-cell office:value-type="float" office:value="11014407.6006" table:style-name="ce1">
            <text:p>11014407,6</text:p>
          </table:table-cell>
          <table:table-cell office:value-type="float" office:value="13648994.827300001" table:style-name="ce1">
            <text:p>13648994,83</text:p>
          </table:table-cell>
          <table:table-cell office:value-type="float" office:value="18357750.074099999" table:style-name="ce1">
            <text:p>18357750,07</text:p>
          </table:table-cell>
          <table:table-cell office:value-type="float" office:value="24144059.301799998" table:style-name="ce1">
            <text:p>24144059,3</text:p>
          </table:table-cell>
          <table:table-cell office:value-type="float" office:value="31435294.919799998" table:style-name="ce1">
            <text:p>31435294,92</text:p>
          </table:table-cell>
          <table:table-cell office:value-type="float" office:value="38657010.920600004" table:style-name="ce1">
            <text:p>38657010,92</text:p>
          </table:table-cell>
          <table:table-cell office:value-type="float" office:value="46009754.998099998" table:style-name="ce1">
            <text:p>4600975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141689" table:style-name="ce1">
            <text:p>-65,141689</text:p>
          </table:table-cell>
          <table:table-cell office:value-type="float" office:value="-41.1387" table:style-name="ce1">
            <text:p>-41,1387</text:p>
          </table:table-cell>
          <table:table-cell office:value-type="float" office:value="3750300.0000000005" table:style-name="ce1">
            <text:p>3750300</text:p>
          </table:table-cell>
          <table:table-cell office:value-type="float" office:value="8905077.3606000002" table:style-name="ce1">
            <text:p>8905077,361</text:p>
          </table:table-cell>
          <table:table-cell office:value-type="float" office:value="15172243.157800004" table:style-name="ce1">
            <text:p>15172243,16</text:p>
          </table:table-cell>
          <table:table-cell office:value-type="float" office:value="21063576.836300001" table:style-name="ce1">
            <text:p>21063576,84</text:p>
          </table:table-cell>
          <table:table-cell office:value-type="float" office:value="25899276.836199999" table:style-name="ce1">
            <text:p>25899276,84</text:p>
          </table:table-cell>
          <table:table-cell office:value-type="float" office:value="30208476.836100005" table:style-name="ce1">
            <text:p>30208476,84</text:p>
          </table:table-cell>
          <table:table-cell office:value-type="float" office:value="34233316.068800002" table:style-name="ce1">
            <text:p>34233316,07</text:p>
          </table:table-cell>
          <table:table-cell office:value-type="float" office:value="37862116.068599999" table:style-name="ce1">
            <text:p>37862116,07</text:p>
          </table:table-cell>
          <table:table-cell office:value-type="float" office:value="40847635.757699996" table:style-name="ce1">
            <text:p>40847635,76</text:p>
          </table:table-cell>
          <table:table-cell office:value-type="float" office:value="42849819.863899998" table:style-name="ce1">
            <text:p>42849819,8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062796000000006" table:style-name="ce1">
            <text:p>-65,062796</text:p>
          </table:table-cell>
          <table:table-cell office:value-type="float" office:value="-41.461364000000003" table:style-name="ce1">
            <text:p>-41,461364</text:p>
          </table:table-cell>
          <table:table-cell office:value-type="float" office:value="3839399.9999000002" table:style-name="ce1">
            <text:p>3839400</text:p>
          </table:table-cell>
          <table:table-cell office:value-type="float" office:value="7022700.0001999997" table:style-name="ce1">
            <text:p>7022700</text:p>
          </table:table-cell>
          <table:table-cell office:value-type="float" office:value="9854137.2557999995" table:style-name="ce1">
            <text:p>9854137,256</text:p>
          </table:table-cell>
          <table:table-cell office:value-type="float" office:value="11843222.668700002" table:style-name="ce1">
            <text:p>11843222,67</text:p>
          </table:table-cell>
          <table:table-cell office:value-type="float" office:value="13483130.146800002" table:style-name="ce1">
            <text:p>13483130,15</text:p>
          </table:table-cell>
          <table:table-cell office:value-type="float" office:value="15249993.3917" table:style-name="ce1">
            <text:p>15249993,39</text:p>
          </table:table-cell>
          <table:table-cell office:value-type="float" office:value="17124200.700900003" table:style-name="ce1">
            <text:p>17124200,7</text:p>
          </table:table-cell>
          <table:table-cell office:value-type="float" office:value="18770873.355100002" table:style-name="ce1">
            <text:p>18770873,36</text:p>
          </table:table-cell>
          <table:table-cell office:value-type="float" office:value="20399873.354800001" table:style-name="ce1">
            <text:p>20399873,35</text:p>
          </table:table-cell>
          <table:table-cell office:value-type="float" office:value="22580345.530999996" table:style-name="ce1">
            <text:p>22580345,5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045884000000001" table:style-name="ce1">
            <text:p>-65,045884</text:p>
          </table:table-cell>
          <table:table-cell office:value-type="float" office:value="-41.776839000000002" table:style-name="ce1">
            <text:p>-41,776839</text:p>
          </table:table-cell>
          <table:table-cell office:value-type="float" office:value="1287900" table:style-name="ce1">
            <text:p>1287900</text:p>
          </table:table-cell>
          <table:table-cell office:value-type="float" office:value="2851200" table:style-name="ce1">
            <text:p>2851200</text:p>
          </table:table-cell>
          <table:table-cell office:value-type="float" office:value="4179599.9999000002" table:style-name="ce1">
            <text:p>4179600</text:p>
          </table:table-cell>
          <table:table-cell office:value-type="float" office:value="5090314.5871000001" table:style-name="ce1">
            <text:p>5090314,587</text:p>
          </table:table-cell>
          <table:table-cell office:value-type="float" office:value="6058607.1091999998" table:style-name="ce1">
            <text:p>6058607,109</text:p>
          </table:table-cell>
          <table:table-cell office:value-type="float" office:value="7029543.8643999994" table:style-name="ce1">
            <text:p>7029543,864</text:p>
          </table:table-cell>
          <table:table-cell office:value-type="float" office:value="8015497.3225999996" table:style-name="ce1">
            <text:p>8015497,323</text:p>
          </table:table-cell>
          <table:table-cell office:value-type="float" office:value="9264062.4911000002" table:style-name="ce1">
            <text:p>9264062,491</text:p>
          </table:table-cell>
          <table:table-cell office:value-type="float" office:value="11328604.931300001" table:style-name="ce1">
            <text:p>11328604,93</text:p>
          </table:table-cell>
          <table:table-cell office:value-type="float" office:value="13621732.090599999" table:style-name="ce1">
            <text:p>13621732,0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958461" table:style-name="ce1">
            <text:p>-64,958461</text:p>
          </table:table-cell>
          <table:table-cell office:value-type="float" office:value="-42.067951999999998" table:style-name="ce1">
            <text:p>-42,067952</text:p>
          </table:table-cell>
          <table:table-cell office:value-type="float" office:value="566999.99990000005" table:style-name="ce1">
            <text:p>566999,9999</text:p>
          </table:table-cell>
          <table:table-cell office:value-type="float" office:value="1020599.9999000002" table:style-name="ce1">
            <text:p>1020600</text:p>
          </table:table-cell>
          <table:table-cell office:value-type="float" office:value="1555199.9999000002" table:style-name="ce1">
            <text:p>1555200</text:p>
          </table:table-cell>
          <table:table-cell office:value-type="float" office:value="2308499.9997999999" table:style-name="ce1">
            <text:p>2308500</text:p>
          </table:table-cell>
          <table:table-cell office:value-type="float" office:value="3410099.9997999999" table:style-name="ce1">
            <text:p>3410100</text:p>
          </table:table-cell>
          <table:table-cell office:value-type="float" office:value="4406399.9998000003" table:style-name="ce1">
            <text:p>4406400</text:p>
          </table:table-cell>
          <table:table-cell office:value-type="float" office:value="5629499.9997999994" table:style-name="ce1">
            <text:p>5629500</text:p>
          </table:table-cell>
          <table:table-cell office:value-type="float" office:value="8622962.1769999992" table:style-name="ce1">
            <text:p>8622962,177</text:p>
          </table:table-cell>
          <table:table-cell office:value-type="float" office:value="11863019.737300001" table:style-name="ce1">
            <text:p>11863019,74</text:p>
          </table:table-cell>
          <table:table-cell office:value-type="float" office:value="16426203.436499998" table:style-name="ce1">
            <text:p>16426203,4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669090999999995" table:style-name="ce1">
            <text:p>-64,669091</text:p>
          </table:table-cell>
          <table:table-cell office:value-type="float" office:value="-42.246716999999997" table:style-name="ce1">
            <text:p>-42,246717</text:p>
          </table:table-cell>
          <table:table-cell office:value-type="float" office:value="2713499.9999699998" table:style-name="ce1">
            <text:p>2713500</text:p>
          </table:table-cell>
          <table:table-cell office:value-type="float" office:value="5248800.0000400012" table:style-name="ce1">
            <text:p>5248800</text:p>
          </table:table-cell>
          <table:table-cell office:value-type="float" office:value="7573499.99988" table:style-name="ce1">
            <text:p>7573500</text:p>
          </table:table-cell>
          <table:table-cell office:value-type="float" office:value="10724399.999900002" table:style-name="ce1">
            <text:p>10724400</text:p>
          </table:table-cell>
          <table:table-cell office:value-type="float" office:value="13850999.9999" table:style-name="ce1">
            <text:p>13851000</text:p>
          </table:table-cell>
          <table:table-cell office:value-type="float" office:value="16702200.000099998" table:style-name="ce1">
            <text:p>16702200</text:p>
          </table:table-cell>
          <table:table-cell office:value-type="float" office:value="19707300.000100002" table:style-name="ce1">
            <text:p>19707300</text:p>
          </table:table-cell>
          <table:table-cell office:value-type="float" office:value="23302972.877" table:style-name="ce1">
            <text:p>23302972,88</text:p>
          </table:table-cell>
          <table:table-cell office:value-type="float" office:value="27782272.877039999" table:style-name="ce1">
            <text:p>27782272,88</text:p>
          </table:table-cell>
          <table:table-cell office:value-type="float" office:value="32195571.67464" table:style-name="ce1">
            <text:p>32195571,6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005882" table:style-name="ce1">
            <text:p>-64,005882</text:p>
          </table:table-cell>
          <table:table-cell office:value-type="float" office:value="-42.155349999999999" table:style-name="ce1">
            <text:p>-42,15535</text:p>
          </table:table-cell>
          <table:table-cell office:value-type="float" office:value="1871099.9998000003" table:style-name="ce1">
            <text:p>1871100</text:p>
          </table:table-cell>
          <table:table-cell office:value-type="float" office:value="3620699.9997800002" table:style-name="ce1">
            <text:p>3620700</text:p>
          </table:table-cell>
          <table:table-cell office:value-type="float" office:value="5459399.9996999996" table:style-name="ce1">
            <text:p>5459400</text:p>
          </table:table-cell>
          <table:table-cell office:value-type="float" office:value="6965999.9996999996" table:style-name="ce1">
            <text:p>6966000</text:p>
          </table:table-cell>
          <table:table-cell office:value-type="float" office:value="8699399.9997000005" table:style-name="ce1">
            <text:p>8699400</text:p>
          </table:table-cell>
          <table:table-cell office:value-type="float" office:value="10290952.957599999" table:style-name="ce1">
            <text:p>10290952,96</text:p>
          </table:table-cell>
          <table:table-cell office:value-type="float" office:value="12955852.95774" table:style-name="ce1">
            <text:p>12955852,96</text:p>
          </table:table-cell>
          <table:table-cell office:value-type="float" office:value="15133689.830540003" table:style-name="ce1">
            <text:p>15133689,83</text:p>
          </table:table-cell>
          <table:table-cell office:value-type="float" office:value="18916389.830449998" table:style-name="ce1">
            <text:p>18916389,83</text:p>
          </table:table-cell>
          <table:table-cell office:value-type="float" office:value="22318389.830250002" table:style-name="ce1">
            <text:p>22318389,8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693185" table:style-name="ce1">
            <text:p>-63,693185</text:p>
          </table:table-cell>
          <table:table-cell office:value-type="float" office:value="-42.223399000000001" table:style-name="ce1">
            <text:p>-42,223399</text:p>
          </table:table-cell>
          <table:table-cell office:value-type="float" office:value="4643784.5086000003" table:style-name="ce1">
            <text:p>4643784,509</text:p>
          </table:table-cell>
          <table:table-cell office:value-type="float" office:value="14031684.5085" table:style-name="ce1">
            <text:p>14031684,51</text:p>
          </table:table-cell>
          <table:table-cell office:value-type="float" office:value="20821698.693099998" table:style-name="ce1">
            <text:p>20821698,69</text:p>
          </table:table-cell>
          <table:table-cell office:value-type="float" office:value="25452739.595399994" table:style-name="ce1">
            <text:p>25452739,6</text:p>
          </table:table-cell>
          <table:table-cell office:value-type="float" office:value="32734639.563999996" table:style-name="ce1">
            <text:p>32734639,56</text:p>
          </table:table-cell>
          <table:table-cell office:value-type="float" office:value="38120372.704999998" table:style-name="ce1">
            <text:p>38120372,71</text:p>
          </table:table-cell>
          <table:table-cell office:value-type="float" office:value="41813972.705199994" table:style-name="ce1">
            <text:p>41813972,71</text:p>
          </table:table-cell>
          <table:table-cell office:value-type="float" office:value="46382372.552100003" table:style-name="ce1">
            <text:p>46382372,55</text:p>
          </table:table-cell>
          <table:table-cell office:value-type="float" office:value="51838210.50500001" table:style-name="ce1">
            <text:p>51838210,51</text:p>
          </table:table-cell>
          <table:table-cell office:value-type="float" office:value="59427910.505100004" table:style-name="ce1">
            <text:p>59427910,5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594130999999997" table:style-name="ce1">
            <text:p>-63,594131</text:p>
          </table:table-cell>
          <table:table-cell office:value-type="float" office:value="-42.518768000000001" table:style-name="ce1">
            <text:p>-42,518768</text:p>
          </table:table-cell>
          <table:table-cell office:value-type="float" office:value="368696.93109999999" table:style-name="ce1">
            <text:p>368696,9311</text:p>
          </table:table-cell>
          <table:table-cell office:value-type="float" office:value="1024796.9309999999" table:style-name="ce1">
            <text:p>1024796,931</text:p>
          </table:table-cell>
          <table:table-cell office:value-type="float" office:value="2035082.7464999999" table:style-name="ce1">
            <text:p>2035082,747</text:p>
          </table:table-cell>
          <table:table-cell office:value-type="float" office:value="3219841.8441999997" table:style-name="ce1">
            <text:p>3219841,844</text:p>
          </table:table-cell>
          <table:table-cell office:value-type="float" office:value="4896541.8756999988" table:style-name="ce1">
            <text:p>4896541,876</text:p>
          </table:table-cell>
          <table:table-cell office:value-type="float" office:value="6189355.7766999993" table:style-name="ce1">
            <text:p>6189355,777</text:p>
          </table:table-cell>
          <table:table-cell office:value-type="float" office:value="7307155.7767000003" table:style-name="ce1">
            <text:p>7307155,777</text:p>
          </table:table-cell>
          <table:table-cell office:value-type="float" office:value="8505955.9297000002" table:style-name="ce1">
            <text:p>8505955,93</text:p>
          </table:table-cell>
          <table:table-cell office:value-type="float" office:value="9279017.9768000003" table:style-name="ce1">
            <text:p>9279017,977</text:p>
          </table:table-cell>
          <table:table-cell office:value-type="float" office:value="9918917.9768000003" table:style-name="ce1">
            <text:p>9918917,97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3.762777" table:style-name="ce1">
            <text:p>-63,762777</text:p>
          </table:table-cell>
          <table:table-cell office:value-type="float" office:value="-42.771625" table:style-name="ce1">
            <text:p>-42,771625</text:p>
          </table:table-cell>
          <table:table-cell office:value-type="float" office:value="122918.5604" table:style-name="ce1">
            <text:p>122918,5604</text:p>
          </table:table-cell>
          <table:table-cell office:value-type="float" office:value="212018.56039999999" table:style-name="ce1">
            <text:p>212018,5604</text:p>
          </table:table-cell>
          <table:table-cell office:value-type="float" office:value="382118.56040000002" table:style-name="ce1">
            <text:p>382118,5604</text:p>
          </table:table-cell>
          <table:table-cell office:value-type="float" office:value="519818.56040000002" table:style-name="ce1">
            <text:p>519818,5604</text:p>
          </table:table-cell>
          <table:table-cell office:value-type="float" office:value="657518.56039999996" table:style-name="ce1">
            <text:p>657518,5604</text:p>
          </table:table-cell>
          <table:table-cell office:value-type="float" office:value="762818.56039999996" table:style-name="ce1">
            <text:p>762818,5604</text:p>
          </table:table-cell>
          <table:table-cell office:value-type="float" office:value="965318.56039999996" table:style-name="ce1">
            <text:p>965318,5604</text:p>
          </table:table-cell>
          <table:table-cell office:value-type="float" office:value="1208318.5604000001" table:style-name="ce1">
            <text:p>1208318,56</text:p>
          </table:table-cell>
          <table:table-cell office:value-type="float" office:value="1329818.5604000001" table:style-name="ce1">
            <text:p>1329818,56</text:p>
          </table:table-cell>
          <table:table-cell office:value-type="float" office:value="1524218.5604000001" table:style-name="ce1">
            <text:p>1524218,5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084427000000005" table:style-name="ce1">
            <text:p>-64,084427</text:p>
          </table:table-cell>
          <table:table-cell office:value-type="float" office:value="-42.798385000000003" table:style-name="ce1">
            <text:p>-42,798385</text:p>
          </table:table-cell>
          <table:table-cell office:value-type="float" office:value="340200" table:style-name="ce1">
            <text:p>340200</text:p>
          </table:table-cell>
          <table:table-cell office:value-type="float" office:value="899100.00010000006" table:style-name="ce1">
            <text:p>899100,0001</text:p>
          </table:table-cell>
          <table:table-cell office:value-type="float" office:value="1725299.9999000002" table:style-name="ce1">
            <text:p>1725300</text:p>
          </table:table-cell>
          <table:table-cell office:value-type="float" office:value="4276800" table:style-name="ce1">
            <text:p>4276800</text:p>
          </table:table-cell>
          <table:table-cell office:value-type="float" office:value="7030800" table:style-name="ce1">
            <text:p>7030800</text:p>
          </table:table-cell>
          <table:table-cell office:value-type="float" office:value="9857699.9998399988" table:style-name="ce1">
            <text:p>9857700</text:p>
          </table:table-cell>
          <table:table-cell office:value-type="float" office:value="12044699.99994" table:style-name="ce1">
            <text:p>12044700</text:p>
          </table:table-cell>
          <table:table-cell office:value-type="float" office:value="14824790.250360001" table:style-name="ce1">
            <text:p>14824790,25</text:p>
          </table:table-cell>
          <table:table-cell office:value-type="float" office:value="16452890.2502" table:style-name="ce1">
            <text:p>16452890,25</text:p>
          </table:table-cell>
          <table:table-cell office:value-type="float" office:value="18421190.250099998" table:style-name="ce1">
            <text:p>18421190,2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481661000000003" table:style-name="ce1">
            <text:p>-64,481661</text:p>
          </table:table-cell>
          <table:table-cell office:value-type="float" office:value="-43.021057999999996" table:style-name="ce1">
            <text:p>-43,021058</text:p>
          </table:table-cell>
          <table:table-cell office:value-type="float" office:value="226800" table:style-name="ce1">
            <text:p>226800</text:p>
          </table:table-cell>
          <table:table-cell office:value-type="float" office:value="526500" table:style-name="ce1">
            <text:p>526500</text:p>
          </table:table-cell>
          <table:table-cell office:value-type="float" office:value="923400" table:style-name="ce1">
            <text:p>923400</text:p>
          </table:table-cell>
          <table:table-cell office:value-type="float" office:value="1441800" table:style-name="ce1">
            <text:p>1441800</text:p>
          </table:table-cell>
          <table:table-cell office:value-type="float" office:value="2203200" table:style-name="ce1">
            <text:p>2203200</text:p>
          </table:table-cell>
          <table:table-cell office:value-type="float" office:value="3847500" table:style-name="ce1">
            <text:p>3847500</text:p>
          </table:table-cell>
          <table:table-cell office:value-type="float" office:value="5596749.0082999999" table:style-name="ce1">
            <text:p>5596749,008</text:p>
          </table:table-cell>
          <table:table-cell office:value-type="float" office:value="7289649.0082" table:style-name="ce1">
            <text:p>7289649,008</text:p>
          </table:table-cell>
          <table:table-cell office:value-type="float" office:value="8537049.0083000008" table:style-name="ce1">
            <text:p>8537049,008</text:p>
          </table:table-cell>
          <table:table-cell office:value-type="float" office:value="9820157.7569999993" table:style-name="ce1">
            <text:p>9820157,75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4.684815" table:style-name="ce1">
            <text:p>-64,684815</text:p>
          </table:table-cell>
          <table:table-cell office:value-type="float" office:value="-43.144047999999998" table:style-name="ce1">
            <text:p>-43,144048</text:p>
          </table:table-cell>
          <table:table-cell office:value-type="float" office:value="121500" table:style-name="ce1">
            <text:p>121500</text:p>
          </table:table-cell>
          <table:table-cell office:value-type="float" office:value="324000" table:style-name="ce1">
            <text:p>324000</text:p>
          </table:table-cell>
          <table:table-cell office:value-type="float" office:value="566999.99989999994" table:style-name="ce1">
            <text:p>566999,9999</text:p>
          </table:table-cell>
          <table:table-cell office:value-type="float" office:value="980099.99990000005" table:style-name="ce1">
            <text:p>980099,9999</text:p>
          </table:table-cell>
          <table:table-cell office:value-type="float" office:value="2251799.9999000002" table:style-name="ce1">
            <text:p>2251800</text:p>
          </table:table-cell>
          <table:table-cell office:value-type="float" office:value="4495499.9997999994" table:style-name="ce1">
            <text:p>4495500</text:p>
          </table:table-cell>
          <table:table-cell office:value-type="float" office:value="6399350.9914000006" table:style-name="ce1">
            <text:p>6399350,991</text:p>
          </table:table-cell>
          <table:table-cell office:value-type="float" office:value="8845550.9914999995" table:style-name="ce1">
            <text:p>8845550,992</text:p>
          </table:table-cell>
          <table:table-cell office:value-type="float" office:value="11348450.991500001" table:style-name="ce1">
            <text:p>11348450,99</text:p>
          </table:table-cell>
          <table:table-cell office:value-type="float" office:value="14310943.445200004" table:style-name="ce1">
            <text:p>14310943,4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016343000000006" table:style-name="ce1">
            <text:p>-65,016343</text:p>
          </table:table-cell>
          <table:table-cell office:value-type="float" office:value="-43.340927999999998" table:style-name="ce1">
            <text:p>-43,340928</text:p>
          </table:table-cell>
          <table:table-cell office:value-type="float" office:value="105300" table:style-name="ce1">
            <text:p>105300</text:p>
          </table:table-cell>
          <table:table-cell office:value-type="float" office:value="210600" table:style-name="ce1">
            <text:p>210600</text:p>
          </table:table-cell>
          <table:table-cell office:value-type="float" office:value="421200" table:style-name="ce1">
            <text:p>421200</text:p>
          </table:table-cell>
          <table:table-cell office:value-type="float" office:value="639900.00009999995" table:style-name="ce1">
            <text:p>639900,0001</text:p>
          </table:table-cell>
          <table:table-cell office:value-type="float" office:value="1102666.6851999999" table:style-name="ce1">
            <text:p>1102666,685</text:p>
          </table:table-cell>
          <table:table-cell office:value-type="float" office:value="57602165.4745" table:style-name="ce1">
            <text:p>57602165,47</text:p>
          </table:table-cell>
          <table:table-cell office:value-type="float" office:value="86934440.804000005" table:style-name="ce1">
            <text:p>86934440,8</text:p>
          </table:table-cell>
          <table:table-cell office:value-type="float" office:value="104610738.87750001" table:style-name="ce1">
            <text:p>104610738,9</text:p>
          </table:table-cell>
          <table:table-cell office:value-type="float" office:value="119294184.3186" table:style-name="ce1">
            <text:p>119294184,3</text:p>
          </table:table-cell>
          <table:table-cell office:value-type="float" office:value="130363162.0758" table:style-name="ce1">
            <text:p>130363162,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238456999999997" table:style-name="ce1">
            <text:p>-65,238457</text:p>
          </table:table-cell>
          <table:table-cell office:value-type="float" office:value="-43.613726" table:style-name="ce1">
            <text:p>-43,613726</text:p>
          </table:table-cell>
          <table:table-cell office:value-type="float" office:value="502200.0001" table:style-name="ce1">
            <text:p>502200,0001</text:p>
          </table:table-cell>
          <table:table-cell office:value-type="float" office:value="947700" table:style-name="ce1">
            <text:p>947700</text:p>
          </table:table-cell>
          <table:table-cell office:value-type="float" office:value="1328400" table:style-name="ce1">
            <text:p>1328400</text:p>
          </table:table-cell>
          <table:table-cell office:value-type="float" office:value="1668599.9999000002" table:style-name="ce1">
            <text:p>1668600</text:p>
          </table:table-cell>
          <table:table-cell office:value-type="float" office:value="2040133.3148000003" table:style-name="ce1">
            <text:p>2040133,315</text:p>
          </table:table-cell>
          <table:table-cell office:value-type="float" office:value="2503555.0493000001" table:style-name="ce1">
            <text:p>2503555,049</text:p>
          </table:table-cell>
          <table:table-cell office:value-type="float" office:value="2989555.0493999999" table:style-name="ce1">
            <text:p>2989555,049</text:p>
          </table:table-cell>
          <table:table-cell office:value-type="float" office:value="3378355.0494000004" table:style-name="ce1">
            <text:p>3378355,049</text:p>
          </table:table-cell>
          <table:table-cell office:value-type="float" office:value="3775255.0494000004" table:style-name="ce1">
            <text:p>3775255,049</text:p>
          </table:table-cell>
          <table:table-cell office:value-type="float" office:value="4115283.0062000002" table:style-name="ce1">
            <text:p>4115283,00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274663000000004" table:style-name="ce1">
            <text:p>-65,274663</text:p>
          </table:table-cell>
          <table:table-cell office:value-type="float" office:value="-43.889648999999999" table:style-name="ce1">
            <text:p>-43,889649</text:p>
          </table:table-cell>
          <table:table-cell office:value-type="float" office:value="380700.00009999995" table:style-name="ce1">
            <text:p>380700,0001</text:p>
          </table:table-cell>
          <table:table-cell office:value-type="float" office:value="879502.38740000001" table:style-name="ce1">
            <text:p>879502,3874</text:p>
          </table:table-cell>
          <table:table-cell office:value-type="float" office:value="1503202.3874000001" table:style-name="ce1">
            <text:p>1503202,387</text:p>
          </table:table-cell>
          <table:table-cell office:value-type="float" office:value="2151202.3873999999" table:style-name="ce1">
            <text:p>2151202,387</text:p>
          </table:table-cell>
          <table:table-cell office:value-type="float" office:value="2626389.2785999998" table:style-name="ce1">
            <text:p>2626389,279</text:p>
          </table:table-cell>
          <table:table-cell office:value-type="float" office:value="3104289.2786000008" table:style-name="ce1">
            <text:p>3104289,279</text:p>
          </table:table-cell>
          <table:table-cell office:value-type="float" office:value="3501189.2787000006" table:style-name="ce1">
            <text:p>3501189,279</text:p>
          </table:table-cell>
          <table:table-cell office:value-type="float" office:value="3946689.2787000006" table:style-name="ce1">
            <text:p>3946689,279</text:p>
          </table:table-cell>
          <table:table-cell office:value-type="float" office:value="4438760.82" table:style-name="ce1">
            <text:p>4438760,82</text:p>
          </table:table-cell>
          <table:table-cell office:value-type="float" office:value="5021960.8200000012" table:style-name="ce1">
            <text:p>5021960,8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236204999999998" table:style-name="ce1">
            <text:p>-65,236205</text:p>
          </table:table-cell>
          <table:table-cell office:value-type="float" office:value="-44.165030000000002" table:style-name="ce1">
            <text:p>-44,16503</text:p>
          </table:table-cell>
          <table:table-cell office:value-type="float" office:value="445500.00005999999" table:style-name="ce1">
            <text:p>445500,0001</text:p>
          </table:table-cell>
          <table:table-cell office:value-type="float" office:value="1177897.6127299999" table:style-name="ce1">
            <text:p>1177897,613</text:p>
          </table:table-cell>
          <table:table-cell office:value-type="float" office:value="1906897.6127300002" table:style-name="ce1">
            <text:p>1906897,613</text:p>
          </table:table-cell>
          <table:table-cell office:value-type="float" office:value="2627797.61271" table:style-name="ce1">
            <text:p>2627797,613</text:p>
          </table:table-cell>
          <table:table-cell office:value-type="float" office:value="3497210.7214099993" table:style-name="ce1">
            <text:p>3497210,721</text:p>
          </table:table-cell>
          <table:table-cell office:value-type="float" office:value="6737210.7215000009" table:style-name="ce1">
            <text:p>6737210,722</text:p>
          </table:table-cell>
          <table:table-cell office:value-type="float" office:value="10831707.025740001" table:style-name="ce1">
            <text:p>10831707,03</text:p>
          </table:table-cell>
          <table:table-cell office:value-type="float" office:value="13881711.374129999" table:style-name="ce1">
            <text:p>13881711,37</text:p>
          </table:table-cell>
          <table:table-cell office:value-type="float" office:value="16924093.745000001" table:style-name="ce1">
            <text:p>16924093,75</text:p>
          </table:table-cell>
          <table:table-cell office:value-type="float" office:value="19819471.215769999" table:style-name="ce1">
            <text:p>19819471,2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369591" table:style-name="ce1">
            <text:p>-65,369591</text:p>
          </table:table-cell>
          <table:table-cell office:value-type="float" office:value="-44.436230000000002" table:style-name="ce1">
            <text:p>-44,43623</text:p>
          </table:table-cell>
          <table:table-cell office:value-type="float" office:value="720900" table:style-name="ce1">
            <text:p>720900</text:p>
          </table:table-cell>
          <table:table-cell office:value-type="float" office:value="2037731.4163000002" table:style-name="ce1">
            <text:p>2037731,416</text:p>
          </table:table-cell>
          <table:table-cell office:value-type="float" office:value="3908831.4162999997" table:style-name="ce1">
            <text:p>3908831,416</text:p>
          </table:table-cell>
          <table:table-cell office:value-type="float" office:value="5993392.4837499997" table:style-name="ce1">
            <text:p>5993392,484</text:p>
          </table:table-cell>
          <table:table-cell office:value-type="float" office:value="7670092.4836500008" table:style-name="ce1">
            <text:p>7670092,484</text:p>
          </table:table-cell>
          <table:table-cell office:value-type="float" office:value="9330592.4838500004" table:style-name="ce1">
            <text:p>9330592,484</text:p>
          </table:table-cell>
          <table:table-cell office:value-type="float" office:value="12979696.17945" table:style-name="ce1">
            <text:p>12979696,18</text:p>
          </table:table-cell>
          <table:table-cell office:value-type="float" office:value="15330216.47146" table:style-name="ce1">
            <text:p>15330216,47</text:p>
          </table:table-cell>
          <table:table-cell office:value-type="float" office:value="17814161.385760002" table:style-name="ce1">
            <text:p>17814161,39</text:p>
          </table:table-cell>
          <table:table-cell office:value-type="float" office:value="20490248.99086" table:style-name="ce1">
            <text:p>20490248,9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600909000000001" table:style-name="ce1">
            <text:p>-65,600909</text:p>
          </table:table-cell>
          <table:table-cell office:value-type="float" office:value="-44.691583999999999" table:style-name="ce1">
            <text:p>-44,691584</text:p>
          </table:table-cell>
          <table:table-cell office:value-type="float" office:value="113400" table:style-name="ce1">
            <text:p>113400</text:p>
          </table:table-cell>
          <table:table-cell office:value-type="float" office:value="295068.58389999997" table:style-name="ce1">
            <text:p>295068,5839</text:p>
          </table:table-cell>
          <table:table-cell office:value-type="float" office:value="691968.58395999996" table:style-name="ce1">
            <text:p>691968,584</text:p>
          </table:table-cell>
          <table:table-cell office:value-type="float" office:value="1474807.5163499999" table:style-name="ce1">
            <text:p>1474807,516</text:p>
          </table:table-cell>
          <table:table-cell office:value-type="float" office:value="2171407.5163500002" table:style-name="ce1">
            <text:p>2171407,516</text:p>
          </table:table-cell>
          <table:table-cell office:value-type="float" office:value="2970986.05174" table:style-name="ce1">
            <text:p>2970986,052</text:p>
          </table:table-cell>
          <table:table-cell office:value-type="float" office:value="4720586.0520000001" table:style-name="ce1">
            <text:p>4720586,052</text:p>
          </table:table-cell>
          <table:table-cell office:value-type="float" office:value="7104161.4112899993" table:style-name="ce1">
            <text:p>7104161,411</text:p>
          </table:table-cell>
          <table:table-cell office:value-type="float" office:value="13940462.585189998" table:style-name="ce1">
            <text:p>13940462,59</text:p>
          </table:table-cell>
          <table:table-cell office:value-type="float" office:value="17910797.509290002" table:style-name="ce1">
            <text:p>17910797,5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680846000000003" table:style-name="ce1">
            <text:p>-65,680846</text:p>
          </table:table-cell>
          <table:table-cell office:value-type="float" office:value="-44.923614999999998" table:style-name="ce1">
            <text:p>-44,923615</text:p>
          </table:table-cell>
          <table:table-cell office:value-type="float" office:value="656100" table:style-name="ce1">
            <text:p>656100</text:p>
          </table:table-cell>
          <table:table-cell office:value-type="float" office:value="1992599.9998999999" table:style-name="ce1">
            <text:p>1992600</text:p>
          </table:table-cell>
          <table:table-cell office:value-type="float" office:value="3729018.8491000007" table:style-name="ce1">
            <text:p>3729018,849</text:p>
          </table:table-cell>
          <table:table-cell office:value-type="float" office:value="5446218.8490000004" table:style-name="ce1">
            <text:p>5446218,849</text:p>
          </table:table-cell>
          <table:table-cell office:value-type="float" office:value="7044174.6764899986" table:style-name="ce1">
            <text:p>7044174,676</text:p>
          </table:table-cell>
          <table:table-cell office:value-type="float" office:value="8480196.1410099976" table:style-name="ce1">
            <text:p>8480196,141</text:p>
          </table:table-cell>
          <table:table-cell office:value-type="float" office:value="10350817.559909999" table:style-name="ce1">
            <text:p>10350817,56</text:p>
          </table:table-cell>
          <table:table-cell office:value-type="float" office:value="12968018.111610003" table:style-name="ce1">
            <text:p>12968018,11</text:p>
          </table:table-cell>
          <table:table-cell office:value-type="float" office:value="16247404.319810003" table:style-name="ce1">
            <text:p>16247404,32</text:p>
          </table:table-cell>
          <table:table-cell office:value-type="float" office:value="19147176.459550001" table:style-name="ce1">
            <text:p>19147176,4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856350000000006" table:style-name="ce1">
            <text:p>-65,85635</text:p>
          </table:table-cell>
          <table:table-cell office:value-type="float" office:value="-44.997647999999998" table:style-name="ce1">
            <text:p>-44,997648</text:p>
          </table:table-cell>
          <table:table-cell office:value-type="float" office:value="534600" table:style-name="ce1">
            <text:p>534600</text:p>
          </table:table-cell>
          <table:table-cell office:value-type="float" office:value="1879200" table:style-name="ce1">
            <text:p>1879200</text:p>
          </table:table-cell>
          <table:table-cell office:value-type="float" office:value="3715833.5562099996" table:style-name="ce1">
            <text:p>3715833,556</text:p>
          </table:table-cell>
          <table:table-cell office:value-type="float" office:value="5459653.6943100002" table:style-name="ce1">
            <text:p>5459653,694</text:p>
          </table:table-cell>
          <table:table-cell office:value-type="float" office:value="7319832.1495099999" table:style-name="ce1">
            <text:p>7319832,15</text:p>
          </table:table-cell>
          <table:table-cell office:value-type="float" office:value="8713032.1494100001" table:style-name="ce1">
            <text:p>8713032,149</text:p>
          </table:table-cell>
          <table:table-cell office:value-type="float" office:value="13145657.994310003" table:style-name="ce1">
            <text:p>13145657,99</text:p>
          </table:table-cell>
          <table:table-cell office:value-type="float" office:value="15550953.059010001" table:style-name="ce1">
            <text:p>15550953,06</text:p>
          </table:table-cell>
          <table:table-cell office:value-type="float" office:value="18346873.912910003" table:style-name="ce1">
            <text:p>18346873,91</text:p>
          </table:table-cell>
          <table:table-cell office:value-type="float" office:value="21666344.831710003" table:style-name="ce1">
            <text:p>21666344,8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273826" table:style-name="ce1">
            <text:p>-66,273826</text:p>
          </table:table-cell>
          <table:table-cell office:value-type="float" office:value="-45.018752999999997" table:style-name="ce1">
            <text:p>-45,018753</text:p>
          </table:table-cell>
          <table:table-cell office:value-type="float" office:value="97200" table:style-name="ce1">
            <text:p>97200</text:p>
          </table:table-cell>
          <table:table-cell office:value-type="float" office:value="437400" table:style-name="ce1">
            <text:p>437400</text:p>
          </table:table-cell>
          <table:table-cell office:value-type="float" office:value="1397707.7712999999" table:style-name="ce1">
            <text:p>1397707,771</text:p>
          </table:table-cell>
          <table:table-cell office:value-type="float" office:value="3368481.5651000002" table:style-name="ce1">
            <text:p>3368481,565</text:p>
          </table:table-cell>
          <table:table-cell office:value-type="float" office:value="5588447.2826000005" table:style-name="ce1">
            <text:p>5588447,283</text:p>
          </table:table-cell>
          <table:table-cell office:value-type="float" office:value="7548684.8524000002" table:style-name="ce1">
            <text:p>7548684,852</text:p>
          </table:table-cell>
          <table:table-cell office:value-type="float" office:value="9783108.6971999984" table:style-name="ce1">
            <text:p>9783108,697</text:p>
          </table:table-cell>
          <table:table-cell office:value-type="float" office:value="12401861.822699999" table:style-name="ce1">
            <text:p>12401861,82</text:p>
          </table:table-cell>
          <table:table-cell office:value-type="float" office:value="16980945.928599998" table:style-name="ce1">
            <text:p>16980945,93</text:p>
          </table:table-cell>
          <table:table-cell office:value-type="float" office:value="24115585.386599999" table:style-name="ce1">
            <text:p>24115585,3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662467000000007" table:style-name="ce1">
            <text:p>-66,662467</text:p>
          </table:table-cell>
          <table:table-cell office:value-type="float" office:value="-45.141798999999999" table:style-name="ce1">
            <text:p>-45,141799</text:p>
          </table:table-cell>
          <table:table-cell office:value-type="float" office:value="72900" table:style-name="ce1">
            <text:p>72900</text:p>
          </table:table-cell>
          <table:table-cell office:value-type="float" office:value="340199.99994000001" table:style-name="ce1">
            <text:p>340199,9999</text:p>
          </table:table-cell>
          <table:table-cell office:value-type="float" office:value="1476839.8230899998" table:style-name="ce1">
            <text:p>1476839,823</text:p>
          </table:table-cell>
          <table:table-cell office:value-type="float" office:value="3586145.8914100002" table:style-name="ce1">
            <text:p>3586145,891</text:p>
          </table:table-cell>
          <table:table-cell office:value-type="float" office:value="6688445.8913699994" table:style-name="ce1">
            <text:p>6688445,891</text:p>
          </table:table-cell>
          <table:table-cell office:value-type="float" office:value="9604408.3217999991" table:style-name="ce1">
            <text:p>9604408,322</text:p>
          </table:table-cell>
          <table:table-cell office:value-type="float" office:value="13145972.43268" table:style-name="ce1">
            <text:p>13145972,43</text:p>
          </table:table-cell>
          <table:table-cell office:value-type="float" office:value="17128223.690790001" table:style-name="ce1">
            <text:p>17128223,69</text:p>
          </table:table-cell>
          <table:table-cell office:value-type="float" office:value="22232538.853429999" table:style-name="ce1">
            <text:p>22232538,85</text:p>
          </table:table-cell>
          <table:table-cell office:value-type="float" office:value="27632357.084429998" table:style-name="ce1">
            <text:p>27632357,0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983722" table:style-name="ce1">
            <text:p>-66,983722</text:p>
          </table:table-cell>
          <table:table-cell office:value-type="float" office:value="-45.330416999999997" table:style-name="ce1">
            <text:p>-45,330417</text:p>
          </table:table-cell>
          <table:table-cell office:value-type="float" office:value="32400" table:style-name="ce1">
            <text:p>32400</text:p>
          </table:table-cell>
          <table:table-cell office:value-type="float" office:value="56700" table:style-name="ce1">
            <text:p>56700</text:p>
          </table:table-cell>
          <table:table-cell office:value-type="float" office:value="170100" table:style-name="ce1">
            <text:p>170100</text:p>
          </table:table-cell>
          <table:table-cell office:value-type="float" office:value="380700" table:style-name="ce1">
            <text:p>380700</text:p>
          </table:table-cell>
          <table:table-cell office:value-type="float" office:value="607500" table:style-name="ce1">
            <text:p>607500</text:p>
          </table:table-cell>
          <table:table-cell office:value-type="float" office:value="1036800.0001000001" table:style-name="ce1">
            <text:p>1036800</text:p>
          </table:table-cell>
          <table:table-cell office:value-type="float" office:value="1464381.6135000002" table:style-name="ce1">
            <text:p>1464381,614</text:p>
          </table:table-cell>
          <table:table-cell office:value-type="float" office:value="1917981.6135000002" table:style-name="ce1">
            <text:p>1917981,614</text:p>
          </table:table-cell>
          <table:table-cell office:value-type="float" office:value="2391675.2831999999" table:style-name="ce1">
            <text:p>2391675,283</text:p>
          </table:table-cell>
          <table:table-cell office:value-type="float" office:value="3092455.7233000002" table:style-name="ce1">
            <text:p>3092455,72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236997000000002" table:style-name="ce1">
            <text:p>-67,236997</text:p>
          </table:table-cell>
          <table:table-cell office:value-type="float" office:value="-45.579251999999997" table:style-name="ce1">
            <text:p>-45,579252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32400" table:style-name="ce1">
            <text:p>32400</text:p>
          </table:table-cell>
          <table:table-cell office:value-type="float" office:value="89100.000100000005" table:style-name="ce1">
            <text:p>89100,0001</text:p>
          </table:table-cell>
          <table:table-cell office:value-type="float" office:value="340200.00009999995" table:style-name="ce1">
            <text:p>340200,0001</text:p>
          </table:table-cell>
          <table:table-cell office:value-type="float" office:value="737100.00010000006" table:style-name="ce1">
            <text:p>737100,0001</text:p>
          </table:table-cell>
          <table:table-cell office:value-type="float" office:value="1214583.1667999998" table:style-name="ce1">
            <text:p>1214583,167</text:p>
          </table:table-cell>
          <table:table-cell office:value-type="float" office:value="1878826.0866" table:style-name="ce1">
            <text:p>1878826,087</text:p>
          </table:table-cell>
          <table:table-cell office:value-type="float" office:value="3061426.0866" table:style-name="ce1">
            <text:p>3061426,087</text:p>
          </table:table-cell>
          <table:table-cell office:value-type="float" office:value="4294344.8988999994" table:style-name="ce1">
            <text:p>4294344,89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460127" table:style-name="ce1">
            <text:p>-67,460127</text:p>
          </table:table-cell>
          <table:table-cell office:value-type="float" office:value="-45.842748999999998" table:style-name="ce1">
            <text:p>-45,842749</text:p>
          </table:table-cell>
          <table:table-cell office:value-type="float" office:value="48600" table:style-name="ce1">
            <text:p>48600</text:p>
          </table:table-cell>
          <table:table-cell office:value-type="float" office:value="105300" table:style-name="ce1">
            <text:p>105300</text:p>
          </table:table-cell>
          <table:table-cell office:value-type="float" office:value="275400" table:style-name="ce1">
            <text:p>275400</text:p>
          </table:table-cell>
          <table:table-cell office:value-type="float" office:value="482809.761" table:style-name="ce1">
            <text:p>482809,761</text:p>
          </table:table-cell>
          <table:table-cell office:value-type="float" office:value="920209.7611" table:style-name="ce1">
            <text:p>920209,7611</text:p>
          </table:table-cell>
          <table:table-cell office:value-type="float" office:value="1309270.7450000001" table:style-name="ce1">
            <text:p>1309270,745</text:p>
          </table:table-cell>
          <table:table-cell office:value-type="float" office:value="1940600.4944000002" table:style-name="ce1">
            <text:p>1940600,494</text:p>
          </table:table-cell>
          <table:table-cell office:value-type="float" office:value="2604244.7891000002" table:style-name="ce1">
            <text:p>2604244,789</text:p>
          </table:table-cell>
          <table:table-cell office:value-type="float" office:value="3811144.7891000002" table:style-name="ce1">
            <text:p>3811144,789</text:p>
          </table:table-cell>
          <table:table-cell office:value-type="float" office:value="5990044.7890999997" table:style-name="ce1">
            <text:p>5990044,78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578545000000005" table:style-name="ce1">
            <text:p>-67,578545</text:p>
          </table:table-cell>
          <table:table-cell office:value-type="float" office:value="-46.128458999999999" table:style-name="ce1">
            <text:p>-46,128459</text:p>
          </table:table-cell>
          <table:table-cell office:value-type="float" office:value="863575.50499999989" table:style-name="ce1">
            <text:p>863575,505</text:p>
          </table:table-cell>
          <table:table-cell office:value-type="float" office:value="1770775.5049000001" table:style-name="ce1">
            <text:p>1770775,505</text:p>
          </table:table-cell>
          <table:table-cell office:value-type="float" office:value="2686075.5049000001" table:style-name="ce1">
            <text:p>2686075,505</text:p>
          </table:table-cell>
          <table:table-cell office:value-type="float" office:value="3426365.7439999999" table:style-name="ce1">
            <text:p>3426365,744</text:p>
          </table:table-cell>
          <table:table-cell office:value-type="float" office:value="4009565.7439000001" table:style-name="ce1">
            <text:p>4009565,744</text:p>
          </table:table-cell>
          <table:table-cell office:value-type="float" office:value="4859804.76" table:style-name="ce1">
            <text:p>4859804,76</text:p>
          </table:table-cell>
          <table:table-cell office:value-type="float" office:value="5986011.6835000003" table:style-name="ce1">
            <text:p>5986011,684</text:p>
          </table:table-cell>
          <table:table-cell office:value-type="float" office:value="6926124.4690000005" table:style-name="ce1">
            <text:p>6926124,469</text:p>
          </table:table-cell>
          <table:table-cell office:value-type="float" office:value="7914324.4690000005" table:style-name="ce1">
            <text:p>7914324,469</text:p>
          </table:table-cell>
          <table:table-cell office:value-type="float" office:value="8853924.4689000007" table:style-name="ce1">
            <text:p>8853924,46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499663999999996" table:style-name="ce1">
            <text:p>-67,499664</text:p>
          </table:table-cell>
          <table:table-cell office:value-type="float" office:value="-46.421227999999999" table:style-name="ce1">
            <text:p>-46,421228</text:p>
          </table:table-cell>
          <table:table-cell office:value-type="float" office:value="509690.41159999999" table:style-name="ce1">
            <text:p>509690,4116</text:p>
          </table:table-cell>
          <table:table-cell office:value-type="float" office:value="882290.41150000016" table:style-name="ce1">
            <text:p>882290,4115</text:p>
          </table:table-cell>
          <table:table-cell office:value-type="float" office:value="1311929.5180000002" table:style-name="ce1">
            <text:p>1311929,518</text:p>
          </table:table-cell>
          <table:table-cell office:value-type="float" office:value="1733129.5181" table:style-name="ce1">
            <text:p>1733129,518</text:p>
          </table:table-cell>
          <table:table-cell office:value-type="float" office:value="2105729.5181" table:style-name="ce1">
            <text:p>2105729,518</text:p>
          </table:table-cell>
          <table:table-cell office:value-type="float" office:value="2745629.5181999998" table:style-name="ce1">
            <text:p>2745629,518</text:p>
          </table:table-cell>
          <table:table-cell office:value-type="float" office:value="3328992.8453000002" table:style-name="ce1">
            <text:p>3328992,845</text:p>
          </table:table-cell>
          <table:table-cell office:value-type="float" office:value="3960792.8453000002" table:style-name="ce1">
            <text:p>3960792,845</text:p>
          </table:table-cell>
          <table:table-cell office:value-type="float" office:value="4795092.8454" table:style-name="ce1">
            <text:p>4795092,845</text:p>
          </table:table-cell>
          <table:table-cell office:value-type="float" office:value="6130583.8943999996" table:style-name="ce1">
            <text:p>6130583,89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247082000000006" table:style-name="ce1">
            <text:p>-67,247082</text:p>
          </table:table-cell>
          <table:table-cell office:value-type="float" office:value="-46.666308000000001" table:style-name="ce1">
            <text:p>-46,666308</text:p>
          </table:table-cell>
          <table:table-cell office:value-type="float" office:value="343934.0833" table:style-name="ce1">
            <text:p>343934,0833</text:p>
          </table:table-cell>
          <table:table-cell office:value-type="float" office:value="829934.08329999994" table:style-name="ce1">
            <text:p>829934,0833</text:p>
          </table:table-cell>
          <table:table-cell office:value-type="float" office:value="1653706.3226999997" table:style-name="ce1">
            <text:p>1653706,323</text:p>
          </table:table-cell>
          <table:table-cell office:value-type="float" office:value="2301706.3226999999" table:style-name="ce1">
            <text:p>2301706,323</text:p>
          </table:table-cell>
          <table:table-cell office:value-type="float" office:value="2884906.3226999999" table:style-name="ce1">
            <text:p>2884906,323</text:p>
          </table:table-cell>
          <table:table-cell office:value-type="float" office:value="3711106.3227000004" table:style-name="ce1">
            <text:p>3711106,323</text:p>
          </table:table-cell>
          <table:table-cell office:value-type="float" office:value="4918006.3227000004" table:style-name="ce1">
            <text:p>4918006,323</text:p>
          </table:table-cell>
          <table:table-cell office:value-type="float" office:value="6035806.3227000004" table:style-name="ce1">
            <text:p>6035806,323</text:p>
          </table:table-cell>
          <table:table-cell office:value-type="float" office:value="7258906.3228000002" table:style-name="ce1">
            <text:p>7258906,323</text:p>
          </table:table-cell>
          <table:table-cell office:value-type="float" office:value="8385815.2736999989" table:style-name="ce1">
            <text:p>8385815,27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937241" table:style-name="ce1">
            <text:p>-66,937241</text:p>
          </table:table-cell>
          <table:table-cell office:value-type="float" office:value="-46.887047000000003" table:style-name="ce1">
            <text:p>-46,887047</text:p>
          </table:table-cell>
          <table:table-cell office:value-type="float" office:value="81000" table:style-name="ce1">
            <text:p>81000</text:p>
          </table:table-cell>
          <table:table-cell office:value-type="float" office:value="251099.9999" table:style-name="ce1">
            <text:p>251099,9999</text:p>
          </table:table-cell>
          <table:table-cell office:value-type="float" office:value="431388.65419999999" table:style-name="ce1">
            <text:p>431388,6542</text:p>
          </table:table-cell>
          <table:table-cell office:value-type="float" office:value="577188.65419999999" table:style-name="ce1">
            <text:p>577188,6542</text:p>
          </table:table-cell>
          <table:table-cell office:value-type="float" office:value="722988.65419999999" table:style-name="ce1">
            <text:p>722988,6542</text:p>
          </table:table-cell>
          <table:table-cell office:value-type="float" office:value="852588.65430000005" table:style-name="ce1">
            <text:p>852588,6543</text:p>
          </table:table-cell>
          <table:table-cell office:value-type="float" office:value="1063188.6543000001" table:style-name="ce1">
            <text:p>1063188,654</text:p>
          </table:table-cell>
          <table:table-cell office:value-type="float" office:value="1306188.6543000001" table:style-name="ce1">
            <text:p>1306188,654</text:p>
          </table:table-cell>
          <table:table-cell office:value-type="float" office:value="1557288.6542000002" table:style-name="ce1">
            <text:p>1557288,654</text:p>
          </table:table-cell>
          <table:table-cell office:value-type="float" office:value="1913688.6542000002" table:style-name="ce1">
            <text:p>1913688,65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578457999999998" table:style-name="ce1">
            <text:p>-66,578458</text:p>
          </table:table-cell>
          <table:table-cell office:value-type="float" office:value="-47.034242999999996" table:style-name="ce1">
            <text:p>-47,034243</text:p>
          </table:table-cell>
          <table:table-cell office:value-type="float" office:value="16200" table:style-name="ce1">
            <text:p>16200</text:p>
          </table:table-cell>
          <table:table-cell office:value-type="float" office:value="89100" table:style-name="ce1">
            <text:p>89100</text:p>
          </table:table-cell>
          <table:table-cell office:value-type="float" office:value="170100" table:style-name="ce1">
            <text:p>170100</text:p>
          </table:table-cell>
          <table:table-cell office:value-type="float" office:value="299700" table:style-name="ce1">
            <text:p>299700</text:p>
          </table:table-cell>
          <table:table-cell office:value-type="float" office:value="866700" table:style-name="ce1">
            <text:p>866700</text:p>
          </table:table-cell>
          <table:table-cell office:value-type="float" office:value="3977099.9999000002" table:style-name="ce1">
            <text:p>3977100</text:p>
          </table:table-cell>
          <table:table-cell office:value-type="float" office:value="5605200" table:style-name="ce1">
            <text:p>5605200</text:p>
          </table:table-cell>
          <table:table-cell office:value-type="float" office:value="7298100" table:style-name="ce1">
            <text:p>7298100</text:p>
          </table:table-cell>
          <table:table-cell office:value-type="float" office:value="9234000" table:style-name="ce1">
            <text:p>9234000</text:p>
          </table:table-cell>
          <table:table-cell office:value-type="float" office:value="10797300" table:style-name="ce1">
            <text:p>10797300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153927999999993" table:style-name="ce1">
            <text:p>-66,153928</text:p>
          </table:table-cell>
          <table:table-cell office:value-type="float" office:value="-47.074801999999998" table:style-name="ce1">
            <text:p>-47,074802</text:p>
          </table:table-cell>
          <table:table-cell office:value-type="float" office:value="40500" table:style-name="ce1">
            <text:p>40500</text:p>
          </table:table-cell>
          <table:table-cell office:value-type="float" office:value="105300" table:style-name="ce1">
            <text:p>105300</text:p>
          </table:table-cell>
          <table:table-cell office:value-type="float" office:value="704700" table:style-name="ce1">
            <text:p>704700</text:p>
          </table:table-cell>
          <table:table-cell office:value-type="float" office:value="996299.99990000005" table:style-name="ce1">
            <text:p>996299,9999</text:p>
          </table:table-cell>
          <table:table-cell office:value-type="float" office:value="1393199.9998999999" table:style-name="ce1">
            <text:p>1393200</text:p>
          </table:table-cell>
          <table:table-cell office:value-type="float" office:value="2337491.9164" table:style-name="ce1">
            <text:p>2337491,916</text:p>
          </table:table-cell>
          <table:table-cell office:value-type="float" office:value="2904491.9163000002" table:style-name="ce1">
            <text:p>2904491,916</text:p>
          </table:table-cell>
          <table:table-cell office:value-type="float" office:value="3814461.8013000004" table:style-name="ce1">
            <text:p>3814461,801</text:p>
          </table:table-cell>
          <table:table-cell office:value-type="float" office:value="5094261.8013000004" table:style-name="ce1">
            <text:p>5094261,801</text:p>
          </table:table-cell>
          <table:table-cell office:value-type="float" office:value="5717961.8013000004" table:style-name="ce1">
            <text:p>5717961,80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837320000000005" table:style-name="ce1">
            <text:p>-65,83732</text:p>
          </table:table-cell>
          <table:table-cell office:value-type="float" office:value="-47.211162999999999" table:style-name="ce1">
            <text:p>-47,211163</text:p>
          </table:table-cell>
          <table:table-cell office:value-type="float" office:value="56700.000099999997" table:style-name="ce1">
            <text:p>56700,0001</text:p>
          </table:table-cell>
          <table:table-cell office:value-type="float" office:value="1717200.0000999998" table:style-name="ce1">
            <text:p>1717200</text:p>
          </table:table-cell>
          <table:table-cell office:value-type="float" office:value="2146500.0000999998" table:style-name="ce1">
            <text:p>2146500</text:p>
          </table:table-cell>
          <table:table-cell office:value-type="float" office:value="2689200.0000999998" table:style-name="ce1">
            <text:p>2689200</text:p>
          </table:table-cell>
          <table:table-cell office:value-type="float" office:value="3515400" table:style-name="ce1">
            <text:p>3515400</text:p>
          </table:table-cell>
          <table:table-cell office:value-type="float" office:value="5594129.3785000006" table:style-name="ce1">
            <text:p>5594129,379</text:p>
          </table:table-cell>
          <table:table-cell office:value-type="float" office:value="6851674.0561999995" table:style-name="ce1">
            <text:p>6851674,056</text:p>
          </table:table-cell>
          <table:table-cell office:value-type="float" office:value="57625378.542699993" table:style-name="ce1">
            <text:p>57625378,54</text:p>
          </table:table-cell>
          <table:table-cell office:value-type="float" office:value="64336662.300000004" table:style-name="ce1">
            <text:p>64336662,3</text:p>
          </table:table-cell>
          <table:table-cell office:value-type="float" office:value="71351262.300000012" table:style-name="ce1">
            <text:p>71351262,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766354000000007" table:style-name="ce1">
            <text:p>-65,766354</text:p>
          </table:table-cell>
          <table:table-cell office:value-type="float" office:value="-47.487406" table:style-name="ce1">
            <text:p>-47,487406</text:p>
          </table:table-cell>
          <table:table-cell office:value-type="float" office:value="24300" table:style-name="ce1">
            <text:p>24300</text:p>
          </table:table-cell>
          <table:table-cell office:value-type="float" office:value="186300" table:style-name="ce1">
            <text:p>186300</text:p>
          </table:table-cell>
          <table:table-cell office:value-type="float" office:value="567000" table:style-name="ce1">
            <text:p>567000</text:p>
          </table:table-cell>
          <table:table-cell office:value-type="float" office:value="947700" table:style-name="ce1">
            <text:p>947700</text:p>
          </table:table-cell>
          <table:table-cell office:value-type="float" office:value="1328400" table:style-name="ce1">
            <text:p>1328400</text:p>
          </table:table-cell>
          <table:table-cell office:value-type="float" office:value="2379458.1639999999" table:style-name="ce1">
            <text:p>2379458,164</text:p>
          </table:table-cell>
          <table:table-cell office:value-type="float" office:value="4710213.4863" table:style-name="ce1">
            <text:p>4710213,486</text:p>
          </table:table-cell>
          <table:table-cell office:value-type="float" office:value="5960039.1148000006" table:style-name="ce1">
            <text:p>5960039,115</text:p>
          </table:table-cell>
          <table:table-cell office:value-type="float" office:value="7656555.3576999996" table:style-name="ce1">
            <text:p>7656555,358</text:p>
          </table:table-cell>
          <table:table-cell office:value-type="float" office:value="9384030.9371000007" table:style-name="ce1">
            <text:p>9384030,93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801760000000002" table:style-name="ce1">
            <text:p>-65,80176</text:p>
          </table:table-cell>
          <table:table-cell office:value-type="float" office:value="-47.776999000000004" table:style-name="ce1">
            <text:p>-47,776999</text:p>
          </table:table-cell>
          <table:table-cell office:value-type="float" office:value="1052999.9999000002" table:style-name="ce1">
            <text:p>1053000</text:p>
          </table:table-cell>
          <table:table-cell office:value-type="float" office:value="3516489.6299099997" table:style-name="ce1">
            <text:p>3516489,63</text:p>
          </table:table-cell>
          <table:table-cell office:value-type="float" office:value="5047389.6299099997" table:style-name="ce1">
            <text:p>5047389,63</text:p>
          </table:table-cell>
          <table:table-cell office:value-type="float" office:value="7167152.0745099997" table:style-name="ce1">
            <text:p>7167152,075</text:p>
          </table:table-cell>
          <table:table-cell office:value-type="float" office:value="8954322.7680099998" table:style-name="ce1">
            <text:p>8954322,768</text:p>
          </table:table-cell>
          <table:table-cell office:value-type="float" office:value="10841765.602809999" table:style-name="ce1">
            <text:p>10841765,6</text:p>
          </table:table-cell>
          <table:table-cell office:value-type="float" office:value="12597451.69541" table:style-name="ce1">
            <text:p>12597451,7</text:p>
          </table:table-cell>
          <table:table-cell office:value-type="float" office:value="14586532.43441" table:style-name="ce1">
            <text:p>14586532,43</text:p>
          </table:table-cell>
          <table:table-cell office:value-type="float" office:value="17047284.50601" table:style-name="ce1">
            <text:p>17047284,51</text:p>
          </table:table-cell>
          <table:table-cell office:value-type="float" office:value="19353608.926559996" table:style-name="ce1">
            <text:p>19353608,9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881027000000003" table:style-name="ce1">
            <text:p>-65,881027</text:p>
          </table:table-cell>
          <table:table-cell office:value-type="float" office:value="-47.998175000000003" table:style-name="ce1">
            <text:p>-47,998175</text:p>
          </table:table-cell>
          <table:table-cell office:value-type="float" office:value="3183300.0000599995" table:style-name="ce1">
            <text:p>3183300</text:p>
          </table:table-cell>
          <table:table-cell office:value-type="float" office:value="8844395.4012400005" table:style-name="ce1">
            <text:p>8844395,401</text:p>
          </table:table-cell>
          <table:table-cell office:value-type="float" office:value="14214323.462669998" table:style-name="ce1">
            <text:p>14214323,46</text:p>
          </table:table-cell>
          <table:table-cell office:value-type="float" office:value="18147757.329779997" table:style-name="ce1">
            <text:p>18147757,33</text:p>
          </table:table-cell>
          <table:table-cell office:value-type="float" office:value="21368306.298280001" table:style-name="ce1">
            <text:p>21368306,3</text:p>
          </table:table-cell>
          <table:table-cell office:value-type="float" office:value="25922297.308499999" table:style-name="ce1">
            <text:p>25922297,31</text:p>
          </table:table-cell>
          <table:table-cell office:value-type="float" office:value="29424689.149559997" table:style-name="ce1">
            <text:p>29424689,15</text:p>
          </table:table-cell>
          <table:table-cell office:value-type="float" office:value="32880859.089430001" table:style-name="ce1">
            <text:p>32880859,09</text:p>
          </table:table-cell>
          <table:table-cell office:value-type="float" office:value="35693145.958839998" table:style-name="ce1">
            <text:p>35693145,96</text:p>
          </table:table-cell>
          <table:table-cell office:value-type="float" office:value="37882618.737639993" table:style-name="ce1">
            <text:p>37882618,7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127185999999995" table:style-name="ce1">
            <text:p>-66,127186</text:p>
          </table:table-cell>
          <table:table-cell office:value-type="float" office:value="-48.167104999999999" table:style-name="ce1">
            <text:p>-48,167105</text:p>
          </table:table-cell>
          <table:table-cell office:value-type="float" office:value="1555200" table:style-name="ce1">
            <text:p>1555200</text:p>
          </table:table-cell>
          <table:table-cell office:value-type="float" office:value="3353438.6693000002" table:style-name="ce1">
            <text:p>3353438,669</text:p>
          </table:table-cell>
          <table:table-cell office:value-type="float" office:value="4633610.6076999996" table:style-name="ce1">
            <text:p>4633610,608</text:p>
          </table:table-cell>
          <table:table-cell office:value-type="float" office:value="5697876.7402999997" table:style-name="ce1">
            <text:p>5697876,74</text:p>
          </table:table-cell>
          <table:table-cell office:value-type="float" office:value="6875627.7720999997" table:style-name="ce1">
            <text:p>6875627,772</text:p>
          </table:table-cell>
          <table:table-cell office:value-type="float" office:value="7870136.7620000001" table:style-name="ce1">
            <text:p>7870136,762</text:p>
          </table:table-cell>
          <table:table-cell office:value-type="float" office:value="9146744.9208000004" table:style-name="ce1">
            <text:p>9146744,921</text:p>
          </table:table-cell>
          <table:table-cell office:value-type="float" office:value="10655874.980899999" table:style-name="ce1">
            <text:p>10655874,98</text:p>
          </table:table-cell>
          <table:table-cell office:value-type="float" office:value="11880280.6362" table:style-name="ce1">
            <text:p>11880280,64</text:p>
          </table:table-cell>
          <table:table-cell office:value-type="float" office:value="13343907.8575" table:style-name="ce1">
            <text:p>13343907,8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464509000000007" table:style-name="ce1">
            <text:p>-66,464509</text:p>
          </table:table-cell>
          <table:table-cell office:value-type="float" office:value="-48.342396000000001" table:style-name="ce1">
            <text:p>-48,342396</text:p>
          </table:table-cell>
          <table:table-cell office:value-type="float" office:value="874800" table:style-name="ce1">
            <text:p>874800</text:p>
          </table:table-cell>
          <table:table-cell office:value-type="float" office:value="1809735.9308" table:style-name="ce1">
            <text:p>1809735,931</text:p>
          </table:table-cell>
          <table:table-cell office:value-type="float" office:value="2814135.9309000005" table:style-name="ce1">
            <text:p>2814135,931</text:p>
          </table:table-cell>
          <table:table-cell office:value-type="float" office:value="3988635.9310000003" table:style-name="ce1">
            <text:p>3988635,931</text:p>
          </table:table-cell>
          <table:table-cell office:value-type="float" office:value="5560035.9310000008" table:style-name="ce1">
            <text:p>5560035,931</text:p>
          </table:table-cell>
          <table:table-cell office:value-type="float" office:value="7228635.930900001" table:style-name="ce1">
            <text:p>7228635,931</text:p>
          </table:table-cell>
          <table:table-cell office:value-type="float" office:value="8727135.9309" table:style-name="ce1">
            <text:p>8727135,931</text:p>
          </table:table-cell>
          <table:table-cell office:value-type="float" office:value="10533435.931" table:style-name="ce1">
            <text:p>10533435,93</text:p>
          </table:table-cell>
          <table:table-cell office:value-type="float" office:value="12968854.588599997" table:style-name="ce1">
            <text:p>12968854,59</text:p>
          </table:table-cell>
          <table:table-cell office:value-type="float" office:value="16532854.5886" table:style-name="ce1">
            <text:p>16532854,5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805713999999995" table:style-name="ce1">
            <text:p>-66,805714</text:p>
          </table:table-cell>
          <table:table-cell office:value-type="float" office:value="-48.516063000000003" table:style-name="ce1">
            <text:p>-48,516063</text:p>
          </table:table-cell>
          <table:table-cell office:value-type="float" office:value="259200" table:style-name="ce1">
            <text:p>259200</text:p>
          </table:table-cell>
          <table:table-cell office:value-type="float" office:value="750629.99869999988" table:style-name="ce1">
            <text:p>750629,9987</text:p>
          </table:table-cell>
          <table:table-cell office:value-type="float" office:value="1503929.9985999998" table:style-name="ce1">
            <text:p>1503929,999</text:p>
          </table:table-cell>
          <table:table-cell office:value-type="float" office:value="2273429.9985999996" table:style-name="ce1">
            <text:p>2273429,999</text:p>
          </table:table-cell>
          <table:table-cell office:value-type="float" office:value="2922303.3851999994" table:style-name="ce1">
            <text:p>2922303,385</text:p>
          </table:table-cell>
          <table:table-cell office:value-type="float" office:value="3562203.3851999994" table:style-name="ce1">
            <text:p>3562203,385</text:p>
          </table:table-cell>
          <table:table-cell office:value-type="float" office:value="4169703.3851999994" table:style-name="ce1">
            <text:p>4169703,385</text:p>
          </table:table-cell>
          <table:table-cell office:value-type="float" office:value="4801503.3851999994" table:style-name="ce1">
            <text:p>4801503,385</text:p>
          </table:table-cell>
          <table:table-cell office:value-type="float" office:value="8570684.7275999989" table:style-name="ce1">
            <text:p>8570684,728</text:p>
          </table:table-cell>
          <table:table-cell office:value-type="float" office:value="30285730.047200002" table:style-name="ce1">
            <text:p>30285730,0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114413999999996" table:style-name="ce1">
            <text:p>-67,114414</text:p>
          </table:table-cell>
          <table:table-cell office:value-type="float" office:value="-48.713614" table:style-name="ce1">
            <text:p>-48,713614</text:p>
          </table:table-cell>
          <table:table-cell office:value-type="float" office:value="24300" table:style-name="ce1">
            <text:p>24300</text:p>
          </table:table-cell>
          <table:table-cell office:value-type="float" office:value="40500" table:style-name="ce1">
            <text:p>40500</text:p>
          </table:table-cell>
          <table:table-cell office:value-type="float" office:value="210600" table:style-name="ce1">
            <text:p>210600</text:p>
          </table:table-cell>
          <table:table-cell office:value-type="float" office:value="479520.81550000003" table:style-name="ce1">
            <text:p>479520,8155</text:p>
          </table:table-cell>
          <table:table-cell office:value-type="float" office:value="1969047.4291000001" table:style-name="ce1">
            <text:p>1969047,429</text:p>
          </table:table-cell>
          <table:table-cell office:value-type="float" office:value="4957947.4290000005" table:style-name="ce1">
            <text:p>4957947,429</text:p>
          </table:table-cell>
          <table:table-cell office:value-type="float" office:value="7752447.4290000005" table:style-name="ce1">
            <text:p>7752447,429</text:p>
          </table:table-cell>
          <table:table-cell office:value-type="float" office:value="11024847.429" table:style-name="ce1">
            <text:p>11024847,43</text:p>
          </table:table-cell>
          <table:table-cell office:value-type="float" office:value="13482947.261600003" table:style-name="ce1">
            <text:p>13482947,26</text:p>
          </table:table-cell>
          <table:table-cell office:value-type="float" office:value="51942801.9419" table:style-name="ce1">
            <text:p>51942801,9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410257000000001" table:style-name="ce1">
            <text:p>-67,410257</text:p>
          </table:table-cell>
          <table:table-cell office:value-type="float" office:value="-48.926032999999997" table:style-name="ce1">
            <text:p>-48,926033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48600" table:style-name="ce1">
            <text:p>48600</text:p>
          </table:table-cell>
          <table:table-cell office:value-type="float" office:value="225179.1845" table:style-name="ce1">
            <text:p>225179,1845</text:p>
          </table:table-cell>
          <table:table-cell office:value-type="float" office:value="678779.18449999997" table:style-name="ce1">
            <text:p>678779,1845</text:p>
          </table:table-cell>
          <table:table-cell office:value-type="float" office:value="1205279.1845" table:style-name="ce1">
            <text:p>1205279,185</text:p>
          </table:table-cell>
          <table:table-cell office:value-type="float" office:value="1658879.1845" table:style-name="ce1">
            <text:p>1658879,185</text:p>
          </table:table-cell>
          <table:table-cell office:value-type="float" office:value="2865779.1845000004" table:style-name="ce1">
            <text:p>2865779,185</text:p>
          </table:table-cell>
          <table:table-cell office:value-type="float" office:value="7738179.3519000001" table:style-name="ce1">
            <text:p>7738179,352</text:p>
          </table:table-cell>
          <table:table-cell office:value-type="float" office:value="13537779.352" table:style-name="ce1">
            <text:p>13537779,3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593618000000006" table:style-name="ce1">
            <text:p>-67,593618</text:p>
          </table:table-cell>
          <table:table-cell office:value-type="float" office:value="-49.164247000000003" table:style-name="ce1">
            <text:p>-49,164247</text:p>
          </table:table-cell>
          <table:table-cell office:value-type="float" office:value="421200" table:style-name="ce1">
            <text:p>421200</text:p>
          </table:table-cell>
          <table:table-cell office:value-type="float" office:value="1112324.3009000001" table:style-name="ce1">
            <text:p>1112324,301</text:p>
          </table:table-cell>
          <table:table-cell office:value-type="float" office:value="2330780.2744999998" table:style-name="ce1">
            <text:p>2330780,275</text:p>
          </table:table-cell>
          <table:table-cell office:value-type="float" office:value="4148131.4525099993" table:style-name="ce1">
            <text:p>4148131,453</text:p>
          </table:table-cell>
          <table:table-cell office:value-type="float" office:value="5417329.1710199993" table:style-name="ce1">
            <text:p>5417329,171</text:p>
          </table:table-cell>
          <table:table-cell office:value-type="float" office:value="7428587.2227000017" table:style-name="ce1">
            <text:p>7428587,223</text:p>
          </table:table-cell>
          <table:table-cell office:value-type="float" office:value="13746950.956180001" table:style-name="ce1">
            <text:p>13746950,96</text:p>
          </table:table-cell>
          <table:table-cell office:value-type="float" office:value="18032119.348460004" table:style-name="ce1">
            <text:p>18032119,35</text:p>
          </table:table-cell>
          <table:table-cell office:value-type="float" office:value="128135934.43133999" table:style-name="ce1">
            <text:p>128135934,4</text:p>
          </table:table-cell>
          <table:table-cell office:value-type="float" office:value="161776188.27904001" table:style-name="ce1">
            <text:p>161776188,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662403999999995" table:style-name="ce1">
            <text:p>-67,662404</text:p>
          </table:table-cell>
          <table:table-cell office:value-type="float" office:value="-49.444848999999998" table:style-name="ce1">
            <text:p>-49,444849</text:p>
          </table:table-cell>
          <table:table-cell office:value-type="float" office:value="2737800" table:style-name="ce1">
            <text:p>2737800</text:p>
          </table:table-cell>
          <table:table-cell office:value-type="float" office:value="13410975.699100001" table:style-name="ce1">
            <text:p>13410975,7</text:p>
          </table:table-cell>
          <table:table-cell office:value-type="float" office:value="17643819.725499999" table:style-name="ce1">
            <text:p>17643819,73</text:p>
          </table:table-cell>
          <table:table-cell office:value-type="float" office:value="27223168.547599997" table:style-name="ce1">
            <text:p>27223168,55</text:p>
          </table:table-cell>
          <table:table-cell office:value-type="float" office:value="36459670.829000004" table:style-name="ce1">
            <text:p>36459670,83</text:p>
          </table:table-cell>
          <table:table-cell office:value-type="float" office:value="40005012.777499996" table:style-name="ce1">
            <text:p>40005012,78</text:p>
          </table:table-cell>
          <table:table-cell office:value-type="float" office:value="42388270.8222" table:style-name="ce1">
            <text:p>42388270,82</text:p>
          </table:table-cell>
          <table:table-cell office:value-type="float" office:value="44214074.1774" table:style-name="ce1">
            <text:p>44214074,18</text:p>
          </table:table-cell>
          <table:table-cell office:value-type="float" office:value="45760306.003299996" table:style-name="ce1">
            <text:p>45760306</text:p>
          </table:table-cell>
          <table:table-cell office:value-type="float" office:value="46938332.103599995" table:style-name="ce1">
            <text:p>46938332,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740669999999994" table:style-name="ce1">
            <text:p>-67,74067</text:p>
          </table:table-cell>
          <table:table-cell office:value-type="float" office:value="-49.732044999999999" table:style-name="ce1">
            <text:p>-49,732045</text:p>
          </table:table-cell>
          <table:table-cell office:value-type="float" office:value="32400" table:style-name="ce1">
            <text:p>32400</text:p>
          </table:table-cell>
          <table:table-cell office:value-type="float" office:value="97200" table:style-name="ce1">
            <text:p>97200</text:p>
          </table:table-cell>
          <table:table-cell office:value-type="float" office:value="170100" table:style-name="ce1">
            <text:p>170100</text:p>
          </table:table-cell>
          <table:table-cell office:value-type="float" office:value="243000.00000000003" table:style-name="ce1">
            <text:p>243000</text:p>
          </table:table-cell>
          <table:table-cell office:value-type="float" office:value="348300" table:style-name="ce1">
            <text:p>348300</text:p>
          </table:table-cell>
          <table:table-cell office:value-type="float" office:value="510300" table:style-name="ce1">
            <text:p>510300</text:p>
          </table:table-cell>
          <table:table-cell office:value-type="float" office:value="696722.30689999997" table:style-name="ce1">
            <text:p>696722,3069</text:p>
          </table:table-cell>
          <table:table-cell office:value-type="float" office:value="915422.30689999997" table:style-name="ce1">
            <text:p>915422,3069</text:p>
          </table:table-cell>
          <table:table-cell office:value-type="float" office:value="1045022.307" table:style-name="ce1">
            <text:p>1045022,307</text:p>
          </table:table-cell>
          <table:table-cell office:value-type="float" office:value="1636322.307" table:style-name="ce1">
            <text:p>1636322,30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927537999999998" table:style-name="ce1">
            <text:p>-67,927538</text:p>
          </table:table-cell>
          <table:table-cell office:value-type="float" office:value="-49.977629" table:style-name="ce1">
            <text:p>-49,977629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186300" table:style-name="ce1">
            <text:p>186300</text:p>
          </table:table-cell>
          <table:table-cell office:value-type="float" office:value="348300" table:style-name="ce1">
            <text:p>348300</text:p>
          </table:table-cell>
          <table:table-cell office:value-type="float" office:value="599400" table:style-name="ce1">
            <text:p>599400</text:p>
          </table:table-cell>
          <table:table-cell office:value-type="float" office:value="848986.18229999999" table:style-name="ce1">
            <text:p>848986,1823</text:p>
          </table:table-cell>
          <table:table-cell office:value-type="float" office:value="1043263.8753" table:style-name="ce1">
            <text:p>1043263,875</text:p>
          </table:table-cell>
          <table:table-cell office:value-type="float" office:value="1302463.8753000002" table:style-name="ce1">
            <text:p>1302463,875</text:p>
          </table:table-cell>
          <table:table-cell office:value-type="float" office:value="1553563.8753" table:style-name="ce1">
            <text:p>1553563,875</text:p>
          </table:table-cell>
          <table:table-cell office:value-type="float" office:value="1788463.8753" table:style-name="ce1">
            <text:p>1788463,87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260334999999998" table:style-name="ce1">
            <text:p>-68,260335</text:p>
          </table:table-cell>
          <table:table-cell office:value-type="float" office:value="-50.139969999999998" table:style-name="ce1">
            <text:p>-50,13997</text:p>
          </table:table-cell>
          <table:table-cell office:value-type="float" office:value="631800" table:style-name="ce1">
            <text:p>631800</text:p>
          </table:table-cell>
          <table:table-cell office:value-type="float" office:value="1668600" table:style-name="ce1">
            <text:p>1668600</text:p>
          </table:table-cell>
          <table:table-cell office:value-type="float" office:value="2679519.0758000002" table:style-name="ce1">
            <text:p>2679519,076</text:p>
          </table:table-cell>
          <table:table-cell office:value-type="float" office:value="4108624.4092999999" table:style-name="ce1">
            <text:p>4108624,409</text:p>
          </table:table-cell>
          <table:table-cell office:value-type="float" office:value="5056324.4093000004" table:style-name="ce1">
            <text:p>5056324,409</text:p>
          </table:table-cell>
          <table:table-cell office:value-type="float" office:value="6191838.227" table:style-name="ce1">
            <text:p>6191838,227</text:p>
          </table:table-cell>
          <table:table-cell office:value-type="float" office:value="7717410.9519000007" table:style-name="ce1">
            <text:p>7717410,952</text:p>
          </table:table-cell>
          <table:table-cell office:value-type="float" office:value="10611227.019200001" table:style-name="ce1">
            <text:p>10611227,02</text:p>
          </table:table-cell>
          <table:table-cell office:value-type="float" office:value="18960202.936399996" table:style-name="ce1">
            <text:p>18960202,94</text:p>
          </table:table-cell>
          <table:table-cell office:value-type="float" office:value="34016790.415200002" table:style-name="ce1">
            <text:p>34016790,4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643460000000005" table:style-name="ce1">
            <text:p>-68,64346</text:p>
          </table:table-cell>
          <table:table-cell office:value-type="float" office:value="-50.259447000000002" table:style-name="ce1">
            <text:p>-50,259447</text:p>
          </table:table-cell>
          <table:table-cell office:value-type="float" office:value="56700" table:style-name="ce1">
            <text:p>56700</text:p>
          </table:table-cell>
          <table:table-cell office:value-type="float" office:value="259200" table:style-name="ce1">
            <text:p>259200</text:p>
          </table:table-cell>
          <table:table-cell office:value-type="float" office:value="453600" table:style-name="ce1">
            <text:p>453600</text:p>
          </table:table-cell>
          <table:table-cell office:value-type="float" office:value="680400" table:style-name="ce1">
            <text:p>680400</text:p>
          </table:table-cell>
          <table:table-cell office:value-type="float" office:value="874800" table:style-name="ce1">
            <text:p>874800</text:p>
          </table:table-cell>
          <table:table-cell office:value-type="float" office:value="1142099.9998999999" table:style-name="ce1">
            <text:p>1142100</text:p>
          </table:table-cell>
          <table:table-cell office:value-type="float" office:value="1329159.8973999999" table:style-name="ce1">
            <text:p>1329159,897</text:p>
          </table:table-cell>
          <table:table-cell office:value-type="float" office:value="1551980.7047999999" table:style-name="ce1">
            <text:p>1551980,705</text:p>
          </table:table-cell>
          <table:table-cell office:value-type="float" office:value="2216342.4478000002" table:style-name="ce1">
            <text:p>2216342,448</text:p>
          </table:table-cell>
          <table:table-cell office:value-type="float" office:value="2736054.969" table:style-name="ce1">
            <text:p>2736054,969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967628000000005" table:style-name="ce1">
            <text:p>-68,967628</text:p>
          </table:table-cell>
          <table:table-cell office:value-type="float" office:value="-50.438312000000003" table:style-name="ce1">
            <text:p>-50,438312</text:p>
          </table:table-cell>
          <table:table-cell office:value-type="float" office:value="40500" table:style-name="ce1">
            <text:p>40500</text:p>
          </table:table-cell>
          <table:table-cell office:value-type="float" office:value="162000" table:style-name="ce1">
            <text:p>162000</text:p>
          </table:table-cell>
          <table:table-cell office:value-type="float" office:value="324000" table:style-name="ce1">
            <text:p>324000</text:p>
          </table:table-cell>
          <table:table-cell office:value-type="float" office:value="535111.13829999999" table:style-name="ce1">
            <text:p>535111,1383</text:p>
          </table:table-cell>
          <table:table-cell office:value-type="float" office:value="744957.62490000005" table:style-name="ce1">
            <text:p>744957,6249</text:p>
          </table:table-cell>
          <table:table-cell office:value-type="float" office:value="955557.62489999994" table:style-name="ce1">
            <text:p>955557,6249</text:p>
          </table:table-cell>
          <table:table-cell office:value-type="float" office:value="1166157.6248999997" table:style-name="ce1">
            <text:p>1166157,625</text:p>
          </table:table-cell>
          <table:table-cell office:value-type="float" office:value="1360557.6249000002" table:style-name="ce1">
            <text:p>1360557,625</text:p>
          </table:table-cell>
          <table:table-cell office:value-type="float" office:value="1546857.6249000002" table:style-name="ce1">
            <text:p>1546857,625</text:p>
          </table:table-cell>
          <table:table-cell office:value-type="float" office:value="1800803.6173" table:style-name="ce1">
            <text:p>1800803,61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9.114293000000004" table:style-name="ce1">
            <text:p>-69,114293</text:p>
          </table:table-cell>
          <table:table-cell office:value-type="float" office:value="-50.698853999999997" table:style-name="ce1">
            <text:p>-50,698854</text:p>
          </table:table-cell>
          <table:table-cell office:value-type="float" office:value="8100" table:style-name="ce1">
            <text:p>8100</text:p>
          </table:table-cell>
          <table:table-cell office:value-type="float" office:value="16200" table:style-name="ce1">
            <text:p>16200</text:p>
          </table:table-cell>
          <table:table-cell office:value-type="float" office:value="64800" table:style-name="ce1">
            <text:p>64800</text:p>
          </table:table-cell>
          <table:table-cell office:value-type="float" office:value="153388.86180000001" table:style-name="ce1">
            <text:p>153388,8618</text:p>
          </table:table-cell>
          <table:table-cell office:value-type="float" office:value="356642.37520000001" table:style-name="ce1">
            <text:p>356642,3752</text:p>
          </table:table-cell>
          <table:table-cell office:value-type="float" office:value="656342.37520000001" table:style-name="ce1">
            <text:p>656342,3752</text:p>
          </table:table-cell>
          <table:table-cell office:value-type="float" office:value="891242.37520000001" table:style-name="ce1">
            <text:p>891242,3752</text:p>
          </table:table-cell>
          <table:table-cell office:value-type="float" office:value="1142342.3750999998" table:style-name="ce1">
            <text:p>1142342,375</text:p>
          </table:table-cell>
          <table:table-cell office:value-type="float" office:value="1506842.3750999998" table:style-name="ce1">
            <text:p>1506842,375</text:p>
          </table:table-cell>
          <table:table-cell office:value-type="float" office:value="2200596.3827999998" table:style-name="ce1">
            <text:p>2200596,38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9.142993000000004" table:style-name="ce1">
            <text:p>-69,142993</text:p>
          </table:table-cell>
          <table:table-cell office:value-type="float" office:value="-50.973937999999997" table:style-name="ce1">
            <text:p>-50,973938</text:p>
          </table:table-cell>
          <table:table-cell office:value-type="float" office:value="129600" table:style-name="ce1">
            <text:p>129600</text:p>
          </table:table-cell>
          <table:table-cell office:value-type="float" office:value="437400" table:style-name="ce1">
            <text:p>437400</text:p>
          </table:table-cell>
          <table:table-cell office:value-type="float" office:value="971587.97180000006" table:style-name="ce1">
            <text:p>971587,9718</text:p>
          </table:table-cell>
          <table:table-cell office:value-type="float" office:value="2098550.1893000002" table:style-name="ce1">
            <text:p>2098550,189</text:p>
          </table:table-cell>
          <table:table-cell office:value-type="float" office:value="2960685.0354799996" table:style-name="ce1">
            <text:p>2960685,035</text:p>
          </table:table-cell>
          <table:table-cell office:value-type="float" office:value="4742685.0354800001" table:style-name="ce1">
            <text:p>4742685,035</text:p>
          </table:table-cell>
          <table:table-cell office:value-type="float" office:value="10408806.26317" table:style-name="ce1">
            <text:p>10408806,26</text:p>
          </table:table-cell>
          <table:table-cell office:value-type="float" office:value="18698729.515779998" table:style-name="ce1">
            <text:p>18698729,52</text:p>
          </table:table-cell>
          <table:table-cell office:value-type="float" office:value="23655805.081730001" table:style-name="ce1">
            <text:p>23655805,08</text:p>
          </table:table-cell>
          <table:table-cell office:value-type="float" office:value="26773978.24498" table:style-name="ce1">
            <text:p>26773978,2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9.087204" table:style-name="ce1">
            <text:p>-69,087204</text:p>
          </table:table-cell>
          <table:table-cell office:value-type="float" office:value="-51.244275999999999" table:style-name="ce1">
            <text:p>-51,244276</text:p>
          </table:table-cell>
          <table:table-cell office:value-type="float" office:value="8100" table:style-name="ce1">
            <text:p>8100</text:p>
          </table:table-cell>
          <table:table-cell office:value-type="float" office:value="129600" table:style-name="ce1">
            <text:p>129600</text:p>
          </table:table-cell>
          <table:table-cell office:value-type="float" office:value="315900" table:style-name="ce1">
            <text:p>315900</text:p>
          </table:table-cell>
          <table:table-cell office:value-type="float" office:value="510299.99993999995" table:style-name="ce1">
            <text:p>510299,9999</text:p>
          </table:table-cell>
          <table:table-cell office:value-type="float" office:value="701165.15381000005" table:style-name="ce1">
            <text:p>701165,1538</text:p>
          </table:table-cell>
          <table:table-cell office:value-type="float" office:value="895565.15391000011" table:style-name="ce1">
            <text:p>895565,1539</text:p>
          </table:table-cell>
          <table:table-cell office:value-type="float" office:value="1073765.1539100001" table:style-name="ce1">
            <text:p>1073765,154</text:p>
          </table:table-cell>
          <table:table-cell office:value-type="float" office:value="1308665.1538499999" table:style-name="ce1">
            <text:p>1308665,154</text:p>
          </table:table-cell>
          <table:table-cell office:value-type="float" office:value="1462565.1538499999" table:style-name="ce1">
            <text:p>1462565,154</text:p>
          </table:table-cell>
          <table:table-cell office:value-type="float" office:value="1600265.1538499999" table:style-name="ce1">
            <text:p>1600265,15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999864000000002" table:style-name="ce1">
            <text:p>-68,999864</text:p>
          </table:table-cell>
          <table:table-cell office:value-type="float" office:value="-51.513618999999998" table:style-name="ce1">
            <text:p>-51,513619</text:p>
          </table:table-cell>
          <table:table-cell office:value-type="float" office:value="1804595.9266000001" table:style-name="ce1">
            <text:p>1804595,927</text:p>
          </table:table-cell>
          <table:table-cell office:value-type="float" office:value="3519348.3917999999" table:style-name="ce1">
            <text:p>3519348,392</text:p>
          </table:table-cell>
          <table:table-cell office:value-type="float" office:value="5796090.9472000003" table:style-name="ce1">
            <text:p>5796090,947</text:p>
          </table:table-cell>
          <table:table-cell office:value-type="float" office:value="9108740.4249999989" table:style-name="ce1">
            <text:p>9108740,425</text:p>
          </table:table-cell>
          <table:table-cell office:value-type="float" office:value="12076703.233599998" table:style-name="ce1">
            <text:p>12076703,23</text:p>
          </table:table-cell>
          <table:table-cell office:value-type="float" office:value="15373024.675099999" table:style-name="ce1">
            <text:p>15373024,68</text:p>
          </table:table-cell>
          <table:table-cell office:value-type="float" office:value="22737632.6996" table:style-name="ce1">
            <text:p>22737632,7</text:p>
          </table:table-cell>
          <table:table-cell office:value-type="float" office:value="29231902.685199998" table:style-name="ce1">
            <text:p>29231902,69</text:p>
          </table:table-cell>
          <table:table-cell office:value-type="float" office:value="39541068.499800004" table:style-name="ce1">
            <text:p>39541068,5</text:p>
          </table:table-cell>
          <table:table-cell office:value-type="float" office:value="61589094.744999997" table:style-name="ce1">
            <text:p>61589094,7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880121000000003" table:style-name="ce1">
            <text:p>-68,880121</text:p>
          </table:table-cell>
          <table:table-cell office:value-type="float" office:value="-51.774354000000002" table:style-name="ce1">
            <text:p>-51,774354</text:p>
          </table:table-cell>
          <table:table-cell office:value-type="float" office:value="170100" table:style-name="ce1">
            <text:p>170100</text:p>
          </table:table-cell>
          <table:table-cell office:value-type="float" office:value="502200" table:style-name="ce1">
            <text:p>502200</text:p>
          </table:table-cell>
          <table:table-cell office:value-type="float" office:value="1199519.1539" table:style-name="ce1">
            <text:p>1199519,154</text:p>
          </table:table-cell>
          <table:table-cell office:value-type="float" office:value="1807019.1539" table:style-name="ce1">
            <text:p>1807019,154</text:p>
          </table:table-cell>
          <table:table-cell office:value-type="float" office:value="2510808.1614999999" table:style-name="ce1">
            <text:p>2510808,162</text:p>
          </table:table-cell>
          <table:table-cell office:value-type="float" office:value="4229528.1962000001" table:style-name="ce1">
            <text:p>4229528,196</text:p>
          </table:table-cell>
          <table:table-cell office:value-type="float" office:value="8643495.1669999994" table:style-name="ce1">
            <text:p>8643495,167</text:p>
          </table:table-cell>
          <table:table-cell office:value-type="float" office:value="18787201.446900006" table:style-name="ce1">
            <text:p>18787201,45</text:p>
          </table:table-cell>
          <table:table-cell office:value-type="float" office:value="33451545.9219" table:style-name="ce1">
            <text:p>33451545,92</text:p>
          </table:table-cell>
          <table:table-cell office:value-type="float" office:value="51449133.749600001" table:style-name="ce1">
            <text:p>51449133,7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674767000000003" table:style-name="ce1">
            <text:p>-68,674767</text:p>
          </table:table-cell>
          <table:table-cell office:value-type="float" office:value="-52.020308" table:style-name="ce1">
            <text:p>-52,020308</text:p>
          </table:table-cell>
          <table:table-cell office:value-type="float" office:value="178200" table:style-name="ce1">
            <text:p>178200</text:p>
          </table:table-cell>
          <table:table-cell office:value-type="float" office:value="518400" table:style-name="ce1">
            <text:p>518400</text:p>
          </table:table-cell>
          <table:table-cell office:value-type="float" office:value="956489.24819999991" table:style-name="ce1">
            <text:p>956489,2482</text:p>
          </table:table-cell>
          <table:table-cell office:value-type="float" office:value="1401989.2482000003" table:style-name="ce1">
            <text:p>1401989,248</text:p>
          </table:table-cell>
          <table:table-cell office:value-type="float" office:value="1839389.2481999998" table:style-name="ce1">
            <text:p>1839389,248</text:p>
          </table:table-cell>
          <table:table-cell office:value-type="float" office:value="2785569.2135000001" table:style-name="ce1">
            <text:p>2785569,214</text:p>
          </table:table-cell>
          <table:table-cell office:value-type="float" office:value="6041828.2568000006" table:style-name="ce1">
            <text:p>6041828,257</text:p>
          </table:table-cell>
          <table:table-cell office:value-type="float" office:value="11498721.9768" table:style-name="ce1">
            <text:p>11498721,98</text:p>
          </table:table-cell>
          <table:table-cell office:value-type="float" office:value="13549858.549700001" table:style-name="ce1">
            <text:p>13549858,55</text:p>
          </table:table-cell>
          <table:table-cell office:value-type="float" office:value="15414367.302200001" table:style-name="ce1">
            <text:p>15414367,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494484" table:style-name="ce1">
            <text:p>-68,494484</text:p>
          </table:table-cell>
          <table:table-cell office:value-type="float" office:value="-52.256844000000001" table:style-name="ce1">
            <text:p>-52,256844</text:p>
          </table:table-cell>
          <table:table-cell office:value-type="float" office:value="234899.9999" table:style-name="ce1">
            <text:p>234899,9999</text:p>
          </table:table-cell>
          <table:table-cell office:value-type="float" office:value="591299.99990000005" table:style-name="ce1">
            <text:p>591299,9999</text:p>
          </table:table-cell>
          <table:table-cell office:value-type="float" office:value="1028699.9998999999" table:style-name="ce1">
            <text:p>1028700</text:p>
          </table:table-cell>
          <table:table-cell office:value-type="float" office:value="1644299.9999000002" table:style-name="ce1">
            <text:p>1644300</text:p>
          </table:table-cell>
          <table:table-cell office:value-type="float" office:value="2478600.0000999998" table:style-name="ce1">
            <text:p>2478600</text:p>
          </table:table-cell>
          <table:table-cell office:value-type="float" office:value="5783400.0000999998" table:style-name="ce1">
            <text:p>5783400</text:p>
          </table:table-cell>
          <table:table-cell office:value-type="float" office:value="18808673.986000001" table:style-name="ce1">
            <text:p>18808673,99</text:p>
          </table:table-cell>
          <table:table-cell office:value-type="float" office:value="24138473.986000001" table:style-name="ce1">
            <text:p>24138473,99</text:p>
          </table:table-cell>
          <table:table-cell office:value-type="float" office:value="27656792.938099999" table:style-name="ce1">
            <text:p>27656792,94</text:p>
          </table:table-cell>
          <table:table-cell office:value-type="float" office:value="28813999.105200004" table:style-name="ce1">
            <text:p>28813999,1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628119999999996" table:style-name="ce1">
            <text:p>-68,62812</text:p>
          </table:table-cell>
          <table:table-cell office:value-type="float" office:value="-52.339058000000001" table:style-name="ce1">
            <text:p>-52,339058</text:p>
          </table:table-cell>
          <table:table-cell office:value-type="float" office:value="181287.44099999999" table:style-name="ce1">
            <text:p>181287,441</text:p>
          </table:table-cell>
          <table:table-cell office:value-type="float" office:value="335187.44099999999" table:style-name="ce1">
            <text:p>335187,441</text:p>
          </table:table-cell>
          <table:table-cell office:value-type="float" office:value="586287.44099999999" table:style-name="ce1">
            <text:p>586287,441</text:p>
          </table:table-cell>
          <table:table-cell office:value-type="float" office:value="740187.44109999994" table:style-name="ce1">
            <text:p>740187,4411</text:p>
          </table:table-cell>
          <table:table-cell office:value-type="float" office:value="950787.44099999999" table:style-name="ce1">
            <text:p>950787,441</text:p>
          </table:table-cell>
          <table:table-cell office:value-type="float" office:value="1331487.4409999999" table:style-name="ce1">
            <text:p>1331487,441</text:p>
          </table:table-cell>
          <table:table-cell office:value-type="float" office:value="1666429.3169000002" table:style-name="ce1">
            <text:p>1666429,317</text:p>
          </table:table-cell>
          <table:table-cell office:value-type="float" office:value="1958029.3169000002" table:style-name="ce1">
            <text:p>1958029,317</text:p>
          </table:table-cell>
          <table:table-cell office:value-type="float" office:value="2325125.6279000002" table:style-name="ce1">
            <text:p>2325125,628</text:p>
          </table:table-cell>
          <table:table-cell office:value-type="float" office:value="2691976.3738000002" table:style-name="ce1">
            <text:p>2691976,37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029610000000005" table:style-name="ce1">
            <text:p>-69,02961</text:p>
          </table:table-cell>
          <table:table-cell office:value-type="float" office:value="-52.254753999999998" table:style-name="ce1">
            <text:p>-52,254754</text:p>
          </table:table-cell>
          <table:table-cell office:value-type="float" office:value="158912.55910000001" table:style-name="ce1">
            <text:p>158912,5591</text:p>
          </table:table-cell>
          <table:table-cell office:value-type="float" office:value="507212.55910000001" table:style-name="ce1">
            <text:p>507212,5591</text:p>
          </table:table-cell>
          <table:table-cell office:value-type="float" office:value="952712.55909999995" table:style-name="ce1">
            <text:p>952712,5591</text:p>
          </table:table-cell>
          <table:table-cell office:value-type="float" office:value="1171412.5591" table:style-name="ce1">
            <text:p>1171412,559</text:p>
          </table:table-cell>
          <table:table-cell office:value-type="float" office:value="1463012.5591" table:style-name="ce1">
            <text:p>1463012,559</text:p>
          </table:table-cell>
          <table:table-cell office:value-type="float" office:value="1746512.5589999999" table:style-name="ce1">
            <text:p>1746512,559</text:p>
          </table:table-cell>
          <table:table-cell office:value-type="float" office:value="2171677.5723000001" table:style-name="ce1">
            <text:p>2171677,572</text:p>
          </table:table-cell>
          <table:table-cell office:value-type="float" office:value="2706277.5723999999" table:style-name="ce1">
            <text:p>2706277,572</text:p>
          </table:table-cell>
          <table:table-cell office:value-type="float" office:value="3238281.2614000002" table:style-name="ce1">
            <text:p>3238281,261</text:p>
          </table:table-cell>
          <table:table-cell office:value-type="float" office:value="5350030.5153999999" table:style-name="ce1">
            <text:p>5350030,51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353020000000001" table:style-name="ce1">
            <text:p>-69,35302</text:p>
          </table:table-cell>
          <table:table-cell office:value-type="float" office:value="-52.292718000000001" table:style-name="ce1">
            <text:p>-52,292718</text:p>
          </table:table-cell>
          <table:table-cell office:value-type="float" office:value="267300" table:style-name="ce1">
            <text:p>267300</text:p>
          </table:table-cell>
          <table:table-cell office:value-type="float" office:value="1312200" table:style-name="ce1">
            <text:p>1312200</text:p>
          </table:table-cell>
          <table:table-cell office:value-type="float" office:value="3445448.3783399998" table:style-name="ce1">
            <text:p>3445448,378</text:p>
          </table:table-cell>
          <table:table-cell office:value-type="float" office:value="5972648.3783099996" table:style-name="ce1">
            <text:p>5972648,378</text:p>
          </table:table-cell>
          <table:table-cell office:value-type="float" office:value="9485494.7148699984" table:style-name="ce1">
            <text:p>9485494,715</text:p>
          </table:table-cell>
          <table:table-cell office:value-type="float" office:value="12563340.066619998" table:style-name="ce1">
            <text:p>12563340,07</text:p>
          </table:table-cell>
          <table:table-cell office:value-type="float" office:value="16467732.633049998" table:style-name="ce1">
            <text:p>16467732,63</text:p>
          </table:table-cell>
          <table:table-cell office:value-type="float" office:value="30024225.489009995" table:style-name="ce1">
            <text:p>30024225,49</text:p>
          </table:table-cell>
          <table:table-cell office:value-type="float" office:value="56770425.488980003" table:style-name="ce1">
            <text:p>56770425,49</text:p>
          </table:table-cell>
          <table:table-cell office:value-type="float" office:value="70062525.488979995" table:style-name="ce1">
            <text:p>70062525,4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372015000000005" table:style-name="ce1">
            <text:p>-69,372015</text:p>
          </table:table-cell>
          <table:table-cell office:value-type="float" office:value="-52.501488999999999" table:style-name="ce1">
            <text:p>-52,501489</text:p>
          </table:table-cell>
          <table:table-cell office:value-type="float" office:value="40500" table:style-name="ce1">
            <text:p>40500</text:p>
          </table:table-cell>
          <table:table-cell office:value-type="float" office:value="234900" table:style-name="ce1">
            <text:p>234900</text:p>
          </table:table-cell>
          <table:table-cell office:value-type="float" office:value="862709.3101" table:style-name="ce1">
            <text:p>862709,3101</text:p>
          </table:table-cell>
          <table:table-cell office:value-type="float" office:value="1252767.1831" table:style-name="ce1">
            <text:p>1252767,183</text:p>
          </table:table-cell>
          <table:table-cell office:value-type="float" office:value="3158576.5069999998" table:style-name="ce1">
            <text:p>3158576,507</text:p>
          </table:table-cell>
          <table:table-cell office:value-type="float" office:value="18790552.169" table:style-name="ce1">
            <text:p>18790552,17</text:p>
          </table:table-cell>
          <table:table-cell office:value-type="float" office:value="31461114.470599994" table:style-name="ce1">
            <text:p>31461114,47</text:p>
          </table:table-cell>
          <table:table-cell office:value-type="float" office:value="41624174.350900002" table:style-name="ce1">
            <text:p>41624174,35</text:p>
          </table:table-cell>
          <table:table-cell office:value-type="float" office:value="59071792.943900004" table:style-name="ce1">
            <text:p>59071792,94</text:p>
          </table:table-cell>
          <table:table-cell office:value-type="float" office:value="77364501.204999998" table:style-name="ce1">
            <text:p>77364501,2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111298000000005" table:style-name="ce1">
            <text:p>-69,111298</text:p>
          </table:table-cell>
          <table:table-cell office:value-type="float" office:value="-52.610855000000001" table:style-name="ce1">
            <text:p>-52,610855</text:p>
          </table:table-cell>
          <table:table-cell office:value-type="float" office:value="0" table:style-name="ce1">
            <text:p>0</text:p>
          </table:table-cell>
          <table:table-cell office:value-type="float" office:value="81000.000100000005" table:style-name="ce1">
            <text:p>81000,0001</text:p>
          </table:table-cell>
          <table:table-cell office:value-type="float" office:value="470842.31171000004" table:style-name="ce1">
            <text:p>470842,3117</text:p>
          </table:table-cell>
          <table:table-cell office:value-type="float" office:value="680184.43880999996" table:style-name="ce1">
            <text:p>680184,4388</text:p>
          </table:table-cell>
          <table:table-cell office:value-type="float" office:value="2557497.4153600005" table:style-name="ce1">
            <text:p>2557497,415</text:p>
          </table:table-cell>
          <table:table-cell office:value-type="float" office:value="11825076.4016" table:style-name="ce1">
            <text:p>11825076,4</text:p>
          </table:table-cell>
          <table:table-cell office:value-type="float" office:value="25228849.755959999" table:style-name="ce1">
            <text:p>25228849,76</text:p>
          </table:table-cell>
          <table:table-cell office:value-type="float" office:value="31735797.472989999" table:style-name="ce1">
            <text:p>31735797,47</text:p>
          </table:table-cell>
          <table:table-cell office:value-type="float" office:value="45256090.857890002" table:style-name="ce1">
            <text:p>45256090,86</text:p>
          </table:table-cell>
          <table:table-cell office:value-type="float" office:value="58528082.548519999" table:style-name="ce1">
            <text:p>58528082,5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795210999999995" table:style-name="ce1">
            <text:p>-68,795211</text:p>
          </table:table-cell>
          <table:table-cell office:value-type="float" office:value="-52.618211000000002" table:style-name="ce1">
            <text:p>-52,618211</text:p>
          </table:table-cell>
          <table:table-cell office:value-type="float" office:value="121499.9999" table:style-name="ce1">
            <text:p>121499,9999</text:p>
          </table:table-cell>
          <table:table-cell office:value-type="float" office:value="348299.99999999994" table:style-name="ce1">
            <text:p>348300</text:p>
          </table:table-cell>
          <table:table-cell office:value-type="float" office:value="793800.00000000012" table:style-name="ce1">
            <text:p>793800</text:p>
          </table:table-cell>
          <table:table-cell office:value-type="float" office:value="1368900" table:style-name="ce1">
            <text:p>1368900</text:p>
          </table:table-cell>
          <table:table-cell office:value-type="float" office:value="1822499.9999000002" table:style-name="ce1">
            <text:p>1822500</text:p>
          </table:table-cell>
          <table:table-cell office:value-type="float" office:value="4722300" table:style-name="ce1">
            <text:p>4722300</text:p>
          </table:table-cell>
          <table:table-cell office:value-type="float" office:value="27710764.8882" table:style-name="ce1">
            <text:p>27710764,89</text:p>
          </table:table-cell>
          <table:table-cell office:value-type="float" office:value="47914864.4353" table:style-name="ce1">
            <text:p>47914864,44</text:p>
          </table:table-cell>
          <table:table-cell office:value-type="float" office:value="55704109.163700007" table:style-name="ce1">
            <text:p>55704109,16</text:p>
          </table:table-cell>
          <table:table-cell office:value-type="float" office:value="59269109.212099999" table:style-name="ce1">
            <text:p>59269109,2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511370999999997" table:style-name="ce1">
            <text:p>-68,511371</text:p>
          </table:table-cell>
          <table:table-cell office:value-type="float" office:value="-52.750745000000002" table:style-name="ce1">
            <text:p>-52,750745</text:p>
          </table:table-cell>
          <table:table-cell office:value-type="float" office:value="16200" table:style-name="ce1">
            <text:p>16200</text:p>
          </table:table-cell>
          <table:table-cell office:value-type="float" office:value="24314.382900000001" table:style-name="ce1">
            <text:p>24314,3829</text:p>
          </table:table-cell>
          <table:table-cell office:value-type="float" office:value="81014.382899999997" table:style-name="ce1">
            <text:p>81014,3829</text:p>
          </table:table-cell>
          <table:table-cell office:value-type="float" office:value="162014.3829" table:style-name="ce1">
            <text:p>162014,3829</text:p>
          </table:table-cell>
          <table:table-cell office:value-type="float" office:value="396914.38290000003" table:style-name="ce1">
            <text:p>396914,3829</text:p>
          </table:table-cell>
          <table:table-cell office:value-type="float" office:value="1466114.3828000003" table:style-name="ce1">
            <text:p>1466114,383</text:p>
          </table:table-cell>
          <table:table-cell office:value-type="float" office:value="5286232.014299999" table:style-name="ce1">
            <text:p>5286232,014</text:p>
          </table:table-cell>
          <table:table-cell office:value-type="float" office:value="7719649.9286999991" table:style-name="ce1">
            <text:p>7719649,929</text:p>
          </table:table-cell>
          <table:table-cell office:value-type="float" office:value="8919604.7487000003" table:style-name="ce1">
            <text:p>8919604,749</text:p>
          </table:table-cell>
          <table:table-cell office:value-type="float" office:value="10110300.747500002" table:style-name="ce1">
            <text:p>10110300,7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292775000000006" table:style-name="ce1">
            <text:p>-68,292775</text:p>
          </table:table-cell>
          <table:table-cell office:value-type="float" office:value="-52.983978999999998" table:style-name="ce1">
            <text:p>-52,983979</text:p>
          </table:table-cell>
          <table:table-cell office:value-type="float" office:value="257481.74439100001" table:style-name="ce1">
            <text:p>257481,7444</text:p>
          </table:table-cell>
          <table:table-cell office:value-type="float" office:value="1244399.278072" table:style-name="ce1">
            <text:p>1244399,278</text:p>
          </table:table-cell>
          <table:table-cell office:value-type="float" office:value="18252912.259479001" table:style-name="ce1">
            <text:p>18252912,26</text:p>
          </table:table-cell>
          <table:table-cell office:value-type="float" office:value="21610977.151049003" table:style-name="ce1">
            <text:p>21610977,15</text:p>
          </table:table-cell>
          <table:table-cell office:value-type="float" office:value="22163457.103619002" table:style-name="ce1">
            <text:p>22163457,1</text:p>
          </table:table-cell>
          <table:table-cell office:value-type="float" office:value="29100201.269619003" table:style-name="ce1">
            <text:p>29100201,27</text:p>
          </table:table-cell>
          <table:table-cell office:value-type="float" office:value="37568105.121919006" table:style-name="ce1">
            <text:p>37568105,12</text:p>
          </table:table-cell>
          <table:table-cell office:value-type="float" office:value="40560380.747019" table:style-name="ce1">
            <text:p>40560380,75</text:p>
          </table:table-cell>
          <table:table-cell office:value-type="float" office:value="42136991.530919001" table:style-name="ce1">
            <text:p>42136991,53</text:p>
          </table:table-cell>
          <table:table-cell office:value-type="float" office:value="43212446.996919014" table:style-name="ce1">
            <text:p>4321244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325288" table:style-name="ce1">
            <text:p>-68,325288</text:p>
          </table:table-cell>
          <table:table-cell office:value-type="float" office:value="-53.087218999999997" table:style-name="ce1">
            <text:p>-53,087219</text:p>
          </table:table-cell>
          <table:table-cell office:value-type="float" office:value="1970547.8942900002" table:style-name="ce1">
            <text:p>1970547,894</text:p>
          </table:table-cell>
          <table:table-cell office:value-type="float" office:value="11850702.493850002" table:style-name="ce1">
            <text:p>11850702,49</text:p>
          </table:table-cell>
          <table:table-cell office:value-type="float" office:value="57029938.43214" table:style-name="ce1">
            <text:p>57029938,43</text:p>
          </table:table-cell>
          <table:table-cell office:value-type="float" office:value="71663316.288140014" table:style-name="ce1">
            <text:p>71663316,29</text:p>
          </table:table-cell>
          <table:table-cell office:value-type="float" office:value="74642436.335540012" table:style-name="ce1">
            <text:p>74642436,34</text:p>
          </table:table-cell>
          <table:table-cell office:value-type="float" office:value="96480757.492940009" table:style-name="ce1">
            <text:p>96480757,49</text:p>
          </table:table-cell>
          <table:table-cell office:value-type="float" office:value="123057452.13034001" table:style-name="ce1">
            <text:p>123057452,1</text:p>
          </table:table-cell>
          <table:table-cell office:value-type="float" office:value="128278006.43564001" table:style-name="ce1">
            <text:p>128278006,4</text:p>
          </table:table-cell>
          <table:table-cell office:value-type="float" office:value="129486640.83153997" table:style-name="ce1">
            <text:p>129486640,8</text:p>
          </table:table-cell>
          <table:table-cell office:value-type="float" office:value="129998141.80093999" table:style-name="ce1">
            <text:p>129998141,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421355000000005" table:style-name="ce1">
            <text:p>-68,421355</text:p>
          </table:table-cell>
          <table:table-cell office:value-type="float" office:value="-53.173318000000002" table:style-name="ce1">
            <text:p>-53,173318</text:p>
          </table:table-cell>
          <table:table-cell office:value-type="float" office:value="1992070.3612729996" table:style-name="ce1">
            <text:p>1992070,361</text:p>
          </table:table-cell>
          <table:table-cell office:value-type="float" office:value="7146783.8452329999" table:style-name="ce1">
            <text:p>7146783,845</text:p>
          </table:table-cell>
          <table:table-cell office:value-type="float" office:value="42888034.925316997" table:style-name="ce1">
            <text:p>42888034,93</text:p>
          </table:table-cell>
          <table:table-cell office:value-type="float" office:value="52234092.177846998" table:style-name="ce1">
            <text:p>52234092,18</text:p>
          </table:table-cell>
          <table:table-cell office:value-type="float" office:value="56130192.178017005" table:style-name="ce1">
            <text:p>56130192,18</text:p>
          </table:table-cell>
          <table:table-cell office:value-type="float" office:value="107901526.854637" table:style-name="ce1">
            <text:p>107901526,9</text:p>
          </table:table-cell>
          <table:table-cell office:value-type="float" office:value="228153522.05580699" table:style-name="ce1">
            <text:p>228153522,1</text:p>
          </table:table-cell>
          <table:table-cell office:value-type="float" office:value="305786726.726107" table:style-name="ce1">
            <text:p>305786726,7</text:p>
          </table:table-cell>
          <table:table-cell office:value-type="float" office:value="337062714.22990698" table:style-name="ce1">
            <text:p>337062714,2</text:p>
          </table:table-cell>
          <table:table-cell office:value-type="float" office:value="348131338.64840698" table:style-name="ce1">
            <text:p>348131338,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238823999999994" table:style-name="ce1">
            <text:p>-68,238824</text:p>
          </table:table-cell>
          <table:table-cell office:value-type="float" office:value="-53.342258000000001" table:style-name="ce1">
            <text:p>-53,342258</text:p>
          </table:table-cell>
          <table:table-cell office:value-type="float" office:value="332100" table:style-name="ce1">
            <text:p>332100</text:p>
          </table:table-cell>
          <table:table-cell office:value-type="float" office:value="745200" table:style-name="ce1">
            <text:p>745200</text:p>
          </table:table-cell>
          <table:table-cell office:value-type="float" office:value="1145070.7347000001" table:style-name="ce1">
            <text:p>1145070,735</text:p>
          </table:table-cell>
          <table:table-cell office:value-type="float" office:value="1469070.7347000001" table:style-name="ce1">
            <text:p>1469070,735</text:p>
          </table:table-cell>
          <table:table-cell office:value-type="float" office:value="1922670.7346999999" table:style-name="ce1">
            <text:p>1922670,735</text:p>
          </table:table-cell>
          <table:table-cell office:value-type="float" office:value="5455881.0057999995" table:style-name="ce1">
            <text:p>5455881,006</text:p>
          </table:table-cell>
          <table:table-cell office:value-type="float" office:value="10802295.279800002" table:style-name="ce1">
            <text:p>10802295,28</text:p>
          </table:table-cell>
          <table:table-cell office:value-type="float" office:value="15091324.244999999" table:style-name="ce1">
            <text:p>15091324,25</text:p>
          </table:table-cell>
          <table:table-cell office:value-type="float" office:value="18258637.4098" table:style-name="ce1">
            <text:p>18258637,41</text:p>
          </table:table-cell>
          <table:table-cell office:value-type="float" office:value="21069489.118099999" table:style-name="ce1">
            <text:p>21069489,1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999510999999998" table:style-name="ce1">
            <text:p>-67,999511</text:p>
          </table:table-cell>
          <table:table-cell office:value-type="float" office:value="-53.523662999999999" table:style-name="ce1">
            <text:p>-53,523663</text:p>
          </table:table-cell>
          <table:table-cell office:value-type="float" office:value="186299.99992" table:style-name="ce1">
            <text:p>186299,9999</text:p>
          </table:table-cell>
          <table:table-cell office:value-type="float" office:value="801899.99991999997" table:style-name="ce1">
            <text:p>801899,9999</text:p>
          </table:table-cell>
          <table:table-cell office:value-type="float" office:value="1471979.4034500001" table:style-name="ce1">
            <text:p>1471979,403</text:p>
          </table:table-cell>
          <table:table-cell office:value-type="float" office:value="4024714.2213500002" table:style-name="ce1">
            <text:p>4024714,221</text:p>
          </table:table-cell>
          <table:table-cell office:value-type="float" office:value="12178392.251150001" table:style-name="ce1">
            <text:p>12178392,25</text:p>
          </table:table-cell>
          <table:table-cell office:value-type="float" office:value="53068457.397020005" table:style-name="ce1">
            <text:p>53068457,4</text:p>
          </table:table-cell>
          <table:table-cell office:value-type="float" office:value="84524638.928499997" table:style-name="ce1">
            <text:p>84524638,93</text:p>
          </table:table-cell>
          <table:table-cell office:value-type="float" office:value="124482834.86820002" table:style-name="ce1">
            <text:p>124482834,9</text:p>
          </table:table-cell>
          <table:table-cell office:value-type="float" office:value="138171621.70340002" table:style-name="ce1">
            <text:p>138171621,7</text:p>
          </table:table-cell>
          <table:table-cell office:value-type="float" office:value="145396727.58680001" table:style-name="ce1">
            <text:p>145396727,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752504999999999" table:style-name="ce1">
            <text:p>-67,752505</text:p>
          </table:table-cell>
          <table:table-cell office:value-type="float" office:value="-53.731484000000002" table:style-name="ce1">
            <text:p>-53,731484</text:p>
          </table:table-cell>
          <table:table-cell office:value-type="float" office:value="145800" table:style-name="ce1">
            <text:p>145800</text:p>
          </table:table-cell>
          <table:table-cell office:value-type="float" office:value="720900.00010000018" table:style-name="ce1">
            <text:p>720900,0001</text:p>
          </table:table-cell>
          <table:table-cell office:value-type="float" office:value="1821749.8617" table:style-name="ce1">
            <text:p>1821749,862</text:p>
          </table:table-cell>
          <table:table-cell office:value-type="float" office:value="8122315.0436999993" table:style-name="ce1">
            <text:p>8122315,044</text:p>
          </table:table-cell>
          <table:table-cell office:value-type="float" office:value="26828237.014099997" table:style-name="ce1">
            <text:p>26828237,01</text:p>
          </table:table-cell>
          <table:table-cell office:value-type="float" office:value="38700801.935900003" table:style-name="ce1">
            <text:p>38700801,94</text:p>
          </table:table-cell>
          <table:table-cell office:value-type="float" office:value="53380808.2742" table:style-name="ce1">
            <text:p>53380808,27</text:p>
          </table:table-cell>
          <table:table-cell office:value-type="float" office:value="87261973.4164" table:style-name="ce1">
            <text:p>87261973,42</text:p>
          </table:table-cell>
          <table:table-cell office:value-type="float" office:value="104077397.29079999" table:style-name="ce1">
            <text:p>104077397,3</text:p>
          </table:table-cell>
          <table:table-cell office:value-type="float" office:value="114576800.65640001" table:style-name="ce1">
            <text:p>114576800,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468025999999995" table:style-name="ce1">
            <text:p>-67,468026</text:p>
          </table:table-cell>
          <table:table-cell office:value-type="float" office:value="-53.923481000000002" table:style-name="ce1">
            <text:p>-53,923481</text:p>
          </table:table-cell>
          <table:table-cell office:value-type="float" office:value="24485.4529" table:style-name="ce1">
            <text:p>24485,4529</text:p>
          </table:table-cell>
          <table:table-cell office:value-type="float" office:value="121394.32089999999" table:style-name="ce1">
            <text:p>121394,3209</text:p>
          </table:table-cell>
          <table:table-cell office:value-type="float" office:value="493994.32097" table:style-name="ce1">
            <text:p>493994,321</text:p>
          </table:table-cell>
          <table:table-cell office:value-type="float" office:value="996194.32097" table:style-name="ce1">
            <text:p>996194,321</text:p>
          </table:table-cell>
          <table:table-cell office:value-type="float" office:value="1773794.3209700002" table:style-name="ce1">
            <text:p>1773794,321</text:p>
          </table:table-cell>
          <table:table-cell office:value-type="float" office:value="7534294.2846299997" table:style-name="ce1">
            <text:p>7534294,285</text:p>
          </table:table-cell>
          <table:table-cell office:value-type="float" office:value="16741265.690210002" table:style-name="ce1">
            <text:p>16741265,69</text:p>
          </table:table-cell>
          <table:table-cell office:value-type="float" office:value="43649042.42622" table:style-name="ce1">
            <text:p>43649042,43</text:p>
          </table:table-cell>
          <table:table-cell office:value-type="float" office:value="59568029.302220002" table:style-name="ce1">
            <text:p>59568029,3</text:p>
          </table:table-cell>
          <table:table-cell office:value-type="float" office:value="74726666.098420009" table:style-name="ce1">
            <text:p>74726666,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7.155698999999998" table:style-name="ce1">
            <text:p>-67,155699</text:p>
          </table:table-cell>
          <table:table-cell office:value-type="float" office:value="-54.093764" table:style-name="ce1">
            <text:p>-54,093764</text:p>
          </table:table-cell>
          <table:table-cell office:value-type="float" office:value="7914.5472" table:style-name="ce1">
            <text:p>7914,5472</text:p>
          </table:table-cell>
          <table:table-cell office:value-type="float" office:value="40605.679100000001" table:style-name="ce1">
            <text:p>40605,6791</text:p>
          </table:table-cell>
          <table:table-cell office:value-type="float" office:value="97305.679100000008" table:style-name="ce1">
            <text:p>97305,6791</text:p>
          </table:table-cell>
          <table:table-cell office:value-type="float" office:value="672405.67909999995" table:style-name="ce1">
            <text:p>672405,6791</text:p>
          </table:table-cell>
          <table:table-cell office:value-type="float" office:value="1798305.679" table:style-name="ce1">
            <text:p>1798305,679</text:p>
          </table:table-cell>
          <table:table-cell office:value-type="float" office:value="3229765.3763000001" table:style-name="ce1">
            <text:p>3229765,376</text:p>
          </table:table-cell>
          <table:table-cell office:value-type="float" office:value="7137691.8271000003" table:style-name="ce1">
            <text:p>7137691,827</text:p>
          </table:table-cell>
          <table:table-cell office:value-type="float" office:value="9711441.9394000005" table:style-name="ce1">
            <text:p>9711441,939</text:p>
          </table:table-cell>
          <table:table-cell office:value-type="float" office:value="11450631.1894" table:style-name="ce1">
            <text:p>11450631,19</text:p>
          </table:table-cell>
          <table:table-cell office:value-type="float" office:value="13534457.976" table:style-name="ce1">
            <text:p>13534457,98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800124999999994" table:style-name="ce1">
            <text:p>-66,800125</text:p>
          </table:table-cell>
          <table:table-cell office:value-type="float" office:value="-54.252170999999997" table:style-name="ce1">
            <text:p>-54,252171</text:p>
          </table:table-cell>
          <table:table-cell office:value-type="float" office:value="16200" table:style-name="ce1">
            <text:p>16200</text:p>
          </table:table-cell>
          <table:table-cell office:value-type="float" office:value="56700" table:style-name="ce1">
            <text:p>56700</text:p>
          </table:table-cell>
          <table:table-cell office:value-type="float" office:value="170100" table:style-name="ce1">
            <text:p>170100</text:p>
          </table:table-cell>
          <table:table-cell office:value-type="float" office:value="550800" table:style-name="ce1">
            <text:p>550800</text:p>
          </table:table-cell>
          <table:table-cell office:value-type="float" office:value="1660500" table:style-name="ce1">
            <text:p>1660500</text:p>
          </table:table-cell>
          <table:table-cell office:value-type="float" office:value="3879900.0000999998" table:style-name="ce1">
            <text:p>3879900</text:p>
          </table:table-cell>
          <table:table-cell office:value-type="float" office:value="5402700" table:style-name="ce1">
            <text:p>5402700</text:p>
          </table:table-cell>
          <table:table-cell office:value-type="float" office:value="6689183.1047999999" table:style-name="ce1">
            <text:p>6689183,105</text:p>
          </table:table-cell>
          <table:table-cell office:value-type="float" office:value="7734083.1047999999" table:style-name="ce1">
            <text:p>7734083,105</text:p>
          </table:table-cell>
          <table:table-cell office:value-type="float" office:value="8778983.1047999989" table:style-name="ce1">
            <text:p>8778983,10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456425999999993" table:style-name="ce1">
            <text:p>-66,456426</text:p>
          </table:table-cell>
          <table:table-cell office:value-type="float" office:value="-54.417223" table:style-name="ce1">
            <text:p>-54,417223</text:p>
          </table:table-cell>
          <table:table-cell office:value-type="float" office:value="48622.9424" table:style-name="ce1">
            <text:p>48622,9424</text:p>
          </table:table-cell>
          <table:table-cell office:value-type="float" office:value="162022.9424" table:style-name="ce1">
            <text:p>162022,9424</text:p>
          </table:table-cell>
          <table:table-cell office:value-type="float" office:value="598902.2267" table:style-name="ce1">
            <text:p>598902,2267</text:p>
          </table:table-cell>
          <table:table-cell office:value-type="float" office:value="1026180.3278999999" table:style-name="ce1">
            <text:p>1026180,328</text:p>
          </table:table-cell>
          <table:table-cell office:value-type="float" office:value="1479780.3279000001" table:style-name="ce1">
            <text:p>1479780,328</text:p>
          </table:table-cell>
          <table:table-cell office:value-type="float" office:value="2215250.6754000001" table:style-name="ce1">
            <text:p>2215250,675</text:p>
          </table:table-cell>
          <table:table-cell office:value-type="float" office:value="3173927.6780000003" table:style-name="ce1">
            <text:p>3173927,678</text:p>
          </table:table-cell>
          <table:table-cell office:value-type="float" office:value="4337739.2112000007" table:style-name="ce1">
            <text:p>4337739,211</text:p>
          </table:table-cell>
          <table:table-cell office:value-type="float" office:value="5905026.3449000008" table:style-name="ce1">
            <text:p>5905026,345</text:p>
          </table:table-cell>
          <table:table-cell office:value-type="float" office:value="7613434.1639" table:style-name="ce1">
            <text:p>7613434,164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079514000000003" table:style-name="ce1">
            <text:p>-66,079514</text:p>
          </table:table-cell>
          <table:table-cell office:value-type="float" office:value="-54.554943000000002" table:style-name="ce1">
            <text:p>-54,554943</text:p>
          </table:table-cell>
          <table:table-cell office:value-type="float" office:value="56677.057499999995" table:style-name="ce1">
            <text:p>56677,0575</text:p>
          </table:table-cell>
          <table:table-cell office:value-type="float" office:value="202477.0575" table:style-name="ce1">
            <text:p>202477,0575</text:p>
          </table:table-cell>
          <table:table-cell office:value-type="float" office:value="502697.7732" table:style-name="ce1">
            <text:p>502697,7732</text:p>
          </table:table-cell>
          <table:table-cell office:value-type="float" office:value="942119.67209999997" table:style-name="ce1">
            <text:p>942119,6721</text:p>
          </table:table-cell>
          <table:table-cell office:value-type="float" office:value="1367886.7760999999" table:style-name="ce1">
            <text:p>1367886,776</text:p>
          </table:table-cell>
          <table:table-cell office:value-type="float" office:value="10709479.018999998" table:style-name="ce1">
            <text:p>10709479,02</text:p>
          </table:table-cell>
          <table:table-cell office:value-type="float" office:value="16811966.423599999" table:style-name="ce1">
            <text:p>16811966,42</text:p>
          </table:table-cell>
          <table:table-cell office:value-type="float" office:value="39222317.425799996" table:style-name="ce1">
            <text:p>39222317,43</text:p>
          </table:table-cell>
          <table:table-cell office:value-type="float" office:value="51510395.479200006" table:style-name="ce1">
            <text:p>51510395,48</text:p>
          </table:table-cell>
          <table:table-cell office:value-type="float" office:value="62565703.603599995" table:style-name="ce1">
            <text:p>62565703,6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660184000000001" table:style-name="ce1">
            <text:p>-65,660184</text:p>
          </table:table-cell>
          <table:table-cell office:value-type="float" office:value="-54.620243000000002" table:style-name="ce1">
            <text:p>-54,620243</text:p>
          </table:table-cell>
          <table:table-cell office:value-type="float" office:value="915300" table:style-name="ce1">
            <text:p>915300</text:p>
          </table:table-cell>
          <table:table-cell office:value-type="float" office:value="2276100" table:style-name="ce1">
            <text:p>2276100</text:p>
          </table:table-cell>
          <table:table-cell office:value-type="float" office:value="3969000" table:style-name="ce1">
            <text:p>3969000</text:p>
          </table:table-cell>
          <table:table-cell office:value-type="float" office:value="19512900.000000004" table:style-name="ce1">
            <text:p>19512900</text:p>
          </table:table-cell>
          <table:table-cell office:value-type="float" office:value="43597732.895999998" table:style-name="ce1">
            <text:p>43597732,9</text:p>
          </table:table-cell>
          <table:table-cell office:value-type="float" office:value="81472310.013500005" table:style-name="ce1">
            <text:p>81472310,01</text:p>
          </table:table-cell>
          <table:table-cell office:value-type="float" office:value="99189045.606199995" table:style-name="ce1">
            <text:p>99189045,61</text:p>
          </table:table-cell>
          <table:table-cell office:value-type="float" office:value="111846456.36410001" table:style-name="ce1">
            <text:p>111846456,4</text:p>
          </table:table-cell>
          <table:table-cell office:value-type="float" office:value="119925891.17690001" table:style-name="ce1">
            <text:p>119925891,2</text:p>
          </table:table-cell>
          <table:table-cell office:value-type="float" office:value="125534352.54059999" table:style-name="ce1">
            <text:p>125534352,5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328344000000001" table:style-name="ce1">
            <text:p>-65,328344</text:p>
          </table:table-cell>
          <table:table-cell office:value-type="float" office:value="-54.665951" table:style-name="ce1">
            <text:p>-54,665951</text:p>
          </table:table-cell>
          <table:table-cell office:value-type="float" office:value="502199.99990000005" table:style-name="ce1">
            <text:p>502199,9999</text:p>
          </table:table-cell>
          <table:table-cell office:value-type="float" office:value="2648700.0000400003" table:style-name="ce1">
            <text:p>2648700</text:p>
          </table:table-cell>
          <table:table-cell office:value-type="float" office:value="3361500.00006" table:style-name="ce1">
            <text:p>3361500</text:p>
          </table:table-cell>
          <table:table-cell office:value-type="float" office:value="3993299.9999399995" table:style-name="ce1">
            <text:p>3993300</text:p>
          </table:table-cell>
          <table:table-cell office:value-type="float" office:value="4544100" table:style-name="ce1">
            <text:p>4544100</text:p>
          </table:table-cell>
          <table:table-cell office:value-type="float" office:value="5281560.2922" table:style-name="ce1">
            <text:p>5281560,292</text:p>
          </table:table-cell>
          <table:table-cell office:value-type="float" office:value="5897160.2923299996" table:style-name="ce1">
            <text:p>5897160,292</text:p>
          </table:table-cell>
          <table:table-cell office:value-type="float" office:value="6558133.9239300005" table:style-name="ce1">
            <text:p>6558133,924</text:p>
          </table:table-cell>
          <table:table-cell office:value-type="float" office:value="7150891.0537700001" table:style-name="ce1">
            <text:p>7150891,054</text:p>
          </table:table-cell>
          <table:table-cell office:value-type="float" office:value="8429136.9195000008" table:style-name="ce1">
            <text:p>8429136,9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292169000000001" table:style-name="ce1">
            <text:p>-65,292169</text:p>
          </table:table-cell>
          <table:table-cell office:value-type="float" office:value="-54.828529000000003" table:style-name="ce1">
            <text:p>-54,828529</text:p>
          </table:table-cell>
          <table:table-cell office:value-type="float" office:value="1879200" table:style-name="ce1">
            <text:p>1879200</text:p>
          </table:table-cell>
          <table:table-cell office:value-type="float" office:value="3708954.1929000001" table:style-name="ce1">
            <text:p>3708954,193</text:p>
          </table:table-cell>
          <table:table-cell office:value-type="float" office:value="5580054.1928600008" table:style-name="ce1">
            <text:p>5580054,193</text:p>
          </table:table-cell>
          <table:table-cell office:value-type="float" office:value="7297254.1929200003" table:style-name="ce1">
            <text:p>7297254,193</text:p>
          </table:table-cell>
          <table:table-cell office:value-type="float" office:value="9111654.1928799991" table:style-name="ce1">
            <text:p>9111654,193</text:p>
          </table:table-cell>
          <table:table-cell office:value-type="float" office:value="13015854.192789998" table:style-name="ce1">
            <text:p>13015854,19</text:p>
          </table:table-cell>
          <table:table-cell office:value-type="float" office:value="15462054.192769999" table:style-name="ce1">
            <text:p>15462054,19</text:p>
          </table:table-cell>
          <table:table-cell office:value-type="float" office:value="17886907.267650001" table:style-name="ce1">
            <text:p>17886907,27</text:p>
          </table:table-cell>
          <table:table-cell office:value-type="float" office:value="20193950.137789998" table:style-name="ce1">
            <text:p>20193950,14</text:p>
          </table:table-cell>
          <table:table-cell office:value-type="float" office:value="22081392.812189996" table:style-name="ce1">
            <text:p>22081392,81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539142999999996" table:style-name="ce1">
            <text:p>-65,539143</text:p>
          </table:table-cell>
          <table:table-cell office:value-type="float" office:value="-54.956820999999998" table:style-name="ce1">
            <text:p>-54,956821</text:p>
          </table:table-cell>
          <table:table-cell office:value-type="float" office:value="328272.19150000002" table:style-name="ce1">
            <text:p>328272,1915</text:p>
          </table:table-cell>
          <table:table-cell office:value-type="float" office:value="846672.19149999996" table:style-name="ce1">
            <text:p>846672,1915</text:p>
          </table:table-cell>
          <table:table-cell office:value-type="float" office:value="1373172.1915000002" table:style-name="ce1">
            <text:p>1373172,192</text:p>
          </table:table-cell>
          <table:table-cell office:value-type="float" office:value="1883472.1914000004" table:style-name="ce1">
            <text:p>1883472,191</text:p>
          </table:table-cell>
          <table:table-cell office:value-type="float" office:value="2385672.1913999999" table:style-name="ce1">
            <text:p>2385672,191</text:p>
          </table:table-cell>
          <table:table-cell office:value-type="float" office:value="2847372.1914000004" table:style-name="ce1">
            <text:p>2847372,191</text:p>
          </table:table-cell>
          <table:table-cell office:value-type="float" office:value="3300972.1914999997" table:style-name="ce1">
            <text:p>3300972,192</text:p>
          </table:table-cell>
          <table:table-cell office:value-type="float" office:value="3795072.1914999997" table:style-name="ce1">
            <text:p>3795072,192</text:p>
          </table:table-cell>
          <table:table-cell office:value-type="float" office:value="4289172.1915000007" table:style-name="ce1">
            <text:p>4289172,192</text:p>
          </table:table-cell>
          <table:table-cell office:value-type="float" office:value="4775172.1915000007" table:style-name="ce1">
            <text:p>4775172,192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5.895567" table:style-name="ce1">
            <text:p>-65,895567</text:p>
          </table:table-cell>
          <table:table-cell office:value-type="float" office:value="-54.965045000000003" table:style-name="ce1">
            <text:p>-54,965045</text:p>
          </table:table-cell>
          <table:table-cell office:value-type="float" office:value="376427.80859999999" table:style-name="ce1">
            <text:p>376427,8086</text:p>
          </table:table-cell>
          <table:table-cell office:value-type="float" office:value="1024427.8086000001" table:style-name="ce1">
            <text:p>1024427,809</text:p>
          </table:table-cell>
          <table:table-cell office:value-type="float" office:value="1777727.8086999997" table:style-name="ce1">
            <text:p>1777727,809</text:p>
          </table:table-cell>
          <table:table-cell office:value-type="float" office:value="2425727.8086999995" table:style-name="ce1">
            <text:p>2425727,809</text:p>
          </table:table-cell>
          <table:table-cell office:value-type="float" office:value="2968427.8085999996" table:style-name="ce1">
            <text:p>2968427,809</text:p>
          </table:table-cell>
          <table:table-cell office:value-type="float" office:value="3584097.63" table:style-name="ce1">
            <text:p>3584097,63</text:p>
          </table:table-cell>
          <table:table-cell office:value-type="float" office:value="4458897.6300999997" table:style-name="ce1">
            <text:p>4458897,63</text:p>
          </table:table-cell>
          <table:table-cell office:value-type="float" office:value="5244597.6297999993" table:style-name="ce1">
            <text:p>5244597,63</text:p>
          </table:table-cell>
          <table:table-cell office:value-type="float" office:value="5908797.629900001" table:style-name="ce1">
            <text:p>5908797,63</text:p>
          </table:table-cell>
          <table:table-cell office:value-type="float" office:value="6613497.629900001" table:style-name="ce1">
            <text:p>6613497,63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284808999999996" table:style-name="ce1">
            <text:p>-66,284809</text:p>
          </table:table-cell>
          <table:table-cell office:value-type="float" office:value="-55.001106999999998" table:style-name="ce1">
            <text:p>-55,001107</text:p>
          </table:table-cell>
          <table:table-cell office:value-type="float" office:value="307800" table:style-name="ce1">
            <text:p>307800</text:p>
          </table:table-cell>
          <table:table-cell office:value-type="float" office:value="842400" table:style-name="ce1">
            <text:p>842400</text:p>
          </table:table-cell>
          <table:table-cell office:value-type="float" office:value="1597467.9327" table:style-name="ce1">
            <text:p>1597467,933</text:p>
          </table:table-cell>
          <table:table-cell office:value-type="float" office:value="2350351.9748000004" table:style-name="ce1">
            <text:p>2350351,975</text:p>
          </table:table-cell>
          <table:table-cell office:value-type="float" office:value="3006451.9747000001" table:style-name="ce1">
            <text:p>3006451,975</text:p>
          </table:table-cell>
          <table:table-cell office:value-type="float" office:value="3443917.0409000004" table:style-name="ce1">
            <text:p>3443917,041</text:p>
          </table:table-cell>
          <table:table-cell office:value-type="float" office:value="4213417.0409000004" table:style-name="ce1">
            <text:p>4213417,041</text:p>
          </table:table-cell>
          <table:table-cell office:value-type="float" office:value="4975952.1433000006" table:style-name="ce1">
            <text:p>4975952,143</text:p>
          </table:table-cell>
          <table:table-cell office:value-type="float" office:value="5711683.8766000001" table:style-name="ce1">
            <text:p>5711683,877</text:p>
          </table:table-cell>
          <table:table-cell office:value-type="float" office:value="6481183.8765999991" table:style-name="ce1">
            <text:p>6481183,87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6.691603999999998" table:style-name="ce1">
            <text:p>-66,691604</text:p>
          </table:table-cell>
          <table:table-cell office:value-type="float" office:value="-55.016362999999998" table:style-name="ce1">
            <text:p>-55,016363</text:p>
          </table:table-cell>
          <table:table-cell office:value-type="float" office:value="475330.4436" table:style-name="ce1">
            <text:p>475330,4436</text:p>
          </table:table-cell>
          <table:table-cell office:value-type="float" office:value="1536430.4436999999" table:style-name="ce1">
            <text:p>1536430,444</text:p>
          </table:table-cell>
          <table:table-cell office:value-type="float" office:value="3604268.7788000004" table:style-name="ce1">
            <text:p>3604268,779</text:p>
          </table:table-cell>
          <table:table-cell office:value-type="float" office:value="5210884.8391200006" table:style-name="ce1">
            <text:p>5210884,839</text:p>
          </table:table-cell>
          <table:table-cell office:value-type="float" office:value="6704249.5208800007" table:style-name="ce1">
            <text:p>6704249,521</text:p>
          </table:table-cell>
          <table:table-cell office:value-type="float" office:value="8668605.6625800002" table:style-name="ce1">
            <text:p>8668605,663</text:p>
          </table:table-cell>
          <table:table-cell office:value-type="float" office:value="10402005.662469998" table:style-name="ce1">
            <text:p>10402005,66</text:p>
          </table:table-cell>
          <table:table-cell office:value-type="float" office:value="12028761.17197" table:style-name="ce1">
            <text:p>12028761,17</text:p>
          </table:table-cell>
          <table:table-cell office:value-type="float" office:value="13568257.669230003" table:style-name="ce1">
            <text:p>13568257,67</text:p>
          </table:table-cell>
          <table:table-cell office:value-type="float" office:value="15115357.669040002" table:style-name="ce1">
            <text:p>15115357,67</text:p>
          </table:table-cell>
          <table:table-cell office:value-type="float" office:value="32" table:style-name="ce1">
            <text:p>32</text:p>
          </table:table-cell>
          <table:table-cell table:number-columns-repeated="16371"/>
        </table:table-row>
        <table:table-row table:style-name="ro1">
          <table:table-cell office:value-type="float" office:value="-68.434882999999999" table:style-name="ce1">
            <text:p>-68,434883</text:p>
          </table:table-cell>
          <table:table-cell office:value-type="float" office:value="-55.429048999999999" table:style-name="ce1">
            <text:p>-55,429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769389000000004" table:style-name="ce1">
            <text:p>-73,769389</text:p>
          </table:table-cell>
          <table:table-cell office:value-type="float" office:value="-41.467554" table:style-name="ce1">
            <text:p>-41,467554</text:p>
          </table:table-cell>
          <table:table-cell office:value-type="float" office:value="243000" table:style-name="ce1">
            <text:p>243000</text:p>
          </table:table-cell>
          <table:table-cell office:value-type="float" office:value="955800.00010000006" table:style-name="ce1">
            <text:p>955800,0001</text:p>
          </table:table-cell>
          <table:table-cell office:value-type="float" office:value="3507300.0000999998" table:style-name="ce1">
            <text:p>3507300</text:p>
          </table:table-cell>
          <table:table-cell office:value-type="float" office:value="7447821.5858999994" table:style-name="ce1">
            <text:p>7447821,586</text:p>
          </table:table-cell>
          <table:table-cell office:value-type="float" office:value="14444518.9374" table:style-name="ce1">
            <text:p>14444518,94</text:p>
          </table:table-cell>
          <table:table-cell office:value-type="float" office:value="22393323.341899998" table:style-name="ce1">
            <text:p>22393323,34</text:p>
          </table:table-cell>
          <table:table-cell office:value-type="float" office:value="30295901.531300001" table:style-name="ce1">
            <text:p>30295901,53</text:p>
          </table:table-cell>
          <table:table-cell office:value-type="float" office:value="36743509.390699998" table:style-name="ce1">
            <text:p>36743509,39</text:p>
          </table:table-cell>
          <table:table-cell office:value-type="float" office:value="40740407.347000003" table:style-name="ce1">
            <text:p>40740407,35</text:p>
          </table:table-cell>
          <table:table-cell office:value-type="float" office:value="46265494.655200005" table:style-name="ce1">
            <text:p>46265494,6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922158999999994" table:style-name="ce1">
            <text:p>-73,922159</text:p>
          </table:table-cell>
          <table:table-cell office:value-type="float" office:value="-41.177712" table:style-name="ce1">
            <text:p>-41,177712</text:p>
          </table:table-cell>
          <table:table-cell office:value-type="float" office:value="356400" table:style-name="ce1">
            <text:p>356400</text:p>
          </table:table-cell>
          <table:table-cell office:value-type="float" office:value="923400" table:style-name="ce1">
            <text:p>923400</text:p>
          </table:table-cell>
          <table:table-cell office:value-type="float" office:value="1757700" table:style-name="ce1">
            <text:p>1757700</text:p>
          </table:table-cell>
          <table:table-cell office:value-type="float" office:value="2592000" table:style-name="ce1">
            <text:p>2592000</text:p>
          </table:table-cell>
          <table:table-cell office:value-type="float" office:value="3296699.9998999997" table:style-name="ce1">
            <text:p>3296700</text:p>
          </table:table-cell>
          <table:table-cell office:value-type="float" office:value="3863699.9999000002" table:style-name="ce1">
            <text:p>3863700</text:p>
          </table:table-cell>
          <table:table-cell office:value-type="float" office:value="4665599.9999000002" table:style-name="ce1">
            <text:p>4665600</text:p>
          </table:table-cell>
          <table:table-cell office:value-type="float" office:value="5151599.9999000002" table:style-name="ce1">
            <text:p>5151600</text:p>
          </table:table-cell>
          <table:table-cell office:value-type="float" office:value="5783399.9999000002" table:style-name="ce1">
            <text:p>5783400</text:p>
          </table:table-cell>
          <table:table-cell office:value-type="float" office:value="6261300" table:style-name="ce1">
            <text:p>626130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925329000000005" table:style-name="ce1">
            <text:p>-73,925329</text:p>
          </table:table-cell>
          <table:table-cell office:value-type="float" office:value="-40.855319999999999" table:style-name="ce1">
            <text:p>-40,85532</text:p>
          </table:table-cell>
          <table:table-cell office:value-type="float" office:value="251100" table:style-name="ce1">
            <text:p>251100</text:p>
          </table:table-cell>
          <table:table-cell office:value-type="float" office:value="769500" table:style-name="ce1">
            <text:p>769500</text:p>
          </table:table-cell>
          <table:table-cell office:value-type="float" office:value="1312200.00003" table:style-name="ce1">
            <text:p>1312200</text:p>
          </table:table-cell>
          <table:table-cell office:value-type="float" office:value="1773900.00003" table:style-name="ce1">
            <text:p>1773900</text:p>
          </table:table-cell>
          <table:table-cell office:value-type="float" office:value="2332800.0000299998" table:style-name="ce1">
            <text:p>2332800</text:p>
          </table:table-cell>
          <table:table-cell office:value-type="float" office:value="3069900.0000299998" table:style-name="ce1">
            <text:p>3069900</text:p>
          </table:table-cell>
          <table:table-cell office:value-type="float" office:value="3636900.0000299998" table:style-name="ce1">
            <text:p>3636900</text:p>
          </table:table-cell>
          <table:table-cell office:value-type="float" office:value="4203900.0000299998" table:style-name="ce1">
            <text:p>4203900</text:p>
          </table:table-cell>
          <table:table-cell office:value-type="float" office:value="4665600.0000299998" table:style-name="ce1">
            <text:p>4665600</text:p>
          </table:table-cell>
          <table:table-cell office:value-type="float" office:value="5621400.0000299998" table:style-name="ce1">
            <text:p>562140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819451999999998" table:style-name="ce1">
            <text:p>-73,819452</text:p>
          </table:table-cell>
          <table:table-cell office:value-type="float" office:value="-40.536360999999999" table:style-name="ce1">
            <text:p>-40,536361</text:p>
          </table:table-cell>
          <table:table-cell office:value-type="float" office:value="259200" table:style-name="ce1">
            <text:p>259200</text:p>
          </table:table-cell>
          <table:table-cell office:value-type="float" office:value="737100" table:style-name="ce1">
            <text:p>737100</text:p>
          </table:table-cell>
          <table:table-cell office:value-type="float" office:value="1514700.0002000001" table:style-name="ce1">
            <text:p>1514700</text:p>
          </table:table-cell>
          <table:table-cell office:value-type="float" office:value="2754000.0002000001" table:style-name="ce1">
            <text:p>2754000</text:p>
          </table:table-cell>
          <table:table-cell office:value-type="float" office:value="3847500.0001999997" table:style-name="ce1">
            <text:p>3847500</text:p>
          </table:table-cell>
          <table:table-cell office:value-type="float" office:value="4915743.0959999999" table:style-name="ce1">
            <text:p>4915743,096</text:p>
          </table:table-cell>
          <table:table-cell office:value-type="float" office:value="5733843.0959999999" table:style-name="ce1">
            <text:p>5733843,096</text:p>
          </table:table-cell>
          <table:table-cell office:value-type="float" office:value="6495243.0957999993" table:style-name="ce1">
            <text:p>6495243,096</text:p>
          </table:table-cell>
          <table:table-cell office:value-type="float" office:value="8058543.0957999993" table:style-name="ce1">
            <text:p>8058543,096</text:p>
          </table:table-cell>
          <table:table-cell office:value-type="float" office:value="8633643.0958000012" table:style-name="ce1">
            <text:p>8633643,09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718508" table:style-name="ce1">
            <text:p>-73,718508</text:p>
          </table:table-cell>
          <table:table-cell office:value-type="float" office:value="-40.217965" table:style-name="ce1">
            <text:p>-40,217965</text:p>
          </table:table-cell>
          <table:table-cell office:value-type="float" office:value="1028699.9999000001" table:style-name="ce1">
            <text:p>1028700</text:p>
          </table:table-cell>
          <table:table-cell office:value-type="float" office:value="2762100" table:style-name="ce1">
            <text:p>2762100</text:p>
          </table:table-cell>
          <table:table-cell office:value-type="float" office:value="4074300" table:style-name="ce1">
            <text:p>4074300</text:p>
          </table:table-cell>
          <table:table-cell office:value-type="float" office:value="4843800" table:style-name="ce1">
            <text:p>4843800</text:p>
          </table:table-cell>
          <table:table-cell office:value-type="float" office:value="5637600" table:style-name="ce1">
            <text:p>5637600</text:p>
          </table:table-cell>
          <table:table-cell office:value-type="float" office:value="7598756.9041999998" table:style-name="ce1">
            <text:p>7598756,904</text:p>
          </table:table-cell>
          <table:table-cell office:value-type="float" office:value="8562656.9042000007" table:style-name="ce1">
            <text:p>8562656,904</text:p>
          </table:table-cell>
          <table:table-cell office:value-type="float" office:value="9307856.9042000007" table:style-name="ce1">
            <text:p>9307856,904</text:p>
          </table:table-cell>
          <table:table-cell office:value-type="float" office:value="10458056.904200001" table:style-name="ce1">
            <text:p>10458056,9</text:p>
          </table:table-cell>
          <table:table-cell office:value-type="float" office:value="11421956.904200001" table:style-name="ce1">
            <text:p>11421956,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44376" table:style-name="ce1">
            <text:p>-73,544376</text:p>
          </table:table-cell>
          <table:table-cell office:value-type="float" office:value="-39.969439000000001" table:style-name="ce1">
            <text:p>-39,969439</text:p>
          </table:table-cell>
          <table:table-cell office:value-type="float" office:value="153900" table:style-name="ce1">
            <text:p>153900</text:p>
          </table:table-cell>
          <table:table-cell office:value-type="float" office:value="486000" table:style-name="ce1">
            <text:p>486000</text:p>
          </table:table-cell>
          <table:table-cell office:value-type="float" office:value="1336500" table:style-name="ce1">
            <text:p>1336500</text:p>
          </table:table-cell>
          <table:table-cell office:value-type="float" office:value="2535300" table:style-name="ce1">
            <text:p>2535300</text:p>
          </table:table-cell>
          <table:table-cell office:value-type="float" office:value="3798900" table:style-name="ce1">
            <text:p>3798900</text:p>
          </table:table-cell>
          <table:table-cell office:value-type="float" office:value="4932899.9999000002" table:style-name="ce1">
            <text:p>4932900</text:p>
          </table:table-cell>
          <table:table-cell office:value-type="float" office:value="5840099.9998999992" table:style-name="ce1">
            <text:p>5840100</text:p>
          </table:table-cell>
          <table:table-cell office:value-type="float" office:value="7217099.9998999992" table:style-name="ce1">
            <text:p>7217100</text:p>
          </table:table-cell>
          <table:table-cell office:value-type="float" office:value="8027099.9999000011" table:style-name="ce1">
            <text:p>8027100</text:p>
          </table:table-cell>
          <table:table-cell office:value-type="float" office:value="14231699.999800002" table:style-name="ce1">
            <text:p>1423170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359275999999994" table:style-name="ce1">
            <text:p>-73,359276</text:p>
          </table:table-cell>
          <table:table-cell office:value-type="float" office:value="-39.727936" table:style-name="ce1">
            <text:p>-39,727936</text:p>
          </table:table-cell>
          <table:table-cell office:value-type="float" office:value="2057399.9999000002" table:style-name="ce1">
            <text:p>2057400</text:p>
          </table:table-cell>
          <table:table-cell office:value-type="float" office:value="24485850.9219" table:style-name="ce1">
            <text:p>24485850,92</text:p>
          </table:table-cell>
          <table:table-cell office:value-type="float" office:value="35678169.688100003" table:style-name="ce1">
            <text:p>35678169,69</text:p>
          </table:table-cell>
          <table:table-cell office:value-type="float" office:value="48542213.397799999" table:style-name="ce1">
            <text:p>48542213,4</text:p>
          </table:table-cell>
          <table:table-cell office:value-type="float" office:value="64167004.3794" table:style-name="ce1">
            <text:p>64167004,38</text:p>
          </table:table-cell>
          <table:table-cell office:value-type="float" office:value="74064690.487999991" table:style-name="ce1">
            <text:p>74064690,49</text:p>
          </table:table-cell>
          <table:table-cell office:value-type="float" office:value="81073436.691799998" table:style-name="ce1">
            <text:p>81073436,69</text:p>
          </table:table-cell>
          <table:table-cell office:value-type="float" office:value="92140532.719999999" table:style-name="ce1">
            <text:p>92140532,72</text:p>
          </table:table-cell>
          <table:table-cell office:value-type="float" office:value="99359970.113000005" table:style-name="ce1">
            <text:p>99359970,11</text:p>
          </table:table-cell>
          <table:table-cell office:value-type="float" office:value="106698429.17300001" table:style-name="ce1">
            <text:p>106698429,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260553000000002" table:style-name="ce1">
            <text:p>-73,260553</text:p>
          </table:table-cell>
          <table:table-cell office:value-type="float" office:value="-39.408816000000002" table:style-name="ce1">
            <text:p>-39,408816</text:p>
          </table:table-cell>
          <table:table-cell office:value-type="float" office:value="1103781.7356" table:style-name="ce1">
            <text:p>1103781,736</text:p>
          </table:table-cell>
          <table:table-cell office:value-type="float" office:value="4417034.3432999998" table:style-name="ce1">
            <text:p>4417034,343</text:p>
          </table:table-cell>
          <table:table-cell office:value-type="float" office:value="8590415.5771999992" table:style-name="ce1">
            <text:p>8590415,577</text:p>
          </table:table-cell>
          <table:table-cell office:value-type="float" office:value="50039444.274700001" table:style-name="ce1">
            <text:p>50039444,27</text:p>
          </table:table-cell>
          <table:table-cell office:value-type="float" office:value="73004828.334600002" table:style-name="ce1">
            <text:p>73004828,33</text:p>
          </table:table-cell>
          <table:table-cell office:value-type="float" office:value="90156247.413699999" table:style-name="ce1">
            <text:p>90156247,41</text:p>
          </table:table-cell>
          <table:table-cell office:value-type="float" office:value="104185325.39569999" table:style-name="ce1">
            <text:p>104185325,4</text:p>
          </table:table-cell>
          <table:table-cell office:value-type="float" office:value="115251834.41350001" table:style-name="ce1">
            <text:p>115251834,4</text:p>
          </table:table-cell>
          <table:table-cell office:value-type="float" office:value="123418571.77560002" table:style-name="ce1">
            <text:p>123418571,8</text:p>
          </table:table-cell>
          <table:table-cell office:value-type="float" office:value="129800304.74949999" table:style-name="ce1">
            <text:p>129800304,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294505999999998" table:style-name="ce1">
            <text:p>-73,294506</text:p>
          </table:table-cell>
          <table:table-cell office:value-type="float" office:value="-39.077376999999998" table:style-name="ce1">
            <text:p>-39,077377</text:p>
          </table:table-cell>
          <table:table-cell office:value-type="float" office:value="1277618.2645" table:style-name="ce1">
            <text:p>1277618,265</text:p>
          </table:table-cell>
          <table:table-cell office:value-type="float" office:value="1877018.2180000001" table:style-name="ce1">
            <text:p>1877018,218</text:p>
          </table:table-cell>
          <table:table-cell office:value-type="float" office:value="2120018.2180000003" table:style-name="ce1">
            <text:p>2120018,218</text:p>
          </table:table-cell>
          <table:table-cell office:value-type="float" office:value="14761121.8967" table:style-name="ce1">
            <text:p>14761121,9</text:p>
          </table:table-cell>
          <table:table-cell office:value-type="float" office:value="61004443.993400007" table:style-name="ce1">
            <text:p>61004443,99</text:p>
          </table:table-cell>
          <table:table-cell office:value-type="float" office:value="74855630.197300002" table:style-name="ce1">
            <text:p>74855630,2</text:p>
          </table:table-cell>
          <table:table-cell office:value-type="float" office:value="90690122.443399996" table:style-name="ce1">
            <text:p>90690122,44</text:p>
          </table:table-cell>
          <table:table-cell office:value-type="float" office:value="106656541.27949999" table:style-name="ce1">
            <text:p>106656541,3</text:p>
          </table:table-cell>
          <table:table-cell office:value-type="float" office:value="123783729.25999999" table:style-name="ce1">
            <text:p>123783729,3</text:p>
          </table:table-cell>
          <table:table-cell office:value-type="float" office:value="146266675.03259999" table:style-name="ce1">
            <text:p>14626667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432828999999998" table:style-name="ce1">
            <text:p>-73,432829</text:p>
          </table:table-cell>
          <table:table-cell office:value-type="float" office:value="-38.743706000000003" table:style-name="ce1">
            <text:p>-38,743706</text:p>
          </table:table-cell>
          <table:table-cell office:value-type="float" office:value="372600" table:style-name="ce1">
            <text:p>372600</text:p>
          </table:table-cell>
          <table:table-cell office:value-type="float" office:value="1474200.0000000002" table:style-name="ce1">
            <text:p>1474200</text:p>
          </table:table-cell>
          <table:table-cell office:value-type="float" office:value="12206700" table:style-name="ce1">
            <text:p>12206700</text:p>
          </table:table-cell>
          <table:table-cell office:value-type="float" office:value="66047400" table:style-name="ce1">
            <text:p>66047400</text:p>
          </table:table-cell>
          <table:table-cell office:value-type="float" office:value="126236266.69929999" table:style-name="ce1">
            <text:p>126236266,7</text:p>
          </table:table-cell>
          <table:table-cell office:value-type="float" office:value="139816061.41639999" table:style-name="ce1">
            <text:p>139816061,4</text:p>
          </table:table-cell>
          <table:table-cell office:value-type="float" office:value="148862351.0359" table:style-name="ce1">
            <text:p>148862351</text:p>
          </table:table-cell>
          <table:table-cell office:value-type="float" office:value="155976056.3558" table:style-name="ce1">
            <text:p>155976056,4</text:p>
          </table:table-cell>
          <table:table-cell office:value-type="float" office:value="161986256.35589999" table:style-name="ce1">
            <text:p>161986256,4</text:p>
          </table:table-cell>
          <table:table-cell office:value-type="float" office:value="166493391.53330001" table:style-name="ce1">
            <text:p>166493391,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03163999999998" table:style-name="ce1">
            <text:p>-73,503164</text:p>
          </table:table-cell>
          <table:table-cell office:value-type="float" office:value="-38.409629000000002" table:style-name="ce1">
            <text:p>-38,409629</text:p>
          </table:table-cell>
          <table:table-cell office:value-type="float" office:value="72900" table:style-name="ce1">
            <text:p>72900</text:p>
          </table:table-cell>
          <table:table-cell office:value-type="float" office:value="202500" table:style-name="ce1">
            <text:p>202500</text:p>
          </table:table-cell>
          <table:table-cell office:value-type="float" office:value="372600" table:style-name="ce1">
            <text:p>372600</text:p>
          </table:table-cell>
          <table:table-cell office:value-type="float" office:value="720900" table:style-name="ce1">
            <text:p>720900</text:p>
          </table:table-cell>
          <table:table-cell office:value-type="float" office:value="2454276.2926400001" table:style-name="ce1">
            <text:p>2454276,293</text:p>
          </table:table-cell>
          <table:table-cell office:value-type="float" office:value="5548447.5144400001" table:style-name="ce1">
            <text:p>5548447,514</text:p>
          </table:table-cell>
          <table:table-cell office:value-type="float" office:value="9128604.6858599987" table:style-name="ce1">
            <text:p>9128604,686</text:p>
          </table:table-cell>
          <table:table-cell office:value-type="float" office:value="11534364.516729999" table:style-name="ce1">
            <text:p>11534364,52</text:p>
          </table:table-cell>
          <table:table-cell office:value-type="float" office:value="14377440.133129997" table:style-name="ce1">
            <text:p>14377440,13</text:p>
          </table:table-cell>
          <table:table-cell office:value-type="float" office:value="16896528.486230001" table:style-name="ce1">
            <text:p>16896528,4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12006999999997" table:style-name="ce1">
            <text:p>-73,512007</text:p>
          </table:table-cell>
          <table:table-cell office:value-type="float" office:value="-38.073576000000003" table:style-name="ce1">
            <text:p>-38,073576</text:p>
          </table:table-cell>
          <table:table-cell office:value-type="float" office:value="0" table:style-name="ce1">
            <text:p>0</text:p>
          </table:table-cell>
          <table:table-cell office:value-type="float" office:value="24300" table:style-name="ce1">
            <text:p>24300</text:p>
          </table:table-cell>
          <table:table-cell office:value-type="float" office:value="48600" table:style-name="ce1">
            <text:p>48600</text:p>
          </table:table-cell>
          <table:table-cell office:value-type="float" office:value="186300" table:style-name="ce1">
            <text:p>186300</text:p>
          </table:table-cell>
          <table:table-cell office:value-type="float" office:value="680400" table:style-name="ce1">
            <text:p>680400</text:p>
          </table:table-cell>
          <table:table-cell office:value-type="float" office:value="1571400.0000000002" table:style-name="ce1">
            <text:p>1571400</text:p>
          </table:table-cell>
          <table:table-cell office:value-type="float" office:value="4009500.0000000005" table:style-name="ce1">
            <text:p>4009500</text:p>
          </table:table-cell>
          <table:table-cell office:value-type="float" office:value="8950422.4652999993" table:style-name="ce1">
            <text:p>8950422,465</text:p>
          </table:table-cell>
          <table:table-cell office:value-type="float" office:value="14448231.992399998" table:style-name="ce1">
            <text:p>14448231,99</text:p>
          </table:table-cell>
          <table:table-cell office:value-type="float" office:value="21075613.434300002" table:style-name="ce1">
            <text:p>21075613,4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99355000000003" table:style-name="ce1">
            <text:p>-73,599355</text:p>
          </table:table-cell>
          <table:table-cell office:value-type="float" office:value="-37.745547999999999" table:style-name="ce1">
            <text:p>-37,745548</text:p>
          </table:table-cell>
          <table:table-cell office:value-type="float" office:value="40500" table:style-name="ce1">
            <text:p>40500</text:p>
          </table:table-cell>
          <table:table-cell office:value-type="float" office:value="145800" table:style-name="ce1">
            <text:p>145800</text:p>
          </table:table-cell>
          <table:table-cell office:value-type="float" office:value="275400" table:style-name="ce1">
            <text:p>275400</text:p>
          </table:table-cell>
          <table:table-cell office:value-type="float" office:value="396900" table:style-name="ce1">
            <text:p>396900</text:p>
          </table:table-cell>
          <table:table-cell office:value-type="float" office:value="656100" table:style-name="ce1">
            <text:p>656100</text:p>
          </table:table-cell>
          <table:table-cell office:value-type="float" office:value="945121.38929999992" table:style-name="ce1">
            <text:p>945121,3893</text:p>
          </table:table-cell>
          <table:table-cell office:value-type="float" office:value="1439042.7847" table:style-name="ce1">
            <text:p>1439042,785</text:p>
          </table:table-cell>
          <table:table-cell office:value-type="float" office:value="2035926.9288999999" table:style-name="ce1">
            <text:p>2035926,929</text:p>
          </table:table-cell>
          <table:table-cell office:value-type="float" office:value="3469227.2682000003" table:style-name="ce1">
            <text:p>3469227,268</text:p>
          </table:table-cell>
          <table:table-cell office:value-type="float" office:value="6292436.4410999995" table:style-name="ce1">
            <text:p>6292436,44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667738999999997" table:style-name="ce1">
            <text:p>-73,667739</text:p>
          </table:table-cell>
          <table:table-cell office:value-type="float" office:value="-37.429580000000001" table:style-name="ce1">
            <text:p>-37,42958</text:p>
          </table:table-cell>
          <table:table-cell office:value-type="float" office:value="0" table:style-name="ce1">
            <text:p>0</text:p>
          </table:table-cell>
          <table:table-cell office:value-type="float" office:value="48600" table:style-name="ce1">
            <text:p>48600</text:p>
          </table:table-cell>
          <table:table-cell office:value-type="float" office:value="137700" table:style-name="ce1">
            <text:p>137700</text:p>
          </table:table-cell>
          <table:table-cell office:value-type="float" office:value="275400" table:style-name="ce1">
            <text:p>275400</text:p>
          </table:table-cell>
          <table:table-cell office:value-type="float" office:value="502200" table:style-name="ce1">
            <text:p>502200</text:p>
          </table:table-cell>
          <table:table-cell office:value-type="float" office:value="893578.61069999996" table:style-name="ce1">
            <text:p>893578,6107</text:p>
          </table:table-cell>
          <table:table-cell office:value-type="float" office:value="1233957.2153" table:style-name="ce1">
            <text:p>1233957,215</text:p>
          </table:table-cell>
          <table:table-cell office:value-type="float" office:value="1941173.0712000001" table:style-name="ce1">
            <text:p>1941173,071</text:p>
          </table:table-cell>
          <table:table-cell office:value-type="float" office:value="2869121.0877" table:style-name="ce1">
            <text:p>2869121,088</text:p>
          </table:table-cell>
          <table:table-cell office:value-type="float" office:value="4247953.8068000004" table:style-name="ce1">
            <text:p>4247953,80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03421000000003" table:style-name="ce1">
            <text:p>-73,503421</text:p>
          </table:table-cell>
          <table:table-cell office:value-type="float" office:value="-37.251793999999997" table:style-name="ce1">
            <text:p>-37,2517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00" table:style-name="ce1">
            <text:p>16200</text:p>
          </table:table-cell>
          <table:table-cell office:value-type="float" office:value="48600" table:style-name="ce1">
            <text:p>48600</text:p>
          </table:table-cell>
          <table:table-cell office:value-type="float" office:value="243000" table:style-name="ce1">
            <text:p>243000</text:p>
          </table:table-cell>
          <table:table-cell office:value-type="float" office:value="887561.6446" table:style-name="ce1">
            <text:p>887561,6446</text:p>
          </table:table-cell>
          <table:table-cell office:value-type="float" office:value="3889532.7250999999" table:style-name="ce1">
            <text:p>3889532,725</text:p>
          </table:table-cell>
          <table:table-cell office:value-type="float" office:value="21161815.3191" table:style-name="ce1">
            <text:p>21161815,32</text:p>
          </table:table-cell>
          <table:table-cell office:value-type="float" office:value="31379385.468399998" table:style-name="ce1">
            <text:p>31379385,47</text:p>
          </table:table-cell>
          <table:table-cell office:value-type="float" office:value="38808879.885699995" table:style-name="ce1">
            <text:p>38808879,8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250619999999998" table:style-name="ce1">
            <text:p>-73,25062</text:p>
          </table:table-cell>
          <table:table-cell office:value-type="float" office:value="-37.089060000000003" table:style-name="ce1">
            <text:p>-37,08906</text:p>
          </table:table-cell>
          <table:table-cell office:value-type="float" office:value="16200" table:style-name="ce1">
            <text:p>16200</text:p>
          </table:table-cell>
          <table:table-cell office:value-type="float" office:value="40500" table:style-name="ce1">
            <text:p>40500</text:p>
          </table:table-cell>
          <table:table-cell office:value-type="float" office:value="48600" table:style-name="ce1">
            <text:p>48600</text:p>
          </table:table-cell>
          <table:table-cell office:value-type="float" office:value="145800" table:style-name="ce1">
            <text:p>145800</text:p>
          </table:table-cell>
          <table:table-cell office:value-type="float" office:value="275400" table:style-name="ce1">
            <text:p>275400</text:p>
          </table:table-cell>
          <table:table-cell office:value-type="float" office:value="497538.35549999995" table:style-name="ce1">
            <text:p>497538,3555</text:p>
          </table:table-cell>
          <table:table-cell office:value-type="float" office:value="962367.27499999991" table:style-name="ce1">
            <text:p>962367,275</text:p>
          </table:table-cell>
          <table:table-cell office:value-type="float" office:value="2206684.6809999999" table:style-name="ce1">
            <text:p>2206684,681</text:p>
          </table:table-cell>
          <table:table-cell office:value-type="float" office:value="4639256.6489000004" table:style-name="ce1">
            <text:p>4639256,649</text:p>
          </table:table-cell>
          <table:table-cell office:value-type="float" office:value="11530838.897299999" table:style-name="ce1">
            <text:p>11530838,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088344000000006" table:style-name="ce1">
            <text:p>-73,088344</text:p>
          </table:table-cell>
          <table:table-cell office:value-type="float" office:value="-36.833677999999999" table:style-name="ce1">
            <text:p>-36,833678</text:p>
          </table:table-cell>
          <table:table-cell office:value-type="float" office:value="1069200.0000999998" table:style-name="ce1">
            <text:p>1069200</text:p>
          </table:table-cell>
          <table:table-cell office:value-type="float" office:value="2243700.0000999998" table:style-name="ce1">
            <text:p>2243700</text:p>
          </table:table-cell>
          <table:table-cell office:value-type="float" office:value="3315301.7375999996" table:style-name="ce1">
            <text:p>3315301,738</text:p>
          </table:table-cell>
          <table:table-cell office:value-type="float" office:value="4578901.7374999998" table:style-name="ce1">
            <text:p>4578901,738</text:p>
          </table:table-cell>
          <table:table-cell office:value-type="float" office:value="5930426.8987999996" table:style-name="ce1">
            <text:p>5930426,899</text:p>
          </table:table-cell>
          <table:table-cell office:value-type="float" office:value="7578193.0762000009" table:style-name="ce1">
            <text:p>7578193,076</text:p>
          </table:table-cell>
          <table:table-cell office:value-type="float" office:value="26394493.076099999" table:style-name="ce1">
            <text:p>26394493,08</text:p>
          </table:table-cell>
          <table:table-cell office:value-type="float" office:value="34373407.389299996" table:style-name="ce1">
            <text:p>34373407,39</text:p>
          </table:table-cell>
          <table:table-cell office:value-type="float" office:value="45170707.38939999" table:style-name="ce1">
            <text:p>45170707,39</text:p>
          </table:table-cell>
          <table:table-cell office:value-type="float" office:value="62699107.389299996" table:style-name="ce1">
            <text:p>62699107,3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946432999999999" table:style-name="ce1">
            <text:p>-72,946433</text:p>
          </table:table-cell>
          <table:table-cell office:value-type="float" office:value="-36.556877999999998" table:style-name="ce1">
            <text:p>-36,556878</text:p>
          </table:table-cell>
          <table:table-cell office:value-type="float" office:value="525026.37679999997" table:style-name="ce1">
            <text:p>525026,3768</text:p>
          </table:table-cell>
          <table:table-cell office:value-type="float" office:value="784226.55540000007" table:style-name="ce1">
            <text:p>784226,5554</text:p>
          </table:table-cell>
          <table:table-cell office:value-type="float" office:value="1170624.6393000002" table:style-name="ce1">
            <text:p>1170624,639</text:p>
          </table:table-cell>
          <table:table-cell office:value-type="float" office:value="1927061.0744" table:style-name="ce1">
            <text:p>1927061,074</text:p>
          </table:table-cell>
          <table:table-cell office:value-type="float" office:value="2777592.1967000002" table:style-name="ce1">
            <text:p>2777592,197</text:p>
          </table:table-cell>
          <table:table-cell office:value-type="float" office:value="4037812.4865000001" table:style-name="ce1">
            <text:p>4037812,487</text:p>
          </table:table-cell>
          <table:table-cell office:value-type="float" office:value="5592032.5982000008" table:style-name="ce1">
            <text:p>5592032,598</text:p>
          </table:table-cell>
          <table:table-cell office:value-type="float" office:value="7194201.0406999998" table:style-name="ce1">
            <text:p>7194201,041</text:p>
          </table:table-cell>
          <table:table-cell office:value-type="float" office:value="9147127.1933999993" table:style-name="ce1">
            <text:p>9147127,193</text:p>
          </table:table-cell>
          <table:table-cell office:value-type="float" office:value="12091794.337099997" table:style-name="ce1">
            <text:p>12091794,3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836399" table:style-name="ce1">
            <text:p>-72,836399</text:p>
          </table:table-cell>
          <table:table-cell office:value-type="float" office:value="-36.214371" table:style-name="ce1">
            <text:p>-36,214371</text:p>
          </table:table-cell>
          <table:table-cell office:value-type="float" office:value="1694373.6231" table:style-name="ce1">
            <text:p>1694373,623</text:p>
          </table:table-cell>
          <table:table-cell office:value-type="float" office:value="3573487.1633000001" table:style-name="ce1">
            <text:p>3573487,163</text:p>
          </table:table-cell>
          <table:table-cell office:value-type="float" office:value="4974787.1634" table:style-name="ce1">
            <text:p>4974787,163</text:p>
          </table:table-cell>
          <table:table-cell office:value-type="float" office:value="6162350.7283000005" table:style-name="ce1">
            <text:p>6162350,728</text:p>
          </table:table-cell>
          <table:table-cell office:value-type="float" office:value="7435194.4447999997" table:style-name="ce1">
            <text:p>7435194,445</text:p>
          </table:table-cell>
          <table:table-cell office:value-type="float" office:value="8901302.4228000008" table:style-name="ce1">
            <text:p>8901302,423</text:p>
          </table:table-cell>
          <table:table-cell office:value-type="float" office:value="10919182.310899999" table:style-name="ce1">
            <text:p>10919182,31</text:p>
          </table:table-cell>
          <table:table-cell office:value-type="float" office:value="14589676.8958" table:style-name="ce1">
            <text:p>14589676,9</text:p>
          </table:table-cell>
          <table:table-cell office:value-type="float" office:value="18557503.256000001" table:style-name="ce1">
            <text:p>18557503,26</text:p>
          </table:table-cell>
          <table:table-cell office:value-type="float" office:value="22019936.112199999" table:style-name="ce1">
            <text:p>22019936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694244999999995" table:style-name="ce1">
            <text:p>-72,694245</text:p>
          </table:table-cell>
          <table:table-cell office:value-type="float" office:value="-35.887611" table:style-name="ce1">
            <text:p>-35,887611</text:p>
          </table:table-cell>
          <table:table-cell office:value-type="float" office:value="72900" table:style-name="ce1">
            <text:p>72900</text:p>
          </table:table-cell>
          <table:table-cell office:value-type="float" office:value="162086.45980000001" table:style-name="ce1">
            <text:p>162086,4598</text:p>
          </table:table-cell>
          <table:table-cell office:value-type="float" office:value="275486.45980000001" table:style-name="ce1">
            <text:p>275486,4598</text:p>
          </table:table-cell>
          <table:table-cell office:value-type="float" office:value="477986.45970000006" table:style-name="ce1">
            <text:p>477986,4597</text:p>
          </table:table-cell>
          <table:table-cell office:value-type="float" office:value="656186.45970000001" table:style-name="ce1">
            <text:p>656186,4597</text:p>
          </table:table-cell>
          <table:table-cell office:value-type="float" office:value="980092.01460000011" table:style-name="ce1">
            <text:p>980092,0146</text:p>
          </table:table-cell>
          <table:table-cell office:value-type="float" office:value="1425592.0144999998" table:style-name="ce1">
            <text:p>1425592,015</text:p>
          </table:table-cell>
          <table:table-cell office:value-type="float" office:value="2122192.0145" table:style-name="ce1">
            <text:p>2122192,015</text:p>
          </table:table-cell>
          <table:table-cell office:value-type="float" office:value="2875701.1658000001" table:style-name="ce1">
            <text:p>2875701,166</text:p>
          </table:table-cell>
          <table:table-cell office:value-type="float" office:value="3928701.1658999994" table:style-name="ce1">
            <text:p>3928701,16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538771999999994" table:style-name="ce1">
            <text:p>-72,538772</text:p>
          </table:table-cell>
          <table:table-cell office:value-type="float" office:value="-35.589618999999999" table:style-name="ce1">
            <text:p>-35,589619</text:p>
          </table:table-cell>
          <table:table-cell office:value-type="float" office:value="56700" table:style-name="ce1">
            <text:p>56700</text:p>
          </table:table-cell>
          <table:table-cell office:value-type="float" office:value="153900" table:style-name="ce1">
            <text:p>153900</text:p>
          </table:table-cell>
          <table:table-cell office:value-type="float" office:value="388800" table:style-name="ce1">
            <text:p>388800</text:p>
          </table:table-cell>
          <table:table-cell office:value-type="float" office:value="688500" table:style-name="ce1">
            <text:p>688500</text:p>
          </table:table-cell>
          <table:table-cell office:value-type="float" office:value="1134000" table:style-name="ce1">
            <text:p>1134000</text:p>
          </table:table-cell>
          <table:table-cell office:value-type="float" office:value="1635872.6469999999" table:style-name="ce1">
            <text:p>1635872,647</text:p>
          </table:table-cell>
          <table:table-cell office:value-type="float" office:value="2340572.6469999999" table:style-name="ce1">
            <text:p>2340572,647</text:p>
          </table:table-cell>
          <table:table-cell office:value-type="float" office:value="3474572.6469999999" table:style-name="ce1">
            <text:p>3474572,647</text:p>
          </table:table-cell>
          <table:table-cell office:value-type="float" office:value="5402163.4957999997" table:style-name="ce1">
            <text:p>5402163,496</text:p>
          </table:table-cell>
          <table:table-cell office:value-type="float" office:value="7548663.4956999999" table:style-name="ce1">
            <text:p>7548663,49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374284000000003" table:style-name="ce1">
            <text:p>-72,374284</text:p>
          </table:table-cell>
          <table:table-cell office:value-type="float" office:value="-35.290565999999998" table:style-name="ce1">
            <text:p>-35,290566</text:p>
          </table:table-cell>
          <table:table-cell office:value-type="float" office:value="210600" table:style-name="ce1">
            <text:p>210600</text:p>
          </table:table-cell>
          <table:table-cell office:value-type="float" office:value="1360800" table:style-name="ce1">
            <text:p>1360800</text:p>
          </table:table-cell>
          <table:table-cell office:value-type="float" office:value="2211300" table:style-name="ce1">
            <text:p>2211300</text:p>
          </table:table-cell>
          <table:table-cell office:value-type="float" office:value="2713499.9999000002" table:style-name="ce1">
            <text:p>2713500</text:p>
          </table:table-cell>
          <table:table-cell office:value-type="float" office:value="3345300" table:style-name="ce1">
            <text:p>3345300</text:p>
          </table:table-cell>
          <table:table-cell office:value-type="float" office:value="6013709.6796000004" table:style-name="ce1">
            <text:p>6013709,68</text:p>
          </table:table-cell>
          <table:table-cell office:value-type="float" office:value="14820571.037200002" table:style-name="ce1">
            <text:p>14820571,04</text:p>
          </table:table-cell>
          <table:table-cell office:value-type="float" office:value="29769638.497500006" table:style-name="ce1">
            <text:p>29769638,5</text:p>
          </table:table-cell>
          <table:table-cell office:value-type="float" office:value="45468439.025900006" table:style-name="ce1">
            <text:p>45468439,03</text:p>
          </table:table-cell>
          <table:table-cell office:value-type="float" office:value="57737587.009800009" table:style-name="ce1">
            <text:p>57737587,0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194806999999997" table:style-name="ce1">
            <text:p>-72,194807</text:p>
          </table:table-cell>
          <table:table-cell office:value-type="float" office:value="-34.968271000000001" table:style-name="ce1">
            <text:p>-34,968271</text:p>
          </table:table-cell>
          <table:table-cell office:value-type="float" office:value="793800" table:style-name="ce1">
            <text:p>793800</text:p>
          </table:table-cell>
          <table:table-cell office:value-type="float" office:value="1044900" table:style-name="ce1">
            <text:p>1044900</text:p>
          </table:table-cell>
          <table:table-cell office:value-type="float" office:value="1498500" table:style-name="ce1">
            <text:p>1498500</text:p>
          </table:table-cell>
          <table:table-cell office:value-type="float" office:value="2851200.0000999998" table:style-name="ce1">
            <text:p>2851200</text:p>
          </table:table-cell>
          <table:table-cell office:value-type="float" office:value="3876632.7824999997" table:style-name="ce1">
            <text:p>3876632,783</text:p>
          </table:table-cell>
          <table:table-cell office:value-type="float" office:value="5971350.4558999995" table:style-name="ce1">
            <text:p>5971350,456</text:p>
          </table:table-cell>
          <table:table-cell office:value-type="float" office:value="10367489.098100001" table:style-name="ce1">
            <text:p>10367489,1</text:p>
          </table:table-cell>
          <table:table-cell office:value-type="float" office:value="17175021.638000004" table:style-name="ce1">
            <text:p>17175021,64</text:p>
          </table:table-cell>
          <table:table-cell office:value-type="float" office:value="22179821.109300002" table:style-name="ce1">
            <text:p>22179821,11</text:p>
          </table:table-cell>
          <table:table-cell office:value-type="float" office:value="29698973.125600003" table:style-name="ce1">
            <text:p>29698973,1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092456999999996" table:style-name="ce1">
            <text:p>-72,092457</text:p>
          </table:table-cell>
          <table:table-cell office:value-type="float" office:value="-34.617735000000003" table:style-name="ce1">
            <text:p>-34,617735</text:p>
          </table:table-cell>
          <table:table-cell office:value-type="float" office:value="56700" table:style-name="ce1">
            <text:p>56700</text:p>
          </table:table-cell>
          <table:table-cell office:value-type="float" office:value="178200" table:style-name="ce1">
            <text:p>178200</text:p>
          </table:table-cell>
          <table:table-cell office:value-type="float" office:value="243000" table:style-name="ce1">
            <text:p>243000</text:p>
          </table:table-cell>
          <table:table-cell office:value-type="float" office:value="429299.9999" table:style-name="ce1">
            <text:p>429299,9999</text:p>
          </table:table-cell>
          <table:table-cell office:value-type="float" office:value="780867.21750000003" table:style-name="ce1">
            <text:p>780867,2175</text:p>
          </table:table-cell>
          <table:table-cell office:value-type="float" office:value="1137267.2175" table:style-name="ce1">
            <text:p>1137267,218</text:p>
          </table:table-cell>
          <table:table-cell office:value-type="float" office:value="6053967.2175000003" table:style-name="ce1">
            <text:p>6053967,218</text:p>
          </table:table-cell>
          <table:table-cell office:value-type="float" office:value="12752667.217599999" table:style-name="ce1">
            <text:p>12752667,22</text:p>
          </table:table-cell>
          <table:table-cell office:value-type="float" office:value="33319907.655099999" table:style-name="ce1">
            <text:p>33319907,66</text:p>
          </table:table-cell>
          <table:table-cell office:value-type="float" office:value="36438407.654899992" table:style-name="ce1">
            <text:p>36438407,6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020707000000002" table:style-name="ce1">
            <text:p>-72,020707</text:p>
          </table:table-cell>
          <table:table-cell office:value-type="float" office:value="-34.272824999999997" table:style-name="ce1">
            <text:p>-34,272825</text:p>
          </table:table-cell>
          <table:table-cell office:value-type="float" office:value="16200" table:style-name="ce1">
            <text:p>16200</text:p>
          </table:table-cell>
          <table:table-cell office:value-type="float" office:value="32400" table:style-name="ce1">
            <text:p>32400</text:p>
          </table:table-cell>
          <table:table-cell office:value-type="float" office:value="81000" table:style-name="ce1">
            <text:p>81000</text:p>
          </table:table-cell>
          <table:table-cell office:value-type="float" office:value="162000" table:style-name="ce1">
            <text:p>162000</text:p>
          </table:table-cell>
          <table:table-cell office:value-type="float" office:value="340200" table:style-name="ce1">
            <text:p>340200</text:p>
          </table:table-cell>
          <table:table-cell office:value-type="float" office:value="777600" table:style-name="ce1">
            <text:p>777600</text:p>
          </table:table-cell>
          <table:table-cell office:value-type="float" office:value="1320300" table:style-name="ce1">
            <text:p>1320300</text:p>
          </table:table-cell>
          <table:table-cell office:value-type="float" office:value="2219655.1749" table:style-name="ce1">
            <text:p>2219655,175</text:p>
          </table:table-cell>
          <table:table-cell office:value-type="float" office:value="3084749.3383999998" table:style-name="ce1">
            <text:p>3084749,338</text:p>
          </table:table-cell>
          <table:table-cell office:value-type="float" office:value="4023393.6511000004" table:style-name="ce1">
            <text:p>4023393,65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894262999999995" table:style-name="ce1">
            <text:p>-71,894263</text:p>
          </table:table-cell>
          <table:table-cell office:value-type="float" office:value="-33.938415999999997" table:style-name="ce1">
            <text:p>-33,938416</text:p>
          </table:table-cell>
          <table:table-cell office:value-type="float" office:value="64800" table:style-name="ce1">
            <text:p>64800</text:p>
          </table:table-cell>
          <table:table-cell office:value-type="float" office:value="284288.62719999999" table:style-name="ce1">
            <text:p>284288,6272</text:p>
          </table:table-cell>
          <table:table-cell office:value-type="float" office:value="588415.42870000005" table:style-name="ce1">
            <text:p>588415,4287</text:p>
          </table:table-cell>
          <table:table-cell office:value-type="float" office:value="1092731.8419999999" table:style-name="ce1">
            <text:p>1092731,842</text:p>
          </table:table-cell>
          <table:table-cell office:value-type="float" office:value="1849909.9463000002" table:style-name="ce1">
            <text:p>1849909,946</text:p>
          </table:table-cell>
          <table:table-cell office:value-type="float" office:value="2611409.5957000004" table:style-name="ce1">
            <text:p>2611409,596</text:p>
          </table:table-cell>
          <table:table-cell office:value-type="float" office:value="3495898.9765999997" table:style-name="ce1">
            <text:p>3495898,977</text:p>
          </table:table-cell>
          <table:table-cell office:value-type="float" office:value="4871317.1777999997" table:style-name="ce1">
            <text:p>4871317,178</text:p>
          </table:table-cell>
          <table:table-cell office:value-type="float" office:value="6329582.5767999999" table:style-name="ce1">
            <text:p>6329582,577</text:p>
          </table:table-cell>
          <table:table-cell office:value-type="float" office:value="9108838.2641000003" table:style-name="ce1">
            <text:p>9108838,26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731934999999993" table:style-name="ce1">
            <text:p>-71,731935</text:p>
          </table:table-cell>
          <table:table-cell office:value-type="float" office:value="-33.619368000000001" table:style-name="ce1">
            <text:p>-33,619368</text:p>
          </table:table-cell>
          <table:table-cell office:value-type="float" office:value="129600" table:style-name="ce1">
            <text:p>129600</text:p>
          </table:table-cell>
          <table:table-cell office:value-type="float" office:value="500715.39439000009" table:style-name="ce1">
            <text:p>500715,3944</text:p>
          </table:table-cell>
          <table:table-cell office:value-type="float" office:value="1152388.5929100001" table:style-name="ce1">
            <text:p>1152388,593</text:p>
          </table:table-cell>
          <table:table-cell office:value-type="float" office:value="2196164.5655100001" table:style-name="ce1">
            <text:p>2196164,566</text:p>
          </table:table-cell>
          <table:table-cell office:value-type="float" office:value="3884229.8058099998" table:style-name="ce1">
            <text:p>3884229,806</text:p>
          </table:table-cell>
          <table:table-cell office:value-type="float" office:value="6184530.1564800004" table:style-name="ce1">
            <text:p>6184530,156</text:p>
          </table:table-cell>
          <table:table-cell office:value-type="float" office:value="11820540.775429999" table:style-name="ce1">
            <text:p>11820540,78</text:p>
          </table:table-cell>
          <table:table-cell office:value-type="float" office:value="16374067.399440002" table:style-name="ce1">
            <text:p>16374067,4</text:p>
          </table:table-cell>
          <table:table-cell office:value-type="float" office:value="22084567.399240002" table:style-name="ce1">
            <text:p>22084567,4</text:p>
          </table:table-cell>
          <table:table-cell office:value-type="float" office:value="25988767.399239998" table:style-name="ce1">
            <text:p>25988767,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709464999999994" table:style-name="ce1">
            <text:p>-71,709465</text:p>
          </table:table-cell>
          <table:table-cell office:value-type="float" office:value="-33.283183000000001" table:style-name="ce1">
            <text:p>-33,283183</text:p>
          </table:table-cell>
          <table:table-cell office:value-type="float" office:value="129600" table:style-name="ce1">
            <text:p>129600</text:p>
          </table:table-cell>
          <table:table-cell office:value-type="float" office:value="308495.97830000002" table:style-name="ce1">
            <text:p>308495,9783</text:p>
          </table:table-cell>
          <table:table-cell office:value-type="float" office:value="980795.97820000001" table:style-name="ce1">
            <text:p>980795,9782</text:p>
          </table:table-cell>
          <table:table-cell office:value-type="float" office:value="2097603.5924" table:style-name="ce1">
            <text:p>2097603,592</text:p>
          </table:table-cell>
          <table:table-cell office:value-type="float" office:value="3214672.0857000006" table:style-name="ce1">
            <text:p>3214672,086</text:p>
          </table:table-cell>
          <table:table-cell office:value-type="float" office:value="4362889.3980999999" table:style-name="ce1">
            <text:p>4362889,398</text:p>
          </table:table-cell>
          <table:table-cell office:value-type="float" office:value="5666989.3980999999" table:style-name="ce1">
            <text:p>5666989,398</text:p>
          </table:table-cell>
          <table:table-cell office:value-type="float" office:value="7238389.3980999999" table:style-name="ce1">
            <text:p>7238389,398</text:p>
          </table:table-cell>
          <table:table-cell office:value-type="float" office:value="8493889.3980999999" table:style-name="ce1">
            <text:p>8493889,398</text:p>
          </table:table-cell>
          <table:table-cell office:value-type="float" office:value="9611689.398" table:style-name="ce1">
            <text:p>9611689,39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631631999999996" table:style-name="ce1">
            <text:p>-71,631632</text:p>
          </table:table-cell>
          <table:table-cell office:value-type="float" office:value="-32.963307999999998" table:style-name="ce1">
            <text:p>-32,963308</text:p>
          </table:table-cell>
          <table:table-cell office:value-type="float" office:value="64800.000099999997" table:style-name="ce1">
            <text:p>64800,0001</text:p>
          </table:table-cell>
          <table:table-cell office:value-type="float" office:value="332100.0001" table:style-name="ce1">
            <text:p>332100,0001</text:p>
          </table:table-cell>
          <table:table-cell office:value-type="float" office:value="631800.00010000006" table:style-name="ce1">
            <text:p>631800,0001</text:p>
          </table:table-cell>
          <table:table-cell office:value-type="float" office:value="1077300.0002000001" table:style-name="ce1">
            <text:p>1077300</text:p>
          </table:table-cell>
          <table:table-cell office:value-type="float" office:value="1961888.1625000001" table:style-name="ce1">
            <text:p>1961888,163</text:p>
          </table:table-cell>
          <table:table-cell office:value-type="float" office:value="3348970.85" table:style-name="ce1">
            <text:p>3348970,85</text:p>
          </table:table-cell>
          <table:table-cell office:value-type="float" office:value="4809701.318" table:style-name="ce1">
            <text:p>4809701,318</text:p>
          </table:table-cell>
          <table:table-cell office:value-type="float" office:value="6761801.3179000001" table:style-name="ce1">
            <text:p>6761801,318</text:p>
          </table:table-cell>
          <table:table-cell office:value-type="float" office:value="8684237.3566999994" table:style-name="ce1">
            <text:p>8684237,357</text:p>
          </table:table-cell>
          <table:table-cell office:value-type="float" office:value="11146637.356600001" table:style-name="ce1">
            <text:p>11146637,3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470247000000001" table:style-name="ce1">
            <text:p>-71,470247</text:p>
          </table:table-cell>
          <table:table-cell office:value-type="float" office:value="-32.643428" table:style-name="ce1">
            <text:p>-32,643428</text:p>
          </table:table-cell>
          <table:table-cell office:value-type="float" office:value="56699.999900000003" table:style-name="ce1">
            <text:p>56699,9999</text:p>
          </table:table-cell>
          <table:table-cell office:value-type="float" office:value="178199.9999" table:style-name="ce1">
            <text:p>178199,9999</text:p>
          </table:table-cell>
          <table:table-cell office:value-type="float" office:value="421199.9999" table:style-name="ce1">
            <text:p>421199,9999</text:p>
          </table:table-cell>
          <table:table-cell office:value-type="float" office:value="696600" table:style-name="ce1">
            <text:p>696600</text:p>
          </table:table-cell>
          <table:table-cell office:value-type="float" office:value="1279800" table:style-name="ce1">
            <text:p>1279800</text:p>
          </table:table-cell>
          <table:table-cell office:value-type="float" office:value="2065499.9999999998" table:style-name="ce1">
            <text:p>2065500</text:p>
          </table:table-cell>
          <table:table-cell office:value-type="float" office:value="3098024.2763999999" table:style-name="ce1">
            <text:p>3098024,276</text:p>
          </table:table-cell>
          <table:table-cell office:value-type="float" office:value="4223924.2763999999" table:style-name="ce1">
            <text:p>4223924,276</text:p>
          </table:table-cell>
          <table:table-cell office:value-type="float" office:value="5338988.2376000006" table:style-name="ce1">
            <text:p>5338988,238</text:p>
          </table:table-cell>
          <table:table-cell office:value-type="float" office:value="6270488.2375000007" table:style-name="ce1">
            <text:p>6270488,23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481662999999998" table:style-name="ce1">
            <text:p>-71,481663</text:p>
          </table:table-cell>
          <table:table-cell office:value-type="float" office:value="-32.284928000000001" table:style-name="ce1">
            <text:p>-32,284928</text:p>
          </table:table-cell>
          <table:table-cell office:value-type="float" office:value="137700" table:style-name="ce1">
            <text:p>137700</text:p>
          </table:table-cell>
          <table:table-cell office:value-type="float" office:value="461700" table:style-name="ce1">
            <text:p>461700</text:p>
          </table:table-cell>
          <table:table-cell office:value-type="float" office:value="907200" table:style-name="ce1">
            <text:p>907200</text:p>
          </table:table-cell>
          <table:table-cell office:value-type="float" office:value="1785349.8568000002" table:style-name="ce1">
            <text:p>1785349,857</text:p>
          </table:table-cell>
          <table:table-cell office:value-type="float" office:value="2854549.8564000004" table:style-name="ce1">
            <text:p>2854549,856</text:p>
          </table:table-cell>
          <table:table-cell office:value-type="float" office:value="4255849.8565000007" table:style-name="ce1">
            <text:p>4255849,857</text:p>
          </table:table-cell>
          <table:table-cell office:value-type="float" office:value="6881795.1122000003" table:style-name="ce1">
            <text:p>6881795,112</text:p>
          </table:table-cell>
          <table:table-cell office:value-type="float" office:value="9093095.1121999994" table:style-name="ce1">
            <text:p>9093095,112</text:p>
          </table:table-cell>
          <table:table-cell office:value-type="float" office:value="11223395.112199999" table:style-name="ce1">
            <text:p>11223395,11</text:p>
          </table:table-cell>
          <table:table-cell office:value-type="float" office:value="13296995.1121" table:style-name="ce1">
            <text:p>13296995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532161000000002" table:style-name="ce1">
            <text:p>-71,532161</text:p>
          </table:table-cell>
          <table:table-cell office:value-type="float" office:value="-31.921690000000002" table:style-name="ce1">
            <text:p>-31,92169</text:p>
          </table:table-cell>
          <table:table-cell office:value-type="float" office:value="64800" table:style-name="ce1">
            <text:p>64800</text:p>
          </table:table-cell>
          <table:table-cell office:value-type="float" office:value="194400" table:style-name="ce1">
            <text:p>194400</text:p>
          </table:table-cell>
          <table:table-cell office:value-type="float" office:value="526500" table:style-name="ce1">
            <text:p>526500</text:p>
          </table:table-cell>
          <table:table-cell office:value-type="float" office:value="1163050.1433999999" table:style-name="ce1">
            <text:p>1163050,143</text:p>
          </table:table-cell>
          <table:table-cell office:value-type="float" office:value="2280850.1434000004" table:style-name="ce1">
            <text:p>2280850,143</text:p>
          </table:table-cell>
          <table:table-cell office:value-type="float" office:value="3682150.1430999995" table:style-name="ce1">
            <text:p>3682150,143</text:p>
          </table:table-cell>
          <table:table-cell office:value-type="float" office:value="5423650.1431000009" table:style-name="ce1">
            <text:p>5423650,143</text:p>
          </table:table-cell>
          <table:table-cell office:value-type="float" office:value="6865450.1431" table:style-name="ce1">
            <text:p>6865450,143</text:p>
          </table:table-cell>
          <table:table-cell office:value-type="float" office:value="8225459.3229" table:style-name="ce1">
            <text:p>8225459,323</text:p>
          </table:table-cell>
          <table:table-cell office:value-type="float" office:value="9634859.322900001" table:style-name="ce1">
            <text:p>9634859,32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571128000000002" table:style-name="ce1">
            <text:p>-71,571128</text:p>
          </table:table-cell>
          <table:table-cell office:value-type="float" office:value="-31.544505999999998" table:style-name="ce1">
            <text:p>-31,544506</text:p>
          </table:table-cell>
          <table:table-cell office:value-type="float" office:value="153900" table:style-name="ce1">
            <text:p>153900</text:p>
          </table:table-cell>
          <table:table-cell office:value-type="float" office:value="388799.9999" table:style-name="ce1">
            <text:p>388799,9999</text:p>
          </table:table-cell>
          <table:table-cell office:value-type="float" office:value="834299.99979999999" table:style-name="ce1">
            <text:p>834299,9998</text:p>
          </table:table-cell>
          <table:table-cell office:value-type="float" office:value="1628100" table:style-name="ce1">
            <text:p>1628100</text:p>
          </table:table-cell>
          <table:table-cell office:value-type="float" office:value="2956500.0000000005" table:style-name="ce1">
            <text:p>2956500</text:p>
          </table:table-cell>
          <table:table-cell office:value-type="float" office:value="4301100" table:style-name="ce1">
            <text:p>4301100</text:p>
          </table:table-cell>
          <table:table-cell office:value-type="float" office:value="6619889.9381000008" table:style-name="ce1">
            <text:p>6619889,938</text:p>
          </table:table-cell>
          <table:table-cell office:value-type="float" office:value="8134589.9382000007" table:style-name="ce1">
            <text:p>8134589,938</text:p>
          </table:table-cell>
          <table:table-cell office:value-type="float" office:value="9585280.758200001" table:style-name="ce1">
            <text:p>9585280,758</text:p>
          </table:table-cell>
          <table:table-cell office:value-type="float" office:value="10873180.758200001" table:style-name="ce1">
            <text:p>10873180,7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631690000000006" table:style-name="ce1">
            <text:p>-71,63169</text:p>
          </table:table-cell>
          <table:table-cell office:value-type="float" office:value="-31.166650000000001" table:style-name="ce1">
            <text:p>-31,16665</text:p>
          </table:table-cell>
          <table:table-cell office:value-type="float" office:value="48600" table:style-name="ce1">
            <text:p>48600</text:p>
          </table:table-cell>
          <table:table-cell office:value-type="float" office:value="186300" table:style-name="ce1">
            <text:p>186300</text:p>
          </table:table-cell>
          <table:table-cell office:value-type="float" office:value="502200.00010000006" table:style-name="ce1">
            <text:p>502200,0001</text:p>
          </table:table-cell>
          <table:table-cell office:value-type="float" office:value="1206937.2852999999" table:style-name="ce1">
            <text:p>1206937,285</text:p>
          </table:table-cell>
          <table:table-cell office:value-type="float" office:value="2065537.2852999999" table:style-name="ce1">
            <text:p>2065537,285</text:p>
          </table:table-cell>
          <table:table-cell office:value-type="float" office:value="2933301.6232000003" table:style-name="ce1">
            <text:p>2933301,623</text:p>
          </table:table-cell>
          <table:table-cell office:value-type="float" office:value="3781611.6851000004" table:style-name="ce1">
            <text:p>3781611,685</text:p>
          </table:table-cell>
          <table:table-cell office:value-type="float" office:value="4397211.6849999996" table:style-name="ce1">
            <text:p>4397211,685</text:p>
          </table:table-cell>
          <table:table-cell office:value-type="float" office:value="4891311.6849999996" table:style-name="ce1">
            <text:p>4891311,685</text:p>
          </table:table-cell>
          <table:table-cell office:value-type="float" office:value="5215311.6849999996" table:style-name="ce1">
            <text:p>5215311,68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676148999999995" table:style-name="ce1">
            <text:p>-71,676149</text:p>
          </table:table-cell>
          <table:table-cell office:value-type="float" office:value="-30.786553999999999" table:style-name="ce1">
            <text:p>-30,786554</text:p>
          </table:table-cell>
          <table:table-cell office:value-type="float" office:value="186300" table:style-name="ce1">
            <text:p>186300</text:p>
          </table:table-cell>
          <table:table-cell office:value-type="float" office:value="704692.13370000001" table:style-name="ce1">
            <text:p>704692,1337</text:p>
          </table:table-cell>
          <table:table-cell office:value-type="float" office:value="1385092.1337000001" table:style-name="ce1">
            <text:p>1385092,134</text:p>
          </table:table-cell>
          <table:table-cell office:value-type="float" office:value="2681054.8484" table:style-name="ce1">
            <text:p>2681054,848</text:p>
          </table:table-cell>
          <table:table-cell office:value-type="float" office:value="4333514.2318000002" table:style-name="ce1">
            <text:p>4333514,232</text:p>
          </table:table-cell>
          <table:table-cell office:value-type="float" office:value="5887649.8941000011" table:style-name="ce1">
            <text:p>5887649,894</text:p>
          </table:table-cell>
          <table:table-cell office:value-type="float" office:value="6843449.8940000013" table:style-name="ce1">
            <text:p>6843449,894</text:p>
          </table:table-cell>
          <table:table-cell office:value-type="float" office:value="7791422.1546999998" table:style-name="ce1">
            <text:p>7791422,155</text:p>
          </table:table-cell>
          <table:table-cell office:value-type="float" office:value="8431322.1546999998" table:style-name="ce1">
            <text:p>8431322,155</text:p>
          </table:table-cell>
          <table:table-cell office:value-type="float" office:value="9127922.1546999998" table:style-name="ce1">
            <text:p>9127922,15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644413" table:style-name="ce1">
            <text:p>-71,644413</text:p>
          </table:table-cell>
          <table:table-cell office:value-type="float" office:value="-30.440465" table:style-name="ce1">
            <text:p>-30,440465</text:p>
          </table:table-cell>
          <table:table-cell office:value-type="float" office:value="243000" table:style-name="ce1">
            <text:p>243000</text:p>
          </table:table-cell>
          <table:table-cell office:value-type="float" office:value="1028707.8665" table:style-name="ce1">
            <text:p>1028707,867</text:p>
          </table:table-cell>
          <table:table-cell office:value-type="float" office:value="2211307.8664000002" table:style-name="ce1">
            <text:p>2211307,866</text:p>
          </table:table-cell>
          <table:table-cell office:value-type="float" office:value="4293930.8836000003" table:style-name="ce1">
            <text:p>4293930,884</text:p>
          </table:table-cell>
          <table:table-cell office:value-type="float" office:value="6440371.5000999989" table:style-name="ce1">
            <text:p>6440371,5</text:p>
          </table:table-cell>
          <table:table-cell office:value-type="float" office:value="8311471.5000999989" table:style-name="ce1">
            <text:p>8311471,5</text:p>
          </table:table-cell>
          <table:table-cell office:value-type="float" office:value="9898169.307699997" table:style-name="ce1">
            <text:p>9898169,308</text:p>
          </table:table-cell>
          <table:table-cell office:value-type="float" office:value="11938323.801299999" table:style-name="ce1">
            <text:p>11938323,8</text:p>
          </table:table-cell>
          <table:table-cell office:value-type="float" office:value="13874223.801299997" table:style-name="ce1">
            <text:p>13874223,8</text:p>
          </table:table-cell>
          <table:table-cell office:value-type="float" office:value="15518523.801299997" table:style-name="ce1">
            <text:p>15518523,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470042000000007" table:style-name="ce1">
            <text:p>-71,470042</text:p>
          </table:table-cell>
          <table:table-cell office:value-type="float" office:value="-30.144953999999998" table:style-name="ce1">
            <text:p>-30,144954</text:p>
          </table:table-cell>
          <table:table-cell office:value-type="float" office:value="518399.9999" table:style-name="ce1">
            <text:p>518399,9999</text:p>
          </table:table-cell>
          <table:table-cell office:value-type="float" office:value="1093499.9998000001" table:style-name="ce1">
            <text:p>1093500</text:p>
          </table:table-cell>
          <table:table-cell office:value-type="float" office:value="2178899.9998999997" table:style-name="ce1">
            <text:p>2178900</text:p>
          </table:table-cell>
          <table:table-cell office:value-type="float" office:value="3571176.9827999999" table:style-name="ce1">
            <text:p>3571176,983</text:p>
          </table:table-cell>
          <table:table-cell office:value-type="float" office:value="5822976.9829000002" table:style-name="ce1">
            <text:p>5822976,983</text:p>
          </table:table-cell>
          <table:table-cell office:value-type="float" office:value="7977576.9828999992" table:style-name="ce1">
            <text:p>7977576,983</text:p>
          </table:table-cell>
          <table:table-cell office:value-type="float" office:value="9873879.1753000002" table:style-name="ce1">
            <text:p>9873879,175</text:p>
          </table:table-cell>
          <table:table-cell office:value-type="float" office:value="11834852.420900002" table:style-name="ce1">
            <text:p>11834852,42</text:p>
          </table:table-cell>
          <table:table-cell office:value-type="float" office:value="13695545.730099998" table:style-name="ce1">
            <text:p>13695545,73</text:p>
          </table:table-cell>
          <table:table-cell office:value-type="float" office:value="15283145.7302" table:style-name="ce1">
            <text:p>15283145,7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344635999999994" table:style-name="ce1">
            <text:p>-71,344636</text:p>
          </table:table-cell>
          <table:table-cell office:value-type="float" office:value="-29.824604000000001" table:style-name="ce1">
            <text:p>-29,824604</text:p>
          </table:table-cell>
          <table:table-cell office:value-type="float" office:value="437400" table:style-name="ce1">
            <text:p>437400</text:p>
          </table:table-cell>
          <table:table-cell office:value-type="float" office:value="1375615.2323" table:style-name="ce1">
            <text:p>1375615,232</text:p>
          </table:table-cell>
          <table:table-cell office:value-type="float" office:value="2809315.2324000001" table:style-name="ce1">
            <text:p>2809315,232</text:p>
          </table:table-cell>
          <table:table-cell office:value-type="float" office:value="4899115.2323999992" table:style-name="ce1">
            <text:p>4899115,232</text:p>
          </table:table-cell>
          <table:table-cell office:value-type="float" office:value="8090515.2323999992" table:style-name="ce1">
            <text:p>8090515,232</text:p>
          </table:table-cell>
          <table:table-cell office:value-type="float" office:value="11695015.232500002" table:style-name="ce1">
            <text:p>11695015,23</text:p>
          </table:table-cell>
          <table:table-cell office:value-type="float" office:value="16555015.232500002" table:style-name="ce1">
            <text:p>16555015,23</text:p>
          </table:table-cell>
          <table:table-cell office:value-type="float" office:value="22127815.232599996" table:style-name="ce1">
            <text:p>22127815,23</text:p>
          </table:table-cell>
          <table:table-cell office:value-type="float" office:value="27215930.942400001" table:style-name="ce1">
            <text:p>27215930,94</text:p>
          </table:table-cell>
          <table:table-cell office:value-type="float" office:value="31541330.942299999" table:style-name="ce1">
            <text:p>31541330,9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364889000000005" table:style-name="ce1">
            <text:p>-71,364889</text:p>
          </table:table-cell>
          <table:table-cell office:value-type="float" office:value="-29.460180999999999" table:style-name="ce1">
            <text:p>-29,460181</text:p>
          </table:table-cell>
          <table:table-cell office:value-type="float" office:value="793800" table:style-name="ce1">
            <text:p>793800</text:p>
          </table:table-cell>
          <table:table-cell office:value-type="float" office:value="1969684.7677" table:style-name="ce1">
            <text:p>1969684,768</text:p>
          </table:table-cell>
          <table:table-cell office:value-type="float" office:value="2982184.7676999997" table:style-name="ce1">
            <text:p>2982184,768</text:p>
          </table:table-cell>
          <table:table-cell office:value-type="float" office:value="3888778.0808999999" table:style-name="ce1">
            <text:p>3888778,081</text:p>
          </table:table-cell>
          <table:table-cell office:value-type="float" office:value="4966078.0810000002" table:style-name="ce1">
            <text:p>4966078,081</text:p>
          </table:table-cell>
          <table:table-cell office:value-type="float" office:value="5942490.1768999994" table:style-name="ce1">
            <text:p>5942490,177</text:p>
          </table:table-cell>
          <table:table-cell office:value-type="float" office:value="6882090.1768999994" table:style-name="ce1">
            <text:p>6882090,177</text:p>
          </table:table-cell>
          <table:table-cell office:value-type="float" office:value="7651590.1770000011" table:style-name="ce1">
            <text:p>7651590,177</text:p>
          </table:table-cell>
          <table:table-cell office:value-type="float" office:value="9693726.1963" table:style-name="ce1">
            <text:p>9693726,196</text:p>
          </table:table-cell>
          <table:table-cell office:value-type="float" office:value="14154642.474899998" table:style-name="ce1">
            <text:p>14154642,4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450540000000004" table:style-name="ce1">
            <text:p>-71,45054</text:p>
          </table:table-cell>
          <table:table-cell office:value-type="float" office:value="-29.101944" table:style-name="ce1">
            <text:p>-29,101944</text:p>
          </table:table-cell>
          <table:table-cell office:value-type="float" office:value="575100" table:style-name="ce1">
            <text:p>575100</text:p>
          </table:table-cell>
          <table:table-cell office:value-type="float" office:value="1474200" table:style-name="ce1">
            <text:p>1474200</text:p>
          </table:table-cell>
          <table:table-cell office:value-type="float" office:value="2907900.0000999998" table:style-name="ce1">
            <text:p>2907900</text:p>
          </table:table-cell>
          <table:table-cell office:value-type="float" office:value="4488006.6867000004" table:style-name="ce1">
            <text:p>4488006,687</text:p>
          </table:table-cell>
          <table:table-cell office:value-type="float" office:value="6099906.6867999993" table:style-name="ce1">
            <text:p>6099906,687</text:p>
          </table:table-cell>
          <table:table-cell office:value-type="float" office:value="7409837.2200999996" table:style-name="ce1">
            <text:p>7409837,22</text:p>
          </table:table-cell>
          <table:table-cell office:value-type="float" office:value="8589664.7238000017" table:style-name="ce1">
            <text:p>8589664,724</text:p>
          </table:table-cell>
          <table:table-cell office:value-type="float" office:value="9774743.008200001" table:style-name="ce1">
            <text:p>9774743,008</text:p>
          </table:table-cell>
          <table:table-cell office:value-type="float" office:value="10519997.969800001" table:style-name="ce1">
            <text:p>10519997,97</text:p>
          </table:table-cell>
          <table:table-cell office:value-type="float" office:value="13705481.691399999" table:style-name="ce1">
            <text:p>13705481,6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397981000000001" table:style-name="ce1">
            <text:p>-71,397981</text:p>
          </table:table-cell>
          <table:table-cell office:value-type="float" office:value="-28.766219" table:style-name="ce1">
            <text:p>-28,766219</text:p>
          </table:table-cell>
          <table:table-cell office:value-type="float" office:value="97200" table:style-name="ce1">
            <text:p>97200</text:p>
          </table:table-cell>
          <table:table-cell office:value-type="float" office:value="283499.9999" table:style-name="ce1">
            <text:p>283499,9999</text:p>
          </table:table-cell>
          <table:table-cell office:value-type="float" office:value="607499.99990000005" table:style-name="ce1">
            <text:p>607499,9999</text:p>
          </table:table-cell>
          <table:table-cell office:value-type="float" office:value="1247399.9998999999" table:style-name="ce1">
            <text:p>1247400</text:p>
          </table:table-cell>
          <table:table-cell office:value-type="float" office:value="2369826.6133999997" table:style-name="ce1">
            <text:p>2369826,613</text:p>
          </table:table-cell>
          <table:table-cell office:value-type="float" office:value="3579026.8851000005" table:style-name="ce1">
            <text:p>3579026,885</text:p>
          </table:table-cell>
          <table:table-cell office:value-type="float" office:value="4688726.8853000002" table:style-name="ce1">
            <text:p>4688726,885</text:p>
          </table:table-cell>
          <table:table-cell office:value-type="float" office:value="5536748.6011000006" table:style-name="ce1">
            <text:p>5536748,601</text:p>
          </table:table-cell>
          <table:table-cell office:value-type="float" office:value="6362948.6009000009" table:style-name="ce1">
            <text:p>6362948,601</text:p>
          </table:table-cell>
          <table:table-cell office:value-type="float" office:value="6966607.9018999999" table:style-name="ce1">
            <text:p>6966607,90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222087999999999" table:style-name="ce1">
            <text:p>-71,222088</text:p>
          </table:table-cell>
          <table:table-cell office:value-type="float" office:value="-28.419011999999999" table:style-name="ce1">
            <text:p>-28,419012</text:p>
          </table:table-cell>
          <table:table-cell office:value-type="float" office:value="426570.26909999998" table:style-name="ce1">
            <text:p>426570,2691</text:p>
          </table:table-cell>
          <table:table-cell office:value-type="float" office:value="1034070.2691" table:style-name="ce1">
            <text:p>1034070,269</text:p>
          </table:table-cell>
          <table:table-cell office:value-type="float" office:value="1746870.2690999999" table:style-name="ce1">
            <text:p>1746870,269</text:p>
          </table:table-cell>
          <table:table-cell office:value-type="float" office:value="2902934.2028999999" table:style-name="ce1">
            <text:p>2902934,203</text:p>
          </table:table-cell>
          <table:table-cell office:value-type="float" office:value="4080907.5894999998" table:style-name="ce1">
            <text:p>4080907,59</text:p>
          </table:table-cell>
          <table:table-cell office:value-type="float" office:value="5963764.6885000002" table:style-name="ce1">
            <text:p>5963764,689</text:p>
          </table:table-cell>
          <table:table-cell office:value-type="float" office:value="7510864.6884000003" table:style-name="ce1">
            <text:p>7510864,688</text:p>
          </table:table-cell>
          <table:table-cell office:value-type="float" office:value="8950922.3071999997" table:style-name="ce1">
            <text:p>8950922,307</text:p>
          </table:table-cell>
          <table:table-cell office:value-type="float" office:value="10765322.307200002" table:style-name="ce1">
            <text:p>10765322,31</text:p>
          </table:table-cell>
          <table:table-cell office:value-type="float" office:value="12105663.006100001" table:style-name="ce1">
            <text:p>12105663,0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130537000000004" table:style-name="ce1">
            <text:p>-71,130537</text:p>
          </table:table-cell>
          <table:table-cell office:value-type="float" office:value="-28.036619999999999" table:style-name="ce1">
            <text:p>-28,03662</text:p>
          </table:table-cell>
          <table:table-cell office:value-type="float" office:value="326729.73089999997" table:style-name="ce1">
            <text:p>326729,7309</text:p>
          </table:table-cell>
          <table:table-cell office:value-type="float" office:value="804629.73090000008" table:style-name="ce1">
            <text:p>804629,7309</text:p>
          </table:table-cell>
          <table:table-cell office:value-type="float" office:value="1722365.7187000001" table:style-name="ce1">
            <text:p>1722365,719</text:p>
          </table:table-cell>
          <table:table-cell office:value-type="float" office:value="3093501.7848000005" table:style-name="ce1">
            <text:p>3093501,785</text:p>
          </table:table-cell>
          <table:table-cell office:value-type="float" office:value="4640601.7846999997" table:style-name="ce1">
            <text:p>4640601,785</text:p>
          </table:table-cell>
          <table:table-cell office:value-type="float" office:value="6114801.7846000008" table:style-name="ce1">
            <text:p>6114801,785</text:p>
          </table:table-cell>
          <table:table-cell office:value-type="float" office:value="7354101.7847000007" table:style-name="ce1">
            <text:p>7354101,785</text:p>
          </table:table-cell>
          <table:table-cell office:value-type="float" office:value="8587044.1660999991" table:style-name="ce1">
            <text:p>8587044,166</text:p>
          </table:table-cell>
          <table:table-cell office:value-type="float" office:value="9763183.4118000008" table:style-name="ce1">
            <text:p>9763183,412</text:p>
          </table:table-cell>
          <table:table-cell office:value-type="float" office:value="10825438.834199999" table:style-name="ce1">
            <text:p>10825438,8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999617999999998" table:style-name="ce1">
            <text:p>-70,999618</text:p>
          </table:table-cell>
          <table:table-cell office:value-type="float" office:value="-27.674880999999999" table:style-name="ce1">
            <text:p>-27,674881</text:p>
          </table:table-cell>
          <table:table-cell office:value-type="float" office:value="234900.00009999998" table:style-name="ce1">
            <text:p>234900,0001</text:p>
          </table:table-cell>
          <table:table-cell office:value-type="float" office:value="672300" table:style-name="ce1">
            <text:p>672300</text:p>
          </table:table-cell>
          <table:table-cell office:value-type="float" office:value="1714764.0121000002" table:style-name="ce1">
            <text:p>1714764,012</text:p>
          </table:table-cell>
          <table:table-cell office:value-type="float" office:value="3368180.6371999998" table:style-name="ce1">
            <text:p>3368180,637</text:p>
          </table:table-cell>
          <table:table-cell office:value-type="float" office:value="5132069.7510000002" table:style-name="ce1">
            <text:p>5132069,751</text:p>
          </table:table-cell>
          <table:table-cell office:value-type="float" office:value="6962669.7509000003" table:style-name="ce1">
            <text:p>6962669,751</text:p>
          </table:table-cell>
          <table:table-cell office:value-type="float" office:value="8599169.4233000018" table:style-name="ce1">
            <text:p>8599169,423</text:p>
          </table:table-cell>
          <table:table-cell office:value-type="float" office:value="10162469.4233" table:style-name="ce1">
            <text:p>10162469,42</text:p>
          </table:table-cell>
          <table:table-cell office:value-type="float" office:value="11812406.5766" table:style-name="ce1">
            <text:p>11812406,58</text:p>
          </table:table-cell>
          <table:table-cell office:value-type="float" office:value="13309715.1149" table:style-name="ce1">
            <text:p>13309715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916878999999994" table:style-name="ce1">
            <text:p>-70,916879</text:p>
          </table:table-cell>
          <table:table-cell office:value-type="float" office:value="-27.316583999999999" table:style-name="ce1">
            <text:p>-27,316584</text:p>
          </table:table-cell>
          <table:table-cell office:value-type="float" office:value="48600" table:style-name="ce1">
            <text:p>48600</text:p>
          </table:table-cell>
          <table:table-cell office:value-type="float" office:value="178200" table:style-name="ce1">
            <text:p>178200</text:p>
          </table:table-cell>
          <table:table-cell office:value-type="float" office:value="615600" table:style-name="ce1">
            <text:p>615600</text:p>
          </table:table-cell>
          <table:table-cell office:value-type="float" office:value="1505583.3748999999" table:style-name="ce1">
            <text:p>1505583,375</text:p>
          </table:table-cell>
          <table:table-cell office:value-type="float" office:value="3289494.2612000001" table:style-name="ce1">
            <text:p>3289494,261</text:p>
          </table:table-cell>
          <table:table-cell office:value-type="float" office:value="5921994.2612999994" table:style-name="ce1">
            <text:p>5921994,261</text:p>
          </table:table-cell>
          <table:table-cell office:value-type="float" office:value="8108694.5886999993" table:style-name="ce1">
            <text:p>8108694,589</text:p>
          </table:table-cell>
          <table:table-cell office:value-type="float" office:value="9761094.5888" table:style-name="ce1">
            <text:p>9761094,589</text:p>
          </table:table-cell>
          <table:table-cell office:value-type="float" office:value="11260418.1899" table:style-name="ce1">
            <text:p>11260418,19</text:p>
          </table:table-cell>
          <table:table-cell office:value-type="float" office:value="12370154.2292" table:style-name="ce1">
            <text:p>12370154,2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866101999999998" table:style-name="ce1">
            <text:p>-70,866102</text:p>
          </table:table-cell>
          <table:table-cell office:value-type="float" office:value="-26.962040999999999" table:style-name="ce1">
            <text:p>-26,962041</text:p>
          </table:table-cell>
          <table:table-cell office:value-type="float" office:value="291600" table:style-name="ce1">
            <text:p>291600</text:p>
          </table:table-cell>
          <table:table-cell office:value-type="float" office:value="882900" table:style-name="ce1">
            <text:p>882900</text:p>
          </table:table-cell>
          <table:table-cell office:value-type="float" office:value="2106000.0000999998" table:style-name="ce1">
            <text:p>2106000</text:p>
          </table:table-cell>
          <table:table-cell office:value-type="float" office:value="3624820.3600000003" table:style-name="ce1">
            <text:p>3624820,36</text:p>
          </table:table-cell>
          <table:table-cell office:value-type="float" office:value="5350120.3600000003" table:style-name="ce1">
            <text:p>5350120,36</text:p>
          </table:table-cell>
          <table:table-cell office:value-type="float" office:value="7391320.3599999994" table:style-name="ce1">
            <text:p>7391320,36</text:p>
          </table:table-cell>
          <table:table-cell office:value-type="float" office:value="9108520.3598999996" table:style-name="ce1">
            <text:p>9108520,36</text:p>
          </table:table-cell>
          <table:table-cell office:value-type="float" office:value="10785220.3599" table:style-name="ce1">
            <text:p>10785220,36</text:p>
          </table:table-cell>
          <table:table-cell office:value-type="float" office:value="12421420.3598" table:style-name="ce1">
            <text:p>12421420,36</text:p>
          </table:table-cell>
          <table:table-cell office:value-type="float" office:value="13879420.359900001" table:style-name="ce1">
            <text:p>13879420,3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734885000000006" table:style-name="ce1">
            <text:p>-70,734885</text:p>
          </table:table-cell>
          <table:table-cell office:value-type="float" office:value="-26.608343000000001" table:style-name="ce1">
            <text:p>-26,608343</text:p>
          </table:table-cell>
          <table:table-cell office:value-type="float" office:value="186300" table:style-name="ce1">
            <text:p>186300</text:p>
          </table:table-cell>
          <table:table-cell office:value-type="float" office:value="591300" table:style-name="ce1">
            <text:p>591300</text:p>
          </table:table-cell>
          <table:table-cell office:value-type="float" office:value="1417500.0001000001" table:style-name="ce1">
            <text:p>1417500</text:p>
          </table:table-cell>
          <table:table-cell office:value-type="float" office:value="2539279.6401999998" table:style-name="ce1">
            <text:p>2539279,64</text:p>
          </table:table-cell>
          <table:table-cell office:value-type="float" office:value="3963810.5898000002" table:style-name="ce1">
            <text:p>3963810,59</text:p>
          </table:table-cell>
          <table:table-cell office:value-type="float" office:value="5654116.5914000003" table:style-name="ce1">
            <text:p>5654116,591</text:p>
          </table:table-cell>
          <table:table-cell office:value-type="float" office:value="6945997.5340999998" table:style-name="ce1">
            <text:p>6945997,534</text:p>
          </table:table-cell>
          <table:table-cell office:value-type="float" office:value="7934197.5342000006" table:style-name="ce1">
            <text:p>7934197,534</text:p>
          </table:table-cell>
          <table:table-cell office:value-type="float" office:value="8849497.5341999996" table:style-name="ce1">
            <text:p>8849497,534</text:p>
          </table:table-cell>
          <table:table-cell office:value-type="float" office:value="9961653.4177999999" table:style-name="ce1">
            <text:p>9961653,41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651583000000002" table:style-name="ce1">
            <text:p>-70,651583</text:p>
          </table:table-cell>
          <table:table-cell office:value-type="float" office:value="-26.220873999999998" table:style-name="ce1">
            <text:p>-26,220874</text:p>
          </table:table-cell>
          <table:table-cell office:value-type="float" office:value="550800" table:style-name="ce1">
            <text:p>550800</text:p>
          </table:table-cell>
          <table:table-cell office:value-type="float" office:value="1352699.9998899999" table:style-name="ce1">
            <text:p>1352700</text:p>
          </table:table-cell>
          <table:table-cell office:value-type="float" office:value="2316599.9999899999" table:style-name="ce1">
            <text:p>2316600</text:p>
          </table:table-cell>
          <table:table-cell office:value-type="float" office:value="3555900.0000299998" table:style-name="ce1">
            <text:p>3555900</text:p>
          </table:table-cell>
          <table:table-cell office:value-type="float" office:value="5557669.0503400005" table:style-name="ce1">
            <text:p>5557669,05</text:p>
          </table:table-cell>
          <table:table-cell office:value-type="float" office:value="7674363.0487799998" table:style-name="ce1">
            <text:p>7674363,049</text:p>
          </table:table-cell>
          <table:table-cell office:value-type="float" office:value="10043682.106179999" table:style-name="ce1">
            <text:p>10043682,11</text:p>
          </table:table-cell>
          <table:table-cell office:value-type="float" office:value="11770063.293849999" table:style-name="ce1">
            <text:p>11770063,29</text:p>
          </table:table-cell>
          <table:table-cell office:value-type="float" office:value="13195663.293650001" table:style-name="ce1">
            <text:p>13195663,29</text:p>
          </table:table-cell>
          <table:table-cell office:value-type="float" office:value="14424315.90305" table:style-name="ce1">
            <text:p>14424315,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652131999999995" table:style-name="ce1">
            <text:p>-70,652132</text:p>
          </table:table-cell>
          <table:table-cell office:value-type="float" office:value="-25.839575" table:style-name="ce1">
            <text:p>-25,839575</text:p>
          </table:table-cell>
          <table:table-cell office:value-type="float" office:value="461700" table:style-name="ce1">
            <text:p>461700</text:p>
          </table:table-cell>
          <table:table-cell office:value-type="float" office:value="1093500.0001000001" table:style-name="ce1">
            <text:p>1093500</text:p>
          </table:table-cell>
          <table:table-cell office:value-type="float" office:value="2041200.0002000001" table:style-name="ce1">
            <text:p>2041200</text:p>
          </table:table-cell>
          <table:table-cell office:value-type="float" office:value="2929380.9829999995" table:style-name="ce1">
            <text:p>2929380,983</text:p>
          </table:table-cell>
          <table:table-cell office:value-type="float" office:value="3742782.1863999995" table:style-name="ce1">
            <text:p>3742782,186</text:p>
          </table:table-cell>
          <table:table-cell office:value-type="float" office:value="4520835.4847000008" table:style-name="ce1">
            <text:p>4520835,485</text:p>
          </table:table-cell>
          <table:table-cell office:value-type="float" office:value="5136435.4847000008" table:style-name="ce1">
            <text:p>5136435,485</text:p>
          </table:table-cell>
          <table:table-cell office:value-type="float" office:value="5718554.2968000006" table:style-name="ce1">
            <text:p>5718554,297</text:p>
          </table:table-cell>
          <table:table-cell office:value-type="float" office:value="6155954.2967999997" table:style-name="ce1">
            <text:p>6155954,297</text:p>
          </table:table-cell>
          <table:table-cell office:value-type="float" office:value="6504345.8038000008" table:style-name="ce1">
            <text:p>6504345,80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559629000000001" table:style-name="ce1">
            <text:p>-70,559629</text:p>
          </table:table-cell>
          <table:table-cell office:value-type="float" office:value="-25.484192" table:style-name="ce1">
            <text:p>-25,484192</text:p>
          </table:table-cell>
          <table:table-cell office:value-type="float" office:value="745200" table:style-name="ce1">
            <text:p>745200</text:p>
          </table:table-cell>
          <table:table-cell office:value-type="float" office:value="1556174.3067000001" table:style-name="ce1">
            <text:p>1556174,307</text:p>
          </table:table-cell>
          <table:table-cell office:value-type="float" office:value="2447174.3067000001" table:style-name="ce1">
            <text:p>2447174,307</text:p>
          </table:table-cell>
          <table:table-cell office:value-type="float" office:value="3446293.3239999996" table:style-name="ce1">
            <text:p>3446293,324</text:p>
          </table:table-cell>
          <table:table-cell office:value-type="float" office:value="4358192.1204000004" table:style-name="ce1">
            <text:p>4358192,12</text:p>
          </table:table-cell>
          <table:table-cell office:value-type="float" office:value="5192038.8222999992" table:style-name="ce1">
            <text:p>5192038,822</text:p>
          </table:table-cell>
          <table:table-cell office:value-type="float" office:value="5896738.8223999999" table:style-name="ce1">
            <text:p>5896738,822</text:p>
          </table:table-cell>
          <table:table-cell office:value-type="float" office:value="6560938.8222999992" table:style-name="ce1">
            <text:p>6560938,822</text:p>
          </table:table-cell>
          <table:table-cell office:value-type="float" office:value="7127938.8221999994" table:style-name="ce1">
            <text:p>7127938,822</text:p>
          </table:table-cell>
          <table:table-cell office:value-type="float" office:value="7711138.8220999995" table:style-name="ce1">
            <text:p>7711138,82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477292000000006" table:style-name="ce1">
            <text:p>-70,477292</text:p>
          </table:table-cell>
          <table:table-cell office:value-type="float" office:value="-25.121794000000001" table:style-name="ce1">
            <text:p>-25,121794</text:p>
          </table:table-cell>
          <table:table-cell office:value-type="float" office:value="1268478.6477000001" table:style-name="ce1">
            <text:p>1268478,648</text:p>
          </table:table-cell>
          <table:table-cell office:value-type="float" office:value="2498704.3408999997" table:style-name="ce1">
            <text:p>2498704,341</text:p>
          </table:table-cell>
          <table:table-cell office:value-type="float" office:value="3771855.1105" table:style-name="ce1">
            <text:p>3771855,111</text:p>
          </table:table-cell>
          <table:table-cell office:value-type="float" office:value="4743855.1103999997" table:style-name="ce1">
            <text:p>4743855,11</text:p>
          </table:table-cell>
          <table:table-cell office:value-type="float" office:value="5651055.1104000006" table:style-name="ce1">
            <text:p>5651055,11</text:p>
          </table:table-cell>
          <table:table-cell office:value-type="float" office:value="6396255.1103999997" table:style-name="ce1">
            <text:p>6396255,11</text:p>
          </table:table-cell>
          <table:table-cell office:value-type="float" office:value="7254855.1105000004" table:style-name="ce1">
            <text:p>7254855,111</text:p>
          </table:table-cell>
          <table:table-cell office:value-type="float" office:value="8024355.1105000013" table:style-name="ce1">
            <text:p>8024355,111</text:p>
          </table:table-cell>
          <table:table-cell office:value-type="float" office:value="8777655.1104000024" table:style-name="ce1">
            <text:p>8777655,11</text:p>
          </table:table-cell>
          <table:table-cell office:value-type="float" office:value="9417555.1104000006" table:style-name="ce1">
            <text:p>9417555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537780999999995" table:style-name="ce1">
            <text:p>-70,537781</text:p>
          </table:table-cell>
          <table:table-cell office:value-type="float" office:value="-24.728621" table:style-name="ce1">
            <text:p>-24,728621</text:p>
          </table:table-cell>
          <table:table-cell office:value-type="float" office:value="699821.35219999996" table:style-name="ce1">
            <text:p>699821,3522</text:p>
          </table:table-cell>
          <table:table-cell office:value-type="float" office:value="1347821.3522000001" table:style-name="ce1">
            <text:p>1347821,352</text:p>
          </table:table-cell>
          <table:table-cell office:value-type="float" office:value="2245470.5826000003" table:style-name="ce1">
            <text:p>2245470,583</text:p>
          </table:table-cell>
          <table:table-cell office:value-type="float" office:value="3023070.5827000001" table:style-name="ce1">
            <text:p>3023070,583</text:p>
          </table:table-cell>
          <table:table-cell office:value-type="float" office:value="3988664.9498999999" table:style-name="ce1">
            <text:p>3988664,95</text:p>
          </table:table-cell>
          <table:table-cell office:value-type="float" office:value="4693364.9498999994" table:style-name="ce1">
            <text:p>4693364,95</text:p>
          </table:table-cell>
          <table:table-cell office:value-type="float" office:value="5398064.9498000005" table:style-name="ce1">
            <text:p>5398064,95</text:p>
          </table:table-cell>
          <table:table-cell office:value-type="float" office:value="5859764.9498000005" table:style-name="ce1">
            <text:p>5859764,95</text:p>
          </table:table-cell>
          <table:table-cell office:value-type="float" office:value="6337664.9499000004" table:style-name="ce1">
            <text:p>6337664,95</text:p>
          </table:table-cell>
          <table:table-cell office:value-type="float" office:value="6783164.9499000004" table:style-name="ce1">
            <text:p>6783164,9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532692999999995" table:style-name="ce1">
            <text:p>-70,532693</text:p>
          </table:table-cell>
          <table:table-cell office:value-type="float" office:value="-24.328764" table:style-name="ce1">
            <text:p>-24,328764</text:p>
          </table:table-cell>
          <table:table-cell office:value-type="float" office:value="963899.99990000005" table:style-name="ce1">
            <text:p>963899,9999</text:p>
          </table:table-cell>
          <table:table-cell office:value-type="float" office:value="1660486.6458000001" table:style-name="ce1">
            <text:p>1660486,646</text:p>
          </table:table-cell>
          <table:table-cell office:value-type="float" office:value="2632486.6458000001" table:style-name="ce1">
            <text:p>2632486,646</text:p>
          </table:table-cell>
          <table:table-cell office:value-type="float" office:value="3588286.6458000001" table:style-name="ce1">
            <text:p>3588286,646</text:p>
          </table:table-cell>
          <table:table-cell office:value-type="float" office:value="4315592.2785999998" table:style-name="ce1">
            <text:p>4315592,279</text:p>
          </table:table-cell>
          <table:table-cell office:value-type="float" office:value="4907054.6599000003" table:style-name="ce1">
            <text:p>4907054,66</text:p>
          </table:table-cell>
          <table:table-cell office:value-type="float" office:value="5384954.6599000003" table:style-name="ce1">
            <text:p>5384954,66</text:p>
          </table:table-cell>
          <table:table-cell office:value-type="float" office:value="6016754.6599000003" table:style-name="ce1">
            <text:p>6016754,66</text:p>
          </table:table-cell>
          <table:table-cell office:value-type="float" office:value="6365054.6599000003" table:style-name="ce1">
            <text:p>6365054,66</text:p>
          </table:table-cell>
          <table:table-cell office:value-type="float" office:value="6810165.9281000001" table:style-name="ce1">
            <text:p>6810165,92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478036000000003" table:style-name="ce1">
            <text:p>-70,478036</text:p>
          </table:table-cell>
          <table:table-cell office:value-type="float" office:value="-23.932310999999999" table:style-name="ce1">
            <text:p>-23,932311</text:p>
          </table:table-cell>
          <table:table-cell office:value-type="float" office:value="469800" table:style-name="ce1">
            <text:p>469800</text:p>
          </table:table-cell>
          <table:table-cell office:value-type="float" office:value="1156968.7565000001" table:style-name="ce1">
            <text:p>1156968,757</text:p>
          </table:table-cell>
          <table:table-cell office:value-type="float" office:value="1715868.7565000001" table:style-name="ce1">
            <text:p>1715868,757</text:p>
          </table:table-cell>
          <table:table-cell office:value-type="float" office:value="2299068.7565000001" table:style-name="ce1">
            <text:p>2299068,757</text:p>
          </table:table-cell>
          <table:table-cell office:value-type="float" office:value="2809368.7565000001" table:style-name="ce1">
            <text:p>2809368,757</text:p>
          </table:table-cell>
          <table:table-cell office:value-type="float" office:value="3230273.1246000002" table:style-name="ce1">
            <text:p>3230273,125</text:p>
          </table:table-cell>
          <table:table-cell office:value-type="float" office:value="3538073.1247" table:style-name="ce1">
            <text:p>3538073,125</text:p>
          </table:table-cell>
          <table:table-cell office:value-type="float" office:value="3910673.1247" table:style-name="ce1">
            <text:p>3910673,125</text:p>
          </table:table-cell>
          <table:table-cell office:value-type="float" office:value="4121273.1247" table:style-name="ce1">
            <text:p>4121273,125</text:p>
          </table:table-cell>
          <table:table-cell office:value-type="float" office:value="4324161.8564999998" table:style-name="ce1">
            <text:p>4324161,85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493334000000004" table:style-name="ce1">
            <text:p>-70,493334</text:p>
          </table:table-cell>
          <table:table-cell office:value-type="float" office:value="-23.620587" table:style-name="ce1">
            <text:p>-23,620587</text:p>
          </table:table-cell>
          <table:table-cell office:value-type="float" office:value="405000" table:style-name="ce1">
            <text:p>405000</text:p>
          </table:table-cell>
          <table:table-cell office:value-type="float" office:value="1297344.5973999999" table:style-name="ce1">
            <text:p>1297344,597</text:p>
          </table:table-cell>
          <table:table-cell office:value-type="float" office:value="2436608.3997" table:style-name="ce1">
            <text:p>2436608,4</text:p>
          </table:table-cell>
          <table:table-cell office:value-type="float" office:value="3424808.3999000001" table:style-name="ce1">
            <text:p>3424808,4</text:p>
          </table:table-cell>
          <table:table-cell office:value-type="float" office:value="4461608.3998000007" table:style-name="ce1">
            <text:p>4461608,4</text:p>
          </table:table-cell>
          <table:table-cell office:value-type="float" office:value="5495627.6216999991" table:style-name="ce1">
            <text:p>5495627,622</text:p>
          </table:table-cell>
          <table:table-cell office:value-type="float" office:value="6572927.6217999989" table:style-name="ce1">
            <text:p>6572927,622</text:p>
          </table:table-cell>
          <table:table-cell office:value-type="float" office:value="7455827.6216999991" table:style-name="ce1">
            <text:p>7455827,622</text:p>
          </table:table-cell>
          <table:table-cell office:value-type="float" office:value="8120027.6216999991" table:style-name="ce1">
            <text:p>8120027,622</text:p>
          </table:table-cell>
          <table:table-cell office:value-type="float" office:value="8792327.6217" table:style-name="ce1">
            <text:p>8792327,62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560085000000001" table:style-name="ce1">
            <text:p>-70,560085</text:p>
          </table:table-cell>
          <table:table-cell office:value-type="float" office:value="-23.340973000000002" table:style-name="ce1">
            <text:p>-23,340973</text:p>
          </table:table-cell>
          <table:table-cell office:value-type="float" office:value="267300" table:style-name="ce1">
            <text:p>267300</text:p>
          </table:table-cell>
          <table:table-cell office:value-type="float" office:value="1015043.9628" table:style-name="ce1">
            <text:p>1015043,963</text:p>
          </table:table-cell>
          <table:table-cell office:value-type="float" office:value="1746880.1603199998" table:style-name="ce1">
            <text:p>1746880,16</text:p>
          </table:table-cell>
          <table:table-cell office:value-type="float" office:value="2637880.1604200001" table:style-name="ce1">
            <text:p>2637880,16</text:p>
          </table:table-cell>
          <table:table-cell office:value-type="float" office:value="3601780.1603199998" table:style-name="ce1">
            <text:p>3601780,16</text:p>
          </table:table-cell>
          <table:table-cell office:value-type="float" office:value="4155494.1890199999" table:style-name="ce1">
            <text:p>4155494,189</text:p>
          </table:table-cell>
          <table:table-cell office:value-type="float" office:value="4698194.1889199996" table:style-name="ce1">
            <text:p>4698194,189</text:p>
          </table:table-cell>
          <table:table-cell office:value-type="float" office:value="5224694.1890200004" table:style-name="ce1">
            <text:p>5224694,189</text:p>
          </table:table-cell>
          <table:table-cell office:value-type="float" office:value="5767394.1890200004" table:style-name="ce1">
            <text:p>5767394,189</text:p>
          </table:table-cell>
          <table:table-cell office:value-type="float" office:value="6463994.1890199995" table:style-name="ce1">
            <text:p>6463994,18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465885999999998" table:style-name="ce1">
            <text:p>-70,465886</text:p>
          </table:table-cell>
          <table:table-cell office:value-type="float" office:value="-23.097379" table:style-name="ce1">
            <text:p>-23,097379</text:p>
          </table:table-cell>
          <table:table-cell office:value-type="float" office:value="267300" table:style-name="ce1">
            <text:p>267300</text:p>
          </table:table-cell>
          <table:table-cell office:value-type="float" office:value="742656.03709999996" table:style-name="ce1">
            <text:p>742656,0371</text:p>
          </table:table-cell>
          <table:table-cell office:value-type="float" office:value="1350156.0370999998" table:style-name="ce1">
            <text:p>1350156,037</text:p>
          </table:table-cell>
          <table:table-cell office:value-type="float" office:value="1981956.0371999999" table:style-name="ce1">
            <text:p>1981956,037</text:p>
          </table:table-cell>
          <table:table-cell office:value-type="float" office:value="2719056.0372000006" table:style-name="ce1">
            <text:p>2719056,037</text:p>
          </table:table-cell>
          <table:table-cell office:value-type="float" office:value="3341148.5017000008" table:style-name="ce1">
            <text:p>3341148,502</text:p>
          </table:table-cell>
          <table:table-cell office:value-type="float" office:value="3843377.1165000005" table:style-name="ce1">
            <text:p>3843377,117</text:p>
          </table:table-cell>
          <table:table-cell office:value-type="float" office:value="4272677.1165000005" table:style-name="ce1">
            <text:p>4272677,117</text:p>
          </table:table-cell>
          <table:table-cell office:value-type="float" office:value="4653377.1165000005" table:style-name="ce1">
            <text:p>4653377,117</text:p>
          </table:table-cell>
          <table:table-cell office:value-type="float" office:value="4969277.1164999995" table:style-name="ce1">
            <text:p>4969277,11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311750000000004" table:style-name="ce1">
            <text:p>-70,31175</text:p>
          </table:table-cell>
          <table:table-cell office:value-type="float" office:value="-22.817933" table:style-name="ce1">
            <text:p>-22,817933</text:p>
          </table:table-cell>
          <table:table-cell office:value-type="float" office:value="542700" table:style-name="ce1">
            <text:p>542700</text:p>
          </table:table-cell>
          <table:table-cell office:value-type="float" office:value="1263600" table:style-name="ce1">
            <text:p>1263600</text:p>
          </table:table-cell>
          <table:table-cell office:value-type="float" office:value="2299078.2387999999" table:style-name="ce1">
            <text:p>2299078,239</text:p>
          </table:table-cell>
          <table:table-cell office:value-type="float" office:value="3279178.2388000004" table:style-name="ce1">
            <text:p>3279178,239</text:p>
          </table:table-cell>
          <table:table-cell office:value-type="float" office:value="4089178.2388000004" table:style-name="ce1">
            <text:p>4089178,239</text:p>
          </table:table-cell>
          <table:table-cell office:value-type="float" office:value="4827885.7742999997" table:style-name="ce1">
            <text:p>4827885,774</text:p>
          </table:table-cell>
          <table:table-cell office:value-type="float" office:value="5386757.1593000013" table:style-name="ce1">
            <text:p>5386757,159</text:p>
          </table:table-cell>
          <table:table-cell office:value-type="float" office:value="6010457.1592999995" table:style-name="ce1">
            <text:p>6010457,159</text:p>
          </table:table-cell>
          <table:table-cell office:value-type="float" office:value="6520757.1591999996" table:style-name="ce1">
            <text:p>6520757,159</text:p>
          </table:table-cell>
          <table:table-cell office:value-type="float" office:value="6909557.1592000006" table:style-name="ce1">
            <text:p>6909557,15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253640000000004" table:style-name="ce1">
            <text:p>-70,25364</text:p>
          </table:table-cell>
          <table:table-cell office:value-type="float" office:value="-22.410305000000001" table:style-name="ce1">
            <text:p>-22,410305</text:p>
          </table:table-cell>
          <table:table-cell office:value-type="float" office:value="907200" table:style-name="ce1">
            <text:p>907200</text:p>
          </table:table-cell>
          <table:table-cell office:value-type="float" office:value="2081700" table:style-name="ce1">
            <text:p>2081700</text:p>
          </table:table-cell>
          <table:table-cell office:value-type="float" office:value="3233221.7611999996" table:style-name="ce1">
            <text:p>3233221,761</text:p>
          </table:table-cell>
          <table:table-cell office:value-type="float" office:value="4091821.7610999998" table:style-name="ce1">
            <text:p>4091821,761</text:p>
          </table:table-cell>
          <table:table-cell office:value-type="float" office:value="5007121.7610999998" table:style-name="ce1">
            <text:p>5007121,761</text:p>
          </table:table-cell>
          <table:table-cell office:value-type="float" office:value="5833321.7611999996" table:style-name="ce1">
            <text:p>5833321,761</text:p>
          </table:table-cell>
          <table:table-cell office:value-type="float" office:value="6335521.7611999996" table:style-name="ce1">
            <text:p>6335521,761</text:p>
          </table:table-cell>
          <table:table-cell office:value-type="float" office:value="7016064.7039999999" table:style-name="ce1">
            <text:p>7016064,704</text:p>
          </table:table-cell>
          <table:table-cell office:value-type="float" office:value="7591164.7039999999" table:style-name="ce1">
            <text:p>7591164,704</text:p>
          </table:table-cell>
          <table:table-cell office:value-type="float" office:value="8133864.7040999997" table:style-name="ce1">
            <text:p>8133864,70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89695" table:style-name="ce1">
            <text:p>-70,189695</text:p>
          </table:table-cell>
          <table:table-cell office:value-type="float" office:value="-21.996758" table:style-name="ce1">
            <text:p>-21,996758</text:p>
          </table:table-cell>
          <table:table-cell office:value-type="float" office:value="518400" table:style-name="ce1">
            <text:p>518400</text:p>
          </table:table-cell>
          <table:table-cell office:value-type="float" office:value="1328400" table:style-name="ce1">
            <text:p>1328400</text:p>
          </table:table-cell>
          <table:table-cell office:value-type="float" office:value="2154600" table:style-name="ce1">
            <text:p>2154600</text:p>
          </table:table-cell>
          <table:table-cell office:value-type="float" office:value="3126599.9999999995" table:style-name="ce1">
            <text:p>3126600</text:p>
          </table:table-cell>
          <table:table-cell office:value-type="float" office:value="4024215.7193999998" table:style-name="ce1">
            <text:p>4024215,719</text:p>
          </table:table-cell>
          <table:table-cell office:value-type="float" office:value="4785615.7193999998" table:style-name="ce1">
            <text:p>4785615,719</text:p>
          </table:table-cell>
          <table:table-cell office:value-type="float" office:value="5538915.7193999998" table:style-name="ce1">
            <text:p>5538915,719</text:p>
          </table:table-cell>
          <table:table-cell office:value-type="float" office:value="6065272.7765999995" table:style-name="ce1">
            <text:p>6065272,777</text:p>
          </table:table-cell>
          <table:table-cell office:value-type="float" office:value="6486472.7765999995" table:style-name="ce1">
            <text:p>6486472,777</text:p>
          </table:table-cell>
          <table:table-cell office:value-type="float" office:value="6931972.7766999993" table:style-name="ce1">
            <text:p>6931972,77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09370999999996" table:style-name="ce1">
            <text:p>-70,109371</text:p>
          </table:table-cell>
          <table:table-cell office:value-type="float" office:value="-21.595531999999999" table:style-name="ce1">
            <text:p>-21,595532</text:p>
          </table:table-cell>
          <table:table-cell office:value-type="float" office:value="461700" table:style-name="ce1">
            <text:p>461700</text:p>
          </table:table-cell>
          <table:table-cell office:value-type="float" office:value="1231199.9998999999" table:style-name="ce1">
            <text:p>1231200</text:p>
          </table:table-cell>
          <table:table-cell office:value-type="float" office:value="2308226.2314000004" table:style-name="ce1">
            <text:p>2308226,231</text:p>
          </table:table-cell>
          <table:table-cell office:value-type="float" office:value="3385526.2313999995" table:style-name="ce1">
            <text:p>3385526,231</text:p>
          </table:table-cell>
          <table:table-cell office:value-type="float" office:value="4691110.5119999992" table:style-name="ce1">
            <text:p>4691110,512</text:p>
          </table:table-cell>
          <table:table-cell office:value-type="float" office:value="5911419.4982000003" table:style-name="ce1">
            <text:p>5911419,498</text:p>
          </table:table-cell>
          <table:table-cell office:value-type="float" office:value="6915819.4525000006" table:style-name="ce1">
            <text:p>6915819,453</text:p>
          </table:table-cell>
          <table:table-cell office:value-type="float" office:value="7904019.4524999987" table:style-name="ce1">
            <text:p>7904019,453</text:p>
          </table:table-cell>
          <table:table-cell office:value-type="float" office:value="8838311.2664000001" table:style-name="ce1">
            <text:p>8838311,266</text:p>
          </table:table-cell>
          <table:table-cell office:value-type="float" office:value="9680143.8244000003" table:style-name="ce1">
            <text:p>9680143,82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16504000000006" table:style-name="ce1">
            <text:p>-70,116504</text:p>
          </table:table-cell>
          <table:table-cell office:value-type="float" office:value="-21.203562999999999" table:style-name="ce1">
            <text:p>-21,203563</text:p>
          </table:table-cell>
          <table:table-cell office:value-type="float" office:value="785700.00010000006" table:style-name="ce1">
            <text:p>785700,0001</text:p>
          </table:table-cell>
          <table:table-cell office:value-type="float" office:value="2029118.0830000001" table:style-name="ce1">
            <text:p>2029118,083</text:p>
          </table:table-cell>
          <table:table-cell office:value-type="float" office:value="3456860.7496999996" table:style-name="ce1">
            <text:p>3456860,75</text:p>
          </table:table-cell>
          <table:table-cell office:value-type="float" office:value="5012060.7497000005" table:style-name="ce1">
            <text:p>5012060,75</text:p>
          </table:table-cell>
          <table:table-cell office:value-type="float" office:value="6591057.3026999999" table:style-name="ce1">
            <text:p>6591057,303</text:p>
          </table:table-cell>
          <table:table-cell office:value-type="float" office:value="8149171.4712000005" table:style-name="ce1">
            <text:p>8149171,471</text:p>
          </table:table-cell>
          <table:table-cell office:value-type="float" office:value="9590971.5168999992" table:style-name="ce1">
            <text:p>9590971,517</text:p>
          </table:table-cell>
          <table:table-cell office:value-type="float" office:value="10805971.516899999" table:style-name="ce1">
            <text:p>10805971,52</text:p>
          </table:table-cell>
          <table:table-cell office:value-type="float" office:value="12066779.7029" table:style-name="ce1">
            <text:p>12066779,7</text:p>
          </table:table-cell>
          <table:table-cell office:value-type="float" office:value="13079847.144999998" table:style-name="ce1">
            <text:p>13079847,1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78759999999997" table:style-name="ce1">
            <text:p>-70,17876</text:p>
          </table:table-cell>
          <table:table-cell office:value-type="float" office:value="-20.812899999999999" table:style-name="ce1">
            <text:p>-20,8129</text:p>
          </table:table-cell>
          <table:table-cell office:value-type="float" office:value="437399.9999" table:style-name="ce1">
            <text:p>437399,9999</text:p>
          </table:table-cell>
          <table:table-cell office:value-type="float" office:value="959781.9169999999" table:style-name="ce1">
            <text:p>959781,917</text:p>
          </table:table-cell>
          <table:table-cell office:value-type="float" office:value="1889413.0188999998" table:style-name="ce1">
            <text:p>1889413,019</text:p>
          </table:table-cell>
          <table:table-cell office:value-type="float" office:value="3274513.0189" table:style-name="ce1">
            <text:p>3274513,019</text:p>
          </table:table-cell>
          <table:table-cell office:value-type="float" office:value="4773516.4656000007" table:style-name="ce1">
            <text:p>4773516,466</text:p>
          </table:table-cell>
          <table:table-cell office:value-type="float" office:value="6153239.1928999992" table:style-name="ce1">
            <text:p>6153239,193</text:p>
          </table:table-cell>
          <table:table-cell office:value-type="float" office:value="7230539.1927999994" table:style-name="ce1">
            <text:p>7230539,193</text:p>
          </table:table-cell>
          <table:table-cell office:value-type="float" office:value="8251139.1927999994" table:style-name="ce1">
            <text:p>8251139,193</text:p>
          </table:table-cell>
          <table:table-cell office:value-type="float" office:value="9144564.4251000006" table:style-name="ce1">
            <text:p>9144564,425</text:p>
          </table:table-cell>
          <table:table-cell office:value-type="float" office:value="9986964.4250000007" table:style-name="ce1">
            <text:p>9986964,42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75552999999994" table:style-name="ce1">
            <text:p>-70,175553</text:p>
          </table:table-cell>
          <table:table-cell office:value-type="float" office:value="-20.412578" table:style-name="ce1">
            <text:p>-20,412578</text:p>
          </table:table-cell>
          <table:table-cell office:value-type="float" office:value="178199.9999" table:style-name="ce1">
            <text:p>178199,9999</text:p>
          </table:table-cell>
          <table:table-cell office:value-type="float" office:value="615600" table:style-name="ce1">
            <text:p>615600</text:p>
          </table:table-cell>
          <table:table-cell office:value-type="float" office:value="1287900" table:style-name="ce1">
            <text:p>1287900</text:p>
          </table:table-cell>
          <table:table-cell office:value-type="float" office:value="2349012.7165000001" table:style-name="ce1">
            <text:p>2349012,717</text:p>
          </table:table-cell>
          <table:table-cell office:value-type="float" office:value="3734112.7165000006" table:style-name="ce1">
            <text:p>3734112,717</text:p>
          </table:table-cell>
          <table:table-cell office:value-type="float" office:value="5059666.8347000005" table:style-name="ce1">
            <text:p>5059666,835</text:p>
          </table:table-cell>
          <table:table-cell office:value-type="float" office:value="5991166.8345999997" table:style-name="ce1">
            <text:p>5991166,835</text:p>
          </table:table-cell>
          <table:table-cell office:value-type="float" office:value="6778889.4742999999" table:style-name="ce1">
            <text:p>6778889,474</text:p>
          </table:table-cell>
          <table:table-cell office:value-type="float" office:value="7562164.2423" table:style-name="ce1">
            <text:p>7562164,242</text:p>
          </table:table-cell>
          <table:table-cell office:value-type="float" office:value="8410039.5266999993" table:style-name="ce1">
            <text:p>8410039,52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57516000000001" table:style-name="ce1">
            <text:p>-70,157516</text:p>
          </table:table-cell>
          <table:table-cell office:value-type="float" office:value="-19.997302999999999" table:style-name="ce1">
            <text:p>-19,997303</text:p>
          </table:table-cell>
          <table:table-cell office:value-type="float" office:value="461700" table:style-name="ce1">
            <text:p>461700</text:p>
          </table:table-cell>
          <table:table-cell office:value-type="float" office:value="1077300" table:style-name="ce1">
            <text:p>1077300</text:p>
          </table:table-cell>
          <table:table-cell office:value-type="float" office:value="1830600" table:style-name="ce1">
            <text:p>1830600</text:p>
          </table:table-cell>
          <table:table-cell office:value-type="float" office:value="2656787.2834000001" table:style-name="ce1">
            <text:p>2656787,283</text:p>
          </table:table-cell>
          <table:table-cell office:value-type="float" office:value="3645053.5411999999" table:style-name="ce1">
            <text:p>3645053,541</text:p>
          </table:table-cell>
          <table:table-cell office:value-type="float" office:value="4472693.7641000003" table:style-name="ce1">
            <text:p>4472693,764</text:p>
          </table:table-cell>
          <table:table-cell office:value-type="float" office:value="5622893.7641000003" table:style-name="ce1">
            <text:p>5622893,764</text:p>
          </table:table-cell>
          <table:table-cell office:value-type="float" office:value="6495671.1245000008" table:style-name="ce1">
            <text:p>6495671,125</text:p>
          </table:table-cell>
          <table:table-cell office:value-type="float" office:value="7248971.1244000001" table:style-name="ce1">
            <text:p>7248971,124</text:p>
          </table:table-cell>
          <table:table-cell office:value-type="float" office:value="7834288.0845999997" table:style-name="ce1">
            <text:p>7834288,08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197794999999999" table:style-name="ce1">
            <text:p>-70,197795</text:p>
          </table:table-cell>
          <table:table-cell office:value-type="float" office:value="-19.579834000000002" table:style-name="ce1">
            <text:p>-19,579834</text:p>
          </table:table-cell>
          <table:table-cell office:value-type="float" office:value="121499.9999" table:style-name="ce1">
            <text:p>121499,9999</text:p>
          </table:table-cell>
          <table:table-cell office:value-type="float" office:value="348299.9999" table:style-name="ce1">
            <text:p>348299,9999</text:p>
          </table:table-cell>
          <table:table-cell office:value-type="float" office:value="834299.99989999994" table:style-name="ce1">
            <text:p>834299,9999</text:p>
          </table:table-cell>
          <table:table-cell office:value-type="float" office:value="1458000" table:style-name="ce1">
            <text:p>1458000</text:p>
          </table:table-cell>
          <table:table-cell office:value-type="float" office:value="2438033.7419999996" table:style-name="ce1">
            <text:p>2438033,742</text:p>
          </table:table-cell>
          <table:table-cell office:value-type="float" office:value="3651593.5192999998" table:style-name="ce1">
            <text:p>3651593,519</text:p>
          </table:table-cell>
          <table:table-cell office:value-type="float" office:value="5009155.0943999998" table:style-name="ce1">
            <text:p>5009155,094</text:p>
          </table:table-cell>
          <table:table-cell office:value-type="float" office:value="6289432.9474000009" table:style-name="ce1">
            <text:p>6289432,947</text:p>
          </table:table-cell>
          <table:table-cell office:value-type="float" office:value="7212832.9473999999" table:style-name="ce1">
            <text:p>7212832,947</text:p>
          </table:table-cell>
          <table:table-cell office:value-type="float" office:value="8071940.7028000001" table:style-name="ce1">
            <text:p>8071940,70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272951000000006" table:style-name="ce1">
            <text:p>-70,272951</text:p>
          </table:table-cell>
          <table:table-cell office:value-type="float" office:value="-19.165724000000001" table:style-name="ce1">
            <text:p>-19,165724</text:p>
          </table:table-cell>
          <table:table-cell office:value-type="float" office:value="97200" table:style-name="ce1">
            <text:p>97200</text:p>
          </table:table-cell>
          <table:table-cell office:value-type="float" office:value="202500" table:style-name="ce1">
            <text:p>202500</text:p>
          </table:table-cell>
          <table:table-cell office:value-type="float" office:value="364500" table:style-name="ce1">
            <text:p>364500</text:p>
          </table:table-cell>
          <table:table-cell office:value-type="float" office:value="672300" table:style-name="ce1">
            <text:p>672300</text:p>
          </table:table-cell>
          <table:table-cell office:value-type="float" office:value="1036800" table:style-name="ce1">
            <text:p>1036800</text:p>
          </table:table-cell>
          <table:table-cell office:value-type="float" office:value="1547100" table:style-name="ce1">
            <text:p>1547100</text:p>
          </table:table-cell>
          <table:table-cell office:value-type="float" office:value="2336038.4249" table:style-name="ce1">
            <text:p>2336038,425</text:p>
          </table:table-cell>
          <table:table-cell office:value-type="float" office:value="3129360.5717000002" table:style-name="ce1">
            <text:p>3129360,572</text:p>
          </table:table-cell>
          <table:table-cell office:value-type="float" office:value="3979860.5718" table:style-name="ce1">
            <text:p>3979860,572</text:p>
          </table:table-cell>
          <table:table-cell office:value-type="float" office:value="4571160.5718" table:style-name="ce1">
            <text:p>4571160,57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319069999999996" table:style-name="ce1">
            <text:p>-70,31907</text:p>
          </table:table-cell>
          <table:table-cell office:value-type="float" office:value="-18.749403000000001" table:style-name="ce1">
            <text:p>-18,749403</text:p>
          </table:table-cell>
          <table:table-cell office:value-type="float" office:value="32400" table:style-name="ce1">
            <text:p>32400</text:p>
          </table:table-cell>
          <table:table-cell office:value-type="float" office:value="89100" table:style-name="ce1">
            <text:p>89100</text:p>
          </table:table-cell>
          <table:table-cell office:value-type="float" office:value="194400" table:style-name="ce1">
            <text:p>194400</text:p>
          </table:table-cell>
          <table:table-cell office:value-type="float" office:value="324000" table:style-name="ce1">
            <text:p>324000</text:p>
          </table:table-cell>
          <table:table-cell office:value-type="float" office:value="486000" table:style-name="ce1">
            <text:p>486000</text:p>
          </table:table-cell>
          <table:table-cell office:value-type="float" office:value="745200" table:style-name="ce1">
            <text:p>745200</text:p>
          </table:table-cell>
          <table:table-cell office:value-type="float" office:value="988200.00009999995" table:style-name="ce1">
            <text:p>988200,0001</text:p>
          </table:table-cell>
          <table:table-cell office:value-type="float" office:value="1174500.0001000001" table:style-name="ce1">
            <text:p>1174500</text:p>
          </table:table-cell>
          <table:table-cell office:value-type="float" office:value="1393200.0000999998" table:style-name="ce1">
            <text:p>1393200</text:p>
          </table:table-cell>
          <table:table-cell office:value-type="float" office:value="1733400" table:style-name="ce1">
            <text:p>173340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448430000000002" table:style-name="ce1">
            <text:p>-70,44843</text:p>
          </table:table-cell>
          <table:table-cell office:value-type="float" office:value="-18.380231999999999" table:style-name="ce1">
            <text:p>-18,380232</text:p>
          </table:table-cell>
          <table:table-cell office:value-type="float" office:value="32400" table:style-name="ce1">
            <text:p>32400</text:p>
          </table:table-cell>
          <table:table-cell office:value-type="float" office:value="48600" table:style-name="ce1">
            <text:p>48600</text:p>
          </table:table-cell>
          <table:table-cell office:value-type="float" office:value="153900.0001" table:style-name="ce1">
            <text:p>153900,0001</text:p>
          </table:table-cell>
          <table:table-cell office:value-type="float" office:value="275400" table:style-name="ce1">
            <text:p>275400</text:p>
          </table:table-cell>
          <table:table-cell office:value-type="float" office:value="469800" table:style-name="ce1">
            <text:p>469800</text:p>
          </table:table-cell>
          <table:table-cell office:value-type="float" office:value="761400" table:style-name="ce1">
            <text:p>761400</text:p>
          </table:table-cell>
          <table:table-cell office:value-type="float" office:value="1231200" table:style-name="ce1">
            <text:p>1231200</text:p>
          </table:table-cell>
          <table:table-cell office:value-type="float" office:value="1984307.5162" table:style-name="ce1">
            <text:p>1984307,516</text:p>
          </table:table-cell>
          <table:table-cell office:value-type="float" office:value="2664707.5162" table:style-name="ce1">
            <text:p>2664707,516</text:p>
          </table:table-cell>
          <table:table-cell office:value-type="float" office:value="4203707.5160999997" table:style-name="ce1">
            <text:p>4203707,516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0.737640999999996" table:style-name="ce1">
            <text:p>-70,737641</text:p>
          </table:table-cell>
          <table:table-cell office:value-type="float" office:value="-18.090931000000001" table:style-name="ce1">
            <text:p>-18,090931</text:p>
          </table:table-cell>
          <table:table-cell office:value-type="float" office:value="72900" table:style-name="ce1">
            <text:p>72900</text:p>
          </table:table-cell>
          <table:table-cell office:value-type="float" office:value="251100" table:style-name="ce1">
            <text:p>251100</text:p>
          </table:table-cell>
          <table:table-cell office:value-type="float" office:value="469800" table:style-name="ce1">
            <text:p>469800</text:p>
          </table:table-cell>
          <table:table-cell office:value-type="float" office:value="891000.00010000006" table:style-name="ce1">
            <text:p>891000,0001</text:p>
          </table:table-cell>
          <table:table-cell office:value-type="float" office:value="1830600" table:style-name="ce1">
            <text:p>1830600</text:p>
          </table:table-cell>
          <table:table-cell office:value-type="float" office:value="3564000" table:style-name="ce1">
            <text:p>3564000</text:p>
          </table:table-cell>
          <table:table-cell office:value-type="float" office:value="5173679.8995000003" table:style-name="ce1">
            <text:p>5173679,9</text:p>
          </table:table-cell>
          <table:table-cell office:value-type="float" office:value="6810506.8731000004" table:style-name="ce1">
            <text:p>6810506,873</text:p>
          </table:table-cell>
          <table:table-cell office:value-type="float" office:value="8406206.8730999995" table:style-name="ce1">
            <text:p>8406206,873</text:p>
          </table:table-cell>
          <table:table-cell office:value-type="float" office:value="9791306.8730999995" table:style-name="ce1">
            <text:p>9791306,873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1.093487999999994" table:style-name="ce1">
            <text:p>-71,093488</text:p>
          </table:table-cell>
          <table:table-cell office:value-type="float" office:value="-17.842759000000001" table:style-name="ce1">
            <text:p>-17,842759</text:p>
          </table:table-cell>
          <table:table-cell office:value-type="float" office:value="161999.9999" table:style-name="ce1">
            <text:p>161999,9999</text:p>
          </table:table-cell>
          <table:table-cell office:value-type="float" office:value="599399.99989999994" table:style-name="ce1">
            <text:p>599399,9999</text:p>
          </table:table-cell>
          <table:table-cell office:value-type="float" office:value="1798199.9998999999" table:style-name="ce1">
            <text:p>1798200</text:p>
          </table:table-cell>
          <table:table-cell office:value-type="float" office:value="3661199.9999000006" table:style-name="ce1">
            <text:p>3661200</text:p>
          </table:table-cell>
          <table:table-cell office:value-type="float" office:value="6091199.9997999994" table:style-name="ce1">
            <text:p>6091200</text:p>
          </table:table-cell>
          <table:table-cell office:value-type="float" office:value="8530866.814600002" table:style-name="ce1">
            <text:p>8530866,815</text:p>
          </table:table-cell>
          <table:table-cell office:value-type="float" office:value="12396786.9153" table:style-name="ce1">
            <text:p>12396786,92</text:p>
          </table:table-cell>
          <table:table-cell office:value-type="float" office:value="17952952.4252" table:style-name="ce1">
            <text:p>17952952,43</text:p>
          </table:table-cell>
          <table:table-cell office:value-type="float" office:value="22642852.4252" table:style-name="ce1">
            <text:p>22642852,43</text:p>
          </table:table-cell>
          <table:table-cell office:value-type="float" office:value="25087408.7907" table:style-name="ce1">
            <text:p>25087408,79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1.367293000000004" table:style-name="ce1">
            <text:p>-71,367293</text:p>
          </table:table-cell>
          <table:table-cell office:value-type="float" office:value="-17.540488" table:style-name="ce1">
            <text:p>-17,540488</text:p>
          </table:table-cell>
          <table:table-cell office:value-type="float" office:value="153900" table:style-name="ce1">
            <text:p>153900</text:p>
          </table:table-cell>
          <table:table-cell office:value-type="float" office:value="405000" table:style-name="ce1">
            <text:p>405000</text:p>
          </table:table-cell>
          <table:table-cell office:value-type="float" office:value="729000" table:style-name="ce1">
            <text:p>729000</text:p>
          </table:table-cell>
          <table:table-cell office:value-type="float" office:value="1312200" table:style-name="ce1">
            <text:p>1312200</text:p>
          </table:table-cell>
          <table:table-cell office:value-type="float" office:value="2138400" table:style-name="ce1">
            <text:p>2138400</text:p>
          </table:table-cell>
          <table:table-cell office:value-type="float" office:value="3197933.1853" table:style-name="ce1">
            <text:p>3197933,185</text:p>
          </table:table-cell>
          <table:table-cell office:value-type="float" office:value="4528151.8409000002" table:style-name="ce1">
            <text:p>4528151,841</text:p>
          </table:table-cell>
          <table:table-cell office:value-type="float" office:value="5743151.8408000004" table:style-name="ce1">
            <text:p>5743151,841</text:p>
          </table:table-cell>
          <table:table-cell office:value-type="float" office:value="6796151.8408000004" table:style-name="ce1">
            <text:p>6796151,841</text:p>
          </table:table-cell>
          <table:table-cell office:value-type="float" office:value="7680695.4756000005" table:style-name="ce1">
            <text:p>7680695,476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1.652480999999995" table:style-name="ce1">
            <text:p>-71,652481</text:p>
          </table:table-cell>
          <table:table-cell office:value-type="float" office:value="-17.266112" table:style-name="ce1">
            <text:p>-17,266112</text:p>
          </table:table-cell>
          <table:table-cell office:value-type="float" office:value="32400" table:style-name="ce1">
            <text:p>32400</text:p>
          </table:table-cell>
          <table:table-cell office:value-type="float" office:value="153900" table:style-name="ce1">
            <text:p>153900</text:p>
          </table:table-cell>
          <table:table-cell office:value-type="float" office:value="469799.99990000005" table:style-name="ce1">
            <text:p>469799,9999</text:p>
          </table:table-cell>
          <table:table-cell office:value-type="float" office:value="1020599.9998999999" table:style-name="ce1">
            <text:p>1020600</text:p>
          </table:table-cell>
          <table:table-cell office:value-type="float" office:value="1725300" table:style-name="ce1">
            <text:p>1725300</text:p>
          </table:table-cell>
          <table:table-cell office:value-type="float" office:value="2981828.0662999996" table:style-name="ce1">
            <text:p>2981828,066</text:p>
          </table:table-cell>
          <table:table-cell office:value-type="float" office:value="4458824.0663999999" table:style-name="ce1">
            <text:p>4458824,066</text:p>
          </table:table-cell>
          <table:table-cell office:value-type="float" office:value="5965424.066399999" table:style-name="ce1">
            <text:p>5965424,066</text:p>
          </table:table-cell>
          <table:table-cell office:value-type="float" office:value="9474364.2865999993" table:style-name="ce1">
            <text:p>9474364,287</text:p>
          </table:table-cell>
          <table:table-cell office:value-type="float" office:value="15028458.084000001" table:style-name="ce1">
            <text:p>15028458,0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2.024488000000005" table:style-name="ce1">
            <text:p>-72,024488</text:p>
          </table:table-cell>
          <table:table-cell office:value-type="float" office:value="-17.05067" table:style-name="ce1">
            <text:p>-17,05067</text:p>
          </table:table-cell>
          <table:table-cell office:value-type="float" office:value="81000" table:style-name="ce1">
            <text:p>81000</text:p>
          </table:table-cell>
          <table:table-cell office:value-type="float" office:value="226800" table:style-name="ce1">
            <text:p>226800</text:p>
          </table:table-cell>
          <table:table-cell office:value-type="float" office:value="429300" table:style-name="ce1">
            <text:p>429300</text:p>
          </table:table-cell>
          <table:table-cell office:value-type="float" office:value="826200" table:style-name="ce1">
            <text:p>826200</text:p>
          </table:table-cell>
          <table:table-cell office:value-type="float" office:value="1336500" table:style-name="ce1">
            <text:p>1336500</text:p>
          </table:table-cell>
          <table:table-cell office:value-type="float" office:value="2145471.9336000001" table:style-name="ce1">
            <text:p>2145471,934</text:p>
          </table:table-cell>
          <table:table-cell office:value-type="float" office:value="3355857.2781000002" table:style-name="ce1">
            <text:p>3355857,278</text:p>
          </table:table-cell>
          <table:table-cell office:value-type="float" office:value="4651857.2781000007" table:style-name="ce1">
            <text:p>4651857,278</text:p>
          </table:table-cell>
          <table:table-cell office:value-type="float" office:value="6343757.0345000001" table:style-name="ce1">
            <text:p>6343757,035</text:p>
          </table:table-cell>
          <table:table-cell office:value-type="float" office:value="9902163.2370999996" table:style-name="ce1">
            <text:p>9902163,23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2.378688999999994" table:style-name="ce1">
            <text:p>-72,378689</text:p>
          </table:table-cell>
          <table:table-cell office:value-type="float" office:value="-16.798670000000001" table:style-name="ce1">
            <text:p>-16,79867</text:p>
          </table:table-cell>
          <table:table-cell office:value-type="float" office:value="622765.64840000006" table:style-name="ce1">
            <text:p>622765,6484</text:p>
          </table:table-cell>
          <table:table-cell office:value-type="float" office:value="1422563.8265" table:style-name="ce1">
            <text:p>1422563,827</text:p>
          </table:table-cell>
          <table:table-cell office:value-type="float" office:value="2305463.8265000004" table:style-name="ce1">
            <text:p>2305463,827</text:p>
          </table:table-cell>
          <table:table-cell office:value-type="float" office:value="3253163.8265000004" table:style-name="ce1">
            <text:p>3253163,827</text:p>
          </table:table-cell>
          <table:table-cell office:value-type="float" office:value="4549163.8265000004" table:style-name="ce1">
            <text:p>4549163,827</text:p>
          </table:table-cell>
          <table:table-cell office:value-type="float" office:value="5820863.8265000014" table:style-name="ce1">
            <text:p>5820863,827</text:p>
          </table:table-cell>
          <table:table-cell office:value-type="float" office:value="7124963.8265000014" table:style-name="ce1">
            <text:p>7124963,827</text:p>
          </table:table-cell>
          <table:table-cell office:value-type="float" office:value="8510063.8266000003" table:style-name="ce1">
            <text:p>8510063,827</text:p>
          </table:table-cell>
          <table:table-cell office:value-type="float" office:value="9384223.8498999998" table:style-name="ce1">
            <text:p>9384223,85</text:p>
          </table:table-cell>
          <table:table-cell office:value-type="float" office:value="10437223.8498" table:style-name="ce1">
            <text:p>10437223,8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2.758658999999994" table:style-name="ce1">
            <text:p>-72,758659</text:p>
          </table:table-cell>
          <table:table-cell office:value-type="float" office:value="-16.598234999999999" table:style-name="ce1">
            <text:p>-16,598235</text:p>
          </table:table-cell>
          <table:table-cell office:value-type="float" office:value="802834.35159999994" table:style-name="ce1">
            <text:p>802834,3516</text:p>
          </table:table-cell>
          <table:table-cell office:value-type="float" office:value="1856650.8160000001" table:style-name="ce1">
            <text:p>1856650,816</text:p>
          </table:table-cell>
          <table:table-cell office:value-type="float" office:value="10005228.179500001" table:style-name="ce1">
            <text:p>10005228,18</text:p>
          </table:table-cell>
          <table:table-cell office:value-type="float" office:value="21126528.179499999" table:style-name="ce1">
            <text:p>21126528,18</text:p>
          </table:table-cell>
          <table:table-cell office:value-type="float" office:value="29315628.179499999" table:style-name="ce1">
            <text:p>29315628,18</text:p>
          </table:table-cell>
          <table:table-cell office:value-type="float" office:value="34645428.1796" table:style-name="ce1">
            <text:p>34645428,18</text:p>
          </table:table-cell>
          <table:table-cell office:value-type="float" office:value="38193228.179599985" table:style-name="ce1">
            <text:p>38193228,18</text:p>
          </table:table-cell>
          <table:table-cell office:value-type="float" office:value="41190228.179599985" table:style-name="ce1">
            <text:p>41190228,18</text:p>
          </table:table-cell>
          <table:table-cell office:value-type="float" office:value="43628328.179700002" table:style-name="ce1">
            <text:p>43628328,18</text:p>
          </table:table-cell>
          <table:table-cell office:value-type="float" office:value="45904428.1796" table:style-name="ce1">
            <text:p>45904428,1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3.159535000000005" table:style-name="ce1">
            <text:p>-73,159535</text:p>
          </table:table-cell>
          <table:table-cell office:value-type="float" office:value="-16.423987" table:style-name="ce1">
            <text:p>-16,423987</text:p>
          </table:table-cell>
          <table:table-cell office:value-type="float" office:value="607499.99990000005" table:style-name="ce1">
            <text:p>607499,9999</text:p>
          </table:table-cell>
          <table:table-cell office:value-type="float" office:value="1143385.3574999999" table:style-name="ce1">
            <text:p>1143385,358</text:p>
          </table:table-cell>
          <table:table-cell office:value-type="float" office:value="1937207.9939000001" table:style-name="ce1">
            <text:p>1937207,994</text:p>
          </table:table-cell>
          <table:table-cell office:value-type="float" office:value="3265607.9937999998" table:style-name="ce1">
            <text:p>3265607,994</text:p>
          </table:table-cell>
          <table:table-cell office:value-type="float" office:value="4281959.9282999998" table:style-name="ce1">
            <text:p>4281959,928</text:p>
          </table:table-cell>
          <table:table-cell office:value-type="float" office:value="5610359.9283999996" table:style-name="ce1">
            <text:p>5610359,928</text:p>
          </table:table-cell>
          <table:table-cell office:value-type="float" office:value="6752459.9283000007" table:style-name="ce1">
            <text:p>6752459,928</text:p>
          </table:table-cell>
          <table:table-cell office:value-type="float" office:value="7724459.9283000007" table:style-name="ce1">
            <text:p>7724459,928</text:p>
          </table:table-cell>
          <table:table-cell office:value-type="float" office:value="8623559.9282000009" table:style-name="ce1">
            <text:p>8623559,928</text:p>
          </table:table-cell>
          <table:table-cell office:value-type="float" office:value="9467143.1383999996" table:style-name="ce1">
            <text:p>9467143,13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3.567875999999998" table:style-name="ce1">
            <text:p>-73,567876</text:p>
          </table:table-cell>
          <table:table-cell office:value-type="float" office:value="-16.251028000000002" table:style-name="ce1">
            <text:p>-16,251028</text:p>
          </table:table-cell>
          <table:table-cell office:value-type="float" office:value="720900" table:style-name="ce1">
            <text:p>720900</text:p>
          </table:table-cell>
          <table:table-cell office:value-type="float" office:value="1530899.9998999999" table:style-name="ce1">
            <text:p>1530900</text:p>
          </table:table-cell>
          <table:table-cell office:value-type="float" office:value="2770200" table:style-name="ce1">
            <text:p>2770200</text:p>
          </table:table-cell>
          <table:table-cell office:value-type="float" office:value="4066199.9999000002" table:style-name="ce1">
            <text:p>4066200</text:p>
          </table:table-cell>
          <table:table-cell office:value-type="float" office:value="5108528.361899999" table:style-name="ce1">
            <text:p>5108528,362</text:p>
          </table:table-cell>
          <table:table-cell office:value-type="float" office:value="6112928.3619999988" table:style-name="ce1">
            <text:p>6112928,362</text:p>
          </table:table-cell>
          <table:table-cell office:value-type="float" office:value="6793328.3620999986" table:style-name="ce1">
            <text:p>6793328,362</text:p>
          </table:table-cell>
          <table:table-cell office:value-type="float" office:value="7473728.3619999988" table:style-name="ce1">
            <text:p>7473728,362</text:p>
          </table:table-cell>
          <table:table-cell office:value-type="float" office:value="8024528.3620000007" table:style-name="ce1">
            <text:p>8024528,362</text:p>
          </table:table-cell>
          <table:table-cell office:value-type="float" office:value="8566045.151800001" table:style-name="ce1">
            <text:p>8566045,15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3.955399" table:style-name="ce1">
            <text:p>-73,955399</text:p>
          </table:table-cell>
          <table:table-cell office:value-type="float" office:value="-16.049271000000001" table:style-name="ce1">
            <text:p>-16,049271</text:p>
          </table:table-cell>
          <table:table-cell office:value-type="float" office:value="567000" table:style-name="ce1">
            <text:p>567000</text:p>
          </table:table-cell>
          <table:table-cell office:value-type="float" office:value="1336499.9998999999" table:style-name="ce1">
            <text:p>1336500</text:p>
          </table:table-cell>
          <table:table-cell office:value-type="float" office:value="2162700" table:style-name="ce1">
            <text:p>2162700</text:p>
          </table:table-cell>
          <table:table-cell office:value-type="float" office:value="3005099.9999999991" table:style-name="ce1">
            <text:p>3005100</text:p>
          </table:table-cell>
          <table:table-cell office:value-type="float" office:value="3757119.7034999994" table:style-name="ce1">
            <text:p>3757119,704</text:p>
          </table:table-cell>
          <table:table-cell office:value-type="float" office:value="4291719.7034" table:style-name="ce1">
            <text:p>4291719,703</text:p>
          </table:table-cell>
          <table:table-cell office:value-type="float" office:value="4672419.7034" table:style-name="ce1">
            <text:p>4672419,703</text:p>
          </table:table-cell>
          <table:table-cell office:value-type="float" office:value="5150319.7034999998" table:style-name="ce1">
            <text:p>5150319,704</text:p>
          </table:table-cell>
          <table:table-cell office:value-type="float" office:value="5688140.8208999997" table:style-name="ce1">
            <text:p>5688140,821</text:p>
          </table:table-cell>
          <table:table-cell office:value-type="float" office:value="6133640.8208999997" table:style-name="ce1">
            <text:p>6133640,821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4.317361000000005" table:style-name="ce1">
            <text:p>-74,317361</text:p>
          </table:table-cell>
          <table:table-cell office:value-type="float" office:value="-15.816858" table:style-name="ce1">
            <text:p>-15,816858</text:p>
          </table:table-cell>
          <table:table-cell office:value-type="float" office:value="365443.35889999999" table:style-name="ce1">
            <text:p>365443,3589</text:p>
          </table:table-cell>
          <table:table-cell office:value-type="float" office:value="971569.0588" table:style-name="ce1">
            <text:p>971569,0588</text:p>
          </table:table-cell>
          <table:table-cell office:value-type="float" office:value="2121758.5048000002" table:style-name="ce1">
            <text:p>2121758,505</text:p>
          </table:table-cell>
          <table:table-cell office:value-type="float" office:value="3045158.5048000002" table:style-name="ce1">
            <text:p>3045158,505</text:p>
          </table:table-cell>
          <table:table-cell office:value-type="float" office:value="3936158.5048000002" table:style-name="ce1">
            <text:p>3936158,505</text:p>
          </table:table-cell>
          <table:table-cell office:value-type="float" office:value="4665158.5048000002" table:style-name="ce1">
            <text:p>4665158,505</text:p>
          </table:table-cell>
          <table:table-cell office:value-type="float" office:value="5267798.3888000008" table:style-name="ce1">
            <text:p>5267798,389</text:p>
          </table:table-cell>
          <table:table-cell office:value-type="float" office:value="5761898.3887" table:style-name="ce1">
            <text:p>5761898,389</text:p>
          </table:table-cell>
          <table:table-cell office:value-type="float" office:value="6358077.2713000011" table:style-name="ce1">
            <text:p>6358077,271</text:p>
          </table:table-cell>
          <table:table-cell office:value-type="float" office:value="6908877.2713000011" table:style-name="ce1">
            <text:p>6908877,271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4.704701999999997" table:style-name="ce1">
            <text:p>-74,704702</text:p>
          </table:table-cell>
          <table:table-cell office:value-type="float" office:value="-15.618193" table:style-name="ce1">
            <text:p>-15,618193</text:p>
          </table:table-cell>
          <table:table-cell office:value-type="float" office:value="1175431.5125" table:style-name="ce1">
            <text:p>1175431,513</text:p>
          </table:table-cell>
          <table:table-cell office:value-type="float" office:value="3801205.8126000003" table:style-name="ce1">
            <text:p>3801205,813</text:p>
          </table:table-cell>
          <table:table-cell office:value-type="float" office:value="12565416.366300002" table:style-name="ce1">
            <text:p>12565416,37</text:p>
          </table:table-cell>
          <table:table-cell office:value-type="float" office:value="20227036.3101" table:style-name="ce1">
            <text:p>20227036,31</text:p>
          </table:table-cell>
          <table:table-cell office:value-type="float" office:value="28167999.002099998" table:style-name="ce1">
            <text:p>28167999</text:p>
          </table:table-cell>
          <table:table-cell office:value-type="float" office:value="34234899.002099998" table:style-name="ce1">
            <text:p>34234899</text:p>
          </table:table-cell>
          <table:table-cell office:value-type="float" office:value="38921559.118199997" table:style-name="ce1">
            <text:p>38921559,12</text:p>
          </table:table-cell>
          <table:table-cell office:value-type="float" office:value="43222659.118100002" table:style-name="ce1">
            <text:p>43222659,12</text:p>
          </table:table-cell>
          <table:table-cell office:value-type="float" office:value="46256790.015700005" table:style-name="ce1">
            <text:p>46256790,02</text:p>
          </table:table-cell>
          <table:table-cell office:value-type="float" office:value="49047240.587400004" table:style-name="ce1">
            <text:p>49047240,59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5.063866000000004" table:style-name="ce1">
            <text:p>-75,063866</text:p>
          </table:table-cell>
          <table:table-cell office:value-type="float" office:value="-15.380046" table:style-name="ce1">
            <text:p>-15,380046</text:p>
          </table:table-cell>
          <table:table-cell office:value-type="float" office:value="2168925.1287000002" table:style-name="ce1">
            <text:p>2168925,129</text:p>
          </table:table-cell>
          <table:table-cell office:value-type="float" office:value="4315425.1286000004" table:style-name="ce1">
            <text:p>4315425,129</text:p>
          </table:table-cell>
          <table:table-cell office:value-type="float" office:value="6348525.1287000002" table:style-name="ce1">
            <text:p>6348525,129</text:p>
          </table:table-cell>
          <table:table-cell office:value-type="float" office:value="8130510.5044999998" table:style-name="ce1">
            <text:p>8130510,505</text:p>
          </table:table-cell>
          <table:table-cell office:value-type="float" office:value="9512938.845900001" table:style-name="ce1">
            <text:p>9512938,846</text:p>
          </table:table-cell>
          <table:table-cell office:value-type="float" office:value="10777021.804400001" table:style-name="ce1">
            <text:p>10777021,8</text:p>
          </table:table-cell>
          <table:table-cell office:value-type="float" office:value="11863188.047700001" table:style-name="ce1">
            <text:p>11863188,05</text:p>
          </table:table-cell>
          <table:table-cell office:value-type="float" office:value="12755311.804200001" table:style-name="ce1">
            <text:p>12755311,8</text:p>
          </table:table-cell>
          <table:table-cell office:value-type="float" office:value="13406680.9066" table:style-name="ce1">
            <text:p>13406680,91</text:p>
          </table:table-cell>
          <table:table-cell office:value-type="float" office:value="13924971.924499998" table:style-name="ce1">
            <text:p>13924971,9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5.368870999999999" table:style-name="ce1">
            <text:p>-75,368871</text:p>
          </table:table-cell>
          <table:table-cell office:value-type="float" office:value="-15.075673" table:style-name="ce1">
            <text:p>-15,075673</text:p>
          </table:table-cell>
          <table:table-cell office:value-type="float" office:value="1287900" table:style-name="ce1">
            <text:p>1287900</text:p>
          </table:table-cell>
          <table:table-cell office:value-type="float" office:value="2535299.9999000002" table:style-name="ce1">
            <text:p>2535300</text:p>
          </table:table-cell>
          <table:table-cell office:value-type="float" office:value="3964526.8929000003" table:style-name="ce1">
            <text:p>3964526,893</text:p>
          </table:table-cell>
          <table:table-cell office:value-type="float" office:value="5458485.7743000006" table:style-name="ce1">
            <text:p>5458485,774</text:p>
          </table:table-cell>
          <table:table-cell office:value-type="float" office:value="6735958.6298000012" table:style-name="ce1">
            <text:p>6735958,63</text:p>
          </table:table-cell>
          <table:table-cell office:value-type="float" office:value="8063875.6712999996" table:style-name="ce1">
            <text:p>8063875,671</text:p>
          </table:table-cell>
          <table:table-cell office:value-type="float" office:value="9197109.4278999995" table:style-name="ce1">
            <text:p>9197109,428</text:p>
          </table:table-cell>
          <table:table-cell office:value-type="float" office:value="9924985.6712999996" table:style-name="ce1">
            <text:p>9924985,671</text:p>
          </table:table-cell>
          <table:table-cell office:value-type="float" office:value="10696042.909599999" table:style-name="ce1">
            <text:p>10696042,91</text:p>
          </table:table-cell>
          <table:table-cell office:value-type="float" office:value="11210430.430399999" table:style-name="ce1">
            <text:p>11210430,43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5.706031999999993" table:style-name="ce1">
            <text:p>-75,706032</text:p>
          </table:table-cell>
          <table:table-cell office:value-type="float" office:value="-14.798780000000001" table:style-name="ce1">
            <text:p>-14,79878</text:p>
          </table:table-cell>
          <table:table-cell office:value-type="float" office:value="988200.00010000006" table:style-name="ce1">
            <text:p>988200,0001</text:p>
          </table:table-cell>
          <table:table-cell office:value-type="float" office:value="2632499.9999000002" table:style-name="ce1">
            <text:p>2632500</text:p>
          </table:table-cell>
          <table:table-cell office:value-type="float" office:value="4597173.1069999998" table:style-name="ce1">
            <text:p>4597173,107</text:p>
          </table:table-cell>
          <table:table-cell office:value-type="float" office:value="6960018.0373999998" table:style-name="ce1">
            <text:p>6960018,037</text:p>
          </table:table-cell>
          <table:table-cell office:value-type="float" office:value="9601919.6755999997" table:style-name="ce1">
            <text:p>9601919,676</text:p>
          </table:table-cell>
          <table:table-cell office:value-type="float" office:value="12574619.675600002" table:style-name="ce1">
            <text:p>12574619,68</text:p>
          </table:table-cell>
          <table:table-cell office:value-type="float" office:value="14542919.6756" table:style-name="ce1">
            <text:p>14542919,68</text:p>
          </table:table-cell>
          <table:table-cell office:value-type="float" office:value="15798419.675500002" table:style-name="ce1">
            <text:p>15798419,68</text:p>
          </table:table-cell>
          <table:table-cell office:value-type="float" office:value="17133362.4373" table:style-name="ce1">
            <text:p>17133362,44</text:p>
          </table:table-cell>
          <table:table-cell office:value-type="float" office:value="18048733.327299997" table:style-name="ce1">
            <text:p>18048733,33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005234000000002" table:style-name="ce1">
            <text:p>-76,005234</text:p>
          </table:table-cell>
          <table:table-cell office:value-type="float" office:value="-14.501251" table:style-name="ce1">
            <text:p>-14,501251</text:p>
          </table:table-cell>
          <table:table-cell office:value-type="float" office:value="1109699.9999000002" table:style-name="ce1">
            <text:p>1109700</text:p>
          </table:table-cell>
          <table:table-cell office:value-type="float" office:value="3101325.1098999996" table:style-name="ce1">
            <text:p>3101325,11</text:p>
          </table:table-cell>
          <table:table-cell office:value-type="float" office:value="5863056.1327999998" table:style-name="ce1">
            <text:p>5863056,133</text:p>
          </table:table-cell>
          <table:table-cell office:value-type="float" office:value="9615170.1076999996" table:style-name="ce1">
            <text:p>9615170,108</text:p>
          </table:table-cell>
          <table:table-cell office:value-type="float" office:value="12345285.154199999" table:style-name="ce1">
            <text:p>12345285,15</text:p>
          </table:table-cell>
          <table:table-cell office:value-type="float" office:value="14242677.834899999" table:style-name="ce1">
            <text:p>14242677,83</text:p>
          </table:table-cell>
          <table:table-cell office:value-type="float" office:value="15319744.070300002" table:style-name="ce1">
            <text:p>15319744,07</text:p>
          </table:table-cell>
          <table:table-cell office:value-type="float" office:value="16478044.0702" table:style-name="ce1">
            <text:p>16478044,07</text:p>
          </table:table-cell>
          <table:table-cell office:value-type="float" office:value="17676844.070300002" table:style-name="ce1">
            <text:p>17676844,07</text:p>
          </table:table-cell>
          <table:table-cell office:value-type="float" office:value="18786544.070300002" table:style-name="ce1">
            <text:p>18786544,0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204550999999995" table:style-name="ce1">
            <text:p>-76,204551</text:p>
          </table:table-cell>
          <table:table-cell office:value-type="float" office:value="-14.128000999999999" table:style-name="ce1">
            <text:p>-14,128001</text:p>
          </table:table-cell>
          <table:table-cell office:value-type="float" office:value="324000" table:style-name="ce1">
            <text:p>324000</text:p>
          </table:table-cell>
          <table:table-cell office:value-type="float" office:value="1029674.89" table:style-name="ce1">
            <text:p>1029674,89</text:p>
          </table:table-cell>
          <table:table-cell office:value-type="float" office:value="4637755.0850000009" table:style-name="ce1">
            <text:p>4637755,085</text:p>
          </table:table-cell>
          <table:table-cell office:value-type="float" office:value="8033693.5170000009" table:style-name="ce1">
            <text:p>8033693,517</text:p>
          </table:table-cell>
          <table:table-cell office:value-type="float" office:value="10283477.686499998" table:style-name="ce1">
            <text:p>10283477,69</text:p>
          </table:table-cell>
          <table:table-cell office:value-type="float" office:value="11936285.6425" table:style-name="ce1">
            <text:p>11936285,64</text:p>
          </table:table-cell>
          <table:table-cell office:value-type="float" office:value="13159619.407299999" table:style-name="ce1">
            <text:p>13159619,41</text:p>
          </table:table-cell>
          <table:table-cell office:value-type="float" office:value="14227376.945600001" table:style-name="ce1">
            <text:p>14227376,95</text:p>
          </table:table-cell>
          <table:table-cell office:value-type="float" office:value="19647052.623599999" table:style-name="ce1">
            <text:p>19647052,62</text:p>
          </table:table-cell>
          <table:table-cell office:value-type="float" office:value="20648642.483499996" table:style-name="ce1">
            <text:p>20648642,4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265691000000004" table:style-name="ce1">
            <text:p>-76,265691</text:p>
          </table:table-cell>
          <table:table-cell office:value-type="float" office:value="-13.847797" table:style-name="ce1">
            <text:p>-13,847797</text:p>
          </table:table-cell>
          <table:table-cell office:value-type="float" office:value="606914.2855" table:style-name="ce1">
            <text:p>606914,2855</text:p>
          </table:table-cell>
          <table:table-cell office:value-type="float" office:value="1713432.9136999999" table:style-name="ce1">
            <text:p>1713432,914</text:p>
          </table:table-cell>
          <table:table-cell office:value-type="float" office:value="6982154.9594000001" table:style-name="ce1">
            <text:p>6982154,959</text:p>
          </table:table-cell>
          <table:table-cell office:value-type="float" office:value="9556015.0613000002" table:style-name="ce1">
            <text:p>9556015,061</text:p>
          </table:table-cell>
          <table:table-cell office:value-type="float" office:value="12082001.127900001" table:style-name="ce1">
            <text:p>12082001,13</text:p>
          </table:table-cell>
          <table:table-cell office:value-type="float" office:value="14650189.558500001" table:style-name="ce1">
            <text:p>14650189,56</text:p>
          </table:table-cell>
          <table:table-cell office:value-type="float" office:value="17238428.093000002" table:style-name="ce1">
            <text:p>17238428,09</text:p>
          </table:table-cell>
          <table:table-cell office:value-type="float" office:value="19636289.736499999" table:style-name="ce1">
            <text:p>19636289,74</text:p>
          </table:table-cell>
          <table:table-cell office:value-type="float" office:value="23585566.120200001" table:style-name="ce1">
            <text:p>23585566,12</text:p>
          </table:table-cell>
          <table:table-cell office:value-type="float" office:value="26306218.319700003" table:style-name="ce1">
            <text:p>26306218,3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239303000000007" table:style-name="ce1">
            <text:p>-76,239303</text:p>
          </table:table-cell>
          <table:table-cell office:value-type="float" office:value="-13.549827000000001" table:style-name="ce1">
            <text:p>-13,549827</text:p>
          </table:table-cell>
          <table:table-cell office:value-type="float" office:value="413100" table:style-name="ce1">
            <text:p>413100</text:p>
          </table:table-cell>
          <table:table-cell office:value-type="float" office:value="1628099.9997999999" table:style-name="ce1">
            <text:p>1628100</text:p>
          </table:table-cell>
          <table:table-cell office:value-type="float" office:value="4390199.9999000002" table:style-name="ce1">
            <text:p>4390200</text:p>
          </table:table-cell>
          <table:table-cell office:value-type="float" office:value="9461081.5858000014" table:style-name="ce1">
            <text:p>9461081,586</text:p>
          </table:table-cell>
          <table:table-cell office:value-type="float" office:value="18504230.776299998" table:style-name="ce1">
            <text:p>18504230,78</text:p>
          </table:table-cell>
          <table:table-cell office:value-type="float" office:value="26455541.708799999" table:style-name="ce1">
            <text:p>26455541,71</text:p>
          </table:table-cell>
          <table:table-cell office:value-type="float" office:value="32618462.060699999" table:style-name="ce1">
            <text:p>32618462,06</text:p>
          </table:table-cell>
          <table:table-cell office:value-type="float" office:value="37041062.060700007" table:style-name="ce1">
            <text:p>37041062,06</text:p>
          </table:table-cell>
          <table:table-cell office:value-type="float" office:value="40607592.646300003" table:style-name="ce1">
            <text:p>40607592,65</text:p>
          </table:table-cell>
          <table:table-cell office:value-type="float" office:value="44043681.952800006" table:style-name="ce1">
            <text:p>44043681,9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374007000000006" table:style-name="ce1">
            <text:p>-76,374007</text:p>
          </table:table-cell>
          <table:table-cell office:value-type="float" office:value="-13.166252999999999" table:style-name="ce1">
            <text:p>-13,166253</text:p>
          </table:table-cell>
          <table:table-cell office:value-type="float" office:value="259199.9999" table:style-name="ce1">
            <text:p>259199,9999</text:p>
          </table:table-cell>
          <table:table-cell office:value-type="float" office:value="655834.86300000001" table:style-name="ce1">
            <text:p>655834,863</text:p>
          </table:table-cell>
          <table:table-cell office:value-type="float" office:value="1781734.8630000001" table:style-name="ce1">
            <text:p>1781734,863</text:p>
          </table:table-cell>
          <table:table-cell office:value-type="float" office:value="6879780.0659000017" table:style-name="ce1">
            <text:p>6879780,066</text:p>
          </table:table-cell>
          <table:table-cell office:value-type="float" office:value="14737639.688200003" table:style-name="ce1">
            <text:p>14737639,69</text:p>
          </table:table-cell>
          <table:table-cell office:value-type="float" office:value="21967647.146400001" table:style-name="ce1">
            <text:p>21967647,15</text:p>
          </table:table-cell>
          <table:table-cell office:value-type="float" office:value="28465686.9452" table:style-name="ce1">
            <text:p>28465686,95</text:p>
          </table:table-cell>
          <table:table-cell office:value-type="float" office:value="33334355.385900002" table:style-name="ce1">
            <text:p>33334355,39</text:p>
          </table:table-cell>
          <table:table-cell office:value-type="float" office:value="37198055.385899998" table:style-name="ce1">
            <text:p>37198055,39</text:p>
          </table:table-cell>
          <table:table-cell office:value-type="float" office:value="40545424.020199999" table:style-name="ce1">
            <text:p>40545424,0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609194000000002" table:style-name="ce1">
            <text:p>-76,609194</text:p>
          </table:table-cell>
          <table:table-cell office:value-type="float" office:value="-12.800732" table:style-name="ce1">
            <text:p>-12,800732</text:p>
          </table:table-cell>
          <table:table-cell office:value-type="float" office:value="1190700" table:style-name="ce1">
            <text:p>1190700</text:p>
          </table:table-cell>
          <table:table-cell office:value-type="float" office:value="2543578.5941000003" table:style-name="ce1">
            <text:p>2543578,594</text:p>
          </table:table-cell>
          <table:table-cell office:value-type="float" office:value="6131878.5941000003" table:style-name="ce1">
            <text:p>6131878,594</text:p>
          </table:table-cell>
          <table:table-cell office:value-type="float" office:value="14422851.805599997" table:style-name="ce1">
            <text:p>14422851,81</text:p>
          </table:table-cell>
          <table:table-cell office:value-type="float" office:value="21383436.030199997" table:style-name="ce1">
            <text:p>21383436,03</text:p>
          </table:table-cell>
          <table:table-cell office:value-type="float" office:value="26797528.572299995" table:style-name="ce1">
            <text:p>26797528,57</text:p>
          </table:table-cell>
          <table:table-cell office:value-type="float" office:value="30110428.572099999" table:style-name="ce1">
            <text:p>30110428,57</text:p>
          </table:table-cell>
          <table:table-cell office:value-type="float" office:value="32920560.131500002" table:style-name="ce1">
            <text:p>32920560,13</text:p>
          </table:table-cell>
          <table:table-cell office:value-type="float" office:value="35660395.622500002" table:style-name="ce1">
            <text:p>35660395,62</text:p>
          </table:table-cell>
          <table:table-cell office:value-type="float" office:value="37962136.275300004" table:style-name="ce1">
            <text:p>37962136,2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6.827268000000004" table:style-name="ce1">
            <text:p>-76,827268</text:p>
          </table:table-cell>
          <table:table-cell office:value-type="float" office:value="-12.425568999999999" table:style-name="ce1">
            <text:p>-12,425569</text:p>
          </table:table-cell>
          <table:table-cell office:value-type="float" office:value="955799.99989999994" table:style-name="ce1">
            <text:p>955799,9999</text:p>
          </table:table-cell>
          <table:table-cell office:value-type="float" office:value="3693686.5428999998" table:style-name="ce1">
            <text:p>3693686,543</text:p>
          </table:table-cell>
          <table:table-cell office:value-type="float" office:value="8286386.5427000001" table:style-name="ce1">
            <text:p>8286386,543</text:p>
          </table:table-cell>
          <table:table-cell office:value-type="float" office:value="15414386.5427" table:style-name="ce1">
            <text:p>15414386,54</text:p>
          </table:table-cell>
          <table:table-cell office:value-type="float" office:value="22623929.350500003" table:style-name="ce1">
            <text:p>22623929,35</text:p>
          </table:table-cell>
          <table:table-cell office:value-type="float" office:value="28224049.781100001" table:style-name="ce1">
            <text:p>28224049,78</text:p>
          </table:table-cell>
          <table:table-cell office:value-type="float" office:value="32080045.079700001" table:style-name="ce1">
            <text:p>32080045,08</text:p>
          </table:table-cell>
          <table:table-cell office:value-type="float" office:value="36758123.418800004" table:style-name="ce1">
            <text:p>36758123,42</text:p>
          </table:table-cell>
          <table:table-cell office:value-type="float" office:value="40514487.927699998" table:style-name="ce1">
            <text:p>40514487,93</text:p>
          </table:table-cell>
          <table:table-cell office:value-type="float" office:value="43275247.274900004" table:style-name="ce1">
            <text:p>43275247,2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7.044848999999999" table:style-name="ce1">
            <text:p>-77,044849</text:p>
          </table:table-cell>
          <table:table-cell office:value-type="float" office:value="-12.088177" table:style-name="ce1">
            <text:p>-12,088177</text:p>
          </table:table-cell>
          <table:table-cell office:value-type="float" office:value="542699.99990000005" table:style-name="ce1">
            <text:p>542699,9999</text:p>
          </table:table-cell>
          <table:table-cell office:value-type="float" office:value="1931617.8664999998" table:style-name="ce1">
            <text:p>1931617,867</text:p>
          </table:table-cell>
          <table:table-cell office:value-type="float" office:value="3810817.8666000003" table:style-name="ce1">
            <text:p>3810817,867</text:p>
          </table:table-cell>
          <table:table-cell office:value-type="float" office:value="9991117.8664999995" table:style-name="ce1">
            <text:p>9991117,867</text:p>
          </table:table-cell>
          <table:table-cell office:value-type="float" office:value="17349931.211800002" table:style-name="ce1">
            <text:p>17349931,21</text:p>
          </table:table-cell>
          <table:table-cell office:value-type="float" office:value="23810710.781300001" table:style-name="ce1">
            <text:p>23810710,78</text:p>
          </table:table-cell>
          <table:table-cell office:value-type="float" office:value="28654115.482499998" table:style-name="ce1">
            <text:p>28654115,48</text:p>
          </table:table-cell>
          <table:table-cell office:value-type="float" office:value="32764537.1435" table:style-name="ce1">
            <text:p>32764537,14</text:p>
          </table:table-cell>
          <table:table-cell office:value-type="float" office:value="36498637.143600002" table:style-name="ce1">
            <text:p>36498637,14</text:p>
          </table:table-cell>
          <table:table-cell office:value-type="float" office:value="39309337.143600002" table:style-name="ce1">
            <text:p>39309337,1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7.219193000000004" table:style-name="ce1">
            <text:p>-77,219193</text:p>
          </table:table-cell>
          <table:table-cell office:value-type="float" office:value="-11.732241" table:style-name="ce1">
            <text:p>-11,732241</text:p>
          </table:table-cell>
          <table:table-cell office:value-type="float" office:value="1351037.7083000001" table:style-name="ce1">
            <text:p>1351037,708</text:p>
          </table:table-cell>
          <table:table-cell office:value-type="float" office:value="3445119.8418000001" table:style-name="ce1">
            <text:p>3445119,842</text:p>
          </table:table-cell>
          <table:table-cell office:value-type="float" office:value="6612219.8418000005" table:style-name="ce1">
            <text:p>6612219,842</text:p>
          </table:table-cell>
          <table:table-cell office:value-type="float" office:value="10451619.841800001" table:style-name="ce1">
            <text:p>10451619,84</text:p>
          </table:table-cell>
          <table:table-cell office:value-type="float" office:value="13845519.841800001" table:style-name="ce1">
            <text:p>13845519,84</text:p>
          </table:table-cell>
          <table:table-cell office:value-type="float" office:value="16105419.841800001" table:style-name="ce1">
            <text:p>16105419,84</text:p>
          </table:table-cell>
          <table:table-cell office:value-type="float" office:value="17603919.841899998" table:style-name="ce1">
            <text:p>17603919,84</text:p>
          </table:table-cell>
          <table:table-cell office:value-type="float" office:value="18779555.3387" table:style-name="ce1">
            <text:p>18779555,34</text:p>
          </table:table-cell>
          <table:table-cell office:value-type="float" office:value="19792055.3387" table:style-name="ce1">
            <text:p>19792055,34</text:p>
          </table:table-cell>
          <table:table-cell office:value-type="float" office:value="20585855.338600002" table:style-name="ce1">
            <text:p>20585855,3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7.472858000000002" table:style-name="ce1">
            <text:p>-77,472858</text:p>
          </table:table-cell>
          <table:table-cell office:value-type="float" office:value="-11.405889" table:style-name="ce1">
            <text:p>-11,405889</text:p>
          </table:table-cell>
          <table:table-cell office:value-type="float" office:value="8836714.3003000002" table:style-name="ce1">
            <text:p>8836714,3</text:p>
          </table:table-cell>
          <table:table-cell office:value-type="float" office:value="16552586.015899999" table:style-name="ce1">
            <text:p>16552586,02</text:p>
          </table:table-cell>
          <table:table-cell office:value-type="float" office:value="21453098.881000005" table:style-name="ce1">
            <text:p>21453098,88</text:p>
          </table:table-cell>
          <table:table-cell office:value-type="float" office:value="25788612.929299995" table:style-name="ce1">
            <text:p>25788612,93</text:p>
          </table:table-cell>
          <table:table-cell office:value-type="float" office:value="29273866.479999997" table:style-name="ce1">
            <text:p>29273866,48</text:p>
          </table:table-cell>
          <table:table-cell office:value-type="float" office:value="31967424.509999998" table:style-name="ce1">
            <text:p>31967424,51</text:p>
          </table:table-cell>
          <table:table-cell office:value-type="float" office:value="33859168.743600003" table:style-name="ce1">
            <text:p>33859168,74</text:p>
          </table:table-cell>
          <table:table-cell office:value-type="float" office:value="35590126.602500007" table:style-name="ce1">
            <text:p>35590126,6</text:p>
          </table:table-cell>
          <table:table-cell office:value-type="float" office:value="37109815.201900005" table:style-name="ce1">
            <text:p>37109815,2</text:p>
          </table:table-cell>
          <table:table-cell office:value-type="float" office:value="38201155.085299999" table:style-name="ce1">
            <text:p>38201155,09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7.678106" table:style-name="ce1">
            <text:p>-77,678106</text:p>
          </table:table-cell>
          <table:table-cell office:value-type="float" office:value="-11.084716999999999" table:style-name="ce1">
            <text:p>-11,084717</text:p>
          </table:table-cell>
          <table:table-cell office:value-type="float" office:value="737485.69939999992" table:style-name="ce1">
            <text:p>737485,6994</text:p>
          </table:table-cell>
          <table:table-cell office:value-type="float" office:value="3972813.9838999994" table:style-name="ce1">
            <text:p>3972813,984</text:p>
          </table:table-cell>
          <table:table-cell office:value-type="float" office:value="8755847.8271000013" table:style-name="ce1">
            <text:p>8755847,827</text:p>
          </table:table-cell>
          <table:table-cell office:value-type="float" office:value="13079233.779000001" table:style-name="ce1">
            <text:p>13079233,78</text:p>
          </table:table-cell>
          <table:table-cell office:value-type="float" office:value="17216080.228400003" table:style-name="ce1">
            <text:p>17216080,23</text:p>
          </table:table-cell>
          <table:table-cell office:value-type="float" office:value="21496622.198199999" table:style-name="ce1">
            <text:p>21496622,2</text:p>
          </table:table-cell>
          <table:table-cell office:value-type="float" office:value="25396377.964699998" table:style-name="ce1">
            <text:p>25396377,96</text:p>
          </table:table-cell>
          <table:table-cell office:value-type="float" office:value="28305584.608999997" table:style-name="ce1">
            <text:p>28305584,61</text:p>
          </table:table-cell>
          <table:table-cell office:value-type="float" office:value="30301296.009600002" table:style-name="ce1">
            <text:p>30301296,01</text:p>
          </table:table-cell>
          <table:table-cell office:value-type="float" office:value="31810056.1261" table:style-name="ce1">
            <text:p>31810056,13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7.823125000000005" table:style-name="ce1">
            <text:p>-77,823125</text:p>
          </table:table-cell>
          <table:table-cell office:value-type="float" office:value="-10.702836" table:style-name="ce1">
            <text:p>-10,702836</text:p>
          </table:table-cell>
          <table:table-cell office:value-type="float" office:value="319642.50260000001" table:style-name="ce1">
            <text:p>319642,5026</text:p>
          </table:table-cell>
          <table:table-cell office:value-type="float" office:value="772822.40460000001" table:style-name="ce1">
            <text:p>772822,4046</text:p>
          </table:table-cell>
          <table:table-cell office:value-type="float" office:value="1481575.6964" table:style-name="ce1">
            <text:p>1481575,696</text:p>
          </table:table-cell>
          <table:table-cell office:value-type="float" office:value="2566975.6965000001" table:style-name="ce1">
            <text:p>2566975,697</text:p>
          </table:table-cell>
          <table:table-cell office:value-type="float" office:value="4097875.6963" table:style-name="ce1">
            <text:p>4097875,696</text:p>
          </table:table-cell>
          <table:table-cell office:value-type="float" office:value="6576475.6963999998" table:style-name="ce1">
            <text:p>6576475,696</text:p>
          </table:table-cell>
          <table:table-cell office:value-type="float" office:value="10885675.696400002" table:style-name="ce1">
            <text:p>10885675,7</text:p>
          </table:table-cell>
          <table:table-cell office:value-type="float" office:value="15146275.6965" table:style-name="ce1">
            <text:p>15146275,7</text:p>
          </table:table-cell>
          <table:table-cell office:value-type="float" office:value="18807475.696500003" table:style-name="ce1">
            <text:p>18807475,7</text:p>
          </table:table-cell>
          <table:table-cell office:value-type="float" office:value="22711675.696400002" table:style-name="ce1">
            <text:p>22711675,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051252000000005" table:style-name="ce1">
            <text:p>-78,051252</text:p>
          </table:table-cell>
          <table:table-cell office:value-type="float" office:value="-10.323086999999999" table:style-name="ce1">
            <text:p>-10,323087</text:p>
          </table:table-cell>
          <table:table-cell office:value-type="float" office:value="919657.49749999994" table:style-name="ce1">
            <text:p>919657,4975</text:p>
          </table:table-cell>
          <table:table-cell office:value-type="float" office:value="1883977.5951999999" table:style-name="ce1">
            <text:p>1883977,595</text:p>
          </table:table-cell>
          <table:table-cell office:value-type="float" office:value="3204277.5953000002" table:style-name="ce1">
            <text:p>3204277,595</text:p>
          </table:table-cell>
          <table:table-cell office:value-type="float" office:value="4532677.5953000002" table:style-name="ce1">
            <text:p>4532677,595</text:p>
          </table:table-cell>
          <table:table-cell office:value-type="float" office:value="6468577.5950999996" table:style-name="ce1">
            <text:p>6468577,595</text:p>
          </table:table-cell>
          <table:table-cell office:value-type="float" office:value="8427125.7754999995" table:style-name="ce1">
            <text:p>8427125,776</text:p>
          </table:table-cell>
          <table:table-cell office:value-type="float" office:value="10063325.7755" table:style-name="ce1">
            <text:p>10063325,78</text:p>
          </table:table-cell>
          <table:table-cell office:value-type="float" office:value="11715832.941599999" table:style-name="ce1">
            <text:p>11715832,94</text:p>
          </table:table-cell>
          <table:table-cell office:value-type="float" office:value="12979432.9416" table:style-name="ce1">
            <text:p>12979432,94</text:p>
          </table:table-cell>
          <table:table-cell office:value-type="float" office:value="14931532.941500001" table:style-name="ce1">
            <text:p>14931532,9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231932" table:style-name="ce1">
            <text:p>-78,231932</text:p>
          </table:table-cell>
          <table:table-cell office:value-type="float" office:value="-9.925535" table:style-name="ce1">
            <text:p>-9,925535</text:p>
          </table:table-cell>
          <table:table-cell office:value-type="float" office:value="631800" table:style-name="ce1">
            <text:p>631800</text:p>
          </table:table-cell>
          <table:table-cell office:value-type="float" office:value="1547100" table:style-name="ce1">
            <text:p>1547100</text:p>
          </table:table-cell>
          <table:table-cell office:value-type="float" office:value="3385799.9998999997" table:style-name="ce1">
            <text:p>3385800</text:p>
          </table:table-cell>
          <table:table-cell office:value-type="float" office:value="5507999.9997999994" table:style-name="ce1">
            <text:p>5508000</text:p>
          </table:table-cell>
          <table:table-cell office:value-type="float" office:value="8464499.9998000003" table:style-name="ce1">
            <text:p>8464500</text:p>
          </table:table-cell>
          <table:table-cell office:value-type="float" office:value="11829052.758400001" table:style-name="ce1">
            <text:p>11829052,76</text:p>
          </table:table-cell>
          <table:table-cell office:value-type="float" office:value="14842252.758400001" table:style-name="ce1">
            <text:p>14842252,76</text:p>
          </table:table-cell>
          <table:table-cell office:value-type="float" office:value="18543845.592399999" table:style-name="ce1">
            <text:p>18543845,59</text:p>
          </table:table-cell>
          <table:table-cell office:value-type="float" office:value="21289745.592499997" table:style-name="ce1">
            <text:p>21289745,59</text:p>
          </table:table-cell>
          <table:table-cell office:value-type="float" office:value="24732245.592399999" table:style-name="ce1">
            <text:p>24732245,59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393782999999999" table:style-name="ce1">
            <text:p>-78,393783</text:p>
          </table:table-cell>
          <table:table-cell office:value-type="float" office:value="-9.527571" table:style-name="ce1">
            <text:p>-9,527571</text:p>
          </table:table-cell>
          <table:table-cell office:value-type="float" office:value="534600" table:style-name="ce1">
            <text:p>534600</text:p>
          </table:table-cell>
          <table:table-cell office:value-type="float" office:value="1109699.9998999999" table:style-name="ce1">
            <text:p>1109700</text:p>
          </table:table-cell>
          <table:table-cell office:value-type="float" office:value="2041199.9999000002" table:style-name="ce1">
            <text:p>2041200</text:p>
          </table:table-cell>
          <table:table-cell office:value-type="float" office:value="4781634.3627000004" table:style-name="ce1">
            <text:p>4781634,363</text:p>
          </table:table-cell>
          <table:table-cell office:value-type="float" office:value="16179723.645400001" table:style-name="ce1">
            <text:p>16179723,65</text:p>
          </table:table-cell>
          <table:table-cell office:value-type="float" office:value="29648268.106500003" table:style-name="ce1">
            <text:p>29648268,11</text:p>
          </table:table-cell>
          <table:table-cell office:value-type="float" office:value="38442934.689500012" table:style-name="ce1">
            <text:p>38442934,69</text:p>
          </table:table-cell>
          <table:table-cell office:value-type="float" office:value="45724834.689400002" table:style-name="ce1">
            <text:p>45724834,69</text:p>
          </table:table-cell>
          <table:table-cell office:value-type="float" office:value="52739434.689500004" table:style-name="ce1">
            <text:p>52739434,69</text:p>
          </table:table-cell>
          <table:table-cell office:value-type="float" office:value="58465597.071100011" table:style-name="ce1">
            <text:p>58465597,0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572710000000001" table:style-name="ce1">
            <text:p>-78,57271</text:p>
          </table:table-cell>
          <table:table-cell office:value-type="float" office:value="-9.1488329999999998" table:style-name="ce1">
            <text:p>-9,148833</text:p>
          </table:table-cell>
          <table:table-cell office:value-type="float" office:value="1008018.828" table:style-name="ce1">
            <text:p>1008018,828</text:p>
          </table:table-cell>
          <table:table-cell office:value-type="float" office:value="2505656.5385000003" table:style-name="ce1">
            <text:p>2505656,539</text:p>
          </table:table-cell>
          <table:table-cell office:value-type="float" office:value="6718502.0164000001" table:style-name="ce1">
            <text:p>6718502,016</text:p>
          </table:table-cell>
          <table:table-cell office:value-type="float" office:value="14311849.773999998" table:style-name="ce1">
            <text:p>14311849,77</text:p>
          </table:table-cell>
          <table:table-cell office:value-type="float" office:value="22946739.276799999" table:style-name="ce1">
            <text:p>22946739,28</text:p>
          </table:table-cell>
          <table:table-cell office:value-type="float" office:value="32780493.918400001" table:style-name="ce1">
            <text:p>32780493,92</text:p>
          </table:table-cell>
          <table:table-cell office:value-type="float" office:value="40323539.433499999" table:style-name="ce1">
            <text:p>40323539,43</text:p>
          </table:table-cell>
          <table:table-cell office:value-type="float" office:value="48386548.288999997" table:style-name="ce1">
            <text:p>48386548,29</text:p>
          </table:table-cell>
          <table:table-cell office:value-type="float" office:value="57280348.289100006" table:style-name="ce1">
            <text:p>57280348,29</text:p>
          </table:table-cell>
          <table:table-cell office:value-type="float" office:value="65550985.907499999" table:style-name="ce1">
            <text:p>65550985,91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731651999999997" table:style-name="ce1">
            <text:p>-78,731652</text:p>
          </table:table-cell>
          <table:table-cell office:value-type="float" office:value="-8.7601449999999996" table:style-name="ce1">
            <text:p>-8,760145</text:p>
          </table:table-cell>
          <table:table-cell office:value-type="float" office:value="796717.36129999999" table:style-name="ce1">
            <text:p>796717,3613</text:p>
          </table:table-cell>
          <table:table-cell office:value-type="float" office:value="2069279.6509" table:style-name="ce1">
            <text:p>2069279,651</text:p>
          </table:table-cell>
          <table:table-cell office:value-type="float" office:value="5361010.9164000005" table:style-name="ce1">
            <text:p>5361010,916</text:p>
          </table:table-cell>
          <table:table-cell office:value-type="float" office:value="85157006.23529999" table:style-name="ce1">
            <text:p>85157006,24</text:p>
          </table:table-cell>
          <table:table-cell office:value-type="float" office:value="117027987.71090001" table:style-name="ce1">
            <text:p>117027987,7</text:p>
          </table:table-cell>
          <table:table-cell office:value-type="float" office:value="140607332.9323" table:style-name="ce1">
            <text:p>140607332,9</text:p>
          </table:table-cell>
          <table:table-cell office:value-type="float" office:value="155870330.56760001" table:style-name="ce1">
            <text:p>155870330,6</text:p>
          </table:table-cell>
          <table:table-cell office:value-type="float" office:value="165386340.05590001" table:style-name="ce1">
            <text:p>165386340,1</text:p>
          </table:table-cell>
          <table:table-cell office:value-type="float" office:value="171015603.38330001" table:style-name="ce1">
            <text:p>171015603,4</text:p>
          </table:table-cell>
          <table:table-cell office:value-type="float" office:value="174190803.38330001" table:style-name="ce1">
            <text:p>174190803,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8.912415999999993" table:style-name="ce1">
            <text:p>-78,912416</text:p>
          </table:table-cell>
          <table:table-cell office:value-type="float" office:value="-8.3710629999999995" table:style-name="ce1">
            <text:p>-8,371063</text:p>
          </table:table-cell>
          <table:table-cell office:value-type="float" office:value="1734963.8103999998" table:style-name="ce1">
            <text:p>1734963,81</text:p>
          </table:table-cell>
          <table:table-cell office:value-type="float" office:value="4090835.8443999998" table:style-name="ce1">
            <text:p>4090835,844</text:p>
          </table:table-cell>
          <table:table-cell office:value-type="float" office:value="10761259.1009" table:style-name="ce1">
            <text:p>10761259,1</text:p>
          </table:table-cell>
          <table:table-cell office:value-type="float" office:value="19590450.296799999" table:style-name="ce1">
            <text:p>19590450,3</text:p>
          </table:table-cell>
          <table:table-cell office:value-type="float" office:value="30849819.269100003" table:style-name="ce1">
            <text:p>30849819,27</text:p>
          </table:table-cell>
          <table:table-cell office:value-type="float" office:value="43343631.342799999" table:style-name="ce1">
            <text:p>43343631,34</text:p>
          </table:table-cell>
          <table:table-cell office:value-type="float" office:value="53727549.199000001" table:style-name="ce1">
            <text:p>53727549,2</text:p>
          </table:table-cell>
          <table:table-cell office:value-type="float" office:value="62902855.789099999" table:style-name="ce1">
            <text:p>62902855,79</text:p>
          </table:table-cell>
          <table:table-cell office:value-type="float" office:value="70736585.013299987" table:style-name="ce1">
            <text:p>70736585,01</text:p>
          </table:table-cell>
          <table:table-cell office:value-type="float" office:value="76730126.677099988" table:style-name="ce1">
            <text:p>76730126,6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9.187871999999999" table:style-name="ce1">
            <text:p>-79,187872</text:p>
          </table:table-cell>
          <table:table-cell office:value-type="float" office:value="-8.0357590000000005" table:style-name="ce1">
            <text:p>-8,035759</text:p>
          </table:table-cell>
          <table:table-cell office:value-type="float" office:value="1766949.1740000001" table:style-name="ce1">
            <text:p>1766949,174</text:p>
          </table:table-cell>
          <table:table-cell office:value-type="float" office:value="3290977.1400999995" table:style-name="ce1">
            <text:p>3290977,14</text:p>
          </table:table-cell>
          <table:table-cell office:value-type="float" office:value="5226140.5706000002" table:style-name="ce1">
            <text:p>5226140,571</text:p>
          </table:table-cell>
          <table:table-cell office:value-type="float" office:value="7306571.9358999999" table:style-name="ce1">
            <text:p>7306571,936</text:p>
          </table:table-cell>
          <table:table-cell office:value-type="float" office:value="10807748.371599998" table:style-name="ce1">
            <text:p>10807748,37</text:p>
          </table:table-cell>
          <table:table-cell office:value-type="float" office:value="15422428.535499999" table:style-name="ce1">
            <text:p>15422428,54</text:p>
          </table:table-cell>
          <table:table-cell office:value-type="float" office:value="21227800.946200002" table:style-name="ce1">
            <text:p>21227800,95</text:p>
          </table:table-cell>
          <table:table-cell office:value-type="float" office:value="27245803.185800001" table:style-name="ce1">
            <text:p>27245803,19</text:p>
          </table:table-cell>
          <table:table-cell office:value-type="float" office:value="34338723.914999999" table:style-name="ce1">
            <text:p>34338723,92</text:p>
          </table:table-cell>
          <table:table-cell office:value-type="float" office:value="41047368.117700003" table:style-name="ce1">
            <text:p>41047368,1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9.458556999999999" table:style-name="ce1">
            <text:p>-79,458557</text:p>
          </table:table-cell>
          <table:table-cell office:value-type="float" office:value="-7.6906150000000002" table:style-name="ce1">
            <text:p>-7,690615</text:p>
          </table:table-cell>
          <table:table-cell office:value-type="float" office:value="1667450.8257000002" table:style-name="ce1">
            <text:p>1667450,826</text:p>
          </table:table-cell>
          <table:table-cell office:value-type="float" office:value="3530450.8257999998" table:style-name="ce1">
            <text:p>3530450,826</text:p>
          </table:table-cell>
          <table:table-cell office:value-type="float" office:value="6268987.3949999996" table:style-name="ce1">
            <text:p>6268987,395</text:p>
          </table:table-cell>
          <table:table-cell office:value-type="float" office:value="10027387.395" table:style-name="ce1">
            <text:p>10027387,4</text:p>
          </table:table-cell>
          <table:table-cell office:value-type="float" office:value="17818125.611100003" table:style-name="ce1">
            <text:p>17818125,61</text:p>
          </table:table-cell>
          <table:table-cell office:value-type="float" office:value="24547727.898400001" table:style-name="ce1">
            <text:p>24547727,9</text:p>
          </table:table-cell>
          <table:table-cell office:value-type="float" office:value="32850227.898400001" table:style-name="ce1">
            <text:p>32850227,9</text:p>
          </table:table-cell>
          <table:table-cell office:value-type="float" office:value="40672316.370500006" table:style-name="ce1">
            <text:p>40672316,37</text:p>
          </table:table-cell>
          <table:table-cell office:value-type="float" office:value="48982589.596599996" table:style-name="ce1">
            <text:p>48982589,6</text:p>
          </table:table-cell>
          <table:table-cell office:value-type="float" office:value="56107092.143099993" table:style-name="ce1">
            <text:p>56107092,1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9.64649" table:style-name="ce1">
            <text:p>-79,64649</text:p>
          </table:table-cell>
          <table:table-cell office:value-type="float" office:value="-7.2973059999999998" table:style-name="ce1">
            <text:p>-7,297306</text:p>
          </table:table-cell>
          <table:table-cell office:value-type="float" office:value="3715350.8894999996" table:style-name="ce1">
            <text:p>3715350,89</text:p>
          </table:table-cell>
          <table:table-cell office:value-type="float" office:value="8017742.8205999993" table:style-name="ce1">
            <text:p>8017742,821</text:p>
          </table:table-cell>
          <table:table-cell office:value-type="float" office:value="12454640.7433" table:style-name="ce1">
            <text:p>12454640,74</text:p>
          </table:table-cell>
          <table:table-cell office:value-type="float" office:value="16660151.342600001" table:style-name="ce1">
            <text:p>16660151,34</text:p>
          </table:table-cell>
          <table:table-cell office:value-type="float" office:value="21863136.398200002" table:style-name="ce1">
            <text:p>21863136,4</text:p>
          </table:table-cell>
          <table:table-cell office:value-type="float" office:value="26676990.087500002" table:style-name="ce1">
            <text:p>26676990,09</text:p>
          </table:table-cell>
          <table:table-cell office:value-type="float" office:value="32124509.570000004" table:style-name="ce1">
            <text:p>32124509,57</text:p>
          </table:table-cell>
          <table:table-cell office:value-type="float" office:value="38345372.781099997" table:style-name="ce1">
            <text:p>38345372,78</text:p>
          </table:table-cell>
          <table:table-cell office:value-type="float" office:value="45289419.908900008" table:style-name="ce1">
            <text:p>45289419,91</text:p>
          </table:table-cell>
          <table:table-cell office:value-type="float" office:value="52439911.802000016" table:style-name="ce1">
            <text:p>52439911,8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79.861797999999993" table:style-name="ce1">
            <text:p>-79,861798</text:p>
          </table:table-cell>
          <table:table-cell office:value-type="float" office:value="-6.9255940000000002" table:style-name="ce1">
            <text:p>-6,925594</text:p>
          </table:table-cell>
          <table:table-cell office:value-type="float" office:value="2197649.1106000002" table:style-name="ce1">
            <text:p>2197649,111</text:p>
          </table:table-cell>
          <table:table-cell office:value-type="float" office:value="6384881.307" table:style-name="ce1">
            <text:p>6384881,307</text:p>
          </table:table-cell>
          <table:table-cell office:value-type="float" office:value="12226883.384199999" table:style-name="ce1">
            <text:p>12226883,38</text:p>
          </table:table-cell>
          <table:table-cell office:value-type="float" office:value="25346525.317200001" table:style-name="ce1">
            <text:p>25346525,32</text:p>
          </table:table-cell>
          <table:table-cell office:value-type="float" office:value="42917853.675699994" table:style-name="ce1">
            <text:p>42917853,68</text:p>
          </table:table-cell>
          <table:table-cell office:value-type="float" office:value="61296078.150399998" table:style-name="ce1">
            <text:p>61296078,15</text:p>
          </table:table-cell>
          <table:table-cell office:value-type="float" office:value="79275600.287400007" table:style-name="ce1">
            <text:p>79275600,29</text:p>
          </table:table-cell>
          <table:table-cell office:value-type="float" office:value="96851042.306699991" table:style-name="ce1">
            <text:p>96851042,31</text:p>
          </table:table-cell>
          <table:table-cell office:value-type="float" office:value="113883882.3002" table:style-name="ce1">
            <text:p>113883882,3</text:p>
          </table:table-cell>
          <table:table-cell office:value-type="float" office:value="129967072.10310003" table:style-name="ce1">
            <text:p>129967072,1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185609999999997" table:style-name="ce1">
            <text:p>-80,18561</text:p>
          </table:table-cell>
          <table:table-cell office:value-type="float" office:value="-6.6356149999999996" table:style-name="ce1">
            <text:p>-6,635615</text:p>
          </table:table-cell>
          <table:table-cell office:value-type="float" office:value="293564048.54679996" table:style-name="ce1">
            <text:p>293564048,5</text:p>
          </table:table-cell>
          <table:table-cell office:value-type="float" office:value="364396036.41159993" table:style-name="ce1">
            <text:p>364396036,4</text:p>
          </table:table-cell>
          <table:table-cell office:value-type="float" office:value="426581234.28079998" table:style-name="ce1">
            <text:p>426581234,3</text:p>
          </table:table-cell>
          <table:table-cell office:value-type="float" office:value="480052126.98259997" table:style-name="ce1">
            <text:p>480052127</text:p>
          </table:table-cell>
          <table:table-cell office:value-type="float" office:value="528460801.91189992" table:style-name="ce1">
            <text:p>528460801,9</text:p>
          </table:table-cell>
          <table:table-cell office:value-type="float" office:value="573381583.96109998" table:style-name="ce1">
            <text:p>573381584</text:p>
          </table:table-cell>
          <table:table-cell office:value-type="float" office:value="611198642.34169996" table:style-name="ce1">
            <text:p>611198642,3</text:p>
          </table:table-cell>
          <table:table-cell office:value-type="float" office:value="642128721.46509993" table:style-name="ce1">
            <text:p>642128721,5</text:p>
          </table:table-cell>
          <table:table-cell office:value-type="float" office:value="671816547.83730006" table:style-name="ce1">
            <text:p>671816547,8</text:p>
          </table:table-cell>
          <table:table-cell office:value-type="float" office:value="695816077.72830009" table:style-name="ce1">
            <text:p>695816077,7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564755000000005" table:style-name="ce1">
            <text:p>-80,564755</text:p>
          </table:table-cell>
          <table:table-cell office:value-type="float" office:value="-6.401745" table:style-name="ce1">
            <text:p>-6,401745</text:p>
          </table:table-cell>
          <table:table-cell office:value-type="float" office:value="731162673.05229998" table:style-name="ce1">
            <text:p>731162673,1</text:p>
          </table:table-cell>
          <table:table-cell office:value-type="float" office:value="826189907.57070005" table:style-name="ce1">
            <text:p>826189907,6</text:p>
          </table:table-cell>
          <table:table-cell office:value-type="float" office:value="883437569.57169998" table:style-name="ce1">
            <text:p>883437569,6</text:p>
          </table:table-cell>
          <table:table-cell office:value-type="float" office:value="917873481.13569999" table:style-name="ce1">
            <text:p>917873481,1</text:p>
          </table:table-cell>
          <table:table-cell office:value-type="float" office:value="940463612.86370003" table:style-name="ce1">
            <text:p>940463612,9</text:p>
          </table:table-cell>
          <table:table-cell office:value-type="float" office:value="956444721.26670015" table:style-name="ce1">
            <text:p>956444721,3</text:p>
          </table:table-cell>
          <table:table-cell office:value-type="float" office:value="969766083.15370011" table:style-name="ce1">
            <text:p>969766083,2</text:p>
          </table:table-cell>
          <table:table-cell office:value-type="float" office:value="979735048.90569997" table:style-name="ce1">
            <text:p>979735048,9</text:p>
          </table:table-cell>
          <table:table-cell office:value-type="float" office:value="989308556.39569998" table:style-name="ce1">
            <text:p>989308556,4</text:p>
          </table:table-cell>
          <table:table-cell office:value-type="float" office:value="998016614.44370008" table:style-name="ce1">
            <text:p>998016614,4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958342000000002" table:style-name="ce1">
            <text:p>-80,958342</text:p>
          </table:table-cell>
          <table:table-cell office:value-type="float" office:value="-6.1915630000000004" table:style-name="ce1">
            <text:p>-6,191563</text:p>
          </table:table-cell>
          <table:table-cell office:value-type="float" office:value="135768378.40009999" table:style-name="ce1">
            <text:p>135768378,4</text:p>
          </table:table-cell>
          <table:table-cell office:value-type="float" office:value="180646031.89050001" table:style-name="ce1">
            <text:p>180646031,9</text:p>
          </table:table-cell>
          <table:table-cell office:value-type="float" office:value="212739872.0192" table:style-name="ce1">
            <text:p>212739872</text:p>
          </table:table-cell>
          <table:table-cell office:value-type="float" office:value="231757582.12849998" table:style-name="ce1">
            <text:p>231757582,1</text:p>
          </table:table-cell>
          <table:table-cell office:value-type="float" office:value="242635760.11390001" table:style-name="ce1">
            <text:p>242635760,1</text:p>
          </table:table-cell>
          <table:table-cell office:value-type="float" office:value="258977372.64609998" table:style-name="ce1">
            <text:p>258977372,6</text:p>
          </table:table-cell>
          <table:table-cell office:value-type="float" office:value="264917810.75909999" table:style-name="ce1">
            <text:p>264917810,8</text:p>
          </table:table-cell>
          <table:table-cell office:value-type="float" office:value="270750007.09789997" table:style-name="ce1">
            <text:p>270750007,1</text:p>
          </table:table-cell>
          <table:table-cell office:value-type="float" office:value="276420699.60769999" table:style-name="ce1">
            <text:p>276420699,6</text:p>
          </table:table-cell>
          <table:table-cell office:value-type="float" office:value="282535641.56050003" table:style-name="ce1">
            <text:p>282535641,6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1.069461000000004" table:style-name="ce1">
            <text:p>-81,069461</text:p>
          </table:table-cell>
          <table:table-cell office:value-type="float" office:value="-5.9833720000000001" table:style-name="ce1">
            <text:p>-5,983372</text:p>
          </table:table-cell>
          <table:table-cell office:value-type="float" office:value="3081018.4795999997" table:style-name="ce1">
            <text:p>3081018,48</text:p>
          </table:table-cell>
          <table:table-cell office:value-type="float" office:value="5711959.1595000019" table:style-name="ce1">
            <text:p>5711959,16</text:p>
          </table:table-cell>
          <table:table-cell office:value-type="float" office:value="8613031.7411000002" table:style-name="ce1">
            <text:p>8613031,741</text:p>
          </table:table-cell>
          <table:table-cell office:value-type="float" office:value="12028682.040899999" table:style-name="ce1">
            <text:p>12028682,04</text:p>
          </table:table-cell>
          <table:table-cell office:value-type="float" office:value="15628444.128099998" table:style-name="ce1">
            <text:p>15628444,13</text:p>
          </table:table-cell>
          <table:table-cell office:value-type="float" office:value="19495735.915799998" table:style-name="ce1">
            <text:p>19495735,92</text:p>
          </table:table-cell>
          <table:table-cell office:value-type="float" office:value="23178907.872499999" table:style-name="ce1">
            <text:p>23178907,87</text:p>
          </table:table-cell>
          <table:table-cell office:value-type="float" office:value="26861677.9186" table:style-name="ce1">
            <text:p>26861677,92</text:p>
          </table:table-cell>
          <table:table-cell office:value-type="float" office:value="33512278.467600003" table:style-name="ce1">
            <text:p>33512278,47</text:p>
          </table:table-cell>
          <table:table-cell office:value-type="float" office:value="38655099.149200007" table:style-name="ce1">
            <text:p>38655099,1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956023000000002" table:style-name="ce1">
            <text:p>-80,956023</text:p>
          </table:table-cell>
          <table:table-cell office:value-type="float" office:value="-5.675027" table:style-name="ce1">
            <text:p>-5,675027</text:p>
          </table:table-cell>
          <table:table-cell office:value-type="float" office:value="17468681.520500001" table:style-name="ce1">
            <text:p>17468681,52</text:p>
          </table:table-cell>
          <table:table-cell office:value-type="float" office:value="35986840.840299994" table:style-name="ce1">
            <text:p>35986840,84</text:p>
          </table:table-cell>
          <table:table-cell office:value-type="float" office:value="74054626.901500002" table:style-name="ce1">
            <text:p>74054626,9</text:p>
          </table:table-cell>
          <table:table-cell office:value-type="float" office:value="196048194.06999999" table:style-name="ce1">
            <text:p>196048194,1</text:p>
          </table:table-cell>
          <table:table-cell office:value-type="float" office:value="260982880.28079998" table:style-name="ce1">
            <text:p>260982880,3</text:p>
          </table:table-cell>
          <table:table-cell office:value-type="float" office:value="318626748.56800002" table:style-name="ce1">
            <text:p>318626748,6</text:p>
          </table:table-cell>
          <table:table-cell office:value-type="float" office:value="380574878.05329996" table:style-name="ce1">
            <text:p>380574878,1</text:p>
          </table:table-cell>
          <table:table-cell office:value-type="float" office:value="448698360.86520004" table:style-name="ce1">
            <text:p>448698360,9</text:p>
          </table:table-cell>
          <table:table-cell office:value-type="float" office:value="510978655.07450002" table:style-name="ce1">
            <text:p>510978655,1</text:p>
          </table:table-cell>
          <table:table-cell office:value-type="float" office:value="571860248.15129995" table:style-name="ce1">
            <text:p>571860248,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1.063771000000003" table:style-name="ce1">
            <text:p>-81,063771</text:p>
          </table:table-cell>
          <table:table-cell office:value-type="float" office:value="-5.3142610000000001" table:style-name="ce1">
            <text:p>-5,314261</text:p>
          </table:table-cell>
          <table:table-cell office:value-type="float" office:value="729000" table:style-name="ce1">
            <text:p>729000</text:p>
          </table:table-cell>
          <table:table-cell office:value-type="float" office:value="1684800" table:style-name="ce1">
            <text:p>1684800</text:p>
          </table:table-cell>
          <table:table-cell office:value-type="float" office:value="12264341.3574" table:style-name="ce1">
            <text:p>12264341,36</text:p>
          </table:table-cell>
          <table:table-cell office:value-type="float" office:value="20331256.982099999" table:style-name="ce1">
            <text:p>20331256,98</text:p>
          </table:table-cell>
          <table:table-cell office:value-type="float" office:value="27054566.7403" table:style-name="ce1">
            <text:p>27054566,74</text:p>
          </table:table-cell>
          <table:table-cell office:value-type="float" office:value="31716685.730599999" table:style-name="ce1">
            <text:p>31716685,73</text:p>
          </table:table-cell>
          <table:table-cell office:value-type="float" office:value="34757184.287599996" table:style-name="ce1">
            <text:p>34757184,29</text:p>
          </table:table-cell>
          <table:table-cell office:value-type="float" office:value="37221769.340300001" table:style-name="ce1">
            <text:p>37221769,34</text:p>
          </table:table-cell>
          <table:table-cell office:value-type="float" office:value="38777074.580799997" table:style-name="ce1">
            <text:p>38777074,58</text:p>
          </table:table-cell>
          <table:table-cell office:value-type="float" office:value="40233760.823799998" table:style-name="ce1">
            <text:p>40233760,82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1.213706000000002" table:style-name="ce1">
            <text:p>-81,213706</text:p>
          </table:table-cell>
          <table:table-cell office:value-type="float" office:value="-4.9879499999999997" table:style-name="ce1">
            <text:p>-4,98795</text:p>
          </table:table-cell>
          <table:table-cell office:value-type="float" office:value="24757646.664099999" table:style-name="ce1">
            <text:p>24757646,66</text:p>
          </table:table-cell>
          <table:table-cell office:value-type="float" office:value="58645762.710900001" table:style-name="ce1">
            <text:p>58645762,71</text:p>
          </table:table-cell>
          <table:table-cell office:value-type="float" office:value="80810383.225299999" table:style-name="ce1">
            <text:p>80810383,23</text:p>
          </table:table-cell>
          <table:table-cell office:value-type="float" office:value="102178732.41320001" table:style-name="ce1">
            <text:p>102178732,4</text:p>
          </table:table-cell>
          <table:table-cell office:value-type="float" office:value="124928438.9605" table:style-name="ce1">
            <text:p>124928439</text:p>
          </table:table-cell>
          <table:table-cell office:value-type="float" office:value="142014590.2236" table:style-name="ce1">
            <text:p>142014590,2</text:p>
          </table:table-cell>
          <table:table-cell office:value-type="float" office:value="153632996.10010001" table:style-name="ce1">
            <text:p>153632996,1</text:p>
          </table:table-cell>
          <table:table-cell office:value-type="float" office:value="162229263.66060004" table:style-name="ce1">
            <text:p>162229263,7</text:p>
          </table:table-cell>
          <table:table-cell office:value-type="float" office:value="169132552.61370003" table:style-name="ce1">
            <text:p>169132552,6</text:p>
          </table:table-cell>
          <table:table-cell office:value-type="float" office:value="177130273.90500003" table:style-name="ce1">
            <text:p>177130273,9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1.260696999999993" table:style-name="ce1">
            <text:p>-81,260697</text:p>
          </table:table-cell>
          <table:table-cell office:value-type="float" office:value="-4.6319239999999997" table:style-name="ce1">
            <text:p>-4,631924</text:p>
          </table:table-cell>
          <table:table-cell office:value-type="float" office:value="1000353.3362" table:style-name="ce1">
            <text:p>1000353,336</text:p>
          </table:table-cell>
          <table:table-cell office:value-type="float" office:value="32584537.289300002" table:style-name="ce1">
            <text:p>32584537,29</text:p>
          </table:table-cell>
          <table:table-cell office:value-type="float" office:value="45573916.774800003" table:style-name="ce1">
            <text:p>45573916,77</text:p>
          </table:table-cell>
          <table:table-cell office:value-type="float" office:value="57828667.587099999" table:style-name="ce1">
            <text:p>57828667,59</text:p>
          </table:table-cell>
          <table:table-cell office:value-type="float" office:value="67511361.039799988" table:style-name="ce1">
            <text:p>67511361,04</text:p>
          </table:table-cell>
          <table:table-cell office:value-type="float" office:value="75325809.129000008" table:style-name="ce1">
            <text:p>75325809,13</text:p>
          </table:table-cell>
          <table:table-cell office:value-type="float" office:value="81648903.252599999" table:style-name="ce1">
            <text:p>81648903,25</text:p>
          </table:table-cell>
          <table:table-cell office:value-type="float" office:value="87114235.692100003" table:style-name="ce1">
            <text:p>87114235,69</text:p>
          </table:table-cell>
          <table:table-cell office:value-type="float" office:value="91259346.738700002" table:style-name="ce1">
            <text:p>91259346,74</text:p>
          </table:table-cell>
          <table:table-cell office:value-type="float" office:value="96059625.447400004" table:style-name="ce1">
            <text:p>96059625,4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1.174452000000002" table:style-name="ce1">
            <text:p>-81,174452</text:p>
          </table:table-cell>
          <table:table-cell office:value-type="float" office:value="-4.2607439999999999" table:style-name="ce1">
            <text:p>-4,260744</text:p>
          </table:table-cell>
          <table:table-cell office:value-type="float" office:value="532198.57290000003" table:style-name="ce1">
            <text:p>532198,5729</text:p>
          </table:table-cell>
          <table:table-cell office:value-type="float" office:value="1115398.5728" table:style-name="ce1">
            <text:p>1115398,573</text:p>
          </table:table-cell>
          <table:table-cell office:value-type="float" office:value="1884930.4907" table:style-name="ce1">
            <text:p>1884930,491</text:p>
          </table:table-cell>
          <table:table-cell office:value-type="float" office:value="2678730.4907999998" table:style-name="ce1">
            <text:p>2678730,491</text:p>
          </table:table-cell>
          <table:table-cell office:value-type="float" office:value="3715530.4907000004" table:style-name="ce1">
            <text:p>3715530,491</text:p>
          </table:table-cell>
          <table:table-cell office:value-type="float" office:value="4686332.2131000003" table:style-name="ce1">
            <text:p>4686332,213</text:p>
          </table:table-cell>
          <table:table-cell office:value-type="float" office:value="5731218.7688999996" table:style-name="ce1">
            <text:p>5731218,769</text:p>
          </table:table-cell>
          <table:table-cell office:value-type="float" office:value="7002918.7689000005" table:style-name="ce1">
            <text:p>7002918,769</text:p>
          </table:table-cell>
          <table:table-cell office:value-type="float" office:value="8026649.5308000008" table:style-name="ce1">
            <text:p>8026649,531</text:p>
          </table:table-cell>
          <table:table-cell office:value-type="float" office:value="9031047.7851999998" table:style-name="ce1">
            <text:p>9031047,78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932945000000004" table:style-name="ce1">
            <text:p>-80,932945</text:p>
          </table:table-cell>
          <table:table-cell office:value-type="float" office:value="-3.9119419999999998" table:style-name="ce1">
            <text:p>-3,911942</text:p>
          </table:table-cell>
          <table:table-cell office:value-type="float" office:value="990601.42700000003" table:style-name="ce1">
            <text:p>990601,427</text:p>
          </table:table-cell>
          <table:table-cell office:value-type="float" office:value="2327101.4270000001" table:style-name="ce1">
            <text:p>2327101,427</text:p>
          </table:table-cell>
          <table:table-cell office:value-type="float" office:value="4514069.5092000002" table:style-name="ce1">
            <text:p>4514069,509</text:p>
          </table:table-cell>
          <table:table-cell office:value-type="float" office:value="7073669.5090999994" table:style-name="ce1">
            <text:p>7073669,509</text:p>
          </table:table-cell>
          <table:table-cell office:value-type="float" office:value="10628826.1664" table:style-name="ce1">
            <text:p>10628826,17</text:p>
          </table:table-cell>
          <table:table-cell office:value-type="float" office:value="15479743.398599999" table:style-name="ce1">
            <text:p>15479743,4</text:p>
          </table:table-cell>
          <table:table-cell office:value-type="float" office:value="20307983.552099999" table:style-name="ce1">
            <text:p>20307983,55</text:p>
          </table:table-cell>
          <table:table-cell office:value-type="float" office:value="24487583.552300002" table:style-name="ce1">
            <text:p>24487583,55</text:p>
          </table:table-cell>
          <table:table-cell office:value-type="float" office:value="28399710.030399997" table:style-name="ce1">
            <text:p>28399710,03</text:p>
          </table:table-cell>
          <table:table-cell office:value-type="float" office:value="31921696.256699998" table:style-name="ce1">
            <text:p>31921696,26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626613000000006" table:style-name="ce1">
            <text:p>-80,626613</text:p>
          </table:table-cell>
          <table:table-cell office:value-type="float" office:value="-3.617702" table:style-name="ce1">
            <text:p>-3,617702</text:p>
          </table:table-cell>
          <table:table-cell office:value-type="float" office:value="6024130.0917000007" table:style-name="ce1">
            <text:p>6024130,092</text:p>
          </table:table-cell>
          <table:table-cell office:value-type="float" office:value="19448458.802500002" table:style-name="ce1">
            <text:p>19448458,8</text:p>
          </table:table-cell>
          <table:table-cell office:value-type="float" office:value="38651102.963700004" table:style-name="ce1">
            <text:p>38651102,96</text:p>
          </table:table-cell>
          <table:table-cell office:value-type="float" office:value="59089969.7368" table:style-name="ce1">
            <text:p>59089969,74</text:p>
          </table:table-cell>
          <table:table-cell office:value-type="float" office:value="77892535.783700004" table:style-name="ce1">
            <text:p>77892535,78</text:p>
          </table:table-cell>
          <table:table-cell office:value-type="float" office:value="92189578.978100002" table:style-name="ce1">
            <text:p>92189578,98</text:p>
          </table:table-cell>
          <table:table-cell office:value-type="float" office:value="101823464.2902" table:style-name="ce1">
            <text:p>101823464,3</text:p>
          </table:table-cell>
          <table:table-cell office:value-type="float" office:value="108651764.28999999" table:style-name="ce1">
            <text:p>108651764,3</text:p>
          </table:table-cell>
          <table:table-cell office:value-type="float" office:value="113811129.50559999" table:style-name="ce1">
            <text:p>113811129,5</text:p>
          </table:table-cell>
          <table:table-cell office:value-type="float" office:value="120867745.02490002" table:style-name="ce1">
            <text:p>120867745</text:p>
          </table:table-cell>
          <table:table-cell office:value-type="float" office:value="604" table:style-name="ce1">
            <text:p>604</text:p>
          </table:table-cell>
          <table:table-cell table:number-columns-repeated="16371"/>
        </table:table-row>
        <table:table-row table:style-name="ro1">
          <table:table-cell office:value-type="float" office:value="-80.276088000000001" table:style-name="ce1">
            <text:p>-80,276088</text:p>
          </table:table-cell>
          <table:table-cell office:value-type="float" office:value="-3.4040059999999999" table:style-name="ce1">
            <text:p>-3,404006</text:p>
          </table:table-cell>
          <table:table-cell office:value-type="float" office:value="53708965.740000002" table:style-name="ce1">
            <text:p>53708965,74</text:p>
          </table:table-cell>
          <table:table-cell office:value-type="float" office:value="119907676.87310001" table:style-name="ce1">
            <text:p>119907676,9</text:p>
          </table:table-cell>
          <table:table-cell office:value-type="float" office:value="186161453.9736" table:style-name="ce1">
            <text:p>186161454</text:p>
          </table:table-cell>
          <table:table-cell office:value-type="float" office:value="240099641.24000001" table:style-name="ce1">
            <text:p>240099641,2</text:p>
          </table:table-cell>
          <table:table-cell office:value-type="float" office:value="292198778.66820002" table:style-name="ce1">
            <text:p>292198778,7</text:p>
          </table:table-cell>
          <table:table-cell office:value-type="float" office:value="339712062.89749998" table:style-name="ce1">
            <text:p>339712062,9</text:p>
          </table:table-cell>
          <table:table-cell office:value-type="float" office:value="384448812.1062001" table:style-name="ce1">
            <text:p>384448812,1</text:p>
          </table:table-cell>
          <table:table-cell office:value-type="float" office:value="420362409.12700009" table:style-name="ce1">
            <text:p>420362409,1</text:p>
          </table:table-cell>
          <table:table-cell office:value-type="float" office:value="451275816.81560004" table:style-name="ce1">
            <text:p>451275816,8</text:p>
          </table:table-cell>
          <table:table-cell office:value-type="float" office:value="474994418.88090003" table:style-name="ce1">
            <text:p>474994418,9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9.985069999999993" table:style-name="ce1">
            <text:p>-79,98507</text:p>
          </table:table-cell>
          <table:table-cell office:value-type="float" office:value="-3.1340560000000002" table:style-name="ce1">
            <text:p>-3,134056</text:p>
          </table:table-cell>
          <table:table-cell office:value-type="float" office:value="76653722.485799998" table:style-name="ce1">
            <text:p>76653722,49</text:p>
          </table:table-cell>
          <table:table-cell office:value-type="float" office:value="151436978.31239998" table:style-name="ce1">
            <text:p>151436978,3</text:p>
          </table:table-cell>
          <table:table-cell office:value-type="float" office:value="246377514.12759998" table:style-name="ce1">
            <text:p>246377514,1</text:p>
          </table:table-cell>
          <table:table-cell office:value-type="float" office:value="303237410.3768" table:style-name="ce1">
            <text:p>303237410,4</text:p>
          </table:table-cell>
          <table:table-cell office:value-type="float" office:value="357325371.64540005" table:style-name="ce1">
            <text:p>357325371,6</text:p>
          </table:table-cell>
          <table:table-cell office:value-type="float" office:value="412466440.88910002" table:style-name="ce1">
            <text:p>412466440,9</text:p>
          </table:table-cell>
          <table:table-cell office:value-type="float" office:value="466853289.11940002" table:style-name="ce1">
            <text:p>466853289,1</text:p>
          </table:table-cell>
          <table:table-cell office:value-type="float" office:value="522498780.15479994" table:style-name="ce1">
            <text:p>522498780,2</text:p>
          </table:table-cell>
          <table:table-cell office:value-type="float" office:value="575458534.49479997" table:style-name="ce1">
            <text:p>575458534,5</text:p>
          </table:table-cell>
          <table:table-cell office:value-type="float" office:value="633525933.52359998" table:style-name="ce1">
            <text:p>633525933,5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9.879514999999998" table:style-name="ce1">
            <text:p>-79,879515</text:p>
          </table:table-cell>
          <table:table-cell office:value-type="float" office:value="-2.7768839999999999" table:style-name="ce1">
            <text:p>-2,776884</text:p>
          </table:table-cell>
          <table:table-cell office:value-type="float" office:value="29693786.396599997" table:style-name="ce1">
            <text:p>29693786,4</text:p>
          </table:table-cell>
          <table:table-cell office:value-type="float" office:value="98016989.026200011" table:style-name="ce1">
            <text:p>98016989,03</text:p>
          </table:table-cell>
          <table:table-cell office:value-type="float" office:value="160854224.5869" table:style-name="ce1">
            <text:p>160854224,6</text:p>
          </table:table-cell>
          <table:table-cell office:value-type="float" office:value="253361986.84510002" table:style-name="ce1">
            <text:p>253361986,8</text:p>
          </table:table-cell>
          <table:table-cell office:value-type="float" office:value="291259182.53509998" table:style-name="ce1">
            <text:p>291259182,5</text:p>
          </table:table-cell>
          <table:table-cell office:value-type="float" office:value="324052671.88280004" table:style-name="ce1">
            <text:p>324052671,9</text:p>
          </table:table-cell>
          <table:table-cell office:value-type="float" office:value="361105226.1365" table:style-name="ce1">
            <text:p>361105226,1</text:p>
          </table:table-cell>
          <table:table-cell office:value-type="float" office:value="393127092.92959994" table:style-name="ce1">
            <text:p>393127092,9</text:p>
          </table:table-cell>
          <table:table-cell office:value-type="float" office:value="447725725.87829995" table:style-name="ce1">
            <text:p>447725725,9</text:p>
          </table:table-cell>
          <table:table-cell office:value-type="float" office:value="480912131.02919996" table:style-name="ce1">
            <text:p>480912131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070757999999998" table:style-name="ce1">
            <text:p>-80,070758</text:p>
          </table:table-cell>
          <table:table-cell office:value-type="float" office:value="-2.6611159999999998" table:style-name="ce1">
            <text:p>-2,661116</text:p>
          </table:table-cell>
          <table:table-cell office:value-type="float" office:value="6089774.2790000001" table:style-name="ce1">
            <text:p>6089774,279</text:p>
          </table:table-cell>
          <table:table-cell office:value-type="float" office:value="10579091.325999999" table:style-name="ce1">
            <text:p>10579091,33</text:p>
          </table:table-cell>
          <table:table-cell office:value-type="float" office:value="15735111.497" table:style-name="ce1">
            <text:p>15735111,5</text:p>
          </table:table-cell>
          <table:table-cell office:value-type="float" office:value="22429814.563000001" table:style-name="ce1">
            <text:p>22429814,56</text:p>
          </table:table-cell>
          <table:table-cell office:value-type="float" office:value="29776945.194800001" table:style-name="ce1">
            <text:p>29776945,19</text:p>
          </table:table-cell>
          <table:table-cell office:value-type="float" office:value="36238627.097999997" table:style-name="ce1">
            <text:p>36238627,1</text:p>
          </table:table-cell>
          <table:table-cell office:value-type="float" office:value="43419108.152800009" table:style-name="ce1">
            <text:p>43419108,15</text:p>
          </table:table-cell>
          <table:table-cell office:value-type="float" office:value="49532101.596700005" table:style-name="ce1">
            <text:p>49532101,6</text:p>
          </table:table-cell>
          <table:table-cell office:value-type="float" office:value="55869158.522299998" table:style-name="ce1">
            <text:p>55869158,52</text:p>
          </table:table-cell>
          <table:table-cell office:value-type="float" office:value="61172139.796700001" table:style-name="ce1">
            <text:p>61172139,8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424186000000006" table:style-name="ce1">
            <text:p>-80,424186</text:p>
          </table:table-cell>
          <table:table-cell office:value-type="float" office:value="-2.6008070000000001" table:style-name="ce1">
            <text:p>-2,600807</text:p>
          </table:table-cell>
          <table:table-cell office:value-type="float" office:value="7113225.7210000008" table:style-name="ce1">
            <text:p>7113225,721</text:p>
          </table:table-cell>
          <table:table-cell office:value-type="float" office:value="30018108.674400002" table:style-name="ce1">
            <text:p>30018108,67</text:p>
          </table:table-cell>
          <table:table-cell office:value-type="float" office:value="40549325.785899997" table:style-name="ce1">
            <text:p>40549325,79</text:p>
          </table:table-cell>
          <table:table-cell office:value-type="float" office:value="55538322.719500005" table:style-name="ce1">
            <text:p>55538322,72</text:p>
          </table:table-cell>
          <table:table-cell office:value-type="float" office:value="74270748.450900003" table:style-name="ce1">
            <text:p>74270748,45</text:p>
          </table:table-cell>
          <table:table-cell office:value-type="float" office:value="93639241.151500002" table:style-name="ce1">
            <text:p>93639241,15</text:p>
          </table:table-cell>
          <table:table-cell office:value-type="float" office:value="108134118.5482" table:style-name="ce1">
            <text:p>108134118,5</text:p>
          </table:table-cell>
          <table:table-cell office:value-type="float" office:value="123086037.35809998" table:style-name="ce1">
            <text:p>123086037,4</text:p>
          </table:table-cell>
          <table:table-cell office:value-type="float" office:value="139133602.0508" table:style-name="ce1">
            <text:p>139133602,1</text:p>
          </table:table-cell>
          <table:table-cell office:value-type="float" office:value="155424429.03290001" table:style-name="ce1">
            <text:p>155424429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778460999999993" table:style-name="ce1">
            <text:p>-80,778461</text:p>
          </table:table-cell>
          <table:table-cell office:value-type="float" office:value="-2.3564829999999999" table:style-name="ce1">
            <text:p>-2,356483</text:p>
          </table:table-cell>
          <table:table-cell office:value-type="float" office:value="1328399.9999999998" table:style-name="ce1">
            <text:p>1328400</text:p>
          </table:table-cell>
          <table:table-cell office:value-type="float" office:value="3481460.7110000001" table:style-name="ce1">
            <text:p>3481460,711</text:p>
          </table:table-cell>
          <table:table-cell office:value-type="float" office:value="6529523.4287" table:style-name="ce1">
            <text:p>6529523,429</text:p>
          </table:table-cell>
          <table:table-cell office:value-type="float" office:value="10780064.8938" table:style-name="ce1">
            <text:p>10780064,89</text:p>
          </table:table-cell>
          <table:table-cell office:value-type="float" office:value="17322165.830800001" table:style-name="ce1">
            <text:p>17322165,83</text:p>
          </table:table-cell>
          <table:table-cell office:value-type="float" office:value="23443346.172699999" table:style-name="ce1">
            <text:p>23443346,17</text:p>
          </table:table-cell>
          <table:table-cell office:value-type="float" office:value="29392165.7152" table:style-name="ce1">
            <text:p>29392165,72</text:p>
          </table:table-cell>
          <table:table-cell office:value-type="float" office:value="40073450.583099999" table:style-name="ce1">
            <text:p>40073450,58</text:p>
          </table:table-cell>
          <table:table-cell office:value-type="float" office:value="47112429.897200003" table:style-name="ce1">
            <text:p>47112429,9</text:p>
          </table:table-cell>
          <table:table-cell office:value-type="float" office:value="54182593.881300002" table:style-name="ce1">
            <text:p>54182593,88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846717999999996" table:style-name="ce1">
            <text:p>-80,846718</text:p>
          </table:table-cell>
          <table:table-cell office:value-type="float" office:value="-2.0998079999999999" table:style-name="ce1">
            <text:p>-2,099808</text:p>
          </table:table-cell>
          <table:table-cell office:value-type="float" office:value="4220100" table:style-name="ce1">
            <text:p>4220100</text:p>
          </table:table-cell>
          <table:table-cell office:value-type="float" office:value="9479543.8461000007" table:style-name="ce1">
            <text:p>9479543,846</text:p>
          </table:table-cell>
          <table:table-cell office:value-type="float" office:value="13850316.139899999" table:style-name="ce1">
            <text:p>13850316,14</text:p>
          </table:table-cell>
          <table:table-cell office:value-type="float" office:value="20762594.795299999" table:style-name="ce1">
            <text:p>20762594,8</text:p>
          </table:table-cell>
          <table:table-cell office:value-type="float" office:value="45475315.897699997" table:style-name="ce1">
            <text:p>45475315,9</text:p>
          </table:table-cell>
          <table:table-cell office:value-type="float" office:value="59317576.7117" table:style-name="ce1">
            <text:p>59317576,71</text:p>
          </table:table-cell>
          <table:table-cell office:value-type="float" office:value="74025024.676799998" table:style-name="ce1">
            <text:p>74025024,68</text:p>
          </table:table-cell>
          <table:table-cell office:value-type="float" office:value="87970927.554799989" table:style-name="ce1">
            <text:p>87970927,55</text:p>
          </table:table-cell>
          <table:table-cell office:value-type="float" office:value="100918426.62260002" table:style-name="ce1">
            <text:p>100918426,6</text:p>
          </table:table-cell>
          <table:table-cell office:value-type="float" office:value="112365570.96330002" table:style-name="ce1">
            <text:p>112365571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786202000000003" table:style-name="ce1">
            <text:p>-80,786202</text:p>
          </table:table-cell>
          <table:table-cell office:value-type="float" office:value="-1.750575" table:style-name="ce1">
            <text:p>-1,750575</text:p>
          </table:table-cell>
          <table:table-cell office:value-type="float" office:value="40500" table:style-name="ce1">
            <text:p>40500</text:p>
          </table:table-cell>
          <table:table-cell office:value-type="float" office:value="113400" table:style-name="ce1">
            <text:p>113400</text:p>
          </table:table-cell>
          <table:table-cell office:value-type="float" office:value="343427.70610000001" table:style-name="ce1">
            <text:p>343427,7061</text:p>
          </table:table-cell>
          <table:table-cell office:value-type="float" office:value="710420.03110000002" table:style-name="ce1">
            <text:p>710420,0311</text:p>
          </table:table-cell>
          <table:table-cell office:value-type="float" office:value="1611054.3522000001" table:style-name="ce1">
            <text:p>1611054,352</text:p>
          </table:table-cell>
          <table:table-cell office:value-type="float" office:value="3272116.3010999998" table:style-name="ce1">
            <text:p>3272116,301</text:p>
          </table:table-cell>
          <table:table-cell office:value-type="float" office:value="5240416.3010999998" table:style-name="ce1">
            <text:p>5240416,301</text:p>
          </table:table-cell>
          <table:table-cell office:value-type="float" office:value="7038616.3010999998" table:style-name="ce1">
            <text:p>7038616,301</text:p>
          </table:table-cell>
          <table:table-cell office:value-type="float" office:value="9087916.3011000007" table:style-name="ce1">
            <text:p>9087916,301</text:p>
          </table:table-cell>
          <table:table-cell office:value-type="float" office:value="10748411.481399998" table:style-name="ce1">
            <text:p>10748411,48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859211999999999" table:style-name="ce1">
            <text:p>-80,859212</text:p>
          </table:table-cell>
          <table:table-cell office:value-type="float" office:value="-1.3437209999999999" table:style-name="ce1">
            <text:p>-1,343721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153900" table:style-name="ce1">
            <text:p>153900</text:p>
          </table:table-cell>
          <table:table-cell office:value-type="float" office:value="267300" table:style-name="ce1">
            <text:p>267300</text:p>
          </table:table-cell>
          <table:table-cell office:value-type="float" office:value="592843.63939999999" table:style-name="ce1">
            <text:p>592843,6394</text:p>
          </table:table-cell>
          <table:table-cell office:value-type="float" office:value="1361781.6905" table:style-name="ce1">
            <text:p>1361781,691</text:p>
          </table:table-cell>
          <table:table-cell office:value-type="float" office:value="2228481.6903999997" table:style-name="ce1">
            <text:p>2228481,69</text:p>
          </table:table-cell>
          <table:table-cell office:value-type="float" office:value="3216681.6904000002" table:style-name="ce1">
            <text:p>3216681,69</text:p>
          </table:table-cell>
          <table:table-cell office:value-type="float" office:value="4269681.6903999997" table:style-name="ce1">
            <text:p>4269681,69</text:p>
          </table:table-cell>
          <table:table-cell office:value-type="float" office:value="5338886.5098999999" table:style-name="ce1">
            <text:p>5338886,51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759522000000004" table:style-name="ce1">
            <text:p>-80,759522</text:p>
          </table:table-cell>
          <table:table-cell office:value-type="float" office:value="-1.0380670000000001" table:style-name="ce1">
            <text:p>-1,038067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32400" table:style-name="ce1">
            <text:p>32400</text:p>
          </table:table-cell>
          <table:table-cell office:value-type="float" office:value="137700" table:style-name="ce1">
            <text:p>137700</text:p>
          </table:table-cell>
          <table:table-cell office:value-type="float" office:value="243000.0001" table:style-name="ce1">
            <text:p>243000,0001</text:p>
          </table:table-cell>
          <table:table-cell office:value-type="float" office:value="526500.00009999995" table:style-name="ce1">
            <text:p>526500,0001</text:p>
          </table:table-cell>
          <table:table-cell office:value-type="float" office:value="842400.00009999995" table:style-name="ce1">
            <text:p>842400,0001</text:p>
          </table:table-cell>
          <table:table-cell office:value-type="float" office:value="1101600.0000999998" table:style-name="ce1">
            <text:p>1101600</text:p>
          </table:table-cell>
          <table:table-cell office:value-type="float" office:value="2065500.0000999998" table:style-name="ce1">
            <text:p>2065500</text:p>
          </table:table-cell>
          <table:table-cell office:value-type="float" office:value="2721600.0000999998" table:style-name="ce1">
            <text:p>2721600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531583999999995" table:style-name="ce1">
            <text:p>-80,531584</text:p>
          </table:table-cell>
          <table:table-cell office:value-type="float" office:value="-0.74109000000000003" table:style-name="ce1">
            <text:p>-0,74109</text:p>
          </table:table-cell>
          <table:table-cell office:value-type="float" office:value="32400" table:style-name="ce1">
            <text:p>32400</text:p>
          </table:table-cell>
          <table:table-cell office:value-type="float" office:value="9052890.3885999992" table:style-name="ce1">
            <text:p>9052890,389</text:p>
          </table:table-cell>
          <table:table-cell office:value-type="float" office:value="16612164.745100001" table:style-name="ce1">
            <text:p>16612164,75</text:p>
          </table:table-cell>
          <table:table-cell office:value-type="float" office:value="19746488.1316" table:style-name="ce1">
            <text:p>19746488,13</text:p>
          </table:table-cell>
          <table:table-cell office:value-type="float" office:value="23563195.376100004" table:style-name="ce1">
            <text:p>23563195,38</text:p>
          </table:table-cell>
          <table:table-cell office:value-type="float" office:value="29541135.853099998" table:style-name="ce1">
            <text:p>29541135,85</text:p>
          </table:table-cell>
          <table:table-cell office:value-type="float" office:value="35988938.861000001" table:style-name="ce1">
            <text:p>35988938,86</text:p>
          </table:table-cell>
          <table:table-cell office:value-type="float" office:value="44022500.523800001" table:style-name="ce1">
            <text:p>44022500,52</text:p>
          </table:table-cell>
          <table:table-cell office:value-type="float" office:value="55901976.069399998" table:style-name="ce1">
            <text:p>55901976,07</text:p>
          </table:table-cell>
          <table:table-cell office:value-type="float" office:value="67055458.993000008" table:style-name="ce1">
            <text:p>67055458,99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382294999999999" table:style-name="ce1">
            <text:p>-80,382295</text:p>
          </table:table-cell>
          <table:table-cell office:value-type="float" office:value="-0.37059199999999998" table:style-name="ce1">
            <text:p>-0,370592</text:p>
          </table:table-cell>
          <table:table-cell office:value-type="float" office:value="89100" table:style-name="ce1">
            <text:p>89100</text:p>
          </table:table-cell>
          <table:table-cell office:value-type="float" office:value="4150109.6113999998" table:style-name="ce1">
            <text:p>4150109,611</text:p>
          </table:table-cell>
          <table:table-cell office:value-type="float" office:value="6253832.8546000002" table:style-name="ce1">
            <text:p>6253832,855</text:p>
          </table:table-cell>
          <table:table-cell office:value-type="float" office:value="7176807.6804" table:style-name="ce1">
            <text:p>7176807,68</text:p>
          </table:table-cell>
          <table:table-cell office:value-type="float" office:value="8608633.4455000013" table:style-name="ce1">
            <text:p>8608633,446</text:p>
          </table:table-cell>
          <table:table-cell office:value-type="float" office:value="10270050.2512" table:style-name="ce1">
            <text:p>10270050,25</text:p>
          </table:table-cell>
          <table:table-cell office:value-type="float" office:value="13291147.243799999" table:style-name="ce1">
            <text:p>13291147,24</text:p>
          </table:table-cell>
          <table:table-cell office:value-type="float" office:value="16208785.581099998" table:style-name="ce1">
            <text:p>16208785,58</text:p>
          </table:table-cell>
          <table:table-cell office:value-type="float" office:value="18488110.035700001" table:style-name="ce1">
            <text:p>18488110,04</text:p>
          </table:table-cell>
          <table:table-cell office:value-type="float" office:value="20228972.998599999" table:style-name="ce1">
            <text:p>20228973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192329000000001" table:style-name="ce1">
            <text:p>-80,192329</text:p>
          </table:table-cell>
          <table:table-cell office:value-type="float" office:value="-2.6183000000000001E-2" table:style-name="ce1">
            <text:p>-0,026183</text:p>
          </table:table-cell>
          <table:table-cell office:value-type="float" office:value="0" table:style-name="ce1">
            <text:p>0</text:p>
          </table:table-cell>
          <table:table-cell office:value-type="float" office:value="16200" table:style-name="ce1">
            <text:p>16200</text:p>
          </table:table-cell>
          <table:table-cell office:value-type="float" office:value="1441800" table:style-name="ce1">
            <text:p>1441800</text:p>
          </table:table-cell>
          <table:table-cell office:value-type="float" office:value="3434400" table:style-name="ce1">
            <text:p>3434400</text:p>
          </table:table-cell>
          <table:table-cell office:value-type="float" office:value="5678366.9914000016" table:style-name="ce1">
            <text:p>5678366,991</text:p>
          </table:table-cell>
          <table:table-cell office:value-type="float" office:value="11921887.231500002" table:style-name="ce1">
            <text:p>11921887,23</text:p>
          </table:table-cell>
          <table:table-cell office:value-type="float" office:value="14248395.984500002" table:style-name="ce1">
            <text:p>14248395,98</text:p>
          </table:table-cell>
          <table:table-cell office:value-type="float" office:value="16875816.526600003" table:style-name="ce1">
            <text:p>16875816,53</text:p>
          </table:table-cell>
          <table:table-cell office:value-type="float" office:value="20295851.9212" table:style-name="ce1">
            <text:p>20295851,92</text:p>
          </table:table-cell>
          <table:table-cell office:value-type="float" office:value="24962306.034699999" table:style-name="ce1">
            <text:p>24962306,03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039092999999994" table:style-name="ce1">
            <text:p>-80,039093</text:p>
          </table:table-cell>
          <table:table-cell office:value-type="float" office:value="0.323849" table:style-name="ce1">
            <text:p>0,323849</text:p>
          </table:table-cell>
          <table:table-cell office:value-type="float" office:value="12839735.1384" table:style-name="ce1">
            <text:p>12839735,14</text:p>
          </table:table-cell>
          <table:table-cell office:value-type="float" office:value="40890487.520900004" table:style-name="ce1">
            <text:p>40890487,52</text:p>
          </table:table-cell>
          <table:table-cell office:value-type="float" office:value="73501942.135399997" table:style-name="ce1">
            <text:p>73501942,14</text:p>
          </table:table-cell>
          <table:table-cell office:value-type="float" office:value="113612069.39630002" table:style-name="ce1">
            <text:p>113612069,4</text:p>
          </table:table-cell>
          <table:table-cell office:value-type="float" office:value="153974736.2886" table:style-name="ce1">
            <text:p>153974736,3</text:p>
          </table:table-cell>
          <table:table-cell office:value-type="float" office:value="177999336.28959998" table:style-name="ce1">
            <text:p>177999336,3</text:p>
          </table:table-cell>
          <table:table-cell office:value-type="float" office:value="193905927.53650001" table:style-name="ce1">
            <text:p>193905927,5</text:p>
          </table:table-cell>
          <table:table-cell office:value-type="float" office:value="209114706.99450001" table:style-name="ce1">
            <text:p>209114707</text:p>
          </table:table-cell>
          <table:table-cell office:value-type="float" office:value="219885871.59919998" table:style-name="ce1">
            <text:p>219885871,6</text:p>
          </table:table-cell>
          <table:table-cell office:value-type="float" office:value="228492761.91320002" table:style-name="ce1">
            <text:p>228492761,9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80.007661999999996" table:style-name="ce1">
            <text:p>-80,007662</text:p>
          </table:table-cell>
          <table:table-cell office:value-type="float" office:value="0.66994799999999999" table:style-name="ce1">
            <text:p>0,669948</text:p>
          </table:table-cell>
          <table:table-cell office:value-type="float" office:value="1344589.6978000002" table:style-name="ce1">
            <text:p>1344589,698</text:p>
          </table:table-cell>
          <table:table-cell office:value-type="float" office:value="3774137.3152000001" table:style-name="ce1">
            <text:p>3774137,315</text:p>
          </table:table-cell>
          <table:table-cell office:value-type="float" office:value="13153082.7007" table:style-name="ce1">
            <text:p>13153082,7</text:p>
          </table:table-cell>
          <table:table-cell office:value-type="float" office:value="25652455.4397" table:style-name="ce1">
            <text:p>25652455,44</text:p>
          </table:table-cell>
          <table:table-cell office:value-type="float" office:value="45348294.097899996" table:style-name="ce1">
            <text:p>45348294,1</text:p>
          </table:table-cell>
          <table:table-cell office:value-type="float" office:value="53456394.097900003" table:style-name="ce1">
            <text:p>53456394,1</text:p>
          </table:table-cell>
          <table:table-cell office:value-type="float" office:value="59312694.097900003" table:style-name="ce1">
            <text:p>59312694,1</text:p>
          </table:table-cell>
          <table:table-cell office:value-type="float" office:value="68368494.098000005" table:style-name="ce1">
            <text:p>68368494,1</text:p>
          </table:table-cell>
          <table:table-cell office:value-type="float" office:value="74629794.098000005" table:style-name="ce1">
            <text:p>74629794,1</text:p>
          </table:table-cell>
          <table:table-cell office:value-type="float" office:value="79971103.783999994" table:style-name="ce1">
            <text:p>79971103,78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9.781722000000002" table:style-name="ce1">
            <text:p>-79,781722</text:p>
          </table:table-cell>
          <table:table-cell office:value-type="float" office:value="0.90678599999999998" table:style-name="ce1">
            <text:p>0,906786</text:p>
          </table:table-cell>
          <table:table-cell office:value-type="float" office:value="290375.16379999998" table:style-name="ce1">
            <text:p>290375,1638</text:p>
          </table:table-cell>
          <table:table-cell office:value-type="float" office:value="776375.16379999998" table:style-name="ce1">
            <text:p>776375,1638</text:p>
          </table:table-cell>
          <table:table-cell office:value-type="float" office:value="1489175.1638" table:style-name="ce1">
            <text:p>1489175,164</text:p>
          </table:table-cell>
          <table:table-cell office:value-type="float" office:value="2987675.1637000004" table:style-name="ce1">
            <text:p>2987675,164</text:p>
          </table:table-cell>
          <table:table-cell office:value-type="float" office:value="14192969.612500001" table:style-name="ce1">
            <text:p>14192969,61</text:p>
          </table:table-cell>
          <table:table-cell office:value-type="float" office:value="22001369.612500001" table:style-name="ce1">
            <text:p>22001369,61</text:p>
          </table:table-cell>
          <table:table-cell office:value-type="float" office:value="28400369.612399999" table:style-name="ce1">
            <text:p>28400369,61</text:p>
          </table:table-cell>
          <table:table-cell office:value-type="float" office:value="35439269.612499997" table:style-name="ce1">
            <text:p>35439269,61</text:p>
          </table:table-cell>
          <table:table-cell office:value-type="float" office:value="43552696.201800004" table:style-name="ce1">
            <text:p>43552696,2</text:p>
          </table:table-cell>
          <table:table-cell office:value-type="float" office:value="50289725.550400004" table:style-name="ce1">
            <text:p>50289725,55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9.372542999999993" table:style-name="ce1">
            <text:p>-79,372543</text:p>
          </table:table-cell>
          <table:table-cell office:value-type="float" office:value="1.0427869999999999" table:style-name="ce1">
            <text:p>1,042787</text:p>
          </table:table-cell>
          <table:table-cell office:value-type="float" office:value="121500" table:style-name="ce1">
            <text:p>121500</text:p>
          </table:table-cell>
          <table:table-cell office:value-type="float" office:value="275400" table:style-name="ce1">
            <text:p>275400</text:p>
          </table:table-cell>
          <table:table-cell office:value-type="float" office:value="826200.00010000006" table:style-name="ce1">
            <text:p>826200,0001</text:p>
          </table:table-cell>
          <table:table-cell office:value-type="float" office:value="2017001.5457000001" table:style-name="ce1">
            <text:p>2017001,546</text:p>
          </table:table-cell>
          <table:table-cell office:value-type="float" office:value="3750401.5456999997" table:style-name="ce1">
            <text:p>3750401,546</text:p>
          </table:table-cell>
          <table:table-cell office:value-type="float" office:value="6731201.5455999998" table:style-name="ce1">
            <text:p>6731201,546</text:p>
          </table:table-cell>
          <table:table-cell office:value-type="float" office:value="9971201.5456000008" table:style-name="ce1">
            <text:p>9971201,546</text:p>
          </table:table-cell>
          <table:table-cell office:value-type="float" office:value="11955701.545600001" table:style-name="ce1">
            <text:p>11955701,55</text:p>
          </table:table-cell>
          <table:table-cell office:value-type="float" office:value="16251474.9564" table:style-name="ce1">
            <text:p>16251474,96</text:p>
          </table:table-cell>
          <table:table-cell office:value-type="float" office:value="19364045.607799996" table:style-name="ce1">
            <text:p>19364045,61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9.016311000000002" table:style-name="ce1">
            <text:p>-79,016311</text:p>
          </table:table-cell>
          <table:table-cell office:value-type="float" office:value="1.224199" table:style-name="ce1">
            <text:p>1,224199</text:p>
          </table:table-cell>
          <table:table-cell office:value-type="float" office:value="19762284.859099999" table:style-name="ce1">
            <text:p>19762284,86</text:p>
          </table:table-cell>
          <table:table-cell office:value-type="float" office:value="38323145.398500003" table:style-name="ce1">
            <text:p>38323145,4</text:p>
          </table:table-cell>
          <table:table-cell office:value-type="float" office:value="63373070.282500006" table:style-name="ce1">
            <text:p>63373070,28</text:p>
          </table:table-cell>
          <table:table-cell office:value-type="float" office:value="86027624.283199996" table:style-name="ce1">
            <text:p>86027624,28</text:p>
          </table:table-cell>
          <table:table-cell office:value-type="float" office:value="116141464.0455" table:style-name="ce1">
            <text:p>116141464</text:p>
          </table:table-cell>
          <table:table-cell office:value-type="float" office:value="149386234.70460001" table:style-name="ce1">
            <text:p>149386234,7</text:p>
          </table:table-cell>
          <table:table-cell office:value-type="float" office:value="200270107.19059998" table:style-name="ce1">
            <text:p>200270107,2</text:p>
          </table:table-cell>
          <table:table-cell office:value-type="float" office:value="227307830.37930003" table:style-name="ce1">
            <text:p>227307830,4</text:p>
          </table:table-cell>
          <table:table-cell office:value-type="float" office:value="256989910.49080002" table:style-name="ce1">
            <text:p>256989910,5</text:p>
          </table:table-cell>
          <table:table-cell office:value-type="float" office:value="285590895.12960005" table:style-name="ce1">
            <text:p>285590895,1</text:p>
          </table:table-cell>
          <table:table-cell office:value-type="float" office:value="218" table:style-name="ce1">
            <text:p>218</text:p>
          </table:table-cell>
          <table:table-cell table:number-columns-repeated="16371"/>
        </table:table-row>
        <table:table-row table:style-name="ro1">
          <table:table-cell office:value-type="float" office:value="-78.959270000000004" table:style-name="ce1">
            <text:p>-78,95927</text:p>
          </table:table-cell>
          <table:table-cell office:value-type="float" office:value="1.4912019999999999" table:style-name="ce1">
            <text:p>1,491202</text:p>
          </table:table-cell>
          <table:table-cell office:value-type="float" office:value="6436985.6750999996" table:style-name="ce1">
            <text:p>6436985,675</text:p>
          </table:table-cell>
          <table:table-cell office:value-type="float" office:value="16914791.4384" table:style-name="ce1">
            <text:p>16914791,44</text:p>
          </table:table-cell>
          <table:table-cell office:value-type="float" office:value="22676000.613199998" table:style-name="ce1">
            <text:p>22676000,61</text:p>
          </table:table-cell>
          <table:table-cell office:value-type="float" office:value="33360601.0504" table:style-name="ce1">
            <text:p>33360601,05</text:p>
          </table:table-cell>
          <table:table-cell office:value-type="float" office:value="68003848.120119989" table:style-name="ce1">
            <text:p>68003848,12</text:p>
          </table:table-cell>
          <table:table-cell office:value-type="float" office:value="103179150.25301999" table:style-name="ce1">
            <text:p>103179150,3</text:p>
          </table:table-cell>
          <table:table-cell office:value-type="float" office:value="133533992.07212" table:style-name="ce1">
            <text:p>133533992,1</text:p>
          </table:table-cell>
          <table:table-cell office:value-type="float" office:value="155096042.70462" table:style-name="ce1">
            <text:p>155096042,7</text:p>
          </table:table-cell>
          <table:table-cell office:value-type="float" office:value="175873779.63312003" table:style-name="ce1">
            <text:p>175873779,6</text:p>
          </table:table-cell>
          <table:table-cell office:value-type="float" office:value="200619093.88691998" table:style-name="ce1">
            <text:p>200619093,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874842999999998" table:style-name="ce1">
            <text:p>-78,874843</text:p>
          </table:table-cell>
          <table:table-cell office:value-type="float" office:value="1.712961" table:style-name="ce1">
            <text:p>1,712961</text:p>
          </table:table-cell>
          <table:table-cell office:value-type="float" office:value="441629.46600000001" table:style-name="ce1">
            <text:p>441629,466</text:p>
          </table:table-cell>
          <table:table-cell office:value-type="float" office:value="3472328.4343999997" table:style-name="ce1">
            <text:p>3472328,434</text:p>
          </table:table-cell>
          <table:table-cell office:value-type="float" office:value="4041235.8281" table:style-name="ce1">
            <text:p>4041235,828</text:p>
          </table:table-cell>
          <table:table-cell office:value-type="float" office:value="5237131.1505999994" table:style-name="ce1">
            <text:p>5237131,151</text:p>
          </table:table-cell>
          <table:table-cell office:value-type="float" office:value="7316663.1882000007" table:style-name="ce1">
            <text:p>7316663,188</text:p>
          </table:table-cell>
          <table:table-cell office:value-type="float" office:value="10001269.024599999" table:style-name="ce1">
            <text:p>10001269,02</text:p>
          </table:table-cell>
          <table:table-cell office:value-type="float" office:value="17132030.332400002" table:style-name="ce1">
            <text:p>17132030,33</text:p>
          </table:table-cell>
          <table:table-cell office:value-type="float" office:value="23580782.204700001" table:style-name="ce1">
            <text:p>23580782,2</text:p>
          </table:table-cell>
          <table:table-cell office:value-type="float" office:value="29638960.632600006" table:style-name="ce1">
            <text:p>29638960,63</text:p>
          </table:table-cell>
          <table:table-cell office:value-type="float" office:value="38138079.986500002" table:style-name="ce1">
            <text:p>38138079,9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673330000000007" table:style-name="ce1">
            <text:p>-78,67333</text:p>
          </table:table-cell>
          <table:table-cell office:value-type="float" office:value="1.9252260000000001" table:style-name="ce1">
            <text:p>1,925226</text:p>
          </table:table-cell>
          <table:table-cell office:value-type="float" office:value="2924100" table:style-name="ce1">
            <text:p>2924100</text:p>
          </table:table-cell>
          <table:table-cell office:value-type="float" office:value="6883505.0055" table:style-name="ce1">
            <text:p>6883505,006</text:p>
          </table:table-cell>
          <table:table-cell office:value-type="float" office:value="12194900.0002" table:style-name="ce1">
            <text:p>12194900</text:p>
          </table:table-cell>
          <table:table-cell office:value-type="float" office:value="29021848.694100004" table:style-name="ce1">
            <text:p>29021848,69</text:p>
          </table:table-cell>
          <table:table-cell office:value-type="float" office:value="49094405.4375" table:style-name="ce1">
            <text:p>49094405,44</text:p>
          </table:table-cell>
          <table:table-cell office:value-type="float" office:value="81690517.028700009" table:style-name="ce1">
            <text:p>81690517,03</text:p>
          </table:table-cell>
          <table:table-cell office:value-type="float" office:value="109445364.45819999" table:style-name="ce1">
            <text:p>109445364,5</text:p>
          </table:table-cell>
          <table:table-cell office:value-type="float" office:value="183171861.9549" table:style-name="ce1">
            <text:p>183171862</text:p>
          </table:table-cell>
          <table:table-cell office:value-type="float" office:value="224505503.23079997" table:style-name="ce1">
            <text:p>224505503,2</text:p>
          </table:table-cell>
          <table:table-cell office:value-type="float" office:value="269628174.55719995" table:style-name="ce1">
            <text:p>269628174,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601286000000002" table:style-name="ce1">
            <text:p>-78,601286</text:p>
          </table:table-cell>
          <table:table-cell office:value-type="float" office:value="2.2248809999999999" table:style-name="ce1">
            <text:p>2,224881</text:p>
          </table:table-cell>
          <table:table-cell office:value-type="float" office:value="2810700" table:style-name="ce1">
            <text:p>2810700</text:p>
          </table:table-cell>
          <table:table-cell office:value-type="float" office:value="4090500" table:style-name="ce1">
            <text:p>4090500</text:p>
          </table:table-cell>
          <table:table-cell office:value-type="float" office:value="5104563.5528999995" table:style-name="ce1">
            <text:p>5104563,553</text:p>
          </table:table-cell>
          <table:table-cell office:value-type="float" office:value="7275363.5529000005" table:style-name="ce1">
            <text:p>7275363,553</text:p>
          </table:table-cell>
          <table:table-cell office:value-type="float" office:value="13070687.939999999" table:style-name="ce1">
            <text:p>13070687,94</text:p>
          </table:table-cell>
          <table:table-cell office:value-type="float" office:value="35504055.597599998" table:style-name="ce1">
            <text:p>35504055,6</text:p>
          </table:table-cell>
          <table:table-cell office:value-type="float" office:value="76130932.555299997" table:style-name="ce1">
            <text:p>76130932,56</text:p>
          </table:table-cell>
          <table:table-cell office:value-type="float" office:value="88087561.256300002" table:style-name="ce1">
            <text:p>88087561,26</text:p>
          </table:table-cell>
          <table:table-cell office:value-type="float" office:value="104081886.79599999" table:style-name="ce1">
            <text:p>104081886,8</text:p>
          </table:table-cell>
          <table:table-cell office:value-type="float" office:value="131289419.45229998" table:style-name="ce1">
            <text:p>131289419,5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398253999999994" table:style-name="ce1">
            <text:p>-78,398254</text:p>
          </table:table-cell>
          <table:table-cell office:value-type="float" office:value="2.453211" table:style-name="ce1">
            <text:p>2,453211</text:p>
          </table:table-cell>
          <table:table-cell office:value-type="float" office:value="9671007.5991999991" table:style-name="ce1">
            <text:p>9671007,599</text:p>
          </table:table-cell>
          <table:table-cell office:value-type="float" office:value="14679139.7684" table:style-name="ce1">
            <text:p>14679139,77</text:p>
          </table:table-cell>
          <table:table-cell office:value-type="float" office:value="24736802.5187" table:style-name="ce1">
            <text:p>24736802,52</text:p>
          </table:table-cell>
          <table:table-cell office:value-type="float" office:value="230411735.02780002" table:style-name="ce1">
            <text:p>230411735</text:p>
          </table:table-cell>
          <table:table-cell office:value-type="float" office:value="282217142.57820004" table:style-name="ce1">
            <text:p>282217142,6</text:p>
          </table:table-cell>
          <table:table-cell office:value-type="float" office:value="344120102.72310007" table:style-name="ce1">
            <text:p>344120102,7</text:p>
          </table:table-cell>
          <table:table-cell office:value-type="float" office:value="378021369.11119998" table:style-name="ce1">
            <text:p>378021369,1</text:p>
          </table:table-cell>
          <table:table-cell office:value-type="float" office:value="417260243.12239999" table:style-name="ce1">
            <text:p>417260243,1</text:p>
          </table:table-cell>
          <table:table-cell office:value-type="float" office:value="457177871.08480006" table:style-name="ce1">
            <text:p>457177871,1</text:p>
          </table:table-cell>
          <table:table-cell office:value-type="float" office:value="490819248.58500004" table:style-name="ce1">
            <text:p>490819248,6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076300000000003" table:style-name="ce1">
            <text:p>-78,0763</text:p>
          </table:table-cell>
          <table:table-cell office:value-type="float" office:value="2.564476" table:style-name="ce1">
            <text:p>2,564476</text:p>
          </table:table-cell>
          <table:table-cell office:value-type="float" office:value="3394292.4007000001" table:style-name="ce1">
            <text:p>3394292,401</text:p>
          </table:table-cell>
          <table:table-cell office:value-type="float" office:value="7441960.2314999998" table:style-name="ce1">
            <text:p>7441960,232</text:p>
          </table:table-cell>
          <table:table-cell office:value-type="float" office:value="13770323.864399999" table:style-name="ce1">
            <text:p>13770323,86</text:p>
          </table:table-cell>
          <table:table-cell office:value-type="float" office:value="234971088.8231" table:style-name="ce1">
            <text:p>234971088,8</text:p>
          </table:table-cell>
          <table:table-cell office:value-type="float" office:value="285518339.34380001" table:style-name="ce1">
            <text:p>285518339,3</text:p>
          </table:table-cell>
          <table:table-cell office:value-type="float" office:value="318903861.71950001" table:style-name="ce1">
            <text:p>318903861,7</text:p>
          </table:table-cell>
          <table:table-cell office:value-type="float" office:value="384228798.04909998" table:style-name="ce1">
            <text:p>384228798</text:p>
          </table:table-cell>
          <table:table-cell office:value-type="float" office:value="425115376.986" table:style-name="ce1">
            <text:p>425115377</text:p>
          </table:table-cell>
          <table:table-cell office:value-type="float" office:value="457569124.16439998" table:style-name="ce1">
            <text:p>457569124,2</text:p>
          </table:table-cell>
          <table:table-cell office:value-type="float" office:value="489091999.0456" table:style-name="ce1">
            <text:p>48909199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824608999999995" table:style-name="ce1">
            <text:p>-77,824609</text:p>
          </table:table-cell>
          <table:table-cell office:value-type="float" office:value="2.7218490000000002" table:style-name="ce1">
            <text:p>2,721849</text:p>
          </table:table-cell>
          <table:table-cell office:value-type="float" office:value="7402903.6001999993" table:style-name="ce1">
            <text:p>7402903,6</text:p>
          </table:table-cell>
          <table:table-cell office:value-type="float" office:value="18734803.600099999" table:style-name="ce1">
            <text:p>18734803,6</text:p>
          </table:table-cell>
          <table:table-cell office:value-type="float" office:value="36141977.217199996" table:style-name="ce1">
            <text:p>36141977,22</text:p>
          </table:table-cell>
          <table:table-cell office:value-type="float" office:value="55233129.228100002" table:style-name="ce1">
            <text:p>55233129,23</text:p>
          </table:table-cell>
          <table:table-cell office:value-type="float" office:value="69153416.352300003" table:style-name="ce1">
            <text:p>69153416,35</text:p>
          </table:table-cell>
          <table:table-cell office:value-type="float" office:value="84815061.805200011" table:style-name="ce1">
            <text:p>84815061,81</text:p>
          </table:table-cell>
          <table:table-cell office:value-type="float" office:value="105784393.43200001" table:style-name="ce1">
            <text:p>105784393,4</text:p>
          </table:table-cell>
          <table:table-cell office:value-type="float" office:value="119215711.06299999" table:style-name="ce1">
            <text:p>119215711,1</text:p>
          </table:table-cell>
          <table:table-cell office:value-type="float" office:value="135752022.60890001" table:style-name="ce1">
            <text:p>135752022,6</text:p>
          </table:table-cell>
          <table:table-cell office:value-type="float" office:value="154725743.7006" table:style-name="ce1">
            <text:p>154725743,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602092999999996" table:style-name="ce1">
            <text:p>-77,602093</text:p>
          </table:table-cell>
          <table:table-cell office:value-type="float" office:value="3.0065909999999998" table:style-name="ce1">
            <text:p>3,006591</text:p>
          </table:table-cell>
          <table:table-cell office:value-type="float" office:value="4271644.2811000003" table:style-name="ce1">
            <text:p>4271644,281</text:p>
          </table:table-cell>
          <table:table-cell office:value-type="float" office:value="7203784.2403999995" table:style-name="ce1">
            <text:p>7203784,24</text:p>
          </table:table-cell>
          <table:table-cell office:value-type="float" office:value="14939409.089399999" table:style-name="ce1">
            <text:p>14939409,09</text:p>
          </table:table-cell>
          <table:table-cell office:value-type="float" office:value="21729162.782400001" table:style-name="ce1">
            <text:p>21729162,78</text:p>
          </table:table-cell>
          <table:table-cell office:value-type="float" office:value="38763462.782399997" table:style-name="ce1">
            <text:p>38763462,78</text:p>
          </table:table-cell>
          <table:table-cell office:value-type="float" office:value="49843682.732400008" table:style-name="ce1">
            <text:p>49843682,73</text:p>
          </table:table-cell>
          <table:table-cell office:value-type="float" office:value="58720956.11339999" table:style-name="ce1">
            <text:p>58720956,11</text:p>
          </table:table-cell>
          <table:table-cell office:value-type="float" office:value="83181754.505199999" table:style-name="ce1">
            <text:p>83181754,51</text:p>
          </table:table-cell>
          <table:table-cell office:value-type="float" office:value="105029446.6161" table:style-name="ce1">
            <text:p>105029446,6</text:p>
          </table:table-cell>
          <table:table-cell office:value-type="float" office:value="123356752.1974" table:style-name="ce1">
            <text:p>123356752,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77582000000004" table:style-name="ce1">
            <text:p>-77,377582</text:p>
          </table:table-cell>
          <table:table-cell office:value-type="float" office:value="3.347197" table:style-name="ce1">
            <text:p>3,347197</text:p>
          </table:table-cell>
          <table:table-cell office:value-type="float" office:value="7532540.6183000002" table:style-name="ce1">
            <text:p>7532540,618</text:p>
          </table:table-cell>
          <table:table-cell office:value-type="float" office:value="16375323.781599998" table:style-name="ce1">
            <text:p>16375323,78</text:p>
          </table:table-cell>
          <table:table-cell office:value-type="float" office:value="21227098.932800002" table:style-name="ce1">
            <text:p>21227098,93</text:p>
          </table:table-cell>
          <table:table-cell office:value-type="float" office:value="26627845.2399" table:style-name="ce1">
            <text:p>26627845,24</text:p>
          </table:table-cell>
          <table:table-cell office:value-type="float" office:value="47104645.239700004" table:style-name="ce1">
            <text:p>47104645,24</text:p>
          </table:table-cell>
          <table:table-cell office:value-type="float" office:value="54582782.577799998" table:style-name="ce1">
            <text:p>54582782,58</text:p>
          </table:table-cell>
          <table:table-cell office:value-type="float" office:value="61330409.196800008" table:style-name="ce1">
            <text:p>61330409,2</text:p>
          </table:table-cell>
          <table:table-cell office:value-type="float" office:value="70379310.804800004" table:style-name="ce1">
            <text:p>70379310,8</text:p>
          </table:table-cell>
          <table:table-cell office:value-type="float" office:value="82178568.055600002" table:style-name="ce1">
            <text:p>82178568,06</text:p>
          </table:table-cell>
          <table:table-cell office:value-type="float" office:value="91633517.454599991" table:style-name="ce1">
            <text:p>91633517,45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174064999999999" table:style-name="ce1">
            <text:p>-77,174065</text:p>
          </table:table-cell>
          <table:table-cell office:value-type="float" office:value="3.692269" table:style-name="ce1">
            <text:p>3,692269</text:p>
          </table:table-cell>
          <table:table-cell office:value-type="float" office:value="678411.50040000002" table:style-name="ce1">
            <text:p>678411,5004</text:p>
          </table:table-cell>
          <table:table-cell office:value-type="float" office:value="2390780.2116400003" table:style-name="ce1">
            <text:p>2390780,212</text:p>
          </table:table-cell>
          <table:table-cell office:value-type="float" office:value="5003307.1439399999" table:style-name="ce1">
            <text:p>5003307,144</text:p>
          </table:table-cell>
          <table:table-cell office:value-type="float" office:value="7409961.7768599996" table:style-name="ce1">
            <text:p>7409961,777</text:p>
          </table:table-cell>
          <table:table-cell office:value-type="float" office:value="10523336.744659999" table:style-name="ce1">
            <text:p>10523336,74</text:p>
          </table:table-cell>
          <table:table-cell office:value-type="float" office:value="14203671.174460001" table:style-name="ce1">
            <text:p>14203671,17</text:p>
          </table:table-cell>
          <table:table-cell office:value-type="float" office:value="19318333.256760001" table:style-name="ce1">
            <text:p>19318333,26</text:p>
          </table:table-cell>
          <table:table-cell office:value-type="float" office:value="27520074.569610003" table:style-name="ce1">
            <text:p>27520074,57</text:p>
          </table:table-cell>
          <table:table-cell office:value-type="float" office:value="43114386.41437" table:style-name="ce1">
            <text:p>43114386,41</text:p>
          </table:table-cell>
          <table:table-cell office:value-type="float" office:value="66629685.091079995" table:style-name="ce1">
            <text:p>66629685,0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205746000000005" table:style-name="ce1">
            <text:p>-77,205746</text:p>
          </table:table-cell>
          <table:table-cell office:value-type="float" office:value="3.921297" table:style-name="ce1">
            <text:p>3,921297</text:p>
          </table:table-cell>
          <table:table-cell office:value-type="float" office:value="2619799.0425999998" table:style-name="ce1">
            <text:p>2619799,043</text:p>
          </table:table-cell>
          <table:table-cell office:value-type="float" office:value="5672126.5427000001" table:style-name="ce1">
            <text:p>5672126,543</text:p>
          </table:table-cell>
          <table:table-cell office:value-type="float" office:value="8365099.6106000002" table:style-name="ce1">
            <text:p>8365099,611</text:p>
          </table:table-cell>
          <table:table-cell office:value-type="float" office:value="11369244.977699999" table:style-name="ce1">
            <text:p>11369244,98</text:p>
          </table:table-cell>
          <table:table-cell office:value-type="float" office:value="14727770.010600001" table:style-name="ce1">
            <text:p>14727770,01</text:p>
          </table:table-cell>
          <table:table-cell office:value-type="float" office:value="22078378.292400002" table:style-name="ce1">
            <text:p>22078378,29</text:p>
          </table:table-cell>
          <table:table-cell office:value-type="float" office:value="27324476.677900001" table:style-name="ce1">
            <text:p>27324476,68</text:p>
          </table:table-cell>
          <table:table-cell office:value-type="float" office:value="33783735.364299998" table:style-name="ce1">
            <text:p>33783735,36</text:p>
          </table:table-cell>
          <table:table-cell office:value-type="float" office:value="41766751.514799997" table:style-name="ce1">
            <text:p>41766751,51</text:p>
          </table:table-cell>
          <table:table-cell office:value-type="float" office:value="49665115.206600003" table:style-name="ce1">
            <text:p>49665115,21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62746999999999" table:style-name="ce1">
            <text:p>-77,362747</text:p>
          </table:table-cell>
          <table:table-cell office:value-type="float" office:value="4.1672440000000002" table:style-name="ce1">
            <text:p>4,167244</text:p>
          </table:table-cell>
          <table:table-cell office:value-type="float" office:value="2539900.9575" table:style-name="ce1">
            <text:p>2539900,958</text:p>
          </table:table-cell>
          <table:table-cell office:value-type="float" office:value="2823981.6230000001" table:style-name="ce1">
            <text:p>2823981,623</text:p>
          </table:table-cell>
          <table:table-cell office:value-type="float" office:value="3147981.6230000001" table:style-name="ce1">
            <text:p>3147981,623</text:p>
          </table:table-cell>
          <table:table-cell office:value-type="float" office:value="3828381.6230000006" table:style-name="ce1">
            <text:p>3828381,623</text:p>
          </table:table-cell>
          <table:table-cell office:value-type="float" office:value="5602281.6231000004" table:style-name="ce1">
            <text:p>5602281,623</text:p>
          </table:table-cell>
          <table:table-cell office:value-type="float" office:value="7975581.6230999995" table:style-name="ce1">
            <text:p>7975581,623</text:p>
          </table:table-cell>
          <table:table-cell office:value-type="float" office:value="10785421.155499998" table:style-name="ce1">
            <text:p>10785421,16</text:p>
          </table:table-cell>
          <table:table-cell office:value-type="float" office:value="14543821.155499998" table:style-name="ce1">
            <text:p>14543821,16</text:p>
          </table:table-cell>
          <table:table-cell office:value-type="float" office:value="19572399.397700001" table:style-name="ce1">
            <text:p>19572399,4</text:p>
          </table:table-cell>
          <table:table-cell office:value-type="float" office:value="25742865.227699999" table:style-name="ce1">
            <text:p>25742865,23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55680000000007" table:style-name="ce1">
            <text:p>-77,35568</text:p>
          </table:table-cell>
          <table:table-cell office:value-type="float" office:value="4.586233" table:style-name="ce1">
            <text:p>4,586233</text:p>
          </table:table-cell>
          <table:table-cell office:value-type="float" office:value="1498499.9999999998" table:style-name="ce1">
            <text:p>1498500</text:p>
          </table:table-cell>
          <table:table-cell office:value-type="float" office:value="3021300.0000000005" table:style-name="ce1">
            <text:p>3021300</text:p>
          </table:table-cell>
          <table:table-cell office:value-type="float" office:value="4722300.0000999998" table:style-name="ce1">
            <text:p>4722300</text:p>
          </table:table-cell>
          <table:table-cell office:value-type="float" office:value="6245872.3323999997" table:style-name="ce1">
            <text:p>6245872,332</text:p>
          </table:table-cell>
          <table:table-cell office:value-type="float" office:value="8481472.3324000016" table:style-name="ce1">
            <text:p>8481472,332</text:p>
          </table:table-cell>
          <table:table-cell office:value-type="float" office:value="10962095.2896" table:style-name="ce1">
            <text:p>10962095,29</text:p>
          </table:table-cell>
          <table:table-cell office:value-type="float" office:value="14286244.537699997" table:style-name="ce1">
            <text:p>14286244,54</text:p>
          </table:table-cell>
          <table:table-cell office:value-type="float" office:value="19353864.060500003" table:style-name="ce1">
            <text:p>19353864,06</text:p>
          </table:table-cell>
          <table:table-cell office:value-type="float" office:value="23993290.334300004" table:style-name="ce1">
            <text:p>23993290,33</text:p>
          </table:table-cell>
          <table:table-cell office:value-type="float" office:value="31688383.825600002" table:style-name="ce1">
            <text:p>31688383,83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43660999999997" table:style-name="ce1">
            <text:p>-77,343661</text:p>
          </table:table-cell>
          <table:table-cell office:value-type="float" office:value="5.0274020000000004" table:style-name="ce1">
            <text:p>5,027402</text:p>
          </table:table-cell>
          <table:table-cell office:value-type="float" office:value="567000" table:style-name="ce1">
            <text:p>567000</text:p>
          </table:table-cell>
          <table:table-cell office:value-type="float" office:value="2138400" table:style-name="ce1">
            <text:p>2138400</text:p>
          </table:table-cell>
          <table:table-cell office:value-type="float" office:value="3672293.8052000003" table:style-name="ce1">
            <text:p>3672293,805</text:p>
          </table:table-cell>
          <table:table-cell office:value-type="float" office:value="6344521.4075999986" table:style-name="ce1">
            <text:p>6344521,408</text:p>
          </table:table-cell>
          <table:table-cell office:value-type="float" office:value="9179521.4074000008" table:style-name="ce1">
            <text:p>9179521,407</text:p>
          </table:table-cell>
          <table:table-cell office:value-type="float" office:value="12190698.450300001" table:style-name="ce1">
            <text:p>12190698,45</text:p>
          </table:table-cell>
          <table:table-cell office:value-type="float" office:value="15520598.3168" table:style-name="ce1">
            <text:p>15520598,32</text:p>
          </table:table-cell>
          <table:table-cell office:value-type="float" office:value="20346698.305300001" table:style-name="ce1">
            <text:p>20346698,31</text:p>
          </table:table-cell>
          <table:table-cell office:value-type="float" office:value="25891404.804599997" table:style-name="ce1">
            <text:p>25891404,8</text:p>
          </table:table-cell>
          <table:table-cell office:value-type="float" office:value="31793015.7685" table:style-name="ce1">
            <text:p>31793015,7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419692999999995" table:style-name="ce1">
            <text:p>-77,419693</text:p>
          </table:table-cell>
          <table:table-cell office:value-type="float" office:value="5.4202219999999999" table:style-name="ce1">
            <text:p>5,420222</text:p>
          </table:table-cell>
          <table:table-cell office:value-type="float" office:value="494100" table:style-name="ce1">
            <text:p>494100</text:p>
          </table:table-cell>
          <table:table-cell office:value-type="float" office:value="1417500" table:style-name="ce1">
            <text:p>1417500</text:p>
          </table:table-cell>
          <table:table-cell office:value-type="float" office:value="2823906.1949000005" table:style-name="ce1">
            <text:p>2823906,195</text:p>
          </table:table-cell>
          <table:table-cell office:value-type="float" office:value="4622106.1948999995" table:style-name="ce1">
            <text:p>4622106,195</text:p>
          </table:table-cell>
          <table:table-cell office:value-type="float" office:value="6347406.1950000003" table:style-name="ce1">
            <text:p>6347406,195</text:p>
          </table:table-cell>
          <table:table-cell office:value-type="float" office:value="7886406.1948999995" table:style-name="ce1">
            <text:p>7886406,195</text:p>
          </table:table-cell>
          <table:table-cell office:value-type="float" office:value="9721157.0803999994" table:style-name="ce1">
            <text:p>9721157,08</text:p>
          </table:table-cell>
          <table:table-cell office:value-type="float" office:value="11912637.5689" table:style-name="ce1">
            <text:p>11912637,57</text:p>
          </table:table-cell>
          <table:table-cell office:value-type="float" office:value="13373943.012" table:style-name="ce1">
            <text:p>13373943,01</text:p>
          </table:table-cell>
          <table:table-cell office:value-type="float" office:value="15036876.487600001" table:style-name="ce1">
            <text:p>15036876,49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82807" table:style-name="ce1">
            <text:p>-77,382807</text:p>
          </table:table-cell>
          <table:table-cell office:value-type="float" office:value="5.7224740000000001" table:style-name="ce1">
            <text:p>5,722474</text:p>
          </table:table-cell>
          <table:table-cell office:value-type="float" office:value="728999.99990000005" table:style-name="ce1">
            <text:p>728999,9999</text:p>
          </table:table-cell>
          <table:table-cell office:value-type="float" office:value="2430000" table:style-name="ce1">
            <text:p>2430000</text:p>
          </table:table-cell>
          <table:table-cell office:value-type="float" office:value="3944699.9999000002" table:style-name="ce1">
            <text:p>3944700</text:p>
          </table:table-cell>
          <table:table-cell office:value-type="float" office:value="6633900" table:style-name="ce1">
            <text:p>6633900</text:p>
          </table:table-cell>
          <table:table-cell office:value-type="float" office:value="10748700.0001" table:style-name="ce1">
            <text:p>10748700</text:p>
          </table:table-cell>
          <table:table-cell office:value-type="float" office:value="15414300" table:style-name="ce1">
            <text:p>15414300</text:p>
          </table:table-cell>
          <table:table-cell office:value-type="float" office:value="20258100.0002" table:style-name="ce1">
            <text:p>20258100</text:p>
          </table:table-cell>
          <table:table-cell office:value-type="float" office:value="25118100.000099998" table:style-name="ce1">
            <text:p>25118100</text:p>
          </table:table-cell>
          <table:table-cell office:value-type="float" office:value="29983755.5471" table:style-name="ce1">
            <text:p>29983755,55</text:p>
          </table:table-cell>
          <table:table-cell office:value-type="float" office:value="35582512.847700007" table:style-name="ce1">
            <text:p>35582512,85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378895" table:style-name="ce1">
            <text:p>-77,378895</text:p>
          </table:table-cell>
          <table:table-cell office:value-type="float" office:value="6.0455880000000004" table:style-name="ce1">
            <text:p>6,045588</text:p>
          </table:table-cell>
          <table:table-cell office:value-type="float" office:value="251100" table:style-name="ce1">
            <text:p>251100</text:p>
          </table:table-cell>
          <table:table-cell office:value-type="float" office:value="486000" table:style-name="ce1">
            <text:p>486000</text:p>
          </table:table-cell>
          <table:table-cell office:value-type="float" office:value="1028700" table:style-name="ce1">
            <text:p>1028700</text:p>
          </table:table-cell>
          <table:table-cell office:value-type="float" office:value="1449900" table:style-name="ce1">
            <text:p>1449900</text:p>
          </table:table-cell>
          <table:table-cell office:value-type="float" office:value="2025000" table:style-name="ce1">
            <text:p>2025000</text:p>
          </table:table-cell>
          <table:table-cell office:value-type="float" office:value="2632500" table:style-name="ce1">
            <text:p>2632500</text:p>
          </table:table-cell>
          <table:table-cell office:value-type="float" office:value="4811400.0000000009" table:style-name="ce1">
            <text:p>4811400</text:p>
          </table:table-cell>
          <table:table-cell office:value-type="float" office:value="6512400.0000999998" table:style-name="ce1">
            <text:p>6512400</text:p>
          </table:table-cell>
          <table:table-cell office:value-type="float" office:value="9250200.0000999998" table:style-name="ce1">
            <text:p>9250200</text:p>
          </table:table-cell>
          <table:table-cell office:value-type="float" office:value="10764004.769099999" table:style-name="ce1">
            <text:p>10764004,7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411850999999999" table:style-name="ce1">
            <text:p>-77,411851</text:p>
          </table:table-cell>
          <table:table-cell office:value-type="float" office:value="6.3948080000000003" table:style-name="ce1">
            <text:p>6,394808</text:p>
          </table:table-cell>
          <table:table-cell office:value-type="float" office:value="153900" table:style-name="ce1">
            <text:p>153900</text:p>
          </table:table-cell>
          <table:table-cell office:value-type="float" office:value="567000" table:style-name="ce1">
            <text:p>567000</text:p>
          </table:table-cell>
          <table:table-cell office:value-type="float" office:value="1166400" table:style-name="ce1">
            <text:p>1166400</text:p>
          </table:table-cell>
          <table:table-cell office:value-type="float" office:value="1757700" table:style-name="ce1">
            <text:p>1757700</text:p>
          </table:table-cell>
          <table:table-cell office:value-type="float" office:value="2700465.48" table:style-name="ce1">
            <text:p>2700465,48</text:p>
          </table:table-cell>
          <table:table-cell office:value-type="float" office:value="3931665.4800000004" table:style-name="ce1">
            <text:p>3931665,48</text:p>
          </table:table-cell>
          <table:table-cell office:value-type="float" office:value="5098065.4801000003" table:style-name="ce1">
            <text:p>5098065,48</text:p>
          </table:table-cell>
          <table:table-cell office:value-type="float" office:value="6142965.4801000003" table:style-name="ce1">
            <text:p>6142965,48</text:p>
          </table:table-cell>
          <table:table-cell office:value-type="float" office:value="7098765.4800000004" table:style-name="ce1">
            <text:p>7098765,48</text:p>
          </table:table-cell>
          <table:table-cell office:value-type="float" office:value="7933065.4800000004" table:style-name="ce1">
            <text:p>7933065,48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492976999999996" table:style-name="ce1">
            <text:p>-77,492977</text:p>
          </table:table-cell>
          <table:table-cell office:value-type="float" office:value="6.7054450000000001" table:style-name="ce1">
            <text:p>6,705445</text:p>
          </table:table-cell>
          <table:table-cell office:value-type="float" office:value="24300" table:style-name="ce1">
            <text:p>24300</text:p>
          </table:table-cell>
          <table:table-cell office:value-type="float" office:value="89100" table:style-name="ce1">
            <text:p>89100</text:p>
          </table:table-cell>
          <table:table-cell office:value-type="float" office:value="170100" table:style-name="ce1">
            <text:p>170100</text:p>
          </table:table-cell>
          <table:table-cell office:value-type="float" office:value="599400" table:style-name="ce1">
            <text:p>599400</text:p>
          </table:table-cell>
          <table:table-cell office:value-type="float" office:value="1519634.52" table:style-name="ce1">
            <text:p>1519634,52</text:p>
          </table:table-cell>
          <table:table-cell office:value-type="float" office:value="2483534.52" table:style-name="ce1">
            <text:p>2483534,52</text:p>
          </table:table-cell>
          <table:table-cell office:value-type="float" office:value="4273634.5199999996" table:style-name="ce1">
            <text:p>4273634,52</text:p>
          </table:table-cell>
          <table:table-cell office:value-type="float" office:value="6055634.5200000005" table:style-name="ce1">
            <text:p>6055634,52</text:p>
          </table:table-cell>
          <table:table-cell office:value-type="float" office:value="7789034.5199999996" table:style-name="ce1">
            <text:p>7789034,52</text:p>
          </table:table-cell>
          <table:table-cell office:value-type="float" office:value="9652034.5199999996" table:style-name="ce1">
            <text:p>9652034,52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7.752681999999993" table:style-name="ce1">
            <text:p>-77,752682</text:p>
          </table:table-cell>
          <table:table-cell office:value-type="float" office:value="7.0323969999999996" table:style-name="ce1">
            <text:p>7,032397</text:p>
          </table:table-cell>
          <table:table-cell office:value-type="float" office:value="121500" table:style-name="ce1">
            <text:p>121500</text:p>
          </table:table-cell>
          <table:table-cell office:value-type="float" office:value="243000.0001" table:style-name="ce1">
            <text:p>243000,0001</text:p>
          </table:table-cell>
          <table:table-cell office:value-type="float" office:value="315900.0001" table:style-name="ce1">
            <text:p>315900,0001</text:p>
          </table:table-cell>
          <table:table-cell office:value-type="float" office:value="575100.00020000001" table:style-name="ce1">
            <text:p>575100,0002</text:p>
          </table:table-cell>
          <table:table-cell office:value-type="float" office:value="999625.6165" table:style-name="ce1">
            <text:p>999625,6165</text:p>
          </table:table-cell>
          <table:table-cell office:value-type="float" office:value="1890625.6165999998" table:style-name="ce1">
            <text:p>1890625,617</text:p>
          </table:table-cell>
          <table:table-cell office:value-type="float" office:value="3413425.6165999998" table:style-name="ce1">
            <text:p>3413425,617</text:p>
          </table:table-cell>
          <table:table-cell office:value-type="float" office:value="4952425.6164999986" table:style-name="ce1">
            <text:p>4952425,617</text:p>
          </table:table-cell>
          <table:table-cell office:value-type="float" office:value="7098925.6164999995" table:style-name="ce1">
            <text:p>7098925,617</text:p>
          </table:table-cell>
          <table:table-cell office:value-type="float" office:value="9901525.6165000014" table:style-name="ce1">
            <text:p>9901525,617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float" office:value="-78.013244999999998" table:style-name="ce1">
            <text:p>-78,013245</text:p>
          </table:table-cell>
          <table:table-cell office:value-type="float" office:value="7.3662260000000002" table:style-name="ce1">
            <text:p>7,366226</text:p>
          </table:table-cell>
          <table:table-cell office:value-type="float" office:value="32400" table:style-name="ce1">
            <text:p>32400</text:p>
          </table:table-cell>
          <table:table-cell office:value-type="float" office:value="97200" table:style-name="ce1">
            <text:p>97200</text:p>
          </table:table-cell>
          <table:table-cell office:value-type="float" office:value="178200" table:style-name="ce1">
            <text:p>178200</text:p>
          </table:table-cell>
          <table:table-cell office:value-type="float" office:value="364500" table:style-name="ce1">
            <text:p>364500</text:p>
          </table:table-cell>
          <table:table-cell office:value-type="float" office:value="547474.38360000006" table:style-name="ce1">
            <text:p>547474,3836</text:p>
          </table:table-cell>
          <table:table-cell office:value-type="float" office:value="879574.3835" table:style-name="ce1">
            <text:p>879574,3835</text:p>
          </table:table-cell>
          <table:table-cell office:value-type="float" office:value="1190879.8434000001" table:style-name="ce1">
            <text:p>1190879,843</text:p>
          </table:table-cell>
          <table:table-cell office:value-type="float" office:value="1667528.1063999999" table:style-name="ce1">
            <text:p>1667528,106</text:p>
          </table:table-cell>
          <table:table-cell office:value-type="float" office:value="2473037.7062999997" table:style-name="ce1">
            <text:p>2473037,706</text:p>
          </table:table-cell>
          <table:table-cell office:value-type="float" office:value="3047144.0962999999" table:style-name="ce1">
            <text:p>3047144,096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273456999999993" table:style-name="ce1">
            <text:p>-78,273457</text:p>
          </table:table-cell>
          <table:table-cell office:value-type="float" office:value="7.7124779999999999" table:style-name="ce1">
            <text:p>7,712478</text:p>
          </table:table-cell>
          <table:table-cell office:value-type="float" office:value="178200" table:style-name="ce1">
            <text:p>178200</text:p>
          </table:table-cell>
          <table:table-cell office:value-type="float" office:value="421200" table:style-name="ce1">
            <text:p>421200</text:p>
          </table:table-cell>
          <table:table-cell office:value-type="float" office:value="575100" table:style-name="ce1">
            <text:p>575100</text:p>
          </table:table-cell>
          <table:table-cell office:value-type="float" office:value="842400" table:style-name="ce1">
            <text:p>842400</text:p>
          </table:table-cell>
          <table:table-cell office:value-type="float" office:value="1239300" table:style-name="ce1">
            <text:p>1239300</text:p>
          </table:table-cell>
          <table:table-cell office:value-type="float" office:value="1640679.7477000002" table:style-name="ce1">
            <text:p>1640679,748</text:p>
          </table:table-cell>
          <table:table-cell office:value-type="float" office:value="2204174.2878999999" table:style-name="ce1">
            <text:p>2204174,288</text:p>
          </table:table-cell>
          <table:table-cell office:value-type="float" office:value="2902026.0249000001" table:style-name="ce1">
            <text:p>2902026,025</text:p>
          </table:table-cell>
          <table:table-cell office:value-type="float" office:value="3740816.4249999998" table:style-name="ce1">
            <text:p>3740816,425</text:p>
          </table:table-cell>
          <table:table-cell office:value-type="float" office:value="4964910.0351" table:style-name="ce1">
            <text:p>4964910,035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311498" table:style-name="ce1">
            <text:p>-78,311498</text:p>
          </table:table-cell>
          <table:table-cell office:value-type="float" office:value="8.0179430000000007" table:style-name="ce1">
            <text:p>8,017943</text:p>
          </table:table-cell>
          <table:table-cell office:value-type="float" office:value="405000.0001" table:style-name="ce1">
            <text:p>405000,0001</text:p>
          </table:table-cell>
          <table:table-cell office:value-type="float" office:value="915300.00010000006" table:style-name="ce1">
            <text:p>915300,0001</text:p>
          </table:table-cell>
          <table:table-cell office:value-type="float" office:value="1611900.0000999998" table:style-name="ce1">
            <text:p>1611900</text:p>
          </table:table-cell>
          <table:table-cell office:value-type="float" office:value="2114100.0000999998" table:style-name="ce1">
            <text:p>2114100</text:p>
          </table:table-cell>
          <table:table-cell office:value-type="float" office:value="2802600.0000999998" table:style-name="ce1">
            <text:p>2802600</text:p>
          </table:table-cell>
          <table:table-cell office:value-type="float" office:value="3883520.2524999995" table:style-name="ce1">
            <text:p>3883520,253</text:p>
          </table:table-cell>
          <table:table-cell office:value-type="float" office:value="4896020.2525000004" table:style-name="ce1">
            <text:p>4896020,253</text:p>
          </table:table-cell>
          <table:table-cell office:value-type="float" office:value="6093388.2310000006" table:style-name="ce1">
            <text:p>6093388,231</text:p>
          </table:table-cell>
          <table:table-cell office:value-type="float" office:value="6992488.2309000008" table:style-name="ce1">
            <text:p>6992488,231</text:p>
          </table:table-cell>
          <table:table-cell office:value-type="float" office:value="8790688.2310000006" table:style-name="ce1">
            <text:p>8790688,231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260268999999994" table:style-name="ce1">
            <text:p>-78,260269</text:p>
          </table:table-cell>
          <table:table-cell office:value-type="float" office:value="8.2663150000000005" table:style-name="ce1">
            <text:p>8,266315</text:p>
          </table:table-cell>
          <table:table-cell office:value-type="float" office:value="57606819.476799995" table:style-name="ce1">
            <text:p>57606819,48</text:p>
          </table:table-cell>
          <table:table-cell office:value-type="float" office:value="61818732.229499996" table:style-name="ce1">
            <text:p>61818732,23</text:p>
          </table:table-cell>
          <table:table-cell office:value-type="float" office:value="65601432.229499996" table:style-name="ce1">
            <text:p>65601432,23</text:p>
          </table:table-cell>
          <table:table-cell office:value-type="float" office:value="71506332.229599997" table:style-name="ce1">
            <text:p>71506332,23</text:p>
          </table:table-cell>
          <table:table-cell office:value-type="float" office:value="74088623.713499993" table:style-name="ce1">
            <text:p>74088623,71</text:p>
          </table:table-cell>
          <table:table-cell office:value-type="float" office:value="77203906.667899996" table:style-name="ce1">
            <text:p>77203906,67</text:p>
          </table:table-cell>
          <table:table-cell office:value-type="float" office:value="80678737.759499997" table:style-name="ce1">
            <text:p>80678737,76</text:p>
          </table:table-cell>
          <table:table-cell office:value-type="float" office:value="84851669.781200022" table:style-name="ce1">
            <text:p>84851669,78</text:p>
          </table:table-cell>
          <table:table-cell office:value-type="float" office:value="92643862.144600004" table:style-name="ce1">
            <text:p>92643862,14</text:p>
          </table:table-cell>
          <table:table-cell office:value-type="float" office:value="98783656.147500008" table:style-name="ce1">
            <text:p>98783656,15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390978000000004" table:style-name="ce1">
            <text:p>-78,390978</text:p>
          </table:table-cell>
          <table:table-cell office:value-type="float" office:value="8.4922989999999992" table:style-name="ce1">
            <text:p>8,492299</text:p>
          </table:table-cell>
          <table:table-cell office:value-type="float" office:value="2259900" table:style-name="ce1">
            <text:p>2259900</text:p>
          </table:table-cell>
          <table:table-cell office:value-type="float" office:value="5799600" table:style-name="ce1">
            <text:p>5799600</text:p>
          </table:table-cell>
          <table:table-cell office:value-type="float" office:value="9873899.9999000002" table:style-name="ce1">
            <text:p>9873900</text:p>
          </table:table-cell>
          <table:table-cell office:value-type="float" office:value="14126378.976" table:style-name="ce1">
            <text:p>14126378,98</text:p>
          </table:table-cell>
          <table:table-cell office:value-type="float" office:value="19012287.491900001" table:style-name="ce1">
            <text:p>19012287,49</text:p>
          </table:table-cell>
          <table:table-cell office:value-type="float" office:value="23559604.5374" table:style-name="ce1">
            <text:p>23559604,54</text:p>
          </table:table-cell>
          <table:table-cell office:value-type="float" office:value="27601573.446000002" table:style-name="ce1">
            <text:p>27601573,45</text:p>
          </table:table-cell>
          <table:table-cell office:value-type="float" office:value="32382397.221899997" table:style-name="ce1">
            <text:p>32382397,22</text:p>
          </table:table-cell>
          <table:table-cell office:value-type="float" office:value="36538906.232099995" table:style-name="ce1">
            <text:p>36538906,23</text:p>
          </table:table-cell>
          <table:table-cell office:value-type="float" office:value="42427612.229400001" table:style-name="ce1">
            <text:p>42427612,2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8.671280999999993" table:style-name="ce1">
            <text:p>-78,671281</text:p>
          </table:table-cell>
          <table:table-cell office:value-type="float" office:value="8.7264060000000008" table:style-name="ce1">
            <text:p>8,726406</text:p>
          </table:table-cell>
          <table:table-cell office:value-type="float" office:value="1641966.6510000001" table:style-name="ce1">
            <text:p>1641966,651</text:p>
          </table:table-cell>
          <table:table-cell office:value-type="float" office:value="4614369.2774" table:style-name="ce1">
            <text:p>4614369,277</text:p>
          </table:table-cell>
          <table:table-cell office:value-type="float" office:value="7360915.3235999998" table:style-name="ce1">
            <text:p>7360915,324</text:p>
          </table:table-cell>
          <table:table-cell office:value-type="float" office:value="9304936.3476" table:style-name="ce1">
            <text:p>9304936,348</text:p>
          </table:table-cell>
          <table:table-cell office:value-type="float" office:value="11560525.584000001" table:style-name="ce1">
            <text:p>11560525,58</text:p>
          </table:table-cell>
          <table:table-cell office:value-type="float" office:value="14225425.583900001" table:style-name="ce1">
            <text:p>14225425,58</text:p>
          </table:table-cell>
          <table:table-cell office:value-type="float" office:value="17919025.583900001" table:style-name="ce1">
            <text:p>17919025,58</text:p>
          </table:table-cell>
          <table:table-cell office:value-type="float" office:value="21562201.807999998" table:style-name="ce1">
            <text:p>21562201,81</text:p>
          </table:table-cell>
          <table:table-cell office:value-type="float" office:value="26025730.227400001" table:style-name="ce1">
            <text:p>26025730,23</text:p>
          </table:table-cell>
          <table:table-cell office:value-type="float" office:value="31094456.425199993" table:style-name="ce1">
            <text:p>31094456,4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042995000000005" table:style-name="ce1">
            <text:p>-79,042995</text:p>
          </table:table-cell>
          <table:table-cell office:value-type="float" office:value="8.937716" table:style-name="ce1">
            <text:p>8,937716</text:p>
          </table:table-cell>
          <table:table-cell office:value-type="float" office:value="907200" table:style-name="ce1">
            <text:p>907200</text:p>
          </table:table-cell>
          <table:table-cell office:value-type="float" office:value="2897712.7741" table:style-name="ce1">
            <text:p>2897712,774</text:p>
          </table:table-cell>
          <table:table-cell office:value-type="float" office:value="8946852.9857999999" table:style-name="ce1">
            <text:p>8946852,986</text:p>
          </table:table-cell>
          <table:table-cell office:value-type="float" office:value="65736160.321000002" table:style-name="ce1">
            <text:p>65736160,32</text:p>
          </table:table-cell>
          <table:table-cell office:value-type="float" office:value="78609372.326299995" table:style-name="ce1">
            <text:p>78609372,33</text:p>
          </table:table-cell>
          <table:table-cell office:value-type="float" office:value="91526549.799699992" table:style-name="ce1">
            <text:p>91526549,8</text:p>
          </table:table-cell>
          <table:table-cell office:value-type="float" office:value="104543629.78869998" table:style-name="ce1">
            <text:p>104543629,8</text:p>
          </table:table-cell>
          <table:table-cell office:value-type="float" office:value="120460936.32180002" table:style-name="ce1">
            <text:p>120460936,3</text:p>
          </table:table-cell>
          <table:table-cell office:value-type="float" office:value="154001499.70929998" table:style-name="ce1">
            <text:p>154001499,7</text:p>
          </table:table-cell>
          <table:table-cell office:value-type="float" office:value="168209968.80599999" table:style-name="ce1">
            <text:p>168209968,8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437359000000001" table:style-name="ce1">
            <text:p>-79,437359</text:p>
          </table:table-cell>
          <table:table-cell office:value-type="float" office:value="8.9434539999999991" table:style-name="ce1">
            <text:p>8,943454</text:p>
          </table:table-cell>
          <table:table-cell office:value-type="float" office:value="575100" table:style-name="ce1">
            <text:p>575100</text:p>
          </table:table-cell>
          <table:table-cell office:value-type="float" office:value="1451987.226" table:style-name="ce1">
            <text:p>1451987,226</text:p>
          </table:table-cell>
          <table:table-cell office:value-type="float" office:value="2555147.0141000003" table:style-name="ce1">
            <text:p>2555147,014</text:p>
          </table:table-cell>
          <table:table-cell office:value-type="float" office:value="42568939.679099999" table:style-name="ce1">
            <text:p>42568939,68</text:p>
          </table:table-cell>
          <table:table-cell office:value-type="float" office:value="55721027.673700005" table:style-name="ce1">
            <text:p>55721027,67</text:p>
          </table:table-cell>
          <table:table-cell office:value-type="float" office:value="74499150.200399995" table:style-name="ce1">
            <text:p>74499150,2</text:p>
          </table:table-cell>
          <table:table-cell office:value-type="float" office:value="90391459.12560001" table:style-name="ce1">
            <text:p>90391459,13</text:p>
          </table:table-cell>
          <table:table-cell office:value-type="float" office:value="103058955.3805" table:style-name="ce1">
            <text:p>103058955,4</text:p>
          </table:table-cell>
          <table:table-cell office:value-type="float" office:value="114092914.10829999" table:style-name="ce1">
            <text:p>114092914,1</text:p>
          </table:table-cell>
          <table:table-cell office:value-type="float" office:value="125480445.0117" table:style-name="ce1">
            <text:p>125480445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79.735291000000004" table:style-name="ce1">
            <text:p>-79,735291</text:p>
          </table:table-cell>
          <table:table-cell office:value-type="float" office:value="8.7129069999999995" table:style-name="ce1">
            <text:p>8,712907</text:p>
          </table:table-cell>
          <table:table-cell office:value-type="float" office:value="769500" table:style-name="ce1">
            <text:p>769500</text:p>
          </table:table-cell>
          <table:table-cell office:value-type="float" office:value="1571400.0001000001" table:style-name="ce1">
            <text:p>1571400</text:p>
          </table:table-cell>
          <table:table-cell office:value-type="float" office:value="3507300.0000999998" table:style-name="ce1">
            <text:p>3507300</text:p>
          </table:table-cell>
          <table:table-cell office:value-type="float" office:value="5281200" table:style-name="ce1">
            <text:p>5281200</text:p>
          </table:table-cell>
          <table:table-cell office:value-type="float" office:value="8132400.0000999998" table:style-name="ce1">
            <text:p>8132400</text:p>
          </table:table-cell>
          <table:table-cell office:value-type="float" office:value="21926700.000099998" table:style-name="ce1">
            <text:p>21926700</text:p>
          </table:table-cell>
          <table:table-cell office:value-type="float" office:value="50244663.316300005" table:style-name="ce1">
            <text:p>50244663,32</text:p>
          </table:table-cell>
          <table:table-cell office:value-type="float" office:value="68988160.528199986" table:style-name="ce1">
            <text:p>68988160,53</text:p>
          </table:table-cell>
          <table:table-cell office:value-type="float" office:value="84685960.528200001" table:style-name="ce1">
            <text:p>84685960,53</text:p>
          </table:table-cell>
          <table:table-cell office:value-type="float" office:value="98933860.528199986" table:style-name="ce1">
            <text:p>98933860,5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026912999999993" table:style-name="ce1">
            <text:p>-80,026913</text:p>
          </table:table-cell>
          <table:table-cell office:value-type="float" office:value="8.4265899999999991" table:style-name="ce1">
            <text:p>8,42659</text:p>
          </table:table-cell>
          <table:table-cell office:value-type="float" office:value="0" table:style-name="ce1">
            <text:p>0</text:p>
          </table:table-cell>
          <table:table-cell office:value-type="float" office:value="8100" table:style-name="ce1">
            <text:p>8100</text:p>
          </table:table-cell>
          <table:table-cell office:value-type="float" office:value="48600" table:style-name="ce1">
            <text:p>48600</text:p>
          </table:table-cell>
          <table:table-cell office:value-type="float" office:value="105300" table:style-name="ce1">
            <text:p>105300</text:p>
          </table:table-cell>
          <table:table-cell office:value-type="float" office:value="292070.87549999997" table:style-name="ce1">
            <text:p>292070,8755</text:p>
          </table:table-cell>
          <table:table-cell office:value-type="float" office:value="681030.54330000002" table:style-name="ce1">
            <text:p>681030,5433</text:p>
          </table:table-cell>
          <table:table-cell office:value-type="float" office:value="2435161.7046000003" table:style-name="ce1">
            <text:p>2435161,705</text:p>
          </table:table-cell>
          <table:table-cell office:value-type="float" office:value="4499875.8695999999" table:style-name="ce1">
            <text:p>4499875,87</text:p>
          </table:table-cell>
          <table:table-cell office:value-type="float" office:value="7513559.0029999996" table:style-name="ce1">
            <text:p>7513559,003</text:p>
          </table:table-cell>
          <table:table-cell office:value-type="float" office:value="10453963.5173" table:style-name="ce1">
            <text:p>10453963,5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340693000000002" table:style-name="ce1">
            <text:p>-80,340693</text:p>
          </table:table-cell>
          <table:table-cell office:value-type="float" office:value="8.1836359999999999" table:style-name="ce1">
            <text:p>8,183636</text:p>
          </table:table-cell>
          <table:table-cell office:value-type="float" office:value="31322700.000100002" table:style-name="ce1">
            <text:p>31322700</text:p>
          </table:table-cell>
          <table:table-cell office:value-type="float" office:value="50636813.963" table:style-name="ce1">
            <text:p>50636813,96</text:p>
          </table:table-cell>
          <table:table-cell office:value-type="float" office:value="101843557.7836" table:style-name="ce1">
            <text:p>101843557,8</text:p>
          </table:table-cell>
          <table:table-cell office:value-type="float" office:value="210594564.59710002" table:style-name="ce1">
            <text:p>210594564,6</text:p>
          </table:table-cell>
          <table:table-cell office:value-type="float" office:value="280268914.92219996" table:style-name="ce1">
            <text:p>280268914,9</text:p>
          </table:table-cell>
          <table:table-cell office:value-type="float" office:value="334193977.91490006" table:style-name="ce1">
            <text:p>334193977,9</text:p>
          </table:table-cell>
          <table:table-cell office:value-type="float" office:value="378503694.52299994" table:style-name="ce1">
            <text:p>378503694,5</text:p>
          </table:table-cell>
          <table:table-cell office:value-type="float" office:value="428216951.63360006" table:style-name="ce1">
            <text:p>428216951,6</text:p>
          </table:table-cell>
          <table:table-cell office:value-type="float" office:value="469204149.46489996" table:style-name="ce1">
            <text:p>469204149,5</text:p>
          </table:table-cell>
          <table:table-cell office:value-type="float" office:value="511263960.00350004" table:style-name="ce1">
            <text:p>511263960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317097000000004" table:style-name="ce1">
            <text:p>-80,317097</text:p>
          </table:table-cell>
          <table:table-cell office:value-type="float" office:value="7.9132150000000001" table:style-name="ce1">
            <text:p>7,913215</text:p>
          </table:table-cell>
          <table:table-cell office:value-type="float" office:value="40500" table:style-name="ce1">
            <text:p>40500</text:p>
          </table:table-cell>
          <table:table-cell office:value-type="float" office:value="376986.03700000001" table:style-name="ce1">
            <text:p>376986,037</text:p>
          </table:table-cell>
          <table:table-cell office:value-type="float" office:value="4687642.2165999999" table:style-name="ce1">
            <text:p>4687642,217</text:p>
          </table:table-cell>
          <table:table-cell office:value-type="float" office:value="5489135.4032000005" table:style-name="ce1">
            <text:p>5489135,403</text:p>
          </table:table-cell>
          <table:table-cell office:value-type="float" office:value="7847614.2027000003" table:style-name="ce1">
            <text:p>7847614,203</text:p>
          </table:table-cell>
          <table:table-cell office:value-type="float" office:value="11526562.2535" table:style-name="ce1">
            <text:p>11526562,25</text:p>
          </table:table-cell>
          <table:table-cell office:value-type="float" office:value="36736106.405699998" table:style-name="ce1">
            <text:p>36736106,41</text:p>
          </table:table-cell>
          <table:table-cell office:value-type="float" office:value="54452813.217699997" table:style-name="ce1">
            <text:p>54452813,22</text:p>
          </table:table-cell>
          <table:table-cell office:value-type="float" office:value="69846111.845699996" table:style-name="ce1">
            <text:p>69846111,85</text:p>
          </table:table-cell>
          <table:table-cell office:value-type="float" office:value="89974302.299999997" table:style-name="ce1">
            <text:p>89974302,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127348999999995" table:style-name="ce1">
            <text:p>-80,127349</text:p>
          </table:table-cell>
          <table:table-cell office:value-type="float" office:value="7.5967760000000002" table:style-name="ce1">
            <text:p>7,596776</text:p>
          </table:table-cell>
          <table:table-cell office:value-type="float" office:value="145800" table:style-name="ce1">
            <text:p>145800</text:p>
          </table:table-cell>
          <table:table-cell office:value-type="float" office:value="332100" table:style-name="ce1">
            <text:p>332100</text:p>
          </table:table-cell>
          <table:table-cell office:value-type="float" office:value="988199.99989999994" table:style-name="ce1">
            <text:p>988199,9999</text:p>
          </table:table-cell>
          <table:table-cell office:value-type="float" office:value="1587599.9999000002" table:style-name="ce1">
            <text:p>1587600</text:p>
          </table:table-cell>
          <table:table-cell office:value-type="float" office:value="2378878.0230999999" table:style-name="ce1">
            <text:p>2378878,023</text:p>
          </table:table-cell>
          <table:table-cell office:value-type="float" office:value="3653607.3120999993" table:style-name="ce1">
            <text:p>3653607,312</text:p>
          </table:table-cell>
          <table:table-cell office:value-type="float" office:value="6591563.1599000003" table:style-name="ce1">
            <text:p>6591563,16</text:p>
          </table:table-cell>
          <table:table-cell office:value-type="float" office:value="11417052.3244" table:style-name="ce1">
            <text:p>11417052,32</text:p>
          </table:table-cell>
          <table:table-cell office:value-type="float" office:value="16371058.8125" table:style-name="ce1">
            <text:p>16371058,81</text:p>
          </table:table-cell>
          <table:table-cell office:value-type="float" office:value="22824950.541200001" table:style-name="ce1">
            <text:p>22824950,5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263368" table:style-name="ce1">
            <text:p>-80,263368</text:p>
          </table:table-cell>
          <table:table-cell office:value-type="float" office:value="7.3384600000000004" table:style-name="ce1">
            <text:p>7,33846</text:p>
          </table:table-cell>
          <table:table-cell office:value-type="float" office:value="56700" table:style-name="ce1">
            <text:p>56700</text:p>
          </table:table-cell>
          <table:table-cell office:value-type="float" office:value="178200" table:style-name="ce1">
            <text:p>178200</text:p>
          </table:table-cell>
          <table:table-cell office:value-type="float" office:value="332100" table:style-name="ce1">
            <text:p>332100</text:p>
          </table:table-cell>
          <table:table-cell office:value-type="float" office:value="1417500" table:style-name="ce1">
            <text:p>1417500</text:p>
          </table:table-cell>
          <table:table-cell office:value-type="float" office:value="3574621.9767999998" table:style-name="ce1">
            <text:p>3574621,977</text:p>
          </table:table-cell>
          <table:table-cell office:value-type="float" office:value="6028921.9767999994" table:style-name="ce1">
            <text:p>6028921,977</text:p>
          </table:table-cell>
          <table:table-cell office:value-type="float" office:value="8248321.9768000003" table:style-name="ce1">
            <text:p>8248321,977</text:p>
          </table:table-cell>
          <table:table-cell office:value-type="float" office:value="12800639.230700001" table:style-name="ce1">
            <text:p>12800639,23</text:p>
          </table:table-cell>
          <table:table-cell office:value-type="float" office:value="21216539.230700001" table:style-name="ce1">
            <text:p>21216539,23</text:p>
          </table:table-cell>
          <table:table-cell office:value-type="float" office:value="25760639.230799999" table:style-name="ce1">
            <text:p>25760639,23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657893000000001" table:style-name="ce1">
            <text:p>-80,657893</text:p>
          </table:table-cell>
          <table:table-cell office:value-type="float" office:value="7.232081" table:style-name="ce1">
            <text:p>7,232081</text:p>
          </table:table-cell>
          <table:table-cell office:value-type="float" office:value="24300" table:style-name="ce1">
            <text:p>24300</text:p>
          </table:table-cell>
          <table:table-cell office:value-type="float" office:value="145800" table:style-name="ce1">
            <text:p>145800</text:p>
          </table:table-cell>
          <table:table-cell office:value-type="float" office:value="243000" table:style-name="ce1">
            <text:p>243000</text:p>
          </table:table-cell>
          <table:table-cell office:value-type="float" office:value="453599.9999" table:style-name="ce1">
            <text:p>453599,9999</text:p>
          </table:table-cell>
          <table:table-cell office:value-type="float" office:value="680255.17109999992" table:style-name="ce1">
            <text:p>680255,1711</text:p>
          </table:table-cell>
          <table:table-cell office:value-type="float" office:value="1020455.171" table:style-name="ce1">
            <text:p>1020455,171</text:p>
          </table:table-cell>
          <table:table-cell office:value-type="float" office:value="1595555.1710000001" table:style-name="ce1">
            <text:p>1595555,171</text:p>
          </table:table-cell>
          <table:table-cell office:value-type="float" office:value="2348855.1710000001" table:style-name="ce1">
            <text:p>2348855,171</text:p>
          </table:table-cell>
          <table:table-cell office:value-type="float" office:value="3272255.1710999999" table:style-name="ce1">
            <text:p>3272255,171</text:p>
          </table:table-cell>
          <table:table-cell office:value-type="float" office:value="4187555.1711999997" table:style-name="ce1">
            <text:p>4187555,171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0.930103000000003" table:style-name="ce1">
            <text:p>-80,930103</text:p>
          </table:table-cell>
          <table:table-cell office:value-type="float" office:value="7.4148969999999998" table:style-name="ce1">
            <text:p>7,414897</text:p>
          </table:table-cell>
          <table:table-cell office:value-type="float" office:value="105300" table:style-name="ce1">
            <text:p>105300</text:p>
          </table:table-cell>
          <table:table-cell office:value-type="float" office:value="210600" table:style-name="ce1">
            <text:p>210600</text:p>
          </table:table-cell>
          <table:table-cell office:value-type="float" office:value="356400" table:style-name="ce1">
            <text:p>356400</text:p>
          </table:table-cell>
          <table:table-cell office:value-type="float" office:value="712800" table:style-name="ce1">
            <text:p>712800</text:p>
          </table:table-cell>
          <table:table-cell office:value-type="float" office:value="1288044.8289000001" table:style-name="ce1">
            <text:p>1288044,829</text:p>
          </table:table-cell>
          <table:table-cell office:value-type="float" office:value="1863144.8289000001" table:style-name="ce1">
            <text:p>1863144,829</text:p>
          </table:table-cell>
          <table:table-cell office:value-type="float" office:value="3137530.4692000002" table:style-name="ce1">
            <text:p>3137530,469</text:p>
          </table:table-cell>
          <table:table-cell office:value-type="float" office:value="7090417.1323999995" table:style-name="ce1">
            <text:p>7090417,132</text:p>
          </table:table-cell>
          <table:table-cell office:value-type="float" office:value="10841020.520399999" table:style-name="ce1">
            <text:p>10841020,52</text:p>
          </table:table-cell>
          <table:table-cell office:value-type="float" office:value="15922362.937199997" table:style-name="ce1">
            <text:p>15922362,9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080072999999999" table:style-name="ce1">
            <text:p>-81,080073</text:p>
          </table:table-cell>
          <table:table-cell office:value-type="float" office:value="7.7135590000000001" table:style-name="ce1">
            <text:p>7,713559</text:p>
          </table:table-cell>
          <table:table-cell office:value-type="float" office:value="2397600" table:style-name="ce1">
            <text:p>2397600</text:p>
          </table:table-cell>
          <table:table-cell office:value-type="float" office:value="7612293.8759300001" table:style-name="ce1">
            <text:p>7612293,876</text:p>
          </table:table-cell>
          <table:table-cell office:value-type="float" office:value="13662993.875899998" table:style-name="ce1">
            <text:p>13662993,88</text:p>
          </table:table-cell>
          <table:table-cell office:value-type="float" office:value="20742393.875969999" table:style-name="ce1">
            <text:p>20742393,88</text:p>
          </table:table-cell>
          <table:table-cell office:value-type="float" office:value="28064793.875949997" table:style-name="ce1">
            <text:p>28064793,88</text:p>
          </table:table-cell>
          <table:table-cell office:value-type="float" office:value="41559393.875949994" table:style-name="ce1">
            <text:p>41559393,88</text:p>
          </table:table-cell>
          <table:table-cell office:value-type="float" office:value="52540241.90564999" table:style-name="ce1">
            <text:p>52540241,91</text:p>
          </table:table-cell>
          <table:table-cell office:value-type="float" office:value="64568655.242659993" table:style-name="ce1">
            <text:p>64568655,24</text:p>
          </table:table-cell>
          <table:table-cell office:value-type="float" office:value="76208051.854589999" table:style-name="ce1">
            <text:p>76208051,85</text:p>
          </table:table-cell>
          <table:table-cell office:value-type="float" office:value="99539238.839370012" table:style-name="ce1">
            <text:p>99539238,8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305357000000001" table:style-name="ce1">
            <text:p>-81,305357</text:p>
          </table:table-cell>
          <table:table-cell office:value-type="float" office:value="7.7499919999999998" table:style-name="ce1">
            <text:p>7,749992</text:p>
          </table:table-cell>
          <table:table-cell office:value-type="float" office:value="32400" table:style-name="ce1">
            <text:p>32400</text:p>
          </table:table-cell>
          <table:table-cell office:value-type="float" office:value="107006.1241" table:style-name="ce1">
            <text:p>107006,1241</text:p>
          </table:table-cell>
          <table:table-cell office:value-type="float" office:value="252806.12410000002" table:style-name="ce1">
            <text:p>252806,1241</text:p>
          </table:table-cell>
          <table:table-cell office:value-type="float" office:value="387315.10820000002" table:style-name="ce1">
            <text:p>387315,1082</text:p>
          </table:table-cell>
          <table:table-cell office:value-type="float" office:value="654615.10820000002" table:style-name="ce1">
            <text:p>654615,1082</text:p>
          </table:table-cell>
          <table:table-cell office:value-type="float" office:value="951493.41749999998" table:style-name="ce1">
            <text:p>951493,4175</text:p>
          </table:table-cell>
          <table:table-cell office:value-type="float" office:value="1243159.7470999998" table:style-name="ce1">
            <text:p>1243159,747</text:p>
          </table:table-cell>
          <table:table-cell office:value-type="float" office:value="1542859.7472000001" table:style-name="ce1">
            <text:p>1542859,747</text:p>
          </table:table-cell>
          <table:table-cell office:value-type="float" office:value="1980259.7472999999" table:style-name="ce1">
            <text:p>1980259,747</text:p>
          </table:table-cell>
          <table:table-cell office:value-type="float" office:value="2443431.0817999998" table:style-name="ce1">
            <text:p>2443431,08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548610999999994" table:style-name="ce1">
            <text:p>-81,548611</text:p>
          </table:table-cell>
          <table:table-cell office:value-type="float" office:value="7.840814" table:style-name="ce1">
            <text:p>7,840814</text:p>
          </table:table-cell>
          <table:table-cell office:value-type="float" office:value="429300" table:style-name="ce1">
            <text:p>429300</text:p>
          </table:table-cell>
          <table:table-cell office:value-type="float" office:value="1011255.0359" table:style-name="ce1">
            <text:p>1011255,036</text:p>
          </table:table-cell>
          <table:table-cell office:value-type="float" office:value="2015655.0358" table:style-name="ce1">
            <text:p>2015655,036</text:p>
          </table:table-cell>
          <table:table-cell office:value-type="float" office:value="3692355.0358000002" table:style-name="ce1">
            <text:p>3692355,036</text:p>
          </table:table-cell>
          <table:table-cell office:value-type="float" office:value="6770355.0359000005" table:style-name="ce1">
            <text:p>6770355,036</text:p>
          </table:table-cell>
          <table:table-cell office:value-type="float" office:value="10455438.512929998" table:style-name="ce1">
            <text:p>10455438,51</text:p>
          </table:table-cell>
          <table:table-cell office:value-type="float" office:value="14116638.51313" table:style-name="ce1">
            <text:p>14116638,51</text:p>
          </table:table-cell>
          <table:table-cell office:value-type="float" office:value="18580576.268230002" table:style-name="ce1">
            <text:p>18580576,27</text:p>
          </table:table-cell>
          <table:table-cell office:value-type="float" office:value="24242568.320730001" table:style-name="ce1">
            <text:p>24242568,32</text:p>
          </table:table-cell>
          <table:table-cell office:value-type="float" office:value="30822739.058823008" table:style-name="ce1">
            <text:p>30822739,06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1.812760999999995" table:style-name="ce1">
            <text:p>-81,812761</text:p>
          </table:table-cell>
          <table:table-cell office:value-type="float" office:value="8.0940919999999998" table:style-name="ce1">
            <text:p>8,094092</text:p>
          </table:table-cell>
          <table:table-cell office:value-type="float" office:value="1992600" table:style-name="ce1">
            <text:p>1992600</text:p>
          </table:table-cell>
          <table:table-cell office:value-type="float" office:value="4163400" table:style-name="ce1">
            <text:p>4163400</text:p>
          </table:table-cell>
          <table:table-cell office:value-type="float" office:value="7808383.0159" table:style-name="ce1">
            <text:p>7808383,016</text:p>
          </table:table-cell>
          <table:table-cell office:value-type="float" office:value="13168727.370200003" table:style-name="ce1">
            <text:p>13168727,37</text:p>
          </table:table-cell>
          <table:table-cell office:value-type="float" office:value="26072027.370200001" table:style-name="ce1">
            <text:p>26072027,37</text:p>
          </table:table-cell>
          <table:table-cell office:value-type="float" office:value="38317604.768099993" table:style-name="ce1">
            <text:p>38317604,77</text:p>
          </table:table-cell>
          <table:table-cell office:value-type="float" office:value="54971204.768099986" table:style-name="ce1">
            <text:p>54971204,77</text:p>
          </table:table-cell>
          <table:table-cell office:value-type="float" office:value="68709781.984699994" table:style-name="ce1">
            <text:p>68709781,98</text:p>
          </table:table-cell>
          <table:table-cell office:value-type="float" office:value="81798917.4736" table:style-name="ce1">
            <text:p>81798917,47</text:p>
          </table:table-cell>
          <table:table-cell office:value-type="float" office:value="94025981.288299993" table:style-name="ce1">
            <text:p>94025981,29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2.14" table:style-name="ce1">
            <text:p>-82,14</text:p>
          </table:table-cell>
          <table:table-cell office:value-type="float" office:value="8.2492669999999997" table:style-name="ce1">
            <text:p>8,249267</text:p>
          </table:table-cell>
          <table:table-cell office:value-type="float" office:value="801899.99990000005" table:style-name="ce1">
            <text:p>801899,9999</text:p>
          </table:table-cell>
          <table:table-cell office:value-type="float" office:value="5436726.2143999999" table:style-name="ce1">
            <text:p>5436726,214</text:p>
          </table:table-cell>
          <table:table-cell office:value-type="float" office:value="16023426.214500001" table:style-name="ce1">
            <text:p>16023426,21</text:p>
          </table:table-cell>
          <table:table-cell office:value-type="float" office:value="30082040.179999996" table:style-name="ce1">
            <text:p>30082040,18</text:p>
          </table:table-cell>
          <table:table-cell office:value-type="float" office:value="46028025.567500003" table:style-name="ce1">
            <text:p>46028025,57</text:p>
          </table:table-cell>
          <table:table-cell office:value-type="float" office:value="67390883.072300002" table:style-name="ce1">
            <text:p>67390883,07</text:p>
          </table:table-cell>
          <table:table-cell office:value-type="float" office:value="88583646.098700002" table:style-name="ce1">
            <text:p>88583646,1</text:p>
          </table:table-cell>
          <table:table-cell office:value-type="float" office:value="108123708.574" table:style-name="ce1">
            <text:p>108123708,6</text:p>
          </table:table-cell>
          <table:table-cell office:value-type="float" office:value="128897659.4303" table:style-name="ce1">
            <text:p>128897659,4</text:p>
          </table:table-cell>
          <table:table-cell office:value-type="float" office:value="147113087.37529999" table:style-name="ce1">
            <text:p>147113087,4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2.538272000000006" table:style-name="ce1">
            <text:p>-82,538272</text:p>
          </table:table-cell>
          <table:table-cell office:value-type="float" office:value="8.3085590000000007" table:style-name="ce1">
            <text:p>8,308559</text:p>
          </table:table-cell>
          <table:table-cell office:value-type="float" office:value="356400" table:style-name="ce1">
            <text:p>356400</text:p>
          </table:table-cell>
          <table:table-cell office:value-type="float" office:value="1205273.7853999999" table:style-name="ce1">
            <text:p>1205273,785</text:p>
          </table:table-cell>
          <table:table-cell office:value-type="float" office:value="3951173.7853999999" table:style-name="ce1">
            <text:p>3951173,785</text:p>
          </table:table-cell>
          <table:table-cell office:value-type="float" office:value="12127375.2742" table:style-name="ce1">
            <text:p>12127375,27</text:p>
          </table:table-cell>
          <table:table-cell office:value-type="float" office:value="42646764.150799997" table:style-name="ce1">
            <text:p>42646764,15</text:p>
          </table:table-cell>
          <table:table-cell office:value-type="float" office:value="79688329.339600012" table:style-name="ce1">
            <text:p>79688329,34</text:p>
          </table:table-cell>
          <table:table-cell office:value-type="float" office:value="138335673.01369998" table:style-name="ce1">
            <text:p>138335673</text:p>
          </table:table-cell>
          <table:table-cell office:value-type="float" office:value="168692103.5871" table:style-name="ce1">
            <text:p>168692103,6</text:p>
          </table:table-cell>
          <table:table-cell office:value-type="float" office:value="198646511.94160002" table:style-name="ce1">
            <text:p>198646511,9</text:p>
          </table:table-cell>
          <table:table-cell office:value-type="float" office:value="225016995.6999" table:style-name="ce1">
            <text:p>225016995,7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2.826993000000002" table:style-name="ce1">
            <text:p>-82,826993</text:p>
          </table:table-cell>
          <table:table-cell office:value-type="float" office:value="8.1952839999999991" table:style-name="ce1">
            <text:p>8,195284</text:p>
          </table:table-cell>
          <table:table-cell office:value-type="float" office:value="89100.000100000005" table:style-name="ce1">
            <text:p>89100,0001</text:p>
          </table:table-cell>
          <table:table-cell office:value-type="float" office:value="356400.0001" table:style-name="ce1">
            <text:p>356400,0001</text:p>
          </table:table-cell>
          <table:table-cell office:value-type="float" office:value="664200.00010000006" table:style-name="ce1">
            <text:p>664200,0001</text:p>
          </table:table-cell>
          <table:table-cell office:value-type="float" office:value="1176040.1918000001" table:style-name="ce1">
            <text:p>1176040,192</text:p>
          </table:table-cell>
          <table:table-cell office:value-type="float" office:value="9709665.9276000001" table:style-name="ce1">
            <text:p>9709665,928</text:p>
          </table:table-cell>
          <table:table-cell office:value-type="float" office:value="17085343.233599998" table:style-name="ce1">
            <text:p>17085343,23</text:p>
          </table:table-cell>
          <table:table-cell office:value-type="float" office:value="26685436.5337" table:style-name="ce1">
            <text:p>26685436,53</text:p>
          </table:table-cell>
          <table:table-cell office:value-type="float" office:value="39472872.883000001" table:style-name="ce1">
            <text:p>39472872,88</text:p>
          </table:table-cell>
          <table:table-cell office:value-type="float" office:value="55013763.413900003" table:style-name="ce1">
            <text:p>55013763,41</text:p>
          </table:table-cell>
          <table:table-cell office:value-type="float" office:value="67980116.421399996" table:style-name="ce1">
            <text:p>67980116,42</text:p>
          </table:table-cell>
          <table:table-cell office:value-type="float" office:value="591" table:style-name="ce1">
            <text:p>591</text:p>
          </table:table-cell>
          <table:table-cell table:number-columns-repeated="16371"/>
        </table:table-row>
        <table:table-row table:style-name="ro1">
          <table:table-cell office:value-type="float" office:value="-83.005764999999997" table:style-name="ce1">
            <text:p>-83,005765</text:p>
          </table:table-cell>
          <table:table-cell office:value-type="float" office:value="8.2470759999999999" table:style-name="ce1">
            <text:p>8,247076</text:p>
          </table:table-cell>
          <table:table-cell office:value-type="float" office:value="24300" table:style-name="ce1">
            <text:p>24300</text:p>
          </table:table-cell>
          <table:table-cell office:value-type="float" office:value="48600" table:style-name="ce1">
            <text:p>48600</text:p>
          </table:table-cell>
          <table:table-cell office:value-type="float" office:value="64800" table:style-name="ce1">
            <text:p>64800</text:p>
          </table:table-cell>
          <table:table-cell office:value-type="float" office:value="129600" table:style-name="ce1">
            <text:p>129600</text:p>
          </table:table-cell>
          <table:table-cell office:value-type="float" office:value="226800" table:style-name="ce1">
            <text:p>226800</text:p>
          </table:table-cell>
          <table:table-cell office:value-type="float" office:value="356400" table:style-name="ce1">
            <text:p>356400</text:p>
          </table:table-cell>
          <table:table-cell office:value-type="float" office:value="494100" table:style-name="ce1">
            <text:p>494100</text:p>
          </table:table-cell>
          <table:table-cell office:value-type="float" office:value="591300" table:style-name="ce1">
            <text:p>591300</text:p>
          </table:table-cell>
          <table:table-cell office:value-type="float" office:value="830034.22519999999" table:style-name="ce1">
            <text:p>830034,2252</text:p>
          </table:table-cell>
          <table:table-cell office:value-type="float" office:value="1064934.2252" table:style-name="ce1">
            <text:p>1064934,225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233099999999993" table:style-name="ce1">
            <text:p>-83,2331</text:p>
          </table:table-cell>
          <table:table-cell office:value-type="float" office:value="8.5706769999999999" table:style-name="ce1">
            <text:p>8,570677</text:p>
          </table:table-cell>
          <table:table-cell office:value-type="float" office:value="1085400" table:style-name="ce1">
            <text:p>1085400</text:p>
          </table:table-cell>
          <table:table-cell office:value-type="float" office:value="2211300" table:style-name="ce1">
            <text:p>2211300</text:p>
          </table:table-cell>
          <table:table-cell office:value-type="float" office:value="3594446.2439999999" table:style-name="ce1">
            <text:p>3594446,244</text:p>
          </table:table-cell>
          <table:table-cell office:value-type="float" office:value="5651846.2439999999" table:style-name="ce1">
            <text:p>5651846,244</text:p>
          </table:table-cell>
          <table:table-cell office:value-type="float" office:value="8584046.2440000009" table:style-name="ce1">
            <text:p>8584046,244</text:p>
          </table:table-cell>
          <table:table-cell office:value-type="float" office:value="14416046.244100001" table:style-name="ce1">
            <text:p>14416046,24</text:p>
          </table:table-cell>
          <table:table-cell office:value-type="float" office:value="26304521.7392" table:style-name="ce1">
            <text:p>26304521,74</text:p>
          </table:table-cell>
          <table:table-cell office:value-type="float" office:value="63312718.661400005" table:style-name="ce1">
            <text:p>63312718,66</text:p>
          </table:table-cell>
          <table:table-cell office:value-type="float" office:value="74781983.434500009" table:style-name="ce1">
            <text:p>74781983,43</text:p>
          </table:table-cell>
          <table:table-cell office:value-type="float" office:value="84407147.009599984" table:style-name="ce1">
            <text:p>84407147,01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438860000000005" table:style-name="ce1">
            <text:p>-83,43886</text:p>
          </table:table-cell>
          <table:table-cell office:value-type="float" office:value="8.4773040000000002" table:style-name="ce1">
            <text:p>8,477304</text:p>
          </table:table-cell>
          <table:table-cell office:value-type="float" office:value="210600.0013" table:style-name="ce1">
            <text:p>210600,0013</text:p>
          </table:table-cell>
          <table:table-cell office:value-type="float" office:value="1239300" table:style-name="ce1">
            <text:p>1239300</text:p>
          </table:table-cell>
          <table:table-cell office:value-type="float" office:value="2124153.1316999998" table:style-name="ce1">
            <text:p>2124153,132</text:p>
          </table:table-cell>
          <table:table-cell office:value-type="float" office:value="3160953.1316999998" table:style-name="ce1">
            <text:p>3160953,132</text:p>
          </table:table-cell>
          <table:table-cell office:value-type="float" office:value="4878153.1316999998" table:style-name="ce1">
            <text:p>4878153,132</text:p>
          </table:table-cell>
          <table:table-cell office:value-type="float" office:value="7786053.1316999998" table:style-name="ce1">
            <text:p>7786053,132</text:p>
          </table:table-cell>
          <table:table-cell office:value-type="float" office:value="11615200.636700001" table:style-name="ce1">
            <text:p>11615200,64</text:p>
          </table:table-cell>
          <table:table-cell office:value-type="float" office:value="13972880.5153" table:style-name="ce1">
            <text:p>13972880,52</text:p>
          </table:table-cell>
          <table:table-cell office:value-type="float" office:value="16185718.354" table:style-name="ce1">
            <text:p>16185718,35</text:p>
          </table:table-cell>
          <table:table-cell office:value-type="float" office:value="18443526.5" table:style-name="ce1">
            <text:p>18443526,5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602986000000001" table:style-name="ce1">
            <text:p>-83,602986</text:p>
          </table:table-cell>
          <table:table-cell office:value-type="float" office:value="8.6411040000000003" table:style-name="ce1">
            <text:p>8,641104</text:p>
          </table:table-cell>
          <table:table-cell office:value-type="float" office:value="6131700" table:style-name="ce1">
            <text:p>6131700</text:p>
          </table:table-cell>
          <table:table-cell office:value-type="float" office:value="6868800.0000999998" table:style-name="ce1">
            <text:p>6868800</text:p>
          </table:table-cell>
          <table:table-cell office:value-type="float" office:value="7758088.1764200004" table:style-name="ce1">
            <text:p>7758088,176</text:p>
          </table:table-cell>
          <table:table-cell office:value-type="float" office:value="8981040.0239499975" table:style-name="ce1">
            <text:p>8981040,024</text:p>
          </table:table-cell>
          <table:table-cell office:value-type="float" office:value="10926530.2119" table:style-name="ce1">
            <text:p>10926530,21</text:p>
          </table:table-cell>
          <table:table-cell office:value-type="float" office:value="12943430.211900001" table:style-name="ce1">
            <text:p>12943430,21</text:p>
          </table:table-cell>
          <table:table-cell office:value-type="float" office:value="16163607.2117" table:style-name="ce1">
            <text:p>16163607,21</text:p>
          </table:table-cell>
          <table:table-cell office:value-type="float" office:value="73299831.499300003" table:style-name="ce1">
            <text:p>73299831,5</text:p>
          </table:table-cell>
          <table:table-cell office:value-type="float" office:value="85432466.926300004" table:style-name="ce1">
            <text:p>85432466,93</text:p>
          </table:table-cell>
          <table:table-cell office:value-type="float" office:value="94838016.002299994" table:style-name="ce1">
            <text:p>94838016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691880999999995" table:style-name="ce1">
            <text:p>-83,691881</text:p>
          </table:table-cell>
          <table:table-cell office:value-type="float" office:value="8.9985619999999997" table:style-name="ce1">
            <text:p>8,998562</text:p>
          </table:table-cell>
          <table:table-cell office:value-type="float" office:value="2259900" table:style-name="ce1">
            <text:p>2259900</text:p>
          </table:table-cell>
          <table:table-cell office:value-type="float" office:value="12085200" table:style-name="ce1">
            <text:p>12085200</text:p>
          </table:table-cell>
          <table:table-cell office:value-type="float" office:value="23167712.448000003" table:style-name="ce1">
            <text:p>23167712,45</text:p>
          </table:table-cell>
          <table:table-cell office:value-type="float" office:value="32264160.600600004" table:style-name="ce1">
            <text:p>32264160,6</text:p>
          </table:table-cell>
          <table:table-cell office:value-type="float" office:value="42428170.412600003" table:style-name="ce1">
            <text:p>42428170,41</text:p>
          </table:table-cell>
          <table:table-cell office:value-type="float" office:value="66063970.412500001" table:style-name="ce1">
            <text:p>66063970,41</text:p>
          </table:table-cell>
          <table:table-cell office:value-type="float" office:value="82069570.412599996" table:style-name="ce1">
            <text:p>82069570,41</text:p>
          </table:table-cell>
          <table:table-cell office:value-type="float" office:value="134331360.45319998" table:style-name="ce1">
            <text:p>134331360,5</text:p>
          </table:table-cell>
          <table:table-cell office:value-type="float" office:value="164798612.5309" table:style-name="ce1">
            <text:p>164798612,5</text:p>
          </table:table-cell>
          <table:table-cell office:value-type="float" office:value="186384071.40329999" table:style-name="ce1">
            <text:p>186384071,4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3.969494999999995" table:style-name="ce1">
            <text:p>-83,969495</text:p>
          </table:table-cell>
          <table:table-cell office:value-type="float" office:value="9.2918909999999997" table:style-name="ce1">
            <text:p>9,291891</text:p>
          </table:table-cell>
          <table:table-cell office:value-type="float" office:value="299700" table:style-name="ce1">
            <text:p>299700</text:p>
          </table:table-cell>
          <table:table-cell office:value-type="float" office:value="550799.99990000005" table:style-name="ce1">
            <text:p>550799,9999</text:p>
          </table:table-cell>
          <table:table-cell office:value-type="float" office:value="1911599.9998999999" table:style-name="ce1">
            <text:p>1911600</text:p>
          </table:table-cell>
          <table:table-cell office:value-type="float" office:value="4247816.0893999999" table:style-name="ce1">
            <text:p>4247816,089</text:p>
          </table:table-cell>
          <table:table-cell office:value-type="float" office:value="6475316.0895000007" table:style-name="ce1">
            <text:p>6475316,09</text:p>
          </table:table-cell>
          <table:table-cell office:value-type="float" office:value="15992816.089499999" table:style-name="ce1">
            <text:p>15992816,09</text:p>
          </table:table-cell>
          <table:table-cell office:value-type="float" office:value="28977116.089400001" table:style-name="ce1">
            <text:p>28977116,09</text:p>
          </table:table-cell>
          <table:table-cell office:value-type="float" office:value="35530016.089400001" table:style-name="ce1">
            <text:p>35530016,09</text:p>
          </table:table-cell>
          <table:table-cell office:value-type="float" office:value="42658016.089600004" table:style-name="ce1">
            <text:p>42658016,09</text:p>
          </table:table-cell>
          <table:table-cell office:value-type="float" office:value="48473816.089599997" table:style-name="ce1">
            <text:p>48473816,09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4.364568000000006" table:style-name="ce1">
            <text:p>-84,364568</text:p>
          </table:table-cell>
          <table:table-cell office:value-type="float" office:value="9.4706039999999998" table:style-name="ce1">
            <text:p>9,470604</text:p>
          </table:table-cell>
          <table:table-cell office:value-type="float" office:value="299700" table:style-name="ce1">
            <text:p>299700</text:p>
          </table:table-cell>
          <table:table-cell office:value-type="float" office:value="696600" table:style-name="ce1">
            <text:p>696600</text:p>
          </table:table-cell>
          <table:table-cell office:value-type="float" office:value="1093500" table:style-name="ce1">
            <text:p>1093500</text:p>
          </table:table-cell>
          <table:table-cell office:value-type="float" office:value="2175483.9105000002" table:style-name="ce1">
            <text:p>2175483,911</text:p>
          </table:table-cell>
          <table:table-cell office:value-type="float" office:value="5739483.9105000002" table:style-name="ce1">
            <text:p>5739483,911</text:p>
          </table:table-cell>
          <table:table-cell office:value-type="float" office:value="13215783.910499999" table:style-name="ce1">
            <text:p>13215783,91</text:p>
          </table:table-cell>
          <table:table-cell office:value-type="float" office:value="26313483.910599999" table:style-name="ce1">
            <text:p>26313483,91</text:p>
          </table:table-cell>
          <table:table-cell office:value-type="float" office:value="36954317.3926" table:style-name="ce1">
            <text:p>36954317,39</text:p>
          </table:table-cell>
          <table:table-cell office:value-type="float" office:value="53148841.978199996" table:style-name="ce1">
            <text:p>53148841,98</text:p>
          </table:table-cell>
          <table:table-cell office:value-type="float" office:value="63052344.192599989" table:style-name="ce1">
            <text:p>63052344,19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4.636297999999996" table:style-name="ce1">
            <text:p>-84,636298</text:p>
          </table:table-cell>
          <table:table-cell office:value-type="float" office:value="9.7292860000000001" table:style-name="ce1">
            <text:p>9,729286</text:p>
          </table:table-cell>
          <table:table-cell office:value-type="float" office:value="153900" table:style-name="ce1">
            <text:p>153900</text:p>
          </table:table-cell>
          <table:table-cell office:value-type="float" office:value="340200" table:style-name="ce1">
            <text:p>340200</text:p>
          </table:table-cell>
          <table:table-cell office:value-type="float" office:value="664200" table:style-name="ce1">
            <text:p>664200</text:p>
          </table:table-cell>
          <table:table-cell office:value-type="float" office:value="1069200.0001000001" table:style-name="ce1">
            <text:p>1069200</text:p>
          </table:table-cell>
          <table:table-cell office:value-type="float" office:value="1628100.0002000001" table:style-name="ce1">
            <text:p>1628100</text:p>
          </table:table-cell>
          <table:table-cell office:value-type="float" office:value="4454999.9999000002" table:style-name="ce1">
            <text:p>4455000</text:p>
          </table:table-cell>
          <table:table-cell office:value-type="float" office:value="8820900.0000999998" table:style-name="ce1">
            <text:p>8820900</text:p>
          </table:table-cell>
          <table:table-cell office:value-type="float" office:value="13740166.518100001" table:style-name="ce1">
            <text:p>13740166,52</text:p>
          </table:table-cell>
          <table:table-cell office:value-type="float" office:value="18386941.932399999" table:style-name="ce1">
            <text:p>18386941,93</text:p>
          </table:table-cell>
          <table:table-cell office:value-type="float" office:value="23055339.717999998" table:style-name="ce1">
            <text:p>23055339,72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4.893460000000005" table:style-name="ce1">
            <text:p>-84,89346</text:p>
          </table:table-cell>
          <table:table-cell office:value-type="float" office:value="9.9904170000000008" table:style-name="ce1">
            <text:p>9,990417</text:p>
          </table:table-cell>
          <table:table-cell office:value-type="float" office:value="502200" table:style-name="ce1">
            <text:p>502200</text:p>
          </table:table-cell>
          <table:table-cell office:value-type="float" office:value="1042555.1869" table:style-name="ce1">
            <text:p>1042555,187</text:p>
          </table:table-cell>
          <table:table-cell office:value-type="float" office:value="2727355.1869999999" table:style-name="ce1">
            <text:p>2727355,187</text:p>
          </table:table-cell>
          <table:table-cell office:value-type="float" office:value="3926155.1869000001" table:style-name="ce1">
            <text:p>3926155,187</text:p>
          </table:table-cell>
          <table:table-cell office:value-type="float" office:value="6655855.1869000001" table:style-name="ce1">
            <text:p>6655855,187</text:p>
          </table:table-cell>
          <table:table-cell office:value-type="float" office:value="15525355.186900001" table:style-name="ce1">
            <text:p>15525355,19</text:p>
          </table:table-cell>
          <table:table-cell office:value-type="float" office:value="46823755.186999999" table:style-name="ce1">
            <text:p>46823755,19</text:p>
          </table:table-cell>
          <table:table-cell office:value-type="float" office:value="67219555.186999992" table:style-name="ce1">
            <text:p>67219555,19</text:p>
          </table:table-cell>
          <table:table-cell office:value-type="float" office:value="82609555.186900005" table:style-name="ce1">
            <text:p>82609555,19</text:p>
          </table:table-cell>
          <table:table-cell office:value-type="float" office:value="96476755.187000006" table:style-name="ce1">
            <text:p>96476755,19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010874000000001" table:style-name="ce1">
            <text:p>-85,010874</text:p>
          </table:table-cell>
          <table:table-cell office:value-type="float" office:value="9.9057530000000007" table:style-name="ce1">
            <text:p>9,905753</text:p>
          </table:table-cell>
          <table:table-cell office:value-type="float" office:value="1903500" table:style-name="ce1">
            <text:p>1903500</text:p>
          </table:table-cell>
          <table:table-cell office:value-type="float" office:value="3882244.8131000004" table:style-name="ce1">
            <text:p>3882244,813</text:p>
          </table:table-cell>
          <table:table-cell office:value-type="float" office:value="7187044.8131999997" table:style-name="ce1">
            <text:p>7187044,813</text:p>
          </table:table-cell>
          <table:table-cell office:value-type="float" office:value="14363644.812800001" table:style-name="ce1">
            <text:p>14363644,81</text:p>
          </table:table-cell>
          <table:table-cell office:value-type="float" office:value="22907833.842799999" table:style-name="ce1">
            <text:p>22907833,84</text:p>
          </table:table-cell>
          <table:table-cell office:value-type="float" office:value="33324433.843200002" table:style-name="ce1">
            <text:p>33324433,84</text:p>
          </table:table-cell>
          <table:table-cell office:value-type="float" office:value="47094433.843099996" table:style-name="ce1">
            <text:p>47094433,84</text:p>
          </table:table-cell>
          <table:table-cell office:value-type="float" office:value="58192931.253099993" table:style-name="ce1">
            <text:p>58192931,25</text:p>
          </table:table-cell>
          <table:table-cell office:value-type="float" office:value="74157462.570470005" table:style-name="ce1">
            <text:p>74157462,57</text:p>
          </table:table-cell>
          <table:table-cell office:value-type="float" office:value="89378726.664499998" table:style-name="ce1">
            <text:p>89378726,66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093536" table:style-name="ce1">
            <text:p>-85,093536</text:p>
          </table:table-cell>
          <table:table-cell office:value-type="float" office:value="9.7476000000000003" table:style-name="ce1">
            <text:p>9,7476</text:p>
          </table:table-cell>
          <table:table-cell office:value-type="float" office:value="1220722.2989000001" table:style-name="ce1">
            <text:p>1220722,299</text:p>
          </table:table-cell>
          <table:table-cell office:value-type="float" office:value="2200822.2988" table:style-name="ce1">
            <text:p>2200822,299</text:p>
          </table:table-cell>
          <table:table-cell office:value-type="float" office:value="2937922.2988999998" table:style-name="ce1">
            <text:p>2937922,299</text:p>
          </table:table-cell>
          <table:table-cell office:value-type="float" office:value="3618253.5663999999" table:style-name="ce1">
            <text:p>3618253,566</text:p>
          </table:table-cell>
          <table:table-cell office:value-type="float" office:value="4339153.5665000007" table:style-name="ce1">
            <text:p>4339153,567</text:p>
          </table:table-cell>
          <table:table-cell office:value-type="float" office:value="6258853.5663999999" table:style-name="ce1">
            <text:p>6258853,566</text:p>
          </table:table-cell>
          <table:table-cell office:value-type="float" office:value="8027796.0329999998" table:style-name="ce1">
            <text:p>8027796,033</text:p>
          </table:table-cell>
          <table:table-cell office:value-type="float" office:value="9723952.8452000003" table:style-name="ce1">
            <text:p>9723952,845</text:p>
          </table:table-cell>
          <table:table-cell office:value-type="float" office:value="12008123.1084" table:style-name="ce1">
            <text:p>12008123,11</text:p>
          </table:table-cell>
          <table:table-cell office:value-type="float" office:value="13992623.108199999" table:style-name="ce1">
            <text:p>13992623,11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449894" table:style-name="ce1">
            <text:p>-85,449894</text:p>
          </table:table-cell>
          <table:table-cell office:value-type="float" office:value="9.8266150000000003" table:style-name="ce1">
            <text:p>9,826615</text:p>
          </table:table-cell>
          <table:table-cell office:value-type="float" office:value="1031077.7012" table:style-name="ce1">
            <text:p>1031077,701</text:p>
          </table:table-cell>
          <table:table-cell office:value-type="float" office:value="1743877.7012" table:style-name="ce1">
            <text:p>1743877,701</text:p>
          </table:table-cell>
          <table:table-cell office:value-type="float" office:value="2286577.7012" table:style-name="ce1">
            <text:p>2286577,701</text:p>
          </table:table-cell>
          <table:table-cell office:value-type="float" office:value="2894146.4337999998" table:style-name="ce1">
            <text:p>2894146,434</text:p>
          </table:table-cell>
          <table:table-cell office:value-type="float" office:value="3615046.4337999998" table:style-name="ce1">
            <text:p>3615046,434</text:p>
          </table:table-cell>
          <table:table-cell office:value-type="float" office:value="5048746.4337999998" table:style-name="ce1">
            <text:p>5048746,434</text:p>
          </table:table-cell>
          <table:table-cell office:value-type="float" office:value="6414503.9671" table:style-name="ce1">
            <text:p>6414503,967</text:p>
          </table:table-cell>
          <table:table-cell office:value-type="float" office:value="8104147.1551999999" table:style-name="ce1">
            <text:p>8104147,155</text:p>
          </table:table-cell>
          <table:table-cell office:value-type="float" office:value="11886876.891999999" table:style-name="ce1">
            <text:p>11886876,89</text:p>
          </table:table-cell>
          <table:table-cell office:value-type="float" office:value="14868228.181300001" table:style-name="ce1">
            <text:p>14868228,18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753523000000001" table:style-name="ce1">
            <text:p>-85,753523</text:p>
          </table:table-cell>
          <table:table-cell office:value-type="float" office:value="10.097673" table:style-name="ce1">
            <text:p>10,097673</text:p>
          </table:table-cell>
          <table:table-cell office:value-type="float" office:value="1071512.2384000001" table:style-name="ce1">
            <text:p>1071512,238</text:p>
          </table:table-cell>
          <table:table-cell office:value-type="float" office:value="2112355.6897999998" table:style-name="ce1">
            <text:p>2112355,69</text:p>
          </table:table-cell>
          <table:table-cell office:value-type="float" office:value="2679355.6897999998" table:style-name="ce1">
            <text:p>2679355,69</text:p>
          </table:table-cell>
          <table:table-cell office:value-type="float" office:value="3213955.6897999998" table:style-name="ce1">
            <text:p>3213955,69</text:p>
          </table:table-cell>
          <table:table-cell office:value-type="float" office:value="3942955.6897999998" table:style-name="ce1">
            <text:p>3942955,69</text:p>
          </table:table-cell>
          <table:table-cell office:value-type="float" office:value="4744855.6897999998" table:style-name="ce1">
            <text:p>4744855,69</text:p>
          </table:table-cell>
          <table:table-cell office:value-type="float" office:value="5924514.9618999995" table:style-name="ce1">
            <text:p>5924514,962</text:p>
          </table:table-cell>
          <table:table-cell office:value-type="float" office:value="7333914.9617999997" table:style-name="ce1">
            <text:p>7333914,962</text:p>
          </table:table-cell>
          <table:table-cell office:value-type="float" office:value="10944771.7293" table:style-name="ce1">
            <text:p>10944771,73</text:p>
          </table:table-cell>
          <table:table-cell office:value-type="float" office:value="13072069.154899999" table:style-name="ce1">
            <text:p>13072069,15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746763000000001" table:style-name="ce1">
            <text:p>-85,746763</text:p>
          </table:table-cell>
          <table:table-cell office:value-type="float" office:value="10.470385" table:style-name="ce1">
            <text:p>10,470385</text:p>
          </table:table-cell>
          <table:table-cell office:value-type="float" office:value="402687.76180000009" table:style-name="ce1">
            <text:p>402687,7618</text:p>
          </table:table-cell>
          <table:table-cell office:value-type="float" office:value="908944.31040000007" table:style-name="ce1">
            <text:p>908944,3104</text:p>
          </table:table-cell>
          <table:table-cell office:value-type="float" office:value="1500030.5067" table:style-name="ce1">
            <text:p>1500030,507</text:p>
          </table:table-cell>
          <table:table-cell office:value-type="float" office:value="2107530.5066" table:style-name="ce1">
            <text:p>2107530,507</text:p>
          </table:table-cell>
          <table:table-cell office:value-type="float" office:value="3924481.6706999997" table:style-name="ce1">
            <text:p>3924481,671</text:p>
          </table:table-cell>
          <table:table-cell office:value-type="float" office:value="5569257.8432" table:style-name="ce1">
            <text:p>5569257,843</text:p>
          </table:table-cell>
          <table:table-cell office:value-type="float" office:value="10610398.5712" table:style-name="ce1">
            <text:p>10610398,57</text:p>
          </table:table-cell>
          <table:table-cell office:value-type="float" office:value="14581882.736099999" table:style-name="ce1">
            <text:p>14581882,74</text:p>
          </table:table-cell>
          <table:table-cell office:value-type="float" office:value="18212425.968699999" table:style-name="ce1">
            <text:p>18212425,97</text:p>
          </table:table-cell>
          <table:table-cell office:value-type="float" office:value="21333377.253700003" table:style-name="ce1">
            <text:p>21333377,25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759530999999996" table:style-name="ce1">
            <text:p>-85,759531</text:p>
          </table:table-cell>
          <table:table-cell office:value-type="float" office:value="10.78342" table:style-name="ce1">
            <text:p>10,78342</text:p>
          </table:table-cell>
          <table:table-cell office:value-type="float" office:value="364500" table:style-name="ce1">
            <text:p>364500</text:p>
          </table:table-cell>
          <table:table-cell office:value-type="float" office:value="761400" table:style-name="ce1">
            <text:p>761400</text:p>
          </table:table-cell>
          <table:table-cell office:value-type="float" office:value="1271913.8037" table:style-name="ce1">
            <text:p>1271913,804</text:p>
          </table:table-cell>
          <table:table-cell office:value-type="float" office:value="1725513.8037" table:style-name="ce1">
            <text:p>1725513,804</text:p>
          </table:table-cell>
          <table:table-cell office:value-type="float" office:value="2160362.6395999999" table:style-name="ce1">
            <text:p>2160362,64</text:p>
          </table:table-cell>
          <table:table-cell office:value-type="float" office:value="3253386.4671" table:style-name="ce1">
            <text:p>3253386,467</text:p>
          </table:table-cell>
          <table:table-cell office:value-type="float" office:value="4770128.8017999995" table:style-name="ce1">
            <text:p>4770128,802</text:p>
          </table:table-cell>
          <table:table-cell office:value-type="float" office:value="6031244.6369000003" table:style-name="ce1">
            <text:p>6031244,637</text:p>
          </table:table-cell>
          <table:table-cell office:value-type="float" office:value="7205744.6367999995" table:style-name="ce1">
            <text:p>7205744,637</text:p>
          </table:table-cell>
          <table:table-cell office:value-type="float" office:value="8226344.6367999995" table:style-name="ce1">
            <text:p>8226344,637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832807000000003" table:style-name="ce1">
            <text:p>-85,832807</text:p>
          </table:table-cell>
          <table:table-cell office:value-type="float" office:value="11.016843" table:style-name="ce1">
            <text:p>11,016843</text:p>
          </table:table-cell>
          <table:table-cell office:value-type="float" office:value="972002.49227000005" table:style-name="ce1">
            <text:p>972002,4923</text:p>
          </table:table-cell>
          <table:table-cell office:value-type="float" office:value="1822502.49227" table:style-name="ce1">
            <text:p>1822502,492</text:p>
          </table:table-cell>
          <table:table-cell office:value-type="float" office:value="2875502.4923" table:style-name="ce1">
            <text:p>2875502,492</text:p>
          </table:table-cell>
          <table:table-cell office:value-type="float" office:value="4154946.5354000004" table:style-name="ce1">
            <text:p>4154946,535</text:p>
          </table:table-cell>
          <table:table-cell office:value-type="float" office:value="6374346.5352999996" table:style-name="ce1">
            <text:p>6374346,535</text:p>
          </table:table-cell>
          <table:table-cell office:value-type="float" office:value="8545146.5353299994" table:style-name="ce1">
            <text:p>8545146,535</text:p>
          </table:table-cell>
          <table:table-cell office:value-type="float" office:value="10940704.20073" table:style-name="ce1">
            <text:p>10940704,2</text:p>
          </table:table-cell>
          <table:table-cell office:value-type="float" office:value="14561404.200720003" table:style-name="ce1">
            <text:p>14561404,2</text:p>
          </table:table-cell>
          <table:table-cell office:value-type="float" office:value="17315404.200619999" table:style-name="ce1">
            <text:p>17315404,2</text:p>
          </table:table-cell>
          <table:table-cell office:value-type="float" office:value="20288104.200619999" table:style-name="ce1">
            <text:p>20288104,2</text:p>
          </table:table-cell>
          <table:table-cell office:value-type="float" office:value="188" table:style-name="ce1">
            <text:p>188</text:p>
          </table:table-cell>
          <table:table-cell table:number-columns-repeated="16371"/>
        </table:table-row>
        <table:table-row table:style-name="ro1">
          <table:table-cell office:value-type="float" office:value="-85.938981999999996" table:style-name="ce1">
            <text:p>-85,938982</text:p>
          </table:table-cell>
          <table:table-cell office:value-type="float" office:value="11.273853000000001" table:style-name="ce1">
            <text:p>11,273853</text:p>
          </table:table-cell>
          <table:table-cell office:value-type="float" office:value="234897.50769999999" table:style-name="ce1">
            <text:p>234897,5077</text:p>
          </table:table-cell>
          <table:table-cell office:value-type="float" office:value="510297.50770000002" table:style-name="ce1">
            <text:p>510297,5077</text:p>
          </table:table-cell>
          <table:table-cell office:value-type="float" office:value="720897.50769999996" table:style-name="ce1">
            <text:p>720897,5077</text:p>
          </table:table-cell>
          <table:table-cell office:value-type="float" office:value="1101597.5077" table:style-name="ce1">
            <text:p>1101597,508</text:p>
          </table:table-cell>
          <table:table-cell office:value-type="float" office:value="1603797.5077" table:style-name="ce1">
            <text:p>1603797,508</text:p>
          </table:table-cell>
          <table:table-cell office:value-type="float" office:value="2462343.2484999998" table:style-name="ce1">
            <text:p>2462343,249</text:p>
          </table:table-cell>
          <table:table-cell office:value-type="float" office:value="3239943.2485000002" table:style-name="ce1">
            <text:p>3239943,249</text:p>
          </table:table-cell>
          <table:table-cell office:value-type="float" office:value="4977573.9739999995" table:style-name="ce1">
            <text:p>4977573,974</text:p>
          </table:table-cell>
          <table:table-cell office:value-type="float" office:value="6300759.2446999997" table:style-name="ce1">
            <text:p>6300759,245</text:p>
          </table:table-cell>
          <table:table-cell office:value-type="float" office:value="9548859.2448000014" table:style-name="ce1">
            <text:p>9548859,245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6.262957999999998" table:style-name="ce1">
            <text:p>-86,262958</text:p>
          </table:table-cell>
          <table:table-cell office:value-type="float" office:value="11.57203" table:style-name="ce1">
            <text:p>11,57203</text:p>
          </table:table-cell>
          <table:table-cell office:value-type="float" office:value="372600" table:style-name="ce1">
            <text:p>372600</text:p>
          </table:table-cell>
          <table:table-cell office:value-type="float" office:value="899100" table:style-name="ce1">
            <text:p>899100</text:p>
          </table:table-cell>
          <table:table-cell office:value-type="float" office:value="1579500" table:style-name="ce1">
            <text:p>1579500</text:p>
          </table:table-cell>
          <table:table-cell office:value-type="float" office:value="2090566.8460000001" table:style-name="ce1">
            <text:p>2090566,846</text:p>
          </table:table-cell>
          <table:table-cell office:value-type="float" office:value="2730466.8459999999" table:style-name="ce1">
            <text:p>2730466,846</text:p>
          </table:table-cell>
          <table:table-cell office:value-type="float" office:value="4042721.1052999999" table:style-name="ce1">
            <text:p>4042721,105</text:p>
          </table:table-cell>
          <table:table-cell office:value-type="float" office:value="6411495.1504000006" table:style-name="ce1">
            <text:p>6411495,15</text:p>
          </table:table-cell>
          <table:table-cell office:value-type="float" office:value="10335052.824100001" table:style-name="ce1">
            <text:p>10335052,82</text:p>
          </table:table-cell>
          <table:table-cell office:value-type="float" office:value="14376154.046600001" table:style-name="ce1">
            <text:p>14376154,05</text:p>
          </table:table-cell>
          <table:table-cell office:value-type="float" office:value="18327943.102000002" table:style-name="ce1">
            <text:p>18327943,1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6.571123" table:style-name="ce1">
            <text:p>-86,571123</text:p>
          </table:table-cell>
          <table:table-cell office:value-type="float" office:value="11.884162" table:style-name="ce1">
            <text:p>11,884162</text:p>
          </table:table-cell>
          <table:table-cell office:value-type="float" office:value="324000" table:style-name="ce1">
            <text:p>324000</text:p>
          </table:table-cell>
          <table:table-cell office:value-type="float" office:value="1109699.9998999999" table:style-name="ce1">
            <text:p>1109700</text:p>
          </table:table-cell>
          <table:table-cell office:value-type="float" office:value="2591999.9999000002" table:style-name="ce1">
            <text:p>2592000</text:p>
          </table:table-cell>
          <table:table-cell office:value-type="float" office:value="6041833.1538999993" table:style-name="ce1">
            <text:p>6041833,154</text:p>
          </table:table-cell>
          <table:table-cell office:value-type="float" office:value="10359133.153999999" table:style-name="ce1">
            <text:p>10359133,15</text:p>
          </table:table-cell>
          <table:table-cell office:value-type="float" office:value="13607233.153999999" table:style-name="ce1">
            <text:p>13607233,15</text:p>
          </table:table-cell>
          <table:table-cell office:value-type="float" office:value="17516308.027099997" table:style-name="ce1">
            <text:p>17516308,03</text:p>
          </table:table-cell>
          <table:table-cell office:value-type="float" office:value="21129619.627700001" table:style-name="ce1">
            <text:p>21129619,63</text:p>
          </table:table-cell>
          <table:table-cell office:value-type="float" office:value="24723933.134599999" table:style-name="ce1">
            <text:p>24723933,13</text:p>
          </table:table-cell>
          <table:table-cell office:value-type="float" office:value="28248444.079" table:style-name="ce1">
            <text:p>28248444,08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6.862994999999998" table:style-name="ce1">
            <text:p>-86,862995</text:p>
          </table:table-cell>
          <table:table-cell office:value-type="float" office:value="12.203684000000001" table:style-name="ce1">
            <text:p>12,203684</text:p>
          </table:table-cell>
          <table:table-cell office:value-type="float" office:value="672300" table:style-name="ce1">
            <text:p>672300</text:p>
          </table:table-cell>
          <table:table-cell office:value-type="float" office:value="2308500" table:style-name="ce1">
            <text:p>2308500</text:p>
          </table:table-cell>
          <table:table-cell office:value-type="float" office:value="3944700" table:style-name="ce1">
            <text:p>3944700</text:p>
          </table:table-cell>
          <table:table-cell office:value-type="float" office:value="13437899.9999" table:style-name="ce1">
            <text:p>13437900</text:p>
          </table:table-cell>
          <table:table-cell office:value-type="float" office:value="21505350.967900001" table:style-name="ce1">
            <text:p>21505350,97</text:p>
          </table:table-cell>
          <table:table-cell office:value-type="float" office:value="40818041.546599992" table:style-name="ce1">
            <text:p>40818041,55</text:p>
          </table:table-cell>
          <table:table-cell office:value-type="float" office:value="66081344.215599999" table:style-name="ce1">
            <text:p>66081344,22</text:p>
          </table:table-cell>
          <table:table-cell office:value-type="float" office:value="82209321.146600008" table:style-name="ce1">
            <text:p>82209321,15</text:p>
          </table:table-cell>
          <table:table-cell office:value-type="float" office:value="96912929.234199986" table:style-name="ce1">
            <text:p>96912929,23</text:p>
          </table:table-cell>
          <table:table-cell office:value-type="float" office:value="110913762.7474" table:style-name="ce1">
            <text:p>110913762,7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7.178758000000002" table:style-name="ce1">
            <text:p>-87,178758</text:p>
          </table:table-cell>
          <table:table-cell office:value-type="float" office:value="12.484351999999999" table:style-name="ce1">
            <text:p>12,484352</text:p>
          </table:table-cell>
          <table:table-cell office:value-type="float" office:value="340200" table:style-name="ce1">
            <text:p>340200</text:p>
          </table:table-cell>
          <table:table-cell office:value-type="float" office:value="1182600.0001000001" table:style-name="ce1">
            <text:p>1182600</text:p>
          </table:table-cell>
          <table:table-cell office:value-type="float" office:value="2713500.0001000003" table:style-name="ce1">
            <text:p>2713500</text:p>
          </table:table-cell>
          <table:table-cell office:value-type="float" office:value="7954200.0000999998" table:style-name="ce1">
            <text:p>7954200</text:p>
          </table:table-cell>
          <table:table-cell office:value-type="float" office:value="26965049.032299999" table:style-name="ce1">
            <text:p>26965049,03</text:p>
          </table:table-cell>
          <table:table-cell office:value-type="float" office:value="63517547.423100002" table:style-name="ce1">
            <text:p>63517547,42</text:p>
          </table:table-cell>
          <table:table-cell office:value-type="float" office:value="105362502.25080001" table:style-name="ce1">
            <text:p>105362502,3</text:p>
          </table:table-cell>
          <table:table-cell office:value-type="float" office:value="138309241.4271" table:style-name="ce1">
            <text:p>138309241,4</text:p>
          </table:table-cell>
          <table:table-cell office:value-type="float" office:value="160266512.1891" table:style-name="ce1">
            <text:p>160266512,2</text:p>
          </table:table-cell>
          <table:table-cell office:value-type="float" office:value="176795847.2148" table:style-name="ce1">
            <text:p>176795847,2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7.507716000000002" table:style-name="ce1">
            <text:p>-87,507716</text:p>
          </table:table-cell>
          <table:table-cell office:value-type="float" office:value="12.760959" table:style-name="ce1">
            <text:p>12,760959</text:p>
          </table:table-cell>
          <table:table-cell office:value-type="float" office:value="437400" table:style-name="ce1">
            <text:p>437400</text:p>
          </table:table-cell>
          <table:table-cell office:value-type="float" office:value="1425599.9999000002" table:style-name="ce1">
            <text:p>1425600</text:p>
          </table:table-cell>
          <table:table-cell office:value-type="float" office:value="2770199.9998999997" table:style-name="ce1">
            <text:p>2770200</text:p>
          </table:table-cell>
          <table:table-cell office:value-type="float" office:value="3871800" table:style-name="ce1">
            <text:p>3871800</text:p>
          </table:table-cell>
          <table:table-cell office:value-type="float" office:value="8999099.9999000002" table:style-name="ce1">
            <text:p>8999100</text:p>
          </table:table-cell>
          <table:table-cell office:value-type="float" office:value="24689756.634599999" table:style-name="ce1">
            <text:p>24689756,63</text:p>
          </table:table-cell>
          <table:table-cell office:value-type="float" office:value="44600237.778899997" table:style-name="ce1">
            <text:p>44600237,78</text:p>
          </table:table-cell>
          <table:table-cell office:value-type="float" office:value="59975845.012399994" table:style-name="ce1">
            <text:p>59975845,01</text:p>
          </table:table-cell>
          <table:table-cell office:value-type="float" office:value="74033493.358699992" table:style-name="ce1">
            <text:p>74033493,36</text:p>
          </table:table-cell>
          <table:table-cell office:value-type="float" office:value="85805923.879700005" table:style-name="ce1">
            <text:p>85805923,88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7.536411000000001" table:style-name="ce1">
            <text:p>-87,536411</text:p>
          </table:table-cell>
          <table:table-cell office:value-type="float" office:value="12.907173" table:style-name="ce1">
            <text:p>12,907173</text:p>
          </table:table-cell>
          <table:table-cell office:value-type="float" office:value="137700" table:style-name="ce1">
            <text:p>137700</text:p>
          </table:table-cell>
          <table:table-cell office:value-type="float" office:value="348300" table:style-name="ce1">
            <text:p>348300</text:p>
          </table:table-cell>
          <table:table-cell office:value-type="float" office:value="626585.47609999997" table:style-name="ce1">
            <text:p>626585,4761</text:p>
          </table:table-cell>
          <table:table-cell office:value-type="float" office:value="4820835.2194999997" table:style-name="ce1">
            <text:p>4820835,22</text:p>
          </table:table-cell>
          <table:table-cell office:value-type="float" office:value="13757868.51" table:style-name="ce1">
            <text:p>13757868,51</text:p>
          </table:table-cell>
          <table:table-cell office:value-type="float" office:value="22957468.245900001" table:style-name="ce1">
            <text:p>22957468,25</text:p>
          </table:table-cell>
          <table:table-cell office:value-type="float" office:value="42199151.879199997" table:style-name="ce1">
            <text:p>42199151,88</text:p>
          </table:table-cell>
          <table:table-cell office:value-type="float" office:value="55590843.903200008" table:style-name="ce1">
            <text:p>55590843,9</text:p>
          </table:table-cell>
          <table:table-cell office:value-type="float" office:value="64224136.723299995" table:style-name="ce1">
            <text:p>64224136,72</text:p>
          </table:table-cell>
          <table:table-cell office:value-type="float" office:value="69901623.699400008" table:style-name="ce1">
            <text:p>69901623,7</text:p>
          </table:table-cell>
          <table:table-cell office:value-type="float" office:value="558" table:style-name="ce1">
            <text:p>558</text:p>
          </table:table-cell>
          <table:table-cell table:number-columns-repeated="16371"/>
        </table:table-row>
        <table:table-row table:style-name="ro1">
          <table:table-cell office:value-type="float" office:value="-87.416760999999994" table:style-name="ce1">
            <text:p>-87,416761</text:p>
          </table:table-cell>
          <table:table-cell office:value-type="float" office:value="13.049398999999999" table:style-name="ce1">
            <text:p>13,049399</text:p>
          </table:table-cell>
          <table:table-cell office:value-type="float" office:value="9282599.9999000002" table:style-name="ce1">
            <text:p>9282600</text:p>
          </table:table-cell>
          <table:table-cell office:value-type="float" office:value="12699916.479499999" table:style-name="ce1">
            <text:p>12699916,48</text:p>
          </table:table-cell>
          <table:table-cell office:value-type="float" office:value="18861131.0033" table:style-name="ce1">
            <text:p>18861131</text:p>
          </table:table-cell>
          <table:table-cell office:value-type="float" office:value="94314123.339900002" table:style-name="ce1">
            <text:p>94314123,34</text:p>
          </table:table-cell>
          <table:table-cell office:value-type="float" office:value="413865682.83470005" table:style-name="ce1">
            <text:p>413865682,8</text:p>
          </table:table-cell>
          <table:table-cell office:value-type="float" office:value="573496682.10040009" table:style-name="ce1">
            <text:p>573496682,1</text:p>
          </table:table-cell>
          <table:table-cell office:value-type="float" office:value="660188222.36469996" table:style-name="ce1">
            <text:p>660188222,4</text:p>
          </table:table-cell>
          <table:table-cell office:value-type="float" office:value="722692481.65999997" table:style-name="ce1">
            <text:p>722692481,7</text:p>
          </table:table-cell>
          <table:table-cell office:value-type="float" office:value="773115311.94140005" table:style-name="ce1">
            <text:p>773115311,9</text:p>
          </table:table-cell>
          <table:table-cell office:value-type="float" office:value="818065475.97610009" table:style-name="ce1">
            <text:p>818065476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7.454312000000002" table:style-name="ce1">
            <text:p>-87,454312</text:p>
          </table:table-cell>
          <table:table-cell office:value-type="float" office:value="13.274952000000001" table:style-name="ce1">
            <text:p>13,274952</text:p>
          </table:table-cell>
          <table:table-cell office:value-type="float" office:value="2114100" table:style-name="ce1">
            <text:p>2114100</text:p>
          </table:table-cell>
          <table:table-cell office:value-type="float" office:value="11097250.4944" table:style-name="ce1">
            <text:p>11097250,49</text:p>
          </table:table-cell>
          <table:table-cell office:value-type="float" office:value="27256750.494299997" table:style-name="ce1">
            <text:p>27256750,49</text:p>
          </table:table-cell>
          <table:table-cell office:value-type="float" office:value="62916676.092799999" table:style-name="ce1">
            <text:p>62916676,09</text:p>
          </table:table-cell>
          <table:table-cell office:value-type="float" office:value="105574308.85360001" table:style-name="ce1">
            <text:p>105574308,9</text:p>
          </table:table-cell>
          <table:table-cell office:value-type="float" office:value="157926846.17319998" table:style-name="ce1">
            <text:p>157926846,2</text:p>
          </table:table-cell>
          <table:table-cell office:value-type="float" office:value="190363345.40290001" table:style-name="ce1">
            <text:p>190363345,4</text:p>
          </table:table-cell>
          <table:table-cell office:value-type="float" office:value="214657691.86149997" table:style-name="ce1">
            <text:p>214657691,9</text:p>
          </table:table-cell>
          <table:table-cell office:value-type="float" office:value="232486588.8179" table:style-name="ce1">
            <text:p>232486588,8</text:p>
          </table:table-cell>
          <table:table-cell office:value-type="float" office:value="247569034.3531" table:style-name="ce1">
            <text:p>247569034,4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7.623418999999998" table:style-name="ce1">
            <text:p>-87,623419</text:p>
          </table:table-cell>
          <table:table-cell office:value-type="float" office:value="13.368847000000001" table:style-name="ce1">
            <text:p>13,368847</text:p>
          </table:table-cell>
          <table:table-cell office:value-type="float" office:value="688500" table:style-name="ce1">
            <text:p>688500</text:p>
          </table:table-cell>
          <table:table-cell office:value-type="float" office:value="1782000.0000000002" table:style-name="ce1">
            <text:p>1782000</text:p>
          </table:table-cell>
          <table:table-cell office:value-type="float" office:value="3361500.0001200004" table:style-name="ce1">
            <text:p>3361500</text:p>
          </table:table-cell>
          <table:table-cell office:value-type="float" office:value="16504074.401620001" table:style-name="ce1">
            <text:p>16504074,4</text:p>
          </table:table-cell>
          <table:table-cell office:value-type="float" office:value="44376623.994219996" table:style-name="ce1">
            <text:p>44376623,99</text:p>
          </table:table-cell>
          <table:table-cell office:value-type="float" office:value="101981281.32812001" table:style-name="ce1">
            <text:p>101981281,3</text:p>
          </table:table-cell>
          <table:table-cell office:value-type="float" office:value="140067403.50092" table:style-name="ce1">
            <text:p>140067403,5</text:p>
          </table:table-cell>
          <table:table-cell office:value-type="float" office:value="175613750.29422" table:style-name="ce1">
            <text:p>175613750,3</text:p>
          </table:table-cell>
          <table:table-cell office:value-type="float" office:value="203488953.35932001" table:style-name="ce1">
            <text:p>203488953,4</text:p>
          </table:table-cell>
          <table:table-cell office:value-type="float" office:value="227567215.27002001" table:style-name="ce1">
            <text:p>227567215,3</text:p>
          </table:table-cell>
          <table:table-cell office:value-type="float" office:value="340" table:style-name="ce1">
            <text:p>340</text:p>
          </table:table-cell>
          <table:table-cell table:number-columns-repeated="16371"/>
        </table:table-row>
        <table:table-row table:style-name="ro1">
          <table:table-cell office:value-type="float" office:value="-87.838769999999997" table:style-name="ce1">
            <text:p>-87,83877</text:p>
          </table:table-cell>
          <table:table-cell office:value-type="float" office:value="13.279741" table:style-name="ce1">
            <text:p>13,279741</text:p>
          </table:table-cell>
          <table:table-cell office:value-type="float" office:value="486000" table:style-name="ce1">
            <text:p>486000</text:p>
          </table:table-cell>
          <table:table-cell office:value-type="float" office:value="1514700.0001000003" table:style-name="ce1">
            <text:p>1514700</text:p>
          </table:table-cell>
          <table:table-cell office:value-type="float" office:value="3074799.3936000001" table:style-name="ce1">
            <text:p>3074799,394</text:p>
          </table:table-cell>
          <table:table-cell office:value-type="float" office:value="5809393.5576499999" table:style-name="ce1">
            <text:p>5809393,558</text:p>
          </table:table-cell>
          <table:table-cell office:value-type="float" office:value="19169121.760469999" table:style-name="ce1">
            <text:p>19169121,76</text:p>
          </table:table-cell>
          <table:table-cell office:value-type="float" office:value="36383574.087669998" table:style-name="ce1">
            <text:p>36383574,09</text:p>
          </table:table-cell>
          <table:table-cell office:value-type="float" office:value="73992263.390870005" table:style-name="ce1">
            <text:p>73992263,39</text:p>
          </table:table-cell>
          <table:table-cell office:value-type="float" office:value="94418613.418270007" table:style-name="ce1">
            <text:p>94418613,42</text:p>
          </table:table-cell>
          <table:table-cell office:value-type="float" office:value="112370652.55307001" table:style-name="ce1">
            <text:p>112370652,6</text:p>
          </table:table-cell>
          <table:table-cell office:value-type="float" office:value="127470608.66247001" table:style-name="ce1">
            <text:p>127470608,7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88.121418000000006" table:style-name="ce1">
            <text:p>-88,121418</text:p>
          </table:table-cell>
          <table:table-cell office:value-type="float" office:value="13.179684" table:style-name="ce1">
            <text:p>13,179684</text:p>
          </table:table-cell>
          <table:table-cell office:value-type="float" office:value="170100" table:style-name="ce1">
            <text:p>170100</text:p>
          </table:table-cell>
          <table:table-cell office:value-type="float" office:value="445500" table:style-name="ce1">
            <text:p>445500</text:p>
          </table:table-cell>
          <table:table-cell office:value-type="float" office:value="760064.08620000002" table:style-name="ce1">
            <text:p>760064,0862</text:p>
          </table:table-cell>
          <table:table-cell office:value-type="float" office:value="1184469.9221999999" table:style-name="ce1">
            <text:p>1184469,922</text:p>
          </table:table-cell>
          <table:table-cell office:value-type="float" office:value="1727385.6296999999" table:style-name="ce1">
            <text:p>1727385,63</text:p>
          </table:table-cell>
          <table:table-cell office:value-type="float" office:value="4812024.3042000001" table:style-name="ce1">
            <text:p>4812024,304</text:p>
          </table:table-cell>
          <table:table-cell office:value-type="float" office:value="11314790.1997" table:style-name="ce1">
            <text:p>11314790,2</text:p>
          </table:table-cell>
          <table:table-cell office:value-type="float" office:value="16039852.105900001" table:style-name="ce1">
            <text:p>16039852,11</text:p>
          </table:table-cell>
          <table:table-cell office:value-type="float" office:value="19278162.652900003" table:style-name="ce1">
            <text:p>19278162,65</text:p>
          </table:table-cell>
          <table:table-cell office:value-type="float" office:value="21823372.1657" table:style-name="ce1">
            <text:p>21823372,17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88.560816000000003" table:style-name="ce1">
            <text:p>-88,560816</text:p>
          </table:table-cell>
          <table:table-cell office:value-type="float" office:value="13.209386" table:style-name="ce1">
            <text:p>13,209386</text:p>
          </table:table-cell>
          <table:table-cell office:value-type="float" office:value="834300" table:style-name="ce1">
            <text:p>834300</text:p>
          </table:table-cell>
          <table:table-cell office:value-type="float" office:value="2146499.9998000003" table:style-name="ce1">
            <text:p>2146500</text:p>
          </table:table-cell>
          <table:table-cell office:value-type="float" office:value="4937436.5202000001" table:style-name="ce1">
            <text:p>4937436,52</text:p>
          </table:table-cell>
          <table:table-cell office:value-type="float" office:value="11896579.222200001" table:style-name="ce1">
            <text:p>11896579,22</text:p>
          </table:table-cell>
          <table:table-cell office:value-type="float" office:value="46612993.035400003" table:style-name="ce1">
            <text:p>46612993,04</text:p>
          </table:table-cell>
          <table:table-cell office:value-type="float" office:value="126434895.6181" table:style-name="ce1">
            <text:p>126434895,6</text:p>
          </table:table-cell>
          <table:table-cell office:value-type="float" office:value="191207185.86059999" table:style-name="ce1">
            <text:p>191207185,9</text:p>
          </table:table-cell>
          <table:table-cell office:value-type="float" office:value="240856544.90070003" table:style-name="ce1">
            <text:p>240856544,9</text:p>
          </table:table-cell>
          <table:table-cell office:value-type="float" office:value="291012312.24239999" table:style-name="ce1">
            <text:p>291012312,2</text:p>
          </table:table-cell>
          <table:table-cell office:value-type="float" office:value="328957647.36379999" table:style-name="ce1">
            <text:p>328957647,4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88.981892999999999" table:style-name="ce1">
            <text:p>-88,981893</text:p>
          </table:table-cell>
          <table:table-cell office:value-type="float" office:value="13.339126" table:style-name="ce1">
            <text:p>13,339126</text:p>
          </table:table-cell>
          <table:table-cell office:value-type="float" office:value="729000" table:style-name="ce1">
            <text:p>729000</text:p>
          </table:table-cell>
          <table:table-cell office:value-type="float" office:value="2081700" table:style-name="ce1">
            <text:p>2081700</text:p>
          </table:table-cell>
          <table:table-cell office:value-type="float" office:value="4317300" table:style-name="ce1">
            <text:p>4317300</text:p>
          </table:table-cell>
          <table:table-cell office:value-type="float" office:value="8406557.2980000004" table:style-name="ce1">
            <text:p>8406557,298</text:p>
          </table:table-cell>
          <table:table-cell office:value-type="float" office:value="17980881.125999998" table:style-name="ce1">
            <text:p>17980881,13</text:p>
          </table:table-cell>
          <table:table-cell office:value-type="float" office:value="50679457.001400001" table:style-name="ce1">
            <text:p>50679457</text:p>
          </table:table-cell>
          <table:table-cell office:value-type="float" office:value="167421749.30980003" table:style-name="ce1">
            <text:p>167421749,3</text:p>
          </table:table-cell>
          <table:table-cell office:value-type="float" office:value="216379491.23590001" table:style-name="ce1">
            <text:p>216379491,2</text:p>
          </table:table-cell>
          <table:table-cell office:value-type="float" office:value="264089034.59039998" table:style-name="ce1">
            <text:p>264089034,6</text:p>
          </table:table-cell>
          <table:table-cell office:value-type="float" office:value="299498094.13339996" table:style-name="ce1">
            <text:p>299498094,1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89.400906000000006" table:style-name="ce1">
            <text:p>-89,400906</text:p>
          </table:table-cell>
          <table:table-cell office:value-type="float" office:value="13.477244000000001" table:style-name="ce1">
            <text:p>13,477244</text:p>
          </table:table-cell>
          <table:table-cell office:value-type="float" office:value="218700" table:style-name="ce1">
            <text:p>218700</text:p>
          </table:table-cell>
          <table:table-cell office:value-type="float" office:value="348300" table:style-name="ce1">
            <text:p>348300</text:p>
          </table:table-cell>
          <table:table-cell office:value-type="float" office:value="599400" table:style-name="ce1">
            <text:p>599400</text:p>
          </table:table-cell>
          <table:table-cell office:value-type="float" office:value="1312200" table:style-name="ce1">
            <text:p>1312200</text:p>
          </table:table-cell>
          <table:table-cell office:value-type="float" office:value="2340746.6513999999" table:style-name="ce1">
            <text:p>2340746,651</text:p>
          </table:table-cell>
          <table:table-cell office:value-type="float" office:value="4512836.4889000002" table:style-name="ce1">
            <text:p>4512836,489</text:p>
          </table:table-cell>
          <table:table-cell office:value-type="float" office:value="7056088.0423999997" table:style-name="ce1">
            <text:p>7056088,042</text:p>
          </table:table-cell>
          <table:table-cell office:value-type="float" office:value="14029544.5845" table:style-name="ce1">
            <text:p>14029544,58</text:p>
          </table:table-cell>
          <table:table-cell office:value-type="float" office:value="17560033.887900002" table:style-name="ce1">
            <text:p>17560033,89</text:p>
          </table:table-cell>
          <table:table-cell office:value-type="float" office:value="23209530.9179" table:style-name="ce1">
            <text:p>23209530,92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89.805383000000006" table:style-name="ce1">
            <text:p>-89,805383</text:p>
          </table:table-cell>
          <table:table-cell office:value-type="float" office:value="13.604955" table:style-name="ce1">
            <text:p>13,604955</text:p>
          </table:table-cell>
          <table:table-cell office:value-type="float" office:value="445500" table:style-name="ce1">
            <text:p>445500</text:p>
          </table:table-cell>
          <table:table-cell office:value-type="float" office:value="996300" table:style-name="ce1">
            <text:p>996300</text:p>
          </table:table-cell>
          <table:table-cell office:value-type="float" office:value="4276800" table:style-name="ce1">
            <text:p>4276800</text:p>
          </table:table-cell>
          <table:table-cell office:value-type="float" office:value="9501299.9999000002" table:style-name="ce1">
            <text:p>9501300</text:p>
          </table:table-cell>
          <table:table-cell office:value-type="float" office:value="20641317.394500002" table:style-name="ce1">
            <text:p>20641317,39</text:p>
          </table:table-cell>
          <table:table-cell office:value-type="float" office:value="32541281.497299999" table:style-name="ce1">
            <text:p>32541281,5</text:p>
          </table:table-cell>
          <table:table-cell office:value-type="float" office:value="43824719.107399993" table:style-name="ce1">
            <text:p>43824719,11</text:p>
          </table:table-cell>
          <table:table-cell office:value-type="float" office:value="53073250.357200004" table:style-name="ce1">
            <text:p>53073250,36</text:p>
          </table:table-cell>
          <table:table-cell office:value-type="float" office:value="62315455.177100003" table:style-name="ce1">
            <text:p>62315455,18</text:p>
          </table:table-cell>
          <table:table-cell office:value-type="float" office:value="70570072.566300005" table:style-name="ce1">
            <text:p>70570072,57</text:p>
          </table:table-cell>
          <table:table-cell office:value-type="float" office:value="222" table:style-name="ce1">
            <text:p>222</text:p>
          </table:table-cell>
          <table:table-cell table:number-columns-repeated="16371"/>
        </table:table-row>
        <table:table-row table:style-name="ro1">
          <table:table-cell office:value-type="float" office:value="-90.196179999999998" table:style-name="ce1">
            <text:p>-90,19618</text:p>
          </table:table-cell>
          <table:table-cell office:value-type="float" office:value="13.780237" table:style-name="ce1">
            <text:p>13,780237</text:p>
          </table:table-cell>
          <table:table-cell office:value-type="float" office:value="210600" table:style-name="ce1">
            <text:p>210600</text:p>
          </table:table-cell>
          <table:table-cell office:value-type="float" office:value="980100" table:style-name="ce1">
            <text:p>980100</text:p>
          </table:table-cell>
          <table:table-cell office:value-type="float" office:value="6642000" table:style-name="ce1">
            <text:p>6642000</text:p>
          </table:table-cell>
          <table:table-cell office:value-type="float" office:value="26551800.000099998" table:style-name="ce1">
            <text:p>26551800</text:p>
          </table:table-cell>
          <table:table-cell office:value-type="float" office:value="86375882.672499999" table:style-name="ce1">
            <text:p>86375882,67</text:p>
          </table:table-cell>
          <table:table-cell office:value-type="float" office:value="131670018.5028" table:style-name="ce1">
            <text:p>131670018,5</text:p>
          </table:table-cell>
          <table:table-cell office:value-type="float" office:value="185405435.84879997" table:style-name="ce1">
            <text:p>185405435,8</text:p>
          </table:table-cell>
          <table:table-cell office:value-type="float" office:value="222936869.72559997" table:style-name="ce1">
            <text:p>222936869,7</text:p>
          </table:table-cell>
          <table:table-cell office:value-type="float" office:value="262739681.08110002" table:style-name="ce1">
            <text:p>262739681,1</text:p>
          </table:table-cell>
          <table:table-cell office:value-type="float" office:value="301184421.87040001" table:style-name="ce1">
            <text:p>301184421,9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0.620980000000003" table:style-name="ce1">
            <text:p>-90,62098</text:p>
          </table:table-cell>
          <table:table-cell office:value-type="float" office:value="13.896292000000001" table:style-name="ce1">
            <text:p>13,896292</text:p>
          </table:table-cell>
          <table:table-cell office:value-type="float" office:value="226800" table:style-name="ce1">
            <text:p>226800</text:p>
          </table:table-cell>
          <table:table-cell office:value-type="float" office:value="583200" table:style-name="ce1">
            <text:p>583200</text:p>
          </table:table-cell>
          <table:table-cell office:value-type="float" office:value="1069199.9998999999" table:style-name="ce1">
            <text:p>1069200</text:p>
          </table:table-cell>
          <table:table-cell office:value-type="float" office:value="2462399.9998999997" table:style-name="ce1">
            <text:p>2462400</text:p>
          </table:table-cell>
          <table:table-cell office:value-type="float" office:value="128903399.99980001" table:style-name="ce1">
            <text:p>128903400</text:p>
          </table:table-cell>
          <table:table-cell office:value-type="float" office:value="172825523.6825" table:style-name="ce1">
            <text:p>172825523,7</text:p>
          </table:table-cell>
          <table:table-cell office:value-type="float" office:value="223174968.79320002" table:style-name="ce1">
            <text:p>223174968,8</text:p>
          </table:table-cell>
          <table:table-cell office:value-type="float" office:value="266742403.66650006" table:style-name="ce1">
            <text:p>266742403,7</text:p>
          </table:table-cell>
          <table:table-cell office:value-type="float" office:value="310189885.79789996" table:style-name="ce1">
            <text:p>310189885,8</text:p>
          </table:table-cell>
          <table:table-cell office:value-type="float" office:value="357037427.61970001" table:style-name="ce1">
            <text:p>357037427,6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1.063264000000004" table:style-name="ce1">
            <text:p>-91,063264</text:p>
          </table:table-cell>
          <table:table-cell office:value-type="float" office:value="13.937427" table:style-name="ce1">
            <text:p>13,937427</text:p>
          </table:table-cell>
          <table:table-cell office:value-type="float" office:value="251100" table:style-name="ce1">
            <text:p>251100</text:p>
          </table:table-cell>
          <table:table-cell office:value-type="float" office:value="923400" table:style-name="ce1">
            <text:p>923400</text:p>
          </table:table-cell>
          <table:table-cell office:value-type="float" office:value="2332799.9999000002" table:style-name="ce1">
            <text:p>2332800</text:p>
          </table:table-cell>
          <table:table-cell office:value-type="float" office:value="10840351.794" table:style-name="ce1">
            <text:p>10840351,79</text:p>
          </table:table-cell>
          <table:table-cell office:value-type="float" office:value="31239809.712400004" table:style-name="ce1">
            <text:p>31239809,71</text:p>
          </table:table-cell>
          <table:table-cell office:value-type="float" office:value="54898528.403900005" table:style-name="ce1">
            <text:p>54898528,4</text:p>
          </table:table-cell>
          <table:table-cell office:value-type="float" office:value="108989667.07469998" table:style-name="ce1">
            <text:p>108989667,1</text:p>
          </table:table-cell>
          <table:table-cell office:value-type="float" office:value="152747706.99300003" table:style-name="ce1">
            <text:p>152747707</text:p>
          </table:table-cell>
          <table:table-cell office:value-type="float" office:value="194106370.21909997" table:style-name="ce1">
            <text:p>194106370,2</text:p>
          </table:table-cell>
          <table:table-cell office:value-type="float" office:value="230891921.27679998" table:style-name="ce1">
            <text:p>230891921,3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1.485659999999996" table:style-name="ce1">
            <text:p>-91,48566</text:p>
          </table:table-cell>
          <table:table-cell office:value-type="float" office:value="14.046789" table:style-name="ce1">
            <text:p>14,046789</text:p>
          </table:table-cell>
          <table:table-cell office:value-type="float" office:value="251100" table:style-name="ce1">
            <text:p>251100</text:p>
          </table:table-cell>
          <table:table-cell office:value-type="float" office:value="558900" table:style-name="ce1">
            <text:p>558900</text:p>
          </table:table-cell>
          <table:table-cell office:value-type="float" office:value="1887300" table:style-name="ce1">
            <text:p>1887300</text:p>
          </table:table-cell>
          <table:table-cell office:value-type="float" office:value="5051848.2059000004" table:style-name="ce1">
            <text:p>5051848,206</text:p>
          </table:table-cell>
          <table:table-cell office:value-type="float" office:value="13593690.2873" table:style-name="ce1">
            <text:p>13593690,29</text:p>
          </table:table-cell>
          <table:table-cell office:value-type="float" office:value="37567147.913400002" table:style-name="ce1">
            <text:p>37567147,91</text:p>
          </table:table-cell>
          <table:table-cell office:value-type="float" office:value="60863735.183200002" table:style-name="ce1">
            <text:p>60863735,18</text:p>
          </table:table-cell>
          <table:table-cell office:value-type="float" office:value="104866436.9796" table:style-name="ce1">
            <text:p>104866437</text:p>
          </table:table-cell>
          <table:table-cell office:value-type="float" office:value="140930107.25709999" table:style-name="ce1">
            <text:p>140930107,3</text:p>
          </table:table-cell>
          <table:table-cell office:value-type="float" office:value="181250448.95739999" table:style-name="ce1">
            <text:p>181250449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1.867103999999998" table:style-name="ce1">
            <text:p>-91,867104</text:p>
          </table:table-cell>
          <table:table-cell office:value-type="float" office:value="14.270060000000001" table:style-name="ce1">
            <text:p>14,27006</text:p>
          </table:table-cell>
          <table:table-cell office:value-type="float" office:value="145800" table:style-name="ce1">
            <text:p>145800</text:p>
          </table:table-cell>
          <table:table-cell office:value-type="float" office:value="688500" table:style-name="ce1">
            <text:p>688500</text:p>
          </table:table-cell>
          <table:table-cell office:value-type="float" office:value="2162700.0000999998" table:style-name="ce1">
            <text:p>2162700</text:p>
          </table:table-cell>
          <table:table-cell office:value-type="float" office:value="6285599.9999000002" table:style-name="ce1">
            <text:p>6285600</text:p>
          </table:table-cell>
          <table:table-cell office:value-type="float" office:value="15641099.9999" table:style-name="ce1">
            <text:p>15641100</text:p>
          </table:table-cell>
          <table:table-cell office:value-type="float" office:value="28601100.000099998" table:style-name="ce1">
            <text:p>28601100</text:p>
          </table:table-cell>
          <table:table-cell office:value-type="float" office:value="52252774.059" table:style-name="ce1">
            <text:p>52252774,06</text:p>
          </table:table-cell>
          <table:table-cell office:value-type="float" office:value="77516934.483100012" table:style-name="ce1">
            <text:p>77516934,48</text:p>
          </table:table-cell>
          <table:table-cell office:value-type="float" office:value="104472602.60569999" table:style-name="ce1">
            <text:p>104472602,6</text:p>
          </table:table-cell>
          <table:table-cell office:value-type="float" office:value="127653661.7577" table:style-name="ce1">
            <text:p>127653661,8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2.216718" table:style-name="ce1">
            <text:p>-92,216718</text:p>
          </table:table-cell>
          <table:table-cell office:value-type="float" office:value="14.541238999999999" table:style-name="ce1">
            <text:p>14,541239</text:p>
          </table:table-cell>
          <table:table-cell office:value-type="float" office:value="129600" table:style-name="ce1">
            <text:p>129600</text:p>
          </table:table-cell>
          <table:table-cell office:value-type="float" office:value="226800" table:style-name="ce1">
            <text:p>226800</text:p>
          </table:table-cell>
          <table:table-cell office:value-type="float" office:value="469800" table:style-name="ce1">
            <text:p>469800</text:p>
          </table:table-cell>
          <table:table-cell office:value-type="float" office:value="1125899.9999000002" table:style-name="ce1">
            <text:p>1125900</text:p>
          </table:table-cell>
          <table:table-cell office:value-type="float" office:value="2008799.9999000002" table:style-name="ce1">
            <text:p>2008800</text:p>
          </table:table-cell>
          <table:table-cell office:value-type="float" office:value="10424699.9998" table:style-name="ce1">
            <text:p>10424700</text:p>
          </table:table-cell>
          <table:table-cell office:value-type="float" office:value="70941430.400000006" table:style-name="ce1">
            <text:p>70941430,4</text:p>
          </table:table-cell>
          <table:table-cell office:value-type="float" office:value="142747452.53980002" table:style-name="ce1">
            <text:p>142747452,5</text:p>
          </table:table-cell>
          <table:table-cell office:value-type="float" office:value="197537394.2015" table:style-name="ce1">
            <text:p>197537394,2</text:p>
          </table:table-cell>
          <table:table-cell office:value-type="float" office:value="261560776.7437" table:style-name="ce1">
            <text:p>261560776,7</text:p>
          </table:table-cell>
          <table:table-cell office:value-type="float" office:value="320" table:style-name="ce1">
            <text:p>320</text:p>
          </table:table-cell>
          <table:table-cell table:number-columns-repeated="16371"/>
        </table:table-row>
        <table:table-row table:style-name="ro1">
          <table:table-cell office:value-type="float" office:value="-92.542220999999998" table:style-name="ce1">
            <text:p>-92,542221</text:p>
          </table:table-cell>
          <table:table-cell office:value-type="float" office:value="14.840446999999999" table:style-name="ce1">
            <text:p>14,840447</text:p>
          </table:table-cell>
          <table:table-cell office:value-type="float" office:value="24300" table:style-name="ce1">
            <text:p>24300</text:p>
          </table:table-cell>
          <table:table-cell office:value-type="float" office:value="56700" table:style-name="ce1">
            <text:p>56700</text:p>
          </table:table-cell>
          <table:table-cell office:value-type="float" office:value="129600" table:style-name="ce1">
            <text:p>129600</text:p>
          </table:table-cell>
          <table:table-cell office:value-type="float" office:value="405000" table:style-name="ce1">
            <text:p>405000</text:p>
          </table:table-cell>
          <table:table-cell office:value-type="float" office:value="955155.27780000004" table:style-name="ce1">
            <text:p>955155,2778</text:p>
          </table:table-cell>
          <table:table-cell office:value-type="float" office:value="11559851.237799998" table:style-name="ce1">
            <text:p>11559851,24</text:p>
          </table:table-cell>
          <table:table-cell office:value-type="float" office:value="24218520.8376" table:style-name="ce1">
            <text:p>24218520,84</text:p>
          </table:table-cell>
          <table:table-cell office:value-type="float" office:value="36209496.5594" table:style-name="ce1">
            <text:p>36209496,56</text:p>
          </table:table-cell>
          <table:table-cell office:value-type="float" office:value="263076737.98429999" table:style-name="ce1">
            <text:p>263076738</text:p>
          </table:table-cell>
          <table:table-cell office:value-type="float" office:value="300804658.40570003" table:style-name="ce1">
            <text:p>300804658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2.771242999999998" table:style-name="ce1">
            <text:p>-92,771243</text:p>
          </table:table-cell>
          <table:table-cell office:value-type="float" office:value="15.097524999999999" table:style-name="ce1">
            <text:p>15,097525</text:p>
          </table:table-cell>
          <table:table-cell office:value-type="float" office:value="24300" table:style-name="ce1">
            <text:p>24300</text:p>
          </table:table-cell>
          <table:table-cell office:value-type="float" office:value="56700" table:style-name="ce1">
            <text:p>56700</text:p>
          </table:table-cell>
          <table:table-cell office:value-type="float" office:value="129600" table:style-name="ce1">
            <text:p>129600</text:p>
          </table:table-cell>
          <table:table-cell office:value-type="float" office:value="307800" table:style-name="ce1">
            <text:p>307800</text:p>
          </table:table-cell>
          <table:table-cell office:value-type="float" office:value="502844.72220000002" table:style-name="ce1">
            <text:p>502844,7222</text:p>
          </table:table-cell>
          <table:table-cell office:value-type="float" office:value="954648.76221000007" table:style-name="ce1">
            <text:p>954648,7622</text:p>
          </table:table-cell>
          <table:table-cell office:value-type="float" office:value="1586448.7623100001" table:style-name="ce1">
            <text:p>1586448,762</text:p>
          </table:table-cell>
          <table:table-cell office:value-type="float" office:value="6033348.7623999994" table:style-name="ce1">
            <text:p>6033348,762</text:p>
          </table:table-cell>
          <table:table-cell office:value-type="float" office:value="274146129.40779001" table:style-name="ce1">
            <text:p>274146129,4</text:p>
          </table:table-cell>
          <table:table-cell office:value-type="float" office:value="316652216.11438996" table:style-name="ce1">
            <text:p>316652216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014466999999996" table:style-name="ce1">
            <text:p>-93,014467</text:p>
          </table:table-cell>
          <table:table-cell office:value-type="float" office:value="15.333409" table:style-name="ce1">
            <text:p>15,333409</text:p>
          </table:table-cell>
          <table:table-cell office:value-type="float" office:value="218700" table:style-name="ce1">
            <text:p>218700</text:p>
          </table:table-cell>
          <table:table-cell office:value-type="float" office:value="486000" table:style-name="ce1">
            <text:p>486000</text:p>
          </table:table-cell>
          <table:table-cell office:value-type="float" office:value="826200" table:style-name="ce1">
            <text:p>826200</text:p>
          </table:table-cell>
          <table:table-cell office:value-type="float" office:value="1302151.5545000001" table:style-name="ce1">
            <text:p>1302151,555</text:p>
          </table:table-cell>
          <table:table-cell office:value-type="float" office:value="1917526.1240999999" table:style-name="ce1">
            <text:p>1917526,124</text:p>
          </table:table-cell>
          <table:table-cell office:value-type="float" office:value="2832536.5212999997" table:style-name="ce1">
            <text:p>2832536,521</text:p>
          </table:table-cell>
          <table:table-cell office:value-type="float" office:value="45401861.417199999" table:style-name="ce1">
            <text:p>45401861,42</text:p>
          </table:table-cell>
          <table:table-cell office:value-type="float" office:value="68857933.458799988" table:style-name="ce1">
            <text:p>68857933,46</text:p>
          </table:table-cell>
          <table:table-cell office:value-type="float" office:value="181446864.0282" table:style-name="ce1">
            <text:p>181446864</text:p>
          </table:table-cell>
          <table:table-cell office:value-type="float" office:value="225933191.56559998" table:style-name="ce1">
            <text:p>225933191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359190999999996" table:style-name="ce1">
            <text:p>-93,359191</text:p>
          </table:table-cell>
          <table:table-cell office:value-type="float" office:value="15.605650000000001" table:style-name="ce1">
            <text:p>15,60565</text:p>
          </table:table-cell>
          <table:table-cell office:value-type="float" office:value="251100" table:style-name="ce1">
            <text:p>251100</text:p>
          </table:table-cell>
          <table:table-cell office:value-type="float" office:value="445500" table:style-name="ce1">
            <text:p>445500</text:p>
          </table:table-cell>
          <table:table-cell office:value-type="float" office:value="1012500" table:style-name="ce1">
            <text:p>1012500</text:p>
          </table:table-cell>
          <table:table-cell office:value-type="float" office:value="1743448.4454999999" table:style-name="ce1">
            <text:p>1743448,446</text:p>
          </table:table-cell>
          <table:table-cell office:value-type="float" office:value="20333173.875799999" table:style-name="ce1">
            <text:p>20333173,88</text:p>
          </table:table-cell>
          <table:table-cell office:value-type="float" office:value="33918730.099599995" table:style-name="ce1">
            <text:p>33918730,1</text:p>
          </table:table-cell>
          <table:table-cell office:value-type="float" office:value="130462365.5922" table:style-name="ce1">
            <text:p>130462365,6</text:p>
          </table:table-cell>
          <table:table-cell office:value-type="float" office:value="180960832.75480002" table:style-name="ce1">
            <text:p>180960832,8</text:p>
          </table:table-cell>
          <table:table-cell office:value-type="float" office:value="224846549.6873" table:style-name="ce1">
            <text:p>224846549,7</text:p>
          </table:table-cell>
          <table:table-cell office:value-type="float" office:value="263804391.58049998" table:style-name="ce1">
            <text:p>263804391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3.704357999999999" table:style-name="ce1">
            <text:p>-93,704358</text:p>
          </table:table-cell>
          <table:table-cell office:value-type="float" office:value="15.878594" table:style-name="ce1">
            <text:p>15,878594</text:p>
          </table:table-cell>
          <table:table-cell office:value-type="float" office:value="8100" table:style-name="ce1">
            <text:p>8100</text:p>
          </table:table-cell>
          <table:table-cell office:value-type="float" office:value="81000" table:style-name="ce1">
            <text:p>81000</text:p>
          </table:table-cell>
          <table:table-cell office:value-type="float" office:value="812162.37719999999" table:style-name="ce1">
            <text:p>812162,3772</text:p>
          </table:table-cell>
          <table:table-cell office:value-type="float" office:value="18485017.407000002" table:style-name="ce1">
            <text:p>18485017,41</text:p>
          </table:table-cell>
          <table:table-cell office:value-type="float" office:value="130711006.7299" table:style-name="ce1">
            <text:p>130711006,7</text:p>
          </table:table-cell>
          <table:table-cell office:value-type="float" office:value="187354164.42919999" table:style-name="ce1">
            <text:p>187354164,4</text:p>
          </table:table-cell>
          <table:table-cell office:value-type="float" office:value="240773394.9887" table:style-name="ce1">
            <text:p>240773395</text:p>
          </table:table-cell>
          <table:table-cell office:value-type="float" office:value="274995177.11589998" table:style-name="ce1">
            <text:p>274995177,1</text:p>
          </table:table-cell>
          <table:table-cell office:value-type="float" office:value="301944748.19369996" table:style-name="ce1">
            <text:p>301944748,2</text:p>
          </table:table-cell>
          <table:table-cell office:value-type="float" office:value="324276534.64750004" table:style-name="ce1">
            <text:p>324276534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042671999999996" table:style-name="ce1">
            <text:p>-94,042672</text:p>
          </table:table-cell>
          <table:table-cell office:value-type="float" office:value="16.133921000000001" table:style-name="ce1">
            <text:p>16,133921</text:p>
          </table:table-cell>
          <table:table-cell office:value-type="float" office:value="13180090.749700001" table:style-name="ce1">
            <text:p>13180090,75</text:p>
          </table:table-cell>
          <table:table-cell office:value-type="float" office:value="39474045.587399997" table:style-name="ce1">
            <text:p>39474045,59</text:p>
          </table:table-cell>
          <table:table-cell office:value-type="float" office:value="72213408.180299997" table:style-name="ce1">
            <text:p>72213408,18</text:p>
          </table:table-cell>
          <table:table-cell office:value-type="float" office:value="117122378.66319999" table:style-name="ce1">
            <text:p>117122378,7</text:p>
          </table:table-cell>
          <table:table-cell office:value-type="float" office:value="166153281.85690004" table:style-name="ce1">
            <text:p>166153281,9</text:p>
          </table:table-cell>
          <table:table-cell office:value-type="float" office:value="208869228.9165" table:style-name="ce1">
            <text:p>208869228,9</text:p>
          </table:table-cell>
          <table:table-cell office:value-type="float" office:value="241184921.82449996" table:style-name="ce1">
            <text:p>241184921,8</text:p>
          </table:table-cell>
          <table:table-cell office:value-type="float" office:value="266582901.21250001" table:style-name="ce1">
            <text:p>266582901,2</text:p>
          </table:table-cell>
          <table:table-cell office:value-type="float" office:value="286434143.21950001" table:style-name="ce1">
            <text:p>286434143,2</text:p>
          </table:table-cell>
          <table:table-cell office:value-type="float" office:value="303217298.21850002" table:style-name="ce1">
            <text:p>303217298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425368000000006" table:style-name="ce1">
            <text:p>-94,425368</text:p>
          </table:table-cell>
          <table:table-cell office:value-type="float" office:value="16.253274000000001" table:style-name="ce1">
            <text:p>16,253274</text:p>
          </table:table-cell>
          <table:table-cell office:value-type="float" office:value="2613471.1479999996" table:style-name="ce1">
            <text:p>2613471,148</text:p>
          </table:table-cell>
          <table:table-cell office:value-type="float" office:value="16779016.310399998" table:style-name="ce1">
            <text:p>16779016,31</text:p>
          </table:table-cell>
          <table:table-cell office:value-type="float" office:value="50360291.3411" table:style-name="ce1">
            <text:p>50360291,34</text:p>
          </table:table-cell>
          <table:table-cell office:value-type="float" office:value="101461046.493" table:style-name="ce1">
            <text:p>101461046,5</text:p>
          </table:table-cell>
          <table:table-cell office:value-type="float" office:value="155286054.995" table:style-name="ce1">
            <text:p>155286055</text:p>
          </table:table-cell>
          <table:table-cell office:value-type="float" office:value="209841619.11759999" table:style-name="ce1">
            <text:p>209841619,1</text:p>
          </table:table-cell>
          <table:table-cell office:value-type="float" office:value="283178761.79640001" table:style-name="ce1">
            <text:p>283178761,8</text:p>
          </table:table-cell>
          <table:table-cell office:value-type="float" office:value="347481548.40589994" table:style-name="ce1">
            <text:p>347481548,4</text:p>
          </table:table-cell>
          <table:table-cell office:value-type="float" office:value="395302475.80909997" table:style-name="ce1">
            <text:p>395302475,8</text:p>
          </table:table-cell>
          <table:table-cell office:value-type="float" office:value="431832242.2761001" table:style-name="ce1">
            <text:p>431832242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4.853881000000001" table:style-name="ce1">
            <text:p>-94,853881</text:p>
          </table:table-cell>
          <table:table-cell office:value-type="float" office:value="16.220927" table:style-name="ce1">
            <text:p>16,220927</text:p>
          </table:table-cell>
          <table:table-cell office:value-type="float" office:value="2828338.1022000001" table:style-name="ce1">
            <text:p>2828338,102</text:p>
          </table:table-cell>
          <table:table-cell office:value-type="float" office:value="9429942.058600001" table:style-name="ce1">
            <text:p>9429942,059</text:p>
          </table:table-cell>
          <table:table-cell office:value-type="float" office:value="21361242.0583" table:style-name="ce1">
            <text:p>21361242,06</text:p>
          </table:table-cell>
          <table:table-cell office:value-type="float" office:value="42130806.90739999" table:style-name="ce1">
            <text:p>42130806,91</text:p>
          </table:table-cell>
          <table:table-cell office:value-type="float" office:value="73925985.841200009" table:style-name="ce1">
            <text:p>73925985,84</text:p>
          </table:table-cell>
          <table:table-cell office:value-type="float" office:value="120577956.61750002" table:style-name="ce1">
            <text:p>120577956,6</text:p>
          </table:table-cell>
          <table:table-cell office:value-type="float" office:value="163675559.4032" table:style-name="ce1">
            <text:p>163675559,4</text:p>
          </table:table-cell>
          <table:table-cell office:value-type="float" office:value="197456808.62" table:style-name="ce1">
            <text:p>197456808,6</text:p>
          </table:table-cell>
          <table:table-cell office:value-type="float" office:value="221803256.91969997" table:style-name="ce1">
            <text:p>221803256,9</text:p>
          </table:table-cell>
          <table:table-cell office:value-type="float" office:value="240952616.37209997" table:style-name="ce1">
            <text:p>240952616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5.248482999999993" table:style-name="ce1">
            <text:p>-95,248483</text:p>
          </table:table-cell>
          <table:table-cell office:value-type="float" office:value="16.082349000000001" table:style-name="ce1">
            <text:p>16,082349</text:p>
          </table:table-cell>
          <table:table-cell office:value-type="float" office:value="388800" table:style-name="ce1">
            <text:p>388800</text:p>
          </table:table-cell>
          <table:table-cell office:value-type="float" office:value="6285496.0429999996" table:style-name="ce1">
            <text:p>6285496,043</text:p>
          </table:table-cell>
          <table:table-cell office:value-type="float" office:value="7314196.0429999996" table:style-name="ce1">
            <text:p>7314196,043</text:p>
          </table:table-cell>
          <table:table-cell office:value-type="float" office:value="10383850.529100001" table:style-name="ce1">
            <text:p>10383850,53</text:p>
          </table:table-cell>
          <table:table-cell office:value-type="float" office:value="16653943.4409" table:style-name="ce1">
            <text:p>16653943,44</text:p>
          </table:table-cell>
          <table:table-cell office:value-type="float" office:value="37611584.853300005" table:style-name="ce1">
            <text:p>37611584,85</text:p>
          </table:table-cell>
          <table:table-cell office:value-type="float" office:value="51998133.317900002" table:style-name="ce1">
            <text:p>51998133,32</text:p>
          </table:table-cell>
          <table:table-cell office:value-type="float" office:value="67619872.223100007" table:style-name="ce1">
            <text:p>67619872,22</text:p>
          </table:table-cell>
          <table:table-cell office:value-type="float" office:value="83737404.067400008" table:style-name="ce1">
            <text:p>83737404,07</text:p>
          </table:table-cell>
          <table:table-cell office:value-type="float" office:value="97695544.969099998" table:style-name="ce1">
            <text:p>97695544,9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5.645425000000003" table:style-name="ce1">
            <text:p>-95,645425</text:p>
          </table:table-cell>
          <table:table-cell office:value-type="float" office:value="15.912502" table:style-name="ce1">
            <text:p>15,912502</text:p>
          </table:table-cell>
          <table:table-cell office:value-type="float" office:value="145800" table:style-name="ce1">
            <text:p>145800</text:p>
          </table:table-cell>
          <table:table-cell office:value-type="float" office:value="550799.99989999994" table:style-name="ce1">
            <text:p>550799,9999</text:p>
          </table:table-cell>
          <table:table-cell office:value-type="float" office:value="1409400" table:style-name="ce1">
            <text:p>1409400</text:p>
          </table:table-cell>
          <table:table-cell office:value-type="float" office:value="3329099.9999000002" table:style-name="ce1">
            <text:p>3329100</text:p>
          </table:table-cell>
          <table:table-cell office:value-type="float" office:value="12897729.511000002" table:style-name="ce1">
            <text:p>12897729,51</text:p>
          </table:table-cell>
          <table:table-cell office:value-type="float" office:value="26775005.740200005" table:style-name="ce1">
            <text:p>26775005,74</text:p>
          </table:table-cell>
          <table:table-cell office:value-type="float" office:value="34891205.7403" table:style-name="ce1">
            <text:p>34891205,74</text:p>
          </table:table-cell>
          <table:table-cell office:value-type="float" office:value="42916519.575499997" table:style-name="ce1">
            <text:p>42916519,58</text:p>
          </table:table-cell>
          <table:table-cell office:value-type="float" office:value="49752847.207599998" table:style-name="ce1">
            <text:p>49752847,21</text:p>
          </table:table-cell>
          <table:table-cell office:value-type="float" office:value="55050403.485299997" table:style-name="ce1">
            <text:p>55050403,4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064070999999998" table:style-name="ce1">
            <text:p>-96,064071</text:p>
          </table:table-cell>
          <table:table-cell office:value-type="float" office:value="15.763196000000001" table:style-name="ce1">
            <text:p>15,763196</text:p>
          </table:table-cell>
          <table:table-cell office:value-type="float" office:value="162000.0001" table:style-name="ce1">
            <text:p>162000,0001</text:p>
          </table:table-cell>
          <table:table-cell office:value-type="float" office:value="524839.91999999993" table:style-name="ce1">
            <text:p>524839,92</text:p>
          </table:table-cell>
          <table:table-cell office:value-type="float" office:value="929839.9199000001" table:style-name="ce1">
            <text:p>929839,9199</text:p>
          </table:table-cell>
          <table:table-cell office:value-type="float" office:value="1585939.9198" table:style-name="ce1">
            <text:p>1585939,92</text:p>
          </table:table-cell>
          <table:table-cell office:value-type="float" office:value="2693110.4086999996" table:style-name="ce1">
            <text:p>2693110,409</text:p>
          </table:table-cell>
          <table:table-cell office:value-type="float" office:value="4473875.5786000006" table:style-name="ce1">
            <text:p>4473875,579</text:p>
          </table:table-cell>
          <table:table-cell office:value-type="float" office:value="6666282.3421" table:style-name="ce1">
            <text:p>6666282,342</text:p>
          </table:table-cell>
          <table:table-cell office:value-type="float" office:value="8886980.7718999982" table:style-name="ce1">
            <text:p>8886980,772</text:p>
          </table:table-cell>
          <table:table-cell office:value-type="float" office:value="11535680.771899998" table:style-name="ce1">
            <text:p>11535680,77</text:p>
          </table:table-cell>
          <table:table-cell office:value-type="float" office:value="14273480.7721" table:style-name="ce1">
            <text:p>14273480,7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479951999999997" table:style-name="ce1">
            <text:p>-96,479952</text:p>
          </table:table-cell>
          <table:table-cell office:value-type="float" office:value="15.683505" table:style-name="ce1">
            <text:p>15,683505</text:p>
          </table:table-cell>
          <table:table-cell office:value-type="float" office:value="72900" table:style-name="ce1">
            <text:p>72900</text:p>
          </table:table-cell>
          <table:table-cell office:value-type="float" office:value="196060.08009999999" table:style-name="ce1">
            <text:p>196060,0801</text:p>
          </table:table-cell>
          <table:table-cell office:value-type="float" office:value="280729.29120000004" table:style-name="ce1">
            <text:p>280729,2912</text:p>
          </table:table-cell>
          <table:table-cell office:value-type="float" office:value="653329.29120000009" table:style-name="ce1">
            <text:p>653329,2912</text:p>
          </table:table-cell>
          <table:table-cell office:value-type="float" office:value="1147429.2911999999" table:style-name="ce1">
            <text:p>1147429,291</text:p>
          </table:table-cell>
          <table:table-cell office:value-type="float" office:value="2524952.0921" table:style-name="ce1">
            <text:p>2524952,092</text:p>
          </table:table-cell>
          <table:table-cell office:value-type="float" office:value="7184916.9425999988" table:style-name="ce1">
            <text:p>7184916,943</text:p>
          </table:table-cell>
          <table:table-cell office:value-type="float" office:value="16384478.2336" table:style-name="ce1">
            <text:p>16384478,23</text:p>
          </table:table-cell>
          <table:table-cell office:value-type="float" office:value="23245178.233599998" table:style-name="ce1">
            <text:p>23245178,23</text:p>
          </table:table-cell>
          <table:table-cell office:value-type="float" office:value="29028578.2335" table:style-name="ce1">
            <text:p>29028578,2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6.893547999999996" table:style-name="ce1">
            <text:p>-96,893548</text:p>
          </table:table-cell>
          <table:table-cell office:value-type="float" office:value="15.781174999999999" table:style-name="ce1">
            <text:p>15,781175</text:p>
          </table:table-cell>
          <table:table-cell office:value-type="float" office:value="194400" table:style-name="ce1">
            <text:p>194400</text:p>
          </table:table-cell>
          <table:table-cell office:value-type="float" office:value="551873.10550000006" table:style-name="ce1">
            <text:p>551873,1055</text:p>
          </table:table-cell>
          <table:table-cell office:value-type="float" office:value="1026103.8944000001" table:style-name="ce1">
            <text:p>1026103,894</text:p>
          </table:table-cell>
          <table:table-cell office:value-type="float" office:value="2573203.8941999995" table:style-name="ce1">
            <text:p>2573203,894</text:p>
          </table:table-cell>
          <table:table-cell office:value-type="float" office:value="4144603.8941999995" table:style-name="ce1">
            <text:p>4144603,894</text:p>
          </table:table-cell>
          <table:table-cell office:value-type="float" office:value="6744181.0933000008" table:style-name="ce1">
            <text:p>6744181,093</text:p>
          </table:table-cell>
          <table:table-cell office:value-type="float" office:value="9506509.4791999999" table:style-name="ce1">
            <text:p>9506509,479</text:p>
          </table:table-cell>
          <table:table-cell office:value-type="float" office:value="13461685.800799999" table:style-name="ce1">
            <text:p>13461685,8</text:p>
          </table:table-cell>
          <table:table-cell office:value-type="float" office:value="16622791.112299999" table:style-name="ce1">
            <text:p>16622791,11</text:p>
          </table:table-cell>
          <table:table-cell office:value-type="float" office:value="18985016.806500003" table:style-name="ce1">
            <text:p>18985016,8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314104999999998" table:style-name="ce1">
            <text:p>-97,314105</text:p>
          </table:table-cell>
          <table:table-cell office:value-type="float" office:value="15.909312" table:style-name="ce1">
            <text:p>15,909312</text:p>
          </table:table-cell>
          <table:table-cell office:value-type="float" office:value="340200" table:style-name="ce1">
            <text:p>340200</text:p>
          </table:table-cell>
          <table:table-cell office:value-type="float" office:value="657794.32750000001" table:style-name="ce1">
            <text:p>657794,3275</text:p>
          </table:table-cell>
          <table:table-cell office:value-type="float" office:value="1062794.3275000001" table:style-name="ce1">
            <text:p>1062794,328</text:p>
          </table:table-cell>
          <table:table-cell office:value-type="float" office:value="2455994.3273999998" table:style-name="ce1">
            <text:p>2455994,327</text:p>
          </table:table-cell>
          <table:table-cell office:value-type="float" office:value="11753866.178300001" table:style-name="ce1">
            <text:p>11753866,18</text:p>
          </table:table-cell>
          <table:table-cell office:value-type="float" office:value="18950086.143599998" table:style-name="ce1">
            <text:p>18950086,14</text:p>
          </table:table-cell>
          <table:table-cell office:value-type="float" office:value="32071851.424600001" table:style-name="ce1">
            <text:p>32071851,42</text:p>
          </table:table-cell>
          <table:table-cell office:value-type="float" office:value="49521656.012300007" table:style-name="ce1">
            <text:p>49521656,01</text:p>
          </table:table-cell>
          <table:table-cell office:value-type="float" office:value="61463375.208799995" table:style-name="ce1">
            <text:p>61463375,21</text:p>
          </table:table-cell>
          <table:table-cell office:value-type="float" office:value="73846857.371899992" table:style-name="ce1">
            <text:p>73846857,3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7.733819999999994" table:style-name="ce1">
            <text:p>-97,73382</text:p>
          </table:table-cell>
          <table:table-cell office:value-type="float" office:value="16.016131000000001" table:style-name="ce1">
            <text:p>16,016131</text:p>
          </table:table-cell>
          <table:table-cell office:value-type="float" office:value="1239300" table:style-name="ce1">
            <text:p>1239300</text:p>
          </table:table-cell>
          <table:table-cell office:value-type="float" office:value="1933132.5671999999" table:style-name="ce1">
            <text:p>1933132,567</text:p>
          </table:table-cell>
          <table:table-cell office:value-type="float" office:value="3585532.5671999999" table:style-name="ce1">
            <text:p>3585532,567</text:p>
          </table:table-cell>
          <table:table-cell office:value-type="float" office:value="5829232.5672000004" table:style-name="ce1">
            <text:p>5829232,567</text:p>
          </table:table-cell>
          <table:table-cell office:value-type="float" office:value="10989499.337900002" table:style-name="ce1">
            <text:p>10989499,34</text:p>
          </table:table-cell>
          <table:table-cell office:value-type="float" office:value="25346457.496300004" table:style-name="ce1">
            <text:p>25346457,5</text:p>
          </table:table-cell>
          <table:table-cell office:value-type="float" office:value="122273877.1929" table:style-name="ce1">
            <text:p>122273877,2</text:p>
          </table:table-cell>
          <table:table-cell office:value-type="float" office:value="150943982.80340001" table:style-name="ce1">
            <text:p>150943982,8</text:p>
          </table:table-cell>
          <table:table-cell office:value-type="float" office:value="178237568.55110002" table:style-name="ce1">
            <text:p>178237568,6</text:p>
          </table:table-cell>
          <table:table-cell office:value-type="float" office:value="201400155.09110001" table:style-name="ce1">
            <text:p>201400155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8.137962000000002" table:style-name="ce1">
            <text:p>-98,137962</text:p>
          </table:table-cell>
          <table:table-cell office:value-type="float" office:value="16.167560999999999" table:style-name="ce1">
            <text:p>16,167561</text:p>
          </table:table-cell>
          <table:table-cell office:value-type="float" office:value="194400" table:style-name="ce1">
            <text:p>194400</text:p>
          </table:table-cell>
          <table:table-cell office:value-type="float" office:value="688500" table:style-name="ce1">
            <text:p>688500</text:p>
          </table:table-cell>
          <table:table-cell office:value-type="float" office:value="1328400" table:style-name="ce1">
            <text:p>1328400</text:p>
          </table:table-cell>
          <table:table-cell office:value-type="float" office:value="6974100" table:style-name="ce1">
            <text:p>6974100</text:p>
          </table:table-cell>
          <table:table-cell office:value-type="float" office:value="9804680.6148000006" table:style-name="ce1">
            <text:p>9804680,615</text:p>
          </table:table-cell>
          <table:table-cell office:value-type="float" office:value="22644102.491099998" table:style-name="ce1">
            <text:p>22644102,49</text:p>
          </table:table-cell>
          <table:table-cell office:value-type="float" office:value="81931168.783500001" table:style-name="ce1">
            <text:p>81931168,78</text:p>
          </table:table-cell>
          <table:table-cell office:value-type="float" office:value="122632477.69750001" table:style-name="ce1">
            <text:p>122632477,7</text:p>
          </table:table-cell>
          <table:table-cell office:value-type="float" office:value="153678559.02079999" table:style-name="ce1">
            <text:p>153678559</text:p>
          </table:table-cell>
          <table:table-cell office:value-type="float" office:value="174153616.25260001" table:style-name="ce1">
            <text:p>174153616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8.521878000000001" table:style-name="ce1">
            <text:p>-98,521878</text:p>
          </table:table-cell>
          <table:table-cell office:value-type="float" office:value="16.362027000000001" table:style-name="ce1">
            <text:p>16,362027</text:p>
          </table:table-cell>
          <table:table-cell office:value-type="float" office:value="389380.74900000001" table:style-name="ce1">
            <text:p>389380,749</text:p>
          </table:table-cell>
          <table:table-cell office:value-type="float" office:value="873913.71759999997" table:style-name="ce1">
            <text:p>873913,7176</text:p>
          </table:table-cell>
          <table:table-cell office:value-type="float" office:value="1521913.7176000001" table:style-name="ce1">
            <text:p>1521913,718</text:p>
          </table:table-cell>
          <table:table-cell office:value-type="float" office:value="2202313.7176000001" table:style-name="ce1">
            <text:p>2202313,718</text:p>
          </table:table-cell>
          <table:table-cell office:value-type="float" office:value="3294078.4758000001" table:style-name="ce1">
            <text:p>3294078,476</text:p>
          </table:table-cell>
          <table:table-cell office:value-type="float" office:value="4545969.7445999999" table:style-name="ce1">
            <text:p>4545969,745</text:p>
          </table:table-cell>
          <table:table-cell office:value-type="float" office:value="14812095.725499999" table:style-name="ce1">
            <text:p>14812095,73</text:p>
          </table:table-cell>
          <table:table-cell office:value-type="float" office:value="25525755.789900001" table:style-name="ce1">
            <text:p>25525755,79</text:p>
          </table:table-cell>
          <table:table-cell office:value-type="float" office:value="35528494.816299997" table:style-name="ce1">
            <text:p>35528494,82</text:p>
          </table:table-cell>
          <table:table-cell office:value-type="float" office:value="43331135.869500004" table:style-name="ce1">
            <text:p>43331135,8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8.905634000000006" table:style-name="ce1">
            <text:p>-98,905634</text:p>
          </table:table-cell>
          <table:table-cell office:value-type="float" office:value="16.541578000000001" table:style-name="ce1">
            <text:p>16,541578</text:p>
          </table:table-cell>
          <table:table-cell office:value-type="float" office:value="1368319.2508999999" table:style-name="ce1">
            <text:p>1368319,251</text:p>
          </table:table-cell>
          <table:table-cell office:value-type="float" office:value="34056270.520499997" table:style-name="ce1">
            <text:p>34056270,52</text:p>
          </table:table-cell>
          <table:table-cell office:value-type="float" office:value="37247670.520500004" table:style-name="ce1">
            <text:p>37247670,52</text:p>
          </table:table-cell>
          <table:table-cell office:value-type="float" office:value="47640418.608099997" table:style-name="ce1">
            <text:p>47640418,61</text:p>
          </table:table-cell>
          <table:table-cell office:value-type="float" office:value="71025309.818300009" table:style-name="ce1">
            <text:p>71025309,82</text:p>
          </table:table-cell>
          <table:table-cell office:value-type="float" office:value="89379610.663499996" table:style-name="ce1">
            <text:p>89379610,66</text:p>
          </table:table-cell>
          <table:table-cell office:value-type="float" office:value="108392379.07080001" table:style-name="ce1">
            <text:p>108392379,1</text:p>
          </table:table-cell>
          <table:table-cell office:value-type="float" office:value="126493147.92749999" table:style-name="ce1">
            <text:p>126493147,9</text:p>
          </table:table-cell>
          <table:table-cell office:value-type="float" office:value="145640880.199" table:style-name="ce1">
            <text:p>145640880,2</text:p>
          </table:table-cell>
          <table:table-cell office:value-type="float" office:value="163695189.26800001" table:style-name="ce1">
            <text:p>163695189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9.329603000000006" table:style-name="ce1">
            <text:p>-99,329603</text:p>
          </table:table-cell>
          <table:table-cell office:value-type="float" office:value="16.646037" table:style-name="ce1">
            <text:p>16,646037</text:p>
          </table:table-cell>
          <table:table-cell office:value-type="float" office:value="599400" table:style-name="ce1">
            <text:p>599400</text:p>
          </table:table-cell>
          <table:table-cell office:value-type="float" office:value="2516115.7620000001" table:style-name="ce1">
            <text:p>2516115,762</text:p>
          </table:table-cell>
          <table:table-cell office:value-type="float" office:value="3520515.7622000002" table:style-name="ce1">
            <text:p>3520515,762</text:p>
          </table:table-cell>
          <table:table-cell office:value-type="float" office:value="10761467.6745" table:style-name="ce1">
            <text:p>10761467,67</text:p>
          </table:table-cell>
          <table:table-cell office:value-type="float" office:value="18187392.469599999" table:style-name="ce1">
            <text:p>18187392,47</text:p>
          </table:table-cell>
          <table:table-cell office:value-type="float" office:value="61879775.503999993" table:style-name="ce1">
            <text:p>61879775,5</text:p>
          </table:table-cell>
          <table:table-cell office:value-type="float" office:value="89752952.578500003" table:style-name="ce1">
            <text:p>89752952,58</text:p>
          </table:table-cell>
          <table:table-cell office:value-type="float" office:value="111164474.88559999" table:style-name="ce1">
            <text:p>111164474,9</text:p>
          </table:table-cell>
          <table:table-cell office:value-type="float" office:value="133716512.00910002" table:style-name="ce1">
            <text:p>133716512</text:p>
          </table:table-cell>
          <table:table-cell office:value-type="float" office:value="159085410.25709999" table:style-name="ce1">
            <text:p>159085410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99.728514000000004" table:style-name="ce1">
            <text:p>-99,728514</text:p>
          </table:table-cell>
          <table:table-cell office:value-type="float" office:value="16.780885999999999" table:style-name="ce1">
            <text:p>16,780886</text:p>
          </table:table-cell>
          <table:table-cell office:value-type="float" office:value="194400" table:style-name="ce1">
            <text:p>194400</text:p>
          </table:table-cell>
          <table:table-cell office:value-type="float" office:value="413100" table:style-name="ce1">
            <text:p>413100</text:p>
          </table:table-cell>
          <table:table-cell office:value-type="float" office:value="1074635.798" table:style-name="ce1">
            <text:p>1074635,798</text:p>
          </table:table-cell>
          <table:table-cell office:value-type="float" office:value="4225535.7981000002" table:style-name="ce1">
            <text:p>4225535,798</text:p>
          </table:table-cell>
          <table:table-cell office:value-type="float" office:value="92256335.798099995" table:style-name="ce1">
            <text:p>92256335,8</text:p>
          </table:table-cell>
          <table:table-cell office:value-type="float" office:value="106450460.64950001" table:style-name="ce1">
            <text:p>106450460,6</text:p>
          </table:table-cell>
          <table:table-cell office:value-type="float" office:value="122897337.91689999" table:style-name="ce1">
            <text:p>122897337,9</text:p>
          </table:table-cell>
          <table:table-cell office:value-type="float" office:value="134509467.57660002" table:style-name="ce1">
            <text:p>134509467,6</text:p>
          </table:table-cell>
          <table:table-cell office:value-type="float" office:value="145784667.57660002" table:style-name="ce1">
            <text:p>145784667,6</text:p>
          </table:table-cell>
          <table:table-cell office:value-type="float" office:value="154378767.5765" table:style-name="ce1">
            <text:p>154378767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0.117788" table:style-name="ce1">
            <text:p>-100,117788</text:p>
          </table:table-cell>
          <table:table-cell office:value-type="float" office:value="16.950742000000002" table:style-name="ce1">
            <text:p>16,950742</text:p>
          </table:table-cell>
          <table:table-cell office:value-type="float" office:value="145800" table:style-name="ce1">
            <text:p>145800</text:p>
          </table:table-cell>
          <table:table-cell office:value-type="float" office:value="413100" table:style-name="ce1">
            <text:p>413100</text:p>
          </table:table-cell>
          <table:table-cell office:value-type="float" office:value="875269.62770000007" table:style-name="ce1">
            <text:p>875269,6277</text:p>
          </table:table-cell>
          <table:table-cell office:value-type="float" office:value="1636669.6277000003" table:style-name="ce1">
            <text:p>1636669,628</text:p>
          </table:table-cell>
          <table:table-cell office:value-type="float" office:value="14825547.6962" table:style-name="ce1">
            <text:p>14825547,7</text:p>
          </table:table-cell>
          <table:table-cell office:value-type="float" office:value="47393638.229800001" table:style-name="ce1">
            <text:p>47393638,23</text:p>
          </table:table-cell>
          <table:table-cell office:value-type="float" office:value="69898323.971800014" table:style-name="ce1">
            <text:p>69898323,97</text:p>
          </table:table-cell>
          <table:table-cell office:value-type="float" office:value="82655823.971900001" table:style-name="ce1">
            <text:p>82655823,97</text:p>
          </table:table-cell>
          <table:table-cell office:value-type="float" office:value="94573191.801100016" table:style-name="ce1">
            <text:p>94573191,8</text:p>
          </table:table-cell>
          <table:table-cell office:value-type="float" office:value="108535791.91569999" table:style-name="ce1">
            <text:p>108535791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0.54072499999999" table:style-name="ce1">
            <text:p>-100,540725</text:p>
          </table:table-cell>
          <table:table-cell office:value-type="float" office:value="17.095489000000001" table:style-name="ce1">
            <text:p>17,095489</text:p>
          </table:table-cell>
          <table:table-cell office:value-type="float" office:value="299700" table:style-name="ce1">
            <text:p>299700</text:p>
          </table:table-cell>
          <table:table-cell office:value-type="float" office:value="583200" table:style-name="ce1">
            <text:p>583200</text:p>
          </table:table-cell>
          <table:table-cell office:value-type="float" office:value="1071394.5743" table:style-name="ce1">
            <text:p>1071394,574</text:p>
          </table:table-cell>
          <table:table-cell office:value-type="float" office:value="1727494.5743" table:style-name="ce1">
            <text:p>1727494,574</text:p>
          </table:table-cell>
          <table:table-cell office:value-type="float" office:value="37567916.505899996" table:style-name="ce1">
            <text:p>37567916,51</text:p>
          </table:table-cell>
          <table:table-cell office:value-type="float" office:value="50554225.972199999" table:style-name="ce1">
            <text:p>50554225,97</text:p>
          </table:table-cell>
          <table:table-cell office:value-type="float" office:value="103541540.23020001" table:style-name="ce1">
            <text:p>103541540,2</text:p>
          </table:table-cell>
          <table:table-cell office:value-type="float" office:value="128880949.07919998" table:style-name="ce1">
            <text:p>128880949,1</text:p>
          </table:table-cell>
          <table:table-cell office:value-type="float" office:value="151129329.977" table:style-name="ce1">
            <text:p>151129330</text:p>
          </table:table-cell>
          <table:table-cell office:value-type="float" office:value="169243153.13800001" table:style-name="ce1">
            <text:p>169243153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0.942745" table:style-name="ce1">
            <text:p>-100,942745</text:p>
          </table:table-cell>
          <table:table-cell office:value-type="float" office:value="17.272637" table:style-name="ce1">
            <text:p>17,272637</text:p>
          </table:table-cell>
          <table:table-cell office:value-type="float" office:value="56700" table:style-name="ce1">
            <text:p>56700</text:p>
          </table:table-cell>
          <table:table-cell office:value-type="float" office:value="283500" table:style-name="ce1">
            <text:p>283500</text:p>
          </table:table-cell>
          <table:table-cell office:value-type="float" office:value="899100" table:style-name="ce1">
            <text:p>899100</text:p>
          </table:table-cell>
          <table:table-cell office:value-type="float" office:value="1887299.9997999999" table:style-name="ce1">
            <text:p>1887300</text:p>
          </table:table-cell>
          <table:table-cell office:value-type="float" office:value="8391600.0919000003" table:style-name="ce1">
            <text:p>8391600,092</text:p>
          </table:table-cell>
          <table:table-cell office:value-type="float" office:value="10270800.091800001" table:style-name="ce1">
            <text:p>10270800,09</text:p>
          </table:table-cell>
          <table:table-cell office:value-type="float" office:value="16507800.0919" table:style-name="ce1">
            <text:p>16507800,09</text:p>
          </table:table-cell>
          <table:table-cell office:value-type="float" office:value="21316683.672899999" table:style-name="ce1">
            <text:p>21316683,67</text:p>
          </table:table-cell>
          <table:table-cell office:value-type="float" office:value="27667146.637600001" table:style-name="ce1">
            <text:p>27667146,64</text:p>
          </table:table-cell>
          <table:table-cell office:value-type="float" office:value="35149254.779799998" table:style-name="ce1">
            <text:p>35149254,7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1.327409" table:style-name="ce1">
            <text:p>-101,327409</text:p>
          </table:table-cell>
          <table:table-cell office:value-type="float" office:value="17.484421999999999" table:style-name="ce1">
            <text:p>17,484422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113400" table:style-name="ce1">
            <text:p>113400</text:p>
          </table:table-cell>
          <table:table-cell office:value-type="float" office:value="4446900" table:style-name="ce1">
            <text:p>4446900</text:p>
          </table:table-cell>
          <table:table-cell office:value-type="float" office:value="8043300.0000000009" table:style-name="ce1">
            <text:p>8043300</text:p>
          </table:table-cell>
          <table:table-cell office:value-type="float" office:value="10513800.000099998" table:style-name="ce1">
            <text:p>10513800</text:p>
          </table:table-cell>
          <table:table-cell office:value-type="float" office:value="14515200" table:style-name="ce1">
            <text:p>14515200</text:p>
          </table:table-cell>
          <table:table-cell office:value-type="float" office:value="27240207.570000004" table:style-name="ce1">
            <text:p>27240207,57</text:p>
          </table:table-cell>
          <table:table-cell office:value-type="float" office:value="39980832.425300002" table:style-name="ce1">
            <text:p>39980832,43</text:p>
          </table:table-cell>
          <table:table-cell office:value-type="float" office:value="60120306.437100001" table:style-name="ce1">
            <text:p>60120306,4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1.672315" table:style-name="ce1">
            <text:p>-101,672315</text:p>
          </table:table-cell>
          <table:table-cell office:value-type="float" office:value="17.747320999999999" table:style-name="ce1">
            <text:p>17,747321</text:p>
          </table:table-cell>
          <table:table-cell office:value-type="float" office:value="40500" table:style-name="ce1">
            <text:p>40500</text:p>
          </table:table-cell>
          <table:table-cell office:value-type="float" office:value="113400" table:style-name="ce1">
            <text:p>113400</text:p>
          </table:table-cell>
          <table:table-cell office:value-type="float" office:value="259200" table:style-name="ce1">
            <text:p>259200</text:p>
          </table:table-cell>
          <table:table-cell office:value-type="float" office:value="648000" table:style-name="ce1">
            <text:p>648000</text:p>
          </table:table-cell>
          <table:table-cell office:value-type="float" office:value="1174500.0001000001" table:style-name="ce1">
            <text:p>1174500</text:p>
          </table:table-cell>
          <table:table-cell office:value-type="float" office:value="1871100.0000999998" table:style-name="ce1">
            <text:p>1871100</text:p>
          </table:table-cell>
          <table:table-cell office:value-type="float" office:value="6099524.1625999995" table:style-name="ce1">
            <text:p>6099524,163</text:p>
          </table:table-cell>
          <table:table-cell office:value-type="float" office:value="10034895.568599999" table:style-name="ce1">
            <text:p>10034895,57</text:p>
          </table:table-cell>
          <table:table-cell office:value-type="float" office:value="13797942.252099998" table:style-name="ce1">
            <text:p>13797942,25</text:p>
          </table:table-cell>
          <table:table-cell office:value-type="float" office:value="18991144.730300002" table:style-name="ce1">
            <text:p>18991144,7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2.020539" table:style-name="ce1">
            <text:p>-102,020539</text:p>
          </table:table-cell>
          <table:table-cell office:value-type="float" office:value="17.921064000000001" table:style-name="ce1">
            <text:p>17,921064</text:p>
          </table:table-cell>
          <table:table-cell office:value-type="float" office:value="704700" table:style-name="ce1">
            <text:p>704700</text:p>
          </table:table-cell>
          <table:table-cell office:value-type="float" office:value="1344600" table:style-name="ce1">
            <text:p>1344600</text:p>
          </table:table-cell>
          <table:table-cell office:value-type="float" office:value="1968300" table:style-name="ce1">
            <text:p>1968300</text:p>
          </table:table-cell>
          <table:table-cell office:value-type="float" office:value="3393850.6430000002" table:style-name="ce1">
            <text:p>3393850,643</text:p>
          </table:table-cell>
          <table:table-cell office:value-type="float" office:value="5732253.3874000004" table:style-name="ce1">
            <text:p>5732253,387</text:p>
          </table:table-cell>
          <table:table-cell office:value-type="float" office:value="9800539.0824999996" table:style-name="ce1">
            <text:p>9800539,083</text:p>
          </table:table-cell>
          <table:table-cell office:value-type="float" office:value="19737545.185899999" table:style-name="ce1">
            <text:p>19737545,19</text:p>
          </table:table-cell>
          <table:table-cell office:value-type="float" office:value="31315163.7841" table:style-name="ce1">
            <text:p>31315163,78</text:p>
          </table:table-cell>
          <table:table-cell office:value-type="float" office:value="45512644.839500003" table:style-name="ce1">
            <text:p>45512644,84</text:p>
          </table:table-cell>
          <table:table-cell office:value-type="float" office:value="56085473.537100002" table:style-name="ce1">
            <text:p>56085473,5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2.43411500000001" table:style-name="ce1">
            <text:p>-102,434115</text:p>
          </table:table-cell>
          <table:table-cell office:value-type="float" office:value="17.994015999999998" table:style-name="ce1">
            <text:p>17,994016</text:p>
          </table:table-cell>
          <table:table-cell office:value-type="float" office:value="153900" table:style-name="ce1">
            <text:p>153900</text:p>
          </table:table-cell>
          <table:table-cell office:value-type="float" office:value="380700.00000000006" table:style-name="ce1">
            <text:p>380700</text:p>
          </table:table-cell>
          <table:table-cell office:value-type="float" office:value="785700" table:style-name="ce1">
            <text:p>785700</text:p>
          </table:table-cell>
          <table:table-cell office:value-type="float" office:value="1514749.3570000001" table:style-name="ce1">
            <text:p>1514749,357</text:p>
          </table:table-cell>
          <table:table-cell office:value-type="float" office:value="2643146.6126000001" table:style-name="ce1">
            <text:p>2643146,613</text:p>
          </table:table-cell>
          <table:table-cell office:value-type="float" office:value="9517960.9177999999" table:style-name="ce1">
            <text:p>9517960,918</text:p>
          </table:table-cell>
          <table:table-cell office:value-type="float" office:value="14581930.651899999" table:style-name="ce1">
            <text:p>14581930,65</text:p>
          </table:table-cell>
          <table:table-cell office:value-type="float" office:value="30032368.9038" table:style-name="ce1">
            <text:p>30032368,9</text:p>
          </table:table-cell>
          <table:table-cell office:value-type="float" office:value="43710204.181999996" table:style-name="ce1">
            <text:p>43710204,18</text:p>
          </table:table-cell>
          <table:table-cell office:value-type="float" office:value="54227667.576199993" table:style-name="ce1">
            <text:p>54227667,5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2.85888199999999" table:style-name="ce1">
            <text:p>-102,858882</text:p>
          </table:table-cell>
          <table:table-cell office:value-type="float" office:value="18.123249999999999" table:style-name="ce1">
            <text:p>18,12325</text:p>
          </table:table-cell>
          <table:table-cell office:value-type="float" office:value="105300" table:style-name="ce1">
            <text:p>105300</text:p>
          </table:table-cell>
          <table:table-cell office:value-type="float" office:value="324000" table:style-name="ce1">
            <text:p>324000</text:p>
          </table:table-cell>
          <table:table-cell office:value-type="float" office:value="737100" table:style-name="ce1">
            <text:p>737100</text:p>
          </table:table-cell>
          <table:table-cell office:value-type="float" office:value="1223100" table:style-name="ce1">
            <text:p>1223100</text:p>
          </table:table-cell>
          <table:table-cell office:value-type="float" office:value="1846799.9998999999" table:style-name="ce1">
            <text:p>1846800</text:p>
          </table:table-cell>
          <table:table-cell office:value-type="float" office:value="2583900" table:style-name="ce1">
            <text:p>2583900</text:p>
          </table:table-cell>
          <table:table-cell office:value-type="float" office:value="3709800" table:style-name="ce1">
            <text:p>3709800</text:p>
          </table:table-cell>
          <table:table-cell office:value-type="float" office:value="5203071.7438000003" table:style-name="ce1">
            <text:p>5203071,744</text:p>
          </table:table-cell>
          <table:table-cell office:value-type="float" office:value="7350472.0872999998" table:style-name="ce1">
            <text:p>7350472,087</text:p>
          </table:table-cell>
          <table:table-cell office:value-type="float" office:value="9553672.0874000005" table:style-name="ce1">
            <text:p>9553672,08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3.277377" table:style-name="ce1">
            <text:p>-103,277377</text:p>
          </table:table-cell>
          <table:table-cell office:value-type="float" office:value="18.268198999999999" table:style-name="ce1">
            <text:p>18,268199</text:p>
          </table:table-cell>
          <table:table-cell office:value-type="float" office:value="64800" table:style-name="ce1">
            <text:p>64800</text:p>
          </table:table-cell>
          <table:table-cell office:value-type="float" office:value="162000" table:style-name="ce1">
            <text:p>162000</text:p>
          </table:table-cell>
          <table:table-cell office:value-type="float" office:value="234900" table:style-name="ce1">
            <text:p>234900</text:p>
          </table:table-cell>
          <table:table-cell office:value-type="float" office:value="388800" table:style-name="ce1">
            <text:p>388800</text:p>
          </table:table-cell>
          <table:table-cell office:value-type="float" office:value="656100" table:style-name="ce1">
            <text:p>656100</text:p>
          </table:table-cell>
          <table:table-cell office:value-type="float" office:value="1187171.1949" table:style-name="ce1">
            <text:p>1187171,195</text:p>
          </table:table-cell>
          <table:table-cell office:value-type="float" office:value="1729871.1949000002" table:style-name="ce1">
            <text:p>1729871,195</text:p>
          </table:table-cell>
          <table:table-cell office:value-type="float" office:value="2434571.1950000003" table:style-name="ce1">
            <text:p>2434571,195</text:p>
          </table:table-cell>
          <table:table-cell office:value-type="float" office:value="3212629.2853000006" table:style-name="ce1">
            <text:p>3212629,285</text:p>
          </table:table-cell>
          <table:table-cell office:value-type="float" office:value="4063129.2853000001" table:style-name="ce1">
            <text:p>4063129,28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3.615132" table:style-name="ce1">
            <text:p>-103,615132</text:p>
          </table:table-cell>
          <table:table-cell office:value-type="float" office:value="18.512761000000001" table:style-name="ce1">
            <text:p>18,512761</text:p>
          </table:table-cell>
          <table:table-cell office:value-type="float" office:value="377281.36800000002" table:style-name="ce1">
            <text:p>377281,368</text:p>
          </table:table-cell>
          <table:table-cell office:value-type="float" office:value="765086.41800000006" table:style-name="ce1">
            <text:p>765086,418</text:p>
          </table:table-cell>
          <table:table-cell office:value-type="float" office:value="1286186.4134" table:style-name="ce1">
            <text:p>1286186,413</text:p>
          </table:table-cell>
          <table:table-cell office:value-type="float" office:value="1952946.0673999998" table:style-name="ce1">
            <text:p>1952946,067</text:p>
          </table:table-cell>
          <table:table-cell office:value-type="float" office:value="3223294.4342999998" table:style-name="ce1">
            <text:p>3223294,434</text:p>
          </table:table-cell>
          <table:table-cell office:value-type="float" office:value="6485039.8705999991" table:style-name="ce1">
            <text:p>6485039,871</text:p>
          </table:table-cell>
          <table:table-cell office:value-type="float" office:value="11690586.837700002" table:style-name="ce1">
            <text:p>11690586,84</text:p>
          </table:table-cell>
          <table:table-cell office:value-type="float" office:value="17433644.2881" table:style-name="ce1">
            <text:p>17433644,29</text:p>
          </table:table-cell>
          <table:table-cell office:value-type="float" office:value="26086551.578499999" table:style-name="ce1">
            <text:p>26086551,58</text:p>
          </table:table-cell>
          <table:table-cell office:value-type="float" office:value="31974501.036800005" table:style-name="ce1">
            <text:p>31974501,0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3.92340799999999" table:style-name="ce1">
            <text:p>-103,923408</text:p>
          </table:table-cell>
          <table:table-cell office:value-type="float" office:value="18.809656" table:style-name="ce1">
            <text:p>18,809656</text:p>
          </table:table-cell>
          <table:table-cell office:value-type="float" office:value="520033.00949999999" table:style-name="ce1">
            <text:p>520033,0095</text:p>
          </table:table-cell>
          <table:table-cell office:value-type="float" office:value="868738.25970000005" table:style-name="ce1">
            <text:p>868738,2597</text:p>
          </table:table-cell>
          <table:table-cell office:value-type="float" office:value="1368238.2642000001" table:style-name="ce1">
            <text:p>1368238,264</text:p>
          </table:table-cell>
          <table:table-cell office:value-type="float" office:value="2402478.6102" table:style-name="ce1">
            <text:p>2402478,61</text:p>
          </table:table-cell>
          <table:table-cell office:value-type="float" office:value="3635030.2433000002" table:style-name="ce1">
            <text:p>3635030,243</text:p>
          </table:table-cell>
          <table:table-cell office:value-type="float" office:value="7018813.6121000005" table:style-name="ce1">
            <text:p>7018813,612</text:p>
          </table:table-cell>
          <table:table-cell office:value-type="float" office:value="57183158.446099989" table:style-name="ce1">
            <text:p>57183158,45</text:p>
          </table:table-cell>
          <table:table-cell office:value-type="float" office:value="86583019.426699996" table:style-name="ce1">
            <text:p>86583019,43</text:p>
          </table:table-cell>
          <table:table-cell office:value-type="float" office:value="104002874.21399999" table:style-name="ce1">
            <text:p>104002874,2</text:p>
          </table:table-cell>
          <table:table-cell office:value-type="float" office:value="129001818.34090002" table:style-name="ce1">
            <text:p>129001818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4.27601799999999" table:style-name="ce1">
            <text:p>-104,276018</text:p>
          </table:table-cell>
          <table:table-cell office:value-type="float" office:value="19.025839999999999" table:style-name="ce1">
            <text:p>19,02584</text:p>
          </table:table-cell>
          <table:table-cell office:value-type="float" office:value="244785.6226" table:style-name="ce1">
            <text:p>244785,6226</text:p>
          </table:table-cell>
          <table:table-cell office:value-type="float" office:value="626075.32219999994" table:style-name="ce1">
            <text:p>626075,3222</text:p>
          </table:table-cell>
          <table:table-cell office:value-type="float" office:value="1112075.3222000001" table:style-name="ce1">
            <text:p>1112075,322</text:p>
          </table:table-cell>
          <table:table-cell office:value-type="float" office:value="2821175.3221999998" table:style-name="ce1">
            <text:p>2821175,322</text:p>
          </table:table-cell>
          <table:table-cell office:value-type="float" office:value="3768875.3221999998" table:style-name="ce1">
            <text:p>3768875,322</text:p>
          </table:table-cell>
          <table:table-cell office:value-type="float" office:value="29121875.3222" table:style-name="ce1">
            <text:p>29121875,32</text:p>
          </table:table-cell>
          <table:table-cell office:value-type="float" office:value="97665783.521400005" table:style-name="ce1">
            <text:p>97665783,52</text:p>
          </table:table-cell>
          <table:table-cell office:value-type="float" office:value="106562565.09010002" table:style-name="ce1">
            <text:p>106562565,1</text:p>
          </table:table-cell>
          <table:table-cell office:value-type="float" office:value="117579244.92209998" table:style-name="ce1">
            <text:p>117579244,9</text:p>
          </table:table-cell>
          <table:table-cell office:value-type="float" office:value="128107651.3373" table:style-name="ce1">
            <text:p>128107651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4.655557" table:style-name="ce1">
            <text:p>-104,655557</text:p>
          </table:table-cell>
          <table:table-cell office:value-type="float" office:value="19.19547" table:style-name="ce1">
            <text:p>19,19547</text:p>
          </table:table-cell>
          <table:table-cell office:value-type="float" office:value="48600" table:style-name="ce1">
            <text:p>48600</text:p>
          </table:table-cell>
          <table:table-cell office:value-type="float" office:value="153899.9999" table:style-name="ce1">
            <text:p>153899,9999</text:p>
          </table:table-cell>
          <table:table-cell office:value-type="float" office:value="356399.9999" table:style-name="ce1">
            <text:p>356399,9999</text:p>
          </table:table-cell>
          <table:table-cell office:value-type="float" office:value="720899.99989999994" table:style-name="ce1">
            <text:p>720899,9999</text:p>
          </table:table-cell>
          <table:table-cell office:value-type="float" office:value="1692899.9998999999" table:style-name="ce1">
            <text:p>1692900</text:p>
          </table:table-cell>
          <table:table-cell office:value-type="float" office:value="3795745.0288999998" table:style-name="ce1">
            <text:p>3795745,029</text:p>
          </table:table-cell>
          <table:table-cell office:value-type="float" office:value="22212619.487499997" table:style-name="ce1">
            <text:p>22212619,49</text:p>
          </table:table-cell>
          <table:table-cell office:value-type="float" office:value="36588463.531300001" table:style-name="ce1">
            <text:p>36588463,53</text:p>
          </table:table-cell>
          <table:table-cell office:value-type="float" office:value="49291080.719100006" table:style-name="ce1">
            <text:p>49291080,72</text:p>
          </table:table-cell>
          <table:table-cell office:value-type="float" office:value="61301894.540100001" table:style-name="ce1">
            <text:p>61301894,5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4.996599" table:style-name="ce1">
            <text:p>-104,996599</text:p>
          </table:table-cell>
          <table:table-cell office:value-type="float" office:value="19.430015999999998" table:style-name="ce1">
            <text:p>19,430016</text:p>
          </table:table-cell>
          <table:table-cell office:value-type="float" office:value="275400" table:style-name="ce1">
            <text:p>275400</text:p>
          </table:table-cell>
          <table:table-cell office:value-type="float" office:value="591300" table:style-name="ce1">
            <text:p>591300</text:p>
          </table:table-cell>
          <table:table-cell office:value-type="float" office:value="1034768.6208000001" table:style-name="ce1">
            <text:p>1034768,621</text:p>
          </table:table-cell>
          <table:table-cell office:value-type="float" office:value="2087768.6206999996" table:style-name="ce1">
            <text:p>2087768,621</text:p>
          </table:table-cell>
          <table:table-cell office:value-type="float" office:value="3869768.6206" table:style-name="ce1">
            <text:p>3869768,621</text:p>
          </table:table-cell>
          <table:table-cell office:value-type="float" office:value="8514223.5917000007" table:style-name="ce1">
            <text:p>8514223,592</text:p>
          </table:table-cell>
          <table:table-cell office:value-type="float" office:value="16706176.7654" table:style-name="ce1">
            <text:p>16706176,77</text:p>
          </table:table-cell>
          <table:table-cell office:value-type="float" office:value="22726713.479400001" table:style-name="ce1">
            <text:p>22726713,48</text:p>
          </table:table-cell>
          <table:table-cell office:value-type="float" office:value="29047791.228399996" table:style-name="ce1">
            <text:p>29047791,23</text:p>
          </table:table-cell>
          <table:table-cell office:value-type="float" office:value="33848058.628700003" table:style-name="ce1">
            <text:p>33848058,6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279402" table:style-name="ce1">
            <text:p>-105,279402</text:p>
          </table:table-cell>
          <table:table-cell office:value-type="float" office:value="19.739619000000001" table:style-name="ce1">
            <text:p>19,739619</text:p>
          </table:table-cell>
          <table:table-cell office:value-type="float" office:value="1457935.6438" table:style-name="ce1">
            <text:p>1457935,644</text:p>
          </table:table-cell>
          <table:table-cell office:value-type="float" office:value="4009435.6439" table:style-name="ce1">
            <text:p>4009435,644</text:p>
          </table:table-cell>
          <table:table-cell office:value-type="float" office:value="9900167.0230999999" table:style-name="ce1">
            <text:p>9900167,023</text:p>
          </table:table-cell>
          <table:table-cell office:value-type="float" office:value="12953867.0232" table:style-name="ce1">
            <text:p>12953867,02</text:p>
          </table:table-cell>
          <table:table-cell office:value-type="float" office:value="17271167.023299996" table:style-name="ce1">
            <text:p>17271167,02</text:p>
          </table:table-cell>
          <table:table-cell office:value-type="float" office:value="27396167.0231" table:style-name="ce1">
            <text:p>27396167,02</text:p>
          </table:table-cell>
          <table:table-cell office:value-type="float" office:value="41473078.640799999" table:style-name="ce1">
            <text:p>41473078,64</text:p>
          </table:table-cell>
          <table:table-cell office:value-type="float" office:value="55882253.021000005" table:style-name="ce1">
            <text:p>55882253,02</text:p>
          </table:table-cell>
          <table:table-cell office:value-type="float" office:value="66944078.41830001" table:style-name="ce1">
            <text:p>66944078,42</text:p>
          </table:table-cell>
          <table:table-cell office:value-type="float" office:value="76320297.197300002" table:style-name="ce1">
            <text:p>76320297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521337" table:style-name="ce1">
            <text:p>-105,521337</text:p>
          </table:table-cell>
          <table:table-cell office:value-type="float" office:value="20.082409999999999" table:style-name="ce1">
            <text:p>20,08241</text:p>
          </table:table-cell>
          <table:table-cell office:value-type="float" office:value="388062.55199999997" table:style-name="ce1">
            <text:p>388062,552</text:p>
          </table:table-cell>
          <table:table-cell office:value-type="float" office:value="1336859.7553999999" table:style-name="ce1">
            <text:p>1336859,755</text:p>
          </table:table-cell>
          <table:table-cell office:value-type="float" office:value="2389859.7553999997" table:style-name="ce1">
            <text:p>2389859,755</text:p>
          </table:table-cell>
          <table:table-cell office:value-type="float" office:value="3878536.9263999998" table:style-name="ce1">
            <text:p>3878536,926</text:p>
          </table:table-cell>
          <table:table-cell office:value-type="float" office:value="6997036.9262999985" table:style-name="ce1">
            <text:p>6997036,926</text:p>
          </table:table-cell>
          <table:table-cell office:value-type="float" office:value="9848236.9263000004" table:style-name="ce1">
            <text:p>9848236,926</text:p>
          </table:table-cell>
          <table:table-cell office:value-type="float" office:value="12853897.6765" table:style-name="ce1">
            <text:p>12853897,68</text:p>
          </table:table-cell>
          <table:table-cell office:value-type="float" office:value="15677950.809700001" table:style-name="ce1">
            <text:p>15677950,81</text:p>
          </table:table-cell>
          <table:table-cell office:value-type="float" office:value="18389330.475500003" table:style-name="ce1">
            <text:p>18389330,48</text:p>
          </table:table-cell>
          <table:table-cell office:value-type="float" office:value="21386330.475700002" table:style-name="ce1">
            <text:p>21386330,4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519105" table:style-name="ce1">
            <text:p>-105,519105</text:p>
          </table:table-cell>
          <table:table-cell office:value-type="float" office:value="20.385634" table:style-name="ce1">
            <text:p>20,385634</text:p>
          </table:table-cell>
          <table:table-cell office:value-type="float" office:value="130401.8042" table:style-name="ce1">
            <text:p>130401,8042</text:p>
          </table:table-cell>
          <table:table-cell office:value-type="float" office:value="356104.60070000001" table:style-name="ce1">
            <text:p>356104,6007</text:p>
          </table:table-cell>
          <table:table-cell office:value-type="float" office:value="688204.60069999995" table:style-name="ce1">
            <text:p>688204,6007</text:p>
          </table:table-cell>
          <table:table-cell office:value-type="float" office:value="1062527.4298999999" table:style-name="ce1">
            <text:p>1062527,43</text:p>
          </table:table-cell>
          <table:table-cell office:value-type="float" office:value="1645727.4298999999" table:style-name="ce1">
            <text:p>1645727,43</text:p>
          </table:table-cell>
          <table:table-cell office:value-type="float" office:value="2188427.4298999999" table:style-name="ce1">
            <text:p>2188427,43</text:p>
          </table:table-cell>
          <table:table-cell office:value-type="float" office:value="3346727.4298999999" table:style-name="ce1">
            <text:p>3346727,43</text:p>
          </table:table-cell>
          <table:table-cell office:value-type="float" office:value="4556619.1584000001" table:style-name="ce1">
            <text:p>4556619,158</text:p>
          </table:table-cell>
          <table:table-cell office:value-type="float" office:value="5925519.1584000001" table:style-name="ce1">
            <text:p>5925519,158</text:p>
          </table:table-cell>
          <table:table-cell office:value-type="float" office:value="7140519.1582999993" table:style-name="ce1">
            <text:p>7140519,15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382278" table:style-name="ce1">
            <text:p>-105,382278</text:p>
          </table:table-cell>
          <table:table-cell office:value-type="float" office:value="20.635196000000001" table:style-name="ce1">
            <text:p>20,635196</text:p>
          </table:table-cell>
          <table:table-cell office:value-type="float" office:value="226800" table:style-name="ce1">
            <text:p>226800</text:p>
          </table:table-cell>
          <table:table-cell office:value-type="float" office:value="769500" table:style-name="ce1">
            <text:p>769500</text:p>
          </table:table-cell>
          <table:table-cell office:value-type="float" office:value="2300400" table:style-name="ce1">
            <text:p>2300400</text:p>
          </table:table-cell>
          <table:table-cell office:value-type="float" office:value="13643997.825799998" table:style-name="ce1">
            <text:p>13643997,83</text:p>
          </table:table-cell>
          <table:table-cell office:value-type="float" office:value="19738156.688900005" table:style-name="ce1">
            <text:p>19738156,69</text:p>
          </table:table-cell>
          <table:table-cell office:value-type="float" office:value="27977729.543900006" table:style-name="ce1">
            <text:p>27977729,54</text:p>
          </table:table-cell>
          <table:table-cell office:value-type="float" office:value="35771717.740999997" table:style-name="ce1">
            <text:p>35771717,74</text:p>
          </table:table-cell>
          <table:table-cell office:value-type="float" office:value="44000709.397599988" table:style-name="ce1">
            <text:p>44000709,4</text:p>
          </table:table-cell>
          <table:table-cell office:value-type="float" office:value="50612077.636699989" table:style-name="ce1">
            <text:p>50612077,64</text:p>
          </table:table-cell>
          <table:table-cell office:value-type="float" office:value="57143974.827099994" table:style-name="ce1">
            <text:p>57143974,8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356258" table:style-name="ce1">
            <text:p>-105,356258</text:p>
          </table:table-cell>
          <table:table-cell office:value-type="float" office:value="20.867173000000001" table:style-name="ce1">
            <text:p>20,867173</text:p>
          </table:table-cell>
          <table:table-cell office:value-type="float" office:value="40500" table:style-name="ce1">
            <text:p>40500</text:p>
          </table:table-cell>
          <table:table-cell office:value-type="float" office:value="267300" table:style-name="ce1">
            <text:p>267300</text:p>
          </table:table-cell>
          <table:table-cell office:value-type="float" office:value="575100" table:style-name="ce1">
            <text:p>575100</text:p>
          </table:table-cell>
          <table:table-cell office:value-type="float" office:value="1608302.1742" table:style-name="ce1">
            <text:p>1608302,174</text:p>
          </table:table-cell>
          <table:table-cell office:value-type="float" office:value="4712834.6982000005" table:style-name="ce1">
            <text:p>4712834,698</text:p>
          </table:table-cell>
          <table:table-cell office:value-type="float" office:value="7066706.1118000001" table:style-name="ce1">
            <text:p>7066706,112</text:p>
          </table:table-cell>
          <table:table-cell office:value-type="float" office:value="9911975.0469999984" table:style-name="ce1">
            <text:p>9911975,047</text:p>
          </table:table-cell>
          <table:table-cell office:value-type="float" office:value="12277783.390349999" table:style-name="ce1">
            <text:p>12277783,39</text:p>
          </table:table-cell>
          <table:table-cell office:value-type="float" office:value="14720298.281039998" table:style-name="ce1">
            <text:p>14720298,28</text:p>
          </table:table-cell>
          <table:table-cell office:value-type="float" office:value="16965844.43344" table:style-name="ce1">
            <text:p>16965844,4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29929300000001" table:style-name="ce1">
            <text:p>-105,299293</text:p>
          </table:table-cell>
          <table:table-cell office:value-type="float" office:value="21.139067000000001" table:style-name="ce1">
            <text:p>21,139067</text:p>
          </table:table-cell>
          <table:table-cell office:value-type="float" office:value="105300" table:style-name="ce1">
            <text:p>105300</text:p>
          </table:table-cell>
          <table:table-cell office:value-type="float" office:value="380700" table:style-name="ce1">
            <text:p>380700</text:p>
          </table:table-cell>
          <table:table-cell office:value-type="float" office:value="13219200.0001" table:style-name="ce1">
            <text:p>13219200</text:p>
          </table:table-cell>
          <table:table-cell office:value-type="float" office:value="24251400.000100002" table:style-name="ce1">
            <text:p>24251400</text:p>
          </table:table-cell>
          <table:table-cell office:value-type="float" office:value="35248055.953900002" table:style-name="ce1">
            <text:p>35248055,95</text:p>
          </table:table-cell>
          <table:table-cell office:value-type="float" office:value="45067398.503600001" table:style-name="ce1">
            <text:p>45067398,5</text:p>
          </table:table-cell>
          <table:table-cell office:value-type="float" office:value="55653135.952199996" table:style-name="ce1">
            <text:p>55653135,95</text:p>
          </table:table-cell>
          <table:table-cell office:value-type="float" office:value="71635726.114199996" table:style-name="ce1">
            <text:p>71635726,11</text:p>
          </table:table-cell>
          <table:table-cell office:value-type="float" office:value="80685564.373599991" table:style-name="ce1">
            <text:p>80685564,37</text:p>
          </table:table-cell>
          <table:table-cell office:value-type="float" office:value="88508515.300300002" table:style-name="ce1">
            <text:p>88508515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33056500000001" table:style-name="ce1">
            <text:p>-105,330565</text:p>
          </table:table-cell>
          <table:table-cell office:value-type="float" office:value="21.462195999999999" table:style-name="ce1">
            <text:p>21,462196</text:p>
          </table:table-cell>
          <table:table-cell office:value-type="float" office:value="170100" table:style-name="ce1">
            <text:p>170100</text:p>
          </table:table-cell>
          <table:table-cell office:value-type="float" office:value="469800" table:style-name="ce1">
            <text:p>469800</text:p>
          </table:table-cell>
          <table:table-cell office:value-type="float" office:value="43173781.725900002" table:style-name="ce1">
            <text:p>43173781,73</text:p>
          </table:table-cell>
          <table:table-cell office:value-type="float" office:value="93234389.964699998" table:style-name="ce1">
            <text:p>93234389,96</text:p>
          </table:table-cell>
          <table:table-cell office:value-type="float" office:value="143974144.6261" table:style-name="ce1">
            <text:p>143974144,6</text:p>
          </table:table-cell>
          <table:table-cell office:value-type="float" office:value="181746366.2191" table:style-name="ce1">
            <text:p>181746366,2</text:p>
          </table:table-cell>
          <table:table-cell office:value-type="float" office:value="208943118.05689999" table:style-name="ce1">
            <text:p>208943118,1</text:p>
          </table:table-cell>
          <table:table-cell office:value-type="float" office:value="233454528.69139999" table:style-name="ce1">
            <text:p>233454528,7</text:p>
          </table:table-cell>
          <table:table-cell office:value-type="float" office:value="254136239.04540005" table:style-name="ce1">
            <text:p>254136239</text:p>
          </table:table-cell>
          <table:table-cell office:value-type="float" office:value="272459293.54090005" table:style-name="ce1">
            <text:p>272459293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538743" table:style-name="ce1">
            <text:p>-105,538743</text:p>
          </table:table-cell>
          <table:table-cell office:value-type="float" office:value="21.789859" table:style-name="ce1">
            <text:p>21,789859</text:p>
          </table:table-cell>
          <table:table-cell office:value-type="float" office:value="761400" table:style-name="ce1">
            <text:p>761400</text:p>
          </table:table-cell>
          <table:table-cell office:value-type="float" office:value="32413047.320899997" table:style-name="ce1">
            <text:p>32413047,32</text:p>
          </table:table-cell>
          <table:table-cell office:value-type="float" office:value="188880585.6494" table:style-name="ce1">
            <text:p>188880585,6</text:p>
          </table:table-cell>
          <table:table-cell office:value-type="float" office:value="464510095.43780005" table:style-name="ce1">
            <text:p>464510095,4</text:p>
          </table:table-cell>
          <table:table-cell office:value-type="float" office:value="618983952.20020008" table:style-name="ce1">
            <text:p>618983952,2</text:p>
          </table:table-cell>
          <table:table-cell office:value-type="float" office:value="723256255.41869998" table:style-name="ce1">
            <text:p>723256255,4</text:p>
          </table:table-cell>
          <table:table-cell office:value-type="float" office:value="791508344.454" table:style-name="ce1">
            <text:p>791508344,5</text:p>
          </table:table-cell>
          <table:table-cell office:value-type="float" office:value="832890874.00709999" table:style-name="ce1">
            <text:p>832890874</text:p>
          </table:table-cell>
          <table:table-cell office:value-type="float" office:value="855131083.59929991" table:style-name="ce1">
            <text:p>855131083,6</text:p>
          </table:table-cell>
          <table:table-cell office:value-type="float" office:value="868645011.13039994" table:style-name="ce1">
            <text:p>868645011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65476099999999" table:style-name="ce1">
            <text:p>-105,654761</text:p>
          </table:table-cell>
          <table:table-cell office:value-type="float" office:value="22.176777000000001" table:style-name="ce1">
            <text:p>22,176777</text:p>
          </table:table-cell>
          <table:table-cell office:value-type="float" office:value="2167912.3913000003" table:style-name="ce1">
            <text:p>2167912,391</text:p>
          </table:table-cell>
          <table:table-cell office:value-type="float" office:value="14224993.32" table:style-name="ce1">
            <text:p>14224993,32</text:p>
          </table:table-cell>
          <table:table-cell office:value-type="float" office:value="106134520.1979" table:style-name="ce1">
            <text:p>106134520,2</text:p>
          </table:table-cell>
          <table:table-cell office:value-type="float" office:value="285406006.58959997" table:style-name="ce1">
            <text:p>285406006,6</text:p>
          </table:table-cell>
          <table:table-cell office:value-type="float" office:value="428570726.97219992" table:style-name="ce1">
            <text:p>428570727</text:p>
          </table:table-cell>
          <table:table-cell office:value-type="float" office:value="555643004.96210003" table:style-name="ce1">
            <text:p>555643005</text:p>
          </table:table-cell>
          <table:table-cell office:value-type="float" office:value="652475820.70639992" table:style-name="ce1">
            <text:p>652475820,7</text:p>
          </table:table-cell>
          <table:table-cell office:value-type="float" office:value="720797610.99689984" table:style-name="ce1">
            <text:p>720797611</text:p>
          </table:table-cell>
          <table:table-cell office:value-type="float" office:value="758542929.67429996" table:style-name="ce1">
            <text:p>758542929,7</text:p>
          </table:table-cell>
          <table:table-cell office:value-type="float" office:value="776023341.79550004" table:style-name="ce1">
            <text:p>776023341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5.78102699999999" table:style-name="ce1">
            <text:p>-105,781027</text:p>
          </table:table-cell>
          <table:table-cell office:value-type="float" office:value="22.558845999999999" table:style-name="ce1">
            <text:p>22,558846</text:p>
          </table:table-cell>
          <table:table-cell office:value-type="float" office:value="31220287.6085" table:style-name="ce1">
            <text:p>31220287,61</text:p>
          </table:table-cell>
          <table:table-cell office:value-type="float" office:value="213868723.29530001" table:style-name="ce1">
            <text:p>213868723,3</text:p>
          </table:table-cell>
          <table:table-cell office:value-type="float" office:value="382004700.41030002" table:style-name="ce1">
            <text:p>382004700,4</text:p>
          </table:table-cell>
          <table:table-cell office:value-type="float" office:value="560455909.13499999" table:style-name="ce1">
            <text:p>560455909,1</text:p>
          </table:table-cell>
          <table:table-cell office:value-type="float" office:value="667725582.10669994" table:style-name="ce1">
            <text:p>667725582,1</text:p>
          </table:table-cell>
          <table:table-cell office:value-type="float" office:value="728945898.49949992" table:style-name="ce1">
            <text:p>728945898,5</text:p>
          </table:table-cell>
          <table:table-cell office:value-type="float" office:value="767948672.31290007" table:style-name="ce1">
            <text:p>767948672,3</text:p>
          </table:table-cell>
          <table:table-cell office:value-type="float" office:value="792372562.49889982" table:style-name="ce1">
            <text:p>792372562,5</text:p>
          </table:table-cell>
          <table:table-cell office:value-type="float" office:value="809352184.9526999" table:style-name="ce1">
            <text:p>809352185</text:p>
          </table:table-cell>
          <table:table-cell office:value-type="float" office:value="820251210.11870003" table:style-name="ce1">
            <text:p>820251210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6.05162300000001" table:style-name="ce1">
            <text:p>-106,051623</text:p>
          </table:table-cell>
          <table:table-cell office:value-type="float" office:value="22.883991000000002" table:style-name="ce1">
            <text:p>22,883991</text:p>
          </table:table-cell>
          <table:table-cell office:value-type="float" office:value="607500" table:style-name="ce1">
            <text:p>607500</text:p>
          </table:table-cell>
          <table:table-cell office:value-type="float" office:value="47876436.063199997" table:style-name="ce1">
            <text:p>47876436,06</text:p>
          </table:table-cell>
          <table:table-cell office:value-type="float" office:value="66308312.0167" table:style-name="ce1">
            <text:p>66308312,02</text:p>
          </table:table-cell>
          <table:table-cell office:value-type="float" office:value="243902312.54260001" table:style-name="ce1">
            <text:p>243902312,5</text:p>
          </table:table-cell>
          <table:table-cell office:value-type="float" office:value="292760987.5499" table:style-name="ce1">
            <text:p>292760987,5</text:p>
          </table:table-cell>
          <table:table-cell office:value-type="float" office:value="338354720.90310001" table:style-name="ce1">
            <text:p>338354720,9</text:p>
          </table:table-cell>
          <table:table-cell office:value-type="float" office:value="372503548.00399995" table:style-name="ce1">
            <text:p>372503548</text:p>
          </table:table-cell>
          <table:table-cell office:value-type="float" office:value="401189179.34100002" table:style-name="ce1">
            <text:p>401189179,3</text:p>
          </table:table-cell>
          <table:table-cell office:value-type="float" office:value="423467188.10859996" table:style-name="ce1">
            <text:p>423467188,1</text:p>
          </table:table-cell>
          <table:table-cell office:value-type="float" office:value="447555497.9587" table:style-name="ce1">
            <text:p>44755549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6.349497" table:style-name="ce1">
            <text:p>-106,349497</text:p>
          </table:table-cell>
          <table:table-cell office:value-type="float" office:value="23.191483000000002" table:style-name="ce1">
            <text:p>23,191483</text:p>
          </table:table-cell>
          <table:table-cell office:value-type="float" office:value="315900" table:style-name="ce1">
            <text:p>315900</text:p>
          </table:table-cell>
          <table:table-cell office:value-type="float" office:value="1498500.0001000001" table:style-name="ce1">
            <text:p>1498500</text:p>
          </table:table-cell>
          <table:table-cell office:value-type="float" office:value="10692000.0002" table:style-name="ce1">
            <text:p>10692000</text:p>
          </table:table-cell>
          <table:table-cell office:value-type="float" office:value="70671386.328799993" table:style-name="ce1">
            <text:p>70671386,33</text:p>
          </table:table-cell>
          <table:table-cell office:value-type="float" office:value="102577059.20120001" table:style-name="ce1">
            <text:p>102577059,2</text:p>
          </table:table-cell>
          <table:table-cell office:value-type="float" office:value="133532719.8374" table:style-name="ce1">
            <text:p>133532719,8</text:p>
          </table:table-cell>
          <table:table-cell office:value-type="float" office:value="160360667.72919998" table:style-name="ce1">
            <text:p>160360667,7</text:p>
          </table:table-cell>
          <table:table-cell office:value-type="float" office:value="186097578.7638" table:style-name="ce1">
            <text:p>186097578,8</text:p>
          </table:table-cell>
          <table:table-cell office:value-type="float" office:value="207257891.52599999" table:style-name="ce1">
            <text:p>207257891,5</text:p>
          </table:table-cell>
          <table:table-cell office:value-type="float" office:value="229437991.1909" table:style-name="ce1">
            <text:p>229437991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6.64626800000001" table:style-name="ce1">
            <text:p>-106,646268</text:p>
          </table:table-cell>
          <table:table-cell office:value-type="float" office:value="23.498850000000001" table:style-name="ce1">
            <text:p>23,49885</text:p>
          </table:table-cell>
          <table:table-cell office:value-type="float" office:value="688500" table:style-name="ce1">
            <text:p>688500</text:p>
          </table:table-cell>
          <table:table-cell office:value-type="float" office:value="5499900" table:style-name="ce1">
            <text:p>5499900</text:p>
          </table:table-cell>
          <table:table-cell office:value-type="float" office:value="15908753.688200001" table:style-name="ce1">
            <text:p>15908753,69</text:p>
          </table:table-cell>
          <table:table-cell office:value-type="float" office:value="26574318.088800002" table:style-name="ce1">
            <text:p>26574318,09</text:p>
          </table:table-cell>
          <table:table-cell office:value-type="float" office:value="36659670.9177" table:style-name="ce1">
            <text:p>36659670,92</text:p>
          </table:table-cell>
          <table:table-cell office:value-type="float" office:value="46367253.996400006" table:style-name="ce1">
            <text:p>46367254</text:p>
          </table:table-cell>
          <table:table-cell office:value-type="float" office:value="54791201.578600004" table:style-name="ce1">
            <text:p>54791201,58</text:p>
          </table:table-cell>
          <table:table-cell office:value-type="float" office:value="62807135.003200002" table:style-name="ce1">
            <text:p>62807135</text:p>
          </table:table-cell>
          <table:table-cell office:value-type="float" office:value="71687053.721199989" table:style-name="ce1">
            <text:p>71687053,72</text:p>
          </table:table-cell>
          <table:table-cell office:value-type="float" office:value="79627424.3389" table:style-name="ce1">
            <text:p>79627424,3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6.92418000000001" table:style-name="ce1">
            <text:p>-106,92418</text:p>
          </table:table-cell>
          <table:table-cell office:value-type="float" office:value="23.816295" table:style-name="ce1">
            <text:p>23,816295</text:p>
          </table:table-cell>
          <table:table-cell office:value-type="float" office:value="1190700" table:style-name="ce1">
            <text:p>1190700</text:p>
          </table:table-cell>
          <table:table-cell office:value-type="float" office:value="4242499.0469000004" table:style-name="ce1">
            <text:p>4242499,047</text:p>
          </table:table-cell>
          <table:table-cell office:value-type="float" office:value="29906201.541899998" table:style-name="ce1">
            <text:p>29906201,54</text:p>
          </table:table-cell>
          <table:table-cell office:value-type="float" office:value="43679222.210200004" table:style-name="ce1">
            <text:p>43679222,21</text:p>
          </table:table-cell>
          <table:table-cell office:value-type="float" office:value="61945744.024399996" table:style-name="ce1">
            <text:p>61945744,02</text:p>
          </table:table-cell>
          <table:table-cell office:value-type="float" office:value="77583119.580000013" table:style-name="ce1">
            <text:p>77583119,58</text:p>
          </table:table-cell>
          <table:table-cell office:value-type="float" office:value="91943256.368400007" table:style-name="ce1">
            <text:p>91943256,37</text:p>
          </table:table-cell>
          <table:table-cell office:value-type="float" office:value="104248995.7243" table:style-name="ce1">
            <text:p>104248995,7</text:p>
          </table:table-cell>
          <table:table-cell office:value-type="float" office:value="115708811.15300001" table:style-name="ce1">
            <text:p>115708811,2</text:p>
          </table:table-cell>
          <table:table-cell office:value-type="float" office:value="125530836.64889999" table:style-name="ce1">
            <text:p>125530836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7.22512500000001" table:style-name="ce1">
            <text:p>-107,225125</text:p>
          </table:table-cell>
          <table:table-cell office:value-type="float" office:value="24.110951" table:style-name="ce1">
            <text:p>24,110951</text:p>
          </table:table-cell>
          <table:table-cell office:value-type="float" office:value="20721827.2555" table:style-name="ce1">
            <text:p>20721827,26</text:p>
          </table:table-cell>
          <table:table-cell office:value-type="float" office:value="89431059.776200011" table:style-name="ce1">
            <text:p>89431059,78</text:p>
          </table:table-cell>
          <table:table-cell office:value-type="float" office:value="157653958.58140001" table:style-name="ce1">
            <text:p>157653958,6</text:p>
          </table:table-cell>
          <table:table-cell office:value-type="float" office:value="217339727.08380002" table:style-name="ce1">
            <text:p>217339727,1</text:p>
          </table:table-cell>
          <table:table-cell office:value-type="float" office:value="263914083.4923" table:style-name="ce1">
            <text:p>263914083,5</text:p>
          </table:table-cell>
          <table:table-cell office:value-type="float" office:value="300889964.52539998" table:style-name="ce1">
            <text:p>300889964,5</text:p>
          </table:table-cell>
          <table:table-cell office:value-type="float" office:value="329048569.91300005" table:style-name="ce1">
            <text:p>329048569,9</text:p>
          </table:table-cell>
          <table:table-cell office:value-type="float" office:value="354016093.05480003" table:style-name="ce1">
            <text:p>354016093,1</text:p>
          </table:table-cell>
          <table:table-cell office:value-type="float" office:value="376853308.40389997" table:style-name="ce1">
            <text:p>376853308,4</text:p>
          </table:table-cell>
          <table:table-cell office:value-type="float" office:value="397362871.03549999" table:style-name="ce1">
            <text:p>39736287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7.580089" table:style-name="ce1">
            <text:p>-107,580089</text:p>
          </table:table-cell>
          <table:table-cell office:value-type="float" office:value="24.361474999999999" table:style-name="ce1">
            <text:p>24,361475</text:p>
          </table:table-cell>
          <table:table-cell office:value-type="float" office:value="63947872.638400003" table:style-name="ce1">
            <text:p>63947872,64</text:p>
          </table:table-cell>
          <table:table-cell office:value-type="float" office:value="136732925.80270001" table:style-name="ce1">
            <text:p>136732925,8</text:p>
          </table:table-cell>
          <table:table-cell office:value-type="float" office:value="224936676.71229997" table:style-name="ce1">
            <text:p>224936676,7</text:p>
          </table:table-cell>
          <table:table-cell office:value-type="float" office:value="313160490.5751" table:style-name="ce1">
            <text:p>313160490,6</text:p>
          </table:table-cell>
          <table:table-cell office:value-type="float" office:value="379687793.18650001" table:style-name="ce1">
            <text:p>379687793,2</text:p>
          </table:table-cell>
          <table:table-cell office:value-type="float" office:value="425459813.33099997" table:style-name="ce1">
            <text:p>425459813,3</text:p>
          </table:table-cell>
          <table:table-cell office:value-type="float" office:value="455514215.9479" table:style-name="ce1">
            <text:p>455514215,9</text:p>
          </table:table-cell>
          <table:table-cell office:value-type="float" office:value="478136917.00340003" table:style-name="ce1">
            <text:p>478136917</text:p>
          </table:table-cell>
          <table:table-cell office:value-type="float" office:value="493463881.56139994" table:style-name="ce1">
            <text:p>493463881,6</text:p>
          </table:table-cell>
          <table:table-cell office:value-type="float" office:value="506945199.7173999" table:style-name="ce1">
            <text:p>506945199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7.891682" table:style-name="ce1">
            <text:p>-107,891682</text:p>
          </table:table-cell>
          <table:table-cell office:value-type="float" office:value="24.620391999999999" table:style-name="ce1">
            <text:p>24,620392</text:p>
          </table:table-cell>
          <table:table-cell office:value-type="float" office:value="58260065.63719999" table:style-name="ce1">
            <text:p>58260065,64</text:p>
          </table:table-cell>
          <table:table-cell office:value-type="float" office:value="182037149.34869999" table:style-name="ce1">
            <text:p>182037149,3</text:p>
          </table:table-cell>
          <table:table-cell office:value-type="float" office:value="279155073.4429" table:style-name="ce1">
            <text:p>279155073,4</text:p>
          </table:table-cell>
          <table:table-cell office:value-type="float" office:value="353296792.55430001" table:style-name="ce1">
            <text:p>353296792,6</text:p>
          </table:table-cell>
          <table:table-cell office:value-type="float" office:value="411243199.66540003" table:style-name="ce1">
            <text:p>411243199,7</text:p>
          </table:table-cell>
          <table:table-cell office:value-type="float" office:value="456285712.07709992" table:style-name="ce1">
            <text:p>456285712,1</text:p>
          </table:table-cell>
          <table:table-cell office:value-type="float" office:value="484691161.08050001" table:style-name="ce1">
            <text:p>484691161,1</text:p>
          </table:table-cell>
          <table:table-cell office:value-type="float" office:value="498659466.63670003" table:style-name="ce1">
            <text:p>498659466,6</text:p>
          </table:table-cell>
          <table:table-cell office:value-type="float" office:value="503822161.94929993" table:style-name="ce1">
            <text:p>503822161,9</text:p>
          </table:table-cell>
          <table:table-cell office:value-type="float" office:value="505680450.96209991" table:style-name="ce1">
            <text:p>50568045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8.07248199999999" table:style-name="ce1">
            <text:p>-108,072482</text:p>
          </table:table-cell>
          <table:table-cell office:value-type="float" office:value="24.924053000000001" table:style-name="ce1">
            <text:p>24,924053</text:p>
          </table:table-cell>
          <table:table-cell office:value-type="float" office:value="94247570.307549983" table:style-name="ce1">
            <text:p>94247570,31</text:p>
          </table:table-cell>
          <table:table-cell office:value-type="float" office:value="178995387.04104999" table:style-name="ce1">
            <text:p>178995387</text:p>
          </table:table-cell>
          <table:table-cell office:value-type="float" office:value="280050086.26345003" table:style-name="ce1">
            <text:p>280050086,3</text:p>
          </table:table-cell>
          <table:table-cell office:value-type="float" office:value="379914344.33785003" table:style-name="ce1">
            <text:p>379914344,3</text:p>
          </table:table-cell>
          <table:table-cell office:value-type="float" office:value="458008347.48854995" table:style-name="ce1">
            <text:p>458008347,5</text:p>
          </table:table-cell>
          <table:table-cell office:value-type="float" office:value="516897291.03985006" table:style-name="ce1">
            <text:p>516897291</text:p>
          </table:table-cell>
          <table:table-cell office:value-type="float" office:value="565202766.8687501" table:style-name="ce1">
            <text:p>565202766,9</text:p>
          </table:table-cell>
          <table:table-cell office:value-type="float" office:value="604411106.98374987" table:style-name="ce1">
            <text:p>604411107</text:p>
          </table:table-cell>
          <table:table-cell office:value-type="float" office:value="637034203.06365001" table:style-name="ce1">
            <text:p>637034203,1</text:p>
          </table:table-cell>
          <table:table-cell office:value-type="float" office:value="661954653.92024982" table:style-name="ce1">
            <text:p>661954653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8.302119" table:style-name="ce1">
            <text:p>-108,302119</text:p>
          </table:table-cell>
          <table:table-cell office:value-type="float" office:value="25.186838999999999" table:style-name="ce1">
            <text:p>25,186839</text:p>
          </table:table-cell>
          <table:table-cell office:value-type="float" office:value="74292080.095999986" table:style-name="ce1">
            <text:p>74292080,1</text:p>
          </table:table-cell>
          <table:table-cell office:value-type="float" office:value="160535287.43959999" table:style-name="ce1">
            <text:p>160535287,4</text:p>
          </table:table-cell>
          <table:table-cell office:value-type="float" office:value="249155825.42030001" table:style-name="ce1">
            <text:p>249155825,4</text:p>
          </table:table-cell>
          <table:table-cell office:value-type="float" office:value="321335518.17869997" table:style-name="ce1">
            <text:p>321335518,2</text:p>
          </table:table-cell>
          <table:table-cell office:value-type="float" office:value="380854667.66049999" table:style-name="ce1">
            <text:p>380854667,7</text:p>
          </table:table-cell>
          <table:table-cell office:value-type="float" office:value="431195036.52719998" table:style-name="ce1">
            <text:p>431195036,5</text:p>
          </table:table-cell>
          <table:table-cell office:value-type="float" office:value="468046601.98619998" table:style-name="ce1">
            <text:p>468046602</text:p>
          </table:table-cell>
          <table:table-cell office:value-type="float" office:value="497754148.12540001" table:style-name="ce1">
            <text:p>497754148,1</text:p>
          </table:table-cell>
          <table:table-cell office:value-type="float" office:value="521612792.54750001" table:style-name="ce1">
            <text:p>521612792,5</text:p>
          </table:table-cell>
          <table:table-cell office:value-type="float" office:value="538562200.76090002" table:style-name="ce1">
            <text:p>538562200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8.691079" table:style-name="ce1">
            <text:p>-108,691079</text:p>
          </table:table-cell>
          <table:table-cell office:value-type="float" office:value="25.362303000000001" table:style-name="ce1">
            <text:p>25,362303</text:p>
          </table:table-cell>
          <table:table-cell office:value-type="float" office:value="129824058.55470002" table:style-name="ce1">
            <text:p>129824058,6</text:p>
          </table:table-cell>
          <table:table-cell office:value-type="float" office:value="232824849.4675" table:style-name="ce1">
            <text:p>232824849,5</text:p>
          </table:table-cell>
          <table:table-cell office:value-type="float" office:value="324234233.79440004" table:style-name="ce1">
            <text:p>324234233,8</text:p>
          </table:table-cell>
          <table:table-cell office:value-type="float" office:value="408284553.45540005" table:style-name="ce1">
            <text:p>408284553,5</text:p>
          </table:table-cell>
          <table:table-cell office:value-type="float" office:value="486487887.22670007" table:style-name="ce1">
            <text:p>486487887,2</text:p>
          </table:table-cell>
          <table:table-cell office:value-type="float" office:value="543180229.8427" table:style-name="ce1">
            <text:p>543180229,8</text:p>
          </table:table-cell>
          <table:table-cell office:value-type="float" office:value="587386107.45570004" table:style-name="ce1">
            <text:p>587386107,5</text:p>
          </table:table-cell>
          <table:table-cell office:value-type="float" office:value="619112190.91170001" table:style-name="ce1">
            <text:p>619112190,9</text:p>
          </table:table-cell>
          <table:table-cell office:value-type="float" office:value="641083063.97169995" table:style-name="ce1">
            <text:p>641083064</text:p>
          </table:table-cell>
          <table:table-cell office:value-type="float" office:value="661228590.75969994" table:style-name="ce1">
            <text:p>661228590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060368" table:style-name="ce1">
            <text:p>-109,060368</text:p>
          </table:table-cell>
          <table:table-cell office:value-type="float" office:value="25.562937999999999" table:style-name="ce1">
            <text:p>25,562938</text:p>
          </table:table-cell>
          <table:table-cell office:value-type="float" office:value="64102165.614800006" table:style-name="ce1">
            <text:p>64102165,61</text:p>
          </table:table-cell>
          <table:table-cell office:value-type="float" office:value="134301453.21130002" table:style-name="ce1">
            <text:p>134301453,2</text:p>
          </table:table-cell>
          <table:table-cell office:value-type="float" office:value="201419093.18079999" table:style-name="ce1">
            <text:p>201419093,2</text:p>
          </table:table-cell>
          <table:table-cell office:value-type="float" office:value="267736454.61839998" table:style-name="ce1">
            <text:p>267736454,6</text:p>
          </table:table-cell>
          <table:table-cell office:value-type="float" office:value="321064246.73020005" table:style-name="ce1">
            <text:p>321064246,7</text:p>
          </table:table-cell>
          <table:table-cell office:value-type="float" office:value="372707892.04009992" table:style-name="ce1">
            <text:p>372707892</text:p>
          </table:table-cell>
          <table:table-cell office:value-type="float" office:value="411426674.78989995" table:style-name="ce1">
            <text:p>411426674,8</text:p>
          </table:table-cell>
          <table:table-cell office:value-type="float" office:value="438386677.49080002" table:style-name="ce1">
            <text:p>438386677,5</text:p>
          </table:table-cell>
          <table:table-cell office:value-type="float" office:value="456830843.59129995" table:style-name="ce1">
            <text:p>456830843,6</text:p>
          </table:table-cell>
          <table:table-cell office:value-type="float" office:value="468081831.71929997" table:style-name="ce1">
            <text:p>468081831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330365" table:style-name="ce1">
            <text:p>-109,330365</text:p>
          </table:table-cell>
          <table:table-cell office:value-type="float" office:value="25.831707000000002" table:style-name="ce1">
            <text:p>25,831707</text:p>
          </table:table-cell>
          <table:table-cell office:value-type="float" office:value="53942616.221900001" table:style-name="ce1">
            <text:p>53942616,22</text:p>
          </table:table-cell>
          <table:table-cell office:value-type="float" office:value="164468079.7626" table:style-name="ce1">
            <text:p>164468079,8</text:p>
          </table:table-cell>
          <table:table-cell office:value-type="float" office:value="259326462.88770005" table:style-name="ce1">
            <text:p>259326462,9</text:p>
          </table:table-cell>
          <table:table-cell office:value-type="float" office:value="346617127.09630001" table:style-name="ce1">
            <text:p>346617127,1</text:p>
          </table:table-cell>
          <table:table-cell office:value-type="float" office:value="430251043.94669998" table:style-name="ce1">
            <text:p>430251043,9</text:p>
          </table:table-cell>
          <table:table-cell office:value-type="float" office:value="495156469.04559994" table:style-name="ce1">
            <text:p>495156469</text:p>
          </table:table-cell>
          <table:table-cell office:value-type="float" office:value="538242156.52569997" table:style-name="ce1">
            <text:p>538242156,5</text:p>
          </table:table-cell>
          <table:table-cell office:value-type="float" office:value="565543142.28250003" table:style-name="ce1">
            <text:p>565543142,3</text:p>
          </table:table-cell>
          <table:table-cell office:value-type="float" office:value="582095916.66509998" table:style-name="ce1">
            <text:p>582095916,7</text:p>
          </table:table-cell>
          <table:table-cell office:value-type="float" office:value="591874756.23530006" table:style-name="ce1">
            <text:p>591874756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33373400000001" table:style-name="ce1">
            <text:p>-109,333734</text:p>
          </table:table-cell>
          <table:table-cell office:value-type="float" office:value="26.121548000000001" table:style-name="ce1">
            <text:p>26,121548</text:p>
          </table:table-cell>
          <table:table-cell office:value-type="float" office:value="14728278.454" table:style-name="ce1">
            <text:p>14728278,45</text:p>
          </table:table-cell>
          <table:table-cell office:value-type="float" office:value="92828458.341300011" table:style-name="ce1">
            <text:p>92828458,34</text:p>
          </table:table-cell>
          <table:table-cell office:value-type="float" office:value="184000459.74000001" table:style-name="ce1">
            <text:p>184000459,7</text:p>
          </table:table-cell>
          <table:table-cell office:value-type="float" office:value="259363508.66150004" table:style-name="ce1">
            <text:p>259363508,7</text:p>
          </table:table-cell>
          <table:table-cell office:value-type="float" office:value="332387947.03079998" table:style-name="ce1">
            <text:p>332387947</text:p>
          </table:table-cell>
          <table:table-cell office:value-type="float" office:value="385898809.25470001" table:style-name="ce1">
            <text:p>385898809,3</text:p>
          </table:table-cell>
          <table:table-cell office:value-type="float" office:value="429135845.23310006" table:style-name="ce1">
            <text:p>429135845,2</text:p>
          </table:table-cell>
          <table:table-cell office:value-type="float" office:value="463168310.31489998" table:style-name="ce1">
            <text:p>463168310,3</text:p>
          </table:table-cell>
          <table:table-cell office:value-type="float" office:value="489089618.04559994" table:style-name="ce1">
            <text:p>489089618</text:p>
          </table:table-cell>
          <table:table-cell office:value-type="float" office:value="508757236.84640002" table:style-name="ce1">
            <text:p>508757236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29961900000001" table:style-name="ce1">
            <text:p>-109,299619</text:p>
          </table:table-cell>
          <table:table-cell office:value-type="float" office:value="26.445720000000001" table:style-name="ce1">
            <text:p>26,44572</text:p>
          </table:table-cell>
          <table:table-cell office:value-type="float" office:value="13076014.696900001" table:style-name="ce1">
            <text:p>13076014,7</text:p>
          </table:table-cell>
          <table:table-cell office:value-type="float" office:value="33909130.770900004" table:style-name="ce1">
            <text:p>33909130,77</text:p>
          </table:table-cell>
          <table:table-cell office:value-type="float" office:value="53676340.865800001" table:style-name="ce1">
            <text:p>53676340,87</text:p>
          </table:table-cell>
          <table:table-cell office:value-type="float" office:value="74989137.592100009" table:style-name="ce1">
            <text:p>74989137,59</text:p>
          </table:table-cell>
          <table:table-cell office:value-type="float" office:value="95535630.335200012" table:style-name="ce1">
            <text:p>95535630,34</text:p>
          </table:table-cell>
          <table:table-cell office:value-type="float" office:value="117934914.10319999" table:style-name="ce1">
            <text:p>117934914,1</text:p>
          </table:table-cell>
          <table:table-cell office:value-type="float" office:value="140187964.44870001" table:style-name="ce1">
            <text:p>140187964,4</text:p>
          </table:table-cell>
          <table:table-cell office:value-type="float" office:value="159837685.00999999" table:style-name="ce1">
            <text:p>159837685</text:p>
          </table:table-cell>
          <table:table-cell office:value-type="float" office:value="178846276.89969999" table:style-name="ce1">
            <text:p>178846276,9</text:p>
          </table:table-cell>
          <table:table-cell office:value-type="float" office:value="195869150.5614" table:style-name="ce1">
            <text:p>195869150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545002" table:style-name="ce1">
            <text:p>-109,545002</text:p>
          </table:table-cell>
          <table:table-cell office:value-type="float" office:value="26.655847999999999" table:style-name="ce1">
            <text:p>26,655848</text:p>
          </table:table-cell>
          <table:table-cell office:value-type="float" office:value="58266605.033300005" table:style-name="ce1">
            <text:p>58266605,03</text:p>
          </table:table-cell>
          <table:table-cell office:value-type="float" office:value="107265165.61480001" table:style-name="ce1">
            <text:p>107265165,6</text:p>
          </table:table-cell>
          <table:table-cell office:value-type="float" office:value="157557656.52610004" table:style-name="ce1">
            <text:p>157557656,5</text:p>
          </table:table-cell>
          <table:table-cell office:value-type="float" office:value="210823515.12009999" table:style-name="ce1">
            <text:p>210823515,1</text:p>
          </table:table-cell>
          <table:table-cell office:value-type="float" office:value="257060900.52739999" table:style-name="ce1">
            <text:p>257060900,5</text:p>
          </table:table-cell>
          <table:table-cell office:value-type="float" office:value="298369397.65970004" table:style-name="ce1">
            <text:p>298369397,7</text:p>
          </table:table-cell>
          <table:table-cell office:value-type="float" office:value="332927543.6637001" table:style-name="ce1">
            <text:p>332927543,7</text:p>
          </table:table-cell>
          <table:table-cell office:value-type="float" office:value="370077926.46399999" table:style-name="ce1">
            <text:p>370077926,5</text:p>
          </table:table-cell>
          <table:table-cell office:value-type="float" office:value="412340190.10150003" table:style-name="ce1">
            <text:p>412340190,1</text:p>
          </table:table-cell>
          <table:table-cell office:value-type="float" office:value="446180384.4831" table:style-name="ce1">
            <text:p>446180384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816841" table:style-name="ce1">
            <text:p>-109,816841</text:p>
          </table:table-cell>
          <table:table-cell office:value-type="float" office:value="26.853110000000001" table:style-name="ce1">
            <text:p>26,85311</text:p>
          </table:table-cell>
          <table:table-cell office:value-type="float" office:value="54062670.134300001" table:style-name="ce1">
            <text:p>54062670,13</text:p>
          </table:table-cell>
          <table:table-cell office:value-type="float" office:value="130532637.67219999" table:style-name="ce1">
            <text:p>130532637,7</text:p>
          </table:table-cell>
          <table:table-cell office:value-type="float" office:value="190544421.57860002" table:style-name="ce1">
            <text:p>190544421,6</text:p>
          </table:table-cell>
          <table:table-cell office:value-type="float" office:value="244842623.28640002" table:style-name="ce1">
            <text:p>244842623,3</text:p>
          </table:table-cell>
          <table:table-cell office:value-type="float" office:value="300361524.58540004" table:style-name="ce1">
            <text:p>300361524,6</text:p>
          </table:table-cell>
          <table:table-cell office:value-type="float" office:value="351164193.71270001" table:style-name="ce1">
            <text:p>351164193,7</text:p>
          </table:table-cell>
          <table:table-cell office:value-type="float" office:value="391899728.85180002" table:style-name="ce1">
            <text:p>391899728,9</text:p>
          </table:table-cell>
          <table:table-cell office:value-type="float" office:value="427366850.57990003" table:style-name="ce1">
            <text:p>427366850,6</text:p>
          </table:table-cell>
          <table:table-cell office:value-type="float" office:value="458516386.71789998" table:style-name="ce1">
            <text:p>458516386,7</text:p>
          </table:table-cell>
          <table:table-cell office:value-type="float" office:value="485297372.22879994" table:style-name="ce1">
            <text:p>485297372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10131199999999" table:style-name="ce1">
            <text:p>-110,101312</text:p>
          </table:table-cell>
          <table:table-cell office:value-type="float" office:value="27.091449999999998" table:style-name="ce1">
            <text:p>27,09145</text:p>
          </table:table-cell>
          <table:table-cell office:value-type="float" office:value="59248048.3336" table:style-name="ce1">
            <text:p>59248048,33</text:p>
          </table:table-cell>
          <table:table-cell office:value-type="float" office:value="117079653.11989999" table:style-name="ce1">
            <text:p>117079653,1</text:p>
          </table:table-cell>
          <table:table-cell office:value-type="float" office:value="178073169.93350002" table:style-name="ce1">
            <text:p>178073169,9</text:p>
          </table:table-cell>
          <table:table-cell office:value-type="float" office:value="237983707.16690001" table:style-name="ce1">
            <text:p>237983707,2</text:p>
          </table:table-cell>
          <table:table-cell office:value-type="float" office:value="301623611.24830002" table:style-name="ce1">
            <text:p>301623611,2</text:p>
          </table:table-cell>
          <table:table-cell office:value-type="float" office:value="365831132.27579999" table:style-name="ce1">
            <text:p>365831132,3</text:p>
          </table:table-cell>
          <table:table-cell office:value-type="float" office:value="421165805.6063" table:style-name="ce1">
            <text:p>421165805,6</text:p>
          </table:table-cell>
          <table:table-cell office:value-type="float" office:value="469701734.84500003" table:style-name="ce1">
            <text:p>469701734,8</text:p>
          </table:table-cell>
          <table:table-cell office:value-type="float" office:value="509093951.10530001" table:style-name="ce1">
            <text:p>509093951,1</text:p>
          </table:table-cell>
          <table:table-cell office:value-type="float" office:value="541614369.847" table:style-name="ce1">
            <text:p>541614369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428347" table:style-name="ce1">
            <text:p>-110,428347</text:p>
          </table:table-cell>
          <table:table-cell office:value-type="float" office:value="27.310373999999999" table:style-name="ce1">
            <text:p>27,310374</text:p>
          </table:table-cell>
          <table:table-cell office:value-type="float" office:value="70057388.230599999" table:style-name="ce1">
            <text:p>70057388,23</text:p>
          </table:table-cell>
          <table:table-cell office:value-type="float" office:value="141842157.40870002" table:style-name="ce1">
            <text:p>141842157,4</text:p>
          </table:table-cell>
          <table:table-cell office:value-type="float" office:value="227051797.73250002" table:style-name="ce1">
            <text:p>227051797,7</text:p>
          </table:table-cell>
          <table:table-cell office:value-type="float" office:value="297865736.49799997" table:style-name="ce1">
            <text:p>297865736,5</text:p>
          </table:table-cell>
          <table:table-cell office:value-type="float" office:value="370207451.61769998" table:style-name="ce1">
            <text:p>370207451,6</text:p>
          </table:table-cell>
          <table:table-cell office:value-type="float" office:value="429871034.36110002" table:style-name="ce1">
            <text:p>429871034,4</text:p>
          </table:table-cell>
          <table:table-cell office:value-type="float" office:value="475971191.0165" table:style-name="ce1">
            <text:p>475971191</text:p>
          </table:table-cell>
          <table:table-cell office:value-type="float" office:value="503886100.64459997" table:style-name="ce1">
            <text:p>503886100,6</text:p>
          </table:table-cell>
          <table:table-cell office:value-type="float" office:value="519465673.23449999" table:style-name="ce1">
            <text:p>519465673,2</text:p>
          </table:table-cell>
          <table:table-cell office:value-type="float" office:value="527226256.85040003" table:style-name="ce1">
            <text:p>527226256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559033" table:style-name="ce1">
            <text:p>-110,559033</text:p>
          </table:table-cell>
          <table:table-cell office:value-type="float" office:value="27.648371000000001" table:style-name="ce1">
            <text:p>27,648371</text:p>
          </table:table-cell>
          <table:table-cell office:value-type="float" office:value="52112209.888900004" table:style-name="ce1">
            <text:p>52112209,89</text:p>
          </table:table-cell>
          <table:table-cell office:value-type="float" office:value="92356321.590100005" table:style-name="ce1">
            <text:p>92356321,59</text:p>
          </table:table-cell>
          <table:table-cell office:value-type="float" office:value="123233723.29599999" table:style-name="ce1">
            <text:p>123233723,3</text:p>
          </table:table-cell>
          <table:table-cell office:value-type="float" office:value="168438185.68279999" table:style-name="ce1">
            <text:p>168438185,7</text:p>
          </table:table-cell>
          <table:table-cell office:value-type="float" office:value="208164349.67820001" table:style-name="ce1">
            <text:p>208164349,7</text:p>
          </table:table-cell>
          <table:table-cell office:value-type="float" office:value="230596942.03100002" table:style-name="ce1">
            <text:p>230596942</text:p>
          </table:table-cell>
          <table:table-cell office:value-type="float" office:value="240839672.6241" table:style-name="ce1">
            <text:p>240839672,6</text:p>
          </table:table-cell>
          <table:table-cell office:value-type="float" office:value="245552402.07210001" table:style-name="ce1">
            <text:p>245552402,1</text:p>
          </table:table-cell>
          <table:table-cell office:value-type="float" office:value="247366802.07089999" table:style-name="ce1">
            <text:p>247366802,1</text:p>
          </table:table-cell>
          <table:table-cell office:value-type="float" office:value="248260531.06380001" table:style-name="ce1">
            <text:p>248260531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71068" table:style-name="ce1">
            <text:p>-110,71068</text:p>
          </table:table-cell>
          <table:table-cell office:value-type="float" office:value="27.839569000000001" table:style-name="ce1">
            <text:p>27,839569</text:p>
          </table:table-cell>
          <table:table-cell office:value-type="float" office:value="38371935.65992" table:style-name="ce1">
            <text:p>38371935,66</text:p>
          </table:table-cell>
          <table:table-cell office:value-type="float" office:value="74426503.340120003" table:style-name="ce1">
            <text:p>74426503,34</text:p>
          </table:table-cell>
          <table:table-cell office:value-type="float" office:value="111274189.84622" table:style-name="ce1">
            <text:p>111274189,8</text:p>
          </table:table-cell>
          <table:table-cell office:value-type="float" office:value="144204347.79312" table:style-name="ce1">
            <text:p>144204347,8</text:p>
          </table:table-cell>
          <table:table-cell office:value-type="float" office:value="172920970.92812002" table:style-name="ce1">
            <text:p>172920970,9</text:p>
          </table:table-cell>
          <table:table-cell office:value-type="float" office:value="198018965.71271998" table:style-name="ce1">
            <text:p>198018965,7</text:p>
          </table:table-cell>
          <table:table-cell office:value-type="float" office:value="221210852.32161999" table:style-name="ce1">
            <text:p>221210852,3</text:p>
          </table:table-cell>
          <table:table-cell office:value-type="float" office:value="241435995.58261997" table:style-name="ce1">
            <text:p>241435995,6</text:p>
          </table:table-cell>
          <table:table-cell office:value-type="float" office:value="261551942.33252001" table:style-name="ce1">
            <text:p>261551942,3</text:p>
          </table:table-cell>
          <table:table-cell office:value-type="float" office:value="279976933.10821998" table:style-name="ce1">
            <text:p>279976933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048367" table:style-name="ce1">
            <text:p>-111,048367</text:p>
          </table:table-cell>
          <table:table-cell office:value-type="float" office:value="27.945616000000001" table:style-name="ce1">
            <text:p>27,945616</text:p>
          </table:table-cell>
          <table:table-cell office:value-type="float" office:value="3812917.3111" table:style-name="ce1">
            <text:p>3812917,311</text:p>
          </table:table-cell>
          <table:table-cell office:value-type="float" office:value="7722780.4226000002" table:style-name="ce1">
            <text:p>7722780,423</text:p>
          </table:table-cell>
          <table:table-cell office:value-type="float" office:value="11977660.255499998" table:style-name="ce1">
            <text:p>11977660,26</text:p>
          </table:table-cell>
          <table:table-cell office:value-type="float" office:value="15971164.076299999" table:style-name="ce1">
            <text:p>15971164,08</text:p>
          </table:table-cell>
          <table:table-cell office:value-type="float" office:value="20263814.403000001" table:style-name="ce1">
            <text:p>20263814,4</text:p>
          </table:table-cell>
          <table:table-cell office:value-type="float" office:value="24882964.806100003" table:style-name="ce1">
            <text:p>24882964,81</text:p>
          </table:table-cell>
          <table:table-cell office:value-type="float" office:value="29750127.531500001" table:style-name="ce1">
            <text:p>29750127,53</text:p>
          </table:table-cell>
          <table:table-cell office:value-type="float" office:value="34555454.823800005" table:style-name="ce1">
            <text:p>34555454,82</text:p>
          </table:table-cell>
          <table:table-cell office:value-type="float" office:value="39152305.1976" table:style-name="ce1">
            <text:p>39152305,2</text:p>
          </table:table-cell>
          <table:table-cell office:value-type="float" office:value="43698914.422899999" table:style-name="ce1">
            <text:p>43698914,4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349245" table:style-name="ce1">
            <text:p>-111,349245</text:p>
          </table:table-cell>
          <table:table-cell office:value-type="float" office:value="28.21238" table:style-name="ce1">
            <text:p>28,21238</text:p>
          </table:table-cell>
          <table:table-cell office:value-type="float" office:value="8758229.7963999994" table:style-name="ce1">
            <text:p>8758229,796</text:p>
          </table:table-cell>
          <table:table-cell office:value-type="float" office:value="19009655.749799993" table:style-name="ce1">
            <text:p>19009655,75</text:p>
          </table:table-cell>
          <table:table-cell office:value-type="float" office:value="28309542.029499996" table:style-name="ce1">
            <text:p>28309542,03</text:p>
          </table:table-cell>
          <table:table-cell office:value-type="float" office:value="37196954.706900008" table:style-name="ce1">
            <text:p>37196954,71</text:p>
          </table:table-cell>
          <table:table-cell office:value-type="float" office:value="46744457.37120001" table:style-name="ce1">
            <text:p>46744457,37</text:p>
          </table:table-cell>
          <table:table-cell office:value-type="float" office:value="57418646.0999" table:style-name="ce1">
            <text:p>57418646,1</text:p>
          </table:table-cell>
          <table:table-cell office:value-type="float" office:value="67075330.982399993" table:style-name="ce1">
            <text:p>67075330,98</text:p>
          </table:table-cell>
          <table:table-cell office:value-type="float" office:value="76189310.671800017" table:style-name="ce1">
            <text:p>76189310,67</text:p>
          </table:table-cell>
          <table:table-cell office:value-type="float" office:value="85469675.212200001" table:style-name="ce1">
            <text:p>85469675,21</text:p>
          </table:table-cell>
          <table:table-cell office:value-type="float" office:value="95196001.493199989" table:style-name="ce1">
            <text:p>95196001,4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63339999999999" table:style-name="ce1">
            <text:p>-111,6334</text:p>
          </table:table-cell>
          <table:table-cell office:value-type="float" office:value="28.499579000000001" table:style-name="ce1">
            <text:p>28,499579</text:p>
          </table:table-cell>
          <table:table-cell office:value-type="float" office:value="20566977.0964" table:style-name="ce1">
            <text:p>20566977,1</text:p>
          </table:table-cell>
          <table:table-cell office:value-type="float" office:value="52333732.301599994" table:style-name="ce1">
            <text:p>52333732,3</text:p>
          </table:table-cell>
          <table:table-cell office:value-type="float" office:value="101226102.45529997" table:style-name="ce1">
            <text:p>101226102,5</text:p>
          </table:table-cell>
          <table:table-cell office:value-type="float" office:value="150106495.02520001" table:style-name="ce1">
            <text:p>150106495</text:p>
          </table:table-cell>
          <table:table-cell office:value-type="float" office:value="189475600.31889999" table:style-name="ce1">
            <text:p>189475600,3</text:p>
          </table:table-cell>
          <table:table-cell office:value-type="float" office:value="221564223.34250003" table:style-name="ce1">
            <text:p>221564223,3</text:p>
          </table:table-cell>
          <table:table-cell office:value-type="float" office:value="252237439.66440001" table:style-name="ce1">
            <text:p>252237439,7</text:p>
          </table:table-cell>
          <table:table-cell office:value-type="float" office:value="280126356.1961" table:style-name="ce1">
            <text:p>280126356,2</text:p>
          </table:table-cell>
          <table:table-cell office:value-type="float" office:value="313588719.80810004" table:style-name="ce1">
            <text:p>313588719,8</text:p>
          </table:table-cell>
          <table:table-cell office:value-type="float" office:value="348983754.93799996" table:style-name="ce1">
            <text:p>348983754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923875" table:style-name="ce1">
            <text:p>-111,923875</text:p>
          </table:table-cell>
          <table:table-cell office:value-type="float" office:value="28.760390000000001" table:style-name="ce1">
            <text:p>28,76039</text:p>
          </table:table-cell>
          <table:table-cell office:value-type="float" office:value="50843700.000099994" table:style-name="ce1">
            <text:p>50843700</text:p>
          </table:table-cell>
          <table:table-cell office:value-type="float" office:value="93635999.999900013" table:style-name="ce1">
            <text:p>93636000</text:p>
          </table:table-cell>
          <table:table-cell office:value-type="float" office:value="134855043.5668" table:style-name="ce1">
            <text:p>134855043,6</text:p>
          </table:table-cell>
          <table:table-cell office:value-type="float" office:value="181739238.3188" table:style-name="ce1">
            <text:p>181739238,3</text:p>
          </table:table-cell>
          <table:table-cell office:value-type="float" office:value="226701630.36080003" table:style-name="ce1">
            <text:p>226701630,4</text:p>
          </table:table-cell>
          <table:table-cell office:value-type="float" office:value="265402611.53270003" table:style-name="ce1">
            <text:p>265402611,5</text:p>
          </table:table-cell>
          <table:table-cell office:value-type="float" office:value="310147010.32820004" table:style-name="ce1">
            <text:p>310147010,3</text:p>
          </table:table-cell>
          <table:table-cell office:value-type="float" office:value="355893714.10620004" table:style-name="ce1">
            <text:p>355893714,1</text:p>
          </table:table-cell>
          <table:table-cell office:value-type="float" office:value="403546678.78410006" table:style-name="ce1">
            <text:p>403546678,8</text:p>
          </table:table-cell>
          <table:table-cell office:value-type="float" office:value="444860608.61590004" table:style-name="ce1">
            <text:p>444860608,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123536" table:style-name="ce1">
            <text:p>-112,123536</text:p>
          </table:table-cell>
          <table:table-cell office:value-type="float" office:value="29.068097999999999" table:style-name="ce1">
            <text:p>29,068098</text:p>
          </table:table-cell>
          <table:table-cell office:value-type="float" office:value="6058799.9999000002" table:style-name="ce1">
            <text:p>6058800</text:p>
          </table:table-cell>
          <table:table-cell office:value-type="float" office:value="12645118.167399999" table:style-name="ce1">
            <text:p>12645118,17</text:p>
          </table:table-cell>
          <table:table-cell office:value-type="float" office:value="19550340.859699998" table:style-name="ce1">
            <text:p>19550340,86</text:p>
          </table:table-cell>
          <table:table-cell office:value-type="float" office:value="25539574.195800006" table:style-name="ce1">
            <text:p>25539574,2</text:p>
          </table:table-cell>
          <table:table-cell office:value-type="float" office:value="30546950.1732" table:style-name="ce1">
            <text:p>30546950,17</text:p>
          </table:table-cell>
          <table:table-cell office:value-type="float" office:value="35612217.161600001" table:style-name="ce1">
            <text:p>35612217,16</text:p>
          </table:table-cell>
          <table:table-cell office:value-type="float" office:value="40039625.545400001" table:style-name="ce1">
            <text:p>40039625,55</text:p>
          </table:table-cell>
          <table:table-cell office:value-type="float" office:value="44077691.961899996" table:style-name="ce1">
            <text:p>44077691,96</text:p>
          </table:table-cell>
          <table:table-cell office:value-type="float" office:value="63118220.488799997" table:style-name="ce1">
            <text:p>63118220,49</text:p>
          </table:table-cell>
          <table:table-cell office:value-type="float" office:value="68280915.092999995" table:style-name="ce1">
            <text:p>68280915,0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294363" table:style-name="ce1">
            <text:p>-112,294363</text:p>
          </table:table-cell>
          <table:table-cell office:value-type="float" office:value="29.376282" table:style-name="ce1">
            <text:p>29,376282</text:p>
          </table:table-cell>
          <table:table-cell office:value-type="float" office:value="10442329.404099999" table:style-name="ce1">
            <text:p>10442329,4</text:p>
          </table:table-cell>
          <table:table-cell office:value-type="float" office:value="18695211.236399997" table:style-name="ce1">
            <text:p>18695211,24</text:p>
          </table:table-cell>
          <table:table-cell office:value-type="float" office:value="25184979.084299996" table:style-name="ce1">
            <text:p>25184979,08</text:p>
          </table:table-cell>
          <table:table-cell office:value-type="float" office:value="31694798.862100001" table:style-name="ce1">
            <text:p>31694798,86</text:p>
          </table:table-cell>
          <table:table-cell office:value-type="float" office:value="42702500.253600001" table:style-name="ce1">
            <text:p>42702500,25</text:p>
          </table:table-cell>
          <table:table-cell office:value-type="float" office:value="53613200.253699996" table:style-name="ce1">
            <text:p>53613200,25</text:p>
          </table:table-cell>
          <table:table-cell office:value-type="float" office:value="63807795.4432" table:style-name="ce1">
            <text:p>63807795,44</text:p>
          </table:table-cell>
          <table:table-cell office:value-type="float" office:value="71347788.009599999" table:style-name="ce1">
            <text:p>71347788,01</text:p>
          </table:table-cell>
          <table:table-cell office:value-type="float" office:value="77110454.685499996" table:style-name="ce1">
            <text:p>77110454,69</text:p>
          </table:table-cell>
          <table:table-cell office:value-type="float" office:value="81744903.968800008" table:style-name="ce1">
            <text:p>81744903,9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52277100000001" table:style-name="ce1">
            <text:p>-112,522771</text:p>
          </table:table-cell>
          <table:table-cell office:value-type="float" office:value="29.675224" table:style-name="ce1">
            <text:p>29,675224</text:p>
          </table:table-cell>
          <table:table-cell office:value-type="float" office:value="521809.70630000002" table:style-name="ce1">
            <text:p>521809,7063</text:p>
          </table:table-cell>
          <table:table-cell office:value-type="float" office:value="1015909.7064" table:style-name="ce1">
            <text:p>1015909,706</text:p>
          </table:table-cell>
          <table:table-cell office:value-type="float" office:value="1702741.8581999999" table:style-name="ce1">
            <text:p>1702741,858</text:p>
          </table:table-cell>
          <table:table-cell office:value-type="float" office:value="2543485.7893000003" table:style-name="ce1">
            <text:p>2543485,789</text:p>
          </table:table-cell>
          <table:table-cell office:value-type="float" office:value="3240284.3977000001" table:style-name="ce1">
            <text:p>3240284,398</text:p>
          </table:table-cell>
          <table:table-cell office:value-type="float" office:value="3961184.3976999996" table:style-name="ce1">
            <text:p>3961184,398</text:p>
          </table:table-cell>
          <table:table-cell office:value-type="float" office:value="4879789.2083000001" table:style-name="ce1">
            <text:p>4879789,208</text:p>
          </table:table-cell>
          <table:table-cell office:value-type="float" office:value="5800421.9993999992" table:style-name="ce1">
            <text:p>5800421,999</text:p>
          </table:table-cell>
          <table:table-cell office:value-type="float" office:value="6598503.3955000006" table:style-name="ce1">
            <text:p>6598503,396</text:p>
          </table:table-cell>
          <table:table-cell office:value-type="float" office:value="7550052.4331999999" table:style-name="ce1">
            <text:p>7550052,43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703434" table:style-name="ce1">
            <text:p>-112,703434</text:p>
          </table:table-cell>
          <table:table-cell office:value-type="float" office:value="30.019651" table:style-name="ce1">
            <text:p>30,019651</text:p>
          </table:table-cell>
          <table:table-cell office:value-type="float" office:value="157195.51689999999" table:style-name="ce1">
            <text:p>157195,5169</text:p>
          </table:table-cell>
          <table:table-cell office:value-type="float" office:value="408295.51689999999" table:style-name="ce1">
            <text:p>408295,5169</text:p>
          </table:table-cell>
          <table:table-cell office:value-type="float" office:value="975295.51689999993" table:style-name="ce1">
            <text:p>975295,5169</text:p>
          </table:table-cell>
          <table:table-cell office:value-type="float" office:value="1679995.5168999999" table:style-name="ce1">
            <text:p>1679995,517</text:p>
          </table:table-cell>
          <table:table-cell office:value-type="float" office:value="2546695.5168999997" table:style-name="ce1">
            <text:p>2546695,517</text:p>
          </table:table-cell>
          <table:table-cell office:value-type="float" office:value="3453895.5167999999" table:style-name="ce1">
            <text:p>3453895,517</text:p>
          </table:table-cell>
          <table:table-cell office:value-type="float" office:value="4263895.517" table:style-name="ce1">
            <text:p>4263895,517</text:p>
          </table:table-cell>
          <table:table-cell office:value-type="float" office:value="5183710.0063000005" table:style-name="ce1">
            <text:p>5183710,006</text:p>
          </table:table-cell>
          <table:table-cell office:value-type="float" office:value="6082810.0062999995" table:style-name="ce1">
            <text:p>6082810,006</text:p>
          </table:table-cell>
          <table:table-cell office:value-type="float" office:value="7079110.0063000005" table:style-name="ce1">
            <text:p>7079110,00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864062" table:style-name="ce1">
            <text:p>-112,864062</text:p>
          </table:table-cell>
          <table:table-cell office:value-type="float" office:value="30.374337000000001" table:style-name="ce1">
            <text:p>30,374337</text:p>
          </table:table-cell>
          <table:table-cell office:value-type="float" office:value="806354.40779999993" table:style-name="ce1">
            <text:p>806354,4078</text:p>
          </table:table-cell>
          <table:table-cell office:value-type="float" office:value="2636932.1274000001" table:style-name="ce1">
            <text:p>2636932,127</text:p>
          </table:table-cell>
          <table:table-cell office:value-type="float" office:value="6291916.9619999994" table:style-name="ce1">
            <text:p>6291916,962</text:p>
          </table:table-cell>
          <table:table-cell office:value-type="float" office:value="8478916.9619999994" table:style-name="ce1">
            <text:p>8478916,962</text:p>
          </table:table-cell>
          <table:table-cell office:value-type="float" office:value="10331854.124000002" table:style-name="ce1">
            <text:p>10331854,12</text:p>
          </table:table-cell>
          <table:table-cell office:value-type="float" office:value="12250037.363300001" table:style-name="ce1">
            <text:p>12250037,36</text:p>
          </table:table-cell>
          <table:table-cell office:value-type="float" office:value="21175309.436300006" table:style-name="ce1">
            <text:p>21175309,44</text:p>
          </table:table-cell>
          <table:table-cell office:value-type="float" office:value="26848409.206599999" table:style-name="ce1">
            <text:p>26848409,21</text:p>
          </table:table-cell>
          <table:table-cell office:value-type="float" office:value="36989813.657200001" table:style-name="ce1">
            <text:p>36989813,66</text:p>
          </table:table-cell>
          <table:table-cell office:value-type="float" office:value="49316523.063699998" table:style-name="ce1">
            <text:p>49316523,0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03197900000001" table:style-name="ce1">
            <text:p>-113,031979</text:p>
          </table:table-cell>
          <table:table-cell office:value-type="float" office:value="30.720889" table:style-name="ce1">
            <text:p>30,720889</text:p>
          </table:table-cell>
          <table:table-cell office:value-type="float" office:value="432945.59239999996" table:style-name="ce1">
            <text:p>432945,5924</text:p>
          </table:table-cell>
          <table:table-cell office:value-type="float" office:value="4385767.8727000002" table:style-name="ce1">
            <text:p>4385767,873</text:p>
          </table:table-cell>
          <table:table-cell office:value-type="float" office:value="6441283.0380000016" table:style-name="ce1">
            <text:p>6441283,038</text:p>
          </table:table-cell>
          <table:table-cell office:value-type="float" office:value="13998583.038000001" table:style-name="ce1">
            <text:p>13998583,04</text:p>
          </table:table-cell>
          <table:table-cell office:value-type="float" office:value="18831993.606300004" table:style-name="ce1">
            <text:p>18831993,61</text:p>
          </table:table-cell>
          <table:table-cell office:value-type="float" office:value="51138953.142500006" table:style-name="ce1">
            <text:p>51138953,14</text:p>
          </table:table-cell>
          <table:table-cell office:value-type="float" office:value="66125623.447700001" table:style-name="ce1">
            <text:p>66125623,45</text:p>
          </table:table-cell>
          <table:table-cell office:value-type="float" office:value="82060002.319199994" table:style-name="ce1">
            <text:p>82060002,32</text:p>
          </table:table-cell>
          <table:table-cell office:value-type="float" office:value="98523346.007499993" table:style-name="ce1">
            <text:p>98523346,01</text:p>
          </table:table-cell>
          <table:table-cell office:value-type="float" office:value="116118157.26389998" table:style-name="ce1">
            <text:p>116118157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111525" table:style-name="ce1">
            <text:p>-113,111525</text:p>
          </table:table-cell>
          <table:table-cell office:value-type="float" office:value="31.065978000000001" table:style-name="ce1">
            <text:p>31,065978</text:p>
          </table:table-cell>
          <table:table-cell office:value-type="float" office:value="25167954.210370004" table:style-name="ce1">
            <text:p>25167954,21</text:p>
          </table:table-cell>
          <table:table-cell office:value-type="float" office:value="46241179.508889996" table:style-name="ce1">
            <text:p>46241179,51</text:p>
          </table:table-cell>
          <table:table-cell office:value-type="float" office:value="59368592.827379994" table:style-name="ce1">
            <text:p>59368592,83</text:p>
          </table:table-cell>
          <table:table-cell office:value-type="float" office:value="69726859.545110017" table:style-name="ce1">
            <text:p>69726859,55</text:p>
          </table:table-cell>
          <table:table-cell office:value-type="float" office:value="79313411.814809993" table:style-name="ce1">
            <text:p>79313411,81</text:p>
          </table:table-cell>
          <table:table-cell office:value-type="float" office:value="90637563.782109991" table:style-name="ce1">
            <text:p>90637563,78</text:p>
          </table:table-cell>
          <table:table-cell office:value-type="float" office:value="102663973.88841" table:style-name="ce1">
            <text:p>102663973,9</text:p>
          </table:table-cell>
          <table:table-cell office:value-type="float" office:value="118331521.67230999" table:style-name="ce1">
            <text:p>118331521,7</text:p>
          </table:table-cell>
          <table:table-cell office:value-type="float" office:value="133513771.83711" table:style-name="ce1">
            <text:p>133513771,8</text:p>
          </table:table-cell>
          <table:table-cell office:value-type="float" office:value="146279251.17401001" table:style-name="ce1">
            <text:p>146279251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349118" table:style-name="ce1">
            <text:p>-113,349118</text:p>
          </table:table-cell>
          <table:table-cell office:value-type="float" office:value="31.277311000000001" table:style-name="ce1">
            <text:p>31,277311</text:p>
          </table:table-cell>
          <table:table-cell office:value-type="float" office:value="16741445.789400002" table:style-name="ce1">
            <text:p>16741445,79</text:p>
          </table:table-cell>
          <table:table-cell office:value-type="float" office:value="31368889.8237" table:style-name="ce1">
            <text:p>31368889,82</text:p>
          </table:table-cell>
          <table:table-cell office:value-type="float" office:value="43131863.536699995" table:style-name="ce1">
            <text:p>43131863,54</text:p>
          </table:table-cell>
          <table:table-cell office:value-type="float" office:value="54333885.790199995" table:style-name="ce1">
            <text:p>54333885,79</text:p>
          </table:table-cell>
          <table:table-cell office:value-type="float" office:value="65108574.152199998" table:style-name="ce1">
            <text:p>65108574,15</text:p>
          </table:table-cell>
          <table:table-cell office:value-type="float" office:value="81610001.131399989" table:style-name="ce1">
            <text:p>81610001,13</text:p>
          </table:table-cell>
          <table:table-cell office:value-type="float" office:value="96903758.471699998" table:style-name="ce1">
            <text:p>96903758,47</text:p>
          </table:table-cell>
          <table:table-cell office:value-type="float" office:value="112682688.00780001" table:style-name="ce1">
            <text:p>112682688</text:p>
          </table:table-cell>
          <table:table-cell office:value-type="float" office:value="127951666.9033" table:style-name="ce1">
            <text:p>127951666,9</text:p>
          </table:table-cell>
          <table:table-cell office:value-type="float" office:value="142313390.74529999" table:style-name="ce1">
            <text:p>142313390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69666700000001" table:style-name="ce1">
            <text:p>-113,696667</text:p>
          </table:table-cell>
          <table:table-cell office:value-type="float" office:value="31.452265000000001" table:style-name="ce1">
            <text:p>31,452265</text:p>
          </table:table-cell>
          <table:table-cell office:value-type="float" office:value="10870200" table:style-name="ce1">
            <text:p>10870200</text:p>
          </table:table-cell>
          <table:table-cell office:value-type="float" office:value="24397990.699199997" table:style-name="ce1">
            <text:p>24397990,7</text:p>
          </table:table-cell>
          <table:table-cell office:value-type="float" office:value="41836402.754599996" table:style-name="ce1">
            <text:p>41836402,75</text:p>
          </table:table-cell>
          <table:table-cell office:value-type="float" office:value="57724420.490799993" table:style-name="ce1">
            <text:p>57724420,49</text:p>
          </table:table-cell>
          <table:table-cell office:value-type="float" office:value="73908866.530000001" table:style-name="ce1">
            <text:p>73908866,53</text:p>
          </table:table-cell>
          <table:table-cell office:value-type="float" office:value="95899106.516899973" table:style-name="ce1">
            <text:p>95899106,52</text:p>
          </table:table-cell>
          <table:table-cell office:value-type="float" office:value="118682251.13699999" table:style-name="ce1">
            <text:p>118682251,1</text:p>
          </table:table-cell>
          <table:table-cell office:value-type="float" office:value="138754348.48899999" table:style-name="ce1">
            <text:p>138754348,5</text:p>
          </table:table-cell>
          <table:table-cell office:value-type="float" office:value="161337594.50130004" table:style-name="ce1">
            <text:p>161337594,5</text:p>
          </table:table-cell>
          <table:table-cell office:value-type="float" office:value="179485779.86630002" table:style-name="ce1">
            <text:p>179485779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947661" table:style-name="ce1">
            <text:p>-113,947661</text:p>
          </table:table-cell>
          <table:table-cell office:value-type="float" office:value="31.538319999999999" table:style-name="ce1">
            <text:p>31,53832</text:p>
          </table:table-cell>
          <table:table-cell office:value-type="float" office:value="50851799.999899998" table:style-name="ce1">
            <text:p>50851800</text:p>
          </table:table-cell>
          <table:table-cell office:value-type="float" office:value="95040639.967699975" table:style-name="ce1">
            <text:p>95040639,97</text:p>
          </table:table-cell>
          <table:table-cell office:value-type="float" office:value="119646911.69130002" table:style-name="ce1">
            <text:p>119646911,7</text:p>
          </table:table-cell>
          <table:table-cell office:value-type="float" office:value="135730015.01890001" table:style-name="ce1">
            <text:p>135730015</text:p>
          </table:table-cell>
          <table:table-cell office:value-type="float" office:value="150032280.61800003" table:style-name="ce1">
            <text:p>150032280,6</text:p>
          </table:table-cell>
          <table:table-cell office:value-type="float" office:value="164179606.36300001" table:style-name="ce1">
            <text:p>164179606,4</text:p>
          </table:table-cell>
          <table:table-cell office:value-type="float" office:value="179148151.74540001" table:style-name="ce1">
            <text:p>179148151,7</text:p>
          </table:table-cell>
          <table:table-cell office:value-type="float" office:value="193628941.8858" table:style-name="ce1">
            <text:p>193628941,9</text:p>
          </table:table-cell>
          <table:table-cell office:value-type="float" office:value="208265618.67490003" table:style-name="ce1">
            <text:p>208265618,7</text:p>
          </table:table-cell>
          <table:table-cell office:value-type="float" office:value="222329343.36769998" table:style-name="ce1">
            <text:p>222329343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264376" table:style-name="ce1">
            <text:p>-114,264376</text:p>
          </table:table-cell>
          <table:table-cell office:value-type="float" office:value="31.578444999999999" table:style-name="ce1">
            <text:p>31,578445</text:p>
          </table:table-cell>
          <table:table-cell office:value-type="float" office:value="1628100" table:style-name="ce1">
            <text:p>1628100</text:p>
          </table:table-cell>
          <table:table-cell office:value-type="float" office:value="2972700" table:style-name="ce1">
            <text:p>2972700</text:p>
          </table:table-cell>
          <table:table-cell office:value-type="float" office:value="8038529.1898999996" table:style-name="ce1">
            <text:p>8038529,19</text:p>
          </table:table-cell>
          <table:table-cell office:value-type="float" office:value="9554719.1544000003" table:style-name="ce1">
            <text:p>9554719,154</text:p>
          </table:table-cell>
          <table:table-cell office:value-type="float" office:value="10922902.032000002" table:style-name="ce1">
            <text:p>10922902,03</text:p>
          </table:table-cell>
          <table:table-cell office:value-type="float" office:value="12140721.6965" table:style-name="ce1">
            <text:p>12140721,7</text:p>
          </table:table-cell>
          <table:table-cell office:value-type="float" office:value="13378409.661900001" table:style-name="ce1">
            <text:p>13378409,66</text:p>
          </table:table-cell>
          <table:table-cell office:value-type="float" office:value="14336966.207600001" table:style-name="ce1">
            <text:p>14336966,21</text:p>
          </table:table-cell>
          <table:table-cell office:value-type="float" office:value="15564329.9968" table:style-name="ce1">
            <text:p>15564330</text:p>
          </table:table-cell>
          <table:table-cell office:value-type="float" office:value="16958896.096999999" table:style-name="ce1">
            <text:p>16958896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637972" table:style-name="ce1">
            <text:p>-114,637972</text:p>
          </table:table-cell>
          <table:table-cell office:value-type="float" office:value="31.634411" table:style-name="ce1">
            <text:p>31,634411</text:p>
          </table:table-cell>
          <table:table-cell office:value-type="float" office:value="90477455.191199988" table:style-name="ce1">
            <text:p>90477455,19</text:p>
          </table:table-cell>
          <table:table-cell office:value-type="float" office:value="229934641.04010001" table:style-name="ce1">
            <text:p>229934641</text:p>
          </table:table-cell>
          <table:table-cell office:value-type="float" office:value="329299015.59250003" table:style-name="ce1">
            <text:p>329299015,6</text:p>
          </table:table-cell>
          <table:table-cell office:value-type="float" office:value="419041153.07260001" table:style-name="ce1">
            <text:p>419041153,1</text:p>
          </table:table-cell>
          <table:table-cell office:value-type="float" office:value="463352749.19929999" table:style-name="ce1">
            <text:p>463352749,2</text:p>
          </table:table-cell>
          <table:table-cell office:value-type="float" office:value="482452624.90619999" table:style-name="ce1">
            <text:p>482452624,9</text:p>
          </table:table-cell>
          <table:table-cell office:value-type="float" office:value="492405442.19589996" table:style-name="ce1">
            <text:p>492405442,2</text:p>
          </table:table-cell>
          <table:table-cell office:value-type="float" office:value="498631281.10749996" table:style-name="ce1">
            <text:p>498631281,1</text:p>
          </table:table-cell>
          <table:table-cell office:value-type="float" office:value="503173999.69940001" table:style-name="ce1">
            <text:p>503173999,7</text:p>
          </table:table-cell>
          <table:table-cell office:value-type="float" office:value="506240984.80190003" table:style-name="ce1">
            <text:p>506240984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846998" table:style-name="ce1">
            <text:p>-114,846998</text:p>
          </table:table-cell>
          <table:table-cell office:value-type="float" office:value="31.416779999999999" table:style-name="ce1">
            <text:p>31,41678</text:p>
          </table:table-cell>
          <table:table-cell office:value-type="float" office:value="1643898.9553999999" table:style-name="ce1">
            <text:p>1643898,955</text:p>
          </table:table-cell>
          <table:table-cell office:value-type="float" office:value="36670404.695500001" table:style-name="ce1">
            <text:p>36670404,7</text:p>
          </table:table-cell>
          <table:table-cell office:value-type="float" office:value="133911174.20940001" table:style-name="ce1">
            <text:p>133911174,2</text:p>
          </table:table-cell>
          <table:table-cell office:value-type="float" office:value="335206871.71240002" table:style-name="ce1">
            <text:p>335206871,7</text:p>
          </table:table-cell>
          <table:table-cell office:value-type="float" office:value="487753293.08389997" table:style-name="ce1">
            <text:p>487753293,1</text:p>
          </table:table-cell>
          <table:table-cell office:value-type="float" office:value="552284145.88199997" table:style-name="ce1">
            <text:p>552284145,9</text:p>
          </table:table-cell>
          <table:table-cell office:value-type="float" office:value="580479618.40409994" table:style-name="ce1">
            <text:p>580479618,4</text:p>
          </table:table-cell>
          <table:table-cell office:value-type="float" office:value="593235788.83379996" table:style-name="ce1">
            <text:p>593235788,8</text:p>
          </table:table-cell>
          <table:table-cell office:value-type="float" office:value="600154639.61360002" table:style-name="ce1">
            <text:p>600154639,6</text:p>
          </table:table-cell>
          <table:table-cell office:value-type="float" office:value="604715359.73389995" table:style-name="ce1">
            <text:p>604715359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790601" table:style-name="ce1">
            <text:p>-114,790601</text:p>
          </table:table-cell>
          <table:table-cell office:value-type="float" office:value="31.067945999999999" table:style-name="ce1">
            <text:p>31,067946</text:p>
          </table:table-cell>
          <table:table-cell office:value-type="float" office:value="154301.0447" table:style-name="ce1">
            <text:p>154301,0447</text:p>
          </table:table-cell>
          <table:table-cell office:value-type="float" office:value="772060.14809999999" table:style-name="ce1">
            <text:p>772060,1481</text:p>
          </table:table-cell>
          <table:table-cell office:value-type="float" office:value="6293602.0274999999" table:style-name="ce1">
            <text:p>6293602,028</text:p>
          </table:table-cell>
          <table:table-cell office:value-type="float" office:value="13734049.4431" table:style-name="ce1">
            <text:p>13734049,44</text:p>
          </table:table-cell>
          <table:table-cell office:value-type="float" office:value="19395263.144199997" table:style-name="ce1">
            <text:p>19395263,14</text:p>
          </table:table-cell>
          <table:table-cell office:value-type="float" office:value="22788025.347399998" table:style-name="ce1">
            <text:p>22788025,35</text:p>
          </table:table-cell>
          <table:table-cell office:value-type="float" office:value="25596387.926899999" table:style-name="ce1">
            <text:p>25596387,93</text:p>
          </table:table-cell>
          <table:table-cell office:value-type="float" office:value="28313617.411499999" table:style-name="ce1">
            <text:p>28313617,41</text:p>
          </table:table-cell>
          <table:table-cell office:value-type="float" office:value="30814375.2742" table:style-name="ce1">
            <text:p>30814375,27</text:p>
          </table:table-cell>
          <table:table-cell office:value-type="float" office:value="32851398.499600001" table:style-name="ce1">
            <text:p>32851398,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67027400000001" table:style-name="ce1">
            <text:p>-114,670274</text:p>
          </table:table-cell>
          <table:table-cell office:value-type="float" office:value="30.720027999999999" table:style-name="ce1">
            <text:p>30,720028</text:p>
          </table:table-cell>
          <table:table-cell office:value-type="float" office:value="275400" table:style-name="ce1">
            <text:p>275400</text:p>
          </table:table-cell>
          <table:table-cell office:value-type="float" office:value="1166400" table:style-name="ce1">
            <text:p>1166400</text:p>
          </table:table-cell>
          <table:table-cell office:value-type="float" office:value="4119534.7251000004" table:style-name="ce1">
            <text:p>4119534,725</text:p>
          </table:table-cell>
          <table:table-cell office:value-type="float" office:value="7702953.8079999993" table:style-name="ce1">
            <text:p>7702953,808</text:p>
          </table:table-cell>
          <table:table-cell office:value-type="float" office:value="9950284.5471000001" table:style-name="ce1">
            <text:p>9950284,547</text:p>
          </table:table-cell>
          <table:table-cell office:value-type="float" office:value="11684031.073400002" table:style-name="ce1">
            <text:p>11684031,07</text:p>
          </table:table-cell>
          <table:table-cell office:value-type="float" office:value="14122502.998499999" table:style-name="ce1">
            <text:p>14122503</text:p>
          </table:table-cell>
          <table:table-cell office:value-type="float" office:value="16343674.288999999" table:style-name="ce1">
            <text:p>16343674,29</text:p>
          </table:table-cell>
          <table:table-cell office:value-type="float" office:value="19099266.1976" table:style-name="ce1">
            <text:p>19099266,2</text:p>
          </table:table-cell>
          <table:table-cell office:value-type="float" office:value="22285880.526900005" table:style-name="ce1">
            <text:p>22285880,5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63626499999999" table:style-name="ce1">
            <text:p>-114,636265</text:p>
          </table:table-cell>
          <table:table-cell office:value-type="float" office:value="30.341421" table:style-name="ce1">
            <text:p>30,341421</text:p>
          </table:table-cell>
          <table:table-cell office:value-type="float" office:value="923399.99999999988" table:style-name="ce1">
            <text:p>923400</text:p>
          </table:table-cell>
          <table:table-cell office:value-type="float" office:value="1911600.0000000002" table:style-name="ce1">
            <text:p>1911600</text:p>
          </table:table-cell>
          <table:table-cell office:value-type="float" office:value="2940299.9998999997" table:style-name="ce1">
            <text:p>2940300</text:p>
          </table:table-cell>
          <table:table-cell office:value-type="float" office:value="4322869.0071" table:style-name="ce1">
            <text:p>4322869,007</text:p>
          </table:table-cell>
          <table:table-cell office:value-type="float" office:value="6112969.0072000008" table:style-name="ce1">
            <text:p>6112969,007</text:p>
          </table:table-cell>
          <table:table-cell office:value-type="float" office:value="7943569.0072000008" table:style-name="ce1">
            <text:p>7943569,007</text:p>
          </table:table-cell>
          <table:table-cell office:value-type="float" office:value="10125709.829499999" table:style-name="ce1">
            <text:p>10125709,83</text:p>
          </table:table-cell>
          <table:table-cell office:value-type="float" office:value="12150498.909799999" table:style-name="ce1">
            <text:p>12150498,91</text:p>
          </table:table-cell>
          <table:table-cell office:value-type="float" office:value="14222866.996199999" table:style-name="ce1">
            <text:p>14222867</text:p>
          </table:table-cell>
          <table:table-cell office:value-type="float" office:value="16345929.4417" table:style-name="ce1">
            <text:p>16345929,4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514079" table:style-name="ce1">
            <text:p>-114,514079</text:p>
          </table:table-cell>
          <table:table-cell office:value-type="float" office:value="29.987583999999998" table:style-name="ce1">
            <text:p>29,987584</text:p>
          </table:table-cell>
          <table:table-cell office:value-type="float" office:value="1044900.0000000001" table:style-name="ce1">
            <text:p>1044900</text:p>
          </table:table-cell>
          <table:table-cell office:value-type="float" office:value="1935900" table:style-name="ce1">
            <text:p>1935900</text:p>
          </table:table-cell>
          <table:table-cell office:value-type="float" office:value="3321000" table:style-name="ce1">
            <text:p>3321000</text:p>
          </table:table-cell>
          <table:table-cell office:value-type="float" office:value="5232599.9999000002" table:style-name="ce1">
            <text:p>5232600</text:p>
          </table:table-cell>
          <table:table-cell office:value-type="float" office:value="7136100.0000000009" table:style-name="ce1">
            <text:p>7136100</text:p>
          </table:table-cell>
          <table:table-cell office:value-type="float" office:value="9233999.9999999981" table:style-name="ce1">
            <text:p>9234000</text:p>
          </table:table-cell>
          <table:table-cell office:value-type="float" office:value="12457799.999900002" table:style-name="ce1">
            <text:p>12457800</text:p>
          </table:table-cell>
          <table:table-cell office:value-type="float" office:value="14595013.766499998" table:style-name="ce1">
            <text:p>14595013,77</text:p>
          </table:table-cell>
          <table:table-cell office:value-type="float" office:value="16571053.771599999" table:style-name="ce1">
            <text:p>16571053,77</text:p>
          </table:table-cell>
          <table:table-cell office:value-type="float" office:value="18628453.771600001" table:style-name="ce1">
            <text:p>18628453,7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22428499999999" table:style-name="ce1">
            <text:p>-114,224285</text:p>
          </table:table-cell>
          <table:table-cell office:value-type="float" office:value="29.715589000000001" table:style-name="ce1">
            <text:p>29,715589</text:p>
          </table:table-cell>
          <table:table-cell office:value-type="float" office:value="413100" table:style-name="ce1">
            <text:p>413100</text:p>
          </table:table-cell>
          <table:table-cell office:value-type="float" office:value="1255500.0001000001" table:style-name="ce1">
            <text:p>1255500</text:p>
          </table:table-cell>
          <table:table-cell office:value-type="float" office:value="3240000.0000999998" table:style-name="ce1">
            <text:p>3240000</text:p>
          </table:table-cell>
          <table:table-cell office:value-type="float" office:value="6103921.4446999999" table:style-name="ce1">
            <text:p>6103921,445</text:p>
          </table:table-cell>
          <table:table-cell office:value-type="float" office:value="8420521.4448000006" table:style-name="ce1">
            <text:p>8420521,445</text:p>
          </table:table-cell>
          <table:table-cell office:value-type="float" office:value="10850521.444800001" table:style-name="ce1">
            <text:p>10850521,44</text:p>
          </table:table-cell>
          <table:table-cell office:value-type="float" office:value="12786421.444800001" table:style-name="ce1">
            <text:p>12786421,44</text:p>
          </table:table-cell>
          <table:table-cell office:value-type="float" office:value="14811421.444800001" table:style-name="ce1">
            <text:p>14811421,44</text:p>
          </table:table-cell>
          <table:table-cell office:value-type="float" office:value="16901221.444800001" table:style-name="ce1">
            <text:p>16901221,44</text:p>
          </table:table-cell>
          <table:table-cell office:value-type="float" office:value="18788676.308499999" table:style-name="ce1">
            <text:p>18788676,3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890067" table:style-name="ce1">
            <text:p>-113,890067</text:p>
          </table:table-cell>
          <table:table-cell office:value-type="float" office:value="29.475349000000001" table:style-name="ce1">
            <text:p>29,475349</text:p>
          </table:table-cell>
          <table:table-cell office:value-type="float" office:value="121500" table:style-name="ce1">
            <text:p>121500</text:p>
          </table:table-cell>
          <table:table-cell office:value-type="float" office:value="307800" table:style-name="ce1">
            <text:p>307800</text:p>
          </table:table-cell>
          <table:table-cell office:value-type="float" office:value="648000" table:style-name="ce1">
            <text:p>648000</text:p>
          </table:table-cell>
          <table:table-cell office:value-type="float" office:value="1210378.5553000001" table:style-name="ce1">
            <text:p>1210378,555</text:p>
          </table:table-cell>
          <table:table-cell office:value-type="float" office:value="1931278.5554" table:style-name="ce1">
            <text:p>1931278,555</text:p>
          </table:table-cell>
          <table:table-cell office:value-type="float" office:value="2660278.5554" table:style-name="ce1">
            <text:p>2660278,555</text:p>
          </table:table-cell>
          <table:table-cell office:value-type="float" office:value="3041232.2322000004" table:style-name="ce1">
            <text:p>3041232,232</text:p>
          </table:table-cell>
          <table:table-cell office:value-type="float" office:value="3486732.2322" table:style-name="ce1">
            <text:p>3486732,232</text:p>
          </table:table-cell>
          <table:table-cell office:value-type="float" office:value="4029432.2322" table:style-name="ce1">
            <text:p>4029432,232</text:p>
          </table:table-cell>
          <table:table-cell office:value-type="float" office:value="4328977.3684" table:style-name="ce1">
            <text:p>4328977,36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633548" table:style-name="ce1">
            <text:p>-113,633548</text:p>
          </table:table-cell>
          <table:table-cell office:value-type="float" office:value="29.171071999999999" table:style-name="ce1">
            <text:p>29,171072</text:p>
          </table:table-cell>
          <table:table-cell office:value-type="float" office:value="630789.26280000003" table:style-name="ce1">
            <text:p>630789,2628</text:p>
          </table:table-cell>
          <table:table-cell office:value-type="float" office:value="1857945.1803000001" table:style-name="ce1">
            <text:p>1857945,18</text:p>
          </table:table-cell>
          <table:table-cell office:value-type="float" office:value="3259218.0393000003" table:style-name="ce1">
            <text:p>3259218,039</text:p>
          </table:table-cell>
          <table:table-cell office:value-type="float" office:value="4802835.2688999996" table:style-name="ce1">
            <text:p>4802835,269</text:p>
          </table:table-cell>
          <table:table-cell office:value-type="float" office:value="6729491.4164000005" table:style-name="ce1">
            <text:p>6729491,416</text:p>
          </table:table-cell>
          <table:table-cell office:value-type="float" office:value="8420350.4667000007" table:style-name="ce1">
            <text:p>8420350,467</text:p>
          </table:table-cell>
          <table:table-cell office:value-type="float" office:value="9798886.6631000005" table:style-name="ce1">
            <text:p>9798886,663</text:p>
          </table:table-cell>
          <table:table-cell office:value-type="float" office:value="11109974.122200001" table:style-name="ce1">
            <text:p>11109974,12</text:p>
          </table:table-cell>
          <table:table-cell office:value-type="float" office:value="12397942.425800001" table:style-name="ce1">
            <text:p>12397942,43</text:p>
          </table:table-cell>
          <table:table-cell office:value-type="float" office:value="13526360.304700002" table:style-name="ce1">
            <text:p>13526360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435034" table:style-name="ce1">
            <text:p>-113,435034</text:p>
          </table:table-cell>
          <table:table-cell office:value-type="float" office:value="28.927803999999998" table:style-name="ce1">
            <text:p>28,927804</text:p>
          </table:table-cell>
          <table:table-cell office:value-type="float" office:value="2639994.3129000003" table:style-name="ce1">
            <text:p>2639994,313</text:p>
          </table:table-cell>
          <table:table-cell office:value-type="float" office:value="5298494.8470000001" table:style-name="ce1">
            <text:p>5298494,847</text:p>
          </table:table-cell>
          <table:table-cell office:value-type="float" office:value="8133521.9879000001" table:style-name="ce1">
            <text:p>8133521,988</text:p>
          </table:table-cell>
          <table:table-cell office:value-type="float" office:value="10902122.003900003" table:style-name="ce1">
            <text:p>10902122</text:p>
          </table:table-cell>
          <table:table-cell office:value-type="float" office:value="13439493.204999998" table:style-name="ce1">
            <text:p>13439493,21</text:p>
          </table:table-cell>
          <table:table-cell office:value-type="float" office:value="16210547.397700001" table:style-name="ce1">
            <text:p>16210547,4</text:p>
          </table:table-cell>
          <table:table-cell office:value-type="float" office:value="18517257.524299998" table:style-name="ce1">
            <text:p>18517257,52</text:p>
          </table:table-cell>
          <table:table-cell office:value-type="float" office:value="20737770.065250002" table:style-name="ce1">
            <text:p>20737770,07</text:p>
          </table:table-cell>
          <table:table-cell office:value-type="float" office:value="23215280.957149997" table:style-name="ce1">
            <text:p>23215280,96</text:p>
          </table:table-cell>
          <table:table-cell office:value-type="float" office:value="25213463.07835" table:style-name="ce1">
            <text:p>25213463,0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229985" table:style-name="ce1">
            <text:p>-113,229985</text:p>
          </table:table-cell>
          <table:table-cell office:value-type="float" office:value="28.716512999999999" table:style-name="ce1">
            <text:p>28,716513</text:p>
          </table:table-cell>
          <table:table-cell office:value-type="float" office:value="2156216.4243999999" table:style-name="ce1">
            <text:p>2156216,424</text:p>
          </table:table-cell>
          <table:table-cell office:value-type="float" office:value="4467059.9726" table:style-name="ce1">
            <text:p>4467059,973</text:p>
          </table:table-cell>
          <table:table-cell office:value-type="float" office:value="6443459.9726" table:style-name="ce1">
            <text:p>6443459,973</text:p>
          </table:table-cell>
          <table:table-cell office:value-type="float" office:value="8517059.9726" table:style-name="ce1">
            <text:p>8517059,973</text:p>
          </table:table-cell>
          <table:table-cell office:value-type="float" office:value="10217132.624" table:style-name="ce1">
            <text:p>10217132,62</text:p>
          </table:table-cell>
          <table:table-cell office:value-type="float" office:value="11660119.381200001" table:style-name="ce1">
            <text:p>11660119,38</text:p>
          </table:table-cell>
          <table:table-cell office:value-type="float" office:value="13101919.381100001" table:style-name="ce1">
            <text:p>13101919,38</text:p>
          </table:table-cell>
          <table:table-cell office:value-type="float" office:value="14286003.245800002" table:style-name="ce1">
            <text:p>14286003,25</text:p>
          </table:table-cell>
          <table:table-cell office:value-type="float" office:value="15356883.012899999" table:style-name="ce1">
            <text:p>15356883,01</text:p>
          </table:table-cell>
          <table:table-cell office:value-type="float" office:value="16382316.874199999" table:style-name="ce1">
            <text:p>16382316,8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00097" table:style-name="ce1">
            <text:p>-113,00097</text:p>
          </table:table-cell>
          <table:table-cell office:value-type="float" office:value="28.467234000000001" table:style-name="ce1">
            <text:p>28,467234</text:p>
          </table:table-cell>
          <table:table-cell office:value-type="float" office:value="583200" table:style-name="ce1">
            <text:p>583200</text:p>
          </table:table-cell>
          <table:table-cell office:value-type="float" office:value="1466099.9999499999" table:style-name="ce1">
            <text:p>1466100</text:p>
          </table:table-cell>
          <table:table-cell office:value-type="float" office:value="2413799.9999500001" table:style-name="ce1">
            <text:p>2413800</text:p>
          </table:table-cell>
          <table:table-cell office:value-type="float" office:value="4455000.0000199992" table:style-name="ce1">
            <text:p>4455000</text:p>
          </table:table-cell>
          <table:table-cell office:value-type="float" office:value="6186270.9673199989" table:style-name="ce1">
            <text:p>6186270,967</text:p>
          </table:table-cell>
          <table:table-cell office:value-type="float" office:value="7960170.9671899993" table:style-name="ce1">
            <text:p>7960170,967</text:p>
          </table:table-cell>
          <table:table-cell office:value-type="float" office:value="9709770.9671899993" table:style-name="ce1">
            <text:p>9709770,967</text:p>
          </table:table-cell>
          <table:table-cell office:value-type="float" office:value="11490287.10249" table:style-name="ce1">
            <text:p>11490287,1</text:p>
          </table:table-cell>
          <table:table-cell office:value-type="float" office:value="13320758.103390001" table:style-name="ce1">
            <text:p>13320758,1</text:p>
          </table:table-cell>
          <table:table-cell office:value-type="float" office:value="15438124.242020002" table:style-name="ce1">
            <text:p>15438124,2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805313" table:style-name="ce1">
            <text:p>-112,805313</text:p>
          </table:table-cell>
          <table:table-cell office:value-type="float" office:value="28.183046999999998" table:style-name="ce1">
            <text:p>28,183047</text:p>
          </table:table-cell>
          <table:table-cell office:value-type="float" office:value="1709362.6040000001" table:style-name="ce1">
            <text:p>1709362,604</text:p>
          </table:table-cell>
          <table:table-cell office:value-type="float" office:value="3586710.0302000004" table:style-name="ce1">
            <text:p>3586710,03</text:p>
          </table:table-cell>
          <table:table-cell office:value-type="float" office:value="5547550.9390000002" table:style-name="ce1">
            <text:p>5547550,939</text:p>
          </table:table-cell>
          <table:table-cell office:value-type="float" office:value="7190699.7275" table:style-name="ce1">
            <text:p>7190699,728</text:p>
          </table:table-cell>
          <table:table-cell office:value-type="float" office:value="8637462.9265999999" table:style-name="ce1">
            <text:p>8637462,927</text:p>
          </table:table-cell>
          <table:table-cell office:value-type="float" office:value="10070547.034499997" table:style-name="ce1">
            <text:p>10070547,03</text:p>
          </table:table-cell>
          <table:table-cell office:value-type="float" office:value="11510827.570699999" table:style-name="ce1">
            <text:p>11510827,57</text:p>
          </table:table-cell>
          <table:table-cell office:value-type="float" office:value="12868372.117099999" table:style-name="ce1">
            <text:p>12868372,12</text:p>
          </table:table-cell>
          <table:table-cell office:value-type="float" office:value="14147642.153899999" table:style-name="ce1">
            <text:p>14147642,15</text:p>
          </table:table-cell>
          <table:table-cell office:value-type="float" office:value="15508442.153899999" table:style-name="ce1">
            <text:p>15508442,1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674836" table:style-name="ce1">
            <text:p>-112,674836</text:p>
          </table:table-cell>
          <table:table-cell office:value-type="float" office:value="27.835193" table:style-name="ce1">
            <text:p>27,835193</text:p>
          </table:table-cell>
          <table:table-cell office:value-type="float" office:value="2591737.3958000001" table:style-name="ce1">
            <text:p>2591737,396</text:p>
          </table:table-cell>
          <table:table-cell office:value-type="float" office:value="4960823.4396000002" table:style-name="ce1">
            <text:p>4960823,44</text:p>
          </table:table-cell>
          <table:table-cell office:value-type="float" office:value="7348753.8118000003" table:style-name="ce1">
            <text:p>7348753,812</text:p>
          </table:table-cell>
          <table:table-cell office:value-type="float" office:value="9536905.0232000016" table:style-name="ce1">
            <text:p>9536905,023</text:p>
          </table:table-cell>
          <table:table-cell office:value-type="float" office:value="11162170.857000003" table:style-name="ce1">
            <text:p>11162170,86</text:p>
          </table:table-cell>
          <table:table-cell office:value-type="float" office:value="12807086.749199999" table:style-name="ce1">
            <text:p>12807086,75</text:p>
          </table:table-cell>
          <table:table-cell office:value-type="float" office:value="14088406.212900002" table:style-name="ce1">
            <text:p>14088406,21</text:p>
          </table:table-cell>
          <table:table-cell office:value-type="float" office:value="15581989.471699998" table:style-name="ce1">
            <text:p>15581989,47</text:p>
          </table:table-cell>
          <table:table-cell office:value-type="float" office:value="16902470.626800001" table:style-name="ce1">
            <text:p>16902470,63</text:p>
          </table:table-cell>
          <table:table-cell office:value-type="float" office:value="17914970.626699999" table:style-name="ce1">
            <text:p>17914970,6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45016200000001" table:style-name="ce1">
            <text:p>-112,450162</text:p>
          </table:table-cell>
          <table:table-cell office:value-type="float" office:value="27.542615999999999" table:style-name="ce1">
            <text:p>27,542616</text:p>
          </table:table-cell>
          <table:table-cell office:value-type="float" office:value="97200" table:style-name="ce1">
            <text:p>97200</text:p>
          </table:table-cell>
          <table:table-cell office:value-type="float" office:value="508266.52989999996" table:style-name="ce1">
            <text:p>508266,5299</text:p>
          </table:table-cell>
          <table:table-cell office:value-type="float" office:value="946595.24860000005" table:style-name="ce1">
            <text:p>946595,2486</text:p>
          </table:table-cell>
          <table:table-cell office:value-type="float" office:value="1764695.2485" table:style-name="ce1">
            <text:p>1764695,249</text:p>
          </table:table-cell>
          <table:table-cell office:value-type="float" office:value="2493588.1582000004" table:style-name="ce1">
            <text:p>2493588,158</text:p>
          </table:table-cell>
          <table:table-cell office:value-type="float" office:value="3526264.1537000001" table:style-name="ce1">
            <text:p>3526264,154</text:p>
          </table:table-cell>
          <table:table-cell office:value-type="float" office:value="4457764.1537000006" table:style-name="ce1">
            <text:p>4457764,154</text:p>
          </table:table-cell>
          <table:table-cell office:value-type="float" office:value="5561824.8993000006" table:style-name="ce1">
            <text:p>5561824,899</text:p>
          </table:table-cell>
          <table:table-cell office:value-type="float" office:value="6582243.7440999998" table:style-name="ce1">
            <text:p>6582243,744</text:p>
          </table:table-cell>
          <table:table-cell office:value-type="float" office:value="7445411.9710000008" table:style-name="ce1">
            <text:p>7445411,97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176241" table:style-name="ce1">
            <text:p>-112,176241</text:p>
          </table:table-cell>
          <table:table-cell office:value-type="float" office:value="27.25872" table:style-name="ce1">
            <text:p>27,25872</text:p>
          </table:table-cell>
          <table:table-cell office:value-type="float" office:value="583200" table:style-name="ce1">
            <text:p>583200</text:p>
          </table:table-cell>
          <table:table-cell office:value-type="float" office:value="1943999.99985" table:style-name="ce1">
            <text:p>1944000</text:p>
          </table:table-cell>
          <table:table-cell office:value-type="float" office:value="3853597.0990800001" table:style-name="ce1">
            <text:p>3853597,099</text:p>
          </table:table-cell>
          <table:table-cell office:value-type="float" office:value="6542801.2329799999" table:style-name="ce1">
            <text:p>6542801,233</text:p>
          </table:table-cell>
          <table:table-cell office:value-type="float" office:value="9838135.0072299987" table:style-name="ce1">
            <text:p>9838135,007</text:p>
          </table:table-cell>
          <table:table-cell office:value-type="float" office:value="12904099.417259999" table:style-name="ce1">
            <text:p>12904099,42</text:p>
          </table:table-cell>
          <table:table-cell office:value-type="float" office:value="16493163.76035" table:style-name="ce1">
            <text:p>16493163,76</text:p>
          </table:table-cell>
          <table:table-cell office:value-type="float" office:value="19923827.917269997" table:style-name="ce1">
            <text:p>19923827,92</text:p>
          </table:table-cell>
          <table:table-cell office:value-type="float" office:value="22972334.74707" table:style-name="ce1">
            <text:p>22972334,75</text:p>
          </table:table-cell>
          <table:table-cell office:value-type="float" office:value="25988385.872569997" table:style-name="ce1">
            <text:p>25988385,8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988303" table:style-name="ce1">
            <text:p>-111,988303</text:p>
          </table:table-cell>
          <table:table-cell office:value-type="float" office:value="26.920105" table:style-name="ce1">
            <text:p>26,920105</text:p>
          </table:table-cell>
          <table:table-cell office:value-type="float" office:value="356703.87453999999" table:style-name="ce1">
            <text:p>356703,8745</text:p>
          </table:table-cell>
          <table:table-cell office:value-type="float" office:value="1312503.87454" table:style-name="ce1">
            <text:p>1312503,875</text:p>
          </table:table-cell>
          <table:table-cell office:value-type="float" office:value="2835758.63454" table:style-name="ce1">
            <text:p>2835758,635</text:p>
          </table:table-cell>
          <table:table-cell office:value-type="float" office:value="5483401.1217400003" table:style-name="ce1">
            <text:p>5483401,122</text:p>
          </table:table-cell>
          <table:table-cell office:value-type="float" office:value="9148274.7614399996" table:style-name="ce1">
            <text:p>9148274,761</text:p>
          </table:table-cell>
          <table:table-cell office:value-type="float" office:value="13103001.939210001" table:style-name="ce1">
            <text:p>13103001,94</text:p>
          </table:table-cell>
          <table:table-cell office:value-type="float" office:value="17495921.188199997" table:style-name="ce1">
            <text:p>17495921,19</text:p>
          </table:table-cell>
          <table:table-cell office:value-type="float" office:value="22479404.178929999" table:style-name="ce1">
            <text:p>22479404,18</text:p>
          </table:table-cell>
          <table:table-cell office:value-type="float" office:value="27244040.60292" table:style-name="ce1">
            <text:p>27244040,6</text:p>
          </table:table-cell>
          <table:table-cell office:value-type="float" office:value="31945643.35878" table:style-name="ce1">
            <text:p>31945643,3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82919800000001" table:style-name="ce1">
            <text:p>-111,829198</text:p>
          </table:table-cell>
          <table:table-cell office:value-type="float" office:value="26.704567999999998" table:style-name="ce1">
            <text:p>26,704568</text:p>
          </table:table-cell>
          <table:table-cell office:value-type="float" office:value="436157.99340000004" table:style-name="ce1">
            <text:p>436157,9934</text:p>
          </table:table-cell>
          <table:table-cell office:value-type="float" office:value="1230939.0630999999" table:style-name="ce1">
            <text:p>1230939,063</text:p>
          </table:table-cell>
          <table:table-cell office:value-type="float" office:value="3141370.5863999999" table:style-name="ce1">
            <text:p>3141370,586</text:p>
          </table:table-cell>
          <table:table-cell office:value-type="float" office:value="5702023.7402599994" table:style-name="ce1">
            <text:p>5702023,74</text:p>
          </table:table-cell>
          <table:table-cell office:value-type="float" office:value="8298974.5098900003" table:style-name="ce1">
            <text:p>8298974,51</text:p>
          </table:table-cell>
          <table:table-cell office:value-type="float" office:value="11109418.837969998" table:style-name="ce1">
            <text:p>11109418,84</text:p>
          </table:table-cell>
          <table:table-cell office:value-type="float" office:value="14183932.498199997" table:style-name="ce1">
            <text:p>14183932,5</text:p>
          </table:table-cell>
          <table:table-cell office:value-type="float" office:value="16964487.322480001" table:style-name="ce1">
            <text:p>16964487,32</text:p>
          </table:table-cell>
          <table:table-cell office:value-type="float" office:value="19106905.039670002" table:style-name="ce1">
            <text:p>19106905,04</text:p>
          </table:table-cell>
          <table:table-cell office:value-type="float" office:value="21139488.251699999" table:style-name="ce1">
            <text:p>21139488,2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734559" table:style-name="ce1">
            <text:p>-111,734559</text:p>
          </table:table-cell>
          <table:table-cell office:value-type="float" office:value="26.749365000000001" table:style-name="ce1">
            <text:p>26,749365</text:p>
          </table:table-cell>
          <table:table-cell office:value-type="float" office:value="129600" table:style-name="ce1">
            <text:p>129600</text:p>
          </table:table-cell>
          <table:table-cell office:value-type="float" office:value="218700" table:style-name="ce1">
            <text:p>218700</text:p>
          </table:table-cell>
          <table:table-cell office:value-type="float" office:value="374148.1409" table:style-name="ce1">
            <text:p>374148,1409</text:p>
          </table:table-cell>
          <table:table-cell office:value-type="float" office:value="633348.1409" table:style-name="ce1">
            <text:p>633348,1409</text:p>
          </table:table-cell>
          <table:table-cell office:value-type="float" office:value="981168.28150000004" table:style-name="ce1">
            <text:p>981168,2815</text:p>
          </table:table-cell>
          <table:table-cell office:value-type="float" office:value="1434768.2815" table:style-name="ce1">
            <text:p>1434768,282</text:p>
          </table:table-cell>
          <table:table-cell office:value-type="float" office:value="1726365.0010000002" table:style-name="ce1">
            <text:p>1726365,001</text:p>
          </table:table-cell>
          <table:table-cell office:value-type="float" office:value="2068639.2154000001" table:style-name="ce1">
            <text:p>2068639,215</text:p>
          </table:table-cell>
          <table:table-cell office:value-type="float" office:value="2455164.5345999999" table:style-name="ce1">
            <text:p>2455164,535</text:p>
          </table:table-cell>
          <table:table-cell office:value-type="float" office:value="2857750.4085999997" table:style-name="ce1">
            <text:p>2857750,40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61415100000001" table:style-name="ce1">
            <text:p>-111,614151</text:p>
          </table:table-cell>
          <table:table-cell office:value-type="float" office:value="26.682725999999999" table:style-name="ce1">
            <text:p>26,682726</text:p>
          </table:table-cell>
          <table:table-cell office:value-type="float" office:value="754236.98640000005" table:style-name="ce1">
            <text:p>754236,9864</text:p>
          </table:table-cell>
          <table:table-cell office:value-type="float" office:value="1960158.7171" table:style-name="ce1">
            <text:p>1960158,717</text:p>
          </table:table-cell>
          <table:table-cell office:value-type="float" office:value="3500329.2873999998" table:style-name="ce1">
            <text:p>3500329,287</text:p>
          </table:table-cell>
          <table:table-cell office:value-type="float" office:value="5303837.4615000002" table:style-name="ce1">
            <text:p>5303837,462</text:p>
          </table:table-cell>
          <table:table-cell office:value-type="float" office:value="7443705.0208999999" table:style-name="ce1">
            <text:p>7443705,021</text:p>
          </table:table-cell>
          <table:table-cell office:value-type="float" office:value="9450541.8909999989" table:style-name="ce1">
            <text:p>9450541,891</text:p>
          </table:table-cell>
          <table:table-cell office:value-type="float" office:value="11211115.3631" table:style-name="ce1">
            <text:p>11211115,36</text:p>
          </table:table-cell>
          <table:table-cell office:value-type="float" office:value="13146015.665199999" table:style-name="ce1">
            <text:p>13146015,67</text:p>
          </table:table-cell>
          <table:table-cell office:value-type="float" office:value="15099507.096099999" table:style-name="ce1">
            <text:p>15099507,1</text:p>
          </table:table-cell>
          <table:table-cell office:value-type="float" office:value="17189311.832400002" table:style-name="ce1">
            <text:p>17189311,8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432749" table:style-name="ce1">
            <text:p>-111,432749</text:p>
          </table:table-cell>
          <table:table-cell office:value-type="float" office:value="26.346952000000002" table:style-name="ce1">
            <text:p>26,346952</text:p>
          </table:table-cell>
          <table:table-cell office:value-type="float" office:value="24300" table:style-name="ce1">
            <text:p>24300</text:p>
          </table:table-cell>
          <table:table-cell office:value-type="float" office:value="137700" table:style-name="ce1">
            <text:p>137700</text:p>
          </table:table-cell>
          <table:table-cell office:value-type="float" office:value="307800" table:style-name="ce1">
            <text:p>307800</text:p>
          </table:table-cell>
          <table:table-cell office:value-type="float" office:value="658890.88899999997" table:style-name="ce1">
            <text:p>658890,889</text:p>
          </table:table-cell>
          <table:table-cell office:value-type="float" office:value="1562938.0762" table:style-name="ce1">
            <text:p>1562938,076</text:p>
          </table:table-cell>
          <table:table-cell office:value-type="float" office:value="2672883.3017000002" table:style-name="ce1">
            <text:p>2672883,302</text:p>
          </table:table-cell>
          <table:table-cell office:value-type="float" office:value="3642011.5434999997" table:style-name="ce1">
            <text:p>3642011,544</text:p>
          </table:table-cell>
          <table:table-cell office:value-type="float" office:value="5063503.8788999999" table:style-name="ce1">
            <text:p>5063503,879</text:p>
          </table:table-cell>
          <table:table-cell office:value-type="float" office:value="7210003.8788999999" table:style-name="ce1">
            <text:p>7210003,879</text:p>
          </table:table-cell>
          <table:table-cell office:value-type="float" office:value="8894803.878899999" table:style-name="ce1">
            <text:p>8894803,87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328385" table:style-name="ce1">
            <text:p>-111,328385</text:p>
          </table:table-cell>
          <table:table-cell office:value-type="float" office:value="25.966799999999999" table:style-name="ce1">
            <text:p>25,9668</text:p>
          </table:table-cell>
          <table:table-cell office:value-type="float" office:value="267300" table:style-name="ce1">
            <text:p>267300</text:p>
          </table:table-cell>
          <table:table-cell office:value-type="float" office:value="922190.84010000003" table:style-name="ce1">
            <text:p>922190,8401</text:p>
          </table:table-cell>
          <table:table-cell office:value-type="float" office:value="1991768.7622" table:style-name="ce1">
            <text:p>1991768,762</text:p>
          </table:table-cell>
          <table:table-cell office:value-type="float" office:value="4826768.7620999999" table:style-name="ce1">
            <text:p>4826768,762</text:p>
          </table:table-cell>
          <table:table-cell office:value-type="float" office:value="9058086.9882999994" table:style-name="ce1">
            <text:p>9058086,988</text:p>
          </table:table-cell>
          <table:table-cell office:value-type="float" office:value="12965111.8676" table:style-name="ce1">
            <text:p>12965111,87</text:p>
          </table:table-cell>
          <table:table-cell office:value-type="float" office:value="16818725.876699999" table:style-name="ce1">
            <text:p>16818725,88</text:p>
          </table:table-cell>
          <table:table-cell office:value-type="float" office:value="20488025.876700003" table:style-name="ce1">
            <text:p>20488025,88</text:p>
          </table:table-cell>
          <table:table-cell office:value-type="float" office:value="23865261.652899999" table:style-name="ce1">
            <text:p>23865261,65</text:p>
          </table:table-cell>
          <table:table-cell office:value-type="float" office:value="26767701.663299996" table:style-name="ce1">
            <text:p>26767701,6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15556599999999" table:style-name="ce1">
            <text:p>-111,155566</text:p>
          </table:table-cell>
          <table:table-cell office:value-type="float" office:value="25.629921" table:style-name="ce1">
            <text:p>25,629921</text:p>
          </table:table-cell>
          <table:table-cell office:value-type="float" office:value="793800" table:style-name="ce1">
            <text:p>793800</text:p>
          </table:table-cell>
          <table:table-cell office:value-type="float" office:value="1823709.1597" table:style-name="ce1">
            <text:p>1823709,16</text:p>
          </table:table-cell>
          <table:table-cell office:value-type="float" office:value="3548631.2376999999" table:style-name="ce1">
            <text:p>3548631,238</text:p>
          </table:table-cell>
          <table:table-cell office:value-type="float" office:value="6245931.2377000004" table:style-name="ce1">
            <text:p>6245931,238</text:p>
          </table:table-cell>
          <table:table-cell office:value-type="float" office:value="7963131.2376999995" table:style-name="ce1">
            <text:p>7963131,238</text:p>
          </table:table-cell>
          <table:table-cell office:value-type="float" office:value="9952906.3581000008" table:style-name="ce1">
            <text:p>9952906,358</text:p>
          </table:table-cell>
          <table:table-cell office:value-type="float" office:value="11906052.816400001" table:style-name="ce1">
            <text:p>11906052,82</text:p>
          </table:table-cell>
          <table:table-cell office:value-type="float" office:value="13752831.641299998" table:style-name="ce1">
            <text:p>13752831,64</text:p>
          </table:table-cell>
          <table:table-cell office:value-type="float" office:value="15429995.865299998" table:style-name="ce1">
            <text:p>15429995,87</text:p>
          </table:table-cell>
          <table:table-cell office:value-type="float" office:value="16852955.854800001" table:style-name="ce1">
            <text:p>16852955,8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943803" table:style-name="ce1">
            <text:p>-110,943803</text:p>
          </table:table-cell>
          <table:table-cell office:value-type="float" office:value="25.299382000000001" table:style-name="ce1">
            <text:p>25,299382</text:p>
          </table:table-cell>
          <table:table-cell office:value-type="float" office:value="963905.68060000008" table:style-name="ce1">
            <text:p>963905,6806</text:p>
          </table:table-cell>
          <table:table-cell office:value-type="float" office:value="1859607.5454000002" table:style-name="ce1">
            <text:p>1859607,545</text:p>
          </table:table-cell>
          <table:table-cell office:value-type="float" office:value="3151478.4677999998" table:style-name="ce1">
            <text:p>3151478,468</text:p>
          </table:table-cell>
          <table:table-cell office:value-type="float" office:value="4390683.2745000012" table:style-name="ce1">
            <text:p>4390683,275</text:p>
          </table:table-cell>
          <table:table-cell office:value-type="float" office:value="5800069.6820999999" table:style-name="ce1">
            <text:p>5800069,682</text:p>
          </table:table-cell>
          <table:table-cell office:value-type="float" office:value="6958369.6822000016" table:style-name="ce1">
            <text:p>6958369,682</text:p>
          </table:table-cell>
          <table:table-cell office:value-type="float" office:value="8517078.6142999995" table:style-name="ce1">
            <text:p>8517078,614</text:p>
          </table:table-cell>
          <table:table-cell office:value-type="float" office:value="10302326.506899999" table:style-name="ce1">
            <text:p>10302326,51</text:p>
          </table:table-cell>
          <table:table-cell office:value-type="float" office:value="11816776.013499999" table:style-name="ce1">
            <text:p>11816776,01</text:p>
          </table:table-cell>
          <table:table-cell office:value-type="float" office:value="13323376.013499998" table:style-name="ce1">
            <text:p>13323376,0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772195" table:style-name="ce1">
            <text:p>-110,772195</text:p>
          </table:table-cell>
          <table:table-cell office:value-type="float" office:value="24.941217000000002" table:style-name="ce1">
            <text:p>24,941217</text:p>
          </table:table-cell>
          <table:table-cell office:value-type="float" office:value="955794.31940000004" table:style-name="ce1">
            <text:p>955794,3194</text:p>
          </table:table-cell>
          <table:table-cell office:value-type="float" office:value="2684492.4547000006" table:style-name="ce1">
            <text:p>2684492,455</text:p>
          </table:table-cell>
          <table:table-cell office:value-type="float" office:value="4729821.5325999996" table:style-name="ce1">
            <text:p>4729821,533</text:p>
          </table:table-cell>
          <table:table-cell office:value-type="float" office:value="7127516.7258000011" table:style-name="ce1">
            <text:p>7127516,726</text:p>
          </table:table-cell>
          <table:table-cell office:value-type="float" office:value="10035430.318" table:style-name="ce1">
            <text:p>10035430,32</text:p>
          </table:table-cell>
          <table:table-cell office:value-type="float" office:value="12586930.3179" table:style-name="ce1">
            <text:p>12586930,32</text:p>
          </table:table-cell>
          <table:table-cell office:value-type="float" office:value="15338337.449200001" table:style-name="ce1">
            <text:p>15338337,45</text:p>
          </table:table-cell>
          <table:table-cell office:value-type="float" office:value="17805589.556599993" table:style-name="ce1">
            <text:p>17805589,56</text:p>
          </table:table-cell>
          <table:table-cell office:value-type="float" office:value="20179140.049699999" table:style-name="ce1">
            <text:p>20179140,05</text:p>
          </table:table-cell>
          <table:table-cell office:value-type="float" office:value="22463340.049900003" table:style-name="ce1">
            <text:p>22463340,0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68109800000001" table:style-name="ce1">
            <text:p>-110,681098</text:p>
          </table:table-cell>
          <table:table-cell office:value-type="float" office:value="24.577193000000001" table:style-name="ce1">
            <text:p>24,577193</text:p>
          </table:table-cell>
          <table:table-cell office:value-type="float" office:value="24300" table:style-name="ce1">
            <text:p>24300</text:p>
          </table:table-cell>
          <table:table-cell office:value-type="float" office:value="194400" table:style-name="ce1">
            <text:p>194400</text:p>
          </table:table-cell>
          <table:table-cell office:value-type="float" office:value="584654.75640000007" table:style-name="ce1">
            <text:p>584654,7564</text:p>
          </table:table-cell>
          <table:table-cell office:value-type="float" office:value="1321754.7563" table:style-name="ce1">
            <text:p>1321754,756</text:p>
          </table:table-cell>
          <table:table-cell office:value-type="float" office:value="2413249.5249000005" table:style-name="ce1">
            <text:p>2413249,525</text:p>
          </table:table-cell>
          <table:table-cell office:value-type="float" office:value="4121970.4872000003" table:style-name="ce1">
            <text:p>4121970,487</text:p>
          </table:table-cell>
          <table:table-cell office:value-type="float" office:value="7548270.4872000003" table:style-name="ce1">
            <text:p>7548270,487</text:p>
          </table:table-cell>
          <table:table-cell office:value-type="float" office:value="10853070.250599999" table:style-name="ce1">
            <text:p>10853070,25</text:p>
          </table:table-cell>
          <table:table-cell office:value-type="float" office:value="15326501.782499999" table:style-name="ce1">
            <text:p>15326501,78</text:p>
          </table:table-cell>
          <table:table-cell office:value-type="float" office:value="19157801.782500003" table:style-name="ce1">
            <text:p>19157801,7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503066" table:style-name="ce1">
            <text:p>-110,503066</text:p>
          </table:table-cell>
          <table:table-cell office:value-type="float" office:value="24.285715" table:style-name="ce1">
            <text:p>24,285715</text:p>
          </table:table-cell>
          <table:table-cell office:value-type="float" office:value="1506600" table:style-name="ce1">
            <text:p>1506600</text:p>
          </table:table-cell>
          <table:table-cell office:value-type="float" office:value="4478553.8947999999" table:style-name="ce1">
            <text:p>4478553,895</text:p>
          </table:table-cell>
          <table:table-cell office:value-type="float" office:value="8495341.4865999985" table:style-name="ce1">
            <text:p>8495341,487</text:p>
          </table:table-cell>
          <table:table-cell office:value-type="float" office:value="14811344.181699999" table:style-name="ce1">
            <text:p>14811344,18</text:p>
          </table:table-cell>
          <table:table-cell office:value-type="float" office:value="20243388.762499999" table:style-name="ce1">
            <text:p>20243388,76</text:p>
          </table:table-cell>
          <table:table-cell office:value-type="float" office:value="26118017.347700004" table:style-name="ce1">
            <text:p>26118017,35</text:p>
          </table:table-cell>
          <table:table-cell office:value-type="float" office:value="31877774.037600003" table:style-name="ce1">
            <text:p>31877774,04</text:p>
          </table:table-cell>
          <table:table-cell office:value-type="float" office:value="36624715.558399998" table:style-name="ce1">
            <text:p>36624715,56</text:p>
          </table:table-cell>
          <table:table-cell office:value-type="float" office:value="41314257.954999998" table:style-name="ce1">
            <text:p>41314257,96</text:p>
          </table:table-cell>
          <table:table-cell office:value-type="float" office:value="45634059.208800003" table:style-name="ce1">
            <text:p>45634059,2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210035" table:style-name="ce1">
            <text:p>-110,210035</text:p>
          </table:table-cell>
          <table:table-cell office:value-type="float" office:value="24.215797999999999" table:style-name="ce1">
            <text:p>24,215798</text:p>
          </table:table-cell>
          <table:table-cell office:value-type="float" office:value="421200" table:style-name="ce1">
            <text:p>421200</text:p>
          </table:table-cell>
          <table:table-cell office:value-type="float" office:value="2228246.1052999999" table:style-name="ce1">
            <text:p>2228246,105</text:p>
          </table:table-cell>
          <table:table-cell office:value-type="float" office:value="5281303.7570600007" table:style-name="ce1">
            <text:p>5281303,757</text:p>
          </table:table-cell>
          <table:table-cell office:value-type="float" office:value="10200001.06215" table:style-name="ce1">
            <text:p>10200001,06</text:p>
          </table:table-cell>
          <table:table-cell office:value-type="float" office:value="15794061.71291" table:style-name="ce1">
            <text:p>15794061,71</text:p>
          </table:table-cell>
          <table:table-cell office:value-type="float" office:value="21558389.494659998" table:style-name="ce1">
            <text:p>21558389,49</text:p>
          </table:table-cell>
          <table:table-cell office:value-type="float" office:value="26855132.804669999" table:style-name="ce1">
            <text:p>26855132,8</text:p>
          </table:table-cell>
          <table:table-cell office:value-type="float" office:value="31042491.520509996" table:style-name="ce1">
            <text:p>31042491,52</text:p>
          </table:table-cell>
          <table:table-cell office:value-type="float" office:value="35098717.591669999" table:style-name="ce1">
            <text:p>35098717,59</text:p>
          </table:table-cell>
          <table:table-cell office:value-type="float" office:value="39656516.338029996" table:style-name="ce1">
            <text:p>39656516,3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95824" table:style-name="ce1">
            <text:p>-109,95824</text:p>
          </table:table-cell>
          <table:table-cell office:value-type="float" office:value="24.110015000000001" table:style-name="ce1">
            <text:p>24,110015</text:p>
          </table:table-cell>
          <table:table-cell office:value-type="float" office:value="340200" table:style-name="ce1">
            <text:p>340200</text:p>
          </table:table-cell>
          <table:table-cell office:value-type="float" office:value="1012500" table:style-name="ce1">
            <text:p>1012500</text:p>
          </table:table-cell>
          <table:table-cell office:value-type="float" office:value="3183300.0000999998" table:style-name="ce1">
            <text:p>3183300</text:p>
          </table:table-cell>
          <table:table-cell office:value-type="float" office:value="5362200.0001000008" table:style-name="ce1">
            <text:p>5362200</text:p>
          </table:table-cell>
          <table:table-cell office:value-type="float" office:value="10805400.0001" table:style-name="ce1">
            <text:p>10805400</text:p>
          </table:table-cell>
          <table:table-cell office:value-type="float" office:value="14157470.657400001" table:style-name="ce1">
            <text:p>14157470,66</text:p>
          </table:table-cell>
          <table:table-cell office:value-type="float" office:value="18466670.65730001" table:style-name="ce1">
            <text:p>18466670,66</text:p>
          </table:table-cell>
          <table:table-cell office:value-type="float" office:value="22500470.657200009" table:style-name="ce1">
            <text:p>22500470,66</text:p>
          </table:table-cell>
          <table:table-cell office:value-type="float" office:value="27206570.657200005" table:style-name="ce1">
            <text:p>27206570,66</text:p>
          </table:table-cell>
          <table:table-cell office:value-type="float" office:value="31669670.657200001" table:style-name="ce1">
            <text:p>31669670,6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729893" table:style-name="ce1">
            <text:p>-109,729893</text:p>
          </table:table-cell>
          <table:table-cell office:value-type="float" office:value="23.809162000000001" table:style-name="ce1">
            <text:p>23,809162</text:p>
          </table:table-cell>
          <table:table-cell office:value-type="float" office:value="202500" table:style-name="ce1">
            <text:p>202500</text:p>
          </table:table-cell>
          <table:table-cell office:value-type="float" office:value="591300.00010000006" table:style-name="ce1">
            <text:p>591300,0001</text:p>
          </table:table-cell>
          <table:table-cell office:value-type="float" office:value="1085400.0001000001" table:style-name="ce1">
            <text:p>1085400</text:p>
          </table:table-cell>
          <table:table-cell office:value-type="float" office:value="1595700.0001000001" table:style-name="ce1">
            <text:p>1595700</text:p>
          </table:table-cell>
          <table:table-cell office:value-type="float" office:value="2223803.1253" table:style-name="ce1">
            <text:p>2223803,125</text:p>
          </table:table-cell>
          <table:table-cell office:value-type="float" office:value="2866123.8001999999" table:style-name="ce1">
            <text:p>2866123,8</text:p>
          </table:table-cell>
          <table:table-cell office:value-type="float" office:value="3642026.6798999999" table:style-name="ce1">
            <text:p>3642026,68</text:p>
          </table:table-cell>
          <table:table-cell office:value-type="float" office:value="4678826.6798999999" table:style-name="ce1">
            <text:p>4678826,68</text:p>
          </table:table-cell>
          <table:table-cell office:value-type="float" office:value="5634626.6799999997" table:style-name="ce1">
            <text:p>5634626,68</text:p>
          </table:table-cell>
          <table:table-cell office:value-type="float" office:value="6485126.6799999997" table:style-name="ce1">
            <text:p>6485126,6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528496" table:style-name="ce1">
            <text:p>-109,528496</text:p>
          </table:table-cell>
          <table:table-cell office:value-type="float" office:value="23.493995000000002" table:style-name="ce1">
            <text:p>23,493995</text:p>
          </table:table-cell>
          <table:table-cell office:value-type="float" office:value="259199.9999" table:style-name="ce1">
            <text:p>259199,9999</text:p>
          </table:table-cell>
          <table:table-cell office:value-type="float" office:value="631799.99989999994" table:style-name="ce1">
            <text:p>631799,9999</text:p>
          </table:table-cell>
          <table:table-cell office:value-type="float" office:value="1287899.9998999999" table:style-name="ce1">
            <text:p>1287900</text:p>
          </table:table-cell>
          <table:table-cell office:value-type="float" office:value="2486699.9998000003" table:style-name="ce1">
            <text:p>2486700</text:p>
          </table:table-cell>
          <table:table-cell office:value-type="float" office:value="4523496.8749000002" table:style-name="ce1">
            <text:p>4523496,875</text:p>
          </table:table-cell>
          <table:table-cell office:value-type="float" office:value="9375428.2135000005" table:style-name="ce1">
            <text:p>9375428,214</text:p>
          </table:table-cell>
          <table:table-cell office:value-type="float" office:value="13670125.3336" table:style-name="ce1">
            <text:p>13670125,33</text:p>
          </table:table-cell>
          <table:table-cell office:value-type="float" office:value="17331325.333800003" table:style-name="ce1">
            <text:p>17331325,33</text:p>
          </table:table-cell>
          <table:table-cell office:value-type="float" office:value="20206825.333699998" table:style-name="ce1">
            <text:p>20206825,33</text:p>
          </table:table-cell>
          <table:table-cell office:value-type="float" office:value="22272325.333700001" table:style-name="ce1">
            <text:p>22272325,3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542816" table:style-name="ce1">
            <text:p>-109,542816</text:p>
          </table:table-cell>
          <table:table-cell office:value-type="float" office:value="23.197089999999999" table:style-name="ce1">
            <text:p>23,19709</text:p>
          </table:table-cell>
          <table:table-cell office:value-type="float" office:value="48600" table:style-name="ce1">
            <text:p>48600</text:p>
          </table:table-cell>
          <table:table-cell office:value-type="float" office:value="121500" table:style-name="ce1">
            <text:p>121500</text:p>
          </table:table-cell>
          <table:table-cell office:value-type="float" office:value="234900" table:style-name="ce1">
            <text:p>234900</text:p>
          </table:table-cell>
          <table:table-cell office:value-type="float" office:value="421200" table:style-name="ce1">
            <text:p>421200</text:p>
          </table:table-cell>
          <table:table-cell office:value-type="float" office:value="656099.99999999988" table:style-name="ce1">
            <text:p>656100</text:p>
          </table:table-cell>
          <table:table-cell office:value-type="float" office:value="850500" table:style-name="ce1">
            <text:p>850500</text:p>
          </table:table-cell>
          <table:table-cell office:value-type="float" office:value="1279800" table:style-name="ce1">
            <text:p>1279800</text:p>
          </table:table-cell>
          <table:table-cell office:value-type="float" office:value="1660500" table:style-name="ce1">
            <text:p>1660500</text:p>
          </table:table-cell>
          <table:table-cell office:value-type="float" office:value="2332799.9999000002" table:style-name="ce1">
            <text:p>2332800</text:p>
          </table:table-cell>
          <table:table-cell office:value-type="float" office:value="3110399.9999000002" table:style-name="ce1">
            <text:p>3110400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09.851703" table:style-name="ce1">
            <text:p>-109,851703</text:p>
          </table:table-cell>
          <table:table-cell office:value-type="float" office:value="22.977122999999999" table:style-name="ce1">
            <text:p>22,977123</text:p>
          </table:table-cell>
          <table:table-cell office:value-type="float" office:value="429300" table:style-name="ce1">
            <text:p>429300</text:p>
          </table:table-cell>
          <table:table-cell office:value-type="float" office:value="981725.04330000002" table:style-name="ce1">
            <text:p>981725,0433</text:p>
          </table:table-cell>
          <table:table-cell office:value-type="float" office:value="1427225.0434000001" table:style-name="ce1">
            <text:p>1427225,043</text:p>
          </table:table-cell>
          <table:table-cell office:value-type="float" office:value="2091425.0434000001" table:style-name="ce1">
            <text:p>2091425,043</text:p>
          </table:table-cell>
          <table:table-cell office:value-type="float" office:value="2981746.6867" table:style-name="ce1">
            <text:p>2981746,687</text:p>
          </table:table-cell>
          <table:table-cell office:value-type="float" office:value="3913246.6866000001" table:style-name="ce1">
            <text:p>3913246,687</text:p>
          </table:table-cell>
          <table:table-cell office:value-type="float" office:value="5095846.6865999997" table:style-name="ce1">
            <text:p>5095846,687</text:p>
          </table:table-cell>
          <table:table-cell office:value-type="float" office:value="6748246.6865999997" table:style-name="ce1">
            <text:p>6748246,687</text:p>
          </table:table-cell>
          <table:table-cell office:value-type="float" office:value="8092846.6868000003" table:style-name="ce1">
            <text:p>8092846,687</text:p>
          </table:table-cell>
          <table:table-cell office:value-type="float" office:value="9818146.6865999997" table:style-name="ce1">
            <text:p>9818146,68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09589800000001" table:style-name="ce1">
            <text:p>-110,095898</text:p>
          </table:table-cell>
          <table:table-cell office:value-type="float" office:value="23.104372000000001" table:style-name="ce1">
            <text:p>23,104372</text:p>
          </table:table-cell>
          <table:table-cell office:value-type="float" office:value="340199.9999" table:style-name="ce1">
            <text:p>340199,9999</text:p>
          </table:table-cell>
          <table:table-cell office:value-type="float" office:value="557274.95660000003" table:style-name="ce1">
            <text:p>557274,9566</text:p>
          </table:table-cell>
          <table:table-cell office:value-type="float" office:value="848874.95669999998" table:style-name="ce1">
            <text:p>848874,9567</text:p>
          </table:table-cell>
          <table:table-cell office:value-type="float" office:value="1229574.9567999998" table:style-name="ce1">
            <text:p>1229574,957</text:p>
          </table:table-cell>
          <table:table-cell office:value-type="float" office:value="1829653.3135000002" table:style-name="ce1">
            <text:p>1829653,314</text:p>
          </table:table-cell>
          <table:table-cell office:value-type="float" office:value="2810130.6894999999" table:style-name="ce1">
            <text:p>2810130,69</text:p>
          </table:table-cell>
          <table:table-cell office:value-type="float" office:value="3992730.6894999999" table:style-name="ce1">
            <text:p>3992730,69</text:p>
          </table:table-cell>
          <table:table-cell office:value-type="float" office:value="5171826.0731999995" table:style-name="ce1">
            <text:p>5171826,073</text:p>
          </table:table-cell>
          <table:table-cell office:value-type="float" office:value="6448135.4619999994" table:style-name="ce1">
            <text:p>6448135,462</text:p>
          </table:table-cell>
          <table:table-cell office:value-type="float" office:value="7348605.6693000011" table:style-name="ce1">
            <text:p>7348605,66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28709499999999" table:style-name="ce1">
            <text:p>-110,287095</text:p>
          </table:table-cell>
          <table:table-cell office:value-type="float" office:value="23.467801999999999" table:style-name="ce1">
            <text:p>23,467802</text:p>
          </table:table-cell>
          <table:table-cell office:value-type="float" office:value="153900" table:style-name="ce1">
            <text:p>153900</text:p>
          </table:table-cell>
          <table:table-cell office:value-type="float" office:value="405000" table:style-name="ce1">
            <text:p>405000</text:p>
          </table:table-cell>
          <table:table-cell office:value-type="float" office:value="728999.99989999994" table:style-name="ce1">
            <text:p>728999,9999</text:p>
          </table:table-cell>
          <table:table-cell office:value-type="float" office:value="1279800" table:style-name="ce1">
            <text:p>1279800</text:p>
          </table:table-cell>
          <table:table-cell office:value-type="float" office:value="2316599.9999000002" table:style-name="ce1">
            <text:p>2316600</text:p>
          </table:table-cell>
          <table:table-cell office:value-type="float" office:value="3702189.5852999999" table:style-name="ce1">
            <text:p>3702189,585</text:p>
          </table:table-cell>
          <table:table-cell office:value-type="float" office:value="8393954.781200001" table:style-name="ce1">
            <text:p>8393954,781</text:p>
          </table:table-cell>
          <table:table-cell office:value-type="float" office:value="10951051.028700002" table:style-name="ce1">
            <text:p>10951051,03</text:p>
          </table:table-cell>
          <table:table-cell office:value-type="float" office:value="14105441.639999999" table:style-name="ce1">
            <text:p>14105441,64</text:p>
          </table:table-cell>
          <table:table-cell office:value-type="float" office:value="17441271.432700001" table:style-name="ce1">
            <text:p>17441271,4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59041999999999" table:style-name="ce1">
            <text:p>-110,59042</text:p>
          </table:table-cell>
          <table:table-cell office:value-type="float" office:value="23.751930999999999" table:style-name="ce1">
            <text:p>23,751931</text:p>
          </table:table-cell>
          <table:table-cell office:value-type="float" office:value="7894427.2321000006" table:style-name="ce1">
            <text:p>7894427,232</text:p>
          </table:table-cell>
          <table:table-cell office:value-type="float" office:value="28508927.232000001" table:style-name="ce1">
            <text:p>28508927,23</text:p>
          </table:table-cell>
          <table:table-cell office:value-type="float" office:value="40009366.062799998" table:style-name="ce1">
            <text:p>40009366,06</text:p>
          </table:table-cell>
          <table:table-cell office:value-type="float" office:value="50304466.062799998" table:style-name="ce1">
            <text:p>50304466,06</text:p>
          </table:table-cell>
          <table:table-cell office:value-type="float" office:value="59596311.888200007" table:style-name="ce1">
            <text:p>59596311,89</text:p>
          </table:table-cell>
          <table:table-cell office:value-type="float" office:value="68180988.623399988" table:style-name="ce1">
            <text:p>68180988,62</text:p>
          </table:table-cell>
          <table:table-cell office:value-type="float" office:value="80126623.427299991" table:style-name="ce1">
            <text:p>80126623,43</text:p>
          </table:table-cell>
          <table:table-cell office:value-type="float" office:value="88678131.796100006" table:style-name="ce1">
            <text:p>88678131,8</text:p>
          </table:table-cell>
          <table:table-cell office:value-type="float" office:value="95765631.796200007" table:style-name="ce1">
            <text:p>95765631,8</text:p>
          </table:table-cell>
          <table:table-cell office:value-type="float" office:value="102294231.79610001" table:style-name="ce1">
            <text:p>102294231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0.935377" table:style-name="ce1">
            <text:p>-110,935377</text:p>
          </table:table-cell>
          <table:table-cell office:value-type="float" office:value="24.005714999999999" table:style-name="ce1">
            <text:p>24,005715</text:p>
          </table:table-cell>
          <table:table-cell office:value-type="float" office:value="1307172.7679000001" table:style-name="ce1">
            <text:p>1307172,768</text:p>
          </table:table-cell>
          <table:table-cell office:value-type="float" office:value="2465472.7680000002" table:style-name="ce1">
            <text:p>2465472,768</text:p>
          </table:table-cell>
          <table:table-cell office:value-type="float" office:value="3997933.9373000003" table:style-name="ce1">
            <text:p>3997933,937</text:p>
          </table:table-cell>
          <table:table-cell office:value-type="float" office:value="5747533.9372000005" table:style-name="ce1">
            <text:p>5747533,937</text:p>
          </table:table-cell>
          <table:table-cell office:value-type="float" office:value="7293488.1116999993" table:style-name="ce1">
            <text:p>7293488,112</text:p>
          </table:table-cell>
          <table:table-cell office:value-type="float" office:value="9262244.4152000006" table:style-name="ce1">
            <text:p>9262244,415</text:p>
          </table:table-cell>
          <table:table-cell office:value-type="float" office:value="10739040.127999999" table:style-name="ce1">
            <text:p>10739040,13</text:p>
          </table:table-cell>
          <table:table-cell office:value-type="float" office:value="12585840.128" table:style-name="ce1">
            <text:p>12585840,13</text:p>
          </table:table-cell>
          <table:table-cell office:value-type="float" office:value="14497440.128" table:style-name="ce1">
            <text:p>14497440,13</text:p>
          </table:table-cell>
          <table:table-cell office:value-type="float" office:value="16441440.1281" table:style-name="ce1">
            <text:p>16441440,1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291532" table:style-name="ce1">
            <text:p>-111,291532</text:p>
          </table:table-cell>
          <table:table-cell office:value-type="float" office:value="24.250729" table:style-name="ce1">
            <text:p>24,250729</text:p>
          </table:table-cell>
          <table:table-cell office:value-type="float" office:value="3198746.3402000004" table:style-name="ce1">
            <text:p>3198746,34</text:p>
          </table:table-cell>
          <table:table-cell office:value-type="float" office:value="6308909.0214" table:style-name="ce1">
            <text:p>6308909,021</text:p>
          </table:table-cell>
          <table:table-cell office:value-type="float" office:value="10386363.7798" table:style-name="ce1">
            <text:p>10386363,78</text:p>
          </table:table-cell>
          <table:table-cell office:value-type="float" office:value="13939943.8355" table:style-name="ce1">
            <text:p>13939943,84</text:p>
          </table:table-cell>
          <table:table-cell office:value-type="float" office:value="18312659.301100001" table:style-name="ce1">
            <text:p>18312659,3</text:p>
          </table:table-cell>
          <table:table-cell office:value-type="float" office:value="25179873.458700001" table:style-name="ce1">
            <text:p>25179873,46</text:p>
          </table:table-cell>
          <table:table-cell office:value-type="float" office:value="31480273.350100003" table:style-name="ce1">
            <text:p>31480273,35</text:p>
          </table:table-cell>
          <table:table-cell office:value-type="float" office:value="37590531.992600001" table:style-name="ce1">
            <text:p>37590531,99</text:p>
          </table:table-cell>
          <table:table-cell office:value-type="float" office:value="42899740.5546" table:style-name="ce1">
            <text:p>42899740,55</text:p>
          </table:table-cell>
          <table:table-cell office:value-type="float" office:value="48221446.448799998" table:style-name="ce1">
            <text:p>48221446,4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64152799999999" table:style-name="ce1">
            <text:p>-111,641528</text:p>
          </table:table-cell>
          <table:table-cell office:value-type="float" office:value="24.470797999999998" table:style-name="ce1">
            <text:p>24,470798</text:p>
          </table:table-cell>
          <table:table-cell office:value-type="float" office:value="19877170.765099999" table:style-name="ce1">
            <text:p>19877170,77</text:p>
          </table:table-cell>
          <table:table-cell office:value-type="float" office:value="45024279.069700003" table:style-name="ce1">
            <text:p>45024279,07</text:p>
          </table:table-cell>
          <table:table-cell office:value-type="float" office:value="68990945.915100008" table:style-name="ce1">
            <text:p>68990945,92</text:p>
          </table:table-cell>
          <table:table-cell office:value-type="float" office:value="91066748.318999991" table:style-name="ce1">
            <text:p>91066748,32</text:p>
          </table:table-cell>
          <table:table-cell office:value-type="float" office:value="119203374.98910002" table:style-name="ce1">
            <text:p>119203375</text:p>
          </table:table-cell>
          <table:table-cell office:value-type="float" office:value="139655988.93239999" table:style-name="ce1">
            <text:p>139655988,9</text:p>
          </table:table-cell>
          <table:table-cell office:value-type="float" office:value="161419770.71060002" table:style-name="ce1">
            <text:p>161419770,7</text:p>
          </table:table-cell>
          <table:table-cell office:value-type="float" office:value="179072238.80049998" table:style-name="ce1">
            <text:p>179072238,8</text:p>
          </table:table-cell>
          <table:table-cell office:value-type="float" office:value="194237062.92080003" table:style-name="ce1">
            <text:p>194237062,9</text:p>
          </table:table-cell>
          <table:table-cell office:value-type="float" office:value="208102647.80309999" table:style-name="ce1">
            <text:p>208102647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1.945656" table:style-name="ce1">
            <text:p>-111,945656</text:p>
          </table:table-cell>
          <table:table-cell office:value-type="float" office:value="24.67295" table:style-name="ce1">
            <text:p>24,67295</text:p>
          </table:table-cell>
          <table:table-cell office:value-type="float" office:value="26106833.57271" table:style-name="ce1">
            <text:p>26106833,57</text:p>
          </table:table-cell>
          <table:table-cell office:value-type="float" office:value="57634001.853309996" table:style-name="ce1">
            <text:p>57634001,85</text:p>
          </table:table-cell>
          <table:table-cell office:value-type="float" office:value="85517090.128609985" table:style-name="ce1">
            <text:p>85517090,13</text:p>
          </table:table-cell>
          <table:table-cell office:value-type="float" office:value="107742736.57781" table:style-name="ce1">
            <text:p>107742736,6</text:p>
          </table:table-cell>
          <table:table-cell office:value-type="float" office:value="138602716.82990998" table:style-name="ce1">
            <text:p>138602716,8</text:p>
          </table:table-cell>
          <table:table-cell office:value-type="float" office:value="156372191.58320996" table:style-name="ce1">
            <text:p>156372191,6</text:p>
          </table:table-cell>
          <table:table-cell office:value-type="float" office:value="169938430.30821002" table:style-name="ce1">
            <text:p>169938430,3</text:p>
          </table:table-cell>
          <table:table-cell office:value-type="float" office:value="180585043.81220996" table:style-name="ce1">
            <text:p>180585043,8</text:p>
          </table:table-cell>
          <table:table-cell office:value-type="float" office:value="197224739.47610998" table:style-name="ce1">
            <text:p>197224739,5</text:p>
          </table:table-cell>
          <table:table-cell office:value-type="float" office:value="205358485.04760996" table:style-name="ce1">
            <text:p>20535848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12634" table:style-name="ce1">
            <text:p>-112,12634</text:p>
          </table:table-cell>
          <table:table-cell office:value-type="float" office:value="24.83051" table:style-name="ce1">
            <text:p>24,83051</text:p>
          </table:table-cell>
          <table:table-cell office:value-type="float" office:value="29283485.661099996" table:style-name="ce1">
            <text:p>29283485,66</text:p>
          </table:table-cell>
          <table:table-cell office:value-type="float" office:value="55631208.508299999" table:style-name="ce1">
            <text:p>55631208,51</text:p>
          </table:table-cell>
          <table:table-cell office:value-type="float" office:value="77527825.154799998" table:style-name="ce1">
            <text:p>77527825,15</text:p>
          </table:table-cell>
          <table:table-cell office:value-type="float" office:value="92041289.533299997" table:style-name="ce1">
            <text:p>92041289,53</text:p>
          </table:table-cell>
          <table:table-cell office:value-type="float" office:value="101146418.32550001" table:style-name="ce1">
            <text:p>101146418,3</text:p>
          </table:table-cell>
          <table:table-cell office:value-type="float" office:value="107468008.09539998" table:style-name="ce1">
            <text:p>107468008,1</text:p>
          </table:table-cell>
          <table:table-cell office:value-type="float" office:value="111585825.3461" table:style-name="ce1">
            <text:p>111585825,3</text:p>
          </table:table-cell>
          <table:table-cell office:value-type="float" office:value="114392838.5421" table:style-name="ce1">
            <text:p>114392838,5</text:p>
          </table:table-cell>
          <table:table-cell office:value-type="float" office:value="116185984.91760001" table:style-name="ce1">
            <text:p>116185984,9</text:p>
          </table:table-cell>
          <table:table-cell office:value-type="float" office:value="117400990.3091" table:style-name="ce1">
            <text:p>117400990,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116046" table:style-name="ce1">
            <text:p>-112,116046</text:p>
          </table:table-cell>
          <table:table-cell office:value-type="float" office:value="25.085466" table:style-name="ce1">
            <text:p>25,085466</text:p>
          </table:table-cell>
          <table:table-cell office:value-type="float" office:value="42367116.980700009" table:style-name="ce1">
            <text:p>42367116,98</text:p>
          </table:table-cell>
          <table:table-cell office:value-type="float" office:value="95687060.558699995" table:style-name="ce1">
            <text:p>95687060,56</text:p>
          </table:table-cell>
          <table:table-cell office:value-type="float" office:value="137210133.7421" table:style-name="ce1">
            <text:p>137210133,7</text:p>
          </table:table-cell>
          <table:table-cell office:value-type="float" office:value="171420705.82170001" table:style-name="ce1">
            <text:p>171420705,8</text:p>
          </table:table-cell>
          <table:table-cell office:value-type="float" office:value="203113284.58860001" table:style-name="ce1">
            <text:p>203113284,6</text:p>
          </table:table-cell>
          <table:table-cell office:value-type="float" office:value="228898892.49189997" table:style-name="ce1">
            <text:p>228898892,5</text:p>
          </table:table-cell>
          <table:table-cell office:value-type="float" office:value="248520960.35770002" table:style-name="ce1">
            <text:p>248520960,4</text:p>
          </table:table-cell>
          <table:table-cell office:value-type="float" office:value="267444244.58759999" table:style-name="ce1">
            <text:p>267444244,6</text:p>
          </table:table-cell>
          <table:table-cell office:value-type="float" office:value="285236373.7579" table:style-name="ce1">
            <text:p>285236373,8</text:p>
          </table:table-cell>
          <table:table-cell office:value-type="float" office:value="300187478.12370002" table:style-name="ce1">
            <text:p>300187478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08780299999999" table:style-name="ce1">
            <text:p>-112,087803</text:p>
          </table:table-cell>
          <table:table-cell office:value-type="float" office:value="25.473784999999999" table:style-name="ce1">
            <text:p>25,473785</text:p>
          </table:table-cell>
          <table:table-cell office:value-type="float" office:value="2462101.3050000002" table:style-name="ce1">
            <text:p>2462101,305</text:p>
          </table:table-cell>
          <table:table-cell office:value-type="float" office:value="5335826.0354000004" table:style-name="ce1">
            <text:p>5335826,035</text:p>
          </table:table-cell>
          <table:table-cell office:value-type="float" office:value="11010660.5012" table:style-name="ce1">
            <text:p>11010660,5</text:p>
          </table:table-cell>
          <table:table-cell office:value-type="float" office:value="24998125.375200003" table:style-name="ce1">
            <text:p>24998125,38</text:p>
          </table:table-cell>
          <table:table-cell office:value-type="float" office:value="46794005.951699995" table:style-name="ce1">
            <text:p>46794005,95</text:p>
          </table:table-cell>
          <table:table-cell office:value-type="float" office:value="73709404.346299991" table:style-name="ce1">
            <text:p>73709404,35</text:p>
          </table:table-cell>
          <table:table-cell office:value-type="float" office:value="100560606.16779999" table:style-name="ce1">
            <text:p>100560606,2</text:p>
          </table:table-cell>
          <table:table-cell office:value-type="float" office:value="126407866.63620001" table:style-name="ce1">
            <text:p>126407866,6</text:p>
          </table:table-cell>
          <table:table-cell office:value-type="float" office:value="149198352.42360002" table:style-name="ce1">
            <text:p>149198352,4</text:p>
          </table:table-cell>
          <table:table-cell office:value-type="float" office:value="180425414.97440001" table:style-name="ce1">
            <text:p>18042541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182175" table:style-name="ce1">
            <text:p>-112,182175</text:p>
          </table:table-cell>
          <table:table-cell office:value-type="float" office:value="25.860309000000001" table:style-name="ce1">
            <text:p>25,860309</text:p>
          </table:table-cell>
          <table:table-cell office:value-type="float" office:value="40500" table:style-name="ce1">
            <text:p>40500</text:p>
          </table:table-cell>
          <table:table-cell office:value-type="float" office:value="218229.8928" table:style-name="ce1">
            <text:p>218229,8928</text:p>
          </table:table-cell>
          <table:table-cell office:value-type="float" office:value="602691.33180000004" table:style-name="ce1">
            <text:p>602691,3318</text:p>
          </table:table-cell>
          <table:table-cell office:value-type="float" office:value="991491.33180000004" table:style-name="ce1">
            <text:p>991491,3318</text:p>
          </table:table-cell>
          <table:table-cell office:value-type="float" office:value="2833165.1298000002" table:style-name="ce1">
            <text:p>2833165,13</text:p>
          </table:table-cell>
          <table:table-cell office:value-type="float" office:value="6869164.1171000004" table:style-name="ce1">
            <text:p>6869164,117</text:p>
          </table:table-cell>
          <table:table-cell office:value-type="float" office:value="19606066.382100001" table:style-name="ce1">
            <text:p>19606066,38</text:p>
          </table:table-cell>
          <table:table-cell office:value-type="float" office:value="27266485.055" table:style-name="ce1">
            <text:p>27266485,06</text:p>
          </table:table-cell>
          <table:table-cell office:value-type="float" office:value="36455116.164099999" table:style-name="ce1">
            <text:p>36455116,16</text:p>
          </table:table-cell>
          <table:table-cell office:value-type="float" office:value="43608067.060999997" table:style-name="ce1">
            <text:p>43608067,0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38919" table:style-name="ce1">
            <text:p>-112,38919</text:p>
          </table:table-cell>
          <table:table-cell office:value-type="float" office:value="26.163674" table:style-name="ce1">
            <text:p>26,163674</text:p>
          </table:table-cell>
          <table:table-cell office:value-type="float" office:value="437400.0001" table:style-name="ce1">
            <text:p>437400,0001</text:p>
          </table:table-cell>
          <table:table-cell office:value-type="float" office:value="1182600" table:style-name="ce1">
            <text:p>1182600</text:p>
          </table:table-cell>
          <table:table-cell office:value-type="float" office:value="2745900.0000999998" table:style-name="ce1">
            <text:p>2745900</text:p>
          </table:table-cell>
          <table:table-cell office:value-type="float" office:value="4349700.0000999998" table:style-name="ce1">
            <text:p>4349700</text:p>
          </table:table-cell>
          <table:table-cell office:value-type="float" office:value="6860700.0000999998" table:style-name="ce1">
            <text:p>6860700</text:p>
          </table:table-cell>
          <table:table-cell office:value-type="float" office:value="8715600" table:style-name="ce1">
            <text:p>8715600</text:p>
          </table:table-cell>
          <table:table-cell office:value-type="float" office:value="11343036.7566" table:style-name="ce1">
            <text:p>11343036,76</text:p>
          </table:table-cell>
          <table:table-cell office:value-type="float" office:value="13922322.6197" table:style-name="ce1">
            <text:p>13922322,62</text:p>
          </table:table-cell>
          <table:table-cell office:value-type="float" office:value="16781704.825999998" table:style-name="ce1">
            <text:p>16781704,83</text:p>
          </table:table-cell>
          <table:table-cell office:value-type="float" office:value="19486387.013" table:style-name="ce1">
            <text:p>19486387,0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2.70067" table:style-name="ce1">
            <text:p>-112,70067</text:p>
          </table:table-cell>
          <table:table-cell office:value-type="float" office:value="26.395264999999998" table:style-name="ce1">
            <text:p>26,395265</text:p>
          </table:table-cell>
          <table:table-cell office:value-type="float" office:value="2365199.9999000002" table:style-name="ce1">
            <text:p>2365200</text:p>
          </table:table-cell>
          <table:table-cell office:value-type="float" office:value="13174788.794900002" table:style-name="ce1">
            <text:p>13174788,79</text:p>
          </table:table-cell>
          <table:table-cell office:value-type="float" office:value="25786454.887399994" table:style-name="ce1">
            <text:p>25786454,89</text:p>
          </table:table-cell>
          <table:table-cell office:value-type="float" office:value="37659446.983400002" table:style-name="ce1">
            <text:p>37659446,98</text:p>
          </table:table-cell>
          <table:table-cell office:value-type="float" office:value="46032467.8292" table:style-name="ce1">
            <text:p>46032467,83</text:p>
          </table:table-cell>
          <table:table-cell office:value-type="float" office:value="52386502.985100001" table:style-name="ce1">
            <text:p>52386502,99</text:p>
          </table:table-cell>
          <table:table-cell office:value-type="float" office:value="57594077.657099992" table:style-name="ce1">
            <text:p>57594077,66</text:p>
          </table:table-cell>
          <table:table-cell office:value-type="float" office:value="62713337.938099995" table:style-name="ce1">
            <text:p>62713337,94</text:p>
          </table:table-cell>
          <table:table-cell office:value-type="float" office:value="68467238.813700005" table:style-name="ce1">
            <text:p>68467238,81</text:p>
          </table:table-cell>
          <table:table-cell office:value-type="float" office:value="77447424.897" table:style-name="ce1">
            <text:p>77447424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050714" table:style-name="ce1">
            <text:p>-113,050714</text:p>
          </table:table-cell>
          <table:table-cell office:value-type="float" office:value="26.623654999999999" table:style-name="ce1">
            <text:p>26,623655</text:p>
          </table:table-cell>
          <table:table-cell office:value-type="float" office:value="14042852.1065" table:style-name="ce1">
            <text:p>14042852,11</text:p>
          </table:table-cell>
          <table:table-cell office:value-type="float" office:value="49107653.613499999" table:style-name="ce1">
            <text:p>49107653,61</text:p>
          </table:table-cell>
          <table:table-cell office:value-type="float" office:value="92109378.576099992" table:style-name="ce1">
            <text:p>92109378,58</text:p>
          </table:table-cell>
          <table:table-cell office:value-type="float" office:value="122446302.3953" table:style-name="ce1">
            <text:p>122446302,4</text:p>
          </table:table-cell>
          <table:table-cell office:value-type="float" office:value="177975000.08939999" table:style-name="ce1">
            <text:p>177975000,1</text:p>
          </table:table-cell>
          <table:table-cell office:value-type="float" office:value="202290793.80920002" table:style-name="ce1">
            <text:p>202290793,8</text:p>
          </table:table-cell>
          <table:table-cell office:value-type="float" office:value="224302712.85609999" table:style-name="ce1">
            <text:p>224302712,9</text:p>
          </table:table-cell>
          <table:table-cell office:value-type="float" office:value="248015006.64529997" table:style-name="ce1">
            <text:p>248015006,6</text:p>
          </table:table-cell>
          <table:table-cell office:value-type="float" office:value="272498726.95129997" table:style-name="ce1">
            <text:p>272498727</text:p>
          </table:table-cell>
          <table:table-cell office:value-type="float" office:value="312398198.43470001" table:style-name="ce1">
            <text:p>312398198,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366761" table:style-name="ce1">
            <text:p>-113,366761</text:p>
          </table:table-cell>
          <table:table-cell office:value-type="float" office:value="26.761220999999999" table:style-name="ce1">
            <text:p>26,761221</text:p>
          </table:table-cell>
          <table:table-cell office:value-type="float" office:value="22423196.0616" table:style-name="ce1">
            <text:p>22423196,06</text:p>
          </table:table-cell>
          <table:table-cell office:value-type="float" office:value="105768865.41419999" table:style-name="ce1">
            <text:p>105768865,4</text:p>
          </table:table-cell>
          <table:table-cell office:value-type="float" office:value="199662537.61590001" table:style-name="ce1">
            <text:p>199662537,6</text:p>
          </table:table-cell>
          <table:table-cell office:value-type="float" office:value="259115721.70029998" table:style-name="ce1">
            <text:p>259115721,7</text:p>
          </table:table-cell>
          <table:table-cell office:value-type="float" office:value="306524842.44549996" table:style-name="ce1">
            <text:p>306524842,4</text:p>
          </table:table-cell>
          <table:table-cell office:value-type="float" office:value="343470782.84519994" table:style-name="ce1">
            <text:p>343470782,8</text:p>
          </table:table-cell>
          <table:table-cell office:value-type="float" office:value="372465507.69650006" table:style-name="ce1">
            <text:p>372465507,7</text:p>
          </table:table-cell>
          <table:table-cell office:value-type="float" office:value="397409853.62549996" table:style-name="ce1">
            <text:p>397409853,6</text:p>
          </table:table-cell>
          <table:table-cell office:value-type="float" office:value="443448668.34250003" table:style-name="ce1">
            <text:p>443448668,3</text:p>
          </table:table-cell>
          <table:table-cell office:value-type="float" office:value="475755310.77579999" table:style-name="ce1">
            <text:p>475755310,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667591" table:style-name="ce1">
            <text:p>-113,667591</text:p>
          </table:table-cell>
          <table:table-cell office:value-type="float" office:value="26.874016999999998" table:style-name="ce1">
            <text:p>26,874017</text:p>
          </table:table-cell>
          <table:table-cell office:value-type="float" office:value="5581051.8319999995" table:style-name="ce1">
            <text:p>5581051,832</text:p>
          </table:table-cell>
          <table:table-cell office:value-type="float" office:value="12987319.5875" table:style-name="ce1">
            <text:p>12987319,59</text:p>
          </table:table-cell>
          <table:table-cell office:value-type="float" office:value="19682447.507599998" table:style-name="ce1">
            <text:p>19682447,51</text:p>
          </table:table-cell>
          <table:table-cell office:value-type="float" office:value="24878780.522399999" table:style-name="ce1">
            <text:p>24878780,52</text:p>
          </table:table-cell>
          <table:table-cell office:value-type="float" office:value="28858540.111200001" table:style-name="ce1">
            <text:p>28858540,11</text:p>
          </table:table-cell>
          <table:table-cell office:value-type="float" office:value="33033914.133699998" table:style-name="ce1">
            <text:p>33033914,13</text:p>
          </table:table-cell>
          <table:table-cell office:value-type="float" office:value="36804282.672299996" table:style-name="ce1">
            <text:p>36804282,67</text:p>
          </table:table-cell>
          <table:table-cell office:value-type="float" office:value="40400421.182399996" table:style-name="ce1">
            <text:p>40400421,18</text:p>
          </table:table-cell>
          <table:table-cell office:value-type="float" office:value="43741971.273800001" table:style-name="ce1">
            <text:p>43741971,27</text:p>
          </table:table-cell>
          <table:table-cell office:value-type="float" office:value="47933904.014599994" table:style-name="ce1">
            <text:p>47933904,0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3.994806" table:style-name="ce1">
            <text:p>-113,994806</text:p>
          </table:table-cell>
          <table:table-cell office:value-type="float" office:value="27.054646000000002" table:style-name="ce1">
            <text:p>27,054646</text:p>
          </table:table-cell>
          <table:table-cell office:value-type="float" office:value="5337900" table:style-name="ce1">
            <text:p>5337900</text:p>
          </table:table-cell>
          <table:table-cell office:value-type="float" office:value="9270872.5906000007" table:style-name="ce1">
            <text:p>9270872,591</text:p>
          </table:table-cell>
          <table:table-cell office:value-type="float" office:value="12922181.412799999" table:style-name="ce1">
            <text:p>12922181,41</text:p>
          </table:table-cell>
          <table:table-cell office:value-type="float" office:value="16287548.3979" table:style-name="ce1">
            <text:p>16287548,4</text:p>
          </table:table-cell>
          <table:table-cell office:value-type="float" office:value="19499949.524500001" table:style-name="ce1">
            <text:p>19499949,52</text:p>
          </table:table-cell>
          <table:table-cell office:value-type="float" office:value="22536606.2267" table:style-name="ce1">
            <text:p>22536606,23</text:p>
          </table:table-cell>
          <table:table-cell office:value-type="float" office:value="26126736.827999998" table:style-name="ce1">
            <text:p>26126736,83</text:p>
          </table:table-cell>
          <table:table-cell office:value-type="float" office:value="30333554.473499998" table:style-name="ce1">
            <text:p>30333554,47</text:p>
          </table:table-cell>
          <table:table-cell office:value-type="float" office:value="34858368.484099999" table:style-name="ce1">
            <text:p>34858368,48</text:p>
          </table:table-cell>
          <table:table-cell office:value-type="float" office:value="39203996.880000003" table:style-name="ce1">
            <text:p>39203996,8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324243" table:style-name="ce1">
            <text:p>-114,324243</text:p>
          </table:table-cell>
          <table:table-cell office:value-type="float" office:value="27.239516999999999" table:style-name="ce1">
            <text:p>27,239517</text:p>
          </table:table-cell>
          <table:table-cell office:value-type="float" office:value="664200" table:style-name="ce1">
            <text:p>664200</text:p>
          </table:table-cell>
          <table:table-cell office:value-type="float" office:value="2276100.0000999998" table:style-name="ce1">
            <text:p>2276100</text:p>
          </table:table-cell>
          <table:table-cell office:value-type="float" office:value="4171500.0000999998" table:style-name="ce1">
            <text:p>4171500</text:p>
          </table:table-cell>
          <table:table-cell office:value-type="float" office:value="6439500.0000999998" table:style-name="ce1">
            <text:p>6439500</text:p>
          </table:table-cell>
          <table:table-cell office:value-type="float" office:value="8545500" table:style-name="ce1">
            <text:p>8545500</text:p>
          </table:table-cell>
          <table:table-cell office:value-type="float" office:value="10586699.9999" table:style-name="ce1">
            <text:p>10586700</text:p>
          </table:table-cell>
          <table:table-cell office:value-type="float" office:value="12597780.709799999" table:style-name="ce1">
            <text:p>12597780,71</text:p>
          </table:table-cell>
          <table:table-cell office:value-type="float" office:value="14898828.375599999" table:style-name="ce1">
            <text:p>14898828,38</text:p>
          </table:table-cell>
          <table:table-cell office:value-type="float" office:value="17490828.375799999" table:style-name="ce1">
            <text:p>17490828,38</text:p>
          </table:table-cell>
          <table:table-cell office:value-type="float" office:value="19847767.239399999" table:style-name="ce1">
            <text:p>19847767,2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63539400000001" table:style-name="ce1">
            <text:p>-114,635394</text:p>
          </table:table-cell>
          <table:table-cell office:value-type="float" office:value="27.469768999999999" table:style-name="ce1">
            <text:p>27,469769</text:p>
          </table:table-cell>
          <table:table-cell office:value-type="float" office:value="121500" table:style-name="ce1">
            <text:p>121500</text:p>
          </table:table-cell>
          <table:table-cell office:value-type="float" office:value="324000" table:style-name="ce1">
            <text:p>324000</text:p>
          </table:table-cell>
          <table:table-cell office:value-type="float" office:value="639900" table:style-name="ce1">
            <text:p>639900</text:p>
          </table:table-cell>
          <table:table-cell office:value-type="float" office:value="947700" table:style-name="ce1">
            <text:p>947700</text:p>
          </table:table-cell>
          <table:table-cell office:value-type="float" office:value="1166779.2076000001" table:style-name="ce1">
            <text:p>1166779,208</text:p>
          </table:table-cell>
          <table:table-cell office:value-type="float" office:value="1515079.2076000001" table:style-name="ce1">
            <text:p>1515079,208</text:p>
          </table:table-cell>
          <table:table-cell office:value-type="float" office:value="2122480.7875000001" table:style-name="ce1">
            <text:p>2122480,788</text:p>
          </table:table-cell>
          <table:table-cell office:value-type="float" office:value="2672449.3232999998" table:style-name="ce1">
            <text:p>2672449,323</text:p>
          </table:table-cell>
          <table:table-cell office:value-type="float" office:value="3351899.8078000001" table:style-name="ce1">
            <text:p>3351899,808</text:p>
          </table:table-cell>
          <table:table-cell office:value-type="float" office:value="3951299.4910000004" table:style-name="ce1">
            <text:p>3951299,49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887636" table:style-name="ce1">
            <text:p>-114,887636</text:p>
          </table:table-cell>
          <table:table-cell office:value-type="float" office:value="27.724567" table:style-name="ce1">
            <text:p>27,724567</text:p>
          </table:table-cell>
          <table:table-cell office:value-type="float" office:value="4852165.8743999992" table:style-name="ce1">
            <text:p>4852165,874</text:p>
          </table:table-cell>
          <table:table-cell office:value-type="float" office:value="9076786.3402999993" table:style-name="ce1">
            <text:p>9076786,34</text:p>
          </table:table-cell>
          <table:table-cell office:value-type="float" office:value="13855728.535799999" table:style-name="ce1">
            <text:p>13855728,54</text:p>
          </table:table-cell>
          <table:table-cell office:value-type="float" office:value="17249628.535800003" table:style-name="ce1">
            <text:p>17249628,54</text:p>
          </table:table-cell>
          <table:table-cell office:value-type="float" office:value="20783958.471799999" table:style-name="ce1">
            <text:p>20783958,47</text:p>
          </table:table-cell>
          <table:table-cell office:value-type="float" office:value="23988765.027600002" table:style-name="ce1">
            <text:p>23988765,03</text:p>
          </table:table-cell>
          <table:table-cell office:value-type="float" office:value="27291847.013200004" table:style-name="ce1">
            <text:p>27291847,01</text:p>
          </table:table-cell>
          <table:table-cell office:value-type="float" office:value="30392221.057099998" table:style-name="ce1">
            <text:p>30392221,06</text:p>
          </table:table-cell>
          <table:table-cell office:value-type="float" office:value="33624278.1642" table:style-name="ce1">
            <text:p>33624278,16</text:p>
          </table:table-cell>
          <table:table-cell office:value-type="float" office:value="36861849.419600002" table:style-name="ce1">
            <text:p>36861849,4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76657400000001" table:style-name="ce1">
            <text:p>-114,766574</text:p>
          </table:table-cell>
          <table:table-cell office:value-type="float" office:value="27.805606999999998" table:style-name="ce1">
            <text:p>27,805607</text:p>
          </table:table-cell>
          <table:table-cell office:value-type="float" office:value="1838434.1255000001" table:style-name="ce1">
            <text:p>1838434,126</text:p>
          </table:table-cell>
          <table:table-cell office:value-type="float" office:value="4668913.6599000003" table:style-name="ce1">
            <text:p>4668913,66</text:p>
          </table:table-cell>
          <table:table-cell office:value-type="float" office:value="7001771.4640999995" table:style-name="ce1">
            <text:p>7001771,464</text:p>
          </table:table-cell>
          <table:table-cell office:value-type="float" office:value="9059171.4642999992" table:style-name="ce1">
            <text:p>9059171,464</text:p>
          </table:table-cell>
          <table:table-cell office:value-type="float" office:value="11251162.320699999" table:style-name="ce1">
            <text:p>11251162,32</text:p>
          </table:table-cell>
          <table:table-cell office:value-type="float" office:value="13554355.764999999" table:style-name="ce1">
            <text:p>13554355,77</text:p>
          </table:table-cell>
          <table:table-cell office:value-type="float" office:value="15734973.779099997" table:style-name="ce1">
            <text:p>15734973,78</text:p>
          </table:table-cell>
          <table:table-cell office:value-type="float" office:value="17702727.378399998" table:style-name="ce1">
            <text:p>17702727,38</text:p>
          </table:table-cell>
          <table:table-cell office:value-type="float" office:value="20084919.786700003" table:style-name="ce1">
            <text:p>20084919,79</text:p>
          </table:table-cell>
          <table:table-cell office:value-type="float" office:value="22314848.848200001" table:style-name="ce1">
            <text:p>22314848,8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38888" table:style-name="ce1">
            <text:p>-114,38888</text:p>
          </table:table-cell>
          <table:table-cell office:value-type="float" office:value="27.810856000000001" table:style-name="ce1">
            <text:p>27,810856</text:p>
          </table:table-cell>
          <table:table-cell office:value-type="float" office:value="24169410.7216" table:style-name="ce1">
            <text:p>24169410,72</text:p>
          </table:table-cell>
          <table:table-cell office:value-type="float" office:value="42969654.443799995" table:style-name="ce1">
            <text:p>42969654,44</text:p>
          </table:table-cell>
          <table:table-cell office:value-type="float" office:value="55254653.508699991" table:style-name="ce1">
            <text:p>55254653,51</text:p>
          </table:table-cell>
          <table:table-cell office:value-type="float" office:value="64313479.768099986" table:style-name="ce1">
            <text:p>64313479,77</text:p>
          </table:table-cell>
          <table:table-cell office:value-type="float" office:value="74083926.801699996" table:style-name="ce1">
            <text:p>74083926,8</text:p>
          </table:table-cell>
          <table:table-cell office:value-type="float" office:value="80675400.781199992" table:style-name="ce1">
            <text:p>80675400,78</text:p>
          </table:table-cell>
          <table:table-cell office:value-type="float" office:value="86046109.113400012" table:style-name="ce1">
            <text:p>86046109,11</text:p>
          </table:table-cell>
          <table:table-cell office:value-type="float" office:value="91017386.940800011" table:style-name="ce1">
            <text:p>91017386,94</text:p>
          </table:table-cell>
          <table:table-cell office:value-type="float" office:value="95607556.945500001" table:style-name="ce1">
            <text:p>95607556,95</text:p>
          </table:table-cell>
          <table:table-cell office:value-type="float" office:value="99554002.529499993" table:style-name="ce1">
            <text:p>99554002,53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17389300000001" table:style-name="ce1">
            <text:p>-114,173893</text:p>
          </table:table-cell>
          <table:table-cell office:value-type="float" office:value="27.987178" table:style-name="ce1">
            <text:p>27,987178</text:p>
          </table:table-cell>
          <table:table-cell office:value-type="float" office:value="67401794.146799996" table:style-name="ce1">
            <text:p>67401794,15</text:p>
          </table:table-cell>
          <table:table-cell office:value-type="float" office:value="142918933.88439998" table:style-name="ce1">
            <text:p>142918933,9</text:p>
          </table:table-cell>
          <table:table-cell office:value-type="float" office:value="180764558.91850004" table:style-name="ce1">
            <text:p>180764558,9</text:p>
          </table:table-cell>
          <table:table-cell office:value-type="float" office:value="219964536.42790002" table:style-name="ce1">
            <text:p>219964536,4</text:p>
          </table:table-cell>
          <table:table-cell office:value-type="float" office:value="251490197.62029999" table:style-name="ce1">
            <text:p>251490197,6</text:p>
          </table:table-cell>
          <table:table-cell office:value-type="float" office:value="274841565.41960001" table:style-name="ce1">
            <text:p>274841565,4</text:p>
          </table:table-cell>
          <table:table-cell office:value-type="float" office:value="291345611.19020003" table:style-name="ce1">
            <text:p>291345611,2</text:p>
          </table:table-cell>
          <table:table-cell office:value-type="float" office:value="302920514.63709998" table:style-name="ce1">
            <text:p>302920514,6</text:p>
          </table:table-cell>
          <table:table-cell office:value-type="float" office:value="311999322.18290001" table:style-name="ce1">
            <text:p>311999322,2</text:p>
          </table:table-cell>
          <table:table-cell office:value-type="float" office:value="319067520.22150004" table:style-name="ce1">
            <text:p>319067520,2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090487" table:style-name="ce1">
            <text:p>-114,090487</text:p>
          </table:table-cell>
          <table:table-cell office:value-type="float" office:value="28.310403999999998" table:style-name="ce1">
            <text:p>28,310404</text:p>
          </table:table-cell>
          <table:table-cell office:value-type="float" office:value="6316582.7724000001" table:style-name="ce1">
            <text:p>6316582,772</text:p>
          </table:table-cell>
          <table:table-cell office:value-type="float" office:value="12282592.0429" table:style-name="ce1">
            <text:p>12282592,04</text:p>
          </table:table-cell>
          <table:table-cell office:value-type="float" office:value="18130131.4822" table:style-name="ce1">
            <text:p>18130131,48</text:p>
          </table:table-cell>
          <table:table-cell office:value-type="float" office:value="26929729.679800004" table:style-name="ce1">
            <text:p>26929729,68</text:p>
          </table:table-cell>
          <table:table-cell office:value-type="float" office:value="36181973.3521" table:style-name="ce1">
            <text:p>36181973,35</text:p>
          </table:table-cell>
          <table:table-cell office:value-type="float" office:value="46195268.095200002" table:style-name="ce1">
            <text:p>46195268,1</text:p>
          </table:table-cell>
          <table:table-cell office:value-type="float" office:value="53488268.828000009" table:style-name="ce1">
            <text:p>53488268,83</text:p>
          </table:table-cell>
          <table:table-cell office:value-type="float" office:value="60187970.6017" table:style-name="ce1">
            <text:p>60187970,6</text:p>
          </table:table-cell>
          <table:table-cell office:value-type="float" office:value="66168275.686000004" table:style-name="ce1">
            <text:p>66168275,69</text:p>
          </table:table-cell>
          <table:table-cell office:value-type="float" office:value="76587791.898499995" table:style-name="ce1">
            <text:p>76587791,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20156799999999" table:style-name="ce1">
            <text:p>-114,201568</text:p>
          </table:table-cell>
          <table:table-cell office:value-type="float" office:value="28.64404" table:style-name="ce1">
            <text:p>28,64404</text:p>
          </table:table-cell>
          <table:table-cell office:value-type="float" office:value="1150654.7331000001" table:style-name="ce1">
            <text:p>1150654,733</text:p>
          </table:table-cell>
          <table:table-cell office:value-type="float" office:value="2967641.3308000001" table:style-name="ce1">
            <text:p>2967641,331</text:p>
          </table:table-cell>
          <table:table-cell office:value-type="float" office:value="5635687.5438000001" table:style-name="ce1">
            <text:p>5635687,544</text:p>
          </table:table-cell>
          <table:table-cell office:value-type="float" office:value="9950485.8356999997" table:style-name="ce1">
            <text:p>9950485,836</text:p>
          </table:table-cell>
          <table:table-cell office:value-type="float" office:value="12372385.835699998" table:style-name="ce1">
            <text:p>12372385,84</text:p>
          </table:table-cell>
          <table:table-cell office:value-type="float" office:value="14899598.6228" table:style-name="ce1">
            <text:p>14899598,62</text:p>
          </table:table-cell>
          <table:table-cell office:value-type="float" office:value="17078498.622700002" table:style-name="ce1">
            <text:p>17078498,62</text:p>
          </table:table-cell>
          <table:table-cell office:value-type="float" office:value="18795817.263500001" table:style-name="ce1">
            <text:p>18795817,26</text:p>
          </table:table-cell>
          <table:table-cell office:value-type="float" office:value="20375317.263499998" table:style-name="ce1">
            <text:p>20375317,26</text:p>
          </table:table-cell>
          <table:table-cell office:value-type="float" office:value="22260246.840099998" table:style-name="ce1">
            <text:p>22260246,8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48816600000001" table:style-name="ce1">
            <text:p>-114,488166</text:p>
          </table:table-cell>
          <table:table-cell office:value-type="float" office:value="28.924593999999999" table:style-name="ce1">
            <text:p>28,924594</text:p>
          </table:table-cell>
          <table:table-cell office:value-type="float" office:value="1585854.2272000001" table:style-name="ce1">
            <text:p>1585854,227</text:p>
          </table:table-cell>
          <table:table-cell office:value-type="float" office:value="4969056.8345999997" table:style-name="ce1">
            <text:p>4969056,835</text:p>
          </table:table-cell>
          <table:table-cell office:value-type="float" office:value="9429348.4393000007" table:style-name="ce1">
            <text:p>9429348,439</text:p>
          </table:table-cell>
          <table:table-cell office:value-type="float" office:value="12701748.439399999" table:style-name="ce1">
            <text:p>12701748,44</text:p>
          </table:table-cell>
          <table:table-cell office:value-type="float" office:value="15705952.725299999" table:style-name="ce1">
            <text:p>15705952,73</text:p>
          </table:table-cell>
          <table:table-cell office:value-type="float" office:value="17860552.725299999" table:style-name="ce1">
            <text:p>17860552,73</text:p>
          </table:table-cell>
          <table:table-cell office:value-type="float" office:value="20363452.725199997" table:style-name="ce1">
            <text:p>20363452,73</text:p>
          </table:table-cell>
          <table:table-cell office:value-type="float" office:value="22844368.768299997" table:style-name="ce1">
            <text:p>22844368,77</text:p>
          </table:table-cell>
          <table:table-cell office:value-type="float" office:value="24998968.768199995" table:style-name="ce1">
            <text:p>24998968,77</text:p>
          </table:table-cell>
          <table:table-cell office:value-type="float" office:value="27214286.580699999" table:style-name="ce1">
            <text:p>27214286,58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4.783872" table:style-name="ce1">
            <text:p>-114,783872</text:p>
          </table:table-cell>
          <table:table-cell office:value-type="float" office:value="29.209855000000001" table:style-name="ce1">
            <text:p>29,209855</text:p>
          </table:table-cell>
          <table:table-cell office:value-type="float" office:value="1095245.773" table:style-name="ce1">
            <text:p>1095245,773</text:p>
          </table:table-cell>
          <table:table-cell office:value-type="float" office:value="6129339.3620999996" table:style-name="ce1">
            <text:p>6129339,362</text:p>
          </table:table-cell>
          <table:table-cell office:value-type="float" office:value="8542505.2182999998" table:style-name="ce1">
            <text:p>8542505,218</text:p>
          </table:table-cell>
          <table:table-cell office:value-type="float" office:value="10689005.2183" table:style-name="ce1">
            <text:p>10689005,22</text:p>
          </table:table-cell>
          <table:table-cell office:value-type="float" office:value="14877480.375600001" table:style-name="ce1">
            <text:p>14877480,38</text:p>
          </table:table-cell>
          <table:table-cell office:value-type="float" office:value="18206580.375399999" table:style-name="ce1">
            <text:p>18206580,38</text:p>
          </table:table-cell>
          <table:table-cell office:value-type="float" office:value="20523180.375500001" table:style-name="ce1">
            <text:p>20523180,38</text:p>
          </table:table-cell>
          <table:table-cell office:value-type="float" office:value="22626864.3325" table:style-name="ce1">
            <text:p>22626864,33</text:p>
          </table:table-cell>
          <table:table-cell office:value-type="float" office:value="24408864.332400002" table:style-name="ce1">
            <text:p>24408864,33</text:p>
          </table:table-cell>
          <table:table-cell office:value-type="float" office:value="26167247.3618" table:style-name="ce1">
            <text:p>26167247,3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5.122787" table:style-name="ce1">
            <text:p>-115,122787</text:p>
          </table:table-cell>
          <table:table-cell office:value-type="float" office:value="29.446097000000002" table:style-name="ce1">
            <text:p>29,446097</text:p>
          </table:table-cell>
          <table:table-cell office:value-type="float" office:value="405000" table:style-name="ce1">
            <text:p>405000</text:p>
          </table:table-cell>
          <table:table-cell office:value-type="float" office:value="930103.80329999991" table:style-name="ce1">
            <text:p>930103,8033</text:p>
          </table:table-cell>
          <table:table-cell office:value-type="float" office:value="1464703.8034000001" table:style-name="ce1">
            <text:p>1464703,803</text:p>
          </table:table-cell>
          <table:table-cell office:value-type="float" office:value="2201803.8034000001" table:style-name="ce1">
            <text:p>2201803,803</text:p>
          </table:table-cell>
          <table:table-cell office:value-type="float" office:value="2930924.3602999998" table:style-name="ce1">
            <text:p>2930924,36</text:p>
          </table:table-cell>
          <table:table-cell office:value-type="float" office:value="3967724.3602999998" table:style-name="ce1">
            <text:p>3967724,36</text:p>
          </table:table-cell>
          <table:table-cell office:value-type="float" office:value="5020724.3602" table:style-name="ce1">
            <text:p>5020724,36</text:p>
          </table:table-cell>
          <table:table-cell office:value-type="float" office:value="5757824.3602999998" table:style-name="ce1">
            <text:p>5757824,36</text:p>
          </table:table-cell>
          <table:table-cell office:value-type="float" office:value="6713624.3603000008" table:style-name="ce1">
            <text:p>6713624,36</text:p>
          </table:table-cell>
          <table:table-cell office:value-type="float" office:value="7729523.518600001" table:style-name="ce1">
            <text:p>7729523,519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5.496442" table:style-name="ce1">
            <text:p>-115,496442</text:p>
          </table:table-cell>
          <table:table-cell office:value-type="float" office:value="29.646616000000002" table:style-name="ce1">
            <text:p>29,646616</text:p>
          </table:table-cell>
          <table:table-cell office:value-type="float" office:value="234900" table:style-name="ce1">
            <text:p>234900</text:p>
          </table:table-cell>
          <table:table-cell office:value-type="float" office:value="656100" table:style-name="ce1">
            <text:p>656100</text:p>
          </table:table-cell>
          <table:table-cell office:value-type="float" office:value="1148516.8722999999" table:style-name="ce1">
            <text:p>1148516,872</text:p>
          </table:table-cell>
          <table:table-cell office:value-type="float" office:value="1780803.3957" table:style-name="ce1">
            <text:p>1780803,396</text:p>
          </table:table-cell>
          <table:table-cell office:value-type="float" office:value="2347803.3958000001" table:style-name="ce1">
            <text:p>2347803,396</text:p>
          </table:table-cell>
          <table:table-cell office:value-type="float" office:value="2987703.3957999996" table:style-name="ce1">
            <text:p>2987703,396</text:p>
          </table:table-cell>
          <table:table-cell office:value-type="float" office:value="3609626.9117000001" table:style-name="ce1">
            <text:p>3609626,912</text:p>
          </table:table-cell>
          <table:table-cell office:value-type="float" office:value="4282365.1054999996" table:style-name="ce1">
            <text:p>4282365,106</text:p>
          </table:table-cell>
          <table:table-cell office:value-type="float" office:value="5131385.4287999999" table:style-name="ce1">
            <text:p>5131385,429</text:p>
          </table:table-cell>
          <table:table-cell office:value-type="float" office:value="5957934.7438999992" table:style-name="ce1">
            <text:p>5957934,74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5.731775" table:style-name="ce1">
            <text:p>-115,731775</text:p>
          </table:table-cell>
          <table:table-cell office:value-type="float" office:value="29.947603999999998" table:style-name="ce1">
            <text:p>29,947604</text:p>
          </table:table-cell>
          <table:table-cell office:value-type="float" office:value="251676.0797" table:style-name="ce1">
            <text:p>251676,0797</text:p>
          </table:table-cell>
          <table:table-cell office:value-type="float" office:value="599279.36920000007" table:style-name="ce1">
            <text:p>599279,3692</text:p>
          </table:table-cell>
          <table:table-cell office:value-type="float" office:value="1182748.8667000001" table:style-name="ce1">
            <text:p>1182748,867</text:p>
          </table:table-cell>
          <table:table-cell office:value-type="float" office:value="2043336.0048" table:style-name="ce1">
            <text:p>2043336,005</text:p>
          </table:table-cell>
          <table:table-cell office:value-type="float" office:value="2998662.0615999997" table:style-name="ce1">
            <text:p>2998662,062</text:p>
          </table:table-cell>
          <table:table-cell office:value-type="float" office:value="3768162.0615999997" table:style-name="ce1">
            <text:p>3768162,062</text:p>
          </table:table-cell>
          <table:table-cell office:value-type="float" office:value="4766238.5456999997" table:style-name="ce1">
            <text:p>4766238,546</text:p>
          </table:table-cell>
          <table:table-cell office:value-type="float" office:value="5589451.4556999998" table:style-name="ce1">
            <text:p>5589451,456</text:p>
          </table:table-cell>
          <table:table-cell office:value-type="float" office:value="6546731.1324000005" table:style-name="ce1">
            <text:p>6546731,132</text:p>
          </table:table-cell>
          <table:table-cell office:value-type="float" office:value="7396881.8170000007" table:style-name="ce1">
            <text:p>7396881,81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5.872691" table:style-name="ce1">
            <text:p>-115,872691</text:p>
          </table:table-cell>
          <table:table-cell office:value-type="float" office:value="30.307251999999998" table:style-name="ce1">
            <text:p>30,307252</text:p>
          </table:table-cell>
          <table:table-cell office:value-type="float" office:value="1660922.4121000001" table:style-name="ce1">
            <text:p>1660922,412</text:p>
          </table:table-cell>
          <table:table-cell office:value-type="float" office:value="5059681.9444000004" table:style-name="ce1">
            <text:p>5059681,944</text:p>
          </table:table-cell>
          <table:table-cell office:value-type="float" office:value="8417284.6675000004" table:style-name="ce1">
            <text:p>8417284,668</text:p>
          </table:table-cell>
          <table:table-cell office:value-type="float" office:value="11266815.8629" table:style-name="ce1">
            <text:p>11266815,86</text:p>
          </table:table-cell>
          <table:table-cell office:value-type="float" office:value="13989857.914299998" table:style-name="ce1">
            <text:p>13989857,91</text:p>
          </table:table-cell>
          <table:table-cell office:value-type="float" office:value="16480317.9527" table:style-name="ce1">
            <text:p>16480317,95</text:p>
          </table:table-cell>
          <table:table-cell office:value-type="float" office:value="21364339.067299996" table:style-name="ce1">
            <text:p>21364339,07</text:p>
          </table:table-cell>
          <table:table-cell office:value-type="float" office:value="24666353.716899998" table:style-name="ce1">
            <text:p>24666353,72</text:p>
          </table:table-cell>
          <table:table-cell office:value-type="float" office:value="29339856.584399998" table:style-name="ce1">
            <text:p>29339856,58</text:p>
          </table:table-cell>
          <table:table-cell office:value-type="float" office:value="33805283.264200002" table:style-name="ce1">
            <text:p>33805283,2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5.995873" table:style-name="ce1">
            <text:p>-115,995873</text:p>
          </table:table-cell>
          <table:table-cell office:value-type="float" office:value="30.552467" table:style-name="ce1">
            <text:p>30,552467</text:p>
          </table:table-cell>
          <table:table-cell office:value-type="float" office:value="9928640.9900000002" table:style-name="ce1">
            <text:p>9928640,99</text:p>
          </table:table-cell>
          <table:table-cell office:value-type="float" office:value="42338947.748300001" table:style-name="ce1">
            <text:p>42338947,75</text:p>
          </table:table-cell>
          <table:table-cell office:value-type="float" office:value="55428290.695610009" table:style-name="ce1">
            <text:p>55428290,7</text:p>
          </table:table-cell>
          <table:table-cell office:value-type="float" office:value="67121073.057410002" table:style-name="ce1">
            <text:p>67121073,06</text:p>
          </table:table-cell>
          <table:table-cell office:value-type="float" office:value="77126910.035490006" table:style-name="ce1">
            <text:p>77126910,04</text:p>
          </table:table-cell>
          <table:table-cell office:value-type="float" office:value="89159035.273530006" table:style-name="ce1">
            <text:p>89159035,27</text:p>
          </table:table-cell>
          <table:table-cell office:value-type="float" office:value="98398315.564029992" table:style-name="ce1">
            <text:p>98398315,56</text:p>
          </table:table-cell>
          <table:table-cell office:value-type="float" office:value="108844290.23968998" table:style-name="ce1">
            <text:p>108844290,2</text:p>
          </table:table-cell>
          <table:table-cell office:value-type="float" office:value="118640428.87305002" table:style-name="ce1">
            <text:p>118640428,9</text:p>
          </table:table-cell>
          <table:table-cell office:value-type="float" office:value="128199707.11449002" table:style-name="ce1">
            <text:p>128199707,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6.135543" table:style-name="ce1">
            <text:p>-116,135543</text:p>
          </table:table-cell>
          <table:table-cell office:value-type="float" office:value="30.784140000000001" table:style-name="ce1">
            <text:p>30,78414</text:p>
          </table:table-cell>
          <table:table-cell office:value-type="float" office:value="656100" table:style-name="ce1">
            <text:p>656100</text:p>
          </table:table-cell>
          <table:table-cell office:value-type="float" office:value="2668356.2400000002" table:style-name="ce1">
            <text:p>2668356,24</text:p>
          </table:table-cell>
          <table:table-cell office:value-type="float" office:value="5151113.1287000002" table:style-name="ce1">
            <text:p>5151113,129</text:p>
          </table:table-cell>
          <table:table-cell office:value-type="float" office:value="7651212.8054999998" table:style-name="ce1">
            <text:p>7651212,806</text:p>
          </table:table-cell>
          <table:table-cell office:value-type="float" office:value="9915480.8553000018" table:style-name="ce1">
            <text:p>9915480,855</text:p>
          </table:table-cell>
          <table:table-cell office:value-type="float" office:value="12070800.9452" table:style-name="ce1">
            <text:p>12070800,95</text:p>
          </table:table-cell>
          <table:table-cell office:value-type="float" office:value="14317599.540199999" table:style-name="ce1">
            <text:p>14317599,54</text:p>
          </table:table-cell>
          <table:table-cell office:value-type="float" office:value="16367159.093800001" table:style-name="ce1">
            <text:p>16367159,09</text:p>
          </table:table-cell>
          <table:table-cell office:value-type="float" office:value="18607834.717299998" table:style-name="ce1">
            <text:p>18607834,72</text:p>
          </table:table-cell>
          <table:table-cell office:value-type="float" office:value="21444702.151799999" table:style-name="ce1">
            <text:p>21444702,1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6.320109" table:style-name="ce1">
            <text:p>-116,320109</text:p>
          </table:table-cell>
          <table:table-cell office:value-type="float" office:value="31.118292" table:style-name="ce1">
            <text:p>31,118292</text:p>
          </table:table-cell>
          <table:table-cell office:value-type="float" office:value="946896.2487" table:style-name="ce1">
            <text:p>946896,2487</text:p>
          </table:table-cell>
          <table:table-cell office:value-type="float" office:value="2394384.9765999997" table:style-name="ce1">
            <text:p>2394384,977</text:p>
          </table:table-cell>
          <table:table-cell office:value-type="float" office:value="5229384.9766000006" table:style-name="ce1">
            <text:p>5229384,977</text:p>
          </table:table-cell>
          <table:table-cell office:value-type="float" office:value="7537884.9767000005" table:style-name="ce1">
            <text:p>7537884,977</text:p>
          </table:table-cell>
          <table:table-cell office:value-type="float" office:value="9724884.9766000006" table:style-name="ce1">
            <text:p>9724884,977</text:p>
          </table:table-cell>
          <table:table-cell office:value-type="float" office:value="11903784.9767" table:style-name="ce1">
            <text:p>11903784,98</text:p>
          </table:table-cell>
          <table:table-cell office:value-type="float" office:value="13693884.976600001" table:style-name="ce1">
            <text:p>13693884,98</text:p>
          </table:table-cell>
          <table:table-cell office:value-type="float" office:value="15321986.410400001" table:style-name="ce1">
            <text:p>15321986,41</text:p>
          </table:table-cell>
          <table:table-cell office:value-type="float" office:value="16917686.410400003" table:style-name="ce1">
            <text:p>16917686,41</text:p>
          </table:table-cell>
          <table:table-cell office:value-type="float" office:value="18499262.073399998" table:style-name="ce1">
            <text:p>18499262,0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6.531103" table:style-name="ce1">
            <text:p>-116,531103</text:p>
          </table:table-cell>
          <table:table-cell office:value-type="float" office:value="31.439385999999999" table:style-name="ce1">
            <text:p>31,439386</text:p>
          </table:table-cell>
          <table:table-cell office:value-type="float" office:value="405803.75140000001" table:style-name="ce1">
            <text:p>405803,7514</text:p>
          </table:table-cell>
          <table:table-cell office:value-type="float" office:value="966919.48480000009" table:style-name="ce1">
            <text:p>966919,4848</text:p>
          </table:table-cell>
          <table:table-cell office:value-type="float" office:value="1525819.4848" table:style-name="ce1">
            <text:p>1525819,485</text:p>
          </table:table-cell>
          <table:table-cell office:value-type="float" office:value="2060419.4849" table:style-name="ce1">
            <text:p>2060419,485</text:p>
          </table:table-cell>
          <table:table-cell office:value-type="float" office:value="2643619.4849" table:style-name="ce1">
            <text:p>2643619,485</text:p>
          </table:table-cell>
          <table:table-cell office:value-type="float" office:value="3105319.4850000003" table:style-name="ce1">
            <text:p>3105319,485</text:p>
          </table:table-cell>
          <table:table-cell office:value-type="float" office:value="3656119.4850000003" table:style-name="ce1">
            <text:p>3656119,485</text:p>
          </table:table-cell>
          <table:table-cell office:value-type="float" office:value="4150219.4851000006" table:style-name="ce1">
            <text:p>4150219,485</text:p>
          </table:table-cell>
          <table:table-cell office:value-type="float" office:value="4684819.4850000003" table:style-name="ce1">
            <text:p>4684819,485</text:p>
          </table:table-cell>
          <table:table-cell office:value-type="float" office:value="5187586.7411000002" table:style-name="ce1">
            <text:p>5187586,741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6.691577" table:style-name="ce1">
            <text:p>-116,691577</text:p>
          </table:table-cell>
          <table:table-cell office:value-type="float" office:value="31.744235" table:style-name="ce1">
            <text:p>31,744235</text:p>
          </table:table-cell>
          <table:table-cell office:value-type="float" office:value="5848200" table:style-name="ce1">
            <text:p>5848200</text:p>
          </table:table-cell>
          <table:table-cell office:value-type="float" office:value="10316006.8444" table:style-name="ce1">
            <text:p>10316006,84</text:p>
          </table:table-cell>
          <table:table-cell office:value-type="float" office:value="14303099.316100001" table:style-name="ce1">
            <text:p>14303099,32</text:p>
          </table:table-cell>
          <table:table-cell office:value-type="float" office:value="18506999.316100001" table:style-name="ce1">
            <text:p>18506999,32</text:p>
          </table:table-cell>
          <table:table-cell office:value-type="float" office:value="22241099.316099998" table:style-name="ce1">
            <text:p>22241099,32</text:p>
          </table:table-cell>
          <table:table-cell office:value-type="float" office:value="25578300.138800003" table:style-name="ce1">
            <text:p>25578300,14</text:p>
          </table:table-cell>
          <table:table-cell office:value-type="float" office:value="29223300.138999999" table:style-name="ce1">
            <text:p>29223300,14</text:p>
          </table:table-cell>
          <table:table-cell office:value-type="float" office:value="32455200.138900004" table:style-name="ce1">
            <text:p>32455200,14</text:p>
          </table:table-cell>
          <table:table-cell office:value-type="float" office:value="35393756.759900004" table:style-name="ce1">
            <text:p>35393756,76</text:p>
          </table:table-cell>
          <table:table-cell office:value-type="float" office:value="39443756.7601" table:style-name="ce1">
            <text:p>39443756,76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6.816676" table:style-name="ce1">
            <text:p>-116,816676</text:p>
          </table:table-cell>
          <table:table-cell office:value-type="float" office:value="32.065573000000001" table:style-name="ce1">
            <text:p>32,065573</text:p>
          </table:table-cell>
          <table:table-cell office:value-type="float" office:value="477900" table:style-name="ce1">
            <text:p>477900</text:p>
          </table:table-cell>
          <table:table-cell office:value-type="float" office:value="1134000" table:style-name="ce1">
            <text:p>1134000</text:p>
          </table:table-cell>
          <table:table-cell office:value-type="float" office:value="2055507.5284" table:style-name="ce1">
            <text:p>2055507,528</text:p>
          </table:table-cell>
          <table:table-cell office:value-type="float" office:value="2727807.5285000005" table:style-name="ce1">
            <text:p>2727807,529</text:p>
          </table:table-cell>
          <table:table-cell office:value-type="float" office:value="3878007.5286000008" table:style-name="ce1">
            <text:p>3878007,529</text:p>
          </table:table-cell>
          <table:table-cell office:value-type="float" office:value="4987706.7056999998" table:style-name="ce1">
            <text:p>4987706,706</text:p>
          </table:table-cell>
          <table:table-cell office:value-type="float" office:value="6081206.7056999998" table:style-name="ce1">
            <text:p>6081206,706</text:p>
          </table:table-cell>
          <table:table-cell office:value-type="float" office:value="7109906.7056" table:style-name="ce1">
            <text:p>7109906,706</text:p>
          </table:table-cell>
          <table:table-cell office:value-type="float" office:value="8124150.0844999999" table:style-name="ce1">
            <text:p>8124150,085</text:p>
          </table:table-cell>
          <table:table-cell office:value-type="float" office:value="9193350.0846000016" table:style-name="ce1">
            <text:p>9193350,085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117.016909" table:style-name="ce1">
            <text:p>-117,016909</text:p>
          </table:table-cell>
          <table:table-cell office:value-type="float" office:value="32.381382000000002" table:style-name="ce1">
            <text:p>32,381382</text:p>
          </table:table-cell>
          <table:table-cell office:value-type="float" office:value="403099.86070000002" table:style-name="ce1">
            <text:p>403099,8607</text:p>
          </table:table-cell>
          <table:table-cell office:value-type="float" office:value="2256584.1522999997" table:style-name="ce1">
            <text:p>2256584,152</text:p>
          </table:table-cell>
          <table:table-cell office:value-type="float" office:value="4007968.4841" table:style-name="ce1">
            <text:p>4007968,484</text:p>
          </table:table-cell>
          <table:table-cell office:value-type="float" office:value="5277063.3038999997" table:style-name="ce1">
            <text:p>5277063,304</text:p>
          </table:table-cell>
          <table:table-cell office:value-type="float" office:value="6216663.3038999988" table:style-name="ce1">
            <text:p>6216663,304</text:p>
          </table:table-cell>
          <table:table-cell office:value-type="float" office:value="7249940.1432999996" table:style-name="ce1">
            <text:p>7249940,143</text:p>
          </table:table-cell>
          <table:table-cell office:value-type="float" office:value="8311040.1432999987" table:style-name="ce1">
            <text:p>8311040,143</text:p>
          </table:table-cell>
          <table:table-cell office:value-type="float" office:value="9355940.1433000006" table:style-name="ce1">
            <text:p>9355940,143</text:p>
          </table:table-cell>
          <table:table-cell office:value-type="float" office:value="10595240.143200001" table:style-name="ce1">
            <text:p>10595240,14</text:p>
          </table:table-cell>
          <table:table-cell office:value-type="float" office:value="11486240.143300001" table:style-name="ce1">
            <text:p>11486240,14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78.301885999999996" table:style-name="ce1">
            <text:p>-78,301886</text:p>
          </table:table-cell>
          <table:table-cell office:value-type="float" office:value="26.667157" table:style-name="ce1">
            <text:p>26,667157</text:p>
          </table:table-cell>
          <table:table-cell office:value-type="float" office:value="129838221.28958002" table:style-name="ce1">
            <text:p>129838221,3</text:p>
          </table:table-cell>
          <table:table-cell office:value-type="float" office:value="299223248.36848003" table:style-name="ce1">
            <text:p>299223248,4</text:p>
          </table:table-cell>
          <table:table-cell office:value-type="float" office:value="437187794.71821016" table:style-name="ce1">
            <text:p>437187794,7</text:p>
          </table:table-cell>
          <table:table-cell office:value-type="float" office:value="578306071.26100957" table:style-name="ce1">
            <text:p>578306071,3</text:p>
          </table:table-cell>
          <table:table-cell office:value-type="float" office:value="681841554.37416029" table:style-name="ce1">
            <text:p>681841554,4</text:p>
          </table:table-cell>
          <table:table-cell office:value-type="float" office:value="775994819.85776007" table:style-name="ce1">
            <text:p>775994819,9</text:p>
          </table:table-cell>
          <table:table-cell office:value-type="float" office:value="842140528.2591598" table:style-name="ce1">
            <text:p>842140528,3</text:p>
          </table:table-cell>
          <table:table-cell office:value-type="float" office:value="895069089.24195993" table:style-name="ce1">
            <text:p>895069089,2</text:p>
          </table:table-cell>
          <table:table-cell office:value-type="float" office:value="925195580.64805973" table:style-name="ce1">
            <text:p>925195580,6</text:p>
          </table:table-cell>
          <table:table-cell office:value-type="float" office:value="944190065.77215958" table:style-name="ce1">
            <text:p>944190065,8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7.170962000000003" table:style-name="ce1">
            <text:p>-77,170962</text:p>
          </table:table-cell>
          <table:table-cell office:value-type="float" office:value="26.563001" table:style-name="ce1">
            <text:p>26,563001</text:p>
          </table:table-cell>
          <table:table-cell office:value-type="float" office:value="132649974.72150001" table:style-name="ce1">
            <text:p>132649974,7</text:p>
          </table:table-cell>
          <table:table-cell office:value-type="float" office:value="241530703.77040002" table:style-name="ce1">
            <text:p>241530703,8</text:p>
          </table:table-cell>
          <table:table-cell office:value-type="float" office:value="347533935.03927994" table:style-name="ce1">
            <text:p>347533935</text:p>
          </table:table-cell>
          <table:table-cell office:value-type="float" office:value="450376554.00968993" table:style-name="ce1">
            <text:p>450376554</text:p>
          </table:table-cell>
          <table:table-cell office:value-type="float" office:value="538458503.67588997" table:style-name="ce1">
            <text:p>538458503,7</text:p>
          </table:table-cell>
          <table:table-cell office:value-type="float" office:value="649836272.55968976" table:style-name="ce1">
            <text:p>649836272,6</text:p>
          </table:table-cell>
          <table:table-cell office:value-type="float" office:value="760975313.76119006" table:style-name="ce1">
            <text:p>760975313,8</text:p>
          </table:table-cell>
          <table:table-cell office:value-type="float" office:value="866031947.41479003" table:style-name="ce1">
            <text:p>866031947,4</text:p>
          </table:table-cell>
          <table:table-cell office:value-type="float" office:value="940161165.68329" table:style-name="ce1">
            <text:p>940161165,7</text:p>
          </table:table-cell>
          <table:table-cell office:value-type="float" office:value="983263185.85559011" table:style-name="ce1">
            <text:p>983263185,9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6.267537000000004" table:style-name="ce1">
            <text:p>-76,267537</text:p>
          </table:table-cell>
          <table:table-cell office:value-type="float" office:value="25.243929000000001" table:style-name="ce1">
            <text:p>25,243929</text:p>
          </table:table-cell>
          <table:table-cell office:value-type="float" office:value="1514700" table:style-name="ce1">
            <text:p>1514700</text:p>
          </table:table-cell>
          <table:table-cell office:value-type="float" office:value="7920250.6803000001" table:style-name="ce1">
            <text:p>7920250,68</text:p>
          </table:table-cell>
          <table:table-cell office:value-type="float" office:value="18078732.400399998" table:style-name="ce1">
            <text:p>18078732,4</text:p>
          </table:table-cell>
          <table:table-cell office:value-type="float" office:value="42851335.372200005" table:style-name="ce1">
            <text:p>42851335,37</text:p>
          </table:table-cell>
          <table:table-cell office:value-type="float" office:value="66428470.439960003" table:style-name="ce1">
            <text:p>66428470,44</text:p>
          </table:table-cell>
          <table:table-cell office:value-type="float" office:value="96979618.831249982" table:style-name="ce1">
            <text:p>96979618,83</text:p>
          </table:table-cell>
          <table:table-cell office:value-type="float" office:value="137521678.23701003" table:style-name="ce1">
            <text:p>137521678,2</text:p>
          </table:table-cell>
          <table:table-cell office:value-type="float" office:value="172649929.57143006" table:style-name="ce1">
            <text:p>172649929,6</text:p>
          </table:table-cell>
          <table:table-cell office:value-type="float" office:value="207336320.31813005" table:style-name="ce1">
            <text:p>207336320,3</text:p>
          </table:table-cell>
          <table:table-cell office:value-type="float" office:value="245005177.20373002" table:style-name="ce1">
            <text:p>245005177,2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5.535820000000001" table:style-name="ce1">
            <text:p>-75,53582</text:p>
          </table:table-cell>
          <table:table-cell office:value-type="float" office:value="24.432023000000001" table:style-name="ce1">
            <text:p>24,432023</text:p>
          </table:table-cell>
          <table:table-cell office:value-type="float" office:value="5945399.9997999994" table:style-name="ce1">
            <text:p>5945400</text:p>
          </table:table-cell>
          <table:table-cell office:value-type="float" office:value="19935649.319700003" table:style-name="ce1">
            <text:p>19935649,32</text:p>
          </table:table-cell>
          <table:table-cell office:value-type="float" office:value="34951967.599600002" table:style-name="ce1">
            <text:p>34951967,6</text:p>
          </table:table-cell>
          <table:table-cell office:value-type="float" office:value="57350646.428700007" table:style-name="ce1">
            <text:p>57350646,43</text:p>
          </table:table-cell>
          <table:table-cell office:value-type="float" office:value="74773187.013799995" table:style-name="ce1">
            <text:p>74773187,01</text:p>
          </table:table-cell>
          <table:table-cell office:value-type="float" office:value="101869738.62290001" table:style-name="ce1">
            <text:p>101869738,6</text:p>
          </table:table-cell>
          <table:table-cell office:value-type="float" office:value="138077275.17550001" table:style-name="ce1">
            <text:p>138077275,2</text:p>
          </table:table-cell>
          <table:table-cell office:value-type="float" office:value="168607623.84200001" table:style-name="ce1">
            <text:p>168607623,8</text:p>
          </table:table-cell>
          <table:table-cell office:value-type="float" office:value="191838423.84170002" table:style-name="ce1">
            <text:p>191838423,8</text:p>
          </table:table-cell>
          <table:table-cell office:value-type="float" office:value="211622843.28360003" table:style-name="ce1">
            <text:p>211622843,3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3.254383000000004" table:style-name="ce1">
            <text:p>-73,254383</text:p>
          </table:table-cell>
          <table:table-cell office:value-type="float" office:value="21.063617000000001" table:style-name="ce1">
            <text:p>21,063617</text:p>
          </table:table-cell>
          <table:table-cell office:value-type="float" office:value="8391600.0011" table:style-name="ce1">
            <text:p>8391600,001</text:p>
          </table:table-cell>
          <table:table-cell office:value-type="float" office:value="10805400" table:style-name="ce1">
            <text:p>10805400</text:p>
          </table:table-cell>
          <table:table-cell office:value-type="float" office:value="15616800" table:style-name="ce1">
            <text:p>15616800</text:p>
          </table:table-cell>
          <table:table-cell office:value-type="float" office:value="97517395.970599994" table:style-name="ce1">
            <text:p>97517395,97</text:p>
          </table:table-cell>
          <table:table-cell office:value-type="float" office:value="611688036.829" table:style-name="ce1">
            <text:p>611688036,8</text:p>
          </table:table-cell>
          <table:table-cell office:value-type="float" office:value="900882834.5812" table:style-name="ce1">
            <text:p>900882834,6</text:p>
          </table:table-cell>
          <table:table-cell office:value-type="float" office:value="1110761599.4493001" table:style-name="ce1">
            <text:p>1110761599</text:p>
          </table:table-cell>
          <table:table-cell office:value-type="float" office:value="1252291536.5644" table:style-name="ce1">
            <text:p>1252291537</text:p>
          </table:table-cell>
          <table:table-cell office:value-type="float" office:value="1314064048.8276999" table:style-name="ce1">
            <text:p>1314064049</text:p>
          </table:table-cell>
          <table:table-cell office:value-type="float" office:value="1348139522.3339996" table:style-name="ce1">
            <text:p>1348139522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4.192666000000003" table:style-name="ce1">
            <text:p>-74,192666</text:p>
          </table:table-cell>
          <table:table-cell office:value-type="float" office:value="22.757391999999999" table:style-name="ce1">
            <text:p>22,757392</text:p>
          </table:table-cell>
          <table:table-cell office:value-type="float" office:value="19908161.349599998" table:style-name="ce1">
            <text:p>19908161,35</text:p>
          </table:table-cell>
          <table:table-cell office:value-type="float" office:value="69115435.461500004" table:style-name="ce1">
            <text:p>69115435,46</text:p>
          </table:table-cell>
          <table:table-cell office:value-type="float" office:value="157320010.47619995" table:style-name="ce1">
            <text:p>157320010,5</text:p>
          </table:table-cell>
          <table:table-cell office:value-type="float" office:value="205620779.87109998" table:style-name="ce1">
            <text:p>205620779,9</text:p>
          </table:table-cell>
          <table:table-cell office:value-type="float" office:value="241704322.20830002" table:style-name="ce1">
            <text:p>241704322,2</text:p>
          </table:table-cell>
          <table:table-cell office:value-type="float" office:value="266227352.72249997" table:style-name="ce1">
            <text:p>266227352,7</text:p>
          </table:table-cell>
          <table:table-cell office:value-type="float" office:value="281515964.95249999" table:style-name="ce1">
            <text:p>281515965</text:p>
          </table:table-cell>
          <table:table-cell office:value-type="float" office:value="293339026.2601999" table:style-name="ce1">
            <text:p>293339026,3</text:p>
          </table:table-cell>
          <table:table-cell office:value-type="float" office:value="301861281.81329995" table:style-name="ce1">
            <text:p>301861281,8</text:p>
          </table:table-cell>
          <table:table-cell office:value-type="float" office:value="307650371.15139991" table:style-name="ce1">
            <text:p>307650371,2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3.994808000000006" table:style-name="ce1">
            <text:p>-73,994808</text:p>
          </table:table-cell>
          <table:table-cell office:value-type="float" office:value="22.400283999999999" table:style-name="ce1">
            <text:p>22,400284</text:p>
          </table:table-cell>
          <table:table-cell office:value-type="float" office:value="23360955.085920002" table:style-name="ce1">
            <text:p>23360955,09</text:p>
          </table:table-cell>
          <table:table-cell office:value-type="float" office:value="59012701.731599979" table:style-name="ce1">
            <text:p>59012701,73</text:p>
          </table:table-cell>
          <table:table-cell office:value-type="float" office:value="103716465.57970001" table:style-name="ce1">
            <text:p>103716465,6</text:p>
          </table:table-cell>
          <table:table-cell office:value-type="float" office:value="163216375.56249997" table:style-name="ce1">
            <text:p>163216375,6</text:p>
          </table:table-cell>
          <table:table-cell office:value-type="float" office:value="215357591.50720006" table:style-name="ce1">
            <text:p>215357591,5</text:p>
          </table:table-cell>
          <table:table-cell office:value-type="float" office:value="251899998.54149991" table:style-name="ce1">
            <text:p>251899998,5</text:p>
          </table:table-cell>
          <table:table-cell office:value-type="float" office:value="275296551.62889999" table:style-name="ce1">
            <text:p>275296551,6</text:p>
          </table:table-cell>
          <table:table-cell office:value-type="float" office:value="288378449.98270005" table:style-name="ce1">
            <text:p>288378450</text:p>
          </table:table-cell>
          <table:table-cell office:value-type="float" office:value="297867230.50870007" table:style-name="ce1">
            <text:p>297867230,5</text:p>
          </table:table-cell>
          <table:table-cell office:value-type="float" office:value="304171486.17690009" table:style-name="ce1">
            <text:p>304171486,2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2.928521000000003" table:style-name="ce1">
            <text:p>-72,928521</text:p>
          </table:table-cell>
          <table:table-cell office:value-type="float" office:value="22.384395000000001" table:style-name="ce1">
            <text:p>22,384395</text:p>
          </table:table-cell>
          <table:table-cell office:value-type="float" office:value="105300" table:style-name="ce1">
            <text:p>105300</text:p>
          </table:table-cell>
          <table:table-cell office:value-type="float" office:value="688500" table:style-name="ce1">
            <text:p>688500</text:p>
          </table:table-cell>
          <table:table-cell office:value-type="float" office:value="5880600.0000999989" table:style-name="ce1">
            <text:p>5880600</text:p>
          </table:table-cell>
          <table:table-cell office:value-type="float" office:value="15138900.0002" table:style-name="ce1">
            <text:p>15138900</text:p>
          </table:table-cell>
          <table:table-cell office:value-type="float" office:value="27313200.000000004" table:style-name="ce1">
            <text:p>27313200</text:p>
          </table:table-cell>
          <table:table-cell office:value-type="float" office:value="49847399.999899998" table:style-name="ce1">
            <text:p>49847400</text:p>
          </table:table-cell>
          <table:table-cell office:value-type="float" office:value="78383700" table:style-name="ce1">
            <text:p>78383700</text:p>
          </table:table-cell>
          <table:table-cell office:value-type="float" office:value="192371336.84750003" table:style-name="ce1">
            <text:p>192371336,8</text:p>
          </table:table-cell>
          <table:table-cell office:value-type="float" office:value="226820636.84739992" table:style-name="ce1">
            <text:p>226820636,8</text:p>
          </table:table-cell>
          <table:table-cell office:value-type="float" office:value="245628836.84750003" table:style-name="ce1">
            <text:p>245628836,8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5.106544" table:style-name="ce1">
            <text:p>-75,106544</text:p>
          </table:table-cell>
          <table:table-cell office:value-type="float" office:value="23.191514999999999" table:style-name="ce1">
            <text:p>23,191515</text:p>
          </table:table-cell>
          <table:table-cell office:value-type="float" office:value="43303912.312749997" table:style-name="ce1">
            <text:p>43303912,31</text:p>
          </table:table-cell>
          <table:table-cell office:value-type="float" office:value="81678839.940049991" table:style-name="ce1">
            <text:p>81678839,94</text:p>
          </table:table-cell>
          <table:table-cell office:value-type="float" office:value="117662781.46935" table:style-name="ce1">
            <text:p>117662781,5</text:p>
          </table:table-cell>
          <table:table-cell office:value-type="float" office:value="151377154.06084999" table:style-name="ce1">
            <text:p>151377154,1</text:p>
          </table:table-cell>
          <table:table-cell office:value-type="float" office:value="202777365.88045007" table:style-name="ce1">
            <text:p>202777365,9</text:p>
          </table:table-cell>
          <table:table-cell office:value-type="float" office:value="272888037.88534999" table:style-name="ce1">
            <text:p>272888037,9</text:p>
          </table:table-cell>
          <table:table-cell office:value-type="float" office:value="321425398.77745003" table:style-name="ce1">
            <text:p>321425398,8</text:p>
          </table:table-cell>
          <table:table-cell office:value-type="float" office:value="355969139.44395006" table:style-name="ce1">
            <text:p>355969139,4</text:p>
          </table:table-cell>
          <table:table-cell office:value-type="float" office:value="377255524.68735009" table:style-name="ce1">
            <text:p>377255524,7</text:p>
          </table:table-cell>
          <table:table-cell office:value-type="float" office:value="392019288.42685008" table:style-name="ce1">
            <text:p>392019288,4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5.924282000000005" table:style-name="ce1">
            <text:p>-75,924282</text:p>
          </table:table-cell>
          <table:table-cell office:value-type="float" office:value="23.579205999999999" table:style-name="ce1">
            <text:p>23,579206</text:p>
          </table:table-cell>
          <table:table-cell office:value-type="float" office:value="23757300.000200003" table:style-name="ce1">
            <text:p>23757300</text:p>
          </table:table-cell>
          <table:table-cell office:value-type="float" office:value="51702169.537900001" table:style-name="ce1">
            <text:p>51702169,54</text:p>
          </table:table-cell>
          <table:table-cell office:value-type="float" office:value="94393477.774000004" table:style-name="ce1">
            <text:p>94393477,77</text:p>
          </table:table-cell>
          <table:table-cell office:value-type="float" office:value="122721197.25779998" table:style-name="ce1">
            <text:p>122721197,3</text:p>
          </table:table-cell>
          <table:table-cell office:value-type="float" office:value="149499072.59150001" table:style-name="ce1">
            <text:p>149499072,6</text:p>
          </table:table-cell>
          <table:table-cell office:value-type="float" office:value="175341833.9289" table:style-name="ce1">
            <text:p>175341833,9</text:p>
          </table:table-cell>
          <table:table-cell office:value-type="float" office:value="196871633.92910007" table:style-name="ce1">
            <text:p>196871633,9</text:p>
          </table:table-cell>
          <table:table-cell office:value-type="float" office:value="214400033.92889997" table:style-name="ce1">
            <text:p>214400033,9</text:p>
          </table:table-cell>
          <table:table-cell office:value-type="float" office:value="228534533.92870003" table:style-name="ce1">
            <text:p>228534533,9</text:p>
          </table:table-cell>
          <table:table-cell office:value-type="float" office:value="239380433.92889997" table:style-name="ce1">
            <text:p>239380433,9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8.071535999999995" table:style-name="ce1">
            <text:p>-78,071536</text:p>
          </table:table-cell>
          <table:table-cell office:value-type="float" office:value="24.726963999999999" table:style-name="ce1">
            <text:p>24,726964</text:p>
          </table:table-cell>
          <table:table-cell office:value-type="float" office:value="23222699.999770001" table:style-name="ce1">
            <text:p>23222700</text:p>
          </table:table-cell>
          <table:table-cell office:value-type="float" office:value="157576167.81313002" table:style-name="ce1">
            <text:p>157576167,8</text:p>
          </table:table-cell>
          <table:table-cell office:value-type="float" office:value="1018708910.6263703" table:style-name="ce1">
            <text:p>1018708911</text:p>
          </table:table-cell>
          <table:table-cell office:value-type="float" office:value="2023041904.0430698" table:style-name="ce1">
            <text:p>2023041904</text:p>
          </table:table-cell>
          <table:table-cell office:value-type="float" office:value="2772805783.4322076" table:style-name="ce1">
            <text:p>2772805783</text:p>
          </table:table-cell>
          <table:table-cell office:value-type="float" office:value="3357657567.0360308" table:style-name="ce1">
            <text:p>3357657567</text:p>
          </table:table-cell>
          <table:table-cell office:value-type="float" office:value="3744560886.0736313" table:style-name="ce1">
            <text:p>3744560886</text:p>
          </table:table-cell>
          <table:table-cell office:value-type="float" office:value="3981044951.498929" table:style-name="ce1">
            <text:p>3981044951</text:p>
          </table:table-cell>
          <table:table-cell office:value-type="float" office:value="4162567993.6661286" table:style-name="ce1">
            <text:p>4162567994</text:p>
          </table:table-cell>
          <table:table-cell office:value-type="float" office:value="4301731905.7288303" table:style-name="ce1">
            <text:p>4301731906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2.790255000000002" table:style-name="ce1">
            <text:p>-72,790255</text:p>
          </table:table-cell>
          <table:table-cell office:value-type="float" office:value="20.050941999999999" table:style-name="ce1">
            <text:p>20,050942</text:p>
          </table:table-cell>
          <table:table-cell office:value-type="float" office:value="56700" table:style-name="ce1">
            <text:p>56700</text:p>
          </table:table-cell>
          <table:table-cell office:value-type="float" office:value="340200" table:style-name="ce1">
            <text:p>340200</text:p>
          </table:table-cell>
          <table:table-cell office:value-type="float" office:value="785700" table:style-name="ce1">
            <text:p>785700</text:p>
          </table:table-cell>
          <table:table-cell office:value-type="float" office:value="1636199.9998999999" table:style-name="ce1">
            <text:p>1636200</text:p>
          </table:table-cell>
          <table:table-cell office:value-type="float" office:value="7127770.4802000001" table:style-name="ce1">
            <text:p>7127770,48</text:p>
          </table:table-cell>
          <table:table-cell office:value-type="float" office:value="10440810.507799998" table:style-name="ce1">
            <text:p>10440810,51</text:p>
          </table:table-cell>
          <table:table-cell office:value-type="float" office:value="13988610.5079" table:style-name="ce1">
            <text:p>13988610,51</text:p>
          </table:table-cell>
          <table:table-cell office:value-type="float" office:value="16879303.427999999" table:style-name="ce1">
            <text:p>16879303,43</text:p>
          </table:table-cell>
          <table:table-cell office:value-type="float" office:value="19707955.6833" table:style-name="ce1">
            <text:p>19707955,68</text:p>
          </table:table-cell>
          <table:table-cell office:value-type="float" office:value="22640155.629699998" table:style-name="ce1">
            <text:p>22640155,63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053618" table:style-name="ce1">
            <text:p>-73,053618</text:p>
          </table:table-cell>
          <table:table-cell office:value-type="float" office:value="18.845565000000001" table:style-name="ce1">
            <text:p>18,845565</text:p>
          </table:table-cell>
          <table:table-cell office:value-type="float" office:value="121500" table:style-name="ce1">
            <text:p>121500</text:p>
          </table:table-cell>
          <table:table-cell office:value-type="float" office:value="518400" table:style-name="ce1">
            <text:p>518400</text:p>
          </table:table-cell>
          <table:table-cell office:value-type="float" office:value="1660500" table:style-name="ce1">
            <text:p>1660500</text:p>
          </table:table-cell>
          <table:table-cell office:value-type="float" office:value="4600799.9999000002" table:style-name="ce1">
            <text:p>4600800</text:p>
          </table:table-cell>
          <table:table-cell office:value-type="float" office:value="12214800.000300001" table:style-name="ce1">
            <text:p>12214800</text:p>
          </table:table-cell>
          <table:table-cell office:value-type="float" office:value="20476800.000200003" table:style-name="ce1">
            <text:p>20476800</text:p>
          </table:table-cell>
          <table:table-cell office:value-type="float" office:value="27699181.344000001" table:style-name="ce1">
            <text:p>27699181,34</text:p>
          </table:table-cell>
          <table:table-cell office:value-type="float" office:value="32794081.344200004" table:style-name="ce1">
            <text:p>32794081,34</text:p>
          </table:table-cell>
          <table:table-cell office:value-type="float" office:value="37046581.344199993" table:style-name="ce1">
            <text:p>37046581,34</text:p>
          </table:table-cell>
          <table:table-cell office:value-type="float" office:value="40740181.3442" table:style-name="ce1">
            <text:p>40740181,34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1.952335000000005" table:style-name="ce1">
            <text:p>-71,952335</text:p>
          </table:table-cell>
          <table:table-cell office:value-type="float" office:value="21.894207000000002" table:style-name="ce1">
            <text:p>21,894207</text:p>
          </table:table-cell>
          <table:table-cell office:value-type="float" office:value="1798200.0001400001" table:style-name="ce1">
            <text:p>1798200</text:p>
          </table:table-cell>
          <table:table-cell office:value-type="float" office:value="8329647.1608000007" table:style-name="ce1">
            <text:p>8329647,161</text:p>
          </table:table-cell>
          <table:table-cell office:value-type="float" office:value="77293440.267600015" table:style-name="ce1">
            <text:p>77293440,27</text:p>
          </table:table-cell>
          <table:table-cell office:value-type="float" office:value="151830787.18587998" table:style-name="ce1">
            <text:p>151830787,2</text:p>
          </table:table-cell>
          <table:table-cell office:value-type="float" office:value="186930943.16401997" table:style-name="ce1">
            <text:p>186930943,2</text:p>
          </table:table-cell>
          <table:table-cell office:value-type="float" office:value="211665516.33852005" table:style-name="ce1">
            <text:p>211665516,3</text:p>
          </table:table-cell>
          <table:table-cell office:value-type="float" office:value="246990244.65922001" table:style-name="ce1">
            <text:p>246990244,7</text:p>
          </table:table-cell>
          <table:table-cell office:value-type="float" office:value="263347249.94431999" table:style-name="ce1">
            <text:p>263347249,9</text:p>
          </table:table-cell>
          <table:table-cell office:value-type="float" office:value="274855413.61951989" table:style-name="ce1">
            <text:p>274855413,6</text:p>
          </table:table-cell>
          <table:table-cell office:value-type="float" office:value="284858812.71502" table:style-name="ce1">
            <text:p>284858812,7</text:p>
          </table:table-cell>
          <table:table-cell office:value-type="float" office:value="796" table:style-name="ce1">
            <text:p>796</text:p>
          </table:table-cell>
          <table:table-cell table:number-columns-repeated="16371"/>
        </table:table-row>
        <table:table-row table:style-name="ro1">
          <table:table-cell office:value-type="float" office:value="-71.732985999999997" table:style-name="ce1">
            <text:p>-71,732986</text:p>
          </table:table-cell>
          <table:table-cell office:value-type="float" office:value="21.817152" table:style-name="ce1">
            <text:p>21,817152</text:p>
          </table:table-cell>
          <table:table-cell office:value-type="float" office:value="1563186.75342" table:style-name="ce1">
            <text:p>1563186,753</text:p>
          </table:table-cell>
          <table:table-cell office:value-type="float" office:value="6997178.8135500001" table:style-name="ce1">
            <text:p>6997178,814</text:p>
          </table:table-cell>
          <table:table-cell office:value-type="float" office:value="29334483.707169995" table:style-name="ce1">
            <text:p>29334483,71</text:p>
          </table:table-cell>
          <table:table-cell office:value-type="float" office:value="130445645.28572001" table:style-name="ce1">
            <text:p>130445645,3</text:p>
          </table:table-cell>
          <table:table-cell office:value-type="float" office:value="221082767.19043991" table:style-name="ce1">
            <text:p>221082767,2</text:p>
          </table:table-cell>
          <table:table-cell office:value-type="float" office:value="269174721.38165003" table:style-name="ce1">
            <text:p>269174721,4</text:p>
          </table:table-cell>
          <table:table-cell office:value-type="float" office:value="305470522.17238992" table:style-name="ce1">
            <text:p>305470522,2</text:p>
          </table:table-cell>
          <table:table-cell office:value-type="float" office:value="335246963.11118996" table:style-name="ce1">
            <text:p>335246963,1</text:p>
          </table:table-cell>
          <table:table-cell office:value-type="float" office:value="355867643.10879016" table:style-name="ce1">
            <text:p>355867643,1</text:p>
          </table:table-cell>
          <table:table-cell office:value-type="float" office:value="368857377.92638999" table:style-name="ce1">
            <text:p>368857377,9</text:p>
          </table:table-cell>
          <table:table-cell office:value-type="float" office:value="796" table:style-name="ce1">
            <text:p>796</text:p>
          </table:table-cell>
          <table:table-cell table:number-columns-repeated="16371"/>
        </table:table-row>
        <table:table-row table:style-name="ro1">
          <table:table-cell office:value-type="float" office:value="-65.448116999999996" table:style-name="ce1">
            <text:p>-65,448117</text:p>
          </table:table-cell>
          <table:table-cell office:value-type="float" office:value="18.120871000000001" table:style-name="ce1">
            <text:p>18,120871</text:p>
          </table:table-cell>
          <table:table-cell office:value-type="float" office:value="3717899.9999000002" table:style-name="ce1">
            <text:p>3717900</text:p>
          </table:table-cell>
          <table:table-cell office:value-type="float" office:value="8661829.4678999986" table:style-name="ce1">
            <text:p>8661829,468</text:p>
          </table:table-cell>
          <table:table-cell office:value-type="float" office:value="13094856.854599999" table:style-name="ce1">
            <text:p>13094856,85</text:p>
          </table:table-cell>
          <table:table-cell office:value-type="float" office:value="18150043.312700003" table:style-name="ce1">
            <text:p>18150043,31</text:p>
          </table:table-cell>
          <table:table-cell office:value-type="float" office:value="23237117.541900001" table:style-name="ce1">
            <text:p>23237117,54</text:p>
          </table:table-cell>
          <table:table-cell office:value-type="float" office:value="27717026.192500003" table:style-name="ce1">
            <text:p>27717026,19</text:p>
          </table:table-cell>
          <table:table-cell office:value-type="float" office:value="32521303.5836" table:style-name="ce1">
            <text:p>32521303,58</text:p>
          </table:table-cell>
          <table:table-cell office:value-type="float" office:value="36300514.756699994" table:style-name="ce1">
            <text:p>36300514,76</text:p>
          </table:table-cell>
          <table:table-cell office:value-type="float" office:value="40232616.9771" table:style-name="ce1">
            <text:p>40232616,98</text:p>
          </table:table-cell>
          <table:table-cell office:value-type="float" office:value="43607063.033800006" table:style-name="ce1">
            <text:p>43607063,03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4.910854999999998" table:style-name="ce1">
            <text:p>-64,910855</text:p>
          </table:table-cell>
          <table:table-cell office:value-type="float" office:value="18.337164999999999" table:style-name="ce1">
            <text:p>18,337165</text:p>
          </table:table-cell>
          <table:table-cell office:value-type="float" office:value="251100" table:style-name="ce1">
            <text:p>251100</text:p>
          </table:table-cell>
          <table:table-cell office:value-type="float" office:value="615600.00010000006" table:style-name="ce1">
            <text:p>615600,0001</text:p>
          </table:table-cell>
          <table:table-cell office:value-type="float" office:value="1174500.0002000001" table:style-name="ce1">
            <text:p>1174500</text:p>
          </table:table-cell>
          <table:table-cell office:value-type="float" office:value="2713500.0002000001" table:style-name="ce1">
            <text:p>2713500</text:p>
          </table:table-cell>
          <table:table-cell office:value-type="float" office:value="4471200.0001000008" table:style-name="ce1">
            <text:p>4471200</text:p>
          </table:table-cell>
          <table:table-cell office:value-type="float" office:value="6243461.4831999997" table:style-name="ce1">
            <text:p>6243461,483</text:p>
          </table:table-cell>
          <table:table-cell office:value-type="float" office:value="8315649.5862999996" table:style-name="ce1">
            <text:p>8315649,586</text:p>
          </table:table-cell>
          <table:table-cell office:value-type="float" office:value="10343062.143900001" table:style-name="ce1">
            <text:p>10343062,14</text:p>
          </table:table-cell>
          <table:table-cell office:value-type="float" office:value="11888298.872" table:style-name="ce1">
            <text:p>11888298,87</text:p>
          </table:table-cell>
          <table:table-cell office:value-type="float" office:value="13222178.064999999" table:style-name="ce1">
            <text:p>13222178,07</text:p>
          </table:table-cell>
          <table:table-cell office:value-type="float" office:value="850" table:style-name="ce1">
            <text:p>850</text:p>
          </table:table-cell>
          <table:table-cell table:number-columns-repeated="16371"/>
        </table:table-row>
        <table:table-row table:style-name="ro1">
          <table:table-cell office:value-type="float" office:value="-64.622326000000001" table:style-name="ce1">
            <text:p>-64,622326</text:p>
          </table:table-cell>
          <table:table-cell office:value-type="float" office:value="18.42503" table:style-name="ce1">
            <text:p>18,42503</text:p>
          </table:table-cell>
          <table:table-cell office:value-type="float" office:value="571688.56130000006" table:style-name="ce1">
            <text:p>571688,5613</text:p>
          </table:table-cell>
          <table:table-cell office:value-type="float" office:value="1417351.4627999999" table:style-name="ce1">
            <text:p>1417351,463</text:p>
          </table:table-cell>
          <table:table-cell office:value-type="float" office:value="2599951.4627999999" table:style-name="ce1">
            <text:p>2599951,463</text:p>
          </table:table-cell>
          <table:table-cell office:value-type="float" office:value="4284370.4073000001" table:style-name="ce1">
            <text:p>4284370,407</text:p>
          </table:table-cell>
          <table:table-cell office:value-type="float" office:value="6349870.4071999993" table:style-name="ce1">
            <text:p>6349870,407</text:p>
          </table:table-cell>
          <table:table-cell office:value-type="float" office:value="8739370.4072000012" table:style-name="ce1">
            <text:p>8739370,407</text:p>
          </table:table-cell>
          <table:table-cell office:value-type="float" office:value="11208853.236400001" table:style-name="ce1">
            <text:p>11208853,24</text:p>
          </table:table-cell>
          <table:table-cell office:value-type="float" office:value="13533327.9011" table:style-name="ce1">
            <text:p>13533327,9</text:p>
          </table:table-cell>
          <table:table-cell office:value-type="float" office:value="15687927.901100002" table:style-name="ce1">
            <text:p>15687927,9</text:p>
          </table:table-cell>
          <table:table-cell office:value-type="float" office:value="17828181.793099999" table:style-name="ce1">
            <text:p>17828181,79</text:p>
          </table:table-cell>
          <table:table-cell office:value-type="float" office:value="92" table:style-name="ce1">
            <text:p>92</text:p>
          </table:table-cell>
          <table:table-cell table:number-columns-repeated="16371"/>
        </table:table-row>
        <table:table-row table:style-name="ro1">
          <table:table-cell office:value-type="float" office:value="-64.721577999999994" table:style-name="ce1">
            <text:p>-64,721578</text:p>
          </table:table-cell>
          <table:table-cell office:value-type="float" office:value="17.733153000000001" table:style-name="ce1">
            <text:p>17,733153</text:p>
          </table:table-cell>
          <table:table-cell office:value-type="float" office:value="275400" table:style-name="ce1">
            <text:p>275400</text:p>
          </table:table-cell>
          <table:table-cell office:value-type="float" office:value="1595696.0135999999" table:style-name="ce1">
            <text:p>1595696,014</text:p>
          </table:table-cell>
          <table:table-cell office:value-type="float" office:value="2664887.4337999998" table:style-name="ce1">
            <text:p>2664887,434</text:p>
          </table:table-cell>
          <table:table-cell office:value-type="float" office:value="5167787.43353" table:style-name="ce1">
            <text:p>5167787,434</text:p>
          </table:table-cell>
          <table:table-cell office:value-type="float" office:value="8383487.433530001" table:style-name="ce1">
            <text:p>8383487,434</text:p>
          </table:table-cell>
          <table:table-cell office:value-type="float" office:value="12093261.590930002" table:style-name="ce1">
            <text:p>12093261,59</text:p>
          </table:table-cell>
          <table:table-cell office:value-type="float" office:value="15681553.189330002" table:style-name="ce1">
            <text:p>15681553,19</text:p>
          </table:table-cell>
          <table:table-cell office:value-type="float" office:value="18727153.189430002" table:style-name="ce1">
            <text:p>18727153,19</text:p>
          </table:table-cell>
          <table:table-cell office:value-type="float" office:value="22153428.416030001" table:style-name="ce1">
            <text:p>22153428,42</text:p>
          </table:table-cell>
          <table:table-cell office:value-type="float" office:value="25207127.466079999" table:style-name="ce1">
            <text:p>25207127,47</text:p>
          </table:table-cell>
          <table:table-cell office:value-type="float" office:value="850" table:style-name="ce1">
            <text:p>850</text:p>
          </table:table-cell>
          <table:table-cell table:number-columns-repeated="16371"/>
        </table:table-row>
        <table:table-row table:style-name="ro1">
          <table:table-cell office:value-type="float" office:value="-64.383543000000003" table:style-name="ce1">
            <text:p>-64,383543</text:p>
          </table:table-cell>
          <table:table-cell office:value-type="float" office:value="18.474879999999999" table:style-name="ce1">
            <text:p>18,47488</text:p>
          </table:table-cell>
          <table:table-cell office:value-type="float" office:value="3575511.4388000001" table:style-name="ce1">
            <text:p>3575511,439</text:p>
          </table:table-cell>
          <table:table-cell office:value-type="float" office:value="9128848.5373999998" table:style-name="ce1">
            <text:p>9128848,537</text:p>
          </table:table-cell>
          <table:table-cell office:value-type="float" office:value="16718548.5374" table:style-name="ce1">
            <text:p>16718548,54</text:p>
          </table:table-cell>
          <table:table-cell office:value-type="float" office:value="24413929.593000002" table:style-name="ce1">
            <text:p>24413929,59</text:p>
          </table:table-cell>
          <table:table-cell office:value-type="float" office:value="30035329.593000002" table:style-name="ce1">
            <text:p>30035329,59</text:p>
          </table:table-cell>
          <table:table-cell office:value-type="float" office:value="32311429.593000002" table:style-name="ce1">
            <text:p>32311429,59</text:p>
          </table:table-cell>
          <table:table-cell office:value-type="float" office:value="34637146.763800003" table:style-name="ce1">
            <text:p>34637146,76</text:p>
          </table:table-cell>
          <table:table-cell office:value-type="float" office:value="36451772.098999992" table:style-name="ce1">
            <text:p>36451772,1</text:p>
          </table:table-cell>
          <table:table-cell office:value-type="float" office:value="37658672.099099994" table:style-name="ce1">
            <text:p>37658672,1</text:p>
          </table:table-cell>
          <table:table-cell office:value-type="float" office:value="38420072.099099994" table:style-name="ce1">
            <text:p>38420072,1</text:p>
          </table:table-cell>
          <table:table-cell office:value-type="float" office:value="92" table:style-name="ce1">
            <text:p>92</text:p>
          </table:table-cell>
          <table:table-cell table:number-columns-repeated="16371"/>
        </table:table-row>
        <table:table-row table:style-name="ro1">
          <table:table-cell office:value-type="float" office:value="-63.065261999999997" table:style-name="ce1">
            <text:p>-63,065262</text:p>
          </table:table-cell>
          <table:table-cell office:value-type="float" office:value="18.218356" table:style-name="ce1">
            <text:p>18,218356</text:p>
          </table:table-cell>
          <table:table-cell office:value-type="float" office:value="9574199.9999700002" table:style-name="ce1">
            <text:p>9574200</text:p>
          </table:table-cell>
          <table:table-cell office:value-type="float" office:value="13599899.991279999" table:style-name="ce1">
            <text:p>13599899,99</text:p>
          </table:table-cell>
          <table:table-cell office:value-type="float" office:value="21683700.000035003" table:style-name="ce1">
            <text:p>21683700</text:p>
          </table:table-cell>
          <table:table-cell office:value-type="float" office:value="28111238.717030998" table:style-name="ce1">
            <text:p>28111238,72</text:p>
          </table:table-cell>
          <table:table-cell office:value-type="float" office:value="34121289.154688999" table:style-name="ce1">
            <text:p>34121289,15</text:p>
          </table:table-cell>
          <table:table-cell office:value-type="float" office:value="39764752.259189002" table:style-name="ce1">
            <text:p>39764752,26</text:p>
          </table:table-cell>
          <table:table-cell office:value-type="float" office:value="44650095.706976995" table:style-name="ce1">
            <text:p>44650095,71</text:p>
          </table:table-cell>
          <table:table-cell office:value-type="float" office:value="48829695.707288012" table:style-name="ce1">
            <text:p>48829695,71</text:p>
          </table:table-cell>
          <table:table-cell office:value-type="float" office:value="53121385.354218021" table:style-name="ce1">
            <text:p>53121385,35</text:p>
          </table:table-cell>
          <table:table-cell office:value-type="float" office:value="56784524.364667006" table:style-name="ce1">
            <text:p>56784524,36</text:p>
          </table:table-cell>
          <table:table-cell office:value-type="float" office:value="660" table:style-name="ce1">
            <text:p>660</text:p>
          </table:table-cell>
          <table:table-cell table:number-columns-repeated="16371"/>
        </table:table-row>
        <table:table-row table:style-name="ro1">
          <table:table-cell office:value-type="float" office:value="-62.734355000000001" table:style-name="ce1">
            <text:p>-62,734355</text:p>
          </table:table-cell>
          <table:table-cell office:value-type="float" office:value="17.315469" table:style-name="ce1">
            <text:p>17,315469</text:p>
          </table:table-cell>
          <table:table-cell office:value-type="float" office:value="453599.99998000002" table:style-name="ce1">
            <text:p>453600</text:p>
          </table:table-cell>
          <table:table-cell office:value-type="float" office:value="1466099.9998300001" table:style-name="ce1">
            <text:p>1466100</text:p>
          </table:table-cell>
          <table:table-cell office:value-type="float" office:value="3312899.9997800002" table:style-name="ce1">
            <text:p>3312900</text:p>
          </table:table-cell>
          <table:table-cell office:value-type="float" office:value="6131699.9998599989" table:style-name="ce1">
            <text:p>6131700</text:p>
          </table:table-cell>
          <table:table-cell office:value-type="float" office:value="9679500.000260001" table:style-name="ce1">
            <text:p>9679500</text:p>
          </table:table-cell>
          <table:table-cell office:value-type="float" office:value="12069000.00017" table:style-name="ce1">
            <text:p>12069000</text:p>
          </table:table-cell>
          <table:table-cell office:value-type="float" office:value="14118300.000080001" table:style-name="ce1">
            <text:p>14118300</text:p>
          </table:table-cell>
          <table:table-cell office:value-type="float" office:value="16199999.99994" table:style-name="ce1">
            <text:p>16200000</text:p>
          </table:table-cell>
          <table:table-cell office:value-type="float" office:value="17957700.00014" table:style-name="ce1">
            <text:p>17957700</text:p>
          </table:table-cell>
          <table:table-cell office:value-type="float" office:value="19804500.000030003" table:style-name="ce1">
            <text:p>19804500</text:p>
          </table:table-cell>
          <table:table-cell office:value-type="float" office:value="659" table:style-name="ce1">
            <text:p>659</text:p>
          </table:table-cell>
          <table:table-cell table:number-columns-repeated="16371"/>
        </table:table-row>
        <table:table-row table:style-name="ro1">
          <table:table-cell office:value-type="float" office:value="-61.796726999999997" table:style-name="ce1">
            <text:p>-61,796727</text:p>
          </table:table-cell>
          <table:table-cell office:value-type="float" office:value="17.632628" table:style-name="ce1">
            <text:p>17,632628</text:p>
          </table:table-cell>
          <table:table-cell office:value-type="float" office:value="105300" table:style-name="ce1">
            <text:p>105300</text:p>
          </table:table-cell>
          <table:table-cell office:value-type="float" office:value="1077300" table:style-name="ce1">
            <text:p>1077300</text:p>
          </table:table-cell>
          <table:table-cell office:value-type="float" office:value="2964599.9999000002" table:style-name="ce1">
            <text:p>2964600</text:p>
          </table:table-cell>
          <table:table-cell office:value-type="float" office:value="12692700" table:style-name="ce1">
            <text:p>12692700</text:p>
          </table:table-cell>
          <table:table-cell office:value-type="float" office:value="23579100.012999997" table:style-name="ce1">
            <text:p>23579100,01</text:p>
          </table:table-cell>
          <table:table-cell office:value-type="float" office:value="38379282.181499988" table:style-name="ce1">
            <text:p>38379282,18</text:p>
          </table:table-cell>
          <table:table-cell office:value-type="float" office:value="57732728.766500004" table:style-name="ce1">
            <text:p>57732728,77</text:p>
          </table:table-cell>
          <table:table-cell office:value-type="float" office:value="73347976.084100008" table:style-name="ce1">
            <text:p>73347976,08</text:p>
          </table:table-cell>
          <table:table-cell office:value-type="float" office:value="85527857.453999996" table:style-name="ce1">
            <text:p>85527857,45</text:p>
          </table:table-cell>
          <table:table-cell office:value-type="float" office:value="92975424.752299994" table:style-name="ce1">
            <text:p>92975424,75</text:p>
          </table:table-cell>
          <table:table-cell office:value-type="float" office:value="28" table:style-name="ce1">
            <text:p>28</text:p>
          </table:table-cell>
          <table:table-cell table:number-columns-repeated="16371"/>
        </table:table-row>
        <table:table-row table:style-name="ro1">
          <table:table-cell office:value-type="float" office:value="-61.771853999999998" table:style-name="ce1">
            <text:p>-61,771854</text:p>
          </table:table-cell>
          <table:table-cell office:value-type="float" office:value="17.071285" table:style-name="ce1">
            <text:p>17,071285</text:p>
          </table:table-cell>
          <table:table-cell office:value-type="float" office:value="2940300.0000999998" table:style-name="ce1">
            <text:p>2940300</text:p>
          </table:table-cell>
          <table:table-cell office:value-type="float" office:value="7994700.0000999989" table:style-name="ce1">
            <text:p>7994700</text:p>
          </table:table-cell>
          <table:table-cell office:value-type="float" office:value="13770000.0001" table:style-name="ce1">
            <text:p>13770000</text:p>
          </table:table-cell>
          <table:table-cell office:value-type="float" office:value="20888334.3638" table:style-name="ce1">
            <text:p>20888334,36</text:p>
          </table:table-cell>
          <table:table-cell office:value-type="float" office:value="27765892.139700003" table:style-name="ce1">
            <text:p>27765892,14</text:p>
          </table:table-cell>
          <table:table-cell office:value-type="float" office:value="33556127.389600001" table:style-name="ce1">
            <text:p>33556127,39</text:p>
          </table:table-cell>
          <table:table-cell office:value-type="float" office:value="38649813.0766" table:style-name="ce1">
            <text:p>38649813,08</text:p>
          </table:table-cell>
          <table:table-cell office:value-type="float" office:value="43687807.758499995" table:style-name="ce1">
            <text:p>43687807,76</text:p>
          </table:table-cell>
          <table:table-cell office:value-type="float" office:value="47960384.595399998" table:style-name="ce1">
            <text:p>47960384,6</text:p>
          </table:table-cell>
          <table:table-cell office:value-type="float" office:value="51773162.240400001" table:style-name="ce1">
            <text:p>51773162,24</text:p>
          </table:table-cell>
          <table:table-cell office:value-type="float" office:value="28" table:style-name="ce1">
            <text:p>28</text:p>
          </table:table-cell>
          <table:table-cell table:number-columns-repeated="16371"/>
        </table:table-row>
        <table:table-row table:style-name="ro1">
          <table:table-cell office:value-type="float" office:value="-62.179774999999999" table:style-name="ce1">
            <text:p>-62,179775</text:p>
          </table:table-cell>
          <table:table-cell office:value-type="float" office:value="16.750429" table:style-name="ce1">
            <text:p>16,750429</text:p>
          </table:table-cell>
          <table:table-cell office:value-type="float" office:value="121500.0001" table:style-name="ce1">
            <text:p>121500,0001</text:p>
          </table:table-cell>
          <table:table-cell office:value-type="float" office:value="356400.00010000006" table:style-name="ce1">
            <text:p>356400,0001</text:p>
          </table:table-cell>
          <table:table-cell office:value-type="float" office:value="656100.00010000006" table:style-name="ce1">
            <text:p>656100,0001</text:p>
          </table:table-cell>
          <table:table-cell office:value-type="float" office:value="891000.00010000006" table:style-name="ce1">
            <text:p>891000,0001</text:p>
          </table:table-cell>
          <table:table-cell office:value-type="float" office:value="1182600.0001000001" table:style-name="ce1">
            <text:p>1182600</text:p>
          </table:table-cell>
          <table:table-cell office:value-type="float" office:value="1611900.0000000002" table:style-name="ce1">
            <text:p>1611900</text:p>
          </table:table-cell>
          <table:table-cell office:value-type="float" office:value="1854899.9998000001" table:style-name="ce1">
            <text:p>1854900</text:p>
          </table:table-cell>
          <table:table-cell office:value-type="float" office:value="2300399.9997999999" table:style-name="ce1">
            <text:p>2300400</text:p>
          </table:table-cell>
          <table:table-cell office:value-type="float" office:value="2624399.9998000003" table:style-name="ce1">
            <text:p>2624400</text:p>
          </table:table-cell>
          <table:table-cell office:value-type="float" office:value="2786399.9998999997" table:style-name="ce1">
            <text:p>2786400</text:p>
          </table:table-cell>
          <table:table-cell office:value-type="float" office:value="50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float" office:value="-61.621327999999998" table:style-name="ce1">
            <text:p>-61,621328</text:p>
          </table:table-cell>
          <table:table-cell office:value-type="float" office:value="16.226320999999999" table:style-name="ce1">
            <text:p>16,226321</text:p>
          </table:table-cell>
          <table:table-cell office:value-type="float" office:value="1370926.25786" table:style-name="ce1">
            <text:p>1370926,258</text:p>
          </table:table-cell>
          <table:table-cell office:value-type="float" office:value="4043926.2578000003" table:style-name="ce1">
            <text:p>4043926,258</text:p>
          </table:table-cell>
          <table:table-cell office:value-type="float" office:value="9495226.2577500008" table:style-name="ce1">
            <text:p>9495226,258</text:p>
          </table:table-cell>
          <table:table-cell office:value-type="float" office:value="21394820.559519999" table:style-name="ce1">
            <text:p>21394820,56</text:p>
          </table:table-cell>
          <table:table-cell office:value-type="float" office:value="36420226.398820013" table:style-name="ce1">
            <text:p>36420226,4</text:p>
          </table:table-cell>
          <table:table-cell office:value-type="float" office:value="53276435.050119989" table:style-name="ce1">
            <text:p>53276435,05</text:p>
          </table:table-cell>
          <table:table-cell office:value-type="float" office:value="68852735.050219983" table:style-name="ce1">
            <text:p>68852735,05</text:p>
          </table:table-cell>
          <table:table-cell office:value-type="float" office:value="82758628.871120021" table:style-name="ce1">
            <text:p>82758628,87</text:p>
          </table:table-cell>
          <table:table-cell office:value-type="float" office:value="106513964.24212003" table:style-name="ce1">
            <text:p>106513964,2</text:p>
          </table:table-cell>
          <table:table-cell office:value-type="float" office:value="119125111.32412" table:style-name="ce1">
            <text:p>119125111,3</text:p>
          </table:table-cell>
          <table:table-cell office:value-type="float" office:value="312" table:style-name="ce1">
            <text:p>312</text:p>
          </table:table-cell>
          <table:table-cell table:number-columns-repeated="16371"/>
        </table:table-row>
        <table:table-row table:style-name="ro1">
          <table:table-cell office:value-type="float" office:value="-61.348945999999998" table:style-name="ce1">
            <text:p>-61,348946</text:p>
          </table:table-cell>
          <table:table-cell office:value-type="float" office:value="15.390942000000001" table:style-name="ce1">
            <text:p>15,390942</text:p>
          </table:table-cell>
          <table:table-cell office:value-type="float" office:value="186300.0001" table:style-name="ce1">
            <text:p>186300,0001</text:p>
          </table:table-cell>
          <table:table-cell office:value-type="float" office:value="429300.0001" table:style-name="ce1">
            <text:p>429300,0001</text:p>
          </table:table-cell>
          <table:table-cell office:value-type="float" office:value="850500.00020000013" table:style-name="ce1">
            <text:p>850500,0002</text:p>
          </table:table-cell>
          <table:table-cell office:value-type="float" office:value="1441800.0002000001" table:style-name="ce1">
            <text:p>1441800</text:p>
          </table:table-cell>
          <table:table-cell office:value-type="float" office:value="2340900.0001999997" table:style-name="ce1">
            <text:p>2340900</text:p>
          </table:table-cell>
          <table:table-cell office:value-type="float" office:value="3134700.0001000003" table:style-name="ce1">
            <text:p>3134700</text:p>
          </table:table-cell>
          <table:table-cell office:value-type="float" office:value="4009499.9944000002" table:style-name="ce1">
            <text:p>4009499,994</text:p>
          </table:table-cell>
          <table:table-cell office:value-type="float" office:value="5054399.9943000004" table:style-name="ce1">
            <text:p>5054399,994</text:p>
          </table:table-cell>
          <table:table-cell office:value-type="float" office:value="6010200.0206999993" table:style-name="ce1">
            <text:p>6010200,021</text:p>
          </table:table-cell>
          <table:table-cell office:value-type="float" office:value="7306200.0003000004" table:style-name="ce1">
            <text:p>7306200</text:p>
          </table:table-cell>
          <table:table-cell office:value-type="float" office:value="212" table:style-name="ce1">
            <text:p>212</text:p>
          </table:table-cell>
          <table:table-cell table:number-columns-repeated="16371"/>
        </table:table-row>
        <table:table-row table:style-name="ro1">
          <table:table-cell office:value-type="float" office:value="-61.237079000000001" table:style-name="ce1">
            <text:p>-61,237079</text:p>
          </table:table-cell>
          <table:table-cell office:value-type="float" office:value="15.931471999999999" table:style-name="ce1">
            <text:p>15,931472</text:p>
          </table:table-cell>
          <table:table-cell office:value-type="float" office:value="783673.74219999998" table:style-name="ce1">
            <text:p>783673,7422</text:p>
          </table:table-cell>
          <table:table-cell office:value-type="float" office:value="4631173.7422000002" table:style-name="ce1">
            <text:p>4631173,742</text:p>
          </table:table-cell>
          <table:table-cell office:value-type="float" office:value="7263673.7422000002" table:style-name="ce1">
            <text:p>7263673,742</text:p>
          </table:table-cell>
          <table:table-cell office:value-type="float" office:value="10089879.4398" table:style-name="ce1">
            <text:p>10089879,44</text:p>
          </table:table-cell>
          <table:table-cell office:value-type="float" office:value="12900673.601700002" table:style-name="ce1">
            <text:p>12900673,6</text:p>
          </table:table-cell>
          <table:table-cell office:value-type="float" office:value="15516864.950100001" table:style-name="ce1">
            <text:p>15516864,95</text:p>
          </table:table-cell>
          <table:table-cell office:value-type="float" office:value="17922564.950099997" table:style-name="ce1">
            <text:p>17922564,95</text:p>
          </table:table-cell>
          <table:table-cell office:value-type="float" office:value="19558764.950199999" table:style-name="ce1">
            <text:p>19558764,95</text:p>
          </table:table-cell>
          <table:table-cell office:value-type="float" office:value="21229329.579400003" table:style-name="ce1">
            <text:p>21229329,58</text:p>
          </table:table-cell>
          <table:table-cell office:value-type="float" office:value="22488292.979699999" table:style-name="ce1">
            <text:p>22488292,98</text:p>
          </table:table-cell>
          <table:table-cell office:value-type="float" office:value="312" table:style-name="ce1">
            <text:p>312</text:p>
          </table:table-cell>
          <table:table-cell table:number-columns-repeated="16371"/>
        </table:table-row>
        <table:table-row table:style-name="ro1">
          <table:table-cell office:value-type="float" office:value="-61.012667999999998" table:style-name="ce1">
            <text:p>-61,012668</text:p>
          </table:table-cell>
          <table:table-cell office:value-type="float" office:value="14.662414" table:style-name="ce1">
            <text:p>14,662414</text:p>
          </table:table-cell>
          <table:table-cell office:value-type="float" office:value="575100.00010000006" table:style-name="ce1">
            <text:p>575100,0001</text:p>
          </table:table-cell>
          <table:table-cell office:value-type="float" office:value="1652400.0001000001" table:style-name="ce1">
            <text:p>1652400</text:p>
          </table:table-cell>
          <table:table-cell office:value-type="float" office:value="4422600.0001999997" table:style-name="ce1">
            <text:p>4422600</text:p>
          </table:table-cell>
          <table:table-cell office:value-type="float" office:value="8918100.0001199991" table:style-name="ce1">
            <text:p>8918100</text:p>
          </table:table-cell>
          <table:table-cell office:value-type="float" office:value="15884100.00018" table:style-name="ce1">
            <text:p>15884100</text:p>
          </table:table-cell>
          <table:table-cell office:value-type="float" office:value="23238900.000239998" table:style-name="ce1">
            <text:p>23238900</text:p>
          </table:table-cell>
          <table:table-cell office:value-type="float" office:value="39066300.000140004" table:style-name="ce1">
            <text:p>39066300</text:p>
          </table:table-cell>
          <table:table-cell office:value-type="float" office:value="53712823.127899997" table:style-name="ce1">
            <text:p>53712823,13</text:p>
          </table:table-cell>
          <table:table-cell office:value-type="float" office:value="65145419.438180007" table:style-name="ce1">
            <text:p>65145419,44</text:p>
          </table:table-cell>
          <table:table-cell office:value-type="float" office:value="76305509.524579987" table:style-name="ce1">
            <text:p>76305509,52</text:p>
          </table:table-cell>
          <table:table-cell office:value-type="float" office:value="474" table:style-name="ce1">
            <text:p>474</text:p>
          </table:table-cell>
          <table:table-cell table:number-columns-repeated="16371"/>
        </table:table-row>
        <table:table-row table:style-name="ro1">
          <table:table-cell office:value-type="float" office:value="-60.97287" table:style-name="ce1">
            <text:p>-60,97287</text:p>
          </table:table-cell>
          <table:table-cell office:value-type="float" office:value="13.928284" table:style-name="ce1">
            <text:p>13,928284</text:p>
          </table:table-cell>
          <table:table-cell office:value-type="float" office:value="267299.9999" table:style-name="ce1">
            <text:p>267299,9999</text:p>
          </table:table-cell>
          <table:table-cell office:value-type="float" office:value="753299.99989999994" table:style-name="ce1">
            <text:p>753299,9999</text:p>
          </table:table-cell>
          <table:table-cell office:value-type="float" office:value="1935899.9998999999" table:style-name="ce1">
            <text:p>1935900</text:p>
          </table:table-cell>
          <table:table-cell office:value-type="float" office:value="3742199.9999000002" table:style-name="ce1">
            <text:p>3742200</text:p>
          </table:table-cell>
          <table:table-cell office:value-type="float" office:value="6026399.9998000003" table:style-name="ce1">
            <text:p>6026400</text:p>
          </table:table-cell>
          <table:table-cell office:value-type="float" office:value="10230299.999700001" table:style-name="ce1">
            <text:p>10230300</text:p>
          </table:table-cell>
          <table:table-cell office:value-type="float" office:value="15114600" table:style-name="ce1">
            <text:p>15114600</text:p>
          </table:table-cell>
          <table:table-cell office:value-type="float" office:value="20509199.999699995" table:style-name="ce1">
            <text:p>20509200</text:p>
          </table:table-cell>
          <table:table-cell office:value-type="float" office:value="24599699.9998" table:style-name="ce1">
            <text:p>24599700</text:p>
          </table:table-cell>
          <table:table-cell office:value-type="float" office:value="29986199.999900002" table:style-name="ce1">
            <text:p>29986200</text:p>
          </table:table-cell>
          <table:table-cell office:value-type="float" office:value="662" table:style-name="ce1">
            <text:p>662</text:p>
          </table:table-cell>
          <table:table-cell table:number-columns-repeated="16371"/>
        </table:table-row>
        <table:table-row table:style-name="ro1">
          <table:table-cell office:value-type="float" office:value="-61.211652999999998" table:style-name="ce1">
            <text:p>-61,211653</text:p>
          </table:table-cell>
          <table:table-cell office:value-type="float" office:value="13.260014999999999" table:style-name="ce1">
            <text:p>13,260015</text:p>
          </table:table-cell>
          <table:table-cell office:value-type="float" office:value="121500" table:style-name="ce1">
            <text:p>121500</text:p>
          </table:table-cell>
          <table:table-cell office:value-type="float" office:value="396900" table:style-name="ce1">
            <text:p>396900</text:p>
          </table:table-cell>
          <table:table-cell office:value-type="float" office:value="842400" table:style-name="ce1">
            <text:p>842400</text:p>
          </table:table-cell>
          <table:table-cell office:value-type="float" office:value="1401300" table:style-name="ce1">
            <text:p>1401300</text:p>
          </table:table-cell>
          <table:table-cell office:value-type="float" office:value="2235599.9999000002" table:style-name="ce1">
            <text:p>2235600</text:p>
          </table:table-cell>
          <table:table-cell office:value-type="float" office:value="2996999.9999000002" table:style-name="ce1">
            <text:p>2997000</text:p>
          </table:table-cell>
          <table:table-cell office:value-type="float" office:value="3912300.0000000005" table:style-name="ce1">
            <text:p>3912300</text:p>
          </table:table-cell>
          <table:table-cell office:value-type="float" office:value="4803300" table:style-name="ce1">
            <text:p>4803300</text:p>
          </table:table-cell>
          <table:table-cell office:value-type="float" office:value="5548500" table:style-name="ce1">
            <text:p>5548500</text:p>
          </table:table-cell>
          <table:table-cell office:value-type="float" office:value="6439500" table:style-name="ce1">
            <text:p>6439500</text:p>
          </table:table-cell>
          <table:table-cell office:value-type="float" office:value="670" table:style-name="ce1">
            <text:p>670</text:p>
          </table:table-cell>
          <table:table-cell table:number-columns-repeated="16371"/>
        </table:table-row>
        <table:table-row table:style-name="ro1">
          <table:table-cell office:value-type="float" office:value="-61.695852000000002" table:style-name="ce1">
            <text:p>-61,695852</text:p>
          </table:table-cell>
          <table:table-cell office:value-type="float" office:value="12.110586" table:style-name="ce1">
            <text:p>12,110586</text:p>
          </table:table-cell>
          <table:table-cell office:value-type="float" office:value="81000" table:style-name="ce1">
            <text:p>81000</text:p>
          </table:table-cell>
          <table:table-cell office:value-type="float" office:value="356400" table:style-name="ce1">
            <text:p>356400</text:p>
          </table:table-cell>
          <table:table-cell office:value-type="float" office:value="737100" table:style-name="ce1">
            <text:p>737100</text:p>
          </table:table-cell>
          <table:table-cell office:value-type="float" office:value="1206900.0000000002" table:style-name="ce1">
            <text:p>1206900</text:p>
          </table:table-cell>
          <table:table-cell office:value-type="float" office:value="1887300" table:style-name="ce1">
            <text:p>1887300</text:p>
          </table:table-cell>
          <table:table-cell office:value-type="float" office:value="2997000.0000999998" table:style-name="ce1">
            <text:p>2997000</text:p>
          </table:table-cell>
          <table:table-cell office:value-type="float" office:value="4495500.0001999997" table:style-name="ce1">
            <text:p>4495500</text:p>
          </table:table-cell>
          <table:table-cell office:value-type="float" office:value="6107400.0003000004" table:style-name="ce1">
            <text:p>6107400</text:p>
          </table:table-cell>
          <table:table-cell office:value-type="float" office:value="7921800.0002000006" table:style-name="ce1">
            <text:p>7921800</text:p>
          </table:table-cell>
          <table:table-cell office:value-type="float" office:value="9517500.000099998" table:style-name="ce1">
            <text:p>9517500</text:p>
          </table:table-cell>
          <table:table-cell office:value-type="float" office:value="308" table:style-name="ce1">
            <text:p>308</text:p>
          </table:table-cell>
          <table:table-cell table:number-columns-repeated="16371"/>
        </table:table-row>
        <table:table-row table:style-name="ro1">
          <table:table-cell office:value-type="float" office:value="-60.664442000000001" table:style-name="ce1">
            <text:p>-60,664442</text:p>
          </table:table-cell>
          <table:table-cell office:value-type="float" office:value="11.247642000000001" table:style-name="ce1">
            <text:p>11,247642</text:p>
          </table:table-cell>
          <table:table-cell office:value-type="float" office:value="745200" table:style-name="ce1">
            <text:p>745200</text:p>
          </table:table-cell>
          <table:table-cell office:value-type="float" office:value="1742750.4214999999" table:style-name="ce1">
            <text:p>1742750,422</text:p>
          </table:table-cell>
          <table:table-cell office:value-type="float" office:value="2990150.4218000011" table:style-name="ce1">
            <text:p>2990150,422</text:p>
          </table:table-cell>
          <table:table-cell office:value-type="float" office:value="4521050.4216999998" table:style-name="ce1">
            <text:p>4521050,422</text:p>
          </table:table-cell>
          <table:table-cell office:value-type="float" office:value="6448850.4215000002" table:style-name="ce1">
            <text:p>6448850,422</text:p>
          </table:table-cell>
          <table:table-cell office:value-type="float" office:value="9227150.4215999972" table:style-name="ce1">
            <text:p>9227150,422</text:p>
          </table:table-cell>
          <table:table-cell office:value-type="float" office:value="12321350.421599999" table:style-name="ce1">
            <text:p>12321350,42</text:p>
          </table:table-cell>
          <table:table-cell office:value-type="float" office:value="15253550.421499999" table:style-name="ce1">
            <text:p>15253550,42</text:p>
          </table:table-cell>
          <table:table-cell office:value-type="float" office:value="18339650.421500001" table:style-name="ce1">
            <text:p>18339650,42</text:p>
          </table:table-cell>
          <table:table-cell office:value-type="float" office:value="21927950.421500001" table:style-name="ce1">
            <text:p>21927950,42</text:p>
          </table:table-cell>
          <table:table-cell office:value-type="float" office:value="780" table:style-name="ce1">
            <text:p>780</text:p>
          </table:table-cell>
          <table:table-cell table:number-columns-repeated="16371"/>
        </table:table-row>
        <table:table-row table:style-name="ro1">
          <table:table-cell office:value-type="float" office:value="-59.562837999999999" table:style-name="ce1">
            <text:p>-59,562838</text:p>
          </table:table-cell>
          <table:table-cell office:value-type="float" office:value="13.200276000000001" table:style-name="ce1">
            <text:p>13,200276</text:p>
          </table:table-cell>
          <table:table-cell office:value-type="float" office:value="56700" table:style-name="ce1">
            <text:p>56700</text:p>
          </table:table-cell>
          <table:table-cell office:value-type="float" office:value="178200" table:style-name="ce1">
            <text:p>178200</text:p>
          </table:table-cell>
          <table:table-cell office:value-type="float" office:value="429300" table:style-name="ce1">
            <text:p>429300</text:p>
          </table:table-cell>
          <table:table-cell office:value-type="float" office:value="777600" table:style-name="ce1">
            <text:p>777600</text:p>
          </table:table-cell>
          <table:table-cell office:value-type="float" office:value="1603800" table:style-name="ce1">
            <text:p>1603800</text:p>
          </table:table-cell>
          <table:table-cell office:value-type="float" office:value="3353399.9999000002" table:style-name="ce1">
            <text:p>3353400</text:p>
          </table:table-cell>
          <table:table-cell office:value-type="float" office:value="5491800" table:style-name="ce1">
            <text:p>5491800</text:p>
          </table:table-cell>
          <table:table-cell office:value-type="float" office:value="8407799.9999999981" table:style-name="ce1">
            <text:p>8407800</text:p>
          </table:table-cell>
          <table:table-cell office:value-type="float" office:value="11348099.9999" table:style-name="ce1">
            <text:p>11348100</text:p>
          </table:table-cell>
          <table:table-cell office:value-type="float" office:value="14466600.0001" table:style-name="ce1">
            <text:p>14466600</text:p>
          </table:table-cell>
          <table:table-cell office:value-type="float" office:value="52" table:style-name="ce1">
            <text:p>52</text:p>
          </table:table-cell>
          <table:table-cell table:number-columns-repeated="16371"/>
        </table:table-row>
        <table:table-row table:style-name="ro1">
          <table:table-cell office:value-type="float" office:value="-65.279808000000003" table:style-name="ce1">
            <text:p>-65,279808</text:p>
          </table:table-cell>
          <table:table-cell office:value-type="float" office:value="10.933184000000001" table:style-name="ce1">
            <text:p>10,933184</text:p>
          </table:table-cell>
          <table:table-cell office:value-type="float" office:value="1053000" table:style-name="ce1">
            <text:p>1053000</text:p>
          </table:table-cell>
          <table:table-cell office:value-type="float" office:value="3345300.0001000003" table:style-name="ce1">
            <text:p>3345300</text:p>
          </table:table-cell>
          <table:table-cell office:value-type="float" office:value="8334899.9999999991" table:style-name="ce1">
            <text:p>8334900</text:p>
          </table:table-cell>
          <table:table-cell office:value-type="float" office:value="12716999.999899998" table:style-name="ce1">
            <text:p>12717000</text:p>
          </table:table-cell>
          <table:table-cell office:value-type="float" office:value="16167600" table:style-name="ce1">
            <text:p>16167600</text:p>
          </table:table-cell>
          <table:table-cell office:value-type="float" office:value="18621899.999999996" table:style-name="ce1">
            <text:p>18621900</text:p>
          </table:table-cell>
          <table:table-cell office:value-type="float" office:value="22015799.999899998" table:style-name="ce1">
            <text:p>22015800</text:p>
          </table:table-cell>
          <table:table-cell office:value-type="float" office:value="34327799.999800004" table:style-name="ce1">
            <text:p>34327800</text:p>
          </table:table-cell>
          <table:table-cell office:value-type="float" office:value="43577999.999900006" table:style-name="ce1">
            <text:p>43578000</text:p>
          </table:table-cell>
          <table:table-cell office:value-type="float" office:value="50106600.000000007" table:style-name="ce1">
            <text:p>50106600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4.061807000000002" table:style-name="ce1">
            <text:p>-64,061807</text:p>
          </table:table-cell>
          <table:table-cell office:value-type="float" office:value="10.961509" table:style-name="ce1">
            <text:p>10,961509</text:p>
          </table:table-cell>
          <table:table-cell office:value-type="float" office:value="27734123.469360001" table:style-name="ce1">
            <text:p>27734123,47</text:p>
          </table:table-cell>
          <table:table-cell office:value-type="float" office:value="61310767.028720014" table:style-name="ce1">
            <text:p>61310767,03</text:p>
          </table:table-cell>
          <table:table-cell office:value-type="float" office:value="92473074.591169983" table:style-name="ce1">
            <text:p>92473074,59</text:p>
          </table:table-cell>
          <table:table-cell office:value-type="float" office:value="119900085.96484999" table:style-name="ce1">
            <text:p>119900086</text:p>
          </table:table-cell>
          <table:table-cell office:value-type="float" office:value="143250283.65653995" table:style-name="ce1">
            <text:p>143250283,7</text:p>
          </table:table-cell>
          <table:table-cell office:value-type="float" office:value="165672548.90806997" table:style-name="ce1">
            <text:p>165672548,9</text:p>
          </table:table-cell>
          <table:table-cell office:value-type="float" office:value="188743586.17456993" table:style-name="ce1">
            <text:p>188743586,2</text:p>
          </table:table-cell>
          <table:table-cell office:value-type="float" office:value="208022113.40876997" table:style-name="ce1">
            <text:p>208022113,4</text:p>
          </table:table-cell>
          <table:table-cell office:value-type="float" office:value="226655943.05996996" table:style-name="ce1">
            <text:p>226655943,1</text:p>
          </table:table-cell>
          <table:table-cell office:value-type="float" office:value="246894185.24206993" table:style-name="ce1">
            <text:p>246894185,2</text:p>
          </table:table-cell>
          <table:table-cell office:value-type="float" office:value="862" table:style-name="ce1">
            <text:p>862</text:p>
          </table:table-cell>
          <table:table-cell table:number-columns-repeated="16371"/>
        </table:table-row>
        <table:table-row table:style-name="ro1">
          <table:table-cell office:value-type="float" office:value="-61.260559000000001" table:style-name="ce1">
            <text:p>-61,260559</text:p>
          </table:table-cell>
          <table:table-cell office:value-type="float" office:value="10.177678999999999" table:style-name="ce1">
            <text:p>10,177679</text:p>
          </table:table-cell>
          <table:table-cell office:value-type="float" office:value="615599.99990000005" table:style-name="ce1">
            <text:p>615599,9999</text:p>
          </table:table-cell>
          <table:table-cell office:value-type="float" office:value="2007549.5785999999" table:style-name="ce1">
            <text:p>2007549,579</text:p>
          </table:table-cell>
          <table:table-cell office:value-type="float" office:value="36084249.578699991" table:style-name="ce1">
            <text:p>36084249,58</text:p>
          </table:table-cell>
          <table:table-cell office:value-type="float" office:value="56739919.4749" table:style-name="ce1">
            <text:p>56739919,47</text:p>
          </table:table-cell>
          <table:table-cell office:value-type="float" office:value="106392919.47489999" table:style-name="ce1">
            <text:p>106392919,5</text:p>
          </table:table-cell>
          <table:table-cell office:value-type="float" office:value="141404985.3980999" table:style-name="ce1">
            <text:p>141404985,4</text:p>
          </table:table-cell>
          <table:table-cell office:value-type="float" office:value="177846241.7369" table:style-name="ce1">
            <text:p>177846241,7</text:p>
          </table:table-cell>
          <table:table-cell office:value-type="float" office:value="212220515.05089995" table:style-name="ce1">
            <text:p>212220515,1</text:p>
          </table:table-cell>
          <table:table-cell office:value-type="float" office:value="298627053.98500007" table:style-name="ce1">
            <text:p>298627054</text:p>
          </table:table-cell>
          <table:table-cell office:value-type="float" office:value="340257660.43260002" table:style-name="ce1">
            <text:p>340257660,4</text:p>
          </table:table-cell>
          <table:table-cell office:value-type="float" office:value="780" table:style-name="ce1">
            <text:p>780</text:p>
          </table:table-cell>
          <table:table-cell table:number-columns-repeated="16371"/>
        </table:table-row>
        <table:table-row table:style-name="ro1">
          <table:table-cell office:value-type="float" office:value="-82.825670000000002" table:style-name="ce1">
            <text:p>-82,82567</text:p>
          </table:table-cell>
          <table:table-cell office:value-type="float" office:value="21.566153" table:style-name="ce1">
            <text:p>21,566153</text:p>
          </table:table-cell>
          <table:table-cell office:value-type="float" office:value="1150199.9998999999" table:style-name="ce1">
            <text:p>1150200</text:p>
          </table:table-cell>
          <table:table-cell office:value-type="float" office:value="4130999.9999300004" table:style-name="ce1">
            <text:p>4131000</text:p>
          </table:table-cell>
          <table:table-cell office:value-type="float" office:value="16362000.000189999" table:style-name="ce1">
            <text:p>16362000</text:p>
          </table:table-cell>
          <table:table-cell office:value-type="float" office:value="70073099.999829993" table:style-name="ce1">
            <text:p>70073100</text:p>
          </table:table-cell>
          <table:table-cell office:value-type="float" office:value="173218499.99957007" table:style-name="ce1">
            <text:p>173218500</text:p>
          </table:table-cell>
          <table:table-cell office:value-type="float" office:value="303292750.83374" table:style-name="ce1">
            <text:p>303292750,8</text:p>
          </table:table-cell>
          <table:table-cell office:value-type="float" office:value="416101523.59434003" table:style-name="ce1">
            <text:p>416101523,6</text:p>
          </table:table-cell>
          <table:table-cell office:value-type="float" office:value="519963604.39774007" table:style-name="ce1">
            <text:p>519963604,4</text:p>
          </table:table-cell>
          <table:table-cell office:value-type="float" office:value="637739789.34243977" table:style-name="ce1">
            <text:p>637739789,3</text:p>
          </table:table-cell>
          <table:table-cell office:value-type="float" office:value="728791939.39534009" table:style-name="ce1">
            <text:p>728791939,4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257119000000003" table:style-name="ce1">
            <text:p>-81,257119</text:p>
          </table:table-cell>
          <table:table-cell office:value-type="float" office:value="19.305751999999998" table:style-name="ce1">
            <text:p>19,305752</text:p>
          </table:table-cell>
          <table:table-cell office:value-type="float" office:value="4681800.0000700001" table:style-name="ce1">
            <text:p>4681800</text:p>
          </table:table-cell>
          <table:table-cell office:value-type="float" office:value="6893100.0000700001" table:style-name="ce1">
            <text:p>6893100</text:p>
          </table:table-cell>
          <table:table-cell office:value-type="float" office:value="12700535.930049999" table:style-name="ce1">
            <text:p>12700535,93</text:p>
          </table:table-cell>
          <table:table-cell office:value-type="float" office:value="21946162.431890003" table:style-name="ce1">
            <text:p>21946162,43</text:p>
          </table:table-cell>
          <table:table-cell office:value-type="float" office:value="51463073.793989994" table:style-name="ce1">
            <text:p>51463073,79</text:p>
          </table:table-cell>
          <table:table-cell office:value-type="float" office:value="123789370.04428998" table:style-name="ce1">
            <text:p>123789370</text:p>
          </table:table-cell>
          <table:table-cell office:value-type="float" office:value="167614143.25589001" table:style-name="ce1">
            <text:p>167614143,3</text:p>
          </table:table-cell>
          <table:table-cell office:value-type="float" office:value="198256539.47628999" table:style-name="ce1">
            <text:p>198256539,5</text:p>
          </table:table-cell>
          <table:table-cell office:value-type="float" office:value="217456442.88808995" table:style-name="ce1">
            <text:p>217456442,9</text:p>
          </table:table-cell>
          <table:table-cell office:value-type="float" office:value="229914414.13529" table:style-name="ce1">
            <text:p>229914414,1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float" office:value="-77.407630999999995" table:style-name="ce1">
            <text:p>-77,407631</text:p>
          </table:table-cell>
          <table:table-cell office:value-type="float" office:value="25.027978999999998" table:style-name="ce1">
            <text:p>25,027979</text:p>
          </table:table-cell>
          <table:table-cell office:value-type="float" office:value="639900" table:style-name="ce1">
            <text:p>639900</text:p>
          </table:table-cell>
          <table:table-cell office:value-type="float" office:value="1806299.9999700002" table:style-name="ce1">
            <text:p>1806300</text:p>
          </table:table-cell>
          <table:table-cell office:value-type="float" office:value="8741146.9942899998" table:style-name="ce1">
            <text:p>8741146,994</text:p>
          </table:table-cell>
          <table:table-cell office:value-type="float" office:value="21830833.026779994" table:style-name="ce1">
            <text:p>21830833,03</text:p>
          </table:table-cell>
          <table:table-cell office:value-type="float" office:value="36893050.868919998" table:style-name="ce1">
            <text:p>36893050,87</text:p>
          </table:table-cell>
          <table:table-cell office:value-type="float" office:value="55733650.86906001" table:style-name="ce1">
            <text:p>55733650,87</text:p>
          </table:table-cell>
          <table:table-cell office:value-type="float" office:value="127746997.11593001" table:style-name="ce1">
            <text:p>127746997,1</text:p>
          </table:table-cell>
          <table:table-cell office:value-type="float" office:value="172510046.62603998" table:style-name="ce1">
            <text:p>172510046,6</text:p>
          </table:table-cell>
          <table:table-cell office:value-type="float" office:value="194564596.10819003" table:style-name="ce1">
            <text:p>194564596,1</text:p>
          </table:table-cell>
          <table:table-cell office:value-type="float" office:value="211809496.10822999" table:style-name="ce1">
            <text:p>211809496,1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74.490131000000005" table:style-name="ce1">
            <text:p>-74,490131</text:p>
          </table:table-cell>
          <table:table-cell office:value-type="float" office:value="24.051808999999999" table:style-name="ce1">
            <text:p>24,051809</text:p>
          </table:table-cell>
          <table:table-cell office:value-type="float" office:value="81000" table:style-name="ce1">
            <text:p>81000</text:p>
          </table:table-cell>
          <table:table-cell office:value-type="float" office:value="3440912.8319000001" table:style-name="ce1">
            <text:p>3440912,832</text:p>
          </table:table-cell>
          <table:table-cell office:value-type="float" office:value="4725071.3025000002" table:style-name="ce1">
            <text:p>4725071,303</text:p>
          </table:table-cell>
          <table:table-cell office:value-type="float" office:value="10263298.711199999" table:style-name="ce1">
            <text:p>10263298,71</text:p>
          </table:table-cell>
          <table:table-cell office:value-type="float" office:value="15495814.417199997" table:style-name="ce1">
            <text:p>15495814,42</text:p>
          </table:table-cell>
          <table:table-cell office:value-type="float" office:value="39895942.412299998" table:style-name="ce1">
            <text:p>39895942,41</text:p>
          </table:table-cell>
          <table:table-cell office:value-type="float" office:value="100676181.5201" table:style-name="ce1">
            <text:p>100676181,5</text:p>
          </table:table-cell>
          <table:table-cell office:value-type="float" office:value="126863094.68990001" table:style-name="ce1">
            <text:p>126863094,7</text:p>
          </table:table-cell>
          <table:table-cell office:value-type="float" office:value="140561769.01679996" table:style-name="ce1">
            <text:p>140561769</text:p>
          </table:table-cell>
          <table:table-cell office:value-type="float" office:value="150566415.77840003" table:style-name="ce1">
            <text:p>150566415,8</text:p>
          </table:table-cell>
          <table:table-cell office:value-type="float" office:value="44" table:style-name="ce1">
            <text:p>44</text:p>
          </table:table-cell>
          <table:table-cell table:number-columns-repeated="16371"/>
        </table:table-row>
        <table:table-row table:style-name="ro1">
          <table:table-cell office:value-type="float" office:value="-69.966909999999999" table:style-name="ce1">
            <text:p>-69,96691</text:p>
          </table:table-cell>
          <table:table-cell office:value-type="float" office:value="12.522046" table:style-name="ce1">
            <text:p>12,522046</text:p>
          </table:table-cell>
          <table:table-cell office:value-type="float" office:value="769499.99989999994" table:style-name="ce1">
            <text:p>769499,9999</text:p>
          </table:table-cell>
          <table:table-cell office:value-type="float" office:value="2105999.9997999999" table:style-name="ce1">
            <text:p>2106000</text:p>
          </table:table-cell>
          <table:table-cell office:value-type="float" office:value="3888000" table:style-name="ce1">
            <text:p>3888000</text:p>
          </table:table-cell>
          <table:table-cell office:value-type="float" office:value="6739199.9999000002" table:style-name="ce1">
            <text:p>6739200</text:p>
          </table:table-cell>
          <table:table-cell office:value-type="float" office:value="10935000" table:style-name="ce1">
            <text:p>10935000</text:p>
          </table:table-cell>
          <table:table-cell office:value-type="float" office:value="16151399.999699999" table:style-name="ce1">
            <text:p>16151400</text:p>
          </table:table-cell>
          <table:table-cell office:value-type="float" office:value="20987099.999999996" table:style-name="ce1">
            <text:p>20987100</text:p>
          </table:table-cell>
          <table:table-cell office:value-type="float" office:value="26681399.999899998" table:style-name="ce1">
            <text:p>26681400</text:p>
          </table:table-cell>
          <table:table-cell office:value-type="float" office:value="30901499.9998" table:style-name="ce1">
            <text:p>30901500</text:p>
          </table:table-cell>
          <table:table-cell office:value-type="float" office:value="35064899.999799997" table:style-name="ce1">
            <text:p>35064900</text:p>
          </table:table-cell>
          <table:table-cell office:value-type="float" office:value="533" table:style-name="ce1">
            <text:p>533</text:p>
          </table:table-cell>
          <table:table-cell table:number-columns-repeated="16371"/>
        </table:table-row>
        <table:table-row table:style-name="ro1">
          <table:table-cell office:value-type="float" office:value="-69.000836000000007" table:style-name="ce1">
            <text:p>-69,000836</text:p>
          </table:table-cell>
          <table:table-cell office:value-type="float" office:value="12.169498000000001" table:style-name="ce1">
            <text:p>12,169498</text:p>
          </table:table-cell>
          <table:table-cell office:value-type="float" office:value="162000" table:style-name="ce1">
            <text:p>162000</text:p>
          </table:table-cell>
          <table:table-cell office:value-type="float" office:value="850500" table:style-name="ce1">
            <text:p>850500</text:p>
          </table:table-cell>
          <table:table-cell office:value-type="float" office:value="2154600" table:style-name="ce1">
            <text:p>2154600</text:p>
          </table:table-cell>
          <table:table-cell office:value-type="float" office:value="5580900.0000999998" table:style-name="ce1">
            <text:p>5580900</text:p>
          </table:table-cell>
          <table:table-cell office:value-type="float" office:value="9428400.0001000017" table:style-name="ce1">
            <text:p>9428400</text:p>
          </table:table-cell>
          <table:table-cell office:value-type="float" office:value="23627503.774300002" table:style-name="ce1">
            <text:p>23627503,77</text:p>
          </table:table-cell>
          <table:table-cell office:value-type="float" office:value="31594720.224431001" table:style-name="ce1">
            <text:p>31594720,22</text:p>
          </table:table-cell>
          <table:table-cell office:value-type="float" office:value="39294122.693351991" table:style-name="ce1">
            <text:p>39294122,69</text:p>
          </table:table-cell>
          <table:table-cell office:value-type="float" office:value="49325097.521996006" table:style-name="ce1">
            <text:p>49325097,52</text:p>
          </table:table-cell>
          <table:table-cell office:value-type="float" office:value="58492871.945885994" table:style-name="ce1">
            <text:p>58492871,95</text:p>
          </table:table-cell>
          <table:table-cell office:value-type="float" office:value="530" table:style-name="ce1">
            <text:p>530</text:p>
          </table:table-cell>
          <table:table-cell table:number-columns-repeated="16371"/>
        </table:table-row>
        <table:table-row table:style-name="ro1">
          <table:table-cell office:value-type="float" office:value="-68.260712999999996" table:style-name="ce1">
            <text:p>-68,260713</text:p>
          </table:table-cell>
          <table:table-cell office:value-type="float" office:value="12.194288999999999" table:style-name="ce1">
            <text:p>12,194289</text:p>
          </table:table-cell>
          <table:table-cell office:value-type="float" office:value="1134000" table:style-name="ce1">
            <text:p>1134000</text:p>
          </table:table-cell>
          <table:table-cell office:value-type="float" office:value="25205802.1415" table:style-name="ce1">
            <text:p>25205802,14</text:p>
          </table:table-cell>
          <table:table-cell office:value-type="float" office:value="34219753.781599998" table:style-name="ce1">
            <text:p>34219753,78</text:p>
          </table:table-cell>
          <table:table-cell office:value-type="float" office:value="44372630.805100001" table:style-name="ce1">
            <text:p>44372630,81</text:p>
          </table:table-cell>
          <table:table-cell office:value-type="float" office:value="51944528.7707" table:style-name="ce1">
            <text:p>51944528,77</text:p>
          </table:table-cell>
          <table:table-cell office:value-type="float" office:value="61146647.248600006" table:style-name="ce1">
            <text:p>61146647,25</text:p>
          </table:table-cell>
          <table:table-cell office:value-type="float" office:value="70355008.961800009" table:style-name="ce1">
            <text:p>70355008,96</text:p>
          </table:table-cell>
          <table:table-cell office:value-type="float" office:value="77029653.902800009" table:style-name="ce1">
            <text:p>77029653,9</text:p>
          </table:table-cell>
          <table:table-cell office:value-type="float" office:value="82730020.412300006" table:style-name="ce1">
            <text:p>82730020,41</text:p>
          </table:table-cell>
          <table:table-cell office:value-type="float" office:value="88595693.0977" table:style-name="ce1">
            <text:p>88595693,1</text:p>
          </table:table-cell>
          <table:table-cell office:value-type="float" office:value="530" table:style-name="ce1">
            <text:p>530</text:p>
          </table:table-cell>
          <table:table-cell table:number-columns-repeated="16371"/>
        </table:table-row>
        <table:table-row table:style-name="ro1">
          <table:table-cell office:value-type="float" office:value="-79.479502999999994" table:style-name="ce1">
            <text:p>-79,479503</text:p>
          </table:table-cell>
          <table:table-cell office:value-type="float" office:value="22.715233999999999" table:style-name="ce1">
            <text:p>22,715234</text:p>
          </table:table-cell>
          <table:table-cell office:value-type="float" office:value="22522425.086500004" table:style-name="ce1">
            <text:p>22522425,09</text:p>
          </table:table-cell>
          <table:table-cell office:value-type="float" office:value="57321873.028239995" table:style-name="ce1">
            <text:p>57321873,03</text:p>
          </table:table-cell>
          <table:table-cell office:value-type="float" office:value="82285200.635639995" table:style-name="ce1">
            <text:p>82285200,64</text:p>
          </table:table-cell>
          <table:table-cell office:value-type="float" office:value="99420095.423140004" table:style-name="ce1">
            <text:p>99420095,42</text:p>
          </table:table-cell>
          <table:table-cell office:value-type="float" office:value="112924970.17053999" table:style-name="ce1">
            <text:p>112924970,2</text:p>
          </table:table-cell>
          <table:table-cell office:value-type="float" office:value="122312898.60224" table:style-name="ce1">
            <text:p>122312898,6</text:p>
          </table:table-cell>
          <table:table-cell office:value-type="float" office:value="128483070.00284" table:style-name="ce1">
            <text:p>128483070</text:p>
          </table:table-cell>
          <table:table-cell office:value-type="float" office:value="135783468.69363999" table:style-name="ce1">
            <text:p>135783468,7</text:p>
          </table:table-cell>
          <table:table-cell office:value-type="float" office:value="142046612.73023999" table:style-name="ce1">
            <text:p>142046612,7</text:p>
          </table:table-cell>
          <table:table-cell office:value-type="float" office:value="147367075.88343999" table:style-name="ce1">
            <text:p>147367075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483176999999998" table:style-name="ce1">
            <text:p>-78,483177</text:p>
          </table:table-cell>
          <table:table-cell office:value-type="float" office:value="22.517512" table:style-name="ce1">
            <text:p>22,517512</text:p>
          </table:table-cell>
          <table:table-cell office:value-type="float" office:value="13569955.8268" table:style-name="ce1">
            <text:p>13569955,83</text:p>
          </table:table-cell>
          <table:table-cell office:value-type="float" office:value="36771876.419099994" table:style-name="ce1">
            <text:p>36771876,42</text:p>
          </table:table-cell>
          <table:table-cell office:value-type="float" office:value="75535418.602400005" table:style-name="ce1">
            <text:p>75535418,6</text:p>
          </table:table-cell>
          <table:table-cell office:value-type="float" office:value="102453093.1566" table:style-name="ce1">
            <text:p>102453093,2</text:p>
          </table:table-cell>
          <table:table-cell office:value-type="float" office:value="121265707.22160001" table:style-name="ce1">
            <text:p>121265707,2</text:p>
          </table:table-cell>
          <table:table-cell office:value-type="float" office:value="137170221.6363" table:style-name="ce1">
            <text:p>137170221,6</text:p>
          </table:table-cell>
          <table:table-cell office:value-type="float" office:value="159606678.68420002" table:style-name="ce1">
            <text:p>159606678,7</text:p>
          </table:table-cell>
          <table:table-cell office:value-type="float" office:value="175173075.24810001" table:style-name="ce1">
            <text:p>175173075,2</text:p>
          </table:table-cell>
          <table:table-cell office:value-type="float" office:value="191470812.70329997" table:style-name="ce1">
            <text:p>191470812,7</text:p>
          </table:table-cell>
          <table:table-cell office:value-type="float" office:value="210600203.273" table:style-name="ce1">
            <text:p>210600203,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145577000000003" table:style-name="ce1">
            <text:p>-78,145577</text:p>
          </table:table-cell>
          <table:table-cell office:value-type="float" office:value="22.393260999999999" table:style-name="ce1">
            <text:p>22,393261</text:p>
          </table:table-cell>
          <table:table-cell office:value-type="float" office:value="64986920.102100015" table:style-name="ce1">
            <text:p>64986920,1</text:p>
          </table:table-cell>
          <table:table-cell office:value-type="float" office:value="126019959.8207" table:style-name="ce1">
            <text:p>126019959,8</text:p>
          </table:table-cell>
          <table:table-cell office:value-type="float" office:value="187478008.22119999" table:style-name="ce1">
            <text:p>187478008,2</text:p>
          </table:table-cell>
          <table:table-cell office:value-type="float" office:value="224854468.26440001" table:style-name="ce1">
            <text:p>224854468,3</text:p>
          </table:table-cell>
          <table:table-cell office:value-type="float" office:value="246618776.1728" table:style-name="ce1">
            <text:p>246618776,2</text:p>
          </table:table-cell>
          <table:table-cell office:value-type="float" office:value="257324555.08050004" table:style-name="ce1">
            <text:p>257324555,1</text:p>
          </table:table-cell>
          <table:table-cell office:value-type="float" office:value="263786257.30900002" table:style-name="ce1">
            <text:p>263786257,3</text:p>
          </table:table-cell>
          <table:table-cell office:value-type="float" office:value="267340416.92969999" table:style-name="ce1">
            <text:p>267340416,9</text:p>
          </table:table-cell>
          <table:table-cell office:value-type="float" office:value="270149713.61379999" table:style-name="ce1">
            <text:p>270149713,6</text:p>
          </table:table-cell>
          <table:table-cell office:value-type="float" office:value="272003407.55159998" table:style-name="ce1">
            <text:p>272003407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928584999999998" table:style-name="ce1">
            <text:p>-77,928585</text:p>
          </table:table-cell>
          <table:table-cell office:value-type="float" office:value="22.181362" table:style-name="ce1">
            <text:p>22,181362</text:p>
          </table:table-cell>
          <table:table-cell office:value-type="float" office:value="96875621.841799989" table:style-name="ce1">
            <text:p>96875621,84</text:p>
          </table:table-cell>
          <table:table-cell office:value-type="float" office:value="179806765.7753" table:style-name="ce1">
            <text:p>179806765,8</text:p>
          </table:table-cell>
          <table:table-cell office:value-type="float" office:value="223611885.58319998" table:style-name="ce1">
            <text:p>223611885,6</text:p>
          </table:table-cell>
          <table:table-cell office:value-type="float" office:value="241192182.51500002" table:style-name="ce1">
            <text:p>241192182,5</text:p>
          </table:table-cell>
          <table:table-cell office:value-type="float" office:value="248730834.95290002" table:style-name="ce1">
            <text:p>248730835</text:p>
          </table:table-cell>
          <table:table-cell office:value-type="float" office:value="252593295.49400002" table:style-name="ce1">
            <text:p>252593295,5</text:p>
          </table:table-cell>
          <table:table-cell office:value-type="float" office:value="254704957.83550006" table:style-name="ce1">
            <text:p>254704957,8</text:p>
          </table:table-cell>
          <table:table-cell office:value-type="float" office:value="272480631.73500007" table:style-name="ce1">
            <text:p>272480631,7</text:p>
          </table:table-cell>
          <table:table-cell office:value-type="float" office:value="276643581.34060007" table:style-name="ce1">
            <text:p>276643581,3</text:p>
          </table:table-cell>
          <table:table-cell office:value-type="float" office:value="280532220.32570004" table:style-name="ce1">
            <text:p>280532220,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799828000000005" table:style-name="ce1">
            <text:p>-77,799828</text:p>
          </table:table-cell>
          <table:table-cell office:value-type="float" office:value="22.044646" table:style-name="ce1">
            <text:p>22,044646</text:p>
          </table:table-cell>
          <table:table-cell office:value-type="float" office:value="43145230.121800005" table:style-name="ce1">
            <text:p>43145230,12</text:p>
          </table:table-cell>
          <table:table-cell office:value-type="float" office:value="96312866.573799998" table:style-name="ce1">
            <text:p>96312866,57</text:p>
          </table:table-cell>
          <table:table-cell office:value-type="float" office:value="141489469.75130001" table:style-name="ce1">
            <text:p>141489469,8</text:p>
          </table:table-cell>
          <table:table-cell office:value-type="float" office:value="177608197.94870001" table:style-name="ce1">
            <text:p>177608197,9</text:p>
          </table:table-cell>
          <table:table-cell office:value-type="float" office:value="209155333.63799998" table:style-name="ce1">
            <text:p>209155333,6</text:p>
          </table:table-cell>
          <table:table-cell office:value-type="float" office:value="246075807.81569999" table:style-name="ce1">
            <text:p>246075807,8</text:p>
          </table:table-cell>
          <table:table-cell office:value-type="float" office:value="273579181.31730002" table:style-name="ce1">
            <text:p>273579181,3</text:p>
          </table:table-cell>
          <table:table-cell office:value-type="float" office:value="289372209.31299996" table:style-name="ce1">
            <text:p>289372209,3</text:p>
          </table:table-cell>
          <table:table-cell office:value-type="float" office:value="297988870.20959997" table:style-name="ce1">
            <text:p>297988870,2</text:p>
          </table:table-cell>
          <table:table-cell office:value-type="float" office:value="301516582.56369996" table:style-name="ce1">
            <text:p>301516582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60.295205000000003" table:style-name="ce1">
            <text:p>-60,295205</text:p>
          </table:table-cell>
          <table:table-cell office:value-type="float" office:value="-51.383049999999997" table:style-name="ce1">
            <text:p>-51,38305</text:p>
          </table:table-cell>
          <table:table-cell office:value-type="float" office:value="1354071.0577000002" table:style-name="ce1">
            <text:p>1354071,058</text:p>
          </table:table-cell>
          <table:table-cell office:value-type="float" office:value="3631476.9404000002" table:style-name="ce1">
            <text:p>3631476,94</text:p>
          </table:table-cell>
          <table:table-cell office:value-type="float" office:value="6330791.8154199999" table:style-name="ce1">
            <text:p>6330791,815</text:p>
          </table:table-cell>
          <table:table-cell office:value-type="float" office:value="9279584.4129199982" table:style-name="ce1">
            <text:p>9279584,413</text:p>
          </table:table-cell>
          <table:table-cell office:value-type="float" office:value="11657534.041220002" table:style-name="ce1">
            <text:p>11657534,04</text:p>
          </table:table-cell>
          <table:table-cell office:value-type="float" office:value="14018632.449420005" table:style-name="ce1">
            <text:p>14018632,45</text:p>
          </table:table-cell>
          <table:table-cell office:value-type="float" office:value="16562907.589700002" table:style-name="ce1">
            <text:p>16562907,59</text:p>
          </table:table-cell>
          <table:table-cell office:value-type="float" office:value="18969663.933699999" table:style-name="ce1">
            <text:p>18969663,93</text:p>
          </table:table-cell>
          <table:table-cell office:value-type="float" office:value="21298129.0064" table:style-name="ce1">
            <text:p>21298129,01</text:p>
          </table:table-cell>
          <table:table-cell office:value-type="float" office:value="23456406.056500003" table:style-name="ce1">
            <text:p>23456406,06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883681000000003" table:style-name="ce1">
            <text:p>-59,883681</text:p>
          </table:table-cell>
          <table:table-cell office:value-type="float" office:value="-51.320016000000003" table:style-name="ce1">
            <text:p>-51,320016</text:p>
          </table:table-cell>
          <table:table-cell office:value-type="float" office:value="2400587.5185000002" table:style-name="ce1">
            <text:p>2400587,519</text:p>
          </table:table-cell>
          <table:table-cell office:value-type="float" office:value="9714109.4404999986" table:style-name="ce1">
            <text:p>9714109,441</text:p>
          </table:table-cell>
          <table:table-cell office:value-type="float" office:value="18696664.328100003" table:style-name="ce1">
            <text:p>18696664,33</text:p>
          </table:table-cell>
          <table:table-cell office:value-type="float" office:value="28858260.7947" table:style-name="ce1">
            <text:p>28858260,79</text:p>
          </table:table-cell>
          <table:table-cell office:value-type="float" office:value="40158787.146699987" table:style-name="ce1">
            <text:p>40158787,15</text:p>
          </table:table-cell>
          <table:table-cell office:value-type="float" office:value="51359085.1998" table:style-name="ce1">
            <text:p>51359085,2</text:p>
          </table:table-cell>
          <table:table-cell office:value-type="float" office:value="61675611.148000009" table:style-name="ce1">
            <text:p>61675611,15</text:p>
          </table:table-cell>
          <table:table-cell office:value-type="float" office:value="71979220.50060001" table:style-name="ce1">
            <text:p>71979220,5</text:p>
          </table:table-cell>
          <table:table-cell office:value-type="float" office:value="82471433.415399998" table:style-name="ce1">
            <text:p>82471433,42</text:p>
          </table:table-cell>
          <table:table-cell office:value-type="float" office:value="91923082.435499981" table:style-name="ce1">
            <text:p>91923082,4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447498000000003" table:style-name="ce1">
            <text:p>-59,447498</text:p>
          </table:table-cell>
          <table:table-cell office:value-type="float" office:value="-51.328485000000001" table:style-name="ce1">
            <text:p>-51,328485</text:p>
          </table:table-cell>
          <table:table-cell office:value-type="float" office:value="661212.48149999999" table:style-name="ce1">
            <text:p>661212,4815</text:p>
          </table:table-cell>
          <table:table-cell office:value-type="float" office:value="2382907.9004000002" table:style-name="ce1">
            <text:p>2382907,9</text:p>
          </table:table-cell>
          <table:table-cell office:value-type="float" office:value="6816407.5411999999" table:style-name="ce1">
            <text:p>6816407,541</text:p>
          </table:table-cell>
          <table:table-cell office:value-type="float" office:value="11046380.022700001" table:style-name="ce1">
            <text:p>11046380,02</text:p>
          </table:table-cell>
          <table:table-cell office:value-type="float" office:value="15024988.334199999" table:style-name="ce1">
            <text:p>15024988,33</text:p>
          </table:table-cell>
          <table:table-cell office:value-type="float" office:value="19344545.476300001" table:style-name="ce1">
            <text:p>19344545,48</text:p>
          </table:table-cell>
          <table:table-cell office:value-type="float" office:value="25282995.9866" table:style-name="ce1">
            <text:p>25282995,99</text:p>
          </table:table-cell>
          <table:table-cell office:value-type="float" office:value="30179058.260000002" table:style-name="ce1">
            <text:p>30179058,26</text:p>
          </table:table-cell>
          <table:table-cell office:value-type="float" office:value="35112641.143200003" table:style-name="ce1">
            <text:p>35112641,14</text:p>
          </table:table-cell>
          <table:table-cell office:value-type="float" office:value="40063114.604000002" table:style-name="ce1">
            <text:p>40063114,6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210884" table:style-name="ce1">
            <text:p>-59,210884</text:p>
          </table:table-cell>
          <table:table-cell office:value-type="float" office:value="-51.511457" table:style-name="ce1">
            <text:p>-51,511457</text:p>
          </table:table-cell>
          <table:table-cell office:value-type="float" office:value="2494800.0002000001" table:style-name="ce1">
            <text:p>2494800</text:p>
          </table:table-cell>
          <table:table-cell office:value-type="float" office:value="8436325.7272999994" table:style-name="ce1">
            <text:p>8436325,727</text:p>
          </table:table-cell>
          <table:table-cell office:value-type="float" office:value="17213936.394869994" table:style-name="ce1">
            <text:p>17213936,39</text:p>
          </table:table-cell>
          <table:table-cell office:value-type="float" office:value="28767073.966910001" table:style-name="ce1">
            <text:p>28767073,97</text:p>
          </table:table-cell>
          <table:table-cell office:value-type="float" office:value="40467378.52471" table:style-name="ce1">
            <text:p>40467378,52</text:p>
          </table:table-cell>
          <table:table-cell office:value-type="float" office:value="53033513.054820009" table:style-name="ce1">
            <text:p>53033513,05</text:p>
          </table:table-cell>
          <table:table-cell office:value-type="float" office:value="65695714.013719991" table:style-name="ce1">
            <text:p>65695714,01</text:p>
          </table:table-cell>
          <table:table-cell office:value-type="float" office:value="78000167.312879995" table:style-name="ce1">
            <text:p>78000167,31</text:p>
          </table:table-cell>
          <table:table-cell office:value-type="float" office:value="93451961.887180015" table:style-name="ce1">
            <text:p>93451961,89</text:p>
          </table:table-cell>
          <table:table-cell office:value-type="float" office:value="106970697.41852" table:style-name="ce1">
            <text:p>106970697,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888826000000002" table:style-name="ce1">
            <text:p>-58,888826</text:p>
          </table:table-cell>
          <table:table-cell office:value-type="float" office:value="-51.371665999999998" table:style-name="ce1">
            <text:p>-51,371666</text:p>
          </table:table-cell>
          <table:table-cell office:value-type="float" office:value="494099.99992999999" table:style-name="ce1">
            <text:p>494099,9999</text:p>
          </table:table-cell>
          <table:table-cell office:value-type="float" office:value="1619999.9999399998" table:style-name="ce1">
            <text:p>1620000</text:p>
          </table:table-cell>
          <table:table-cell office:value-type="float" office:value="3786209.1186700002" table:style-name="ce1">
            <text:p>3786209,119</text:p>
          </table:table-cell>
          <table:table-cell office:value-type="float" office:value="15775754.649899999" table:style-name="ce1">
            <text:p>15775754,65</text:p>
          </table:table-cell>
          <table:table-cell office:value-type="float" office:value="25245603.825910002" table:style-name="ce1">
            <text:p>25245603,83</text:p>
          </table:table-cell>
          <table:table-cell office:value-type="float" office:value="30733527.186110001" table:style-name="ce1">
            <text:p>30733527,19</text:p>
          </table:table-cell>
          <table:table-cell office:value-type="float" office:value="34708674.144549996" table:style-name="ce1">
            <text:p>34708674,14</text:p>
          </table:table-cell>
          <table:table-cell office:value-type="float" office:value="41356890.05816" table:style-name="ce1">
            <text:p>41356890,06</text:p>
          </table:table-cell>
          <table:table-cell office:value-type="float" office:value="45355981.207160003" table:style-name="ce1">
            <text:p>45355981,21</text:p>
          </table:table-cell>
          <table:table-cell office:value-type="float" office:value="48863178.44765" table:style-name="ce1">
            <text:p>48863178,45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464449999999999" table:style-name="ce1">
            <text:p>-58,46445</text:p>
          </table:table-cell>
          <table:table-cell office:value-type="float" office:value="-51.351236999999998" table:style-name="ce1">
            <text:p>-51,351237</text:p>
          </table:table-cell>
          <table:table-cell office:value-type="float" office:value="599399.99989999994" table:style-name="ce1">
            <text:p>599399,9999</text:p>
          </table:table-cell>
          <table:table-cell office:value-type="float" office:value="2593299.4321999997" table:style-name="ce1">
            <text:p>2593299,432</text:p>
          </table:table-cell>
          <table:table-cell office:value-type="float" office:value="6481299.4322000006" table:style-name="ce1">
            <text:p>6481299,432</text:p>
          </table:table-cell>
          <table:table-cell office:value-type="float" office:value="12181158.671500001" table:style-name="ce1">
            <text:p>12181158,67</text:p>
          </table:table-cell>
          <table:table-cell office:value-type="float" office:value="19065209.495699998" table:style-name="ce1">
            <text:p>19065209,5</text:p>
          </table:table-cell>
          <table:table-cell office:value-type="float" office:value="27260828.375999998" table:style-name="ce1">
            <text:p>27260828,38</text:p>
          </table:table-cell>
          <table:table-cell office:value-type="float" office:value="35667535.452100001" table:style-name="ce1">
            <text:p>35667535,45</text:p>
          </table:table-cell>
          <table:table-cell office:value-type="float" office:value="43663614.295400001" table:style-name="ce1">
            <text:p>43663614,3</text:p>
          </table:table-cell>
          <table:table-cell office:value-type="float" office:value="51976414.1281" table:style-name="ce1">
            <text:p>51976414,13</text:p>
          </table:table-cell>
          <table:table-cell office:value-type="float" office:value="60444044.696799986" table:style-name="ce1">
            <text:p>60444044,7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029981999999997" table:style-name="ce1">
            <text:p>-58,029982</text:p>
          </table:table-cell>
          <table:table-cell office:value-type="float" office:value="-51.420915999999998" table:style-name="ce1">
            <text:p>-51,420916</text:p>
          </table:table-cell>
          <table:table-cell office:value-type="float" office:value="728999.99989999994" table:style-name="ce1">
            <text:p>728999,9999</text:p>
          </table:table-cell>
          <table:table-cell office:value-type="float" office:value="2006999.3702" table:style-name="ce1">
            <text:p>2006999,37</text:p>
          </table:table-cell>
          <table:table-cell office:value-type="float" office:value="3618899.370099999" table:style-name="ce1">
            <text:p>3618899,37</text:p>
          </table:table-cell>
          <table:table-cell office:value-type="float" office:value="9887132.2601000015" table:style-name="ce1">
            <text:p>9887132,26</text:p>
          </table:table-cell>
          <table:table-cell office:value-type="float" office:value="12072786.793600002" table:style-name="ce1">
            <text:p>12072786,79</text:p>
          </table:table-cell>
          <table:table-cell office:value-type="float" office:value="14538226.6458" table:style-name="ce1">
            <text:p>14538226,65</text:p>
          </table:table-cell>
          <table:table-cell office:value-type="float" office:value="16108256.647700004" table:style-name="ce1">
            <text:p>16108256,65</text:p>
          </table:table-cell>
          <table:table-cell office:value-type="float" office:value="17916499.6261" table:style-name="ce1">
            <text:p>17916499,63</text:p>
          </table:table-cell>
          <table:table-cell office:value-type="float" office:value="19696470.084900003" table:style-name="ce1">
            <text:p>19696470,08</text:p>
          </table:table-cell>
          <table:table-cell office:value-type="float" office:value="21522821.3281" table:style-name="ce1">
            <text:p>21522821,33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032902999999997" table:style-name="ce1">
            <text:p>-58,032903</text:p>
          </table:table-cell>
          <table:table-cell office:value-type="float" office:value="-51.542451999999997" table:style-name="ce1">
            <text:p>-51,542452</text:p>
          </table:table-cell>
          <table:table-cell office:value-type="float" office:value="456837.35399999999" table:style-name="ce1">
            <text:p>456837,354</text:p>
          </table:table-cell>
          <table:table-cell office:value-type="float" office:value="1972038.5515999999" table:style-name="ce1">
            <text:p>1972038,552</text:p>
          </table:table-cell>
          <table:table-cell office:value-type="float" office:value="4449974.009279999" table:style-name="ce1">
            <text:p>4449974,009</text:p>
          </table:table-cell>
          <table:table-cell office:value-type="float" office:value="7638484.7342400001" table:style-name="ce1">
            <text:p>7638484,734</text:p>
          </table:table-cell>
          <table:table-cell office:value-type="float" office:value="11284233.617570002" table:style-name="ce1">
            <text:p>11284233,62</text:p>
          </table:table-cell>
          <table:table-cell office:value-type="float" office:value="14876799.091430001" table:style-name="ce1">
            <text:p>14876799,09</text:p>
          </table:table-cell>
          <table:table-cell office:value-type="float" office:value="17980469.089359999" table:style-name="ce1">
            <text:p>17980469,09</text:p>
          </table:table-cell>
          <table:table-cell office:value-type="float" office:value="21253122.160380002" table:style-name="ce1">
            <text:p>21253122,16</text:p>
          </table:table-cell>
          <table:table-cell office:value-type="float" office:value="26148033.644570004" table:style-name="ce1">
            <text:p>26148033,64</text:p>
          </table:table-cell>
          <table:table-cell office:value-type="float" office:value="29554548.864890002" table:style-name="ce1">
            <text:p>29554548,86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024445" table:style-name="ce1">
            <text:p>-58,024445</text:p>
          </table:table-cell>
          <table:table-cell office:value-type="float" office:value="-51.736629000000001" table:style-name="ce1">
            <text:p>-51,736629</text:p>
          </table:table-cell>
          <table:table-cell office:value-type="float" office:value="1592462.6461" table:style-name="ce1">
            <text:p>1592462,646</text:p>
          </table:table-cell>
          <table:table-cell office:value-type="float" office:value="3723973.9093000009" table:style-name="ce1">
            <text:p>3723973,909</text:p>
          </table:table-cell>
          <table:table-cell office:value-type="float" office:value="6964032.6475999989" table:style-name="ce1">
            <text:p>6964032,648</text:p>
          </table:table-cell>
          <table:table-cell office:value-type="float" office:value="11418569.354799999" table:style-name="ce1">
            <text:p>11418569,35</text:p>
          </table:table-cell>
          <table:table-cell office:value-type="float" office:value="16774772.771299997" table:style-name="ce1">
            <text:p>16774772,77</text:p>
          </table:table-cell>
          <table:table-cell office:value-type="float" office:value="20882819.2315" table:style-name="ce1">
            <text:p>20882819,23</text:p>
          </table:table-cell>
          <table:table-cell office:value-type="float" office:value="25500233.943899997" table:style-name="ce1">
            <text:p>25500233,94</text:p>
          </table:table-cell>
          <table:table-cell office:value-type="float" office:value="30320991.752200004" table:style-name="ce1">
            <text:p>30320991,75</text:p>
          </table:table-cell>
          <table:table-cell office:value-type="float" office:value="35285701.909199998" table:style-name="ce1">
            <text:p>35285701,91</text:p>
          </table:table-cell>
          <table:table-cell office:value-type="float" office:value="40130817.592599995" table:style-name="ce1">
            <text:p>40130817,59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396217" table:style-name="ce1">
            <text:p>-58,396217</text:p>
          </table:table-cell>
          <table:table-cell office:value-type="float" office:value="-51.892848000000001" table:style-name="ce1">
            <text:p>-51,892848</text:p>
          </table:table-cell>
          <table:table-cell office:value-type="float" office:value="1166400" table:style-name="ce1">
            <text:p>1166400</text:p>
          </table:table-cell>
          <table:table-cell office:value-type="float" office:value="10010826.579189999" table:style-name="ce1">
            <text:p>10010826,58</text:p>
          </table:table-cell>
          <table:table-cell office:value-type="float" office:value="16390736.682090001" table:style-name="ce1">
            <text:p>16390736,68</text:p>
          </table:table-cell>
          <table:table-cell office:value-type="float" office:value="24903418.628320001" table:style-name="ce1">
            <text:p>24903418,63</text:p>
          </table:table-cell>
          <table:table-cell office:value-type="float" office:value="32541706.477419998" table:style-name="ce1">
            <text:p>32541706,48</text:p>
          </table:table-cell>
          <table:table-cell office:value-type="float" office:value="41396964.391920008" table:style-name="ce1">
            <text:p>41396964,39</text:p>
          </table:table-cell>
          <table:table-cell office:value-type="float" office:value="50415741.428750001" table:style-name="ce1">
            <text:p>50415741,43</text:p>
          </table:table-cell>
          <table:table-cell office:value-type="float" office:value="58914590.748029992" table:style-name="ce1">
            <text:p>58914590,75</text:p>
          </table:table-cell>
          <table:table-cell office:value-type="float" office:value="73103635.626880005" table:style-name="ce1">
            <text:p>73103635,63</text:p>
          </table:table-cell>
          <table:table-cell office:value-type="float" office:value="82472397.441279992" table:style-name="ce1">
            <text:p>82472397,4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628241000000003" table:style-name="ce1">
            <text:p>-58,628241</text:p>
          </table:table-cell>
          <table:table-cell office:value-type="float" office:value="-52.060234999999999" table:style-name="ce1">
            <text:p>-52,060235</text:p>
          </table:table-cell>
          <table:table-cell office:value-type="float" office:value="1231200" table:style-name="ce1">
            <text:p>1231200</text:p>
          </table:table-cell>
          <table:table-cell office:value-type="float" office:value="4973425.6285299994" table:style-name="ce1">
            <text:p>4973425,629</text:p>
          </table:table-cell>
          <table:table-cell office:value-type="float" office:value="11856525.24522" table:style-name="ce1">
            <text:p>11856525,25</text:p>
          </table:table-cell>
          <table:table-cell office:value-type="float" office:value="20922018.472449992" table:style-name="ce1">
            <text:p>20922018,47</text:p>
          </table:table-cell>
          <table:table-cell office:value-type="float" office:value="32063394.624320004" table:style-name="ce1">
            <text:p>32063394,62</text:p>
          </table:table-cell>
          <table:table-cell office:value-type="float" office:value="42874175.470689997" table:style-name="ce1">
            <text:p>42874175,47</text:p>
          </table:table-cell>
          <table:table-cell office:value-type="float" office:value="52167418.634739988" table:style-name="ce1">
            <text:p>52167418,63</text:p>
          </table:table-cell>
          <table:table-cell office:value-type="float" office:value="61638944.983950004" table:style-name="ce1">
            <text:p>61638944,98</text:p>
          </table:table-cell>
          <table:table-cell office:value-type="float" office:value="73798249.790270016" table:style-name="ce1">
            <text:p>73798249,79</text:p>
          </table:table-cell>
          <table:table-cell office:value-type="float" office:value="84467898.474230006" table:style-name="ce1">
            <text:p>84467898,47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8.999250000000004" table:style-name="ce1">
            <text:p>-58,99925</text:p>
          </table:table-cell>
          <table:table-cell office:value-type="float" office:value="-52.187466000000001" table:style-name="ce1">
            <text:p>-52,187466</text:p>
          </table:table-cell>
          <table:table-cell office:value-type="float" office:value="1267592.9739000001" table:style-name="ce1">
            <text:p>1267592,974</text:p>
          </table:table-cell>
          <table:table-cell office:value-type="float" office:value="5487160.37806" table:style-name="ce1">
            <text:p>5487160,378</text:p>
          </table:table-cell>
          <table:table-cell office:value-type="float" office:value="13066470.279220002" table:style-name="ce1">
            <text:p>13066470,28</text:p>
          </table:table-cell>
          <table:table-cell office:value-type="float" office:value="21770696.843059998" table:style-name="ce1">
            <text:p>21770696,84</text:p>
          </table:table-cell>
          <table:table-cell office:value-type="float" office:value="31751714.395499993" table:style-name="ce1">
            <text:p>31751714,4</text:p>
          </table:table-cell>
          <table:table-cell office:value-type="float" office:value="41384754.014870018" table:style-name="ce1">
            <text:p>41384754,01</text:p>
          </table:table-cell>
          <table:table-cell office:value-type="float" office:value="50473491.098049991" table:style-name="ce1">
            <text:p>50473491,1</text:p>
          </table:table-cell>
          <table:table-cell office:value-type="float" office:value="59641744.658549994" table:style-name="ce1">
            <text:p>59641744,66</text:p>
          </table:table-cell>
          <table:table-cell office:value-type="float" office:value="68672243.93204999" table:style-name="ce1">
            <text:p>68672243,93</text:p>
          </table:table-cell>
          <table:table-cell office:value-type="float" office:value="77146284.661190018" table:style-name="ce1">
            <text:p>77146284,66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337555999999999" table:style-name="ce1">
            <text:p>-59,337556</text:p>
          </table:table-cell>
          <table:table-cell office:value-type="float" office:value="-52.288843999999997" table:style-name="ce1">
            <text:p>-52,288844</text:p>
          </table:table-cell>
          <table:table-cell office:value-type="float" office:value="1150200.0001000001" table:style-name="ce1">
            <text:p>1150200</text:p>
          </table:table-cell>
          <table:table-cell office:value-type="float" office:value="4398535.3357999995" table:style-name="ce1">
            <text:p>4398535,336</text:p>
          </table:table-cell>
          <table:table-cell office:value-type="float" office:value="9529818.8060499988" table:style-name="ce1">
            <text:p>9529818,806</text:p>
          </table:table-cell>
          <table:table-cell office:value-type="float" office:value="15764333.49825" table:style-name="ce1">
            <text:p>15764333,5</text:p>
          </table:table-cell>
          <table:table-cell office:value-type="float" office:value="22780737.00649" table:style-name="ce1">
            <text:p>22780737,01</text:p>
          </table:table-cell>
          <table:table-cell office:value-type="float" office:value="30282308.921039999" table:style-name="ce1">
            <text:p>30282308,92</text:p>
          </table:table-cell>
          <table:table-cell office:value-type="float" office:value="36961170.479890004" table:style-name="ce1">
            <text:p>36961170,48</text:p>
          </table:table-cell>
          <table:table-cell office:value-type="float" office:value="44421499.023790009" table:style-name="ce1">
            <text:p>44421499,02</text:p>
          </table:table-cell>
          <table:table-cell office:value-type="float" office:value="51359180.302750006" table:style-name="ce1">
            <text:p>51359180,3</text:p>
          </table:table-cell>
          <table:table-cell office:value-type="float" office:value="57994412.561940007" table:style-name="ce1">
            <text:p>57994412,56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676200999999999" table:style-name="ce1">
            <text:p>-59,676201</text:p>
          </table:table-cell>
          <table:table-cell office:value-type="float" office:value="-52.291415000000001" table:style-name="ce1">
            <text:p>-52,291415</text:p>
          </table:table-cell>
          <table:table-cell office:value-type="float" office:value="2512745.8312200001" table:style-name="ce1">
            <text:p>2512745,831</text:p>
          </table:table-cell>
          <table:table-cell office:value-type="float" office:value="7318200.5769499997" table:style-name="ce1">
            <text:p>7318200,577</text:p>
          </table:table-cell>
          <table:table-cell office:value-type="float" office:value="13310667.946480002" table:style-name="ce1">
            <text:p>13310667,95</text:p>
          </table:table-cell>
          <table:table-cell office:value-type="float" office:value="19439031.731339999" table:style-name="ce1">
            <text:p>19439031,73</text:p>
          </table:table-cell>
          <table:table-cell office:value-type="float" office:value="24782021.067740001" table:style-name="ce1">
            <text:p>24782021,07</text:p>
          </table:table-cell>
          <table:table-cell office:value-type="float" office:value="30209605.05858" table:style-name="ce1">
            <text:p>30209605,06</text:p>
          </table:table-cell>
          <table:table-cell office:value-type="float" office:value="36120128.121400006" table:style-name="ce1">
            <text:p>36120128,12</text:p>
          </table:table-cell>
          <table:table-cell office:value-type="float" office:value="42084201.027280003" table:style-name="ce1">
            <text:p>42084201,03</text:p>
          </table:table-cell>
          <table:table-cell office:value-type="float" office:value="47597570.539980009" table:style-name="ce1">
            <text:p>47597570,54</text:p>
          </table:table-cell>
          <table:table-cell office:value-type="float" office:value="52755932.719659999" table:style-name="ce1">
            <text:p>52755932,72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780141" table:style-name="ce1">
            <text:p>-59,780141</text:p>
          </table:table-cell>
          <table:table-cell office:value-type="float" office:value="-52.187288000000002" table:style-name="ce1">
            <text:p>-52,187288</text:p>
          </table:table-cell>
          <table:table-cell office:value-type="float" office:value="2605295.1446000002" table:style-name="ce1">
            <text:p>2605295,145</text:p>
          </table:table-cell>
          <table:table-cell office:value-type="float" office:value="6692722.1001899997" table:style-name="ce1">
            <text:p>6692722,1</text:p>
          </table:table-cell>
          <table:table-cell office:value-type="float" office:value="10808866.28372" table:style-name="ce1">
            <text:p>10808866,28</text:p>
          </table:table-cell>
          <table:table-cell office:value-type="float" office:value="15029900.39167" table:style-name="ce1">
            <text:p>15029900,39</text:p>
          </table:table-cell>
          <table:table-cell office:value-type="float" office:value="19086431.439819995" table:style-name="ce1">
            <text:p>19086431,44</text:p>
          </table:table-cell>
          <table:table-cell office:value-type="float" office:value="22986229.802979995" table:style-name="ce1">
            <text:p>22986229,8</text:p>
          </table:table-cell>
          <table:table-cell office:value-type="float" office:value="26696177.276579998" table:style-name="ce1">
            <text:p>26696177,28</text:p>
          </table:table-cell>
          <table:table-cell office:value-type="float" office:value="30804992.13118" table:style-name="ce1">
            <text:p>30804992,13</text:p>
          </table:table-cell>
          <table:table-cell office:value-type="float" office:value="34994609.371380001" table:style-name="ce1">
            <text:p>34994609,37</text:p>
          </table:table-cell>
          <table:table-cell office:value-type="float" office:value="39382849.728280008" table:style-name="ce1">
            <text:p>39382849,73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59.994585999999998" table:style-name="ce1">
            <text:p>-59,994586</text:p>
          </table:table-cell>
          <table:table-cell office:value-type="float" office:value="-52.004013999999998" table:style-name="ce1">
            <text:p>-52,004014</text:p>
          </table:table-cell>
          <table:table-cell office:value-type="float" office:value="2706559.0245000003" table:style-name="ce1">
            <text:p>2706559,025</text:p>
          </table:table-cell>
          <table:table-cell office:value-type="float" office:value="8651613.5668000001" table:style-name="ce1">
            <text:p>8651613,567</text:p>
          </table:table-cell>
          <table:table-cell office:value-type="float" office:value="16085390.468400003" table:style-name="ce1">
            <text:p>16085390,47</text:p>
          </table:table-cell>
          <table:table-cell office:value-type="float" office:value="24406131.956699997" table:style-name="ce1">
            <text:p>24406131,96</text:p>
          </table:table-cell>
          <table:table-cell office:value-type="float" office:value="32314520.844500005" table:style-name="ce1">
            <text:p>32314520,84</text:p>
          </table:table-cell>
          <table:table-cell office:value-type="float" office:value="41170196.900000006" table:style-name="ce1">
            <text:p>41170196,9</text:p>
          </table:table-cell>
          <table:table-cell office:value-type="float" office:value="48865954.964500003" table:style-name="ce1">
            <text:p>48865954,96</text:p>
          </table:table-cell>
          <table:table-cell office:value-type="float" office:value="57457031.888300009" table:style-name="ce1">
            <text:p>57457031,89</text:p>
          </table:table-cell>
          <table:table-cell office:value-type="float" office:value="65205277.613000005" table:style-name="ce1">
            <text:p>65205277,61</text:p>
          </table:table-cell>
          <table:table-cell office:value-type="float" office:value="92541324.08829999" table:style-name="ce1">
            <text:p>92541324,09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376139999999999" table:style-name="ce1">
            <text:p>-60,37614</text:p>
          </table:table-cell>
          <table:table-cell office:value-type="float" office:value="-52.115917000000003" table:style-name="ce1">
            <text:p>-52,115917</text:p>
          </table:table-cell>
          <table:table-cell office:value-type="float" office:value="1841662.1776999999" table:style-name="ce1">
            <text:p>1841662,178</text:p>
          </table:table-cell>
          <table:table-cell office:value-type="float" office:value="3915262.1780000003" table:style-name="ce1">
            <text:p>3915262,178</text:p>
          </table:table-cell>
          <table:table-cell office:value-type="float" office:value="5862168.0592" table:style-name="ce1">
            <text:p>5862168,059</text:p>
          </table:table-cell>
          <table:table-cell office:value-type="float" office:value="8004257.7665999988" table:style-name="ce1">
            <text:p>8004257,767</text:p>
          </table:table-cell>
          <table:table-cell office:value-type="float" office:value="9879867.1096000001" table:style-name="ce1">
            <text:p>9879867,11</text:p>
          </table:table-cell>
          <table:table-cell office:value-type="float" office:value="12563621.443600001" table:style-name="ce1">
            <text:p>12563621,44</text:p>
          </table:table-cell>
          <table:table-cell office:value-type="float" office:value="19505321.560800001" table:style-name="ce1">
            <text:p>19505321,56</text:p>
          </table:table-cell>
          <table:table-cell office:value-type="float" office:value="21718909.050000004" table:style-name="ce1">
            <text:p>21718909,05</text:p>
          </table:table-cell>
          <table:table-cell office:value-type="float" office:value="28853003.687899996" table:style-name="ce1">
            <text:p>28853003,69</text:p>
          </table:table-cell>
          <table:table-cell office:value-type="float" office:value="31302629.935400002" table:style-name="ce1">
            <text:p>31302629,9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740383999999999" table:style-name="ce1">
            <text:p>-60,740384</text:p>
          </table:table-cell>
          <table:table-cell office:value-type="float" office:value="-52.185949000000001" table:style-name="ce1">
            <text:p>-52,185949</text:p>
          </table:table-cell>
          <table:table-cell office:value-type="float" office:value="1608937.8221" table:style-name="ce1">
            <text:p>1608937,822</text:p>
          </table:table-cell>
          <table:table-cell office:value-type="float" office:value="3893137.8221999998" table:style-name="ce1">
            <text:p>3893137,822</text:p>
          </table:table-cell>
          <table:table-cell office:value-type="float" office:value="6127635.1886999998" table:style-name="ce1">
            <text:p>6127635,189</text:p>
          </table:table-cell>
          <table:table-cell office:value-type="float" office:value="8975145.4812999982" table:style-name="ce1">
            <text:p>8975145,481</text:p>
          </table:table-cell>
          <table:table-cell office:value-type="float" office:value="11078201.382199999" table:style-name="ce1">
            <text:p>11078201,38</text:p>
          </table:table-cell>
          <table:table-cell office:value-type="float" office:value="13135601.382099999" table:style-name="ce1">
            <text:p>13135601,38</text:p>
          </table:table-cell>
          <table:table-cell office:value-type="float" office:value="15290201.264999999" table:style-name="ce1">
            <text:p>15290201,27</text:p>
          </table:table-cell>
          <table:table-cell office:value-type="float" office:value="17080631.0748" table:style-name="ce1">
            <text:p>17080631,07</text:p>
          </table:table-cell>
          <table:table-cell office:value-type="float" office:value="19132582.771799996" table:style-name="ce1">
            <text:p>19132582,77</text:p>
          </table:table-cell>
          <table:table-cell office:value-type="float" office:value="21194599.589499999" table:style-name="ce1">
            <text:p>21194599,59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1.0364" table:style-name="ce1">
            <text:p>-61,0364</text:p>
          </table:table-cell>
          <table:table-cell office:value-type="float" office:value="-51.988869000000001" table:style-name="ce1">
            <text:p>-51,988869</text:p>
          </table:table-cell>
          <table:table-cell office:value-type="float" office:value="3131148.7354699997" table:style-name="ce1">
            <text:p>3131148,735</text:p>
          </table:table-cell>
          <table:table-cell office:value-type="float" office:value="5201632.2868900001" table:style-name="ce1">
            <text:p>5201632,287</text:p>
          </table:table-cell>
          <table:table-cell office:value-type="float" office:value="7056532.2868700009" table:style-name="ce1">
            <text:p>7056532,287</text:p>
          </table:table-cell>
          <table:table-cell office:value-type="float" office:value="8786837.0171199981" table:style-name="ce1">
            <text:p>8786837,017</text:p>
          </table:table-cell>
          <table:table-cell office:value-type="float" office:value="10714637.01726" table:style-name="ce1">
            <text:p>10714637,02</text:p>
          </table:table-cell>
          <table:table-cell office:value-type="float" office:value="12528878.041699998" table:style-name="ce1">
            <text:p>12528878,04</text:p>
          </table:table-cell>
          <table:table-cell office:value-type="float" office:value="14229878.041649999" table:style-name="ce1">
            <text:p>14229878,04</text:p>
          </table:table-cell>
          <table:table-cell office:value-type="float" office:value="16003778.041749999" table:style-name="ce1">
            <text:p>16003778,04</text:p>
          </table:table-cell>
          <table:table-cell office:value-type="float" office:value="17725339.237459999" table:style-name="ce1">
            <text:p>17725339,24</text:p>
          </table:table-cell>
          <table:table-cell office:value-type="float" office:value="19385839.23742" table:style-name="ce1">
            <text:p>19385839,2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1.289228000000001" table:style-name="ce1">
            <text:p>-61,289228</text:p>
          </table:table-cell>
          <table:table-cell office:value-type="float" office:value="-51.776327999999999" table:style-name="ce1">
            <text:p>-51,776328</text:p>
          </table:table-cell>
          <table:table-cell office:value-type="float" office:value="2096773.4497500001" table:style-name="ce1">
            <text:p>2096773,45</text:p>
          </table:table-cell>
          <table:table-cell office:value-type="float" office:value="3860772.3159500002" table:style-name="ce1">
            <text:p>3860772,316</text:p>
          </table:table-cell>
          <table:table-cell office:value-type="float" office:value="5586072.3158500008" table:style-name="ce1">
            <text:p>5586072,316</text:p>
          </table:table-cell>
          <table:table-cell office:value-type="float" office:value="7047167.5854500001" table:style-name="ce1">
            <text:p>7047167,585</text:p>
          </table:table-cell>
          <table:table-cell office:value-type="float" office:value="8432298.8307499997" table:style-name="ce1">
            <text:p>8432298,831</text:p>
          </table:table-cell>
          <table:table-cell office:value-type="float" office:value="9836299.9744500015" table:style-name="ce1">
            <text:p>9836299,974</text:p>
          </table:table-cell>
          <table:table-cell office:value-type="float" office:value="11002699.974450001" table:style-name="ce1">
            <text:p>11002699,97</text:p>
          </table:table-cell>
          <table:table-cell office:value-type="float" office:value="12284525.569570001" table:style-name="ce1">
            <text:p>12284525,57</text:p>
          </table:table-cell>
          <table:table-cell office:value-type="float" office:value="13663744.449039999" table:style-name="ce1">
            <text:p>13663744,45</text:p>
          </table:table-cell>
          <table:table-cell office:value-type="float" office:value="14765344.449040001" table:style-name="ce1">
            <text:p>14765344,45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993023000000001" table:style-name="ce1">
            <text:p>-60,993023</text:p>
          </table:table-cell>
          <table:table-cell office:value-type="float" office:value="-51.780220999999997" table:style-name="ce1">
            <text:p>-51,780221</text:p>
          </table:table-cell>
          <table:table-cell office:value-type="float" office:value="2603820.6450999994" table:style-name="ce1">
            <text:p>2603820,645</text:p>
          </table:table-cell>
          <table:table-cell office:value-type="float" office:value="4860915.7295999993" table:style-name="ce1">
            <text:p>4860915,73</text:p>
          </table:table-cell>
          <table:table-cell office:value-type="float" office:value="6976296.2599999998" table:style-name="ce1">
            <text:p>6976296,26</text:p>
          </table:table-cell>
          <table:table-cell office:value-type="float" office:value="9354164.8297000006" table:style-name="ce1">
            <text:p>9354164,83</text:p>
          </table:table-cell>
          <table:table-cell office:value-type="float" office:value="11631317.857499998" table:style-name="ce1">
            <text:p>11631317,86</text:p>
          </table:table-cell>
          <table:table-cell office:value-type="float" office:value="13585033.556799999" table:style-name="ce1">
            <text:p>13585033,56</text:p>
          </table:table-cell>
          <table:table-cell office:value-type="float" office:value="15552259.526399998" table:style-name="ce1">
            <text:p>15552259,53</text:p>
          </table:table-cell>
          <table:table-cell office:value-type="float" office:value="17508371.855700001" table:style-name="ce1">
            <text:p>17508371,86</text:p>
          </table:table-cell>
          <table:table-cell office:value-type="float" office:value="19637221.797799997" table:style-name="ce1">
            <text:p>19637221,8</text:p>
          </table:table-cell>
          <table:table-cell office:value-type="float" office:value="21675517.304999996" table:style-name="ce1">
            <text:p>21675517,31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721989999999998" table:style-name="ce1">
            <text:p>-60,72199</text:p>
          </table:table-cell>
          <table:table-cell office:value-type="float" office:value="-51.936208000000001" table:style-name="ce1">
            <text:p>-51,936208</text:p>
          </table:table-cell>
          <table:table-cell office:value-type="float" office:value="2838316.1176100001" table:style-name="ce1">
            <text:p>2838316,118</text:p>
          </table:table-cell>
          <table:table-cell office:value-type="float" office:value="5678451.7732999995" table:style-name="ce1">
            <text:p>5678451,773</text:p>
          </table:table-cell>
          <table:table-cell office:value-type="float" office:value="8149563.5050499998" table:style-name="ce1">
            <text:p>8149563,505</text:p>
          </table:table-cell>
          <table:table-cell office:value-type="float" office:value="10818934.416239999" table:style-name="ce1">
            <text:p>10818934,42</text:p>
          </table:table-cell>
          <table:table-cell office:value-type="float" office:value="13710082.687690001" table:style-name="ce1">
            <text:p>13710082,69</text:p>
          </table:table-cell>
          <table:table-cell office:value-type="float" office:value="16411748.85114" table:style-name="ce1">
            <text:p>16411748,85</text:p>
          </table:table-cell>
          <table:table-cell office:value-type="float" office:value="19239699.107340001" table:style-name="ce1">
            <text:p>19239699,11</text:p>
          </table:table-cell>
          <table:table-cell office:value-type="float" office:value="22212671.925979998" table:style-name="ce1">
            <text:p>22212671,93</text:p>
          </table:table-cell>
          <table:table-cell office:value-type="float" office:value="24691631.645629998" table:style-name="ce1">
            <text:p>24691631,65</text:p>
          </table:table-cell>
          <table:table-cell office:value-type="float" office:value="27638833.840150002" table:style-name="ce1">
            <text:p>27638833,8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538186000000003" table:style-name="ce1">
            <text:p>-60,538186</text:p>
          </table:table-cell>
          <table:table-cell office:value-type="float" office:value="-51.804253000000003" table:style-name="ce1">
            <text:p>-51,804253</text:p>
          </table:table-cell>
          <table:table-cell office:value-type="float" office:value="4220534.8034199998" table:style-name="ce1">
            <text:p>4220534,803</text:p>
          </table:table-cell>
          <table:table-cell office:value-type="float" office:value="9133721.0373199992" table:style-name="ce1">
            <text:p>9133721,037</text:p>
          </table:table-cell>
          <table:table-cell office:value-type="float" office:value="14688341.912220001" table:style-name="ce1">
            <text:p>14688341,91</text:p>
          </table:table-cell>
          <table:table-cell office:value-type="float" office:value="18922693.065920003" table:style-name="ce1">
            <text:p>18922693,07</text:p>
          </table:table-cell>
          <table:table-cell office:value-type="float" office:value="23098844.638820004" table:style-name="ce1">
            <text:p>23098844,64</text:p>
          </table:table-cell>
          <table:table-cell office:value-type="float" office:value="27688648.510219999" table:style-name="ce1">
            <text:p>27688648,51</text:p>
          </table:table-cell>
          <table:table-cell office:value-type="float" office:value="32409334.52282" table:style-name="ce1">
            <text:p>32409334,52</text:p>
          </table:table-cell>
          <table:table-cell office:value-type="float" office:value="37435353.41832" table:style-name="ce1">
            <text:p>37435353,42</text:p>
          </table:table-cell>
          <table:table-cell office:value-type="float" office:value="43049384.481619991" table:style-name="ce1">
            <text:p>43049384,48</text:p>
          </table:table-cell>
          <table:table-cell office:value-type="float" office:value="48215054.028919995" table:style-name="ce1">
            <text:p>48215054,03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431260000000002" table:style-name="ce1">
            <text:p>-60,43126</text:p>
          </table:table-cell>
          <table:table-cell office:value-type="float" office:value="-51.605189000000003" table:style-name="ce1">
            <text:p>-51,605189</text:p>
          </table:table-cell>
          <table:table-cell office:value-type="float" office:value="3542583.2314899997" table:style-name="ce1">
            <text:p>3542583,231</text:p>
          </table:table-cell>
          <table:table-cell office:value-type="float" office:value="9728623.4993000012" table:style-name="ce1">
            <text:p>9728623,499</text:p>
          </table:table-cell>
          <table:table-cell office:value-type="float" office:value="16353126.0386" table:style-name="ce1">
            <text:p>16353126,04</text:p>
          </table:table-cell>
          <table:table-cell office:value-type="float" office:value="22166009.737119995" table:style-name="ce1">
            <text:p>22166009,74</text:p>
          </table:table-cell>
          <table:table-cell office:value-type="float" office:value="30435560.515500002" table:style-name="ce1">
            <text:p>30435560,52</text:p>
          </table:table-cell>
          <table:table-cell office:value-type="float" office:value="37518781.038100012" table:style-name="ce1">
            <text:p>37518781,04</text:p>
          </table:table-cell>
          <table:table-cell office:value-type="float" office:value="43930593.914640002" table:style-name="ce1">
            <text:p>43930593,91</text:p>
          </table:table-cell>
          <table:table-cell office:value-type="float" office:value="50322876.016499996" table:style-name="ce1">
            <text:p>50322876,02</text:p>
          </table:table-cell>
          <table:table-cell office:value-type="float" office:value="56040501.07536" table:style-name="ce1">
            <text:p>56040501,08</text:p>
          </table:table-cell>
          <table:table-cell office:value-type="float" office:value="65246330.738130003" table:style-name="ce1">
            <text:p>65246330,74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60.634675000000001" table:style-name="ce1">
            <text:p>-60,634675</text:p>
          </table:table-cell>
          <table:table-cell office:value-type="float" office:value="-51.390801000000003" table:style-name="ce1">
            <text:p>-51,390801</text:p>
          </table:table-cell>
          <table:table-cell office:value-type="float" office:value="1574786.6918200001" table:style-name="ce1">
            <text:p>1574786,692</text:p>
          </table:table-cell>
          <table:table-cell office:value-type="float" office:value="3257777.6543999999" table:style-name="ce1">
            <text:p>3257777,654</text:p>
          </table:table-cell>
          <table:table-cell office:value-type="float" office:value="4894394.1559800003" table:style-name="ce1">
            <text:p>4894394,156</text:p>
          </table:table-cell>
          <table:table-cell office:value-type="float" office:value="6685071.5134800011" table:style-name="ce1">
            <text:p>6685071,513</text:p>
          </table:table-cell>
          <table:table-cell office:value-type="float" office:value="8212427.7213199995" table:style-name="ce1">
            <text:p>8212427,721</text:p>
          </table:table-cell>
          <table:table-cell office:value-type="float" office:value="9671179.2040199991" table:style-name="ce1">
            <text:p>9671179,204</text:p>
          </table:table-cell>
          <table:table-cell office:value-type="float" office:value="10991391.029419998" table:style-name="ce1">
            <text:p>10991391,03</text:p>
          </table:table-cell>
          <table:table-cell office:value-type="float" office:value="12199473.375669997" table:style-name="ce1">
            <text:p>12199473,38</text:p>
          </table:table-cell>
          <table:table-cell office:value-type="float" office:value="13191576.49219" table:style-name="ce1">
            <text:p>13191576,49</text:p>
          </table:table-cell>
          <table:table-cell office:value-type="float" office:value="14196932.848960001" table:style-name="ce1">
            <text:p>14196932,85</text:p>
          </table:table-cell>
          <table:table-cell office:value-type="float" office:value="238" table:style-name="ce1">
            <text:p>238</text:p>
          </table:table-cell>
          <table:table-cell table:number-columns-repeated="16371"/>
        </table:table-row>
        <table:table-row table:style-name="ro1">
          <table:table-cell office:value-type="float" office:value="-84.542308000000006" table:style-name="ce1">
            <text:p>-84,542308</text:p>
          </table:table-cell>
          <table:table-cell office:value-type="float" office:value="22.011448000000001" table:style-name="ce1">
            <text:p>22,011448</text:p>
          </table:table-cell>
          <table:table-cell office:value-type="float" office:value="5313600" table:style-name="ce1">
            <text:p>5313600</text:p>
          </table:table-cell>
          <table:table-cell office:value-type="float" office:value="18824400.000129998" table:style-name="ce1">
            <text:p>18824400</text:p>
          </table:table-cell>
          <table:table-cell office:value-type="float" office:value="53225099.999829985" table:style-name="ce1">
            <text:p>53225100</text:p>
          </table:table-cell>
          <table:table-cell office:value-type="float" office:value="98099099.999829993" table:style-name="ce1">
            <text:p>98099100</text:p>
          </table:table-cell>
          <table:table-cell office:value-type="float" office:value="136026465.22213" table:style-name="ce1">
            <text:p>136026465,2</text:p>
          </table:table-cell>
          <table:table-cell office:value-type="float" office:value="201237108.47463" table:style-name="ce1">
            <text:p>201237108,5</text:p>
          </table:table-cell>
          <table:table-cell office:value-type="float" office:value="245840168.65953004" table:style-name="ce1">
            <text:p>245840168,7</text:p>
          </table:table-cell>
          <table:table-cell office:value-type="float" office:value="284222973.70792997" table:style-name="ce1">
            <text:p>284222973,7</text:p>
          </table:table-cell>
          <table:table-cell office:value-type="float" office:value="326055725.98012996" table:style-name="ce1">
            <text:p>326055726</text:p>
          </table:table-cell>
          <table:table-cell office:value-type="float" office:value="372686724.49213004" table:style-name="ce1">
            <text:p>372686724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4.481457000000006" table:style-name="ce1">
            <text:p>-84,481457</text:p>
          </table:table-cell>
          <table:table-cell office:value-type="float" office:value="22.318922000000001" table:style-name="ce1">
            <text:p>22,318922</text:p>
          </table:table-cell>
          <table:table-cell office:value-type="float" office:value="105300" table:style-name="ce1">
            <text:p>105300</text:p>
          </table:table-cell>
          <table:table-cell office:value-type="float" office:value="324000" table:style-name="ce1">
            <text:p>324000</text:p>
          </table:table-cell>
          <table:table-cell office:value-type="float" office:value="1651374.6002" table:style-name="ce1">
            <text:p>1651374,6</text:p>
          </table:table-cell>
          <table:table-cell office:value-type="float" office:value="12123547.744899999" table:style-name="ce1">
            <text:p>12123547,74</text:p>
          </table:table-cell>
          <table:table-cell office:value-type="float" office:value="29023570.252000004" table:style-name="ce1">
            <text:p>29023570,25</text:p>
          </table:table-cell>
          <table:table-cell office:value-type="float" office:value="58677192.502099998" table:style-name="ce1">
            <text:p>58677192,5</text:p>
          </table:table-cell>
          <table:table-cell office:value-type="float" office:value="77217247.725399986" table:style-name="ce1">
            <text:p>77217247,73</text:p>
          </table:table-cell>
          <table:table-cell office:value-type="float" office:value="94813655.659800008" table:style-name="ce1">
            <text:p>94813655,66</text:p>
          </table:table-cell>
          <table:table-cell office:value-type="float" office:value="111443202.5825" table:style-name="ce1">
            <text:p>111443202,6</text:p>
          </table:table-cell>
          <table:table-cell office:value-type="float" office:value="124770133.59079999" table:style-name="ce1">
            <text:p>124770133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4.119468999999995" table:style-name="ce1">
            <text:p>-84,119469</text:p>
          </table:table-cell>
          <table:table-cell office:value-type="float" office:value="22.560220999999999" table:style-name="ce1">
            <text:p>22,560221</text:p>
          </table:table-cell>
          <table:table-cell office:value-type="float" office:value="453599.99989999994" table:style-name="ce1">
            <text:p>453599,9999</text:p>
          </table:table-cell>
          <table:table-cell office:value-type="float" office:value="1020599.9998999999" table:style-name="ce1">
            <text:p>1020600</text:p>
          </table:table-cell>
          <table:table-cell office:value-type="float" office:value="4361637.46" table:style-name="ce1">
            <text:p>4361637,46</text:p>
          </table:table-cell>
          <table:table-cell office:value-type="float" office:value="10584702.5438" table:style-name="ce1">
            <text:p>10584702,54</text:p>
          </table:table-cell>
          <table:table-cell office:value-type="float" office:value="20040535.936099999" table:style-name="ce1">
            <text:p>20040535,94</text:p>
          </table:table-cell>
          <table:table-cell office:value-type="float" office:value="34711758.006899998" table:style-name="ce1">
            <text:p>34711758,01</text:p>
          </table:table-cell>
          <table:table-cell office:value-type="float" office:value="51970631.723300003" table:style-name="ce1">
            <text:p>51970631,72</text:p>
          </table:table-cell>
          <table:table-cell office:value-type="float" office:value="68027789.014200002" table:style-name="ce1">
            <text:p>68027789,01</text:p>
          </table:table-cell>
          <table:table-cell office:value-type="float" office:value="86480305.239099994" table:style-name="ce1">
            <text:p>86480305,24</text:p>
          </table:table-cell>
          <table:table-cell office:value-type="float" office:value="100939999.46009998" table:style-name="ce1">
            <text:p>100939999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3.725442999999999" table:style-name="ce1">
            <text:p>-83,725443</text:p>
          </table:table-cell>
          <table:table-cell office:value-type="float" office:value="22.74775" table:style-name="ce1">
            <text:p>22,74775</text:p>
          </table:table-cell>
          <table:table-cell office:value-type="float" office:value="170100" table:style-name="ce1">
            <text:p>170100</text:p>
          </table:table-cell>
          <table:table-cell office:value-type="float" office:value="396900" table:style-name="ce1">
            <text:p>396900</text:p>
          </table:table-cell>
          <table:table-cell office:value-type="float" office:value="2896282.0136000002" table:style-name="ce1">
            <text:p>2896282,014</text:p>
          </table:table-cell>
          <table:table-cell office:value-type="float" office:value="9893209.8886900004" table:style-name="ce1">
            <text:p>9893209,889</text:p>
          </table:table-cell>
          <table:table-cell office:value-type="float" office:value="19895099.496290002" table:style-name="ce1">
            <text:p>19895099,5</text:p>
          </table:table-cell>
          <table:table-cell office:value-type="float" office:value="36777760.580089994" table:style-name="ce1">
            <text:p>36777760,58</text:p>
          </table:table-cell>
          <table:table-cell office:value-type="float" office:value="50641814.904990003" table:style-name="ce1">
            <text:p>50641814,9</text:p>
          </table:table-cell>
          <table:table-cell office:value-type="float" office:value="71111325.687790006" table:style-name="ce1">
            <text:p>71111325,69</text:p>
          </table:table-cell>
          <table:table-cell office:value-type="float" office:value="85548764.004590005" table:style-name="ce1">
            <text:p>85548764</text:p>
          </table:table-cell>
          <table:table-cell office:value-type="float" office:value="97816889.087590009" table:style-name="ce1">
            <text:p>97816889,0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3.286355" table:style-name="ce1">
            <text:p>-83,286355</text:p>
          </table:table-cell>
          <table:table-cell office:value-type="float" office:value="22.835438" table:style-name="ce1">
            <text:p>22,835438</text:p>
          </table:table-cell>
          <table:table-cell office:value-type="float" office:value="534600" table:style-name="ce1">
            <text:p>534600</text:p>
          </table:table-cell>
          <table:table-cell office:value-type="float" office:value="2162700" table:style-name="ce1">
            <text:p>2162700</text:p>
          </table:table-cell>
          <table:table-cell office:value-type="float" office:value="7825305.9261000007" table:style-name="ce1">
            <text:p>7825305,926</text:p>
          </table:table-cell>
          <table:table-cell office:value-type="float" office:value="18784939.8224" table:style-name="ce1">
            <text:p>18784939,82</text:p>
          </table:table-cell>
          <table:table-cell office:value-type="float" office:value="36659336.000500001" table:style-name="ce1">
            <text:p>36659336</text:p>
          </table:table-cell>
          <table:table-cell office:value-type="float" office:value="55595332.88220001" table:style-name="ce1">
            <text:p>55595332,88</text:p>
          </table:table-cell>
          <table:table-cell office:value-type="float" office:value="78305838.609799996" table:style-name="ce1">
            <text:p>78305838,61</text:p>
          </table:table-cell>
          <table:table-cell office:value-type="float" office:value="101830922.44889998" table:style-name="ce1">
            <text:p>101830922,4</text:p>
          </table:table-cell>
          <table:table-cell office:value-type="float" office:value="119415170.7281" table:style-name="ce1">
            <text:p>119415170,7</text:p>
          </table:table-cell>
          <table:table-cell office:value-type="float" office:value="135783972.39129999" table:style-name="ce1">
            <text:p>135783972,4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2.847267000000002" table:style-name="ce1">
            <text:p>-82,847267</text:p>
          </table:table-cell>
          <table:table-cell office:value-type="float" office:value="22.923069000000002" table:style-name="ce1">
            <text:p>22,923069</text:p>
          </table:table-cell>
          <table:table-cell office:value-type="float" office:value="777600" table:style-name="ce1">
            <text:p>777600</text:p>
          </table:table-cell>
          <table:table-cell office:value-type="float" office:value="2454300.0000000005" table:style-name="ce1">
            <text:p>2454300</text:p>
          </table:table-cell>
          <table:table-cell office:value-type="float" office:value="6194561.4372999994" table:style-name="ce1">
            <text:p>6194561,437</text:p>
          </table:table-cell>
          <table:table-cell office:value-type="float" office:value="15064061.437200001" table:style-name="ce1">
            <text:p>15064061,44</text:p>
          </table:table-cell>
          <table:table-cell office:value-type="float" office:value="25269886.953500003" table:style-name="ce1">
            <text:p>25269886,95</text:p>
          </table:table-cell>
          <table:table-cell office:value-type="float" office:value="40352283.066" table:style-name="ce1">
            <text:p>40352283,07</text:p>
          </table:table-cell>
          <table:table-cell office:value-type="float" office:value="49702285.672900006" table:style-name="ce1">
            <text:p>49702285,67</text:p>
          </table:table-cell>
          <table:table-cell office:value-type="float" office:value="64600136.766000003" table:style-name="ce1">
            <text:p>64600136,77</text:p>
          </table:table-cell>
          <table:table-cell office:value-type="float" office:value="73912223.307300016" table:style-name="ce1">
            <text:p>73912223,31</text:p>
          </table:table-cell>
          <table:table-cell office:value-type="float" office:value="81396838.648800001" table:style-name="ce1">
            <text:p>81396838,6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2.416477" table:style-name="ce1">
            <text:p>-82,416477</text:p>
          </table:table-cell>
          <table:table-cell office:value-type="float" office:value="23.040500000000002" table:style-name="ce1">
            <text:p>23,0405</text:p>
          </table:table-cell>
          <table:table-cell office:value-type="float" office:value="494100" table:style-name="ce1">
            <text:p>494100</text:p>
          </table:table-cell>
          <table:table-cell office:value-type="float" office:value="1782000" table:style-name="ce1">
            <text:p>1782000</text:p>
          </table:table-cell>
          <table:table-cell office:value-type="float" office:value="5218338.5628999993" table:style-name="ce1">
            <text:p>5218338,563</text:p>
          </table:table-cell>
          <table:table-cell office:value-type="float" office:value="10216038.562899999" table:style-name="ce1">
            <text:p>10216038,56</text:p>
          </table:table-cell>
          <table:table-cell office:value-type="float" office:value="16639513.046299998" table:style-name="ce1">
            <text:p>16639513,05</text:p>
          </table:table-cell>
          <table:table-cell office:value-type="float" office:value="23718100.5942" table:style-name="ce1">
            <text:p>23718100,59</text:p>
          </table:table-cell>
          <table:table-cell office:value-type="float" office:value="30408700.593999997" table:style-name="ce1">
            <text:p>30408700,59</text:p>
          </table:table-cell>
          <table:table-cell office:value-type="float" office:value="36800790.154799998" table:style-name="ce1">
            <text:p>36800790,15</text:p>
          </table:table-cell>
          <table:table-cell office:value-type="float" office:value="42821531.056000002" table:style-name="ce1">
            <text:p>42821531,06</text:p>
          </table:table-cell>
          <table:table-cell office:value-type="float" office:value="48052091.475300007" table:style-name="ce1">
            <text:p>48052091,48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971151000000006" table:style-name="ce1">
            <text:p>-81,971151</text:p>
          </table:table-cell>
          <table:table-cell office:value-type="float" office:value="23.073276" table:style-name="ce1">
            <text:p>23,073276</text:p>
          </table:table-cell>
          <table:table-cell office:value-type="float" office:value="24300" table:style-name="ce1">
            <text:p>24300</text:p>
          </table:table-cell>
          <table:table-cell office:value-type="float" office:value="48600" table:style-name="ce1">
            <text:p>48600</text:p>
          </table:table-cell>
          <table:table-cell office:value-type="float" office:value="332100" table:style-name="ce1">
            <text:p>332100</text:p>
          </table:table-cell>
          <table:table-cell office:value-type="float" office:value="1328400" table:style-name="ce1">
            <text:p>1328400</text:p>
          </table:table-cell>
          <table:table-cell office:value-type="float" office:value="2818799.9998000003" table:style-name="ce1">
            <text:p>2818800</text:p>
          </table:table-cell>
          <table:table-cell office:value-type="float" office:value="6906370.6518999999" table:style-name="ce1">
            <text:p>6906370,652</text:p>
          </table:table-cell>
          <table:table-cell office:value-type="float" office:value="10146370.651800001" table:style-name="ce1">
            <text:p>10146370,65</text:p>
          </table:table-cell>
          <table:table-cell office:value-type="float" office:value="13677970.651800001" table:style-name="ce1">
            <text:p>13677970,65</text:p>
          </table:table-cell>
          <table:table-cell office:value-type="float" office:value="16607699.466700001" table:style-name="ce1">
            <text:p>16607699,47</text:p>
          </table:table-cell>
          <table:table-cell office:value-type="float" office:value="19466999.466699999" table:style-name="ce1">
            <text:p>19466999,47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522518000000005" table:style-name="ce1">
            <text:p>-81,522518</text:p>
          </table:table-cell>
          <table:table-cell office:value-type="float" office:value="23.053189" table:style-name="ce1">
            <text:p>23,053189</text:p>
          </table:table-cell>
          <table:table-cell office:value-type="float" office:value="16200" table:style-name="ce1">
            <text:p>16200</text:p>
          </table:table-cell>
          <table:table-cell office:value-type="float" office:value="64800" table:style-name="ce1">
            <text:p>64800</text:p>
          </table:table-cell>
          <table:table-cell office:value-type="float" office:value="753300" table:style-name="ce1">
            <text:p>753300</text:p>
          </table:table-cell>
          <table:table-cell office:value-type="float" office:value="1660500" table:style-name="ce1">
            <text:p>1660500</text:p>
          </table:table-cell>
          <table:table-cell office:value-type="float" office:value="6266079.9098299993" table:style-name="ce1">
            <text:p>6266079,91</text:p>
          </table:table-cell>
          <table:table-cell office:value-type="float" office:value="15023150.14116" table:style-name="ce1">
            <text:p>15023150,14</text:p>
          </table:table-cell>
          <table:table-cell office:value-type="float" office:value="23111475.97256" table:style-name="ce1">
            <text:p>23111475,97</text:p>
          </table:table-cell>
          <table:table-cell office:value-type="float" office:value="30362318.635160003" table:style-name="ce1">
            <text:p>30362318,64</text:p>
          </table:table-cell>
          <table:table-cell office:value-type="float" office:value="35722581.495800003" table:style-name="ce1">
            <text:p>35722581,5</text:p>
          </table:table-cell>
          <table:table-cell office:value-type="float" office:value="40154764.730500005" table:style-name="ce1">
            <text:p>40154764,7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073885000000004" table:style-name="ce1">
            <text:p>-81,073885</text:p>
          </table:table-cell>
          <table:table-cell office:value-type="float" office:value="23.033099" table:style-name="ce1">
            <text:p>23,033099</text:p>
          </table:table-cell>
          <table:table-cell office:value-type="float" office:value="1247474.1011999999" table:style-name="ce1">
            <text:p>1247474,101</text:p>
          </table:table-cell>
          <table:table-cell office:value-type="float" office:value="3885249.9531999999" table:style-name="ce1">
            <text:p>3885249,953</text:p>
          </table:table-cell>
          <table:table-cell office:value-type="float" office:value="54680072.586900003" table:style-name="ce1">
            <text:p>54680072,59</text:p>
          </table:table-cell>
          <table:table-cell office:value-type="float" office:value="109202818.0765" table:style-name="ce1">
            <text:p>109202818,1</text:p>
          </table:table-cell>
          <table:table-cell office:value-type="float" office:value="171802913.5767" table:style-name="ce1">
            <text:p>171802913,6</text:p>
          </table:table-cell>
          <table:table-cell office:value-type="float" office:value="216263880.19080001" table:style-name="ce1">
            <text:p>216263880,2</text:p>
          </table:table-cell>
          <table:table-cell office:value-type="float" office:value="259249480.93540001" table:style-name="ce1">
            <text:p>259249480,9</text:p>
          </table:table-cell>
          <table:table-cell office:value-type="float" office:value="292732527.32199997" table:style-name="ce1">
            <text:p>292732527,3</text:p>
          </table:table-cell>
          <table:table-cell office:value-type="float" office:value="329029781.24949992" table:style-name="ce1">
            <text:p>329029781,2</text:p>
          </table:table-cell>
          <table:table-cell office:value-type="float" office:value="364558658.5381999" table:style-name="ce1">
            <text:p>364558658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0.695246999999995" table:style-name="ce1">
            <text:p>-80,695247</text:p>
          </table:table-cell>
          <table:table-cell office:value-type="float" office:value="23.146186" table:style-name="ce1">
            <text:p>23,146186</text:p>
          </table:table-cell>
          <table:table-cell office:value-type="float" office:value="5295600.1814000001" table:style-name="ce1">
            <text:p>5295600,181</text:p>
          </table:table-cell>
          <table:table-cell office:value-type="float" office:value="28974869.304000001" table:style-name="ce1">
            <text:p>28974869,3</text:p>
          </table:table-cell>
          <table:table-cell office:value-type="float" office:value="65107486.345000006" table:style-name="ce1">
            <text:p>65107486,35</text:p>
          </table:table-cell>
          <table:table-cell office:value-type="float" office:value="100072076.44069999" table:style-name="ce1">
            <text:p>100072076,4</text:p>
          </table:table-cell>
          <table:table-cell office:value-type="float" office:value="134065124.9937" table:style-name="ce1">
            <text:p>134065125</text:p>
          </table:table-cell>
          <table:table-cell office:value-type="float" office:value="157565655.34260002" table:style-name="ce1">
            <text:p>157565655,3</text:p>
          </table:table-cell>
          <table:table-cell office:value-type="float" office:value="180739701.6072" table:style-name="ce1">
            <text:p>180739701,6</text:p>
          </table:table-cell>
          <table:table-cell office:value-type="float" office:value="201562053.5088" table:style-name="ce1">
            <text:p>201562053,5</text:p>
          </table:table-cell>
          <table:table-cell office:value-type="float" office:value="217369021.93090001" table:style-name="ce1">
            <text:p>217369021,9</text:p>
          </table:table-cell>
          <table:table-cell office:value-type="float" office:value="229742110.89899996" table:style-name="ce1">
            <text:p>229742110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0.277407999999994" table:style-name="ce1">
            <text:p>-80,277408</text:p>
          </table:table-cell>
          <table:table-cell office:value-type="float" office:value="22.993718000000001" table:style-name="ce1">
            <text:p>22,993718</text:p>
          </table:table-cell>
          <table:table-cell office:value-type="float" office:value="5683121.6198000005" table:style-name="ce1">
            <text:p>5683121,62</text:p>
          </table:table-cell>
          <table:table-cell office:value-type="float" office:value="22302678.345499996" table:style-name="ce1">
            <text:p>22302678,35</text:p>
          </table:table-cell>
          <table:table-cell office:value-type="float" office:value="57781171.375500008" table:style-name="ce1">
            <text:p>57781171,38</text:p>
          </table:table-cell>
          <table:table-cell office:value-type="float" office:value="120839475.5641" table:style-name="ce1">
            <text:p>120839475,6</text:p>
          </table:table-cell>
          <table:table-cell office:value-type="float" office:value="170614641.51820001" table:style-name="ce1">
            <text:p>170614641,5</text:p>
          </table:table-cell>
          <table:table-cell office:value-type="float" office:value="205055096.77289999" table:style-name="ce1">
            <text:p>205055096,8</text:p>
          </table:table-cell>
          <table:table-cell office:value-type="float" office:value="224947464.92989999" table:style-name="ce1">
            <text:p>224947464,9</text:p>
          </table:table-cell>
          <table:table-cell office:value-type="float" office:value="236495292.6279" table:style-name="ce1">
            <text:p>236495292,6</text:p>
          </table:table-cell>
          <table:table-cell office:value-type="float" office:value="244130131.49489999" table:style-name="ce1">
            <text:p>244130131,5</text:p>
          </table:table-cell>
          <table:table-cell office:value-type="float" office:value="248025588.48590001" table:style-name="ce1">
            <text:p>248025588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859568999999993" table:style-name="ce1">
            <text:p>-79,859569</text:p>
          </table:table-cell>
          <table:table-cell office:value-type="float" office:value="22.841075" table:style-name="ce1">
            <text:p>22,841075</text:p>
          </table:table-cell>
          <table:table-cell office:value-type="float" office:value="10714859.9967" table:style-name="ce1">
            <text:p>10714860</text:p>
          </table:table-cell>
          <table:table-cell office:value-type="float" office:value="38624806.739799999" table:style-name="ce1">
            <text:p>38624806,74</text:p>
          </table:table-cell>
          <table:table-cell office:value-type="float" office:value="113401589.1919" table:style-name="ce1">
            <text:p>113401589,2</text:p>
          </table:table-cell>
          <table:table-cell office:value-type="float" office:value="211043666.88960001" table:style-name="ce1">
            <text:p>211043666,9</text:p>
          </table:table-cell>
          <table:table-cell office:value-type="float" office:value="330524081.43870002" table:style-name="ce1">
            <text:p>330524081,4</text:p>
          </table:table-cell>
          <table:table-cell office:value-type="float" office:value="424584500.47720003" table:style-name="ce1">
            <text:p>424584500,5</text:p>
          </table:table-cell>
          <table:table-cell office:value-type="float" office:value="495571992.32009995" table:style-name="ce1">
            <text:p>495571992,3</text:p>
          </table:table-cell>
          <table:table-cell office:value-type="float" office:value="549446653.0575" table:style-name="ce1">
            <text:p>549446653,1</text:p>
          </table:table-cell>
          <table:table-cell office:value-type="float" office:value="590760473.0970999" table:style-name="ce1">
            <text:p>590760473,1</text:p>
          </table:table-cell>
          <table:table-cell office:value-type="float" office:value="622765707.08000004" table:style-name="ce1">
            <text:p>622765707,1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469639999999998" table:style-name="ce1">
            <text:p>-79,46964</text:p>
          </table:table-cell>
          <table:table-cell office:value-type="float" office:value="22.639168000000002" table:style-name="ce1">
            <text:p>22,639168</text:p>
          </table:table-cell>
          <table:table-cell office:value-type="float" office:value="15761606.333799999" table:style-name="ce1">
            <text:p>15761606,33</text:p>
          </table:table-cell>
          <table:table-cell office:value-type="float" office:value="64085040.358599998" table:style-name="ce1">
            <text:p>64085040,36</text:p>
          </table:table-cell>
          <table:table-cell office:value-type="float" office:value="103221320.4657" table:style-name="ce1">
            <text:p>103221320,5</text:p>
          </table:table-cell>
          <table:table-cell office:value-type="float" office:value="132711402.26089999" table:style-name="ce1">
            <text:p>132711402,3</text:p>
          </table:table-cell>
          <table:table-cell office:value-type="float" office:value="156565048.91679999" table:style-name="ce1">
            <text:p>156565048,9</text:p>
          </table:table-cell>
          <table:table-cell office:value-type="float" office:value="175576034.87850001" table:style-name="ce1">
            <text:p>175576034,9</text:p>
          </table:table-cell>
          <table:table-cell office:value-type="float" office:value="192960439.0821" table:style-name="ce1">
            <text:p>192960439,1</text:p>
          </table:table-cell>
          <table:table-cell office:value-type="float" office:value="208791105.06230003" table:style-name="ce1">
            <text:p>208791105,1</text:p>
          </table:table-cell>
          <table:table-cell office:value-type="float" office:value="226180456.08229998" table:style-name="ce1">
            <text:p>226180456,1</text:p>
          </table:table-cell>
          <table:table-cell office:value-type="float" office:value="244764402.16340002" table:style-name="ce1">
            <text:p>244764402,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077851999999993" table:style-name="ce1">
            <text:p>-79,077852</text:p>
          </table:table-cell>
          <table:table-cell office:value-type="float" office:value="22.451764000000001" table:style-name="ce1">
            <text:p>22,451764</text:p>
          </table:table-cell>
          <table:table-cell office:value-type="float" office:value="16439358.967" table:style-name="ce1">
            <text:p>16439358,97</text:p>
          </table:table-cell>
          <table:table-cell office:value-type="float" office:value="71489175.966199979" table:style-name="ce1">
            <text:p>71489175,97</text:p>
          </table:table-cell>
          <table:table-cell office:value-type="float" office:value="135493637.64110002" table:style-name="ce1">
            <text:p>135493637,6</text:p>
          </table:table-cell>
          <table:table-cell office:value-type="float" office:value="203958327.40820003" table:style-name="ce1">
            <text:p>203958327,4</text:p>
          </table:table-cell>
          <table:table-cell office:value-type="float" office:value="258815686.27899998" table:style-name="ce1">
            <text:p>258815686,3</text:p>
          </table:table-cell>
          <table:table-cell office:value-type="float" office:value="307089109.10959995" table:style-name="ce1">
            <text:p>307089109,1</text:p>
          </table:table-cell>
          <table:table-cell office:value-type="float" office:value="351256676.58150005" table:style-name="ce1">
            <text:p>351256676,6</text:p>
          </table:table-cell>
          <table:table-cell office:value-type="float" office:value="390606580.43850005" table:style-name="ce1">
            <text:p>390606580,4</text:p>
          </table:table-cell>
          <table:table-cell office:value-type="float" office:value="424233465.42080003" table:style-name="ce1">
            <text:p>424233465,4</text:p>
          </table:table-cell>
          <table:table-cell office:value-type="float" office:value="455049315.00829995" table:style-name="ce1">
            <text:p>45504931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634485999999995" table:style-name="ce1">
            <text:p>-78,634486</text:p>
          </table:table-cell>
          <table:table-cell office:value-type="float" office:value="22.384917999999999" table:style-name="ce1">
            <text:p>22,384918</text:p>
          </table:table-cell>
          <table:table-cell office:value-type="float" office:value="8053519.0974000003" table:style-name="ce1">
            <text:p>8053519,097</text:p>
          </table:table-cell>
          <table:table-cell office:value-type="float" office:value="32007875.557499997" table:style-name="ce1">
            <text:p>32007875,56</text:p>
          </table:table-cell>
          <table:table-cell office:value-type="float" office:value="76725635.620499998" table:style-name="ce1">
            <text:p>76725635,62</text:p>
          </table:table-cell>
          <table:table-cell office:value-type="float" office:value="323607596.34719998" table:style-name="ce1">
            <text:p>323607596,3</text:p>
          </table:table-cell>
          <table:table-cell office:value-type="float" office:value="390212649.16289997" table:style-name="ce1">
            <text:p>390212649,2</text:p>
          </table:table-cell>
          <table:table-cell office:value-type="float" office:value="437570332.50650001" table:style-name="ce1">
            <text:p>437570332,5</text:p>
          </table:table-cell>
          <table:table-cell office:value-type="float" office:value="494021657.08849996" table:style-name="ce1">
            <text:p>494021657,1</text:p>
          </table:table-cell>
          <table:table-cell office:value-type="float" office:value="537286555.7701" table:style-name="ce1">
            <text:p>537286555,8</text:p>
          </table:table-cell>
          <table:table-cell office:value-type="float" office:value="579516636.72150004" table:style-name="ce1">
            <text:p>579516636,7</text:p>
          </table:table-cell>
          <table:table-cell office:value-type="float" office:value="614428614.63139999" table:style-name="ce1">
            <text:p>614428614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255852000000004" table:style-name="ce1">
            <text:p>-78,255852</text:p>
          </table:table-cell>
          <table:table-cell office:value-type="float" office:value="22.184477000000001" table:style-name="ce1">
            <text:p>22,184477</text:p>
          </table:table-cell>
          <table:table-cell office:value-type="float" office:value="8879326.1535" table:style-name="ce1">
            <text:p>8879326,154</text:p>
          </table:table-cell>
          <table:table-cell office:value-type="float" office:value="28391048.211300001" table:style-name="ce1">
            <text:p>28391048,21</text:p>
          </table:table-cell>
          <table:table-cell office:value-type="float" office:value="67298337.956" table:style-name="ce1">
            <text:p>67298337,96</text:p>
          </table:table-cell>
          <table:table-cell office:value-type="float" office:value="165140475.52849999" table:style-name="ce1">
            <text:p>165140475,5</text:p>
          </table:table-cell>
          <table:table-cell office:value-type="float" office:value="220899602.98660001" table:style-name="ce1">
            <text:p>220899603</text:p>
          </table:table-cell>
          <table:table-cell office:value-type="float" office:value="258495390.63840002" table:style-name="ce1">
            <text:p>258495390,6</text:p>
          </table:table-cell>
          <table:table-cell office:value-type="float" office:value="285688763.19730002" table:style-name="ce1">
            <text:p>285688763,2</text:p>
          </table:table-cell>
          <table:table-cell office:value-type="float" office:value="348971750.7762" table:style-name="ce1">
            <text:p>348971750,8</text:p>
          </table:table-cell>
          <table:table-cell office:value-type="float" office:value="395325764.36460006" table:style-name="ce1">
            <text:p>395325764,4</text:p>
          </table:table-cell>
          <table:table-cell office:value-type="float" office:value="445833334.4817" table:style-name="ce1">
            <text:p>445833334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936869000000002" table:style-name="ce1">
            <text:p>-77,936869</text:p>
          </table:table-cell>
          <table:table-cell office:value-type="float" office:value="21.895759000000002" table:style-name="ce1">
            <text:p>21,895759</text:p>
          </table:table-cell>
          <table:table-cell office:value-type="float" office:value="2517584.7237999998" table:style-name="ce1">
            <text:p>2517584,724</text:p>
          </table:table-cell>
          <table:table-cell office:value-type="float" office:value="8639444.1383999996" table:style-name="ce1">
            <text:p>8639444,138</text:p>
          </table:table-cell>
          <table:table-cell office:value-type="float" office:value="15713324.797400001" table:style-name="ce1">
            <text:p>15713324,8</text:p>
          </table:table-cell>
          <table:table-cell office:value-type="float" office:value="39173438.712279998" table:style-name="ce1">
            <text:p>39173438,71</text:p>
          </table:table-cell>
          <table:table-cell office:value-type="float" office:value="60909530.535180002" table:style-name="ce1">
            <text:p>60909530,54</text:p>
          </table:table-cell>
          <table:table-cell office:value-type="float" office:value="90934566.116480008" table:style-name="ce1">
            <text:p>90934566,12</text:p>
          </table:table-cell>
          <table:table-cell office:value-type="float" office:value="143088671.43208" table:style-name="ce1">
            <text:p>143088671,4</text:p>
          </table:table-cell>
          <table:table-cell office:value-type="float" office:value="185547966.65038002" table:style-name="ce1">
            <text:p>185547966,7</text:p>
          </table:table-cell>
          <table:table-cell office:value-type="float" office:value="226806463.25968" table:style-name="ce1">
            <text:p>226806463,3</text:p>
          </table:table-cell>
          <table:table-cell office:value-type="float" office:value="267437654.89028001" table:style-name="ce1">
            <text:p>267437654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549239999999998" table:style-name="ce1">
            <text:p>-77,54924</text:p>
          </table:table-cell>
          <table:table-cell office:value-type="float" office:value="21.683841999999999" table:style-name="ce1">
            <text:p>21,683842</text:p>
          </table:table-cell>
          <table:table-cell office:value-type="float" office:value="39706040.079889998" table:style-name="ce1">
            <text:p>39706040,08</text:p>
          </table:table-cell>
          <table:table-cell office:value-type="float" office:value="92309967.071910009" table:style-name="ce1">
            <text:p>92309967,07</text:p>
          </table:table-cell>
          <table:table-cell office:value-type="float" office:value="135997049.20223999" table:style-name="ce1">
            <text:p>135997049,2</text:p>
          </table:table-cell>
          <table:table-cell office:value-type="float" office:value="181190047.54947996" table:style-name="ce1">
            <text:p>181190047,5</text:p>
          </table:table-cell>
          <table:table-cell office:value-type="float" office:value="231753177.89764002" table:style-name="ce1">
            <text:p>231753177,9</text:p>
          </table:table-cell>
          <table:table-cell office:value-type="float" office:value="296805907.85195005" table:style-name="ce1">
            <text:p>296805907,9</text:p>
          </table:table-cell>
          <table:table-cell office:value-type="float" office:value="341029910.69198006" table:style-name="ce1">
            <text:p>341029910,7</text:p>
          </table:table-cell>
          <table:table-cell office:value-type="float" office:value="378177713.36268008" table:style-name="ce1">
            <text:p>378177713,4</text:p>
          </table:table-cell>
          <table:table-cell office:value-type="float" office:value="411938887.09168005" table:style-name="ce1">
            <text:p>411938887,1</text:p>
          </table:table-cell>
          <table:table-cell office:value-type="float" office:value="443343917.66388005" table:style-name="ce1">
            <text:p>443343917,7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154818000000006" table:style-name="ce1">
            <text:p>-77,154818</text:p>
          </table:table-cell>
          <table:table-cell office:value-type="float" office:value="21.483181999999999" table:style-name="ce1">
            <text:p>21,483182</text:p>
          </table:table-cell>
          <table:table-cell office:value-type="float" office:value="10219118.3024" table:style-name="ce1">
            <text:p>10219118,3</text:p>
          </table:table-cell>
          <table:table-cell office:value-type="float" office:value="23386357.569760002" table:style-name="ce1">
            <text:p>23386357,57</text:p>
          </table:table-cell>
          <table:table-cell office:value-type="float" office:value="56248975.274378002" table:style-name="ce1">
            <text:p>56248975,27</text:p>
          </table:table-cell>
          <table:table-cell office:value-type="float" office:value="93065217.139516994" table:style-name="ce1">
            <text:p>93065217,14</text:p>
          </table:table-cell>
          <table:table-cell office:value-type="float" office:value="142236213.55305398" table:style-name="ce1">
            <text:p>142236213,6</text:p>
          </table:table-cell>
          <table:table-cell office:value-type="float" office:value="204694054.04771402" table:style-name="ce1">
            <text:p>204694054</text:p>
          </table:table-cell>
          <table:table-cell office:value-type="float" office:value="317030678.57145399" table:style-name="ce1">
            <text:p>317030678,6</text:p>
          </table:table-cell>
          <table:table-cell office:value-type="float" office:value="406234868.79765409" table:style-name="ce1">
            <text:p>406234868,8</text:p>
          </table:table-cell>
          <table:table-cell office:value-type="float" office:value="494762218.01197392" table:style-name="ce1">
            <text:p>494762218</text:p>
          </table:table-cell>
          <table:table-cell office:value-type="float" office:value="581698396.23187411" table:style-name="ce1">
            <text:p>581698396,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6.755387999999996" table:style-name="ce1">
            <text:p>-76,755388</text:p>
          </table:table-cell>
          <table:table-cell office:value-type="float" office:value="21.290787999999999" table:style-name="ce1">
            <text:p>21,290788</text:p>
          </table:table-cell>
          <table:table-cell office:value-type="float" office:value="396900" table:style-name="ce1">
            <text:p>396900</text:p>
          </table:table-cell>
          <table:table-cell office:value-type="float" office:value="6457870.6155000003" table:style-name="ce1">
            <text:p>6457870,616</text:p>
          </table:table-cell>
          <table:table-cell office:value-type="float" office:value="28391979.380700003" table:style-name="ce1">
            <text:p>28391979,38</text:p>
          </table:table-cell>
          <table:table-cell office:value-type="float" office:value="78122079.250100017" table:style-name="ce1">
            <text:p>78122079,25</text:p>
          </table:table-cell>
          <table:table-cell office:value-type="float" office:value="155919559.88130003" table:style-name="ce1">
            <text:p>155919559,9</text:p>
          </table:table-cell>
          <table:table-cell office:value-type="float" office:value="255695561.75479999" table:style-name="ce1">
            <text:p>255695561,8</text:p>
          </table:table-cell>
          <table:table-cell office:value-type="float" office:value="351899043.66949993" table:style-name="ce1">
            <text:p>351899043,7</text:p>
          </table:table-cell>
          <table:table-cell office:value-type="float" office:value="449054873.47979999" table:style-name="ce1">
            <text:p>449054873,5</text:p>
          </table:table-cell>
          <table:table-cell office:value-type="float" office:value="534831425.79910004" table:style-name="ce1">
            <text:p>534831425,8</text:p>
          </table:table-cell>
          <table:table-cell office:value-type="float" office:value="599713732.54610002" table:style-name="ce1">
            <text:p>599713732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6.355958000000001" table:style-name="ce1">
            <text:p>-76,355958</text:p>
          </table:table-cell>
          <table:table-cell office:value-type="float" office:value="21.098140000000001" table:style-name="ce1">
            <text:p>21,09814</text:p>
          </table:table-cell>
          <table:table-cell office:value-type="float" office:value="874800" table:style-name="ce1">
            <text:p>874800</text:p>
          </table:table-cell>
          <table:table-cell office:value-type="float" office:value="5022000" table:style-name="ce1">
            <text:p>5022000</text:p>
          </table:table-cell>
          <table:table-cell office:value-type="float" office:value="16224835.393700002" table:style-name="ce1">
            <text:p>16224835,39</text:p>
          </table:table-cell>
          <table:table-cell office:value-type="float" office:value="27694126.433000002" table:style-name="ce1">
            <text:p>27694126,43</text:p>
          </table:table-cell>
          <table:table-cell office:value-type="float" office:value="44737367.854400001" table:style-name="ce1">
            <text:p>44737367,85</text:p>
          </table:table-cell>
          <table:table-cell office:value-type="float" office:value="63598546.462499999" table:style-name="ce1">
            <text:p>63598546,46</text:p>
          </table:table-cell>
          <table:table-cell office:value-type="float" office:value="94858633.258099988" table:style-name="ce1">
            <text:p>94858633,26</text:p>
          </table:table-cell>
          <table:table-cell office:value-type="float" office:value="124671575.91140001" table:style-name="ce1">
            <text:p>124671575,9</text:p>
          </table:table-cell>
          <table:table-cell office:value-type="float" office:value="159590909.93279999" table:style-name="ce1">
            <text:p>159590909,9</text:p>
          </table:table-cell>
          <table:table-cell office:value-type="float" office:value="193513280.59820002" table:style-name="ce1">
            <text:p>193513280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5.924992000000003" table:style-name="ce1">
            <text:p>-75,924992</text:p>
          </table:table-cell>
          <table:table-cell office:value-type="float" office:value="20.98893" table:style-name="ce1">
            <text:p>20,98893</text:p>
          </table:table-cell>
          <table:table-cell office:value-type="float" office:value="356400" table:style-name="ce1">
            <text:p>356400</text:p>
          </table:table-cell>
          <table:table-cell office:value-type="float" office:value="1020600" table:style-name="ce1">
            <text:p>1020600</text:p>
          </table:table-cell>
          <table:table-cell office:value-type="float" office:value="3620700" table:style-name="ce1">
            <text:p>3620700</text:p>
          </table:table-cell>
          <table:table-cell office:value-type="float" office:value="7581599.9999999991" table:style-name="ce1">
            <text:p>7581600</text:p>
          </table:table-cell>
          <table:table-cell office:value-type="float" office:value="14920611.4257" table:style-name="ce1">
            <text:p>14920611,43</text:p>
          </table:table-cell>
          <table:table-cell office:value-type="float" office:value="23020611.4256" table:style-name="ce1">
            <text:p>23020611,43</text:p>
          </table:table-cell>
          <table:table-cell office:value-type="float" office:value="38774201.983099997" table:style-name="ce1">
            <text:p>38774201,98</text:p>
          </table:table-cell>
          <table:table-cell office:value-type="float" office:value="52117057.767400004" table:style-name="ce1">
            <text:p>52117057,77</text:p>
          </table:table-cell>
          <table:table-cell office:value-type="float" office:value="65946810.810800001" table:style-name="ce1">
            <text:p>65946810,81</text:p>
          </table:table-cell>
          <table:table-cell office:value-type="float" office:value="77874257.273599997" table:style-name="ce1">
            <text:p>77874257,27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5.602929000000003" table:style-name="ce1">
            <text:p>-75,602929</text:p>
          </table:table-cell>
          <table:table-cell office:value-type="float" office:value="20.728224000000001" table:style-name="ce1">
            <text:p>20,728224</text:p>
          </table:table-cell>
          <table:table-cell office:value-type="float" office:value="518400" table:style-name="ce1">
            <text:p>518400</text:p>
          </table:table-cell>
          <table:table-cell office:value-type="float" office:value="2454299.9999800003" table:style-name="ce1">
            <text:p>2454300</text:p>
          </table:table-cell>
          <table:table-cell office:value-type="float" office:value="6763499.9998300001" table:style-name="ce1">
            <text:p>6763500</text:p>
          </table:table-cell>
          <table:table-cell office:value-type="float" office:value="17657999.99958" table:style-name="ce1">
            <text:p>17658000</text:p>
          </table:table-cell>
          <table:table-cell office:value-type="float" office:value="36141788.573989995" table:style-name="ce1">
            <text:p>36141788,57</text:p>
          </table:table-cell>
          <table:table-cell office:value-type="float" office:value="60038060.92199" table:style-name="ce1">
            <text:p>60038060,92</text:p>
          </table:table-cell>
          <table:table-cell office:value-type="float" office:value="93056651.037190005" table:style-name="ce1">
            <text:p>93056651,04</text:p>
          </table:table-cell>
          <table:table-cell office:value-type="float" office:value="147015905.63373002" table:style-name="ce1">
            <text:p>147015905,6</text:p>
          </table:table-cell>
          <table:table-cell office:value-type="float" office:value="188588460.13510996" table:style-name="ce1">
            <text:p>188588460,1</text:p>
          </table:table-cell>
          <table:table-cell office:value-type="float" office:value="230704913.36369002" table:style-name="ce1">
            <text:p>230704913,4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5.189806000000004" table:style-name="ce1">
            <text:p>-75,189806</text:p>
          </table:table-cell>
          <table:table-cell office:value-type="float" office:value="20.571791999999999" table:style-name="ce1">
            <text:p>20,571792</text:p>
          </table:table-cell>
          <table:table-cell office:value-type="float" office:value="1725300.0000999998" table:style-name="ce1">
            <text:p>1725300</text:p>
          </table:table-cell>
          <table:table-cell office:value-type="float" office:value="6974100.0001000008" table:style-name="ce1">
            <text:p>6974100</text:p>
          </table:table-cell>
          <table:table-cell office:value-type="float" office:value="14345100.0002" table:style-name="ce1">
            <text:p>14345100</text:p>
          </table:table-cell>
          <table:table-cell office:value-type="float" office:value="21540176.4932" table:style-name="ce1">
            <text:p>21540176,49</text:p>
          </table:table-cell>
          <table:table-cell office:value-type="float" office:value="31301743.4164" table:style-name="ce1">
            <text:p>31301743,42</text:p>
          </table:table-cell>
          <table:table-cell office:value-type="float" office:value="48109481.4965" table:style-name="ce1">
            <text:p>48109481,5</text:p>
          </table:table-cell>
          <table:table-cell office:value-type="float" office:value="69852040.894099995" table:style-name="ce1">
            <text:p>69852040,89</text:p>
          </table:table-cell>
          <table:table-cell office:value-type="float" office:value="87370866.898099989" table:style-name="ce1">
            <text:p>87370866,9</text:p>
          </table:table-cell>
          <table:table-cell office:value-type="float" office:value="100110986.3339" table:style-name="ce1">
            <text:p>100110986,3</text:p>
          </table:table-cell>
          <table:table-cell office:value-type="float" office:value="112775052.6953" table:style-name="ce1">
            <text:p>112775052,7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4.766699000000003" table:style-name="ce1">
            <text:p>-74,766699</text:p>
          </table:table-cell>
          <table:table-cell office:value-type="float" office:value="20.457246000000001" table:style-name="ce1">
            <text:p>20,457246</text:p>
          </table:table-cell>
          <table:table-cell office:value-type="float" office:value="137700" table:style-name="ce1">
            <text:p>137700</text:p>
          </table:table-cell>
          <table:table-cell office:value-type="float" office:value="710810.90500000003" table:style-name="ce1">
            <text:p>710810,905</text:p>
          </table:table-cell>
          <table:table-cell office:value-type="float" office:value="4469210.9047999997" table:style-name="ce1">
            <text:p>4469210,905</text:p>
          </table:table-cell>
          <table:table-cell office:value-type="float" office:value="11062906.979600001" table:style-name="ce1">
            <text:p>11062906,98</text:p>
          </table:table-cell>
          <table:table-cell office:value-type="float" office:value="16950540.056499999" table:style-name="ce1">
            <text:p>16950540,06</text:p>
          </table:table-cell>
          <table:table-cell office:value-type="float" office:value="22270729.627999999" table:style-name="ce1">
            <text:p>22270729,63</text:p>
          </table:table-cell>
          <table:table-cell office:value-type="float" office:value="26931888.411199994" table:style-name="ce1">
            <text:p>26931888,41</text:p>
          </table:table-cell>
          <table:table-cell office:value-type="float" office:value="30756562.407099996" table:style-name="ce1">
            <text:p>30756562,41</text:p>
          </table:table-cell>
          <table:table-cell office:value-type="float" office:value="34941179.365199998" table:style-name="ce1">
            <text:p>34941179,37</text:p>
          </table:table-cell>
          <table:table-cell office:value-type="float" office:value="39570613.003699996" table:style-name="ce1">
            <text:p>3957061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4.530974000000001" table:style-name="ce1">
            <text:p>-74,530974</text:p>
          </table:table-cell>
          <table:table-cell office:value-type="float" office:value="20.204955000000002" table:style-name="ce1">
            <text:p>20,204955</text:p>
          </table:table-cell>
          <table:table-cell office:value-type="float" office:value="129600" table:style-name="ce1">
            <text:p>129600</text:p>
          </table:table-cell>
          <table:table-cell office:value-type="float" office:value="544689.09490000003" table:style-name="ce1">
            <text:p>544689,0949</text:p>
          </table:table-cell>
          <table:table-cell office:value-type="float" office:value="1160289.0948999999" table:style-name="ce1">
            <text:p>1160289,095</text:p>
          </table:table-cell>
          <table:table-cell office:value-type="float" office:value="3020716.5272999997" table:style-name="ce1">
            <text:p>3020716,527</text:p>
          </table:table-cell>
          <table:table-cell office:value-type="float" office:value="5134816.5274" table:style-name="ce1">
            <text:p>5134816,527</text:p>
          </table:table-cell>
          <table:table-cell office:value-type="float" office:value="8715016.5274" table:style-name="ce1">
            <text:p>8715016,527</text:p>
          </table:table-cell>
          <table:table-cell office:value-type="float" office:value="12569908.2316" table:style-name="ce1">
            <text:p>12569908,23</text:p>
          </table:table-cell>
          <table:table-cell office:value-type="float" office:value="16295908.231799999" table:style-name="ce1">
            <text:p>16295908,23</text:p>
          </table:table-cell>
          <table:table-cell office:value-type="float" office:value="19544008.231699999" table:style-name="ce1">
            <text:p>19544008,23</text:p>
          </table:table-cell>
          <table:table-cell office:value-type="float" office:value="23602108.231899999" table:style-name="ce1">
            <text:p>23602108,2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4.951756000000003" table:style-name="ce1">
            <text:p>-74,951756</text:p>
          </table:table-cell>
          <table:table-cell office:value-type="float" office:value="20.078104" table:style-name="ce1">
            <text:p>20,078104</text:p>
          </table:table-cell>
          <table:table-cell office:value-type="float" office:value="121500" table:style-name="ce1">
            <text:p>121500</text:p>
          </table:table-cell>
          <table:table-cell office:value-type="float" office:value="218700" table:style-name="ce1">
            <text:p>218700</text:p>
          </table:table-cell>
          <table:table-cell office:value-type="float" office:value="332100" table:style-name="ce1">
            <text:p>332100</text:p>
          </table:table-cell>
          <table:table-cell office:value-type="float" office:value="615600" table:style-name="ce1">
            <text:p>615600</text:p>
          </table:table-cell>
          <table:table-cell office:value-type="float" office:value="2125465.7905999999" table:style-name="ce1">
            <text:p>2125465,791</text:p>
          </table:table-cell>
          <table:table-cell office:value-type="float" office:value="3709038.1381000001" table:style-name="ce1">
            <text:p>3709038,138</text:p>
          </table:table-cell>
          <table:table-cell office:value-type="float" office:value="6677285.6054999996" table:style-name="ce1">
            <text:p>6677285,606</text:p>
          </table:table-cell>
          <table:table-cell office:value-type="float" office:value="9475062.5045000017" table:style-name="ce1">
            <text:p>9475062,505</text:p>
          </table:table-cell>
          <table:table-cell office:value-type="float" office:value="12282183.276900003" table:style-name="ce1">
            <text:p>12282183,28</text:p>
          </table:table-cell>
          <table:table-cell office:value-type="float" office:value="17688062.0779" table:style-name="ce1">
            <text:p>17688062,08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5.367598999999998" table:style-name="ce1">
            <text:p>-75,367599</text:p>
          </table:table-cell>
          <table:table-cell office:value-type="float" office:value="19.986729" table:style-name="ce1">
            <text:p>19,986729</text:p>
          </table:table-cell>
          <table:table-cell office:value-type="float" office:value="32400" table:style-name="ce1">
            <text:p>32400</text:p>
          </table:table-cell>
          <table:table-cell office:value-type="float" office:value="186300" table:style-name="ce1">
            <text:p>186300</text:p>
          </table:table-cell>
          <table:table-cell office:value-type="float" office:value="421200" table:style-name="ce1">
            <text:p>421200</text:p>
          </table:table-cell>
          <table:table-cell office:value-type="float" office:value="826199.99990000005" table:style-name="ce1">
            <text:p>826199,9999</text:p>
          </table:table-cell>
          <table:table-cell office:value-type="float" office:value="13280734.2093" table:style-name="ce1">
            <text:p>13280734,21</text:p>
          </table:table-cell>
          <table:table-cell office:value-type="float" office:value="19173461.8618" table:style-name="ce1">
            <text:p>19173461,86</text:p>
          </table:table-cell>
          <table:table-cell office:value-type="float" office:value="46126614.394000001" table:style-name="ce1">
            <text:p>46126614,39</text:p>
          </table:table-cell>
          <table:table-cell office:value-type="float" office:value="70277537.495800003" table:style-name="ce1">
            <text:p>70277537,5</text:p>
          </table:table-cell>
          <table:table-cell office:value-type="float" office:value="89113616.723500013" table:style-name="ce1">
            <text:p>89113616,72</text:p>
          </table:table-cell>
          <table:table-cell office:value-type="float" office:value="110189612.94489999" table:style-name="ce1">
            <text:p>110189612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5.811533999999995" table:style-name="ce1">
            <text:p>-75,811534</text:p>
          </table:table-cell>
          <table:table-cell office:value-type="float" office:value="20.051280999999999" table:style-name="ce1">
            <text:p>20,051281</text:p>
          </table:table-cell>
          <table:table-cell office:value-type="float" office:value="81000" table:style-name="ce1">
            <text:p>81000</text:p>
          </table:table-cell>
          <table:table-cell office:value-type="float" office:value="178200" table:style-name="ce1">
            <text:p>178200</text:p>
          </table:table-cell>
          <table:table-cell office:value-type="float" office:value="283500" table:style-name="ce1">
            <text:p>283500</text:p>
          </table:table-cell>
          <table:table-cell office:value-type="float" office:value="526500" table:style-name="ce1">
            <text:p>526500</text:p>
          </table:table-cell>
          <table:table-cell office:value-type="float" office:value="931500" table:style-name="ce1">
            <text:p>931500</text:p>
          </table:table-cell>
          <table:table-cell office:value-type="float" office:value="1312200" table:style-name="ce1">
            <text:p>1312200</text:p>
          </table:table-cell>
          <table:table-cell office:value-type="float" office:value="2389500.0000999998" table:style-name="ce1">
            <text:p>2389500</text:p>
          </table:table-cell>
          <table:table-cell office:value-type="float" office:value="3831300.0001000003" table:style-name="ce1">
            <text:p>3831300</text:p>
          </table:table-cell>
          <table:table-cell office:value-type="float" office:value="5921100.0001999997" table:style-name="ce1">
            <text:p>5921100</text:p>
          </table:table-cell>
          <table:table-cell office:value-type="float" office:value="9325709.6140999999" table:style-name="ce1">
            <text:p>9325709,614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6.255639000000002" table:style-name="ce1">
            <text:p>-76,255639</text:p>
          </table:table-cell>
          <table:table-cell office:value-type="float" office:value="20.107092000000002" table:style-name="ce1">
            <text:p>20,107092</text:p>
          </table:table-cell>
          <table:table-cell office:value-type="float" office:value="145800.0001" table:style-name="ce1">
            <text:p>145800,0001</text:p>
          </table:table-cell>
          <table:table-cell office:value-type="float" office:value="251100.0001" table:style-name="ce1">
            <text:p>251100,0001</text:p>
          </table:table-cell>
          <table:table-cell office:value-type="float" office:value="372600.0001" table:style-name="ce1">
            <text:p>372600,0001</text:p>
          </table:table-cell>
          <table:table-cell office:value-type="float" office:value="664200.00009999995" table:style-name="ce1">
            <text:p>664200,0001</text:p>
          </table:table-cell>
          <table:table-cell office:value-type="float" office:value="1044900.0001999999" table:style-name="ce1">
            <text:p>1044900</text:p>
          </table:table-cell>
          <table:table-cell office:value-type="float" office:value="1717200.0001999999" table:style-name="ce1">
            <text:p>1717200</text:p>
          </table:table-cell>
          <table:table-cell office:value-type="float" office:value="2583900.0000999998" table:style-name="ce1">
            <text:p>2583900</text:p>
          </table:table-cell>
          <table:table-cell office:value-type="float" office:value="4430700.0001999997" table:style-name="ce1">
            <text:p>4430700</text:p>
          </table:table-cell>
          <table:table-cell office:value-type="float" office:value="6390900" table:style-name="ce1">
            <text:p>6390900</text:p>
          </table:table-cell>
          <table:table-cell office:value-type="float" office:value="10254600.0001" table:style-name="ce1">
            <text:p>10254600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6.701790000000003" table:style-name="ce1">
            <text:p>-76,70179</text:p>
          </table:table-cell>
          <table:table-cell office:value-type="float" office:value="20.058077999999998" table:style-name="ce1">
            <text:p>20,058078</text:p>
          </table:table-cell>
          <table:table-cell office:value-type="float" office:value="24300" table:style-name="ce1">
            <text:p>24300</text:p>
          </table:table-cell>
          <table:table-cell office:value-type="float" office:value="64800" table:style-name="ce1">
            <text:p>64800</text:p>
          </table:table-cell>
          <table:table-cell office:value-type="float" office:value="137700" table:style-name="ce1">
            <text:p>137700</text:p>
          </table:table-cell>
          <table:table-cell office:value-type="float" office:value="226800" table:style-name="ce1">
            <text:p>226800</text:p>
          </table:table-cell>
          <table:table-cell office:value-type="float" office:value="324000" table:style-name="ce1">
            <text:p>324000</text:p>
          </table:table-cell>
          <table:table-cell office:value-type="float" office:value="534600" table:style-name="ce1">
            <text:p>534600</text:p>
          </table:table-cell>
          <table:table-cell office:value-type="float" office:value="882900.00010000006" table:style-name="ce1">
            <text:p>882900,0001</text:p>
          </table:table-cell>
          <table:table-cell office:value-type="float" office:value="1312200.0001000001" table:style-name="ce1">
            <text:p>1312200</text:p>
          </table:table-cell>
          <table:table-cell office:value-type="float" office:value="1952900.92" table:style-name="ce1">
            <text:p>1952900,92</text:p>
          </table:table-cell>
          <table:table-cell office:value-type="float" office:value="2762900.9199000001" table:style-name="ce1">
            <text:p>2762900,9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148233000000005" table:style-name="ce1">
            <text:p>-77,148233</text:p>
          </table:table-cell>
          <table:table-cell office:value-type="float" office:value="20.011533" table:style-name="ce1">
            <text:p>20,011533</text:p>
          </table:table-cell>
          <table:table-cell office:value-type="float" office:value="64800" table:style-name="ce1">
            <text:p>64800</text:p>
          </table:table-cell>
          <table:table-cell office:value-type="float" office:value="145800" table:style-name="ce1">
            <text:p>145800</text:p>
          </table:table-cell>
          <table:table-cell office:value-type="float" office:value="307800" table:style-name="ce1">
            <text:p>307800</text:p>
          </table:table-cell>
          <table:table-cell office:value-type="float" office:value="740551.56530000002" table:style-name="ce1">
            <text:p>740551,5653</text:p>
          </table:table-cell>
          <table:table-cell office:value-type="float" office:value="1432294.3045000001" table:style-name="ce1">
            <text:p>1432294,305</text:p>
          </table:table-cell>
          <table:table-cell office:value-type="float" office:value="2633598.6513" table:style-name="ce1">
            <text:p>2633598,651</text:p>
          </table:table-cell>
          <table:table-cell office:value-type="float" office:value="4227208.1518000001" table:style-name="ce1">
            <text:p>4227208,152</text:p>
          </table:table-cell>
          <table:table-cell office:value-type="float" office:value="7083685.1851000004" table:style-name="ce1">
            <text:p>7083685,185</text:p>
          </table:table-cell>
          <table:table-cell office:value-type="float" office:value="9348195.4686999992" table:style-name="ce1">
            <text:p>9348195,469</text:p>
          </table:table-cell>
          <table:table-cell office:value-type="float" office:value="12119060.9562" table:style-name="ce1">
            <text:p>12119060,9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474984000000006" table:style-name="ce1">
            <text:p>-77,474984</text:p>
          </table:table-cell>
          <table:table-cell office:value-type="float" office:value="20.045649000000001" table:style-name="ce1">
            <text:p>20,045649</text:p>
          </table:table-cell>
          <table:table-cell office:value-type="float" office:value="753299.99999999988" table:style-name="ce1">
            <text:p>753300</text:p>
          </table:table-cell>
          <table:table-cell office:value-type="float" office:value="5200200.0000999998" table:style-name="ce1">
            <text:p>5200200</text:p>
          </table:table-cell>
          <table:table-cell office:value-type="float" office:value="17334000" table:style-name="ce1">
            <text:p>17334000</text:p>
          </table:table-cell>
          <table:table-cell office:value-type="float" office:value="28738790.054199994" table:style-name="ce1">
            <text:p>28738790,05</text:p>
          </table:table-cell>
          <table:table-cell office:value-type="float" office:value="42100547.314900003" table:style-name="ce1">
            <text:p>42100547,31</text:p>
          </table:table-cell>
          <table:table-cell office:value-type="float" office:value="55179542.968099989" table:style-name="ce1">
            <text:p>55179542,97</text:p>
          </table:table-cell>
          <table:table-cell office:value-type="float" office:value="66431939.123999998" table:style-name="ce1">
            <text:p>66431939,12</text:p>
          </table:table-cell>
          <table:table-cell office:value-type="float" office:value="82756824.598099977" table:style-name="ce1">
            <text:p>82756824,6</text:p>
          </table:table-cell>
          <table:table-cell office:value-type="float" office:value="93070813.394599974" table:style-name="ce1">
            <text:p>93070813,39</text:p>
          </table:table-cell>
          <table:table-cell office:value-type="float" office:value="103549021.27439997" table:style-name="ce1">
            <text:p>103549021,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170421000000005" table:style-name="ce1">
            <text:p>-77,170421</text:p>
          </table:table-cell>
          <table:table-cell office:value-type="float" office:value="20.341279" table:style-name="ce1">
            <text:p>20,341279</text:p>
          </table:table-cell>
          <table:table-cell office:value-type="float" office:value="1150200" table:style-name="ce1">
            <text:p>1150200</text:p>
          </table:table-cell>
          <table:table-cell office:value-type="float" office:value="4779988.3064000001" table:style-name="ce1">
            <text:p>4779988,306</text:p>
          </table:table-cell>
          <table:table-cell office:value-type="float" office:value="17634266.550700001" table:style-name="ce1">
            <text:p>17634266,55</text:p>
          </table:table-cell>
          <table:table-cell office:value-type="float" office:value="66666922.385899991" table:style-name="ce1">
            <text:p>66666922,39</text:p>
          </table:table-cell>
          <table:table-cell office:value-type="float" office:value="192278423.9955" table:style-name="ce1">
            <text:p>192278424</text:p>
          </table:table-cell>
          <table:table-cell office:value-type="float" office:value="272012209.91229999" table:style-name="ce1">
            <text:p>272012209,9</text:p>
          </table:table-cell>
          <table:table-cell office:value-type="float" office:value="332221317.50899994" table:style-name="ce1">
            <text:p>332221317,5</text:p>
          </table:table-cell>
          <table:table-cell office:value-type="float" office:value="379964732.31169999" table:style-name="ce1">
            <text:p>379964732,3</text:p>
          </table:table-cell>
          <table:table-cell office:value-type="float" office:value="417366828.11600006" table:style-name="ce1">
            <text:p>417366828,1</text:p>
          </table:table-cell>
          <table:table-cell office:value-type="float" office:value="454378780.50190002" table:style-name="ce1">
            <text:p>454378780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256344999999996" table:style-name="ce1">
            <text:p>-77,256345</text:p>
          </table:table-cell>
          <table:table-cell office:value-type="float" office:value="20.648827000000001" table:style-name="ce1">
            <text:p>20,648827</text:p>
          </table:table-cell>
          <table:table-cell office:value-type="float" office:value="6812431.6950700004" table:style-name="ce1">
            <text:p>6812431,695</text:p>
          </table:table-cell>
          <table:table-cell office:value-type="float" office:value="73699281.894909993" table:style-name="ce1">
            <text:p>73699281,89</text:p>
          </table:table-cell>
          <table:table-cell office:value-type="float" office:value="176269930.56590998" table:style-name="ce1">
            <text:p>176269930,6</text:p>
          </table:table-cell>
          <table:table-cell office:value-type="float" office:value="251658817.58701" table:style-name="ce1">
            <text:p>251658817,6</text:p>
          </table:table-cell>
          <table:table-cell office:value-type="float" office:value="319932747.52860993" table:style-name="ce1">
            <text:p>319932747,5</text:p>
          </table:table-cell>
          <table:table-cell office:value-type="float" office:value="367051063.09021002" table:style-name="ce1">
            <text:p>367051063,1</text:p>
          </table:table-cell>
          <table:table-cell office:value-type="float" office:value="406999641.52370995" table:style-name="ce1">
            <text:p>406999641,5</text:p>
          </table:table-cell>
          <table:table-cell office:value-type="float" office:value="438158186.95591003" table:style-name="ce1">
            <text:p>438158187</text:p>
          </table:table-cell>
          <table:table-cell office:value-type="float" office:value="463821521.29601002" table:style-name="ce1">
            <text:p>463821521,3</text:p>
          </table:table-cell>
          <table:table-cell office:value-type="float" office:value="489550228.94031" table:style-name="ce1">
            <text:p>489550228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7.680295999999998" table:style-name="ce1">
            <text:p>-77,680296</text:p>
          </table:table-cell>
          <table:table-cell office:value-type="float" office:value="20.698495000000001" table:style-name="ce1">
            <text:p>20,698495</text:p>
          </table:table-cell>
          <table:table-cell office:value-type="float" office:value="1530568.3050000002" table:style-name="ce1">
            <text:p>1530568,305</text:p>
          </table:table-cell>
          <table:table-cell office:value-type="float" office:value="14746857.712700002" table:style-name="ce1">
            <text:p>14746857,71</text:p>
          </table:table-cell>
          <table:table-cell office:value-type="float" office:value="40116260.733500004" table:style-name="ce1">
            <text:p>40116260,73</text:p>
          </table:table-cell>
          <table:table-cell office:value-type="float" office:value="65674736.384800002" table:style-name="ce1">
            <text:p>65674736,38</text:p>
          </table:table-cell>
          <table:table-cell office:value-type="float" office:value="87283931.828600004" table:style-name="ce1">
            <text:p>87283931,83</text:p>
          </table:table-cell>
          <table:table-cell office:value-type="float" office:value="107215194.4408" table:style-name="ce1">
            <text:p>107215194,4</text:p>
          </table:table-cell>
          <table:table-cell office:value-type="float" office:value="127370034.97590001" table:style-name="ce1">
            <text:p>127370035</text:p>
          </table:table-cell>
          <table:table-cell office:value-type="float" office:value="149778350.8723" table:style-name="ce1">
            <text:p>149778350,9</text:p>
          </table:table-cell>
          <table:table-cell office:value-type="float" office:value="172183360.64580002" table:style-name="ce1">
            <text:p>172183360,6</text:p>
          </table:table-cell>
          <table:table-cell office:value-type="float" office:value="192366373.5591" table:style-name="ce1">
            <text:p>192366373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070516999999995" table:style-name="ce1">
            <text:p>-78,070517</text:p>
          </table:table-cell>
          <table:table-cell office:value-type="float" office:value="20.794668999999999" table:style-name="ce1">
            <text:p>20,794669</text:p>
          </table:table-cell>
          <table:table-cell office:value-type="float" office:value="16799376.329100005" table:style-name="ce1">
            <text:p>16799376,33</text:p>
          </table:table-cell>
          <table:table-cell office:value-type="float" office:value="45001851.88310001" table:style-name="ce1">
            <text:p>45001851,88</text:p>
          </table:table-cell>
          <table:table-cell office:value-type="float" office:value="87759739.630699992" table:style-name="ce1">
            <text:p>87759739,63</text:p>
          </table:table-cell>
          <table:table-cell office:value-type="float" office:value="120204912.00230001" table:style-name="ce1">
            <text:p>120204912</text:p>
          </table:table-cell>
          <table:table-cell office:value-type="float" office:value="155513751.16410002" table:style-name="ce1">
            <text:p>155513751,2</text:p>
          </table:table-cell>
          <table:table-cell office:value-type="float" office:value="228869575.21689999" table:style-name="ce1">
            <text:p>228869575,2</text:p>
          </table:table-cell>
          <table:table-cell office:value-type="float" office:value="267025935.91320002" table:style-name="ce1">
            <text:p>267025935,9</text:p>
          </table:table-cell>
          <table:table-cell office:value-type="float" office:value="310005346.43990004" table:style-name="ce1">
            <text:p>310005346,4</text:p>
          </table:table-cell>
          <table:table-cell office:value-type="float" office:value="347225398.42690003" table:style-name="ce1">
            <text:p>347225398,4</text:p>
          </table:table-cell>
          <table:table-cell office:value-type="float" office:value="386873028.92210007" table:style-name="ce1">
            <text:p>386873028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365966" table:style-name="ce1">
            <text:p>-78,365966</text:p>
          </table:table-cell>
          <table:table-cell office:value-type="float" office:value="21.103048000000001" table:style-name="ce1">
            <text:p>21,103048</text:p>
          </table:table-cell>
          <table:table-cell office:value-type="float" office:value="8306013.1510000005" table:style-name="ce1">
            <text:p>8306013,151</text:p>
          </table:table-cell>
          <table:table-cell office:value-type="float" office:value="56145037.375400007" table:style-name="ce1">
            <text:p>56145037,38</text:p>
          </table:table-cell>
          <table:table-cell office:value-type="float" office:value="123468740.5318" table:style-name="ce1">
            <text:p>123468740,5</text:p>
          </table:table-cell>
          <table:table-cell office:value-type="float" office:value="213627112.5253" table:style-name="ce1">
            <text:p>213627112,5</text:p>
          </table:table-cell>
          <table:table-cell office:value-type="float" office:value="278887253.11529994" table:style-name="ce1">
            <text:p>278887253,1</text:p>
          </table:table-cell>
          <table:table-cell office:value-type="float" office:value="346628530.0169" table:style-name="ce1">
            <text:p>346628530</text:p>
          </table:table-cell>
          <table:table-cell office:value-type="float" office:value="400179063.18849999" table:style-name="ce1">
            <text:p>400179063,2</text:p>
          </table:table-cell>
          <table:table-cell office:value-type="float" office:value="445507199.38870007" table:style-name="ce1">
            <text:p>445507199,4</text:p>
          </table:table-cell>
          <table:table-cell office:value-type="float" office:value="485217182.03560001" table:style-name="ce1">
            <text:p>485217182</text:p>
          </table:table-cell>
          <table:table-cell office:value-type="float" office:value="519542417.20749998" table:style-name="ce1">
            <text:p>519542417,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8.654240999999999" table:style-name="ce1">
            <text:p>-78,654241</text:p>
          </table:table-cell>
          <table:table-cell office:value-type="float" office:value="21.419211000000001" table:style-name="ce1">
            <text:p>21,419211</text:p>
          </table:table-cell>
          <table:table-cell office:value-type="float" office:value="23394173.073899999" table:style-name="ce1">
            <text:p>23394173,07</text:p>
          </table:table-cell>
          <table:table-cell office:value-type="float" office:value="98682196.005500004" table:style-name="ce1">
            <text:p>98682196,01</text:p>
          </table:table-cell>
          <table:table-cell office:value-type="float" office:value="206769656.28898996" table:style-name="ce1">
            <text:p>206769656,3</text:p>
          </table:table-cell>
          <table:table-cell office:value-type="float" office:value="290131789.36759001" table:style-name="ce1">
            <text:p>290131789,4</text:p>
          </table:table-cell>
          <table:table-cell office:value-type="float" office:value="369542904.34529001" table:style-name="ce1">
            <text:p>369542904,3</text:p>
          </table:table-cell>
          <table:table-cell office:value-type="float" office:value="463729317.49038994" table:style-name="ce1">
            <text:p>463729317,5</text:p>
          </table:table-cell>
          <table:table-cell office:value-type="float" office:value="533461954.00699008" table:style-name="ce1">
            <text:p>533461954</text:p>
          </table:table-cell>
          <table:table-cell office:value-type="float" office:value="598533599.63708997" table:style-name="ce1">
            <text:p>598533599,6</text:p>
          </table:table-cell>
          <table:table-cell office:value-type="float" office:value="658548307.95998991" table:style-name="ce1">
            <text:p>658548308</text:p>
          </table:table-cell>
          <table:table-cell office:value-type="float" office:value="723230913.77429008" table:style-name="ce1">
            <text:p>723230913,8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068517" table:style-name="ce1">
            <text:p>-79,068517</text:p>
          </table:table-cell>
          <table:table-cell office:value-type="float" office:value="21.549765000000001" table:style-name="ce1">
            <text:p>21,549765</text:p>
          </table:table-cell>
          <table:table-cell office:value-type="float" office:value="6350399.9998000003" table:style-name="ce1">
            <text:p>6350400</text:p>
          </table:table-cell>
          <table:table-cell office:value-type="float" office:value="37358326.222999997" table:style-name="ce1">
            <text:p>37358326,22</text:p>
          </table:table-cell>
          <table:table-cell office:value-type="float" office:value="70767268.653599992" table:style-name="ce1">
            <text:p>70767268,65</text:p>
          </table:table-cell>
          <table:table-cell office:value-type="float" office:value="109482442.30979998" table:style-name="ce1">
            <text:p>109482442,3</text:p>
          </table:table-cell>
          <table:table-cell office:value-type="float" office:value="189288788.38299999" table:style-name="ce1">
            <text:p>189288788,4</text:p>
          </table:table-cell>
          <table:table-cell office:value-type="float" office:value="237063539.01659998" table:style-name="ce1">
            <text:p>237063539</text:p>
          </table:table-cell>
          <table:table-cell office:value-type="float" office:value="281966702.0097" table:style-name="ce1">
            <text:p>281966702</text:p>
          </table:table-cell>
          <table:table-cell office:value-type="float" office:value="324400493.26930004" table:style-name="ce1">
            <text:p>324400493,3</text:p>
          </table:table-cell>
          <table:table-cell office:value-type="float" office:value="365323736.66510004" table:style-name="ce1">
            <text:p>365323736,7</text:p>
          </table:table-cell>
          <table:table-cell office:value-type="float" office:value="412312167.90930003" table:style-name="ce1">
            <text:p>412312167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503096999999997" table:style-name="ce1">
            <text:p>-79,503097</text:p>
          </table:table-cell>
          <table:table-cell office:value-type="float" office:value="21.654987999999999" table:style-name="ce1">
            <text:p>21,654988</text:p>
          </table:table-cell>
          <table:table-cell office:value-type="float" office:value="25847100" table:style-name="ce1">
            <text:p>25847100</text:p>
          </table:table-cell>
          <table:table-cell office:value-type="float" office:value="68033887.602499992" table:style-name="ce1">
            <text:p>68033887,6</text:p>
          </table:table-cell>
          <table:table-cell office:value-type="float" office:value="118032885.79329999" table:style-name="ce1">
            <text:p>118032885,8</text:p>
          </table:table-cell>
          <table:table-cell office:value-type="float" office:value="156682687.07710001" table:style-name="ce1">
            <text:p>156682687,1</text:p>
          </table:table-cell>
          <table:table-cell office:value-type="float" office:value="195492145.98909998" table:style-name="ce1">
            <text:p>195492146</text:p>
          </table:table-cell>
          <table:table-cell office:value-type="float" office:value="227359817.71919999" table:style-name="ce1">
            <text:p>227359817,7</text:p>
          </table:table-cell>
          <table:table-cell office:value-type="float" office:value="259946749.95789996" table:style-name="ce1">
            <text:p>259946750</text:p>
          </table:table-cell>
          <table:table-cell office:value-type="float" office:value="288587814.14829999" table:style-name="ce1">
            <text:p>288587814,1</text:p>
          </table:table-cell>
          <table:table-cell office:value-type="float" office:value="311859911.66780001" table:style-name="ce1">
            <text:p>311859911,7</text:p>
          </table:table-cell>
          <table:table-cell office:value-type="float" office:value="333043632.51289999" table:style-name="ce1">
            <text:p>333043632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9.929186000000001" table:style-name="ce1">
            <text:p>-79,929186</text:p>
          </table:table-cell>
          <table:table-cell office:value-type="float" office:value="21.769259999999999" table:style-name="ce1">
            <text:p>21,76926</text:p>
          </table:table-cell>
          <table:table-cell office:value-type="float" office:value="1619999.9998000001" table:style-name="ce1">
            <text:p>1620000</text:p>
          </table:table-cell>
          <table:table-cell office:value-type="float" office:value="9494746.1744999997" table:style-name="ce1">
            <text:p>9494746,175</text:p>
          </table:table-cell>
          <table:table-cell office:value-type="float" office:value="31308046.174599994" table:style-name="ce1">
            <text:p>31308046,17</text:p>
          </table:table-cell>
          <table:table-cell office:value-type="float" office:value="56466646.174699999" table:style-name="ce1">
            <text:p>56466646,17</text:p>
          </table:table-cell>
          <table:table-cell office:value-type="float" office:value="80209921.573300004" table:style-name="ce1">
            <text:p>80209921,57</text:p>
          </table:table-cell>
          <table:table-cell office:value-type="float" office:value="104441731.56939998" table:style-name="ce1">
            <text:p>104441731,6</text:p>
          </table:table-cell>
          <table:table-cell office:value-type="float" office:value="121784994.79820001" table:style-name="ce1">
            <text:p>121784994,8</text:p>
          </table:table-cell>
          <table:table-cell office:value-type="float" office:value="137510214.67810002" table:style-name="ce1">
            <text:p>137510214,7</text:p>
          </table:table-cell>
          <table:table-cell office:value-type="float" office:value="154030778.68339998" table:style-name="ce1">
            <text:p>154030778,7</text:p>
          </table:table-cell>
          <table:table-cell office:value-type="float" office:value="169424938.62629998" table:style-name="ce1">
            <text:p>169424938,6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0.287205999999998" table:style-name="ce1">
            <text:p>-80,287206</text:p>
          </table:table-cell>
          <table:table-cell office:value-type="float" office:value="22.022382" table:style-name="ce1">
            <text:p>22,022382</text:p>
          </table:table-cell>
          <table:table-cell office:value-type="float" office:value="388800" table:style-name="ce1">
            <text:p>388800</text:p>
          </table:table-cell>
          <table:table-cell office:value-type="float" office:value="907200.00009999995" table:style-name="ce1">
            <text:p>907200,0001</text:p>
          </table:table-cell>
          <table:table-cell office:value-type="float" office:value="2081700.0001000001" table:style-name="ce1">
            <text:p>2081700</text:p>
          </table:table-cell>
          <table:table-cell office:value-type="float" office:value="4017250.6436000001" table:style-name="ce1">
            <text:p>4017250,644</text:p>
          </table:table-cell>
          <table:table-cell office:value-type="float" office:value="10074641.528999999" table:style-name="ce1">
            <text:p>10074641,53</text:p>
          </table:table-cell>
          <table:table-cell office:value-type="float" office:value="24644439.466900002" table:style-name="ce1">
            <text:p>24644439,47</text:p>
          </table:table-cell>
          <table:table-cell office:value-type="float" office:value="32974355.8664" table:style-name="ce1">
            <text:p>32974355,87</text:p>
          </table:table-cell>
          <table:table-cell office:value-type="float" office:value="44109772.798199996" table:style-name="ce1">
            <text:p>44109772,8</text:p>
          </table:table-cell>
          <table:table-cell office:value-type="float" office:value="51278474.548699997" table:style-name="ce1">
            <text:p>51278474,55</text:p>
          </table:table-cell>
          <table:table-cell office:value-type="float" office:value="62561774.548799999" table:style-name="ce1">
            <text:p>62561774,5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0.705956999999998" table:style-name="ce1">
            <text:p>-80,705957</text:p>
          </table:table-cell>
          <table:table-cell office:value-type="float" office:value="22.136814000000001" table:style-name="ce1">
            <text:p>22,136814</text:p>
          </table:table-cell>
          <table:table-cell office:value-type="float" office:value="226800" table:style-name="ce1">
            <text:p>226800</text:p>
          </table:table-cell>
          <table:table-cell office:value-type="float" office:value="453600" table:style-name="ce1">
            <text:p>453600</text:p>
          </table:table-cell>
          <table:table-cell office:value-type="float" office:value="955800" table:style-name="ce1">
            <text:p>955800</text:p>
          </table:table-cell>
          <table:table-cell office:value-type="float" office:value="1928149.3565" table:style-name="ce1">
            <text:p>1928149,357</text:p>
          </table:table-cell>
          <table:table-cell office:value-type="float" office:value="3444258.4709999999" table:style-name="ce1">
            <text:p>3444258,471</text:p>
          </table:table-cell>
          <table:table-cell office:value-type="float" office:value="5531335.0373" table:style-name="ce1">
            <text:p>5531335,037</text:p>
          </table:table-cell>
          <table:table-cell office:value-type="float" office:value="9424318.6376999989" table:style-name="ce1">
            <text:p>9424318,638</text:p>
          </table:table-cell>
          <table:table-cell office:value-type="float" office:value="14707601.705800001" table:style-name="ce1">
            <text:p>14707601,71</text:p>
          </table:table-cell>
          <table:table-cell office:value-type="float" office:value="27485731.458899997" table:style-name="ce1">
            <text:p>27485731,46</text:p>
          </table:table-cell>
          <table:table-cell office:value-type="float" office:value="49146292.916999996" table:style-name="ce1">
            <text:p>49146292,9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152565999999993" table:style-name="ce1">
            <text:p>-81,152566</text:p>
          </table:table-cell>
          <table:table-cell office:value-type="float" office:value="22.180537000000001" table:style-name="ce1">
            <text:p>22,180537</text:p>
          </table:table-cell>
          <table:table-cell office:value-type="float" office:value="6588249.1913999999" table:style-name="ce1">
            <text:p>6588249,191</text:p>
          </table:table-cell>
          <table:table-cell office:value-type="float" office:value="24599552.294800006" table:style-name="ce1">
            <text:p>24599552,29</text:p>
          </table:table-cell>
          <table:table-cell office:value-type="float" office:value="50914035.779399991" table:style-name="ce1">
            <text:p>50914035,78</text:p>
          </table:table-cell>
          <table:table-cell office:value-type="float" office:value="79761994.759800002" table:style-name="ce1">
            <text:p>79761994,76</text:p>
          </table:table-cell>
          <table:table-cell office:value-type="float" office:value="109427991.60830002" table:style-name="ce1">
            <text:p>109427991,6</text:p>
          </table:table-cell>
          <table:table-cell office:value-type="float" office:value="135654364.32165003" table:style-name="ce1">
            <text:p>135654364,3</text:p>
          </table:table-cell>
          <table:table-cell office:value-type="float" office:value="153977178.51502007" table:style-name="ce1">
            <text:p>153977178,5</text:p>
          </table:table-cell>
          <table:table-cell office:value-type="float" office:value="171083692.82264" table:style-name="ce1">
            <text:p>171083692,8</text:p>
          </table:table-cell>
          <table:table-cell office:value-type="float" office:value="186635296.20530996" table:style-name="ce1">
            <text:p>186635296,2</text:p>
          </table:table-cell>
          <table:table-cell office:value-type="float" office:value="209994511.09009001" table:style-name="ce1">
            <text:p>209994511,1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600426999999996" table:style-name="ce1">
            <text:p>-81,600427</text:p>
          </table:table-cell>
          <table:table-cell office:value-type="float" office:value="22.195709000000001" table:style-name="ce1">
            <text:p>22,195709</text:p>
          </table:table-cell>
          <table:table-cell office:value-type="float" office:value="863750.80870000005" table:style-name="ce1">
            <text:p>863750,8087</text:p>
          </table:table-cell>
          <table:table-cell office:value-type="float" office:value="5151747.7053000005" table:style-name="ce1">
            <text:p>5151747,705</text:p>
          </table:table-cell>
          <table:table-cell office:value-type="float" office:value="56969864.229800008" table:style-name="ce1">
            <text:p>56969864,23</text:p>
          </table:table-cell>
          <table:table-cell office:value-type="float" office:value="379056279.45212996" table:style-name="ce1">
            <text:p>379056279,5</text:p>
          </table:table-cell>
          <table:table-cell office:value-type="float" office:value="569785606.29392982" table:style-name="ce1">
            <text:p>569785606,3</text:p>
          </table:table-cell>
          <table:table-cell office:value-type="float" office:value="668849546.45323026" table:style-name="ce1">
            <text:p>668849546,5</text:p>
          </table:table-cell>
          <table:table-cell office:value-type="float" office:value="736039036.2678299" table:style-name="ce1">
            <text:p>736039036,3</text:p>
          </table:table-cell>
          <table:table-cell office:value-type="float" office:value="771894867.65293014" table:style-name="ce1">
            <text:p>771894867,7</text:p>
          </table:table-cell>
          <table:table-cell office:value-type="float" office:value="797311538.93363011" table:style-name="ce1">
            <text:p>797311538,9</text:p>
          </table:table-cell>
          <table:table-cell office:value-type="float" office:value="814522410.25222993" table:style-name="ce1">
            <text:p>814522410,3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747005000000001" table:style-name="ce1">
            <text:p>-81,747005</text:p>
          </table:table-cell>
          <table:table-cell office:value-type="float" office:value="22.335649" table:style-name="ce1">
            <text:p>22,335649</text:p>
          </table:table-cell>
          <table:table-cell office:value-type="float" office:value="396900" table:style-name="ce1">
            <text:p>396900</text:p>
          </table:table-cell>
          <table:table-cell office:value-type="float" office:value="4187700.0000999998" table:style-name="ce1">
            <text:p>4187700</text:p>
          </table:table-cell>
          <table:table-cell office:value-type="float" office:value="70197785.867899999" table:style-name="ce1">
            <text:p>70197785,87</text:p>
          </table:table-cell>
          <table:table-cell office:value-type="float" office:value="259599764.82039005" table:style-name="ce1">
            <text:p>259599764,8</text:p>
          </table:table-cell>
          <table:table-cell office:value-type="float" office:value="457663058.67389011" table:style-name="ce1">
            <text:p>457663058,7</text:p>
          </table:table-cell>
          <table:table-cell office:value-type="float" office:value="563336624.94238997" table:style-name="ce1">
            <text:p>563336624,9</text:p>
          </table:table-cell>
          <table:table-cell office:value-type="float" office:value="619777403.06468987" table:style-name="ce1">
            <text:p>619777403,1</text:p>
          </table:table-cell>
          <table:table-cell office:value-type="float" office:value="653979834.88289011" table:style-name="ce1">
            <text:p>653979834,9</text:p>
          </table:table-cell>
          <table:table-cell office:value-type="float" office:value="672545905.1183902" table:style-name="ce1">
            <text:p>672545905,1</text:p>
          </table:table-cell>
          <table:table-cell office:value-type="float" office:value="683762448.51138997" table:style-name="ce1">
            <text:p>683762448,5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639099000000002" table:style-name="ce1">
            <text:p>-81,639099</text:p>
          </table:table-cell>
          <table:table-cell office:value-type="float" office:value="22.620898" table:style-name="ce1">
            <text:p>22,620898</text:p>
          </table:table-cell>
          <table:table-cell office:value-type="float" office:value="56700" table:style-name="ce1">
            <text:p>56700</text:p>
          </table:table-cell>
          <table:table-cell office:value-type="float" office:value="202500" table:style-name="ce1">
            <text:p>202500</text:p>
          </table:table-cell>
          <table:table-cell office:value-type="float" office:value="378082.61459999997" table:style-name="ce1">
            <text:p>378082,6146</text:p>
          </table:table-cell>
          <table:table-cell office:value-type="float" office:value="116756772.82920001" table:style-name="ce1">
            <text:p>116756772,8</text:p>
          </table:table-cell>
          <table:table-cell office:value-type="float" office:value="171389133.81079999" table:style-name="ce1">
            <text:p>171389133,8</text:p>
          </table:table-cell>
          <table:table-cell office:value-type="float" office:value="279183017.54983997" table:style-name="ce1">
            <text:p>279183017,5</text:p>
          </table:table-cell>
          <table:table-cell office:value-type="float" office:value="414671261.28983998" table:style-name="ce1">
            <text:p>414671261,3</text:p>
          </table:table-cell>
          <table:table-cell office:value-type="float" office:value="459975064.86934" table:style-name="ce1">
            <text:p>459975064,9</text:p>
          </table:table-cell>
          <table:table-cell office:value-type="float" office:value="506014842.10693997" table:style-name="ce1">
            <text:p>506014842,1</text:p>
          </table:table-cell>
          <table:table-cell office:value-type="float" office:value="578664538.82744002" table:style-name="ce1">
            <text:p>578664538,8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1.998482999999993" table:style-name="ce1">
            <text:p>-81,998483</text:p>
          </table:table-cell>
          <table:table-cell office:value-type="float" office:value="22.792097999999999" table:style-name="ce1">
            <text:p>22,792098</text:p>
          </table:table-cell>
          <table:table-cell office:value-type="float" office:value="64800" table:style-name="ce1">
            <text:p>64800</text:p>
          </table:table-cell>
          <table:table-cell office:value-type="float" office:value="3401999.9999000002" table:style-name="ce1">
            <text:p>3402000</text:p>
          </table:table-cell>
          <table:table-cell office:value-type="float" office:value="17115299.999899998" table:style-name="ce1">
            <text:p>17115300</text:p>
          </table:table-cell>
          <table:table-cell office:value-type="float" office:value="50033964.695800006" table:style-name="ce1">
            <text:p>50033964,7</text:p>
          </table:table-cell>
          <table:table-cell office:value-type="float" office:value="93613899.900099993" table:style-name="ce1">
            <text:p>93613899,9</text:p>
          </table:table-cell>
          <table:table-cell office:value-type="float" office:value="129765920.4526" table:style-name="ce1">
            <text:p>129765920,5</text:p>
          </table:table-cell>
          <table:table-cell office:value-type="float" office:value="160248491.75080001" table:style-name="ce1">
            <text:p>160248491,8</text:p>
          </table:table-cell>
          <table:table-cell office:value-type="float" office:value="184689499.18939999" table:style-name="ce1">
            <text:p>184689499,2</text:p>
          </table:table-cell>
          <table:table-cell office:value-type="float" office:value="206683410.84169999" table:style-name="ce1">
            <text:p>206683410,8</text:p>
          </table:table-cell>
          <table:table-cell office:value-type="float" office:value="225629793.92260003" table:style-name="ce1">
            <text:p>225629793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2.444490999999999" table:style-name="ce1">
            <text:p>-82,444491</text:p>
          </table:table-cell>
          <table:table-cell office:value-type="float" office:value="22.742857999999998" table:style-name="ce1">
            <text:p>22,742858</text:p>
          </table:table-cell>
          <table:table-cell office:value-type="float" office:value="145713.32130000001" table:style-name="ce1">
            <text:p>145713,3213</text:p>
          </table:table-cell>
          <table:table-cell office:value-type="float" office:value="12247393.680300001" table:style-name="ce1">
            <text:p>12247393,68</text:p>
          </table:table-cell>
          <table:table-cell office:value-type="float" office:value="58733229.536199994" table:style-name="ce1">
            <text:p>58733229,54</text:p>
          </table:table-cell>
          <table:table-cell office:value-type="float" office:value="107123134.1902" table:style-name="ce1">
            <text:p>107123134,2</text:p>
          </table:table-cell>
          <table:table-cell office:value-type="float" office:value="147212500.384" table:style-name="ce1">
            <text:p>147212500,4</text:p>
          </table:table-cell>
          <table:table-cell office:value-type="float" office:value="194441191.92309999" table:style-name="ce1">
            <text:p>194441191,9</text:p>
          </table:table-cell>
          <table:table-cell office:value-type="float" office:value="224937381.61500001" table:style-name="ce1">
            <text:p>224937381,6</text:p>
          </table:table-cell>
          <table:table-cell office:value-type="float" office:value="251576205.58090001" table:style-name="ce1">
            <text:p>251576205,6</text:p>
          </table:table-cell>
          <table:table-cell office:value-type="float" office:value="275733065.69379997" table:style-name="ce1">
            <text:p>275733065,7</text:p>
          </table:table-cell>
          <table:table-cell office:value-type="float" office:value="298780816.87700003" table:style-name="ce1">
            <text:p>298780816,9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2.885243000000003" table:style-name="ce1">
            <text:p>-82,885243</text:p>
          </table:table-cell>
          <table:table-cell office:value-type="float" office:value="22.679022" table:style-name="ce1">
            <text:p>22,679022</text:p>
          </table:table-cell>
          <table:table-cell office:value-type="float" office:value="89186.678599999999" table:style-name="ce1">
            <text:p>89186,6786</text:p>
          </table:table-cell>
          <table:table-cell office:value-type="float" office:value="14668906.319600001" table:style-name="ce1">
            <text:p>14668906,32</text:p>
          </table:table-cell>
          <table:table-cell office:value-type="float" office:value="32189270.463600002" table:style-name="ce1">
            <text:p>32189270,46</text:p>
          </table:table-cell>
          <table:table-cell office:value-type="float" office:value="85721665.809699997" table:style-name="ce1">
            <text:p>85721665,81</text:p>
          </table:table-cell>
          <table:table-cell office:value-type="float" office:value="120766866.50079998" table:style-name="ce1">
            <text:p>120766866,5</text:p>
          </table:table-cell>
          <table:table-cell office:value-type="float" office:value="167036773.53740001" table:style-name="ce1">
            <text:p>167036773,5</text:p>
          </table:table-cell>
          <table:table-cell office:value-type="float" office:value="204340644.56" table:style-name="ce1">
            <text:p>204340644,6</text:p>
          </table:table-cell>
          <table:table-cell office:value-type="float" office:value="234995081.79100001" table:style-name="ce1">
            <text:p>234995081,8</text:p>
          </table:table-cell>
          <table:table-cell office:value-type="float" office:value="264611461.60049999" table:style-name="ce1">
            <text:p>264611461,6</text:p>
          </table:table-cell>
          <table:table-cell office:value-type="float" office:value="295682212.17480004" table:style-name="ce1">
            <text:p>295682212,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3.244180999999998" table:style-name="ce1">
            <text:p>-83,244181</text:p>
          </table:table-cell>
          <table:table-cell office:value-type="float" office:value="22.429369000000001" table:style-name="ce1">
            <text:p>22,429369</text:p>
          </table:table-cell>
          <table:table-cell office:value-type="float" office:value="16200" table:style-name="ce1">
            <text:p>16200</text:p>
          </table:table-cell>
          <table:table-cell office:value-type="float" office:value="469799.9999" table:style-name="ce1">
            <text:p>469799,9999</text:p>
          </table:table-cell>
          <table:table-cell office:value-type="float" office:value="19051199.999699999" table:style-name="ce1">
            <text:p>19051200</text:p>
          </table:table-cell>
          <table:table-cell office:value-type="float" office:value="55428299.999899998" table:style-name="ce1">
            <text:p>55428300</text:p>
          </table:table-cell>
          <table:table-cell office:value-type="float" office:value="101930399.9998" table:style-name="ce1">
            <text:p>101930400</text:p>
          </table:table-cell>
          <table:table-cell office:value-type="float" office:value="234685983.17530003" table:style-name="ce1">
            <text:p>234685983,2</text:p>
          </table:table-cell>
          <table:table-cell office:value-type="float" office:value="307203674.07519996" table:style-name="ce1">
            <text:p>307203674,1</text:p>
          </table:table-cell>
          <table:table-cell office:value-type="float" office:value="368786339.63030005" table:style-name="ce1">
            <text:p>368786339,6</text:p>
          </table:table-cell>
          <table:table-cell office:value-type="float" office:value="425124052.37310004" table:style-name="ce1">
            <text:p>425124052,4</text:p>
          </table:table-cell>
          <table:table-cell office:value-type="float" office:value="479534161.79830003" table:style-name="ce1">
            <text:p>479534161,8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3.659655000000001" table:style-name="ce1">
            <text:p>-83,659655</text:p>
          </table:table-cell>
          <table:table-cell office:value-type="float" office:value="22.275445999999999" table:style-name="ce1">
            <text:p>22,275446</text:p>
          </table:table-cell>
          <table:table-cell office:value-type="float" office:value="153900" table:style-name="ce1">
            <text:p>153900</text:p>
          </table:table-cell>
          <table:table-cell office:value-type="float" office:value="4665600" table:style-name="ce1">
            <text:p>4665600</text:p>
          </table:table-cell>
          <table:table-cell office:value-type="float" office:value="5127300" table:style-name="ce1">
            <text:p>5127300</text:p>
          </table:table-cell>
          <table:table-cell office:value-type="float" office:value="8545500" table:style-name="ce1">
            <text:p>8545500</text:p>
          </table:table-cell>
          <table:table-cell office:value-type="float" office:value="26559879.074000001" table:style-name="ce1">
            <text:p>26559879,07</text:p>
          </table:table-cell>
          <table:table-cell office:value-type="float" office:value="122920669.50320002" table:style-name="ce1">
            <text:p>122920669,5</text:p>
          </table:table-cell>
          <table:table-cell office:value-type="float" office:value="185601654.4298" table:style-name="ce1">
            <text:p>185601654,4</text:p>
          </table:table-cell>
          <table:table-cell office:value-type="float" office:value="239182490.92390001" table:style-name="ce1">
            <text:p>239182490,9</text:p>
          </table:table-cell>
          <table:table-cell office:value-type="float" office:value="287329303.04280007" table:style-name="ce1">
            <text:p>287329303</text:p>
          </table:table-cell>
          <table:table-cell office:value-type="float" office:value="328576115.73230004" table:style-name="ce1">
            <text:p>328576115,7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84.074753999999999" table:style-name="ce1">
            <text:p>-84,074754</text:p>
          </table:table-cell>
          <table:table-cell office:value-type="float" office:value="22.183429" table:style-name="ce1">
            <text:p>22,183429</text:p>
          </table:table-cell>
          <table:table-cell office:value-type="float" office:value="16200" table:style-name="ce1">
            <text:p>16200</text:p>
          </table:table-cell>
          <table:table-cell office:value-type="float" office:value="170100" table:style-name="ce1">
            <text:p>170100</text:p>
          </table:table-cell>
          <table:table-cell office:value-type="float" office:value="429300" table:style-name="ce1">
            <text:p>429300</text:p>
          </table:table-cell>
          <table:table-cell office:value-type="float" office:value="2535299.9998000003" table:style-name="ce1">
            <text:p>2535300</text:p>
          </table:table-cell>
          <table:table-cell office:value-type="float" office:value="9954920.9258999992" table:style-name="ce1">
            <text:p>9954920,926</text:p>
          </table:table-cell>
          <table:table-cell office:value-type="float" office:value="31975022.862799998" table:style-name="ce1">
            <text:p>31975022,86</text:p>
          </table:table-cell>
          <table:table-cell office:value-type="float" office:value="82926025.682199985" table:style-name="ce1">
            <text:p>82926025,68</text:p>
          </table:table-cell>
          <table:table-cell office:value-type="float" office:value="207209361.8574" table:style-name="ce1">
            <text:p>207209361,9</text:p>
          </table:table-cell>
          <table:table-cell office:value-type="float" office:value="256105491.13600001" table:style-name="ce1">
            <text:p>256105491,1</text:p>
          </table:table-cell>
          <table:table-cell office:value-type="float" office:value="305334919.23720002" table:style-name="ce1">
            <text:p>305334919,2</text:p>
          </table:table-cell>
          <table:table-cell office:value-type="float" office:value="192" table:style-name="ce1">
            <text:p>192</text:p>
          </table:table-cell>
          <table:table-cell table:number-columns-repeated="16371"/>
        </table:table-row>
        <table:table-row table:style-name="ro1">
          <table:table-cell office:value-type="float" office:value="-73.185777000000002" table:style-name="ce1">
            <text:p>-73,185777</text:p>
          </table:table-cell>
          <table:table-cell office:value-type="float" office:value="19.854047999999999" table:style-name="ce1">
            <text:p>19,854048</text:p>
          </table:table-cell>
          <table:table-cell office:value-type="float" office:value="97200" table:style-name="ce1">
            <text:p>97200</text:p>
          </table:table-cell>
          <table:table-cell office:value-type="float" office:value="283500" table:style-name="ce1">
            <text:p>283500</text:p>
          </table:table-cell>
          <table:table-cell office:value-type="float" office:value="1296000.0001000001" table:style-name="ce1">
            <text:p>1296000</text:p>
          </table:table-cell>
          <table:table-cell office:value-type="float" office:value="2316600" table:style-name="ce1">
            <text:p>2316600</text:p>
          </table:table-cell>
          <table:table-cell office:value-type="float" office:value="4001399.9999999995" table:style-name="ce1">
            <text:p>4001400</text:p>
          </table:table-cell>
          <table:table-cell office:value-type="float" office:value="5702399.9999000002" table:style-name="ce1">
            <text:p>5702400</text:p>
          </table:table-cell>
          <table:table-cell office:value-type="float" office:value="7565400.0001099994" table:style-name="ce1">
            <text:p>7565400</text:p>
          </table:table-cell>
          <table:table-cell office:value-type="float" office:value="9066482.1962600015" table:style-name="ce1">
            <text:p>9066482,196</text:p>
          </table:table-cell>
          <table:table-cell office:value-type="float" office:value="10945682.196179999" table:style-name="ce1">
            <text:p>10945682,2</text:p>
          </table:table-cell>
          <table:table-cell office:value-type="float" office:value="12808850.293709999" table:style-name="ce1">
            <text:p>12808850,29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738580999999996" table:style-name="ce1">
            <text:p>-72,738581</text:p>
          </table:table-cell>
          <table:table-cell office:value-type="float" office:value="19.814374999999998" table:style-name="ce1">
            <text:p>19,814375</text:p>
          </table:table-cell>
          <table:table-cell office:value-type="float" office:value="24300" table:style-name="ce1">
            <text:p>24300</text:p>
          </table:table-cell>
          <table:table-cell office:value-type="float" office:value="113400" table:style-name="ce1">
            <text:p>113400</text:p>
          </table:table-cell>
          <table:table-cell office:value-type="float" office:value="550800" table:style-name="ce1">
            <text:p>550800</text:p>
          </table:table-cell>
          <table:table-cell office:value-type="float" office:value="1255500" table:style-name="ce1">
            <text:p>1255500</text:p>
          </table:table-cell>
          <table:table-cell office:value-type="float" office:value="2171025.95946" table:style-name="ce1">
            <text:p>2171025,959</text:p>
          </table:table-cell>
          <table:table-cell office:value-type="float" office:value="3265980.1007400001" table:style-name="ce1">
            <text:p>3265980,101</text:p>
          </table:table-cell>
          <table:table-cell office:value-type="float" office:value="4481401.6835399996" table:style-name="ce1">
            <text:p>4481401,684</text:p>
          </table:table-cell>
          <table:table-cell office:value-type="float" office:value="5654043.6833599992" table:style-name="ce1">
            <text:p>5654043,683</text:p>
          </table:table-cell>
          <table:table-cell office:value-type="float" office:value="6852843.6833699998" table:style-name="ce1">
            <text:p>6852843,683</text:p>
          </table:table-cell>
          <table:table-cell office:value-type="float" office:value="7776243.6833699998" table:style-name="ce1">
            <text:p>7776243,683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308407000000003" table:style-name="ce1">
            <text:p>-72,308407</text:p>
          </table:table-cell>
          <table:table-cell office:value-type="float" office:value="19.695820000000001" table:style-name="ce1">
            <text:p>19,69582</text:p>
          </table:table-cell>
          <table:table-cell office:value-type="float" office:value="769500" table:style-name="ce1">
            <text:p>769500</text:p>
          </table:table-cell>
          <table:table-cell office:value-type="float" office:value="2801509.3057999997" table:style-name="ce1">
            <text:p>2801509,306</text:p>
          </table:table-cell>
          <table:table-cell office:value-type="float" office:value="10588803.7424" table:style-name="ce1">
            <text:p>10588803,74</text:p>
          </table:table-cell>
          <table:table-cell office:value-type="float" office:value="23757277.041700002" table:style-name="ce1">
            <text:p>23757277,04</text:p>
          </table:table-cell>
          <table:table-cell office:value-type="float" office:value="40263195.767200001" table:style-name="ce1">
            <text:p>40263195,77</text:p>
          </table:table-cell>
          <table:table-cell office:value-type="float" office:value="58228794.696999997" table:style-name="ce1">
            <text:p>58228794,7</text:p>
          </table:table-cell>
          <table:table-cell office:value-type="float" office:value="71314570.887400016" table:style-name="ce1">
            <text:p>71314570,89</text:p>
          </table:table-cell>
          <table:table-cell office:value-type="float" office:value="86530785.561800003" table:style-name="ce1">
            <text:p>86530785,56</text:p>
          </table:table-cell>
          <table:table-cell office:value-type="float" office:value="101485473.71520001" table:style-name="ce1">
            <text:p>101485473,7</text:p>
          </table:table-cell>
          <table:table-cell office:value-type="float" office:value="115854930.47830001" table:style-name="ce1">
            <text:p>115854930,5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1.882062000000005" table:style-name="ce1">
            <text:p>-71,882062</text:p>
          </table:table-cell>
          <table:table-cell office:value-type="float" office:value="19.572216000000001" table:style-name="ce1">
            <text:p>19,572216</text:p>
          </table:table-cell>
          <table:table-cell office:value-type="float" office:value="510307.53194000002" table:style-name="ce1">
            <text:p>510307,5319</text:p>
          </table:table-cell>
          <table:table-cell office:value-type="float" office:value="1612998.2262400002" table:style-name="ce1">
            <text:p>1612998,226</text:p>
          </table:table-cell>
          <table:table-cell office:value-type="float" office:value="6221533.8621399999" table:style-name="ce1">
            <text:p>6221533,862</text:p>
          </table:table-cell>
          <table:table-cell office:value-type="float" office:value="37180887.350710005" table:style-name="ce1">
            <text:p>37180887,35</text:p>
          </table:table-cell>
          <table:table-cell office:value-type="float" office:value="83746074.209109992" table:style-name="ce1">
            <text:p>83746074,21</text:p>
          </table:table-cell>
          <table:table-cell office:value-type="float" office:value="118054808.56391001" table:style-name="ce1">
            <text:p>118054808,6</text:p>
          </table:table-cell>
          <table:table-cell office:value-type="float" office:value="167550579.90191001" table:style-name="ce1">
            <text:p>167550579,9</text:p>
          </table:table-cell>
          <table:table-cell office:value-type="float" office:value="200447849.48281002" table:style-name="ce1">
            <text:p>200447849,5</text:p>
          </table:table-cell>
          <table:table-cell office:value-type="float" office:value="229704713.91240999" table:style-name="ce1">
            <text:p>229704713,9</text:p>
          </table:table-cell>
          <table:table-cell office:value-type="float" office:value="255936725.28230998" table:style-name="ce1">
            <text:p>255936725,3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1.519696999999994" table:style-name="ce1">
            <text:p>-71,519697</text:p>
          </table:table-cell>
          <table:table-cell office:value-type="float" office:value="19.791160999999999" table:style-name="ce1">
            <text:p>19,791161</text:p>
          </table:table-cell>
          <table:table-cell office:value-type="float" office:value="64792.468099999998" table:style-name="ce1">
            <text:p>64792,4681</text:p>
          </table:table-cell>
          <table:table-cell office:value-type="float" office:value="421192.4681" table:style-name="ce1">
            <text:p>421192,4681</text:p>
          </table:table-cell>
          <table:table-cell office:value-type="float" office:value="4209162.3955999995" table:style-name="ce1">
            <text:p>4209162,396</text:p>
          </table:table-cell>
          <table:table-cell office:value-type="float" office:value="50655535.607800007" table:style-name="ce1">
            <text:p>50655535,61</text:p>
          </table:table-cell>
          <table:table-cell office:value-type="float" office:value="77726337.347499996" table:style-name="ce1">
            <text:p>77726337,35</text:p>
          </table:table-cell>
          <table:table-cell office:value-type="float" office:value="103726336.60659999" table:style-name="ce1">
            <text:p>103726336,6</text:p>
          </table:table-cell>
          <table:table-cell office:value-type="float" office:value="123837267.49509999" table:style-name="ce1">
            <text:p>123837267,5</text:p>
          </table:table-cell>
          <table:table-cell office:value-type="float" office:value="136336574.41689998" table:style-name="ce1">
            <text:p>136336574,4</text:p>
          </table:table-cell>
          <table:table-cell office:value-type="float" office:value="150305407.2642" table:style-name="ce1">
            <text:p>150305407,3</text:p>
          </table:table-cell>
          <table:table-cell office:value-type="float" office:value="162950359.87780002" table:style-name="ce1">
            <text:p>162950359,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1.072661999999994" table:style-name="ce1">
            <text:p>-71,072662</text:p>
          </table:table-cell>
          <table:table-cell office:value-type="float" office:value="19.832438" table:style-name="ce1">
            <text:p>19,832438</text:p>
          </table:table-cell>
          <table:table-cell office:value-type="float" office:value="32400" table:style-name="ce1">
            <text:p>32400</text:p>
          </table:table-cell>
          <table:table-cell office:value-type="float" office:value="2341453.861" table:style-name="ce1">
            <text:p>2341453,861</text:p>
          </table:table-cell>
          <table:table-cell office:value-type="float" office:value="3694153.8610999999" table:style-name="ce1">
            <text:p>3694153,861</text:p>
          </table:table-cell>
          <table:table-cell office:value-type="float" office:value="9566653.8609999996" table:style-name="ce1">
            <text:p>9566653,861</text:p>
          </table:table-cell>
          <table:table-cell office:value-type="float" office:value="17859492.185699999" table:style-name="ce1">
            <text:p>17859492,19</text:p>
          </table:table-cell>
          <table:table-cell office:value-type="float" office:value="25854139.872899998" table:style-name="ce1">
            <text:p>25854139,87</text:p>
          </table:table-cell>
          <table:table-cell office:value-type="float" office:value="33759536.097600006" table:style-name="ce1">
            <text:p>33759536,1</text:p>
          </table:table-cell>
          <table:table-cell office:value-type="float" office:value="40320536.097599998" table:style-name="ce1">
            <text:p>40320536,1</text:p>
          </table:table-cell>
          <table:table-cell office:value-type="float" office:value="46725472.072399996" table:style-name="ce1">
            <text:p>46725472,07</text:p>
          </table:table-cell>
          <table:table-cell office:value-type="float" office:value="52403572.072399996" table:style-name="ce1">
            <text:p>52403572,07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0.655812999999995" table:style-name="ce1">
            <text:p>-70,655813</text:p>
          </table:table-cell>
          <table:table-cell office:value-type="float" office:value="19.697191" table:style-name="ce1">
            <text:p>19,697191</text:p>
          </table:table-cell>
          <table:table-cell office:value-type="float" office:value="48599.999899999995" table:style-name="ce1">
            <text:p>48599,9999</text:p>
          </table:table-cell>
          <table:table-cell office:value-type="float" office:value="129046.139" table:style-name="ce1">
            <text:p>129046,139</text:p>
          </table:table-cell>
          <table:table-cell office:value-type="float" office:value="363946.13899999997" table:style-name="ce1">
            <text:p>363946,139</text:p>
          </table:table-cell>
          <table:table-cell office:value-type="float" office:value="874246.13890000014" table:style-name="ce1">
            <text:p>874246,1389</text:p>
          </table:table-cell>
          <table:table-cell office:value-type="float" office:value="1980404.0507" table:style-name="ce1">
            <text:p>1980404,051</text:p>
          </table:table-cell>
          <table:table-cell office:value-type="float" office:value="12180829.651200002" table:style-name="ce1">
            <text:p>12180829,65</text:p>
          </table:table-cell>
          <table:table-cell office:value-type="float" office:value="20973353.062600002" table:style-name="ce1">
            <text:p>20973353,06</text:p>
          </table:table-cell>
          <table:table-cell office:value-type="float" office:value="28273900.579100002" table:style-name="ce1">
            <text:p>28273900,58</text:p>
          </table:table-cell>
          <table:table-cell office:value-type="float" office:value="36036460.599699996" table:style-name="ce1">
            <text:p>36036460,6</text:p>
          </table:table-cell>
          <table:table-cell office:value-type="float" office:value="41986977.591500007" table:style-name="ce1">
            <text:p>41986977,5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0.234556999999995" table:style-name="ce1">
            <text:p>-70,234557</text:p>
          </table:table-cell>
          <table:table-cell office:value-type="float" office:value="19.554089999999999" table:style-name="ce1">
            <text:p>19,55409</text:p>
          </table:table-cell>
          <table:table-cell office:value-type="float" office:value="24300" table:style-name="ce1">
            <text:p>24300</text:p>
          </table:table-cell>
          <table:table-cell office:value-type="float" office:value="72900" table:style-name="ce1">
            <text:p>72900</text:p>
          </table:table-cell>
          <table:table-cell office:value-type="float" office:value="153900" table:style-name="ce1">
            <text:p>153900</text:p>
          </table:table-cell>
          <table:table-cell office:value-type="float" office:value="259200" table:style-name="ce1">
            <text:p>259200</text:p>
          </table:table-cell>
          <table:table-cell office:value-type="float" office:value="396900" table:style-name="ce1">
            <text:p>396900</text:p>
          </table:table-cell>
          <table:table-cell office:value-type="float" office:value="1336500" table:style-name="ce1">
            <text:p>1336500</text:p>
          </table:table-cell>
          <table:table-cell office:value-type="float" office:value="5860580.3640000001" table:style-name="ce1">
            <text:p>5860580,364</text:p>
          </table:table-cell>
          <table:table-cell office:value-type="float" office:value="10167332.8474" table:style-name="ce1">
            <text:p>10167332,85</text:p>
          </table:table-cell>
          <table:table-cell office:value-type="float" office:value="22041336.852200001" table:style-name="ce1">
            <text:p>22041336,85</text:p>
          </table:table-cell>
          <table:table-cell office:value-type="float" office:value="30954319.860399999" table:style-name="ce1">
            <text:p>30954319,86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9.906464999999997" table:style-name="ce1">
            <text:p>-69,906465</text:p>
          </table:table-cell>
          <table:table-cell office:value-type="float" office:value="19.309552" table:style-name="ce1">
            <text:p>19,309552</text:p>
          </table:table-cell>
          <table:table-cell office:value-type="float" office:value="72900" table:style-name="ce1">
            <text:p>72900</text:p>
          </table:table-cell>
          <table:table-cell office:value-type="float" office:value="170100" table:style-name="ce1">
            <text:p>170100</text:p>
          </table:table-cell>
          <table:table-cell office:value-type="float" office:value="672300" table:style-name="ce1">
            <text:p>672300</text:p>
          </table:table-cell>
          <table:table-cell office:value-type="float" office:value="9954900" table:style-name="ce1">
            <text:p>9954900</text:p>
          </table:table-cell>
          <table:table-cell office:value-type="float" office:value="136238508.53670001" table:style-name="ce1">
            <text:p>136238508,5</text:p>
          </table:table-cell>
          <table:table-cell office:value-type="float" office:value="180834811.41159999" table:style-name="ce1">
            <text:p>180834811,4</text:p>
          </table:table-cell>
          <table:table-cell office:value-type="float" office:value="222830779.57960001" table:style-name="ce1">
            <text:p>222830779,6</text:p>
          </table:table-cell>
          <table:table-cell office:value-type="float" office:value="257989678.94970003" table:style-name="ce1">
            <text:p>257989678,9</text:p>
          </table:table-cell>
          <table:table-cell office:value-type="float" office:value="289433797.01999998" table:style-name="ce1">
            <text:p>289433797</text:p>
          </table:table-cell>
          <table:table-cell office:value-type="float" office:value="325346548.21619993" table:style-name="ce1">
            <text:p>325346548,2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9.612979999999993" table:style-name="ce1">
            <text:p>-69,61298</text:p>
          </table:table-cell>
          <table:table-cell office:value-type="float" office:value="19.021547999999999" table:style-name="ce1">
            <text:p>19,021548</text:p>
          </table:table-cell>
          <table:table-cell office:value-type="float" office:value="1679502.7573999998" table:style-name="ce1">
            <text:p>1679502,757</text:p>
          </table:table-cell>
          <table:table-cell office:value-type="float" office:value="3239665.1162999999" table:style-name="ce1">
            <text:p>3239665,116</text:p>
          </table:table-cell>
          <table:table-cell office:value-type="float" office:value="10303845.211900001" table:style-name="ce1">
            <text:p>10303845,21</text:p>
          </table:table-cell>
          <table:table-cell office:value-type="float" office:value="18485700.052499998" table:style-name="ce1">
            <text:p>18485700,05</text:p>
          </table:table-cell>
          <table:table-cell office:value-type="float" office:value="97712115.620399997" table:style-name="ce1">
            <text:p>97712115,62</text:p>
          </table:table-cell>
          <table:table-cell office:value-type="float" office:value="125063570.6392" table:style-name="ce1">
            <text:p>125063570,6</text:p>
          </table:table-cell>
          <table:table-cell office:value-type="float" office:value="149692400.4914" table:style-name="ce1">
            <text:p>149692400,5</text:p>
          </table:table-cell>
          <table:table-cell office:value-type="float" office:value="168927751.43009999" table:style-name="ce1">
            <text:p>168927751,4</text:p>
          </table:table-cell>
          <table:table-cell office:value-type="float" office:value="183868528.2288" table:style-name="ce1">
            <text:p>183868528,2</text:p>
          </table:table-cell>
          <table:table-cell office:value-type="float" office:value="199936689.88250002" table:style-name="ce1">
            <text:p>199936689,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9.174811000000005" table:style-name="ce1">
            <text:p>-69,174811</text:p>
          </table:table-cell>
          <table:table-cell office:value-type="float" office:value="18.935462999999999" table:style-name="ce1">
            <text:p>18,935463</text:p>
          </table:table-cell>
          <table:table-cell office:value-type="float" office:value="1333697.2767" table:style-name="ce1">
            <text:p>1333697,277</text:p>
          </table:table-cell>
          <table:table-cell office:value-type="float" office:value="6204934.8839200009" table:style-name="ce1">
            <text:p>6204934,884</text:p>
          </table:table-cell>
          <table:table-cell office:value-type="float" office:value="13259054.788049998" table:style-name="ce1">
            <text:p>13259054,79</text:p>
          </table:table-cell>
          <table:table-cell office:value-type="float" office:value="21900899.947500002" table:style-name="ce1">
            <text:p>21900899,95</text:p>
          </table:table-cell>
          <table:table-cell office:value-type="float" office:value="55243257.120200001" table:style-name="ce1">
            <text:p>55243257,12</text:p>
          </table:table-cell>
          <table:table-cell office:value-type="float" office:value="67702125.910899982" table:style-name="ce1">
            <text:p>67702125,91</text:p>
          </table:table-cell>
          <table:table-cell office:value-type="float" office:value="79750650.812999994" table:style-name="ce1">
            <text:p>79750650,81</text:p>
          </table:table-cell>
          <table:table-cell office:value-type="float" office:value="90307324.644200012" table:style-name="ce1">
            <text:p>90307324,64</text:p>
          </table:table-cell>
          <table:table-cell office:value-type="float" office:value="98894433.077800006" table:style-name="ce1">
            <text:p>98894433,08</text:p>
          </table:table-cell>
          <table:table-cell office:value-type="float" office:value="105719801.50969997" table:style-name="ce1">
            <text:p>105719801,5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8.784467000000006" table:style-name="ce1">
            <text:p>-68,784467</text:p>
          </table:table-cell>
          <table:table-cell office:value-type="float" office:value="18.747661999999998" table:style-name="ce1">
            <text:p>18,747662</text:p>
          </table:table-cell>
          <table:table-cell office:value-type="float" office:value="15892199.999899998" table:style-name="ce1">
            <text:p>15892200</text:p>
          </table:table-cell>
          <table:table-cell office:value-type="float" office:value="48996899.999899998" table:style-name="ce1">
            <text:p>48996900</text:p>
          </table:table-cell>
          <table:table-cell office:value-type="float" office:value="84013199.999899998" table:style-name="ce1">
            <text:p>84013200</text:p>
          </table:table-cell>
          <table:table-cell office:value-type="float" office:value="117765899.99970001" table:style-name="ce1">
            <text:p>117765900</text:p>
          </table:table-cell>
          <table:table-cell office:value-type="float" office:value="154313518.75670004" table:style-name="ce1">
            <text:p>154313518,8</text:p>
          </table:table-cell>
          <table:table-cell office:value-type="float" office:value="201305092.0724" table:style-name="ce1">
            <text:p>201305092,1</text:p>
          </table:table-cell>
          <table:table-cell office:value-type="float" office:value="226382692.07210004" table:style-name="ce1">
            <text:p>226382692,1</text:p>
          </table:table-cell>
          <table:table-cell office:value-type="float" office:value="249681267.93280002" table:style-name="ce1">
            <text:p>249681267,9</text:p>
          </table:table-cell>
          <table:table-cell office:value-type="float" office:value="272693367.93230003" table:style-name="ce1">
            <text:p>272693367,9</text:p>
          </table:table-cell>
          <table:table-cell office:value-type="float" office:value="297811467.93249995" table:style-name="ce1">
            <text:p>297811467,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8.932653999999999" table:style-name="ce1">
            <text:p>-68,932654</text:p>
          </table:table-cell>
          <table:table-cell office:value-type="float" office:value="18.559366000000001" table:style-name="ce1">
            <text:p>18,559366</text:p>
          </table:table-cell>
          <table:table-cell office:value-type="float" office:value="16029900.000309996" table:style-name="ce1">
            <text:p>16029900</text:p>
          </table:table-cell>
          <table:table-cell office:value-type="float" office:value="35178300.000290006" table:style-name="ce1">
            <text:p>35178300</text:p>
          </table:table-cell>
          <table:table-cell office:value-type="float" office:value="56334673.443860002" table:style-name="ce1">
            <text:p>56334673,44</text:p>
          </table:table-cell>
          <table:table-cell office:value-type="float" office:value="77289373.443839982" table:style-name="ce1">
            <text:p>77289373,44</text:p>
          </table:table-cell>
          <table:table-cell office:value-type="float" office:value="96595909.910389975" table:style-name="ce1">
            <text:p>96595909,91</text:p>
          </table:table-cell>
          <table:table-cell office:value-type="float" office:value="116826577.04517999" table:style-name="ce1">
            <text:p>116826577</text:p>
          </table:table-cell>
          <table:table-cell office:value-type="float" office:value="134814974.00795001" table:style-name="ce1">
            <text:p>134814974</text:p>
          </table:table-cell>
          <table:table-cell office:value-type="float" office:value="149598404.29862002" table:style-name="ce1">
            <text:p>149598404,3</text:p>
          </table:table-cell>
          <table:table-cell office:value-type="float" office:value="161375804.29859996" table:style-name="ce1">
            <text:p>161375804,3</text:p>
          </table:table-cell>
          <table:table-cell office:value-type="float" office:value="171591900.27110001" table:style-name="ce1">
            <text:p>171591900,3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9.378907999999996" table:style-name="ce1">
            <text:p>-69,378908</text:p>
          </table:table-cell>
          <table:table-cell office:value-type="float" office:value="18.607948" table:style-name="ce1">
            <text:p>18,607948</text:p>
          </table:table-cell>
          <table:table-cell office:value-type="float" office:value="1263600" table:style-name="ce1">
            <text:p>1263600</text:p>
          </table:table-cell>
          <table:table-cell office:value-type="float" office:value="4479299.9999000002" table:style-name="ce1">
            <text:p>4479300</text:p>
          </table:table-cell>
          <table:table-cell office:value-type="float" office:value="8910826.556499999" table:style-name="ce1">
            <text:p>8910826,557</text:p>
          </table:table-cell>
          <table:table-cell office:value-type="float" office:value="14297226.854599999" table:style-name="ce1">
            <text:p>14297226,85</text:p>
          </table:table-cell>
          <table:table-cell office:value-type="float" office:value="25179390.388" table:style-name="ce1">
            <text:p>25179390,39</text:p>
          </table:table-cell>
          <table:table-cell office:value-type="float" office:value="37332523.253199995" table:style-name="ce1">
            <text:p>37332523,25</text:p>
          </table:table-cell>
          <table:table-cell office:value-type="float" office:value="50666826.290399998" table:style-name="ce1">
            <text:p>50666826,29</text:p>
          </table:table-cell>
          <table:table-cell office:value-type="float" office:value="62985995.999799997" table:style-name="ce1">
            <text:p>62985996</text:p>
          </table:table-cell>
          <table:table-cell office:value-type="float" office:value="84927169.805999994" table:style-name="ce1">
            <text:p>84927169,81</text:p>
          </table:table-cell>
          <table:table-cell office:value-type="float" office:value="96846851.941400006" table:style-name="ce1">
            <text:p>96846851,94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69.816841999999994" table:style-name="ce1">
            <text:p>-69,816842</text:p>
          </table:table-cell>
          <table:table-cell office:value-type="float" office:value="18.599965999999998" table:style-name="ce1">
            <text:p>18,599966</text:p>
          </table:table-cell>
          <table:table-cell office:value-type="float" office:value="72900" table:style-name="ce1">
            <text:p>72900</text:p>
          </table:table-cell>
          <table:table-cell office:value-type="float" office:value="243000" table:style-name="ce1">
            <text:p>243000</text:p>
          </table:table-cell>
          <table:table-cell office:value-type="float" office:value="510300" table:style-name="ce1">
            <text:p>510300</text:p>
          </table:table-cell>
          <table:table-cell office:value-type="float" office:value="980199.70200000005" table:style-name="ce1">
            <text:p>980199,702</text:p>
          </table:table-cell>
          <table:table-cell office:value-type="float" office:value="1782099.7019" table:style-name="ce1">
            <text:p>1782099,702</text:p>
          </table:table-cell>
          <table:table-cell office:value-type="float" office:value="2972799.702" table:style-name="ce1">
            <text:p>2972799,702</text:p>
          </table:table-cell>
          <table:table-cell office:value-type="float" office:value="4171599.7019000002" table:style-name="ce1">
            <text:p>4171599,702</text:p>
          </table:table-cell>
          <table:table-cell office:value-type="float" office:value="6015722.9761000006" table:style-name="ce1">
            <text:p>6015722,976</text:p>
          </table:table-cell>
          <table:table-cell office:value-type="float" office:value="76898190.501899987" table:style-name="ce1">
            <text:p>76898190,5</text:p>
          </table:table-cell>
          <table:table-cell office:value-type="float" office:value="96684998.158399969" table:style-name="ce1">
            <text:p>96684998,16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0.237509000000003" table:style-name="ce1">
            <text:p>-70,237509</text:p>
          </table:table-cell>
          <table:table-cell office:value-type="float" office:value="18.452038999999999" table:style-name="ce1">
            <text:p>18,452039</text:p>
          </table:table-cell>
          <table:table-cell office:value-type="float" office:value="348299.9999" table:style-name="ce1">
            <text:p>348299,9999</text:p>
          </table:table-cell>
          <table:table-cell office:value-type="float" office:value="826199.99989999994" table:style-name="ce1">
            <text:p>826199,9999</text:p>
          </table:table-cell>
          <table:table-cell office:value-type="float" office:value="1490399.9998999999" table:style-name="ce1">
            <text:p>1490400</text:p>
          </table:table-cell>
          <table:table-cell office:value-type="float" office:value="3142799.9999000002" table:style-name="ce1">
            <text:p>3142800</text:p>
          </table:table-cell>
          <table:table-cell office:value-type="float" office:value="5370300" table:style-name="ce1">
            <text:p>5370300</text:p>
          </table:table-cell>
          <table:table-cell office:value-type="float" office:value="10602899.999900002" table:style-name="ce1">
            <text:p>10602900</text:p>
          </table:table-cell>
          <table:table-cell office:value-type="float" office:value="14596199.999899998" table:style-name="ce1">
            <text:p>14596200</text:p>
          </table:table-cell>
          <table:table-cell office:value-type="float" office:value="18608376.725999996" table:style-name="ce1">
            <text:p>18608376,73</text:p>
          </table:table-cell>
          <table:table-cell office:value-type="float" office:value="23673862.586599998" table:style-name="ce1">
            <text:p>23673862,59</text:p>
          </table:table-cell>
          <table:table-cell office:value-type="float" office:value="28064062.5867" table:style-name="ce1">
            <text:p>28064062,5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0.650700999999998" table:style-name="ce1">
            <text:p>-70,650701</text:p>
          </table:table-cell>
          <table:table-cell office:value-type="float" office:value="18.504315999999999" table:style-name="ce1">
            <text:p>18,504316</text:p>
          </table:table-cell>
          <table:table-cell office:value-type="float" office:value="226800" table:style-name="ce1">
            <text:p>226800</text:p>
          </table:table-cell>
          <table:table-cell office:value-type="float" office:value="558899.99989999994" table:style-name="ce1">
            <text:p>558899,9999</text:p>
          </table:table-cell>
          <table:table-cell office:value-type="float" office:value="1304099.9997999999" table:style-name="ce1">
            <text:p>1304100</text:p>
          </table:table-cell>
          <table:table-cell office:value-type="float" office:value="2770199.9997999999" table:style-name="ce1">
            <text:p>2770200</text:p>
          </table:table-cell>
          <table:table-cell office:value-type="float" office:value="10210979.709800001" table:style-name="ce1">
            <text:p>10210979,71</text:p>
          </table:table-cell>
          <table:table-cell office:value-type="float" office:value="15219760.828399999" table:style-name="ce1">
            <text:p>15219760,83</text:p>
          </table:table-cell>
          <table:table-cell office:value-type="float" office:value="20751123.873" table:style-name="ce1">
            <text:p>20751123,87</text:p>
          </table:table-cell>
          <table:table-cell office:value-type="float" office:value="27645915.237200007" table:style-name="ce1">
            <text:p>27645915,24</text:p>
          </table:table-cell>
          <table:table-cell office:value-type="float" office:value="34900139.866700001" table:style-name="ce1">
            <text:p>34900139,87</text:p>
          </table:table-cell>
          <table:table-cell office:value-type="float" office:value="41170372.968699999" table:style-name="ce1">
            <text:p>41170372,97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1.052452000000002" table:style-name="ce1">
            <text:p>-71,052452</text:p>
          </table:table-cell>
          <table:table-cell office:value-type="float" office:value="18.333822000000001" table:style-name="ce1">
            <text:p>18,333822</text:p>
          </table:table-cell>
          <table:table-cell office:value-type="float" office:value="210600" table:style-name="ce1">
            <text:p>210600</text:p>
          </table:table-cell>
          <table:table-cell office:value-type="float" office:value="3709800" table:style-name="ce1">
            <text:p>3709800</text:p>
          </table:table-cell>
          <table:table-cell office:value-type="float" office:value="5945400" table:style-name="ce1">
            <text:p>5945400</text:p>
          </table:table-cell>
          <table:table-cell office:value-type="float" office:value="8982900" table:style-name="ce1">
            <text:p>8982900</text:p>
          </table:table-cell>
          <table:table-cell office:value-type="float" office:value="20957820.289999999" table:style-name="ce1">
            <text:p>20957820,29</text:p>
          </table:table-cell>
          <table:table-cell office:value-type="float" office:value="37049539.171599999" table:style-name="ce1">
            <text:p>37049539,17</text:p>
          </table:table-cell>
          <table:table-cell office:value-type="float" office:value="49880876.127000004" table:style-name="ce1">
            <text:p>49880876,13</text:p>
          </table:table-cell>
          <table:table-cell office:value-type="float" office:value="61113899.872500002" table:style-name="ce1">
            <text:p>61113899,87</text:p>
          </table:table-cell>
          <table:table-cell office:value-type="float" office:value="70388789.382300004" table:style-name="ce1">
            <text:p>70388789,38</text:p>
          </table:table-cell>
          <table:table-cell office:value-type="float" office:value="89779356.280599996" table:style-name="ce1">
            <text:p>89779356,28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1.319066000000007" table:style-name="ce1">
            <text:p>-71,319066</text:p>
          </table:table-cell>
          <table:table-cell office:value-type="float" office:value="17.988592000000001" table:style-name="ce1">
            <text:p>17,988592</text:p>
          </table:table-cell>
          <table:table-cell office:value-type="float" office:value="48600" table:style-name="ce1">
            <text:p>48600</text:p>
          </table:table-cell>
          <table:table-cell office:value-type="float" office:value="178200" table:style-name="ce1">
            <text:p>178200</text:p>
          </table:table-cell>
          <table:table-cell office:value-type="float" office:value="437400" table:style-name="ce1">
            <text:p>437400</text:p>
          </table:table-cell>
          <table:table-cell office:value-type="float" office:value="1603800" table:style-name="ce1">
            <text:p>1603800</text:p>
          </table:table-cell>
          <table:table-cell office:value-type="float" office:value="3134699.9999999995" table:style-name="ce1">
            <text:p>3134700</text:p>
          </table:table-cell>
          <table:table-cell office:value-type="float" office:value="40960672.669" table:style-name="ce1">
            <text:p>40960672,67</text:p>
          </table:table-cell>
          <table:table-cell office:value-type="float" office:value="47675572.669" table:style-name="ce1">
            <text:p>47675572,67</text:p>
          </table:table-cell>
          <table:table-cell office:value-type="float" office:value="54006512.9252" table:style-name="ce1">
            <text:p>54006512,93</text:p>
          </table:table-cell>
          <table:table-cell office:value-type="float" office:value="58956140.437099993" table:style-name="ce1">
            <text:p>58956140,44</text:p>
          </table:table-cell>
          <table:table-cell office:value-type="float" office:value="63510978.486900002" table:style-name="ce1">
            <text:p>63510978,49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1.580479999999994" table:style-name="ce1">
            <text:p>-71,58048</text:p>
          </table:table-cell>
          <table:table-cell office:value-type="float" office:value="17.943007999999999" table:style-name="ce1">
            <text:p>17,943008</text:p>
          </table:table-cell>
          <table:table-cell office:value-type="float" office:value="105300.0001" table:style-name="ce1">
            <text:p>105300,0001</text:p>
          </table:table-cell>
          <table:table-cell office:value-type="float" office:value="486000.0001" table:style-name="ce1">
            <text:p>486000,0001</text:p>
          </table:table-cell>
          <table:table-cell office:value-type="float" office:value="9063900" table:style-name="ce1">
            <text:p>9063900</text:p>
          </table:table-cell>
          <table:table-cell office:value-type="float" office:value="12733200" table:style-name="ce1">
            <text:p>12733200</text:p>
          </table:table-cell>
          <table:table-cell office:value-type="float" office:value="20962800.055979997" table:style-name="ce1">
            <text:p>20962800,06</text:p>
          </table:table-cell>
          <table:table-cell office:value-type="float" office:value="33713227.817060001" table:style-name="ce1">
            <text:p>33713227,82</text:p>
          </table:table-cell>
          <table:table-cell office:value-type="float" office:value="45207127.81708999" table:style-name="ce1">
            <text:p>45207127,82</text:p>
          </table:table-cell>
          <table:table-cell office:value-type="float" office:value="54322872.451180004" table:style-name="ce1">
            <text:p>54322872,45</text:p>
          </table:table-cell>
          <table:table-cell office:value-type="float" office:value="61482964.507380009" table:style-name="ce1">
            <text:p>61482964,51</text:p>
          </table:table-cell>
          <table:table-cell office:value-type="float" office:value="69029526.457679987" table:style-name="ce1">
            <text:p>69029526,46</text:p>
          </table:table-cell>
          <table:table-cell office:value-type="float" office:value="214" table:style-name="ce1">
            <text:p>214</text:p>
          </table:table-cell>
          <table:table-cell table:number-columns-repeated="16371"/>
        </table:table-row>
        <table:table-row table:style-name="ro1">
          <table:table-cell office:value-type="float" office:value="-71.858267999999995" table:style-name="ce1">
            <text:p>-71,858268</text:p>
          </table:table-cell>
          <table:table-cell office:value-type="float" office:value="18.278737" table:style-name="ce1">
            <text:p>18,278737</text:p>
          </table:table-cell>
          <table:table-cell office:value-type="float" office:value="8100" table:style-name="ce1">
            <text:p>8100</text:p>
          </table:table-cell>
          <table:table-cell office:value-type="float" office:value="64800" table:style-name="ce1">
            <text:p>64800</text:p>
          </table:table-cell>
          <table:table-cell office:value-type="float" office:value="145800.0001" table:style-name="ce1">
            <text:p>145800,0001</text:p>
          </table:table-cell>
          <table:table-cell office:value-type="float" office:value="315900.0001" table:style-name="ce1">
            <text:p>315900,0001</text:p>
          </table:table-cell>
          <table:table-cell office:value-type="float" office:value="607500.00009999995" table:style-name="ce1">
            <text:p>607500,0001</text:p>
          </table:table-cell>
          <table:table-cell office:value-type="float" office:value="866700.00010000006" table:style-name="ce1">
            <text:p>866700,0001</text:p>
          </table:table-cell>
          <table:table-cell office:value-type="float" office:value="1255500.0001000001" table:style-name="ce1">
            <text:p>1255500</text:p>
          </table:table-cell>
          <table:table-cell office:value-type="float" office:value="1709047.6712" table:style-name="ce1">
            <text:p>1709047,671</text:p>
          </table:table-cell>
          <table:table-cell office:value-type="float" office:value="2121130.7905000001" table:style-name="ce1">
            <text:p>2121130,791</text:p>
          </table:table-cell>
          <table:table-cell office:value-type="float" office:value="2562581.1810999997" table:style-name="ce1">
            <text:p>2562581,181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306241999999997" table:style-name="ce1">
            <text:p>-72,306242</text:p>
          </table:table-cell>
          <table:table-cell office:value-type="float" office:value="18.247610000000002" table:style-name="ce1">
            <text:p>18,24761</text:p>
          </table:table-cell>
          <table:table-cell office:value-type="float" office:value="40500" table:style-name="ce1">
            <text:p>40500</text:p>
          </table:table-cell>
          <table:table-cell office:value-type="float" office:value="64800" table:style-name="ce1">
            <text:p>64800</text:p>
          </table:table-cell>
          <table:table-cell office:value-type="float" office:value="153900" table:style-name="ce1">
            <text:p>153900</text:p>
          </table:table-cell>
          <table:table-cell office:value-type="float" office:value="324000" table:style-name="ce1">
            <text:p>324000</text:p>
          </table:table-cell>
          <table:table-cell office:value-type="float" office:value="575100" table:style-name="ce1">
            <text:p>575100</text:p>
          </table:table-cell>
          <table:table-cell office:value-type="float" office:value="874800" table:style-name="ce1">
            <text:p>874800</text:p>
          </table:table-cell>
          <table:table-cell office:value-type="float" office:value="1377000.0001000001" table:style-name="ce1">
            <text:p>1377000</text:p>
          </table:table-cell>
          <table:table-cell office:value-type="float" office:value="1960252.3289000001" table:style-name="ce1">
            <text:p>1960252,329</text:p>
          </table:table-cell>
          <table:table-cell office:value-type="float" office:value="2665749.9753" table:style-name="ce1">
            <text:p>2665749,975</text:p>
          </table:table-cell>
          <table:table-cell office:value-type="float" office:value="3317799.5848999997" table:style-name="ce1">
            <text:p>3317799,585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754047999999997" table:style-name="ce1">
            <text:p>-72,754048</text:p>
          </table:table-cell>
          <table:table-cell office:value-type="float" office:value="18.221149" table:style-name="ce1">
            <text:p>18,221149</text:p>
          </table:table-cell>
          <table:table-cell office:value-type="float" office:value="40500" table:style-name="ce1">
            <text:p>40500</text:p>
          </table:table-cell>
          <table:table-cell office:value-type="float" office:value="170099.9999" table:style-name="ce1">
            <text:p>170099,9999</text:p>
          </table:table-cell>
          <table:table-cell office:value-type="float" office:value="291599.9999" table:style-name="ce1">
            <text:p>291599,9999</text:p>
          </table:table-cell>
          <table:table-cell office:value-type="float" office:value="659541.63820000004" table:style-name="ce1">
            <text:p>659541,6382</text:p>
          </table:table-cell>
          <table:table-cell office:value-type="float" office:value="1121241.6381999999" table:style-name="ce1">
            <text:p>1121241,638</text:p>
          </table:table-cell>
          <table:table-cell office:value-type="float" office:value="1874541.6382000002" table:style-name="ce1">
            <text:p>1874541,638</text:p>
          </table:table-cell>
          <table:table-cell office:value-type="float" office:value="2781741.6381999999" table:style-name="ce1">
            <text:p>2781741,638</text:p>
          </table:table-cell>
          <table:table-cell office:value-type="float" office:value="3745641.6380000003" table:style-name="ce1">
            <text:p>3745641,638</text:p>
          </table:table-cell>
          <table:table-cell office:value-type="float" office:value="4604241.6380000003" table:style-name="ce1">
            <text:p>4604241,638</text:p>
          </table:table-cell>
          <table:table-cell office:value-type="float" office:value="5479027.6555000003" table:style-name="ce1">
            <text:p>5479027,656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198690999999997" table:style-name="ce1">
            <text:p>-73,198691</text:p>
          </table:table-cell>
          <table:table-cell office:value-type="float" office:value="18.281839999999999" table:style-name="ce1">
            <text:p>18,28184</text:p>
          </table:table-cell>
          <table:table-cell office:value-type="float" office:value="8100" table:style-name="ce1">
            <text:p>8100</text:p>
          </table:table-cell>
          <table:table-cell office:value-type="float" office:value="162000" table:style-name="ce1">
            <text:p>162000</text:p>
          </table:table-cell>
          <table:table-cell office:value-type="float" office:value="518400" table:style-name="ce1">
            <text:p>518400</text:p>
          </table:table-cell>
          <table:table-cell office:value-type="float" office:value="1584158.3618000001" table:style-name="ce1">
            <text:p>1584158,362</text:p>
          </table:table-cell>
          <table:table-cell office:value-type="float" office:value="4176158.3618999999" table:style-name="ce1">
            <text:p>4176158,362</text:p>
          </table:table-cell>
          <table:table-cell office:value-type="float" office:value="7408058.3618999999" table:style-name="ce1">
            <text:p>7408058,362</text:p>
          </table:table-cell>
          <table:table-cell office:value-type="float" office:value="11782058.3619" table:style-name="ce1">
            <text:p>11782058,36</text:p>
          </table:table-cell>
          <table:table-cell office:value-type="float" office:value="20424758.3618" table:style-name="ce1">
            <text:p>20424758,36</text:p>
          </table:table-cell>
          <table:table-cell office:value-type="float" office:value="25260458.361699998" table:style-name="ce1">
            <text:p>25260458,36</text:p>
          </table:table-cell>
          <table:table-cell office:value-type="float" office:value="29684550.608800005" table:style-name="ce1">
            <text:p>29684550,61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644302999999994" table:style-name="ce1">
            <text:p>-73,644303</text:p>
          </table:table-cell>
          <table:table-cell office:value-type="float" office:value="18.315291999999999" table:style-name="ce1">
            <text:p>18,315292</text:p>
          </table:table-cell>
          <table:table-cell office:value-type="float" office:value="56700" table:style-name="ce1">
            <text:p>56700</text:p>
          </table:table-cell>
          <table:table-cell office:value-type="float" office:value="307800" table:style-name="ce1">
            <text:p>307800</text:p>
          </table:table-cell>
          <table:table-cell office:value-type="float" office:value="2381400" table:style-name="ce1">
            <text:p>2381400</text:p>
          </table:table-cell>
          <table:table-cell office:value-type="float" office:value="7662600" table:style-name="ce1">
            <text:p>7662600</text:p>
          </table:table-cell>
          <table:table-cell office:value-type="float" office:value="13494600" table:style-name="ce1">
            <text:p>13494600</text:p>
          </table:table-cell>
          <table:table-cell office:value-type="float" office:value="20776500.000100002" table:style-name="ce1">
            <text:p>20776500</text:p>
          </table:table-cell>
          <table:table-cell office:value-type="float" office:value="28280191.111400001" table:style-name="ce1">
            <text:p>28280191,11</text:p>
          </table:table-cell>
          <table:table-cell office:value-type="float" office:value="35229991.111400001" table:style-name="ce1">
            <text:p>35229991,11</text:p>
          </table:table-cell>
          <table:table-cell office:value-type="float" office:value="43556791.111300007" table:style-name="ce1">
            <text:p>43556791,11</text:p>
          </table:table-cell>
          <table:table-cell office:value-type="float" office:value="53980012.847000003" table:style-name="ce1">
            <text:p>53980012,85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4.081468999999998" table:style-name="ce1">
            <text:p>-74,081469</text:p>
          </table:table-cell>
          <table:table-cell office:value-type="float" office:value="18.348464" table:style-name="ce1">
            <text:p>18,348464</text:p>
          </table:table-cell>
          <table:table-cell office:value-type="float" office:value="48600" table:style-name="ce1">
            <text:p>48600</text:p>
          </table:table-cell>
          <table:table-cell office:value-type="float" office:value="105300" table:style-name="ce1">
            <text:p>105300</text:p>
          </table:table-cell>
          <table:table-cell office:value-type="float" office:value="144229.6894" table:style-name="ce1">
            <text:p>144229,6894</text:p>
          </table:table-cell>
          <table:table-cell office:value-type="float" office:value="217129.6894" table:style-name="ce1">
            <text:p>217129,6894</text:p>
          </table:table-cell>
          <table:table-cell office:value-type="float" office:value="427729.68949999998" table:style-name="ce1">
            <text:p>427729,6895</text:p>
          </table:table-cell>
          <table:table-cell office:value-type="float" office:value="1027129.6895000001" table:style-name="ce1">
            <text:p>1027129,69</text:p>
          </table:table-cell>
          <table:table-cell office:value-type="float" office:value="2822238.5779999997" table:style-name="ce1">
            <text:p>2822238,578</text:p>
          </table:table-cell>
          <table:table-cell office:value-type="float" office:value="6054138.5782000003" table:style-name="ce1">
            <text:p>6054138,578</text:p>
          </table:table-cell>
          <table:table-cell office:value-type="float" office:value="9034938.5780999996" table:style-name="ce1">
            <text:p>9034938,578</text:p>
          </table:table-cell>
          <table:table-cell office:value-type="float" office:value="11983338.578" table:style-name="ce1">
            <text:p>11983338,58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4.090515999999994" table:style-name="ce1">
            <text:p>-74,090516</text:p>
          </table:table-cell>
          <table:table-cell office:value-type="float" office:value="18.514002000000001" table:style-name="ce1">
            <text:p>18,514002</text:p>
          </table:table-cell>
          <table:table-cell office:value-type="float" office:value="16200" table:style-name="ce1">
            <text:p>16200</text:p>
          </table:table-cell>
          <table:table-cell office:value-type="float" office:value="64800" table:style-name="ce1">
            <text:p>64800</text:p>
          </table:table-cell>
          <table:table-cell office:value-type="float" office:value="139270.3106" table:style-name="ce1">
            <text:p>139270,3106</text:p>
          </table:table-cell>
          <table:table-cell office:value-type="float" office:value="455170.31060000003" table:style-name="ce1">
            <text:p>455170,3106</text:p>
          </table:table-cell>
          <table:table-cell office:value-type="float" office:value="2666470.3106" table:style-name="ce1">
            <text:p>2666470,311</text:p>
          </table:table-cell>
          <table:table-cell office:value-type="float" office:value="5161270.3105000006" table:style-name="ce1">
            <text:p>5161270,311</text:p>
          </table:table-cell>
          <table:table-cell office:value-type="float" office:value="7737070.3104000008" table:style-name="ce1">
            <text:p>7737070,31</text:p>
          </table:table-cell>
          <table:table-cell office:value-type="float" office:value="9276070.3104999997" table:style-name="ce1">
            <text:p>9276070,311</text:p>
          </table:table-cell>
          <table:table-cell office:value-type="float" office:value="11649370.310499996" table:style-name="ce1">
            <text:p>11649370,31</text:p>
          </table:table-cell>
          <table:table-cell office:value-type="float" office:value="13625770.310399998" table:style-name="ce1">
            <text:p>13625770,31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646034999999998" table:style-name="ce1">
            <text:p>-73,646035</text:p>
          </table:table-cell>
          <table:table-cell office:value-type="float" office:value="18.475176000000001" table:style-name="ce1">
            <text:p>18,475176</text:p>
          </table:table-cell>
          <table:table-cell office:value-type="float" office:value="153899.999905" table:style-name="ce1">
            <text:p>153899,9999</text:p>
          </table:table-cell>
          <table:table-cell office:value-type="float" office:value="818099.99995500001" table:style-name="ce1">
            <text:p>818100</text:p>
          </table:table-cell>
          <table:table-cell office:value-type="float" office:value="2324699.9999549999" table:style-name="ce1">
            <text:p>2324700</text:p>
          </table:table-cell>
          <table:table-cell office:value-type="float" office:value="5904900.000039001" table:style-name="ce1">
            <text:p>5904900</text:p>
          </table:table-cell>
          <table:table-cell office:value-type="float" office:value="11323799.999924002" table:style-name="ce1">
            <text:p>11323800</text:p>
          </table:table-cell>
          <table:table-cell office:value-type="float" office:value="16232400.000044001" table:style-name="ce1">
            <text:p>16232400</text:p>
          </table:table-cell>
          <table:table-cell office:value-type="float" office:value="21027600.000104003" table:style-name="ce1">
            <text:p>21027600</text:p>
          </table:table-cell>
          <table:table-cell office:value-type="float" office:value="26414100.000003997" table:style-name="ce1">
            <text:p>26414100</text:p>
          </table:table-cell>
          <table:table-cell office:value-type="float" office:value="30593700.000053" table:style-name="ce1">
            <text:p>30593700</text:p>
          </table:table-cell>
          <table:table-cell office:value-type="float" office:value="34335900.000252999" table:style-name="ce1">
            <text:p>34335900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199903000000006" table:style-name="ce1">
            <text:p>-73,199903</text:p>
          </table:table-cell>
          <table:table-cell office:value-type="float" office:value="18.425502999999999" table:style-name="ce1">
            <text:p>18,425503</text:p>
          </table:table-cell>
          <table:table-cell office:value-type="float" office:value="137700" table:style-name="ce1">
            <text:p>137700</text:p>
          </table:table-cell>
          <table:table-cell office:value-type="float" office:value="615600" table:style-name="ce1">
            <text:p>615600</text:p>
          </table:table-cell>
          <table:table-cell office:value-type="float" office:value="2276100.0000999998" table:style-name="ce1">
            <text:p>2276100</text:p>
          </table:table-cell>
          <table:table-cell office:value-type="float" office:value="4212000" table:style-name="ce1">
            <text:p>4212000</text:p>
          </table:table-cell>
          <table:table-cell office:value-type="float" office:value="5532300" table:style-name="ce1">
            <text:p>5532300</text:p>
          </table:table-cell>
          <table:table-cell office:value-type="float" office:value="7249500.0000999998" table:style-name="ce1">
            <text:p>7249500</text:p>
          </table:table-cell>
          <table:table-cell office:value-type="float" office:value="8634600" table:style-name="ce1">
            <text:p>8634600</text:p>
          </table:table-cell>
          <table:table-cell office:value-type="float" office:value="9938700.0001999997" table:style-name="ce1">
            <text:p>9938700</text:p>
          </table:table-cell>
          <table:table-cell office:value-type="float" office:value="11526300.0001" table:style-name="ce1">
            <text:p>11526300</text:p>
          </table:table-cell>
          <table:table-cell office:value-type="float" office:value="12789900.0002" table:style-name="ce1">
            <text:p>12789900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751427000000007" table:style-name="ce1">
            <text:p>-72,751427</text:p>
          </table:table-cell>
          <table:table-cell office:value-type="float" office:value="18.407878" table:style-name="ce1">
            <text:p>18,407878</text:p>
          </table:table-cell>
          <table:table-cell office:value-type="float" office:value="137700" table:style-name="ce1">
            <text:p>137700</text:p>
          </table:table-cell>
          <table:table-cell office:value-type="float" office:value="421200" table:style-name="ce1">
            <text:p>421200</text:p>
          </table:table-cell>
          <table:table-cell office:value-type="float" office:value="1174500" table:style-name="ce1">
            <text:p>1174500</text:p>
          </table:table-cell>
          <table:table-cell office:value-type="float" office:value="3102299.9999000002" table:style-name="ce1">
            <text:p>3102300</text:p>
          </table:table-cell>
          <table:table-cell office:value-type="float" office:value="6099300" table:style-name="ce1">
            <text:p>6099300</text:p>
          </table:table-cell>
          <table:table-cell office:value-type="float" office:value="10365519.486" table:style-name="ce1">
            <text:p>10365519,49</text:p>
          </table:table-cell>
          <table:table-cell office:value-type="float" office:value="14380259.774599999" table:style-name="ce1">
            <text:p>14380259,77</text:p>
          </table:table-cell>
          <table:table-cell office:value-type="float" office:value="18464496.9285" table:style-name="ce1">
            <text:p>18464496,93</text:p>
          </table:table-cell>
          <table:table-cell office:value-type="float" office:value="22054926.620900001" table:style-name="ce1">
            <text:p>22054926,62</text:p>
          </table:table-cell>
          <table:table-cell office:value-type="float" office:value="25411022.189300001" table:style-name="ce1">
            <text:p>25411022,19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372169999999997" table:style-name="ce1">
            <text:p>-72,37217</text:p>
          </table:table-cell>
          <table:table-cell office:value-type="float" office:value="18.508513000000001" table:style-name="ce1">
            <text:p>18,508513</text:p>
          </table:table-cell>
          <table:table-cell office:value-type="float" office:value="145800" table:style-name="ce1">
            <text:p>145800</text:p>
          </table:table-cell>
          <table:table-cell office:value-type="float" office:value="534599.99998999992" table:style-name="ce1">
            <text:p>534600</text:p>
          </table:table-cell>
          <table:table-cell office:value-type="float" office:value="3523499.9999199999" table:style-name="ce1">
            <text:p>3523500</text:p>
          </table:table-cell>
          <table:table-cell office:value-type="float" office:value="8950499.9999499992" table:style-name="ce1">
            <text:p>8950500</text:p>
          </table:table-cell>
          <table:table-cell office:value-type="float" office:value="15252300.00006" table:style-name="ce1">
            <text:p>15252300</text:p>
          </table:table-cell>
          <table:table-cell office:value-type="float" office:value="21694280.513859998" table:style-name="ce1">
            <text:p>21694280,51</text:p>
          </table:table-cell>
          <table:table-cell office:value-type="float" office:value="28436340.225260001" table:style-name="ce1">
            <text:p>28436340,23</text:p>
          </table:table-cell>
          <table:table-cell office:value-type="float" office:value="34428503.071460001" table:style-name="ce1">
            <text:p>34428503,07</text:p>
          </table:table-cell>
          <table:table-cell office:value-type="float" office:value="39307382.15546" table:style-name="ce1">
            <text:p>39307382,16</text:p>
          </table:table-cell>
          <table:table-cell office:value-type="float" office:value="44261886.587059997" table:style-name="ce1">
            <text:p>44261886,59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424555999999995" table:style-name="ce1">
            <text:p>-72,424556</text:p>
          </table:table-cell>
          <table:table-cell office:value-type="float" office:value="18.884224" table:style-name="ce1">
            <text:p>18,884224</text:p>
          </table:table-cell>
          <table:table-cell office:value-type="float" office:value="56700" table:style-name="ce1">
            <text:p>56700</text:p>
          </table:table-cell>
          <table:table-cell office:value-type="float" office:value="234900" table:style-name="ce1">
            <text:p>234900</text:p>
          </table:table-cell>
          <table:table-cell office:value-type="float" office:value="664200" table:style-name="ce1">
            <text:p>664200</text:p>
          </table:table-cell>
          <table:table-cell office:value-type="float" office:value="1206900" table:style-name="ce1">
            <text:p>1206900</text:p>
          </table:table-cell>
          <table:table-cell office:value-type="float" office:value="2117319.2555999998" table:style-name="ce1">
            <text:p>2117319,256</text:p>
          </table:table-cell>
          <table:table-cell office:value-type="float" office:value="3583416.3119999999" table:style-name="ce1">
            <text:p>3583416,312</text:p>
          </table:table-cell>
          <table:table-cell office:value-type="float" office:value="5612898.6900000004" table:style-name="ce1">
            <text:p>5612898,69</text:p>
          </table:table-cell>
          <table:table-cell office:value-type="float" office:value="7566817.4859999996" table:style-name="ce1">
            <text:p>7566817,486</text:p>
          </table:table-cell>
          <table:table-cell office:value-type="float" office:value="9514108.7095999997" table:style-name="ce1">
            <text:p>9514108,71</text:p>
          </table:table-cell>
          <table:table-cell office:value-type="float" office:value="11589112.5584" table:style-name="ce1">
            <text:p>11589112,56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659392999999994" table:style-name="ce1">
            <text:p>-72,659393</text:p>
          </table:table-cell>
          <table:table-cell office:value-type="float" office:value="19.208449999999999" table:style-name="ce1">
            <text:p>19,20845</text:p>
          </table:table-cell>
          <table:table-cell office:value-type="float" office:value="3441319.0319000003" table:style-name="ce1">
            <text:p>3441319,032</text:p>
          </table:table-cell>
          <table:table-cell office:value-type="float" office:value="15020380.6336" table:style-name="ce1">
            <text:p>15020380,63</text:p>
          </table:table-cell>
          <table:table-cell office:value-type="float" office:value="63522457.645799994" table:style-name="ce1">
            <text:p>63522457,65</text:p>
          </table:table-cell>
          <table:table-cell office:value-type="float" office:value="129799154.23729999" table:style-name="ce1">
            <text:p>129799154,2</text:p>
          </table:table-cell>
          <table:table-cell office:value-type="float" office:value="188323039.11939996" table:style-name="ce1">
            <text:p>188323039,1</text:p>
          </table:table-cell>
          <table:table-cell office:value-type="float" office:value="236656891.75" table:style-name="ce1">
            <text:p>236656891,8</text:p>
          </table:table-cell>
          <table:table-cell office:value-type="float" office:value="277756073.44790006" table:style-name="ce1">
            <text:p>277756073,4</text:p>
          </table:table-cell>
          <table:table-cell office:value-type="float" office:value="311178229.89000005" table:style-name="ce1">
            <text:p>311178229,9</text:p>
          </table:table-cell>
          <table:table-cell office:value-type="float" office:value="335487491.28430003" table:style-name="ce1">
            <text:p>335487491,3</text:p>
          </table:table-cell>
          <table:table-cell office:value-type="float" office:value="355355145.36910003" table:style-name="ce1">
            <text:p>355355145,4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2.825383000000002" table:style-name="ce1">
            <text:p>-72,825383</text:p>
          </table:table-cell>
          <table:table-cell office:value-type="float" office:value="19.581751000000001" table:style-name="ce1">
            <text:p>19,581751</text:p>
          </table:table-cell>
          <table:table-cell office:value-type="float" office:value="1910554.4076" table:style-name="ce1">
            <text:p>1910554,408</text:p>
          </table:table-cell>
          <table:table-cell office:value-type="float" office:value="5976389.5385999996" table:style-name="ce1">
            <text:p>5976389,539</text:p>
          </table:table-cell>
          <table:table-cell office:value-type="float" office:value="14588237.838099999" table:style-name="ce1">
            <text:p>14588237,84</text:p>
          </table:table-cell>
          <table:table-cell office:value-type="float" office:value="21752331.1939" table:style-name="ce1">
            <text:p>21752331,19</text:p>
          </table:table-cell>
          <table:table-cell office:value-type="float" office:value="27037027.056100003" table:style-name="ce1">
            <text:p>27037027,06</text:p>
          </table:table-cell>
          <table:table-cell office:value-type="float" office:value="32374189.552600004" table:style-name="ce1">
            <text:p>32374189,55</text:p>
          </table:table-cell>
          <table:table-cell office:value-type="float" office:value="37556418.835900001" table:style-name="ce1">
            <text:p>37556418,84</text:p>
          </table:table-cell>
          <table:table-cell office:value-type="float" office:value="41809030.5568" table:style-name="ce1">
            <text:p>41809030,56</text:p>
          </table:table-cell>
          <table:table-cell office:value-type="float" office:value="46194058.835500002" table:style-name="ce1">
            <text:p>46194058,84</text:p>
          </table:table-cell>
          <table:table-cell office:value-type="float" office:value="49469442.199300006" table:style-name="ce1">
            <text:p>49469442,2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3.079802999999998" table:style-name="ce1">
            <text:p>-73,079803</text:p>
          </table:table-cell>
          <table:table-cell office:value-type="float" office:value="19.683989" table:style-name="ce1">
            <text:p>19,683989</text:p>
          </table:table-cell>
          <table:table-cell office:value-type="float" office:value="1905726.5603999998" table:style-name="ce1">
            <text:p>1905726,56</text:p>
          </table:table-cell>
          <table:table-cell office:value-type="float" office:value="4874629.8277000003" table:style-name="ce1">
            <text:p>4874629,828</text:p>
          </table:table-cell>
          <table:table-cell office:value-type="float" office:value="8121904.5161999995" table:style-name="ce1">
            <text:p>8121904,516</text:p>
          </table:table-cell>
          <table:table-cell office:value-type="float" office:value="10416114.569" table:style-name="ce1">
            <text:p>10416114,57</text:p>
          </table:table-cell>
          <table:table-cell office:value-type="float" office:value="12343914.569" table:style-name="ce1">
            <text:p>12343914,57</text:p>
          </table:table-cell>
          <table:table-cell office:value-type="float" office:value="15008402.3858" table:style-name="ce1">
            <text:p>15008402,39</text:p>
          </table:table-cell>
          <table:table-cell office:value-type="float" office:value="17298209.026000001" table:style-name="ce1">
            <text:p>17298209,03</text:p>
          </table:table-cell>
          <table:table-cell office:value-type="float" office:value="20013738.731899999" table:style-name="ce1">
            <text:p>20013738,73</text:p>
          </table:table-cell>
          <table:table-cell office:value-type="float" office:value="22390916.671599999" table:style-name="ce1">
            <text:p>22390916,67</text:p>
          </table:table-cell>
          <table:table-cell office:value-type="float" office:value="24501865.2104" table:style-name="ce1">
            <text:p>24501865,21</text:p>
          </table:table-cell>
          <table:table-cell office:value-type="float" office:value="332" table:style-name="ce1">
            <text:p>332</text:p>
          </table:table-cell>
          <table:table-cell table:number-columns-repeated="16371"/>
        </table:table-row>
        <table:table-row table:style-name="ro1">
          <table:table-cell office:value-type="float" office:value="-78.099321000000003" table:style-name="ce1">
            <text:p>-78,099321</text:p>
          </table:table-cell>
          <table:table-cell office:value-type="float" office:value="18.398838999999999" table:style-name="ce1">
            <text:p>18,398839</text:p>
          </table:table-cell>
          <table:table-cell office:value-type="float" office:value="1005951.5281" table:style-name="ce1">
            <text:p>1005951,528</text:p>
          </table:table-cell>
          <table:table-cell office:value-type="float" office:value="2301429.4739999999" table:style-name="ce1">
            <text:p>2301429,474</text:p>
          </table:table-cell>
          <table:table-cell office:value-type="float" office:value="4990629.4741000002" table:style-name="ce1">
            <text:p>4990629,474</text:p>
          </table:table-cell>
          <table:table-cell office:value-type="float" office:value="26987199.603599999" table:style-name="ce1">
            <text:p>26987199,6</text:p>
          </table:table-cell>
          <table:table-cell office:value-type="float" office:value="37997595.435699992" table:style-name="ce1">
            <text:p>37997595,44</text:p>
          </table:table-cell>
          <table:table-cell office:value-type="float" office:value="46580452.532300003" table:style-name="ce1">
            <text:p>46580452,53</text:p>
          </table:table-cell>
          <table:table-cell office:value-type="float" office:value="54137752.531999998" table:style-name="ce1">
            <text:p>54137752,53</text:p>
          </table:table-cell>
          <table:table-cell office:value-type="float" office:value="60826444.824669994" table:style-name="ce1">
            <text:p>60826444,82</text:p>
          </table:table-cell>
          <table:table-cell office:value-type="float" office:value="69290550.237670004" table:style-name="ce1">
            <text:p>69290550,24</text:p>
          </table:table-cell>
          <table:table-cell office:value-type="float" office:value="75207790.236170009" table:style-name="ce1">
            <text:p>75207790,24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7.659165999999999" table:style-name="ce1">
            <text:p>-77,659166</text:p>
          </table:table-cell>
          <table:table-cell office:value-type="float" office:value="18.457419000000002" table:style-name="ce1">
            <text:p>18,457419</text:p>
          </table:table-cell>
          <table:table-cell office:value-type="float" office:value="784148.4719" table:style-name="ce1">
            <text:p>784148,4719</text:p>
          </table:table-cell>
          <table:table-cell office:value-type="float" office:value="4227170.5259000007" table:style-name="ce1">
            <text:p>4227170,526</text:p>
          </table:table-cell>
          <table:table-cell office:value-type="float" office:value="8077019.5017999997" table:style-name="ce1">
            <text:p>8077019,502</text:p>
          </table:table-cell>
          <table:table-cell office:value-type="float" office:value="11771450.367600001" table:style-name="ce1">
            <text:p>11771450,37</text:p>
          </table:table-cell>
          <table:table-cell office:value-type="float" office:value="15600821.9573" table:style-name="ce1">
            <text:p>15600821,96</text:p>
          </table:table-cell>
          <table:table-cell office:value-type="float" office:value="19014538.800799999" table:style-name="ce1">
            <text:p>19014538,8</text:p>
          </table:table-cell>
          <table:table-cell office:value-type="float" office:value="21622738.800799999" table:style-name="ce1">
            <text:p>21622738,8</text:p>
          </table:table-cell>
          <table:table-cell office:value-type="float" office:value="23819505.525599997" table:style-name="ce1">
            <text:p>23819505,53</text:p>
          </table:table-cell>
          <table:table-cell office:value-type="float" office:value="25516723.733499996" table:style-name="ce1">
            <text:p>25516723,73</text:p>
          </table:table-cell>
          <table:table-cell office:value-type="float" office:value="27144823.733499996" table:style-name="ce1">
            <text:p>27144823,73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7.21011" table:style-name="ce1">
            <text:p>-77,21011</text:p>
          </table:table-cell>
          <table:table-cell office:value-type="float" office:value="18.448301000000001" table:style-name="ce1">
            <text:p>18,448301</text:p>
          </table:table-cell>
          <table:table-cell office:value-type="float" office:value="56700" table:style-name="ce1">
            <text:p>56700</text:p>
          </table:table-cell>
          <table:table-cell office:value-type="float" office:value="267300" table:style-name="ce1">
            <text:p>267300</text:p>
          </table:table-cell>
          <table:table-cell office:value-type="float" office:value="767151.02419999987" table:style-name="ce1">
            <text:p>767151,0242</text:p>
          </table:table-cell>
          <table:table-cell office:value-type="float" office:value="1692750.0286999999" table:style-name="ce1">
            <text:p>1692750,029</text:p>
          </table:table-cell>
          <table:table-cell office:value-type="float" office:value="3336482.6072" table:style-name="ce1">
            <text:p>3336482,607</text:p>
          </table:table-cell>
          <table:table-cell office:value-type="float" office:value="5787165.7636000002" table:style-name="ce1">
            <text:p>5787165,764</text:p>
          </table:table-cell>
          <table:table-cell office:value-type="float" office:value="8128065.7636000002" table:style-name="ce1">
            <text:p>8128065,764</text:p>
          </table:table-cell>
          <table:table-cell office:value-type="float" office:value="10361999.038899999" table:style-name="ce1">
            <text:p>10361999,04</text:p>
          </table:table-cell>
          <table:table-cell office:value-type="float" office:value="12868680.830800001" table:style-name="ce1">
            <text:p>12868680,83</text:p>
          </table:table-cell>
          <table:table-cell office:value-type="float" office:value="14845080.830800001" table:style-name="ce1">
            <text:p>14845080,83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6.808435000000003" table:style-name="ce1">
            <text:p>-76,808435</text:p>
          </table:table-cell>
          <table:table-cell office:value-type="float" office:value="18.277736000000001" table:style-name="ce1">
            <text:p>18,277736</text:p>
          </table:table-cell>
          <table:table-cell office:value-type="float" office:value="307800" table:style-name="ce1">
            <text:p>307800</text:p>
          </table:table-cell>
          <table:table-cell office:value-type="float" office:value="1150200.0000999998" table:style-name="ce1">
            <text:p>1150200</text:p>
          </table:table-cell>
          <table:table-cell office:value-type="float" office:value="2737800.0000999998" table:style-name="ce1">
            <text:p>2737800</text:p>
          </table:table-cell>
          <table:table-cell office:value-type="float" office:value="6023959.1699000001" table:style-name="ce1">
            <text:p>6023959,17</text:p>
          </table:table-cell>
          <table:table-cell office:value-type="float" office:value="9166759.169900002" table:style-name="ce1">
            <text:p>9166759,17</text:p>
          </table:table-cell>
          <table:table-cell office:value-type="float" office:value="11839759.169599999" table:style-name="ce1">
            <text:p>11839759,17</text:p>
          </table:table-cell>
          <table:table-cell office:value-type="float" office:value="15592807.319899999" table:style-name="ce1">
            <text:p>15592807,32</text:p>
          </table:table-cell>
          <table:table-cell office:value-type="float" office:value="18030907.319899999" table:style-name="ce1">
            <text:p>18030907,32</text:p>
          </table:table-cell>
          <table:table-cell office:value-type="float" office:value="20695235.290200002" table:style-name="ce1">
            <text:p>20695235,29</text:p>
          </table:table-cell>
          <table:table-cell office:value-type="float" office:value="23057719.539700001" table:style-name="ce1">
            <text:p>23057719,54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6.442103000000003" table:style-name="ce1">
            <text:p>-76,442103</text:p>
          </table:table-cell>
          <table:table-cell office:value-type="float" office:value="18.076741999999999" table:style-name="ce1">
            <text:p>18,076742</text:p>
          </table:table-cell>
          <table:table-cell office:value-type="float" office:value="243000" table:style-name="ce1">
            <text:p>243000</text:p>
          </table:table-cell>
          <table:table-cell office:value-type="float" office:value="680400" table:style-name="ce1">
            <text:p>680400</text:p>
          </table:table-cell>
          <table:table-cell office:value-type="float" office:value="1995662.5384" table:style-name="ce1">
            <text:p>1995662,538</text:p>
          </table:table-cell>
          <table:table-cell office:value-type="float" office:value="4087676.5784000005" table:style-name="ce1">
            <text:p>4087676,578</text:p>
          </table:table-cell>
          <table:table-cell office:value-type="float" office:value="7173776.5784" table:style-name="ce1">
            <text:p>7173776,578</text:p>
          </table:table-cell>
          <table:table-cell office:value-type="float" office:value="11725976.578299999" table:style-name="ce1">
            <text:p>11725976,58</text:p>
          </table:table-cell>
          <table:table-cell office:value-type="float" office:value="16615628.427999999" table:style-name="ce1">
            <text:p>16615628,43</text:p>
          </table:table-cell>
          <table:table-cell office:value-type="float" office:value="23395328.428100001" table:style-name="ce1">
            <text:p>23395328,43</text:p>
          </table:table-cell>
          <table:table-cell office:value-type="float" office:value="29759979.179000001" table:style-name="ce1">
            <text:p>29759979,18</text:p>
          </table:table-cell>
          <table:table-cell office:value-type="float" office:value="35360292.351399995" table:style-name="ce1">
            <text:p>35360292,35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6.825192000000001" table:style-name="ce1">
            <text:p>-76,825192</text:p>
          </table:table-cell>
          <table:table-cell office:value-type="float" office:value="17.969260999999999" table:style-name="ce1">
            <text:p>17,969261</text:p>
          </table:table-cell>
          <table:table-cell office:value-type="float" office:value="604857.25340000005" table:style-name="ce1">
            <text:p>604857,2534</text:p>
          </table:table-cell>
          <table:table-cell office:value-type="float" office:value="3542181.9990999997" table:style-name="ce1">
            <text:p>3542181,999</text:p>
          </table:table-cell>
          <table:table-cell office:value-type="float" office:value="8860436.8065000009" table:style-name="ce1">
            <text:p>8860436,807</text:p>
          </table:table-cell>
          <table:table-cell office:value-type="float" office:value="21941825.758300003" table:style-name="ce1">
            <text:p>21941825,76</text:p>
          </table:table-cell>
          <table:table-cell office:value-type="float" office:value="35133156.754999995" table:style-name="ce1">
            <text:p>35133156,76</text:p>
          </table:table-cell>
          <table:table-cell office:value-type="float" office:value="52739850.468299992" table:style-name="ce1">
            <text:p>52739850,47</text:p>
          </table:table-cell>
          <table:table-cell office:value-type="float" office:value="63577650.468300007" table:style-name="ce1">
            <text:p>63577650,47</text:p>
          </table:table-cell>
          <table:table-cell office:value-type="float" office:value="72987630.550400004" table:style-name="ce1">
            <text:p>72987630,55</text:p>
          </table:table-cell>
          <table:table-cell office:value-type="float" office:value="83146898.293999985" table:style-name="ce1">
            <text:p>83146898,29</text:p>
          </table:table-cell>
          <table:table-cell office:value-type="float" office:value="91670945.881700009" table:style-name="ce1">
            <text:p>91670945,88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7.234579999999994" table:style-name="ce1">
            <text:p>-77,23458</text:p>
          </table:table-cell>
          <table:table-cell office:value-type="float" office:value="17.864225999999999" table:style-name="ce1">
            <text:p>17,864226</text:p>
          </table:table-cell>
          <table:table-cell office:value-type="float" office:value="30094142.746789999" table:style-name="ce1">
            <text:p>30094142,75</text:p>
          </table:table-cell>
          <table:table-cell office:value-type="float" office:value="42183890.603989996" table:style-name="ce1">
            <text:p>42183890,6</text:p>
          </table:table-cell>
          <table:table-cell office:value-type="float" office:value="58552951.283089995" table:style-name="ce1">
            <text:p>58552951,28</text:p>
          </table:table-cell>
          <table:table-cell office:value-type="float" office:value="72138918.470489994" table:style-name="ce1">
            <text:p>72138918,47</text:p>
          </table:table-cell>
          <table:table-cell office:value-type="float" office:value="95713487.473689988" table:style-name="ce1">
            <text:p>95713487,47</text:p>
          </table:table-cell>
          <table:table-cell office:value-type="float" office:value="112288793.76059" table:style-name="ce1">
            <text:p>112288793,8</text:p>
          </table:table-cell>
          <table:table-cell office:value-type="float" office:value="130902593.86388999" table:style-name="ce1">
            <text:p>130902593,9</text:p>
          </table:table-cell>
          <table:table-cell office:value-type="float" office:value="147939113.78169" table:style-name="ce1">
            <text:p>147939113,8</text:p>
          </table:table-cell>
          <table:table-cell office:value-type="float" office:value="164536667.21359" table:style-name="ce1">
            <text:p>164536667,2</text:p>
          </table:table-cell>
          <table:table-cell office:value-type="float" office:value="181130222.20409" table:style-name="ce1">
            <text:p>181130222,2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7.668448999999995" table:style-name="ce1">
            <text:p>-77,668449</text:p>
          </table:table-cell>
          <table:table-cell office:value-type="float" office:value="17.957886999999999" table:style-name="ce1">
            <text:p>17,957887</text:p>
          </table:table-cell>
          <table:table-cell office:value-type="float" office:value="19770102.196600001" table:style-name="ce1">
            <text:p>19770102,2</text:p>
          </table:table-cell>
          <table:table-cell office:value-type="float" office:value="32572830.634300001" table:style-name="ce1">
            <text:p>32572830,63</text:p>
          </table:table-cell>
          <table:table-cell office:value-type="float" office:value="47144854.576399997" table:style-name="ce1">
            <text:p>47144854,58</text:p>
          </table:table-cell>
          <table:table-cell office:value-type="float" office:value="57712785.863300003" table:style-name="ce1">
            <text:p>57712785,86</text:p>
          </table:table-cell>
          <table:table-cell office:value-type="float" office:value="68553863.163900003" table:style-name="ce1">
            <text:p>68553863,16</text:p>
          </table:table-cell>
          <table:table-cell office:value-type="float" office:value="76793069.131699994" table:style-name="ce1">
            <text:p>76793069,13</text:p>
          </table:table-cell>
          <table:table-cell office:value-type="float" office:value="83038114.457500011" table:style-name="ce1">
            <text:p>83038114,46</text:p>
          </table:table-cell>
          <table:table-cell office:value-type="float" office:value="88349236.523400038" table:style-name="ce1">
            <text:p>88349236,52</text:p>
          </table:table-cell>
          <table:table-cell office:value-type="float" office:value="93833303.732600033" table:style-name="ce1">
            <text:p>93833303,73</text:p>
          </table:table-cell>
          <table:table-cell office:value-type="float" office:value="99057803.733500004" table:style-name="ce1">
            <text:p>99057803,73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78.001329999999996" table:style-name="ce1">
            <text:p>-78,00133</text:p>
          </table:table-cell>
          <table:table-cell office:value-type="float" office:value="18.172042999999999" table:style-name="ce1">
            <text:p>18,172043</text:p>
          </table:table-cell>
          <table:table-cell office:value-type="float" office:value="2180897.8032" table:style-name="ce1">
            <text:p>2180897,803</text:p>
          </table:table-cell>
          <table:table-cell office:value-type="float" office:value="5349796.7625000002" table:style-name="ce1">
            <text:p>5349796,763</text:p>
          </table:table-cell>
          <table:table-cell office:value-type="float" office:value="9749394.8984999992" table:style-name="ce1">
            <text:p>9749394,899</text:p>
          </table:table-cell>
          <table:table-cell office:value-type="float" office:value="17939134.159000002" table:style-name="ce1">
            <text:p>17939134,16</text:p>
          </table:table-cell>
          <table:table-cell office:value-type="float" office:value="51769556.859299988" table:style-name="ce1">
            <text:p>51769556,86</text:p>
          </table:table-cell>
          <table:table-cell office:value-type="float" office:value="67476041.427400008" table:style-name="ce1">
            <text:p>67476041,43</text:p>
          </table:table-cell>
          <table:table-cell office:value-type="float" office:value="80913996.101500005" table:style-name="ce1">
            <text:p>80913996,1</text:p>
          </table:table-cell>
          <table:table-cell office:value-type="float" office:value="92750359.872299999" table:style-name="ce1">
            <text:p>92750359,87</text:p>
          </table:table-cell>
          <table:table-cell office:value-type="float" office:value="102023663.20919999" table:style-name="ce1">
            <text:p>102023663,2</text:p>
          </table:table-cell>
          <table:table-cell office:value-type="float" office:value="110245720.68260002" table:style-name="ce1">
            <text:p>110245720,7</text:p>
          </table:table-cell>
          <table:table-cell office:value-type="float" office:value="388" table:style-name="ce1">
            <text:p>388</text:p>
          </table:table-cell>
          <table:table-cell table:number-columns-repeated="16371"/>
        </table:table-row>
        <table:table-row table:style-name="ro1">
          <table:table-cell office:value-type="float" office:value="-66.964977000000005" table:style-name="ce1">
            <text:p>-66,964977</text:p>
          </table:table-cell>
          <table:table-cell office:value-type="float" office:value="18.407276" table:style-name="ce1">
            <text:p>18,407276</text:p>
          </table:table-cell>
          <table:table-cell office:value-type="float" office:value="72900" table:style-name="ce1">
            <text:p>72900</text:p>
          </table:table-cell>
          <table:table-cell office:value-type="float" office:value="234900" table:style-name="ce1">
            <text:p>234900</text:p>
          </table:table-cell>
          <table:table-cell office:value-type="float" office:value="785700" table:style-name="ce1">
            <text:p>785700</text:p>
          </table:table-cell>
          <table:table-cell office:value-type="float" office:value="2111300.8959999997" table:style-name="ce1">
            <text:p>2111300,896</text:p>
          </table:table-cell>
          <table:table-cell office:value-type="float" office:value="4103900.8958999999" table:style-name="ce1">
            <text:p>4103900,896</text:p>
          </table:table-cell>
          <table:table-cell office:value-type="float" office:value="7295301.0300000003" table:style-name="ce1">
            <text:p>7295301,03</text:p>
          </table:table-cell>
          <table:table-cell office:value-type="float" office:value="10436779.6185" table:style-name="ce1">
            <text:p>10436779,62</text:p>
          </table:table-cell>
          <table:table-cell office:value-type="float" office:value="13079460.855" table:style-name="ce1">
            <text:p>13079460,86</text:p>
          </table:table-cell>
          <table:table-cell office:value-type="float" office:value="19337889.9734" table:style-name="ce1">
            <text:p>19337889,97</text:p>
          </table:table-cell>
          <table:table-cell office:value-type="float" office:value="22225701.109799996" table:style-name="ce1">
            <text:p>22225701,11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6.517583999999999" table:style-name="ce1">
            <text:p>-66,517584</text:p>
          </table:table-cell>
          <table:table-cell office:value-type="float" office:value="18.445235" table:style-name="ce1">
            <text:p>18,445235</text:p>
          </table:table-cell>
          <table:table-cell office:value-type="float" office:value="421200" table:style-name="ce1">
            <text:p>421200</text:p>
          </table:table-cell>
          <table:table-cell office:value-type="float" office:value="46222736.086399995" table:style-name="ce1">
            <text:p>46222736,09</text:p>
          </table:table-cell>
          <table:table-cell office:value-type="float" office:value="63702536.086300001" table:style-name="ce1">
            <text:p>63702536,09</text:p>
          </table:table-cell>
          <table:table-cell office:value-type="float" office:value="80136757.009299994" table:style-name="ce1">
            <text:p>80136757,01</text:p>
          </table:table-cell>
          <table:table-cell office:value-type="float" office:value="92999273.3204" table:style-name="ce1">
            <text:p>92999273,32</text:p>
          </table:table-cell>
          <table:table-cell office:value-type="float" office:value="105314630.13349999" table:style-name="ce1">
            <text:p>105314630,1</text:p>
          </table:table-cell>
          <table:table-cell office:value-type="float" office:value="117075413.06029998" table:style-name="ce1">
            <text:p>117075413,1</text:p>
          </table:table-cell>
          <table:table-cell office:value-type="float" office:value="136142618.35879999" table:style-name="ce1">
            <text:p>136142618,4</text:p>
          </table:table-cell>
          <table:table-cell office:value-type="float" office:value="145214803.09369999" table:style-name="ce1">
            <text:p>145214803,1</text:p>
          </table:table-cell>
          <table:table-cell office:value-type="float" office:value="152589489.59720001" table:style-name="ce1">
            <text:p>152589489,6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6.074444" table:style-name="ce1">
            <text:p>-66,074444</text:p>
          </table:table-cell>
          <table:table-cell office:value-type="float" office:value="18.412277" table:style-name="ce1">
            <text:p>18,412277</text:p>
          </table:table-cell>
          <table:table-cell office:value-type="float" office:value="26867700.0002" table:style-name="ce1">
            <text:p>26867700</text:p>
          </table:table-cell>
          <table:table-cell office:value-type="float" office:value="58137628.015699998" table:style-name="ce1">
            <text:p>58137628,02</text:p>
          </table:table-cell>
          <table:table-cell office:value-type="float" office:value="91281804.909999996" table:style-name="ce1">
            <text:p>91281804,91</text:p>
          </table:table-cell>
          <table:table-cell office:value-type="float" office:value="122184823.4307" table:style-name="ce1">
            <text:p>122184823,4</text:p>
          </table:table-cell>
          <table:table-cell office:value-type="float" office:value="146184542.74089998" table:style-name="ce1">
            <text:p>146184542,7</text:p>
          </table:table-cell>
          <table:table-cell office:value-type="float" office:value="166172190.42590001" table:style-name="ce1">
            <text:p>166172190,4</text:p>
          </table:table-cell>
          <table:table-cell office:value-type="float" office:value="181474493.2462" table:style-name="ce1">
            <text:p>181474493,2</text:p>
          </table:table-cell>
          <table:table-cell office:value-type="float" office:value="195102166.30270001" table:style-name="ce1">
            <text:p>195102166,3</text:p>
          </table:table-cell>
          <table:table-cell office:value-type="float" office:value="208510951.03930002" table:style-name="ce1">
            <text:p>208510951</text:p>
          </table:table-cell>
          <table:table-cell office:value-type="float" office:value="218113752.99510002" table:style-name="ce1">
            <text:p>218113753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5.841273000000001" table:style-name="ce1">
            <text:p>-65,841273</text:p>
          </table:table-cell>
          <table:table-cell office:value-type="float" office:value="18.220800000000001" table:style-name="ce1">
            <text:p>18,2208</text:p>
          </table:table-cell>
          <table:table-cell office:value-type="float" office:value="1004400" table:style-name="ce1">
            <text:p>1004400</text:p>
          </table:table-cell>
          <table:table-cell office:value-type="float" office:value="15233206.4299" table:style-name="ce1">
            <text:p>15233206,43</text:p>
          </table:table-cell>
          <table:table-cell office:value-type="float" office:value="38859602.149000004" table:style-name="ce1">
            <text:p>38859602,15</text:p>
          </table:table-cell>
          <table:table-cell office:value-type="float" office:value="62901836.436799996" table:style-name="ce1">
            <text:p>62901836,44</text:p>
          </table:table-cell>
          <table:table-cell office:value-type="float" office:value="84707626.586099997" table:style-name="ce1">
            <text:p>84707626,59</text:p>
          </table:table-cell>
          <table:table-cell office:value-type="float" office:value="102761713.30340001" table:style-name="ce1">
            <text:p>102761713,3</text:p>
          </table:table-cell>
          <table:table-cell office:value-type="float" office:value="116849673.4911" table:style-name="ce1">
            <text:p>116849673,5</text:p>
          </table:table-cell>
          <table:table-cell office:value-type="float" office:value="129291483.96329999" table:style-name="ce1">
            <text:p>129291484</text:p>
          </table:table-cell>
          <table:table-cell office:value-type="float" office:value="140765956.95740002" table:style-name="ce1">
            <text:p>140765957</text:p>
          </table:table-cell>
          <table:table-cell office:value-type="float" office:value="150691822.44150001" table:style-name="ce1">
            <text:p>150691822,4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6.189505999999994" table:style-name="ce1">
            <text:p>-66,189506</text:p>
          </table:table-cell>
          <table:table-cell office:value-type="float" office:value="18.009488999999999" table:style-name="ce1">
            <text:p>18,009489</text:p>
          </table:table-cell>
          <table:table-cell office:value-type="float" office:value="7241400.0000999998" table:style-name="ce1">
            <text:p>7241400</text:p>
          </table:table-cell>
          <table:table-cell office:value-type="float" office:value="17140703.270199999" table:style-name="ce1">
            <text:p>17140703,27</text:p>
          </table:table-cell>
          <table:table-cell office:value-type="float" office:value="29329439.122400001" table:style-name="ce1">
            <text:p>29329439,12</text:p>
          </table:table-cell>
          <table:table-cell office:value-type="float" office:value="41552339.122500002" table:style-name="ce1">
            <text:p>41552339,12</text:p>
          </table:table-cell>
          <table:table-cell office:value-type="float" office:value="50830723.955399998" table:style-name="ce1">
            <text:p>50830723,96</text:p>
          </table:table-cell>
          <table:table-cell office:value-type="float" office:value="59008978.861100003" table:style-name="ce1">
            <text:p>59008978,86</text:p>
          </table:table-cell>
          <table:table-cell office:value-type="float" office:value="65926378.861000001" table:style-name="ce1">
            <text:p>65926378,86</text:p>
          </table:table-cell>
          <table:table-cell office:value-type="float" office:value="72054108.137500018" table:style-name="ce1">
            <text:p>72054108,14</text:p>
          </table:table-cell>
          <table:table-cell office:value-type="float" office:value="77498778.165999994" table:style-name="ce1">
            <text:p>77498778,17</text:p>
          </table:table-cell>
          <table:table-cell office:value-type="float" office:value="82677740.248399988" table:style-name="ce1">
            <text:p>82677740,25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6.626315000000005" table:style-name="ce1">
            <text:p>-66,626315</text:p>
          </table:table-cell>
          <table:table-cell office:value-type="float" office:value="18.037420999999998" table:style-name="ce1">
            <text:p>18,037421</text:p>
          </table:table-cell>
          <table:table-cell office:value-type="float" office:value="4851900" table:style-name="ce1">
            <text:p>4851900</text:p>
          </table:table-cell>
          <table:table-cell office:value-type="float" office:value="13347696.729700001" table:style-name="ce1">
            <text:p>13347696,73</text:p>
          </table:table-cell>
          <table:table-cell office:value-type="float" office:value="24964860.877499998" table:style-name="ce1">
            <text:p>24964860,88</text:p>
          </table:table-cell>
          <table:table-cell office:value-type="float" office:value="38103060.877499998" table:style-name="ce1">
            <text:p>38103060,88</text:p>
          </table:table-cell>
          <table:table-cell office:value-type="float" office:value="51356505.0845" table:style-name="ce1">
            <text:p>51356505,08</text:p>
          </table:table-cell>
          <table:table-cell office:value-type="float" office:value="62197050.178900003" table:style-name="ce1">
            <text:p>62197050,18</text:p>
          </table:table-cell>
          <table:table-cell office:value-type="float" office:value="71693238.826600015" table:style-name="ce1">
            <text:p>71693238,83</text:p>
          </table:table-cell>
          <table:table-cell office:value-type="float" office:value="79546109.549899995" table:style-name="ce1">
            <text:p>79546109,55</text:p>
          </table:table-cell>
          <table:table-cell office:value-type="float" office:value="86543039.521499991" table:style-name="ce1">
            <text:p>86543039,52</text:p>
          </table:table-cell>
          <table:table-cell office:value-type="float" office:value="93327777.439099997" table:style-name="ce1">
            <text:p>93327777,44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7.072039000000004" table:style-name="ce1">
            <text:p>-67,072039</text:p>
          </table:table-cell>
          <table:table-cell office:value-type="float" office:value="18.012823000000001" table:style-name="ce1">
            <text:p>18,012823</text:p>
          </table:table-cell>
          <table:table-cell office:value-type="float" office:value="639900.00009999995" table:style-name="ce1">
            <text:p>639900,0001</text:p>
          </table:table-cell>
          <table:table-cell office:value-type="float" office:value="1636200" table:style-name="ce1">
            <text:p>1636200</text:p>
          </table:table-cell>
          <table:table-cell office:value-type="float" office:value="5005800" table:style-name="ce1">
            <text:p>5005800</text:p>
          </table:table-cell>
          <table:table-cell office:value-type="float" office:value="7929900" table:style-name="ce1">
            <text:p>7929900</text:p>
          </table:table-cell>
          <table:table-cell office:value-type="float" office:value="11010270.960099999" table:style-name="ce1">
            <text:p>11010270,96</text:p>
          </table:table-cell>
          <table:table-cell office:value-type="float" office:value="18259770.960199997" table:style-name="ce1">
            <text:p>18259770,96</text:p>
          </table:table-cell>
          <table:table-cell office:value-type="float" office:value="25664361.922900002" table:style-name="ce1">
            <text:p>25664361,92</text:p>
          </table:table-cell>
          <table:table-cell office:value-type="float" office:value="32167683.352900002" table:style-name="ce1">
            <text:p>32167683,35</text:p>
          </table:table-cell>
          <table:table-cell office:value-type="float" office:value="38459539.401500002" table:style-name="ce1">
            <text:p>38459539,4</text:p>
          </table:table-cell>
          <table:table-cell office:value-type="float" office:value="67842535.555899993" table:style-name="ce1">
            <text:p>67842535,56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67.153880999999998" table:style-name="ce1">
            <text:p>-67,153881</text:p>
          </table:table-cell>
          <table:table-cell office:value-type="float" office:value="18.164214000000001" table:style-name="ce1">
            <text:p>18,164214</text:p>
          </table:table-cell>
          <table:table-cell office:value-type="float" office:value="413100" table:style-name="ce1">
            <text:p>413100</text:p>
          </table:table-cell>
          <table:table-cell office:value-type="float" office:value="931500" table:style-name="ce1">
            <text:p>931500</text:p>
          </table:table-cell>
          <table:table-cell office:value-type="float" office:value="2389499.9998999997" table:style-name="ce1">
            <text:p>2389500</text:p>
          </table:table-cell>
          <table:table-cell office:value-type="float" office:value="9123399.1040999983" table:style-name="ce1">
            <text:p>9123399,104</text:p>
          </table:table-cell>
          <table:table-cell office:value-type="float" office:value="21629799.104199998" table:style-name="ce1">
            <text:p>21629799,1</text:p>
          </table:table-cell>
          <table:table-cell office:value-type="float" office:value="31698099.104000002" table:style-name="ce1">
            <text:p>31698099,1</text:p>
          </table:table-cell>
          <table:table-cell office:value-type="float" office:value="41455740.905400001" table:style-name="ce1">
            <text:p>41455740,91</text:p>
          </table:table-cell>
          <table:table-cell office:value-type="float" office:value="49570838.239100002" table:style-name="ce1">
            <text:p>49570838,24</text:p>
          </table:table-cell>
          <table:table-cell office:value-type="float" office:value="56176750.6756" table:style-name="ce1">
            <text:p>56176750,68</text:p>
          </table:table-cell>
          <table:table-cell office:value-type="float" office:value="62016443.384500004" table:style-name="ce1">
            <text:p>62016443,38</text:p>
          </table:table-cell>
          <table:table-cell office:value-type="float" office:value="630" table:style-name="ce1">
            <text:p>630</text:p>
          </table:table-cell>
          <table:table-cell table:number-columns-repeated="16371"/>
        </table:table-row>
        <table:table-row table:style-name="ro1">
          <table:table-cell office:value-type="float" office:value="-74.727608000000004" table:style-name="ce1">
            <text:p>-74,727608</text:p>
          </table:table-cell>
          <table:table-cell office:value-type="float" office:value="-43.598686999999998" table:style-name="ce1">
            <text:p>-43,598687</text:p>
          </table:table-cell>
          <table:table-cell office:value-type="float" office:value="1271700" table:style-name="ce1">
            <text:p>1271700</text:p>
          </table:table-cell>
          <table:table-cell office:value-type="float" office:value="4163399.9998999997" table:style-name="ce1">
            <text:p>4163400</text:p>
          </table:table-cell>
          <table:table-cell office:value-type="float" office:value="7808400.0000399984" table:style-name="ce1">
            <text:p>7808400</text:p>
          </table:table-cell>
          <table:table-cell office:value-type="float" office:value="10238400.00014" table:style-name="ce1">
            <text:p>10238400</text:p>
          </table:table-cell>
          <table:table-cell office:value-type="float" office:value="11315700.00004" table:style-name="ce1">
            <text:p>11315700</text:p>
          </table:table-cell>
          <table:table-cell office:value-type="float" office:value="11979900.000040002" table:style-name="ce1">
            <text:p>11979900</text:p>
          </table:table-cell>
          <table:table-cell office:value-type="float" office:value="12668399.99994" table:style-name="ce1">
            <text:p>12668400</text:p>
          </table:table-cell>
          <table:table-cell office:value-type="float" office:value="13211100.000039998" table:style-name="ce1">
            <text:p>13211100</text:p>
          </table:table-cell>
          <table:table-cell office:value-type="float" office:value="13770000.000009999" table:style-name="ce1">
            <text:p>13770000</text:p>
          </table:table-cell>
          <table:table-cell office:value-type="float" office:value="14158799.999909997" table:style-name="ce1">
            <text:p>14158800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7.217877000000001" table:style-name="ce1">
            <text:p>-67,217877</text:p>
          </table:table-cell>
          <table:table-cell office:value-type="float" office:value="-55.312890000000003" table:style-name="ce1">
            <text:p>-55,31289</text:p>
          </table:table-cell>
          <table:table-cell office:value-type="float" office:value="2011168.0872899999" table:style-name="ce1">
            <text:p>2011168,087</text:p>
          </table:table-cell>
          <table:table-cell office:value-type="float" office:value="4505532.8799900003" table:style-name="ce1">
            <text:p>4505532,88</text:p>
          </table:table-cell>
          <table:table-cell office:value-type="float" office:value="7357234.28718" table:style-name="ce1">
            <text:p>7357234,287</text:p>
          </table:table-cell>
          <table:table-cell office:value-type="float" office:value="10272139.924430002" table:style-name="ce1">
            <text:p>10272139,92</text:p>
          </table:table-cell>
          <table:table-cell office:value-type="float" office:value="13290170.014239999" table:style-name="ce1">
            <text:p>13290170,01</text:p>
          </table:table-cell>
          <table:table-cell office:value-type="float" office:value="16011760.280060001" table:style-name="ce1">
            <text:p>16011760,28</text:p>
          </table:table-cell>
          <table:table-cell office:value-type="float" office:value="18768661.443560004" table:style-name="ce1">
            <text:p>18768661,44</text:p>
          </table:table-cell>
          <table:table-cell office:value-type="float" office:value="21414657.553620003" table:style-name="ce1">
            <text:p>21414657,55</text:p>
          </table:table-cell>
          <table:table-cell office:value-type="float" office:value="24573657.554050002" table:style-name="ce1">
            <text:p>24573657,55</text:p>
          </table:table-cell>
          <table:table-cell office:value-type="float" office:value="27229791.017210007" table:style-name="ce1">
            <text:p>27229791,0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7.644154" table:style-name="ce1">
            <text:p>-67,644154</text:p>
          </table:table-cell>
          <table:table-cell office:value-type="float" office:value="-55.240901000000001" table:style-name="ce1">
            <text:p>-55,240901</text:p>
          </table:table-cell>
          <table:table-cell office:value-type="float" office:value="315900" table:style-name="ce1">
            <text:p>315900</text:p>
          </table:table-cell>
          <table:table-cell office:value-type="float" office:value="1134590.6181000001" table:style-name="ce1">
            <text:p>1134590,618</text:p>
          </table:table-cell>
          <table:table-cell office:value-type="float" office:value="2313192.4033499998" table:style-name="ce1">
            <text:p>2313192,403</text:p>
          </table:table-cell>
          <table:table-cell office:value-type="float" office:value="3916992.4033499998" table:style-name="ce1">
            <text:p>3916992,403</text:p>
          </table:table-cell>
          <table:table-cell office:value-type="float" office:value="5735677.0406500017" table:style-name="ce1">
            <text:p>5735677,041</text:p>
          </table:table-cell>
          <table:table-cell office:value-type="float" office:value="7784977.0407500016" table:style-name="ce1">
            <text:p>7784977,041</text:p>
          </table:table-cell>
          <table:table-cell office:value-type="float" office:value="9550798.1639500018" table:style-name="ce1">
            <text:p>9550798,164</text:p>
          </table:table-cell>
          <table:table-cell office:value-type="float" office:value="11267998.164099999" table:style-name="ce1">
            <text:p>11267998,16</text:p>
          </table:table-cell>
          <table:table-cell office:value-type="float" office:value="13794392.038620001" table:style-name="ce1">
            <text:p>13794392,04</text:p>
          </table:table-cell>
          <table:table-cell office:value-type="float" office:value="15753956.392820003" table:style-name="ce1">
            <text:p>15753956,3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086883999999998" table:style-name="ce1">
            <text:p>-68,086884</text:p>
          </table:table-cell>
          <table:table-cell office:value-type="float" office:value="-55.247307999999997" table:style-name="ce1">
            <text:p>-55,247308</text:p>
          </table:table-cell>
          <table:table-cell office:value-type="float" office:value="359257.64850000001" table:style-name="ce1">
            <text:p>359257,6485</text:p>
          </table:table-cell>
          <table:table-cell office:value-type="float" office:value="1589867.0304" table:style-name="ce1">
            <text:p>1589867,03</text:p>
          </table:table-cell>
          <table:table-cell office:value-type="float" office:value="3173379.3110000002" table:style-name="ce1">
            <text:p>3173379,311</text:p>
          </table:table-cell>
          <table:table-cell office:value-type="float" office:value="5206726.8585000001" table:style-name="ce1">
            <text:p>5206726,859</text:p>
          </table:table-cell>
          <table:table-cell office:value-type="float" office:value="7188563.7477000002" table:style-name="ce1">
            <text:p>7188563,748</text:p>
          </table:table-cell>
          <table:table-cell office:value-type="float" office:value="10716833.497000001" table:style-name="ce1">
            <text:p>10716833,5</text:p>
          </table:table-cell>
          <table:table-cell office:value-type="float" office:value="13180950.453199998" table:style-name="ce1">
            <text:p>13180950,45</text:p>
          </table:table-cell>
          <table:table-cell office:value-type="float" office:value="15534009.178299999" table:style-name="ce1">
            <text:p>15534009,18</text:p>
          </table:table-cell>
          <table:table-cell office:value-type="float" office:value="17681147.286899999" table:style-name="ce1">
            <text:p>17681147,29</text:p>
          </table:table-cell>
          <table:table-cell office:value-type="float" office:value="19853432.132300001" table:style-name="ce1">
            <text:p>19853432,1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042158999999998" table:style-name="ce1">
            <text:p>-68,042159</text:p>
          </table:table-cell>
          <table:table-cell office:value-type="float" office:value="-55.455606000000003" table:style-name="ce1">
            <text:p>-55,455606</text:p>
          </table:table-cell>
          <table:table-cell office:value-type="float" office:value="3312145.0957999998" table:style-name="ce1">
            <text:p>3312145,096</text:p>
          </table:table-cell>
          <table:table-cell office:value-type="float" office:value="7187653.79849" table:style-name="ce1">
            <text:p>7187653,798</text:p>
          </table:table-cell>
          <table:table-cell office:value-type="float" office:value="11291034.629139997" table:style-name="ce1">
            <text:p>11291034,63</text:p>
          </table:table-cell>
          <table:table-cell office:value-type="float" office:value="14948267.625810001" table:style-name="ce1">
            <text:p>14948267,63</text:p>
          </table:table-cell>
          <table:table-cell office:value-type="float" office:value="18209876.445229996" table:style-name="ce1">
            <text:p>18209876,45</text:p>
          </table:table-cell>
          <table:table-cell office:value-type="float" office:value="21360490.995339997" table:style-name="ce1">
            <text:p>21360491</text:p>
          </table:table-cell>
          <table:table-cell office:value-type="float" office:value="24642669.099490002" table:style-name="ce1">
            <text:p>24642669,1</text:p>
          </table:table-cell>
          <table:table-cell office:value-type="float" office:value="28345842.236479998" table:style-name="ce1">
            <text:p>28345842,24</text:p>
          </table:table-cell>
          <table:table-cell office:value-type="float" office:value="31545728.957249999" table:style-name="ce1">
            <text:p>31545728,96</text:p>
          </table:table-cell>
          <table:table-cell office:value-type="float" office:value="35034350.290429994" table:style-name="ce1">
            <text:p>35034350,2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229356999999993" table:style-name="ce1">
            <text:p>-68,229357</text:p>
          </table:table-cell>
          <table:table-cell office:value-type="float" office:value="-55.569513000000001" table:style-name="ce1">
            <text:p>-55,569513</text:p>
          </table:table-cell>
          <table:table-cell office:value-type="float" office:value="2008799.9999500001" table:style-name="ce1">
            <text:p>2008800</text:p>
          </table:table-cell>
          <table:table-cell office:value-type="float" office:value="5062499.9999999991" table:style-name="ce1">
            <text:p>5062500</text:p>
          </table:table-cell>
          <table:table-cell office:value-type="float" office:value="9501335.5222200006" table:style-name="ce1">
            <text:p>9501335,522</text:p>
          </table:table-cell>
          <table:table-cell office:value-type="float" office:value="12792008.8029" table:style-name="ce1">
            <text:p>12792008,8</text:p>
          </table:table-cell>
          <table:table-cell office:value-type="float" office:value="15578238.025090003" table:style-name="ce1">
            <text:p>15578238,03</text:p>
          </table:table-cell>
          <table:table-cell office:value-type="float" office:value="18688638.02493" table:style-name="ce1">
            <text:p>18688638,02</text:p>
          </table:table-cell>
          <table:table-cell office:value-type="float" office:value="21131427.836730007" table:style-name="ce1">
            <text:p>21131427,84</text:p>
          </table:table-cell>
          <table:table-cell office:value-type="float" office:value="23327744.350080002" table:style-name="ce1">
            <text:p>23327744,35</text:p>
          </table:table-cell>
          <table:table-cell office:value-type="float" office:value="25612846.572640002" table:style-name="ce1">
            <text:p>25612846,57</text:p>
          </table:table-cell>
          <table:table-cell office:value-type="float" office:value="27605982.178169988" table:style-name="ce1">
            <text:p>27605982,1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8.635515999999996" table:style-name="ce1">
            <text:p>-68,635516</text:p>
          </table:table-cell>
          <table:table-cell office:value-type="float" office:value="-55.549683999999999" table:style-name="ce1">
            <text:p>-55,549684</text:p>
          </table:table-cell>
          <table:table-cell office:value-type="float" office:value="866700" table:style-name="ce1">
            <text:p>866700</text:p>
          </table:table-cell>
          <table:table-cell office:value-type="float" office:value="2457760.6042000004" table:style-name="ce1">
            <text:p>2457760,604</text:p>
          </table:table-cell>
          <table:table-cell office:value-type="float" office:value="4801578.9620000003" table:style-name="ce1">
            <text:p>4801578,962</text:p>
          </table:table-cell>
          <table:table-cell office:value-type="float" office:value="7382516.3569" table:style-name="ce1">
            <text:p>7382516,357</text:p>
          </table:table-cell>
          <table:table-cell office:value-type="float" office:value="10270388.670299999" table:style-name="ce1">
            <text:p>10270388,67</text:p>
          </table:table-cell>
          <table:table-cell office:value-type="float" office:value="13180792.420799997" table:style-name="ce1">
            <text:p>13180792,42</text:p>
          </table:table-cell>
          <table:table-cell office:value-type="float" office:value="16043179.154399998" table:style-name="ce1">
            <text:p>16043179,15</text:p>
          </table:table-cell>
          <table:table-cell office:value-type="float" office:value="18561746.254299998" table:style-name="ce1">
            <text:p>18561746,25</text:p>
          </table:table-cell>
          <table:table-cell office:value-type="float" office:value="21228851.169799998" table:style-name="ce1">
            <text:p>21228851,17</text:p>
          </table:table-cell>
          <table:table-cell office:value-type="float" office:value="23464423.606199998" table:style-name="ce1">
            <text:p>23464423,6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059482000000003" table:style-name="ce1">
            <text:p>-69,059482</text:p>
          </table:table-cell>
          <table:table-cell office:value-type="float" office:value="-55.597597" table:style-name="ce1">
            <text:p>-55,597597</text:p>
          </table:table-cell>
          <table:table-cell office:value-type="float" office:value="2251799.9999000002" table:style-name="ce1">
            <text:p>2251800</text:p>
          </table:table-cell>
          <table:table-cell office:value-type="float" office:value="5515639.7821000004" table:style-name="ce1">
            <text:p>5515639,782</text:p>
          </table:table-cell>
          <table:table-cell office:value-type="float" office:value="8965856.0499000009" table:style-name="ce1">
            <text:p>8965856,05</text:p>
          </table:table-cell>
          <table:table-cell office:value-type="float" office:value="12634321.7531" table:style-name="ce1">
            <text:p>12634321,75</text:p>
          </table:table-cell>
          <table:table-cell office:value-type="float" office:value="15858232.3024" table:style-name="ce1">
            <text:p>15858232,3</text:p>
          </table:table-cell>
          <table:table-cell office:value-type="float" office:value="18909428.551700003" table:style-name="ce1">
            <text:p>18909428,55</text:p>
          </table:table-cell>
          <table:table-cell office:value-type="float" office:value="21517951.328900002" table:style-name="ce1">
            <text:p>21517951,33</text:p>
          </table:table-cell>
          <table:table-cell office:value-type="float" office:value="24375419.2766" table:style-name="ce1">
            <text:p>24375419,28</text:p>
          </table:table-cell>
          <table:table-cell office:value-type="float" office:value="27048882.003399998" table:style-name="ce1">
            <text:p>27048882</text:p>
          </table:table-cell>
          <table:table-cell office:value-type="float" office:value="29135595.463199999" table:style-name="ce1">
            <text:p>29135595,4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453354000000004" table:style-name="ce1">
            <text:p>-69,453354</text:p>
          </table:table-cell>
          <table:table-cell office:value-type="float" office:value="-55.485492999999998" table:style-name="ce1">
            <text:p>-55,485493</text:p>
          </table:table-cell>
          <table:table-cell office:value-type="float" office:value="1595700" table:style-name="ce1">
            <text:p>1595700</text:p>
          </table:table-cell>
          <table:table-cell office:value-type="float" office:value="4012602.2018999998" table:style-name="ce1">
            <text:p>4012602,202</text:p>
          </table:table-cell>
          <table:table-cell office:value-type="float" office:value="6945389.0614000009" table:style-name="ce1">
            <text:p>6945389,061</text:p>
          </table:table-cell>
          <table:table-cell office:value-type="float" office:value="9406081.9143000003" table:style-name="ce1">
            <text:p>9406081,914</text:p>
          </table:table-cell>
          <table:table-cell office:value-type="float" office:value="11942735.939600002" table:style-name="ce1">
            <text:p>11942735,94</text:p>
          </table:table-cell>
          <table:table-cell office:value-type="float" office:value="14398021.430700002" table:style-name="ce1">
            <text:p>14398021,43</text:p>
          </table:table-cell>
          <table:table-cell office:value-type="float" office:value="16798210.563999999" table:style-name="ce1">
            <text:p>16798210,56</text:p>
          </table:table-cell>
          <table:table-cell office:value-type="float" office:value="19091765.121600002" table:style-name="ce1">
            <text:p>19091765,12</text:p>
          </table:table-cell>
          <table:table-cell office:value-type="float" office:value="22384178.033800002" table:style-name="ce1">
            <text:p>22384178,03</text:p>
          </table:table-cell>
          <table:table-cell office:value-type="float" office:value="24524622.649300002" table:style-name="ce1">
            <text:p>24524622,6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69.874525000000006" table:style-name="ce1">
            <text:p>-69,874525</text:p>
          </table:table-cell>
          <table:table-cell office:value-type="float" office:value="-55.405659999999997" table:style-name="ce1">
            <text:p>-55,40566</text:p>
          </table:table-cell>
          <table:table-cell office:value-type="float" office:value="720900" table:style-name="ce1">
            <text:p>720900</text:p>
          </table:table-cell>
          <table:table-cell office:value-type="float" office:value="2376941.8813999998" table:style-name="ce1">
            <text:p>2376941,881</text:p>
          </table:table-cell>
          <table:table-cell office:value-type="float" office:value="4068919.7578999996" table:style-name="ce1">
            <text:p>4068919,758</text:p>
          </table:table-cell>
          <table:table-cell office:value-type="float" office:value="6198189.4184999987" table:style-name="ce1">
            <text:p>6198189,419</text:p>
          </table:table-cell>
          <table:table-cell office:value-type="float" office:value="7975727.9729000004" table:style-name="ce1">
            <text:p>7975727,973</text:p>
          </table:table-cell>
          <table:table-cell office:value-type="float" office:value="9966290.4188999999" table:style-name="ce1">
            <text:p>9966290,419</text:p>
          </table:table-cell>
          <table:table-cell office:value-type="float" office:value="11732070.614499999" table:style-name="ce1">
            <text:p>11732070,61</text:p>
          </table:table-cell>
          <table:table-cell office:value-type="float" office:value="13523662.411500001" table:style-name="ce1">
            <text:p>13523662,41</text:p>
          </table:table-cell>
          <table:table-cell office:value-type="float" office:value="14995688.950699998" table:style-name="ce1">
            <text:p>14995688,95</text:p>
          </table:table-cell>
          <table:table-cell office:value-type="float" office:value="16665358.438899999" table:style-name="ce1">
            <text:p>16665358,4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204991000000007" table:style-name="ce1">
            <text:p>-70,204991</text:p>
          </table:table-cell>
          <table:table-cell office:value-type="float" office:value="-55.238613999999998" table:style-name="ce1">
            <text:p>-55,238614</text:p>
          </table:table-cell>
          <table:table-cell office:value-type="float" office:value="1821348.2408" table:style-name="ce1">
            <text:p>1821348,241</text:p>
          </table:table-cell>
          <table:table-cell office:value-type="float" office:value="4879132.6464" table:style-name="ce1">
            <text:p>4879132,646</text:p>
          </table:table-cell>
          <table:table-cell office:value-type="float" office:value="8816003.7212000005" table:style-name="ce1">
            <text:p>8816003,721</text:p>
          </table:table-cell>
          <table:table-cell office:value-type="float" office:value="12702319.645199999" table:style-name="ce1">
            <text:p>12702319,65</text:p>
          </table:table-cell>
          <table:table-cell office:value-type="float" office:value="16475936.990300002" table:style-name="ce1">
            <text:p>16475936,99</text:p>
          </table:table-cell>
          <table:table-cell office:value-type="float" office:value="19805777.916300002" table:style-name="ce1">
            <text:p>19805777,92</text:p>
          </table:table-cell>
          <table:table-cell office:value-type="float" office:value="22921708.587400001" table:style-name="ce1">
            <text:p>22921708,59</text:p>
          </table:table-cell>
          <table:table-cell office:value-type="float" office:value="25930844.513299994" table:style-name="ce1">
            <text:p>25930844,51</text:p>
          </table:table-cell>
          <table:table-cell office:value-type="float" office:value="29097833.2553" table:style-name="ce1">
            <text:p>29097833,26</text:p>
          </table:table-cell>
          <table:table-cell office:value-type="float" office:value="32028478.342600007" table:style-name="ce1">
            <text:p>32028478,3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593402999999995" table:style-name="ce1">
            <text:p>-70,593403</text:p>
          </table:table-cell>
          <table:table-cell office:value-type="float" office:value="-55.158191000000002" table:style-name="ce1">
            <text:p>-55,158191</text:p>
          </table:table-cell>
          <table:table-cell office:value-type="float" office:value="915299.99989999994" table:style-name="ce1">
            <text:p>915299,9999</text:p>
          </table:table-cell>
          <table:table-cell office:value-type="float" office:value="2989273.7153000003" table:style-name="ce1">
            <text:p>2989273,715</text:p>
          </table:table-cell>
          <table:table-cell office:value-type="float" office:value="5338296.0449999999" table:style-name="ce1">
            <text:p>5338296,045</text:p>
          </table:table-cell>
          <table:table-cell office:value-type="float" office:value="8077343.9176000003" table:style-name="ce1">
            <text:p>8077343,918</text:p>
          </table:table-cell>
          <table:table-cell office:value-type="float" office:value="10600443.563100001" table:style-name="ce1">
            <text:p>10600443,56</text:p>
          </table:table-cell>
          <table:table-cell office:value-type="float" office:value="13380751.130999999" table:style-name="ce1">
            <text:p>13380751,13</text:p>
          </table:table-cell>
          <table:table-cell office:value-type="float" office:value="15940351.1307" table:style-name="ce1">
            <text:p>15940351,13</text:p>
          </table:table-cell>
          <table:table-cell office:value-type="float" office:value="18833345.895399999" table:style-name="ce1">
            <text:p>18833345,9</text:p>
          </table:table-cell>
          <table:table-cell office:value-type="float" office:value="21530514.293699998" table:style-name="ce1">
            <text:p>21530514,29</text:p>
          </table:table-cell>
          <table:table-cell office:value-type="float" office:value="23718539.481500003" table:style-name="ce1">
            <text:p>23718539,4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0.986188999999996" table:style-name="ce1">
            <text:p>-70,986189</text:p>
          </table:table-cell>
          <table:table-cell office:value-type="float" office:value="-55.033284999999999" table:style-name="ce1">
            <text:p>-55,033285</text:p>
          </table:table-cell>
          <table:table-cell office:value-type="float" office:value="664345.35700000008" table:style-name="ce1">
            <text:p>664345,357</text:p>
          </table:table-cell>
          <table:table-cell office:value-type="float" office:value="1888516.2636999998" table:style-name="ce1">
            <text:p>1888516,264</text:p>
          </table:table-cell>
          <table:table-cell office:value-type="float" office:value="4105039.6717000003" table:style-name="ce1">
            <text:p>4105039,672</text:p>
          </table:table-cell>
          <table:table-cell office:value-type="float" office:value="5725039.6716999998" table:style-name="ce1">
            <text:p>5725039,672</text:p>
          </table:table-cell>
          <table:table-cell office:value-type="float" office:value="7123250.9561000001" table:style-name="ce1">
            <text:p>7123250,956</text:p>
          </table:table-cell>
          <table:table-cell office:value-type="float" office:value="8877884.4383999985" table:style-name="ce1">
            <text:p>8877884,438</text:p>
          </table:table-cell>
          <table:table-cell office:value-type="float" office:value="10070644.6734" table:style-name="ce1">
            <text:p>10070644,67</text:p>
          </table:table-cell>
          <table:table-cell office:value-type="float" office:value="11107444.6734" table:style-name="ce1">
            <text:p>11107444,67</text:p>
          </table:table-cell>
          <table:table-cell office:value-type="float" office:value="12175356.749399999" table:style-name="ce1">
            <text:p>12175356,75</text:p>
          </table:table-cell>
          <table:table-cell office:value-type="float" office:value="13137724.914799999" table:style-name="ce1">
            <text:p>13137724,9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356198000000006" table:style-name="ce1">
            <text:p>-71,356198</text:p>
          </table:table-cell>
          <table:table-cell office:value-type="float" office:value="-54.893973000000003" table:style-name="ce1">
            <text:p>-54,893973</text:p>
          </table:table-cell>
          <table:table-cell office:value-type="float" office:value="1172557.8653299999" table:style-name="ce1">
            <text:p>1172557,865</text:p>
          </table:table-cell>
          <table:table-cell office:value-type="float" office:value="2951576.3453099998" table:style-name="ce1">
            <text:p>2951576,345</text:p>
          </table:table-cell>
          <table:table-cell office:value-type="float" office:value="5205805.9978599986" table:style-name="ce1">
            <text:p>5205805,998</text:p>
          </table:table-cell>
          <table:table-cell office:value-type="float" office:value="7441405.9977599988" table:style-name="ce1">
            <text:p>7441405,998</text:p>
          </table:table-cell>
          <table:table-cell office:value-type="float" office:value="9550047.3756099995" table:style-name="ce1">
            <text:p>9550047,376</text:p>
          </table:table-cell>
          <table:table-cell office:value-type="float" office:value="11491103.55225" table:style-name="ce1">
            <text:p>11491103,55</text:p>
          </table:table-cell>
          <table:table-cell office:value-type="float" office:value="14501590.39948" table:style-name="ce1">
            <text:p>14501590,4</text:p>
          </table:table-cell>
          <table:table-cell office:value-type="float" office:value="16309314.154350001" table:style-name="ce1">
            <text:p>16309314,15</text:p>
          </table:table-cell>
          <table:table-cell office:value-type="float" office:value="19468738.202199999" table:style-name="ce1">
            <text:p>19468738,2</text:p>
          </table:table-cell>
          <table:table-cell office:value-type="float" office:value="21117549.894600004" table:style-name="ce1">
            <text:p>21117549,8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739562000000006" table:style-name="ce1">
            <text:p>-71,739562</text:p>
          </table:table-cell>
          <table:table-cell office:value-type="float" office:value="-54.690362999999998" table:style-name="ce1">
            <text:p>-54,690363</text:p>
          </table:table-cell>
          <table:table-cell office:value-type="float" office:value="1174499.9998999999" table:style-name="ce1">
            <text:p>1174500</text:p>
          </table:table-cell>
          <table:table-cell office:value-type="float" office:value="3296923.8103999998" table:style-name="ce1">
            <text:p>3296923,81</text:p>
          </table:table-cell>
          <table:table-cell office:value-type="float" office:value="5938110.822399999" table:style-name="ce1">
            <text:p>5938110,822</text:p>
          </table:table-cell>
          <table:table-cell office:value-type="float" office:value="8903051.5972999986" table:style-name="ce1">
            <text:p>8903051,597</text:p>
          </table:table-cell>
          <table:table-cell office:value-type="float" office:value="13196224.9309" table:style-name="ce1">
            <text:p>13196224,93</text:p>
          </table:table-cell>
          <table:table-cell office:value-type="float" office:value="16189561.152500002" table:style-name="ce1">
            <text:p>16189561,15</text:p>
          </table:table-cell>
          <table:table-cell office:value-type="float" office:value="19978353.167399999" table:style-name="ce1">
            <text:p>19978353,17</text:p>
          </table:table-cell>
          <table:table-cell office:value-type="float" office:value="22763290.908399999" table:style-name="ce1">
            <text:p>22763290,91</text:p>
          </table:table-cell>
          <table:table-cell office:value-type="float" office:value="25396044.172899999" table:style-name="ce1">
            <text:p>25396044,17</text:p>
          </table:table-cell>
          <table:table-cell office:value-type="float" office:value="30917273.457200002" table:style-name="ce1">
            <text:p>30917273,4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1.998137" table:style-name="ce1">
            <text:p>-71,998137</text:p>
          </table:table-cell>
          <table:table-cell office:value-type="float" office:value="-54.535685000000001" table:style-name="ce1">
            <text:p>-54,535685</text:p>
          </table:table-cell>
          <table:table-cell office:value-type="float" office:value="858600.00060000003" table:style-name="ce1">
            <text:p>858600,0006</text:p>
          </table:table-cell>
          <table:table-cell office:value-type="float" office:value="2997425.0946000004" table:style-name="ce1">
            <text:p>2997425,095</text:p>
          </table:table-cell>
          <table:table-cell office:value-type="float" office:value="5756312.8447999991" table:style-name="ce1">
            <text:p>5756312,845</text:p>
          </table:table-cell>
          <table:table-cell office:value-type="float" office:value="8680072.0700000003" table:style-name="ce1">
            <text:p>8680072,07</text:p>
          </table:table-cell>
          <table:table-cell office:value-type="float" office:value="11297680.654000001" table:style-name="ce1">
            <text:p>11297680,65</text:p>
          </table:table-cell>
          <table:table-cell office:value-type="float" office:value="14031044.431499999" table:style-name="ce1">
            <text:p>14031044,43</text:p>
          </table:table-cell>
          <table:table-cell office:value-type="float" office:value="16180222.6006" table:style-name="ce1">
            <text:p>16180222,6</text:p>
          </table:table-cell>
          <table:table-cell office:value-type="float" office:value="18594061.104699999" table:style-name="ce1">
            <text:p>18594061,1</text:p>
          </table:table-cell>
          <table:table-cell office:value-type="float" office:value="20496743.995300002" table:style-name="ce1">
            <text:p>20496744</text:p>
          </table:table-cell>
          <table:table-cell office:value-type="float" office:value="23169636.134800002" table:style-name="ce1">
            <text:p>23169636,1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322304000000003" table:style-name="ce1">
            <text:p>-72,322304</text:p>
          </table:table-cell>
          <table:table-cell office:value-type="float" office:value="-54.415498999999997" table:style-name="ce1">
            <text:p>-54,415499</text:p>
          </table:table-cell>
          <table:table-cell office:value-type="float" office:value="1360800.0002000004" table:style-name="ce1">
            <text:p>1360800</text:p>
          </table:table-cell>
          <table:table-cell office:value-type="float" office:value="4211296.0618000003" table:style-name="ce1">
            <text:p>4211296,062</text:p>
          </table:table-cell>
          <table:table-cell office:value-type="float" office:value="8391621.2159000002" table:style-name="ce1">
            <text:p>8391621,216</text:p>
          </table:table-cell>
          <table:table-cell office:value-type="float" office:value="12698012.3073" table:style-name="ce1">
            <text:p>12698012,31</text:p>
          </table:table-cell>
          <table:table-cell office:value-type="float" office:value="15840455.346199999" table:style-name="ce1">
            <text:p>15840455,35</text:p>
          </table:table-cell>
          <table:table-cell office:value-type="float" office:value="19270504.726600002" table:style-name="ce1">
            <text:p>19270504,73</text:p>
          </table:table-cell>
          <table:table-cell office:value-type="float" office:value="22742763.717300002" table:style-name="ce1">
            <text:p>22742763,72</text:p>
          </table:table-cell>
          <table:table-cell office:value-type="float" office:value="25683941.8134" table:style-name="ce1">
            <text:p>25683941,81</text:p>
          </table:table-cell>
          <table:table-cell office:value-type="float" office:value="28479314.521000002" table:style-name="ce1">
            <text:p>28479314,52</text:p>
          </table:table-cell>
          <table:table-cell office:value-type="float" office:value="31087441.817900002" table:style-name="ce1">
            <text:p>31087441,8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627992000000006" table:style-name="ce1">
            <text:p>-72,627992</text:p>
          </table:table-cell>
          <table:table-cell office:value-type="float" office:value="-54.237374000000003" table:style-name="ce1">
            <text:p>-54,237374</text:p>
          </table:table-cell>
          <table:table-cell office:value-type="float" office:value="2065500.0000999998" table:style-name="ce1">
            <text:p>2065500</text:p>
          </table:table-cell>
          <table:table-cell office:value-type="float" office:value="6086394.3363000005" table:style-name="ce1">
            <text:p>6086394,336</text:p>
          </table:table-cell>
          <table:table-cell office:value-type="float" office:value="10218940.6697" table:style-name="ce1">
            <text:p>10218940,67</text:p>
          </table:table-cell>
          <table:table-cell office:value-type="float" office:value="14059810.2355" table:style-name="ce1">
            <text:p>14059810,24</text:p>
          </table:table-cell>
          <table:table-cell office:value-type="float" office:value="18232503.4705" table:style-name="ce1">
            <text:p>18232503,47</text:p>
          </table:table-cell>
          <table:table-cell office:value-type="float" office:value="21900655.783199999" table:style-name="ce1">
            <text:p>21900655,78</text:p>
          </table:table-cell>
          <table:table-cell office:value-type="float" office:value="25091857.648700003" table:style-name="ce1">
            <text:p>25091857,65</text:p>
          </table:table-cell>
          <table:table-cell office:value-type="float" office:value="28856248.586099997" table:style-name="ce1">
            <text:p>28856248,59</text:p>
          </table:table-cell>
          <table:table-cell office:value-type="float" office:value="32435013.455399998" table:style-name="ce1">
            <text:p>32435013,46</text:p>
          </table:table-cell>
          <table:table-cell office:value-type="float" office:value="38160501.038799994" table:style-name="ce1">
            <text:p>38160501,0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986356000000001" table:style-name="ce1">
            <text:p>-72,986356</text:p>
          </table:table-cell>
          <table:table-cell office:value-type="float" office:value="-54.145107000000003" table:style-name="ce1">
            <text:p>-54,145107</text:p>
          </table:table-cell>
          <table:table-cell office:value-type="float" office:value="2041938.7007999998" table:style-name="ce1">
            <text:p>2041938,701</text:p>
          </table:table-cell>
          <table:table-cell office:value-type="float" office:value="6453199.3980999999" table:style-name="ce1">
            <text:p>6453199,398</text:p>
          </table:table-cell>
          <table:table-cell office:value-type="float" office:value="11497784.035800001" table:style-name="ce1">
            <text:p>11497784,04</text:p>
          </table:table-cell>
          <table:table-cell office:value-type="float" office:value="16277102.7326" table:style-name="ce1">
            <text:p>16277102,73</text:p>
          </table:table-cell>
          <table:table-cell office:value-type="float" office:value="21490734.919799998" table:style-name="ce1">
            <text:p>21490734,92</text:p>
          </table:table-cell>
          <table:table-cell office:value-type="float" office:value="25673844.459100001" table:style-name="ce1">
            <text:p>25673844,46</text:p>
          </table:table-cell>
          <table:table-cell office:value-type="float" office:value="29149144.090299997" table:style-name="ce1">
            <text:p>29149144,09</text:p>
          </table:table-cell>
          <table:table-cell office:value-type="float" office:value="32568575.056300003" table:style-name="ce1">
            <text:p>32568575,06</text:p>
          </table:table-cell>
          <table:table-cell office:value-type="float" office:value="35890954.589900002" table:style-name="ce1">
            <text:p>35890954,59</text:p>
          </table:table-cell>
          <table:table-cell office:value-type="float" office:value="38840639.709100001" table:style-name="ce1">
            <text:p>38840639,7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337321000000003" table:style-name="ce1">
            <text:p>-73,337321</text:p>
          </table:table-cell>
          <table:table-cell office:value-type="float" office:value="-54.012127999999997" table:style-name="ce1">
            <text:p>-54,012128</text:p>
          </table:table-cell>
          <table:table-cell office:value-type="float" office:value="3267891.5292599997" table:style-name="ce1">
            <text:p>3267891,529</text:p>
          </table:table-cell>
          <table:table-cell office:value-type="float" office:value="8913591.5293199997" table:style-name="ce1">
            <text:p>8913591,529</text:p>
          </table:table-cell>
          <table:table-cell office:value-type="float" office:value="14349764.236479999" table:style-name="ce1">
            <text:p>14349764,24</text:p>
          </table:table-cell>
          <table:table-cell office:value-type="float" office:value="19851139.223649997" table:style-name="ce1">
            <text:p>19851139,22</text:p>
          </table:table-cell>
          <table:table-cell office:value-type="float" office:value="26691171.640109997" table:style-name="ce1">
            <text:p>26691171,64</text:p>
          </table:table-cell>
          <table:table-cell office:value-type="float" office:value="32481009.148899991" table:style-name="ce1">
            <text:p>32481009,15</text:p>
          </table:table-cell>
          <table:table-cell office:value-type="float" office:value="36977842.232319996" table:style-name="ce1">
            <text:p>36977842,23</text:p>
          </table:table-cell>
          <table:table-cell office:value-type="float" office:value="40795020.373930007" table:style-name="ce1">
            <text:p>40795020,37</text:p>
          </table:table-cell>
          <table:table-cell office:value-type="float" office:value="44444475.688620009" table:style-name="ce1">
            <text:p>44444475,69</text:p>
          </table:table-cell>
          <table:table-cell office:value-type="float" office:value="48242798.512520008" table:style-name="ce1">
            <text:p>48242798,5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376641000000006" table:style-name="ce1">
            <text:p>-73,376641</text:p>
          </table:table-cell>
          <table:table-cell office:value-type="float" office:value="-53.762836" table:style-name="ce1">
            <text:p>-53,762836</text:p>
          </table:table-cell>
          <table:table-cell office:value-type="float" office:value="2395641.5854000002" table:style-name="ce1">
            <text:p>2395641,585</text:p>
          </table:table-cell>
          <table:table-cell office:value-type="float" office:value="5902941.5854000002" table:style-name="ce1">
            <text:p>5902941,585</text:p>
          </table:table-cell>
          <table:table-cell office:value-type="float" office:value="13864608.862499999" table:style-name="ce1">
            <text:p>13864608,86</text:p>
          </table:table-cell>
          <table:table-cell office:value-type="float" office:value="22054122.853399999" table:style-name="ce1">
            <text:p>22054122,85</text:p>
          </table:table-cell>
          <table:table-cell office:value-type="float" office:value="27486891.591699999" table:style-name="ce1">
            <text:p>27486891,59</text:p>
          </table:table-cell>
          <table:table-cell office:value-type="float" office:value="33206939.362599999" table:style-name="ce1">
            <text:p>33206939,36</text:p>
          </table:table-cell>
          <table:table-cell office:value-type="float" office:value="38781030.278499998" table:style-name="ce1">
            <text:p>38781030,28</text:p>
          </table:table-cell>
          <table:table-cell office:value-type="float" office:value="43420252.136500001" table:style-name="ce1">
            <text:p>43420252,14</text:p>
          </table:table-cell>
          <table:table-cell office:value-type="float" office:value="47386351.774000004" table:style-name="ce1">
            <text:p>47386351,77</text:p>
          </table:table-cell>
          <table:table-cell office:value-type="float" office:value="51234428.950300008" table:style-name="ce1">
            <text:p>51234428,9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702010000000001" table:style-name="ce1">
            <text:p>-73,70201</text:p>
          </table:table-cell>
          <table:table-cell office:value-type="float" office:value="-53.590435999999997" table:style-name="ce1">
            <text:p>-53,590436</text:p>
          </table:table-cell>
          <table:table-cell office:value-type="float" office:value="1467637.3123999999" table:style-name="ce1">
            <text:p>1467637,312</text:p>
          </table:table-cell>
          <table:table-cell office:value-type="float" office:value="4266713.6709000003" table:style-name="ce1">
            <text:p>4266713,671</text:p>
          </table:table-cell>
          <table:table-cell office:value-type="float" office:value="7556356.5963000013" table:style-name="ce1">
            <text:p>7556356,596</text:p>
          </table:table-cell>
          <table:table-cell office:value-type="float" office:value="10760293.7413" table:style-name="ce1">
            <text:p>10760293,74</text:p>
          </table:table-cell>
          <table:table-cell office:value-type="float" office:value="13853642.2082" table:style-name="ce1">
            <text:p>13853642,21</text:p>
          </table:table-cell>
          <table:table-cell office:value-type="float" office:value="16898172.771600001" table:style-name="ce1">
            <text:p>16898172,77</text:p>
          </table:table-cell>
          <table:table-cell office:value-type="float" office:value="20291202.1083" table:style-name="ce1">
            <text:p>20291202,11</text:p>
          </table:table-cell>
          <table:table-cell office:value-type="float" office:value="23547402.108199999" table:style-name="ce1">
            <text:p>23547402,11</text:p>
          </table:table-cell>
          <table:table-cell office:value-type="float" office:value="26199342.172900006" table:style-name="ce1">
            <text:p>26199342,17</text:p>
          </table:table-cell>
          <table:table-cell office:value-type="float" office:value="28408458.185699999" table:style-name="ce1">
            <text:p>28408458,1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903552000000005" table:style-name="ce1">
            <text:p>-73,903552</text:p>
          </table:table-cell>
          <table:table-cell office:value-type="float" office:value="-53.351233999999998" table:style-name="ce1">
            <text:p>-53,351234</text:p>
          </table:table-cell>
          <table:table-cell office:value-type="float" office:value="477900" table:style-name="ce1">
            <text:p>477900</text:p>
          </table:table-cell>
          <table:table-cell office:value-type="float" office:value="2460500.2103499998" table:style-name="ce1">
            <text:p>2460500,21</text:p>
          </table:table-cell>
          <table:table-cell office:value-type="float" office:value="5570900.2104499992" table:style-name="ce1">
            <text:p>5570900,21</text:p>
          </table:table-cell>
          <table:table-cell office:value-type="float" office:value="9838761.825050002" table:style-name="ce1">
            <text:p>9838761,825</text:p>
          </table:table-cell>
          <table:table-cell office:value-type="float" office:value="14577261.824990001" table:style-name="ce1">
            <text:p>14577261,82</text:p>
          </table:table-cell>
          <table:table-cell office:value-type="float" office:value="19846940.537080001" table:style-name="ce1">
            <text:p>19846940,54</text:p>
          </table:table-cell>
          <table:table-cell office:value-type="float" office:value="26236973.934419993" table:style-name="ce1">
            <text:p>26236973,93</text:p>
          </table:table-cell>
          <table:table-cell office:value-type="float" office:value="31462105.896959998" table:style-name="ce1">
            <text:p>31462105,9</text:p>
          </table:table-cell>
          <table:table-cell office:value-type="float" office:value="36472332.105789997" table:style-name="ce1">
            <text:p>36472332,11</text:p>
          </table:table-cell>
          <table:table-cell office:value-type="float" office:value="41724985.370289996" table:style-name="ce1">
            <text:p>41724985,3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07519000000005" table:style-name="ce1">
            <text:p>-74,207519</text:p>
          </table:table-cell>
          <table:table-cell office:value-type="float" office:value="-53.158405999999999" table:style-name="ce1">
            <text:p>-53,158406</text:p>
          </table:table-cell>
          <table:table-cell office:value-type="float" office:value="291600" table:style-name="ce1">
            <text:p>291600</text:p>
          </table:table-cell>
          <table:table-cell office:value-type="float" office:value="1190699.99991" table:style-name="ce1">
            <text:p>1190700</text:p>
          </table:table-cell>
          <table:table-cell office:value-type="float" office:value="2616453.5744099999" table:style-name="ce1">
            <text:p>2616453,574</text:p>
          </table:table-cell>
          <table:table-cell office:value-type="float" office:value="4109702.3604100002" table:style-name="ce1">
            <text:p>4109702,36</text:p>
          </table:table-cell>
          <table:table-cell office:value-type="float" office:value="5606156.8716100007" table:style-name="ce1">
            <text:p>5606156,872</text:p>
          </table:table-cell>
          <table:table-cell office:value-type="float" office:value="7185656.8717100015" table:style-name="ce1">
            <text:p>7185656,872</text:p>
          </table:table-cell>
          <table:table-cell office:value-type="float" office:value="8554088.89628" table:style-name="ce1">
            <text:p>8554088,896</text:p>
          </table:table-cell>
          <table:table-cell office:value-type="float" office:value="9979688.8962699994" table:style-name="ce1">
            <text:p>9979688,896</text:p>
          </table:table-cell>
          <table:table-cell office:value-type="float" office:value="11479141.83532" table:style-name="ce1">
            <text:p>11479141,84</text:p>
          </table:table-cell>
          <table:table-cell office:value-type="float" office:value="12831841.83522" table:style-name="ce1">
            <text:p>12831841,8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25470999999999" table:style-name="ce1">
            <text:p>-74,225471</text:p>
          </table:table-cell>
          <table:table-cell office:value-type="float" office:value="-53.005504000000002" table:style-name="ce1">
            <text:p>-53,005504</text:p>
          </table:table-cell>
          <table:table-cell office:value-type="float" office:value="845538.50043000001" table:style-name="ce1">
            <text:p>845538,5004</text:p>
          </table:table-cell>
          <table:table-cell office:value-type="float" office:value="2589937.4862799998" table:style-name="ce1">
            <text:p>2589937,486</text:p>
          </table:table-cell>
          <table:table-cell office:value-type="float" office:value="4731640.6243799999" table:style-name="ce1">
            <text:p>4731640,624</text:p>
          </table:table-cell>
          <table:table-cell office:value-type="float" office:value="9115629.0137400012" table:style-name="ce1">
            <text:p>9115629,014</text:p>
          </table:table-cell>
          <table:table-cell office:value-type="float" office:value="11905450.841639997" table:style-name="ce1">
            <text:p>11905450,84</text:p>
          </table:table-cell>
          <table:table-cell office:value-type="float" office:value="17694166.910610002" table:style-name="ce1">
            <text:p>17694166,91</text:p>
          </table:table-cell>
          <table:table-cell office:value-type="float" office:value="20347089.34485" table:style-name="ce1">
            <text:p>20347089,34</text:p>
          </table:table-cell>
          <table:table-cell office:value-type="float" office:value="22938178.837180004" table:style-name="ce1">
            <text:p>22938178,84</text:p>
          </table:table-cell>
          <table:table-cell office:value-type="float" office:value="25271762.914480004" table:style-name="ce1">
            <text:p>25271762,91</text:p>
          </table:table-cell>
          <table:table-cell office:value-type="float" office:value="27684722.211150002" table:style-name="ce1">
            <text:p>27684722,2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860387000000003" table:style-name="ce1">
            <text:p>-73,860387</text:p>
          </table:table-cell>
          <table:table-cell office:value-type="float" office:value="-52.978107999999999" table:style-name="ce1">
            <text:p>-52,978108</text:p>
          </table:table-cell>
          <table:table-cell office:value-type="float" office:value="348299.9999" table:style-name="ce1">
            <text:p>348299,9999</text:p>
          </table:table-cell>
          <table:table-cell office:value-type="float" office:value="1657351.31253" table:style-name="ce1">
            <text:p>1657351,313</text:p>
          </table:table-cell>
          <table:table-cell office:value-type="float" office:value="4427551.3125899993" table:style-name="ce1">
            <text:p>4427551,313</text:p>
          </table:table-cell>
          <table:table-cell office:value-type="float" office:value="9154262.44716" table:style-name="ce1">
            <text:p>9154262,447</text:p>
          </table:table-cell>
          <table:table-cell office:value-type="float" office:value="14904350.802439997" table:style-name="ce1">
            <text:p>14904350,8</text:p>
          </table:table-cell>
          <table:table-cell office:value-type="float" office:value="22625444.715549998" table:style-name="ce1">
            <text:p>22625444,72</text:p>
          </table:table-cell>
          <table:table-cell office:value-type="float" office:value="31318517.612240002" table:style-name="ce1">
            <text:p>31318517,61</text:p>
          </table:table-cell>
          <table:table-cell office:value-type="float" office:value="38386338.179949999" table:style-name="ce1">
            <text:p>38386338,18</text:p>
          </table:table-cell>
          <table:table-cell office:value-type="float" office:value="45679190.937049992" table:style-name="ce1">
            <text:p>45679190,94</text:p>
          </table:table-cell>
          <table:table-cell office:value-type="float" office:value="56670868.594849981" table:style-name="ce1">
            <text:p>56670868,5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870857999999998" table:style-name="ce1">
            <text:p>-73,870858</text:p>
          </table:table-cell>
          <table:table-cell office:value-type="float" office:value="-52.715532000000003" table:style-name="ce1">
            <text:p>-52,715532</text:p>
          </table:table-cell>
          <table:table-cell office:value-type="float" office:value="2114144.2731999997" table:style-name="ce1">
            <text:p>2114144,273</text:p>
          </table:table-cell>
          <table:table-cell office:value-type="float" office:value="4580177.5505999997" table:style-name="ce1">
            <text:p>4580177,551</text:p>
          </table:table-cell>
          <table:table-cell office:value-type="float" office:value="9169021.1176999994" table:style-name="ce1">
            <text:p>9169021,118</text:p>
          </table:table-cell>
          <table:table-cell office:value-type="float" office:value="14635281.750100002" table:style-name="ce1">
            <text:p>14635281,75</text:p>
          </table:table-cell>
          <table:table-cell office:value-type="float" office:value="22318134.929499999" table:style-name="ce1">
            <text:p>22318134,93</text:p>
          </table:table-cell>
          <table:table-cell office:value-type="float" office:value="29757216.298999995" table:style-name="ce1">
            <text:p>29757216,3</text:p>
          </table:table-cell>
          <table:table-cell office:value-type="float" office:value="38148299.303499997" table:style-name="ce1">
            <text:p>38148299,3</text:p>
          </table:table-cell>
          <table:table-cell office:value-type="float" office:value="45711686.8138" table:style-name="ce1">
            <text:p>45711686,81</text:p>
          </table:table-cell>
          <table:table-cell office:value-type="float" office:value="54035769.420599997" table:style-name="ce1">
            <text:p>54035769,42</text:p>
          </table:table-cell>
          <table:table-cell office:value-type="float" office:value="64951998.066999994" table:style-name="ce1">
            <text:p>64951998,0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03839000000002" table:style-name="ce1">
            <text:p>-74,203839</text:p>
          </table:table-cell>
          <table:table-cell office:value-type="float" office:value="-52.539636999999999" table:style-name="ce1">
            <text:p>-52,539637</text:p>
          </table:table-cell>
          <table:table-cell office:value-type="float" office:value="1440273.6828000001" table:style-name="ce1">
            <text:p>1440273,683</text:p>
          </table:table-cell>
          <table:table-cell office:value-type="float" office:value="4696567.6088000005" table:style-name="ce1">
            <text:p>4696567,609</text:p>
          </table:table-cell>
          <table:table-cell office:value-type="float" office:value="9125631.0449000001" table:style-name="ce1">
            <text:p>9125631,045</text:p>
          </table:table-cell>
          <table:table-cell office:value-type="float" office:value="14498722.968599997" table:style-name="ce1">
            <text:p>14498722,97</text:p>
          </table:table-cell>
          <table:table-cell office:value-type="float" office:value="18886096.034700006" table:style-name="ce1">
            <text:p>18886096,03</text:p>
          </table:table-cell>
          <table:table-cell office:value-type="float" office:value="23994500.0933" table:style-name="ce1">
            <text:p>23994500,09</text:p>
          </table:table-cell>
          <table:table-cell office:value-type="float" office:value="27987663.462299999" table:style-name="ce1">
            <text:p>27987663,46</text:p>
          </table:table-cell>
          <table:table-cell office:value-type="float" office:value="32146207.303300001" table:style-name="ce1">
            <text:p>32146207,3</text:p>
          </table:table-cell>
          <table:table-cell office:value-type="float" office:value="35773904.704800002" table:style-name="ce1">
            <text:p>35773904,7</text:p>
          </table:table-cell>
          <table:table-cell office:value-type="float" office:value="39087867.664999999" table:style-name="ce1">
            <text:p>39087867,6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574800999999994" table:style-name="ce1">
            <text:p>-74,574801</text:p>
          </table:table-cell>
          <table:table-cell office:value-type="float" office:value="-52.403382000000001" table:style-name="ce1">
            <text:p>-52,403382</text:p>
          </table:table-cell>
          <table:table-cell office:value-type="float" office:value="2088143.5438999999" table:style-name="ce1">
            <text:p>2088143,544</text:p>
          </table:table-cell>
          <table:table-cell office:value-type="float" office:value="6849624.0465999991" table:style-name="ce1">
            <text:p>6849624,047</text:p>
          </table:table-cell>
          <table:table-cell office:value-type="float" office:value="12432140.8981" table:style-name="ce1">
            <text:p>12432140,9</text:p>
          </table:table-cell>
          <table:table-cell office:value-type="float" office:value="18379560.773000002" table:style-name="ce1">
            <text:p>18379560,77</text:p>
          </table:table-cell>
          <table:table-cell office:value-type="float" office:value="23321121.262399994" table:style-name="ce1">
            <text:p>23321121,26</text:p>
          </table:table-cell>
          <table:table-cell office:value-type="float" office:value="28080376.564500004" table:style-name="ce1">
            <text:p>28080376,56</text:p>
          </table:table-cell>
          <table:table-cell office:value-type="float" office:value="32582128.777000003" table:style-name="ce1">
            <text:p>32582128,78</text:p>
          </table:table-cell>
          <table:table-cell office:value-type="float" office:value="36660987.954899997" table:style-name="ce1">
            <text:p>36660987,95</text:p>
          </table:table-cell>
          <table:table-cell office:value-type="float" office:value="41246782.962700002" table:style-name="ce1">
            <text:p>41246782,96</text:p>
          </table:table-cell>
          <table:table-cell office:value-type="float" office:value="45767034.030500002" table:style-name="ce1">
            <text:p>45767034,0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828289999999996" table:style-name="ce1">
            <text:p>-74,82829</text:p>
          </table:table-cell>
          <table:table-cell office:value-type="float" office:value="-52.177408" table:style-name="ce1">
            <text:p>-52,177408</text:p>
          </table:table-cell>
          <table:table-cell office:value-type="float" office:value="1738937.7765000002" table:style-name="ce1">
            <text:p>1738937,777</text:p>
          </table:table-cell>
          <table:table-cell office:value-type="float" office:value="5199160.1856200006" table:style-name="ce1">
            <text:p>5199160,186</text:p>
          </table:table-cell>
          <table:table-cell office:value-type="float" office:value="8705013.9622700009" table:style-name="ce1">
            <text:p>8705013,962</text:p>
          </table:table-cell>
          <table:table-cell office:value-type="float" office:value="11552850.06646" table:style-name="ce1">
            <text:p>11552850,07</text:p>
          </table:table-cell>
          <table:table-cell office:value-type="float" office:value="13735303.847680004" table:style-name="ce1">
            <text:p>13735303,85</text:p>
          </table:table-cell>
          <table:table-cell office:value-type="float" office:value="15516143.972990002" table:style-name="ce1">
            <text:p>15516143,97</text:p>
          </table:table-cell>
          <table:table-cell office:value-type="float" office:value="17089531.932550002" table:style-name="ce1">
            <text:p>17089531,93</text:p>
          </table:table-cell>
          <table:table-cell office:value-type="float" office:value="18960928.913880002" table:style-name="ce1">
            <text:p>18960928,91</text:p>
          </table:table-cell>
          <table:table-cell office:value-type="float" office:value="20483728.913970001" table:style-name="ce1">
            <text:p>20483728,91</text:p>
          </table:table-cell>
          <table:table-cell office:value-type="float" office:value="22055128.913969997" table:style-name="ce1">
            <text:p>22055128,9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001998" table:style-name="ce1">
            <text:p>-75,001998</text:p>
          </table:table-cell>
          <table:table-cell office:value-type="float" office:value="-51.938271999999998" table:style-name="ce1">
            <text:p>-51,938272</text:p>
          </table:table-cell>
          <table:table-cell office:value-type="float" office:value="812562.22361999983" table:style-name="ce1">
            <text:p>812562,2236</text:p>
          </table:table-cell>
          <table:table-cell office:value-type="float" office:value="2236033.29042" table:style-name="ce1">
            <text:p>2236033,29</text:p>
          </table:table-cell>
          <table:table-cell office:value-type="float" office:value="3798709.8643700001" table:style-name="ce1">
            <text:p>3798709,864</text:p>
          </table:table-cell>
          <table:table-cell office:value-type="float" office:value="5009142.5529500004" table:style-name="ce1">
            <text:p>5009142,553</text:p>
          </table:table-cell>
          <table:table-cell office:value-type="float" office:value="5981635.2444099989" table:style-name="ce1">
            <text:p>5981635,244</text:p>
          </table:table-cell>
          <table:table-cell office:value-type="float" office:value="6859552.8015400004" table:style-name="ce1">
            <text:p>6859552,802</text:p>
          </table:table-cell>
          <table:table-cell office:value-type="float" office:value="7539949.2610199992" table:style-name="ce1">
            <text:p>7539949,261</text:p>
          </table:table-cell>
          <table:table-cell office:value-type="float" office:value="8366149.2609900013" table:style-name="ce1">
            <text:p>8366149,261</text:p>
          </table:table-cell>
          <table:table-cell office:value-type="float" office:value="9038449.2609899994" table:style-name="ce1">
            <text:p>9038449,261</text:p>
          </table:table-cell>
          <table:table-cell office:value-type="float" office:value="10018549.261139998" table:style-name="ce1">
            <text:p>10018549,2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851625999999996" table:style-name="ce1">
            <text:p>-74,851626</text:p>
          </table:table-cell>
          <table:table-cell office:value-type="float" office:value="-51.686157999999999" table:style-name="ce1">
            <text:p>-51,686158</text:p>
          </table:table-cell>
          <table:table-cell office:value-type="float" office:value="2813158.6792799998" table:style-name="ce1">
            <text:p>2813158,679</text:p>
          </table:table-cell>
          <table:table-cell office:value-type="float" office:value="6008085.3024800001" table:style-name="ce1">
            <text:p>6008085,302</text:p>
          </table:table-cell>
          <table:table-cell office:value-type="float" office:value="8828931.5993300006" table:style-name="ce1">
            <text:p>8828931,599</text:p>
          </table:table-cell>
          <table:table-cell office:value-type="float" office:value="11324494.49659" table:style-name="ce1">
            <text:p>11324494,5</text:p>
          </table:table-cell>
          <table:table-cell office:value-type="float" office:value="13822249.039160004" table:style-name="ce1">
            <text:p>13822249,04</text:p>
          </table:table-cell>
          <table:table-cell office:value-type="float" office:value="16468991.356760003" table:style-name="ce1">
            <text:p>16468991,36</text:p>
          </table:table-cell>
          <table:table-cell office:value-type="float" office:value="19439770.274249997" table:style-name="ce1">
            <text:p>19439770,27</text:p>
          </table:table-cell>
          <table:table-cell office:value-type="float" office:value="23201223.816639997" table:style-name="ce1">
            <text:p>23201223,82</text:p>
          </table:table-cell>
          <table:table-cell office:value-type="float" office:value="25598805.075459998" table:style-name="ce1">
            <text:p>25598805,08</text:p>
          </table:table-cell>
          <table:table-cell office:value-type="float" office:value="27973241.247189999" table:style-name="ce1">
            <text:p>27973241,2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969221000000005" table:style-name="ce1">
            <text:p>-74,969221</text:p>
          </table:table-cell>
          <table:table-cell office:value-type="float" office:value="-51.464472999999998" table:style-name="ce1">
            <text:p>-51,464473</text:p>
          </table:table-cell>
          <table:table-cell office:value-type="float" office:value="1471741.3215000003" table:style-name="ce1">
            <text:p>1471741,322</text:p>
          </table:table-cell>
          <table:table-cell office:value-type="float" office:value="4038192.4790000003" table:style-name="ce1">
            <text:p>4038192,479</text:p>
          </table:table-cell>
          <table:table-cell office:value-type="float" office:value="7418669.9673000006" table:style-name="ce1">
            <text:p>7418669,967</text:p>
          </table:table-cell>
          <table:table-cell office:value-type="float" office:value="10169644.611099999" table:style-name="ce1">
            <text:p>10169644,61</text:p>
          </table:table-cell>
          <table:table-cell office:value-type="float" office:value="14286102.406099999" table:style-name="ce1">
            <text:p>14286102,41</text:p>
          </table:table-cell>
          <table:table-cell office:value-type="float" office:value="17048809.774299998" table:style-name="ce1">
            <text:p>17048809,77</text:p>
          </table:table-cell>
          <table:table-cell office:value-type="float" office:value="19480581.8763" table:style-name="ce1">
            <text:p>19480581,88</text:p>
          </table:table-cell>
          <table:table-cell office:value-type="float" office:value="22139895.1173" table:style-name="ce1">
            <text:p>22139895,12</text:p>
          </table:table-cell>
          <table:table-cell office:value-type="float" office:value="24450044.0255" table:style-name="ce1">
            <text:p>24450044,03</text:p>
          </table:table-cell>
          <table:table-cell office:value-type="float" office:value="27136414.135800008" table:style-name="ce1">
            <text:p>27136414,1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195166" table:style-name="ce1">
            <text:p>-75,195166</text:p>
          </table:table-cell>
          <table:table-cell office:value-type="float" office:value="-51.376649999999998" table:style-name="ce1">
            <text:p>-51,37665</text:p>
          </table:table-cell>
          <table:table-cell office:value-type="float" office:value="2008655.2734000001" table:style-name="ce1">
            <text:p>2008655,273</text:p>
          </table:table-cell>
          <table:table-cell office:value-type="float" office:value="3879315.3201000001" table:style-name="ce1">
            <text:p>3879315,32</text:p>
          </table:table-cell>
          <table:table-cell office:value-type="float" office:value="5162506.8690999998" table:style-name="ce1">
            <text:p>5162506,869</text:p>
          </table:table-cell>
          <table:table-cell office:value-type="float" office:value="6242408.7137899995" table:style-name="ce1">
            <text:p>6242408,714</text:p>
          </table:table-cell>
          <table:table-cell office:value-type="float" office:value="7247410.1477900008" table:style-name="ce1">
            <text:p>7247410,148</text:p>
          </table:table-cell>
          <table:table-cell office:value-type="float" office:value="8276251.2288900008" table:style-name="ce1">
            <text:p>8276251,229</text:p>
          </table:table-cell>
          <table:table-cell office:value-type="float" office:value="8998464.8328899983" table:style-name="ce1">
            <text:p>8998464,833</text:p>
          </table:table-cell>
          <table:table-cell office:value-type="float" office:value="9605964.8328899983" table:style-name="ce1">
            <text:p>9605964,833</text:p>
          </table:table-cell>
          <table:table-cell office:value-type="float" office:value="10283866.45896" table:style-name="ce1">
            <text:p>10283866,46</text:p>
          </table:table-cell>
          <table:table-cell office:value-type="float" office:value="10931866.458869999" table:style-name="ce1">
            <text:p>10931866,4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950590000000005" table:style-name="ce1">
            <text:p>-74,95059</text:p>
          </table:table-cell>
          <table:table-cell office:value-type="float" office:value="-51.145394000000003" table:style-name="ce1">
            <text:p>-51,145394</text:p>
          </table:table-cell>
          <table:table-cell office:value-type="float" office:value="975089.17479999992" table:style-name="ce1">
            <text:p>975089,1748</text:p>
          </table:table-cell>
          <table:table-cell office:value-type="float" office:value="2783855.3087999998" table:style-name="ce1">
            <text:p>2783855,309</text:p>
          </table:table-cell>
          <table:table-cell office:value-type="float" office:value="4898393.6094999993" table:style-name="ce1">
            <text:p>4898393,61</text:p>
          </table:table-cell>
          <table:table-cell office:value-type="float" office:value="7255493.6094000004" table:style-name="ce1">
            <text:p>7255493,609</text:p>
          </table:table-cell>
          <table:table-cell office:value-type="float" office:value="9638496.9431999978" table:style-name="ce1">
            <text:p>9638496,943</text:p>
          </table:table-cell>
          <table:table-cell office:value-type="float" office:value="11644201.107000001" table:style-name="ce1">
            <text:p>11644201,11</text:p>
          </table:table-cell>
          <table:table-cell office:value-type="float" office:value="14097187.5032" table:style-name="ce1">
            <text:p>14097187,5</text:p>
          </table:table-cell>
          <table:table-cell office:value-type="float" office:value="16561534.4871" table:style-name="ce1">
            <text:p>16561534,49</text:p>
          </table:table-cell>
          <table:table-cell office:value-type="float" office:value="18817558.1384" table:style-name="ce1">
            <text:p>18817558,14</text:p>
          </table:table-cell>
          <table:table-cell office:value-type="float" office:value="21359021.2623" table:style-name="ce1">
            <text:p>21359021,2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855009999999993" table:style-name="ce1">
            <text:p>-74,85501</text:p>
          </table:table-cell>
          <table:table-cell office:value-type="float" office:value="-50.882941000000002" table:style-name="ce1">
            <text:p>-50,882941</text:p>
          </table:table-cell>
          <table:table-cell office:value-type="float" office:value="768455.8348999999" table:style-name="ce1">
            <text:p>768455,8349</text:p>
          </table:table-cell>
          <table:table-cell office:value-type="float" office:value="2988051.6707700002" table:style-name="ce1">
            <text:p>2988051,671</text:p>
          </table:table-cell>
          <table:table-cell office:value-type="float" office:value="5872532.7887200005" table:style-name="ce1">
            <text:p>5872532,789</text:p>
          </table:table-cell>
          <table:table-cell office:value-type="float" office:value="9136149.3628899995" table:style-name="ce1">
            <text:p>9136149,363</text:p>
          </table:table-cell>
          <table:table-cell office:value-type="float" office:value="12170343.739799999" table:style-name="ce1">
            <text:p>12170343,74</text:p>
          </table:table-cell>
          <table:table-cell office:value-type="float" office:value="15273104.251549998" table:style-name="ce1">
            <text:p>15273104,25</text:p>
          </table:table-cell>
          <table:table-cell office:value-type="float" office:value="18229366.550000001" table:style-name="ce1">
            <text:p>18229366,55</text:p>
          </table:table-cell>
          <table:table-cell office:value-type="float" office:value="21240619.565930001" table:style-name="ce1">
            <text:p>21240619,57</text:p>
          </table:table-cell>
          <table:table-cell office:value-type="float" office:value="24489120.97933" table:style-name="ce1">
            <text:p>24489120,98</text:p>
          </table:table-cell>
          <table:table-cell office:value-type="float" office:value="27666717.184030004" table:style-name="ce1">
            <text:p>27666717,1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019385999999997" table:style-name="ce1">
            <text:p>-75,019386</text:p>
          </table:table-cell>
          <table:table-cell office:value-type="float" office:value="-50.626316000000003" table:style-name="ce1">
            <text:p>-50,626316</text:p>
          </table:table-cell>
          <table:table-cell office:value-type="float" office:value="814468.76730000007" table:style-name="ce1">
            <text:p>814468,7673</text:p>
          </table:table-cell>
          <table:table-cell office:value-type="float" office:value="2912101.7724000001" table:style-name="ce1">
            <text:p>2912101,772</text:p>
          </table:table-cell>
          <table:table-cell office:value-type="float" office:value="6154806.1884000003" table:style-name="ce1">
            <text:p>6154806,188</text:p>
          </table:table-cell>
          <table:table-cell office:value-type="float" office:value="11387343.269619999" table:style-name="ce1">
            <text:p>11387343,27</text:p>
          </table:table-cell>
          <table:table-cell office:value-type="float" office:value="17304811.590619996" table:style-name="ce1">
            <text:p>17304811,59</text:p>
          </table:table-cell>
          <table:table-cell office:value-type="float" office:value="23206502.811620004" table:style-name="ce1">
            <text:p>23206502,81</text:p>
          </table:table-cell>
          <table:table-cell office:value-type="float" office:value="31441250.851920001" table:style-name="ce1">
            <text:p>31441250,85</text:p>
          </table:table-cell>
          <table:table-cell office:value-type="float" office:value="41085005.261120021" table:style-name="ce1">
            <text:p>41085005,26</text:p>
          </table:table-cell>
          <table:table-cell office:value-type="float" office:value="49223096.914570011" table:style-name="ce1">
            <text:p>49223096,91</text:p>
          </table:table-cell>
          <table:table-cell office:value-type="float" office:value="58479976.991470009" table:style-name="ce1">
            <text:p>58479976,9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308663999999993" table:style-name="ce1">
            <text:p>-75,308664</text:p>
          </table:table-cell>
          <table:table-cell office:value-type="float" office:value="-50.676651999999997" table:style-name="ce1">
            <text:p>-50,676652</text:p>
          </table:table-cell>
          <table:table-cell office:value-type="float" office:value="2195100.0000999998" table:style-name="ce1">
            <text:p>2195100</text:p>
          </table:table-cell>
          <table:table-cell office:value-type="float" office:value="5516100.0000999998" table:style-name="ce1">
            <text:p>5516100</text:p>
          </table:table-cell>
          <table:table-cell office:value-type="float" office:value="8440199.9998000003" table:style-name="ce1">
            <text:p>8440200</text:p>
          </table:table-cell>
          <table:table-cell office:value-type="float" office:value="11208705.610199999" table:style-name="ce1">
            <text:p>11208705,61</text:p>
          </table:table-cell>
          <table:table-cell office:value-type="float" office:value="13731187.187900003" table:style-name="ce1">
            <text:p>13731187,19</text:p>
          </table:table-cell>
          <table:table-cell office:value-type="float" office:value="16153009.7938" table:style-name="ce1">
            <text:p>16153009,79</text:p>
          </table:table-cell>
          <table:table-cell office:value-type="float" office:value="18778717.524400003" table:style-name="ce1">
            <text:p>18778717,52</text:p>
          </table:table-cell>
          <table:table-cell office:value-type="float" office:value="21872223.681499999" table:style-name="ce1">
            <text:p>21872223,68</text:p>
          </table:table-cell>
          <table:table-cell office:value-type="float" office:value="24301297.428199999" table:style-name="ce1">
            <text:p>24301297,43</text:p>
          </table:table-cell>
          <table:table-cell office:value-type="float" office:value="26731297.427999996" table:style-name="ce1">
            <text:p>26731297,4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414699999999996" table:style-name="ce1">
            <text:p>-75,4147</text:p>
          </table:table-cell>
          <table:table-cell office:value-type="float" office:value="-50.483482000000002" table:style-name="ce1">
            <text:p>-50,483482</text:p>
          </table:table-cell>
          <table:table-cell office:value-type="float" office:value="2210252.5756000001" table:style-name="ce1">
            <text:p>2210252,576</text:p>
          </table:table-cell>
          <table:table-cell office:value-type="float" office:value="5609666.0608999999" table:style-name="ce1">
            <text:p>5609666,061</text:p>
          </table:table-cell>
          <table:table-cell office:value-type="float" office:value="8153066.060899999" table:style-name="ce1">
            <text:p>8153066,061</text:p>
          </table:table-cell>
          <table:table-cell office:value-type="float" office:value="10077370.1413" table:style-name="ce1">
            <text:p>10077370,14</text:p>
          </table:table-cell>
          <table:table-cell office:value-type="float" office:value="12078572.547699999" table:style-name="ce1">
            <text:p>12078572,55</text:p>
          </table:table-cell>
          <table:table-cell office:value-type="float" office:value="13803958.164000001" table:style-name="ce1">
            <text:p>13803958,16</text:p>
          </table:table-cell>
          <table:table-cell office:value-type="float" office:value="15375358.164100002" table:style-name="ce1">
            <text:p>15375358,16</text:p>
          </table:table-cell>
          <table:table-cell office:value-type="float" office:value="16707732.559600001" table:style-name="ce1">
            <text:p>16707732,56</text:p>
          </table:table-cell>
          <table:table-cell office:value-type="float" office:value="18021224.239500001" table:style-name="ce1">
            <text:p>18021224,24</text:p>
          </table:table-cell>
          <table:table-cell office:value-type="float" office:value="19527824.239500001" table:style-name="ce1">
            <text:p>19527824,2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373097000000001" table:style-name="ce1">
            <text:p>-75,373097</text:p>
          </table:table-cell>
          <table:table-cell office:value-type="float" office:value="-50.197268000000001" table:style-name="ce1">
            <text:p>-50,197268</text:p>
          </table:table-cell>
          <table:table-cell office:value-type="float" office:value="1062147.4246" table:style-name="ce1">
            <text:p>1062147,425</text:p>
          </table:table-cell>
          <table:table-cell office:value-type="float" office:value="2697077.6293000001" table:style-name="ce1">
            <text:p>2697077,629</text:p>
          </table:table-cell>
          <table:table-cell office:value-type="float" office:value="4848819.9074000008" table:style-name="ce1">
            <text:p>4848819,907</text:p>
          </table:table-cell>
          <table:table-cell office:value-type="float" office:value="7464583.7086000014" table:style-name="ce1">
            <text:p>7464583,709</text:p>
          </table:table-cell>
          <table:table-cell office:value-type="float" office:value="10143438.354700001" table:style-name="ce1">
            <text:p>10143438,35</text:p>
          </table:table-cell>
          <table:table-cell office:value-type="float" office:value="12815990.775900003" table:style-name="ce1">
            <text:p>12815990,78</text:p>
          </table:table-cell>
          <table:table-cell office:value-type="float" office:value="16323597.634100001" table:style-name="ce1">
            <text:p>16323597,63</text:p>
          </table:table-cell>
          <table:table-cell office:value-type="float" office:value="19947801.209200002" table:style-name="ce1">
            <text:p>19947801,21</text:p>
          </table:table-cell>
          <table:table-cell office:value-type="float" office:value="24190764.567099996" table:style-name="ce1">
            <text:p>24190764,57</text:p>
          </table:table-cell>
          <table:table-cell office:value-type="float" office:value="28530162.852500003" table:style-name="ce1">
            <text:p>28530162,8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263150999999993" table:style-name="ce1">
            <text:p>-75,263151</text:p>
          </table:table-cell>
          <table:table-cell office:value-type="float" office:value="-49.911261000000003" table:style-name="ce1">
            <text:p>-49,911261</text:p>
          </table:table-cell>
          <table:table-cell office:value-type="float" office:value="1441800.0001000001" table:style-name="ce1">
            <text:p>1441800</text:p>
          </table:table-cell>
          <table:table-cell office:value-type="float" office:value="3288600.0000999998" table:style-name="ce1">
            <text:p>3288600</text:p>
          </table:table-cell>
          <table:table-cell office:value-type="float" office:value="5233903.4051700002" table:style-name="ce1">
            <text:p>5233903,405</text:p>
          </table:table-cell>
          <table:table-cell office:value-type="float" office:value="7333674.865199999" table:style-name="ce1">
            <text:p>7333674,865</text:p>
          </table:table-cell>
          <table:table-cell office:value-type="float" office:value="9316271.4286400005" table:style-name="ce1">
            <text:p>9316271,429</text:p>
          </table:table-cell>
          <table:table-cell office:value-type="float" office:value="11804406.91979" table:style-name="ce1">
            <text:p>11804406,92</text:p>
          </table:table-cell>
          <table:table-cell office:value-type="float" office:value="14549927.70861" table:style-name="ce1">
            <text:p>14549927,71</text:p>
          </table:table-cell>
          <table:table-cell office:value-type="float" office:value="18012140.396340001" table:style-name="ce1">
            <text:p>18012140,4</text:p>
          </table:table-cell>
          <table:table-cell office:value-type="float" office:value="24599391.206619993" table:style-name="ce1">
            <text:p>24599391,21</text:p>
          </table:table-cell>
          <table:table-cell office:value-type="float" office:value="31307175.989800002" table:style-name="ce1">
            <text:p>31307175,9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263150999999993" table:style-name="ce1">
            <text:p>-75,263151</text:p>
          </table:table-cell>
          <table:table-cell office:value-type="float" office:value="-49.922820999999999" table:style-name="ce1">
            <text:p>-49,922821</text:p>
          </table:table-cell>
          <table:table-cell office:value-type="float" office:value="769499.99991999997" table:style-name="ce1">
            <text:p>769499,9999</text:p>
          </table:table-cell>
          <table:table-cell office:value-type="float" office:value="2473363.8628699998" table:style-name="ce1">
            <text:p>2473363,863</text:p>
          </table:table-cell>
          <table:table-cell office:value-type="float" office:value="5051929.7173799993" table:style-name="ce1">
            <text:p>5051929,717</text:p>
          </table:table-cell>
          <table:table-cell office:value-type="float" office:value="7952467.9840799998" table:style-name="ce1">
            <text:p>7952467,984</text:p>
          </table:table-cell>
          <table:table-cell office:value-type="float" office:value="10871395.86823" table:style-name="ce1">
            <text:p>10871395,87</text:p>
          </table:table-cell>
          <table:table-cell office:value-type="float" office:value="14325654.369380001" table:style-name="ce1">
            <text:p>14325654,37</text:p>
          </table:table-cell>
          <table:table-cell office:value-type="float" office:value="21527453.513779994" table:style-name="ce1">
            <text:p>21527453,51</text:p>
          </table:table-cell>
          <table:table-cell office:value-type="float" office:value="25549827.893750001" table:style-name="ce1">
            <text:p>25549827,89</text:p>
          </table:table-cell>
          <table:table-cell office:value-type="float" office:value="30466447.013539996" table:style-name="ce1">
            <text:p>30466447,01</text:p>
          </table:table-cell>
          <table:table-cell office:value-type="float" office:value="43822684.422049999" table:style-name="ce1">
            <text:p>43822684,4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523019000000005" table:style-name="ce1">
            <text:p>-75,523019</text:p>
          </table:table-cell>
          <table:table-cell office:value-type="float" office:value="-49.719023999999997" table:style-name="ce1">
            <text:p>-49,719024</text:p>
          </table:table-cell>
          <table:table-cell office:value-type="float" office:value="4404938.98104" table:style-name="ce1">
            <text:p>4404938,981</text:p>
          </table:table-cell>
          <table:table-cell office:value-type="float" office:value="11593268.236059999" table:style-name="ce1">
            <text:p>11593268,24</text:p>
          </table:table-cell>
          <table:table-cell office:value-type="float" office:value="17529324.600529999" table:style-name="ce1">
            <text:p>17529324,6</text:p>
          </table:table-cell>
          <table:table-cell office:value-type="float" office:value="22083096.933160003" table:style-name="ce1">
            <text:p>22083096,93</text:p>
          </table:table-cell>
          <table:table-cell office:value-type="float" office:value="26326880.94686" table:style-name="ce1">
            <text:p>26326880,95</text:p>
          </table:table-cell>
          <table:table-cell office:value-type="float" office:value="32125131.81848" table:style-name="ce1">
            <text:p>32125131,82</text:p>
          </table:table-cell>
          <table:table-cell office:value-type="float" office:value="41902494.016319998" table:style-name="ce1">
            <text:p>41902494,02</text:p>
          </table:table-cell>
          <table:table-cell office:value-type="float" office:value="57608761.268409997" table:style-name="ce1">
            <text:p>57608761,27</text:p>
          </table:table-cell>
          <table:table-cell office:value-type="float" office:value="74943420.201220006" table:style-name="ce1">
            <text:p>74943420,2</text:p>
          </table:table-cell>
          <table:table-cell office:value-type="float" office:value="94561225.490689993" table:style-name="ce1">
            <text:p>94561225,4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579600999999997" table:style-name="ce1">
            <text:p>-75,579601</text:p>
          </table:table-cell>
          <table:table-cell office:value-type="float" office:value="-49.451078000000003" table:style-name="ce1">
            <text:p>-49,451078</text:p>
          </table:table-cell>
          <table:table-cell office:value-type="float" office:value="4772164.3341899998" table:style-name="ce1">
            <text:p>4772164,334</text:p>
          </table:table-cell>
          <table:table-cell office:value-type="float" office:value="9856396.8332900032" table:style-name="ce1">
            <text:p>9856396,833</text:p>
          </table:table-cell>
          <table:table-cell office:value-type="float" office:value="15128004.217529999" table:style-name="ce1">
            <text:p>15128004,22</text:p>
          </table:table-cell>
          <table:table-cell office:value-type="float" office:value="20154595.691210002" table:style-name="ce1">
            <text:p>20154595,69</text:p>
          </table:table-cell>
          <table:table-cell office:value-type="float" office:value="25428622.091090001" table:style-name="ce1">
            <text:p>25428622,09</text:p>
          </table:table-cell>
          <table:table-cell office:value-type="float" office:value="31986232.203709997" table:style-name="ce1">
            <text:p>31986232,2</text:p>
          </table:table-cell>
          <table:table-cell office:value-type="float" office:value="39307143.214320004" table:style-name="ce1">
            <text:p>39307143,21</text:p>
          </table:table-cell>
          <table:table-cell office:value-type="float" office:value="46764006.685470007" table:style-name="ce1">
            <text:p>46764006,69</text:p>
          </table:table-cell>
          <table:table-cell office:value-type="float" office:value="57643315.735190004" table:style-name="ce1">
            <text:p>57643315,74</text:p>
          </table:table-cell>
          <table:table-cell office:value-type="float" office:value="70071097.081419989" table:style-name="ce1">
            <text:p>70071097,0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607388" table:style-name="ce1">
            <text:p>-75,607388</text:p>
          </table:table-cell>
          <table:table-cell office:value-type="float" office:value="-49.181835" table:style-name="ce1">
            <text:p>-49,181835</text:p>
          </table:table-cell>
          <table:table-cell office:value-type="float" office:value="2753999.9998999997" table:style-name="ce1">
            <text:p>2754000</text:p>
          </table:table-cell>
          <table:table-cell office:value-type="float" office:value="6700576.5264999997" table:style-name="ce1">
            <text:p>6700576,527</text:p>
          </table:table-cell>
          <table:table-cell office:value-type="float" office:value="12099167.68478" table:style-name="ce1">
            <text:p>12099167,68</text:p>
          </table:table-cell>
          <table:table-cell office:value-type="float" office:value="17933900.320870005" table:style-name="ce1">
            <text:p>17933900,32</text:p>
          </table:table-cell>
          <table:table-cell office:value-type="float" office:value="23531909.174370002" table:style-name="ce1">
            <text:p>23531909,17</text:p>
          </table:table-cell>
          <table:table-cell office:value-type="float" office:value="29112809.174229998" table:style-name="ce1">
            <text:p>29112809,17</text:p>
          </table:table-cell>
          <table:table-cell office:value-type="float" office:value="48943359.671180002" table:style-name="ce1">
            <text:p>48943359,67</text:p>
          </table:table-cell>
          <table:table-cell office:value-type="float" office:value="55035702.653169997" table:style-name="ce1">
            <text:p>55035702,65</text:p>
          </table:table-cell>
          <table:table-cell office:value-type="float" office:value="61791501.539699994" table:style-name="ce1">
            <text:p>61791501,54</text:p>
          </table:table-cell>
          <table:table-cell office:value-type="float" office:value="69582709.689360008" table:style-name="ce1">
            <text:p>69582709,6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531926999999996" table:style-name="ce1">
            <text:p>-75,531927</text:p>
          </table:table-cell>
          <table:table-cell office:value-type="float" office:value="-48.890771999999998" table:style-name="ce1">
            <text:p>-48,890772</text:p>
          </table:table-cell>
          <table:table-cell office:value-type="float" office:value="1540816.5875000001" table:style-name="ce1">
            <text:p>1540816,588</text:p>
          </table:table-cell>
          <table:table-cell office:value-type="float" office:value="4824894.2104999991" table:style-name="ce1">
            <text:p>4824894,211</text:p>
          </table:table-cell>
          <table:table-cell office:value-type="float" office:value="7941602.2963000005" table:style-name="ce1">
            <text:p>7941602,296</text:p>
          </table:table-cell>
          <table:table-cell office:value-type="float" office:value="10465601.594500002" table:style-name="ce1">
            <text:p>10465601,59</text:p>
          </table:table-cell>
          <table:table-cell office:value-type="float" office:value="12563494.3182" table:style-name="ce1">
            <text:p>12563494,32</text:p>
          </table:table-cell>
          <table:table-cell office:value-type="float" office:value="14972252.081599999" table:style-name="ce1">
            <text:p>14972252,08</text:p>
          </table:table-cell>
          <table:table-cell office:value-type="float" office:value="17177301.6906" table:style-name="ce1">
            <text:p>17177301,69</text:p>
          </table:table-cell>
          <table:table-cell office:value-type="float" office:value="20176614.987699997" table:style-name="ce1">
            <text:p>20176614,99</text:p>
          </table:table-cell>
          <table:table-cell office:value-type="float" office:value="29251325.216400005" table:style-name="ce1">
            <text:p>29251325,22</text:p>
          </table:table-cell>
          <table:table-cell office:value-type="float" office:value="34224100.5097" table:style-name="ce1">
            <text:p>34224100,5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444530999999998" table:style-name="ce1">
            <text:p>-75,444531</text:p>
          </table:table-cell>
          <table:table-cell office:value-type="float" office:value="-48.600855000000003" table:style-name="ce1">
            <text:p>-48,600855</text:p>
          </table:table-cell>
          <table:table-cell office:value-type="float" office:value="2657870.3311999999" table:style-name="ce1">
            <text:p>2657870,331</text:p>
          </table:table-cell>
          <table:table-cell office:value-type="float" office:value="4921680.568" table:style-name="ce1">
            <text:p>4921680,568</text:p>
          </table:table-cell>
          <table:table-cell office:value-type="float" office:value="6881391.1836999999" table:style-name="ce1">
            <text:p>6881391,184</text:p>
          </table:table-cell>
          <table:table-cell office:value-type="float" office:value="8435793.3225000016" table:style-name="ce1">
            <text:p>8435793,323</text:p>
          </table:table-cell>
          <table:table-cell office:value-type="float" office:value="10310913.681400001" table:style-name="ce1">
            <text:p>10310913,68</text:p>
          </table:table-cell>
          <table:table-cell office:value-type="float" office:value="12709696.1961" table:style-name="ce1">
            <text:p>12709696,2</text:p>
          </table:table-cell>
          <table:table-cell office:value-type="float" office:value="22800772.444900002" table:style-name="ce1">
            <text:p>22800772,44</text:p>
          </table:table-cell>
          <table:table-cell office:value-type="float" office:value="52303001.984000005" table:style-name="ce1">
            <text:p>52303001,98</text:p>
          </table:table-cell>
          <table:table-cell office:value-type="float" office:value="58905484.497799993" table:style-name="ce1">
            <text:p>58905484,5</text:p>
          </table:table-cell>
          <table:table-cell office:value-type="float" office:value="65153277.322999991" table:style-name="ce1">
            <text:p>65153277,3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370140000000006" table:style-name="ce1">
            <text:p>-75,37014</text:p>
          </table:table-cell>
          <table:table-cell office:value-type="float" office:value="-48.310727999999997" table:style-name="ce1">
            <text:p>-48,310728</text:p>
          </table:table-cell>
          <table:table-cell office:value-type="float" office:value="4573613.0817" table:style-name="ce1">
            <text:p>4573613,082</text:p>
          </table:table-cell>
          <table:table-cell office:value-type="float" office:value="7034748.6952" table:style-name="ce1">
            <text:p>7034748,695</text:p>
          </table:table-cell>
          <table:table-cell office:value-type="float" office:value="9205338.7312000003" table:style-name="ce1">
            <text:p>9205338,731</text:p>
          </table:table-cell>
          <table:table-cell office:value-type="float" office:value="11361204.658199999" table:style-name="ce1">
            <text:p>11361204,66</text:p>
          </table:table-cell>
          <table:table-cell office:value-type="float" office:value="13479391.575799998" table:style-name="ce1">
            <text:p>13479391,58</text:p>
          </table:table-cell>
          <table:table-cell office:value-type="float" office:value="15897051.297700001" table:style-name="ce1">
            <text:p>15897051,3</text:p>
          </table:table-cell>
          <table:table-cell office:value-type="float" office:value="20252774.942699999" table:style-name="ce1">
            <text:p>20252774,94</text:p>
          </table:table-cell>
          <table:table-cell office:value-type="float" office:value="35527345.403700002" table:style-name="ce1">
            <text:p>35527345,4</text:p>
          </table:table-cell>
          <table:table-cell office:value-type="float" office:value="39616862.890000001" table:style-name="ce1">
            <text:p>39616862,89</text:p>
          </table:table-cell>
          <table:table-cell office:value-type="float" office:value="43842847.085600004" table:style-name="ce1">
            <text:p>43842847,0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223636999999997" table:style-name="ce1">
            <text:p>-75,223637</text:p>
          </table:table-cell>
          <table:table-cell office:value-type="float" office:value="-48.039977" table:style-name="ce1">
            <text:p>-48,039977</text:p>
          </table:table-cell>
          <table:table-cell office:value-type="float" office:value="3199752.4613999999" table:style-name="ce1">
            <text:p>3199752,461</text:p>
          </table:table-cell>
          <table:table-cell office:value-type="float" office:value="6762071.0514999991" table:style-name="ce1">
            <text:p>6762071,052</text:p>
          </table:table-cell>
          <table:table-cell office:value-type="float" office:value="10935387.086999999" table:style-name="ce1">
            <text:p>10935387,09</text:p>
          </table:table-cell>
          <table:table-cell office:value-type="float" office:value="14664866.405200003" table:style-name="ce1">
            <text:p>14664866,41</text:p>
          </table:table-cell>
          <table:table-cell office:value-type="float" office:value="19740609.9712" table:style-name="ce1">
            <text:p>19740609,97</text:p>
          </table:table-cell>
          <table:table-cell office:value-type="float" office:value="23931207.705700003" table:style-name="ce1">
            <text:p>23931207,71</text:p>
          </table:table-cell>
          <table:table-cell office:value-type="float" office:value="27916539.909000002" table:style-name="ce1">
            <text:p>27916539,91</text:p>
          </table:table-cell>
          <table:table-cell office:value-type="float" office:value="34012473.321900003" table:style-name="ce1">
            <text:p>34012473,32</text:p>
          </table:table-cell>
          <table:table-cell office:value-type="float" office:value="38278998.310899995" table:style-name="ce1">
            <text:p>38278998,31</text:p>
          </table:table-cell>
          <table:table-cell office:value-type="float" office:value="43793929.111000009" table:style-name="ce1">
            <text:p>43793929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994990999999999" table:style-name="ce1">
            <text:p>-74,994991</text:p>
          </table:table-cell>
          <table:table-cell office:value-type="float" office:value="-47.783352999999998" table:style-name="ce1">
            <text:p>-47,783353</text:p>
          </table:table-cell>
          <table:table-cell office:value-type="float" office:value="5364632.0271999994" table:style-name="ce1">
            <text:p>5364632,027</text:p>
          </table:table-cell>
          <table:table-cell office:value-type="float" office:value="10836088.844109999" table:style-name="ce1">
            <text:p>10836088,84</text:p>
          </table:table-cell>
          <table:table-cell office:value-type="float" office:value="16577474.718000002" table:style-name="ce1">
            <text:p>16577474,72</text:p>
          </table:table-cell>
          <table:table-cell office:value-type="float" office:value="24009764.150170002" table:style-name="ce1">
            <text:p>24009764,15</text:p>
          </table:table-cell>
          <table:table-cell office:value-type="float" office:value="34613641.020669997" table:style-name="ce1">
            <text:p>34613641,02</text:p>
          </table:table-cell>
          <table:table-cell office:value-type="float" office:value="43505985.942509994" table:style-name="ce1">
            <text:p>43505985,94</text:p>
          </table:table-cell>
          <table:table-cell office:value-type="float" office:value="53520708.576109998" table:style-name="ce1">
            <text:p>53520708,58</text:p>
          </table:table-cell>
          <table:table-cell office:value-type="float" office:value="63046743.864709996" table:style-name="ce1">
            <text:p>63046743,86</text:p>
          </table:table-cell>
          <table:table-cell office:value-type="float" office:value="72516125.535509989" table:style-name="ce1">
            <text:p>72516125,54</text:p>
          </table:table-cell>
          <table:table-cell office:value-type="float" office:value="81615279.212310001" table:style-name="ce1">
            <text:p>81615279,2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598769000000004" table:style-name="ce1">
            <text:p>-74,598769</text:p>
          </table:table-cell>
          <table:table-cell office:value-type="float" office:value="-47.784773999999999" table:style-name="ce1">
            <text:p>-47,784774</text:p>
          </table:table-cell>
          <table:table-cell office:value-type="float" office:value="421200" table:style-name="ce1">
            <text:p>421200</text:p>
          </table:table-cell>
          <table:table-cell office:value-type="float" office:value="1111839.3029199999" table:style-name="ce1">
            <text:p>1111839,303</text:p>
          </table:table-cell>
          <table:table-cell office:value-type="float" office:value="2245729.8927199999" table:style-name="ce1">
            <text:p>2245729,893</text:p>
          </table:table-cell>
          <table:table-cell office:value-type="float" office:value="3388249.0303199999" table:style-name="ce1">
            <text:p>3388249,03</text:p>
          </table:table-cell>
          <table:table-cell office:value-type="float" office:value="4545852.9348200001" table:style-name="ce1">
            <text:p>4545852,935</text:p>
          </table:table-cell>
          <table:table-cell office:value-type="float" office:value="5744073.1068499992" table:style-name="ce1">
            <text:p>5744073,107</text:p>
          </table:table-cell>
          <table:table-cell office:value-type="float" office:value="7347873.1067499993" table:style-name="ce1">
            <text:p>7347873,107</text:p>
          </table:table-cell>
          <table:table-cell office:value-type="float" office:value="8611473.1066199988" table:style-name="ce1">
            <text:p>8611473,107</text:p>
          </table:table-cell>
          <table:table-cell office:value-type="float" office:value="10061373.106620001" table:style-name="ce1">
            <text:p>10061373,11</text:p>
          </table:table-cell>
          <table:table-cell office:value-type="float" office:value="11486466.85352" table:style-name="ce1">
            <text:p>11486466,8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448913000000005" table:style-name="ce1">
            <text:p>-74,448913</text:p>
          </table:table-cell>
          <table:table-cell office:value-type="float" office:value="-47.510049000000002" table:style-name="ce1">
            <text:p>-47,510049</text:p>
          </table:table-cell>
          <table:table-cell office:value-type="float" office:value="510300" table:style-name="ce1">
            <text:p>510300</text:p>
          </table:table-cell>
          <table:table-cell office:value-type="float" office:value="1513802.7629" table:style-name="ce1">
            <text:p>1513802,763</text:p>
          </table:table-cell>
          <table:table-cell office:value-type="float" office:value="3096765.4456999996" table:style-name="ce1">
            <text:p>3096765,446</text:p>
          </table:table-cell>
          <table:table-cell office:value-type="float" office:value="4999877.5575999999" table:style-name="ce1">
            <text:p>4999877,558</text:p>
          </table:table-cell>
          <table:table-cell office:value-type="float" office:value="6666962.1179000009" table:style-name="ce1">
            <text:p>6666962,118</text:p>
          </table:table-cell>
          <table:table-cell office:value-type="float" office:value="8869098.2369999997" table:style-name="ce1">
            <text:p>8869098,237</text:p>
          </table:table-cell>
          <table:table-cell office:value-type="float" office:value="11890398.237000002" table:style-name="ce1">
            <text:p>11890398,24</text:p>
          </table:table-cell>
          <table:table-cell office:value-type="float" office:value="14373992.2466" table:style-name="ce1">
            <text:p>14373992,25</text:p>
          </table:table-cell>
          <table:table-cell office:value-type="float" office:value="17006492.246600002" table:style-name="ce1">
            <text:p>17006492,25</text:p>
          </table:table-cell>
          <table:table-cell office:value-type="float" office:value="19859176.806400001" table:style-name="ce1">
            <text:p>19859176,8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95282" table:style-name="ce1">
            <text:p>-74,295282</text:p>
          </table:table-cell>
          <table:table-cell office:value-type="float" office:value="-47.230804999999997" table:style-name="ce1">
            <text:p>-47,230805</text:p>
          </table:table-cell>
          <table:table-cell office:value-type="float" office:value="915300" table:style-name="ce1">
            <text:p>915300</text:p>
          </table:table-cell>
          <table:table-cell office:value-type="float" office:value="1659257.9336000001" table:style-name="ce1">
            <text:p>1659257,934</text:p>
          </table:table-cell>
          <table:table-cell office:value-type="float" office:value="2995757.9336000001" table:style-name="ce1">
            <text:p>2995757,934</text:p>
          </table:table-cell>
          <table:table-cell office:value-type="float" office:value="4260170.7675000001" table:style-name="ce1">
            <text:p>4260170,768</text:p>
          </table:table-cell>
          <table:table-cell office:value-type="float" office:value="5847886.4211999997" table:style-name="ce1">
            <text:p>5847886,421</text:p>
          </table:table-cell>
          <table:table-cell office:value-type="float" office:value="7216786.421099999" table:style-name="ce1">
            <text:p>7216786,421</text:p>
          </table:table-cell>
          <table:table-cell office:value-type="float" office:value="8869186.4211999997" table:style-name="ce1">
            <text:p>8869186,421</text:p>
          </table:table-cell>
          <table:table-cell office:value-type="float" office:value="10904698.909900002" table:style-name="ce1">
            <text:p>10904698,91</text:p>
          </table:table-cell>
          <table:table-cell office:value-type="float" office:value="12905398.909930002" table:style-name="ce1">
            <text:p>12905398,91</text:p>
          </table:table-cell>
          <table:table-cell office:value-type="float" office:value="15380429.36933" table:style-name="ce1">
            <text:p>15380429,3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099654000000001" table:style-name="ce1">
            <text:p>-74,099654</text:p>
          </table:table-cell>
          <table:table-cell office:value-type="float" office:value="-46.990119999999997" table:style-name="ce1">
            <text:p>-46,99012</text:p>
          </table:table-cell>
          <table:table-cell office:value-type="float" office:value="1279799.9621000001" table:style-name="ce1">
            <text:p>1279799,962</text:p>
          </table:table-cell>
          <table:table-cell office:value-type="float" office:value="7758330.1078999992" table:style-name="ce1">
            <text:p>7758330,108</text:p>
          </table:table-cell>
          <table:table-cell office:value-type="float" office:value="19053826.517100003" table:style-name="ce1">
            <text:p>19053826,52</text:p>
          </table:table-cell>
          <table:table-cell office:value-type="float" office:value="29840490.477000006" table:style-name="ce1">
            <text:p>29840490,48</text:p>
          </table:table-cell>
          <table:table-cell office:value-type="float" office:value="41813522.598899998" table:style-name="ce1">
            <text:p>41813522,6</text:p>
          </table:table-cell>
          <table:table-cell office:value-type="float" office:value="53792014.306699999" table:style-name="ce1">
            <text:p>53792014,31</text:p>
          </table:table-cell>
          <table:table-cell office:value-type="float" office:value="65413445.620100006" table:style-name="ce1">
            <text:p>65413445,62</text:p>
          </table:table-cell>
          <table:table-cell office:value-type="float" office:value="74480041.0669" table:style-name="ce1">
            <text:p>74480041,07</text:p>
          </table:table-cell>
          <table:table-cell office:value-type="float" office:value="80911441.066699997" table:style-name="ce1">
            <text:p>80911441,07</text:p>
          </table:table-cell>
          <table:table-cell office:value-type="float" office:value="85941541.066699997" table:style-name="ce1">
            <text:p>85941541,0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339723000000006" table:style-name="ce1">
            <text:p>-74,339723</text:p>
          </table:table-cell>
          <table:table-cell office:value-type="float" office:value="-46.805807000000001" table:style-name="ce1">
            <text:p>-46,805807</text:p>
          </table:table-cell>
          <table:table-cell office:value-type="float" office:value="2507695.1983999996" table:style-name="ce1">
            <text:p>2507695,198</text:p>
          </table:table-cell>
          <table:table-cell office:value-type="float" office:value="53385265.052780002" table:style-name="ce1">
            <text:p>53385265,05</text:p>
          </table:table-cell>
          <table:table-cell office:value-type="float" office:value="87417368.643330008" table:style-name="ce1">
            <text:p>87417368,64</text:p>
          </table:table-cell>
          <table:table-cell office:value-type="float" office:value="112302291.84929" table:style-name="ce1">
            <text:p>112302291,8</text:p>
          </table:table-cell>
          <table:table-cell office:value-type="float" office:value="125196259.72739001" table:style-name="ce1">
            <text:p>125196259,7</text:p>
          </table:table-cell>
          <table:table-cell office:value-type="float" office:value="131239103.51669" table:style-name="ce1">
            <text:p>131239103,5</text:p>
          </table:table-cell>
          <table:table-cell office:value-type="float" office:value="135571851.93619001" table:style-name="ce1">
            <text:p>135571851,9</text:p>
          </table:table-cell>
          <table:table-cell office:value-type="float" office:value="138817256.48918998" table:style-name="ce1">
            <text:p>138817256,5</text:p>
          </table:table-cell>
          <table:table-cell office:value-type="float" office:value="142313003.68869001" table:style-name="ce1">
            <text:p>142313003,7</text:p>
          </table:table-cell>
          <table:table-cell office:value-type="float" office:value="146366592.58754" table:style-name="ce1">
            <text:p>146366592,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721098999999995" table:style-name="ce1">
            <text:p>-74,721099</text:p>
          </table:table-cell>
          <table:table-cell office:value-type="float" office:value="-46.768327999999997" table:style-name="ce1">
            <text:p>-46,768328</text:p>
          </table:table-cell>
          <table:table-cell office:value-type="float" office:value="189604.8394" table:style-name="ce1">
            <text:p>189604,8394</text:p>
          </table:table-cell>
          <table:table-cell office:value-type="float" office:value="651304.83939999994" table:style-name="ce1">
            <text:p>651304,8394</text:p>
          </table:table-cell>
          <table:table-cell office:value-type="float" office:value="1226404.8393999999" table:style-name="ce1">
            <text:p>1226404,839</text:p>
          </table:table-cell>
          <table:table-cell office:value-type="float" office:value="1971604.8394999998" table:style-name="ce1">
            <text:p>1971604,84</text:p>
          </table:table-cell>
          <table:table-cell office:value-type="float" office:value="2652004.8394999998" table:style-name="ce1">
            <text:p>2652004,84</text:p>
          </table:table-cell>
          <table:table-cell office:value-type="float" office:value="3608969.3421" table:style-name="ce1">
            <text:p>3608969,342</text:p>
          </table:table-cell>
          <table:table-cell office:value-type="float" office:value="4842989.6095999992" table:style-name="ce1">
            <text:p>4842989,61</text:p>
          </table:table-cell>
          <table:table-cell office:value-type="float" office:value="6074189.6095999992" table:style-name="ce1">
            <text:p>6074189,61</text:p>
          </table:table-cell>
          <table:table-cell office:value-type="float" office:value="7327017.9667000007" table:style-name="ce1">
            <text:p>7327017,967</text:p>
          </table:table-cell>
          <table:table-cell office:value-type="float" office:value="8650906.0146999992" table:style-name="ce1">
            <text:p>8650906,01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120168000000007" table:style-name="ce1">
            <text:p>-75,120168</text:p>
          </table:table-cell>
          <table:table-cell office:value-type="float" office:value="-46.729227000000002" table:style-name="ce1">
            <text:p>-46,729227</text:p>
          </table:table-cell>
          <table:table-cell office:value-type="float" office:value="243000" table:style-name="ce1">
            <text:p>243000</text:p>
          </table:table-cell>
          <table:table-cell office:value-type="float" office:value="745200.00000999996" table:style-name="ce1">
            <text:p>745200</text:p>
          </table:table-cell>
          <table:table-cell office:value-type="float" office:value="1511652.7770099998" table:style-name="ce1">
            <text:p>1511652,777</text:p>
          </table:table-cell>
          <table:table-cell office:value-type="float" office:value="2467452.7769099995" table:style-name="ce1">
            <text:p>2467452,777</text:p>
          </table:table-cell>
          <table:table-cell office:value-type="float" office:value="3479602.6646099999" table:style-name="ce1">
            <text:p>3479602,665</text:p>
          </table:table-cell>
          <table:table-cell office:value-type="float" office:value="4500202.6644099988" table:style-name="ce1">
            <text:p>4500202,664</text:p>
          </table:table-cell>
          <table:table-cell office:value-type="float" office:value="5836702.6644100007" table:style-name="ce1">
            <text:p>5836702,664</text:p>
          </table:table-cell>
          <table:table-cell office:value-type="float" office:value="7165102.6643499993" table:style-name="ce1">
            <text:p>7165102,664</text:p>
          </table:table-cell>
          <table:table-cell office:value-type="float" office:value="8734527.1075500008" table:style-name="ce1">
            <text:p>8734527,108</text:p>
          </table:table-cell>
          <table:table-cell office:value-type="float" office:value="10378827.107550001" table:style-name="ce1">
            <text:p>10378827,1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465307999999993" table:style-name="ce1">
            <text:p>-75,465308</text:p>
          </table:table-cell>
          <table:table-cell office:value-type="float" office:value="-46.831829999999997" table:style-name="ce1">
            <text:p>-46,83183</text:p>
          </table:table-cell>
          <table:table-cell office:value-type="float" office:value="289367.39069999999" table:style-name="ce1">
            <text:p>289367,3907</text:p>
          </table:table-cell>
          <table:table-cell office:value-type="float" office:value="1004784.9361" table:style-name="ce1">
            <text:p>1004784,936</text:p>
          </table:table-cell>
          <table:table-cell office:value-type="float" office:value="1801632.1591" table:style-name="ce1">
            <text:p>1801632,159</text:p>
          </table:table-cell>
          <table:table-cell office:value-type="float" office:value="2376732.1591999996" table:style-name="ce1">
            <text:p>2376732,159</text:p>
          </table:table-cell>
          <table:table-cell office:value-type="float" office:value="2888024.8018000005" table:style-name="ce1">
            <text:p>2888024,802</text:p>
          </table:table-cell>
          <table:table-cell office:value-type="float" office:value="3438824.8018" table:style-name="ce1">
            <text:p>3438824,802</text:p>
          </table:table-cell>
          <table:table-cell office:value-type="float" office:value="3851924.8018999998" table:style-name="ce1">
            <text:p>3851924,802</text:p>
          </table:table-cell>
          <table:table-cell office:value-type="float" office:value="4232624.8020000011" table:style-name="ce1">
            <text:p>4232624,802</text:p>
          </table:table-cell>
          <table:table-cell office:value-type="float" office:value="4937324.8019000003" table:style-name="ce1">
            <text:p>4937324,802</text:p>
          </table:table-cell>
          <table:table-cell office:value-type="float" office:value="5309924.8019000003" table:style-name="ce1">
            <text:p>5309924,80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438001999999997" table:style-name="ce1">
            <text:p>-75,438002</text:p>
          </table:table-cell>
          <table:table-cell office:value-type="float" office:value="-46.552759999999999" table:style-name="ce1">
            <text:p>-46,55276</text:p>
          </table:table-cell>
          <table:table-cell office:value-type="float" office:value="544932.60959999997" table:style-name="ce1">
            <text:p>544932,6096</text:p>
          </table:table-cell>
          <table:table-cell office:value-type="float" office:value="1974040.9592000002" table:style-name="ce1">
            <text:p>1974040,959</text:p>
          </table:table-cell>
          <table:table-cell office:value-type="float" office:value="4007114.6184999994" table:style-name="ce1">
            <text:p>4007114,619</text:p>
          </table:table-cell>
          <table:table-cell office:value-type="float" office:value="5425802.9847999997" table:style-name="ce1">
            <text:p>5425802,985</text:p>
          </table:table-cell>
          <table:table-cell office:value-type="float" office:value="6717008.7110999981" table:style-name="ce1">
            <text:p>6717008,711</text:p>
          </table:table-cell>
          <table:table-cell office:value-type="float" office:value="7761908.7110000001" table:style-name="ce1">
            <text:p>7761908,711</text:p>
          </table:table-cell>
          <table:table-cell office:value-type="float" office:value="8612408.7110000011" table:style-name="ce1">
            <text:p>8612408,711</text:p>
          </table:table-cell>
          <table:table-cell office:value-type="float" office:value="9349508.7110000011" table:style-name="ce1">
            <text:p>9349508,711</text:p>
          </table:table-cell>
          <table:table-cell office:value-type="float" office:value="10103066.296" table:style-name="ce1">
            <text:p>10103066,3</text:p>
          </table:table-cell>
          <table:table-cell office:value-type="float" office:value="10702466.2961" table:style-name="ce1">
            <text:p>10702466,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5.086262000000005" table:style-name="ce1">
            <text:p>-75,086262</text:p>
          </table:table-cell>
          <table:table-cell office:value-type="float" office:value="-46.359717000000003" table:style-name="ce1">
            <text:p>-46,359717</text:p>
          </table:table-cell>
          <table:table-cell office:value-type="float" office:value="1093499.9999700002" table:style-name="ce1">
            <text:p>1093500</text:p>
          </table:table-cell>
          <table:table-cell office:value-type="float" office:value="2164674.1046099998" table:style-name="ce1">
            <text:p>2164674,105</text:p>
          </table:table-cell>
          <table:table-cell office:value-type="float" office:value="2909900.4453100003" table:style-name="ce1">
            <text:p>2909900,445</text:p>
          </table:table-cell>
          <table:table-cell office:value-type="float" office:value="10571312.15611" table:style-name="ce1">
            <text:p>10571312,16</text:p>
          </table:table-cell>
          <table:table-cell office:value-type="float" office:value="11425613.787309999" table:style-name="ce1">
            <text:p>11425613,79</text:p>
          </table:table-cell>
          <table:table-cell office:value-type="float" office:value="12461310.565119999" table:style-name="ce1">
            <text:p>12461310,57</text:p>
          </table:table-cell>
          <table:table-cell office:value-type="float" office:value="13198410.565100001" table:style-name="ce1">
            <text:p>13198410,57</text:p>
          </table:table-cell>
          <table:table-cell office:value-type="float" office:value="14105610.565100001" table:style-name="ce1">
            <text:p>14105610,57</text:p>
          </table:table-cell>
          <table:table-cell office:value-type="float" office:value="14915352.9803" table:style-name="ce1">
            <text:p>14915352,98</text:p>
          </table:table-cell>
          <table:table-cell office:value-type="float" office:value="15797993.957700001" table:style-name="ce1">
            <text:p>15797993,9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962514999999996" table:style-name="ce1">
            <text:p>-74,962515</text:p>
          </table:table-cell>
          <table:table-cell office:value-type="float" office:value="-46.070228999999998" table:style-name="ce1">
            <text:p>-46,070229</text:p>
          </table:table-cell>
          <table:table-cell office:value-type="float" office:value="947699.99990000005" table:style-name="ce1">
            <text:p>947699,9999</text:p>
          </table:table-cell>
          <table:table-cell office:value-type="float" office:value="2365199.9999999995" table:style-name="ce1">
            <text:p>2365200</text:p>
          </table:table-cell>
          <table:table-cell office:value-type="float" office:value="3700784.3423000001" table:style-name="ce1">
            <text:p>3700784,342</text:p>
          </table:table-cell>
          <table:table-cell office:value-type="float" office:value="4745684.2653000001" table:style-name="ce1">
            <text:p>4745684,265</text:p>
          </table:table-cell>
          <table:table-cell office:value-type="float" office:value="5653387.9662000006" table:style-name="ce1">
            <text:p>5653387,966</text:p>
          </table:table-cell>
          <table:table-cell office:value-type="float" office:value="6569791.1881999997" table:style-name="ce1">
            <text:p>6569791,188</text:p>
          </table:table-cell>
          <table:table-cell office:value-type="float" office:value="7517491.1882000007" table:style-name="ce1">
            <text:p>7517491,188</text:p>
          </table:table-cell>
          <table:table-cell office:value-type="float" office:value="8521257.700600002" table:style-name="ce1">
            <text:p>8521257,701</text:p>
          </table:table-cell>
          <table:table-cell office:value-type="float" office:value="9436497.7600999996" table:style-name="ce1">
            <text:p>9436497,76</text:p>
          </table:table-cell>
          <table:table-cell office:value-type="float" office:value="10546456.782400001" table:style-name="ce1">
            <text:p>10546456,7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781039000000007" table:style-name="ce1">
            <text:p>-74,781039</text:p>
          </table:table-cell>
          <table:table-cell office:value-type="float" office:value="-45.858964" table:style-name="ce1">
            <text:p>-45,858964</text:p>
          </table:table-cell>
          <table:table-cell office:value-type="float" office:value="1164726.3393999999" table:style-name="ce1">
            <text:p>1164726,339</text:p>
          </table:table-cell>
          <table:table-cell office:value-type="float" office:value="2282526.3392999996" table:style-name="ce1">
            <text:p>2282526,339</text:p>
          </table:table-cell>
          <table:table-cell office:value-type="float" office:value="3247382.8664000002" table:style-name="ce1">
            <text:p>3247382,866</text:p>
          </table:table-cell>
          <table:table-cell office:value-type="float" office:value="4259987.2312000003" table:style-name="ce1">
            <text:p>4259987,231</text:p>
          </table:table-cell>
          <table:table-cell office:value-type="float" office:value="5142383.5304000005" table:style-name="ce1">
            <text:p>5142383,53</text:p>
          </table:table-cell>
          <table:table-cell office:value-type="float" office:value="6078553.3874000004" table:style-name="ce1">
            <text:p>6078553,387</text:p>
          </table:table-cell>
          <table:table-cell office:value-type="float" office:value="7212553.3872999996" table:style-name="ce1">
            <text:p>7212553,387</text:p>
          </table:table-cell>
          <table:table-cell office:value-type="float" office:value="8345408.6714999992" table:style-name="ce1">
            <text:p>8345408,672</text:p>
          </table:table-cell>
          <table:table-cell office:value-type="float" office:value="9401027.5435000006" table:style-name="ce1">
            <text:p>9401027,544</text:p>
          </table:table-cell>
          <table:table-cell office:value-type="float" office:value="10446328.6307" table:style-name="ce1">
            <text:p>10446328,6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618689000000003" table:style-name="ce1">
            <text:p>-74,618689</text:p>
          </table:table-cell>
          <table:table-cell office:value-type="float" office:value="-45.608116000000003" table:style-name="ce1">
            <text:p>-45,608116</text:p>
          </table:table-cell>
          <table:table-cell office:value-type="float" office:value="1895400.0000999998" table:style-name="ce1">
            <text:p>1895400</text:p>
          </table:table-cell>
          <table:table-cell office:value-type="float" office:value="4473028.3231999995" table:style-name="ce1">
            <text:p>4473028,323</text:p>
          </table:table-cell>
          <table:table-cell office:value-type="float" office:value="6816978.3656000001" table:style-name="ce1">
            <text:p>6816978,366</text:p>
          </table:table-cell>
          <table:table-cell office:value-type="float" office:value="8670971.4439000003" table:style-name="ce1">
            <text:p>8670971,444</text:p>
          </table:table-cell>
          <table:table-cell office:value-type="float" office:value="10145171.4439" table:style-name="ce1">
            <text:p>10145171,44</text:p>
          </table:table-cell>
          <table:table-cell office:value-type="float" office:value="11612175.730500001" table:style-name="ce1">
            <text:p>11612175,73</text:p>
          </table:table-cell>
          <table:table-cell office:value-type="float" office:value="13401432.549200002" table:style-name="ce1">
            <text:p>13401432,55</text:p>
          </table:table-cell>
          <table:table-cell office:value-type="float" office:value="14852591.651100002" table:style-name="ce1">
            <text:p>14852591,65</text:p>
          </table:table-cell>
          <table:table-cell office:value-type="float" office:value="16520380.685800001" table:style-name="ce1">
            <text:p>16520380,69</text:p>
          </table:table-cell>
          <table:table-cell office:value-type="float" office:value="17913179.5986" table:style-name="ce1">
            <text:p>17913179,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428229999999999" table:style-name="ce1">
            <text:p>-74,42823</text:p>
          </table:table-cell>
          <table:table-cell office:value-type="float" office:value="-45.335450999999999" table:style-name="ce1">
            <text:p>-45,335451</text:p>
          </table:table-cell>
          <table:table-cell office:value-type="float" office:value="2463683.1614000006" table:style-name="ce1">
            <text:p>2463683,161</text:p>
          </table:table-cell>
          <table:table-cell office:value-type="float" office:value="4924254.8386000013" table:style-name="ce1">
            <text:p>4924254,839</text:p>
          </table:table-cell>
          <table:table-cell office:value-type="float" office:value="7876899.5577999996" table:style-name="ce1">
            <text:p>7876899,558</text:p>
          </table:table-cell>
          <table:table-cell office:value-type="float" office:value="11167336.460299999" table:style-name="ce1">
            <text:p>11167336,46</text:p>
          </table:table-cell>
          <table:table-cell office:value-type="float" office:value="14396691.894299999" table:style-name="ce1">
            <text:p>14396691,89</text:p>
          </table:table-cell>
          <table:table-cell office:value-type="float" office:value="17684032.857699998" table:style-name="ce1">
            <text:p>17684032,86</text:p>
          </table:table-cell>
          <table:table-cell office:value-type="float" office:value="21256976.039100002" table:style-name="ce1">
            <text:p>21256976,04</text:p>
          </table:table-cell>
          <table:table-cell office:value-type="float" office:value="25080061.652899999" table:style-name="ce1">
            <text:p>25080061,65</text:p>
          </table:table-cell>
          <table:table-cell office:value-type="float" office:value="28954003.337299991" table:style-name="ce1">
            <text:p>28954003,34</text:p>
          </table:table-cell>
          <table:table-cell office:value-type="float" office:value="32785995.947300002" table:style-name="ce1">
            <text:p>32785995,9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332528999999994" table:style-name="ce1">
            <text:p>-74,332529</text:p>
          </table:table-cell>
          <table:table-cell office:value-type="float" office:value="-45.040543" table:style-name="ce1">
            <text:p>-45,040543</text:p>
          </table:table-cell>
          <table:table-cell office:value-type="float" office:value="3151981.0503000002" table:style-name="ce1">
            <text:p>3151981,05</text:p>
          </table:table-cell>
          <table:table-cell office:value-type="float" office:value="6654090.7720400002" table:style-name="ce1">
            <text:p>6654090,772</text:p>
          </table:table-cell>
          <table:table-cell office:value-type="float" office:value="10477290.772039998" table:style-name="ce1">
            <text:p>10477290,77</text:p>
          </table:table-cell>
          <table:table-cell office:value-type="float" office:value="14866456.426389998" table:style-name="ce1">
            <text:p>14866456,43</text:p>
          </table:table-cell>
          <table:table-cell office:value-type="float" office:value="19719338.483479999" table:style-name="ce1">
            <text:p>19719338,48</text:p>
          </table:table-cell>
          <table:table-cell office:value-type="float" office:value="24477823.376530003" table:style-name="ce1">
            <text:p>24477823,38</text:p>
          </table:table-cell>
          <table:table-cell office:value-type="float" office:value="29928174.945590004" table:style-name="ce1">
            <text:p>29928174,95</text:p>
          </table:table-cell>
          <table:table-cell office:value-type="float" office:value="35679174.945830002" table:style-name="ce1">
            <text:p>35679174,95</text:p>
          </table:table-cell>
          <table:table-cell office:value-type="float" office:value="41289748.722110003" table:style-name="ce1">
            <text:p>41289748,72</text:p>
          </table:table-cell>
          <table:table-cell office:value-type="float" office:value="46799098.379950002" table:style-name="ce1">
            <text:p>46799098,3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472971000000001" table:style-name="ce1">
            <text:p>-74,472971</text:p>
          </table:table-cell>
          <table:table-cell office:value-type="float" office:value="-44.738146999999998" table:style-name="ce1">
            <text:p>-44,738147</text:p>
          </table:table-cell>
          <table:table-cell office:value-type="float" office:value="6501935.7876999993" table:style-name="ce1">
            <text:p>6501935,788</text:p>
          </table:table-cell>
          <table:table-cell office:value-type="float" office:value="13675626.066329997" table:style-name="ce1">
            <text:p>13675626,07</text:p>
          </table:table-cell>
          <table:table-cell office:value-type="float" office:value="20690226.06701" table:style-name="ce1">
            <text:p>20690226,07</text:p>
          </table:table-cell>
          <table:table-cell office:value-type="float" office:value="26161033.249560006" table:style-name="ce1">
            <text:p>26161033,25</text:p>
          </table:table-cell>
          <table:table-cell office:value-type="float" office:value="30804437.298530001" table:style-name="ce1">
            <text:p>30804437,3</text:p>
          </table:table-cell>
          <table:table-cell office:value-type="float" office:value="34478777.841540001" table:style-name="ce1">
            <text:p>34478777,84</text:p>
          </table:table-cell>
          <table:table-cell office:value-type="float" office:value="38031290.533879995" table:style-name="ce1">
            <text:p>38031290,53</text:p>
          </table:table-cell>
          <table:table-cell office:value-type="float" office:value="41550742.106379993" table:style-name="ce1">
            <text:p>41550742,11</text:p>
          </table:table-cell>
          <table:table-cell office:value-type="float" office:value="44446244.152079992" table:style-name="ce1">
            <text:p>44446244,15</text:p>
          </table:table-cell>
          <table:table-cell office:value-type="float" office:value="47837320.303389989" table:style-name="ce1">
            <text:p>47837320,3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383658999999994" table:style-name="ce1">
            <text:p>-74,383659</text:p>
          </table:table-cell>
          <table:table-cell office:value-type="float" office:value="-44.441698000000002" table:style-name="ce1">
            <text:p>-44,441698</text:p>
          </table:table-cell>
          <table:table-cell office:value-type="float" office:value="372671.97350000002" table:style-name="ce1">
            <text:p>372671,9735</text:p>
          </table:table-cell>
          <table:table-cell office:value-type="float" office:value="1328471.9735999999" table:style-name="ce1">
            <text:p>1328471,974</text:p>
          </table:table-cell>
          <table:table-cell office:value-type="float" office:value="2735325.3291000002" table:style-name="ce1">
            <text:p>2735325,329</text:p>
          </table:table-cell>
          <table:table-cell office:value-type="float" office:value="4159981.0229000007" table:style-name="ce1">
            <text:p>4159981,023</text:p>
          </table:table-cell>
          <table:table-cell office:value-type="float" office:value="5338723.4861000013" table:style-name="ce1">
            <text:p>5338723,486</text:p>
          </table:table-cell>
          <table:table-cell office:value-type="float" office:value="6567800.6963999998" table:style-name="ce1">
            <text:p>6567800,696</text:p>
          </table:table-cell>
          <table:table-cell office:value-type="float" office:value="8150688.0043000001" table:style-name="ce1">
            <text:p>8150688,004</text:p>
          </table:table-cell>
          <table:table-cell office:value-type="float" office:value="9382600.2129999977" table:style-name="ce1">
            <text:p>9382600,213</text:p>
          </table:table-cell>
          <table:table-cell office:value-type="float" office:value="10674884.396399999" table:style-name="ce1">
            <text:p>10674884,4</text:p>
          </table:table-cell>
          <table:table-cell office:value-type="float" office:value="12147720.550599998" table:style-name="ce1">
            <text:p>12147720,5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70037000000002" table:style-name="ce1">
            <text:p>-74,270037</text:p>
          </table:table-cell>
          <table:table-cell office:value-type="float" office:value="-44.130356999999997" table:style-name="ce1">
            <text:p>-44,130357</text:p>
          </table:table-cell>
          <table:table-cell office:value-type="float" office:value="502200" table:style-name="ce1">
            <text:p>502200</text:p>
          </table:table-cell>
          <table:table-cell office:value-type="float" office:value="1757700" table:style-name="ce1">
            <text:p>1757700</text:p>
          </table:table-cell>
          <table:table-cell office:value-type="float" office:value="3425859.0614999998" table:style-name="ce1">
            <text:p>3425859,062</text:p>
          </table:table-cell>
          <table:table-cell office:value-type="float" office:value="5132282.3752999995" table:style-name="ce1">
            <text:p>5132282,375</text:p>
          </table:table-cell>
          <table:table-cell office:value-type="float" office:value="6348983.6493000006" table:style-name="ce1">
            <text:p>6348983,649</text:p>
          </table:table-cell>
          <table:table-cell office:value-type="float" office:value="7893165.8957999991" table:style-name="ce1">
            <text:p>7893165,896</text:p>
          </table:table-cell>
          <table:table-cell office:value-type="float" office:value="9083865.8958999999" table:style-name="ce1">
            <text:p>9083865,896</text:p>
          </table:table-cell>
          <table:table-cell office:value-type="float" office:value="10327099.035799999" table:style-name="ce1">
            <text:p>10327099,04</text:p>
          </table:table-cell>
          <table:table-cell office:value-type="float" office:value="11635802.324999997" table:style-name="ce1">
            <text:p>11635802,33</text:p>
          </table:table-cell>
          <table:table-cell office:value-type="float" office:value="12847794.5199" table:style-name="ce1">
            <text:p>12847794,52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007902999999999" table:style-name="ce1">
            <text:p>-74,007903</text:p>
          </table:table-cell>
          <table:table-cell office:value-type="float" office:value="-43.897305000000003" table:style-name="ce1">
            <text:p>-43,897305</text:p>
          </table:table-cell>
          <table:table-cell office:value-type="float" office:value="631799.99989999994" table:style-name="ce1">
            <text:p>631799,9999</text:p>
          </table:table-cell>
          <table:table-cell office:value-type="float" office:value="2170799.9996999996" table:style-name="ce1">
            <text:p>2170800</text:p>
          </table:table-cell>
          <table:table-cell office:value-type="float" office:value="4544099.9999000002" table:style-name="ce1">
            <text:p>4544100</text:p>
          </table:table-cell>
          <table:table-cell office:value-type="float" office:value="8067803.4704" table:style-name="ce1">
            <text:p>8067803,47</text:p>
          </table:table-cell>
          <table:table-cell office:value-type="float" office:value="11398001.023300001" table:style-name="ce1">
            <text:p>11398001,02</text:p>
          </table:table-cell>
          <table:table-cell office:value-type="float" office:value="14508401.023400001" table:style-name="ce1">
            <text:p>14508401,02</text:p>
          </table:table-cell>
          <table:table-cell office:value-type="float" office:value="17343401.0233" table:style-name="ce1">
            <text:p>17343401,02</text:p>
          </table:table-cell>
          <table:table-cell office:value-type="float" office:value="20169442.328300003" table:style-name="ce1">
            <text:p>20169442,33</text:p>
          </table:table-cell>
          <table:table-cell office:value-type="float" office:value="23396652.810300004" table:style-name="ce1">
            <text:p>23396652,81</text:p>
          </table:table-cell>
          <table:table-cell office:value-type="float" office:value="27089347.649500005" table:style-name="ce1">
            <text:p>27089347,65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676449000000005" table:style-name="ce1">
            <text:p>-73,676449</text:p>
          </table:table-cell>
          <table:table-cell office:value-type="float" office:value="-44.060316999999998" table:style-name="ce1">
            <text:p>-44,060317</text:p>
          </table:table-cell>
          <table:table-cell office:value-type="float" office:value="162000" table:style-name="ce1">
            <text:p>162000</text:p>
          </table:table-cell>
          <table:table-cell office:value-type="float" office:value="550800" table:style-name="ce1">
            <text:p>550800</text:p>
          </table:table-cell>
          <table:table-cell office:value-type="float" office:value="1124369.0595" table:style-name="ce1">
            <text:p>1124369,06</text:p>
          </table:table-cell>
          <table:table-cell office:value-type="float" office:value="2160965.5892999996" table:style-name="ce1">
            <text:p>2160965,589</text:p>
          </table:table-cell>
          <table:table-cell office:value-type="float" office:value="3480185.5444" table:style-name="ce1">
            <text:p>3480185,544</text:p>
          </table:table-cell>
          <table:table-cell office:value-type="float" office:value="5132585.5444" table:style-name="ce1">
            <text:p>5132585,544</text:p>
          </table:table-cell>
          <table:table-cell office:value-type="float" office:value="6720185.5444" table:style-name="ce1">
            <text:p>6720185,544</text:p>
          </table:table-cell>
          <table:table-cell office:value-type="float" office:value="8210585.5444000009" table:style-name="ce1">
            <text:p>8210585,544</text:p>
          </table:table-cell>
          <table:table-cell office:value-type="float" office:value="10138385.544400001" table:style-name="ce1">
            <text:p>10138385,54</text:p>
          </table:table-cell>
          <table:table-cell office:value-type="float" office:value="12139066.073899999" table:style-name="ce1">
            <text:p>12139066,0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422422999999995" table:style-name="ce1">
            <text:p>-73,422423</text:p>
          </table:table-cell>
          <table:table-cell office:value-type="float" office:value="-44.314005999999999" table:style-name="ce1">
            <text:p>-44,314006</text:p>
          </table:table-cell>
          <table:table-cell office:value-type="float" office:value="882900" table:style-name="ce1">
            <text:p>882900</text:p>
          </table:table-cell>
          <table:table-cell office:value-type="float" office:value="2543399.9997" table:style-name="ce1">
            <text:p>2543400</text:p>
          </table:table-cell>
          <table:table-cell office:value-type="float" office:value="5007330.9403000008" table:style-name="ce1">
            <text:p>5007330,94</text:p>
          </table:table-cell>
          <table:table-cell office:value-type="float" office:value="8960035.7190000024" table:style-name="ce1">
            <text:p>8960035,719</text:p>
          </table:table-cell>
          <table:table-cell office:value-type="float" office:value="12912053.323099999" table:style-name="ce1">
            <text:p>12912053,32</text:p>
          </table:table-cell>
          <table:table-cell office:value-type="float" office:value="17331963.741899997" table:style-name="ce1">
            <text:p>17331963,74</text:p>
          </table:table-cell>
          <table:table-cell office:value-type="float" office:value="22313002.051800001" table:style-name="ce1">
            <text:p>22313002,05</text:p>
          </table:table-cell>
          <table:table-cell office:value-type="float" office:value="27858830.127299998" table:style-name="ce1">
            <text:p>27858830,13</text:p>
          </table:table-cell>
          <table:table-cell office:value-type="float" office:value="35155042.969700001" table:style-name="ce1">
            <text:p>35155042,97</text:p>
          </table:table-cell>
          <table:table-cell office:value-type="float" office:value="41316225.997699991" table:style-name="ce1">
            <text:p>4131622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145784000000006" table:style-name="ce1">
            <text:p>-73,145784</text:p>
          </table:table-cell>
          <table:table-cell office:value-type="float" office:value="-44.171165999999999" table:style-name="ce1">
            <text:p>-44,171166</text:p>
          </table:table-cell>
          <table:table-cell office:value-type="float" office:value="251099.99959999998" table:style-name="ce1">
            <text:p>251099,9996</text:p>
          </table:table-cell>
          <table:table-cell office:value-type="float" office:value="728999.99950000003" table:style-name="ce1">
            <text:p>728999,9995</text:p>
          </table:table-cell>
          <table:table-cell office:value-type="float" office:value="1935899.9994999999" table:style-name="ce1">
            <text:p>1935900</text:p>
          </table:table-cell>
          <table:table-cell office:value-type="float" office:value="3147350.8832" table:style-name="ce1">
            <text:p>3147350,883</text:p>
          </table:table-cell>
          <table:table-cell office:value-type="float" office:value="4750895.6458000001" table:style-name="ce1">
            <text:p>4750895,646</text:p>
          </table:table-cell>
          <table:table-cell office:value-type="float" office:value="6161069.6491999999" table:style-name="ce1">
            <text:p>6161069,649</text:p>
          </table:table-cell>
          <table:table-cell office:value-type="float" office:value="7765779.6246999996" table:style-name="ce1">
            <text:p>7765779,625</text:p>
          </table:table-cell>
          <table:table-cell office:value-type="float" office:value="9532065.4582000002" table:style-name="ce1">
            <text:p>9532065,458</text:p>
          </table:table-cell>
          <table:table-cell office:value-type="float" office:value="11143965.459000001" table:style-name="ce1">
            <text:p>11143965,46</text:p>
          </table:table-cell>
          <table:table-cell office:value-type="float" office:value="13120365.459000001" table:style-name="ce1">
            <text:p>13120365,4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018349999999998" table:style-name="ce1">
            <text:p>-73,01835</text:p>
          </table:table-cell>
          <table:table-cell office:value-type="float" office:value="-43.864230999999997" table:style-name="ce1">
            <text:p>-43,864231</text:p>
          </table:table-cell>
          <table:table-cell office:value-type="float" office:value="793800.00010000006" table:style-name="ce1">
            <text:p>793800,0001</text:p>
          </table:table-cell>
          <table:table-cell office:value-type="float" office:value="1968300.0002000001" table:style-name="ce1">
            <text:p>1968300</text:p>
          </table:table-cell>
          <table:table-cell office:value-type="float" office:value="4973400.0002000015" table:style-name="ce1">
            <text:p>4973400</text:p>
          </table:table-cell>
          <table:table-cell office:value-type="float" office:value="7860549.1168" table:style-name="ce1">
            <text:p>7860549,117</text:p>
          </table:table-cell>
          <table:table-cell office:value-type="float" office:value="9966804.3540000003" table:style-name="ce1">
            <text:p>9966804,354</text:p>
          </table:table-cell>
          <table:table-cell office:value-type="float" office:value="14150127.2808" table:style-name="ce1">
            <text:p>14150127,28</text:p>
          </table:table-cell>
          <table:table-cell office:value-type="float" office:value="16230917.305399997" table:style-name="ce1">
            <text:p>16230917,31</text:p>
          </table:table-cell>
          <table:table-cell office:value-type="float" office:value="18433631.471300002" table:style-name="ce1">
            <text:p>18433631,47</text:p>
          </table:table-cell>
          <table:table-cell office:value-type="float" office:value="20620631.471200008" table:style-name="ce1">
            <text:p>20620631,47</text:p>
          </table:table-cell>
          <table:table-cell office:value-type="float" office:value="25869431.471100003" table:style-name="ce1">
            <text:p>25869431,4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2.978451000000007" table:style-name="ce1">
            <text:p>-72,978451</text:p>
          </table:table-cell>
          <table:table-cell office:value-type="float" office:value="-43.556722000000001" table:style-name="ce1">
            <text:p>-43,556722</text:p>
          </table:table-cell>
          <table:table-cell office:value-type="float" office:value="251100" table:style-name="ce1">
            <text:p>251100</text:p>
          </table:table-cell>
          <table:table-cell office:value-type="float" office:value="878446.53189999983" table:style-name="ce1">
            <text:p>878446,5319</text:p>
          </table:table-cell>
          <table:table-cell office:value-type="float" office:value="1842346.5319000001" table:style-name="ce1">
            <text:p>1842346,532</text:p>
          </table:table-cell>
          <table:table-cell office:value-type="float" office:value="2798146.5318" table:style-name="ce1">
            <text:p>2798146,532</text:p>
          </table:table-cell>
          <table:table-cell office:value-type="float" office:value="3634586.5023000003" table:style-name="ce1">
            <text:p>3634586,502</text:p>
          </table:table-cell>
          <table:table-cell office:value-type="float" office:value="4294289.5726000005" table:style-name="ce1">
            <text:p>4294289,573</text:p>
          </table:table-cell>
          <table:table-cell office:value-type="float" office:value="5023289.5725999996" table:style-name="ce1">
            <text:p>5023289,573</text:p>
          </table:table-cell>
          <table:table-cell office:value-type="float" office:value="5800889.5725999996" table:style-name="ce1">
            <text:p>5800889,573</text:p>
          </table:table-cell>
          <table:table-cell office:value-type="float" office:value="6683789.5725999996" table:style-name="ce1">
            <text:p>6683789,573</text:p>
          </table:table-cell>
          <table:table-cell office:value-type="float" office:value="7915628.0001999997" table:style-name="ce1">
            <text:p>791562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037749000000005" table:style-name="ce1">
            <text:p>-73,037749</text:p>
          </table:table-cell>
          <table:table-cell office:value-type="float" office:value="-43.232111000000003" table:style-name="ce1">
            <text:p>-43,232111</text:p>
          </table:table-cell>
          <table:table-cell office:value-type="float" office:value="2007778.0183000001" table:style-name="ce1">
            <text:p>2007778,018</text:p>
          </table:table-cell>
          <table:table-cell office:value-type="float" office:value="6334712.6229999997" table:style-name="ce1">
            <text:p>6334712,623</text:p>
          </table:table-cell>
          <table:table-cell office:value-type="float" office:value="13420452.8224" table:style-name="ce1">
            <text:p>13420452,82</text:p>
          </table:table-cell>
          <table:table-cell office:value-type="float" office:value="21512352.822399996" table:style-name="ce1">
            <text:p>21512352,82</text:p>
          </table:table-cell>
          <table:table-cell office:value-type="float" office:value="28854362.902699996" table:style-name="ce1">
            <text:p>28854362,9</text:p>
          </table:table-cell>
          <table:table-cell office:value-type="float" office:value="35332373.39010001" table:style-name="ce1">
            <text:p>35332373,39</text:p>
          </table:table-cell>
          <table:table-cell office:value-type="float" office:value="42233083.662600011" table:style-name="ce1">
            <text:p>42233083,66</text:p>
          </table:table-cell>
          <table:table-cell office:value-type="float" office:value="48246058.487200014" table:style-name="ce1">
            <text:p>48246058,49</text:p>
          </table:table-cell>
          <table:table-cell office:value-type="float" office:value="54082103.314799994" table:style-name="ce1">
            <text:p>54082103,31</text:p>
          </table:table-cell>
          <table:table-cell office:value-type="float" office:value="59560935.211500004" table:style-name="ce1">
            <text:p>59560935,21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430538999999996" table:style-name="ce1">
            <text:p>-73,430539</text:p>
          </table:table-cell>
          <table:table-cell office:value-type="float" office:value="-43.156593000000001" table:style-name="ce1">
            <text:p>-43,156593</text:p>
          </table:table-cell>
          <table:table-cell office:value-type="float" office:value="672300" table:style-name="ce1">
            <text:p>672300</text:p>
          </table:table-cell>
          <table:table-cell office:value-type="float" office:value="2840457.5298000001" table:style-name="ce1">
            <text:p>2840457,53</text:p>
          </table:table-cell>
          <table:table-cell office:value-type="float" office:value="5517115.6482600002" table:style-name="ce1">
            <text:p>5517115,648</text:p>
          </table:table-cell>
          <table:table-cell office:value-type="float" office:value="9765648.7096599992" table:style-name="ce1">
            <text:p>9765648,71</text:p>
          </table:table-cell>
          <table:table-cell office:value-type="float" office:value="14567822.410459999" table:style-name="ce1">
            <text:p>14567822,41</text:p>
          </table:table-cell>
          <table:table-cell office:value-type="float" office:value="19207972.016260002" table:style-name="ce1">
            <text:p>19207972,02</text:p>
          </table:table-cell>
          <table:table-cell office:value-type="float" office:value="24255230.973969996" table:style-name="ce1">
            <text:p>24255230,97</text:p>
          </table:table-cell>
          <table:table-cell office:value-type="float" office:value="28973707.728209998" table:style-name="ce1">
            <text:p>28973707,73</text:p>
          </table:table-cell>
          <table:table-cell office:value-type="float" office:value="33187749.087109994" table:style-name="ce1">
            <text:p>33187749,09</text:p>
          </table:table-cell>
          <table:table-cell office:value-type="float" office:value="37780449.087379992" table:style-name="ce1">
            <text:p>37780449,0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842849000000001" table:style-name="ce1">
            <text:p>-73,842849</text:p>
          </table:table-cell>
          <table:table-cell office:value-type="float" office:value="-43.283745000000003" table:style-name="ce1">
            <text:p>-43,283745</text:p>
          </table:table-cell>
          <table:table-cell office:value-type="float" office:value="599400.00009999995" table:style-name="ce1">
            <text:p>599400,0001</text:p>
          </table:table-cell>
          <table:table-cell office:value-type="float" office:value="2247600.8261000002" table:style-name="ce1">
            <text:p>2247600,826</text:p>
          </table:table-cell>
          <table:table-cell office:value-type="float" office:value="5176426.8574999999" table:style-name="ce1">
            <text:p>5176426,858</text:p>
          </table:table-cell>
          <table:table-cell office:value-type="float" office:value="8521120.9372800011" table:style-name="ce1">
            <text:p>8521120,937</text:p>
          </table:table-cell>
          <table:table-cell office:value-type="float" office:value="11243068.62458" table:style-name="ce1">
            <text:p>11243068,62</text:p>
          </table:table-cell>
          <table:table-cell office:value-type="float" office:value="14034728.850279998" table:style-name="ce1">
            <text:p>14034728,85</text:p>
          </table:table-cell>
          <table:table-cell office:value-type="float" office:value="16179885.275850002" table:style-name="ce1">
            <text:p>16179885,28</text:p>
          </table:table-cell>
          <table:table-cell office:value-type="float" office:value="19480845.43406" table:style-name="ce1">
            <text:p>19480845,43</text:p>
          </table:table-cell>
          <table:table-cell office:value-type="float" office:value="26021451.840760004" table:style-name="ce1">
            <text:p>26021451,84</text:p>
          </table:table-cell>
          <table:table-cell office:value-type="float" office:value="28911587.559060004" table:style-name="ce1">
            <text:p>28911587,5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216746000000001" table:style-name="ce1">
            <text:p>-74,216746</text:p>
          </table:table-cell>
          <table:table-cell office:value-type="float" office:value="-43.219411999999998" table:style-name="ce1">
            <text:p>-43,219412</text:p>
          </table:table-cell>
          <table:table-cell office:value-type="float" office:value="923350.60510000004" table:style-name="ce1">
            <text:p>923350,6051</text:p>
          </table:table-cell>
          <table:table-cell office:value-type="float" office:value="2258592.2494000001" table:style-name="ce1">
            <text:p>2258592,249</text:p>
          </table:table-cell>
          <table:table-cell office:value-type="float" office:value="4317338.7110000001" table:style-name="ce1">
            <text:p>4317338,711</text:p>
          </table:table-cell>
          <table:table-cell office:value-type="float" office:value="7607575.2254000008" table:style-name="ce1">
            <text:p>7607575,225</text:p>
          </table:table-cell>
          <table:table-cell office:value-type="float" office:value="9785022.6394999996" table:style-name="ce1">
            <text:p>9785022,64</text:p>
          </table:table-cell>
          <table:table-cell office:value-type="float" office:value="12031420.9692" table:style-name="ce1">
            <text:p>12031420,97</text:p>
          </table:table-cell>
          <table:table-cell office:value-type="float" office:value="15904935.8156" table:style-name="ce1">
            <text:p>15904935,82</text:p>
          </table:table-cell>
          <table:table-cell office:value-type="float" office:value="18196360.529199999" table:style-name="ce1">
            <text:p>18196360,53</text:p>
          </table:table-cell>
          <table:table-cell office:value-type="float" office:value="22042652.603300001" table:style-name="ce1">
            <text:p>22042652,6</text:p>
          </table:table-cell>
          <table:table-cell office:value-type="float" office:value="25124866.2773" table:style-name="ce1">
            <text:p>25124866,28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099931999999995" table:style-name="ce1">
            <text:p>-74,099932</text:p>
          </table:table-cell>
          <table:table-cell office:value-type="float" office:value="-42.904846999999997" table:style-name="ce1">
            <text:p>-42,904847</text:p>
          </table:table-cell>
          <table:table-cell office:value-type="float" office:value="372600" table:style-name="ce1">
            <text:p>372600</text:p>
          </table:table-cell>
          <table:table-cell office:value-type="float" office:value="1166400" table:style-name="ce1">
            <text:p>1166400</text:p>
          </table:table-cell>
          <table:table-cell office:value-type="float" office:value="2129311.5337" table:style-name="ce1">
            <text:p>2129311,534</text:p>
          </table:table-cell>
          <table:table-cell office:value-type="float" office:value="3598351.1948000002" table:style-name="ce1">
            <text:p>3598351,195</text:p>
          </table:table-cell>
          <table:table-cell office:value-type="float" office:value="4959293.2362999991" table:style-name="ce1">
            <text:p>4959293,236</text:p>
          </table:table-cell>
          <table:table-cell office:value-type="float" office:value="6700793.2361999992" table:style-name="ce1">
            <text:p>6700793,236</text:p>
          </table:table-cell>
          <table:table-cell office:value-type="float" office:value="8259420.1129999999" table:style-name="ce1">
            <text:p>8259420,113</text:p>
          </table:table-cell>
          <table:table-cell office:value-type="float" office:value="9418732.6909999996" table:style-name="ce1">
            <text:p>9418732,691</text:p>
          </table:table-cell>
          <table:table-cell office:value-type="float" office:value="10499499.287899999" table:style-name="ce1">
            <text:p>10499499,29</text:p>
          </table:table-cell>
          <table:table-cell office:value-type="float" office:value="11212299.287900001" table:style-name="ce1">
            <text:p>11212299,2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109210000000004" table:style-name="ce1">
            <text:p>-74,10921</text:p>
          </table:table-cell>
          <table:table-cell office:value-type="float" office:value="-42.578780000000002" table:style-name="ce1">
            <text:p>-42,57878</text:p>
          </table:table-cell>
          <table:table-cell office:value-type="float" office:value="631800" table:style-name="ce1">
            <text:p>631800</text:p>
          </table:table-cell>
          <table:table-cell office:value-type="float" office:value="1871100.0001000001" table:style-name="ce1">
            <text:p>1871100</text:p>
          </table:table-cell>
          <table:table-cell office:value-type="float" office:value="4210853.7173999995" table:style-name="ce1">
            <text:p>4210853,717</text:p>
          </table:table-cell>
          <table:table-cell office:value-type="float" office:value="6673250.4012000021" table:style-name="ce1">
            <text:p>6673250,401</text:p>
          </table:table-cell>
          <table:table-cell office:value-type="float" office:value="26976187.024899997" table:style-name="ce1">
            <text:p>26976187,02</text:p>
          </table:table-cell>
          <table:table-cell office:value-type="float" office:value="29814196.175100002" table:style-name="ce1">
            <text:p>29814196,18</text:p>
          </table:table-cell>
          <table:table-cell office:value-type="float" office:value="32570601.185099997" table:style-name="ce1">
            <text:p>32570601,19</text:p>
          </table:table-cell>
          <table:table-cell office:value-type="float" office:value="34997434.149100006" table:style-name="ce1">
            <text:p>34997434,15</text:p>
          </table:table-cell>
          <table:table-cell office:value-type="float" office:value="37511498.630000003" table:style-name="ce1">
            <text:p>37511498,63</text:p>
          </table:table-cell>
          <table:table-cell office:value-type="float" office:value="40059962.555799991" table:style-name="ce1">
            <text:p>40059962,5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4.065213" table:style-name="ce1">
            <text:p>-74,065213</text:p>
          </table:table-cell>
          <table:table-cell office:value-type="float" office:value="-42.251744000000002" table:style-name="ce1">
            <text:p>-42,251744</text:p>
          </table:table-cell>
          <table:table-cell office:value-type="float" office:value="801899.99990000005" table:style-name="ce1">
            <text:p>801899,9999</text:p>
          </table:table-cell>
          <table:table-cell office:value-type="float" office:value="1903499.9999000002" table:style-name="ce1">
            <text:p>1903500</text:p>
          </table:table-cell>
          <table:table-cell office:value-type="float" office:value="3475404.1373600001" table:style-name="ce1">
            <text:p>3475404,137</text:p>
          </table:table-cell>
          <table:table-cell office:value-type="float" office:value="5635949.1676399997" table:style-name="ce1">
            <text:p>5635949,168</text:p>
          </table:table-cell>
          <table:table-cell office:value-type="float" office:value="7473191.10769" table:style-name="ce1">
            <text:p>7473191,108</text:p>
          </table:table-cell>
          <table:table-cell office:value-type="float" office:value="9443012.8726000004" table:style-name="ce1">
            <text:p>9443012,873</text:p>
          </table:table-cell>
          <table:table-cell office:value-type="float" office:value="11168554.6862" table:style-name="ce1">
            <text:p>11168554,69</text:p>
          </table:table-cell>
          <table:table-cell office:value-type="float" office:value="29247714.406410001" table:style-name="ce1">
            <text:p>29247714,41</text:p>
          </table:table-cell>
          <table:table-cell office:value-type="float" office:value="32797116.833750002" table:style-name="ce1">
            <text:p>32797116,83</text:p>
          </table:table-cell>
          <table:table-cell office:value-type="float" office:value="36556554.338000007" table:style-name="ce1">
            <text:p>36556554,34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868284000000003" table:style-name="ce1">
            <text:p>-73,868284</text:p>
          </table:table-cell>
          <table:table-cell office:value-type="float" office:value="-41.969994999999997" table:style-name="ce1">
            <text:p>-41,969995</text:p>
          </table:table-cell>
          <table:table-cell office:value-type="float" office:value="1530900" table:style-name="ce1">
            <text:p>1530900</text:p>
          </table:table-cell>
          <table:table-cell office:value-type="float" office:value="5459400.0000000009" table:style-name="ce1">
            <text:p>5459400</text:p>
          </table:table-cell>
          <table:table-cell office:value-type="float" office:value="11613092.291099997" table:style-name="ce1">
            <text:p>11613092,29</text:p>
          </table:table-cell>
          <table:table-cell office:value-type="float" office:value="19221099.106000006" table:style-name="ce1">
            <text:p>19221099,11</text:p>
          </table:table-cell>
          <table:table-cell office:value-type="float" office:value="27727912.671599988" table:style-name="ce1">
            <text:p>27727912,67</text:p>
          </table:table-cell>
          <table:table-cell office:value-type="float" office:value="34376343.251100004" table:style-name="ce1">
            <text:p>34376343,25</text:p>
          </table:table-cell>
          <table:table-cell office:value-type="float" office:value="40394643.251099989" table:style-name="ce1">
            <text:p>40394643,25</text:p>
          </table:table-cell>
          <table:table-cell office:value-type="float" office:value="48522148.055399984" table:style-name="ce1">
            <text:p>48522148,06</text:p>
          </table:table-cell>
          <table:table-cell office:value-type="float" office:value="55927727.154599987" table:style-name="ce1">
            <text:p>55927727,15</text:p>
          </table:table-cell>
          <table:table-cell office:value-type="float" office:value="62278292.290699966" table:style-name="ce1">
            <text:p>62278292,29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97.273083999999997" table:style-name="ce1">
            <text:p>-97,273084</text:p>
          </table:table-cell>
          <table:table-cell office:value-type="float" office:value="25.5105" table:style-name="ce1">
            <text:p>25,5105</text:p>
          </table:table-cell>
          <table:table-cell office:value-type="float" office:value="29718362.710700002" table:style-name="ce1">
            <text:p>29718362,71</text:p>
          </table:table-cell>
          <table:table-cell office:value-type="float" office:value="80313220.958400011" table:style-name="ce1">
            <text:p>80313220,96</text:p>
          </table:table-cell>
          <table:table-cell office:value-type="float" office:value="230776057.62670001" table:style-name="ce1">
            <text:p>230776057,6</text:p>
          </table:table-cell>
          <table:table-cell office:value-type="float" office:value="369642503.49540001" table:style-name="ce1">
            <text:p>369642503,5</text:p>
          </table:table-cell>
          <table:table-cell office:value-type="float" office:value="457798966.79070002" table:style-name="ce1">
            <text:p>457798966,8</text:p>
          </table:table-cell>
          <table:table-cell office:value-type="float" office:value="527133092.23000002" table:style-name="ce1">
            <text:p>527133092,2</text:p>
          </table:table-cell>
          <table:table-cell office:value-type="float" office:value="558093886.89499998" table:style-name="ce1">
            <text:p>558093886,9</text:p>
          </table:table-cell>
          <table:table-cell office:value-type="float" office:value="573067355.51600003" table:style-name="ce1">
            <text:p>573067355,5</text:p>
          </table:table-cell>
          <table:table-cell office:value-type="float" office:value="580389968.24000001" table:style-name="ce1">
            <text:p>580389968,2</text:p>
          </table:table-cell>
          <table:table-cell office:value-type="float" office:value="583797502.66599989" table:style-name="ce1">
            <text:p>583797502,7</text:p>
          </table:table-cell>
          <table:table-cell office:value-type="float" office:value="484" table:style-name="ce1">
            <text:p>484</text:p>
          </table:table-cell>
          <table:table-cell table:number-columns-repeated="16371"/>
        </table:table-row>
        <table:table-row table:style-name="ro1">
          <table:table-cell office:value-type="float" office:value="-66.976350999999994" table:style-name="ce1">
            <text:p>-66,976351</text:p>
          </table:table-cell>
          <table:table-cell office:value-type="float" office:value="-55.220852999999998" table:style-name="ce1">
            <text:p>-55,220853</text:p>
          </table:table-cell>
          <table:table-cell office:value-type="float" office:value="1104169.5564000001" table:style-name="ce1">
            <text:p>1104169,556</text:p>
          </table:table-cell>
          <table:table-cell office:value-type="float" office:value="2913187.8807899999" table:style-name="ce1">
            <text:p>2913187,881</text:p>
          </table:table-cell>
          <table:table-cell office:value-type="float" office:value="4488581.6126900008" table:style-name="ce1">
            <text:p>4488581,613</text:p>
          </table:table-cell>
          <table:table-cell office:value-type="float" office:value="6387420.7431899998" table:style-name="ce1">
            <text:p>6387420,743</text:p>
          </table:table-cell>
          <table:table-cell office:value-type="float" office:value="8101656.0612699995" table:style-name="ce1">
            <text:p>8101656,061</text:p>
          </table:table-cell>
          <table:table-cell office:value-type="float" office:value="10000865.031969998" table:style-name="ce1">
            <text:p>10000865,03</text:p>
          </table:table-cell>
          <table:table-cell office:value-type="float" office:value="11781692.538959999" table:style-name="ce1">
            <text:p>11781692,54</text:p>
          </table:table-cell>
          <table:table-cell office:value-type="float" office:value="13401901.927689997" table:style-name="ce1">
            <text:p>13401901,93</text:p>
          </table:table-cell>
          <table:table-cell office:value-type="float" office:value="15241473.697219998" table:style-name="ce1">
            <text:p>15241473,7</text:p>
          </table:table-cell>
          <table:table-cell office:value-type="float" office:value="16885773.697190002" table:style-name="ce1">
            <text:p>16885773,7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float" office:value="-73.584545000000006" table:style-name="ce1">
            <text:p>-73,584545</text:p>
          </table:table-cell>
          <table:table-cell office:value-type="float" office:value="-41.732785" table:style-name="ce1">
            <text:p>-41,732785</text:p>
          </table:table-cell>
          <table:table-cell office:value-type="float" office:value="3466799.9999899999" table:style-name="ce1">
            <text:p>3466800</text:p>
          </table:table-cell>
          <table:table-cell office:value-type="float" office:value="10092223.79659" table:style-name="ce1">
            <text:p>10092223,8</text:p>
          </table:table-cell>
          <table:table-cell office:value-type="float" office:value="22804835.986689996" table:style-name="ce1">
            <text:p>22804835,99</text:p>
          </table:table-cell>
          <table:table-cell office:value-type="float" office:value="41851414.273290001" table:style-name="ce1">
            <text:p>41851414,27</text:p>
          </table:table-cell>
          <table:table-cell office:value-type="float" office:value="59513666.871359982" table:style-name="ce1">
            <text:p>59513666,87</text:p>
          </table:table-cell>
          <table:table-cell office:value-type="float" office:value="78228918.306109995" table:style-name="ce1">
            <text:p>78228918,31</text:p>
          </table:table-cell>
          <table:table-cell office:value-type="float" office:value="101840480.73238" table:style-name="ce1">
            <text:p>101840480,7</text:p>
          </table:table-cell>
          <table:table-cell office:value-type="float" office:value="121555358.86947998" table:style-name="ce1">
            <text:p>121555358,9</text:p>
          </table:table-cell>
          <table:table-cell office:value-type="float" office:value="138901960.91377997" table:style-name="ce1">
            <text:p>138901960,9</text:p>
          </table:table-cell>
          <table:table-cell office:value-type="float" office:value="155125364.61091998" table:style-name="ce1">
            <text:p>155125364,6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number-rows-repeated="1047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uario</meta:initial-creator>
    <dc:creator>Usuario</dc:creator>
    <meta:creation-date>2015-06-05T16:03:51Z</meta:creation-date>
    <dc:date>2015-06-05T16:06:11Z</dc:date>
  </office:meta>
</office:document-meta>
</file>